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<text:s text:c="3"/>&lt;g <text:s text:c="6"/>id="1-" <text:s text:c="6"/>style="display:inline" <text:s text:c="6"/>inkscape:label="#g3077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sodipodi:nodetypes="cccccccc" <text:s text:c="8"/>inkscape:connector-curvature="0" <text:s text:c="8"/>style="fill:none;stroke:#00ffff;stroke-width:1px;stroke-linecap:butt;stroke-linejoin:miter;stroke-opacity:1" <text:s text:c="8"/>id="path3050" <text:s text:c="8"/></text:p>
          </table:table-cell>
          <table:table-cell office:value-type="float" office:value="-1">
            <text:p>-1</text:p>
          </table:table-cell>
          <table:table-cell office:value-type="string">
            <text:p>650.8574,404.26676 0.37444,182.59049 17.58376,8.67488 0.20235,-208.75791 -8.20179,-0.12655 -0.75389,9.21088 -3.95596,8.22794</text:p>
          </table:table-cell>
          <table:table-cell office:value-type="string">
            <text:p><text:s/>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-1">
            <text:p>-1</text:p>
          </table:table-cell>
          <table:table-cell office:value-type="string">
            <text:p>364.33376,426.54062 0.72799,106.93006 214.86655,-9.70989 -0.23959,-100.48219</text:p>
          </table:table-cell>
          <table:table-cell office:value-type="string">
            <text:p><text:s text:c="9"/>id="path3276" <text:s text:c="8"/>style="fill:none;stroke:#00ffff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-1">
            <text:p>-1</text:p>
          </table:table-cell>
          <table:table-cell office:value-type="string">
            <text:p>707.77478,233.81702 0.0392,105.09283 117.00569,0.0155 0.55078,-103.00115</text:p>
          </table:table-cell>
          <table:table-cell office:value-type="string">
            <text:p><text:s text:c="9"/>id="path3278" <text:s text:c="8"/>style="fill:none;stroke:#00ffff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-1">
            <text:p>-1</text:p>
          </table:table-cell>
          <table:table-cell office:value-type="string">
            <text:p>876.68633,205.95389 -0.29281,100.94508 176.77528,0.45719 0.832,-95.75415</text:p>
          </table:table-cell>
          <table:table-cell office:value-type="string">
            <text:p><text:s text:c="9"/>id="path3280" <text:s text:c="8"/>style="fill:none;stroke:#00ffff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sodipodi:nodetypes="ccccc" <text:s text:c="8"/>inkscape:connector-curvature="0" <text:s text:c="8"/>style="fill:none;stroke:#00ffff;stroke-width:1px;stroke-linecap:butt;stroke-linejoin:miter;stroke-opacity:1" <text:s text:c="8"/>id="path3041" <text:s text:c="8"/></text:p>
          </table:table-cell>
          <table:table-cell office:value-type="float" office:value="-1">
            <text:p>-1</text:p>
          </table:table-cell>
          <table:table-cell office:value-type="string">
            <text:p>650.02478,239.31702 0.5392,99.09283 18.25569,0.2655 -0.19922,-104.00115</text:p>
          </table:table-cell>
          <table:table-cell office:value-type="string">
            <text:p><text:s/>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-1">
            <text:p>-1</text:p>
          </table:table-cell>
          <table:table-cell office:value-type="string">
            <text:p>556.21228,242.75452 0.0392,26.96783 26.94319,0.703 0.17578,-24.25115 -18.79659,3.99358 -2.46319,-7.05395</text:p>
          </table:table-cell>
          <table:table-cell office:value-type="string">
            <text:p><text:s text:c="9"/>id="path3043" <text:s text:c="8"/>style="fill:none;stroke:#00ffff;stroke-width:1px;stroke-linecap:butt;stroke-linejoin:miter;stroke-opacity:1" <text:s text:c="8"/>inkscape:connector-curvature="0" <text:s text:c="8"/>sodipodi:nodetypes="cc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-1">
            <text:p>-1</text:p>
          </table:table-cell>
          <table:table-cell office:value-type="string">
            <text:p>269.81384,261.31716 0.37443,61.67523 7.50749,-1.75494 0.46752,-64.95007</text:p>
          </table:table-cell>
          <table:table-cell office:value-type="string">
            <text:p><text:s text:c="9"/>id="path3053" <text:s text:c="8"/>style="fill:none;stroke:#00ffff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sodipodi:nodetypes="ccccc" <text:s text:c="8"/>inkscape:connector-curvature="0" <text:s text:c="8"/>style="fill:none;stroke:#00ffff;stroke-width:1px;stroke-linecap:butt;stroke-linejoin:miter;stroke-opacity:1" <text:s text:c="8"/>id="path3055" <text:s text:c="8"/></text:p>
          </table:table-cell>
          <table:table-cell office:value-type="float" office:value="-1">
            <text:p>-1</text:p>
          </table:table-cell>
          <table:table-cell office:value-type="string">
            <text:p>248.24708,416.1835 -0.33267,81.82777 2.98445,3.77018 0.64429,-83.51162</text:p>
          </table:table-cell>
          <table:table-cell office:value-type="string">
            <text:p><text:s/>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-1">
            <text:p>-1</text:p>
          </table:table-cell>
          <table:table-cell office:value-type="string">
            <text:p>263.14479,424.31522 -1.21656,95.61635 5.45933,5.71473 0.46752,-98.36086</text:p>
          </table:table-cell>
          <table:table-cell office:value-type="string">
            <text:p><text:s text:c="9"/>id="path3057" <text:s text:c="8"/>style="fill:none;stroke:#00ffff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1" <text:s text:c="6"/>style="fill:none;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style="fill:none;stroke:#00ff00;stroke-width:0.99999994px;stroke-linecap:butt;stroke-linejoin:miter;stroke-opacity:1" <text:s text:c="8"/></text:p>
          </table:table-cell>
          <table:table-cell office:value-type="float" office:value="1">
            <text:p>1</text:p>
          </table:table-cell>
          <table:table-cell office:value-type="string">
            <text:p>655.96738,404.18417 -415.36891,5.92893 1.03981,147.44934 28.83453,57.86571 373.4732,-23.17341 0.46875,0.0625 23.59375,15.21875 44.00794,-1.06066 0.81862,18.85114 28.19791,13.28188 19.98775,-1.61152 0.14368,-212.67305 29.87783,-0.0977 -0.0453,174.23077 40.80315,-2.56637 -0.30701,-207.92834 -125.08333,0.60549 -45.71918,-3.22498 -0.75864,10.37898</text:p>
          </table:table-cell>
          <table:table-cell office:value-type="string">
            <text:p><text:s text:c="9"/>id="path3082" <text:s text:c="8"/>inkscape:connector-curvature="0" <text:s text:c="8"/>sodipodi:nodetypes="cccccccccccccccccccc" /&gt;</text:p>
          </table:table-cell>
        </table:table-row>
        <table:table-row table:style-name="ro1">
          <table:table-cell office:value-type="string">
            <text:p><text:s text:c="6"/>&lt;path <text:s text:c="8"/>style="fill:none;stroke:#00ff00;stroke-width:0.99999994px;stroke-linecap:butt;stroke-linejoin:miter;stroke-opacity:1" <text:s text:c="8"/></text:p>
          </table:table-cell>
          <table:table-cell office:value-type="float" office:value="1">
            <text:p>1</text:p>
          </table:table-cell>
          <table:table-cell office:value-type="string">
            <text:p>970.22437,86.748377 -316.65462,145.414893 -89.15062,17.90623 -2.26141,-7.03665 -6.45879,-0.27122 -0.98512,-4.25949 133.28963,-55.38289 -114.36995,-3.58578 -19.03307,-26.20464 -16.36262,39.94319 1.63132,15.82241 -56.52862,21.44969 -211.51663,-7.8876 -8.66882,4.3995 -0.52052,124.80118 116.89697,-47.3961 -28.12149,0.14085 -0.13697,-50.98064 99.97993,1.34746 0.41329,20.05798 18.01615,-6.57919 55.33455,1.09247 0.2832,-18.1651 14.21224,-3.33479 0.1613,22.01372 46.53799,1.40082 0.60305,6.34967 43.5367,69.11916 201.60928,0.14568 0.5586,-34.86377 128.79859,-4.25637 16.79396,-0.59788 0.20894,298.60614 7.44862,-0.45895 -0.0429,-186.75131 298.75197,-6.62624 -0.4179,171.08403 71.6471,-4.10295 1.1176,-263.17108 -266.9773,-3.44362 0.2168,-153.95046</text:p>
          </table:table-cell>
          <table:table-cell office:value-type="string">
            <text:p><text:s text:c="9"/>id="path3078" <text:s text:c="8"/>inkscape:connector-curvature="0" <text:s text:c="8"/>sodipodi:nodetypes="ccccccccccccccccccccccccccccccccccccc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3" <text:s text:c="6"/>style="fill:none;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3">
            <text:p>3</text:p>
          </table:table-cell>
          <table:table-cell office:value-type="string">
            <text:p>226.08487,391.7546 -21.05164,-9.50409 -0.0383,-6.7137 263.39468,-107.56749 117.90133,3.5 0.55216,6.47851 43.43521,68.91214 -27.18931,0.32868 -0.0734,33.94941 49.21286,2.96446 -0.29425,4.01002</text:p>
          </table:table-cell>
          <table:table-cell office:value-type="string">
            <text:p><text:s text:c="9"/>id="path3052" <text:s text:c="8"/>style="fill:none;stroke:#ff0000;stroke-width:1px;stroke-linecap:butt;stroke-linejoin:miter;stroke-opacity:1" <text:s text:c="8"/>inkscape:connector-curvature="0" <text:s text:c="8"/>sodipodi:nodetypes="ccccccc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3">
            <text:p>3</text:p>
          </table:table-cell>
          <table:table-cell office:value-type="string">
            <text:p>719.96626,168.5138 -144.26125,-5.58998 -41.42382,-54.55368 -0.0273,-5.96736 189.98021,11.32933 28.78783,-14.54193 54.08566,17.54071 177.50447,-59.917173 0.55558,4.872373 -338.86337,152.52295 -54.08233,9.92259</text:p>
          </table:table-cell>
          <table:table-cell office:value-type="string">
            <text:p><text:s text:c="9"/>id="path3054" <text:s text:c="8"/>style="fill:none;stroke:#ff0000;stroke-width:1px;stroke-linecap:butt;stroke-linejoin:miter;stroke-opacity:1" <text:s text:c="8"/>inkscape:connector-curvature="0" <text:s text:c="8"/>sodipodi:nodetypes="ccccccc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3">
            <text:p>3</text:p>
          </table:table-cell>
          <table:table-cell office:value-type="string">
            <text:p>511.47089,161.08851 -13.17991,35.68746 0.0204,11.52567 -20.55395,8.4644 -222.72391,-6.1574 -0.29919,-5.11306 141.80707,-49.03207</text:p>
          </table:table-cell>
          <table:table-cell office:value-type="string">
            <text:p><text:s text:c="9"/>id="path3056" <text:s text:c="8"/>style="fill:none;stroke:#ff0000;stroke-width:1px;stroke-linecap:butt;stroke-linejoin:miter;stroke-opacity:1" <text:s text:c="8"/>inkscape:connector-curvature="0" <text:s text:c="8"/>sodipodi:nodetypes="ccc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9" <text:s text:c="6"/>style="fill:none;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9">
            <text:p>9</text:p>
          </table:table-cell>
          <table:table-cell office:value-type="string">
            <text:p>955.2414,346.18221 -0.62647,41.17985 -246.6743,1.28045 -105.0602,-7.64614 0.0962,-33.86738 101.33235,-0.33701</text:p>
          </table:table-cell>
          <table:table-cell office:value-type="string">
            <text:p><text:s text:c="9"/>id="FeaturePorch" <text:s text:c="8"/>style="fill:none;stroke:#008080;stroke-width:1px;stroke-linecap:butt;stroke-linejoin:miter;stroke-opacity:1" <text:s text:c="8"/>inkscape:connector-curvature="0" <text:s text:c="8"/>sodipodi:nodetypes="cc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7" <text:s text:c="6"/>style="fill:none;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7">
            <text:p>7</text:p>
          </table:table-cell>
          <table:table-cell office:value-type="string">
            <text:p>1270.5726,583.67846 0.213,-171.00843 -285.03927,6.27683 0.065,185.43334</text:p>
          </table:table-cell>
          <table:table-cell office:value-type="string">
            <text:p><text:s text:c="9"/>id="GaarageDoor" <text:s text:c="8"/>style="fill:none;stroke:#000000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10" <text:s text:c="6"/>style="fill:none;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10">
            <text:p>10</text:p>
          </table:table-cell>
          <table:table-cell office:value-type="string">
            <text:p>831.49559,387.95281 1.40304,204.47337 15.10711,3.99639 -0.11311,-208.47365</text:p>
          </table:table-cell>
          <table:table-cell office:value-type="string">
            <text:p><text:s text:c="9"/>id="path3136" <text:s text:c="8"/>style="fill:none;stroke:#ffff00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10">
            <text:p>10</text:p>
          </table:table-cell>
          <table:table-cell office:value-type="string">
            <text:p>874.49654,387.73716 -0.26763,221.2611 85.89657,30.22866 18.75485,-1.42755 -0.74473,-330.42242 -17.28622,0.52828 -128.23211,4.28921 -0.60977,34.70011 123.22875,-0.71362 -0.76777,41.25217</text:p>
          </table:table-cell>
          <table:table-cell office:value-type="string">
            <text:p><text:s text:c="9"/>id="path3138" <text:s text:c="8"/>style="fill:none;stroke:#ffff00;stroke-width:1px;stroke-linecap:butt;stroke-linejoin:miter;stroke-opacity:1" <text:s text:c="8"/>inkscape:connector-curvature="0" <text:s text:c="8"/>sodipodi:nodetypes="cccccc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8" <text:s text:c="6"/>style="fill:none;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8">
            <text:p>8</text:p>
          </table:table-cell>
          <table:table-cell office:value-type="string">
            <text:p>790.98676,592.20369 -29.93999,1.00894 0.13603,-168.92838 29.86826,-0.092</text:p>
          </table:table-cell>
          <table:table-cell office:value-type="string">
            <text:p><text:s text:c="9"/>id="frontdoor" <text:s text:c="8"/>style="fill:none;stroke:#00ffff;stroke-width:1px;stroke-linecap:butt;stroke-linejoin:miter;stroke-opacity:1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4" <text:s text:c="6"/>style="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4">
            <text:p>4</text:p>
          </table:table-cell>
          <table:table-cell office:value-type="string">
            <text:p>660.55618,389.84464 -0.39773,6.7979 -3.9826,0.70887 -0.17862,6.57677 -432.54273,5.86578 -7.4239,-7.39883 -1.75969,-0.85858 -22.08298,-18.43073 14.35882,-0.31675 17.76493,10.04041</text:p>
          </table:table-cell>
          <table:table-cell office:value-type="string">
            <text:p><text:s text:c="9"/>id="path3150" <text:s text:c="8"/>style="fill:none;stroke:#ff66f0;stroke-width:3px;stroke-linecap:butt;stroke-linejoin:miter;stroke-opacity:1;display:inline" <text:s text:c="8"/>inkscape:connector-curvature="0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4">
            <text:p>4</text:p>
          </table:table-cell>
          <table:table-cell office:value-type="string">
            <text:p>244.58088,211.56108 -17.22477,23.43242 2.10954,4.03479 4.81766,-0.10629 16.9349,-17.19499 228.53245,2.58604 40.22705,-16.02887 -18.89329,-0.50837 0.34398,-4.70988 31.64807,-81.8483 39.71103,56.41191 115.71591,5.06364 19.88655,-8.56469 1.35218,-5.47398 -134.20464,-5.29887 -42.35308,-57.06873 -33.76669,90.20841 -2.05468,0.0461 0.0515,5.80367 1.50845,0.0433 0.2053,6.42158 -21.64526,8.90568</text:p>
          </table:table-cell>
          <table:table-cell office:value-type="string">
            <text:p><text:s text:c="9"/>id="path3152" <text:s text:c="8"/>style="fill:none;stroke:#ff66f0;stroke-width:3px;stroke-linecap:butt;stroke-linejoin:miter;stroke-opacity:1;display:inline" <text:s text:c="8"/>inkscape:connector-curvature="0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4">
            <text:p>4</text:p>
          </table:table-cell>
          <table:table-cell office:value-type="string">
            <text:p>556.07962,243.38197 7.26293,0.25255 0.099,5.61425 80.51478,-19.09031 9.9431,0.13075 330.58612,-151.912934 160.03075,98.326864 0.3307,-7.46548 7.1274,-0.36804 2.067,-7.63203 -8.7986,-0.13546 -161.19018,-99.51578 -337.3093,152.62572 -11.35454,0.17511 -80.71534,20.53141</text:p>
          </table:table-cell>
          <table:table-cell office:value-type="string">
            <text:p><text:s text:c="9"/>id="path3156" <text:s text:c="8"/>style="fill:none;stroke:#ff66f0;stroke-width:3px;stroke-linecap:butt;stroke-linejoin:miter;stroke-opacity:1;display:inline" <text:s text:c="8"/>inkscape:connector-curvature="0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4">
            <text:p>4</text:p>
          </table:table-cell>
          <table:table-cell office:value-type="string">
            <text:p>1090.5,196 -0.25,13.75 21,10.5 0.024,-6.25053 5.4324,-0.57357 2.4192,-5.70834 -7.7901,0.21686</text:p>
          </table:table-cell>
          <table:table-cell office:value-type="string">
            <text:p><text:s text:c="9"/>id="path3422" <text:s text:c="8"/>style="fill:none;stroke:#ff66f0;stroke-width:3px;stroke-linecap:butt;stroke-linejoin:miter;stroke-opacity:1;display:inline" <text:s text:c="8"/>inkscape:connector-curvature="0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2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2"/>&lt;g <text:s text:c="4"/>inkscape:groupmode="layer" <text:s text:c="4"/>id="layer1" <text:s text:c="4"/>inkscape:label="Layer" <text:s text:c="4"/>style="display:inline"&gt;</text:p>
          </table:table-cell>
          <table:table-cell table:number-columns-repeated="3"/>
        </table:table-row>
        <table:table-row table:style-name="ro1">
          <table:table-cell office:value-type="string">
            <text:p><text:s text:c="4"/>&lt;g <text:s text:c="6"/>id="6" <text:s text:c="6"/>inkscape:label="#g4527"&gt;</text:p>
          </table:table-cell>
          <table:table-cell table:number-columns-repeated="3"/>
        </table:table-row>
        <table:table-row table:style-name="ro1">
          <table:table-cell office:value-type="string">
            <text:p><text:s text:c="6"/>&lt;path <text:s text:c="8"/>sodipodi:nodetypes="ccccccccc" <text:s text:c="8"/>inkscape:connector-curvature="0" <text:s text:c="8"/>style="fill:none;stroke:#ff00ff;stroke-width:1px;stroke-linecap:butt;stroke-linejoin:miter;stroke-opacity:1;display:inline" <text:s text:c="8"/>id="path4489" <text:s text:c="8"/></text:p>
          </table:table-cell>
          <table:table-cell office:value-type="float" office:value="6">
            <text:p>6</text:p>
          </table:table-cell>
          <table:table-cell office:value-type="string">
            <text:p>650.87395,404.16336 -0.29054,183.91524 18.2709,8.59935 0.52422,-206.96859 -8.63551,-0.23039 -0.42923,7.42696 -3.44757,-0.005</text:p>
          </table:table-cell>
          <table:table-cell office:value-type="string">
            <text:p><text:s/>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590.55708,270.046</text:p>
          </table:table-cell>
          <table:table-cell office:value-type="string">
            <text:p><text:s text:c="9"/>inkscape:connector-curvature="0" <text:s text:c="8"/>style="fill:none;stroke:#000000;stroke-width:1px;stroke-linecap:butt;stroke-linejoin:miter;stroke-opacity:1;display:inline" <text:s text:c="8"/>id="path3111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303.66549,272.35965</text:p>
          </table:table-cell>
          <table:table-cell office:value-type="string">
            <text:p><text:s text:c="9"/>inkscape:connector-curvature="0" <text:s text:c="8"/>style="fill:none;stroke:#000000;stroke-width:1px;stroke-linecap:butt;stroke-linejoin:miter;stroke-opacity:1;display:inline" <text:s text:c="8"/>id="path3154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650.22802,239.17807 0.38388,99.11498 18.0174,0.12506 0.15164,-103.52705</text:p>
          </table:table-cell>
          <table:table-cell office:value-type="string">
            <text:p><text:s text:c="9"/>id="path3088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707.61856,234.05226 0.32474,104.83552 116.83964,-0.17906 0.56435,-102.78883</text:p>
          </table:table-cell>
          <table:table-cell office:value-type="string">
            <text:p><text:s text:c="9"/>id="path3090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450.62901,255.11587 -99.27889,-1.52075 0.11095,50.93872 29.96175,-0.309 69.57012,-29.12386</text:p>
          </table:table-cell>
          <table:table-cell office:value-type="string">
            <text:p><text:s text:c="9"/>id="path3113" <text:s text:c="8"/>style="fill:none;stroke:#ff00ff;stroke-width:1px;stroke-linecap:butt;stroke-linejoin:miter;stroke-opacity:1;display:inline" <text:s text:c="8"/>inkscape:connector-curvature="0" <text:s text:c="8"/>sodipodi:nodetypes="c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847.87395,387.97586 0.14696,206.10274 25.9584,8.66185 0.52422,-214.96859</text:p>
          </table:table-cell>
          <table:table-cell office:value-type="string">
            <text:p><text:s text:c="9"/>id="path3119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340.68376,504.30224</text:p>
          </table:table-cell>
          <table:table-cell office:value-type="string">
            <text:p><text:s text:c="9"/>inkscape:connector-curvature="0" <text:s text:c="8"/>style="fill:none;stroke:#000000;stroke-width:1px;stroke-linecap:butt;stroke-linejoin:miter;stroke-opacity:1;display:inline" <text:s text:c="8"/>id="path3117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928.92719,511.24316</text:p>
          </table:table-cell>
          <table:table-cell office:value-type="string">
            <text:p><text:s text:c="9"/>inkscape:connector-curvature="0" <text:s text:c="8"/>style="fill:none;stroke:#000000;stroke-width:1px;stroke-linecap:butt;stroke-linejoin:miter;stroke-opacity:1;display:inline" <text:s text:c="8"/>id="path3140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269.81384,261.31716 0.37443,61.67523 7.50749,-1.75494 0.46752,-64.95007</text:p>
          </table:table-cell>
          <table:table-cell office:value-type="string">
            <text:p><text:s text:c="9"/>id="path3157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248.24708,416.1835 -0.33267,81.82777 2.98445,3.77018 0.64429,-83.51162</text:p>
          </table:table-cell>
          <table:table-cell office:value-type="string">
            <text:p><text:s text:c="9"/>sodipodi:nodetypes="ccccc" <text:s text:c="8"/>inkscape:connector-curvature="0" <text:s text:c="8"/>style="fill:none;stroke:#ff00ff;stroke-width:1px;stroke-linecap:butt;stroke-linejoin:miter;stroke-opacity:1;display:inline" <text:s text:c="8"/>id="path3159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263.14479,424.31522 -1.21656,95.61635 5.45933,5.71473 0.46752,-98.36086</text:p>
          </table:table-cell>
          <table:table-cell office:value-type="string">
            <text:p><text:s text:c="9"/>id="path3161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364.33376,426.54062 0.72799,106.93006 214.86655,-9.70989 -0.23959,-100.48219</text:p>
          </table:table-cell>
          <table:table-cell office:value-type="string">
            <text:p><text:s text:c="9"/>id="path3163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525.29052,251.42807 -0.17862,18.23998 14.3299,0.56256 0.0891,-22.15205</text:p>
          </table:table-cell>
          <table:table-cell office:value-type="string">
            <text:p><text:s text:c="9"/>sodipodi:nodetypes="ccccc" <text:s text:c="8"/>inkscape:connector-curvature="0" <text:s text:c="8"/>style="fill:none;stroke:#ff00ff;stroke-width:1px;stroke-linecap:butt;stroke-linejoin:miter;stroke-opacity:1;display:inline" <text:s text:c="8"/>id="path3998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564.54052,249.99057 -1.71462,-4.79375 -6.66217,0.044 0.13567,25.30225 27.1424,0.75006 0.0266,-24.90205</text:p>
          </table:table-cell>
          <table:table-cell office:value-type="string">
            <text:p><text:s text:c="9"/>id="path4002" <text:s text:c="8"/>style="fill:none;stroke:#ff00ff;stroke-width:1px;stroke-linecap:butt;stroke-linejoin:miter;stroke-opacity:1;display:inline" <text:s text:c="8"/>inkscape:connector-curvature="0" <text:s text:c="8"/>sodipodi:nodetypes="ccccccc" /&gt;</text:p>
          </table:table-cell>
        </table:table-row>
        <table:table-row table:style-name="ro1">
          <table:table-cell office:value-type="string">
            <text:p><text:s text:c="6"/>&lt;path <text:s text:c="8"/></text:p>
          </table:table-cell>
          <table:table-cell office:value-type="float" office:value="6">
            <text:p>6</text:p>
          </table:table-cell>
          <table:table-cell office:value-type="string">
            <text:p>876.59045,206.04074 -0.11207,100.78522 176.70012,0.37351 0.6683,-95.76678</text:p>
          </table:table-cell>
          <table:table-cell office:value-type="string">
            <text:p><text:s text:c="9"/>id="path3092" <text:s text:c="8"/>style="fill:none;stroke:#ff00ff;stroke-width:1px;stroke-linecap:butt;stroke-linejoin:miter;stroke-opacity:1;display:inline" <text:s text:c="8"/>inkscape:connector-curvature="0" <text:s text:c="8"/>sodipodi:nodetypes="ccccc" /&gt;</text:p>
          </table:table-cell>
        </table:table-row>
        <table:table-row table:style-name="ro1">
          <table:table-cell office:value-type="string">
            <text:p><text:s text:c="4"/>&lt;/g&gt;</text:p>
          </table:table-cell>
          <table:table-cell table:number-columns-repeated="3"/>
        </table:table-row>
        <table:table-row table:style-name="ro1">
          <table:table-cell office:value-type="string">
            <text:p><text:s text:c="2"/>&lt;/g&gt;</text:p>
          </table:table-cell>
          <table:table-cell table:number-columns-repeated="3"/>
        </table:table-row>
        <table:table-row table:style-name="ro1">
          <table:table-cell office:value-type="string">
            <text:p>&lt;/svg&gt;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24" table:default-cell-style-name="Default"/>
        <table:table-row table:style-name="ro1">
          <table:table-cell office:value-type="float" office:value="-1">
            <text:p>-1</text:p>
          </table:table-cell>
          <table:table-cell office:value-type="string">
            <text:p>650.8574,404.26676,0.37444,182.59049,17.58376,8.67488,0.20235,-208.75791,-8.20179,-0.12655,-0.75389,9.21088,-3.95596,8.22794</text:p>
          </table:table-cell>
          <table:table-cell/>
          <table:table-cell office:value-type="float" office:value="650.8574">
            <text:p>650.8574</text:p>
          </table:table-cell>
          <table:table-cell office:value-type="float" office:value="404.26676">
            <text:p>404.26676</text:p>
          </table:table-cell>
          <table:table-cell office:value-type="float" office:value="0.37444">
            <text:p>0.37444</text:p>
          </table:table-cell>
          <table:table-cell office:value-type="float" office:value="182.59049">
            <text:p>182.59049</text:p>
          </table:table-cell>
          <table:table-cell office:value-type="float" office:value="17.58376">
            <text:p>17.58376</text:p>
          </table:table-cell>
          <table:table-cell office:value-type="float" office:value="8.67488">
            <text:p>8.67488</text:p>
          </table:table-cell>
          <table:table-cell office:value-type="float" office:value="0.20235">
            <text:p>0.20235</text:p>
          </table:table-cell>
          <table:table-cell office:value-type="float" office:value="-208.75791">
            <text:p>-208.75791</text:p>
          </table:table-cell>
          <table:table-cell office:value-type="float" office:value="-8.20179">
            <text:p>-8.20179</text:p>
          </table:table-cell>
          <table:table-cell office:value-type="float" office:value="-0.12655">
            <text:p>-0.12655</text:p>
          </table:table-cell>
          <table:table-cell office:value-type="float" office:value="-0.75389">
            <text:p>-0.75389</text:p>
          </table:table-cell>
          <table:table-cell office:value-type="float" office:value="9.21088">
            <text:p>9.21088</text:p>
          </table:table-cell>
          <table:table-cell office:value-type="float" office:value="-3.95596">
            <text:p>-3.95596</text:p>
          </table:table-cell>
          <table:table-cell office:value-type="float" office:value="8.22794">
            <text:p>8.22794</text:p>
          </table:table-cell>
          <table:table-cell table:number-columns-repeated="68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364.33376,426.54062,0.72799,106.93006,214.86655,-9.70989,-0.23959,-100.48219</text:p>
          </table:table-cell>
          <table:table-cell/>
          <table:table-cell office:value-type="float" office:value="364.33376">
            <text:p>364.33376</text:p>
          </table:table-cell>
          <table:table-cell office:value-type="float" office:value="426.54062">
            <text:p>426.54062</text:p>
          </table:table-cell>
          <table:table-cell office:value-type="float" office:value="0.72799">
            <text:p>0.72799</text:p>
          </table:table-cell>
          <table:table-cell office:value-type="float" office:value="106.93006">
            <text:p>106.93006</text:p>
          </table:table-cell>
          <table:table-cell office:value-type="float" office:value="214.86655">
            <text:p>214.86655</text:p>
          </table:table-cell>
          <table:table-cell office:value-type="float" office:value="-9.70989">
            <text:p>-9.70989</text:p>
          </table:table-cell>
          <table:table-cell office:value-type="float" office:value="-0.23959">
            <text:p>-0.23959</text:p>
          </table:table-cell>
          <table:table-cell office:value-type="float" office:value="-100.48219">
            <text:p>-100.48219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707.77478,233.81702,0.0392,105.09283,117.00569,0.0155,0.55078,-103.00115</text:p>
          </table:table-cell>
          <table:table-cell/>
          <table:table-cell office:value-type="float" office:value="707.77478">
            <text:p>707.77478</text:p>
          </table:table-cell>
          <table:table-cell office:value-type="float" office:value="233.81702">
            <text:p>233.81702</text:p>
          </table:table-cell>
          <table:table-cell office:value-type="float" office:value="0.0392">
            <text:p>0.0392</text:p>
          </table:table-cell>
          <table:table-cell office:value-type="float" office:value="105.09283">
            <text:p>105.09283</text:p>
          </table:table-cell>
          <table:table-cell office:value-type="float" office:value="117.00569">
            <text:p>117.00569</text:p>
          </table:table-cell>
          <table:table-cell office:value-type="float" office:value="0.0155">
            <text:p>0.0155</text:p>
          </table:table-cell>
          <table:table-cell office:value-type="float" office:value="0.55078">
            <text:p>0.55078</text:p>
          </table:table-cell>
          <table:table-cell office:value-type="float" office:value="-103.00115">
            <text:p>-103.00115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876.68633,205.95389,-0.29281,100.94508,176.77528,0.45719,0.832,-95.75415</text:p>
          </table:table-cell>
          <table:table-cell/>
          <table:table-cell office:value-type="float" office:value="876.68633">
            <text:p>876.68633</text:p>
          </table:table-cell>
          <table:table-cell office:value-type="float" office:value="205.95389">
            <text:p>205.95389</text:p>
          </table:table-cell>
          <table:table-cell office:value-type="float" office:value="-0.29281">
            <text:p>-0.29281</text:p>
          </table:table-cell>
          <table:table-cell office:value-type="float" office:value="100.94508">
            <text:p>100.94508</text:p>
          </table:table-cell>
          <table:table-cell office:value-type="float" office:value="176.77528">
            <text:p>176.77528</text:p>
          </table:table-cell>
          <table:table-cell office:value-type="float" office:value="0.45719">
            <text:p>0.45719</text:p>
          </table:table-cell>
          <table:table-cell office:value-type="float" office:value="0.832">
            <text:p>0.832</text:p>
          </table:table-cell>
          <table:table-cell office:value-type="float" office:value="-95.75415">
            <text:p>-95.75415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650.02478,239.31702,0.5392,99.09283,18.25569,0.2655,-0.19922,-104.00115</text:p>
          </table:table-cell>
          <table:table-cell/>
          <table:table-cell office:value-type="float" office:value="650.02478">
            <text:p>650.02478</text:p>
          </table:table-cell>
          <table:table-cell office:value-type="float" office:value="239.31702">
            <text:p>239.31702</text:p>
          </table:table-cell>
          <table:table-cell office:value-type="float" office:value="0.5392">
            <text:p>0.5392</text:p>
          </table:table-cell>
          <table:table-cell office:value-type="float" office:value="99.09283">
            <text:p>99.09283</text:p>
          </table:table-cell>
          <table:table-cell office:value-type="float" office:value="18.25569">
            <text:p>18.25569</text:p>
          </table:table-cell>
          <table:table-cell office:value-type="float" office:value="0.2655">
            <text:p>0.2655</text:p>
          </table:table-cell>
          <table:table-cell office:value-type="float" office:value="-0.19922">
            <text:p>-0.19922</text:p>
          </table:table-cell>
          <table:table-cell office:value-type="float" office:value="-104.00115">
            <text:p>-104.00115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556.21228,242.75452,0.0392,26.96783,26.94319,0.703,0.17578,-24.25115,-18.79659,3.99358,-2.46319,-7.05395</text:p>
          </table:table-cell>
          <table:table-cell/>
          <table:table-cell office:value-type="float" office:value="556.21228">
            <text:p>556.21228</text:p>
          </table:table-cell>
          <table:table-cell office:value-type="float" office:value="242.75452">
            <text:p>242.75452</text:p>
          </table:table-cell>
          <table:table-cell office:value-type="float" office:value="0.0392">
            <text:p>0.0392</text:p>
          </table:table-cell>
          <table:table-cell office:value-type="float" office:value="26.96783">
            <text:p>26.96783</text:p>
          </table:table-cell>
          <table:table-cell office:value-type="float" office:value="26.94319">
            <text:p>26.94319</text:p>
          </table:table-cell>
          <table:table-cell office:value-type="float" office:value="0.703">
            <text:p>0.703</text:p>
          </table:table-cell>
          <table:table-cell office:value-type="float" office:value="0.17578">
            <text:p>0.17578</text:p>
          </table:table-cell>
          <table:table-cell office:value-type="float" office:value="-24.25115">
            <text:p>-24.25115</text:p>
          </table:table-cell>
          <table:table-cell office:value-type="float" office:value="-18.79659">
            <text:p>-18.79659</text:p>
          </table:table-cell>
          <table:table-cell office:value-type="float" office:value="3.99358">
            <text:p>3.99358</text:p>
          </table:table-cell>
          <table:table-cell office:value-type="float" office:value="-2.46319">
            <text:p>-2.46319</text:p>
          </table:table-cell>
          <table:table-cell office:value-type="float" office:value="-7.05395">
            <text:p>-7.05395</text:p>
          </table:table-cell>
          <table:table-cell table:number-columns-repeated="7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269.81384,261.31716,0.37443,61.67523,7.50749,-1.75494,0.46752,-64.95007</text:p>
          </table:table-cell>
          <table:table-cell/>
          <table:table-cell office:value-type="float" office:value="269.81384">
            <text:p>269.81384</text:p>
          </table:table-cell>
          <table:table-cell office:value-type="float" office:value="261.31716">
            <text:p>261.31716</text:p>
          </table:table-cell>
          <table:table-cell office:value-type="float" office:value="0.37443">
            <text:p>0.37443</text:p>
          </table:table-cell>
          <table:table-cell office:value-type="float" office:value="61.67523">
            <text:p>61.67523</text:p>
          </table:table-cell>
          <table:table-cell office:value-type="float" office:value="7.50749">
            <text:p>7.50749</text:p>
          </table:table-cell>
          <table:table-cell office:value-type="float" office:value="-1.75494">
            <text:p>-1.75494</text:p>
          </table:table-cell>
          <table:table-cell office:value-type="float" office:value="0.46752">
            <text:p>0.46752</text:p>
          </table:table-cell>
          <table:table-cell office:value-type="float" office:value="-64.95007">
            <text:p>-64.95007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248.24708,416.1835,-0.33267,81.82777,2.98445,3.77018,0.64429,-83.51162</text:p>
          </table:table-cell>
          <table:table-cell/>
          <table:table-cell office:value-type="float" office:value="248.24708">
            <text:p>248.24708</text:p>
          </table:table-cell>
          <table:table-cell office:value-type="float" office:value="416.1835">
            <text:p>416.1835</text:p>
          </table:table-cell>
          <table:table-cell office:value-type="float" office:value="-0.33267">
            <text:p>-0.33267</text:p>
          </table:table-cell>
          <table:table-cell office:value-type="float" office:value="81.82777">
            <text:p>81.82777</text:p>
          </table:table-cell>
          <table:table-cell office:value-type="float" office:value="2.98445">
            <text:p>2.98445</text:p>
          </table:table-cell>
          <table:table-cell office:value-type="float" office:value="3.77018">
            <text:p>3.77018</text:p>
          </table:table-cell>
          <table:table-cell office:value-type="float" office:value="0.64429">
            <text:p>0.64429</text:p>
          </table:table-cell>
          <table:table-cell office:value-type="float" office:value="-83.51162">
            <text:p>-83.51162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263.14479,424.31522,-1.21656,95.61635,5.45933,5.71473,0.46752,-98.36086</text:p>
          </table:table-cell>
          <table:table-cell/>
          <table:table-cell office:value-type="float" office:value="263.14479">
            <text:p>263.14479</text:p>
          </table:table-cell>
          <table:table-cell office:value-type="float" office:value="424.31522">
            <text:p>424.31522</text:p>
          </table:table-cell>
          <table:table-cell office:value-type="float" office:value="-1.21656">
            <text:p>-1.21656</text:p>
          </table:table-cell>
          <table:table-cell office:value-type="float" office:value="95.61635">
            <text:p>95.61635</text:p>
          </table:table-cell>
          <table:table-cell office:value-type="float" office:value="5.45933">
            <text:p>5.45933</text:p>
          </table:table-cell>
          <table:table-cell office:value-type="float" office:value="5.71473">
            <text:p>5.71473</text:p>
          </table:table-cell>
          <table:table-cell office:value-type="float" office:value="0.46752">
            <text:p>0.46752</text:p>
          </table:table-cell>
          <table:table-cell office:value-type="float" office:value="-98.36086">
            <text:p>-98.36086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655.96738,404.18417,-415.36891,5.92893,1.03981,147.44934,28.83453,57.86571,373.4732,-23.17341,0.46875,0.0625,23.59375,15.21875,44.00794,-1.06066,0.81862,18.85114,28.19791,13.28188,19.98775,-1.61152,0.14368,-212.67305,29.87783,-0.0977,-0.0453,174.23077,40.80315,-2.56637,-0.30701,-207.92834,-125.08333,0.60549,-45.71918,-3.22498,-0.75864,10.37898</text:p>
          </table:table-cell>
          <table:table-cell/>
          <table:table-cell office:value-type="float" office:value="655.96738">
            <text:p>655.96738</text:p>
          </table:table-cell>
          <table:table-cell office:value-type="float" office:value="404.18417">
            <text:p>404.18417</text:p>
          </table:table-cell>
          <table:table-cell office:value-type="float" office:value="-415.36891">
            <text:p>-415.36891</text:p>
          </table:table-cell>
          <table:table-cell office:value-type="float" office:value="5.92893">
            <text:p>5.92893</text:p>
          </table:table-cell>
          <table:table-cell office:value-type="float" office:value="1.03981">
            <text:p>1.03981</text:p>
          </table:table-cell>
          <table:table-cell office:value-type="float" office:value="147.44934">
            <text:p>147.44934</text:p>
          </table:table-cell>
          <table:table-cell office:value-type="float" office:value="28.83453">
            <text:p>28.83453</text:p>
          </table:table-cell>
          <table:table-cell office:value-type="float" office:value="57.86571">
            <text:p>57.86571</text:p>
          </table:table-cell>
          <table:table-cell office:value-type="float" office:value="373.4732">
            <text:p>373.4732</text:p>
          </table:table-cell>
          <table:table-cell office:value-type="float" office:value="-23.17341">
            <text:p>-23.17341</text:p>
          </table:table-cell>
          <table:table-cell office:value-type="float" office:value="0.46875">
            <text:p>0.46875</text:p>
          </table:table-cell>
          <table:table-cell office:value-type="float" office:value="0.0625">
            <text:p>0.0625</text:p>
          </table:table-cell>
          <table:table-cell office:value-type="float" office:value="23.59375">
            <text:p>23.59375</text:p>
          </table:table-cell>
          <table:table-cell office:value-type="float" office:value="15.21875">
            <text:p>15.21875</text:p>
          </table:table-cell>
          <table:table-cell office:value-type="float" office:value="44.00794">
            <text:p>44.00794</text:p>
          </table:table-cell>
          <table:table-cell office:value-type="float" office:value="-1.06066">
            <text:p>-1.06066</text:p>
          </table:table-cell>
          <table:table-cell office:value-type="float" office:value="0.81862">
            <text:p>0.81862</text:p>
          </table:table-cell>
          <table:table-cell office:value-type="float" office:value="18.85114">
            <text:p>18.85114</text:p>
          </table:table-cell>
          <table:table-cell office:value-type="float" office:value="28.19791">
            <text:p>28.19791</text:p>
          </table:table-cell>
          <table:table-cell office:value-type="float" office:value="13.28188">
            <text:p>13.28188</text:p>
          </table:table-cell>
          <table:table-cell office:value-type="float" office:value="19.98775">
            <text:p>19.98775</text:p>
          </table:table-cell>
          <table:table-cell office:value-type="float" office:value="-1.61152">
            <text:p>-1.61152</text:p>
          </table:table-cell>
          <table:table-cell office:value-type="float" office:value="0.14368">
            <text:p>0.14368</text:p>
          </table:table-cell>
          <table:table-cell office:value-type="float" office:value="-212.67305">
            <text:p>-212.67305</text:p>
          </table:table-cell>
          <table:table-cell office:value-type="float" office:value="29.87783">
            <text:p>29.87783</text:p>
          </table:table-cell>
          <table:table-cell office:value-type="float" office:value="-0.0977">
            <text:p>-0.0977</text:p>
          </table:table-cell>
          <table:table-cell office:value-type="float" office:value="-0.0453">
            <text:p>-0.0453</text:p>
          </table:table-cell>
          <table:table-cell office:value-type="float" office:value="174.23077">
            <text:p>174.23077</text:p>
          </table:table-cell>
          <table:table-cell office:value-type="float" office:value="40.80315">
            <text:p>40.80315</text:p>
          </table:table-cell>
          <table:table-cell office:value-type="float" office:value="-2.56637">
            <text:p>-2.56637</text:p>
          </table:table-cell>
          <table:table-cell office:value-type="float" office:value="-0.30701">
            <text:p>-0.30701</text:p>
          </table:table-cell>
          <table:table-cell office:value-type="float" office:value="-207.92834">
            <text:p>-207.92834</text:p>
          </table:table-cell>
          <table:table-cell office:value-type="float" office:value="-125.08333">
            <text:p>-125.08333</text:p>
          </table:table-cell>
          <table:table-cell office:value-type="float" office:value="0.60549">
            <text:p>0.60549</text:p>
          </table:table-cell>
          <table:table-cell office:value-type="float" office:value="-45.71918">
            <text:p>-45.71918</text:p>
          </table:table-cell>
          <table:table-cell office:value-type="float" office:value="-3.22498">
            <text:p>-3.22498</text:p>
          </table:table-cell>
          <table:table-cell office:value-type="float" office:value="-0.75864">
            <text:p>-0.75864</text:p>
          </table:table-cell>
          <table:table-cell office:value-type="float" office:value="10.37898">
            <text:p>10.37898</text:p>
          </table:table-cell>
          <table:table-cell table:number-columns-repeated="4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70.22437,86.748377,-316.65462,145.414893,-89.15062,17.90623,-2.26141,-7.03665,-6.45879,-0.27122,-0.98512,-4.25949,133.28963,-55.38289,-114.36995,-3.58578,-19.03307,-26.20464,-16.36262,39.94319,1.63132,15.82241,-56.52862,21.44969,-211.51663,-7.8876,-8.66882,4.3995,-0.52052,124.80118,116.89697,-47.3961,-28.12149,0.14085,-0.13697,-50.98064,99.97993,1.34746,0.41329,20.05798,18.01615,-6.57919,55.33455,1.09247,0.2832,-18.1651,14.21224,-3.33479,0.1613,22.01372,46.53799,1.40082,0.60305,6.34967,43.5367,69.11916,201.60928,0.14568,0.5586,-34.86377,128.79859,-4.25637,16.79396,-0.59788,0.20894,298.60614,7.44862,-0.45895,-0.0429,-186.75131,298.75197,-6.62624,-0.4179,171.08403,71.6471,-4.10295,1.1176,-263.17108,-266.9773,-3.44362,0.2168,-153.95046</text:p>
          </table:table-cell>
          <table:table-cell/>
          <table:table-cell office:value-type="float" office:value="970.22437">
            <text:p>970.22437</text:p>
          </table:table-cell>
          <table:table-cell office:value-type="float" office:value="86.748377">
            <text:p>86.748377</text:p>
          </table:table-cell>
          <table:table-cell office:value-type="float" office:value="-316.65462">
            <text:p>-316.65462</text:p>
          </table:table-cell>
          <table:table-cell office:value-type="float" office:value="145.414893">
            <text:p>145.414893</text:p>
          </table:table-cell>
          <table:table-cell office:value-type="float" office:value="-89.15062">
            <text:p>-89.15062</text:p>
          </table:table-cell>
          <table:table-cell office:value-type="float" office:value="17.90623">
            <text:p>17.90623</text:p>
          </table:table-cell>
          <table:table-cell office:value-type="float" office:value="-2.26141">
            <text:p>-2.26141</text:p>
          </table:table-cell>
          <table:table-cell office:value-type="float" office:value="-7.03665">
            <text:p>-7.03665</text:p>
          </table:table-cell>
          <table:table-cell office:value-type="float" office:value="-6.45879">
            <text:p>-6.45879</text:p>
          </table:table-cell>
          <table:table-cell office:value-type="float" office:value="-0.27122">
            <text:p>-0.27122</text:p>
          </table:table-cell>
          <table:table-cell office:value-type="float" office:value="-0.98512">
            <text:p>-0.98512</text:p>
          </table:table-cell>
          <table:table-cell office:value-type="float" office:value="-4.25949">
            <text:p>-4.25949</text:p>
          </table:table-cell>
          <table:table-cell office:value-type="float" office:value="133.28963">
            <text:p>133.28963</text:p>
          </table:table-cell>
          <table:table-cell office:value-type="float" office:value="-55.38289">
            <text:p>-55.38289</text:p>
          </table:table-cell>
          <table:table-cell office:value-type="float" office:value="-114.36995">
            <text:p>-114.36995</text:p>
          </table:table-cell>
          <table:table-cell office:value-type="float" office:value="-3.58578">
            <text:p>-3.58578</text:p>
          </table:table-cell>
          <table:table-cell office:value-type="float" office:value="-19.03307">
            <text:p>-19.03307</text:p>
          </table:table-cell>
          <table:table-cell office:value-type="float" office:value="-26.20464">
            <text:p>-26.20464</text:p>
          </table:table-cell>
          <table:table-cell office:value-type="float" office:value="-16.36262">
            <text:p>-16.36262</text:p>
          </table:table-cell>
          <table:table-cell office:value-type="float" office:value="39.94319">
            <text:p>39.94319</text:p>
          </table:table-cell>
          <table:table-cell office:value-type="float" office:value="1.63132">
            <text:p>1.63132</text:p>
          </table:table-cell>
          <table:table-cell office:value-type="float" office:value="15.82241">
            <text:p>15.82241</text:p>
          </table:table-cell>
          <table:table-cell office:value-type="float" office:value="-56.52862">
            <text:p>-56.52862</text:p>
          </table:table-cell>
          <table:table-cell office:value-type="float" office:value="21.44969">
            <text:p>21.44969</text:p>
          </table:table-cell>
          <table:table-cell office:value-type="float" office:value="-211.51663">
            <text:p>-211.51663</text:p>
          </table:table-cell>
          <table:table-cell office:value-type="float" office:value="-7.8876">
            <text:p>-7.8876</text:p>
          </table:table-cell>
          <table:table-cell office:value-type="float" office:value="-8.66882">
            <text:p>-8.66882</text:p>
          </table:table-cell>
          <table:table-cell office:value-type="float" office:value="4.3995">
            <text:p>4.3995</text:p>
          </table:table-cell>
          <table:table-cell office:value-type="float" office:value="-0.52052">
            <text:p>-0.52052</text:p>
          </table:table-cell>
          <table:table-cell office:value-type="float" office:value="124.80118">
            <text:p>124.80118</text:p>
          </table:table-cell>
          <table:table-cell office:value-type="float" office:value="116.89697">
            <text:p>116.89697</text:p>
          </table:table-cell>
          <table:table-cell office:value-type="float" office:value="-47.3961">
            <text:p>-47.3961</text:p>
          </table:table-cell>
          <table:table-cell office:value-type="float" office:value="-28.12149">
            <text:p>-28.12149</text:p>
          </table:table-cell>
          <table:table-cell office:value-type="float" office:value="0.14085">
            <text:p>0.14085</text:p>
          </table:table-cell>
          <table:table-cell office:value-type="float" office:value="-0.13697">
            <text:p>-0.13697</text:p>
          </table:table-cell>
          <table:table-cell office:value-type="float" office:value="-50.98064">
            <text:p>-50.98064</text:p>
          </table:table-cell>
          <table:table-cell office:value-type="float" office:value="99.97993">
            <text:p>99.97993</text:p>
          </table:table-cell>
          <table:table-cell office:value-type="float" office:value="1.34746">
            <text:p>1.34746</text:p>
          </table:table-cell>
          <table:table-cell office:value-type="float" office:value="0.41329">
            <text:p>0.41329</text:p>
          </table:table-cell>
          <table:table-cell office:value-type="float" office:value="20.05798">
            <text:p>20.05798</text:p>
          </table:table-cell>
          <table:table-cell office:value-type="float" office:value="18.01615">
            <text:p>18.01615</text:p>
          </table:table-cell>
          <table:table-cell office:value-type="float" office:value="-6.57919">
            <text:p>-6.57919</text:p>
          </table:table-cell>
          <table:table-cell office:value-type="float" office:value="55.33455">
            <text:p>55.33455</text:p>
          </table:table-cell>
          <table:table-cell office:value-type="float" office:value="1.09247">
            <text:p>1.09247</text:p>
          </table:table-cell>
          <table:table-cell office:value-type="float" office:value="0.2832">
            <text:p>0.2832</text:p>
          </table:table-cell>
          <table:table-cell office:value-type="float" office:value="-18.1651">
            <text:p>-18.1651</text:p>
          </table:table-cell>
          <table:table-cell office:value-type="float" office:value="14.21224">
            <text:p>14.21224</text:p>
          </table:table-cell>
          <table:table-cell office:value-type="float" office:value="-3.33479">
            <text:p>-3.33479</text:p>
          </table:table-cell>
          <table:table-cell office:value-type="float" office:value="0.1613">
            <text:p>0.1613</text:p>
          </table:table-cell>
          <table:table-cell office:value-type="float" office:value="22.01372">
            <text:p>22.01372</text:p>
          </table:table-cell>
          <table:table-cell office:value-type="float" office:value="46.53799">
            <text:p>46.53799</text:p>
          </table:table-cell>
          <table:table-cell office:value-type="float" office:value="1.40082">
            <text:p>1.40082</text:p>
          </table:table-cell>
          <table:table-cell office:value-type="float" office:value="0.60305">
            <text:p>0.60305</text:p>
          </table:table-cell>
          <table:table-cell office:value-type="float" office:value="6.34967">
            <text:p>6.34967</text:p>
          </table:table-cell>
          <table:table-cell office:value-type="float" office:value="43.5367">
            <text:p>43.5367</text:p>
          </table:table-cell>
          <table:table-cell office:value-type="float" office:value="69.11916">
            <text:p>69.11916</text:p>
          </table:table-cell>
          <table:table-cell office:value-type="float" office:value="201.60928">
            <text:p>201.60928</text:p>
          </table:table-cell>
          <table:table-cell office:value-type="float" office:value="0.14568">
            <text:p>0.14568</text:p>
          </table:table-cell>
          <table:table-cell office:value-type="float" office:value="0.5586">
            <text:p>0.5586</text:p>
          </table:table-cell>
          <table:table-cell office:value-type="float" office:value="-34.86377">
            <text:p>-34.86377</text:p>
          </table:table-cell>
          <table:table-cell office:value-type="float" office:value="128.79859">
            <text:p>128.79859</text:p>
          </table:table-cell>
          <table:table-cell office:value-type="float" office:value="-4.25637">
            <text:p>-4.25637</text:p>
          </table:table-cell>
          <table:table-cell office:value-type="float" office:value="16.79396">
            <text:p>16.79396</text:p>
          </table:table-cell>
          <table:table-cell office:value-type="float" office:value="-0.59788">
            <text:p>-0.59788</text:p>
          </table:table-cell>
          <table:table-cell office:value-type="float" office:value="0.20894">
            <text:p>0.20894</text:p>
          </table:table-cell>
          <table:table-cell office:value-type="float" office:value="298.60614">
            <text:p>298.60614</text:p>
          </table:table-cell>
          <table:table-cell office:value-type="float" office:value="7.44862">
            <text:p>7.44862</text:p>
          </table:table-cell>
          <table:table-cell office:value-type="float" office:value="-0.45895">
            <text:p>-0.45895</text:p>
          </table:table-cell>
          <table:table-cell office:value-type="float" office:value="-0.0429">
            <text:p>-0.0429</text:p>
          </table:table-cell>
          <table:table-cell office:value-type="float" office:value="-186.75131">
            <text:p>-186.75131</text:p>
          </table:table-cell>
          <table:table-cell office:value-type="float" office:value="298.75197">
            <text:p>298.75197</text:p>
          </table:table-cell>
          <table:table-cell office:value-type="float" office:value="-6.62624">
            <text:p>-6.62624</text:p>
          </table:table-cell>
          <table:table-cell office:value-type="float" office:value="-0.4179">
            <text:p>-0.4179</text:p>
          </table:table-cell>
          <table:table-cell office:value-type="float" office:value="171.08403">
            <text:p>171.08403</text:p>
          </table:table-cell>
          <table:table-cell office:value-type="float" office:value="71.6471">
            <text:p>71.6471</text:p>
          </table:table-cell>
          <table:table-cell office:value-type="float" office:value="-4.10295">
            <text:p>-4.10295</text:p>
          </table:table-cell>
          <table:table-cell office:value-type="float" office:value="1.1176">
            <text:p>1.1176</text:p>
          </table:table-cell>
          <table:table-cell office:value-type="float" office:value="-263.17108">
            <text:p>-263.17108</text:p>
          </table:table-cell>
          <table:table-cell office:value-type="float" office:value="-266.9773">
            <text:p>-266.9773</text:p>
          </table:table-cell>
          <table:table-cell office:value-type="float" office:value="-3.44362">
            <text:p>-3.44362</text:p>
          </table:table-cell>
          <table:table-cell office:value-type="float" office:value="0.2168">
            <text:p>0.2168</text:p>
          </table:table-cell>
          <table:table-cell office:value-type="float" office:value="-153.95046">
            <text:p>-153.95046</text:p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6.08487,391.7546,-21.05164,-9.50409,-0.0383,-6.7137,263.39468,-107.56749,117.90133,3.5,0.55216,6.47851,43.43521,68.91214,-27.18931,0.32868,-0.0734,33.94941,49.21286,2.96446,-0.29425,4.01002</text:p>
          </table:table-cell>
          <table:table-cell/>
          <table:table-cell office:value-type="float" office:value="226.08487">
            <text:p>226.08487</text:p>
          </table:table-cell>
          <table:table-cell office:value-type="float" office:value="391.7546">
            <text:p>391.7546</text:p>
          </table:table-cell>
          <table:table-cell office:value-type="float" office:value="-21.05164">
            <text:p>-21.05164</text:p>
          </table:table-cell>
          <table:table-cell office:value-type="float" office:value="-9.50409">
            <text:p>-9.50409</text:p>
          </table:table-cell>
          <table:table-cell office:value-type="float" office:value="-0.0383">
            <text:p>-0.0383</text:p>
          </table:table-cell>
          <table:table-cell office:value-type="float" office:value="-6.7137">
            <text:p>-6.7137</text:p>
          </table:table-cell>
          <table:table-cell office:value-type="float" office:value="263.39468">
            <text:p>263.39468</text:p>
          </table:table-cell>
          <table:table-cell office:value-type="float" office:value="-107.56749">
            <text:p>-107.56749</text:p>
          </table:table-cell>
          <table:table-cell office:value-type="float" office:value="117.90133">
            <text:p>117.90133</text:p>
          </table:table-cell>
          <table:table-cell office:value-type="float" office:value="3.5">
            <text:p>3.5</text:p>
          </table:table-cell>
          <table:table-cell office:value-type="float" office:value="0.55216">
            <text:p>0.55216</text:p>
          </table:table-cell>
          <table:table-cell office:value-type="float" office:value="6.47851">
            <text:p>6.47851</text:p>
          </table:table-cell>
          <table:table-cell office:value-type="float" office:value="43.43521">
            <text:p>43.43521</text:p>
          </table:table-cell>
          <table:table-cell office:value-type="float" office:value="68.91214">
            <text:p>68.91214</text:p>
          </table:table-cell>
          <table:table-cell office:value-type="float" office:value="-27.18931">
            <text:p>-27.18931</text:p>
          </table:table-cell>
          <table:table-cell office:value-type="float" office:value="0.32868">
            <text:p>0.32868</text:p>
          </table:table-cell>
          <table:table-cell office:value-type="float" office:value="-0.0734">
            <text:p>-0.0734</text:p>
          </table:table-cell>
          <table:table-cell office:value-type="float" office:value="33.94941">
            <text:p>33.94941</text:p>
          </table:table-cell>
          <table:table-cell office:value-type="float" office:value="49.21286">
            <text:p>49.21286</text:p>
          </table:table-cell>
          <table:table-cell office:value-type="float" office:value="2.96446">
            <text:p>2.96446</text:p>
          </table:table-cell>
          <table:table-cell office:value-type="float" office:value="-0.29425">
            <text:p>-0.29425</text:p>
          </table:table-cell>
          <table:table-cell office:value-type="float" office:value="4.01002">
            <text:p>4.01002</text:p>
          </table:table-cell>
          <table:table-cell table:number-columns-repeated="6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719.96626,168.5138,-144.26125,-5.58998,-41.42382,-54.55368,-0.0273,-5.96736,189.98021,11.32933,28.78783,-14.54193,54.08566,17.54071,177.50447,-59.917173,0.55558,4.872373,-338.86337,152.52295,-54.08233,9.92259</text:p>
          </table:table-cell>
          <table:table-cell/>
          <table:table-cell office:value-type="float" office:value="719.96626">
            <text:p>719.96626</text:p>
          </table:table-cell>
          <table:table-cell office:value-type="float" office:value="168.5138">
            <text:p>168.5138</text:p>
          </table:table-cell>
          <table:table-cell office:value-type="float" office:value="-144.26125">
            <text:p>-144.26125</text:p>
          </table:table-cell>
          <table:table-cell office:value-type="float" office:value="-5.58998">
            <text:p>-5.58998</text:p>
          </table:table-cell>
          <table:table-cell office:value-type="float" office:value="-41.42382">
            <text:p>-41.42382</text:p>
          </table:table-cell>
          <table:table-cell office:value-type="float" office:value="-54.55368">
            <text:p>-54.55368</text:p>
          </table:table-cell>
          <table:table-cell office:value-type="float" office:value="-0.0273">
            <text:p>-0.0273</text:p>
          </table:table-cell>
          <table:table-cell office:value-type="float" office:value="-5.96736">
            <text:p>-5.96736</text:p>
          </table:table-cell>
          <table:table-cell office:value-type="float" office:value="189.98021">
            <text:p>189.98021</text:p>
          </table:table-cell>
          <table:table-cell office:value-type="float" office:value="11.32933">
            <text:p>11.32933</text:p>
          </table:table-cell>
          <table:table-cell office:value-type="float" office:value="28.78783">
            <text:p>28.78783</text:p>
          </table:table-cell>
          <table:table-cell office:value-type="float" office:value="-14.54193">
            <text:p>-14.54193</text:p>
          </table:table-cell>
          <table:table-cell office:value-type="float" office:value="54.08566">
            <text:p>54.08566</text:p>
          </table:table-cell>
          <table:table-cell office:value-type="float" office:value="17.54071">
            <text:p>17.54071</text:p>
          </table:table-cell>
          <table:table-cell office:value-type="float" office:value="177.50447">
            <text:p>177.50447</text:p>
          </table:table-cell>
          <table:table-cell office:value-type="float" office:value="-59.917173">
            <text:p>-59.917173</text:p>
          </table:table-cell>
          <table:table-cell office:value-type="float" office:value="0.55558">
            <text:p>0.55558</text:p>
          </table:table-cell>
          <table:table-cell office:value-type="float" office:value="4.872373">
            <text:p>4.872373</text:p>
          </table:table-cell>
          <table:table-cell office:value-type="float" office:value="-338.86337">
            <text:p>-338.86337</text:p>
          </table:table-cell>
          <table:table-cell office:value-type="float" office:value="152.52295">
            <text:p>152.52295</text:p>
          </table:table-cell>
          <table:table-cell office:value-type="float" office:value="-54.08233">
            <text:p>-54.08233</text:p>
          </table:table-cell>
          <table:table-cell office:value-type="float" office:value="9.92259">
            <text:p>9.92259</text:p>
          </table:table-cell>
          <table:table-cell table:number-columns-repeated="6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511.47089,161.08851,-13.17991,35.68746,0.0204,11.52567,-20.55395,8.4644,-222.72391,-6.1574,-0.29919,-5.11306,141.80707,-49.03207</text:p>
          </table:table-cell>
          <table:table-cell/>
          <table:table-cell office:value-type="float" office:value="511.47089">
            <text:p>511.47089</text:p>
          </table:table-cell>
          <table:table-cell office:value-type="float" office:value="161.08851">
            <text:p>161.08851</text:p>
          </table:table-cell>
          <table:table-cell office:value-type="float" office:value="-13.17991">
            <text:p>-13.17991</text:p>
          </table:table-cell>
          <table:table-cell office:value-type="float" office:value="35.68746">
            <text:p>35.68746</text:p>
          </table:table-cell>
          <table:table-cell office:value-type="float" office:value="0.0204">
            <text:p>0.0204</text:p>
          </table:table-cell>
          <table:table-cell office:value-type="float" office:value="11.52567">
            <text:p>11.52567</text:p>
          </table:table-cell>
          <table:table-cell office:value-type="float" office:value="-20.55395">
            <text:p>-20.55395</text:p>
          </table:table-cell>
          <table:table-cell office:value-type="float" office:value="8.4644">
            <text:p>8.4644</text:p>
          </table:table-cell>
          <table:table-cell office:value-type="float" office:value="-222.72391">
            <text:p>-222.72391</text:p>
          </table:table-cell>
          <table:table-cell office:value-type="float" office:value="-6.1574">
            <text:p>-6.1574</text:p>
          </table:table-cell>
          <table:table-cell office:value-type="float" office:value="-0.29919">
            <text:p>-0.29919</text:p>
          </table:table-cell>
          <table:table-cell office:value-type="float" office:value="-5.11306">
            <text:p>-5.11306</text:p>
          </table:table-cell>
          <table:table-cell office:value-type="float" office:value="141.80707">
            <text:p>141.80707</text:p>
          </table:table-cell>
          <table:table-cell office:value-type="float" office:value="-49.03207">
            <text:p>-49.03207</text:p>
          </table:table-cell>
          <table:table-cell table:number-columns-repeated="68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955.2414,346.18221,-0.62647,41.17985,-246.6743,1.28045,-105.0602,-7.64614,0.0962,-33.86738,101.33235,-0.33701</text:p>
          </table:table-cell>
          <table:table-cell/>
          <table:table-cell office:value-type="float" office:value="955.2414">
            <text:p>955.2414</text:p>
          </table:table-cell>
          <table:table-cell office:value-type="float" office:value="346.18221">
            <text:p>346.18221</text:p>
          </table:table-cell>
          <table:table-cell office:value-type="float" office:value="-0.62647">
            <text:p>-0.62647</text:p>
          </table:table-cell>
          <table:table-cell office:value-type="float" office:value="41.17985">
            <text:p>41.17985</text:p>
          </table:table-cell>
          <table:table-cell office:value-type="float" office:value="-246.6743">
            <text:p>-246.6743</text:p>
          </table:table-cell>
          <table:table-cell office:value-type="float" office:value="1.28045">
            <text:p>1.28045</text:p>
          </table:table-cell>
          <table:table-cell office:value-type="float" office:value="-105.0602">
            <text:p>-105.0602</text:p>
          </table:table-cell>
          <table:table-cell office:value-type="float" office:value="-7.64614">
            <text:p>-7.64614</text:p>
          </table:table-cell>
          <table:table-cell office:value-type="float" office:value="0.0962">
            <text:p>0.0962</text:p>
          </table:table-cell>
          <table:table-cell office:value-type="float" office:value="-33.86738">
            <text:p>-33.86738</text:p>
          </table:table-cell>
          <table:table-cell office:value-type="float" office:value="101.33235">
            <text:p>101.33235</text:p>
          </table:table-cell>
          <table:table-cell office:value-type="float" office:value="-0.33701">
            <text:p>-0.33701</text:p>
          </table:table-cell>
          <table:table-cell table:number-columns-repeated="7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270.5726,583.67846,0.213,-171.00843,-285.03927,6.27683,0.065,185.43334</text:p>
          </table:table-cell>
          <table:table-cell/>
          <table:table-cell office:value-type="float" office:value="1270.5726">
            <text:p>1270.5726</text:p>
          </table:table-cell>
          <table:table-cell office:value-type="float" office:value="583.67846">
            <text:p>583.67846</text:p>
          </table:table-cell>
          <table:table-cell office:value-type="float" office:value="0.213">
            <text:p>0.213</text:p>
          </table:table-cell>
          <table:table-cell office:value-type="float" office:value="-171.00843">
            <text:p>-171.00843</text:p>
          </table:table-cell>
          <table:table-cell office:value-type="float" office:value="-285.03927">
            <text:p>-285.03927</text:p>
          </table:table-cell>
          <table:table-cell office:value-type="float" office:value="6.27683">
            <text:p>6.27683</text:p>
          </table:table-cell>
          <table:table-cell office:value-type="float" office:value="0.065">
            <text:p>0.065</text:p>
          </table:table-cell>
          <table:table-cell office:value-type="float" office:value="185.43334">
            <text:p>185.43334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831.49559,387.95281,1.40304,204.47337,15.10711,3.99639,-0.11311,-208.47365</text:p>
          </table:table-cell>
          <table:table-cell/>
          <table:table-cell office:value-type="float" office:value="831.49559">
            <text:p>831.49559</text:p>
          </table:table-cell>
          <table:table-cell office:value-type="float" office:value="387.95281">
            <text:p>387.95281</text:p>
          </table:table-cell>
          <table:table-cell office:value-type="float" office:value="1.40304">
            <text:p>1.40304</text:p>
          </table:table-cell>
          <table:table-cell office:value-type="float" office:value="204.47337">
            <text:p>204.47337</text:p>
          </table:table-cell>
          <table:table-cell office:value-type="float" office:value="15.10711">
            <text:p>15.10711</text:p>
          </table:table-cell>
          <table:table-cell office:value-type="float" office:value="3.99639">
            <text:p>3.99639</text:p>
          </table:table-cell>
          <table:table-cell office:value-type="float" office:value="-0.11311">
            <text:p>-0.11311</text:p>
          </table:table-cell>
          <table:table-cell office:value-type="float" office:value="-208.47365">
            <text:p>-208.47365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874.49654,387.73716,-0.26763,221.2611,85.89657,30.22866,18.75485,-1.42755,-0.74473,-330.42242,-17.28622,0.52828,-128.23211,4.28921,-0.60977,34.70011,123.22875,-0.71362,-0.76777,41.25217</text:p>
          </table:table-cell>
          <table:table-cell/>
          <table:table-cell office:value-type="float" office:value="874.49654">
            <text:p>874.49654</text:p>
          </table:table-cell>
          <table:table-cell office:value-type="float" office:value="387.73716">
            <text:p>387.73716</text:p>
          </table:table-cell>
          <table:table-cell office:value-type="float" office:value="-0.26763">
            <text:p>-0.26763</text:p>
          </table:table-cell>
          <table:table-cell office:value-type="float" office:value="221.2611">
            <text:p>221.2611</text:p>
          </table:table-cell>
          <table:table-cell office:value-type="float" office:value="85.89657">
            <text:p>85.89657</text:p>
          </table:table-cell>
          <table:table-cell office:value-type="float" office:value="30.22866">
            <text:p>30.22866</text:p>
          </table:table-cell>
          <table:table-cell office:value-type="float" office:value="18.75485">
            <text:p>18.75485</text:p>
          </table:table-cell>
          <table:table-cell office:value-type="float" office:value="-1.42755">
            <text:p>-1.42755</text:p>
          </table:table-cell>
          <table:table-cell office:value-type="float" office:value="-0.74473">
            <text:p>-0.74473</text:p>
          </table:table-cell>
          <table:table-cell office:value-type="float" office:value="-330.42242">
            <text:p>-330.42242</text:p>
          </table:table-cell>
          <table:table-cell office:value-type="float" office:value="-17.28622">
            <text:p>-17.28622</text:p>
          </table:table-cell>
          <table:table-cell office:value-type="float" office:value="0.52828">
            <text:p>0.52828</text:p>
          </table:table-cell>
          <table:table-cell office:value-type="float" office:value="-128.23211">
            <text:p>-128.23211</text:p>
          </table:table-cell>
          <table:table-cell office:value-type="float" office:value="4.28921">
            <text:p>4.28921</text:p>
          </table:table-cell>
          <table:table-cell office:value-type="float" office:value="-0.60977">
            <text:p>-0.60977</text:p>
          </table:table-cell>
          <table:table-cell office:value-type="float" office:value="34.70011">
            <text:p>34.70011</text:p>
          </table:table-cell>
          <table:table-cell office:value-type="float" office:value="123.22875">
            <text:p>123.22875</text:p>
          </table:table-cell>
          <table:table-cell office:value-type="float" office:value="-0.71362">
            <text:p>-0.71362</text:p>
          </table:table-cell>
          <table:table-cell office:value-type="float" office:value="-0.76777">
            <text:p>-0.76777</text:p>
          </table:table-cell>
          <table:table-cell office:value-type="float" office:value="41.25217">
            <text:p>41.25217</text:p>
          </table:table-cell>
          <table:table-cell table:number-columns-repeated="6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790.98676,592.20369,-29.93999,1.00894,0.13603,-168.92838,29.86826,-0.092</text:p>
          </table:table-cell>
          <table:table-cell/>
          <table:table-cell office:value-type="float" office:value="790.98676">
            <text:p>790.98676</text:p>
          </table:table-cell>
          <table:table-cell office:value-type="float" office:value="592.20369">
            <text:p>592.20369</text:p>
          </table:table-cell>
          <table:table-cell office:value-type="float" office:value="-29.93999">
            <text:p>-29.93999</text:p>
          </table:table-cell>
          <table:table-cell office:value-type="float" office:value="1.00894">
            <text:p>1.00894</text:p>
          </table:table-cell>
          <table:table-cell office:value-type="float" office:value="0.13603">
            <text:p>0.13603</text:p>
          </table:table-cell>
          <table:table-cell office:value-type="float" office:value="-168.92838">
            <text:p>-168.92838</text:p>
          </table:table-cell>
          <table:table-cell office:value-type="float" office:value="29.86826">
            <text:p>29.86826</text:p>
          </table:table-cell>
          <table:table-cell office:value-type="float" office:value="-0.092">
            <text:p>-0.092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660.55618,389.84464,-0.39773,6.7979,-3.9826,0.70887,-0.17862,6.57677,-432.54273,5.86578,-7.4239,-7.39883,-1.75969,-0.85858,-22.08298,-18.43073,14.35882,-0.31675,17.76493,10.04041</text:p>
          </table:table-cell>
          <table:table-cell/>
          <table:table-cell office:value-type="float" office:value="660.55618">
            <text:p>660.55618</text:p>
          </table:table-cell>
          <table:table-cell office:value-type="float" office:value="389.84464">
            <text:p>389.84464</text:p>
          </table:table-cell>
          <table:table-cell office:value-type="float" office:value="-0.39773">
            <text:p>-0.39773</text:p>
          </table:table-cell>
          <table:table-cell office:value-type="float" office:value="6.7979">
            <text:p>6.7979</text:p>
          </table:table-cell>
          <table:table-cell office:value-type="float" office:value="-3.9826">
            <text:p>-3.9826</text:p>
          </table:table-cell>
          <table:table-cell office:value-type="float" office:value="0.70887">
            <text:p>0.70887</text:p>
          </table:table-cell>
          <table:table-cell office:value-type="float" office:value="-0.17862">
            <text:p>-0.17862</text:p>
          </table:table-cell>
          <table:table-cell office:value-type="float" office:value="6.57677">
            <text:p>6.57677</text:p>
          </table:table-cell>
          <table:table-cell office:value-type="float" office:value="-432.54273">
            <text:p>-432.54273</text:p>
          </table:table-cell>
          <table:table-cell office:value-type="float" office:value="5.86578">
            <text:p>5.86578</text:p>
          </table:table-cell>
          <table:table-cell office:value-type="float" office:value="-7.4239">
            <text:p>-7.4239</text:p>
          </table:table-cell>
          <table:table-cell office:value-type="float" office:value="-7.39883">
            <text:p>-7.39883</text:p>
          </table:table-cell>
          <table:table-cell office:value-type="float" office:value="-1.75969">
            <text:p>-1.75969</text:p>
          </table:table-cell>
          <table:table-cell office:value-type="float" office:value="-0.85858">
            <text:p>-0.85858</text:p>
          </table:table-cell>
          <table:table-cell office:value-type="float" office:value="-22.08298">
            <text:p>-22.08298</text:p>
          </table:table-cell>
          <table:table-cell office:value-type="float" office:value="-18.43073">
            <text:p>-18.43073</text:p>
          </table:table-cell>
          <table:table-cell office:value-type="float" office:value="14.35882">
            <text:p>14.35882</text:p>
          </table:table-cell>
          <table:table-cell office:value-type="float" office:value="-0.31675">
            <text:p>-0.31675</text:p>
          </table:table-cell>
          <table:table-cell office:value-type="float" office:value="17.76493">
            <text:p>17.76493</text:p>
          </table:table-cell>
          <table:table-cell office:value-type="float" office:value="10.04041">
            <text:p>10.04041</text:p>
          </table:table-cell>
          <table:table-cell table:number-columns-repeated="6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44.58088,211.56108,-17.22477,23.43242,2.10954,4.03479,4.81766,-0.10629,16.9349,-17.19499,228.53245,2.58604,40.22705,-16.02887,-18.89329,-0.50837,0.34398,-4.70988,31.64807,-81.8483,39.71103,56.41191,115.71591,5.06364,19.88655,-8.56469,1.35218,-5.47398,-134.20464,-5.29887,-42.35308,-57.06873,-33.76669,90.20841,-2.05468,0.0461,0.0515,5.80367,1.50845,0.0433,0.2053,6.42158,-21.64526,8.90568</text:p>
          </table:table-cell>
          <table:table-cell/>
          <table:table-cell office:value-type="float" office:value="244.58088">
            <text:p>244.58088</text:p>
          </table:table-cell>
          <table:table-cell office:value-type="float" office:value="211.56108">
            <text:p>211.56108</text:p>
          </table:table-cell>
          <table:table-cell office:value-type="float" office:value="-17.22477">
            <text:p>-17.22477</text:p>
          </table:table-cell>
          <table:table-cell office:value-type="float" office:value="23.43242">
            <text:p>23.43242</text:p>
          </table:table-cell>
          <table:table-cell office:value-type="float" office:value="2.10954">
            <text:p>2.10954</text:p>
          </table:table-cell>
          <table:table-cell office:value-type="float" office:value="4.03479">
            <text:p>4.03479</text:p>
          </table:table-cell>
          <table:table-cell office:value-type="float" office:value="4.81766">
            <text:p>4.81766</text:p>
          </table:table-cell>
          <table:table-cell office:value-type="float" office:value="-0.10629">
            <text:p>-0.10629</text:p>
          </table:table-cell>
          <table:table-cell office:value-type="float" office:value="16.9349">
            <text:p>16.9349</text:p>
          </table:table-cell>
          <table:table-cell office:value-type="float" office:value="-17.19499">
            <text:p>-17.19499</text:p>
          </table:table-cell>
          <table:table-cell office:value-type="float" office:value="228.53245">
            <text:p>228.53245</text:p>
          </table:table-cell>
          <table:table-cell office:value-type="float" office:value="2.58604">
            <text:p>2.58604</text:p>
          </table:table-cell>
          <table:table-cell office:value-type="float" office:value="40.22705">
            <text:p>40.22705</text:p>
          </table:table-cell>
          <table:table-cell office:value-type="float" office:value="-16.02887">
            <text:p>-16.02887</text:p>
          </table:table-cell>
          <table:table-cell office:value-type="float" office:value="-18.89329">
            <text:p>-18.89329</text:p>
          </table:table-cell>
          <table:table-cell office:value-type="float" office:value="-0.50837">
            <text:p>-0.50837</text:p>
          </table:table-cell>
          <table:table-cell office:value-type="float" office:value="0.34398">
            <text:p>0.34398</text:p>
          </table:table-cell>
          <table:table-cell office:value-type="float" office:value="-4.70988">
            <text:p>-4.70988</text:p>
          </table:table-cell>
          <table:table-cell office:value-type="float" office:value="31.64807">
            <text:p>31.64807</text:p>
          </table:table-cell>
          <table:table-cell office:value-type="float" office:value="-81.8483">
            <text:p>-81.8483</text:p>
          </table:table-cell>
          <table:table-cell office:value-type="float" office:value="39.71103">
            <text:p>39.71103</text:p>
          </table:table-cell>
          <table:table-cell office:value-type="float" office:value="56.41191">
            <text:p>56.41191</text:p>
          </table:table-cell>
          <table:table-cell office:value-type="float" office:value="115.71591">
            <text:p>115.71591</text:p>
          </table:table-cell>
          <table:table-cell office:value-type="float" office:value="5.06364">
            <text:p>5.06364</text:p>
          </table:table-cell>
          <table:table-cell office:value-type="float" office:value="19.88655">
            <text:p>19.88655</text:p>
          </table:table-cell>
          <table:table-cell office:value-type="float" office:value="-8.56469">
            <text:p>-8.56469</text:p>
          </table:table-cell>
          <table:table-cell office:value-type="float" office:value="1.35218">
            <text:p>1.35218</text:p>
          </table:table-cell>
          <table:table-cell office:value-type="float" office:value="-5.47398">
            <text:p>-5.47398</text:p>
          </table:table-cell>
          <table:table-cell office:value-type="float" office:value="-134.20464">
            <text:p>-134.20464</text:p>
          </table:table-cell>
          <table:table-cell office:value-type="float" office:value="-5.29887">
            <text:p>-5.29887</text:p>
          </table:table-cell>
          <table:table-cell office:value-type="float" office:value="-42.35308">
            <text:p>-42.35308</text:p>
          </table:table-cell>
          <table:table-cell office:value-type="float" office:value="-57.06873">
            <text:p>-57.06873</text:p>
          </table:table-cell>
          <table:table-cell office:value-type="float" office:value="-33.76669">
            <text:p>-33.76669</text:p>
          </table:table-cell>
          <table:table-cell office:value-type="float" office:value="90.20841">
            <text:p>90.20841</text:p>
          </table:table-cell>
          <table:table-cell office:value-type="float" office:value="-2.05468">
            <text:p>-2.05468</text:p>
          </table:table-cell>
          <table:table-cell office:value-type="float" office:value="0.0461">
            <text:p>0.0461</text:p>
          </table:table-cell>
          <table:table-cell office:value-type="float" office:value="0.0515">
            <text:p>0.0515</text:p>
          </table:table-cell>
          <table:table-cell office:value-type="float" office:value="5.80367">
            <text:p>5.80367</text:p>
          </table:table-cell>
          <table:table-cell office:value-type="float" office:value="1.50845">
            <text:p>1.50845</text:p>
          </table:table-cell>
          <table:table-cell office:value-type="float" office:value="0.0433">
            <text:p>0.0433</text:p>
          </table:table-cell>
          <table:table-cell office:value-type="float" office:value="0.2053">
            <text:p>0.2053</text:p>
          </table:table-cell>
          <table:table-cell office:value-type="float" office:value="6.42158">
            <text:p>6.42158</text:p>
          </table:table-cell>
          <table:table-cell office:value-type="float" office:value="-21.64526">
            <text:p>-21.64526</text:p>
          </table:table-cell>
          <table:table-cell office:value-type="float" office:value="8.90568">
            <text:p>8.90568</text:p>
          </table:table-cell>
          <table:table-cell table:number-columns-repeated="38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556.07962,243.38197,7.26293,0.25255,0.099,5.61425,80.51478,-19.09031,9.9431,0.13075,330.58612,-151.912934,160.03075,98.326864,0.3307,-7.46548,7.1274,-0.36804,2.067,-7.63203,-8.7986,-0.13546,-161.19018,-99.51578,-337.3093,152.62572,-11.35454,0.17511,-80.71534,20.53141</text:p>
          </table:table-cell>
          <table:table-cell/>
          <table:table-cell office:value-type="float" office:value="556.07962">
            <text:p>556.07962</text:p>
          </table:table-cell>
          <table:table-cell office:value-type="float" office:value="243.38197">
            <text:p>243.38197</text:p>
          </table:table-cell>
          <table:table-cell office:value-type="float" office:value="7.26293">
            <text:p>7.26293</text:p>
          </table:table-cell>
          <table:table-cell office:value-type="float" office:value="0.25255">
            <text:p>0.25255</text:p>
          </table:table-cell>
          <table:table-cell office:value-type="float" office:value="0.099">
            <text:p>0.099</text:p>
          </table:table-cell>
          <table:table-cell office:value-type="float" office:value="5.61425">
            <text:p>5.61425</text:p>
          </table:table-cell>
          <table:table-cell office:value-type="float" office:value="80.51478">
            <text:p>80.51478</text:p>
          </table:table-cell>
          <table:table-cell office:value-type="float" office:value="-19.09031">
            <text:p>-19.09031</text:p>
          </table:table-cell>
          <table:table-cell office:value-type="float" office:value="9.9431">
            <text:p>9.9431</text:p>
          </table:table-cell>
          <table:table-cell office:value-type="float" office:value="0.13075">
            <text:p>0.13075</text:p>
          </table:table-cell>
          <table:table-cell office:value-type="float" office:value="330.58612">
            <text:p>330.58612</text:p>
          </table:table-cell>
          <table:table-cell office:value-type="float" office:value="-151.912934">
            <text:p>-151.912934</text:p>
          </table:table-cell>
          <table:table-cell office:value-type="float" office:value="160.03075">
            <text:p>160.03075</text:p>
          </table:table-cell>
          <table:table-cell office:value-type="float" office:value="98.326864">
            <text:p>98.326864</text:p>
          </table:table-cell>
          <table:table-cell office:value-type="float" office:value="0.3307">
            <text:p>0.3307</text:p>
          </table:table-cell>
          <table:table-cell office:value-type="float" office:value="-7.46548">
            <text:p>-7.46548</text:p>
          </table:table-cell>
          <table:table-cell office:value-type="float" office:value="7.1274">
            <text:p>7.1274</text:p>
          </table:table-cell>
          <table:table-cell office:value-type="float" office:value="-0.36804">
            <text:p>-0.36804</text:p>
          </table:table-cell>
          <table:table-cell office:value-type="float" office:value="2.067">
            <text:p>2.067</text:p>
          </table:table-cell>
          <table:table-cell office:value-type="float" office:value="-7.63203">
            <text:p>-7.63203</text:p>
          </table:table-cell>
          <table:table-cell office:value-type="float" office:value="-8.7986">
            <text:p>-8.7986</text:p>
          </table:table-cell>
          <table:table-cell office:value-type="float" office:value="-0.13546">
            <text:p>-0.13546</text:p>
          </table:table-cell>
          <table:table-cell office:value-type="float" office:value="-161.19018">
            <text:p>-161.19018</text:p>
          </table:table-cell>
          <table:table-cell office:value-type="float" office:value="-99.51578">
            <text:p>-99.51578</text:p>
          </table:table-cell>
          <table:table-cell office:value-type="float" office:value="-337.3093">
            <text:p>-337.3093</text:p>
          </table:table-cell>
          <table:table-cell office:value-type="float" office:value="152.62572">
            <text:p>152.62572</text:p>
          </table:table-cell>
          <table:table-cell office:value-type="float" office:value="-11.35454">
            <text:p>-11.35454</text:p>
          </table:table-cell>
          <table:table-cell office:value-type="float" office:value="0.17511">
            <text:p>0.17511</text:p>
          </table:table-cell>
          <table:table-cell office:value-type="float" office:value="-80.71534">
            <text:p>-80.71534</text:p>
          </table:table-cell>
          <table:table-cell office:value-type="float" office:value="20.53141">
            <text:p>20.53141</text:p>
          </table:table-cell>
          <table:table-cell table:number-columns-repeated="5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90.5,196,-0.25,13.75,21,10.5,0.024,-6.25053,5.4324,-0.57357,2.4192,-5.70834,-7.7901,0.21686</text:p>
          </table:table-cell>
          <table:table-cell/>
          <table:table-cell office:value-type="float" office:value="1090.5">
            <text:p>1090.5</text:p>
          </table:table-cell>
          <table:table-cell office:value-type="float" office:value="196">
            <text:p>196</text:p>
          </table:table-cell>
          <table:table-cell office:value-type="float" office:value="-0.25">
            <text:p>-0.25</text:p>
          </table:table-cell>
          <table:table-cell office:value-type="float" office:value="13.75">
            <text:p>13.75</text:p>
          </table:table-cell>
          <table:table-cell office:value-type="float" office:value="21">
            <text:p>21</text:p>
          </table:table-cell>
          <table:table-cell office:value-type="float" office:value="10.5">
            <text:p>10.5</text:p>
          </table:table-cell>
          <table:table-cell office:value-type="float" office:value="0.024">
            <text:p>0.024</text:p>
          </table:table-cell>
          <table:table-cell office:value-type="float" office:value="-6.25053">
            <text:p>-6.25053</text:p>
          </table:table-cell>
          <table:table-cell office:value-type="float" office:value="5.4324">
            <text:p>5.4324</text:p>
          </table:table-cell>
          <table:table-cell office:value-type="float" office:value="-0.57357">
            <text:p>-0.57357</text:p>
          </table:table-cell>
          <table:table-cell office:value-type="float" office:value="2.4192">
            <text:p>2.4192</text:p>
          </table:table-cell>
          <table:table-cell office:value-type="float" office:value="-5.70834">
            <text:p>-5.70834</text:p>
          </table:table-cell>
          <table:table-cell office:value-type="float" office:value="-7.7901">
            <text:p>-7.7901</text:p>
          </table:table-cell>
          <table:table-cell office:value-type="float" office:value="0.21686">
            <text:p>0.21686</text:p>
          </table:table-cell>
          <table:table-cell table:number-columns-repeated="68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/>
          <table:table-cell table:number-columns-repeated="2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50.87395,404.16336,-0.29054,183.91524,18.2709,8.59935,0.52422,-206.96859,-8.63551,-0.23039,-0.42923,7.42696,-3.44757,-0.005</text:p>
          </table:table-cell>
          <table:table-cell/>
          <table:table-cell office:value-type="float" office:value="650.87395">
            <text:p>650.87395</text:p>
          </table:table-cell>
          <table:table-cell office:value-type="float" office:value="404.16336">
            <text:p>404.16336</text:p>
          </table:table-cell>
          <table:table-cell office:value-type="float" office:value="-0.29054">
            <text:p>-0.29054</text:p>
          </table:table-cell>
          <table:table-cell office:value-type="float" office:value="183.91524">
            <text:p>183.91524</text:p>
          </table:table-cell>
          <table:table-cell office:value-type="float" office:value="18.2709">
            <text:p>18.2709</text:p>
          </table:table-cell>
          <table:table-cell office:value-type="float" office:value="8.59935">
            <text:p>8.59935</text:p>
          </table:table-cell>
          <table:table-cell office:value-type="float" office:value="0.52422">
            <text:p>0.52422</text:p>
          </table:table-cell>
          <table:table-cell office:value-type="float" office:value="-206.96859">
            <text:p>-206.96859</text:p>
          </table:table-cell>
          <table:table-cell office:value-type="float" office:value="-8.63551">
            <text:p>-8.63551</text:p>
          </table:table-cell>
          <table:table-cell office:value-type="float" office:value="-0.23039">
            <text:p>-0.23039</text:p>
          </table:table-cell>
          <table:table-cell office:value-type="float" office:value="-0.42923">
            <text:p>-0.42923</text:p>
          </table:table-cell>
          <table:table-cell office:value-type="float" office:value="7.42696">
            <text:p>7.42696</text:p>
          </table:table-cell>
          <table:table-cell office:value-type="float" office:value="-3.44757">
            <text:p>-3.44757</text:p>
          </table:table-cell>
          <table:table-cell office:value-type="float" office:value="-0.005">
            <text:p>-0.005</text:p>
          </table:table-cell>
          <table:table-cell table:number-columns-repeated="68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90.55708,270.046</text:p>
          </table:table-cell>
          <table:table-cell/>
          <table:table-cell office:value-type="float" office:value="590.55708">
            <text:p>590.55708</text:p>
          </table:table-cell>
          <table:table-cell office:value-type="float" office:value="270.046">
            <text:p>270.046</text:p>
          </table:table-cell>
          <table:table-cell table:number-columns-repeated="8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03.66549,272.35965</text:p>
          </table:table-cell>
          <table:table-cell/>
          <table:table-cell office:value-type="float" office:value="303.66549">
            <text:p>303.66549</text:p>
          </table:table-cell>
          <table:table-cell office:value-type="float" office:value="272.35965">
            <text:p>272.35965</text:p>
          </table:table-cell>
          <table:table-cell table:number-columns-repeated="8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50.22802,239.17807,0.38388,99.11498,18.0174,0.12506,0.15164,-103.52705</text:p>
          </table:table-cell>
          <table:table-cell/>
          <table:table-cell office:value-type="float" office:value="650.22802">
            <text:p>650.22802</text:p>
          </table:table-cell>
          <table:table-cell office:value-type="float" office:value="239.17807">
            <text:p>239.17807</text:p>
          </table:table-cell>
          <table:table-cell office:value-type="float" office:value="0.38388">
            <text:p>0.38388</text:p>
          </table:table-cell>
          <table:table-cell office:value-type="float" office:value="99.11498">
            <text:p>99.11498</text:p>
          </table:table-cell>
          <table:table-cell office:value-type="float" office:value="18.0174">
            <text:p>18.0174</text:p>
          </table:table-cell>
          <table:table-cell office:value-type="float" office:value="0.12506">
            <text:p>0.12506</text:p>
          </table:table-cell>
          <table:table-cell office:value-type="float" office:value="0.15164">
            <text:p>0.15164</text:p>
          </table:table-cell>
          <table:table-cell office:value-type="float" office:value="-103.52705">
            <text:p>-103.52705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707.61856,234.05226,0.32474,104.83552,116.83964,-0.17906,0.56435,-102.78883</text:p>
          </table:table-cell>
          <table:table-cell/>
          <table:table-cell office:value-type="float" office:value="707.61856">
            <text:p>707.61856</text:p>
          </table:table-cell>
          <table:table-cell office:value-type="float" office:value="234.05226">
            <text:p>234.05226</text:p>
          </table:table-cell>
          <table:table-cell office:value-type="float" office:value="0.32474">
            <text:p>0.32474</text:p>
          </table:table-cell>
          <table:table-cell office:value-type="float" office:value="104.83552">
            <text:p>104.83552</text:p>
          </table:table-cell>
          <table:table-cell office:value-type="float" office:value="116.83964">
            <text:p>116.83964</text:p>
          </table:table-cell>
          <table:table-cell office:value-type="float" office:value="-0.17906">
            <text:p>-0.17906</text:p>
          </table:table-cell>
          <table:table-cell office:value-type="float" office:value="0.56435">
            <text:p>0.56435</text:p>
          </table:table-cell>
          <table:table-cell office:value-type="float" office:value="-102.78883">
            <text:p>-102.78883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450.62901,255.11587,-99.27889,-1.52075,0.11095,50.93872,29.96175,-0.309,69.57012,-29.12386</text:p>
          </table:table-cell>
          <table:table-cell/>
          <table:table-cell office:value-type="float" office:value="450.62901">
            <text:p>450.62901</text:p>
          </table:table-cell>
          <table:table-cell office:value-type="float" office:value="255.11587">
            <text:p>255.11587</text:p>
          </table:table-cell>
          <table:table-cell office:value-type="float" office:value="-99.27889">
            <text:p>-99.27889</text:p>
          </table:table-cell>
          <table:table-cell office:value-type="float" office:value="-1.52075">
            <text:p>-1.52075</text:p>
          </table:table-cell>
          <table:table-cell office:value-type="float" office:value="0.11095">
            <text:p>0.11095</text:p>
          </table:table-cell>
          <table:table-cell office:value-type="float" office:value="50.93872">
            <text:p>50.93872</text:p>
          </table:table-cell>
          <table:table-cell office:value-type="float" office:value="29.96175">
            <text:p>29.96175</text:p>
          </table:table-cell>
          <table:table-cell office:value-type="float" office:value="-0.309">
            <text:p>-0.309</text:p>
          </table:table-cell>
          <table:table-cell office:value-type="float" office:value="69.57012">
            <text:p>69.57012</text:p>
          </table:table-cell>
          <table:table-cell office:value-type="float" office:value="-29.12386">
            <text:p>-29.12386</text:p>
          </table:table-cell>
          <table:table-cell table:number-columns-repeated="7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847.87395,387.97586,0.14696,206.10274,25.9584,8.66185,0.52422,-214.96859</text:p>
          </table:table-cell>
          <table:table-cell/>
          <table:table-cell office:value-type="float" office:value="847.87395">
            <text:p>847.87395</text:p>
          </table:table-cell>
          <table:table-cell office:value-type="float" office:value="387.97586">
            <text:p>387.97586</text:p>
          </table:table-cell>
          <table:table-cell office:value-type="float" office:value="0.14696">
            <text:p>0.14696</text:p>
          </table:table-cell>
          <table:table-cell office:value-type="float" office:value="206.10274">
            <text:p>206.10274</text:p>
          </table:table-cell>
          <table:table-cell office:value-type="float" office:value="25.9584">
            <text:p>25.9584</text:p>
          </table:table-cell>
          <table:table-cell office:value-type="float" office:value="8.66185">
            <text:p>8.66185</text:p>
          </table:table-cell>
          <table:table-cell office:value-type="float" office:value="0.52422">
            <text:p>0.52422</text:p>
          </table:table-cell>
          <table:table-cell office:value-type="float" office:value="-214.96859">
            <text:p>-214.96859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40.68376,504.30224</text:p>
          </table:table-cell>
          <table:table-cell/>
          <table:table-cell office:value-type="float" office:value="340.68376">
            <text:p>340.68376</text:p>
          </table:table-cell>
          <table:table-cell office:value-type="float" office:value="504.30224">
            <text:p>504.30224</text:p>
          </table:table-cell>
          <table:table-cell table:number-columns-repeated="8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928.92719,511.24316</text:p>
          </table:table-cell>
          <table:table-cell/>
          <table:table-cell office:value-type="float" office:value="928.92719">
            <text:p>928.92719</text:p>
          </table:table-cell>
          <table:table-cell office:value-type="float" office:value="511.24316">
            <text:p>511.24316</text:p>
          </table:table-cell>
          <table:table-cell table:number-columns-repeated="8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69.81384,261.31716,0.37443,61.67523,7.50749,-1.75494,0.46752,-64.95007</text:p>
          </table:table-cell>
          <table:table-cell/>
          <table:table-cell office:value-type="float" office:value="269.81384">
            <text:p>269.81384</text:p>
          </table:table-cell>
          <table:table-cell office:value-type="float" office:value="261.31716">
            <text:p>261.31716</text:p>
          </table:table-cell>
          <table:table-cell office:value-type="float" office:value="0.37443">
            <text:p>0.37443</text:p>
          </table:table-cell>
          <table:table-cell office:value-type="float" office:value="61.67523">
            <text:p>61.67523</text:p>
          </table:table-cell>
          <table:table-cell office:value-type="float" office:value="7.50749">
            <text:p>7.50749</text:p>
          </table:table-cell>
          <table:table-cell office:value-type="float" office:value="-1.75494">
            <text:p>-1.75494</text:p>
          </table:table-cell>
          <table:table-cell office:value-type="float" office:value="0.46752">
            <text:p>0.46752</text:p>
          </table:table-cell>
          <table:table-cell office:value-type="float" office:value="-64.95007">
            <text:p>-64.95007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48.24708,416.1835,-0.33267,81.82777,2.98445,3.77018,0.64429,-83.51162</text:p>
          </table:table-cell>
          <table:table-cell/>
          <table:table-cell office:value-type="float" office:value="248.24708">
            <text:p>248.24708</text:p>
          </table:table-cell>
          <table:table-cell office:value-type="float" office:value="416.1835">
            <text:p>416.1835</text:p>
          </table:table-cell>
          <table:table-cell office:value-type="float" office:value="-0.33267">
            <text:p>-0.33267</text:p>
          </table:table-cell>
          <table:table-cell office:value-type="float" office:value="81.82777">
            <text:p>81.82777</text:p>
          </table:table-cell>
          <table:table-cell office:value-type="float" office:value="2.98445">
            <text:p>2.98445</text:p>
          </table:table-cell>
          <table:table-cell office:value-type="float" office:value="3.77018">
            <text:p>3.77018</text:p>
          </table:table-cell>
          <table:table-cell office:value-type="float" office:value="0.64429">
            <text:p>0.64429</text:p>
          </table:table-cell>
          <table:table-cell office:value-type="float" office:value="-83.51162">
            <text:p>-83.51162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63.14479,424.31522,-1.21656,95.61635,5.45933,5.71473,0.46752,-98.36086</text:p>
          </table:table-cell>
          <table:table-cell/>
          <table:table-cell office:value-type="float" office:value="263.14479">
            <text:p>263.14479</text:p>
          </table:table-cell>
          <table:table-cell office:value-type="float" office:value="424.31522">
            <text:p>424.31522</text:p>
          </table:table-cell>
          <table:table-cell office:value-type="float" office:value="-1.21656">
            <text:p>-1.21656</text:p>
          </table:table-cell>
          <table:table-cell office:value-type="float" office:value="95.61635">
            <text:p>95.61635</text:p>
          </table:table-cell>
          <table:table-cell office:value-type="float" office:value="5.45933">
            <text:p>5.45933</text:p>
          </table:table-cell>
          <table:table-cell office:value-type="float" office:value="5.71473">
            <text:p>5.71473</text:p>
          </table:table-cell>
          <table:table-cell office:value-type="float" office:value="0.46752">
            <text:p>0.46752</text:p>
          </table:table-cell>
          <table:table-cell office:value-type="float" office:value="-98.36086">
            <text:p>-98.36086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364.33376,426.54062,0.72799,106.93006,214.86655,-9.70989,-0.23959,-100.48219</text:p>
          </table:table-cell>
          <table:table-cell/>
          <table:table-cell office:value-type="float" office:value="364.33376">
            <text:p>364.33376</text:p>
          </table:table-cell>
          <table:table-cell office:value-type="float" office:value="426.54062">
            <text:p>426.54062</text:p>
          </table:table-cell>
          <table:table-cell office:value-type="float" office:value="0.72799">
            <text:p>0.72799</text:p>
          </table:table-cell>
          <table:table-cell office:value-type="float" office:value="106.93006">
            <text:p>106.93006</text:p>
          </table:table-cell>
          <table:table-cell office:value-type="float" office:value="214.86655">
            <text:p>214.86655</text:p>
          </table:table-cell>
          <table:table-cell office:value-type="float" office:value="-9.70989">
            <text:p>-9.70989</text:p>
          </table:table-cell>
          <table:table-cell office:value-type="float" office:value="-0.23959">
            <text:p>-0.23959</text:p>
          </table:table-cell>
          <table:table-cell office:value-type="float" office:value="-100.48219">
            <text:p>-100.48219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25.29052,251.42807,-0.17862,18.23998,14.3299,0.56256,0.0891,-22.15205</text:p>
          </table:table-cell>
          <table:table-cell/>
          <table:table-cell office:value-type="float" office:value="525.29052">
            <text:p>525.29052</text:p>
          </table:table-cell>
          <table:table-cell office:value-type="float" office:value="251.42807">
            <text:p>251.42807</text:p>
          </table:table-cell>
          <table:table-cell office:value-type="float" office:value="-0.17862">
            <text:p>-0.17862</text:p>
          </table:table-cell>
          <table:table-cell office:value-type="float" office:value="18.23998">
            <text:p>18.23998</text:p>
          </table:table-cell>
          <table:table-cell office:value-type="float" office:value="14.3299">
            <text:p>14.3299</text:p>
          </table:table-cell>
          <table:table-cell office:value-type="float" office:value="0.56256">
            <text:p>0.56256</text:p>
          </table:table-cell>
          <table:table-cell office:value-type="float" office:value="0.0891">
            <text:p>0.0891</text:p>
          </table:table-cell>
          <table:table-cell office:value-type="float" office:value="-22.15205">
            <text:p>-22.15205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64.54052,249.99057,-1.71462,-4.79375,-6.66217,0.044,0.13567,25.30225,27.1424,0.75006,0.0266,-24.90205</text:p>
          </table:table-cell>
          <table:table-cell/>
          <table:table-cell office:value-type="float" office:value="564.54052">
            <text:p>564.54052</text:p>
          </table:table-cell>
          <table:table-cell office:value-type="float" office:value="249.99057">
            <text:p>249.99057</text:p>
          </table:table-cell>
          <table:table-cell office:value-type="float" office:value="-1.71462">
            <text:p>-1.71462</text:p>
          </table:table-cell>
          <table:table-cell office:value-type="float" office:value="-4.79375">
            <text:p>-4.79375</text:p>
          </table:table-cell>
          <table:table-cell office:value-type="float" office:value="-6.66217">
            <text:p>-6.66217</text:p>
          </table:table-cell>
          <table:table-cell office:value-type="float" office:value="0.044">
            <text:p>0.044</text:p>
          </table:table-cell>
          <table:table-cell office:value-type="float" office:value="0.13567">
            <text:p>0.13567</text:p>
          </table:table-cell>
          <table:table-cell office:value-type="float" office:value="25.30225">
            <text:p>25.30225</text:p>
          </table:table-cell>
          <table:table-cell office:value-type="float" office:value="27.1424">
            <text:p>27.1424</text:p>
          </table:table-cell>
          <table:table-cell office:value-type="float" office:value="0.75006">
            <text:p>0.75006</text:p>
          </table:table-cell>
          <table:table-cell office:value-type="float" office:value="0.0266">
            <text:p>0.0266</text:p>
          </table:table-cell>
          <table:table-cell office:value-type="float" office:value="-24.90205">
            <text:p>-24.90205</text:p>
          </table:table-cell>
          <table:table-cell table:number-columns-repeated="70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876.59045,206.04074,-0.11207,100.78522,176.70012,0.37351,0.6683,-95.76678</text:p>
          </table:table-cell>
          <table:table-cell/>
          <table:table-cell office:value-type="float" office:value="876.59045">
            <text:p>876.59045</text:p>
          </table:table-cell>
          <table:table-cell office:value-type="float" office:value="206.04074">
            <text:p>206.04074</text:p>
          </table:table-cell>
          <table:table-cell office:value-type="float" office:value="-0.11207">
            <text:p>-0.11207</text:p>
          </table:table-cell>
          <table:table-cell office:value-type="float" office:value="100.78522">
            <text:p>100.78522</text:p>
          </table:table-cell>
          <table:table-cell office:value-type="float" office:value="176.70012">
            <text:p>176.70012</text:p>
          </table:table-cell>
          <table:table-cell office:value-type="float" office:value="0.37351">
            <text:p>0.37351</text:p>
          </table:table-cell>
          <table:table-cell office:value-type="float" office:value="0.6683">
            <text:p>0.6683</text:p>
          </table:table-cell>
          <table:table-cell office:value-type="float" office:value="-95.76678">
            <text:p>-95.76678</text:p>
          </table:table-cell>
          <table:table-cell table:number-columns-repeated="74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81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number-columns-repeated="82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style-name="ce1" table:number-columns-repeated="3"/>
          <table:table-cell table:style-name="ce1" table:formula="of:=IF([.D1]=&quot;&quot;;&quot;&quot;;[.D1]*[.$C$59])" office:value-type="float" office:value="650.8574">
            <text:p>650.8574</text:p>
          </table:table-cell>
          <table:table-cell table:style-name="ce1" table:formula="of:=IF([.E1]=&quot;&quot;;&quot;&quot;;[.E1]*[.$C$59])" office:value-type="float" office:value="404.26676">
            <text:p>404.26676</text:p>
          </table:table-cell>
          <table:table-cell table:style-name="ce1" table:formula="of:=IF([.F1]=&quot;&quot;;&quot;&quot;;[.F1]*[.$C$59])" office:value-type="float" office:value="0.37444">
            <text:p>0.37444</text:p>
          </table:table-cell>
          <table:table-cell table:style-name="ce1" table:formula="of:=IF([.G1]=&quot;&quot;;&quot;&quot;;[.G1]*[.$C$59])" office:value-type="float" office:value="182.59049">
            <text:p>182.59049</text:p>
          </table:table-cell>
          <table:table-cell table:style-name="ce1" table:formula="of:=IF([.H1]=&quot;&quot;;&quot;&quot;;[.H1]*[.$C$59])" office:value-type="float" office:value="17.58376">
            <text:p>17.58376</text:p>
          </table:table-cell>
          <table:table-cell table:style-name="ce1" table:formula="of:=IF([.I1]=&quot;&quot;;&quot;&quot;;[.I1]*[.$C$59])" office:value-type="float" office:value="8.67488">
            <text:p>8.67488</text:p>
          </table:table-cell>
          <table:table-cell table:style-name="ce1" table:formula="of:=IF([.J1]=&quot;&quot;;&quot;&quot;;[.J1]*[.$C$59])" office:value-type="float" office:value="0.20235">
            <text:p>0.20235</text:p>
          </table:table-cell>
          <table:table-cell table:style-name="ce1" table:formula="of:=IF([.K1]=&quot;&quot;;&quot;&quot;;[.K1]*[.$C$59])" office:value-type="float" office:value="-208.75791">
            <text:p>-208.75791</text:p>
          </table:table-cell>
          <table:table-cell table:style-name="ce1" table:formula="of:=IF([.L1]=&quot;&quot;;&quot;&quot;;[.L1]*[.$C$59])" office:value-type="float" office:value="-8.20179">
            <text:p>-8.20179</text:p>
          </table:table-cell>
          <table:table-cell table:style-name="ce1" table:formula="of:=IF([.M1]=&quot;&quot;;&quot;&quot;;[.M1]*[.$C$59])" office:value-type="float" office:value="-0.12655">
            <text:p>-0.12655</text:p>
          </table:table-cell>
          <table:table-cell table:style-name="ce1" table:formula="of:=IF([.N1]=&quot;&quot;;&quot;&quot;;[.N1]*[.$C$59])" office:value-type="float" office:value="-0.75389">
            <text:p>-0.75389</text:p>
          </table:table-cell>
          <table:table-cell table:style-name="ce1" table:formula="of:=IF([.O1]=&quot;&quot;;&quot;&quot;;[.O1]*[.$C$59])" office:value-type="float" office:value="9.21088">
            <text:p>9.21088</text:p>
          </table:table-cell>
          <table:table-cell table:style-name="ce1" table:formula="of:=IF([.P1]=&quot;&quot;;&quot;&quot;;[.P1]*[.$C$59])" office:value-type="float" office:value="-3.95596">
            <text:p>-3.95596</text:p>
          </table:table-cell>
          <table:table-cell table:style-name="ce1" table:formula="of:=IF([.Q1]=&quot;&quot;;&quot;&quot;;[.Q1]*[.$C$59])" office:value-type="float" office:value="8.22794">
            <text:p>8.22794</text:p>
          </table:table-cell>
          <table:table-cell table:style-name="ce1" table:formula="of:=IF([.R1]=&quot;&quot;;&quot;&quot;;[.R1]*[.$C$59])">
            <text:p/>
          </table:table-cell>
          <table:table-cell table:style-name="ce1" table:formula="of:=IF([.S1]=&quot;&quot;;&quot;&quot;;[.S1]*[.$C$59])">
            <text:p/>
          </table:table-cell>
          <table:table-cell table:style-name="ce1" table:formula="of:=IF([.T1]=&quot;&quot;;&quot;&quot;;[.T1]*[.$C$59])">
            <text:p/>
          </table:table-cell>
          <table:table-cell table:style-name="ce1" table:formula="of:=IF([.U1]=&quot;&quot;;&quot;&quot;;[.U1]*[.$C$59])">
            <text:p/>
          </table:table-cell>
          <table:table-cell table:style-name="ce1" table:formula="of:=IF([.V1]=&quot;&quot;;&quot;&quot;;[.V1]*[.$C$59])">
            <text:p/>
          </table:table-cell>
          <table:table-cell table:style-name="ce1" table:formula="of:=IF([.W1]=&quot;&quot;;&quot;&quot;;[.W1]*[.$C$59])">
            <text:p/>
          </table:table-cell>
          <table:table-cell table:style-name="ce1" table:formula="of:=IF([.X1]=&quot;&quot;;&quot;&quot;;[.X1]*[.$C$59])">
            <text:p/>
          </table:table-cell>
          <table:table-cell table:style-name="ce1" table:formula="of:=IF([.Y1]=&quot;&quot;;&quot;&quot;;[.Y1]*[.$C$59])">
            <text:p/>
          </table:table-cell>
          <table:table-cell table:style-name="ce1" table:formula="of:=IF([.Z1]=&quot;&quot;;&quot;&quot;;[.Z1]*[.$C$59])">
            <text:p/>
          </table:table-cell>
          <table:table-cell table:style-name="ce1" table:formula="of:=IF([.AA1]=&quot;&quot;;&quot;&quot;;[.AA1]*[.$C$59])">
            <text:p/>
          </table:table-cell>
          <table:table-cell table:style-name="ce1" table:formula="of:=IF([.AB1]=&quot;&quot;;&quot;&quot;;[.AB1]*[.$C$59])">
            <text:p/>
          </table:table-cell>
          <table:table-cell table:style-name="ce1" table:formula="of:=IF([.AC1]=&quot;&quot;;&quot;&quot;;[.AC1]*[.$C$59])">
            <text:p/>
          </table:table-cell>
          <table:table-cell table:style-name="ce1" table:formula="of:=IF([.AD1]=&quot;&quot;;&quot;&quot;;[.AD1]*[.$C$59])">
            <text:p/>
          </table:table-cell>
          <table:table-cell table:style-name="ce1" table:formula="of:=IF([.AE1]=&quot;&quot;;&quot;&quot;;[.AE1]*[.$C$59])">
            <text:p/>
          </table:table-cell>
          <table:table-cell table:style-name="ce1" table:formula="of:=IF([.AF1]=&quot;&quot;;&quot;&quot;;[.AF1]*[.$C$59])">
            <text:p/>
          </table:table-cell>
          <table:table-cell table:style-name="ce1" table:formula="of:=IF([.AG1]=&quot;&quot;;&quot;&quot;;[.AG1]*[.$C$59])">
            <text:p/>
          </table:table-cell>
          <table:table-cell table:style-name="ce1" table:formula="of:=IF([.AH1]=&quot;&quot;;&quot;&quot;;[.AH1]*[.$C$59])">
            <text:p/>
          </table:table-cell>
          <table:table-cell table:style-name="ce1" table:formula="of:=IF([.AI1]=&quot;&quot;;&quot;&quot;;[.AI1]*[.$C$59])">
            <text:p/>
          </table:table-cell>
          <table:table-cell table:style-name="ce1" table:formula="of:=IF([.AJ1]=&quot;&quot;;&quot;&quot;;[.AJ1]*[.$C$59])">
            <text:p/>
          </table:table-cell>
          <table:table-cell table:style-name="ce1" table:formula="of:=IF([.AK1]=&quot;&quot;;&quot;&quot;;[.AK1]*[.$C$59])">
            <text:p/>
          </table:table-cell>
          <table:table-cell table:style-name="ce1" table:formula="of:=IF([.AL1]=&quot;&quot;;&quot;&quot;;[.AL1]*[.$C$59])">
            <text:p/>
          </table:table-cell>
          <table:table-cell table:style-name="ce1" table:formula="of:=IF([.AM1]=&quot;&quot;;&quot;&quot;;[.AM1]*[.$C$59])">
            <text:p/>
          </table:table-cell>
          <table:table-cell table:style-name="ce1" table:formula="of:=IF([.AN1]=&quot;&quot;;&quot;&quot;;[.AN1]*[.$C$59])">
            <text:p/>
          </table:table-cell>
          <table:table-cell table:style-name="ce1" table:formula="of:=IF([.AO1]=&quot;&quot;;&quot;&quot;;[.AO1]*[.$C$59])">
            <text:p/>
          </table:table-cell>
          <table:table-cell table:style-name="ce1" table:formula="of:=IF([.AP1]=&quot;&quot;;&quot;&quot;;[.AP1]*[.$C$59])">
            <text:p/>
          </table:table-cell>
          <table:table-cell table:style-name="ce1" table:formula="of:=IF([.AQ1]=&quot;&quot;;&quot;&quot;;[.AQ1]*[.$C$59])">
            <text:p/>
          </table:table-cell>
          <table:table-cell table:style-name="ce1" table:formula="of:=IF([.AR1]=&quot;&quot;;&quot;&quot;;[.AR1]*[.$C$59])">
            <text:p/>
          </table:table-cell>
          <table:table-cell table:style-name="ce1" table:formula="of:=IF([.AS1]=&quot;&quot;;&quot;&quot;;[.AS1]*[.$C$59])">
            <text:p/>
          </table:table-cell>
          <table:table-cell table:style-name="ce1" table:formula="of:=IF([.AT1]=&quot;&quot;;&quot;&quot;;[.AT1]*[.$C$59])">
            <text:p/>
          </table:table-cell>
          <table:table-cell table:style-name="ce1" table:formula="of:=IF([.AU1]=&quot;&quot;;&quot;&quot;;[.AU1]*[.$C$59])">
            <text:p/>
          </table:table-cell>
          <table:table-cell table:style-name="ce1" table:formula="of:=IF([.AV1]=&quot;&quot;;&quot;&quot;;[.AV1]*[.$C$59])">
            <text:p/>
          </table:table-cell>
          <table:table-cell table:style-name="ce1" table:formula="of:=IF([.AW1]=&quot;&quot;;&quot;&quot;;[.AW1]*[.$C$59])">
            <text:p/>
          </table:table-cell>
          <table:table-cell table:style-name="ce1" table:formula="of:=IF([.AX1]=&quot;&quot;;&quot;&quot;;[.AX1]*[.$C$59])">
            <text:p/>
          </table:table-cell>
          <table:table-cell table:style-name="ce1" table:formula="of:=IF([.AY1]=&quot;&quot;;&quot;&quot;;[.AY1]*[.$C$59])">
            <text:p/>
          </table:table-cell>
          <table:table-cell table:style-name="ce1" table:formula="of:=IF([.AZ1]=&quot;&quot;;&quot;&quot;;[.AZ1]*[.$C$59])">
            <text:p/>
          </table:table-cell>
          <table:table-cell table:style-name="ce1" table:formula="of:=IF([.BA1]=&quot;&quot;;&quot;&quot;;[.BA1]*[.$C$59])">
            <text:p/>
          </table:table-cell>
          <table:table-cell table:style-name="ce1" table:formula="of:=IF([.BB1]=&quot;&quot;;&quot;&quot;;[.BB1]*[.$C$59])">
            <text:p/>
          </table:table-cell>
          <table:table-cell table:style-name="ce1" table:formula="of:=IF([.BC1]=&quot;&quot;;&quot;&quot;;[.BC1]*[.$C$59])">
            <text:p/>
          </table:table-cell>
          <table:table-cell table:style-name="ce1" table:formula="of:=IF([.BD1]=&quot;&quot;;&quot;&quot;;[.BD1]*[.$C$59])">
            <text:p/>
          </table:table-cell>
          <table:table-cell table:style-name="ce1" table:formula="of:=IF([.BE1]=&quot;&quot;;&quot;&quot;;[.BE1]*[.$C$59])">
            <text:p/>
          </table:table-cell>
          <table:table-cell table:style-name="ce1" table:formula="of:=IF([.BF1]=&quot;&quot;;&quot;&quot;;[.BF1]*[.$C$59])">
            <text:p/>
          </table:table-cell>
          <table:table-cell table:style-name="ce1" table:formula="of:=IF([.BG1]=&quot;&quot;;&quot;&quot;;[.BG1]*[.$C$59])">
            <text:p/>
          </table:table-cell>
          <table:table-cell table:style-name="ce1" table:formula="of:=IF([.BH1]=&quot;&quot;;&quot;&quot;;[.BH1]*[.$C$59])">
            <text:p/>
          </table:table-cell>
          <table:table-cell table:style-name="ce1" table:formula="of:=IF([.BI1]=&quot;&quot;;&quot;&quot;;[.BI1]*[.$C$59])">
            <text:p/>
          </table:table-cell>
          <table:table-cell table:style-name="ce1" table:formula="of:=IF([.BJ1]=&quot;&quot;;&quot;&quot;;[.BJ1]*[.$C$59])">
            <text:p/>
          </table:table-cell>
          <table:table-cell table:style-name="ce1" table:formula="of:=IF([.BK1]=&quot;&quot;;&quot;&quot;;[.BK1]*[.$C$59])">
            <text:p/>
          </table:table-cell>
          <table:table-cell table:style-name="ce1" table:formula="of:=IF([.BL1]=&quot;&quot;;&quot;&quot;;[.BL1]*[.$C$59])">
            <text:p/>
          </table:table-cell>
          <table:table-cell table:style-name="ce1" table:formula="of:=IF([.BM1]=&quot;&quot;;&quot;&quot;;[.BM1]*[.$C$59])">
            <text:p/>
          </table:table-cell>
          <table:table-cell table:style-name="ce1" table:formula="of:=IF([.BN1]=&quot;&quot;;&quot;&quot;;[.BN1]*[.$C$59])">
            <text:p/>
          </table:table-cell>
          <table:table-cell table:style-name="ce1" table:formula="of:=IF([.BO1]=&quot;&quot;;&quot;&quot;;[.BO1]*[.$C$59])">
            <text:p/>
          </table:table-cell>
          <table:table-cell table:style-name="ce1" table:formula="of:=IF([.BP1]=&quot;&quot;;&quot;&quot;;[.BP1]*[.$C$59])">
            <text:p/>
          </table:table-cell>
          <table:table-cell table:style-name="ce1" table:formula="of:=IF([.BQ1]=&quot;&quot;;&quot;&quot;;[.BQ1]*[.$C$59])">
            <text:p/>
          </table:table-cell>
          <table:table-cell table:style-name="ce1" table:formula="of:=IF([.BR1]=&quot;&quot;;&quot;&quot;;[.BR1]*[.$C$59])">
            <text:p/>
          </table:table-cell>
          <table:table-cell table:style-name="ce1" table:formula="of:=IF([.BS1]=&quot;&quot;;&quot;&quot;;[.BS1]*[.$C$59])">
            <text:p/>
          </table:table-cell>
          <table:table-cell table:style-name="ce1" table:formula="of:=IF([.BT1]=&quot;&quot;;&quot;&quot;;[.BT1]*[.$C$59])">
            <text:p/>
          </table:table-cell>
          <table:table-cell table:style-name="ce1" table:formula="of:=IF([.BU1]=&quot;&quot;;&quot;&quot;;[.BU1]*[.$C$59])">
            <text:p/>
          </table:table-cell>
          <table:table-cell table:style-name="ce1" table:formula="of:=IF([.BV1]=&quot;&quot;;&quot;&quot;;[.BV1]*[.$C$59])">
            <text:p/>
          </table:table-cell>
          <table:table-cell table:style-name="ce1" table:formula="of:=IF([.BW1]=&quot;&quot;;&quot;&quot;;[.BW1]*[.$C$59])">
            <text:p/>
          </table:table-cell>
          <table:table-cell table:style-name="ce1" table:formula="of:=IF([.BX1]=&quot;&quot;;&quot;&quot;;[.BX1]*[.$C$59])">
            <text:p/>
          </table:table-cell>
          <table:table-cell table:style-name="ce1" table:formula="of:=IF([.BY1]=&quot;&quot;;&quot;&quot;;[.BY1]*[.$C$59])">
            <text:p/>
          </table:table-cell>
          <table:table-cell table:style-name="ce1" table:formula="of:=IF([.BZ1]=&quot;&quot;;&quot;&quot;;[.BZ1]*[.$C$59])">
            <text:p/>
          </table:table-cell>
          <table:table-cell table:style-name="ce1" table:formula="of:=IF([.CA1]=&quot;&quot;;&quot;&quot;;[.CA1]*[.$C$59])">
            <text:p/>
          </table:table-cell>
          <table:table-cell table:style-name="ce1" table:formula="of:=IF([.CB1]=&quot;&quot;;&quot;&quot;;[.CB1]*[.$C$59])">
            <text:p/>
          </table:table-cell>
          <table:table-cell table:style-name="ce1" table:formula="of:=IF([.CC1]=&quot;&quot;;&quot;&quot;;[.CC1]*[.$C$59])">
            <text:p/>
          </table:table-cell>
          <table:table-cell table:style-name="ce1" table:formula="of:=IF([.CD1]=&quot;&quot;;&quot;&quot;;[.CD1]*[.$C$59])">
            <text:p/>
          </table:table-cell>
          <table:table-cell table:style-name="ce1" table:formula="of:=IF([.CE1]=&quot;&quot;;&quot;&quot;;[.CE1]*[.$C$59])">
            <text:p/>
          </table:table-cell>
          <table:table-cell table:style-name="ce1" table:formula="of:=IF([.CF1]=&quot;&quot;;&quot;&quot;;[.CF1]*[.$C$59])">
            <text:p/>
          </table:table-cell>
          <table:table-cell table:style-name="ce1" table:formula="of:=IF([.CG1]=&quot;&quot;;&quot;&quot;;[.CG1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]=&quot;&quot;;&quot;&quot;;[.D2]*[.$C$59])" office:value-type="float" office:value="364.33376">
            <text:p>364.33376</text:p>
          </table:table-cell>
          <table:table-cell table:style-name="ce1" table:formula="of:=IF([.E2]=&quot;&quot;;&quot;&quot;;[.E2]*[.$C$59])" office:value-type="float" office:value="426.54062">
            <text:p>426.54062</text:p>
          </table:table-cell>
          <table:table-cell table:style-name="ce1" table:formula="of:=IF([.F2]=&quot;&quot;;&quot;&quot;;[.F2]*[.$C$59])" office:value-type="float" office:value="0.72799">
            <text:p>0.72799</text:p>
          </table:table-cell>
          <table:table-cell table:style-name="ce1" table:formula="of:=IF([.G2]=&quot;&quot;;&quot;&quot;;[.G2]*[.$C$59])" office:value-type="float" office:value="106.93006">
            <text:p>106.93006</text:p>
          </table:table-cell>
          <table:table-cell table:style-name="ce1" table:formula="of:=IF([.H2]=&quot;&quot;;&quot;&quot;;[.H2]*[.$C$59])" office:value-type="float" office:value="214.86655">
            <text:p>214.86655</text:p>
          </table:table-cell>
          <table:table-cell table:style-name="ce1" table:formula="of:=IF([.I2]=&quot;&quot;;&quot;&quot;;[.I2]*[.$C$59])" office:value-type="float" office:value="-9.70989">
            <text:p>-9.70989</text:p>
          </table:table-cell>
          <table:table-cell table:style-name="ce1" table:formula="of:=IF([.J2]=&quot;&quot;;&quot;&quot;;[.J2]*[.$C$59])" office:value-type="float" office:value="-0.23959">
            <text:p>-0.23959</text:p>
          </table:table-cell>
          <table:table-cell table:style-name="ce1" table:formula="of:=IF([.K2]=&quot;&quot;;&quot;&quot;;[.K2]*[.$C$59])" office:value-type="float" office:value="-100.48219">
            <text:p>-100.48219</text:p>
          </table:table-cell>
          <table:table-cell table:style-name="ce1" table:formula="of:=IF([.L2]=&quot;&quot;;&quot;&quot;;[.L2]*[.$C$59])">
            <text:p/>
          </table:table-cell>
          <table:table-cell table:style-name="ce1" table:formula="of:=IF([.M2]=&quot;&quot;;&quot;&quot;;[.M2]*[.$C$59])">
            <text:p/>
          </table:table-cell>
          <table:table-cell table:style-name="ce1" table:formula="of:=IF([.N2]=&quot;&quot;;&quot;&quot;;[.N2]*[.$C$59])">
            <text:p/>
          </table:table-cell>
          <table:table-cell table:style-name="ce1" table:formula="of:=IF([.O2]=&quot;&quot;;&quot;&quot;;[.O2]*[.$C$59])">
            <text:p/>
          </table:table-cell>
          <table:table-cell table:style-name="ce1" table:formula="of:=IF([.P2]=&quot;&quot;;&quot;&quot;;[.P2]*[.$C$59])">
            <text:p/>
          </table:table-cell>
          <table:table-cell table:style-name="ce1" table:formula="of:=IF([.Q2]=&quot;&quot;;&quot;&quot;;[.Q2]*[.$C$59])">
            <text:p/>
          </table:table-cell>
          <table:table-cell table:style-name="ce1" table:formula="of:=IF([.R2]=&quot;&quot;;&quot;&quot;;[.R2]*[.$C$59])">
            <text:p/>
          </table:table-cell>
          <table:table-cell table:style-name="ce1" table:formula="of:=IF([.S2]=&quot;&quot;;&quot;&quot;;[.S2]*[.$C$59])">
            <text:p/>
          </table:table-cell>
          <table:table-cell table:style-name="ce1" table:formula="of:=IF([.T2]=&quot;&quot;;&quot;&quot;;[.T2]*[.$C$59])">
            <text:p/>
          </table:table-cell>
          <table:table-cell table:style-name="ce1" table:formula="of:=IF([.U2]=&quot;&quot;;&quot;&quot;;[.U2]*[.$C$59])">
            <text:p/>
          </table:table-cell>
          <table:table-cell table:style-name="ce1" table:formula="of:=IF([.V2]=&quot;&quot;;&quot;&quot;;[.V2]*[.$C$59])">
            <text:p/>
          </table:table-cell>
          <table:table-cell table:style-name="ce1" table:formula="of:=IF([.W2]=&quot;&quot;;&quot;&quot;;[.W2]*[.$C$59])">
            <text:p/>
          </table:table-cell>
          <table:table-cell table:style-name="ce1" table:formula="of:=IF([.X2]=&quot;&quot;;&quot;&quot;;[.X2]*[.$C$59])">
            <text:p/>
          </table:table-cell>
          <table:table-cell table:style-name="ce1" table:formula="of:=IF([.Y2]=&quot;&quot;;&quot;&quot;;[.Y2]*[.$C$59])">
            <text:p/>
          </table:table-cell>
          <table:table-cell table:style-name="ce1" table:formula="of:=IF([.Z2]=&quot;&quot;;&quot;&quot;;[.Z2]*[.$C$59])">
            <text:p/>
          </table:table-cell>
          <table:table-cell table:style-name="ce1" table:formula="of:=IF([.AA2]=&quot;&quot;;&quot;&quot;;[.AA2]*[.$C$59])">
            <text:p/>
          </table:table-cell>
          <table:table-cell table:style-name="ce1" table:formula="of:=IF([.AB2]=&quot;&quot;;&quot;&quot;;[.AB2]*[.$C$59])">
            <text:p/>
          </table:table-cell>
          <table:table-cell table:style-name="ce1" table:formula="of:=IF([.AC2]=&quot;&quot;;&quot;&quot;;[.AC2]*[.$C$59])">
            <text:p/>
          </table:table-cell>
          <table:table-cell table:style-name="ce1" table:formula="of:=IF([.AD2]=&quot;&quot;;&quot;&quot;;[.AD2]*[.$C$59])">
            <text:p/>
          </table:table-cell>
          <table:table-cell table:style-name="ce1" table:formula="of:=IF([.AE2]=&quot;&quot;;&quot;&quot;;[.AE2]*[.$C$59])">
            <text:p/>
          </table:table-cell>
          <table:table-cell table:style-name="ce1" table:formula="of:=IF([.AF2]=&quot;&quot;;&quot;&quot;;[.AF2]*[.$C$59])">
            <text:p/>
          </table:table-cell>
          <table:table-cell table:style-name="ce1" table:formula="of:=IF([.AG2]=&quot;&quot;;&quot;&quot;;[.AG2]*[.$C$59])">
            <text:p/>
          </table:table-cell>
          <table:table-cell table:style-name="ce1" table:formula="of:=IF([.AH2]=&quot;&quot;;&quot;&quot;;[.AH2]*[.$C$59])">
            <text:p/>
          </table:table-cell>
          <table:table-cell table:style-name="ce1" table:formula="of:=IF([.AI2]=&quot;&quot;;&quot;&quot;;[.AI2]*[.$C$59])">
            <text:p/>
          </table:table-cell>
          <table:table-cell table:style-name="ce1" table:formula="of:=IF([.AJ2]=&quot;&quot;;&quot;&quot;;[.AJ2]*[.$C$59])">
            <text:p/>
          </table:table-cell>
          <table:table-cell table:style-name="ce1" table:formula="of:=IF([.AK2]=&quot;&quot;;&quot;&quot;;[.AK2]*[.$C$59])">
            <text:p/>
          </table:table-cell>
          <table:table-cell table:style-name="ce1" table:formula="of:=IF([.AL2]=&quot;&quot;;&quot;&quot;;[.AL2]*[.$C$59])">
            <text:p/>
          </table:table-cell>
          <table:table-cell table:style-name="ce1" table:formula="of:=IF([.AM2]=&quot;&quot;;&quot;&quot;;[.AM2]*[.$C$59])">
            <text:p/>
          </table:table-cell>
          <table:table-cell table:style-name="ce1" table:formula="of:=IF([.AN2]=&quot;&quot;;&quot;&quot;;[.AN2]*[.$C$59])">
            <text:p/>
          </table:table-cell>
          <table:table-cell table:style-name="ce1" table:formula="of:=IF([.AO2]=&quot;&quot;;&quot;&quot;;[.AO2]*[.$C$59])">
            <text:p/>
          </table:table-cell>
          <table:table-cell table:style-name="ce1" table:formula="of:=IF([.AP2]=&quot;&quot;;&quot;&quot;;[.AP2]*[.$C$59])">
            <text:p/>
          </table:table-cell>
          <table:table-cell table:style-name="ce1" table:formula="of:=IF([.AQ2]=&quot;&quot;;&quot;&quot;;[.AQ2]*[.$C$59])">
            <text:p/>
          </table:table-cell>
          <table:table-cell table:style-name="ce1" table:formula="of:=IF([.AR2]=&quot;&quot;;&quot;&quot;;[.AR2]*[.$C$59])">
            <text:p/>
          </table:table-cell>
          <table:table-cell table:style-name="ce1" table:formula="of:=IF([.AS2]=&quot;&quot;;&quot;&quot;;[.AS2]*[.$C$59])">
            <text:p/>
          </table:table-cell>
          <table:table-cell table:style-name="ce1" table:formula="of:=IF([.AT2]=&quot;&quot;;&quot;&quot;;[.AT2]*[.$C$59])">
            <text:p/>
          </table:table-cell>
          <table:table-cell table:style-name="ce1" table:formula="of:=IF([.AU2]=&quot;&quot;;&quot;&quot;;[.AU2]*[.$C$59])">
            <text:p/>
          </table:table-cell>
          <table:table-cell table:style-name="ce1" table:formula="of:=IF([.AV2]=&quot;&quot;;&quot;&quot;;[.AV2]*[.$C$59])">
            <text:p/>
          </table:table-cell>
          <table:table-cell table:style-name="ce1" table:formula="of:=IF([.AW2]=&quot;&quot;;&quot;&quot;;[.AW2]*[.$C$59])">
            <text:p/>
          </table:table-cell>
          <table:table-cell table:style-name="ce1" table:formula="of:=IF([.AX2]=&quot;&quot;;&quot;&quot;;[.AX2]*[.$C$59])">
            <text:p/>
          </table:table-cell>
          <table:table-cell table:style-name="ce1" table:formula="of:=IF([.AY2]=&quot;&quot;;&quot;&quot;;[.AY2]*[.$C$59])">
            <text:p/>
          </table:table-cell>
          <table:table-cell table:style-name="ce1" table:formula="of:=IF([.AZ2]=&quot;&quot;;&quot;&quot;;[.AZ2]*[.$C$59])">
            <text:p/>
          </table:table-cell>
          <table:table-cell table:style-name="ce1" table:formula="of:=IF([.BA2]=&quot;&quot;;&quot;&quot;;[.BA2]*[.$C$59])">
            <text:p/>
          </table:table-cell>
          <table:table-cell table:style-name="ce1" table:formula="of:=IF([.BB2]=&quot;&quot;;&quot;&quot;;[.BB2]*[.$C$59])">
            <text:p/>
          </table:table-cell>
          <table:table-cell table:style-name="ce1" table:formula="of:=IF([.BC2]=&quot;&quot;;&quot;&quot;;[.BC2]*[.$C$59])">
            <text:p/>
          </table:table-cell>
          <table:table-cell table:style-name="ce1" table:formula="of:=IF([.BD2]=&quot;&quot;;&quot;&quot;;[.BD2]*[.$C$59])">
            <text:p/>
          </table:table-cell>
          <table:table-cell table:style-name="ce1" table:formula="of:=IF([.BE2]=&quot;&quot;;&quot;&quot;;[.BE2]*[.$C$59])">
            <text:p/>
          </table:table-cell>
          <table:table-cell table:style-name="ce1" table:formula="of:=IF([.BF2]=&quot;&quot;;&quot;&quot;;[.BF2]*[.$C$59])">
            <text:p/>
          </table:table-cell>
          <table:table-cell table:style-name="ce1" table:formula="of:=IF([.BG2]=&quot;&quot;;&quot;&quot;;[.BG2]*[.$C$59])">
            <text:p/>
          </table:table-cell>
          <table:table-cell table:style-name="ce1" table:formula="of:=IF([.BH2]=&quot;&quot;;&quot;&quot;;[.BH2]*[.$C$59])">
            <text:p/>
          </table:table-cell>
          <table:table-cell table:style-name="ce1" table:formula="of:=IF([.BI2]=&quot;&quot;;&quot;&quot;;[.BI2]*[.$C$59])">
            <text:p/>
          </table:table-cell>
          <table:table-cell table:style-name="ce1" table:formula="of:=IF([.BJ2]=&quot;&quot;;&quot;&quot;;[.BJ2]*[.$C$59])">
            <text:p/>
          </table:table-cell>
          <table:table-cell table:style-name="ce1" table:formula="of:=IF([.BK2]=&quot;&quot;;&quot;&quot;;[.BK2]*[.$C$59])">
            <text:p/>
          </table:table-cell>
          <table:table-cell table:style-name="ce1" table:formula="of:=IF([.BL2]=&quot;&quot;;&quot;&quot;;[.BL2]*[.$C$59])">
            <text:p/>
          </table:table-cell>
          <table:table-cell table:style-name="ce1" table:formula="of:=IF([.BM2]=&quot;&quot;;&quot;&quot;;[.BM2]*[.$C$59])">
            <text:p/>
          </table:table-cell>
          <table:table-cell table:style-name="ce1" table:formula="of:=IF([.BN2]=&quot;&quot;;&quot;&quot;;[.BN2]*[.$C$59])">
            <text:p/>
          </table:table-cell>
          <table:table-cell table:style-name="ce1" table:formula="of:=IF([.BO2]=&quot;&quot;;&quot;&quot;;[.BO2]*[.$C$59])">
            <text:p/>
          </table:table-cell>
          <table:table-cell table:style-name="ce1" table:formula="of:=IF([.BP2]=&quot;&quot;;&quot;&quot;;[.BP2]*[.$C$59])">
            <text:p/>
          </table:table-cell>
          <table:table-cell table:style-name="ce1" table:formula="of:=IF([.BQ2]=&quot;&quot;;&quot;&quot;;[.BQ2]*[.$C$59])">
            <text:p/>
          </table:table-cell>
          <table:table-cell table:style-name="ce1" table:formula="of:=IF([.BR2]=&quot;&quot;;&quot;&quot;;[.BR2]*[.$C$59])">
            <text:p/>
          </table:table-cell>
          <table:table-cell table:style-name="ce1" table:formula="of:=IF([.BS2]=&quot;&quot;;&quot;&quot;;[.BS2]*[.$C$59])">
            <text:p/>
          </table:table-cell>
          <table:table-cell table:style-name="ce1" table:formula="of:=IF([.BT2]=&quot;&quot;;&quot;&quot;;[.BT2]*[.$C$59])">
            <text:p/>
          </table:table-cell>
          <table:table-cell table:style-name="ce1" table:formula="of:=IF([.BU2]=&quot;&quot;;&quot;&quot;;[.BU2]*[.$C$59])">
            <text:p/>
          </table:table-cell>
          <table:table-cell table:style-name="ce1" table:formula="of:=IF([.BV2]=&quot;&quot;;&quot;&quot;;[.BV2]*[.$C$59])">
            <text:p/>
          </table:table-cell>
          <table:table-cell table:style-name="ce1" table:formula="of:=IF([.BW2]=&quot;&quot;;&quot;&quot;;[.BW2]*[.$C$59])">
            <text:p/>
          </table:table-cell>
          <table:table-cell table:style-name="ce1" table:formula="of:=IF([.BX2]=&quot;&quot;;&quot;&quot;;[.BX2]*[.$C$59])">
            <text:p/>
          </table:table-cell>
          <table:table-cell table:style-name="ce1" table:formula="of:=IF([.BY2]=&quot;&quot;;&quot;&quot;;[.BY2]*[.$C$59])">
            <text:p/>
          </table:table-cell>
          <table:table-cell table:style-name="ce1" table:formula="of:=IF([.BZ2]=&quot;&quot;;&quot;&quot;;[.BZ2]*[.$C$59])">
            <text:p/>
          </table:table-cell>
          <table:table-cell table:style-name="ce1" table:formula="of:=IF([.CA2]=&quot;&quot;;&quot;&quot;;[.CA2]*[.$C$59])">
            <text:p/>
          </table:table-cell>
          <table:table-cell table:style-name="ce1" table:formula="of:=IF([.CB2]=&quot;&quot;;&quot;&quot;;[.CB2]*[.$C$59])">
            <text:p/>
          </table:table-cell>
          <table:table-cell table:style-name="ce1" table:formula="of:=IF([.CC2]=&quot;&quot;;&quot;&quot;;[.CC2]*[.$C$59])">
            <text:p/>
          </table:table-cell>
          <table:table-cell table:style-name="ce1" table:formula="of:=IF([.CD2]=&quot;&quot;;&quot;&quot;;[.CD2]*[.$C$59])">
            <text:p/>
          </table:table-cell>
          <table:table-cell table:style-name="ce1" table:formula="of:=IF([.CE2]=&quot;&quot;;&quot;&quot;;[.CE2]*[.$C$59])">
            <text:p/>
          </table:table-cell>
          <table:table-cell table:style-name="ce1" table:formula="of:=IF([.CF2]=&quot;&quot;;&quot;&quot;;[.CF2]*[.$C$59])">
            <text:p/>
          </table:table-cell>
          <table:table-cell table:style-name="ce1" table:formula="of:=IF([.CG2]=&quot;&quot;;&quot;&quot;;[.CG2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]=&quot;&quot;;&quot;&quot;;[.D3]*[.$C$59])" office:value-type="float" office:value="707.77478">
            <text:p>707.77478</text:p>
          </table:table-cell>
          <table:table-cell table:style-name="ce1" table:formula="of:=IF([.E3]=&quot;&quot;;&quot;&quot;;[.E3]*[.$C$59])" office:value-type="float" office:value="233.81702">
            <text:p>233.81702</text:p>
          </table:table-cell>
          <table:table-cell table:style-name="ce1" table:formula="of:=IF([.F3]=&quot;&quot;;&quot;&quot;;[.F3]*[.$C$59])" office:value-type="float" office:value="0.0392">
            <text:p>0.0392</text:p>
          </table:table-cell>
          <table:table-cell table:style-name="ce1" table:formula="of:=IF([.G3]=&quot;&quot;;&quot;&quot;;[.G3]*[.$C$59])" office:value-type="float" office:value="105.09283">
            <text:p>105.09283</text:p>
          </table:table-cell>
          <table:table-cell table:style-name="ce1" table:formula="of:=IF([.H3]=&quot;&quot;;&quot;&quot;;[.H3]*[.$C$59])" office:value-type="float" office:value="117.00569">
            <text:p>117.00569</text:p>
          </table:table-cell>
          <table:table-cell table:style-name="ce1" table:formula="of:=IF([.I3]=&quot;&quot;;&quot;&quot;;[.I3]*[.$C$59])" office:value-type="float" office:value="0.0155">
            <text:p>0.0155</text:p>
          </table:table-cell>
          <table:table-cell table:style-name="ce1" table:formula="of:=IF([.J3]=&quot;&quot;;&quot;&quot;;[.J3]*[.$C$59])" office:value-type="float" office:value="0.55078">
            <text:p>0.55078</text:p>
          </table:table-cell>
          <table:table-cell table:style-name="ce1" table:formula="of:=IF([.K3]=&quot;&quot;;&quot;&quot;;[.K3]*[.$C$59])" office:value-type="float" office:value="-103.00115">
            <text:p>-103.00115</text:p>
          </table:table-cell>
          <table:table-cell table:style-name="ce1" table:formula="of:=IF([.L3]=&quot;&quot;;&quot;&quot;;[.L3]*[.$C$59])">
            <text:p/>
          </table:table-cell>
          <table:table-cell table:style-name="ce1" table:formula="of:=IF([.M3]=&quot;&quot;;&quot;&quot;;[.M3]*[.$C$59])">
            <text:p/>
          </table:table-cell>
          <table:table-cell table:style-name="ce1" table:formula="of:=IF([.N3]=&quot;&quot;;&quot;&quot;;[.N3]*[.$C$59])">
            <text:p/>
          </table:table-cell>
          <table:table-cell table:style-name="ce1" table:formula="of:=IF([.O3]=&quot;&quot;;&quot;&quot;;[.O3]*[.$C$59])">
            <text:p/>
          </table:table-cell>
          <table:table-cell table:style-name="ce1" table:formula="of:=IF([.P3]=&quot;&quot;;&quot;&quot;;[.P3]*[.$C$59])">
            <text:p/>
          </table:table-cell>
          <table:table-cell table:style-name="ce1" table:formula="of:=IF([.Q3]=&quot;&quot;;&quot;&quot;;[.Q3]*[.$C$59])">
            <text:p/>
          </table:table-cell>
          <table:table-cell table:style-name="ce1" table:formula="of:=IF([.R3]=&quot;&quot;;&quot;&quot;;[.R3]*[.$C$59])">
            <text:p/>
          </table:table-cell>
          <table:table-cell table:style-name="ce1" table:formula="of:=IF([.S3]=&quot;&quot;;&quot;&quot;;[.S3]*[.$C$59])">
            <text:p/>
          </table:table-cell>
          <table:table-cell table:style-name="ce1" table:formula="of:=IF([.T3]=&quot;&quot;;&quot;&quot;;[.T3]*[.$C$59])">
            <text:p/>
          </table:table-cell>
          <table:table-cell table:style-name="ce1" table:formula="of:=IF([.U3]=&quot;&quot;;&quot;&quot;;[.U3]*[.$C$59])">
            <text:p/>
          </table:table-cell>
          <table:table-cell table:style-name="ce1" table:formula="of:=IF([.V3]=&quot;&quot;;&quot;&quot;;[.V3]*[.$C$59])">
            <text:p/>
          </table:table-cell>
          <table:table-cell table:style-name="ce1" table:formula="of:=IF([.W3]=&quot;&quot;;&quot;&quot;;[.W3]*[.$C$59])">
            <text:p/>
          </table:table-cell>
          <table:table-cell table:style-name="ce1" table:formula="of:=IF([.X3]=&quot;&quot;;&quot;&quot;;[.X3]*[.$C$59])">
            <text:p/>
          </table:table-cell>
          <table:table-cell table:style-name="ce1" table:formula="of:=IF([.Y3]=&quot;&quot;;&quot;&quot;;[.Y3]*[.$C$59])">
            <text:p/>
          </table:table-cell>
          <table:table-cell table:style-name="ce1" table:formula="of:=IF([.Z3]=&quot;&quot;;&quot;&quot;;[.Z3]*[.$C$59])">
            <text:p/>
          </table:table-cell>
          <table:table-cell table:style-name="ce1" table:formula="of:=IF([.AA3]=&quot;&quot;;&quot;&quot;;[.AA3]*[.$C$59])">
            <text:p/>
          </table:table-cell>
          <table:table-cell table:style-name="ce1" table:formula="of:=IF([.AB3]=&quot;&quot;;&quot;&quot;;[.AB3]*[.$C$59])">
            <text:p/>
          </table:table-cell>
          <table:table-cell table:style-name="ce1" table:formula="of:=IF([.AC3]=&quot;&quot;;&quot;&quot;;[.AC3]*[.$C$59])">
            <text:p/>
          </table:table-cell>
          <table:table-cell table:style-name="ce1" table:formula="of:=IF([.AD3]=&quot;&quot;;&quot;&quot;;[.AD3]*[.$C$59])">
            <text:p/>
          </table:table-cell>
          <table:table-cell table:style-name="ce1" table:formula="of:=IF([.AE3]=&quot;&quot;;&quot;&quot;;[.AE3]*[.$C$59])">
            <text:p/>
          </table:table-cell>
          <table:table-cell table:style-name="ce1" table:formula="of:=IF([.AF3]=&quot;&quot;;&quot;&quot;;[.AF3]*[.$C$59])">
            <text:p/>
          </table:table-cell>
          <table:table-cell table:style-name="ce1" table:formula="of:=IF([.AG3]=&quot;&quot;;&quot;&quot;;[.AG3]*[.$C$59])">
            <text:p/>
          </table:table-cell>
          <table:table-cell table:style-name="ce1" table:formula="of:=IF([.AH3]=&quot;&quot;;&quot;&quot;;[.AH3]*[.$C$59])">
            <text:p/>
          </table:table-cell>
          <table:table-cell table:style-name="ce1" table:formula="of:=IF([.AI3]=&quot;&quot;;&quot;&quot;;[.AI3]*[.$C$59])">
            <text:p/>
          </table:table-cell>
          <table:table-cell table:style-name="ce1" table:formula="of:=IF([.AJ3]=&quot;&quot;;&quot;&quot;;[.AJ3]*[.$C$59])">
            <text:p/>
          </table:table-cell>
          <table:table-cell table:style-name="ce1" table:formula="of:=IF([.AK3]=&quot;&quot;;&quot;&quot;;[.AK3]*[.$C$59])">
            <text:p/>
          </table:table-cell>
          <table:table-cell table:style-name="ce1" table:formula="of:=IF([.AL3]=&quot;&quot;;&quot;&quot;;[.AL3]*[.$C$59])">
            <text:p/>
          </table:table-cell>
          <table:table-cell table:style-name="ce1" table:formula="of:=IF([.AM3]=&quot;&quot;;&quot;&quot;;[.AM3]*[.$C$59])">
            <text:p/>
          </table:table-cell>
          <table:table-cell table:style-name="ce1" table:formula="of:=IF([.AN3]=&quot;&quot;;&quot;&quot;;[.AN3]*[.$C$59])">
            <text:p/>
          </table:table-cell>
          <table:table-cell table:style-name="ce1" table:formula="of:=IF([.AO3]=&quot;&quot;;&quot;&quot;;[.AO3]*[.$C$59])">
            <text:p/>
          </table:table-cell>
          <table:table-cell table:style-name="ce1" table:formula="of:=IF([.AP3]=&quot;&quot;;&quot;&quot;;[.AP3]*[.$C$59])">
            <text:p/>
          </table:table-cell>
          <table:table-cell table:style-name="ce1" table:formula="of:=IF([.AQ3]=&quot;&quot;;&quot;&quot;;[.AQ3]*[.$C$59])">
            <text:p/>
          </table:table-cell>
          <table:table-cell table:style-name="ce1" table:formula="of:=IF([.AR3]=&quot;&quot;;&quot;&quot;;[.AR3]*[.$C$59])">
            <text:p/>
          </table:table-cell>
          <table:table-cell table:style-name="ce1" table:formula="of:=IF([.AS3]=&quot;&quot;;&quot;&quot;;[.AS3]*[.$C$59])">
            <text:p/>
          </table:table-cell>
          <table:table-cell table:style-name="ce1" table:formula="of:=IF([.AT3]=&quot;&quot;;&quot;&quot;;[.AT3]*[.$C$59])">
            <text:p/>
          </table:table-cell>
          <table:table-cell table:style-name="ce1" table:formula="of:=IF([.AU3]=&quot;&quot;;&quot;&quot;;[.AU3]*[.$C$59])">
            <text:p/>
          </table:table-cell>
          <table:table-cell table:style-name="ce1" table:formula="of:=IF([.AV3]=&quot;&quot;;&quot;&quot;;[.AV3]*[.$C$59])">
            <text:p/>
          </table:table-cell>
          <table:table-cell table:style-name="ce1" table:formula="of:=IF([.AW3]=&quot;&quot;;&quot;&quot;;[.AW3]*[.$C$59])">
            <text:p/>
          </table:table-cell>
          <table:table-cell table:style-name="ce1" table:formula="of:=IF([.AX3]=&quot;&quot;;&quot;&quot;;[.AX3]*[.$C$59])">
            <text:p/>
          </table:table-cell>
          <table:table-cell table:style-name="ce1" table:formula="of:=IF([.AY3]=&quot;&quot;;&quot;&quot;;[.AY3]*[.$C$59])">
            <text:p/>
          </table:table-cell>
          <table:table-cell table:style-name="ce1" table:formula="of:=IF([.AZ3]=&quot;&quot;;&quot;&quot;;[.AZ3]*[.$C$59])">
            <text:p/>
          </table:table-cell>
          <table:table-cell table:style-name="ce1" table:formula="of:=IF([.BA3]=&quot;&quot;;&quot;&quot;;[.BA3]*[.$C$59])">
            <text:p/>
          </table:table-cell>
          <table:table-cell table:style-name="ce1" table:formula="of:=IF([.BB3]=&quot;&quot;;&quot;&quot;;[.BB3]*[.$C$59])">
            <text:p/>
          </table:table-cell>
          <table:table-cell table:style-name="ce1" table:formula="of:=IF([.BC3]=&quot;&quot;;&quot;&quot;;[.BC3]*[.$C$59])">
            <text:p/>
          </table:table-cell>
          <table:table-cell table:style-name="ce1" table:formula="of:=IF([.BD3]=&quot;&quot;;&quot;&quot;;[.BD3]*[.$C$59])">
            <text:p/>
          </table:table-cell>
          <table:table-cell table:style-name="ce1" table:formula="of:=IF([.BE3]=&quot;&quot;;&quot;&quot;;[.BE3]*[.$C$59])">
            <text:p/>
          </table:table-cell>
          <table:table-cell table:style-name="ce1" table:formula="of:=IF([.BF3]=&quot;&quot;;&quot;&quot;;[.BF3]*[.$C$59])">
            <text:p/>
          </table:table-cell>
          <table:table-cell table:style-name="ce1" table:formula="of:=IF([.BG3]=&quot;&quot;;&quot;&quot;;[.BG3]*[.$C$59])">
            <text:p/>
          </table:table-cell>
          <table:table-cell table:style-name="ce1" table:formula="of:=IF([.BH3]=&quot;&quot;;&quot;&quot;;[.BH3]*[.$C$59])">
            <text:p/>
          </table:table-cell>
          <table:table-cell table:style-name="ce1" table:formula="of:=IF([.BI3]=&quot;&quot;;&quot;&quot;;[.BI3]*[.$C$59])">
            <text:p/>
          </table:table-cell>
          <table:table-cell table:style-name="ce1" table:formula="of:=IF([.BJ3]=&quot;&quot;;&quot;&quot;;[.BJ3]*[.$C$59])">
            <text:p/>
          </table:table-cell>
          <table:table-cell table:style-name="ce1" table:formula="of:=IF([.BK3]=&quot;&quot;;&quot;&quot;;[.BK3]*[.$C$59])">
            <text:p/>
          </table:table-cell>
          <table:table-cell table:style-name="ce1" table:formula="of:=IF([.BL3]=&quot;&quot;;&quot;&quot;;[.BL3]*[.$C$59])">
            <text:p/>
          </table:table-cell>
          <table:table-cell table:style-name="ce1" table:formula="of:=IF([.BM3]=&quot;&quot;;&quot;&quot;;[.BM3]*[.$C$59])">
            <text:p/>
          </table:table-cell>
          <table:table-cell table:style-name="ce1" table:formula="of:=IF([.BN3]=&quot;&quot;;&quot;&quot;;[.BN3]*[.$C$59])">
            <text:p/>
          </table:table-cell>
          <table:table-cell table:style-name="ce1" table:formula="of:=IF([.BO3]=&quot;&quot;;&quot;&quot;;[.BO3]*[.$C$59])">
            <text:p/>
          </table:table-cell>
          <table:table-cell table:style-name="ce1" table:formula="of:=IF([.BP3]=&quot;&quot;;&quot;&quot;;[.BP3]*[.$C$59])">
            <text:p/>
          </table:table-cell>
          <table:table-cell table:style-name="ce1" table:formula="of:=IF([.BQ3]=&quot;&quot;;&quot;&quot;;[.BQ3]*[.$C$59])">
            <text:p/>
          </table:table-cell>
          <table:table-cell table:style-name="ce1" table:formula="of:=IF([.BR3]=&quot;&quot;;&quot;&quot;;[.BR3]*[.$C$59])">
            <text:p/>
          </table:table-cell>
          <table:table-cell table:style-name="ce1" table:formula="of:=IF([.BS3]=&quot;&quot;;&quot;&quot;;[.BS3]*[.$C$59])">
            <text:p/>
          </table:table-cell>
          <table:table-cell table:style-name="ce1" table:formula="of:=IF([.BT3]=&quot;&quot;;&quot;&quot;;[.BT3]*[.$C$59])">
            <text:p/>
          </table:table-cell>
          <table:table-cell table:style-name="ce1" table:formula="of:=IF([.BU3]=&quot;&quot;;&quot;&quot;;[.BU3]*[.$C$59])">
            <text:p/>
          </table:table-cell>
          <table:table-cell table:style-name="ce1" table:formula="of:=IF([.BV3]=&quot;&quot;;&quot;&quot;;[.BV3]*[.$C$59])">
            <text:p/>
          </table:table-cell>
          <table:table-cell table:style-name="ce1" table:formula="of:=IF([.BW3]=&quot;&quot;;&quot;&quot;;[.BW3]*[.$C$59])">
            <text:p/>
          </table:table-cell>
          <table:table-cell table:style-name="ce1" table:formula="of:=IF([.BX3]=&quot;&quot;;&quot;&quot;;[.BX3]*[.$C$59])">
            <text:p/>
          </table:table-cell>
          <table:table-cell table:style-name="ce1" table:formula="of:=IF([.BY3]=&quot;&quot;;&quot;&quot;;[.BY3]*[.$C$59])">
            <text:p/>
          </table:table-cell>
          <table:table-cell table:style-name="ce1" table:formula="of:=IF([.BZ3]=&quot;&quot;;&quot;&quot;;[.BZ3]*[.$C$59])">
            <text:p/>
          </table:table-cell>
          <table:table-cell table:style-name="ce1" table:formula="of:=IF([.CA3]=&quot;&quot;;&quot;&quot;;[.CA3]*[.$C$59])">
            <text:p/>
          </table:table-cell>
          <table:table-cell table:style-name="ce1" table:formula="of:=IF([.CB3]=&quot;&quot;;&quot;&quot;;[.CB3]*[.$C$59])">
            <text:p/>
          </table:table-cell>
          <table:table-cell table:style-name="ce1" table:formula="of:=IF([.CC3]=&quot;&quot;;&quot;&quot;;[.CC3]*[.$C$59])">
            <text:p/>
          </table:table-cell>
          <table:table-cell table:style-name="ce1" table:formula="of:=IF([.CD3]=&quot;&quot;;&quot;&quot;;[.CD3]*[.$C$59])">
            <text:p/>
          </table:table-cell>
          <table:table-cell table:style-name="ce1" table:formula="of:=IF([.CE3]=&quot;&quot;;&quot;&quot;;[.CE3]*[.$C$59])">
            <text:p/>
          </table:table-cell>
          <table:table-cell table:style-name="ce1" table:formula="of:=IF([.CF3]=&quot;&quot;;&quot;&quot;;[.CF3]*[.$C$59])">
            <text:p/>
          </table:table-cell>
          <table:table-cell table:style-name="ce1" table:formula="of:=IF([.CG3]=&quot;&quot;;&quot;&quot;;[.CG3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]=&quot;&quot;;&quot;&quot;;[.D4]*[.$C$59])" office:value-type="float" office:value="876.68633">
            <text:p>876.68633</text:p>
          </table:table-cell>
          <table:table-cell table:style-name="ce1" table:formula="of:=IF([.E4]=&quot;&quot;;&quot;&quot;;[.E4]*[.$C$59])" office:value-type="float" office:value="205.95389">
            <text:p>205.95389</text:p>
          </table:table-cell>
          <table:table-cell table:style-name="ce1" table:formula="of:=IF([.F4]=&quot;&quot;;&quot;&quot;;[.F4]*[.$C$59])" office:value-type="float" office:value="-0.29281">
            <text:p>-0.29281</text:p>
          </table:table-cell>
          <table:table-cell table:style-name="ce1" table:formula="of:=IF([.G4]=&quot;&quot;;&quot;&quot;;[.G4]*[.$C$59])" office:value-type="float" office:value="100.94508">
            <text:p>100.94508</text:p>
          </table:table-cell>
          <table:table-cell table:style-name="ce1" table:formula="of:=IF([.H4]=&quot;&quot;;&quot;&quot;;[.H4]*[.$C$59])" office:value-type="float" office:value="176.77528">
            <text:p>176.77528</text:p>
          </table:table-cell>
          <table:table-cell table:style-name="ce1" table:formula="of:=IF([.I4]=&quot;&quot;;&quot;&quot;;[.I4]*[.$C$59])" office:value-type="float" office:value="0.45719">
            <text:p>0.45719</text:p>
          </table:table-cell>
          <table:table-cell table:style-name="ce1" table:formula="of:=IF([.J4]=&quot;&quot;;&quot;&quot;;[.J4]*[.$C$59])" office:value-type="float" office:value="0.832">
            <text:p>0.832</text:p>
          </table:table-cell>
          <table:table-cell table:style-name="ce1" table:formula="of:=IF([.K4]=&quot;&quot;;&quot;&quot;;[.K4]*[.$C$59])" office:value-type="float" office:value="-95.75415">
            <text:p>-95.75415</text:p>
          </table:table-cell>
          <table:table-cell table:style-name="ce1" table:formula="of:=IF([.L4]=&quot;&quot;;&quot;&quot;;[.L4]*[.$C$59])">
            <text:p/>
          </table:table-cell>
          <table:table-cell table:style-name="ce1" table:formula="of:=IF([.M4]=&quot;&quot;;&quot;&quot;;[.M4]*[.$C$59])">
            <text:p/>
          </table:table-cell>
          <table:table-cell table:style-name="ce1" table:formula="of:=IF([.N4]=&quot;&quot;;&quot;&quot;;[.N4]*[.$C$59])">
            <text:p/>
          </table:table-cell>
          <table:table-cell table:style-name="ce1" table:formula="of:=IF([.O4]=&quot;&quot;;&quot;&quot;;[.O4]*[.$C$59])">
            <text:p/>
          </table:table-cell>
          <table:table-cell table:style-name="ce1" table:formula="of:=IF([.P4]=&quot;&quot;;&quot;&quot;;[.P4]*[.$C$59])">
            <text:p/>
          </table:table-cell>
          <table:table-cell table:style-name="ce1" table:formula="of:=IF([.Q4]=&quot;&quot;;&quot;&quot;;[.Q4]*[.$C$59])">
            <text:p/>
          </table:table-cell>
          <table:table-cell table:style-name="ce1" table:formula="of:=IF([.R4]=&quot;&quot;;&quot;&quot;;[.R4]*[.$C$59])">
            <text:p/>
          </table:table-cell>
          <table:table-cell table:style-name="ce1" table:formula="of:=IF([.S4]=&quot;&quot;;&quot;&quot;;[.S4]*[.$C$59])">
            <text:p/>
          </table:table-cell>
          <table:table-cell table:style-name="ce1" table:formula="of:=IF([.T4]=&quot;&quot;;&quot;&quot;;[.T4]*[.$C$59])">
            <text:p/>
          </table:table-cell>
          <table:table-cell table:style-name="ce1" table:formula="of:=IF([.U4]=&quot;&quot;;&quot;&quot;;[.U4]*[.$C$59])">
            <text:p/>
          </table:table-cell>
          <table:table-cell table:style-name="ce1" table:formula="of:=IF([.V4]=&quot;&quot;;&quot;&quot;;[.V4]*[.$C$59])">
            <text:p/>
          </table:table-cell>
          <table:table-cell table:style-name="ce1" table:formula="of:=IF([.W4]=&quot;&quot;;&quot;&quot;;[.W4]*[.$C$59])">
            <text:p/>
          </table:table-cell>
          <table:table-cell table:style-name="ce1" table:formula="of:=IF([.X4]=&quot;&quot;;&quot;&quot;;[.X4]*[.$C$59])">
            <text:p/>
          </table:table-cell>
          <table:table-cell table:style-name="ce1" table:formula="of:=IF([.Y4]=&quot;&quot;;&quot;&quot;;[.Y4]*[.$C$59])">
            <text:p/>
          </table:table-cell>
          <table:table-cell table:style-name="ce1" table:formula="of:=IF([.Z4]=&quot;&quot;;&quot;&quot;;[.Z4]*[.$C$59])">
            <text:p/>
          </table:table-cell>
          <table:table-cell table:style-name="ce1" table:formula="of:=IF([.AA4]=&quot;&quot;;&quot;&quot;;[.AA4]*[.$C$59])">
            <text:p/>
          </table:table-cell>
          <table:table-cell table:style-name="ce1" table:formula="of:=IF([.AB4]=&quot;&quot;;&quot;&quot;;[.AB4]*[.$C$59])">
            <text:p/>
          </table:table-cell>
          <table:table-cell table:style-name="ce1" table:formula="of:=IF([.AC4]=&quot;&quot;;&quot;&quot;;[.AC4]*[.$C$59])">
            <text:p/>
          </table:table-cell>
          <table:table-cell table:style-name="ce1" table:formula="of:=IF([.AD4]=&quot;&quot;;&quot;&quot;;[.AD4]*[.$C$59])">
            <text:p/>
          </table:table-cell>
          <table:table-cell table:style-name="ce1" table:formula="of:=IF([.AE4]=&quot;&quot;;&quot;&quot;;[.AE4]*[.$C$59])">
            <text:p/>
          </table:table-cell>
          <table:table-cell table:style-name="ce1" table:formula="of:=IF([.AF4]=&quot;&quot;;&quot;&quot;;[.AF4]*[.$C$59])">
            <text:p/>
          </table:table-cell>
          <table:table-cell table:style-name="ce1" table:formula="of:=IF([.AG4]=&quot;&quot;;&quot;&quot;;[.AG4]*[.$C$59])">
            <text:p/>
          </table:table-cell>
          <table:table-cell table:style-name="ce1" table:formula="of:=IF([.AH4]=&quot;&quot;;&quot;&quot;;[.AH4]*[.$C$59])">
            <text:p/>
          </table:table-cell>
          <table:table-cell table:style-name="ce1" table:formula="of:=IF([.AI4]=&quot;&quot;;&quot;&quot;;[.AI4]*[.$C$59])">
            <text:p/>
          </table:table-cell>
          <table:table-cell table:style-name="ce1" table:formula="of:=IF([.AJ4]=&quot;&quot;;&quot;&quot;;[.AJ4]*[.$C$59])">
            <text:p/>
          </table:table-cell>
          <table:table-cell table:style-name="ce1" table:formula="of:=IF([.AK4]=&quot;&quot;;&quot;&quot;;[.AK4]*[.$C$59])">
            <text:p/>
          </table:table-cell>
          <table:table-cell table:style-name="ce1" table:formula="of:=IF([.AL4]=&quot;&quot;;&quot;&quot;;[.AL4]*[.$C$59])">
            <text:p/>
          </table:table-cell>
          <table:table-cell table:style-name="ce1" table:formula="of:=IF([.AM4]=&quot;&quot;;&quot;&quot;;[.AM4]*[.$C$59])">
            <text:p/>
          </table:table-cell>
          <table:table-cell table:style-name="ce1" table:formula="of:=IF([.AN4]=&quot;&quot;;&quot;&quot;;[.AN4]*[.$C$59])">
            <text:p/>
          </table:table-cell>
          <table:table-cell table:style-name="ce1" table:formula="of:=IF([.AO4]=&quot;&quot;;&quot;&quot;;[.AO4]*[.$C$59])">
            <text:p/>
          </table:table-cell>
          <table:table-cell table:style-name="ce1" table:formula="of:=IF([.AP4]=&quot;&quot;;&quot;&quot;;[.AP4]*[.$C$59])">
            <text:p/>
          </table:table-cell>
          <table:table-cell table:style-name="ce1" table:formula="of:=IF([.AQ4]=&quot;&quot;;&quot;&quot;;[.AQ4]*[.$C$59])">
            <text:p/>
          </table:table-cell>
          <table:table-cell table:style-name="ce1" table:formula="of:=IF([.AR4]=&quot;&quot;;&quot;&quot;;[.AR4]*[.$C$59])">
            <text:p/>
          </table:table-cell>
          <table:table-cell table:style-name="ce1" table:formula="of:=IF([.AS4]=&quot;&quot;;&quot;&quot;;[.AS4]*[.$C$59])">
            <text:p/>
          </table:table-cell>
          <table:table-cell table:style-name="ce1" table:formula="of:=IF([.AT4]=&quot;&quot;;&quot;&quot;;[.AT4]*[.$C$59])">
            <text:p/>
          </table:table-cell>
          <table:table-cell table:style-name="ce1" table:formula="of:=IF([.AU4]=&quot;&quot;;&quot;&quot;;[.AU4]*[.$C$59])">
            <text:p/>
          </table:table-cell>
          <table:table-cell table:style-name="ce1" table:formula="of:=IF([.AV4]=&quot;&quot;;&quot;&quot;;[.AV4]*[.$C$59])">
            <text:p/>
          </table:table-cell>
          <table:table-cell table:style-name="ce1" table:formula="of:=IF([.AW4]=&quot;&quot;;&quot;&quot;;[.AW4]*[.$C$59])">
            <text:p/>
          </table:table-cell>
          <table:table-cell table:style-name="ce1" table:formula="of:=IF([.AX4]=&quot;&quot;;&quot;&quot;;[.AX4]*[.$C$59])">
            <text:p/>
          </table:table-cell>
          <table:table-cell table:style-name="ce1" table:formula="of:=IF([.AY4]=&quot;&quot;;&quot;&quot;;[.AY4]*[.$C$59])">
            <text:p/>
          </table:table-cell>
          <table:table-cell table:style-name="ce1" table:formula="of:=IF([.AZ4]=&quot;&quot;;&quot;&quot;;[.AZ4]*[.$C$59])">
            <text:p/>
          </table:table-cell>
          <table:table-cell table:style-name="ce1" table:formula="of:=IF([.BA4]=&quot;&quot;;&quot;&quot;;[.BA4]*[.$C$59])">
            <text:p/>
          </table:table-cell>
          <table:table-cell table:style-name="ce1" table:formula="of:=IF([.BB4]=&quot;&quot;;&quot;&quot;;[.BB4]*[.$C$59])">
            <text:p/>
          </table:table-cell>
          <table:table-cell table:style-name="ce1" table:formula="of:=IF([.BC4]=&quot;&quot;;&quot;&quot;;[.BC4]*[.$C$59])">
            <text:p/>
          </table:table-cell>
          <table:table-cell table:style-name="ce1" table:formula="of:=IF([.BD4]=&quot;&quot;;&quot;&quot;;[.BD4]*[.$C$59])">
            <text:p/>
          </table:table-cell>
          <table:table-cell table:style-name="ce1" table:formula="of:=IF([.BE4]=&quot;&quot;;&quot;&quot;;[.BE4]*[.$C$59])">
            <text:p/>
          </table:table-cell>
          <table:table-cell table:style-name="ce1" table:formula="of:=IF([.BF4]=&quot;&quot;;&quot;&quot;;[.BF4]*[.$C$59])">
            <text:p/>
          </table:table-cell>
          <table:table-cell table:style-name="ce1" table:formula="of:=IF([.BG4]=&quot;&quot;;&quot;&quot;;[.BG4]*[.$C$59])">
            <text:p/>
          </table:table-cell>
          <table:table-cell table:style-name="ce1" table:formula="of:=IF([.BH4]=&quot;&quot;;&quot;&quot;;[.BH4]*[.$C$59])">
            <text:p/>
          </table:table-cell>
          <table:table-cell table:style-name="ce1" table:formula="of:=IF([.BI4]=&quot;&quot;;&quot;&quot;;[.BI4]*[.$C$59])">
            <text:p/>
          </table:table-cell>
          <table:table-cell table:style-name="ce1" table:formula="of:=IF([.BJ4]=&quot;&quot;;&quot;&quot;;[.BJ4]*[.$C$59])">
            <text:p/>
          </table:table-cell>
          <table:table-cell table:style-name="ce1" table:formula="of:=IF([.BK4]=&quot;&quot;;&quot;&quot;;[.BK4]*[.$C$59])">
            <text:p/>
          </table:table-cell>
          <table:table-cell table:style-name="ce1" table:formula="of:=IF([.BL4]=&quot;&quot;;&quot;&quot;;[.BL4]*[.$C$59])">
            <text:p/>
          </table:table-cell>
          <table:table-cell table:style-name="ce1" table:formula="of:=IF([.BM4]=&quot;&quot;;&quot;&quot;;[.BM4]*[.$C$59])">
            <text:p/>
          </table:table-cell>
          <table:table-cell table:style-name="ce1" table:formula="of:=IF([.BN4]=&quot;&quot;;&quot;&quot;;[.BN4]*[.$C$59])">
            <text:p/>
          </table:table-cell>
          <table:table-cell table:style-name="ce1" table:formula="of:=IF([.BO4]=&quot;&quot;;&quot;&quot;;[.BO4]*[.$C$59])">
            <text:p/>
          </table:table-cell>
          <table:table-cell table:style-name="ce1" table:formula="of:=IF([.BP4]=&quot;&quot;;&quot;&quot;;[.BP4]*[.$C$59])">
            <text:p/>
          </table:table-cell>
          <table:table-cell table:style-name="ce1" table:formula="of:=IF([.BQ4]=&quot;&quot;;&quot;&quot;;[.BQ4]*[.$C$59])">
            <text:p/>
          </table:table-cell>
          <table:table-cell table:style-name="ce1" table:formula="of:=IF([.BR4]=&quot;&quot;;&quot;&quot;;[.BR4]*[.$C$59])">
            <text:p/>
          </table:table-cell>
          <table:table-cell table:style-name="ce1" table:formula="of:=IF([.BS4]=&quot;&quot;;&quot;&quot;;[.BS4]*[.$C$59])">
            <text:p/>
          </table:table-cell>
          <table:table-cell table:style-name="ce1" table:formula="of:=IF([.BT4]=&quot;&quot;;&quot;&quot;;[.BT4]*[.$C$59])">
            <text:p/>
          </table:table-cell>
          <table:table-cell table:style-name="ce1" table:formula="of:=IF([.BU4]=&quot;&quot;;&quot;&quot;;[.BU4]*[.$C$59])">
            <text:p/>
          </table:table-cell>
          <table:table-cell table:style-name="ce1" table:formula="of:=IF([.BV4]=&quot;&quot;;&quot;&quot;;[.BV4]*[.$C$59])">
            <text:p/>
          </table:table-cell>
          <table:table-cell table:style-name="ce1" table:formula="of:=IF([.BW4]=&quot;&quot;;&quot;&quot;;[.BW4]*[.$C$59])">
            <text:p/>
          </table:table-cell>
          <table:table-cell table:style-name="ce1" table:formula="of:=IF([.BX4]=&quot;&quot;;&quot;&quot;;[.BX4]*[.$C$59])">
            <text:p/>
          </table:table-cell>
          <table:table-cell table:style-name="ce1" table:formula="of:=IF([.BY4]=&quot;&quot;;&quot;&quot;;[.BY4]*[.$C$59])">
            <text:p/>
          </table:table-cell>
          <table:table-cell table:style-name="ce1" table:formula="of:=IF([.BZ4]=&quot;&quot;;&quot;&quot;;[.BZ4]*[.$C$59])">
            <text:p/>
          </table:table-cell>
          <table:table-cell table:style-name="ce1" table:formula="of:=IF([.CA4]=&quot;&quot;;&quot;&quot;;[.CA4]*[.$C$59])">
            <text:p/>
          </table:table-cell>
          <table:table-cell table:style-name="ce1" table:formula="of:=IF([.CB4]=&quot;&quot;;&quot;&quot;;[.CB4]*[.$C$59])">
            <text:p/>
          </table:table-cell>
          <table:table-cell table:style-name="ce1" table:formula="of:=IF([.CC4]=&quot;&quot;;&quot;&quot;;[.CC4]*[.$C$59])">
            <text:p/>
          </table:table-cell>
          <table:table-cell table:style-name="ce1" table:formula="of:=IF([.CD4]=&quot;&quot;;&quot;&quot;;[.CD4]*[.$C$59])">
            <text:p/>
          </table:table-cell>
          <table:table-cell table:style-name="ce1" table:formula="of:=IF([.CE4]=&quot;&quot;;&quot;&quot;;[.CE4]*[.$C$59])">
            <text:p/>
          </table:table-cell>
          <table:table-cell table:style-name="ce1" table:formula="of:=IF([.CF4]=&quot;&quot;;&quot;&quot;;[.CF4]*[.$C$59])">
            <text:p/>
          </table:table-cell>
          <table:table-cell table:style-name="ce1" table:formula="of:=IF([.CG4]=&quot;&quot;;&quot;&quot;;[.CG4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]=&quot;&quot;;&quot;&quot;;[.D5]*[.$C$59])" office:value-type="float" office:value="650.02478">
            <text:p>650.02478</text:p>
          </table:table-cell>
          <table:table-cell table:style-name="ce1" table:formula="of:=IF([.E5]=&quot;&quot;;&quot;&quot;;[.E5]*[.$C$59])" office:value-type="float" office:value="239.31702">
            <text:p>239.31702</text:p>
          </table:table-cell>
          <table:table-cell table:style-name="ce1" table:formula="of:=IF([.F5]=&quot;&quot;;&quot;&quot;;[.F5]*[.$C$59])" office:value-type="float" office:value="0.5392">
            <text:p>0.5392</text:p>
          </table:table-cell>
          <table:table-cell table:style-name="ce1" table:formula="of:=IF([.G5]=&quot;&quot;;&quot;&quot;;[.G5]*[.$C$59])" office:value-type="float" office:value="99.09283">
            <text:p>99.09283</text:p>
          </table:table-cell>
          <table:table-cell table:style-name="ce1" table:formula="of:=IF([.H5]=&quot;&quot;;&quot;&quot;;[.H5]*[.$C$59])" office:value-type="float" office:value="18.25569">
            <text:p>18.25569</text:p>
          </table:table-cell>
          <table:table-cell table:style-name="ce1" table:formula="of:=IF([.I5]=&quot;&quot;;&quot;&quot;;[.I5]*[.$C$59])" office:value-type="float" office:value="0.2655">
            <text:p>0.2655</text:p>
          </table:table-cell>
          <table:table-cell table:style-name="ce1" table:formula="of:=IF([.J5]=&quot;&quot;;&quot;&quot;;[.J5]*[.$C$59])" office:value-type="float" office:value="-0.19922">
            <text:p>-0.19922</text:p>
          </table:table-cell>
          <table:table-cell table:style-name="ce1" table:formula="of:=IF([.K5]=&quot;&quot;;&quot;&quot;;[.K5]*[.$C$59])" office:value-type="float" office:value="-104.00115">
            <text:p>-104.00115</text:p>
          </table:table-cell>
          <table:table-cell table:style-name="ce1" table:formula="of:=IF([.L5]=&quot;&quot;;&quot;&quot;;[.L5]*[.$C$59])">
            <text:p/>
          </table:table-cell>
          <table:table-cell table:style-name="ce1" table:formula="of:=IF([.M5]=&quot;&quot;;&quot;&quot;;[.M5]*[.$C$59])">
            <text:p/>
          </table:table-cell>
          <table:table-cell table:style-name="ce1" table:formula="of:=IF([.N5]=&quot;&quot;;&quot;&quot;;[.N5]*[.$C$59])">
            <text:p/>
          </table:table-cell>
          <table:table-cell table:style-name="ce1" table:formula="of:=IF([.O5]=&quot;&quot;;&quot;&quot;;[.O5]*[.$C$59])">
            <text:p/>
          </table:table-cell>
          <table:table-cell table:style-name="ce1" table:formula="of:=IF([.P5]=&quot;&quot;;&quot;&quot;;[.P5]*[.$C$59])">
            <text:p/>
          </table:table-cell>
          <table:table-cell table:style-name="ce1" table:formula="of:=IF([.Q5]=&quot;&quot;;&quot;&quot;;[.Q5]*[.$C$59])">
            <text:p/>
          </table:table-cell>
          <table:table-cell table:style-name="ce1" table:formula="of:=IF([.R5]=&quot;&quot;;&quot;&quot;;[.R5]*[.$C$59])">
            <text:p/>
          </table:table-cell>
          <table:table-cell table:style-name="ce1" table:formula="of:=IF([.S5]=&quot;&quot;;&quot;&quot;;[.S5]*[.$C$59])">
            <text:p/>
          </table:table-cell>
          <table:table-cell table:style-name="ce1" table:formula="of:=IF([.T5]=&quot;&quot;;&quot;&quot;;[.T5]*[.$C$59])">
            <text:p/>
          </table:table-cell>
          <table:table-cell table:style-name="ce1" table:formula="of:=IF([.U5]=&quot;&quot;;&quot;&quot;;[.U5]*[.$C$59])">
            <text:p/>
          </table:table-cell>
          <table:table-cell table:style-name="ce1" table:formula="of:=IF([.V5]=&quot;&quot;;&quot;&quot;;[.V5]*[.$C$59])">
            <text:p/>
          </table:table-cell>
          <table:table-cell table:style-name="ce1" table:formula="of:=IF([.W5]=&quot;&quot;;&quot;&quot;;[.W5]*[.$C$59])">
            <text:p/>
          </table:table-cell>
          <table:table-cell table:style-name="ce1" table:formula="of:=IF([.X5]=&quot;&quot;;&quot;&quot;;[.X5]*[.$C$59])">
            <text:p/>
          </table:table-cell>
          <table:table-cell table:style-name="ce1" table:formula="of:=IF([.Y5]=&quot;&quot;;&quot;&quot;;[.Y5]*[.$C$59])">
            <text:p/>
          </table:table-cell>
          <table:table-cell table:style-name="ce1" table:formula="of:=IF([.Z5]=&quot;&quot;;&quot;&quot;;[.Z5]*[.$C$59])">
            <text:p/>
          </table:table-cell>
          <table:table-cell table:style-name="ce1" table:formula="of:=IF([.AA5]=&quot;&quot;;&quot;&quot;;[.AA5]*[.$C$59])">
            <text:p/>
          </table:table-cell>
          <table:table-cell table:style-name="ce1" table:formula="of:=IF([.AB5]=&quot;&quot;;&quot;&quot;;[.AB5]*[.$C$59])">
            <text:p/>
          </table:table-cell>
          <table:table-cell table:style-name="ce1" table:formula="of:=IF([.AC5]=&quot;&quot;;&quot;&quot;;[.AC5]*[.$C$59])">
            <text:p/>
          </table:table-cell>
          <table:table-cell table:style-name="ce1" table:formula="of:=IF([.AD5]=&quot;&quot;;&quot;&quot;;[.AD5]*[.$C$59])">
            <text:p/>
          </table:table-cell>
          <table:table-cell table:style-name="ce1" table:formula="of:=IF([.AE5]=&quot;&quot;;&quot;&quot;;[.AE5]*[.$C$59])">
            <text:p/>
          </table:table-cell>
          <table:table-cell table:style-name="ce1" table:formula="of:=IF([.AF5]=&quot;&quot;;&quot;&quot;;[.AF5]*[.$C$59])">
            <text:p/>
          </table:table-cell>
          <table:table-cell table:style-name="ce1" table:formula="of:=IF([.AG5]=&quot;&quot;;&quot;&quot;;[.AG5]*[.$C$59])">
            <text:p/>
          </table:table-cell>
          <table:table-cell table:style-name="ce1" table:formula="of:=IF([.AH5]=&quot;&quot;;&quot;&quot;;[.AH5]*[.$C$59])">
            <text:p/>
          </table:table-cell>
          <table:table-cell table:style-name="ce1" table:formula="of:=IF([.AI5]=&quot;&quot;;&quot;&quot;;[.AI5]*[.$C$59])">
            <text:p/>
          </table:table-cell>
          <table:table-cell table:style-name="ce1" table:formula="of:=IF([.AJ5]=&quot;&quot;;&quot;&quot;;[.AJ5]*[.$C$59])">
            <text:p/>
          </table:table-cell>
          <table:table-cell table:style-name="ce1" table:formula="of:=IF([.AK5]=&quot;&quot;;&quot;&quot;;[.AK5]*[.$C$59])">
            <text:p/>
          </table:table-cell>
          <table:table-cell table:style-name="ce1" table:formula="of:=IF([.AL5]=&quot;&quot;;&quot;&quot;;[.AL5]*[.$C$59])">
            <text:p/>
          </table:table-cell>
          <table:table-cell table:style-name="ce1" table:formula="of:=IF([.AM5]=&quot;&quot;;&quot;&quot;;[.AM5]*[.$C$59])">
            <text:p/>
          </table:table-cell>
          <table:table-cell table:style-name="ce1" table:formula="of:=IF([.AN5]=&quot;&quot;;&quot;&quot;;[.AN5]*[.$C$59])">
            <text:p/>
          </table:table-cell>
          <table:table-cell table:style-name="ce1" table:formula="of:=IF([.AO5]=&quot;&quot;;&quot;&quot;;[.AO5]*[.$C$59])">
            <text:p/>
          </table:table-cell>
          <table:table-cell table:style-name="ce1" table:formula="of:=IF([.AP5]=&quot;&quot;;&quot;&quot;;[.AP5]*[.$C$59])">
            <text:p/>
          </table:table-cell>
          <table:table-cell table:style-name="ce1" table:formula="of:=IF([.AQ5]=&quot;&quot;;&quot;&quot;;[.AQ5]*[.$C$59])">
            <text:p/>
          </table:table-cell>
          <table:table-cell table:style-name="ce1" table:formula="of:=IF([.AR5]=&quot;&quot;;&quot;&quot;;[.AR5]*[.$C$59])">
            <text:p/>
          </table:table-cell>
          <table:table-cell table:style-name="ce1" table:formula="of:=IF([.AS5]=&quot;&quot;;&quot;&quot;;[.AS5]*[.$C$59])">
            <text:p/>
          </table:table-cell>
          <table:table-cell table:style-name="ce1" table:formula="of:=IF([.AT5]=&quot;&quot;;&quot;&quot;;[.AT5]*[.$C$59])">
            <text:p/>
          </table:table-cell>
          <table:table-cell table:style-name="ce1" table:formula="of:=IF([.AU5]=&quot;&quot;;&quot;&quot;;[.AU5]*[.$C$59])">
            <text:p/>
          </table:table-cell>
          <table:table-cell table:style-name="ce1" table:formula="of:=IF([.AV5]=&quot;&quot;;&quot;&quot;;[.AV5]*[.$C$59])">
            <text:p/>
          </table:table-cell>
          <table:table-cell table:style-name="ce1" table:formula="of:=IF([.AW5]=&quot;&quot;;&quot;&quot;;[.AW5]*[.$C$59])">
            <text:p/>
          </table:table-cell>
          <table:table-cell table:style-name="ce1" table:formula="of:=IF([.AX5]=&quot;&quot;;&quot;&quot;;[.AX5]*[.$C$59])">
            <text:p/>
          </table:table-cell>
          <table:table-cell table:style-name="ce1" table:formula="of:=IF([.AY5]=&quot;&quot;;&quot;&quot;;[.AY5]*[.$C$59])">
            <text:p/>
          </table:table-cell>
          <table:table-cell table:style-name="ce1" table:formula="of:=IF([.AZ5]=&quot;&quot;;&quot;&quot;;[.AZ5]*[.$C$59])">
            <text:p/>
          </table:table-cell>
          <table:table-cell table:style-name="ce1" table:formula="of:=IF([.BA5]=&quot;&quot;;&quot;&quot;;[.BA5]*[.$C$59])">
            <text:p/>
          </table:table-cell>
          <table:table-cell table:style-name="ce1" table:formula="of:=IF([.BB5]=&quot;&quot;;&quot;&quot;;[.BB5]*[.$C$59])">
            <text:p/>
          </table:table-cell>
          <table:table-cell table:style-name="ce1" table:formula="of:=IF([.BC5]=&quot;&quot;;&quot;&quot;;[.BC5]*[.$C$59])">
            <text:p/>
          </table:table-cell>
          <table:table-cell table:style-name="ce1" table:formula="of:=IF([.BD5]=&quot;&quot;;&quot;&quot;;[.BD5]*[.$C$59])">
            <text:p/>
          </table:table-cell>
          <table:table-cell table:style-name="ce1" table:formula="of:=IF([.BE5]=&quot;&quot;;&quot;&quot;;[.BE5]*[.$C$59])">
            <text:p/>
          </table:table-cell>
          <table:table-cell table:style-name="ce1" table:formula="of:=IF([.BF5]=&quot;&quot;;&quot;&quot;;[.BF5]*[.$C$59])">
            <text:p/>
          </table:table-cell>
          <table:table-cell table:style-name="ce1" table:formula="of:=IF([.BG5]=&quot;&quot;;&quot;&quot;;[.BG5]*[.$C$59])">
            <text:p/>
          </table:table-cell>
          <table:table-cell table:style-name="ce1" table:formula="of:=IF([.BH5]=&quot;&quot;;&quot;&quot;;[.BH5]*[.$C$59])">
            <text:p/>
          </table:table-cell>
          <table:table-cell table:style-name="ce1" table:formula="of:=IF([.BI5]=&quot;&quot;;&quot;&quot;;[.BI5]*[.$C$59])">
            <text:p/>
          </table:table-cell>
          <table:table-cell table:style-name="ce1" table:formula="of:=IF([.BJ5]=&quot;&quot;;&quot;&quot;;[.BJ5]*[.$C$59])">
            <text:p/>
          </table:table-cell>
          <table:table-cell table:style-name="ce1" table:formula="of:=IF([.BK5]=&quot;&quot;;&quot;&quot;;[.BK5]*[.$C$59])">
            <text:p/>
          </table:table-cell>
          <table:table-cell table:style-name="ce1" table:formula="of:=IF([.BL5]=&quot;&quot;;&quot;&quot;;[.BL5]*[.$C$59])">
            <text:p/>
          </table:table-cell>
          <table:table-cell table:style-name="ce1" table:formula="of:=IF([.BM5]=&quot;&quot;;&quot;&quot;;[.BM5]*[.$C$59])">
            <text:p/>
          </table:table-cell>
          <table:table-cell table:style-name="ce1" table:formula="of:=IF([.BN5]=&quot;&quot;;&quot;&quot;;[.BN5]*[.$C$59])">
            <text:p/>
          </table:table-cell>
          <table:table-cell table:style-name="ce1" table:formula="of:=IF([.BO5]=&quot;&quot;;&quot;&quot;;[.BO5]*[.$C$59])">
            <text:p/>
          </table:table-cell>
          <table:table-cell table:style-name="ce1" table:formula="of:=IF([.BP5]=&quot;&quot;;&quot;&quot;;[.BP5]*[.$C$59])">
            <text:p/>
          </table:table-cell>
          <table:table-cell table:style-name="ce1" table:formula="of:=IF([.BQ5]=&quot;&quot;;&quot;&quot;;[.BQ5]*[.$C$59])">
            <text:p/>
          </table:table-cell>
          <table:table-cell table:style-name="ce1" table:formula="of:=IF([.BR5]=&quot;&quot;;&quot;&quot;;[.BR5]*[.$C$59])">
            <text:p/>
          </table:table-cell>
          <table:table-cell table:style-name="ce1" table:formula="of:=IF([.BS5]=&quot;&quot;;&quot;&quot;;[.BS5]*[.$C$59])">
            <text:p/>
          </table:table-cell>
          <table:table-cell table:style-name="ce1" table:formula="of:=IF([.BT5]=&quot;&quot;;&quot;&quot;;[.BT5]*[.$C$59])">
            <text:p/>
          </table:table-cell>
          <table:table-cell table:style-name="ce1" table:formula="of:=IF([.BU5]=&quot;&quot;;&quot;&quot;;[.BU5]*[.$C$59])">
            <text:p/>
          </table:table-cell>
          <table:table-cell table:style-name="ce1" table:formula="of:=IF([.BV5]=&quot;&quot;;&quot;&quot;;[.BV5]*[.$C$59])">
            <text:p/>
          </table:table-cell>
          <table:table-cell table:style-name="ce1" table:formula="of:=IF([.BW5]=&quot;&quot;;&quot;&quot;;[.BW5]*[.$C$59])">
            <text:p/>
          </table:table-cell>
          <table:table-cell table:style-name="ce1" table:formula="of:=IF([.BX5]=&quot;&quot;;&quot;&quot;;[.BX5]*[.$C$59])">
            <text:p/>
          </table:table-cell>
          <table:table-cell table:style-name="ce1" table:formula="of:=IF([.BY5]=&quot;&quot;;&quot;&quot;;[.BY5]*[.$C$59])">
            <text:p/>
          </table:table-cell>
          <table:table-cell table:style-name="ce1" table:formula="of:=IF([.BZ5]=&quot;&quot;;&quot;&quot;;[.BZ5]*[.$C$59])">
            <text:p/>
          </table:table-cell>
          <table:table-cell table:style-name="ce1" table:formula="of:=IF([.CA5]=&quot;&quot;;&quot;&quot;;[.CA5]*[.$C$59])">
            <text:p/>
          </table:table-cell>
          <table:table-cell table:style-name="ce1" table:formula="of:=IF([.CB5]=&quot;&quot;;&quot;&quot;;[.CB5]*[.$C$59])">
            <text:p/>
          </table:table-cell>
          <table:table-cell table:style-name="ce1" table:formula="of:=IF([.CC5]=&quot;&quot;;&quot;&quot;;[.CC5]*[.$C$59])">
            <text:p/>
          </table:table-cell>
          <table:table-cell table:style-name="ce1" table:formula="of:=IF([.CD5]=&quot;&quot;;&quot;&quot;;[.CD5]*[.$C$59])">
            <text:p/>
          </table:table-cell>
          <table:table-cell table:style-name="ce1" table:formula="of:=IF([.CE5]=&quot;&quot;;&quot;&quot;;[.CE5]*[.$C$59])">
            <text:p/>
          </table:table-cell>
          <table:table-cell table:style-name="ce1" table:formula="of:=IF([.CF5]=&quot;&quot;;&quot;&quot;;[.CF5]*[.$C$59])">
            <text:p/>
          </table:table-cell>
          <table:table-cell table:style-name="ce1" table:formula="of:=IF([.CG5]=&quot;&quot;;&quot;&quot;;[.CG5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6]=&quot;&quot;;&quot;&quot;;[.D6]*[.$C$59])" office:value-type="float" office:value="556.21228">
            <text:p>556.21228</text:p>
          </table:table-cell>
          <table:table-cell table:style-name="ce1" table:formula="of:=IF([.E6]=&quot;&quot;;&quot;&quot;;[.E6]*[.$C$59])" office:value-type="float" office:value="242.75452">
            <text:p>242.75452</text:p>
          </table:table-cell>
          <table:table-cell table:style-name="ce1" table:formula="of:=IF([.F6]=&quot;&quot;;&quot;&quot;;[.F6]*[.$C$59])" office:value-type="float" office:value="0.0392">
            <text:p>0.0392</text:p>
          </table:table-cell>
          <table:table-cell table:style-name="ce1" table:formula="of:=IF([.G6]=&quot;&quot;;&quot;&quot;;[.G6]*[.$C$59])" office:value-type="float" office:value="26.96783">
            <text:p>26.96783</text:p>
          </table:table-cell>
          <table:table-cell table:style-name="ce1" table:formula="of:=IF([.H6]=&quot;&quot;;&quot;&quot;;[.H6]*[.$C$59])" office:value-type="float" office:value="26.94319">
            <text:p>26.94319</text:p>
          </table:table-cell>
          <table:table-cell table:style-name="ce1" table:formula="of:=IF([.I6]=&quot;&quot;;&quot;&quot;;[.I6]*[.$C$59])" office:value-type="float" office:value="0.703">
            <text:p>0.703</text:p>
          </table:table-cell>
          <table:table-cell table:style-name="ce1" table:formula="of:=IF([.J6]=&quot;&quot;;&quot;&quot;;[.J6]*[.$C$59])" office:value-type="float" office:value="0.17578">
            <text:p>0.17578</text:p>
          </table:table-cell>
          <table:table-cell table:style-name="ce1" table:formula="of:=IF([.K6]=&quot;&quot;;&quot;&quot;;[.K6]*[.$C$59])" office:value-type="float" office:value="-24.25115">
            <text:p>-24.25115</text:p>
          </table:table-cell>
          <table:table-cell table:style-name="ce1" table:formula="of:=IF([.L6]=&quot;&quot;;&quot;&quot;;[.L6]*[.$C$59])" office:value-type="float" office:value="-18.79659">
            <text:p>-18.79659</text:p>
          </table:table-cell>
          <table:table-cell table:style-name="ce1" table:formula="of:=IF([.M6]=&quot;&quot;;&quot;&quot;;[.M6]*[.$C$59])" office:value-type="float" office:value="3.99358">
            <text:p>3.99358</text:p>
          </table:table-cell>
          <table:table-cell table:style-name="ce1" table:formula="of:=IF([.N6]=&quot;&quot;;&quot;&quot;;[.N6]*[.$C$59])" office:value-type="float" office:value="-2.46319">
            <text:p>-2.46319</text:p>
          </table:table-cell>
          <table:table-cell table:style-name="ce1" table:formula="of:=IF([.O6]=&quot;&quot;;&quot;&quot;;[.O6]*[.$C$59])" office:value-type="float" office:value="-7.05395">
            <text:p>-7.05395</text:p>
          </table:table-cell>
          <table:table-cell table:style-name="ce1" table:formula="of:=IF([.P6]=&quot;&quot;;&quot;&quot;;[.P6]*[.$C$59])">
            <text:p/>
          </table:table-cell>
          <table:table-cell table:style-name="ce1" table:formula="of:=IF([.Q6]=&quot;&quot;;&quot;&quot;;[.Q6]*[.$C$59])">
            <text:p/>
          </table:table-cell>
          <table:table-cell table:style-name="ce1" table:formula="of:=IF([.R6]=&quot;&quot;;&quot;&quot;;[.R6]*[.$C$59])">
            <text:p/>
          </table:table-cell>
          <table:table-cell table:style-name="ce1" table:formula="of:=IF([.S6]=&quot;&quot;;&quot;&quot;;[.S6]*[.$C$59])">
            <text:p/>
          </table:table-cell>
          <table:table-cell table:style-name="ce1" table:formula="of:=IF([.T6]=&quot;&quot;;&quot;&quot;;[.T6]*[.$C$59])">
            <text:p/>
          </table:table-cell>
          <table:table-cell table:style-name="ce1" table:formula="of:=IF([.U6]=&quot;&quot;;&quot;&quot;;[.U6]*[.$C$59])">
            <text:p/>
          </table:table-cell>
          <table:table-cell table:style-name="ce1" table:formula="of:=IF([.V6]=&quot;&quot;;&quot;&quot;;[.V6]*[.$C$59])">
            <text:p/>
          </table:table-cell>
          <table:table-cell table:style-name="ce1" table:formula="of:=IF([.W6]=&quot;&quot;;&quot;&quot;;[.W6]*[.$C$59])">
            <text:p/>
          </table:table-cell>
          <table:table-cell table:style-name="ce1" table:formula="of:=IF([.X6]=&quot;&quot;;&quot;&quot;;[.X6]*[.$C$59])">
            <text:p/>
          </table:table-cell>
          <table:table-cell table:style-name="ce1" table:formula="of:=IF([.Y6]=&quot;&quot;;&quot;&quot;;[.Y6]*[.$C$59])">
            <text:p/>
          </table:table-cell>
          <table:table-cell table:style-name="ce1" table:formula="of:=IF([.Z6]=&quot;&quot;;&quot;&quot;;[.Z6]*[.$C$59])">
            <text:p/>
          </table:table-cell>
          <table:table-cell table:style-name="ce1" table:formula="of:=IF([.AA6]=&quot;&quot;;&quot;&quot;;[.AA6]*[.$C$59])">
            <text:p/>
          </table:table-cell>
          <table:table-cell table:style-name="ce1" table:formula="of:=IF([.AB6]=&quot;&quot;;&quot;&quot;;[.AB6]*[.$C$59])">
            <text:p/>
          </table:table-cell>
          <table:table-cell table:style-name="ce1" table:formula="of:=IF([.AC6]=&quot;&quot;;&quot;&quot;;[.AC6]*[.$C$59])">
            <text:p/>
          </table:table-cell>
          <table:table-cell table:style-name="ce1" table:formula="of:=IF([.AD6]=&quot;&quot;;&quot;&quot;;[.AD6]*[.$C$59])">
            <text:p/>
          </table:table-cell>
          <table:table-cell table:style-name="ce1" table:formula="of:=IF([.AE6]=&quot;&quot;;&quot;&quot;;[.AE6]*[.$C$59])">
            <text:p/>
          </table:table-cell>
          <table:table-cell table:style-name="ce1" table:formula="of:=IF([.AF6]=&quot;&quot;;&quot;&quot;;[.AF6]*[.$C$59])">
            <text:p/>
          </table:table-cell>
          <table:table-cell table:style-name="ce1" table:formula="of:=IF([.AG6]=&quot;&quot;;&quot;&quot;;[.AG6]*[.$C$59])">
            <text:p/>
          </table:table-cell>
          <table:table-cell table:style-name="ce1" table:formula="of:=IF([.AH6]=&quot;&quot;;&quot;&quot;;[.AH6]*[.$C$59])">
            <text:p/>
          </table:table-cell>
          <table:table-cell table:style-name="ce1" table:formula="of:=IF([.AI6]=&quot;&quot;;&quot;&quot;;[.AI6]*[.$C$59])">
            <text:p/>
          </table:table-cell>
          <table:table-cell table:style-name="ce1" table:formula="of:=IF([.AJ6]=&quot;&quot;;&quot;&quot;;[.AJ6]*[.$C$59])">
            <text:p/>
          </table:table-cell>
          <table:table-cell table:style-name="ce1" table:formula="of:=IF([.AK6]=&quot;&quot;;&quot;&quot;;[.AK6]*[.$C$59])">
            <text:p/>
          </table:table-cell>
          <table:table-cell table:style-name="ce1" table:formula="of:=IF([.AL6]=&quot;&quot;;&quot;&quot;;[.AL6]*[.$C$59])">
            <text:p/>
          </table:table-cell>
          <table:table-cell table:style-name="ce1" table:formula="of:=IF([.AM6]=&quot;&quot;;&quot;&quot;;[.AM6]*[.$C$59])">
            <text:p/>
          </table:table-cell>
          <table:table-cell table:style-name="ce1" table:formula="of:=IF([.AN6]=&quot;&quot;;&quot;&quot;;[.AN6]*[.$C$59])">
            <text:p/>
          </table:table-cell>
          <table:table-cell table:style-name="ce1" table:formula="of:=IF([.AO6]=&quot;&quot;;&quot;&quot;;[.AO6]*[.$C$59])">
            <text:p/>
          </table:table-cell>
          <table:table-cell table:style-name="ce1" table:formula="of:=IF([.AP6]=&quot;&quot;;&quot;&quot;;[.AP6]*[.$C$59])">
            <text:p/>
          </table:table-cell>
          <table:table-cell table:style-name="ce1" table:formula="of:=IF([.AQ6]=&quot;&quot;;&quot;&quot;;[.AQ6]*[.$C$59])">
            <text:p/>
          </table:table-cell>
          <table:table-cell table:style-name="ce1" table:formula="of:=IF([.AR6]=&quot;&quot;;&quot;&quot;;[.AR6]*[.$C$59])">
            <text:p/>
          </table:table-cell>
          <table:table-cell table:style-name="ce1" table:formula="of:=IF([.AS6]=&quot;&quot;;&quot;&quot;;[.AS6]*[.$C$59])">
            <text:p/>
          </table:table-cell>
          <table:table-cell table:style-name="ce1" table:formula="of:=IF([.AT6]=&quot;&quot;;&quot;&quot;;[.AT6]*[.$C$59])">
            <text:p/>
          </table:table-cell>
          <table:table-cell table:style-name="ce1" table:formula="of:=IF([.AU6]=&quot;&quot;;&quot;&quot;;[.AU6]*[.$C$59])">
            <text:p/>
          </table:table-cell>
          <table:table-cell table:style-name="ce1" table:formula="of:=IF([.AV6]=&quot;&quot;;&quot;&quot;;[.AV6]*[.$C$59])">
            <text:p/>
          </table:table-cell>
          <table:table-cell table:style-name="ce1" table:formula="of:=IF([.AW6]=&quot;&quot;;&quot;&quot;;[.AW6]*[.$C$59])">
            <text:p/>
          </table:table-cell>
          <table:table-cell table:style-name="ce1" table:formula="of:=IF([.AX6]=&quot;&quot;;&quot;&quot;;[.AX6]*[.$C$59])">
            <text:p/>
          </table:table-cell>
          <table:table-cell table:style-name="ce1" table:formula="of:=IF([.AY6]=&quot;&quot;;&quot;&quot;;[.AY6]*[.$C$59])">
            <text:p/>
          </table:table-cell>
          <table:table-cell table:style-name="ce1" table:formula="of:=IF([.AZ6]=&quot;&quot;;&quot;&quot;;[.AZ6]*[.$C$59])">
            <text:p/>
          </table:table-cell>
          <table:table-cell table:style-name="ce1" table:formula="of:=IF([.BA6]=&quot;&quot;;&quot;&quot;;[.BA6]*[.$C$59])">
            <text:p/>
          </table:table-cell>
          <table:table-cell table:style-name="ce1" table:formula="of:=IF([.BB6]=&quot;&quot;;&quot;&quot;;[.BB6]*[.$C$59])">
            <text:p/>
          </table:table-cell>
          <table:table-cell table:style-name="ce1" table:formula="of:=IF([.BC6]=&quot;&quot;;&quot;&quot;;[.BC6]*[.$C$59])">
            <text:p/>
          </table:table-cell>
          <table:table-cell table:style-name="ce1" table:formula="of:=IF([.BD6]=&quot;&quot;;&quot;&quot;;[.BD6]*[.$C$59])">
            <text:p/>
          </table:table-cell>
          <table:table-cell table:style-name="ce1" table:formula="of:=IF([.BE6]=&quot;&quot;;&quot;&quot;;[.BE6]*[.$C$59])">
            <text:p/>
          </table:table-cell>
          <table:table-cell table:style-name="ce1" table:formula="of:=IF([.BF6]=&quot;&quot;;&quot;&quot;;[.BF6]*[.$C$59])">
            <text:p/>
          </table:table-cell>
          <table:table-cell table:style-name="ce1" table:formula="of:=IF([.BG6]=&quot;&quot;;&quot;&quot;;[.BG6]*[.$C$59])">
            <text:p/>
          </table:table-cell>
          <table:table-cell table:style-name="ce1" table:formula="of:=IF([.BH6]=&quot;&quot;;&quot;&quot;;[.BH6]*[.$C$59])">
            <text:p/>
          </table:table-cell>
          <table:table-cell table:style-name="ce1" table:formula="of:=IF([.BI6]=&quot;&quot;;&quot;&quot;;[.BI6]*[.$C$59])">
            <text:p/>
          </table:table-cell>
          <table:table-cell table:style-name="ce1" table:formula="of:=IF([.BJ6]=&quot;&quot;;&quot;&quot;;[.BJ6]*[.$C$59])">
            <text:p/>
          </table:table-cell>
          <table:table-cell table:style-name="ce1" table:formula="of:=IF([.BK6]=&quot;&quot;;&quot;&quot;;[.BK6]*[.$C$59])">
            <text:p/>
          </table:table-cell>
          <table:table-cell table:style-name="ce1" table:formula="of:=IF([.BL6]=&quot;&quot;;&quot;&quot;;[.BL6]*[.$C$59])">
            <text:p/>
          </table:table-cell>
          <table:table-cell table:style-name="ce1" table:formula="of:=IF([.BM6]=&quot;&quot;;&quot;&quot;;[.BM6]*[.$C$59])">
            <text:p/>
          </table:table-cell>
          <table:table-cell table:style-name="ce1" table:formula="of:=IF([.BN6]=&quot;&quot;;&quot;&quot;;[.BN6]*[.$C$59])">
            <text:p/>
          </table:table-cell>
          <table:table-cell table:style-name="ce1" table:formula="of:=IF([.BO6]=&quot;&quot;;&quot;&quot;;[.BO6]*[.$C$59])">
            <text:p/>
          </table:table-cell>
          <table:table-cell table:style-name="ce1" table:formula="of:=IF([.BP6]=&quot;&quot;;&quot;&quot;;[.BP6]*[.$C$59])">
            <text:p/>
          </table:table-cell>
          <table:table-cell table:style-name="ce1" table:formula="of:=IF([.BQ6]=&quot;&quot;;&quot;&quot;;[.BQ6]*[.$C$59])">
            <text:p/>
          </table:table-cell>
          <table:table-cell table:style-name="ce1" table:formula="of:=IF([.BR6]=&quot;&quot;;&quot;&quot;;[.BR6]*[.$C$59])">
            <text:p/>
          </table:table-cell>
          <table:table-cell table:style-name="ce1" table:formula="of:=IF([.BS6]=&quot;&quot;;&quot;&quot;;[.BS6]*[.$C$59])">
            <text:p/>
          </table:table-cell>
          <table:table-cell table:style-name="ce1" table:formula="of:=IF([.BT6]=&quot;&quot;;&quot;&quot;;[.BT6]*[.$C$59])">
            <text:p/>
          </table:table-cell>
          <table:table-cell table:style-name="ce1" table:formula="of:=IF([.BU6]=&quot;&quot;;&quot;&quot;;[.BU6]*[.$C$59])">
            <text:p/>
          </table:table-cell>
          <table:table-cell table:style-name="ce1" table:formula="of:=IF([.BV6]=&quot;&quot;;&quot;&quot;;[.BV6]*[.$C$59])">
            <text:p/>
          </table:table-cell>
          <table:table-cell table:style-name="ce1" table:formula="of:=IF([.BW6]=&quot;&quot;;&quot;&quot;;[.BW6]*[.$C$59])">
            <text:p/>
          </table:table-cell>
          <table:table-cell table:style-name="ce1" table:formula="of:=IF([.BX6]=&quot;&quot;;&quot;&quot;;[.BX6]*[.$C$59])">
            <text:p/>
          </table:table-cell>
          <table:table-cell table:style-name="ce1" table:formula="of:=IF([.BY6]=&quot;&quot;;&quot;&quot;;[.BY6]*[.$C$59])">
            <text:p/>
          </table:table-cell>
          <table:table-cell table:style-name="ce1" table:formula="of:=IF([.BZ6]=&quot;&quot;;&quot;&quot;;[.BZ6]*[.$C$59])">
            <text:p/>
          </table:table-cell>
          <table:table-cell table:style-name="ce1" table:formula="of:=IF([.CA6]=&quot;&quot;;&quot;&quot;;[.CA6]*[.$C$59])">
            <text:p/>
          </table:table-cell>
          <table:table-cell table:style-name="ce1" table:formula="of:=IF([.CB6]=&quot;&quot;;&quot;&quot;;[.CB6]*[.$C$59])">
            <text:p/>
          </table:table-cell>
          <table:table-cell table:style-name="ce1" table:formula="of:=IF([.CC6]=&quot;&quot;;&quot;&quot;;[.CC6]*[.$C$59])">
            <text:p/>
          </table:table-cell>
          <table:table-cell table:style-name="ce1" table:formula="of:=IF([.CD6]=&quot;&quot;;&quot;&quot;;[.CD6]*[.$C$59])">
            <text:p/>
          </table:table-cell>
          <table:table-cell table:style-name="ce1" table:formula="of:=IF([.CE6]=&quot;&quot;;&quot;&quot;;[.CE6]*[.$C$59])">
            <text:p/>
          </table:table-cell>
          <table:table-cell table:style-name="ce1" table:formula="of:=IF([.CF6]=&quot;&quot;;&quot;&quot;;[.CF6]*[.$C$59])">
            <text:p/>
          </table:table-cell>
          <table:table-cell table:style-name="ce1" table:formula="of:=IF([.CG6]=&quot;&quot;;&quot;&quot;;[.CG6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7]=&quot;&quot;;&quot;&quot;;[.D7]*[.$C$59])" office:value-type="float" office:value="269.81384">
            <text:p>269.81384</text:p>
          </table:table-cell>
          <table:table-cell table:style-name="ce1" table:formula="of:=IF([.E7]=&quot;&quot;;&quot;&quot;;[.E7]*[.$C$59])" office:value-type="float" office:value="261.31716">
            <text:p>261.31716</text:p>
          </table:table-cell>
          <table:table-cell table:style-name="ce1" table:formula="of:=IF([.F7]=&quot;&quot;;&quot;&quot;;[.F7]*[.$C$59])" office:value-type="float" office:value="0.37443">
            <text:p>0.37443</text:p>
          </table:table-cell>
          <table:table-cell table:style-name="ce1" table:formula="of:=IF([.G7]=&quot;&quot;;&quot;&quot;;[.G7]*[.$C$59])" office:value-type="float" office:value="61.67523">
            <text:p>61.67523</text:p>
          </table:table-cell>
          <table:table-cell table:style-name="ce1" table:formula="of:=IF([.H7]=&quot;&quot;;&quot;&quot;;[.H7]*[.$C$59])" office:value-type="float" office:value="7.50749">
            <text:p>7.50749</text:p>
          </table:table-cell>
          <table:table-cell table:style-name="ce1" table:formula="of:=IF([.I7]=&quot;&quot;;&quot;&quot;;[.I7]*[.$C$59])" office:value-type="float" office:value="-1.75494">
            <text:p>-1.75494</text:p>
          </table:table-cell>
          <table:table-cell table:style-name="ce1" table:formula="of:=IF([.J7]=&quot;&quot;;&quot;&quot;;[.J7]*[.$C$59])" office:value-type="float" office:value="0.46752">
            <text:p>0.46752</text:p>
          </table:table-cell>
          <table:table-cell table:style-name="ce1" table:formula="of:=IF([.K7]=&quot;&quot;;&quot;&quot;;[.K7]*[.$C$59])" office:value-type="float" office:value="-64.95007">
            <text:p>-64.95007</text:p>
          </table:table-cell>
          <table:table-cell table:style-name="ce1" table:formula="of:=IF([.L7]=&quot;&quot;;&quot;&quot;;[.L7]*[.$C$59])">
            <text:p/>
          </table:table-cell>
          <table:table-cell table:style-name="ce1" table:formula="of:=IF([.M7]=&quot;&quot;;&quot;&quot;;[.M7]*[.$C$59])">
            <text:p/>
          </table:table-cell>
          <table:table-cell table:style-name="ce1" table:formula="of:=IF([.N7]=&quot;&quot;;&quot;&quot;;[.N7]*[.$C$59])">
            <text:p/>
          </table:table-cell>
          <table:table-cell table:style-name="ce1" table:formula="of:=IF([.O7]=&quot;&quot;;&quot;&quot;;[.O7]*[.$C$59])">
            <text:p/>
          </table:table-cell>
          <table:table-cell table:style-name="ce1" table:formula="of:=IF([.P7]=&quot;&quot;;&quot;&quot;;[.P7]*[.$C$59])">
            <text:p/>
          </table:table-cell>
          <table:table-cell table:style-name="ce1" table:formula="of:=IF([.Q7]=&quot;&quot;;&quot;&quot;;[.Q7]*[.$C$59])">
            <text:p/>
          </table:table-cell>
          <table:table-cell table:style-name="ce1" table:formula="of:=IF([.R7]=&quot;&quot;;&quot;&quot;;[.R7]*[.$C$59])">
            <text:p/>
          </table:table-cell>
          <table:table-cell table:style-name="ce1" table:formula="of:=IF([.S7]=&quot;&quot;;&quot;&quot;;[.S7]*[.$C$59])">
            <text:p/>
          </table:table-cell>
          <table:table-cell table:style-name="ce1" table:formula="of:=IF([.T7]=&quot;&quot;;&quot;&quot;;[.T7]*[.$C$59])">
            <text:p/>
          </table:table-cell>
          <table:table-cell table:style-name="ce1" table:formula="of:=IF([.U7]=&quot;&quot;;&quot;&quot;;[.U7]*[.$C$59])">
            <text:p/>
          </table:table-cell>
          <table:table-cell table:style-name="ce1" table:formula="of:=IF([.V7]=&quot;&quot;;&quot;&quot;;[.V7]*[.$C$59])">
            <text:p/>
          </table:table-cell>
          <table:table-cell table:style-name="ce1" table:formula="of:=IF([.W7]=&quot;&quot;;&quot;&quot;;[.W7]*[.$C$59])">
            <text:p/>
          </table:table-cell>
          <table:table-cell table:style-name="ce1" table:formula="of:=IF([.X7]=&quot;&quot;;&quot;&quot;;[.X7]*[.$C$59])">
            <text:p/>
          </table:table-cell>
          <table:table-cell table:style-name="ce1" table:formula="of:=IF([.Y7]=&quot;&quot;;&quot;&quot;;[.Y7]*[.$C$59])">
            <text:p/>
          </table:table-cell>
          <table:table-cell table:style-name="ce1" table:formula="of:=IF([.Z7]=&quot;&quot;;&quot;&quot;;[.Z7]*[.$C$59])">
            <text:p/>
          </table:table-cell>
          <table:table-cell table:style-name="ce1" table:formula="of:=IF([.AA7]=&quot;&quot;;&quot;&quot;;[.AA7]*[.$C$59])">
            <text:p/>
          </table:table-cell>
          <table:table-cell table:style-name="ce1" table:formula="of:=IF([.AB7]=&quot;&quot;;&quot;&quot;;[.AB7]*[.$C$59])">
            <text:p/>
          </table:table-cell>
          <table:table-cell table:style-name="ce1" table:formula="of:=IF([.AC7]=&quot;&quot;;&quot;&quot;;[.AC7]*[.$C$59])">
            <text:p/>
          </table:table-cell>
          <table:table-cell table:style-name="ce1" table:formula="of:=IF([.AD7]=&quot;&quot;;&quot;&quot;;[.AD7]*[.$C$59])">
            <text:p/>
          </table:table-cell>
          <table:table-cell table:style-name="ce1" table:formula="of:=IF([.AE7]=&quot;&quot;;&quot;&quot;;[.AE7]*[.$C$59])">
            <text:p/>
          </table:table-cell>
          <table:table-cell table:style-name="ce1" table:formula="of:=IF([.AF7]=&quot;&quot;;&quot;&quot;;[.AF7]*[.$C$59])">
            <text:p/>
          </table:table-cell>
          <table:table-cell table:style-name="ce1" table:formula="of:=IF([.AG7]=&quot;&quot;;&quot;&quot;;[.AG7]*[.$C$59])">
            <text:p/>
          </table:table-cell>
          <table:table-cell table:style-name="ce1" table:formula="of:=IF([.AH7]=&quot;&quot;;&quot;&quot;;[.AH7]*[.$C$59])">
            <text:p/>
          </table:table-cell>
          <table:table-cell table:style-name="ce1" table:formula="of:=IF([.AI7]=&quot;&quot;;&quot;&quot;;[.AI7]*[.$C$59])">
            <text:p/>
          </table:table-cell>
          <table:table-cell table:style-name="ce1" table:formula="of:=IF([.AJ7]=&quot;&quot;;&quot;&quot;;[.AJ7]*[.$C$59])">
            <text:p/>
          </table:table-cell>
          <table:table-cell table:style-name="ce1" table:formula="of:=IF([.AK7]=&quot;&quot;;&quot;&quot;;[.AK7]*[.$C$59])">
            <text:p/>
          </table:table-cell>
          <table:table-cell table:style-name="ce1" table:formula="of:=IF([.AL7]=&quot;&quot;;&quot;&quot;;[.AL7]*[.$C$59])">
            <text:p/>
          </table:table-cell>
          <table:table-cell table:style-name="ce1" table:formula="of:=IF([.AM7]=&quot;&quot;;&quot;&quot;;[.AM7]*[.$C$59])">
            <text:p/>
          </table:table-cell>
          <table:table-cell table:style-name="ce1" table:formula="of:=IF([.AN7]=&quot;&quot;;&quot;&quot;;[.AN7]*[.$C$59])">
            <text:p/>
          </table:table-cell>
          <table:table-cell table:style-name="ce1" table:formula="of:=IF([.AO7]=&quot;&quot;;&quot;&quot;;[.AO7]*[.$C$59])">
            <text:p/>
          </table:table-cell>
          <table:table-cell table:style-name="ce1" table:formula="of:=IF([.AP7]=&quot;&quot;;&quot;&quot;;[.AP7]*[.$C$59])">
            <text:p/>
          </table:table-cell>
          <table:table-cell table:style-name="ce1" table:formula="of:=IF([.AQ7]=&quot;&quot;;&quot;&quot;;[.AQ7]*[.$C$59])">
            <text:p/>
          </table:table-cell>
          <table:table-cell table:style-name="ce1" table:formula="of:=IF([.AR7]=&quot;&quot;;&quot;&quot;;[.AR7]*[.$C$59])">
            <text:p/>
          </table:table-cell>
          <table:table-cell table:style-name="ce1" table:formula="of:=IF([.AS7]=&quot;&quot;;&quot;&quot;;[.AS7]*[.$C$59])">
            <text:p/>
          </table:table-cell>
          <table:table-cell table:style-name="ce1" table:formula="of:=IF([.AT7]=&quot;&quot;;&quot;&quot;;[.AT7]*[.$C$59])">
            <text:p/>
          </table:table-cell>
          <table:table-cell table:style-name="ce1" table:formula="of:=IF([.AU7]=&quot;&quot;;&quot;&quot;;[.AU7]*[.$C$59])">
            <text:p/>
          </table:table-cell>
          <table:table-cell table:style-name="ce1" table:formula="of:=IF([.AV7]=&quot;&quot;;&quot;&quot;;[.AV7]*[.$C$59])">
            <text:p/>
          </table:table-cell>
          <table:table-cell table:style-name="ce1" table:formula="of:=IF([.AW7]=&quot;&quot;;&quot;&quot;;[.AW7]*[.$C$59])">
            <text:p/>
          </table:table-cell>
          <table:table-cell table:style-name="ce1" table:formula="of:=IF([.AX7]=&quot;&quot;;&quot;&quot;;[.AX7]*[.$C$59])">
            <text:p/>
          </table:table-cell>
          <table:table-cell table:style-name="ce1" table:formula="of:=IF([.AY7]=&quot;&quot;;&quot;&quot;;[.AY7]*[.$C$59])">
            <text:p/>
          </table:table-cell>
          <table:table-cell table:style-name="ce1" table:formula="of:=IF([.AZ7]=&quot;&quot;;&quot;&quot;;[.AZ7]*[.$C$59])">
            <text:p/>
          </table:table-cell>
          <table:table-cell table:style-name="ce1" table:formula="of:=IF([.BA7]=&quot;&quot;;&quot;&quot;;[.BA7]*[.$C$59])">
            <text:p/>
          </table:table-cell>
          <table:table-cell table:style-name="ce1" table:formula="of:=IF([.BB7]=&quot;&quot;;&quot;&quot;;[.BB7]*[.$C$59])">
            <text:p/>
          </table:table-cell>
          <table:table-cell table:style-name="ce1" table:formula="of:=IF([.BC7]=&quot;&quot;;&quot;&quot;;[.BC7]*[.$C$59])">
            <text:p/>
          </table:table-cell>
          <table:table-cell table:style-name="ce1" table:formula="of:=IF([.BD7]=&quot;&quot;;&quot;&quot;;[.BD7]*[.$C$59])">
            <text:p/>
          </table:table-cell>
          <table:table-cell table:style-name="ce1" table:formula="of:=IF([.BE7]=&quot;&quot;;&quot;&quot;;[.BE7]*[.$C$59])">
            <text:p/>
          </table:table-cell>
          <table:table-cell table:style-name="ce1" table:formula="of:=IF([.BF7]=&quot;&quot;;&quot;&quot;;[.BF7]*[.$C$59])">
            <text:p/>
          </table:table-cell>
          <table:table-cell table:style-name="ce1" table:formula="of:=IF([.BG7]=&quot;&quot;;&quot;&quot;;[.BG7]*[.$C$59])">
            <text:p/>
          </table:table-cell>
          <table:table-cell table:style-name="ce1" table:formula="of:=IF([.BH7]=&quot;&quot;;&quot;&quot;;[.BH7]*[.$C$59])">
            <text:p/>
          </table:table-cell>
          <table:table-cell table:style-name="ce1" table:formula="of:=IF([.BI7]=&quot;&quot;;&quot;&quot;;[.BI7]*[.$C$59])">
            <text:p/>
          </table:table-cell>
          <table:table-cell table:style-name="ce1" table:formula="of:=IF([.BJ7]=&quot;&quot;;&quot;&quot;;[.BJ7]*[.$C$59])">
            <text:p/>
          </table:table-cell>
          <table:table-cell table:style-name="ce1" table:formula="of:=IF([.BK7]=&quot;&quot;;&quot;&quot;;[.BK7]*[.$C$59])">
            <text:p/>
          </table:table-cell>
          <table:table-cell table:style-name="ce1" table:formula="of:=IF([.BL7]=&quot;&quot;;&quot;&quot;;[.BL7]*[.$C$59])">
            <text:p/>
          </table:table-cell>
          <table:table-cell table:style-name="ce1" table:formula="of:=IF([.BM7]=&quot;&quot;;&quot;&quot;;[.BM7]*[.$C$59])">
            <text:p/>
          </table:table-cell>
          <table:table-cell table:style-name="ce1" table:formula="of:=IF([.BN7]=&quot;&quot;;&quot;&quot;;[.BN7]*[.$C$59])">
            <text:p/>
          </table:table-cell>
          <table:table-cell table:style-name="ce1" table:formula="of:=IF([.BO7]=&quot;&quot;;&quot;&quot;;[.BO7]*[.$C$59])">
            <text:p/>
          </table:table-cell>
          <table:table-cell table:style-name="ce1" table:formula="of:=IF([.BP7]=&quot;&quot;;&quot;&quot;;[.BP7]*[.$C$59])">
            <text:p/>
          </table:table-cell>
          <table:table-cell table:style-name="ce1" table:formula="of:=IF([.BQ7]=&quot;&quot;;&quot;&quot;;[.BQ7]*[.$C$59])">
            <text:p/>
          </table:table-cell>
          <table:table-cell table:style-name="ce1" table:formula="of:=IF([.BR7]=&quot;&quot;;&quot;&quot;;[.BR7]*[.$C$59])">
            <text:p/>
          </table:table-cell>
          <table:table-cell table:style-name="ce1" table:formula="of:=IF([.BS7]=&quot;&quot;;&quot;&quot;;[.BS7]*[.$C$59])">
            <text:p/>
          </table:table-cell>
          <table:table-cell table:style-name="ce1" table:formula="of:=IF([.BT7]=&quot;&quot;;&quot;&quot;;[.BT7]*[.$C$59])">
            <text:p/>
          </table:table-cell>
          <table:table-cell table:style-name="ce1" table:formula="of:=IF([.BU7]=&quot;&quot;;&quot;&quot;;[.BU7]*[.$C$59])">
            <text:p/>
          </table:table-cell>
          <table:table-cell table:style-name="ce1" table:formula="of:=IF([.BV7]=&quot;&quot;;&quot;&quot;;[.BV7]*[.$C$59])">
            <text:p/>
          </table:table-cell>
          <table:table-cell table:style-name="ce1" table:formula="of:=IF([.BW7]=&quot;&quot;;&quot;&quot;;[.BW7]*[.$C$59])">
            <text:p/>
          </table:table-cell>
          <table:table-cell table:style-name="ce1" table:formula="of:=IF([.BX7]=&quot;&quot;;&quot;&quot;;[.BX7]*[.$C$59])">
            <text:p/>
          </table:table-cell>
          <table:table-cell table:style-name="ce1" table:formula="of:=IF([.BY7]=&quot;&quot;;&quot;&quot;;[.BY7]*[.$C$59])">
            <text:p/>
          </table:table-cell>
          <table:table-cell table:style-name="ce1" table:formula="of:=IF([.BZ7]=&quot;&quot;;&quot;&quot;;[.BZ7]*[.$C$59])">
            <text:p/>
          </table:table-cell>
          <table:table-cell table:style-name="ce1" table:formula="of:=IF([.CA7]=&quot;&quot;;&quot;&quot;;[.CA7]*[.$C$59])">
            <text:p/>
          </table:table-cell>
          <table:table-cell table:style-name="ce1" table:formula="of:=IF([.CB7]=&quot;&quot;;&quot;&quot;;[.CB7]*[.$C$59])">
            <text:p/>
          </table:table-cell>
          <table:table-cell table:style-name="ce1" table:formula="of:=IF([.CC7]=&quot;&quot;;&quot;&quot;;[.CC7]*[.$C$59])">
            <text:p/>
          </table:table-cell>
          <table:table-cell table:style-name="ce1" table:formula="of:=IF([.CD7]=&quot;&quot;;&quot;&quot;;[.CD7]*[.$C$59])">
            <text:p/>
          </table:table-cell>
          <table:table-cell table:style-name="ce1" table:formula="of:=IF([.CE7]=&quot;&quot;;&quot;&quot;;[.CE7]*[.$C$59])">
            <text:p/>
          </table:table-cell>
          <table:table-cell table:style-name="ce1" table:formula="of:=IF([.CF7]=&quot;&quot;;&quot;&quot;;[.CF7]*[.$C$59])">
            <text:p/>
          </table:table-cell>
          <table:table-cell table:style-name="ce1" table:formula="of:=IF([.CG7]=&quot;&quot;;&quot;&quot;;[.CG7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8]=&quot;&quot;;&quot;&quot;;[.D8]*[.$C$59])" office:value-type="float" office:value="248.24708">
            <text:p>248.24708</text:p>
          </table:table-cell>
          <table:table-cell table:style-name="ce1" table:formula="of:=IF([.E8]=&quot;&quot;;&quot;&quot;;[.E8]*[.$C$59])" office:value-type="float" office:value="416.1835">
            <text:p>416.1835</text:p>
          </table:table-cell>
          <table:table-cell table:style-name="ce1" table:formula="of:=IF([.F8]=&quot;&quot;;&quot;&quot;;[.F8]*[.$C$59])" office:value-type="float" office:value="-0.33267">
            <text:p>-0.33267</text:p>
          </table:table-cell>
          <table:table-cell table:style-name="ce1" table:formula="of:=IF([.G8]=&quot;&quot;;&quot;&quot;;[.G8]*[.$C$59])" office:value-type="float" office:value="81.82777">
            <text:p>81.82777</text:p>
          </table:table-cell>
          <table:table-cell table:style-name="ce1" table:formula="of:=IF([.H8]=&quot;&quot;;&quot;&quot;;[.H8]*[.$C$59])" office:value-type="float" office:value="2.98445">
            <text:p>2.98445</text:p>
          </table:table-cell>
          <table:table-cell table:style-name="ce1" table:formula="of:=IF([.I8]=&quot;&quot;;&quot;&quot;;[.I8]*[.$C$59])" office:value-type="float" office:value="3.77018">
            <text:p>3.77018</text:p>
          </table:table-cell>
          <table:table-cell table:style-name="ce1" table:formula="of:=IF([.J8]=&quot;&quot;;&quot;&quot;;[.J8]*[.$C$59])" office:value-type="float" office:value="0.64429">
            <text:p>0.64429</text:p>
          </table:table-cell>
          <table:table-cell table:style-name="ce1" table:formula="of:=IF([.K8]=&quot;&quot;;&quot;&quot;;[.K8]*[.$C$59])" office:value-type="float" office:value="-83.51162">
            <text:p>-83.51162</text:p>
          </table:table-cell>
          <table:table-cell table:style-name="ce1" table:formula="of:=IF([.L8]=&quot;&quot;;&quot;&quot;;[.L8]*[.$C$59])">
            <text:p/>
          </table:table-cell>
          <table:table-cell table:style-name="ce1" table:formula="of:=IF([.M8]=&quot;&quot;;&quot;&quot;;[.M8]*[.$C$59])">
            <text:p/>
          </table:table-cell>
          <table:table-cell table:style-name="ce1" table:formula="of:=IF([.N8]=&quot;&quot;;&quot;&quot;;[.N8]*[.$C$59])">
            <text:p/>
          </table:table-cell>
          <table:table-cell table:style-name="ce1" table:formula="of:=IF([.O8]=&quot;&quot;;&quot;&quot;;[.O8]*[.$C$59])">
            <text:p/>
          </table:table-cell>
          <table:table-cell table:style-name="ce1" table:formula="of:=IF([.P8]=&quot;&quot;;&quot;&quot;;[.P8]*[.$C$59])">
            <text:p/>
          </table:table-cell>
          <table:table-cell table:style-name="ce1" table:formula="of:=IF([.Q8]=&quot;&quot;;&quot;&quot;;[.Q8]*[.$C$59])">
            <text:p/>
          </table:table-cell>
          <table:table-cell table:style-name="ce1" table:formula="of:=IF([.R8]=&quot;&quot;;&quot;&quot;;[.R8]*[.$C$59])">
            <text:p/>
          </table:table-cell>
          <table:table-cell table:style-name="ce1" table:formula="of:=IF([.S8]=&quot;&quot;;&quot;&quot;;[.S8]*[.$C$59])">
            <text:p/>
          </table:table-cell>
          <table:table-cell table:style-name="ce1" table:formula="of:=IF([.T8]=&quot;&quot;;&quot;&quot;;[.T8]*[.$C$59])">
            <text:p/>
          </table:table-cell>
          <table:table-cell table:style-name="ce1" table:formula="of:=IF([.U8]=&quot;&quot;;&quot;&quot;;[.U8]*[.$C$59])">
            <text:p/>
          </table:table-cell>
          <table:table-cell table:style-name="ce1" table:formula="of:=IF([.V8]=&quot;&quot;;&quot;&quot;;[.V8]*[.$C$59])">
            <text:p/>
          </table:table-cell>
          <table:table-cell table:style-name="ce1" table:formula="of:=IF([.W8]=&quot;&quot;;&quot;&quot;;[.W8]*[.$C$59])">
            <text:p/>
          </table:table-cell>
          <table:table-cell table:style-name="ce1" table:formula="of:=IF([.X8]=&quot;&quot;;&quot;&quot;;[.X8]*[.$C$59])">
            <text:p/>
          </table:table-cell>
          <table:table-cell table:style-name="ce1" table:formula="of:=IF([.Y8]=&quot;&quot;;&quot;&quot;;[.Y8]*[.$C$59])">
            <text:p/>
          </table:table-cell>
          <table:table-cell table:style-name="ce1" table:formula="of:=IF([.Z8]=&quot;&quot;;&quot;&quot;;[.Z8]*[.$C$59])">
            <text:p/>
          </table:table-cell>
          <table:table-cell table:style-name="ce1" table:formula="of:=IF([.AA8]=&quot;&quot;;&quot;&quot;;[.AA8]*[.$C$59])">
            <text:p/>
          </table:table-cell>
          <table:table-cell table:style-name="ce1" table:formula="of:=IF([.AB8]=&quot;&quot;;&quot;&quot;;[.AB8]*[.$C$59])">
            <text:p/>
          </table:table-cell>
          <table:table-cell table:style-name="ce1" table:formula="of:=IF([.AC8]=&quot;&quot;;&quot;&quot;;[.AC8]*[.$C$59])">
            <text:p/>
          </table:table-cell>
          <table:table-cell table:style-name="ce1" table:formula="of:=IF([.AD8]=&quot;&quot;;&quot;&quot;;[.AD8]*[.$C$59])">
            <text:p/>
          </table:table-cell>
          <table:table-cell table:style-name="ce1" table:formula="of:=IF([.AE8]=&quot;&quot;;&quot;&quot;;[.AE8]*[.$C$59])">
            <text:p/>
          </table:table-cell>
          <table:table-cell table:style-name="ce1" table:formula="of:=IF([.AF8]=&quot;&quot;;&quot;&quot;;[.AF8]*[.$C$59])">
            <text:p/>
          </table:table-cell>
          <table:table-cell table:style-name="ce1" table:formula="of:=IF([.AG8]=&quot;&quot;;&quot;&quot;;[.AG8]*[.$C$59])">
            <text:p/>
          </table:table-cell>
          <table:table-cell table:style-name="ce1" table:formula="of:=IF([.AH8]=&quot;&quot;;&quot;&quot;;[.AH8]*[.$C$59])">
            <text:p/>
          </table:table-cell>
          <table:table-cell table:style-name="ce1" table:formula="of:=IF([.AI8]=&quot;&quot;;&quot;&quot;;[.AI8]*[.$C$59])">
            <text:p/>
          </table:table-cell>
          <table:table-cell table:style-name="ce1" table:formula="of:=IF([.AJ8]=&quot;&quot;;&quot;&quot;;[.AJ8]*[.$C$59])">
            <text:p/>
          </table:table-cell>
          <table:table-cell table:style-name="ce1" table:formula="of:=IF([.AK8]=&quot;&quot;;&quot;&quot;;[.AK8]*[.$C$59])">
            <text:p/>
          </table:table-cell>
          <table:table-cell table:style-name="ce1" table:formula="of:=IF([.AL8]=&quot;&quot;;&quot;&quot;;[.AL8]*[.$C$59])">
            <text:p/>
          </table:table-cell>
          <table:table-cell table:style-name="ce1" table:formula="of:=IF([.AM8]=&quot;&quot;;&quot;&quot;;[.AM8]*[.$C$59])">
            <text:p/>
          </table:table-cell>
          <table:table-cell table:style-name="ce1" table:formula="of:=IF([.AN8]=&quot;&quot;;&quot;&quot;;[.AN8]*[.$C$59])">
            <text:p/>
          </table:table-cell>
          <table:table-cell table:style-name="ce1" table:formula="of:=IF([.AO8]=&quot;&quot;;&quot;&quot;;[.AO8]*[.$C$59])">
            <text:p/>
          </table:table-cell>
          <table:table-cell table:style-name="ce1" table:formula="of:=IF([.AP8]=&quot;&quot;;&quot;&quot;;[.AP8]*[.$C$59])">
            <text:p/>
          </table:table-cell>
          <table:table-cell table:style-name="ce1" table:formula="of:=IF([.AQ8]=&quot;&quot;;&quot;&quot;;[.AQ8]*[.$C$59])">
            <text:p/>
          </table:table-cell>
          <table:table-cell table:style-name="ce1" table:formula="of:=IF([.AR8]=&quot;&quot;;&quot;&quot;;[.AR8]*[.$C$59])">
            <text:p/>
          </table:table-cell>
          <table:table-cell table:style-name="ce1" table:formula="of:=IF([.AS8]=&quot;&quot;;&quot;&quot;;[.AS8]*[.$C$59])">
            <text:p/>
          </table:table-cell>
          <table:table-cell table:style-name="ce1" table:formula="of:=IF([.AT8]=&quot;&quot;;&quot;&quot;;[.AT8]*[.$C$59])">
            <text:p/>
          </table:table-cell>
          <table:table-cell table:style-name="ce1" table:formula="of:=IF([.AU8]=&quot;&quot;;&quot;&quot;;[.AU8]*[.$C$59])">
            <text:p/>
          </table:table-cell>
          <table:table-cell table:style-name="ce1" table:formula="of:=IF([.AV8]=&quot;&quot;;&quot;&quot;;[.AV8]*[.$C$59])">
            <text:p/>
          </table:table-cell>
          <table:table-cell table:style-name="ce1" table:formula="of:=IF([.AW8]=&quot;&quot;;&quot;&quot;;[.AW8]*[.$C$59])">
            <text:p/>
          </table:table-cell>
          <table:table-cell table:style-name="ce1" table:formula="of:=IF([.AX8]=&quot;&quot;;&quot;&quot;;[.AX8]*[.$C$59])">
            <text:p/>
          </table:table-cell>
          <table:table-cell table:style-name="ce1" table:formula="of:=IF([.AY8]=&quot;&quot;;&quot;&quot;;[.AY8]*[.$C$59])">
            <text:p/>
          </table:table-cell>
          <table:table-cell table:style-name="ce1" table:formula="of:=IF([.AZ8]=&quot;&quot;;&quot;&quot;;[.AZ8]*[.$C$59])">
            <text:p/>
          </table:table-cell>
          <table:table-cell table:style-name="ce1" table:formula="of:=IF([.BA8]=&quot;&quot;;&quot;&quot;;[.BA8]*[.$C$59])">
            <text:p/>
          </table:table-cell>
          <table:table-cell table:style-name="ce1" table:formula="of:=IF([.BB8]=&quot;&quot;;&quot;&quot;;[.BB8]*[.$C$59])">
            <text:p/>
          </table:table-cell>
          <table:table-cell table:style-name="ce1" table:formula="of:=IF([.BC8]=&quot;&quot;;&quot;&quot;;[.BC8]*[.$C$59])">
            <text:p/>
          </table:table-cell>
          <table:table-cell table:style-name="ce1" table:formula="of:=IF([.BD8]=&quot;&quot;;&quot;&quot;;[.BD8]*[.$C$59])">
            <text:p/>
          </table:table-cell>
          <table:table-cell table:style-name="ce1" table:formula="of:=IF([.BE8]=&quot;&quot;;&quot;&quot;;[.BE8]*[.$C$59])">
            <text:p/>
          </table:table-cell>
          <table:table-cell table:style-name="ce1" table:formula="of:=IF([.BF8]=&quot;&quot;;&quot;&quot;;[.BF8]*[.$C$59])">
            <text:p/>
          </table:table-cell>
          <table:table-cell table:style-name="ce1" table:formula="of:=IF([.BG8]=&quot;&quot;;&quot;&quot;;[.BG8]*[.$C$59])">
            <text:p/>
          </table:table-cell>
          <table:table-cell table:style-name="ce1" table:formula="of:=IF([.BH8]=&quot;&quot;;&quot;&quot;;[.BH8]*[.$C$59])">
            <text:p/>
          </table:table-cell>
          <table:table-cell table:style-name="ce1" table:formula="of:=IF([.BI8]=&quot;&quot;;&quot;&quot;;[.BI8]*[.$C$59])">
            <text:p/>
          </table:table-cell>
          <table:table-cell table:style-name="ce1" table:formula="of:=IF([.BJ8]=&quot;&quot;;&quot;&quot;;[.BJ8]*[.$C$59])">
            <text:p/>
          </table:table-cell>
          <table:table-cell table:style-name="ce1" table:formula="of:=IF([.BK8]=&quot;&quot;;&quot;&quot;;[.BK8]*[.$C$59])">
            <text:p/>
          </table:table-cell>
          <table:table-cell table:style-name="ce1" table:formula="of:=IF([.BL8]=&quot;&quot;;&quot;&quot;;[.BL8]*[.$C$59])">
            <text:p/>
          </table:table-cell>
          <table:table-cell table:style-name="ce1" table:formula="of:=IF([.BM8]=&quot;&quot;;&quot;&quot;;[.BM8]*[.$C$59])">
            <text:p/>
          </table:table-cell>
          <table:table-cell table:style-name="ce1" table:formula="of:=IF([.BN8]=&quot;&quot;;&quot;&quot;;[.BN8]*[.$C$59])">
            <text:p/>
          </table:table-cell>
          <table:table-cell table:style-name="ce1" table:formula="of:=IF([.BO8]=&quot;&quot;;&quot;&quot;;[.BO8]*[.$C$59])">
            <text:p/>
          </table:table-cell>
          <table:table-cell table:style-name="ce1" table:formula="of:=IF([.BP8]=&quot;&quot;;&quot;&quot;;[.BP8]*[.$C$59])">
            <text:p/>
          </table:table-cell>
          <table:table-cell table:style-name="ce1" table:formula="of:=IF([.BQ8]=&quot;&quot;;&quot;&quot;;[.BQ8]*[.$C$59])">
            <text:p/>
          </table:table-cell>
          <table:table-cell table:style-name="ce1" table:formula="of:=IF([.BR8]=&quot;&quot;;&quot;&quot;;[.BR8]*[.$C$59])">
            <text:p/>
          </table:table-cell>
          <table:table-cell table:style-name="ce1" table:formula="of:=IF([.BS8]=&quot;&quot;;&quot;&quot;;[.BS8]*[.$C$59])">
            <text:p/>
          </table:table-cell>
          <table:table-cell table:style-name="ce1" table:formula="of:=IF([.BT8]=&quot;&quot;;&quot;&quot;;[.BT8]*[.$C$59])">
            <text:p/>
          </table:table-cell>
          <table:table-cell table:style-name="ce1" table:formula="of:=IF([.BU8]=&quot;&quot;;&quot;&quot;;[.BU8]*[.$C$59])">
            <text:p/>
          </table:table-cell>
          <table:table-cell table:style-name="ce1" table:formula="of:=IF([.BV8]=&quot;&quot;;&quot;&quot;;[.BV8]*[.$C$59])">
            <text:p/>
          </table:table-cell>
          <table:table-cell table:style-name="ce1" table:formula="of:=IF([.BW8]=&quot;&quot;;&quot;&quot;;[.BW8]*[.$C$59])">
            <text:p/>
          </table:table-cell>
          <table:table-cell table:style-name="ce1" table:formula="of:=IF([.BX8]=&quot;&quot;;&quot;&quot;;[.BX8]*[.$C$59])">
            <text:p/>
          </table:table-cell>
          <table:table-cell table:style-name="ce1" table:formula="of:=IF([.BY8]=&quot;&quot;;&quot;&quot;;[.BY8]*[.$C$59])">
            <text:p/>
          </table:table-cell>
          <table:table-cell table:style-name="ce1" table:formula="of:=IF([.BZ8]=&quot;&quot;;&quot;&quot;;[.BZ8]*[.$C$59])">
            <text:p/>
          </table:table-cell>
          <table:table-cell table:style-name="ce1" table:formula="of:=IF([.CA8]=&quot;&quot;;&quot;&quot;;[.CA8]*[.$C$59])">
            <text:p/>
          </table:table-cell>
          <table:table-cell table:style-name="ce1" table:formula="of:=IF([.CB8]=&quot;&quot;;&quot;&quot;;[.CB8]*[.$C$59])">
            <text:p/>
          </table:table-cell>
          <table:table-cell table:style-name="ce1" table:formula="of:=IF([.CC8]=&quot;&quot;;&quot;&quot;;[.CC8]*[.$C$59])">
            <text:p/>
          </table:table-cell>
          <table:table-cell table:style-name="ce1" table:formula="of:=IF([.CD8]=&quot;&quot;;&quot;&quot;;[.CD8]*[.$C$59])">
            <text:p/>
          </table:table-cell>
          <table:table-cell table:style-name="ce1" table:formula="of:=IF([.CE8]=&quot;&quot;;&quot;&quot;;[.CE8]*[.$C$59])">
            <text:p/>
          </table:table-cell>
          <table:table-cell table:style-name="ce1" table:formula="of:=IF([.CF8]=&quot;&quot;;&quot;&quot;;[.CF8]*[.$C$59])">
            <text:p/>
          </table:table-cell>
          <table:table-cell table:style-name="ce1" table:formula="of:=IF([.CG8]=&quot;&quot;;&quot;&quot;;[.CG8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9]=&quot;&quot;;&quot;&quot;;[.D9]*[.$C$59])" office:value-type="float" office:value="263.14479">
            <text:p>263.14479</text:p>
          </table:table-cell>
          <table:table-cell table:style-name="ce1" table:formula="of:=IF([.E9]=&quot;&quot;;&quot;&quot;;[.E9]*[.$C$59])" office:value-type="float" office:value="424.31522">
            <text:p>424.31522</text:p>
          </table:table-cell>
          <table:table-cell table:style-name="ce1" table:formula="of:=IF([.F9]=&quot;&quot;;&quot;&quot;;[.F9]*[.$C$59])" office:value-type="float" office:value="-1.21656">
            <text:p>-1.21656</text:p>
          </table:table-cell>
          <table:table-cell table:style-name="ce1" table:formula="of:=IF([.G9]=&quot;&quot;;&quot;&quot;;[.G9]*[.$C$59])" office:value-type="float" office:value="95.61635">
            <text:p>95.61635</text:p>
          </table:table-cell>
          <table:table-cell table:style-name="ce1" table:formula="of:=IF([.H9]=&quot;&quot;;&quot;&quot;;[.H9]*[.$C$59])" office:value-type="float" office:value="5.45933">
            <text:p>5.45933</text:p>
          </table:table-cell>
          <table:table-cell table:style-name="ce1" table:formula="of:=IF([.I9]=&quot;&quot;;&quot;&quot;;[.I9]*[.$C$59])" office:value-type="float" office:value="5.71473">
            <text:p>5.71473</text:p>
          </table:table-cell>
          <table:table-cell table:style-name="ce1" table:formula="of:=IF([.J9]=&quot;&quot;;&quot;&quot;;[.J9]*[.$C$59])" office:value-type="float" office:value="0.46752">
            <text:p>0.46752</text:p>
          </table:table-cell>
          <table:table-cell table:style-name="ce1" table:formula="of:=IF([.K9]=&quot;&quot;;&quot;&quot;;[.K9]*[.$C$59])" office:value-type="float" office:value="-98.36086">
            <text:p>-98.36086</text:p>
          </table:table-cell>
          <table:table-cell table:style-name="ce1" table:formula="of:=IF([.L9]=&quot;&quot;;&quot;&quot;;[.L9]*[.$C$59])">
            <text:p/>
          </table:table-cell>
          <table:table-cell table:style-name="ce1" table:formula="of:=IF([.M9]=&quot;&quot;;&quot;&quot;;[.M9]*[.$C$59])">
            <text:p/>
          </table:table-cell>
          <table:table-cell table:style-name="ce1" table:formula="of:=IF([.N9]=&quot;&quot;;&quot;&quot;;[.N9]*[.$C$59])">
            <text:p/>
          </table:table-cell>
          <table:table-cell table:style-name="ce1" table:formula="of:=IF([.O9]=&quot;&quot;;&quot;&quot;;[.O9]*[.$C$59])">
            <text:p/>
          </table:table-cell>
          <table:table-cell table:style-name="ce1" table:formula="of:=IF([.P9]=&quot;&quot;;&quot;&quot;;[.P9]*[.$C$59])">
            <text:p/>
          </table:table-cell>
          <table:table-cell table:style-name="ce1" table:formula="of:=IF([.Q9]=&quot;&quot;;&quot;&quot;;[.Q9]*[.$C$59])">
            <text:p/>
          </table:table-cell>
          <table:table-cell table:style-name="ce1" table:formula="of:=IF([.R9]=&quot;&quot;;&quot;&quot;;[.R9]*[.$C$59])">
            <text:p/>
          </table:table-cell>
          <table:table-cell table:style-name="ce1" table:formula="of:=IF([.S9]=&quot;&quot;;&quot;&quot;;[.S9]*[.$C$59])">
            <text:p/>
          </table:table-cell>
          <table:table-cell table:style-name="ce1" table:formula="of:=IF([.T9]=&quot;&quot;;&quot;&quot;;[.T9]*[.$C$59])">
            <text:p/>
          </table:table-cell>
          <table:table-cell table:style-name="ce1" table:formula="of:=IF([.U9]=&quot;&quot;;&quot;&quot;;[.U9]*[.$C$59])">
            <text:p/>
          </table:table-cell>
          <table:table-cell table:style-name="ce1" table:formula="of:=IF([.V9]=&quot;&quot;;&quot;&quot;;[.V9]*[.$C$59])">
            <text:p/>
          </table:table-cell>
          <table:table-cell table:style-name="ce1" table:formula="of:=IF([.W9]=&quot;&quot;;&quot;&quot;;[.W9]*[.$C$59])">
            <text:p/>
          </table:table-cell>
          <table:table-cell table:style-name="ce1" table:formula="of:=IF([.X9]=&quot;&quot;;&quot;&quot;;[.X9]*[.$C$59])">
            <text:p/>
          </table:table-cell>
          <table:table-cell table:style-name="ce1" table:formula="of:=IF([.Y9]=&quot;&quot;;&quot;&quot;;[.Y9]*[.$C$59])">
            <text:p/>
          </table:table-cell>
          <table:table-cell table:style-name="ce1" table:formula="of:=IF([.Z9]=&quot;&quot;;&quot;&quot;;[.Z9]*[.$C$59])">
            <text:p/>
          </table:table-cell>
          <table:table-cell table:style-name="ce1" table:formula="of:=IF([.AA9]=&quot;&quot;;&quot;&quot;;[.AA9]*[.$C$59])">
            <text:p/>
          </table:table-cell>
          <table:table-cell table:style-name="ce1" table:formula="of:=IF([.AB9]=&quot;&quot;;&quot;&quot;;[.AB9]*[.$C$59])">
            <text:p/>
          </table:table-cell>
          <table:table-cell table:style-name="ce1" table:formula="of:=IF([.AC9]=&quot;&quot;;&quot;&quot;;[.AC9]*[.$C$59])">
            <text:p/>
          </table:table-cell>
          <table:table-cell table:style-name="ce1" table:formula="of:=IF([.AD9]=&quot;&quot;;&quot;&quot;;[.AD9]*[.$C$59])">
            <text:p/>
          </table:table-cell>
          <table:table-cell table:style-name="ce1" table:formula="of:=IF([.AE9]=&quot;&quot;;&quot;&quot;;[.AE9]*[.$C$59])">
            <text:p/>
          </table:table-cell>
          <table:table-cell table:style-name="ce1" table:formula="of:=IF([.AF9]=&quot;&quot;;&quot;&quot;;[.AF9]*[.$C$59])">
            <text:p/>
          </table:table-cell>
          <table:table-cell table:style-name="ce1" table:formula="of:=IF([.AG9]=&quot;&quot;;&quot;&quot;;[.AG9]*[.$C$59])">
            <text:p/>
          </table:table-cell>
          <table:table-cell table:style-name="ce1" table:formula="of:=IF([.AH9]=&quot;&quot;;&quot;&quot;;[.AH9]*[.$C$59])">
            <text:p/>
          </table:table-cell>
          <table:table-cell table:style-name="ce1" table:formula="of:=IF([.AI9]=&quot;&quot;;&quot;&quot;;[.AI9]*[.$C$59])">
            <text:p/>
          </table:table-cell>
          <table:table-cell table:style-name="ce1" table:formula="of:=IF([.AJ9]=&quot;&quot;;&quot;&quot;;[.AJ9]*[.$C$59])">
            <text:p/>
          </table:table-cell>
          <table:table-cell table:style-name="ce1" table:formula="of:=IF([.AK9]=&quot;&quot;;&quot;&quot;;[.AK9]*[.$C$59])">
            <text:p/>
          </table:table-cell>
          <table:table-cell table:style-name="ce1" table:formula="of:=IF([.AL9]=&quot;&quot;;&quot;&quot;;[.AL9]*[.$C$59])">
            <text:p/>
          </table:table-cell>
          <table:table-cell table:style-name="ce1" table:formula="of:=IF([.AM9]=&quot;&quot;;&quot;&quot;;[.AM9]*[.$C$59])">
            <text:p/>
          </table:table-cell>
          <table:table-cell table:style-name="ce1" table:formula="of:=IF([.AN9]=&quot;&quot;;&quot;&quot;;[.AN9]*[.$C$59])">
            <text:p/>
          </table:table-cell>
          <table:table-cell table:style-name="ce1" table:formula="of:=IF([.AO9]=&quot;&quot;;&quot;&quot;;[.AO9]*[.$C$59])">
            <text:p/>
          </table:table-cell>
          <table:table-cell table:style-name="ce1" table:formula="of:=IF([.AP9]=&quot;&quot;;&quot;&quot;;[.AP9]*[.$C$59])">
            <text:p/>
          </table:table-cell>
          <table:table-cell table:style-name="ce1" table:formula="of:=IF([.AQ9]=&quot;&quot;;&quot;&quot;;[.AQ9]*[.$C$59])">
            <text:p/>
          </table:table-cell>
          <table:table-cell table:style-name="ce1" table:formula="of:=IF([.AR9]=&quot;&quot;;&quot;&quot;;[.AR9]*[.$C$59])">
            <text:p/>
          </table:table-cell>
          <table:table-cell table:style-name="ce1" table:formula="of:=IF([.AS9]=&quot;&quot;;&quot;&quot;;[.AS9]*[.$C$59])">
            <text:p/>
          </table:table-cell>
          <table:table-cell table:style-name="ce1" table:formula="of:=IF([.AT9]=&quot;&quot;;&quot;&quot;;[.AT9]*[.$C$59])">
            <text:p/>
          </table:table-cell>
          <table:table-cell table:style-name="ce1" table:formula="of:=IF([.AU9]=&quot;&quot;;&quot;&quot;;[.AU9]*[.$C$59])">
            <text:p/>
          </table:table-cell>
          <table:table-cell table:style-name="ce1" table:formula="of:=IF([.AV9]=&quot;&quot;;&quot;&quot;;[.AV9]*[.$C$59])">
            <text:p/>
          </table:table-cell>
          <table:table-cell table:style-name="ce1" table:formula="of:=IF([.AW9]=&quot;&quot;;&quot;&quot;;[.AW9]*[.$C$59])">
            <text:p/>
          </table:table-cell>
          <table:table-cell table:style-name="ce1" table:formula="of:=IF([.AX9]=&quot;&quot;;&quot;&quot;;[.AX9]*[.$C$59])">
            <text:p/>
          </table:table-cell>
          <table:table-cell table:style-name="ce1" table:formula="of:=IF([.AY9]=&quot;&quot;;&quot;&quot;;[.AY9]*[.$C$59])">
            <text:p/>
          </table:table-cell>
          <table:table-cell table:style-name="ce1" table:formula="of:=IF([.AZ9]=&quot;&quot;;&quot;&quot;;[.AZ9]*[.$C$59])">
            <text:p/>
          </table:table-cell>
          <table:table-cell table:style-name="ce1" table:formula="of:=IF([.BA9]=&quot;&quot;;&quot;&quot;;[.BA9]*[.$C$59])">
            <text:p/>
          </table:table-cell>
          <table:table-cell table:style-name="ce1" table:formula="of:=IF([.BB9]=&quot;&quot;;&quot;&quot;;[.BB9]*[.$C$59])">
            <text:p/>
          </table:table-cell>
          <table:table-cell table:style-name="ce1" table:formula="of:=IF([.BC9]=&quot;&quot;;&quot;&quot;;[.BC9]*[.$C$59])">
            <text:p/>
          </table:table-cell>
          <table:table-cell table:style-name="ce1" table:formula="of:=IF([.BD9]=&quot;&quot;;&quot;&quot;;[.BD9]*[.$C$59])">
            <text:p/>
          </table:table-cell>
          <table:table-cell table:style-name="ce1" table:formula="of:=IF([.BE9]=&quot;&quot;;&quot;&quot;;[.BE9]*[.$C$59])">
            <text:p/>
          </table:table-cell>
          <table:table-cell table:style-name="ce1" table:formula="of:=IF([.BF9]=&quot;&quot;;&quot;&quot;;[.BF9]*[.$C$59])">
            <text:p/>
          </table:table-cell>
          <table:table-cell table:style-name="ce1" table:formula="of:=IF([.BG9]=&quot;&quot;;&quot;&quot;;[.BG9]*[.$C$59])">
            <text:p/>
          </table:table-cell>
          <table:table-cell table:style-name="ce1" table:formula="of:=IF([.BH9]=&quot;&quot;;&quot;&quot;;[.BH9]*[.$C$59])">
            <text:p/>
          </table:table-cell>
          <table:table-cell table:style-name="ce1" table:formula="of:=IF([.BI9]=&quot;&quot;;&quot;&quot;;[.BI9]*[.$C$59])">
            <text:p/>
          </table:table-cell>
          <table:table-cell table:style-name="ce1" table:formula="of:=IF([.BJ9]=&quot;&quot;;&quot;&quot;;[.BJ9]*[.$C$59])">
            <text:p/>
          </table:table-cell>
          <table:table-cell table:style-name="ce1" table:formula="of:=IF([.BK9]=&quot;&quot;;&quot;&quot;;[.BK9]*[.$C$59])">
            <text:p/>
          </table:table-cell>
          <table:table-cell table:style-name="ce1" table:formula="of:=IF([.BL9]=&quot;&quot;;&quot;&quot;;[.BL9]*[.$C$59])">
            <text:p/>
          </table:table-cell>
          <table:table-cell table:style-name="ce1" table:formula="of:=IF([.BM9]=&quot;&quot;;&quot;&quot;;[.BM9]*[.$C$59])">
            <text:p/>
          </table:table-cell>
          <table:table-cell table:style-name="ce1" table:formula="of:=IF([.BN9]=&quot;&quot;;&quot;&quot;;[.BN9]*[.$C$59])">
            <text:p/>
          </table:table-cell>
          <table:table-cell table:style-name="ce1" table:formula="of:=IF([.BO9]=&quot;&quot;;&quot;&quot;;[.BO9]*[.$C$59])">
            <text:p/>
          </table:table-cell>
          <table:table-cell table:style-name="ce1" table:formula="of:=IF([.BP9]=&quot;&quot;;&quot;&quot;;[.BP9]*[.$C$59])">
            <text:p/>
          </table:table-cell>
          <table:table-cell table:style-name="ce1" table:formula="of:=IF([.BQ9]=&quot;&quot;;&quot;&quot;;[.BQ9]*[.$C$59])">
            <text:p/>
          </table:table-cell>
          <table:table-cell table:style-name="ce1" table:formula="of:=IF([.BR9]=&quot;&quot;;&quot;&quot;;[.BR9]*[.$C$59])">
            <text:p/>
          </table:table-cell>
          <table:table-cell table:style-name="ce1" table:formula="of:=IF([.BS9]=&quot;&quot;;&quot;&quot;;[.BS9]*[.$C$59])">
            <text:p/>
          </table:table-cell>
          <table:table-cell table:style-name="ce1" table:formula="of:=IF([.BT9]=&quot;&quot;;&quot;&quot;;[.BT9]*[.$C$59])">
            <text:p/>
          </table:table-cell>
          <table:table-cell table:style-name="ce1" table:formula="of:=IF([.BU9]=&quot;&quot;;&quot;&quot;;[.BU9]*[.$C$59])">
            <text:p/>
          </table:table-cell>
          <table:table-cell table:style-name="ce1" table:formula="of:=IF([.BV9]=&quot;&quot;;&quot;&quot;;[.BV9]*[.$C$59])">
            <text:p/>
          </table:table-cell>
          <table:table-cell table:style-name="ce1" table:formula="of:=IF([.BW9]=&quot;&quot;;&quot;&quot;;[.BW9]*[.$C$59])">
            <text:p/>
          </table:table-cell>
          <table:table-cell table:style-name="ce1" table:formula="of:=IF([.BX9]=&quot;&quot;;&quot;&quot;;[.BX9]*[.$C$59])">
            <text:p/>
          </table:table-cell>
          <table:table-cell table:style-name="ce1" table:formula="of:=IF([.BY9]=&quot;&quot;;&quot;&quot;;[.BY9]*[.$C$59])">
            <text:p/>
          </table:table-cell>
          <table:table-cell table:style-name="ce1" table:formula="of:=IF([.BZ9]=&quot;&quot;;&quot;&quot;;[.BZ9]*[.$C$59])">
            <text:p/>
          </table:table-cell>
          <table:table-cell table:style-name="ce1" table:formula="of:=IF([.CA9]=&quot;&quot;;&quot;&quot;;[.CA9]*[.$C$59])">
            <text:p/>
          </table:table-cell>
          <table:table-cell table:style-name="ce1" table:formula="of:=IF([.CB9]=&quot;&quot;;&quot;&quot;;[.CB9]*[.$C$59])">
            <text:p/>
          </table:table-cell>
          <table:table-cell table:style-name="ce1" table:formula="of:=IF([.CC9]=&quot;&quot;;&quot;&quot;;[.CC9]*[.$C$59])">
            <text:p/>
          </table:table-cell>
          <table:table-cell table:style-name="ce1" table:formula="of:=IF([.CD9]=&quot;&quot;;&quot;&quot;;[.CD9]*[.$C$59])">
            <text:p/>
          </table:table-cell>
          <table:table-cell table:style-name="ce1" table:formula="of:=IF([.CE9]=&quot;&quot;;&quot;&quot;;[.CE9]*[.$C$59])">
            <text:p/>
          </table:table-cell>
          <table:table-cell table:style-name="ce1" table:formula="of:=IF([.CF9]=&quot;&quot;;&quot;&quot;;[.CF9]*[.$C$59])">
            <text:p/>
          </table:table-cell>
          <table:table-cell table:style-name="ce1" table:formula="of:=IF([.CG9]=&quot;&quot;;&quot;&quot;;[.CG9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0]=&quot;&quot;;&quot;&quot;;[.D10]*[.$C$59])">
            <text:p/>
          </table:table-cell>
          <table:table-cell table:style-name="ce1" table:formula="of:=IF([.E10]=&quot;&quot;;&quot;&quot;;[.E10]*[.$C$59])">
            <text:p/>
          </table:table-cell>
          <table:table-cell table:style-name="ce1" table:formula="of:=IF([.F10]=&quot;&quot;;&quot;&quot;;[.F10]*[.$C$59])">
            <text:p/>
          </table:table-cell>
          <table:table-cell table:style-name="ce1" table:formula="of:=IF([.G10]=&quot;&quot;;&quot;&quot;;[.G10]*[.$C$59])">
            <text:p/>
          </table:table-cell>
          <table:table-cell table:style-name="ce1" table:formula="of:=IF([.H10]=&quot;&quot;;&quot;&quot;;[.H10]*[.$C$59])">
            <text:p/>
          </table:table-cell>
          <table:table-cell table:style-name="ce1" table:formula="of:=IF([.I10]=&quot;&quot;;&quot;&quot;;[.I10]*[.$C$59])">
            <text:p/>
          </table:table-cell>
          <table:table-cell table:style-name="ce1" table:formula="of:=IF([.J10]=&quot;&quot;;&quot;&quot;;[.J10]*[.$C$59])">
            <text:p/>
          </table:table-cell>
          <table:table-cell table:style-name="ce1" table:formula="of:=IF([.K10]=&quot;&quot;;&quot;&quot;;[.K10]*[.$C$59])">
            <text:p/>
          </table:table-cell>
          <table:table-cell table:style-name="ce1" table:formula="of:=IF([.L10]=&quot;&quot;;&quot;&quot;;[.L10]*[.$C$59])">
            <text:p/>
          </table:table-cell>
          <table:table-cell table:style-name="ce1" table:formula="of:=IF([.M10]=&quot;&quot;;&quot;&quot;;[.M10]*[.$C$59])">
            <text:p/>
          </table:table-cell>
          <table:table-cell table:style-name="ce1" table:formula="of:=IF([.N10]=&quot;&quot;;&quot;&quot;;[.N10]*[.$C$59])">
            <text:p/>
          </table:table-cell>
          <table:table-cell table:style-name="ce1" table:formula="of:=IF([.O10]=&quot;&quot;;&quot;&quot;;[.O10]*[.$C$59])">
            <text:p/>
          </table:table-cell>
          <table:table-cell table:style-name="ce1" table:formula="of:=IF([.P10]=&quot;&quot;;&quot;&quot;;[.P10]*[.$C$59])">
            <text:p/>
          </table:table-cell>
          <table:table-cell table:style-name="ce1" table:formula="of:=IF([.Q10]=&quot;&quot;;&quot;&quot;;[.Q10]*[.$C$59])">
            <text:p/>
          </table:table-cell>
          <table:table-cell table:style-name="ce1" table:formula="of:=IF([.R10]=&quot;&quot;;&quot;&quot;;[.R10]*[.$C$59])">
            <text:p/>
          </table:table-cell>
          <table:table-cell table:style-name="ce1" table:formula="of:=IF([.S10]=&quot;&quot;;&quot;&quot;;[.S10]*[.$C$59])">
            <text:p/>
          </table:table-cell>
          <table:table-cell table:style-name="ce1" table:formula="of:=IF([.T10]=&quot;&quot;;&quot;&quot;;[.T10]*[.$C$59])">
            <text:p/>
          </table:table-cell>
          <table:table-cell table:style-name="ce1" table:formula="of:=IF([.U10]=&quot;&quot;;&quot;&quot;;[.U10]*[.$C$59])">
            <text:p/>
          </table:table-cell>
          <table:table-cell table:style-name="ce1" table:formula="of:=IF([.V10]=&quot;&quot;;&quot;&quot;;[.V10]*[.$C$59])">
            <text:p/>
          </table:table-cell>
          <table:table-cell table:style-name="ce1" table:formula="of:=IF([.W10]=&quot;&quot;;&quot;&quot;;[.W10]*[.$C$59])">
            <text:p/>
          </table:table-cell>
          <table:table-cell table:style-name="ce1" table:formula="of:=IF([.X10]=&quot;&quot;;&quot;&quot;;[.X10]*[.$C$59])">
            <text:p/>
          </table:table-cell>
          <table:table-cell table:style-name="ce1" table:formula="of:=IF([.Y10]=&quot;&quot;;&quot;&quot;;[.Y10]*[.$C$59])">
            <text:p/>
          </table:table-cell>
          <table:table-cell table:style-name="ce1" table:formula="of:=IF([.Z10]=&quot;&quot;;&quot;&quot;;[.Z10]*[.$C$59])">
            <text:p/>
          </table:table-cell>
          <table:table-cell table:style-name="ce1" table:formula="of:=IF([.AA10]=&quot;&quot;;&quot;&quot;;[.AA10]*[.$C$59])">
            <text:p/>
          </table:table-cell>
          <table:table-cell table:style-name="ce1" table:formula="of:=IF([.AB10]=&quot;&quot;;&quot;&quot;;[.AB10]*[.$C$59])">
            <text:p/>
          </table:table-cell>
          <table:table-cell table:style-name="ce1" table:formula="of:=IF([.AC10]=&quot;&quot;;&quot;&quot;;[.AC10]*[.$C$59])">
            <text:p/>
          </table:table-cell>
          <table:table-cell table:style-name="ce1" table:formula="of:=IF([.AD10]=&quot;&quot;;&quot;&quot;;[.AD10]*[.$C$59])">
            <text:p/>
          </table:table-cell>
          <table:table-cell table:style-name="ce1" table:formula="of:=IF([.AE10]=&quot;&quot;;&quot;&quot;;[.AE10]*[.$C$59])">
            <text:p/>
          </table:table-cell>
          <table:table-cell table:style-name="ce1" table:formula="of:=IF([.AF10]=&quot;&quot;;&quot;&quot;;[.AF10]*[.$C$59])">
            <text:p/>
          </table:table-cell>
          <table:table-cell table:style-name="ce1" table:formula="of:=IF([.AG10]=&quot;&quot;;&quot;&quot;;[.AG10]*[.$C$59])">
            <text:p/>
          </table:table-cell>
          <table:table-cell table:style-name="ce1" table:formula="of:=IF([.AH10]=&quot;&quot;;&quot;&quot;;[.AH10]*[.$C$59])">
            <text:p/>
          </table:table-cell>
          <table:table-cell table:style-name="ce1" table:formula="of:=IF([.AI10]=&quot;&quot;;&quot;&quot;;[.AI10]*[.$C$59])">
            <text:p/>
          </table:table-cell>
          <table:table-cell table:style-name="ce1" table:formula="of:=IF([.AJ10]=&quot;&quot;;&quot;&quot;;[.AJ10]*[.$C$59])">
            <text:p/>
          </table:table-cell>
          <table:table-cell table:style-name="ce1" table:formula="of:=IF([.AK10]=&quot;&quot;;&quot;&quot;;[.AK10]*[.$C$59])">
            <text:p/>
          </table:table-cell>
          <table:table-cell table:style-name="ce1" table:formula="of:=IF([.AL10]=&quot;&quot;;&quot;&quot;;[.AL10]*[.$C$59])">
            <text:p/>
          </table:table-cell>
          <table:table-cell table:style-name="ce1" table:formula="of:=IF([.AM10]=&quot;&quot;;&quot;&quot;;[.AM10]*[.$C$59])">
            <text:p/>
          </table:table-cell>
          <table:table-cell table:style-name="ce1" table:formula="of:=IF([.AN10]=&quot;&quot;;&quot;&quot;;[.AN10]*[.$C$59])">
            <text:p/>
          </table:table-cell>
          <table:table-cell table:style-name="ce1" table:formula="of:=IF([.AO10]=&quot;&quot;;&quot;&quot;;[.AO10]*[.$C$59])">
            <text:p/>
          </table:table-cell>
          <table:table-cell table:style-name="ce1" table:formula="of:=IF([.AP10]=&quot;&quot;;&quot;&quot;;[.AP10]*[.$C$59])">
            <text:p/>
          </table:table-cell>
          <table:table-cell table:style-name="ce1" table:formula="of:=IF([.AQ10]=&quot;&quot;;&quot;&quot;;[.AQ10]*[.$C$59])">
            <text:p/>
          </table:table-cell>
          <table:table-cell table:style-name="ce1" table:formula="of:=IF([.AR10]=&quot;&quot;;&quot;&quot;;[.AR10]*[.$C$59])">
            <text:p/>
          </table:table-cell>
          <table:table-cell table:style-name="ce1" table:formula="of:=IF([.AS10]=&quot;&quot;;&quot;&quot;;[.AS10]*[.$C$59])">
            <text:p/>
          </table:table-cell>
          <table:table-cell table:style-name="ce1" table:formula="of:=IF([.AT10]=&quot;&quot;;&quot;&quot;;[.AT10]*[.$C$59])">
            <text:p/>
          </table:table-cell>
          <table:table-cell table:style-name="ce1" table:formula="of:=IF([.AU10]=&quot;&quot;;&quot;&quot;;[.AU10]*[.$C$59])">
            <text:p/>
          </table:table-cell>
          <table:table-cell table:style-name="ce1" table:formula="of:=IF([.AV10]=&quot;&quot;;&quot;&quot;;[.AV10]*[.$C$59])">
            <text:p/>
          </table:table-cell>
          <table:table-cell table:style-name="ce1" table:formula="of:=IF([.AW10]=&quot;&quot;;&quot;&quot;;[.AW10]*[.$C$59])">
            <text:p/>
          </table:table-cell>
          <table:table-cell table:style-name="ce1" table:formula="of:=IF([.AX10]=&quot;&quot;;&quot;&quot;;[.AX10]*[.$C$59])">
            <text:p/>
          </table:table-cell>
          <table:table-cell table:style-name="ce1" table:formula="of:=IF([.AY10]=&quot;&quot;;&quot;&quot;;[.AY10]*[.$C$59])">
            <text:p/>
          </table:table-cell>
          <table:table-cell table:style-name="ce1" table:formula="of:=IF([.AZ10]=&quot;&quot;;&quot;&quot;;[.AZ10]*[.$C$59])">
            <text:p/>
          </table:table-cell>
          <table:table-cell table:style-name="ce1" table:formula="of:=IF([.BA10]=&quot;&quot;;&quot;&quot;;[.BA10]*[.$C$59])">
            <text:p/>
          </table:table-cell>
          <table:table-cell table:style-name="ce1" table:formula="of:=IF([.BB10]=&quot;&quot;;&quot;&quot;;[.BB10]*[.$C$59])">
            <text:p/>
          </table:table-cell>
          <table:table-cell table:style-name="ce1" table:formula="of:=IF([.BC10]=&quot;&quot;;&quot;&quot;;[.BC10]*[.$C$59])">
            <text:p/>
          </table:table-cell>
          <table:table-cell table:style-name="ce1" table:formula="of:=IF([.BD10]=&quot;&quot;;&quot;&quot;;[.BD10]*[.$C$59])">
            <text:p/>
          </table:table-cell>
          <table:table-cell table:style-name="ce1" table:formula="of:=IF([.BE10]=&quot;&quot;;&quot;&quot;;[.BE10]*[.$C$59])">
            <text:p/>
          </table:table-cell>
          <table:table-cell table:style-name="ce1" table:formula="of:=IF([.BF10]=&quot;&quot;;&quot;&quot;;[.BF10]*[.$C$59])">
            <text:p/>
          </table:table-cell>
          <table:table-cell table:style-name="ce1" table:formula="of:=IF([.BG10]=&quot;&quot;;&quot;&quot;;[.BG10]*[.$C$59])">
            <text:p/>
          </table:table-cell>
          <table:table-cell table:style-name="ce1" table:formula="of:=IF([.BH10]=&quot;&quot;;&quot;&quot;;[.BH10]*[.$C$59])">
            <text:p/>
          </table:table-cell>
          <table:table-cell table:style-name="ce1" table:formula="of:=IF([.BI10]=&quot;&quot;;&quot;&quot;;[.BI10]*[.$C$59])">
            <text:p/>
          </table:table-cell>
          <table:table-cell table:style-name="ce1" table:formula="of:=IF([.BJ10]=&quot;&quot;;&quot;&quot;;[.BJ10]*[.$C$59])">
            <text:p/>
          </table:table-cell>
          <table:table-cell table:style-name="ce1" table:formula="of:=IF([.BK10]=&quot;&quot;;&quot;&quot;;[.BK10]*[.$C$59])">
            <text:p/>
          </table:table-cell>
          <table:table-cell table:style-name="ce1" table:formula="of:=IF([.BL10]=&quot;&quot;;&quot;&quot;;[.BL10]*[.$C$59])">
            <text:p/>
          </table:table-cell>
          <table:table-cell table:style-name="ce1" table:formula="of:=IF([.BM10]=&quot;&quot;;&quot;&quot;;[.BM10]*[.$C$59])">
            <text:p/>
          </table:table-cell>
          <table:table-cell table:style-name="ce1" table:formula="of:=IF([.BN10]=&quot;&quot;;&quot;&quot;;[.BN10]*[.$C$59])">
            <text:p/>
          </table:table-cell>
          <table:table-cell table:style-name="ce1" table:formula="of:=IF([.BO10]=&quot;&quot;;&quot;&quot;;[.BO10]*[.$C$59])">
            <text:p/>
          </table:table-cell>
          <table:table-cell table:style-name="ce1" table:formula="of:=IF([.BP10]=&quot;&quot;;&quot;&quot;;[.BP10]*[.$C$59])">
            <text:p/>
          </table:table-cell>
          <table:table-cell table:style-name="ce1" table:formula="of:=IF([.BQ10]=&quot;&quot;;&quot;&quot;;[.BQ10]*[.$C$59])">
            <text:p/>
          </table:table-cell>
          <table:table-cell table:style-name="ce1" table:formula="of:=IF([.BR10]=&quot;&quot;;&quot;&quot;;[.BR10]*[.$C$59])">
            <text:p/>
          </table:table-cell>
          <table:table-cell table:style-name="ce1" table:formula="of:=IF([.BS10]=&quot;&quot;;&quot;&quot;;[.BS10]*[.$C$59])">
            <text:p/>
          </table:table-cell>
          <table:table-cell table:style-name="ce1" table:formula="of:=IF([.BT10]=&quot;&quot;;&quot;&quot;;[.BT10]*[.$C$59])">
            <text:p/>
          </table:table-cell>
          <table:table-cell table:style-name="ce1" table:formula="of:=IF([.BU10]=&quot;&quot;;&quot;&quot;;[.BU10]*[.$C$59])">
            <text:p/>
          </table:table-cell>
          <table:table-cell table:style-name="ce1" table:formula="of:=IF([.BV10]=&quot;&quot;;&quot;&quot;;[.BV10]*[.$C$59])">
            <text:p/>
          </table:table-cell>
          <table:table-cell table:style-name="ce1" table:formula="of:=IF([.BW10]=&quot;&quot;;&quot;&quot;;[.BW10]*[.$C$59])">
            <text:p/>
          </table:table-cell>
          <table:table-cell table:style-name="ce1" table:formula="of:=IF([.BX10]=&quot;&quot;;&quot;&quot;;[.BX10]*[.$C$59])">
            <text:p/>
          </table:table-cell>
          <table:table-cell table:style-name="ce1" table:formula="of:=IF([.BY10]=&quot;&quot;;&quot;&quot;;[.BY10]*[.$C$59])">
            <text:p/>
          </table:table-cell>
          <table:table-cell table:style-name="ce1" table:formula="of:=IF([.BZ10]=&quot;&quot;;&quot;&quot;;[.BZ10]*[.$C$59])">
            <text:p/>
          </table:table-cell>
          <table:table-cell table:style-name="ce1" table:formula="of:=IF([.CA10]=&quot;&quot;;&quot;&quot;;[.CA10]*[.$C$59])">
            <text:p/>
          </table:table-cell>
          <table:table-cell table:style-name="ce1" table:formula="of:=IF([.CB10]=&quot;&quot;;&quot;&quot;;[.CB10]*[.$C$59])">
            <text:p/>
          </table:table-cell>
          <table:table-cell table:style-name="ce1" table:formula="of:=IF([.CC10]=&quot;&quot;;&quot;&quot;;[.CC10]*[.$C$59])">
            <text:p/>
          </table:table-cell>
          <table:table-cell table:style-name="ce1" table:formula="of:=IF([.CD10]=&quot;&quot;;&quot;&quot;;[.CD10]*[.$C$59])">
            <text:p/>
          </table:table-cell>
          <table:table-cell table:style-name="ce1" table:formula="of:=IF([.CE10]=&quot;&quot;;&quot;&quot;;[.CE10]*[.$C$59])">
            <text:p/>
          </table:table-cell>
          <table:table-cell table:style-name="ce1" table:formula="of:=IF([.CF10]=&quot;&quot;;&quot;&quot;;[.CF10]*[.$C$59])">
            <text:p/>
          </table:table-cell>
          <table:table-cell table:style-name="ce1" table:formula="of:=IF([.CG10]=&quot;&quot;;&quot;&quot;;[.CG10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1]=&quot;&quot;;&quot;&quot;;[.D11]*[.$C$59])">
            <text:p/>
          </table:table-cell>
          <table:table-cell table:style-name="ce1" table:formula="of:=IF([.E11]=&quot;&quot;;&quot;&quot;;[.E11]*[.$C$59])">
            <text:p/>
          </table:table-cell>
          <table:table-cell table:style-name="ce1" table:formula="of:=IF([.F11]=&quot;&quot;;&quot;&quot;;[.F11]*[.$C$59])">
            <text:p/>
          </table:table-cell>
          <table:table-cell table:style-name="ce1" table:formula="of:=IF([.G11]=&quot;&quot;;&quot;&quot;;[.G11]*[.$C$59])">
            <text:p/>
          </table:table-cell>
          <table:table-cell table:style-name="ce1" table:formula="of:=IF([.H11]=&quot;&quot;;&quot;&quot;;[.H11]*[.$C$59])">
            <text:p/>
          </table:table-cell>
          <table:table-cell table:style-name="ce1" table:formula="of:=IF([.I11]=&quot;&quot;;&quot;&quot;;[.I11]*[.$C$59])">
            <text:p/>
          </table:table-cell>
          <table:table-cell table:style-name="ce1" table:formula="of:=IF([.J11]=&quot;&quot;;&quot;&quot;;[.J11]*[.$C$59])">
            <text:p/>
          </table:table-cell>
          <table:table-cell table:style-name="ce1" table:formula="of:=IF([.K11]=&quot;&quot;;&quot;&quot;;[.K11]*[.$C$59])">
            <text:p/>
          </table:table-cell>
          <table:table-cell table:style-name="ce1" table:formula="of:=IF([.L11]=&quot;&quot;;&quot;&quot;;[.L11]*[.$C$59])">
            <text:p/>
          </table:table-cell>
          <table:table-cell table:style-name="ce1" table:formula="of:=IF([.M11]=&quot;&quot;;&quot;&quot;;[.M11]*[.$C$59])">
            <text:p/>
          </table:table-cell>
          <table:table-cell table:style-name="ce1" table:formula="of:=IF([.N11]=&quot;&quot;;&quot;&quot;;[.N11]*[.$C$59])">
            <text:p/>
          </table:table-cell>
          <table:table-cell table:style-name="ce1" table:formula="of:=IF([.O11]=&quot;&quot;;&quot;&quot;;[.O11]*[.$C$59])">
            <text:p/>
          </table:table-cell>
          <table:table-cell table:style-name="ce1" table:formula="of:=IF([.P11]=&quot;&quot;;&quot;&quot;;[.P11]*[.$C$59])">
            <text:p/>
          </table:table-cell>
          <table:table-cell table:style-name="ce1" table:formula="of:=IF([.Q11]=&quot;&quot;;&quot;&quot;;[.Q11]*[.$C$59])">
            <text:p/>
          </table:table-cell>
          <table:table-cell table:style-name="ce1" table:formula="of:=IF([.R11]=&quot;&quot;;&quot;&quot;;[.R11]*[.$C$59])">
            <text:p/>
          </table:table-cell>
          <table:table-cell table:style-name="ce1" table:formula="of:=IF([.S11]=&quot;&quot;;&quot;&quot;;[.S11]*[.$C$59])">
            <text:p/>
          </table:table-cell>
          <table:table-cell table:style-name="ce1" table:formula="of:=IF([.T11]=&quot;&quot;;&quot;&quot;;[.T11]*[.$C$59])">
            <text:p/>
          </table:table-cell>
          <table:table-cell table:style-name="ce1" table:formula="of:=IF([.U11]=&quot;&quot;;&quot;&quot;;[.U11]*[.$C$59])">
            <text:p/>
          </table:table-cell>
          <table:table-cell table:style-name="ce1" table:formula="of:=IF([.V11]=&quot;&quot;;&quot;&quot;;[.V11]*[.$C$59])">
            <text:p/>
          </table:table-cell>
          <table:table-cell table:style-name="ce1" table:formula="of:=IF([.W11]=&quot;&quot;;&quot;&quot;;[.W11]*[.$C$59])">
            <text:p/>
          </table:table-cell>
          <table:table-cell table:style-name="ce1" table:formula="of:=IF([.X11]=&quot;&quot;;&quot;&quot;;[.X11]*[.$C$59])">
            <text:p/>
          </table:table-cell>
          <table:table-cell table:style-name="ce1" table:formula="of:=IF([.Y11]=&quot;&quot;;&quot;&quot;;[.Y11]*[.$C$59])">
            <text:p/>
          </table:table-cell>
          <table:table-cell table:style-name="ce1" table:formula="of:=IF([.Z11]=&quot;&quot;;&quot;&quot;;[.Z11]*[.$C$59])">
            <text:p/>
          </table:table-cell>
          <table:table-cell table:style-name="ce1" table:formula="of:=IF([.AA11]=&quot;&quot;;&quot;&quot;;[.AA11]*[.$C$59])">
            <text:p/>
          </table:table-cell>
          <table:table-cell table:style-name="ce1" table:formula="of:=IF([.AB11]=&quot;&quot;;&quot;&quot;;[.AB11]*[.$C$59])">
            <text:p/>
          </table:table-cell>
          <table:table-cell table:style-name="ce1" table:formula="of:=IF([.AC11]=&quot;&quot;;&quot;&quot;;[.AC11]*[.$C$59])">
            <text:p/>
          </table:table-cell>
          <table:table-cell table:style-name="ce1" table:formula="of:=IF([.AD11]=&quot;&quot;;&quot;&quot;;[.AD11]*[.$C$59])">
            <text:p/>
          </table:table-cell>
          <table:table-cell table:style-name="ce1" table:formula="of:=IF([.AE11]=&quot;&quot;;&quot;&quot;;[.AE11]*[.$C$59])">
            <text:p/>
          </table:table-cell>
          <table:table-cell table:style-name="ce1" table:formula="of:=IF([.AF11]=&quot;&quot;;&quot;&quot;;[.AF11]*[.$C$59])">
            <text:p/>
          </table:table-cell>
          <table:table-cell table:style-name="ce1" table:formula="of:=IF([.AG11]=&quot;&quot;;&quot;&quot;;[.AG11]*[.$C$59])">
            <text:p/>
          </table:table-cell>
          <table:table-cell table:style-name="ce1" table:formula="of:=IF([.AH11]=&quot;&quot;;&quot;&quot;;[.AH11]*[.$C$59])">
            <text:p/>
          </table:table-cell>
          <table:table-cell table:style-name="ce1" table:formula="of:=IF([.AI11]=&quot;&quot;;&quot;&quot;;[.AI11]*[.$C$59])">
            <text:p/>
          </table:table-cell>
          <table:table-cell table:style-name="ce1" table:formula="of:=IF([.AJ11]=&quot;&quot;;&quot;&quot;;[.AJ11]*[.$C$59])">
            <text:p/>
          </table:table-cell>
          <table:table-cell table:style-name="ce1" table:formula="of:=IF([.AK11]=&quot;&quot;;&quot;&quot;;[.AK11]*[.$C$59])">
            <text:p/>
          </table:table-cell>
          <table:table-cell table:style-name="ce1" table:formula="of:=IF([.AL11]=&quot;&quot;;&quot;&quot;;[.AL11]*[.$C$59])">
            <text:p/>
          </table:table-cell>
          <table:table-cell table:style-name="ce1" table:formula="of:=IF([.AM11]=&quot;&quot;;&quot;&quot;;[.AM11]*[.$C$59])">
            <text:p/>
          </table:table-cell>
          <table:table-cell table:style-name="ce1" table:formula="of:=IF([.AN11]=&quot;&quot;;&quot;&quot;;[.AN11]*[.$C$59])">
            <text:p/>
          </table:table-cell>
          <table:table-cell table:style-name="ce1" table:formula="of:=IF([.AO11]=&quot;&quot;;&quot;&quot;;[.AO11]*[.$C$59])">
            <text:p/>
          </table:table-cell>
          <table:table-cell table:style-name="ce1" table:formula="of:=IF([.AP11]=&quot;&quot;;&quot;&quot;;[.AP11]*[.$C$59])">
            <text:p/>
          </table:table-cell>
          <table:table-cell table:style-name="ce1" table:formula="of:=IF([.AQ11]=&quot;&quot;;&quot;&quot;;[.AQ11]*[.$C$59])">
            <text:p/>
          </table:table-cell>
          <table:table-cell table:style-name="ce1" table:formula="of:=IF([.AR11]=&quot;&quot;;&quot;&quot;;[.AR11]*[.$C$59])">
            <text:p/>
          </table:table-cell>
          <table:table-cell table:style-name="ce1" table:formula="of:=IF([.AS11]=&quot;&quot;;&quot;&quot;;[.AS11]*[.$C$59])">
            <text:p/>
          </table:table-cell>
          <table:table-cell table:style-name="ce1" table:formula="of:=IF([.AT11]=&quot;&quot;;&quot;&quot;;[.AT11]*[.$C$59])">
            <text:p/>
          </table:table-cell>
          <table:table-cell table:style-name="ce1" table:formula="of:=IF([.AU11]=&quot;&quot;;&quot;&quot;;[.AU11]*[.$C$59])">
            <text:p/>
          </table:table-cell>
          <table:table-cell table:style-name="ce1" table:formula="of:=IF([.AV11]=&quot;&quot;;&quot;&quot;;[.AV11]*[.$C$59])">
            <text:p/>
          </table:table-cell>
          <table:table-cell table:style-name="ce1" table:formula="of:=IF([.AW11]=&quot;&quot;;&quot;&quot;;[.AW11]*[.$C$59])">
            <text:p/>
          </table:table-cell>
          <table:table-cell table:style-name="ce1" table:formula="of:=IF([.AX11]=&quot;&quot;;&quot;&quot;;[.AX11]*[.$C$59])">
            <text:p/>
          </table:table-cell>
          <table:table-cell table:style-name="ce1" table:formula="of:=IF([.AY11]=&quot;&quot;;&quot;&quot;;[.AY11]*[.$C$59])">
            <text:p/>
          </table:table-cell>
          <table:table-cell table:style-name="ce1" table:formula="of:=IF([.AZ11]=&quot;&quot;;&quot;&quot;;[.AZ11]*[.$C$59])">
            <text:p/>
          </table:table-cell>
          <table:table-cell table:style-name="ce1" table:formula="of:=IF([.BA11]=&quot;&quot;;&quot;&quot;;[.BA11]*[.$C$59])">
            <text:p/>
          </table:table-cell>
          <table:table-cell table:style-name="ce1" table:formula="of:=IF([.BB11]=&quot;&quot;;&quot;&quot;;[.BB11]*[.$C$59])">
            <text:p/>
          </table:table-cell>
          <table:table-cell table:style-name="ce1" table:formula="of:=IF([.BC11]=&quot;&quot;;&quot;&quot;;[.BC11]*[.$C$59])">
            <text:p/>
          </table:table-cell>
          <table:table-cell table:style-name="ce1" table:formula="of:=IF([.BD11]=&quot;&quot;;&quot;&quot;;[.BD11]*[.$C$59])">
            <text:p/>
          </table:table-cell>
          <table:table-cell table:style-name="ce1" table:formula="of:=IF([.BE11]=&quot;&quot;;&quot;&quot;;[.BE11]*[.$C$59])">
            <text:p/>
          </table:table-cell>
          <table:table-cell table:style-name="ce1" table:formula="of:=IF([.BF11]=&quot;&quot;;&quot;&quot;;[.BF11]*[.$C$59])">
            <text:p/>
          </table:table-cell>
          <table:table-cell table:style-name="ce1" table:formula="of:=IF([.BG11]=&quot;&quot;;&quot;&quot;;[.BG11]*[.$C$59])">
            <text:p/>
          </table:table-cell>
          <table:table-cell table:style-name="ce1" table:formula="of:=IF([.BH11]=&quot;&quot;;&quot;&quot;;[.BH11]*[.$C$59])">
            <text:p/>
          </table:table-cell>
          <table:table-cell table:style-name="ce1" table:formula="of:=IF([.BI11]=&quot;&quot;;&quot;&quot;;[.BI11]*[.$C$59])">
            <text:p/>
          </table:table-cell>
          <table:table-cell table:style-name="ce1" table:formula="of:=IF([.BJ11]=&quot;&quot;;&quot;&quot;;[.BJ11]*[.$C$59])">
            <text:p/>
          </table:table-cell>
          <table:table-cell table:style-name="ce1" table:formula="of:=IF([.BK11]=&quot;&quot;;&quot;&quot;;[.BK11]*[.$C$59])">
            <text:p/>
          </table:table-cell>
          <table:table-cell table:style-name="ce1" table:formula="of:=IF([.BL11]=&quot;&quot;;&quot;&quot;;[.BL11]*[.$C$59])">
            <text:p/>
          </table:table-cell>
          <table:table-cell table:style-name="ce1" table:formula="of:=IF([.BM11]=&quot;&quot;;&quot;&quot;;[.BM11]*[.$C$59])">
            <text:p/>
          </table:table-cell>
          <table:table-cell table:style-name="ce1" table:formula="of:=IF([.BN11]=&quot;&quot;;&quot;&quot;;[.BN11]*[.$C$59])">
            <text:p/>
          </table:table-cell>
          <table:table-cell table:style-name="ce1" table:formula="of:=IF([.BO11]=&quot;&quot;;&quot;&quot;;[.BO11]*[.$C$59])">
            <text:p/>
          </table:table-cell>
          <table:table-cell table:style-name="ce1" table:formula="of:=IF([.BP11]=&quot;&quot;;&quot;&quot;;[.BP11]*[.$C$59])">
            <text:p/>
          </table:table-cell>
          <table:table-cell table:style-name="ce1" table:formula="of:=IF([.BQ11]=&quot;&quot;;&quot;&quot;;[.BQ11]*[.$C$59])">
            <text:p/>
          </table:table-cell>
          <table:table-cell table:style-name="ce1" table:formula="of:=IF([.BR11]=&quot;&quot;;&quot;&quot;;[.BR11]*[.$C$59])">
            <text:p/>
          </table:table-cell>
          <table:table-cell table:style-name="ce1" table:formula="of:=IF([.BS11]=&quot;&quot;;&quot;&quot;;[.BS11]*[.$C$59])">
            <text:p/>
          </table:table-cell>
          <table:table-cell table:style-name="ce1" table:formula="of:=IF([.BT11]=&quot;&quot;;&quot;&quot;;[.BT11]*[.$C$59])">
            <text:p/>
          </table:table-cell>
          <table:table-cell table:style-name="ce1" table:formula="of:=IF([.BU11]=&quot;&quot;;&quot;&quot;;[.BU11]*[.$C$59])">
            <text:p/>
          </table:table-cell>
          <table:table-cell table:style-name="ce1" table:formula="of:=IF([.BV11]=&quot;&quot;;&quot;&quot;;[.BV11]*[.$C$59])">
            <text:p/>
          </table:table-cell>
          <table:table-cell table:style-name="ce1" table:formula="of:=IF([.BW11]=&quot;&quot;;&quot;&quot;;[.BW11]*[.$C$59])">
            <text:p/>
          </table:table-cell>
          <table:table-cell table:style-name="ce1" table:formula="of:=IF([.BX11]=&quot;&quot;;&quot;&quot;;[.BX11]*[.$C$59])">
            <text:p/>
          </table:table-cell>
          <table:table-cell table:style-name="ce1" table:formula="of:=IF([.BY11]=&quot;&quot;;&quot;&quot;;[.BY11]*[.$C$59])">
            <text:p/>
          </table:table-cell>
          <table:table-cell table:style-name="ce1" table:formula="of:=IF([.BZ11]=&quot;&quot;;&quot;&quot;;[.BZ11]*[.$C$59])">
            <text:p/>
          </table:table-cell>
          <table:table-cell table:style-name="ce1" table:formula="of:=IF([.CA11]=&quot;&quot;;&quot;&quot;;[.CA11]*[.$C$59])">
            <text:p/>
          </table:table-cell>
          <table:table-cell table:style-name="ce1" table:formula="of:=IF([.CB11]=&quot;&quot;;&quot;&quot;;[.CB11]*[.$C$59])">
            <text:p/>
          </table:table-cell>
          <table:table-cell table:style-name="ce1" table:formula="of:=IF([.CC11]=&quot;&quot;;&quot;&quot;;[.CC11]*[.$C$59])">
            <text:p/>
          </table:table-cell>
          <table:table-cell table:style-name="ce1" table:formula="of:=IF([.CD11]=&quot;&quot;;&quot;&quot;;[.CD11]*[.$C$59])">
            <text:p/>
          </table:table-cell>
          <table:table-cell table:style-name="ce1" table:formula="of:=IF([.CE11]=&quot;&quot;;&quot;&quot;;[.CE11]*[.$C$59])">
            <text:p/>
          </table:table-cell>
          <table:table-cell table:style-name="ce1" table:formula="of:=IF([.CF11]=&quot;&quot;;&quot;&quot;;[.CF11]*[.$C$59])">
            <text:p/>
          </table:table-cell>
          <table:table-cell table:style-name="ce1" table:formula="of:=IF([.CG11]=&quot;&quot;;&quot;&quot;;[.CG11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2]=&quot;&quot;;&quot;&quot;;[.D12]*[.$C$59])" office:value-type="float" office:value="655.96738">
            <text:p>655.96738</text:p>
          </table:table-cell>
          <table:table-cell table:style-name="ce1" table:formula="of:=IF([.E12]=&quot;&quot;;&quot;&quot;;[.E12]*[.$C$59])" office:value-type="float" office:value="404.18417">
            <text:p>404.18417</text:p>
          </table:table-cell>
          <table:table-cell table:style-name="ce1" table:formula="of:=IF([.F12]=&quot;&quot;;&quot;&quot;;[.F12]*[.$C$59])" office:value-type="float" office:value="-415.36891">
            <text:p>-415.36891</text:p>
          </table:table-cell>
          <table:table-cell table:style-name="ce1" table:formula="of:=IF([.G12]=&quot;&quot;;&quot;&quot;;[.G12]*[.$C$59])" office:value-type="float" office:value="5.92893">
            <text:p>5.92893</text:p>
          </table:table-cell>
          <table:table-cell table:style-name="ce1" table:formula="of:=IF([.H12]=&quot;&quot;;&quot;&quot;;[.H12]*[.$C$59])" office:value-type="float" office:value="1.03981">
            <text:p>1.03981</text:p>
          </table:table-cell>
          <table:table-cell table:style-name="ce1" table:formula="of:=IF([.I12]=&quot;&quot;;&quot;&quot;;[.I12]*[.$C$59])" office:value-type="float" office:value="147.44934">
            <text:p>147.44934</text:p>
          </table:table-cell>
          <table:table-cell table:style-name="ce1" table:formula="of:=IF([.J12]=&quot;&quot;;&quot;&quot;;[.J12]*[.$C$59])" office:value-type="float" office:value="28.83453">
            <text:p>28.83453</text:p>
          </table:table-cell>
          <table:table-cell table:style-name="ce1" table:formula="of:=IF([.K12]=&quot;&quot;;&quot;&quot;;[.K12]*[.$C$59])" office:value-type="float" office:value="57.86571">
            <text:p>57.86571</text:p>
          </table:table-cell>
          <table:table-cell table:style-name="ce1" table:formula="of:=IF([.L12]=&quot;&quot;;&quot;&quot;;[.L12]*[.$C$59])" office:value-type="float" office:value="373.4732">
            <text:p>373.4732</text:p>
          </table:table-cell>
          <table:table-cell table:style-name="ce1" table:formula="of:=IF([.M12]=&quot;&quot;;&quot;&quot;;[.M12]*[.$C$59])" office:value-type="float" office:value="-23.17341">
            <text:p>-23.17341</text:p>
          </table:table-cell>
          <table:table-cell table:style-name="ce1" table:formula="of:=IF([.N12]=&quot;&quot;;&quot;&quot;;[.N12]*[.$C$59])" office:value-type="float" office:value="0.46875">
            <text:p>0.46875</text:p>
          </table:table-cell>
          <table:table-cell table:style-name="ce1" table:formula="of:=IF([.O12]=&quot;&quot;;&quot;&quot;;[.O12]*[.$C$59])" office:value-type="float" office:value="0.0625">
            <text:p>0.0625</text:p>
          </table:table-cell>
          <table:table-cell table:style-name="ce1" table:formula="of:=IF([.P12]=&quot;&quot;;&quot;&quot;;[.P12]*[.$C$59])" office:value-type="float" office:value="23.59375">
            <text:p>23.59375</text:p>
          </table:table-cell>
          <table:table-cell table:style-name="ce1" table:formula="of:=IF([.Q12]=&quot;&quot;;&quot;&quot;;[.Q12]*[.$C$59])" office:value-type="float" office:value="15.21875">
            <text:p>15.21875</text:p>
          </table:table-cell>
          <table:table-cell table:style-name="ce1" table:formula="of:=IF([.R12]=&quot;&quot;;&quot;&quot;;[.R12]*[.$C$59])" office:value-type="float" office:value="44.00794">
            <text:p>44.00794</text:p>
          </table:table-cell>
          <table:table-cell table:style-name="ce1" table:formula="of:=IF([.S12]=&quot;&quot;;&quot;&quot;;[.S12]*[.$C$59])" office:value-type="float" office:value="-1.06066">
            <text:p>-1.06066</text:p>
          </table:table-cell>
          <table:table-cell table:style-name="ce1" table:formula="of:=IF([.T12]=&quot;&quot;;&quot;&quot;;[.T12]*[.$C$59])" office:value-type="float" office:value="0.81862">
            <text:p>0.81862</text:p>
          </table:table-cell>
          <table:table-cell table:style-name="ce1" table:formula="of:=IF([.U12]=&quot;&quot;;&quot;&quot;;[.U12]*[.$C$59])" office:value-type="float" office:value="18.85114">
            <text:p>18.85114</text:p>
          </table:table-cell>
          <table:table-cell table:style-name="ce1" table:formula="of:=IF([.V12]=&quot;&quot;;&quot;&quot;;[.V12]*[.$C$59])" office:value-type="float" office:value="28.19791">
            <text:p>28.19791</text:p>
          </table:table-cell>
          <table:table-cell table:style-name="ce1" table:formula="of:=IF([.W12]=&quot;&quot;;&quot;&quot;;[.W12]*[.$C$59])" office:value-type="float" office:value="13.28188">
            <text:p>13.28188</text:p>
          </table:table-cell>
          <table:table-cell table:style-name="ce1" table:formula="of:=IF([.X12]=&quot;&quot;;&quot;&quot;;[.X12]*[.$C$59])" office:value-type="float" office:value="19.98775">
            <text:p>19.98775</text:p>
          </table:table-cell>
          <table:table-cell table:style-name="ce1" table:formula="of:=IF([.Y12]=&quot;&quot;;&quot;&quot;;[.Y12]*[.$C$59])" office:value-type="float" office:value="-1.61152">
            <text:p>-1.61152</text:p>
          </table:table-cell>
          <table:table-cell table:style-name="ce1" table:formula="of:=IF([.Z12]=&quot;&quot;;&quot;&quot;;[.Z12]*[.$C$59])" office:value-type="float" office:value="0.14368">
            <text:p>0.14368</text:p>
          </table:table-cell>
          <table:table-cell table:style-name="ce1" table:formula="of:=IF([.AA12]=&quot;&quot;;&quot;&quot;;[.AA12]*[.$C$59])" office:value-type="float" office:value="-212.67305">
            <text:p>-212.67305</text:p>
          </table:table-cell>
          <table:table-cell table:style-name="ce1" table:formula="of:=IF([.AB12]=&quot;&quot;;&quot;&quot;;[.AB12]*[.$C$59])" office:value-type="float" office:value="29.87783">
            <text:p>29.87783</text:p>
          </table:table-cell>
          <table:table-cell table:style-name="ce1" table:formula="of:=IF([.AC12]=&quot;&quot;;&quot;&quot;;[.AC12]*[.$C$59])" office:value-type="float" office:value="-0.0977">
            <text:p>-0.0977</text:p>
          </table:table-cell>
          <table:table-cell table:style-name="ce1" table:formula="of:=IF([.AD12]=&quot;&quot;;&quot;&quot;;[.AD12]*[.$C$59])" office:value-type="float" office:value="-0.0453">
            <text:p>-0.0453</text:p>
          </table:table-cell>
          <table:table-cell table:style-name="ce1" table:formula="of:=IF([.AE12]=&quot;&quot;;&quot;&quot;;[.AE12]*[.$C$59])" office:value-type="float" office:value="174.23077">
            <text:p>174.23077</text:p>
          </table:table-cell>
          <table:table-cell table:style-name="ce1" table:formula="of:=IF([.AF12]=&quot;&quot;;&quot;&quot;;[.AF12]*[.$C$59])" office:value-type="float" office:value="40.80315">
            <text:p>40.80315</text:p>
          </table:table-cell>
          <table:table-cell table:style-name="ce1" table:formula="of:=IF([.AG12]=&quot;&quot;;&quot;&quot;;[.AG12]*[.$C$59])" office:value-type="float" office:value="-2.56637">
            <text:p>-2.56637</text:p>
          </table:table-cell>
          <table:table-cell table:style-name="ce1" table:formula="of:=IF([.AH12]=&quot;&quot;;&quot;&quot;;[.AH12]*[.$C$59])" office:value-type="float" office:value="-0.30701">
            <text:p>-0.30701</text:p>
          </table:table-cell>
          <table:table-cell table:style-name="ce1" table:formula="of:=IF([.AI12]=&quot;&quot;;&quot;&quot;;[.AI12]*[.$C$59])" office:value-type="float" office:value="-207.92834">
            <text:p>-207.92834</text:p>
          </table:table-cell>
          <table:table-cell table:style-name="ce1" table:formula="of:=IF([.AJ12]=&quot;&quot;;&quot;&quot;;[.AJ12]*[.$C$59])" office:value-type="float" office:value="-125.08333">
            <text:p>-125.08333</text:p>
          </table:table-cell>
          <table:table-cell table:style-name="ce1" table:formula="of:=IF([.AK12]=&quot;&quot;;&quot;&quot;;[.AK12]*[.$C$59])" office:value-type="float" office:value="0.60549">
            <text:p>0.60549</text:p>
          </table:table-cell>
          <table:table-cell table:style-name="ce1" table:formula="of:=IF([.AL12]=&quot;&quot;;&quot;&quot;;[.AL12]*[.$C$59])" office:value-type="float" office:value="-45.71918">
            <text:p>-45.71918</text:p>
          </table:table-cell>
          <table:table-cell table:style-name="ce1" table:formula="of:=IF([.AM12]=&quot;&quot;;&quot;&quot;;[.AM12]*[.$C$59])" office:value-type="float" office:value="-3.22498">
            <text:p>-3.22498</text:p>
          </table:table-cell>
          <table:table-cell table:style-name="ce1" table:formula="of:=IF([.AN12]=&quot;&quot;;&quot;&quot;;[.AN12]*[.$C$59])" office:value-type="float" office:value="-0.75864">
            <text:p>-0.75864</text:p>
          </table:table-cell>
          <table:table-cell table:style-name="ce1" table:formula="of:=IF([.AO12]=&quot;&quot;;&quot;&quot;;[.AO12]*[.$C$59])" office:value-type="float" office:value="10.37898">
            <text:p>10.37898</text:p>
          </table:table-cell>
          <table:table-cell table:style-name="ce1" table:formula="of:=IF([.AP12]=&quot;&quot;;&quot;&quot;;[.AP12]*[.$C$59])">
            <text:p/>
          </table:table-cell>
          <table:table-cell table:style-name="ce1" table:formula="of:=IF([.AQ12]=&quot;&quot;;&quot;&quot;;[.AQ12]*[.$C$59])">
            <text:p/>
          </table:table-cell>
          <table:table-cell table:style-name="ce1" table:formula="of:=IF([.AR12]=&quot;&quot;;&quot;&quot;;[.AR12]*[.$C$59])">
            <text:p/>
          </table:table-cell>
          <table:table-cell table:style-name="ce1" table:formula="of:=IF([.AS12]=&quot;&quot;;&quot;&quot;;[.AS12]*[.$C$59])">
            <text:p/>
          </table:table-cell>
          <table:table-cell table:style-name="ce1" table:formula="of:=IF([.AT12]=&quot;&quot;;&quot;&quot;;[.AT12]*[.$C$59])">
            <text:p/>
          </table:table-cell>
          <table:table-cell table:style-name="ce1" table:formula="of:=IF([.AU12]=&quot;&quot;;&quot;&quot;;[.AU12]*[.$C$59])">
            <text:p/>
          </table:table-cell>
          <table:table-cell table:style-name="ce1" table:formula="of:=IF([.AV12]=&quot;&quot;;&quot;&quot;;[.AV12]*[.$C$59])">
            <text:p/>
          </table:table-cell>
          <table:table-cell table:style-name="ce1" table:formula="of:=IF([.AW12]=&quot;&quot;;&quot;&quot;;[.AW12]*[.$C$59])">
            <text:p/>
          </table:table-cell>
          <table:table-cell table:style-name="ce1" table:formula="of:=IF([.AX12]=&quot;&quot;;&quot;&quot;;[.AX12]*[.$C$59])">
            <text:p/>
          </table:table-cell>
          <table:table-cell table:style-name="ce1" table:formula="of:=IF([.AY12]=&quot;&quot;;&quot;&quot;;[.AY12]*[.$C$59])">
            <text:p/>
          </table:table-cell>
          <table:table-cell table:style-name="ce1" table:formula="of:=IF([.AZ12]=&quot;&quot;;&quot;&quot;;[.AZ12]*[.$C$59])">
            <text:p/>
          </table:table-cell>
          <table:table-cell table:style-name="ce1" table:formula="of:=IF([.BA12]=&quot;&quot;;&quot;&quot;;[.BA12]*[.$C$59])">
            <text:p/>
          </table:table-cell>
          <table:table-cell table:style-name="ce1" table:formula="of:=IF([.BB12]=&quot;&quot;;&quot;&quot;;[.BB12]*[.$C$59])">
            <text:p/>
          </table:table-cell>
          <table:table-cell table:style-name="ce1" table:formula="of:=IF([.BC12]=&quot;&quot;;&quot;&quot;;[.BC12]*[.$C$59])">
            <text:p/>
          </table:table-cell>
          <table:table-cell table:style-name="ce1" table:formula="of:=IF([.BD12]=&quot;&quot;;&quot;&quot;;[.BD12]*[.$C$59])">
            <text:p/>
          </table:table-cell>
          <table:table-cell table:style-name="ce1" table:formula="of:=IF([.BE12]=&quot;&quot;;&quot;&quot;;[.BE12]*[.$C$59])">
            <text:p/>
          </table:table-cell>
          <table:table-cell table:style-name="ce1" table:formula="of:=IF([.BF12]=&quot;&quot;;&quot;&quot;;[.BF12]*[.$C$59])">
            <text:p/>
          </table:table-cell>
          <table:table-cell table:style-name="ce1" table:formula="of:=IF([.BG12]=&quot;&quot;;&quot;&quot;;[.BG12]*[.$C$59])">
            <text:p/>
          </table:table-cell>
          <table:table-cell table:style-name="ce1" table:formula="of:=IF([.BH12]=&quot;&quot;;&quot;&quot;;[.BH12]*[.$C$59])">
            <text:p/>
          </table:table-cell>
          <table:table-cell table:style-name="ce1" table:formula="of:=IF([.BI12]=&quot;&quot;;&quot;&quot;;[.BI12]*[.$C$59])">
            <text:p/>
          </table:table-cell>
          <table:table-cell table:style-name="ce1" table:formula="of:=IF([.BJ12]=&quot;&quot;;&quot;&quot;;[.BJ12]*[.$C$59])">
            <text:p/>
          </table:table-cell>
          <table:table-cell table:style-name="ce1" table:formula="of:=IF([.BK12]=&quot;&quot;;&quot;&quot;;[.BK12]*[.$C$59])">
            <text:p/>
          </table:table-cell>
          <table:table-cell table:style-name="ce1" table:formula="of:=IF([.BL12]=&quot;&quot;;&quot;&quot;;[.BL12]*[.$C$59])">
            <text:p/>
          </table:table-cell>
          <table:table-cell table:style-name="ce1" table:formula="of:=IF([.BM12]=&quot;&quot;;&quot;&quot;;[.BM12]*[.$C$59])">
            <text:p/>
          </table:table-cell>
          <table:table-cell table:style-name="ce1" table:formula="of:=IF([.BN12]=&quot;&quot;;&quot;&quot;;[.BN12]*[.$C$59])">
            <text:p/>
          </table:table-cell>
          <table:table-cell table:style-name="ce1" table:formula="of:=IF([.BO12]=&quot;&quot;;&quot;&quot;;[.BO12]*[.$C$59])">
            <text:p/>
          </table:table-cell>
          <table:table-cell table:style-name="ce1" table:formula="of:=IF([.BP12]=&quot;&quot;;&quot;&quot;;[.BP12]*[.$C$59])">
            <text:p/>
          </table:table-cell>
          <table:table-cell table:style-name="ce1" table:formula="of:=IF([.BQ12]=&quot;&quot;;&quot;&quot;;[.BQ12]*[.$C$59])">
            <text:p/>
          </table:table-cell>
          <table:table-cell table:style-name="ce1" table:formula="of:=IF([.BR12]=&quot;&quot;;&quot;&quot;;[.BR12]*[.$C$59])">
            <text:p/>
          </table:table-cell>
          <table:table-cell table:style-name="ce1" table:formula="of:=IF([.BS12]=&quot;&quot;;&quot;&quot;;[.BS12]*[.$C$59])">
            <text:p/>
          </table:table-cell>
          <table:table-cell table:style-name="ce1" table:formula="of:=IF([.BT12]=&quot;&quot;;&quot;&quot;;[.BT12]*[.$C$59])">
            <text:p/>
          </table:table-cell>
          <table:table-cell table:style-name="ce1" table:formula="of:=IF([.BU12]=&quot;&quot;;&quot;&quot;;[.BU12]*[.$C$59])">
            <text:p/>
          </table:table-cell>
          <table:table-cell table:style-name="ce1" table:formula="of:=IF([.BV12]=&quot;&quot;;&quot;&quot;;[.BV12]*[.$C$59])">
            <text:p/>
          </table:table-cell>
          <table:table-cell table:style-name="ce1" table:formula="of:=IF([.BW12]=&quot;&quot;;&quot;&quot;;[.BW12]*[.$C$59])">
            <text:p/>
          </table:table-cell>
          <table:table-cell table:style-name="ce1" table:formula="of:=IF([.BX12]=&quot;&quot;;&quot;&quot;;[.BX12]*[.$C$59])">
            <text:p/>
          </table:table-cell>
          <table:table-cell table:style-name="ce1" table:formula="of:=IF([.BY12]=&quot;&quot;;&quot;&quot;;[.BY12]*[.$C$59])">
            <text:p/>
          </table:table-cell>
          <table:table-cell table:style-name="ce1" table:formula="of:=IF([.BZ12]=&quot;&quot;;&quot;&quot;;[.BZ12]*[.$C$59])">
            <text:p/>
          </table:table-cell>
          <table:table-cell table:style-name="ce1" table:formula="of:=IF([.CA12]=&quot;&quot;;&quot;&quot;;[.CA12]*[.$C$59])">
            <text:p/>
          </table:table-cell>
          <table:table-cell table:style-name="ce1" table:formula="of:=IF([.CB12]=&quot;&quot;;&quot;&quot;;[.CB12]*[.$C$59])">
            <text:p/>
          </table:table-cell>
          <table:table-cell table:style-name="ce1" table:formula="of:=IF([.CC12]=&quot;&quot;;&quot;&quot;;[.CC12]*[.$C$59])">
            <text:p/>
          </table:table-cell>
          <table:table-cell table:style-name="ce1" table:formula="of:=IF([.CD12]=&quot;&quot;;&quot;&quot;;[.CD12]*[.$C$59])">
            <text:p/>
          </table:table-cell>
          <table:table-cell table:style-name="ce1" table:formula="of:=IF([.CE12]=&quot;&quot;;&quot;&quot;;[.CE12]*[.$C$59])">
            <text:p/>
          </table:table-cell>
          <table:table-cell table:style-name="ce1" table:formula="of:=IF([.CF12]=&quot;&quot;;&quot;&quot;;[.CF12]*[.$C$59])">
            <text:p/>
          </table:table-cell>
          <table:table-cell table:style-name="ce1" table:formula="of:=IF([.CG12]=&quot;&quot;;&quot;&quot;;[.CG12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3]=&quot;&quot;;&quot;&quot;;[.D13]*[.$C$59])" office:value-type="float" office:value="970.22437">
            <text:p>970.22437</text:p>
          </table:table-cell>
          <table:table-cell table:style-name="ce1" table:formula="of:=IF([.E13]=&quot;&quot;;&quot;&quot;;[.E13]*[.$C$59])" office:value-type="float" office:value="86.748377">
            <text:p>86.748377</text:p>
          </table:table-cell>
          <table:table-cell table:style-name="ce1" table:formula="of:=IF([.F13]=&quot;&quot;;&quot;&quot;;[.F13]*[.$C$59])" office:value-type="float" office:value="-316.65462">
            <text:p>-316.65462</text:p>
          </table:table-cell>
          <table:table-cell table:style-name="ce1" table:formula="of:=IF([.G13]=&quot;&quot;;&quot;&quot;;[.G13]*[.$C$59])" office:value-type="float" office:value="145.414893">
            <text:p>145.414893</text:p>
          </table:table-cell>
          <table:table-cell table:style-name="ce1" table:formula="of:=IF([.H13]=&quot;&quot;;&quot;&quot;;[.H13]*[.$C$59])" office:value-type="float" office:value="-89.15062">
            <text:p>-89.15062</text:p>
          </table:table-cell>
          <table:table-cell table:style-name="ce1" table:formula="of:=IF([.I13]=&quot;&quot;;&quot;&quot;;[.I13]*[.$C$59])" office:value-type="float" office:value="17.90623">
            <text:p>17.90623</text:p>
          </table:table-cell>
          <table:table-cell table:style-name="ce1" table:formula="of:=IF([.J13]=&quot;&quot;;&quot;&quot;;[.J13]*[.$C$59])" office:value-type="float" office:value="-2.26141">
            <text:p>-2.26141</text:p>
          </table:table-cell>
          <table:table-cell table:style-name="ce1" table:formula="of:=IF([.K13]=&quot;&quot;;&quot;&quot;;[.K13]*[.$C$59])" office:value-type="float" office:value="-7.03665">
            <text:p>-7.03665</text:p>
          </table:table-cell>
          <table:table-cell table:style-name="ce1" table:formula="of:=IF([.L13]=&quot;&quot;;&quot;&quot;;[.L13]*[.$C$59])" office:value-type="float" office:value="-6.45879">
            <text:p>-6.45879</text:p>
          </table:table-cell>
          <table:table-cell table:style-name="ce1" table:formula="of:=IF([.M13]=&quot;&quot;;&quot;&quot;;[.M13]*[.$C$59])" office:value-type="float" office:value="-0.27122">
            <text:p>-0.27122</text:p>
          </table:table-cell>
          <table:table-cell table:style-name="ce1" table:formula="of:=IF([.N13]=&quot;&quot;;&quot;&quot;;[.N13]*[.$C$59])" office:value-type="float" office:value="-0.98512">
            <text:p>-0.98512</text:p>
          </table:table-cell>
          <table:table-cell table:style-name="ce1" table:formula="of:=IF([.O13]=&quot;&quot;;&quot;&quot;;[.O13]*[.$C$59])" office:value-type="float" office:value="-4.25949">
            <text:p>-4.25949</text:p>
          </table:table-cell>
          <table:table-cell table:style-name="ce1" table:formula="of:=IF([.P13]=&quot;&quot;;&quot;&quot;;[.P13]*[.$C$59])" office:value-type="float" office:value="133.28963">
            <text:p>133.28963</text:p>
          </table:table-cell>
          <table:table-cell table:style-name="ce1" table:formula="of:=IF([.Q13]=&quot;&quot;;&quot;&quot;;[.Q13]*[.$C$59])" office:value-type="float" office:value="-55.38289">
            <text:p>-55.38289</text:p>
          </table:table-cell>
          <table:table-cell table:style-name="ce1" table:formula="of:=IF([.R13]=&quot;&quot;;&quot;&quot;;[.R13]*[.$C$59])" office:value-type="float" office:value="-114.36995">
            <text:p>-114.36995</text:p>
          </table:table-cell>
          <table:table-cell table:style-name="ce1" table:formula="of:=IF([.S13]=&quot;&quot;;&quot;&quot;;[.S13]*[.$C$59])" office:value-type="float" office:value="-3.58578">
            <text:p>-3.58578</text:p>
          </table:table-cell>
          <table:table-cell table:style-name="ce1" table:formula="of:=IF([.T13]=&quot;&quot;;&quot;&quot;;[.T13]*[.$C$59])" office:value-type="float" office:value="-19.03307">
            <text:p>-19.03307</text:p>
          </table:table-cell>
          <table:table-cell table:style-name="ce1" table:formula="of:=IF([.U13]=&quot;&quot;;&quot;&quot;;[.U13]*[.$C$59])" office:value-type="float" office:value="-26.20464">
            <text:p>-26.20464</text:p>
          </table:table-cell>
          <table:table-cell table:style-name="ce1" table:formula="of:=IF([.V13]=&quot;&quot;;&quot;&quot;;[.V13]*[.$C$59])" office:value-type="float" office:value="-16.36262">
            <text:p>-16.36262</text:p>
          </table:table-cell>
          <table:table-cell table:style-name="ce1" table:formula="of:=IF([.W13]=&quot;&quot;;&quot;&quot;;[.W13]*[.$C$59])" office:value-type="float" office:value="39.94319">
            <text:p>39.94319</text:p>
          </table:table-cell>
          <table:table-cell table:style-name="ce1" table:formula="of:=IF([.X13]=&quot;&quot;;&quot;&quot;;[.X13]*[.$C$59])" office:value-type="float" office:value="1.63132">
            <text:p>1.63132</text:p>
          </table:table-cell>
          <table:table-cell table:style-name="ce1" table:formula="of:=IF([.Y13]=&quot;&quot;;&quot;&quot;;[.Y13]*[.$C$59])" office:value-type="float" office:value="15.82241">
            <text:p>15.82241</text:p>
          </table:table-cell>
          <table:table-cell table:style-name="ce1" table:formula="of:=IF([.Z13]=&quot;&quot;;&quot;&quot;;[.Z13]*[.$C$59])" office:value-type="float" office:value="-56.52862">
            <text:p>-56.52862</text:p>
          </table:table-cell>
          <table:table-cell table:style-name="ce1" table:formula="of:=IF([.AA13]=&quot;&quot;;&quot;&quot;;[.AA13]*[.$C$59])" office:value-type="float" office:value="21.44969">
            <text:p>21.44969</text:p>
          </table:table-cell>
          <table:table-cell table:style-name="ce1" table:formula="of:=IF([.AB13]=&quot;&quot;;&quot;&quot;;[.AB13]*[.$C$59])" office:value-type="float" office:value="-211.51663">
            <text:p>-211.51663</text:p>
          </table:table-cell>
          <table:table-cell table:style-name="ce1" table:formula="of:=IF([.AC13]=&quot;&quot;;&quot;&quot;;[.AC13]*[.$C$59])" office:value-type="float" office:value="-7.8876">
            <text:p>-7.8876</text:p>
          </table:table-cell>
          <table:table-cell table:style-name="ce1" table:formula="of:=IF([.AD13]=&quot;&quot;;&quot;&quot;;[.AD13]*[.$C$59])" office:value-type="float" office:value="-8.66882">
            <text:p>-8.66882</text:p>
          </table:table-cell>
          <table:table-cell table:style-name="ce1" table:formula="of:=IF([.AE13]=&quot;&quot;;&quot;&quot;;[.AE13]*[.$C$59])" office:value-type="float" office:value="4.3995">
            <text:p>4.3995</text:p>
          </table:table-cell>
          <table:table-cell table:style-name="ce1" table:formula="of:=IF([.AF13]=&quot;&quot;;&quot;&quot;;[.AF13]*[.$C$59])" office:value-type="float" office:value="-0.52052">
            <text:p>-0.52052</text:p>
          </table:table-cell>
          <table:table-cell table:style-name="ce1" table:formula="of:=IF([.AG13]=&quot;&quot;;&quot;&quot;;[.AG13]*[.$C$59])" office:value-type="float" office:value="124.80118">
            <text:p>124.80118</text:p>
          </table:table-cell>
          <table:table-cell table:style-name="ce1" table:formula="of:=IF([.AH13]=&quot;&quot;;&quot;&quot;;[.AH13]*[.$C$59])" office:value-type="float" office:value="116.89697">
            <text:p>116.89697</text:p>
          </table:table-cell>
          <table:table-cell table:style-name="ce1" table:formula="of:=IF([.AI13]=&quot;&quot;;&quot;&quot;;[.AI13]*[.$C$59])" office:value-type="float" office:value="-47.3961">
            <text:p>-47.3961</text:p>
          </table:table-cell>
          <table:table-cell table:style-name="ce1" table:formula="of:=IF([.AJ13]=&quot;&quot;;&quot;&quot;;[.AJ13]*[.$C$59])" office:value-type="float" office:value="-28.12149">
            <text:p>-28.12149</text:p>
          </table:table-cell>
          <table:table-cell table:style-name="ce1" table:formula="of:=IF([.AK13]=&quot;&quot;;&quot;&quot;;[.AK13]*[.$C$59])" office:value-type="float" office:value="0.14085">
            <text:p>0.14085</text:p>
          </table:table-cell>
          <table:table-cell table:style-name="ce1" table:formula="of:=IF([.AL13]=&quot;&quot;;&quot;&quot;;[.AL13]*[.$C$59])" office:value-type="float" office:value="-0.13697">
            <text:p>-0.13697</text:p>
          </table:table-cell>
          <table:table-cell table:style-name="ce1" table:formula="of:=IF([.AM13]=&quot;&quot;;&quot;&quot;;[.AM13]*[.$C$59])" office:value-type="float" office:value="-50.98064">
            <text:p>-50.98064</text:p>
          </table:table-cell>
          <table:table-cell table:style-name="ce1" table:formula="of:=IF([.AN13]=&quot;&quot;;&quot;&quot;;[.AN13]*[.$C$59])" office:value-type="float" office:value="99.97993">
            <text:p>99.97993</text:p>
          </table:table-cell>
          <table:table-cell table:style-name="ce1" table:formula="of:=IF([.AO13]=&quot;&quot;;&quot;&quot;;[.AO13]*[.$C$59])" office:value-type="float" office:value="1.34746">
            <text:p>1.34746</text:p>
          </table:table-cell>
          <table:table-cell table:style-name="ce1" table:formula="of:=IF([.AP13]=&quot;&quot;;&quot;&quot;;[.AP13]*[.$C$59])" office:value-type="float" office:value="0.41329">
            <text:p>0.41329</text:p>
          </table:table-cell>
          <table:table-cell table:style-name="ce1" table:formula="of:=IF([.AQ13]=&quot;&quot;;&quot;&quot;;[.AQ13]*[.$C$59])" office:value-type="float" office:value="20.05798">
            <text:p>20.05798</text:p>
          </table:table-cell>
          <table:table-cell table:style-name="ce1" table:formula="of:=IF([.AR13]=&quot;&quot;;&quot;&quot;;[.AR13]*[.$C$59])" office:value-type="float" office:value="18.01615">
            <text:p>18.01615</text:p>
          </table:table-cell>
          <table:table-cell table:style-name="ce1" table:formula="of:=IF([.AS13]=&quot;&quot;;&quot;&quot;;[.AS13]*[.$C$59])" office:value-type="float" office:value="-6.57919">
            <text:p>-6.57919</text:p>
          </table:table-cell>
          <table:table-cell table:style-name="ce1" table:formula="of:=IF([.AT13]=&quot;&quot;;&quot;&quot;;[.AT13]*[.$C$59])" office:value-type="float" office:value="55.33455">
            <text:p>55.33455</text:p>
          </table:table-cell>
          <table:table-cell table:style-name="ce1" table:formula="of:=IF([.AU13]=&quot;&quot;;&quot;&quot;;[.AU13]*[.$C$59])" office:value-type="float" office:value="1.09247">
            <text:p>1.09247</text:p>
          </table:table-cell>
          <table:table-cell table:style-name="ce1" table:formula="of:=IF([.AV13]=&quot;&quot;;&quot;&quot;;[.AV13]*[.$C$59])" office:value-type="float" office:value="0.2832">
            <text:p>0.2832</text:p>
          </table:table-cell>
          <table:table-cell table:style-name="ce1" table:formula="of:=IF([.AW13]=&quot;&quot;;&quot;&quot;;[.AW13]*[.$C$59])" office:value-type="float" office:value="-18.1651">
            <text:p>-18.1651</text:p>
          </table:table-cell>
          <table:table-cell table:style-name="ce1" table:formula="of:=IF([.AX13]=&quot;&quot;;&quot;&quot;;[.AX13]*[.$C$59])" office:value-type="float" office:value="14.21224">
            <text:p>14.21224</text:p>
          </table:table-cell>
          <table:table-cell table:style-name="ce1" table:formula="of:=IF([.AY13]=&quot;&quot;;&quot;&quot;;[.AY13]*[.$C$59])" office:value-type="float" office:value="-3.33479">
            <text:p>-3.33479</text:p>
          </table:table-cell>
          <table:table-cell table:style-name="ce1" table:formula="of:=IF([.AZ13]=&quot;&quot;;&quot;&quot;;[.AZ13]*[.$C$59])" office:value-type="float" office:value="0.1613">
            <text:p>0.1613</text:p>
          </table:table-cell>
          <table:table-cell table:style-name="ce1" table:formula="of:=IF([.BA13]=&quot;&quot;;&quot;&quot;;[.BA13]*[.$C$59])" office:value-type="float" office:value="22.01372">
            <text:p>22.01372</text:p>
          </table:table-cell>
          <table:table-cell table:style-name="ce1" table:formula="of:=IF([.BB13]=&quot;&quot;;&quot;&quot;;[.BB13]*[.$C$59])" office:value-type="float" office:value="46.53799">
            <text:p>46.53799</text:p>
          </table:table-cell>
          <table:table-cell table:style-name="ce1" table:formula="of:=IF([.BC13]=&quot;&quot;;&quot;&quot;;[.BC13]*[.$C$59])" office:value-type="float" office:value="1.40082">
            <text:p>1.40082</text:p>
          </table:table-cell>
          <table:table-cell table:style-name="ce1" table:formula="of:=IF([.BD13]=&quot;&quot;;&quot;&quot;;[.BD13]*[.$C$59])" office:value-type="float" office:value="0.60305">
            <text:p>0.60305</text:p>
          </table:table-cell>
          <table:table-cell table:style-name="ce1" table:formula="of:=IF([.BE13]=&quot;&quot;;&quot;&quot;;[.BE13]*[.$C$59])" office:value-type="float" office:value="6.34967">
            <text:p>6.34967</text:p>
          </table:table-cell>
          <table:table-cell table:style-name="ce1" table:formula="of:=IF([.BF13]=&quot;&quot;;&quot;&quot;;[.BF13]*[.$C$59])" office:value-type="float" office:value="43.5367">
            <text:p>43.5367</text:p>
          </table:table-cell>
          <table:table-cell table:style-name="ce1" table:formula="of:=IF([.BG13]=&quot;&quot;;&quot;&quot;;[.BG13]*[.$C$59])" office:value-type="float" office:value="69.11916">
            <text:p>69.11916</text:p>
          </table:table-cell>
          <table:table-cell table:style-name="ce1" table:formula="of:=IF([.BH13]=&quot;&quot;;&quot;&quot;;[.BH13]*[.$C$59])" office:value-type="float" office:value="201.60928">
            <text:p>201.60928</text:p>
          </table:table-cell>
          <table:table-cell table:style-name="ce1" table:formula="of:=IF([.BI13]=&quot;&quot;;&quot;&quot;;[.BI13]*[.$C$59])" office:value-type="float" office:value="0.14568">
            <text:p>0.14568</text:p>
          </table:table-cell>
          <table:table-cell table:style-name="ce1" table:formula="of:=IF([.BJ13]=&quot;&quot;;&quot;&quot;;[.BJ13]*[.$C$59])" office:value-type="float" office:value="0.5586">
            <text:p>0.5586</text:p>
          </table:table-cell>
          <table:table-cell table:style-name="ce1" table:formula="of:=IF([.BK13]=&quot;&quot;;&quot;&quot;;[.BK13]*[.$C$59])" office:value-type="float" office:value="-34.86377">
            <text:p>-34.86377</text:p>
          </table:table-cell>
          <table:table-cell table:style-name="ce1" table:formula="of:=IF([.BL13]=&quot;&quot;;&quot;&quot;;[.BL13]*[.$C$59])" office:value-type="float" office:value="128.79859">
            <text:p>128.79859</text:p>
          </table:table-cell>
          <table:table-cell table:style-name="ce1" table:formula="of:=IF([.BM13]=&quot;&quot;;&quot;&quot;;[.BM13]*[.$C$59])" office:value-type="float" office:value="-4.25637">
            <text:p>-4.25637</text:p>
          </table:table-cell>
          <table:table-cell table:style-name="ce1" table:formula="of:=IF([.BN13]=&quot;&quot;;&quot;&quot;;[.BN13]*[.$C$59])" office:value-type="float" office:value="16.79396">
            <text:p>16.79396</text:p>
          </table:table-cell>
          <table:table-cell table:style-name="ce1" table:formula="of:=IF([.BO13]=&quot;&quot;;&quot;&quot;;[.BO13]*[.$C$59])" office:value-type="float" office:value="-0.59788">
            <text:p>-0.59788</text:p>
          </table:table-cell>
          <table:table-cell table:style-name="ce1" table:formula="of:=IF([.BP13]=&quot;&quot;;&quot;&quot;;[.BP13]*[.$C$59])" office:value-type="float" office:value="0.20894">
            <text:p>0.20894</text:p>
          </table:table-cell>
          <table:table-cell table:style-name="ce1" table:formula="of:=IF([.BQ13]=&quot;&quot;;&quot;&quot;;[.BQ13]*[.$C$59])" office:value-type="float" office:value="298.60614">
            <text:p>298.60614</text:p>
          </table:table-cell>
          <table:table-cell table:style-name="ce1" table:formula="of:=IF([.BR13]=&quot;&quot;;&quot;&quot;;[.BR13]*[.$C$59])" office:value-type="float" office:value="7.44862">
            <text:p>7.44862</text:p>
          </table:table-cell>
          <table:table-cell table:style-name="ce1" table:formula="of:=IF([.BS13]=&quot;&quot;;&quot;&quot;;[.BS13]*[.$C$59])" office:value-type="float" office:value="-0.45895">
            <text:p>-0.45895</text:p>
          </table:table-cell>
          <table:table-cell table:style-name="ce1" table:formula="of:=IF([.BT13]=&quot;&quot;;&quot;&quot;;[.BT13]*[.$C$59])" office:value-type="float" office:value="-0.0429">
            <text:p>-0.0429</text:p>
          </table:table-cell>
          <table:table-cell table:style-name="ce1" table:formula="of:=IF([.BU13]=&quot;&quot;;&quot;&quot;;[.BU13]*[.$C$59])" office:value-type="float" office:value="-186.75131">
            <text:p>-186.75131</text:p>
          </table:table-cell>
          <table:table-cell table:style-name="ce1" table:formula="of:=IF([.BV13]=&quot;&quot;;&quot;&quot;;[.BV13]*[.$C$59])" office:value-type="float" office:value="298.75197">
            <text:p>298.75197</text:p>
          </table:table-cell>
          <table:table-cell table:style-name="ce1" table:formula="of:=IF([.BW13]=&quot;&quot;;&quot;&quot;;[.BW13]*[.$C$59])" office:value-type="float" office:value="-6.62624">
            <text:p>-6.62624</text:p>
          </table:table-cell>
          <table:table-cell table:style-name="ce1" table:formula="of:=IF([.BX13]=&quot;&quot;;&quot;&quot;;[.BX13]*[.$C$59])" office:value-type="float" office:value="-0.4179">
            <text:p>-0.4179</text:p>
          </table:table-cell>
          <table:table-cell table:style-name="ce1" table:formula="of:=IF([.BY13]=&quot;&quot;;&quot;&quot;;[.BY13]*[.$C$59])" office:value-type="float" office:value="171.08403">
            <text:p>171.08403</text:p>
          </table:table-cell>
          <table:table-cell table:style-name="ce1" table:formula="of:=IF([.BZ13]=&quot;&quot;;&quot;&quot;;[.BZ13]*[.$C$59])" office:value-type="float" office:value="71.6471">
            <text:p>71.6471</text:p>
          </table:table-cell>
          <table:table-cell table:style-name="ce1" table:formula="of:=IF([.CA13]=&quot;&quot;;&quot;&quot;;[.CA13]*[.$C$59])" office:value-type="float" office:value="-4.10295">
            <text:p>-4.10295</text:p>
          </table:table-cell>
          <table:table-cell table:style-name="ce1" table:formula="of:=IF([.CB13]=&quot;&quot;;&quot;&quot;;[.CB13]*[.$C$59])" office:value-type="float" office:value="1.1176">
            <text:p>1.1176</text:p>
          </table:table-cell>
          <table:table-cell table:style-name="ce1" table:formula="of:=IF([.CC13]=&quot;&quot;;&quot;&quot;;[.CC13]*[.$C$59])" office:value-type="float" office:value="-263.17108">
            <text:p>-263.17108</text:p>
          </table:table-cell>
          <table:table-cell table:style-name="ce1" table:formula="of:=IF([.CD13]=&quot;&quot;;&quot;&quot;;[.CD13]*[.$C$59])" office:value-type="float" office:value="-266.9773">
            <text:p>-266.9773</text:p>
          </table:table-cell>
          <table:table-cell table:style-name="ce1" table:formula="of:=IF([.CE13]=&quot;&quot;;&quot;&quot;;[.CE13]*[.$C$59])" office:value-type="float" office:value="-3.44362">
            <text:p>-3.44362</text:p>
          </table:table-cell>
          <table:table-cell table:style-name="ce1" table:formula="of:=IF([.CF13]=&quot;&quot;;&quot;&quot;;[.CF13]*[.$C$59])" office:value-type="float" office:value="0.2168">
            <text:p>0.2168</text:p>
          </table:table-cell>
          <table:table-cell table:style-name="ce1" table:formula="of:=IF([.CG13]=&quot;&quot;;&quot;&quot;;[.CG13]*[.$C$59])" office:value-type="float" office:value="-153.95046">
            <text:p>-153.95046</text:p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4]=&quot;&quot;;&quot;&quot;;[.D14]*[.$C$59])">
            <text:p/>
          </table:table-cell>
          <table:table-cell table:style-name="ce1" table:formula="of:=IF([.E14]=&quot;&quot;;&quot;&quot;;[.E14]*[.$C$59])">
            <text:p/>
          </table:table-cell>
          <table:table-cell table:style-name="ce1" table:formula="of:=IF([.F14]=&quot;&quot;;&quot;&quot;;[.F14]*[.$C$59])">
            <text:p/>
          </table:table-cell>
          <table:table-cell table:style-name="ce1" table:formula="of:=IF([.G14]=&quot;&quot;;&quot;&quot;;[.G14]*[.$C$59])">
            <text:p/>
          </table:table-cell>
          <table:table-cell table:style-name="ce1" table:formula="of:=IF([.H14]=&quot;&quot;;&quot;&quot;;[.H14]*[.$C$59])">
            <text:p/>
          </table:table-cell>
          <table:table-cell table:style-name="ce1" table:formula="of:=IF([.I14]=&quot;&quot;;&quot;&quot;;[.I14]*[.$C$59])">
            <text:p/>
          </table:table-cell>
          <table:table-cell table:style-name="ce1" table:formula="of:=IF([.J14]=&quot;&quot;;&quot;&quot;;[.J14]*[.$C$59])">
            <text:p/>
          </table:table-cell>
          <table:table-cell table:style-name="ce1" table:formula="of:=IF([.K14]=&quot;&quot;;&quot;&quot;;[.K14]*[.$C$59])">
            <text:p/>
          </table:table-cell>
          <table:table-cell table:style-name="ce1" table:formula="of:=IF([.L14]=&quot;&quot;;&quot;&quot;;[.L14]*[.$C$59])">
            <text:p/>
          </table:table-cell>
          <table:table-cell table:style-name="ce1" table:formula="of:=IF([.M14]=&quot;&quot;;&quot;&quot;;[.M14]*[.$C$59])">
            <text:p/>
          </table:table-cell>
          <table:table-cell table:style-name="ce1" table:formula="of:=IF([.N14]=&quot;&quot;;&quot;&quot;;[.N14]*[.$C$59])">
            <text:p/>
          </table:table-cell>
          <table:table-cell table:style-name="ce1" table:formula="of:=IF([.O14]=&quot;&quot;;&quot;&quot;;[.O14]*[.$C$59])">
            <text:p/>
          </table:table-cell>
          <table:table-cell table:style-name="ce1" table:formula="of:=IF([.P14]=&quot;&quot;;&quot;&quot;;[.P14]*[.$C$59])">
            <text:p/>
          </table:table-cell>
          <table:table-cell table:style-name="ce1" table:formula="of:=IF([.Q14]=&quot;&quot;;&quot;&quot;;[.Q14]*[.$C$59])">
            <text:p/>
          </table:table-cell>
          <table:table-cell table:style-name="ce1" table:formula="of:=IF([.R14]=&quot;&quot;;&quot;&quot;;[.R14]*[.$C$59])">
            <text:p/>
          </table:table-cell>
          <table:table-cell table:style-name="ce1" table:formula="of:=IF([.S14]=&quot;&quot;;&quot;&quot;;[.S14]*[.$C$59])">
            <text:p/>
          </table:table-cell>
          <table:table-cell table:style-name="ce1" table:formula="of:=IF([.T14]=&quot;&quot;;&quot;&quot;;[.T14]*[.$C$59])">
            <text:p/>
          </table:table-cell>
          <table:table-cell table:style-name="ce1" table:formula="of:=IF([.U14]=&quot;&quot;;&quot;&quot;;[.U14]*[.$C$59])">
            <text:p/>
          </table:table-cell>
          <table:table-cell table:style-name="ce1" table:formula="of:=IF([.V14]=&quot;&quot;;&quot;&quot;;[.V14]*[.$C$59])">
            <text:p/>
          </table:table-cell>
          <table:table-cell table:style-name="ce1" table:formula="of:=IF([.W14]=&quot;&quot;;&quot;&quot;;[.W14]*[.$C$59])">
            <text:p/>
          </table:table-cell>
          <table:table-cell table:style-name="ce1" table:formula="of:=IF([.X14]=&quot;&quot;;&quot;&quot;;[.X14]*[.$C$59])">
            <text:p/>
          </table:table-cell>
          <table:table-cell table:style-name="ce1" table:formula="of:=IF([.Y14]=&quot;&quot;;&quot;&quot;;[.Y14]*[.$C$59])">
            <text:p/>
          </table:table-cell>
          <table:table-cell table:style-name="ce1" table:formula="of:=IF([.Z14]=&quot;&quot;;&quot;&quot;;[.Z14]*[.$C$59])">
            <text:p/>
          </table:table-cell>
          <table:table-cell table:style-name="ce1" table:formula="of:=IF([.AA14]=&quot;&quot;;&quot;&quot;;[.AA14]*[.$C$59])">
            <text:p/>
          </table:table-cell>
          <table:table-cell table:style-name="ce1" table:formula="of:=IF([.AB14]=&quot;&quot;;&quot;&quot;;[.AB14]*[.$C$59])">
            <text:p/>
          </table:table-cell>
          <table:table-cell table:style-name="ce1" table:formula="of:=IF([.AC14]=&quot;&quot;;&quot;&quot;;[.AC14]*[.$C$59])">
            <text:p/>
          </table:table-cell>
          <table:table-cell table:style-name="ce1" table:formula="of:=IF([.AD14]=&quot;&quot;;&quot;&quot;;[.AD14]*[.$C$59])">
            <text:p/>
          </table:table-cell>
          <table:table-cell table:style-name="ce1" table:formula="of:=IF([.AE14]=&quot;&quot;;&quot;&quot;;[.AE14]*[.$C$59])">
            <text:p/>
          </table:table-cell>
          <table:table-cell table:style-name="ce1" table:formula="of:=IF([.AF14]=&quot;&quot;;&quot;&quot;;[.AF14]*[.$C$59])">
            <text:p/>
          </table:table-cell>
          <table:table-cell table:style-name="ce1" table:formula="of:=IF([.AG14]=&quot;&quot;;&quot;&quot;;[.AG14]*[.$C$59])">
            <text:p/>
          </table:table-cell>
          <table:table-cell table:style-name="ce1" table:formula="of:=IF([.AH14]=&quot;&quot;;&quot;&quot;;[.AH14]*[.$C$59])">
            <text:p/>
          </table:table-cell>
          <table:table-cell table:style-name="ce1" table:formula="of:=IF([.AI14]=&quot;&quot;;&quot;&quot;;[.AI14]*[.$C$59])">
            <text:p/>
          </table:table-cell>
          <table:table-cell table:style-name="ce1" table:formula="of:=IF([.AJ14]=&quot;&quot;;&quot;&quot;;[.AJ14]*[.$C$59])">
            <text:p/>
          </table:table-cell>
          <table:table-cell table:style-name="ce1" table:formula="of:=IF([.AK14]=&quot;&quot;;&quot;&quot;;[.AK14]*[.$C$59])">
            <text:p/>
          </table:table-cell>
          <table:table-cell table:style-name="ce1" table:formula="of:=IF([.AL14]=&quot;&quot;;&quot;&quot;;[.AL14]*[.$C$59])">
            <text:p/>
          </table:table-cell>
          <table:table-cell table:style-name="ce1" table:formula="of:=IF([.AM14]=&quot;&quot;;&quot;&quot;;[.AM14]*[.$C$59])">
            <text:p/>
          </table:table-cell>
          <table:table-cell table:style-name="ce1" table:formula="of:=IF([.AN14]=&quot;&quot;;&quot;&quot;;[.AN14]*[.$C$59])">
            <text:p/>
          </table:table-cell>
          <table:table-cell table:style-name="ce1" table:formula="of:=IF([.AO14]=&quot;&quot;;&quot;&quot;;[.AO14]*[.$C$59])">
            <text:p/>
          </table:table-cell>
          <table:table-cell table:style-name="ce1" table:formula="of:=IF([.AP14]=&quot;&quot;;&quot;&quot;;[.AP14]*[.$C$59])">
            <text:p/>
          </table:table-cell>
          <table:table-cell table:style-name="ce1" table:formula="of:=IF([.AQ14]=&quot;&quot;;&quot;&quot;;[.AQ14]*[.$C$59])">
            <text:p/>
          </table:table-cell>
          <table:table-cell table:style-name="ce1" table:formula="of:=IF([.AR14]=&quot;&quot;;&quot;&quot;;[.AR14]*[.$C$59])">
            <text:p/>
          </table:table-cell>
          <table:table-cell table:style-name="ce1" table:formula="of:=IF([.AS14]=&quot;&quot;;&quot;&quot;;[.AS14]*[.$C$59])">
            <text:p/>
          </table:table-cell>
          <table:table-cell table:style-name="ce1" table:formula="of:=IF([.AT14]=&quot;&quot;;&quot;&quot;;[.AT14]*[.$C$59])">
            <text:p/>
          </table:table-cell>
          <table:table-cell table:style-name="ce1" table:formula="of:=IF([.AU14]=&quot;&quot;;&quot;&quot;;[.AU14]*[.$C$59])">
            <text:p/>
          </table:table-cell>
          <table:table-cell table:style-name="ce1" table:formula="of:=IF([.AV14]=&quot;&quot;;&quot;&quot;;[.AV14]*[.$C$59])">
            <text:p/>
          </table:table-cell>
          <table:table-cell table:style-name="ce1" table:formula="of:=IF([.AW14]=&quot;&quot;;&quot;&quot;;[.AW14]*[.$C$59])">
            <text:p/>
          </table:table-cell>
          <table:table-cell table:style-name="ce1" table:formula="of:=IF([.AX14]=&quot;&quot;;&quot;&quot;;[.AX14]*[.$C$59])">
            <text:p/>
          </table:table-cell>
          <table:table-cell table:style-name="ce1" table:formula="of:=IF([.AY14]=&quot;&quot;;&quot;&quot;;[.AY14]*[.$C$59])">
            <text:p/>
          </table:table-cell>
          <table:table-cell table:style-name="ce1" table:formula="of:=IF([.AZ14]=&quot;&quot;;&quot;&quot;;[.AZ14]*[.$C$59])">
            <text:p/>
          </table:table-cell>
          <table:table-cell table:style-name="ce1" table:formula="of:=IF([.BA14]=&quot;&quot;;&quot;&quot;;[.BA14]*[.$C$59])">
            <text:p/>
          </table:table-cell>
          <table:table-cell table:style-name="ce1" table:formula="of:=IF([.BB14]=&quot;&quot;;&quot;&quot;;[.BB14]*[.$C$59])">
            <text:p/>
          </table:table-cell>
          <table:table-cell table:style-name="ce1" table:formula="of:=IF([.BC14]=&quot;&quot;;&quot;&quot;;[.BC14]*[.$C$59])">
            <text:p/>
          </table:table-cell>
          <table:table-cell table:style-name="ce1" table:formula="of:=IF([.BD14]=&quot;&quot;;&quot;&quot;;[.BD14]*[.$C$59])">
            <text:p/>
          </table:table-cell>
          <table:table-cell table:style-name="ce1" table:formula="of:=IF([.BE14]=&quot;&quot;;&quot;&quot;;[.BE14]*[.$C$59])">
            <text:p/>
          </table:table-cell>
          <table:table-cell table:style-name="ce1" table:formula="of:=IF([.BF14]=&quot;&quot;;&quot;&quot;;[.BF14]*[.$C$59])">
            <text:p/>
          </table:table-cell>
          <table:table-cell table:style-name="ce1" table:formula="of:=IF([.BG14]=&quot;&quot;;&quot;&quot;;[.BG14]*[.$C$59])">
            <text:p/>
          </table:table-cell>
          <table:table-cell table:style-name="ce1" table:formula="of:=IF([.BH14]=&quot;&quot;;&quot;&quot;;[.BH14]*[.$C$59])">
            <text:p/>
          </table:table-cell>
          <table:table-cell table:style-name="ce1" table:formula="of:=IF([.BI14]=&quot;&quot;;&quot;&quot;;[.BI14]*[.$C$59])">
            <text:p/>
          </table:table-cell>
          <table:table-cell table:style-name="ce1" table:formula="of:=IF([.BJ14]=&quot;&quot;;&quot;&quot;;[.BJ14]*[.$C$59])">
            <text:p/>
          </table:table-cell>
          <table:table-cell table:style-name="ce1" table:formula="of:=IF([.BK14]=&quot;&quot;;&quot;&quot;;[.BK14]*[.$C$59])">
            <text:p/>
          </table:table-cell>
          <table:table-cell table:style-name="ce1" table:formula="of:=IF([.BL14]=&quot;&quot;;&quot;&quot;;[.BL14]*[.$C$59])">
            <text:p/>
          </table:table-cell>
          <table:table-cell table:style-name="ce1" table:formula="of:=IF([.BM14]=&quot;&quot;;&quot;&quot;;[.BM14]*[.$C$59])">
            <text:p/>
          </table:table-cell>
          <table:table-cell table:style-name="ce1" table:formula="of:=IF([.BN14]=&quot;&quot;;&quot;&quot;;[.BN14]*[.$C$59])">
            <text:p/>
          </table:table-cell>
          <table:table-cell table:style-name="ce1" table:formula="of:=IF([.BO14]=&quot;&quot;;&quot;&quot;;[.BO14]*[.$C$59])">
            <text:p/>
          </table:table-cell>
          <table:table-cell table:style-name="ce1" table:formula="of:=IF([.BP14]=&quot;&quot;;&quot;&quot;;[.BP14]*[.$C$59])">
            <text:p/>
          </table:table-cell>
          <table:table-cell table:style-name="ce1" table:formula="of:=IF([.BQ14]=&quot;&quot;;&quot;&quot;;[.BQ14]*[.$C$59])">
            <text:p/>
          </table:table-cell>
          <table:table-cell table:style-name="ce1" table:formula="of:=IF([.BR14]=&quot;&quot;;&quot;&quot;;[.BR14]*[.$C$59])">
            <text:p/>
          </table:table-cell>
          <table:table-cell table:style-name="ce1" table:formula="of:=IF([.BS14]=&quot;&quot;;&quot;&quot;;[.BS14]*[.$C$59])">
            <text:p/>
          </table:table-cell>
          <table:table-cell table:style-name="ce1" table:formula="of:=IF([.BT14]=&quot;&quot;;&quot;&quot;;[.BT14]*[.$C$59])">
            <text:p/>
          </table:table-cell>
          <table:table-cell table:style-name="ce1" table:formula="of:=IF([.BU14]=&quot;&quot;;&quot;&quot;;[.BU14]*[.$C$59])">
            <text:p/>
          </table:table-cell>
          <table:table-cell table:style-name="ce1" table:formula="of:=IF([.BV14]=&quot;&quot;;&quot;&quot;;[.BV14]*[.$C$59])">
            <text:p/>
          </table:table-cell>
          <table:table-cell table:style-name="ce1" table:formula="of:=IF([.BW14]=&quot;&quot;;&quot;&quot;;[.BW14]*[.$C$59])">
            <text:p/>
          </table:table-cell>
          <table:table-cell table:style-name="ce1" table:formula="of:=IF([.BX14]=&quot;&quot;;&quot;&quot;;[.BX14]*[.$C$59])">
            <text:p/>
          </table:table-cell>
          <table:table-cell table:style-name="ce1" table:formula="of:=IF([.BY14]=&quot;&quot;;&quot;&quot;;[.BY14]*[.$C$59])">
            <text:p/>
          </table:table-cell>
          <table:table-cell table:style-name="ce1" table:formula="of:=IF([.BZ14]=&quot;&quot;;&quot;&quot;;[.BZ14]*[.$C$59])">
            <text:p/>
          </table:table-cell>
          <table:table-cell table:style-name="ce1" table:formula="of:=IF([.CA14]=&quot;&quot;;&quot;&quot;;[.CA14]*[.$C$59])">
            <text:p/>
          </table:table-cell>
          <table:table-cell table:style-name="ce1" table:formula="of:=IF([.CB14]=&quot;&quot;;&quot;&quot;;[.CB14]*[.$C$59])">
            <text:p/>
          </table:table-cell>
          <table:table-cell table:style-name="ce1" table:formula="of:=IF([.CC14]=&quot;&quot;;&quot;&quot;;[.CC14]*[.$C$59])">
            <text:p/>
          </table:table-cell>
          <table:table-cell table:style-name="ce1" table:formula="of:=IF([.CD14]=&quot;&quot;;&quot;&quot;;[.CD14]*[.$C$59])">
            <text:p/>
          </table:table-cell>
          <table:table-cell table:style-name="ce1" table:formula="of:=IF([.CE14]=&quot;&quot;;&quot;&quot;;[.CE14]*[.$C$59])">
            <text:p/>
          </table:table-cell>
          <table:table-cell table:style-name="ce1" table:formula="of:=IF([.CF14]=&quot;&quot;;&quot;&quot;;[.CF14]*[.$C$59])">
            <text:p/>
          </table:table-cell>
          <table:table-cell table:style-name="ce1" table:formula="of:=IF([.CG14]=&quot;&quot;;&quot;&quot;;[.CG14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5]=&quot;&quot;;&quot;&quot;;[.D15]*[.$C$59])">
            <text:p/>
          </table:table-cell>
          <table:table-cell table:style-name="ce1" table:formula="of:=IF([.E15]=&quot;&quot;;&quot;&quot;;[.E15]*[.$C$59])">
            <text:p/>
          </table:table-cell>
          <table:table-cell table:style-name="ce1" table:formula="of:=IF([.F15]=&quot;&quot;;&quot;&quot;;[.F15]*[.$C$59])">
            <text:p/>
          </table:table-cell>
          <table:table-cell table:style-name="ce1" table:formula="of:=IF([.G15]=&quot;&quot;;&quot;&quot;;[.G15]*[.$C$59])">
            <text:p/>
          </table:table-cell>
          <table:table-cell table:style-name="ce1" table:formula="of:=IF([.H15]=&quot;&quot;;&quot;&quot;;[.H15]*[.$C$59])">
            <text:p/>
          </table:table-cell>
          <table:table-cell table:style-name="ce1" table:formula="of:=IF([.I15]=&quot;&quot;;&quot;&quot;;[.I15]*[.$C$59])">
            <text:p/>
          </table:table-cell>
          <table:table-cell table:style-name="ce1" table:formula="of:=IF([.J15]=&quot;&quot;;&quot;&quot;;[.J15]*[.$C$59])">
            <text:p/>
          </table:table-cell>
          <table:table-cell table:style-name="ce1" table:formula="of:=IF([.K15]=&quot;&quot;;&quot;&quot;;[.K15]*[.$C$59])">
            <text:p/>
          </table:table-cell>
          <table:table-cell table:style-name="ce1" table:formula="of:=IF([.L15]=&quot;&quot;;&quot;&quot;;[.L15]*[.$C$59])">
            <text:p/>
          </table:table-cell>
          <table:table-cell table:style-name="ce1" table:formula="of:=IF([.M15]=&quot;&quot;;&quot;&quot;;[.M15]*[.$C$59])">
            <text:p/>
          </table:table-cell>
          <table:table-cell table:style-name="ce1" table:formula="of:=IF([.N15]=&quot;&quot;;&quot;&quot;;[.N15]*[.$C$59])">
            <text:p/>
          </table:table-cell>
          <table:table-cell table:style-name="ce1" table:formula="of:=IF([.O15]=&quot;&quot;;&quot;&quot;;[.O15]*[.$C$59])">
            <text:p/>
          </table:table-cell>
          <table:table-cell table:style-name="ce1" table:formula="of:=IF([.P15]=&quot;&quot;;&quot;&quot;;[.P15]*[.$C$59])">
            <text:p/>
          </table:table-cell>
          <table:table-cell table:style-name="ce1" table:formula="of:=IF([.Q15]=&quot;&quot;;&quot;&quot;;[.Q15]*[.$C$59])">
            <text:p/>
          </table:table-cell>
          <table:table-cell table:style-name="ce1" table:formula="of:=IF([.R15]=&quot;&quot;;&quot;&quot;;[.R15]*[.$C$59])">
            <text:p/>
          </table:table-cell>
          <table:table-cell table:style-name="ce1" table:formula="of:=IF([.S15]=&quot;&quot;;&quot;&quot;;[.S15]*[.$C$59])">
            <text:p/>
          </table:table-cell>
          <table:table-cell table:style-name="ce1" table:formula="of:=IF([.T15]=&quot;&quot;;&quot;&quot;;[.T15]*[.$C$59])">
            <text:p/>
          </table:table-cell>
          <table:table-cell table:style-name="ce1" table:formula="of:=IF([.U15]=&quot;&quot;;&quot;&quot;;[.U15]*[.$C$59])">
            <text:p/>
          </table:table-cell>
          <table:table-cell table:style-name="ce1" table:formula="of:=IF([.V15]=&quot;&quot;;&quot;&quot;;[.V15]*[.$C$59])">
            <text:p/>
          </table:table-cell>
          <table:table-cell table:style-name="ce1" table:formula="of:=IF([.W15]=&quot;&quot;;&quot;&quot;;[.W15]*[.$C$59])">
            <text:p/>
          </table:table-cell>
          <table:table-cell table:style-name="ce1" table:formula="of:=IF([.X15]=&quot;&quot;;&quot;&quot;;[.X15]*[.$C$59])">
            <text:p/>
          </table:table-cell>
          <table:table-cell table:style-name="ce1" table:formula="of:=IF([.Y15]=&quot;&quot;;&quot;&quot;;[.Y15]*[.$C$59])">
            <text:p/>
          </table:table-cell>
          <table:table-cell table:style-name="ce1" table:formula="of:=IF([.Z15]=&quot;&quot;;&quot;&quot;;[.Z15]*[.$C$59])">
            <text:p/>
          </table:table-cell>
          <table:table-cell table:style-name="ce1" table:formula="of:=IF([.AA15]=&quot;&quot;;&quot;&quot;;[.AA15]*[.$C$59])">
            <text:p/>
          </table:table-cell>
          <table:table-cell table:style-name="ce1" table:formula="of:=IF([.AB15]=&quot;&quot;;&quot;&quot;;[.AB15]*[.$C$59])">
            <text:p/>
          </table:table-cell>
          <table:table-cell table:style-name="ce1" table:formula="of:=IF([.AC15]=&quot;&quot;;&quot;&quot;;[.AC15]*[.$C$59])">
            <text:p/>
          </table:table-cell>
          <table:table-cell table:style-name="ce1" table:formula="of:=IF([.AD15]=&quot;&quot;;&quot;&quot;;[.AD15]*[.$C$59])">
            <text:p/>
          </table:table-cell>
          <table:table-cell table:style-name="ce1" table:formula="of:=IF([.AE15]=&quot;&quot;;&quot;&quot;;[.AE15]*[.$C$59])">
            <text:p/>
          </table:table-cell>
          <table:table-cell table:style-name="ce1" table:formula="of:=IF([.AF15]=&quot;&quot;;&quot;&quot;;[.AF15]*[.$C$59])">
            <text:p/>
          </table:table-cell>
          <table:table-cell table:style-name="ce1" table:formula="of:=IF([.AG15]=&quot;&quot;;&quot;&quot;;[.AG15]*[.$C$59])">
            <text:p/>
          </table:table-cell>
          <table:table-cell table:style-name="ce1" table:formula="of:=IF([.AH15]=&quot;&quot;;&quot;&quot;;[.AH15]*[.$C$59])">
            <text:p/>
          </table:table-cell>
          <table:table-cell table:style-name="ce1" table:formula="of:=IF([.AI15]=&quot;&quot;;&quot;&quot;;[.AI15]*[.$C$59])">
            <text:p/>
          </table:table-cell>
          <table:table-cell table:style-name="ce1" table:formula="of:=IF([.AJ15]=&quot;&quot;;&quot;&quot;;[.AJ15]*[.$C$59])">
            <text:p/>
          </table:table-cell>
          <table:table-cell table:style-name="ce1" table:formula="of:=IF([.AK15]=&quot;&quot;;&quot;&quot;;[.AK15]*[.$C$59])">
            <text:p/>
          </table:table-cell>
          <table:table-cell table:style-name="ce1" table:formula="of:=IF([.AL15]=&quot;&quot;;&quot;&quot;;[.AL15]*[.$C$59])">
            <text:p/>
          </table:table-cell>
          <table:table-cell table:style-name="ce1" table:formula="of:=IF([.AM15]=&quot;&quot;;&quot;&quot;;[.AM15]*[.$C$59])">
            <text:p/>
          </table:table-cell>
          <table:table-cell table:style-name="ce1" table:formula="of:=IF([.AN15]=&quot;&quot;;&quot;&quot;;[.AN15]*[.$C$59])">
            <text:p/>
          </table:table-cell>
          <table:table-cell table:style-name="ce1" table:formula="of:=IF([.AO15]=&quot;&quot;;&quot;&quot;;[.AO15]*[.$C$59])">
            <text:p/>
          </table:table-cell>
          <table:table-cell table:style-name="ce1" table:formula="of:=IF([.AP15]=&quot;&quot;;&quot;&quot;;[.AP15]*[.$C$59])">
            <text:p/>
          </table:table-cell>
          <table:table-cell table:style-name="ce1" table:formula="of:=IF([.AQ15]=&quot;&quot;;&quot;&quot;;[.AQ15]*[.$C$59])">
            <text:p/>
          </table:table-cell>
          <table:table-cell table:style-name="ce1" table:formula="of:=IF([.AR15]=&quot;&quot;;&quot;&quot;;[.AR15]*[.$C$59])">
            <text:p/>
          </table:table-cell>
          <table:table-cell table:style-name="ce1" table:formula="of:=IF([.AS15]=&quot;&quot;;&quot;&quot;;[.AS15]*[.$C$59])">
            <text:p/>
          </table:table-cell>
          <table:table-cell table:style-name="ce1" table:formula="of:=IF([.AT15]=&quot;&quot;;&quot;&quot;;[.AT15]*[.$C$59])">
            <text:p/>
          </table:table-cell>
          <table:table-cell table:style-name="ce1" table:formula="of:=IF([.AU15]=&quot;&quot;;&quot;&quot;;[.AU15]*[.$C$59])">
            <text:p/>
          </table:table-cell>
          <table:table-cell table:style-name="ce1" table:formula="of:=IF([.AV15]=&quot;&quot;;&quot;&quot;;[.AV15]*[.$C$59])">
            <text:p/>
          </table:table-cell>
          <table:table-cell table:style-name="ce1" table:formula="of:=IF([.AW15]=&quot;&quot;;&quot;&quot;;[.AW15]*[.$C$59])">
            <text:p/>
          </table:table-cell>
          <table:table-cell table:style-name="ce1" table:formula="of:=IF([.AX15]=&quot;&quot;;&quot;&quot;;[.AX15]*[.$C$59])">
            <text:p/>
          </table:table-cell>
          <table:table-cell table:style-name="ce1" table:formula="of:=IF([.AY15]=&quot;&quot;;&quot;&quot;;[.AY15]*[.$C$59])">
            <text:p/>
          </table:table-cell>
          <table:table-cell table:style-name="ce1" table:formula="of:=IF([.AZ15]=&quot;&quot;;&quot;&quot;;[.AZ15]*[.$C$59])">
            <text:p/>
          </table:table-cell>
          <table:table-cell table:style-name="ce1" table:formula="of:=IF([.BA15]=&quot;&quot;;&quot;&quot;;[.BA15]*[.$C$59])">
            <text:p/>
          </table:table-cell>
          <table:table-cell table:style-name="ce1" table:formula="of:=IF([.BB15]=&quot;&quot;;&quot;&quot;;[.BB15]*[.$C$59])">
            <text:p/>
          </table:table-cell>
          <table:table-cell table:style-name="ce1" table:formula="of:=IF([.BC15]=&quot;&quot;;&quot;&quot;;[.BC15]*[.$C$59])">
            <text:p/>
          </table:table-cell>
          <table:table-cell table:style-name="ce1" table:formula="of:=IF([.BD15]=&quot;&quot;;&quot;&quot;;[.BD15]*[.$C$59])">
            <text:p/>
          </table:table-cell>
          <table:table-cell table:style-name="ce1" table:formula="of:=IF([.BE15]=&quot;&quot;;&quot;&quot;;[.BE15]*[.$C$59])">
            <text:p/>
          </table:table-cell>
          <table:table-cell table:style-name="ce1" table:formula="of:=IF([.BF15]=&quot;&quot;;&quot;&quot;;[.BF15]*[.$C$59])">
            <text:p/>
          </table:table-cell>
          <table:table-cell table:style-name="ce1" table:formula="of:=IF([.BG15]=&quot;&quot;;&quot;&quot;;[.BG15]*[.$C$59])">
            <text:p/>
          </table:table-cell>
          <table:table-cell table:style-name="ce1" table:formula="of:=IF([.BH15]=&quot;&quot;;&quot;&quot;;[.BH15]*[.$C$59])">
            <text:p/>
          </table:table-cell>
          <table:table-cell table:style-name="ce1" table:formula="of:=IF([.BI15]=&quot;&quot;;&quot;&quot;;[.BI15]*[.$C$59])">
            <text:p/>
          </table:table-cell>
          <table:table-cell table:style-name="ce1" table:formula="of:=IF([.BJ15]=&quot;&quot;;&quot;&quot;;[.BJ15]*[.$C$59])">
            <text:p/>
          </table:table-cell>
          <table:table-cell table:style-name="ce1" table:formula="of:=IF([.BK15]=&quot;&quot;;&quot;&quot;;[.BK15]*[.$C$59])">
            <text:p/>
          </table:table-cell>
          <table:table-cell table:style-name="ce1" table:formula="of:=IF([.BL15]=&quot;&quot;;&quot;&quot;;[.BL15]*[.$C$59])">
            <text:p/>
          </table:table-cell>
          <table:table-cell table:style-name="ce1" table:formula="of:=IF([.BM15]=&quot;&quot;;&quot;&quot;;[.BM15]*[.$C$59])">
            <text:p/>
          </table:table-cell>
          <table:table-cell table:style-name="ce1" table:formula="of:=IF([.BN15]=&quot;&quot;;&quot;&quot;;[.BN15]*[.$C$59])">
            <text:p/>
          </table:table-cell>
          <table:table-cell table:style-name="ce1" table:formula="of:=IF([.BO15]=&quot;&quot;;&quot;&quot;;[.BO15]*[.$C$59])">
            <text:p/>
          </table:table-cell>
          <table:table-cell table:style-name="ce1" table:formula="of:=IF([.BP15]=&quot;&quot;;&quot;&quot;;[.BP15]*[.$C$59])">
            <text:p/>
          </table:table-cell>
          <table:table-cell table:style-name="ce1" table:formula="of:=IF([.BQ15]=&quot;&quot;;&quot;&quot;;[.BQ15]*[.$C$59])">
            <text:p/>
          </table:table-cell>
          <table:table-cell table:style-name="ce1" table:formula="of:=IF([.BR15]=&quot;&quot;;&quot;&quot;;[.BR15]*[.$C$59])">
            <text:p/>
          </table:table-cell>
          <table:table-cell table:style-name="ce1" table:formula="of:=IF([.BS15]=&quot;&quot;;&quot;&quot;;[.BS15]*[.$C$59])">
            <text:p/>
          </table:table-cell>
          <table:table-cell table:style-name="ce1" table:formula="of:=IF([.BT15]=&quot;&quot;;&quot;&quot;;[.BT15]*[.$C$59])">
            <text:p/>
          </table:table-cell>
          <table:table-cell table:style-name="ce1" table:formula="of:=IF([.BU15]=&quot;&quot;;&quot;&quot;;[.BU15]*[.$C$59])">
            <text:p/>
          </table:table-cell>
          <table:table-cell table:style-name="ce1" table:formula="of:=IF([.BV15]=&quot;&quot;;&quot;&quot;;[.BV15]*[.$C$59])">
            <text:p/>
          </table:table-cell>
          <table:table-cell table:style-name="ce1" table:formula="of:=IF([.BW15]=&quot;&quot;;&quot;&quot;;[.BW15]*[.$C$59])">
            <text:p/>
          </table:table-cell>
          <table:table-cell table:style-name="ce1" table:formula="of:=IF([.BX15]=&quot;&quot;;&quot;&quot;;[.BX15]*[.$C$59])">
            <text:p/>
          </table:table-cell>
          <table:table-cell table:style-name="ce1" table:formula="of:=IF([.BY15]=&quot;&quot;;&quot;&quot;;[.BY15]*[.$C$59])">
            <text:p/>
          </table:table-cell>
          <table:table-cell table:style-name="ce1" table:formula="of:=IF([.BZ15]=&quot;&quot;;&quot;&quot;;[.BZ15]*[.$C$59])">
            <text:p/>
          </table:table-cell>
          <table:table-cell table:style-name="ce1" table:formula="of:=IF([.CA15]=&quot;&quot;;&quot;&quot;;[.CA15]*[.$C$59])">
            <text:p/>
          </table:table-cell>
          <table:table-cell table:style-name="ce1" table:formula="of:=IF([.CB15]=&quot;&quot;;&quot;&quot;;[.CB15]*[.$C$59])">
            <text:p/>
          </table:table-cell>
          <table:table-cell table:style-name="ce1" table:formula="of:=IF([.CC15]=&quot;&quot;;&quot;&quot;;[.CC15]*[.$C$59])">
            <text:p/>
          </table:table-cell>
          <table:table-cell table:style-name="ce1" table:formula="of:=IF([.CD15]=&quot;&quot;;&quot;&quot;;[.CD15]*[.$C$59])">
            <text:p/>
          </table:table-cell>
          <table:table-cell table:style-name="ce1" table:formula="of:=IF([.CE15]=&quot;&quot;;&quot;&quot;;[.CE15]*[.$C$59])">
            <text:p/>
          </table:table-cell>
          <table:table-cell table:style-name="ce1" table:formula="of:=IF([.CF15]=&quot;&quot;;&quot;&quot;;[.CF15]*[.$C$59])">
            <text:p/>
          </table:table-cell>
          <table:table-cell table:style-name="ce1" table:formula="of:=IF([.CG15]=&quot;&quot;;&quot;&quot;;[.CG15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6]=&quot;&quot;;&quot;&quot;;[.D16]*[.$C$59])" office:value-type="float" office:value="226.08487">
            <text:p>226.08487</text:p>
          </table:table-cell>
          <table:table-cell table:style-name="ce1" table:formula="of:=IF([.E16]=&quot;&quot;;&quot;&quot;;[.E16]*[.$C$59])" office:value-type="float" office:value="391.7546">
            <text:p>391.7546</text:p>
          </table:table-cell>
          <table:table-cell table:style-name="ce1" table:formula="of:=IF([.F16]=&quot;&quot;;&quot;&quot;;[.F16]*[.$C$59])" office:value-type="float" office:value="-21.05164">
            <text:p>-21.05164</text:p>
          </table:table-cell>
          <table:table-cell table:style-name="ce1" table:formula="of:=IF([.G16]=&quot;&quot;;&quot;&quot;;[.G16]*[.$C$59])" office:value-type="float" office:value="-9.50409">
            <text:p>-9.50409</text:p>
          </table:table-cell>
          <table:table-cell table:style-name="ce1" table:formula="of:=IF([.H16]=&quot;&quot;;&quot;&quot;;[.H16]*[.$C$59])" office:value-type="float" office:value="-0.0383">
            <text:p>-0.0383</text:p>
          </table:table-cell>
          <table:table-cell table:style-name="ce1" table:formula="of:=IF([.I16]=&quot;&quot;;&quot;&quot;;[.I16]*[.$C$59])" office:value-type="float" office:value="-6.7137">
            <text:p>-6.7137</text:p>
          </table:table-cell>
          <table:table-cell table:style-name="ce1" table:formula="of:=IF([.J16]=&quot;&quot;;&quot;&quot;;[.J16]*[.$C$59])" office:value-type="float" office:value="263.39468">
            <text:p>263.39468</text:p>
          </table:table-cell>
          <table:table-cell table:style-name="ce1" table:formula="of:=IF([.K16]=&quot;&quot;;&quot;&quot;;[.K16]*[.$C$59])" office:value-type="float" office:value="-107.56749">
            <text:p>-107.56749</text:p>
          </table:table-cell>
          <table:table-cell table:style-name="ce1" table:formula="of:=IF([.L16]=&quot;&quot;;&quot;&quot;;[.L16]*[.$C$59])" office:value-type="float" office:value="117.90133">
            <text:p>117.90133</text:p>
          </table:table-cell>
          <table:table-cell table:style-name="ce1" table:formula="of:=IF([.M16]=&quot;&quot;;&quot;&quot;;[.M16]*[.$C$59])" office:value-type="float" office:value="3.5">
            <text:p>3.5</text:p>
          </table:table-cell>
          <table:table-cell table:style-name="ce1" table:formula="of:=IF([.N16]=&quot;&quot;;&quot;&quot;;[.N16]*[.$C$59])" office:value-type="float" office:value="0.55216">
            <text:p>0.55216</text:p>
          </table:table-cell>
          <table:table-cell table:style-name="ce1" table:formula="of:=IF([.O16]=&quot;&quot;;&quot;&quot;;[.O16]*[.$C$59])" office:value-type="float" office:value="6.47851">
            <text:p>6.47851</text:p>
          </table:table-cell>
          <table:table-cell table:style-name="ce1" table:formula="of:=IF([.P16]=&quot;&quot;;&quot;&quot;;[.P16]*[.$C$59])" office:value-type="float" office:value="43.43521">
            <text:p>43.43521</text:p>
          </table:table-cell>
          <table:table-cell table:style-name="ce1" table:formula="of:=IF([.Q16]=&quot;&quot;;&quot;&quot;;[.Q16]*[.$C$59])" office:value-type="float" office:value="68.91214">
            <text:p>68.91214</text:p>
          </table:table-cell>
          <table:table-cell table:style-name="ce1" table:formula="of:=IF([.R16]=&quot;&quot;;&quot;&quot;;[.R16]*[.$C$59])" office:value-type="float" office:value="-27.18931">
            <text:p>-27.18931</text:p>
          </table:table-cell>
          <table:table-cell table:style-name="ce1" table:formula="of:=IF([.S16]=&quot;&quot;;&quot;&quot;;[.S16]*[.$C$59])" office:value-type="float" office:value="0.32868">
            <text:p>0.32868</text:p>
          </table:table-cell>
          <table:table-cell table:style-name="ce1" table:formula="of:=IF([.T16]=&quot;&quot;;&quot;&quot;;[.T16]*[.$C$59])" office:value-type="float" office:value="-0.0734">
            <text:p>-0.0734</text:p>
          </table:table-cell>
          <table:table-cell table:style-name="ce1" table:formula="of:=IF([.U16]=&quot;&quot;;&quot;&quot;;[.U16]*[.$C$59])" office:value-type="float" office:value="33.94941">
            <text:p>33.94941</text:p>
          </table:table-cell>
          <table:table-cell table:style-name="ce1" table:formula="of:=IF([.V16]=&quot;&quot;;&quot;&quot;;[.V16]*[.$C$59])" office:value-type="float" office:value="49.21286">
            <text:p>49.21286</text:p>
          </table:table-cell>
          <table:table-cell table:style-name="ce1" table:formula="of:=IF([.W16]=&quot;&quot;;&quot;&quot;;[.W16]*[.$C$59])" office:value-type="float" office:value="2.96446">
            <text:p>2.96446</text:p>
          </table:table-cell>
          <table:table-cell table:style-name="ce1" table:formula="of:=IF([.X16]=&quot;&quot;;&quot;&quot;;[.X16]*[.$C$59])" office:value-type="float" office:value="-0.29425">
            <text:p>-0.29425</text:p>
          </table:table-cell>
          <table:table-cell table:style-name="ce1" table:formula="of:=IF([.Y16]=&quot;&quot;;&quot;&quot;;[.Y16]*[.$C$59])" office:value-type="float" office:value="4.01002">
            <text:p>4.01002</text:p>
          </table:table-cell>
          <table:table-cell table:style-name="ce1" table:formula="of:=IF([.Z16]=&quot;&quot;;&quot;&quot;;[.Z16]*[.$C$59])">
            <text:p/>
          </table:table-cell>
          <table:table-cell table:style-name="ce1" table:formula="of:=IF([.AA16]=&quot;&quot;;&quot;&quot;;[.AA16]*[.$C$59])">
            <text:p/>
          </table:table-cell>
          <table:table-cell table:style-name="ce1" table:formula="of:=IF([.AB16]=&quot;&quot;;&quot;&quot;;[.AB16]*[.$C$59])">
            <text:p/>
          </table:table-cell>
          <table:table-cell table:style-name="ce1" table:formula="of:=IF([.AC16]=&quot;&quot;;&quot;&quot;;[.AC16]*[.$C$59])">
            <text:p/>
          </table:table-cell>
          <table:table-cell table:style-name="ce1" table:formula="of:=IF([.AD16]=&quot;&quot;;&quot;&quot;;[.AD16]*[.$C$59])">
            <text:p/>
          </table:table-cell>
          <table:table-cell table:style-name="ce1" table:formula="of:=IF([.AE16]=&quot;&quot;;&quot;&quot;;[.AE16]*[.$C$59])">
            <text:p/>
          </table:table-cell>
          <table:table-cell table:style-name="ce1" table:formula="of:=IF([.AF16]=&quot;&quot;;&quot;&quot;;[.AF16]*[.$C$59])">
            <text:p/>
          </table:table-cell>
          <table:table-cell table:style-name="ce1" table:formula="of:=IF([.AG16]=&quot;&quot;;&quot;&quot;;[.AG16]*[.$C$59])">
            <text:p/>
          </table:table-cell>
          <table:table-cell table:style-name="ce1" table:formula="of:=IF([.AH16]=&quot;&quot;;&quot;&quot;;[.AH16]*[.$C$59])">
            <text:p/>
          </table:table-cell>
          <table:table-cell table:style-name="ce1" table:formula="of:=IF([.AI16]=&quot;&quot;;&quot;&quot;;[.AI16]*[.$C$59])">
            <text:p/>
          </table:table-cell>
          <table:table-cell table:style-name="ce1" table:formula="of:=IF([.AJ16]=&quot;&quot;;&quot;&quot;;[.AJ16]*[.$C$59])">
            <text:p/>
          </table:table-cell>
          <table:table-cell table:style-name="ce1" table:formula="of:=IF([.AK16]=&quot;&quot;;&quot;&quot;;[.AK16]*[.$C$59])">
            <text:p/>
          </table:table-cell>
          <table:table-cell table:style-name="ce1" table:formula="of:=IF([.AL16]=&quot;&quot;;&quot;&quot;;[.AL16]*[.$C$59])">
            <text:p/>
          </table:table-cell>
          <table:table-cell table:style-name="ce1" table:formula="of:=IF([.AM16]=&quot;&quot;;&quot;&quot;;[.AM16]*[.$C$59])">
            <text:p/>
          </table:table-cell>
          <table:table-cell table:style-name="ce1" table:formula="of:=IF([.AN16]=&quot;&quot;;&quot;&quot;;[.AN16]*[.$C$59])">
            <text:p/>
          </table:table-cell>
          <table:table-cell table:style-name="ce1" table:formula="of:=IF([.AO16]=&quot;&quot;;&quot;&quot;;[.AO16]*[.$C$59])">
            <text:p/>
          </table:table-cell>
          <table:table-cell table:style-name="ce1" table:formula="of:=IF([.AP16]=&quot;&quot;;&quot;&quot;;[.AP16]*[.$C$59])">
            <text:p/>
          </table:table-cell>
          <table:table-cell table:style-name="ce1" table:formula="of:=IF([.AQ16]=&quot;&quot;;&quot;&quot;;[.AQ16]*[.$C$59])">
            <text:p/>
          </table:table-cell>
          <table:table-cell table:style-name="ce1" table:formula="of:=IF([.AR16]=&quot;&quot;;&quot;&quot;;[.AR16]*[.$C$59])">
            <text:p/>
          </table:table-cell>
          <table:table-cell table:style-name="ce1" table:formula="of:=IF([.AS16]=&quot;&quot;;&quot;&quot;;[.AS16]*[.$C$59])">
            <text:p/>
          </table:table-cell>
          <table:table-cell table:style-name="ce1" table:formula="of:=IF([.AT16]=&quot;&quot;;&quot;&quot;;[.AT16]*[.$C$59])">
            <text:p/>
          </table:table-cell>
          <table:table-cell table:style-name="ce1" table:formula="of:=IF([.AU16]=&quot;&quot;;&quot;&quot;;[.AU16]*[.$C$59])">
            <text:p/>
          </table:table-cell>
          <table:table-cell table:style-name="ce1" table:formula="of:=IF([.AV16]=&quot;&quot;;&quot;&quot;;[.AV16]*[.$C$59])">
            <text:p/>
          </table:table-cell>
          <table:table-cell table:style-name="ce1" table:formula="of:=IF([.AW16]=&quot;&quot;;&quot;&quot;;[.AW16]*[.$C$59])">
            <text:p/>
          </table:table-cell>
          <table:table-cell table:style-name="ce1" table:formula="of:=IF([.AX16]=&quot;&quot;;&quot;&quot;;[.AX16]*[.$C$59])">
            <text:p/>
          </table:table-cell>
          <table:table-cell table:style-name="ce1" table:formula="of:=IF([.AY16]=&quot;&quot;;&quot;&quot;;[.AY16]*[.$C$59])">
            <text:p/>
          </table:table-cell>
          <table:table-cell table:style-name="ce1" table:formula="of:=IF([.AZ16]=&quot;&quot;;&quot;&quot;;[.AZ16]*[.$C$59])">
            <text:p/>
          </table:table-cell>
          <table:table-cell table:style-name="ce1" table:formula="of:=IF([.BA16]=&quot;&quot;;&quot;&quot;;[.BA16]*[.$C$59])">
            <text:p/>
          </table:table-cell>
          <table:table-cell table:style-name="ce1" table:formula="of:=IF([.BB16]=&quot;&quot;;&quot;&quot;;[.BB16]*[.$C$59])">
            <text:p/>
          </table:table-cell>
          <table:table-cell table:style-name="ce1" table:formula="of:=IF([.BC16]=&quot;&quot;;&quot;&quot;;[.BC16]*[.$C$59])">
            <text:p/>
          </table:table-cell>
          <table:table-cell table:style-name="ce1" table:formula="of:=IF([.BD16]=&quot;&quot;;&quot;&quot;;[.BD16]*[.$C$59])">
            <text:p/>
          </table:table-cell>
          <table:table-cell table:style-name="ce1" table:formula="of:=IF([.BE16]=&quot;&quot;;&quot;&quot;;[.BE16]*[.$C$59])">
            <text:p/>
          </table:table-cell>
          <table:table-cell table:style-name="ce1" table:formula="of:=IF([.BF16]=&quot;&quot;;&quot;&quot;;[.BF16]*[.$C$59])">
            <text:p/>
          </table:table-cell>
          <table:table-cell table:style-name="ce1" table:formula="of:=IF([.BG16]=&quot;&quot;;&quot;&quot;;[.BG16]*[.$C$59])">
            <text:p/>
          </table:table-cell>
          <table:table-cell table:style-name="ce1" table:formula="of:=IF([.BH16]=&quot;&quot;;&quot;&quot;;[.BH16]*[.$C$59])">
            <text:p/>
          </table:table-cell>
          <table:table-cell table:style-name="ce1" table:formula="of:=IF([.BI16]=&quot;&quot;;&quot;&quot;;[.BI16]*[.$C$59])">
            <text:p/>
          </table:table-cell>
          <table:table-cell table:style-name="ce1" table:formula="of:=IF([.BJ16]=&quot;&quot;;&quot;&quot;;[.BJ16]*[.$C$59])">
            <text:p/>
          </table:table-cell>
          <table:table-cell table:style-name="ce1" table:formula="of:=IF([.BK16]=&quot;&quot;;&quot;&quot;;[.BK16]*[.$C$59])">
            <text:p/>
          </table:table-cell>
          <table:table-cell table:style-name="ce1" table:formula="of:=IF([.BL16]=&quot;&quot;;&quot;&quot;;[.BL16]*[.$C$59])">
            <text:p/>
          </table:table-cell>
          <table:table-cell table:style-name="ce1" table:formula="of:=IF([.BM16]=&quot;&quot;;&quot;&quot;;[.BM16]*[.$C$59])">
            <text:p/>
          </table:table-cell>
          <table:table-cell table:style-name="ce1" table:formula="of:=IF([.BN16]=&quot;&quot;;&quot;&quot;;[.BN16]*[.$C$59])">
            <text:p/>
          </table:table-cell>
          <table:table-cell table:style-name="ce1" table:formula="of:=IF([.BO16]=&quot;&quot;;&quot;&quot;;[.BO16]*[.$C$59])">
            <text:p/>
          </table:table-cell>
          <table:table-cell table:style-name="ce1" table:formula="of:=IF([.BP16]=&quot;&quot;;&quot;&quot;;[.BP16]*[.$C$59])">
            <text:p/>
          </table:table-cell>
          <table:table-cell table:style-name="ce1" table:formula="of:=IF([.BQ16]=&quot;&quot;;&quot;&quot;;[.BQ16]*[.$C$59])">
            <text:p/>
          </table:table-cell>
          <table:table-cell table:style-name="ce1" table:formula="of:=IF([.BR16]=&quot;&quot;;&quot;&quot;;[.BR16]*[.$C$59])">
            <text:p/>
          </table:table-cell>
          <table:table-cell table:style-name="ce1" table:formula="of:=IF([.BS16]=&quot;&quot;;&quot;&quot;;[.BS16]*[.$C$59])">
            <text:p/>
          </table:table-cell>
          <table:table-cell table:style-name="ce1" table:formula="of:=IF([.BT16]=&quot;&quot;;&quot;&quot;;[.BT16]*[.$C$59])">
            <text:p/>
          </table:table-cell>
          <table:table-cell table:style-name="ce1" table:formula="of:=IF([.BU16]=&quot;&quot;;&quot;&quot;;[.BU16]*[.$C$59])">
            <text:p/>
          </table:table-cell>
          <table:table-cell table:style-name="ce1" table:formula="of:=IF([.BV16]=&quot;&quot;;&quot;&quot;;[.BV16]*[.$C$59])">
            <text:p/>
          </table:table-cell>
          <table:table-cell table:style-name="ce1" table:formula="of:=IF([.BW16]=&quot;&quot;;&quot;&quot;;[.BW16]*[.$C$59])">
            <text:p/>
          </table:table-cell>
          <table:table-cell table:style-name="ce1" table:formula="of:=IF([.BX16]=&quot;&quot;;&quot;&quot;;[.BX16]*[.$C$59])">
            <text:p/>
          </table:table-cell>
          <table:table-cell table:style-name="ce1" table:formula="of:=IF([.BY16]=&quot;&quot;;&quot;&quot;;[.BY16]*[.$C$59])">
            <text:p/>
          </table:table-cell>
          <table:table-cell table:style-name="ce1" table:formula="of:=IF([.BZ16]=&quot;&quot;;&quot;&quot;;[.BZ16]*[.$C$59])">
            <text:p/>
          </table:table-cell>
          <table:table-cell table:style-name="ce1" table:formula="of:=IF([.CA16]=&quot;&quot;;&quot;&quot;;[.CA16]*[.$C$59])">
            <text:p/>
          </table:table-cell>
          <table:table-cell table:style-name="ce1" table:formula="of:=IF([.CB16]=&quot;&quot;;&quot;&quot;;[.CB16]*[.$C$59])">
            <text:p/>
          </table:table-cell>
          <table:table-cell table:style-name="ce1" table:formula="of:=IF([.CC16]=&quot;&quot;;&quot;&quot;;[.CC16]*[.$C$59])">
            <text:p/>
          </table:table-cell>
          <table:table-cell table:style-name="ce1" table:formula="of:=IF([.CD16]=&quot;&quot;;&quot;&quot;;[.CD16]*[.$C$59])">
            <text:p/>
          </table:table-cell>
          <table:table-cell table:style-name="ce1" table:formula="of:=IF([.CE16]=&quot;&quot;;&quot;&quot;;[.CE16]*[.$C$59])">
            <text:p/>
          </table:table-cell>
          <table:table-cell table:style-name="ce1" table:formula="of:=IF([.CF16]=&quot;&quot;;&quot;&quot;;[.CF16]*[.$C$59])">
            <text:p/>
          </table:table-cell>
          <table:table-cell table:style-name="ce1" table:formula="of:=IF([.CG16]=&quot;&quot;;&quot;&quot;;[.CG16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7]=&quot;&quot;;&quot;&quot;;[.D17]*[.$C$59])" office:value-type="float" office:value="719.96626">
            <text:p>719.96626</text:p>
          </table:table-cell>
          <table:table-cell table:style-name="ce1" table:formula="of:=IF([.E17]=&quot;&quot;;&quot;&quot;;[.E17]*[.$C$59])" office:value-type="float" office:value="168.5138">
            <text:p>168.5138</text:p>
          </table:table-cell>
          <table:table-cell table:style-name="ce1" table:formula="of:=IF([.F17]=&quot;&quot;;&quot;&quot;;[.F17]*[.$C$59])" office:value-type="float" office:value="-144.26125">
            <text:p>-144.26125</text:p>
          </table:table-cell>
          <table:table-cell table:style-name="ce1" table:formula="of:=IF([.G17]=&quot;&quot;;&quot;&quot;;[.G17]*[.$C$59])" office:value-type="float" office:value="-5.58998">
            <text:p>-5.58998</text:p>
          </table:table-cell>
          <table:table-cell table:style-name="ce1" table:formula="of:=IF([.H17]=&quot;&quot;;&quot;&quot;;[.H17]*[.$C$59])" office:value-type="float" office:value="-41.42382">
            <text:p>-41.42382</text:p>
          </table:table-cell>
          <table:table-cell table:style-name="ce1" table:formula="of:=IF([.I17]=&quot;&quot;;&quot;&quot;;[.I17]*[.$C$59])" office:value-type="float" office:value="-54.55368">
            <text:p>-54.55368</text:p>
          </table:table-cell>
          <table:table-cell table:style-name="ce1" table:formula="of:=IF([.J17]=&quot;&quot;;&quot;&quot;;[.J17]*[.$C$59])" office:value-type="float" office:value="-0.0273">
            <text:p>-0.0273</text:p>
          </table:table-cell>
          <table:table-cell table:style-name="ce1" table:formula="of:=IF([.K17]=&quot;&quot;;&quot;&quot;;[.K17]*[.$C$59])" office:value-type="float" office:value="-5.96736">
            <text:p>-5.96736</text:p>
          </table:table-cell>
          <table:table-cell table:style-name="ce1" table:formula="of:=IF([.L17]=&quot;&quot;;&quot;&quot;;[.L17]*[.$C$59])" office:value-type="float" office:value="189.98021">
            <text:p>189.98021</text:p>
          </table:table-cell>
          <table:table-cell table:style-name="ce1" table:formula="of:=IF([.M17]=&quot;&quot;;&quot;&quot;;[.M17]*[.$C$59])" office:value-type="float" office:value="11.32933">
            <text:p>11.32933</text:p>
          </table:table-cell>
          <table:table-cell table:style-name="ce1" table:formula="of:=IF([.N17]=&quot;&quot;;&quot;&quot;;[.N17]*[.$C$59])" office:value-type="float" office:value="28.78783">
            <text:p>28.78783</text:p>
          </table:table-cell>
          <table:table-cell table:style-name="ce1" table:formula="of:=IF([.O17]=&quot;&quot;;&quot;&quot;;[.O17]*[.$C$59])" office:value-type="float" office:value="-14.54193">
            <text:p>-14.54193</text:p>
          </table:table-cell>
          <table:table-cell table:style-name="ce1" table:formula="of:=IF([.P17]=&quot;&quot;;&quot;&quot;;[.P17]*[.$C$59])" office:value-type="float" office:value="54.08566">
            <text:p>54.08566</text:p>
          </table:table-cell>
          <table:table-cell table:style-name="ce1" table:formula="of:=IF([.Q17]=&quot;&quot;;&quot;&quot;;[.Q17]*[.$C$59])" office:value-type="float" office:value="17.54071">
            <text:p>17.54071</text:p>
          </table:table-cell>
          <table:table-cell table:style-name="ce1" table:formula="of:=IF([.R17]=&quot;&quot;;&quot;&quot;;[.R17]*[.$C$59])" office:value-type="float" office:value="177.50447">
            <text:p>177.50447</text:p>
          </table:table-cell>
          <table:table-cell table:style-name="ce1" table:formula="of:=IF([.S17]=&quot;&quot;;&quot;&quot;;[.S17]*[.$C$59])" office:value-type="float" office:value="-59.917173">
            <text:p>-59.917173</text:p>
          </table:table-cell>
          <table:table-cell table:style-name="ce1" table:formula="of:=IF([.T17]=&quot;&quot;;&quot;&quot;;[.T17]*[.$C$59])" office:value-type="float" office:value="0.55558">
            <text:p>0.55558</text:p>
          </table:table-cell>
          <table:table-cell table:style-name="ce1" table:formula="of:=IF([.U17]=&quot;&quot;;&quot;&quot;;[.U17]*[.$C$59])" office:value-type="float" office:value="4.872373">
            <text:p>4.872373</text:p>
          </table:table-cell>
          <table:table-cell table:style-name="ce1" table:formula="of:=IF([.V17]=&quot;&quot;;&quot;&quot;;[.V17]*[.$C$59])" office:value-type="float" office:value="-338.86337">
            <text:p>-338.86337</text:p>
          </table:table-cell>
          <table:table-cell table:style-name="ce1" table:formula="of:=IF([.W17]=&quot;&quot;;&quot;&quot;;[.W17]*[.$C$59])" office:value-type="float" office:value="152.52295">
            <text:p>152.52295</text:p>
          </table:table-cell>
          <table:table-cell table:style-name="ce1" table:formula="of:=IF([.X17]=&quot;&quot;;&quot;&quot;;[.X17]*[.$C$59])" office:value-type="float" office:value="-54.08233">
            <text:p>-54.08233</text:p>
          </table:table-cell>
          <table:table-cell table:style-name="ce1" table:formula="of:=IF([.Y17]=&quot;&quot;;&quot;&quot;;[.Y17]*[.$C$59])" office:value-type="float" office:value="9.92259">
            <text:p>9.92259</text:p>
          </table:table-cell>
          <table:table-cell table:style-name="ce1" table:formula="of:=IF([.Z17]=&quot;&quot;;&quot;&quot;;[.Z17]*[.$C$59])">
            <text:p/>
          </table:table-cell>
          <table:table-cell table:style-name="ce1" table:formula="of:=IF([.AA17]=&quot;&quot;;&quot;&quot;;[.AA17]*[.$C$59])">
            <text:p/>
          </table:table-cell>
          <table:table-cell table:style-name="ce1" table:formula="of:=IF([.AB17]=&quot;&quot;;&quot;&quot;;[.AB17]*[.$C$59])">
            <text:p/>
          </table:table-cell>
          <table:table-cell table:style-name="ce1" table:formula="of:=IF([.AC17]=&quot;&quot;;&quot;&quot;;[.AC17]*[.$C$59])">
            <text:p/>
          </table:table-cell>
          <table:table-cell table:style-name="ce1" table:formula="of:=IF([.AD17]=&quot;&quot;;&quot;&quot;;[.AD17]*[.$C$59])">
            <text:p/>
          </table:table-cell>
          <table:table-cell table:style-name="ce1" table:formula="of:=IF([.AE17]=&quot;&quot;;&quot;&quot;;[.AE17]*[.$C$59])">
            <text:p/>
          </table:table-cell>
          <table:table-cell table:style-name="ce1" table:formula="of:=IF([.AF17]=&quot;&quot;;&quot;&quot;;[.AF17]*[.$C$59])">
            <text:p/>
          </table:table-cell>
          <table:table-cell table:style-name="ce1" table:formula="of:=IF([.AG17]=&quot;&quot;;&quot;&quot;;[.AG17]*[.$C$59])">
            <text:p/>
          </table:table-cell>
          <table:table-cell table:style-name="ce1" table:formula="of:=IF([.AH17]=&quot;&quot;;&quot;&quot;;[.AH17]*[.$C$59])">
            <text:p/>
          </table:table-cell>
          <table:table-cell table:style-name="ce1" table:formula="of:=IF([.AI17]=&quot;&quot;;&quot;&quot;;[.AI17]*[.$C$59])">
            <text:p/>
          </table:table-cell>
          <table:table-cell table:style-name="ce1" table:formula="of:=IF([.AJ17]=&quot;&quot;;&quot;&quot;;[.AJ17]*[.$C$59])">
            <text:p/>
          </table:table-cell>
          <table:table-cell table:style-name="ce1" table:formula="of:=IF([.AK17]=&quot;&quot;;&quot;&quot;;[.AK17]*[.$C$59])">
            <text:p/>
          </table:table-cell>
          <table:table-cell table:style-name="ce1" table:formula="of:=IF([.AL17]=&quot;&quot;;&quot;&quot;;[.AL17]*[.$C$59])">
            <text:p/>
          </table:table-cell>
          <table:table-cell table:style-name="ce1" table:formula="of:=IF([.AM17]=&quot;&quot;;&quot;&quot;;[.AM17]*[.$C$59])">
            <text:p/>
          </table:table-cell>
          <table:table-cell table:style-name="ce1" table:formula="of:=IF([.AN17]=&quot;&quot;;&quot;&quot;;[.AN17]*[.$C$59])">
            <text:p/>
          </table:table-cell>
          <table:table-cell table:style-name="ce1" table:formula="of:=IF([.AO17]=&quot;&quot;;&quot;&quot;;[.AO17]*[.$C$59])">
            <text:p/>
          </table:table-cell>
          <table:table-cell table:style-name="ce1" table:formula="of:=IF([.AP17]=&quot;&quot;;&quot;&quot;;[.AP17]*[.$C$59])">
            <text:p/>
          </table:table-cell>
          <table:table-cell table:style-name="ce1" table:formula="of:=IF([.AQ17]=&quot;&quot;;&quot;&quot;;[.AQ17]*[.$C$59])">
            <text:p/>
          </table:table-cell>
          <table:table-cell table:style-name="ce1" table:formula="of:=IF([.AR17]=&quot;&quot;;&quot;&quot;;[.AR17]*[.$C$59])">
            <text:p/>
          </table:table-cell>
          <table:table-cell table:style-name="ce1" table:formula="of:=IF([.AS17]=&quot;&quot;;&quot;&quot;;[.AS17]*[.$C$59])">
            <text:p/>
          </table:table-cell>
          <table:table-cell table:style-name="ce1" table:formula="of:=IF([.AT17]=&quot;&quot;;&quot;&quot;;[.AT17]*[.$C$59])">
            <text:p/>
          </table:table-cell>
          <table:table-cell table:style-name="ce1" table:formula="of:=IF([.AU17]=&quot;&quot;;&quot;&quot;;[.AU17]*[.$C$59])">
            <text:p/>
          </table:table-cell>
          <table:table-cell table:style-name="ce1" table:formula="of:=IF([.AV17]=&quot;&quot;;&quot;&quot;;[.AV17]*[.$C$59])">
            <text:p/>
          </table:table-cell>
          <table:table-cell table:style-name="ce1" table:formula="of:=IF([.AW17]=&quot;&quot;;&quot;&quot;;[.AW17]*[.$C$59])">
            <text:p/>
          </table:table-cell>
          <table:table-cell table:style-name="ce1" table:formula="of:=IF([.AX17]=&quot;&quot;;&quot;&quot;;[.AX17]*[.$C$59])">
            <text:p/>
          </table:table-cell>
          <table:table-cell table:style-name="ce1" table:formula="of:=IF([.AY17]=&quot;&quot;;&quot;&quot;;[.AY17]*[.$C$59])">
            <text:p/>
          </table:table-cell>
          <table:table-cell table:style-name="ce1" table:formula="of:=IF([.AZ17]=&quot;&quot;;&quot;&quot;;[.AZ17]*[.$C$59])">
            <text:p/>
          </table:table-cell>
          <table:table-cell table:style-name="ce1" table:formula="of:=IF([.BA17]=&quot;&quot;;&quot;&quot;;[.BA17]*[.$C$59])">
            <text:p/>
          </table:table-cell>
          <table:table-cell table:style-name="ce1" table:formula="of:=IF([.BB17]=&quot;&quot;;&quot;&quot;;[.BB17]*[.$C$59])">
            <text:p/>
          </table:table-cell>
          <table:table-cell table:style-name="ce1" table:formula="of:=IF([.BC17]=&quot;&quot;;&quot;&quot;;[.BC17]*[.$C$59])">
            <text:p/>
          </table:table-cell>
          <table:table-cell table:style-name="ce1" table:formula="of:=IF([.BD17]=&quot;&quot;;&quot;&quot;;[.BD17]*[.$C$59])">
            <text:p/>
          </table:table-cell>
          <table:table-cell table:style-name="ce1" table:formula="of:=IF([.BE17]=&quot;&quot;;&quot;&quot;;[.BE17]*[.$C$59])">
            <text:p/>
          </table:table-cell>
          <table:table-cell table:style-name="ce1" table:formula="of:=IF([.BF17]=&quot;&quot;;&quot;&quot;;[.BF17]*[.$C$59])">
            <text:p/>
          </table:table-cell>
          <table:table-cell table:style-name="ce1" table:formula="of:=IF([.BG17]=&quot;&quot;;&quot;&quot;;[.BG17]*[.$C$59])">
            <text:p/>
          </table:table-cell>
          <table:table-cell table:style-name="ce1" table:formula="of:=IF([.BH17]=&quot;&quot;;&quot;&quot;;[.BH17]*[.$C$59])">
            <text:p/>
          </table:table-cell>
          <table:table-cell table:style-name="ce1" table:formula="of:=IF([.BI17]=&quot;&quot;;&quot;&quot;;[.BI17]*[.$C$59])">
            <text:p/>
          </table:table-cell>
          <table:table-cell table:style-name="ce1" table:formula="of:=IF([.BJ17]=&quot;&quot;;&quot;&quot;;[.BJ17]*[.$C$59])">
            <text:p/>
          </table:table-cell>
          <table:table-cell table:style-name="ce1" table:formula="of:=IF([.BK17]=&quot;&quot;;&quot;&quot;;[.BK17]*[.$C$59])">
            <text:p/>
          </table:table-cell>
          <table:table-cell table:style-name="ce1" table:formula="of:=IF([.BL17]=&quot;&quot;;&quot;&quot;;[.BL17]*[.$C$59])">
            <text:p/>
          </table:table-cell>
          <table:table-cell table:style-name="ce1" table:formula="of:=IF([.BM17]=&quot;&quot;;&quot;&quot;;[.BM17]*[.$C$59])">
            <text:p/>
          </table:table-cell>
          <table:table-cell table:style-name="ce1" table:formula="of:=IF([.BN17]=&quot;&quot;;&quot;&quot;;[.BN17]*[.$C$59])">
            <text:p/>
          </table:table-cell>
          <table:table-cell table:style-name="ce1" table:formula="of:=IF([.BO17]=&quot;&quot;;&quot;&quot;;[.BO17]*[.$C$59])">
            <text:p/>
          </table:table-cell>
          <table:table-cell table:style-name="ce1" table:formula="of:=IF([.BP17]=&quot;&quot;;&quot;&quot;;[.BP17]*[.$C$59])">
            <text:p/>
          </table:table-cell>
          <table:table-cell table:style-name="ce1" table:formula="of:=IF([.BQ17]=&quot;&quot;;&quot;&quot;;[.BQ17]*[.$C$59])">
            <text:p/>
          </table:table-cell>
          <table:table-cell table:style-name="ce1" table:formula="of:=IF([.BR17]=&quot;&quot;;&quot;&quot;;[.BR17]*[.$C$59])">
            <text:p/>
          </table:table-cell>
          <table:table-cell table:style-name="ce1" table:formula="of:=IF([.BS17]=&quot;&quot;;&quot;&quot;;[.BS17]*[.$C$59])">
            <text:p/>
          </table:table-cell>
          <table:table-cell table:style-name="ce1" table:formula="of:=IF([.BT17]=&quot;&quot;;&quot;&quot;;[.BT17]*[.$C$59])">
            <text:p/>
          </table:table-cell>
          <table:table-cell table:style-name="ce1" table:formula="of:=IF([.BU17]=&quot;&quot;;&quot;&quot;;[.BU17]*[.$C$59])">
            <text:p/>
          </table:table-cell>
          <table:table-cell table:style-name="ce1" table:formula="of:=IF([.BV17]=&quot;&quot;;&quot;&quot;;[.BV17]*[.$C$59])">
            <text:p/>
          </table:table-cell>
          <table:table-cell table:style-name="ce1" table:formula="of:=IF([.BW17]=&quot;&quot;;&quot;&quot;;[.BW17]*[.$C$59])">
            <text:p/>
          </table:table-cell>
          <table:table-cell table:style-name="ce1" table:formula="of:=IF([.BX17]=&quot;&quot;;&quot;&quot;;[.BX17]*[.$C$59])">
            <text:p/>
          </table:table-cell>
          <table:table-cell table:style-name="ce1" table:formula="of:=IF([.BY17]=&quot;&quot;;&quot;&quot;;[.BY17]*[.$C$59])">
            <text:p/>
          </table:table-cell>
          <table:table-cell table:style-name="ce1" table:formula="of:=IF([.BZ17]=&quot;&quot;;&quot;&quot;;[.BZ17]*[.$C$59])">
            <text:p/>
          </table:table-cell>
          <table:table-cell table:style-name="ce1" table:formula="of:=IF([.CA17]=&quot;&quot;;&quot;&quot;;[.CA17]*[.$C$59])">
            <text:p/>
          </table:table-cell>
          <table:table-cell table:style-name="ce1" table:formula="of:=IF([.CB17]=&quot;&quot;;&quot;&quot;;[.CB17]*[.$C$59])">
            <text:p/>
          </table:table-cell>
          <table:table-cell table:style-name="ce1" table:formula="of:=IF([.CC17]=&quot;&quot;;&quot;&quot;;[.CC17]*[.$C$59])">
            <text:p/>
          </table:table-cell>
          <table:table-cell table:style-name="ce1" table:formula="of:=IF([.CD17]=&quot;&quot;;&quot;&quot;;[.CD17]*[.$C$59])">
            <text:p/>
          </table:table-cell>
          <table:table-cell table:style-name="ce1" table:formula="of:=IF([.CE17]=&quot;&quot;;&quot;&quot;;[.CE17]*[.$C$59])">
            <text:p/>
          </table:table-cell>
          <table:table-cell table:style-name="ce1" table:formula="of:=IF([.CF17]=&quot;&quot;;&quot;&quot;;[.CF17]*[.$C$59])">
            <text:p/>
          </table:table-cell>
          <table:table-cell table:style-name="ce1" table:formula="of:=IF([.CG17]=&quot;&quot;;&quot;&quot;;[.CG17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8]=&quot;&quot;;&quot;&quot;;[.D18]*[.$C$59])" office:value-type="float" office:value="511.47089">
            <text:p>511.47089</text:p>
          </table:table-cell>
          <table:table-cell table:style-name="ce1" table:formula="of:=IF([.E18]=&quot;&quot;;&quot;&quot;;[.E18]*[.$C$59])" office:value-type="float" office:value="161.08851">
            <text:p>161.08851</text:p>
          </table:table-cell>
          <table:table-cell table:style-name="ce1" table:formula="of:=IF([.F18]=&quot;&quot;;&quot;&quot;;[.F18]*[.$C$59])" office:value-type="float" office:value="-13.17991">
            <text:p>-13.17991</text:p>
          </table:table-cell>
          <table:table-cell table:style-name="ce1" table:formula="of:=IF([.G18]=&quot;&quot;;&quot;&quot;;[.G18]*[.$C$59])" office:value-type="float" office:value="35.68746">
            <text:p>35.68746</text:p>
          </table:table-cell>
          <table:table-cell table:style-name="ce1" table:formula="of:=IF([.H18]=&quot;&quot;;&quot;&quot;;[.H18]*[.$C$59])" office:value-type="float" office:value="0.0204">
            <text:p>0.0204</text:p>
          </table:table-cell>
          <table:table-cell table:style-name="ce1" table:formula="of:=IF([.I18]=&quot;&quot;;&quot;&quot;;[.I18]*[.$C$59])" office:value-type="float" office:value="11.52567">
            <text:p>11.52567</text:p>
          </table:table-cell>
          <table:table-cell table:style-name="ce1" table:formula="of:=IF([.J18]=&quot;&quot;;&quot;&quot;;[.J18]*[.$C$59])" office:value-type="float" office:value="-20.55395">
            <text:p>-20.55395</text:p>
          </table:table-cell>
          <table:table-cell table:style-name="ce1" table:formula="of:=IF([.K18]=&quot;&quot;;&quot;&quot;;[.K18]*[.$C$59])" office:value-type="float" office:value="8.4644">
            <text:p>8.4644</text:p>
          </table:table-cell>
          <table:table-cell table:style-name="ce1" table:formula="of:=IF([.L18]=&quot;&quot;;&quot;&quot;;[.L18]*[.$C$59])" office:value-type="float" office:value="-222.72391">
            <text:p>-222.72391</text:p>
          </table:table-cell>
          <table:table-cell table:style-name="ce1" table:formula="of:=IF([.M18]=&quot;&quot;;&quot;&quot;;[.M18]*[.$C$59])" office:value-type="float" office:value="-6.1574">
            <text:p>-6.1574</text:p>
          </table:table-cell>
          <table:table-cell table:style-name="ce1" table:formula="of:=IF([.N18]=&quot;&quot;;&quot;&quot;;[.N18]*[.$C$59])" office:value-type="float" office:value="-0.29919">
            <text:p>-0.29919</text:p>
          </table:table-cell>
          <table:table-cell table:style-name="ce1" table:formula="of:=IF([.O18]=&quot;&quot;;&quot;&quot;;[.O18]*[.$C$59])" office:value-type="float" office:value="-5.11306">
            <text:p>-5.11306</text:p>
          </table:table-cell>
          <table:table-cell table:style-name="ce1" table:formula="of:=IF([.P18]=&quot;&quot;;&quot;&quot;;[.P18]*[.$C$59])" office:value-type="float" office:value="141.80707">
            <text:p>141.80707</text:p>
          </table:table-cell>
          <table:table-cell table:style-name="ce1" table:formula="of:=IF([.Q18]=&quot;&quot;;&quot;&quot;;[.Q18]*[.$C$59])" office:value-type="float" office:value="-49.03207">
            <text:p>-49.03207</text:p>
          </table:table-cell>
          <table:table-cell table:style-name="ce1" table:formula="of:=IF([.R18]=&quot;&quot;;&quot;&quot;;[.R18]*[.$C$59])">
            <text:p/>
          </table:table-cell>
          <table:table-cell table:style-name="ce1" table:formula="of:=IF([.S18]=&quot;&quot;;&quot;&quot;;[.S18]*[.$C$59])">
            <text:p/>
          </table:table-cell>
          <table:table-cell table:style-name="ce1" table:formula="of:=IF([.T18]=&quot;&quot;;&quot;&quot;;[.T18]*[.$C$59])">
            <text:p/>
          </table:table-cell>
          <table:table-cell table:style-name="ce1" table:formula="of:=IF([.U18]=&quot;&quot;;&quot;&quot;;[.U18]*[.$C$59])">
            <text:p/>
          </table:table-cell>
          <table:table-cell table:style-name="ce1" table:formula="of:=IF([.V18]=&quot;&quot;;&quot;&quot;;[.V18]*[.$C$59])">
            <text:p/>
          </table:table-cell>
          <table:table-cell table:style-name="ce1" table:formula="of:=IF([.W18]=&quot;&quot;;&quot;&quot;;[.W18]*[.$C$59])">
            <text:p/>
          </table:table-cell>
          <table:table-cell table:style-name="ce1" table:formula="of:=IF([.X18]=&quot;&quot;;&quot;&quot;;[.X18]*[.$C$59])">
            <text:p/>
          </table:table-cell>
          <table:table-cell table:style-name="ce1" table:formula="of:=IF([.Y18]=&quot;&quot;;&quot;&quot;;[.Y18]*[.$C$59])">
            <text:p/>
          </table:table-cell>
          <table:table-cell table:style-name="ce1" table:formula="of:=IF([.Z18]=&quot;&quot;;&quot;&quot;;[.Z18]*[.$C$59])">
            <text:p/>
          </table:table-cell>
          <table:table-cell table:style-name="ce1" table:formula="of:=IF([.AA18]=&quot;&quot;;&quot;&quot;;[.AA18]*[.$C$59])">
            <text:p/>
          </table:table-cell>
          <table:table-cell table:style-name="ce1" table:formula="of:=IF([.AB18]=&quot;&quot;;&quot;&quot;;[.AB18]*[.$C$59])">
            <text:p/>
          </table:table-cell>
          <table:table-cell table:style-name="ce1" table:formula="of:=IF([.AC18]=&quot;&quot;;&quot;&quot;;[.AC18]*[.$C$59])">
            <text:p/>
          </table:table-cell>
          <table:table-cell table:style-name="ce1" table:formula="of:=IF([.AD18]=&quot;&quot;;&quot;&quot;;[.AD18]*[.$C$59])">
            <text:p/>
          </table:table-cell>
          <table:table-cell table:style-name="ce1" table:formula="of:=IF([.AE18]=&quot;&quot;;&quot;&quot;;[.AE18]*[.$C$59])">
            <text:p/>
          </table:table-cell>
          <table:table-cell table:style-name="ce1" table:formula="of:=IF([.AF18]=&quot;&quot;;&quot;&quot;;[.AF18]*[.$C$59])">
            <text:p/>
          </table:table-cell>
          <table:table-cell table:style-name="ce1" table:formula="of:=IF([.AG18]=&quot;&quot;;&quot;&quot;;[.AG18]*[.$C$59])">
            <text:p/>
          </table:table-cell>
          <table:table-cell table:style-name="ce1" table:formula="of:=IF([.AH18]=&quot;&quot;;&quot;&quot;;[.AH18]*[.$C$59])">
            <text:p/>
          </table:table-cell>
          <table:table-cell table:style-name="ce1" table:formula="of:=IF([.AI18]=&quot;&quot;;&quot;&quot;;[.AI18]*[.$C$59])">
            <text:p/>
          </table:table-cell>
          <table:table-cell table:style-name="ce1" table:formula="of:=IF([.AJ18]=&quot;&quot;;&quot;&quot;;[.AJ18]*[.$C$59])">
            <text:p/>
          </table:table-cell>
          <table:table-cell table:style-name="ce1" table:formula="of:=IF([.AK18]=&quot;&quot;;&quot;&quot;;[.AK18]*[.$C$59])">
            <text:p/>
          </table:table-cell>
          <table:table-cell table:style-name="ce1" table:formula="of:=IF([.AL18]=&quot;&quot;;&quot;&quot;;[.AL18]*[.$C$59])">
            <text:p/>
          </table:table-cell>
          <table:table-cell table:style-name="ce1" table:formula="of:=IF([.AM18]=&quot;&quot;;&quot;&quot;;[.AM18]*[.$C$59])">
            <text:p/>
          </table:table-cell>
          <table:table-cell table:style-name="ce1" table:formula="of:=IF([.AN18]=&quot;&quot;;&quot;&quot;;[.AN18]*[.$C$59])">
            <text:p/>
          </table:table-cell>
          <table:table-cell table:style-name="ce1" table:formula="of:=IF([.AO18]=&quot;&quot;;&quot;&quot;;[.AO18]*[.$C$59])">
            <text:p/>
          </table:table-cell>
          <table:table-cell table:style-name="ce1" table:formula="of:=IF([.AP18]=&quot;&quot;;&quot;&quot;;[.AP18]*[.$C$59])">
            <text:p/>
          </table:table-cell>
          <table:table-cell table:style-name="ce1" table:formula="of:=IF([.AQ18]=&quot;&quot;;&quot;&quot;;[.AQ18]*[.$C$59])">
            <text:p/>
          </table:table-cell>
          <table:table-cell table:style-name="ce1" table:formula="of:=IF([.AR18]=&quot;&quot;;&quot;&quot;;[.AR18]*[.$C$59])">
            <text:p/>
          </table:table-cell>
          <table:table-cell table:style-name="ce1" table:formula="of:=IF([.AS18]=&quot;&quot;;&quot;&quot;;[.AS18]*[.$C$59])">
            <text:p/>
          </table:table-cell>
          <table:table-cell table:style-name="ce1" table:formula="of:=IF([.AT18]=&quot;&quot;;&quot;&quot;;[.AT18]*[.$C$59])">
            <text:p/>
          </table:table-cell>
          <table:table-cell table:style-name="ce1" table:formula="of:=IF([.AU18]=&quot;&quot;;&quot;&quot;;[.AU18]*[.$C$59])">
            <text:p/>
          </table:table-cell>
          <table:table-cell table:style-name="ce1" table:formula="of:=IF([.AV18]=&quot;&quot;;&quot;&quot;;[.AV18]*[.$C$59])">
            <text:p/>
          </table:table-cell>
          <table:table-cell table:style-name="ce1" table:formula="of:=IF([.AW18]=&quot;&quot;;&quot;&quot;;[.AW18]*[.$C$59])">
            <text:p/>
          </table:table-cell>
          <table:table-cell table:style-name="ce1" table:formula="of:=IF([.AX18]=&quot;&quot;;&quot;&quot;;[.AX18]*[.$C$59])">
            <text:p/>
          </table:table-cell>
          <table:table-cell table:style-name="ce1" table:formula="of:=IF([.AY18]=&quot;&quot;;&quot;&quot;;[.AY18]*[.$C$59])">
            <text:p/>
          </table:table-cell>
          <table:table-cell table:style-name="ce1" table:formula="of:=IF([.AZ18]=&quot;&quot;;&quot;&quot;;[.AZ18]*[.$C$59])">
            <text:p/>
          </table:table-cell>
          <table:table-cell table:style-name="ce1" table:formula="of:=IF([.BA18]=&quot;&quot;;&quot;&quot;;[.BA18]*[.$C$59])">
            <text:p/>
          </table:table-cell>
          <table:table-cell table:style-name="ce1" table:formula="of:=IF([.BB18]=&quot;&quot;;&quot;&quot;;[.BB18]*[.$C$59])">
            <text:p/>
          </table:table-cell>
          <table:table-cell table:style-name="ce1" table:formula="of:=IF([.BC18]=&quot;&quot;;&quot;&quot;;[.BC18]*[.$C$59])">
            <text:p/>
          </table:table-cell>
          <table:table-cell table:style-name="ce1" table:formula="of:=IF([.BD18]=&quot;&quot;;&quot;&quot;;[.BD18]*[.$C$59])">
            <text:p/>
          </table:table-cell>
          <table:table-cell table:style-name="ce1" table:formula="of:=IF([.BE18]=&quot;&quot;;&quot;&quot;;[.BE18]*[.$C$59])">
            <text:p/>
          </table:table-cell>
          <table:table-cell table:style-name="ce1" table:formula="of:=IF([.BF18]=&quot;&quot;;&quot;&quot;;[.BF18]*[.$C$59])">
            <text:p/>
          </table:table-cell>
          <table:table-cell table:style-name="ce1" table:formula="of:=IF([.BG18]=&quot;&quot;;&quot;&quot;;[.BG18]*[.$C$59])">
            <text:p/>
          </table:table-cell>
          <table:table-cell table:style-name="ce1" table:formula="of:=IF([.BH18]=&quot;&quot;;&quot;&quot;;[.BH18]*[.$C$59])">
            <text:p/>
          </table:table-cell>
          <table:table-cell table:style-name="ce1" table:formula="of:=IF([.BI18]=&quot;&quot;;&quot;&quot;;[.BI18]*[.$C$59])">
            <text:p/>
          </table:table-cell>
          <table:table-cell table:style-name="ce1" table:formula="of:=IF([.BJ18]=&quot;&quot;;&quot;&quot;;[.BJ18]*[.$C$59])">
            <text:p/>
          </table:table-cell>
          <table:table-cell table:style-name="ce1" table:formula="of:=IF([.BK18]=&quot;&quot;;&quot;&quot;;[.BK18]*[.$C$59])">
            <text:p/>
          </table:table-cell>
          <table:table-cell table:style-name="ce1" table:formula="of:=IF([.BL18]=&quot;&quot;;&quot;&quot;;[.BL18]*[.$C$59])">
            <text:p/>
          </table:table-cell>
          <table:table-cell table:style-name="ce1" table:formula="of:=IF([.BM18]=&quot;&quot;;&quot;&quot;;[.BM18]*[.$C$59])">
            <text:p/>
          </table:table-cell>
          <table:table-cell table:style-name="ce1" table:formula="of:=IF([.BN18]=&quot;&quot;;&quot;&quot;;[.BN18]*[.$C$59])">
            <text:p/>
          </table:table-cell>
          <table:table-cell table:style-name="ce1" table:formula="of:=IF([.BO18]=&quot;&quot;;&quot;&quot;;[.BO18]*[.$C$59])">
            <text:p/>
          </table:table-cell>
          <table:table-cell table:style-name="ce1" table:formula="of:=IF([.BP18]=&quot;&quot;;&quot;&quot;;[.BP18]*[.$C$59])">
            <text:p/>
          </table:table-cell>
          <table:table-cell table:style-name="ce1" table:formula="of:=IF([.BQ18]=&quot;&quot;;&quot;&quot;;[.BQ18]*[.$C$59])">
            <text:p/>
          </table:table-cell>
          <table:table-cell table:style-name="ce1" table:formula="of:=IF([.BR18]=&quot;&quot;;&quot;&quot;;[.BR18]*[.$C$59])">
            <text:p/>
          </table:table-cell>
          <table:table-cell table:style-name="ce1" table:formula="of:=IF([.BS18]=&quot;&quot;;&quot;&quot;;[.BS18]*[.$C$59])">
            <text:p/>
          </table:table-cell>
          <table:table-cell table:style-name="ce1" table:formula="of:=IF([.BT18]=&quot;&quot;;&quot;&quot;;[.BT18]*[.$C$59])">
            <text:p/>
          </table:table-cell>
          <table:table-cell table:style-name="ce1" table:formula="of:=IF([.BU18]=&quot;&quot;;&quot;&quot;;[.BU18]*[.$C$59])">
            <text:p/>
          </table:table-cell>
          <table:table-cell table:style-name="ce1" table:formula="of:=IF([.BV18]=&quot;&quot;;&quot;&quot;;[.BV18]*[.$C$59])">
            <text:p/>
          </table:table-cell>
          <table:table-cell table:style-name="ce1" table:formula="of:=IF([.BW18]=&quot;&quot;;&quot;&quot;;[.BW18]*[.$C$59])">
            <text:p/>
          </table:table-cell>
          <table:table-cell table:style-name="ce1" table:formula="of:=IF([.BX18]=&quot;&quot;;&quot;&quot;;[.BX18]*[.$C$59])">
            <text:p/>
          </table:table-cell>
          <table:table-cell table:style-name="ce1" table:formula="of:=IF([.BY18]=&quot;&quot;;&quot;&quot;;[.BY18]*[.$C$59])">
            <text:p/>
          </table:table-cell>
          <table:table-cell table:style-name="ce1" table:formula="of:=IF([.BZ18]=&quot;&quot;;&quot;&quot;;[.BZ18]*[.$C$59])">
            <text:p/>
          </table:table-cell>
          <table:table-cell table:style-name="ce1" table:formula="of:=IF([.CA18]=&quot;&quot;;&quot;&quot;;[.CA18]*[.$C$59])">
            <text:p/>
          </table:table-cell>
          <table:table-cell table:style-name="ce1" table:formula="of:=IF([.CB18]=&quot;&quot;;&quot;&quot;;[.CB18]*[.$C$59])">
            <text:p/>
          </table:table-cell>
          <table:table-cell table:style-name="ce1" table:formula="of:=IF([.CC18]=&quot;&quot;;&quot;&quot;;[.CC18]*[.$C$59])">
            <text:p/>
          </table:table-cell>
          <table:table-cell table:style-name="ce1" table:formula="of:=IF([.CD18]=&quot;&quot;;&quot;&quot;;[.CD18]*[.$C$59])">
            <text:p/>
          </table:table-cell>
          <table:table-cell table:style-name="ce1" table:formula="of:=IF([.CE18]=&quot;&quot;;&quot;&quot;;[.CE18]*[.$C$59])">
            <text:p/>
          </table:table-cell>
          <table:table-cell table:style-name="ce1" table:formula="of:=IF([.CF18]=&quot;&quot;;&quot;&quot;;[.CF18]*[.$C$59])">
            <text:p/>
          </table:table-cell>
          <table:table-cell table:style-name="ce1" table:formula="of:=IF([.CG18]=&quot;&quot;;&quot;&quot;;[.CG18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19]=&quot;&quot;;&quot;&quot;;[.D19]*[.$C$59])">
            <text:p/>
          </table:table-cell>
          <table:table-cell table:style-name="ce1" table:formula="of:=IF([.E19]=&quot;&quot;;&quot;&quot;;[.E19]*[.$C$59])">
            <text:p/>
          </table:table-cell>
          <table:table-cell table:style-name="ce1" table:formula="of:=IF([.F19]=&quot;&quot;;&quot;&quot;;[.F19]*[.$C$59])">
            <text:p/>
          </table:table-cell>
          <table:table-cell table:style-name="ce1" table:formula="of:=IF([.G19]=&quot;&quot;;&quot;&quot;;[.G19]*[.$C$59])">
            <text:p/>
          </table:table-cell>
          <table:table-cell table:style-name="ce1" table:formula="of:=IF([.H19]=&quot;&quot;;&quot;&quot;;[.H19]*[.$C$59])">
            <text:p/>
          </table:table-cell>
          <table:table-cell table:style-name="ce1" table:formula="of:=IF([.I19]=&quot;&quot;;&quot;&quot;;[.I19]*[.$C$59])">
            <text:p/>
          </table:table-cell>
          <table:table-cell table:style-name="ce1" table:formula="of:=IF([.J19]=&quot;&quot;;&quot;&quot;;[.J19]*[.$C$59])">
            <text:p/>
          </table:table-cell>
          <table:table-cell table:style-name="ce1" table:formula="of:=IF([.K19]=&quot;&quot;;&quot;&quot;;[.K19]*[.$C$59])">
            <text:p/>
          </table:table-cell>
          <table:table-cell table:style-name="ce1" table:formula="of:=IF([.L19]=&quot;&quot;;&quot;&quot;;[.L19]*[.$C$59])">
            <text:p/>
          </table:table-cell>
          <table:table-cell table:style-name="ce1" table:formula="of:=IF([.M19]=&quot;&quot;;&quot;&quot;;[.M19]*[.$C$59])">
            <text:p/>
          </table:table-cell>
          <table:table-cell table:style-name="ce1" table:formula="of:=IF([.N19]=&quot;&quot;;&quot;&quot;;[.N19]*[.$C$59])">
            <text:p/>
          </table:table-cell>
          <table:table-cell table:style-name="ce1" table:formula="of:=IF([.O19]=&quot;&quot;;&quot;&quot;;[.O19]*[.$C$59])">
            <text:p/>
          </table:table-cell>
          <table:table-cell table:style-name="ce1" table:formula="of:=IF([.P19]=&quot;&quot;;&quot;&quot;;[.P19]*[.$C$59])">
            <text:p/>
          </table:table-cell>
          <table:table-cell table:style-name="ce1" table:formula="of:=IF([.Q19]=&quot;&quot;;&quot;&quot;;[.Q19]*[.$C$59])">
            <text:p/>
          </table:table-cell>
          <table:table-cell table:style-name="ce1" table:formula="of:=IF([.R19]=&quot;&quot;;&quot;&quot;;[.R19]*[.$C$59])">
            <text:p/>
          </table:table-cell>
          <table:table-cell table:style-name="ce1" table:formula="of:=IF([.S19]=&quot;&quot;;&quot;&quot;;[.S19]*[.$C$59])">
            <text:p/>
          </table:table-cell>
          <table:table-cell table:style-name="ce1" table:formula="of:=IF([.T19]=&quot;&quot;;&quot;&quot;;[.T19]*[.$C$59])">
            <text:p/>
          </table:table-cell>
          <table:table-cell table:style-name="ce1" table:formula="of:=IF([.U19]=&quot;&quot;;&quot;&quot;;[.U19]*[.$C$59])">
            <text:p/>
          </table:table-cell>
          <table:table-cell table:style-name="ce1" table:formula="of:=IF([.V19]=&quot;&quot;;&quot;&quot;;[.V19]*[.$C$59])">
            <text:p/>
          </table:table-cell>
          <table:table-cell table:style-name="ce1" table:formula="of:=IF([.W19]=&quot;&quot;;&quot;&quot;;[.W19]*[.$C$59])">
            <text:p/>
          </table:table-cell>
          <table:table-cell table:style-name="ce1" table:formula="of:=IF([.X19]=&quot;&quot;;&quot;&quot;;[.X19]*[.$C$59])">
            <text:p/>
          </table:table-cell>
          <table:table-cell table:style-name="ce1" table:formula="of:=IF([.Y19]=&quot;&quot;;&quot;&quot;;[.Y19]*[.$C$59])">
            <text:p/>
          </table:table-cell>
          <table:table-cell table:style-name="ce1" table:formula="of:=IF([.Z19]=&quot;&quot;;&quot;&quot;;[.Z19]*[.$C$59])">
            <text:p/>
          </table:table-cell>
          <table:table-cell table:style-name="ce1" table:formula="of:=IF([.AA19]=&quot;&quot;;&quot;&quot;;[.AA19]*[.$C$59])">
            <text:p/>
          </table:table-cell>
          <table:table-cell table:style-name="ce1" table:formula="of:=IF([.AB19]=&quot;&quot;;&quot;&quot;;[.AB19]*[.$C$59])">
            <text:p/>
          </table:table-cell>
          <table:table-cell table:style-name="ce1" table:formula="of:=IF([.AC19]=&quot;&quot;;&quot;&quot;;[.AC19]*[.$C$59])">
            <text:p/>
          </table:table-cell>
          <table:table-cell table:style-name="ce1" table:formula="of:=IF([.AD19]=&quot;&quot;;&quot;&quot;;[.AD19]*[.$C$59])">
            <text:p/>
          </table:table-cell>
          <table:table-cell table:style-name="ce1" table:formula="of:=IF([.AE19]=&quot;&quot;;&quot;&quot;;[.AE19]*[.$C$59])">
            <text:p/>
          </table:table-cell>
          <table:table-cell table:style-name="ce1" table:formula="of:=IF([.AF19]=&quot;&quot;;&quot;&quot;;[.AF19]*[.$C$59])">
            <text:p/>
          </table:table-cell>
          <table:table-cell table:style-name="ce1" table:formula="of:=IF([.AG19]=&quot;&quot;;&quot;&quot;;[.AG19]*[.$C$59])">
            <text:p/>
          </table:table-cell>
          <table:table-cell table:style-name="ce1" table:formula="of:=IF([.AH19]=&quot;&quot;;&quot;&quot;;[.AH19]*[.$C$59])">
            <text:p/>
          </table:table-cell>
          <table:table-cell table:style-name="ce1" table:formula="of:=IF([.AI19]=&quot;&quot;;&quot;&quot;;[.AI19]*[.$C$59])">
            <text:p/>
          </table:table-cell>
          <table:table-cell table:style-name="ce1" table:formula="of:=IF([.AJ19]=&quot;&quot;;&quot;&quot;;[.AJ19]*[.$C$59])">
            <text:p/>
          </table:table-cell>
          <table:table-cell table:style-name="ce1" table:formula="of:=IF([.AK19]=&quot;&quot;;&quot;&quot;;[.AK19]*[.$C$59])">
            <text:p/>
          </table:table-cell>
          <table:table-cell table:style-name="ce1" table:formula="of:=IF([.AL19]=&quot;&quot;;&quot;&quot;;[.AL19]*[.$C$59])">
            <text:p/>
          </table:table-cell>
          <table:table-cell table:style-name="ce1" table:formula="of:=IF([.AM19]=&quot;&quot;;&quot;&quot;;[.AM19]*[.$C$59])">
            <text:p/>
          </table:table-cell>
          <table:table-cell table:style-name="ce1" table:formula="of:=IF([.AN19]=&quot;&quot;;&quot;&quot;;[.AN19]*[.$C$59])">
            <text:p/>
          </table:table-cell>
          <table:table-cell table:style-name="ce1" table:formula="of:=IF([.AO19]=&quot;&quot;;&quot;&quot;;[.AO19]*[.$C$59])">
            <text:p/>
          </table:table-cell>
          <table:table-cell table:style-name="ce1" table:formula="of:=IF([.AP19]=&quot;&quot;;&quot;&quot;;[.AP19]*[.$C$59])">
            <text:p/>
          </table:table-cell>
          <table:table-cell table:style-name="ce1" table:formula="of:=IF([.AQ19]=&quot;&quot;;&quot;&quot;;[.AQ19]*[.$C$59])">
            <text:p/>
          </table:table-cell>
          <table:table-cell table:style-name="ce1" table:formula="of:=IF([.AR19]=&quot;&quot;;&quot;&quot;;[.AR19]*[.$C$59])">
            <text:p/>
          </table:table-cell>
          <table:table-cell table:style-name="ce1" table:formula="of:=IF([.AS19]=&quot;&quot;;&quot;&quot;;[.AS19]*[.$C$59])">
            <text:p/>
          </table:table-cell>
          <table:table-cell table:style-name="ce1" table:formula="of:=IF([.AT19]=&quot;&quot;;&quot;&quot;;[.AT19]*[.$C$59])">
            <text:p/>
          </table:table-cell>
          <table:table-cell table:style-name="ce1" table:formula="of:=IF([.AU19]=&quot;&quot;;&quot;&quot;;[.AU19]*[.$C$59])">
            <text:p/>
          </table:table-cell>
          <table:table-cell table:style-name="ce1" table:formula="of:=IF([.AV19]=&quot;&quot;;&quot;&quot;;[.AV19]*[.$C$59])">
            <text:p/>
          </table:table-cell>
          <table:table-cell table:style-name="ce1" table:formula="of:=IF([.AW19]=&quot;&quot;;&quot;&quot;;[.AW19]*[.$C$59])">
            <text:p/>
          </table:table-cell>
          <table:table-cell table:style-name="ce1" table:formula="of:=IF([.AX19]=&quot;&quot;;&quot;&quot;;[.AX19]*[.$C$59])">
            <text:p/>
          </table:table-cell>
          <table:table-cell table:style-name="ce1" table:formula="of:=IF([.AY19]=&quot;&quot;;&quot;&quot;;[.AY19]*[.$C$59])">
            <text:p/>
          </table:table-cell>
          <table:table-cell table:style-name="ce1" table:formula="of:=IF([.AZ19]=&quot;&quot;;&quot;&quot;;[.AZ19]*[.$C$59])">
            <text:p/>
          </table:table-cell>
          <table:table-cell table:style-name="ce1" table:formula="of:=IF([.BA19]=&quot;&quot;;&quot;&quot;;[.BA19]*[.$C$59])">
            <text:p/>
          </table:table-cell>
          <table:table-cell table:style-name="ce1" table:formula="of:=IF([.BB19]=&quot;&quot;;&quot;&quot;;[.BB19]*[.$C$59])">
            <text:p/>
          </table:table-cell>
          <table:table-cell table:style-name="ce1" table:formula="of:=IF([.BC19]=&quot;&quot;;&quot;&quot;;[.BC19]*[.$C$59])">
            <text:p/>
          </table:table-cell>
          <table:table-cell table:style-name="ce1" table:formula="of:=IF([.BD19]=&quot;&quot;;&quot;&quot;;[.BD19]*[.$C$59])">
            <text:p/>
          </table:table-cell>
          <table:table-cell table:style-name="ce1" table:formula="of:=IF([.BE19]=&quot;&quot;;&quot;&quot;;[.BE19]*[.$C$59])">
            <text:p/>
          </table:table-cell>
          <table:table-cell table:style-name="ce1" table:formula="of:=IF([.BF19]=&quot;&quot;;&quot;&quot;;[.BF19]*[.$C$59])">
            <text:p/>
          </table:table-cell>
          <table:table-cell table:style-name="ce1" table:formula="of:=IF([.BG19]=&quot;&quot;;&quot;&quot;;[.BG19]*[.$C$59])">
            <text:p/>
          </table:table-cell>
          <table:table-cell table:style-name="ce1" table:formula="of:=IF([.BH19]=&quot;&quot;;&quot;&quot;;[.BH19]*[.$C$59])">
            <text:p/>
          </table:table-cell>
          <table:table-cell table:style-name="ce1" table:formula="of:=IF([.BI19]=&quot;&quot;;&quot;&quot;;[.BI19]*[.$C$59])">
            <text:p/>
          </table:table-cell>
          <table:table-cell table:style-name="ce1" table:formula="of:=IF([.BJ19]=&quot;&quot;;&quot;&quot;;[.BJ19]*[.$C$59])">
            <text:p/>
          </table:table-cell>
          <table:table-cell table:style-name="ce1" table:formula="of:=IF([.BK19]=&quot;&quot;;&quot;&quot;;[.BK19]*[.$C$59])">
            <text:p/>
          </table:table-cell>
          <table:table-cell table:style-name="ce1" table:formula="of:=IF([.BL19]=&quot;&quot;;&quot;&quot;;[.BL19]*[.$C$59])">
            <text:p/>
          </table:table-cell>
          <table:table-cell table:style-name="ce1" table:formula="of:=IF([.BM19]=&quot;&quot;;&quot;&quot;;[.BM19]*[.$C$59])">
            <text:p/>
          </table:table-cell>
          <table:table-cell table:style-name="ce1" table:formula="of:=IF([.BN19]=&quot;&quot;;&quot;&quot;;[.BN19]*[.$C$59])">
            <text:p/>
          </table:table-cell>
          <table:table-cell table:style-name="ce1" table:formula="of:=IF([.BO19]=&quot;&quot;;&quot;&quot;;[.BO19]*[.$C$59])">
            <text:p/>
          </table:table-cell>
          <table:table-cell table:style-name="ce1" table:formula="of:=IF([.BP19]=&quot;&quot;;&quot;&quot;;[.BP19]*[.$C$59])">
            <text:p/>
          </table:table-cell>
          <table:table-cell table:style-name="ce1" table:formula="of:=IF([.BQ19]=&quot;&quot;;&quot;&quot;;[.BQ19]*[.$C$59])">
            <text:p/>
          </table:table-cell>
          <table:table-cell table:style-name="ce1" table:formula="of:=IF([.BR19]=&quot;&quot;;&quot;&quot;;[.BR19]*[.$C$59])">
            <text:p/>
          </table:table-cell>
          <table:table-cell table:style-name="ce1" table:formula="of:=IF([.BS19]=&quot;&quot;;&quot;&quot;;[.BS19]*[.$C$59])">
            <text:p/>
          </table:table-cell>
          <table:table-cell table:style-name="ce1" table:formula="of:=IF([.BT19]=&quot;&quot;;&quot;&quot;;[.BT19]*[.$C$59])">
            <text:p/>
          </table:table-cell>
          <table:table-cell table:style-name="ce1" table:formula="of:=IF([.BU19]=&quot;&quot;;&quot;&quot;;[.BU19]*[.$C$59])">
            <text:p/>
          </table:table-cell>
          <table:table-cell table:style-name="ce1" table:formula="of:=IF([.BV19]=&quot;&quot;;&quot;&quot;;[.BV19]*[.$C$59])">
            <text:p/>
          </table:table-cell>
          <table:table-cell table:style-name="ce1" table:formula="of:=IF([.BW19]=&quot;&quot;;&quot;&quot;;[.BW19]*[.$C$59])">
            <text:p/>
          </table:table-cell>
          <table:table-cell table:style-name="ce1" table:formula="of:=IF([.BX19]=&quot;&quot;;&quot;&quot;;[.BX19]*[.$C$59])">
            <text:p/>
          </table:table-cell>
          <table:table-cell table:style-name="ce1" table:formula="of:=IF([.BY19]=&quot;&quot;;&quot;&quot;;[.BY19]*[.$C$59])">
            <text:p/>
          </table:table-cell>
          <table:table-cell table:style-name="ce1" table:formula="of:=IF([.BZ19]=&quot;&quot;;&quot;&quot;;[.BZ19]*[.$C$59])">
            <text:p/>
          </table:table-cell>
          <table:table-cell table:style-name="ce1" table:formula="of:=IF([.CA19]=&quot;&quot;;&quot;&quot;;[.CA19]*[.$C$59])">
            <text:p/>
          </table:table-cell>
          <table:table-cell table:style-name="ce1" table:formula="of:=IF([.CB19]=&quot;&quot;;&quot;&quot;;[.CB19]*[.$C$59])">
            <text:p/>
          </table:table-cell>
          <table:table-cell table:style-name="ce1" table:formula="of:=IF([.CC19]=&quot;&quot;;&quot;&quot;;[.CC19]*[.$C$59])">
            <text:p/>
          </table:table-cell>
          <table:table-cell table:style-name="ce1" table:formula="of:=IF([.CD19]=&quot;&quot;;&quot;&quot;;[.CD19]*[.$C$59])">
            <text:p/>
          </table:table-cell>
          <table:table-cell table:style-name="ce1" table:formula="of:=IF([.CE19]=&quot;&quot;;&quot;&quot;;[.CE19]*[.$C$59])">
            <text:p/>
          </table:table-cell>
          <table:table-cell table:style-name="ce1" table:formula="of:=IF([.CF19]=&quot;&quot;;&quot;&quot;;[.CF19]*[.$C$59])">
            <text:p/>
          </table:table-cell>
          <table:table-cell table:style-name="ce1" table:formula="of:=IF([.CG19]=&quot;&quot;;&quot;&quot;;[.CG19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0]=&quot;&quot;;&quot;&quot;;[.D20]*[.$C$59])">
            <text:p/>
          </table:table-cell>
          <table:table-cell table:style-name="ce1" table:formula="of:=IF([.E20]=&quot;&quot;;&quot;&quot;;[.E20]*[.$C$59])">
            <text:p/>
          </table:table-cell>
          <table:table-cell table:style-name="ce1" table:formula="of:=IF([.F20]=&quot;&quot;;&quot;&quot;;[.F20]*[.$C$59])">
            <text:p/>
          </table:table-cell>
          <table:table-cell table:style-name="ce1" table:formula="of:=IF([.G20]=&quot;&quot;;&quot;&quot;;[.G20]*[.$C$59])">
            <text:p/>
          </table:table-cell>
          <table:table-cell table:style-name="ce1" table:formula="of:=IF([.H20]=&quot;&quot;;&quot;&quot;;[.H20]*[.$C$59])">
            <text:p/>
          </table:table-cell>
          <table:table-cell table:style-name="ce1" table:formula="of:=IF([.I20]=&quot;&quot;;&quot;&quot;;[.I20]*[.$C$59])">
            <text:p/>
          </table:table-cell>
          <table:table-cell table:style-name="ce1" table:formula="of:=IF([.J20]=&quot;&quot;;&quot;&quot;;[.J20]*[.$C$59])">
            <text:p/>
          </table:table-cell>
          <table:table-cell table:style-name="ce1" table:formula="of:=IF([.K20]=&quot;&quot;;&quot;&quot;;[.K20]*[.$C$59])">
            <text:p/>
          </table:table-cell>
          <table:table-cell table:style-name="ce1" table:formula="of:=IF([.L20]=&quot;&quot;;&quot;&quot;;[.L20]*[.$C$59])">
            <text:p/>
          </table:table-cell>
          <table:table-cell table:style-name="ce1" table:formula="of:=IF([.M20]=&quot;&quot;;&quot;&quot;;[.M20]*[.$C$59])">
            <text:p/>
          </table:table-cell>
          <table:table-cell table:style-name="ce1" table:formula="of:=IF([.N20]=&quot;&quot;;&quot;&quot;;[.N20]*[.$C$59])">
            <text:p/>
          </table:table-cell>
          <table:table-cell table:style-name="ce1" table:formula="of:=IF([.O20]=&quot;&quot;;&quot;&quot;;[.O20]*[.$C$59])">
            <text:p/>
          </table:table-cell>
          <table:table-cell table:style-name="ce1" table:formula="of:=IF([.P20]=&quot;&quot;;&quot;&quot;;[.P20]*[.$C$59])">
            <text:p/>
          </table:table-cell>
          <table:table-cell table:style-name="ce1" table:formula="of:=IF([.Q20]=&quot;&quot;;&quot;&quot;;[.Q20]*[.$C$59])">
            <text:p/>
          </table:table-cell>
          <table:table-cell table:style-name="ce1" table:formula="of:=IF([.R20]=&quot;&quot;;&quot;&quot;;[.R20]*[.$C$59])">
            <text:p/>
          </table:table-cell>
          <table:table-cell table:style-name="ce1" table:formula="of:=IF([.S20]=&quot;&quot;;&quot;&quot;;[.S20]*[.$C$59])">
            <text:p/>
          </table:table-cell>
          <table:table-cell table:style-name="ce1" table:formula="of:=IF([.T20]=&quot;&quot;;&quot;&quot;;[.T20]*[.$C$59])">
            <text:p/>
          </table:table-cell>
          <table:table-cell table:style-name="ce1" table:formula="of:=IF([.U20]=&quot;&quot;;&quot;&quot;;[.U20]*[.$C$59])">
            <text:p/>
          </table:table-cell>
          <table:table-cell table:style-name="ce1" table:formula="of:=IF([.V20]=&quot;&quot;;&quot;&quot;;[.V20]*[.$C$59])">
            <text:p/>
          </table:table-cell>
          <table:table-cell table:style-name="ce1" table:formula="of:=IF([.W20]=&quot;&quot;;&quot;&quot;;[.W20]*[.$C$59])">
            <text:p/>
          </table:table-cell>
          <table:table-cell table:style-name="ce1" table:formula="of:=IF([.X20]=&quot;&quot;;&quot;&quot;;[.X20]*[.$C$59])">
            <text:p/>
          </table:table-cell>
          <table:table-cell table:style-name="ce1" table:formula="of:=IF([.Y20]=&quot;&quot;;&quot;&quot;;[.Y20]*[.$C$59])">
            <text:p/>
          </table:table-cell>
          <table:table-cell table:style-name="ce1" table:formula="of:=IF([.Z20]=&quot;&quot;;&quot;&quot;;[.Z20]*[.$C$59])">
            <text:p/>
          </table:table-cell>
          <table:table-cell table:style-name="ce1" table:formula="of:=IF([.AA20]=&quot;&quot;;&quot;&quot;;[.AA20]*[.$C$59])">
            <text:p/>
          </table:table-cell>
          <table:table-cell table:style-name="ce1" table:formula="of:=IF([.AB20]=&quot;&quot;;&quot;&quot;;[.AB20]*[.$C$59])">
            <text:p/>
          </table:table-cell>
          <table:table-cell table:style-name="ce1" table:formula="of:=IF([.AC20]=&quot;&quot;;&quot;&quot;;[.AC20]*[.$C$59])">
            <text:p/>
          </table:table-cell>
          <table:table-cell table:style-name="ce1" table:formula="of:=IF([.AD20]=&quot;&quot;;&quot;&quot;;[.AD20]*[.$C$59])">
            <text:p/>
          </table:table-cell>
          <table:table-cell table:style-name="ce1" table:formula="of:=IF([.AE20]=&quot;&quot;;&quot;&quot;;[.AE20]*[.$C$59])">
            <text:p/>
          </table:table-cell>
          <table:table-cell table:style-name="ce1" table:formula="of:=IF([.AF20]=&quot;&quot;;&quot;&quot;;[.AF20]*[.$C$59])">
            <text:p/>
          </table:table-cell>
          <table:table-cell table:style-name="ce1" table:formula="of:=IF([.AG20]=&quot;&quot;;&quot;&quot;;[.AG20]*[.$C$59])">
            <text:p/>
          </table:table-cell>
          <table:table-cell table:style-name="ce1" table:formula="of:=IF([.AH20]=&quot;&quot;;&quot;&quot;;[.AH20]*[.$C$59])">
            <text:p/>
          </table:table-cell>
          <table:table-cell table:style-name="ce1" table:formula="of:=IF([.AI20]=&quot;&quot;;&quot;&quot;;[.AI20]*[.$C$59])">
            <text:p/>
          </table:table-cell>
          <table:table-cell table:style-name="ce1" table:formula="of:=IF([.AJ20]=&quot;&quot;;&quot;&quot;;[.AJ20]*[.$C$59])">
            <text:p/>
          </table:table-cell>
          <table:table-cell table:style-name="ce1" table:formula="of:=IF([.AK20]=&quot;&quot;;&quot;&quot;;[.AK20]*[.$C$59])">
            <text:p/>
          </table:table-cell>
          <table:table-cell table:style-name="ce1" table:formula="of:=IF([.AL20]=&quot;&quot;;&quot;&quot;;[.AL20]*[.$C$59])">
            <text:p/>
          </table:table-cell>
          <table:table-cell table:style-name="ce1" table:formula="of:=IF([.AM20]=&quot;&quot;;&quot;&quot;;[.AM20]*[.$C$59])">
            <text:p/>
          </table:table-cell>
          <table:table-cell table:style-name="ce1" table:formula="of:=IF([.AN20]=&quot;&quot;;&quot;&quot;;[.AN20]*[.$C$59])">
            <text:p/>
          </table:table-cell>
          <table:table-cell table:style-name="ce1" table:formula="of:=IF([.AO20]=&quot;&quot;;&quot;&quot;;[.AO20]*[.$C$59])">
            <text:p/>
          </table:table-cell>
          <table:table-cell table:style-name="ce1" table:formula="of:=IF([.AP20]=&quot;&quot;;&quot;&quot;;[.AP20]*[.$C$59])">
            <text:p/>
          </table:table-cell>
          <table:table-cell table:style-name="ce1" table:formula="of:=IF([.AQ20]=&quot;&quot;;&quot;&quot;;[.AQ20]*[.$C$59])">
            <text:p/>
          </table:table-cell>
          <table:table-cell table:style-name="ce1" table:formula="of:=IF([.AR20]=&quot;&quot;;&quot;&quot;;[.AR20]*[.$C$59])">
            <text:p/>
          </table:table-cell>
          <table:table-cell table:style-name="ce1" table:formula="of:=IF([.AS20]=&quot;&quot;;&quot;&quot;;[.AS20]*[.$C$59])">
            <text:p/>
          </table:table-cell>
          <table:table-cell table:style-name="ce1" table:formula="of:=IF([.AT20]=&quot;&quot;;&quot;&quot;;[.AT20]*[.$C$59])">
            <text:p/>
          </table:table-cell>
          <table:table-cell table:style-name="ce1" table:formula="of:=IF([.AU20]=&quot;&quot;;&quot;&quot;;[.AU20]*[.$C$59])">
            <text:p/>
          </table:table-cell>
          <table:table-cell table:style-name="ce1" table:formula="of:=IF([.AV20]=&quot;&quot;;&quot;&quot;;[.AV20]*[.$C$59])">
            <text:p/>
          </table:table-cell>
          <table:table-cell table:style-name="ce1" table:formula="of:=IF([.AW20]=&quot;&quot;;&quot;&quot;;[.AW20]*[.$C$59])">
            <text:p/>
          </table:table-cell>
          <table:table-cell table:style-name="ce1" table:formula="of:=IF([.AX20]=&quot;&quot;;&quot;&quot;;[.AX20]*[.$C$59])">
            <text:p/>
          </table:table-cell>
          <table:table-cell table:style-name="ce1" table:formula="of:=IF([.AY20]=&quot;&quot;;&quot;&quot;;[.AY20]*[.$C$59])">
            <text:p/>
          </table:table-cell>
          <table:table-cell table:style-name="ce1" table:formula="of:=IF([.AZ20]=&quot;&quot;;&quot;&quot;;[.AZ20]*[.$C$59])">
            <text:p/>
          </table:table-cell>
          <table:table-cell table:style-name="ce1" table:formula="of:=IF([.BA20]=&quot;&quot;;&quot;&quot;;[.BA20]*[.$C$59])">
            <text:p/>
          </table:table-cell>
          <table:table-cell table:style-name="ce1" table:formula="of:=IF([.BB20]=&quot;&quot;;&quot;&quot;;[.BB20]*[.$C$59])">
            <text:p/>
          </table:table-cell>
          <table:table-cell table:style-name="ce1" table:formula="of:=IF([.BC20]=&quot;&quot;;&quot;&quot;;[.BC20]*[.$C$59])">
            <text:p/>
          </table:table-cell>
          <table:table-cell table:style-name="ce1" table:formula="of:=IF([.BD20]=&quot;&quot;;&quot;&quot;;[.BD20]*[.$C$59])">
            <text:p/>
          </table:table-cell>
          <table:table-cell table:style-name="ce1" table:formula="of:=IF([.BE20]=&quot;&quot;;&quot;&quot;;[.BE20]*[.$C$59])">
            <text:p/>
          </table:table-cell>
          <table:table-cell table:style-name="ce1" table:formula="of:=IF([.BF20]=&quot;&quot;;&quot;&quot;;[.BF20]*[.$C$59])">
            <text:p/>
          </table:table-cell>
          <table:table-cell table:style-name="ce1" table:formula="of:=IF([.BG20]=&quot;&quot;;&quot;&quot;;[.BG20]*[.$C$59])">
            <text:p/>
          </table:table-cell>
          <table:table-cell table:style-name="ce1" table:formula="of:=IF([.BH20]=&quot;&quot;;&quot;&quot;;[.BH20]*[.$C$59])">
            <text:p/>
          </table:table-cell>
          <table:table-cell table:style-name="ce1" table:formula="of:=IF([.BI20]=&quot;&quot;;&quot;&quot;;[.BI20]*[.$C$59])">
            <text:p/>
          </table:table-cell>
          <table:table-cell table:style-name="ce1" table:formula="of:=IF([.BJ20]=&quot;&quot;;&quot;&quot;;[.BJ20]*[.$C$59])">
            <text:p/>
          </table:table-cell>
          <table:table-cell table:style-name="ce1" table:formula="of:=IF([.BK20]=&quot;&quot;;&quot;&quot;;[.BK20]*[.$C$59])">
            <text:p/>
          </table:table-cell>
          <table:table-cell table:style-name="ce1" table:formula="of:=IF([.BL20]=&quot;&quot;;&quot;&quot;;[.BL20]*[.$C$59])">
            <text:p/>
          </table:table-cell>
          <table:table-cell table:style-name="ce1" table:formula="of:=IF([.BM20]=&quot;&quot;;&quot;&quot;;[.BM20]*[.$C$59])">
            <text:p/>
          </table:table-cell>
          <table:table-cell table:style-name="ce1" table:formula="of:=IF([.BN20]=&quot;&quot;;&quot;&quot;;[.BN20]*[.$C$59])">
            <text:p/>
          </table:table-cell>
          <table:table-cell table:style-name="ce1" table:formula="of:=IF([.BO20]=&quot;&quot;;&quot;&quot;;[.BO20]*[.$C$59])">
            <text:p/>
          </table:table-cell>
          <table:table-cell table:style-name="ce1" table:formula="of:=IF([.BP20]=&quot;&quot;;&quot;&quot;;[.BP20]*[.$C$59])">
            <text:p/>
          </table:table-cell>
          <table:table-cell table:style-name="ce1" table:formula="of:=IF([.BQ20]=&quot;&quot;;&quot;&quot;;[.BQ20]*[.$C$59])">
            <text:p/>
          </table:table-cell>
          <table:table-cell table:style-name="ce1" table:formula="of:=IF([.BR20]=&quot;&quot;;&quot;&quot;;[.BR20]*[.$C$59])">
            <text:p/>
          </table:table-cell>
          <table:table-cell table:style-name="ce1" table:formula="of:=IF([.BS20]=&quot;&quot;;&quot;&quot;;[.BS20]*[.$C$59])">
            <text:p/>
          </table:table-cell>
          <table:table-cell table:style-name="ce1" table:formula="of:=IF([.BT20]=&quot;&quot;;&quot;&quot;;[.BT20]*[.$C$59])">
            <text:p/>
          </table:table-cell>
          <table:table-cell table:style-name="ce1" table:formula="of:=IF([.BU20]=&quot;&quot;;&quot;&quot;;[.BU20]*[.$C$59])">
            <text:p/>
          </table:table-cell>
          <table:table-cell table:style-name="ce1" table:formula="of:=IF([.BV20]=&quot;&quot;;&quot;&quot;;[.BV20]*[.$C$59])">
            <text:p/>
          </table:table-cell>
          <table:table-cell table:style-name="ce1" table:formula="of:=IF([.BW20]=&quot;&quot;;&quot;&quot;;[.BW20]*[.$C$59])">
            <text:p/>
          </table:table-cell>
          <table:table-cell table:style-name="ce1" table:formula="of:=IF([.BX20]=&quot;&quot;;&quot;&quot;;[.BX20]*[.$C$59])">
            <text:p/>
          </table:table-cell>
          <table:table-cell table:style-name="ce1" table:formula="of:=IF([.BY20]=&quot;&quot;;&quot;&quot;;[.BY20]*[.$C$59])">
            <text:p/>
          </table:table-cell>
          <table:table-cell table:style-name="ce1" table:formula="of:=IF([.BZ20]=&quot;&quot;;&quot;&quot;;[.BZ20]*[.$C$59])">
            <text:p/>
          </table:table-cell>
          <table:table-cell table:style-name="ce1" table:formula="of:=IF([.CA20]=&quot;&quot;;&quot;&quot;;[.CA20]*[.$C$59])">
            <text:p/>
          </table:table-cell>
          <table:table-cell table:style-name="ce1" table:formula="of:=IF([.CB20]=&quot;&quot;;&quot;&quot;;[.CB20]*[.$C$59])">
            <text:p/>
          </table:table-cell>
          <table:table-cell table:style-name="ce1" table:formula="of:=IF([.CC20]=&quot;&quot;;&quot;&quot;;[.CC20]*[.$C$59])">
            <text:p/>
          </table:table-cell>
          <table:table-cell table:style-name="ce1" table:formula="of:=IF([.CD20]=&quot;&quot;;&quot;&quot;;[.CD20]*[.$C$59])">
            <text:p/>
          </table:table-cell>
          <table:table-cell table:style-name="ce1" table:formula="of:=IF([.CE20]=&quot;&quot;;&quot;&quot;;[.CE20]*[.$C$59])">
            <text:p/>
          </table:table-cell>
          <table:table-cell table:style-name="ce1" table:formula="of:=IF([.CF20]=&quot;&quot;;&quot;&quot;;[.CF20]*[.$C$59])">
            <text:p/>
          </table:table-cell>
          <table:table-cell table:style-name="ce1" table:formula="of:=IF([.CG20]=&quot;&quot;;&quot;&quot;;[.CG20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1]=&quot;&quot;;&quot;&quot;;[.D21]*[.$C$59])" office:value-type="float" office:value="955.2414">
            <text:p>955.2414</text:p>
          </table:table-cell>
          <table:table-cell table:style-name="ce1" table:formula="of:=IF([.E21]=&quot;&quot;;&quot;&quot;;[.E21]*[.$C$59])" office:value-type="float" office:value="346.18221">
            <text:p>346.18221</text:p>
          </table:table-cell>
          <table:table-cell table:style-name="ce1" table:formula="of:=IF([.F21]=&quot;&quot;;&quot;&quot;;[.F21]*[.$C$59])" office:value-type="float" office:value="-0.62647">
            <text:p>-0.62647</text:p>
          </table:table-cell>
          <table:table-cell table:style-name="ce1" table:formula="of:=IF([.G21]=&quot;&quot;;&quot;&quot;;[.G21]*[.$C$59])" office:value-type="float" office:value="41.17985">
            <text:p>41.17985</text:p>
          </table:table-cell>
          <table:table-cell table:style-name="ce1" table:formula="of:=IF([.H21]=&quot;&quot;;&quot;&quot;;[.H21]*[.$C$59])" office:value-type="float" office:value="-246.6743">
            <text:p>-246.6743</text:p>
          </table:table-cell>
          <table:table-cell table:style-name="ce1" table:formula="of:=IF([.I21]=&quot;&quot;;&quot;&quot;;[.I21]*[.$C$59])" office:value-type="float" office:value="1.28045">
            <text:p>1.28045</text:p>
          </table:table-cell>
          <table:table-cell table:style-name="ce1" table:formula="of:=IF([.J21]=&quot;&quot;;&quot;&quot;;[.J21]*[.$C$59])" office:value-type="float" office:value="-105.0602">
            <text:p>-105.0602</text:p>
          </table:table-cell>
          <table:table-cell table:style-name="ce1" table:formula="of:=IF([.K21]=&quot;&quot;;&quot;&quot;;[.K21]*[.$C$59])" office:value-type="float" office:value="-7.64614">
            <text:p>-7.64614</text:p>
          </table:table-cell>
          <table:table-cell table:style-name="ce1" table:formula="of:=IF([.L21]=&quot;&quot;;&quot;&quot;;[.L21]*[.$C$59])" office:value-type="float" office:value="0.0962">
            <text:p>0.0962</text:p>
          </table:table-cell>
          <table:table-cell table:style-name="ce1" table:formula="of:=IF([.M21]=&quot;&quot;;&quot;&quot;;[.M21]*[.$C$59])" office:value-type="float" office:value="-33.86738">
            <text:p>-33.86738</text:p>
          </table:table-cell>
          <table:table-cell table:style-name="ce1" table:formula="of:=IF([.N21]=&quot;&quot;;&quot;&quot;;[.N21]*[.$C$59])" office:value-type="float" office:value="101.33235">
            <text:p>101.33235</text:p>
          </table:table-cell>
          <table:table-cell table:style-name="ce1" table:formula="of:=IF([.O21]=&quot;&quot;;&quot;&quot;;[.O21]*[.$C$59])" office:value-type="float" office:value="-0.33701">
            <text:p>-0.33701</text:p>
          </table:table-cell>
          <table:table-cell table:style-name="ce1" table:formula="of:=IF([.P21]=&quot;&quot;;&quot;&quot;;[.P21]*[.$C$59])">
            <text:p/>
          </table:table-cell>
          <table:table-cell table:style-name="ce1" table:formula="of:=IF([.Q21]=&quot;&quot;;&quot;&quot;;[.Q21]*[.$C$59])">
            <text:p/>
          </table:table-cell>
          <table:table-cell table:style-name="ce1" table:formula="of:=IF([.R21]=&quot;&quot;;&quot;&quot;;[.R21]*[.$C$59])">
            <text:p/>
          </table:table-cell>
          <table:table-cell table:style-name="ce1" table:formula="of:=IF([.S21]=&quot;&quot;;&quot;&quot;;[.S21]*[.$C$59])">
            <text:p/>
          </table:table-cell>
          <table:table-cell table:style-name="ce1" table:formula="of:=IF([.T21]=&quot;&quot;;&quot;&quot;;[.T21]*[.$C$59])">
            <text:p/>
          </table:table-cell>
          <table:table-cell table:style-name="ce1" table:formula="of:=IF([.U21]=&quot;&quot;;&quot;&quot;;[.U21]*[.$C$59])">
            <text:p/>
          </table:table-cell>
          <table:table-cell table:style-name="ce1" table:formula="of:=IF([.V21]=&quot;&quot;;&quot;&quot;;[.V21]*[.$C$59])">
            <text:p/>
          </table:table-cell>
          <table:table-cell table:style-name="ce1" table:formula="of:=IF([.W21]=&quot;&quot;;&quot;&quot;;[.W21]*[.$C$59])">
            <text:p/>
          </table:table-cell>
          <table:table-cell table:style-name="ce1" table:formula="of:=IF([.X21]=&quot;&quot;;&quot;&quot;;[.X21]*[.$C$59])">
            <text:p/>
          </table:table-cell>
          <table:table-cell table:style-name="ce1" table:formula="of:=IF([.Y21]=&quot;&quot;;&quot;&quot;;[.Y21]*[.$C$59])">
            <text:p/>
          </table:table-cell>
          <table:table-cell table:style-name="ce1" table:formula="of:=IF([.Z21]=&quot;&quot;;&quot;&quot;;[.Z21]*[.$C$59])">
            <text:p/>
          </table:table-cell>
          <table:table-cell table:style-name="ce1" table:formula="of:=IF([.AA21]=&quot;&quot;;&quot;&quot;;[.AA21]*[.$C$59])">
            <text:p/>
          </table:table-cell>
          <table:table-cell table:style-name="ce1" table:formula="of:=IF([.AB21]=&quot;&quot;;&quot;&quot;;[.AB21]*[.$C$59])">
            <text:p/>
          </table:table-cell>
          <table:table-cell table:style-name="ce1" table:formula="of:=IF([.AC21]=&quot;&quot;;&quot;&quot;;[.AC21]*[.$C$59])">
            <text:p/>
          </table:table-cell>
          <table:table-cell table:style-name="ce1" table:formula="of:=IF([.AD21]=&quot;&quot;;&quot;&quot;;[.AD21]*[.$C$59])">
            <text:p/>
          </table:table-cell>
          <table:table-cell table:style-name="ce1" table:formula="of:=IF([.AE21]=&quot;&quot;;&quot;&quot;;[.AE21]*[.$C$59])">
            <text:p/>
          </table:table-cell>
          <table:table-cell table:style-name="ce1" table:formula="of:=IF([.AF21]=&quot;&quot;;&quot;&quot;;[.AF21]*[.$C$59])">
            <text:p/>
          </table:table-cell>
          <table:table-cell table:style-name="ce1" table:formula="of:=IF([.AG21]=&quot;&quot;;&quot;&quot;;[.AG21]*[.$C$59])">
            <text:p/>
          </table:table-cell>
          <table:table-cell table:style-name="ce1" table:formula="of:=IF([.AH21]=&quot;&quot;;&quot;&quot;;[.AH21]*[.$C$59])">
            <text:p/>
          </table:table-cell>
          <table:table-cell table:style-name="ce1" table:formula="of:=IF([.AI21]=&quot;&quot;;&quot;&quot;;[.AI21]*[.$C$59])">
            <text:p/>
          </table:table-cell>
          <table:table-cell table:style-name="ce1" table:formula="of:=IF([.AJ21]=&quot;&quot;;&quot;&quot;;[.AJ21]*[.$C$59])">
            <text:p/>
          </table:table-cell>
          <table:table-cell table:style-name="ce1" table:formula="of:=IF([.AK21]=&quot;&quot;;&quot;&quot;;[.AK21]*[.$C$59])">
            <text:p/>
          </table:table-cell>
          <table:table-cell table:style-name="ce1" table:formula="of:=IF([.AL21]=&quot;&quot;;&quot;&quot;;[.AL21]*[.$C$59])">
            <text:p/>
          </table:table-cell>
          <table:table-cell table:style-name="ce1" table:formula="of:=IF([.AM21]=&quot;&quot;;&quot;&quot;;[.AM21]*[.$C$59])">
            <text:p/>
          </table:table-cell>
          <table:table-cell table:style-name="ce1" table:formula="of:=IF([.AN21]=&quot;&quot;;&quot;&quot;;[.AN21]*[.$C$59])">
            <text:p/>
          </table:table-cell>
          <table:table-cell table:style-name="ce1" table:formula="of:=IF([.AO21]=&quot;&quot;;&quot;&quot;;[.AO21]*[.$C$59])">
            <text:p/>
          </table:table-cell>
          <table:table-cell table:style-name="ce1" table:formula="of:=IF([.AP21]=&quot;&quot;;&quot;&quot;;[.AP21]*[.$C$59])">
            <text:p/>
          </table:table-cell>
          <table:table-cell table:style-name="ce1" table:formula="of:=IF([.AQ21]=&quot;&quot;;&quot;&quot;;[.AQ21]*[.$C$59])">
            <text:p/>
          </table:table-cell>
          <table:table-cell table:style-name="ce1" table:formula="of:=IF([.AR21]=&quot;&quot;;&quot;&quot;;[.AR21]*[.$C$59])">
            <text:p/>
          </table:table-cell>
          <table:table-cell table:style-name="ce1" table:formula="of:=IF([.AS21]=&quot;&quot;;&quot;&quot;;[.AS21]*[.$C$59])">
            <text:p/>
          </table:table-cell>
          <table:table-cell table:style-name="ce1" table:formula="of:=IF([.AT21]=&quot;&quot;;&quot;&quot;;[.AT21]*[.$C$59])">
            <text:p/>
          </table:table-cell>
          <table:table-cell table:style-name="ce1" table:formula="of:=IF([.AU21]=&quot;&quot;;&quot;&quot;;[.AU21]*[.$C$59])">
            <text:p/>
          </table:table-cell>
          <table:table-cell table:style-name="ce1" table:formula="of:=IF([.AV21]=&quot;&quot;;&quot;&quot;;[.AV21]*[.$C$59])">
            <text:p/>
          </table:table-cell>
          <table:table-cell table:style-name="ce1" table:formula="of:=IF([.AW21]=&quot;&quot;;&quot;&quot;;[.AW21]*[.$C$59])">
            <text:p/>
          </table:table-cell>
          <table:table-cell table:style-name="ce1" table:formula="of:=IF([.AX21]=&quot;&quot;;&quot;&quot;;[.AX21]*[.$C$59])">
            <text:p/>
          </table:table-cell>
          <table:table-cell table:style-name="ce1" table:formula="of:=IF([.AY21]=&quot;&quot;;&quot;&quot;;[.AY21]*[.$C$59])">
            <text:p/>
          </table:table-cell>
          <table:table-cell table:style-name="ce1" table:formula="of:=IF([.AZ21]=&quot;&quot;;&quot;&quot;;[.AZ21]*[.$C$59])">
            <text:p/>
          </table:table-cell>
          <table:table-cell table:style-name="ce1" table:formula="of:=IF([.BA21]=&quot;&quot;;&quot;&quot;;[.BA21]*[.$C$59])">
            <text:p/>
          </table:table-cell>
          <table:table-cell table:style-name="ce1" table:formula="of:=IF([.BB21]=&quot;&quot;;&quot;&quot;;[.BB21]*[.$C$59])">
            <text:p/>
          </table:table-cell>
          <table:table-cell table:style-name="ce1" table:formula="of:=IF([.BC21]=&quot;&quot;;&quot;&quot;;[.BC21]*[.$C$59])">
            <text:p/>
          </table:table-cell>
          <table:table-cell table:style-name="ce1" table:formula="of:=IF([.BD21]=&quot;&quot;;&quot;&quot;;[.BD21]*[.$C$59])">
            <text:p/>
          </table:table-cell>
          <table:table-cell table:style-name="ce1" table:formula="of:=IF([.BE21]=&quot;&quot;;&quot;&quot;;[.BE21]*[.$C$59])">
            <text:p/>
          </table:table-cell>
          <table:table-cell table:style-name="ce1" table:formula="of:=IF([.BF21]=&quot;&quot;;&quot;&quot;;[.BF21]*[.$C$59])">
            <text:p/>
          </table:table-cell>
          <table:table-cell table:style-name="ce1" table:formula="of:=IF([.BG21]=&quot;&quot;;&quot;&quot;;[.BG21]*[.$C$59])">
            <text:p/>
          </table:table-cell>
          <table:table-cell table:style-name="ce1" table:formula="of:=IF([.BH21]=&quot;&quot;;&quot;&quot;;[.BH21]*[.$C$59])">
            <text:p/>
          </table:table-cell>
          <table:table-cell table:style-name="ce1" table:formula="of:=IF([.BI21]=&quot;&quot;;&quot;&quot;;[.BI21]*[.$C$59])">
            <text:p/>
          </table:table-cell>
          <table:table-cell table:style-name="ce1" table:formula="of:=IF([.BJ21]=&quot;&quot;;&quot;&quot;;[.BJ21]*[.$C$59])">
            <text:p/>
          </table:table-cell>
          <table:table-cell table:style-name="ce1" table:formula="of:=IF([.BK21]=&quot;&quot;;&quot;&quot;;[.BK21]*[.$C$59])">
            <text:p/>
          </table:table-cell>
          <table:table-cell table:style-name="ce1" table:formula="of:=IF([.BL21]=&quot;&quot;;&quot;&quot;;[.BL21]*[.$C$59])">
            <text:p/>
          </table:table-cell>
          <table:table-cell table:style-name="ce1" table:formula="of:=IF([.BM21]=&quot;&quot;;&quot;&quot;;[.BM21]*[.$C$59])">
            <text:p/>
          </table:table-cell>
          <table:table-cell table:style-name="ce1" table:formula="of:=IF([.BN21]=&quot;&quot;;&quot;&quot;;[.BN21]*[.$C$59])">
            <text:p/>
          </table:table-cell>
          <table:table-cell table:style-name="ce1" table:formula="of:=IF([.BO21]=&quot;&quot;;&quot;&quot;;[.BO21]*[.$C$59])">
            <text:p/>
          </table:table-cell>
          <table:table-cell table:style-name="ce1" table:formula="of:=IF([.BP21]=&quot;&quot;;&quot;&quot;;[.BP21]*[.$C$59])">
            <text:p/>
          </table:table-cell>
          <table:table-cell table:style-name="ce1" table:formula="of:=IF([.BQ21]=&quot;&quot;;&quot;&quot;;[.BQ21]*[.$C$59])">
            <text:p/>
          </table:table-cell>
          <table:table-cell table:style-name="ce1" table:formula="of:=IF([.BR21]=&quot;&quot;;&quot;&quot;;[.BR21]*[.$C$59])">
            <text:p/>
          </table:table-cell>
          <table:table-cell table:style-name="ce1" table:formula="of:=IF([.BS21]=&quot;&quot;;&quot;&quot;;[.BS21]*[.$C$59])">
            <text:p/>
          </table:table-cell>
          <table:table-cell table:style-name="ce1" table:formula="of:=IF([.BT21]=&quot;&quot;;&quot;&quot;;[.BT21]*[.$C$59])">
            <text:p/>
          </table:table-cell>
          <table:table-cell table:style-name="ce1" table:formula="of:=IF([.BU21]=&quot;&quot;;&quot;&quot;;[.BU21]*[.$C$59])">
            <text:p/>
          </table:table-cell>
          <table:table-cell table:style-name="ce1" table:formula="of:=IF([.BV21]=&quot;&quot;;&quot;&quot;;[.BV21]*[.$C$59])">
            <text:p/>
          </table:table-cell>
          <table:table-cell table:style-name="ce1" table:formula="of:=IF([.BW21]=&quot;&quot;;&quot;&quot;;[.BW21]*[.$C$59])">
            <text:p/>
          </table:table-cell>
          <table:table-cell table:style-name="ce1" table:formula="of:=IF([.BX21]=&quot;&quot;;&quot;&quot;;[.BX21]*[.$C$59])">
            <text:p/>
          </table:table-cell>
          <table:table-cell table:style-name="ce1" table:formula="of:=IF([.BY21]=&quot;&quot;;&quot;&quot;;[.BY21]*[.$C$59])">
            <text:p/>
          </table:table-cell>
          <table:table-cell table:style-name="ce1" table:formula="of:=IF([.BZ21]=&quot;&quot;;&quot;&quot;;[.BZ21]*[.$C$59])">
            <text:p/>
          </table:table-cell>
          <table:table-cell table:style-name="ce1" table:formula="of:=IF([.CA21]=&quot;&quot;;&quot;&quot;;[.CA21]*[.$C$59])">
            <text:p/>
          </table:table-cell>
          <table:table-cell table:style-name="ce1" table:formula="of:=IF([.CB21]=&quot;&quot;;&quot;&quot;;[.CB21]*[.$C$59])">
            <text:p/>
          </table:table-cell>
          <table:table-cell table:style-name="ce1" table:formula="of:=IF([.CC21]=&quot;&quot;;&quot;&quot;;[.CC21]*[.$C$59])">
            <text:p/>
          </table:table-cell>
          <table:table-cell table:style-name="ce1" table:formula="of:=IF([.CD21]=&quot;&quot;;&quot;&quot;;[.CD21]*[.$C$59])">
            <text:p/>
          </table:table-cell>
          <table:table-cell table:style-name="ce1" table:formula="of:=IF([.CE21]=&quot;&quot;;&quot;&quot;;[.CE21]*[.$C$59])">
            <text:p/>
          </table:table-cell>
          <table:table-cell table:style-name="ce1" table:formula="of:=IF([.CF21]=&quot;&quot;;&quot;&quot;;[.CF21]*[.$C$59])">
            <text:p/>
          </table:table-cell>
          <table:table-cell table:style-name="ce1" table:formula="of:=IF([.CG21]=&quot;&quot;;&quot;&quot;;[.CG21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2]=&quot;&quot;;&quot;&quot;;[.D22]*[.$C$59])">
            <text:p/>
          </table:table-cell>
          <table:table-cell table:style-name="ce1" table:formula="of:=IF([.E22]=&quot;&quot;;&quot;&quot;;[.E22]*[.$C$59])">
            <text:p/>
          </table:table-cell>
          <table:table-cell table:style-name="ce1" table:formula="of:=IF([.F22]=&quot;&quot;;&quot;&quot;;[.F22]*[.$C$59])">
            <text:p/>
          </table:table-cell>
          <table:table-cell table:style-name="ce1" table:formula="of:=IF([.G22]=&quot;&quot;;&quot;&quot;;[.G22]*[.$C$59])">
            <text:p/>
          </table:table-cell>
          <table:table-cell table:style-name="ce1" table:formula="of:=IF([.H22]=&quot;&quot;;&quot;&quot;;[.H22]*[.$C$59])">
            <text:p/>
          </table:table-cell>
          <table:table-cell table:style-name="ce1" table:formula="of:=IF([.I22]=&quot;&quot;;&quot;&quot;;[.I22]*[.$C$59])">
            <text:p/>
          </table:table-cell>
          <table:table-cell table:style-name="ce1" table:formula="of:=IF([.J22]=&quot;&quot;;&quot;&quot;;[.J22]*[.$C$59])">
            <text:p/>
          </table:table-cell>
          <table:table-cell table:style-name="ce1" table:formula="of:=IF([.K22]=&quot;&quot;;&quot;&quot;;[.K22]*[.$C$59])">
            <text:p/>
          </table:table-cell>
          <table:table-cell table:style-name="ce1" table:formula="of:=IF([.L22]=&quot;&quot;;&quot;&quot;;[.L22]*[.$C$59])">
            <text:p/>
          </table:table-cell>
          <table:table-cell table:style-name="ce1" table:formula="of:=IF([.M22]=&quot;&quot;;&quot;&quot;;[.M22]*[.$C$59])">
            <text:p/>
          </table:table-cell>
          <table:table-cell table:style-name="ce1" table:formula="of:=IF([.N22]=&quot;&quot;;&quot;&quot;;[.N22]*[.$C$59])">
            <text:p/>
          </table:table-cell>
          <table:table-cell table:style-name="ce1" table:formula="of:=IF([.O22]=&quot;&quot;;&quot;&quot;;[.O22]*[.$C$59])">
            <text:p/>
          </table:table-cell>
          <table:table-cell table:style-name="ce1" table:formula="of:=IF([.P22]=&quot;&quot;;&quot;&quot;;[.P22]*[.$C$59])">
            <text:p/>
          </table:table-cell>
          <table:table-cell table:style-name="ce1" table:formula="of:=IF([.Q22]=&quot;&quot;;&quot;&quot;;[.Q22]*[.$C$59])">
            <text:p/>
          </table:table-cell>
          <table:table-cell table:style-name="ce1" table:formula="of:=IF([.R22]=&quot;&quot;;&quot;&quot;;[.R22]*[.$C$59])">
            <text:p/>
          </table:table-cell>
          <table:table-cell table:style-name="ce1" table:formula="of:=IF([.S22]=&quot;&quot;;&quot;&quot;;[.S22]*[.$C$59])">
            <text:p/>
          </table:table-cell>
          <table:table-cell table:style-name="ce1" table:formula="of:=IF([.T22]=&quot;&quot;;&quot;&quot;;[.T22]*[.$C$59])">
            <text:p/>
          </table:table-cell>
          <table:table-cell table:style-name="ce1" table:formula="of:=IF([.U22]=&quot;&quot;;&quot;&quot;;[.U22]*[.$C$59])">
            <text:p/>
          </table:table-cell>
          <table:table-cell table:style-name="ce1" table:formula="of:=IF([.V22]=&quot;&quot;;&quot;&quot;;[.V22]*[.$C$59])">
            <text:p/>
          </table:table-cell>
          <table:table-cell table:style-name="ce1" table:formula="of:=IF([.W22]=&quot;&quot;;&quot;&quot;;[.W22]*[.$C$59])">
            <text:p/>
          </table:table-cell>
          <table:table-cell table:style-name="ce1" table:formula="of:=IF([.X22]=&quot;&quot;;&quot;&quot;;[.X22]*[.$C$59])">
            <text:p/>
          </table:table-cell>
          <table:table-cell table:style-name="ce1" table:formula="of:=IF([.Y22]=&quot;&quot;;&quot;&quot;;[.Y22]*[.$C$59])">
            <text:p/>
          </table:table-cell>
          <table:table-cell table:style-name="ce1" table:formula="of:=IF([.Z22]=&quot;&quot;;&quot;&quot;;[.Z22]*[.$C$59])">
            <text:p/>
          </table:table-cell>
          <table:table-cell table:style-name="ce1" table:formula="of:=IF([.AA22]=&quot;&quot;;&quot;&quot;;[.AA22]*[.$C$59])">
            <text:p/>
          </table:table-cell>
          <table:table-cell table:style-name="ce1" table:formula="of:=IF([.AB22]=&quot;&quot;;&quot;&quot;;[.AB22]*[.$C$59])">
            <text:p/>
          </table:table-cell>
          <table:table-cell table:style-name="ce1" table:formula="of:=IF([.AC22]=&quot;&quot;;&quot;&quot;;[.AC22]*[.$C$59])">
            <text:p/>
          </table:table-cell>
          <table:table-cell table:style-name="ce1" table:formula="of:=IF([.AD22]=&quot;&quot;;&quot;&quot;;[.AD22]*[.$C$59])">
            <text:p/>
          </table:table-cell>
          <table:table-cell table:style-name="ce1" table:formula="of:=IF([.AE22]=&quot;&quot;;&quot;&quot;;[.AE22]*[.$C$59])">
            <text:p/>
          </table:table-cell>
          <table:table-cell table:style-name="ce1" table:formula="of:=IF([.AF22]=&quot;&quot;;&quot;&quot;;[.AF22]*[.$C$59])">
            <text:p/>
          </table:table-cell>
          <table:table-cell table:style-name="ce1" table:formula="of:=IF([.AG22]=&quot;&quot;;&quot;&quot;;[.AG22]*[.$C$59])">
            <text:p/>
          </table:table-cell>
          <table:table-cell table:style-name="ce1" table:formula="of:=IF([.AH22]=&quot;&quot;;&quot;&quot;;[.AH22]*[.$C$59])">
            <text:p/>
          </table:table-cell>
          <table:table-cell table:style-name="ce1" table:formula="of:=IF([.AI22]=&quot;&quot;;&quot;&quot;;[.AI22]*[.$C$59])">
            <text:p/>
          </table:table-cell>
          <table:table-cell table:style-name="ce1" table:formula="of:=IF([.AJ22]=&quot;&quot;;&quot;&quot;;[.AJ22]*[.$C$59])">
            <text:p/>
          </table:table-cell>
          <table:table-cell table:style-name="ce1" table:formula="of:=IF([.AK22]=&quot;&quot;;&quot;&quot;;[.AK22]*[.$C$59])">
            <text:p/>
          </table:table-cell>
          <table:table-cell table:style-name="ce1" table:formula="of:=IF([.AL22]=&quot;&quot;;&quot;&quot;;[.AL22]*[.$C$59])">
            <text:p/>
          </table:table-cell>
          <table:table-cell table:style-name="ce1" table:formula="of:=IF([.AM22]=&quot;&quot;;&quot;&quot;;[.AM22]*[.$C$59])">
            <text:p/>
          </table:table-cell>
          <table:table-cell table:style-name="ce1" table:formula="of:=IF([.AN22]=&quot;&quot;;&quot;&quot;;[.AN22]*[.$C$59])">
            <text:p/>
          </table:table-cell>
          <table:table-cell table:style-name="ce1" table:formula="of:=IF([.AO22]=&quot;&quot;;&quot;&quot;;[.AO22]*[.$C$59])">
            <text:p/>
          </table:table-cell>
          <table:table-cell table:style-name="ce1" table:formula="of:=IF([.AP22]=&quot;&quot;;&quot;&quot;;[.AP22]*[.$C$59])">
            <text:p/>
          </table:table-cell>
          <table:table-cell table:style-name="ce1" table:formula="of:=IF([.AQ22]=&quot;&quot;;&quot;&quot;;[.AQ22]*[.$C$59])">
            <text:p/>
          </table:table-cell>
          <table:table-cell table:style-name="ce1" table:formula="of:=IF([.AR22]=&quot;&quot;;&quot;&quot;;[.AR22]*[.$C$59])">
            <text:p/>
          </table:table-cell>
          <table:table-cell table:style-name="ce1" table:formula="of:=IF([.AS22]=&quot;&quot;;&quot;&quot;;[.AS22]*[.$C$59])">
            <text:p/>
          </table:table-cell>
          <table:table-cell table:style-name="ce1" table:formula="of:=IF([.AT22]=&quot;&quot;;&quot;&quot;;[.AT22]*[.$C$59])">
            <text:p/>
          </table:table-cell>
          <table:table-cell table:style-name="ce1" table:formula="of:=IF([.AU22]=&quot;&quot;;&quot;&quot;;[.AU22]*[.$C$59])">
            <text:p/>
          </table:table-cell>
          <table:table-cell table:style-name="ce1" table:formula="of:=IF([.AV22]=&quot;&quot;;&quot;&quot;;[.AV22]*[.$C$59])">
            <text:p/>
          </table:table-cell>
          <table:table-cell table:style-name="ce1" table:formula="of:=IF([.AW22]=&quot;&quot;;&quot;&quot;;[.AW22]*[.$C$59])">
            <text:p/>
          </table:table-cell>
          <table:table-cell table:style-name="ce1" table:formula="of:=IF([.AX22]=&quot;&quot;;&quot;&quot;;[.AX22]*[.$C$59])">
            <text:p/>
          </table:table-cell>
          <table:table-cell table:style-name="ce1" table:formula="of:=IF([.AY22]=&quot;&quot;;&quot;&quot;;[.AY22]*[.$C$59])">
            <text:p/>
          </table:table-cell>
          <table:table-cell table:style-name="ce1" table:formula="of:=IF([.AZ22]=&quot;&quot;;&quot;&quot;;[.AZ22]*[.$C$59])">
            <text:p/>
          </table:table-cell>
          <table:table-cell table:style-name="ce1" table:formula="of:=IF([.BA22]=&quot;&quot;;&quot;&quot;;[.BA22]*[.$C$59])">
            <text:p/>
          </table:table-cell>
          <table:table-cell table:style-name="ce1" table:formula="of:=IF([.BB22]=&quot;&quot;;&quot;&quot;;[.BB22]*[.$C$59])">
            <text:p/>
          </table:table-cell>
          <table:table-cell table:style-name="ce1" table:formula="of:=IF([.BC22]=&quot;&quot;;&quot;&quot;;[.BC22]*[.$C$59])">
            <text:p/>
          </table:table-cell>
          <table:table-cell table:style-name="ce1" table:formula="of:=IF([.BD22]=&quot;&quot;;&quot;&quot;;[.BD22]*[.$C$59])">
            <text:p/>
          </table:table-cell>
          <table:table-cell table:style-name="ce1" table:formula="of:=IF([.BE22]=&quot;&quot;;&quot;&quot;;[.BE22]*[.$C$59])">
            <text:p/>
          </table:table-cell>
          <table:table-cell table:style-name="ce1" table:formula="of:=IF([.BF22]=&quot;&quot;;&quot;&quot;;[.BF22]*[.$C$59])">
            <text:p/>
          </table:table-cell>
          <table:table-cell table:style-name="ce1" table:formula="of:=IF([.BG22]=&quot;&quot;;&quot;&quot;;[.BG22]*[.$C$59])">
            <text:p/>
          </table:table-cell>
          <table:table-cell table:style-name="ce1" table:formula="of:=IF([.BH22]=&quot;&quot;;&quot;&quot;;[.BH22]*[.$C$59])">
            <text:p/>
          </table:table-cell>
          <table:table-cell table:style-name="ce1" table:formula="of:=IF([.BI22]=&quot;&quot;;&quot;&quot;;[.BI22]*[.$C$59])">
            <text:p/>
          </table:table-cell>
          <table:table-cell table:style-name="ce1" table:formula="of:=IF([.BJ22]=&quot;&quot;;&quot;&quot;;[.BJ22]*[.$C$59])">
            <text:p/>
          </table:table-cell>
          <table:table-cell table:style-name="ce1" table:formula="of:=IF([.BK22]=&quot;&quot;;&quot;&quot;;[.BK22]*[.$C$59])">
            <text:p/>
          </table:table-cell>
          <table:table-cell table:style-name="ce1" table:formula="of:=IF([.BL22]=&quot;&quot;;&quot;&quot;;[.BL22]*[.$C$59])">
            <text:p/>
          </table:table-cell>
          <table:table-cell table:style-name="ce1" table:formula="of:=IF([.BM22]=&quot;&quot;;&quot;&quot;;[.BM22]*[.$C$59])">
            <text:p/>
          </table:table-cell>
          <table:table-cell table:style-name="ce1" table:formula="of:=IF([.BN22]=&quot;&quot;;&quot;&quot;;[.BN22]*[.$C$59])">
            <text:p/>
          </table:table-cell>
          <table:table-cell table:style-name="ce1" table:formula="of:=IF([.BO22]=&quot;&quot;;&quot;&quot;;[.BO22]*[.$C$59])">
            <text:p/>
          </table:table-cell>
          <table:table-cell table:style-name="ce1" table:formula="of:=IF([.BP22]=&quot;&quot;;&quot;&quot;;[.BP22]*[.$C$59])">
            <text:p/>
          </table:table-cell>
          <table:table-cell table:style-name="ce1" table:formula="of:=IF([.BQ22]=&quot;&quot;;&quot;&quot;;[.BQ22]*[.$C$59])">
            <text:p/>
          </table:table-cell>
          <table:table-cell table:style-name="ce1" table:formula="of:=IF([.BR22]=&quot;&quot;;&quot;&quot;;[.BR22]*[.$C$59])">
            <text:p/>
          </table:table-cell>
          <table:table-cell table:style-name="ce1" table:formula="of:=IF([.BS22]=&quot;&quot;;&quot;&quot;;[.BS22]*[.$C$59])">
            <text:p/>
          </table:table-cell>
          <table:table-cell table:style-name="ce1" table:formula="of:=IF([.BT22]=&quot;&quot;;&quot;&quot;;[.BT22]*[.$C$59])">
            <text:p/>
          </table:table-cell>
          <table:table-cell table:style-name="ce1" table:formula="of:=IF([.BU22]=&quot;&quot;;&quot;&quot;;[.BU22]*[.$C$59])">
            <text:p/>
          </table:table-cell>
          <table:table-cell table:style-name="ce1" table:formula="of:=IF([.BV22]=&quot;&quot;;&quot;&quot;;[.BV22]*[.$C$59])">
            <text:p/>
          </table:table-cell>
          <table:table-cell table:style-name="ce1" table:formula="of:=IF([.BW22]=&quot;&quot;;&quot;&quot;;[.BW22]*[.$C$59])">
            <text:p/>
          </table:table-cell>
          <table:table-cell table:style-name="ce1" table:formula="of:=IF([.BX22]=&quot;&quot;;&quot;&quot;;[.BX22]*[.$C$59])">
            <text:p/>
          </table:table-cell>
          <table:table-cell table:style-name="ce1" table:formula="of:=IF([.BY22]=&quot;&quot;;&quot;&quot;;[.BY22]*[.$C$59])">
            <text:p/>
          </table:table-cell>
          <table:table-cell table:style-name="ce1" table:formula="of:=IF([.BZ22]=&quot;&quot;;&quot;&quot;;[.BZ22]*[.$C$59])">
            <text:p/>
          </table:table-cell>
          <table:table-cell table:style-name="ce1" table:formula="of:=IF([.CA22]=&quot;&quot;;&quot;&quot;;[.CA22]*[.$C$59])">
            <text:p/>
          </table:table-cell>
          <table:table-cell table:style-name="ce1" table:formula="of:=IF([.CB22]=&quot;&quot;;&quot;&quot;;[.CB22]*[.$C$59])">
            <text:p/>
          </table:table-cell>
          <table:table-cell table:style-name="ce1" table:formula="of:=IF([.CC22]=&quot;&quot;;&quot;&quot;;[.CC22]*[.$C$59])">
            <text:p/>
          </table:table-cell>
          <table:table-cell table:style-name="ce1" table:formula="of:=IF([.CD22]=&quot;&quot;;&quot;&quot;;[.CD22]*[.$C$59])">
            <text:p/>
          </table:table-cell>
          <table:table-cell table:style-name="ce1" table:formula="of:=IF([.CE22]=&quot;&quot;;&quot;&quot;;[.CE22]*[.$C$59])">
            <text:p/>
          </table:table-cell>
          <table:table-cell table:style-name="ce1" table:formula="of:=IF([.CF22]=&quot;&quot;;&quot;&quot;;[.CF22]*[.$C$59])">
            <text:p/>
          </table:table-cell>
          <table:table-cell table:style-name="ce1" table:formula="of:=IF([.CG22]=&quot;&quot;;&quot;&quot;;[.CG22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3]=&quot;&quot;;&quot;&quot;;[.D23]*[.$C$59])">
            <text:p/>
          </table:table-cell>
          <table:table-cell table:style-name="ce1" table:formula="of:=IF([.E23]=&quot;&quot;;&quot;&quot;;[.E23]*[.$C$59])">
            <text:p/>
          </table:table-cell>
          <table:table-cell table:style-name="ce1" table:formula="of:=IF([.F23]=&quot;&quot;;&quot;&quot;;[.F23]*[.$C$59])">
            <text:p/>
          </table:table-cell>
          <table:table-cell table:style-name="ce1" table:formula="of:=IF([.G23]=&quot;&quot;;&quot;&quot;;[.G23]*[.$C$59])">
            <text:p/>
          </table:table-cell>
          <table:table-cell table:style-name="ce1" table:formula="of:=IF([.H23]=&quot;&quot;;&quot;&quot;;[.H23]*[.$C$59])">
            <text:p/>
          </table:table-cell>
          <table:table-cell table:style-name="ce1" table:formula="of:=IF([.I23]=&quot;&quot;;&quot;&quot;;[.I23]*[.$C$59])">
            <text:p/>
          </table:table-cell>
          <table:table-cell table:style-name="ce1" table:formula="of:=IF([.J23]=&quot;&quot;;&quot;&quot;;[.J23]*[.$C$59])">
            <text:p/>
          </table:table-cell>
          <table:table-cell table:style-name="ce1" table:formula="of:=IF([.K23]=&quot;&quot;;&quot;&quot;;[.K23]*[.$C$59])">
            <text:p/>
          </table:table-cell>
          <table:table-cell table:style-name="ce1" table:formula="of:=IF([.L23]=&quot;&quot;;&quot;&quot;;[.L23]*[.$C$59])">
            <text:p/>
          </table:table-cell>
          <table:table-cell table:style-name="ce1" table:formula="of:=IF([.M23]=&quot;&quot;;&quot;&quot;;[.M23]*[.$C$59])">
            <text:p/>
          </table:table-cell>
          <table:table-cell table:style-name="ce1" table:formula="of:=IF([.N23]=&quot;&quot;;&quot;&quot;;[.N23]*[.$C$59])">
            <text:p/>
          </table:table-cell>
          <table:table-cell table:style-name="ce1" table:formula="of:=IF([.O23]=&quot;&quot;;&quot;&quot;;[.O23]*[.$C$59])">
            <text:p/>
          </table:table-cell>
          <table:table-cell table:style-name="ce1" table:formula="of:=IF([.P23]=&quot;&quot;;&quot;&quot;;[.P23]*[.$C$59])">
            <text:p/>
          </table:table-cell>
          <table:table-cell table:style-name="ce1" table:formula="of:=IF([.Q23]=&quot;&quot;;&quot;&quot;;[.Q23]*[.$C$59])">
            <text:p/>
          </table:table-cell>
          <table:table-cell table:style-name="ce1" table:formula="of:=IF([.R23]=&quot;&quot;;&quot;&quot;;[.R23]*[.$C$59])">
            <text:p/>
          </table:table-cell>
          <table:table-cell table:style-name="ce1" table:formula="of:=IF([.S23]=&quot;&quot;;&quot;&quot;;[.S23]*[.$C$59])">
            <text:p/>
          </table:table-cell>
          <table:table-cell table:style-name="ce1" table:formula="of:=IF([.T23]=&quot;&quot;;&quot;&quot;;[.T23]*[.$C$59])">
            <text:p/>
          </table:table-cell>
          <table:table-cell table:style-name="ce1" table:formula="of:=IF([.U23]=&quot;&quot;;&quot;&quot;;[.U23]*[.$C$59])">
            <text:p/>
          </table:table-cell>
          <table:table-cell table:style-name="ce1" table:formula="of:=IF([.V23]=&quot;&quot;;&quot;&quot;;[.V23]*[.$C$59])">
            <text:p/>
          </table:table-cell>
          <table:table-cell table:style-name="ce1" table:formula="of:=IF([.W23]=&quot;&quot;;&quot;&quot;;[.W23]*[.$C$59])">
            <text:p/>
          </table:table-cell>
          <table:table-cell table:style-name="ce1" table:formula="of:=IF([.X23]=&quot;&quot;;&quot;&quot;;[.X23]*[.$C$59])">
            <text:p/>
          </table:table-cell>
          <table:table-cell table:style-name="ce1" table:formula="of:=IF([.Y23]=&quot;&quot;;&quot;&quot;;[.Y23]*[.$C$59])">
            <text:p/>
          </table:table-cell>
          <table:table-cell table:style-name="ce1" table:formula="of:=IF([.Z23]=&quot;&quot;;&quot;&quot;;[.Z23]*[.$C$59])">
            <text:p/>
          </table:table-cell>
          <table:table-cell table:style-name="ce1" table:formula="of:=IF([.AA23]=&quot;&quot;;&quot;&quot;;[.AA23]*[.$C$59])">
            <text:p/>
          </table:table-cell>
          <table:table-cell table:style-name="ce1" table:formula="of:=IF([.AB23]=&quot;&quot;;&quot;&quot;;[.AB23]*[.$C$59])">
            <text:p/>
          </table:table-cell>
          <table:table-cell table:style-name="ce1" table:formula="of:=IF([.AC23]=&quot;&quot;;&quot;&quot;;[.AC23]*[.$C$59])">
            <text:p/>
          </table:table-cell>
          <table:table-cell table:style-name="ce1" table:formula="of:=IF([.AD23]=&quot;&quot;;&quot;&quot;;[.AD23]*[.$C$59])">
            <text:p/>
          </table:table-cell>
          <table:table-cell table:style-name="ce1" table:formula="of:=IF([.AE23]=&quot;&quot;;&quot;&quot;;[.AE23]*[.$C$59])">
            <text:p/>
          </table:table-cell>
          <table:table-cell table:style-name="ce1" table:formula="of:=IF([.AF23]=&quot;&quot;;&quot;&quot;;[.AF23]*[.$C$59])">
            <text:p/>
          </table:table-cell>
          <table:table-cell table:style-name="ce1" table:formula="of:=IF([.AG23]=&quot;&quot;;&quot;&quot;;[.AG23]*[.$C$59])">
            <text:p/>
          </table:table-cell>
          <table:table-cell table:style-name="ce1" table:formula="of:=IF([.AH23]=&quot;&quot;;&quot;&quot;;[.AH23]*[.$C$59])">
            <text:p/>
          </table:table-cell>
          <table:table-cell table:style-name="ce1" table:formula="of:=IF([.AI23]=&quot;&quot;;&quot;&quot;;[.AI23]*[.$C$59])">
            <text:p/>
          </table:table-cell>
          <table:table-cell table:style-name="ce1" table:formula="of:=IF([.AJ23]=&quot;&quot;;&quot;&quot;;[.AJ23]*[.$C$59])">
            <text:p/>
          </table:table-cell>
          <table:table-cell table:style-name="ce1" table:formula="of:=IF([.AK23]=&quot;&quot;;&quot;&quot;;[.AK23]*[.$C$59])">
            <text:p/>
          </table:table-cell>
          <table:table-cell table:style-name="ce1" table:formula="of:=IF([.AL23]=&quot;&quot;;&quot;&quot;;[.AL23]*[.$C$59])">
            <text:p/>
          </table:table-cell>
          <table:table-cell table:style-name="ce1" table:formula="of:=IF([.AM23]=&quot;&quot;;&quot;&quot;;[.AM23]*[.$C$59])">
            <text:p/>
          </table:table-cell>
          <table:table-cell table:style-name="ce1" table:formula="of:=IF([.AN23]=&quot;&quot;;&quot;&quot;;[.AN23]*[.$C$59])">
            <text:p/>
          </table:table-cell>
          <table:table-cell table:style-name="ce1" table:formula="of:=IF([.AO23]=&quot;&quot;;&quot;&quot;;[.AO23]*[.$C$59])">
            <text:p/>
          </table:table-cell>
          <table:table-cell table:style-name="ce1" table:formula="of:=IF([.AP23]=&quot;&quot;;&quot;&quot;;[.AP23]*[.$C$59])">
            <text:p/>
          </table:table-cell>
          <table:table-cell table:style-name="ce1" table:formula="of:=IF([.AQ23]=&quot;&quot;;&quot;&quot;;[.AQ23]*[.$C$59])">
            <text:p/>
          </table:table-cell>
          <table:table-cell table:style-name="ce1" table:formula="of:=IF([.AR23]=&quot;&quot;;&quot;&quot;;[.AR23]*[.$C$59])">
            <text:p/>
          </table:table-cell>
          <table:table-cell table:style-name="ce1" table:formula="of:=IF([.AS23]=&quot;&quot;;&quot;&quot;;[.AS23]*[.$C$59])">
            <text:p/>
          </table:table-cell>
          <table:table-cell table:style-name="ce1" table:formula="of:=IF([.AT23]=&quot;&quot;;&quot;&quot;;[.AT23]*[.$C$59])">
            <text:p/>
          </table:table-cell>
          <table:table-cell table:style-name="ce1" table:formula="of:=IF([.AU23]=&quot;&quot;;&quot;&quot;;[.AU23]*[.$C$59])">
            <text:p/>
          </table:table-cell>
          <table:table-cell table:style-name="ce1" table:formula="of:=IF([.AV23]=&quot;&quot;;&quot;&quot;;[.AV23]*[.$C$59])">
            <text:p/>
          </table:table-cell>
          <table:table-cell table:style-name="ce1" table:formula="of:=IF([.AW23]=&quot;&quot;;&quot;&quot;;[.AW23]*[.$C$59])">
            <text:p/>
          </table:table-cell>
          <table:table-cell table:style-name="ce1" table:formula="of:=IF([.AX23]=&quot;&quot;;&quot;&quot;;[.AX23]*[.$C$59])">
            <text:p/>
          </table:table-cell>
          <table:table-cell table:style-name="ce1" table:formula="of:=IF([.AY23]=&quot;&quot;;&quot;&quot;;[.AY23]*[.$C$59])">
            <text:p/>
          </table:table-cell>
          <table:table-cell table:style-name="ce1" table:formula="of:=IF([.AZ23]=&quot;&quot;;&quot;&quot;;[.AZ23]*[.$C$59])">
            <text:p/>
          </table:table-cell>
          <table:table-cell table:style-name="ce1" table:formula="of:=IF([.BA23]=&quot;&quot;;&quot;&quot;;[.BA23]*[.$C$59])">
            <text:p/>
          </table:table-cell>
          <table:table-cell table:style-name="ce1" table:formula="of:=IF([.BB23]=&quot;&quot;;&quot;&quot;;[.BB23]*[.$C$59])">
            <text:p/>
          </table:table-cell>
          <table:table-cell table:style-name="ce1" table:formula="of:=IF([.BC23]=&quot;&quot;;&quot;&quot;;[.BC23]*[.$C$59])">
            <text:p/>
          </table:table-cell>
          <table:table-cell table:style-name="ce1" table:formula="of:=IF([.BD23]=&quot;&quot;;&quot;&quot;;[.BD23]*[.$C$59])">
            <text:p/>
          </table:table-cell>
          <table:table-cell table:style-name="ce1" table:formula="of:=IF([.BE23]=&quot;&quot;;&quot;&quot;;[.BE23]*[.$C$59])">
            <text:p/>
          </table:table-cell>
          <table:table-cell table:style-name="ce1" table:formula="of:=IF([.BF23]=&quot;&quot;;&quot;&quot;;[.BF23]*[.$C$59])">
            <text:p/>
          </table:table-cell>
          <table:table-cell table:style-name="ce1" table:formula="of:=IF([.BG23]=&quot;&quot;;&quot;&quot;;[.BG23]*[.$C$59])">
            <text:p/>
          </table:table-cell>
          <table:table-cell table:style-name="ce1" table:formula="of:=IF([.BH23]=&quot;&quot;;&quot;&quot;;[.BH23]*[.$C$59])">
            <text:p/>
          </table:table-cell>
          <table:table-cell table:style-name="ce1" table:formula="of:=IF([.BI23]=&quot;&quot;;&quot;&quot;;[.BI23]*[.$C$59])">
            <text:p/>
          </table:table-cell>
          <table:table-cell table:style-name="ce1" table:formula="of:=IF([.BJ23]=&quot;&quot;;&quot;&quot;;[.BJ23]*[.$C$59])">
            <text:p/>
          </table:table-cell>
          <table:table-cell table:style-name="ce1" table:formula="of:=IF([.BK23]=&quot;&quot;;&quot;&quot;;[.BK23]*[.$C$59])">
            <text:p/>
          </table:table-cell>
          <table:table-cell table:style-name="ce1" table:formula="of:=IF([.BL23]=&quot;&quot;;&quot;&quot;;[.BL23]*[.$C$59])">
            <text:p/>
          </table:table-cell>
          <table:table-cell table:style-name="ce1" table:formula="of:=IF([.BM23]=&quot;&quot;;&quot;&quot;;[.BM23]*[.$C$59])">
            <text:p/>
          </table:table-cell>
          <table:table-cell table:style-name="ce1" table:formula="of:=IF([.BN23]=&quot;&quot;;&quot;&quot;;[.BN23]*[.$C$59])">
            <text:p/>
          </table:table-cell>
          <table:table-cell table:style-name="ce1" table:formula="of:=IF([.BO23]=&quot;&quot;;&quot;&quot;;[.BO23]*[.$C$59])">
            <text:p/>
          </table:table-cell>
          <table:table-cell table:style-name="ce1" table:formula="of:=IF([.BP23]=&quot;&quot;;&quot;&quot;;[.BP23]*[.$C$59])">
            <text:p/>
          </table:table-cell>
          <table:table-cell table:style-name="ce1" table:formula="of:=IF([.BQ23]=&quot;&quot;;&quot;&quot;;[.BQ23]*[.$C$59])">
            <text:p/>
          </table:table-cell>
          <table:table-cell table:style-name="ce1" table:formula="of:=IF([.BR23]=&quot;&quot;;&quot;&quot;;[.BR23]*[.$C$59])">
            <text:p/>
          </table:table-cell>
          <table:table-cell table:style-name="ce1" table:formula="of:=IF([.BS23]=&quot;&quot;;&quot;&quot;;[.BS23]*[.$C$59])">
            <text:p/>
          </table:table-cell>
          <table:table-cell table:style-name="ce1" table:formula="of:=IF([.BT23]=&quot;&quot;;&quot;&quot;;[.BT23]*[.$C$59])">
            <text:p/>
          </table:table-cell>
          <table:table-cell table:style-name="ce1" table:formula="of:=IF([.BU23]=&quot;&quot;;&quot;&quot;;[.BU23]*[.$C$59])">
            <text:p/>
          </table:table-cell>
          <table:table-cell table:style-name="ce1" table:formula="of:=IF([.BV23]=&quot;&quot;;&quot;&quot;;[.BV23]*[.$C$59])">
            <text:p/>
          </table:table-cell>
          <table:table-cell table:style-name="ce1" table:formula="of:=IF([.BW23]=&quot;&quot;;&quot;&quot;;[.BW23]*[.$C$59])">
            <text:p/>
          </table:table-cell>
          <table:table-cell table:style-name="ce1" table:formula="of:=IF([.BX23]=&quot;&quot;;&quot;&quot;;[.BX23]*[.$C$59])">
            <text:p/>
          </table:table-cell>
          <table:table-cell table:style-name="ce1" table:formula="of:=IF([.BY23]=&quot;&quot;;&quot;&quot;;[.BY23]*[.$C$59])">
            <text:p/>
          </table:table-cell>
          <table:table-cell table:style-name="ce1" table:formula="of:=IF([.BZ23]=&quot;&quot;;&quot;&quot;;[.BZ23]*[.$C$59])">
            <text:p/>
          </table:table-cell>
          <table:table-cell table:style-name="ce1" table:formula="of:=IF([.CA23]=&quot;&quot;;&quot;&quot;;[.CA23]*[.$C$59])">
            <text:p/>
          </table:table-cell>
          <table:table-cell table:style-name="ce1" table:formula="of:=IF([.CB23]=&quot;&quot;;&quot;&quot;;[.CB23]*[.$C$59])">
            <text:p/>
          </table:table-cell>
          <table:table-cell table:style-name="ce1" table:formula="of:=IF([.CC23]=&quot;&quot;;&quot;&quot;;[.CC23]*[.$C$59])">
            <text:p/>
          </table:table-cell>
          <table:table-cell table:style-name="ce1" table:formula="of:=IF([.CD23]=&quot;&quot;;&quot;&quot;;[.CD23]*[.$C$59])">
            <text:p/>
          </table:table-cell>
          <table:table-cell table:style-name="ce1" table:formula="of:=IF([.CE23]=&quot;&quot;;&quot;&quot;;[.CE23]*[.$C$59])">
            <text:p/>
          </table:table-cell>
          <table:table-cell table:style-name="ce1" table:formula="of:=IF([.CF23]=&quot;&quot;;&quot;&quot;;[.CF23]*[.$C$59])">
            <text:p/>
          </table:table-cell>
          <table:table-cell table:style-name="ce1" table:formula="of:=IF([.CG23]=&quot;&quot;;&quot;&quot;;[.CG23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4]=&quot;&quot;;&quot;&quot;;[.D24]*[.$C$59])" office:value-type="float" office:value="1270.5726">
            <text:p>1270.5726</text:p>
          </table:table-cell>
          <table:table-cell table:style-name="ce1" table:formula="of:=IF([.E24]=&quot;&quot;;&quot;&quot;;[.E24]*[.$C$59])" office:value-type="float" office:value="583.67846">
            <text:p>583.67846</text:p>
          </table:table-cell>
          <table:table-cell table:style-name="ce1" table:formula="of:=IF([.F24]=&quot;&quot;;&quot;&quot;;[.F24]*[.$C$59])" office:value-type="float" office:value="0.213">
            <text:p>0.213</text:p>
          </table:table-cell>
          <table:table-cell table:style-name="ce1" table:formula="of:=IF([.G24]=&quot;&quot;;&quot;&quot;;[.G24]*[.$C$59])" office:value-type="float" office:value="-171.00843">
            <text:p>-171.00843</text:p>
          </table:table-cell>
          <table:table-cell table:style-name="ce1" table:formula="of:=IF([.H24]=&quot;&quot;;&quot;&quot;;[.H24]*[.$C$59])" office:value-type="float" office:value="-285.03927">
            <text:p>-285.03927</text:p>
          </table:table-cell>
          <table:table-cell table:style-name="ce1" table:formula="of:=IF([.I24]=&quot;&quot;;&quot;&quot;;[.I24]*[.$C$59])" office:value-type="float" office:value="6.27683">
            <text:p>6.27683</text:p>
          </table:table-cell>
          <table:table-cell table:style-name="ce1" table:formula="of:=IF([.J24]=&quot;&quot;;&quot;&quot;;[.J24]*[.$C$59])" office:value-type="float" office:value="0.065">
            <text:p>0.065</text:p>
          </table:table-cell>
          <table:table-cell table:style-name="ce1" table:formula="of:=IF([.K24]=&quot;&quot;;&quot;&quot;;[.K24]*[.$C$59])" office:value-type="float" office:value="185.43334">
            <text:p>185.43334</text:p>
          </table:table-cell>
          <table:table-cell table:style-name="ce1" table:formula="of:=IF([.L24]=&quot;&quot;;&quot;&quot;;[.L24]*[.$C$59])">
            <text:p/>
          </table:table-cell>
          <table:table-cell table:style-name="ce1" table:formula="of:=IF([.M24]=&quot;&quot;;&quot;&quot;;[.M24]*[.$C$59])">
            <text:p/>
          </table:table-cell>
          <table:table-cell table:style-name="ce1" table:formula="of:=IF([.N24]=&quot;&quot;;&quot;&quot;;[.N24]*[.$C$59])">
            <text:p/>
          </table:table-cell>
          <table:table-cell table:style-name="ce1" table:formula="of:=IF([.O24]=&quot;&quot;;&quot;&quot;;[.O24]*[.$C$59])">
            <text:p/>
          </table:table-cell>
          <table:table-cell table:style-name="ce1" table:formula="of:=IF([.P24]=&quot;&quot;;&quot;&quot;;[.P24]*[.$C$59])">
            <text:p/>
          </table:table-cell>
          <table:table-cell table:style-name="ce1" table:formula="of:=IF([.Q24]=&quot;&quot;;&quot;&quot;;[.Q24]*[.$C$59])">
            <text:p/>
          </table:table-cell>
          <table:table-cell table:style-name="ce1" table:formula="of:=IF([.R24]=&quot;&quot;;&quot;&quot;;[.R24]*[.$C$59])">
            <text:p/>
          </table:table-cell>
          <table:table-cell table:style-name="ce1" table:formula="of:=IF([.S24]=&quot;&quot;;&quot;&quot;;[.S24]*[.$C$59])">
            <text:p/>
          </table:table-cell>
          <table:table-cell table:style-name="ce1" table:formula="of:=IF([.T24]=&quot;&quot;;&quot;&quot;;[.T24]*[.$C$59])">
            <text:p/>
          </table:table-cell>
          <table:table-cell table:style-name="ce1" table:formula="of:=IF([.U24]=&quot;&quot;;&quot;&quot;;[.U24]*[.$C$59])">
            <text:p/>
          </table:table-cell>
          <table:table-cell table:style-name="ce1" table:formula="of:=IF([.V24]=&quot;&quot;;&quot;&quot;;[.V24]*[.$C$59])">
            <text:p/>
          </table:table-cell>
          <table:table-cell table:style-name="ce1" table:formula="of:=IF([.W24]=&quot;&quot;;&quot;&quot;;[.W24]*[.$C$59])">
            <text:p/>
          </table:table-cell>
          <table:table-cell table:style-name="ce1" table:formula="of:=IF([.X24]=&quot;&quot;;&quot;&quot;;[.X24]*[.$C$59])">
            <text:p/>
          </table:table-cell>
          <table:table-cell table:style-name="ce1" table:formula="of:=IF([.Y24]=&quot;&quot;;&quot;&quot;;[.Y24]*[.$C$59])">
            <text:p/>
          </table:table-cell>
          <table:table-cell table:style-name="ce1" table:formula="of:=IF([.Z24]=&quot;&quot;;&quot;&quot;;[.Z24]*[.$C$59])">
            <text:p/>
          </table:table-cell>
          <table:table-cell table:style-name="ce1" table:formula="of:=IF([.AA24]=&quot;&quot;;&quot;&quot;;[.AA24]*[.$C$59])">
            <text:p/>
          </table:table-cell>
          <table:table-cell table:style-name="ce1" table:formula="of:=IF([.AB24]=&quot;&quot;;&quot;&quot;;[.AB24]*[.$C$59])">
            <text:p/>
          </table:table-cell>
          <table:table-cell table:style-name="ce1" table:formula="of:=IF([.AC24]=&quot;&quot;;&quot;&quot;;[.AC24]*[.$C$59])">
            <text:p/>
          </table:table-cell>
          <table:table-cell table:style-name="ce1" table:formula="of:=IF([.AD24]=&quot;&quot;;&quot;&quot;;[.AD24]*[.$C$59])">
            <text:p/>
          </table:table-cell>
          <table:table-cell table:style-name="ce1" table:formula="of:=IF([.AE24]=&quot;&quot;;&quot;&quot;;[.AE24]*[.$C$59])">
            <text:p/>
          </table:table-cell>
          <table:table-cell table:style-name="ce1" table:formula="of:=IF([.AF24]=&quot;&quot;;&quot;&quot;;[.AF24]*[.$C$59])">
            <text:p/>
          </table:table-cell>
          <table:table-cell table:style-name="ce1" table:formula="of:=IF([.AG24]=&quot;&quot;;&quot;&quot;;[.AG24]*[.$C$59])">
            <text:p/>
          </table:table-cell>
          <table:table-cell table:style-name="ce1" table:formula="of:=IF([.AH24]=&quot;&quot;;&quot;&quot;;[.AH24]*[.$C$59])">
            <text:p/>
          </table:table-cell>
          <table:table-cell table:style-name="ce1" table:formula="of:=IF([.AI24]=&quot;&quot;;&quot;&quot;;[.AI24]*[.$C$59])">
            <text:p/>
          </table:table-cell>
          <table:table-cell table:style-name="ce1" table:formula="of:=IF([.AJ24]=&quot;&quot;;&quot;&quot;;[.AJ24]*[.$C$59])">
            <text:p/>
          </table:table-cell>
          <table:table-cell table:style-name="ce1" table:formula="of:=IF([.AK24]=&quot;&quot;;&quot;&quot;;[.AK24]*[.$C$59])">
            <text:p/>
          </table:table-cell>
          <table:table-cell table:style-name="ce1" table:formula="of:=IF([.AL24]=&quot;&quot;;&quot;&quot;;[.AL24]*[.$C$59])">
            <text:p/>
          </table:table-cell>
          <table:table-cell table:style-name="ce1" table:formula="of:=IF([.AM24]=&quot;&quot;;&quot;&quot;;[.AM24]*[.$C$59])">
            <text:p/>
          </table:table-cell>
          <table:table-cell table:style-name="ce1" table:formula="of:=IF([.AN24]=&quot;&quot;;&quot;&quot;;[.AN24]*[.$C$59])">
            <text:p/>
          </table:table-cell>
          <table:table-cell table:style-name="ce1" table:formula="of:=IF([.AO24]=&quot;&quot;;&quot;&quot;;[.AO24]*[.$C$59])">
            <text:p/>
          </table:table-cell>
          <table:table-cell table:style-name="ce1" table:formula="of:=IF([.AP24]=&quot;&quot;;&quot;&quot;;[.AP24]*[.$C$59])">
            <text:p/>
          </table:table-cell>
          <table:table-cell table:style-name="ce1" table:formula="of:=IF([.AQ24]=&quot;&quot;;&quot;&quot;;[.AQ24]*[.$C$59])">
            <text:p/>
          </table:table-cell>
          <table:table-cell table:style-name="ce1" table:formula="of:=IF([.AR24]=&quot;&quot;;&quot;&quot;;[.AR24]*[.$C$59])">
            <text:p/>
          </table:table-cell>
          <table:table-cell table:style-name="ce1" table:formula="of:=IF([.AS24]=&quot;&quot;;&quot;&quot;;[.AS24]*[.$C$59])">
            <text:p/>
          </table:table-cell>
          <table:table-cell table:style-name="ce1" table:formula="of:=IF([.AT24]=&quot;&quot;;&quot;&quot;;[.AT24]*[.$C$59])">
            <text:p/>
          </table:table-cell>
          <table:table-cell table:style-name="ce1" table:formula="of:=IF([.AU24]=&quot;&quot;;&quot;&quot;;[.AU24]*[.$C$59])">
            <text:p/>
          </table:table-cell>
          <table:table-cell table:style-name="ce1" table:formula="of:=IF([.AV24]=&quot;&quot;;&quot;&quot;;[.AV24]*[.$C$59])">
            <text:p/>
          </table:table-cell>
          <table:table-cell table:style-name="ce1" table:formula="of:=IF([.AW24]=&quot;&quot;;&quot;&quot;;[.AW24]*[.$C$59])">
            <text:p/>
          </table:table-cell>
          <table:table-cell table:style-name="ce1" table:formula="of:=IF([.AX24]=&quot;&quot;;&quot;&quot;;[.AX24]*[.$C$59])">
            <text:p/>
          </table:table-cell>
          <table:table-cell table:style-name="ce1" table:formula="of:=IF([.AY24]=&quot;&quot;;&quot;&quot;;[.AY24]*[.$C$59])">
            <text:p/>
          </table:table-cell>
          <table:table-cell table:style-name="ce1" table:formula="of:=IF([.AZ24]=&quot;&quot;;&quot;&quot;;[.AZ24]*[.$C$59])">
            <text:p/>
          </table:table-cell>
          <table:table-cell table:style-name="ce1" table:formula="of:=IF([.BA24]=&quot;&quot;;&quot;&quot;;[.BA24]*[.$C$59])">
            <text:p/>
          </table:table-cell>
          <table:table-cell table:style-name="ce1" table:formula="of:=IF([.BB24]=&quot;&quot;;&quot;&quot;;[.BB24]*[.$C$59])">
            <text:p/>
          </table:table-cell>
          <table:table-cell table:style-name="ce1" table:formula="of:=IF([.BC24]=&quot;&quot;;&quot;&quot;;[.BC24]*[.$C$59])">
            <text:p/>
          </table:table-cell>
          <table:table-cell table:style-name="ce1" table:formula="of:=IF([.BD24]=&quot;&quot;;&quot;&quot;;[.BD24]*[.$C$59])">
            <text:p/>
          </table:table-cell>
          <table:table-cell table:style-name="ce1" table:formula="of:=IF([.BE24]=&quot;&quot;;&quot;&quot;;[.BE24]*[.$C$59])">
            <text:p/>
          </table:table-cell>
          <table:table-cell table:style-name="ce1" table:formula="of:=IF([.BF24]=&quot;&quot;;&quot;&quot;;[.BF24]*[.$C$59])">
            <text:p/>
          </table:table-cell>
          <table:table-cell table:style-name="ce1" table:formula="of:=IF([.BG24]=&quot;&quot;;&quot;&quot;;[.BG24]*[.$C$59])">
            <text:p/>
          </table:table-cell>
          <table:table-cell table:style-name="ce1" table:formula="of:=IF([.BH24]=&quot;&quot;;&quot;&quot;;[.BH24]*[.$C$59])">
            <text:p/>
          </table:table-cell>
          <table:table-cell table:style-name="ce1" table:formula="of:=IF([.BI24]=&quot;&quot;;&quot;&quot;;[.BI24]*[.$C$59])">
            <text:p/>
          </table:table-cell>
          <table:table-cell table:style-name="ce1" table:formula="of:=IF([.BJ24]=&quot;&quot;;&quot;&quot;;[.BJ24]*[.$C$59])">
            <text:p/>
          </table:table-cell>
          <table:table-cell table:style-name="ce1" table:formula="of:=IF([.BK24]=&quot;&quot;;&quot;&quot;;[.BK24]*[.$C$59])">
            <text:p/>
          </table:table-cell>
          <table:table-cell table:style-name="ce1" table:formula="of:=IF([.BL24]=&quot;&quot;;&quot;&quot;;[.BL24]*[.$C$59])">
            <text:p/>
          </table:table-cell>
          <table:table-cell table:style-name="ce1" table:formula="of:=IF([.BM24]=&quot;&quot;;&quot;&quot;;[.BM24]*[.$C$59])">
            <text:p/>
          </table:table-cell>
          <table:table-cell table:style-name="ce1" table:formula="of:=IF([.BN24]=&quot;&quot;;&quot;&quot;;[.BN24]*[.$C$59])">
            <text:p/>
          </table:table-cell>
          <table:table-cell table:style-name="ce1" table:formula="of:=IF([.BO24]=&quot;&quot;;&quot;&quot;;[.BO24]*[.$C$59])">
            <text:p/>
          </table:table-cell>
          <table:table-cell table:style-name="ce1" table:formula="of:=IF([.BP24]=&quot;&quot;;&quot;&quot;;[.BP24]*[.$C$59])">
            <text:p/>
          </table:table-cell>
          <table:table-cell table:style-name="ce1" table:formula="of:=IF([.BQ24]=&quot;&quot;;&quot;&quot;;[.BQ24]*[.$C$59])">
            <text:p/>
          </table:table-cell>
          <table:table-cell table:style-name="ce1" table:formula="of:=IF([.BR24]=&quot;&quot;;&quot;&quot;;[.BR24]*[.$C$59])">
            <text:p/>
          </table:table-cell>
          <table:table-cell table:style-name="ce1" table:formula="of:=IF([.BS24]=&quot;&quot;;&quot;&quot;;[.BS24]*[.$C$59])">
            <text:p/>
          </table:table-cell>
          <table:table-cell table:style-name="ce1" table:formula="of:=IF([.BT24]=&quot;&quot;;&quot;&quot;;[.BT24]*[.$C$59])">
            <text:p/>
          </table:table-cell>
          <table:table-cell table:style-name="ce1" table:formula="of:=IF([.BU24]=&quot;&quot;;&quot;&quot;;[.BU24]*[.$C$59])">
            <text:p/>
          </table:table-cell>
          <table:table-cell table:style-name="ce1" table:formula="of:=IF([.BV24]=&quot;&quot;;&quot;&quot;;[.BV24]*[.$C$59])">
            <text:p/>
          </table:table-cell>
          <table:table-cell table:style-name="ce1" table:formula="of:=IF([.BW24]=&quot;&quot;;&quot;&quot;;[.BW24]*[.$C$59])">
            <text:p/>
          </table:table-cell>
          <table:table-cell table:style-name="ce1" table:formula="of:=IF([.BX24]=&quot;&quot;;&quot;&quot;;[.BX24]*[.$C$59])">
            <text:p/>
          </table:table-cell>
          <table:table-cell table:style-name="ce1" table:formula="of:=IF([.BY24]=&quot;&quot;;&quot;&quot;;[.BY24]*[.$C$59])">
            <text:p/>
          </table:table-cell>
          <table:table-cell table:style-name="ce1" table:formula="of:=IF([.BZ24]=&quot;&quot;;&quot;&quot;;[.BZ24]*[.$C$59])">
            <text:p/>
          </table:table-cell>
          <table:table-cell table:style-name="ce1" table:formula="of:=IF([.CA24]=&quot;&quot;;&quot;&quot;;[.CA24]*[.$C$59])">
            <text:p/>
          </table:table-cell>
          <table:table-cell table:style-name="ce1" table:formula="of:=IF([.CB24]=&quot;&quot;;&quot;&quot;;[.CB24]*[.$C$59])">
            <text:p/>
          </table:table-cell>
          <table:table-cell table:style-name="ce1" table:formula="of:=IF([.CC24]=&quot;&quot;;&quot;&quot;;[.CC24]*[.$C$59])">
            <text:p/>
          </table:table-cell>
          <table:table-cell table:style-name="ce1" table:formula="of:=IF([.CD24]=&quot;&quot;;&quot;&quot;;[.CD24]*[.$C$59])">
            <text:p/>
          </table:table-cell>
          <table:table-cell table:style-name="ce1" table:formula="of:=IF([.CE24]=&quot;&quot;;&quot;&quot;;[.CE24]*[.$C$59])">
            <text:p/>
          </table:table-cell>
          <table:table-cell table:style-name="ce1" table:formula="of:=IF([.CF24]=&quot;&quot;;&quot;&quot;;[.CF24]*[.$C$59])">
            <text:p/>
          </table:table-cell>
          <table:table-cell table:style-name="ce1" table:formula="of:=IF([.CG24]=&quot;&quot;;&quot;&quot;;[.CG24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5]=&quot;&quot;;&quot;&quot;;[.D25]*[.$C$59])">
            <text:p/>
          </table:table-cell>
          <table:table-cell table:style-name="ce1" table:formula="of:=IF([.E25]=&quot;&quot;;&quot;&quot;;[.E25]*[.$C$59])">
            <text:p/>
          </table:table-cell>
          <table:table-cell table:style-name="ce1" table:formula="of:=IF([.F25]=&quot;&quot;;&quot;&quot;;[.F25]*[.$C$59])">
            <text:p/>
          </table:table-cell>
          <table:table-cell table:style-name="ce1" table:formula="of:=IF([.G25]=&quot;&quot;;&quot;&quot;;[.G25]*[.$C$59])">
            <text:p/>
          </table:table-cell>
          <table:table-cell table:style-name="ce1" table:formula="of:=IF([.H25]=&quot;&quot;;&quot;&quot;;[.H25]*[.$C$59])">
            <text:p/>
          </table:table-cell>
          <table:table-cell table:style-name="ce1" table:formula="of:=IF([.I25]=&quot;&quot;;&quot;&quot;;[.I25]*[.$C$59])">
            <text:p/>
          </table:table-cell>
          <table:table-cell table:style-name="ce1" table:formula="of:=IF([.J25]=&quot;&quot;;&quot;&quot;;[.J25]*[.$C$59])">
            <text:p/>
          </table:table-cell>
          <table:table-cell table:style-name="ce1" table:formula="of:=IF([.K25]=&quot;&quot;;&quot;&quot;;[.K25]*[.$C$59])">
            <text:p/>
          </table:table-cell>
          <table:table-cell table:style-name="ce1" table:formula="of:=IF([.L25]=&quot;&quot;;&quot;&quot;;[.L25]*[.$C$59])">
            <text:p/>
          </table:table-cell>
          <table:table-cell table:style-name="ce1" table:formula="of:=IF([.M25]=&quot;&quot;;&quot;&quot;;[.M25]*[.$C$59])">
            <text:p/>
          </table:table-cell>
          <table:table-cell table:style-name="ce1" table:formula="of:=IF([.N25]=&quot;&quot;;&quot;&quot;;[.N25]*[.$C$59])">
            <text:p/>
          </table:table-cell>
          <table:table-cell table:style-name="ce1" table:formula="of:=IF([.O25]=&quot;&quot;;&quot;&quot;;[.O25]*[.$C$59])">
            <text:p/>
          </table:table-cell>
          <table:table-cell table:style-name="ce1" table:formula="of:=IF([.P25]=&quot;&quot;;&quot;&quot;;[.P25]*[.$C$59])">
            <text:p/>
          </table:table-cell>
          <table:table-cell table:style-name="ce1" table:formula="of:=IF([.Q25]=&quot;&quot;;&quot;&quot;;[.Q25]*[.$C$59])">
            <text:p/>
          </table:table-cell>
          <table:table-cell table:style-name="ce1" table:formula="of:=IF([.R25]=&quot;&quot;;&quot;&quot;;[.R25]*[.$C$59])">
            <text:p/>
          </table:table-cell>
          <table:table-cell table:style-name="ce1" table:formula="of:=IF([.S25]=&quot;&quot;;&quot;&quot;;[.S25]*[.$C$59])">
            <text:p/>
          </table:table-cell>
          <table:table-cell table:style-name="ce1" table:formula="of:=IF([.T25]=&quot;&quot;;&quot;&quot;;[.T25]*[.$C$59])">
            <text:p/>
          </table:table-cell>
          <table:table-cell table:style-name="ce1" table:formula="of:=IF([.U25]=&quot;&quot;;&quot;&quot;;[.U25]*[.$C$59])">
            <text:p/>
          </table:table-cell>
          <table:table-cell table:style-name="ce1" table:formula="of:=IF([.V25]=&quot;&quot;;&quot;&quot;;[.V25]*[.$C$59])">
            <text:p/>
          </table:table-cell>
          <table:table-cell table:style-name="ce1" table:formula="of:=IF([.W25]=&quot;&quot;;&quot;&quot;;[.W25]*[.$C$59])">
            <text:p/>
          </table:table-cell>
          <table:table-cell table:style-name="ce1" table:formula="of:=IF([.X25]=&quot;&quot;;&quot;&quot;;[.X25]*[.$C$59])">
            <text:p/>
          </table:table-cell>
          <table:table-cell table:style-name="ce1" table:formula="of:=IF([.Y25]=&quot;&quot;;&quot;&quot;;[.Y25]*[.$C$59])">
            <text:p/>
          </table:table-cell>
          <table:table-cell table:style-name="ce1" table:formula="of:=IF([.Z25]=&quot;&quot;;&quot;&quot;;[.Z25]*[.$C$59])">
            <text:p/>
          </table:table-cell>
          <table:table-cell table:style-name="ce1" table:formula="of:=IF([.AA25]=&quot;&quot;;&quot;&quot;;[.AA25]*[.$C$59])">
            <text:p/>
          </table:table-cell>
          <table:table-cell table:style-name="ce1" table:formula="of:=IF([.AB25]=&quot;&quot;;&quot;&quot;;[.AB25]*[.$C$59])">
            <text:p/>
          </table:table-cell>
          <table:table-cell table:style-name="ce1" table:formula="of:=IF([.AC25]=&quot;&quot;;&quot;&quot;;[.AC25]*[.$C$59])">
            <text:p/>
          </table:table-cell>
          <table:table-cell table:style-name="ce1" table:formula="of:=IF([.AD25]=&quot;&quot;;&quot;&quot;;[.AD25]*[.$C$59])">
            <text:p/>
          </table:table-cell>
          <table:table-cell table:style-name="ce1" table:formula="of:=IF([.AE25]=&quot;&quot;;&quot;&quot;;[.AE25]*[.$C$59])">
            <text:p/>
          </table:table-cell>
          <table:table-cell table:style-name="ce1" table:formula="of:=IF([.AF25]=&quot;&quot;;&quot;&quot;;[.AF25]*[.$C$59])">
            <text:p/>
          </table:table-cell>
          <table:table-cell table:style-name="ce1" table:formula="of:=IF([.AG25]=&quot;&quot;;&quot;&quot;;[.AG25]*[.$C$59])">
            <text:p/>
          </table:table-cell>
          <table:table-cell table:style-name="ce1" table:formula="of:=IF([.AH25]=&quot;&quot;;&quot;&quot;;[.AH25]*[.$C$59])">
            <text:p/>
          </table:table-cell>
          <table:table-cell table:style-name="ce1" table:formula="of:=IF([.AI25]=&quot;&quot;;&quot;&quot;;[.AI25]*[.$C$59])">
            <text:p/>
          </table:table-cell>
          <table:table-cell table:style-name="ce1" table:formula="of:=IF([.AJ25]=&quot;&quot;;&quot;&quot;;[.AJ25]*[.$C$59])">
            <text:p/>
          </table:table-cell>
          <table:table-cell table:style-name="ce1" table:formula="of:=IF([.AK25]=&quot;&quot;;&quot;&quot;;[.AK25]*[.$C$59])">
            <text:p/>
          </table:table-cell>
          <table:table-cell table:style-name="ce1" table:formula="of:=IF([.AL25]=&quot;&quot;;&quot;&quot;;[.AL25]*[.$C$59])">
            <text:p/>
          </table:table-cell>
          <table:table-cell table:style-name="ce1" table:formula="of:=IF([.AM25]=&quot;&quot;;&quot;&quot;;[.AM25]*[.$C$59])">
            <text:p/>
          </table:table-cell>
          <table:table-cell table:style-name="ce1" table:formula="of:=IF([.AN25]=&quot;&quot;;&quot;&quot;;[.AN25]*[.$C$59])">
            <text:p/>
          </table:table-cell>
          <table:table-cell table:style-name="ce1" table:formula="of:=IF([.AO25]=&quot;&quot;;&quot;&quot;;[.AO25]*[.$C$59])">
            <text:p/>
          </table:table-cell>
          <table:table-cell table:style-name="ce1" table:formula="of:=IF([.AP25]=&quot;&quot;;&quot;&quot;;[.AP25]*[.$C$59])">
            <text:p/>
          </table:table-cell>
          <table:table-cell table:style-name="ce1" table:formula="of:=IF([.AQ25]=&quot;&quot;;&quot;&quot;;[.AQ25]*[.$C$59])">
            <text:p/>
          </table:table-cell>
          <table:table-cell table:style-name="ce1" table:formula="of:=IF([.AR25]=&quot;&quot;;&quot;&quot;;[.AR25]*[.$C$59])">
            <text:p/>
          </table:table-cell>
          <table:table-cell table:style-name="ce1" table:formula="of:=IF([.AS25]=&quot;&quot;;&quot;&quot;;[.AS25]*[.$C$59])">
            <text:p/>
          </table:table-cell>
          <table:table-cell table:style-name="ce1" table:formula="of:=IF([.AT25]=&quot;&quot;;&quot;&quot;;[.AT25]*[.$C$59])">
            <text:p/>
          </table:table-cell>
          <table:table-cell table:style-name="ce1" table:formula="of:=IF([.AU25]=&quot;&quot;;&quot;&quot;;[.AU25]*[.$C$59])">
            <text:p/>
          </table:table-cell>
          <table:table-cell table:style-name="ce1" table:formula="of:=IF([.AV25]=&quot;&quot;;&quot;&quot;;[.AV25]*[.$C$59])">
            <text:p/>
          </table:table-cell>
          <table:table-cell table:style-name="ce1" table:formula="of:=IF([.AW25]=&quot;&quot;;&quot;&quot;;[.AW25]*[.$C$59])">
            <text:p/>
          </table:table-cell>
          <table:table-cell table:style-name="ce1" table:formula="of:=IF([.AX25]=&quot;&quot;;&quot;&quot;;[.AX25]*[.$C$59])">
            <text:p/>
          </table:table-cell>
          <table:table-cell table:style-name="ce1" table:formula="of:=IF([.AY25]=&quot;&quot;;&quot;&quot;;[.AY25]*[.$C$59])">
            <text:p/>
          </table:table-cell>
          <table:table-cell table:style-name="ce1" table:formula="of:=IF([.AZ25]=&quot;&quot;;&quot;&quot;;[.AZ25]*[.$C$59])">
            <text:p/>
          </table:table-cell>
          <table:table-cell table:style-name="ce1" table:formula="of:=IF([.BA25]=&quot;&quot;;&quot;&quot;;[.BA25]*[.$C$59])">
            <text:p/>
          </table:table-cell>
          <table:table-cell table:style-name="ce1" table:formula="of:=IF([.BB25]=&quot;&quot;;&quot;&quot;;[.BB25]*[.$C$59])">
            <text:p/>
          </table:table-cell>
          <table:table-cell table:style-name="ce1" table:formula="of:=IF([.BC25]=&quot;&quot;;&quot;&quot;;[.BC25]*[.$C$59])">
            <text:p/>
          </table:table-cell>
          <table:table-cell table:style-name="ce1" table:formula="of:=IF([.BD25]=&quot;&quot;;&quot;&quot;;[.BD25]*[.$C$59])">
            <text:p/>
          </table:table-cell>
          <table:table-cell table:style-name="ce1" table:formula="of:=IF([.BE25]=&quot;&quot;;&quot;&quot;;[.BE25]*[.$C$59])">
            <text:p/>
          </table:table-cell>
          <table:table-cell table:style-name="ce1" table:formula="of:=IF([.BF25]=&quot;&quot;;&quot;&quot;;[.BF25]*[.$C$59])">
            <text:p/>
          </table:table-cell>
          <table:table-cell table:style-name="ce1" table:formula="of:=IF([.BG25]=&quot;&quot;;&quot;&quot;;[.BG25]*[.$C$59])">
            <text:p/>
          </table:table-cell>
          <table:table-cell table:style-name="ce1" table:formula="of:=IF([.BH25]=&quot;&quot;;&quot;&quot;;[.BH25]*[.$C$59])">
            <text:p/>
          </table:table-cell>
          <table:table-cell table:style-name="ce1" table:formula="of:=IF([.BI25]=&quot;&quot;;&quot;&quot;;[.BI25]*[.$C$59])">
            <text:p/>
          </table:table-cell>
          <table:table-cell table:style-name="ce1" table:formula="of:=IF([.BJ25]=&quot;&quot;;&quot;&quot;;[.BJ25]*[.$C$59])">
            <text:p/>
          </table:table-cell>
          <table:table-cell table:style-name="ce1" table:formula="of:=IF([.BK25]=&quot;&quot;;&quot;&quot;;[.BK25]*[.$C$59])">
            <text:p/>
          </table:table-cell>
          <table:table-cell table:style-name="ce1" table:formula="of:=IF([.BL25]=&quot;&quot;;&quot;&quot;;[.BL25]*[.$C$59])">
            <text:p/>
          </table:table-cell>
          <table:table-cell table:style-name="ce1" table:formula="of:=IF([.BM25]=&quot;&quot;;&quot;&quot;;[.BM25]*[.$C$59])">
            <text:p/>
          </table:table-cell>
          <table:table-cell table:style-name="ce1" table:formula="of:=IF([.BN25]=&quot;&quot;;&quot;&quot;;[.BN25]*[.$C$59])">
            <text:p/>
          </table:table-cell>
          <table:table-cell table:style-name="ce1" table:formula="of:=IF([.BO25]=&quot;&quot;;&quot;&quot;;[.BO25]*[.$C$59])">
            <text:p/>
          </table:table-cell>
          <table:table-cell table:style-name="ce1" table:formula="of:=IF([.BP25]=&quot;&quot;;&quot;&quot;;[.BP25]*[.$C$59])">
            <text:p/>
          </table:table-cell>
          <table:table-cell table:style-name="ce1" table:formula="of:=IF([.BQ25]=&quot;&quot;;&quot;&quot;;[.BQ25]*[.$C$59])">
            <text:p/>
          </table:table-cell>
          <table:table-cell table:style-name="ce1" table:formula="of:=IF([.BR25]=&quot;&quot;;&quot;&quot;;[.BR25]*[.$C$59])">
            <text:p/>
          </table:table-cell>
          <table:table-cell table:style-name="ce1" table:formula="of:=IF([.BS25]=&quot;&quot;;&quot;&quot;;[.BS25]*[.$C$59])">
            <text:p/>
          </table:table-cell>
          <table:table-cell table:style-name="ce1" table:formula="of:=IF([.BT25]=&quot;&quot;;&quot;&quot;;[.BT25]*[.$C$59])">
            <text:p/>
          </table:table-cell>
          <table:table-cell table:style-name="ce1" table:formula="of:=IF([.BU25]=&quot;&quot;;&quot;&quot;;[.BU25]*[.$C$59])">
            <text:p/>
          </table:table-cell>
          <table:table-cell table:style-name="ce1" table:formula="of:=IF([.BV25]=&quot;&quot;;&quot;&quot;;[.BV25]*[.$C$59])">
            <text:p/>
          </table:table-cell>
          <table:table-cell table:style-name="ce1" table:formula="of:=IF([.BW25]=&quot;&quot;;&quot;&quot;;[.BW25]*[.$C$59])">
            <text:p/>
          </table:table-cell>
          <table:table-cell table:style-name="ce1" table:formula="of:=IF([.BX25]=&quot;&quot;;&quot;&quot;;[.BX25]*[.$C$59])">
            <text:p/>
          </table:table-cell>
          <table:table-cell table:style-name="ce1" table:formula="of:=IF([.BY25]=&quot;&quot;;&quot;&quot;;[.BY25]*[.$C$59])">
            <text:p/>
          </table:table-cell>
          <table:table-cell table:style-name="ce1" table:formula="of:=IF([.BZ25]=&quot;&quot;;&quot;&quot;;[.BZ25]*[.$C$59])">
            <text:p/>
          </table:table-cell>
          <table:table-cell table:style-name="ce1" table:formula="of:=IF([.CA25]=&quot;&quot;;&quot;&quot;;[.CA25]*[.$C$59])">
            <text:p/>
          </table:table-cell>
          <table:table-cell table:style-name="ce1" table:formula="of:=IF([.CB25]=&quot;&quot;;&quot;&quot;;[.CB25]*[.$C$59])">
            <text:p/>
          </table:table-cell>
          <table:table-cell table:style-name="ce1" table:formula="of:=IF([.CC25]=&quot;&quot;;&quot;&quot;;[.CC25]*[.$C$59])">
            <text:p/>
          </table:table-cell>
          <table:table-cell table:style-name="ce1" table:formula="of:=IF([.CD25]=&quot;&quot;;&quot;&quot;;[.CD25]*[.$C$59])">
            <text:p/>
          </table:table-cell>
          <table:table-cell table:style-name="ce1" table:formula="of:=IF([.CE25]=&quot;&quot;;&quot;&quot;;[.CE25]*[.$C$59])">
            <text:p/>
          </table:table-cell>
          <table:table-cell table:style-name="ce1" table:formula="of:=IF([.CF25]=&quot;&quot;;&quot;&quot;;[.CF25]*[.$C$59])">
            <text:p/>
          </table:table-cell>
          <table:table-cell table:style-name="ce1" table:formula="of:=IF([.CG25]=&quot;&quot;;&quot;&quot;;[.CG25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6]=&quot;&quot;;&quot;&quot;;[.D26]*[.$C$59])">
            <text:p/>
          </table:table-cell>
          <table:table-cell table:style-name="ce1" table:formula="of:=IF([.E26]=&quot;&quot;;&quot;&quot;;[.E26]*[.$C$59])">
            <text:p/>
          </table:table-cell>
          <table:table-cell table:style-name="ce1" table:formula="of:=IF([.F26]=&quot;&quot;;&quot;&quot;;[.F26]*[.$C$59])">
            <text:p/>
          </table:table-cell>
          <table:table-cell table:style-name="ce1" table:formula="of:=IF([.G26]=&quot;&quot;;&quot;&quot;;[.G26]*[.$C$59])">
            <text:p/>
          </table:table-cell>
          <table:table-cell table:style-name="ce1" table:formula="of:=IF([.H26]=&quot;&quot;;&quot;&quot;;[.H26]*[.$C$59])">
            <text:p/>
          </table:table-cell>
          <table:table-cell table:style-name="ce1" table:formula="of:=IF([.I26]=&quot;&quot;;&quot;&quot;;[.I26]*[.$C$59])">
            <text:p/>
          </table:table-cell>
          <table:table-cell table:style-name="ce1" table:formula="of:=IF([.J26]=&quot;&quot;;&quot;&quot;;[.J26]*[.$C$59])">
            <text:p/>
          </table:table-cell>
          <table:table-cell table:style-name="ce1" table:formula="of:=IF([.K26]=&quot;&quot;;&quot;&quot;;[.K26]*[.$C$59])">
            <text:p/>
          </table:table-cell>
          <table:table-cell table:style-name="ce1" table:formula="of:=IF([.L26]=&quot;&quot;;&quot;&quot;;[.L26]*[.$C$59])">
            <text:p/>
          </table:table-cell>
          <table:table-cell table:style-name="ce1" table:formula="of:=IF([.M26]=&quot;&quot;;&quot;&quot;;[.M26]*[.$C$59])">
            <text:p/>
          </table:table-cell>
          <table:table-cell table:style-name="ce1" table:formula="of:=IF([.N26]=&quot;&quot;;&quot;&quot;;[.N26]*[.$C$59])">
            <text:p/>
          </table:table-cell>
          <table:table-cell table:style-name="ce1" table:formula="of:=IF([.O26]=&quot;&quot;;&quot;&quot;;[.O26]*[.$C$59])">
            <text:p/>
          </table:table-cell>
          <table:table-cell table:style-name="ce1" table:formula="of:=IF([.P26]=&quot;&quot;;&quot;&quot;;[.P26]*[.$C$59])">
            <text:p/>
          </table:table-cell>
          <table:table-cell table:style-name="ce1" table:formula="of:=IF([.Q26]=&quot;&quot;;&quot;&quot;;[.Q26]*[.$C$59])">
            <text:p/>
          </table:table-cell>
          <table:table-cell table:style-name="ce1" table:formula="of:=IF([.R26]=&quot;&quot;;&quot;&quot;;[.R26]*[.$C$59])">
            <text:p/>
          </table:table-cell>
          <table:table-cell table:style-name="ce1" table:formula="of:=IF([.S26]=&quot;&quot;;&quot;&quot;;[.S26]*[.$C$59])">
            <text:p/>
          </table:table-cell>
          <table:table-cell table:style-name="ce1" table:formula="of:=IF([.T26]=&quot;&quot;;&quot;&quot;;[.T26]*[.$C$59])">
            <text:p/>
          </table:table-cell>
          <table:table-cell table:style-name="ce1" table:formula="of:=IF([.U26]=&quot;&quot;;&quot;&quot;;[.U26]*[.$C$59])">
            <text:p/>
          </table:table-cell>
          <table:table-cell table:style-name="ce1" table:formula="of:=IF([.V26]=&quot;&quot;;&quot;&quot;;[.V26]*[.$C$59])">
            <text:p/>
          </table:table-cell>
          <table:table-cell table:style-name="ce1" table:formula="of:=IF([.W26]=&quot;&quot;;&quot;&quot;;[.W26]*[.$C$59])">
            <text:p/>
          </table:table-cell>
          <table:table-cell table:style-name="ce1" table:formula="of:=IF([.X26]=&quot;&quot;;&quot;&quot;;[.X26]*[.$C$59])">
            <text:p/>
          </table:table-cell>
          <table:table-cell table:style-name="ce1" table:formula="of:=IF([.Y26]=&quot;&quot;;&quot;&quot;;[.Y26]*[.$C$59])">
            <text:p/>
          </table:table-cell>
          <table:table-cell table:style-name="ce1" table:formula="of:=IF([.Z26]=&quot;&quot;;&quot;&quot;;[.Z26]*[.$C$59])">
            <text:p/>
          </table:table-cell>
          <table:table-cell table:style-name="ce1" table:formula="of:=IF([.AA26]=&quot;&quot;;&quot;&quot;;[.AA26]*[.$C$59])">
            <text:p/>
          </table:table-cell>
          <table:table-cell table:style-name="ce1" table:formula="of:=IF([.AB26]=&quot;&quot;;&quot;&quot;;[.AB26]*[.$C$59])">
            <text:p/>
          </table:table-cell>
          <table:table-cell table:style-name="ce1" table:formula="of:=IF([.AC26]=&quot;&quot;;&quot;&quot;;[.AC26]*[.$C$59])">
            <text:p/>
          </table:table-cell>
          <table:table-cell table:style-name="ce1" table:formula="of:=IF([.AD26]=&quot;&quot;;&quot;&quot;;[.AD26]*[.$C$59])">
            <text:p/>
          </table:table-cell>
          <table:table-cell table:style-name="ce1" table:formula="of:=IF([.AE26]=&quot;&quot;;&quot;&quot;;[.AE26]*[.$C$59])">
            <text:p/>
          </table:table-cell>
          <table:table-cell table:style-name="ce1" table:formula="of:=IF([.AF26]=&quot;&quot;;&quot;&quot;;[.AF26]*[.$C$59])">
            <text:p/>
          </table:table-cell>
          <table:table-cell table:style-name="ce1" table:formula="of:=IF([.AG26]=&quot;&quot;;&quot;&quot;;[.AG26]*[.$C$59])">
            <text:p/>
          </table:table-cell>
          <table:table-cell table:style-name="ce1" table:formula="of:=IF([.AH26]=&quot;&quot;;&quot;&quot;;[.AH26]*[.$C$59])">
            <text:p/>
          </table:table-cell>
          <table:table-cell table:style-name="ce1" table:formula="of:=IF([.AI26]=&quot;&quot;;&quot;&quot;;[.AI26]*[.$C$59])">
            <text:p/>
          </table:table-cell>
          <table:table-cell table:style-name="ce1" table:formula="of:=IF([.AJ26]=&quot;&quot;;&quot;&quot;;[.AJ26]*[.$C$59])">
            <text:p/>
          </table:table-cell>
          <table:table-cell table:style-name="ce1" table:formula="of:=IF([.AK26]=&quot;&quot;;&quot;&quot;;[.AK26]*[.$C$59])">
            <text:p/>
          </table:table-cell>
          <table:table-cell table:style-name="ce1" table:formula="of:=IF([.AL26]=&quot;&quot;;&quot;&quot;;[.AL26]*[.$C$59])">
            <text:p/>
          </table:table-cell>
          <table:table-cell table:style-name="ce1" table:formula="of:=IF([.AM26]=&quot;&quot;;&quot;&quot;;[.AM26]*[.$C$59])">
            <text:p/>
          </table:table-cell>
          <table:table-cell table:style-name="ce1" table:formula="of:=IF([.AN26]=&quot;&quot;;&quot;&quot;;[.AN26]*[.$C$59])">
            <text:p/>
          </table:table-cell>
          <table:table-cell table:style-name="ce1" table:formula="of:=IF([.AO26]=&quot;&quot;;&quot;&quot;;[.AO26]*[.$C$59])">
            <text:p/>
          </table:table-cell>
          <table:table-cell table:style-name="ce1" table:formula="of:=IF([.AP26]=&quot;&quot;;&quot;&quot;;[.AP26]*[.$C$59])">
            <text:p/>
          </table:table-cell>
          <table:table-cell table:style-name="ce1" table:formula="of:=IF([.AQ26]=&quot;&quot;;&quot;&quot;;[.AQ26]*[.$C$59])">
            <text:p/>
          </table:table-cell>
          <table:table-cell table:style-name="ce1" table:formula="of:=IF([.AR26]=&quot;&quot;;&quot;&quot;;[.AR26]*[.$C$59])">
            <text:p/>
          </table:table-cell>
          <table:table-cell table:style-name="ce1" table:formula="of:=IF([.AS26]=&quot;&quot;;&quot;&quot;;[.AS26]*[.$C$59])">
            <text:p/>
          </table:table-cell>
          <table:table-cell table:style-name="ce1" table:formula="of:=IF([.AT26]=&quot;&quot;;&quot;&quot;;[.AT26]*[.$C$59])">
            <text:p/>
          </table:table-cell>
          <table:table-cell table:style-name="ce1" table:formula="of:=IF([.AU26]=&quot;&quot;;&quot;&quot;;[.AU26]*[.$C$59])">
            <text:p/>
          </table:table-cell>
          <table:table-cell table:style-name="ce1" table:formula="of:=IF([.AV26]=&quot;&quot;;&quot;&quot;;[.AV26]*[.$C$59])">
            <text:p/>
          </table:table-cell>
          <table:table-cell table:style-name="ce1" table:formula="of:=IF([.AW26]=&quot;&quot;;&quot;&quot;;[.AW26]*[.$C$59])">
            <text:p/>
          </table:table-cell>
          <table:table-cell table:style-name="ce1" table:formula="of:=IF([.AX26]=&quot;&quot;;&quot;&quot;;[.AX26]*[.$C$59])">
            <text:p/>
          </table:table-cell>
          <table:table-cell table:style-name="ce1" table:formula="of:=IF([.AY26]=&quot;&quot;;&quot;&quot;;[.AY26]*[.$C$59])">
            <text:p/>
          </table:table-cell>
          <table:table-cell table:style-name="ce1" table:formula="of:=IF([.AZ26]=&quot;&quot;;&quot;&quot;;[.AZ26]*[.$C$59])">
            <text:p/>
          </table:table-cell>
          <table:table-cell table:style-name="ce1" table:formula="of:=IF([.BA26]=&quot;&quot;;&quot;&quot;;[.BA26]*[.$C$59])">
            <text:p/>
          </table:table-cell>
          <table:table-cell table:style-name="ce1" table:formula="of:=IF([.BB26]=&quot;&quot;;&quot;&quot;;[.BB26]*[.$C$59])">
            <text:p/>
          </table:table-cell>
          <table:table-cell table:style-name="ce1" table:formula="of:=IF([.BC26]=&quot;&quot;;&quot;&quot;;[.BC26]*[.$C$59])">
            <text:p/>
          </table:table-cell>
          <table:table-cell table:style-name="ce1" table:formula="of:=IF([.BD26]=&quot;&quot;;&quot;&quot;;[.BD26]*[.$C$59])">
            <text:p/>
          </table:table-cell>
          <table:table-cell table:style-name="ce1" table:formula="of:=IF([.BE26]=&quot;&quot;;&quot;&quot;;[.BE26]*[.$C$59])">
            <text:p/>
          </table:table-cell>
          <table:table-cell table:style-name="ce1" table:formula="of:=IF([.BF26]=&quot;&quot;;&quot;&quot;;[.BF26]*[.$C$59])">
            <text:p/>
          </table:table-cell>
          <table:table-cell table:style-name="ce1" table:formula="of:=IF([.BG26]=&quot;&quot;;&quot;&quot;;[.BG26]*[.$C$59])">
            <text:p/>
          </table:table-cell>
          <table:table-cell table:style-name="ce1" table:formula="of:=IF([.BH26]=&quot;&quot;;&quot;&quot;;[.BH26]*[.$C$59])">
            <text:p/>
          </table:table-cell>
          <table:table-cell table:style-name="ce1" table:formula="of:=IF([.BI26]=&quot;&quot;;&quot;&quot;;[.BI26]*[.$C$59])">
            <text:p/>
          </table:table-cell>
          <table:table-cell table:style-name="ce1" table:formula="of:=IF([.BJ26]=&quot;&quot;;&quot;&quot;;[.BJ26]*[.$C$59])">
            <text:p/>
          </table:table-cell>
          <table:table-cell table:style-name="ce1" table:formula="of:=IF([.BK26]=&quot;&quot;;&quot;&quot;;[.BK26]*[.$C$59])">
            <text:p/>
          </table:table-cell>
          <table:table-cell table:style-name="ce1" table:formula="of:=IF([.BL26]=&quot;&quot;;&quot;&quot;;[.BL26]*[.$C$59])">
            <text:p/>
          </table:table-cell>
          <table:table-cell table:style-name="ce1" table:formula="of:=IF([.BM26]=&quot;&quot;;&quot;&quot;;[.BM26]*[.$C$59])">
            <text:p/>
          </table:table-cell>
          <table:table-cell table:style-name="ce1" table:formula="of:=IF([.BN26]=&quot;&quot;;&quot;&quot;;[.BN26]*[.$C$59])">
            <text:p/>
          </table:table-cell>
          <table:table-cell table:style-name="ce1" table:formula="of:=IF([.BO26]=&quot;&quot;;&quot;&quot;;[.BO26]*[.$C$59])">
            <text:p/>
          </table:table-cell>
          <table:table-cell table:style-name="ce1" table:formula="of:=IF([.BP26]=&quot;&quot;;&quot;&quot;;[.BP26]*[.$C$59])">
            <text:p/>
          </table:table-cell>
          <table:table-cell table:style-name="ce1" table:formula="of:=IF([.BQ26]=&quot;&quot;;&quot;&quot;;[.BQ26]*[.$C$59])">
            <text:p/>
          </table:table-cell>
          <table:table-cell table:style-name="ce1" table:formula="of:=IF([.BR26]=&quot;&quot;;&quot;&quot;;[.BR26]*[.$C$59])">
            <text:p/>
          </table:table-cell>
          <table:table-cell table:style-name="ce1" table:formula="of:=IF([.BS26]=&quot;&quot;;&quot;&quot;;[.BS26]*[.$C$59])">
            <text:p/>
          </table:table-cell>
          <table:table-cell table:style-name="ce1" table:formula="of:=IF([.BT26]=&quot;&quot;;&quot;&quot;;[.BT26]*[.$C$59])">
            <text:p/>
          </table:table-cell>
          <table:table-cell table:style-name="ce1" table:formula="of:=IF([.BU26]=&quot;&quot;;&quot;&quot;;[.BU26]*[.$C$59])">
            <text:p/>
          </table:table-cell>
          <table:table-cell table:style-name="ce1" table:formula="of:=IF([.BV26]=&quot;&quot;;&quot;&quot;;[.BV26]*[.$C$59])">
            <text:p/>
          </table:table-cell>
          <table:table-cell table:style-name="ce1" table:formula="of:=IF([.BW26]=&quot;&quot;;&quot;&quot;;[.BW26]*[.$C$59])">
            <text:p/>
          </table:table-cell>
          <table:table-cell table:style-name="ce1" table:formula="of:=IF([.BX26]=&quot;&quot;;&quot;&quot;;[.BX26]*[.$C$59])">
            <text:p/>
          </table:table-cell>
          <table:table-cell table:style-name="ce1" table:formula="of:=IF([.BY26]=&quot;&quot;;&quot;&quot;;[.BY26]*[.$C$59])">
            <text:p/>
          </table:table-cell>
          <table:table-cell table:style-name="ce1" table:formula="of:=IF([.BZ26]=&quot;&quot;;&quot;&quot;;[.BZ26]*[.$C$59])">
            <text:p/>
          </table:table-cell>
          <table:table-cell table:style-name="ce1" table:formula="of:=IF([.CA26]=&quot;&quot;;&quot;&quot;;[.CA26]*[.$C$59])">
            <text:p/>
          </table:table-cell>
          <table:table-cell table:style-name="ce1" table:formula="of:=IF([.CB26]=&quot;&quot;;&quot;&quot;;[.CB26]*[.$C$59])">
            <text:p/>
          </table:table-cell>
          <table:table-cell table:style-name="ce1" table:formula="of:=IF([.CC26]=&quot;&quot;;&quot;&quot;;[.CC26]*[.$C$59])">
            <text:p/>
          </table:table-cell>
          <table:table-cell table:style-name="ce1" table:formula="of:=IF([.CD26]=&quot;&quot;;&quot;&quot;;[.CD26]*[.$C$59])">
            <text:p/>
          </table:table-cell>
          <table:table-cell table:style-name="ce1" table:formula="of:=IF([.CE26]=&quot;&quot;;&quot;&quot;;[.CE26]*[.$C$59])">
            <text:p/>
          </table:table-cell>
          <table:table-cell table:style-name="ce1" table:formula="of:=IF([.CF26]=&quot;&quot;;&quot;&quot;;[.CF26]*[.$C$59])">
            <text:p/>
          </table:table-cell>
          <table:table-cell table:style-name="ce1" table:formula="of:=IF([.CG26]=&quot;&quot;;&quot;&quot;;[.CG26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7]=&quot;&quot;;&quot;&quot;;[.D27]*[.$C$59])" office:value-type="float" office:value="831.49559">
            <text:p>831.49559</text:p>
          </table:table-cell>
          <table:table-cell table:style-name="ce1" table:formula="of:=IF([.E27]=&quot;&quot;;&quot;&quot;;[.E27]*[.$C$59])" office:value-type="float" office:value="387.95281">
            <text:p>387.95281</text:p>
          </table:table-cell>
          <table:table-cell table:style-name="ce1" table:formula="of:=IF([.F27]=&quot;&quot;;&quot;&quot;;[.F27]*[.$C$59])" office:value-type="float" office:value="1.40304">
            <text:p>1.40304</text:p>
          </table:table-cell>
          <table:table-cell table:style-name="ce1" table:formula="of:=IF([.G27]=&quot;&quot;;&quot;&quot;;[.G27]*[.$C$59])" office:value-type="float" office:value="204.47337">
            <text:p>204.47337</text:p>
          </table:table-cell>
          <table:table-cell table:style-name="ce1" table:formula="of:=IF([.H27]=&quot;&quot;;&quot;&quot;;[.H27]*[.$C$59])" office:value-type="float" office:value="15.10711">
            <text:p>15.10711</text:p>
          </table:table-cell>
          <table:table-cell table:style-name="ce1" table:formula="of:=IF([.I27]=&quot;&quot;;&quot;&quot;;[.I27]*[.$C$59])" office:value-type="float" office:value="3.99639">
            <text:p>3.99639</text:p>
          </table:table-cell>
          <table:table-cell table:style-name="ce1" table:formula="of:=IF([.J27]=&quot;&quot;;&quot;&quot;;[.J27]*[.$C$59])" office:value-type="float" office:value="-0.11311">
            <text:p>-0.11311</text:p>
          </table:table-cell>
          <table:table-cell table:style-name="ce1" table:formula="of:=IF([.K27]=&quot;&quot;;&quot;&quot;;[.K27]*[.$C$59])" office:value-type="float" office:value="-208.47365">
            <text:p>-208.47365</text:p>
          </table:table-cell>
          <table:table-cell table:style-name="ce1" table:formula="of:=IF([.L27]=&quot;&quot;;&quot;&quot;;[.L27]*[.$C$59])">
            <text:p/>
          </table:table-cell>
          <table:table-cell table:style-name="ce1" table:formula="of:=IF([.M27]=&quot;&quot;;&quot;&quot;;[.M27]*[.$C$59])">
            <text:p/>
          </table:table-cell>
          <table:table-cell table:style-name="ce1" table:formula="of:=IF([.N27]=&quot;&quot;;&quot;&quot;;[.N27]*[.$C$59])">
            <text:p/>
          </table:table-cell>
          <table:table-cell table:style-name="ce1" table:formula="of:=IF([.O27]=&quot;&quot;;&quot;&quot;;[.O27]*[.$C$59])">
            <text:p/>
          </table:table-cell>
          <table:table-cell table:style-name="ce1" table:formula="of:=IF([.P27]=&quot;&quot;;&quot;&quot;;[.P27]*[.$C$59])">
            <text:p/>
          </table:table-cell>
          <table:table-cell table:style-name="ce1" table:formula="of:=IF([.Q27]=&quot;&quot;;&quot;&quot;;[.Q27]*[.$C$59])">
            <text:p/>
          </table:table-cell>
          <table:table-cell table:style-name="ce1" table:formula="of:=IF([.R27]=&quot;&quot;;&quot;&quot;;[.R27]*[.$C$59])">
            <text:p/>
          </table:table-cell>
          <table:table-cell table:style-name="ce1" table:formula="of:=IF([.S27]=&quot;&quot;;&quot;&quot;;[.S27]*[.$C$59])">
            <text:p/>
          </table:table-cell>
          <table:table-cell table:style-name="ce1" table:formula="of:=IF([.T27]=&quot;&quot;;&quot;&quot;;[.T27]*[.$C$59])">
            <text:p/>
          </table:table-cell>
          <table:table-cell table:style-name="ce1" table:formula="of:=IF([.U27]=&quot;&quot;;&quot;&quot;;[.U27]*[.$C$59])">
            <text:p/>
          </table:table-cell>
          <table:table-cell table:style-name="ce1" table:formula="of:=IF([.V27]=&quot;&quot;;&quot;&quot;;[.V27]*[.$C$59])">
            <text:p/>
          </table:table-cell>
          <table:table-cell table:style-name="ce1" table:formula="of:=IF([.W27]=&quot;&quot;;&quot;&quot;;[.W27]*[.$C$59])">
            <text:p/>
          </table:table-cell>
          <table:table-cell table:style-name="ce1" table:formula="of:=IF([.X27]=&quot;&quot;;&quot;&quot;;[.X27]*[.$C$59])">
            <text:p/>
          </table:table-cell>
          <table:table-cell table:style-name="ce1" table:formula="of:=IF([.Y27]=&quot;&quot;;&quot;&quot;;[.Y27]*[.$C$59])">
            <text:p/>
          </table:table-cell>
          <table:table-cell table:style-name="ce1" table:formula="of:=IF([.Z27]=&quot;&quot;;&quot;&quot;;[.Z27]*[.$C$59])">
            <text:p/>
          </table:table-cell>
          <table:table-cell table:style-name="ce1" table:formula="of:=IF([.AA27]=&quot;&quot;;&quot;&quot;;[.AA27]*[.$C$59])">
            <text:p/>
          </table:table-cell>
          <table:table-cell table:style-name="ce1" table:formula="of:=IF([.AB27]=&quot;&quot;;&quot;&quot;;[.AB27]*[.$C$59])">
            <text:p/>
          </table:table-cell>
          <table:table-cell table:style-name="ce1" table:formula="of:=IF([.AC27]=&quot;&quot;;&quot;&quot;;[.AC27]*[.$C$59])">
            <text:p/>
          </table:table-cell>
          <table:table-cell table:style-name="ce1" table:formula="of:=IF([.AD27]=&quot;&quot;;&quot;&quot;;[.AD27]*[.$C$59])">
            <text:p/>
          </table:table-cell>
          <table:table-cell table:style-name="ce1" table:formula="of:=IF([.AE27]=&quot;&quot;;&quot;&quot;;[.AE27]*[.$C$59])">
            <text:p/>
          </table:table-cell>
          <table:table-cell table:style-name="ce1" table:formula="of:=IF([.AF27]=&quot;&quot;;&quot;&quot;;[.AF27]*[.$C$59])">
            <text:p/>
          </table:table-cell>
          <table:table-cell table:style-name="ce1" table:formula="of:=IF([.AG27]=&quot;&quot;;&quot;&quot;;[.AG27]*[.$C$59])">
            <text:p/>
          </table:table-cell>
          <table:table-cell table:style-name="ce1" table:formula="of:=IF([.AH27]=&quot;&quot;;&quot;&quot;;[.AH27]*[.$C$59])">
            <text:p/>
          </table:table-cell>
          <table:table-cell table:style-name="ce1" table:formula="of:=IF([.AI27]=&quot;&quot;;&quot;&quot;;[.AI27]*[.$C$59])">
            <text:p/>
          </table:table-cell>
          <table:table-cell table:style-name="ce1" table:formula="of:=IF([.AJ27]=&quot;&quot;;&quot;&quot;;[.AJ27]*[.$C$59])">
            <text:p/>
          </table:table-cell>
          <table:table-cell table:style-name="ce1" table:formula="of:=IF([.AK27]=&quot;&quot;;&quot;&quot;;[.AK27]*[.$C$59])">
            <text:p/>
          </table:table-cell>
          <table:table-cell table:style-name="ce1" table:formula="of:=IF([.AL27]=&quot;&quot;;&quot;&quot;;[.AL27]*[.$C$59])">
            <text:p/>
          </table:table-cell>
          <table:table-cell table:style-name="ce1" table:formula="of:=IF([.AM27]=&quot;&quot;;&quot;&quot;;[.AM27]*[.$C$59])">
            <text:p/>
          </table:table-cell>
          <table:table-cell table:style-name="ce1" table:formula="of:=IF([.AN27]=&quot;&quot;;&quot;&quot;;[.AN27]*[.$C$59])">
            <text:p/>
          </table:table-cell>
          <table:table-cell table:style-name="ce1" table:formula="of:=IF([.AO27]=&quot;&quot;;&quot;&quot;;[.AO27]*[.$C$59])">
            <text:p/>
          </table:table-cell>
          <table:table-cell table:style-name="ce1" table:formula="of:=IF([.AP27]=&quot;&quot;;&quot;&quot;;[.AP27]*[.$C$59])">
            <text:p/>
          </table:table-cell>
          <table:table-cell table:style-name="ce1" table:formula="of:=IF([.AQ27]=&quot;&quot;;&quot;&quot;;[.AQ27]*[.$C$59])">
            <text:p/>
          </table:table-cell>
          <table:table-cell table:style-name="ce1" table:formula="of:=IF([.AR27]=&quot;&quot;;&quot;&quot;;[.AR27]*[.$C$59])">
            <text:p/>
          </table:table-cell>
          <table:table-cell table:style-name="ce1" table:formula="of:=IF([.AS27]=&quot;&quot;;&quot;&quot;;[.AS27]*[.$C$59])">
            <text:p/>
          </table:table-cell>
          <table:table-cell table:style-name="ce1" table:formula="of:=IF([.AT27]=&quot;&quot;;&quot;&quot;;[.AT27]*[.$C$59])">
            <text:p/>
          </table:table-cell>
          <table:table-cell table:style-name="ce1" table:formula="of:=IF([.AU27]=&quot;&quot;;&quot;&quot;;[.AU27]*[.$C$59])">
            <text:p/>
          </table:table-cell>
          <table:table-cell table:style-name="ce1" table:formula="of:=IF([.AV27]=&quot;&quot;;&quot;&quot;;[.AV27]*[.$C$59])">
            <text:p/>
          </table:table-cell>
          <table:table-cell table:style-name="ce1" table:formula="of:=IF([.AW27]=&quot;&quot;;&quot;&quot;;[.AW27]*[.$C$59])">
            <text:p/>
          </table:table-cell>
          <table:table-cell table:style-name="ce1" table:formula="of:=IF([.AX27]=&quot;&quot;;&quot;&quot;;[.AX27]*[.$C$59])">
            <text:p/>
          </table:table-cell>
          <table:table-cell table:style-name="ce1" table:formula="of:=IF([.AY27]=&quot;&quot;;&quot;&quot;;[.AY27]*[.$C$59])">
            <text:p/>
          </table:table-cell>
          <table:table-cell table:style-name="ce1" table:formula="of:=IF([.AZ27]=&quot;&quot;;&quot;&quot;;[.AZ27]*[.$C$59])">
            <text:p/>
          </table:table-cell>
          <table:table-cell table:style-name="ce1" table:formula="of:=IF([.BA27]=&quot;&quot;;&quot;&quot;;[.BA27]*[.$C$59])">
            <text:p/>
          </table:table-cell>
          <table:table-cell table:style-name="ce1" table:formula="of:=IF([.BB27]=&quot;&quot;;&quot;&quot;;[.BB27]*[.$C$59])">
            <text:p/>
          </table:table-cell>
          <table:table-cell table:style-name="ce1" table:formula="of:=IF([.BC27]=&quot;&quot;;&quot;&quot;;[.BC27]*[.$C$59])">
            <text:p/>
          </table:table-cell>
          <table:table-cell table:style-name="ce1" table:formula="of:=IF([.BD27]=&quot;&quot;;&quot;&quot;;[.BD27]*[.$C$59])">
            <text:p/>
          </table:table-cell>
          <table:table-cell table:style-name="ce1" table:formula="of:=IF([.BE27]=&quot;&quot;;&quot;&quot;;[.BE27]*[.$C$59])">
            <text:p/>
          </table:table-cell>
          <table:table-cell table:style-name="ce1" table:formula="of:=IF([.BF27]=&quot;&quot;;&quot;&quot;;[.BF27]*[.$C$59])">
            <text:p/>
          </table:table-cell>
          <table:table-cell table:style-name="ce1" table:formula="of:=IF([.BG27]=&quot;&quot;;&quot;&quot;;[.BG27]*[.$C$59])">
            <text:p/>
          </table:table-cell>
          <table:table-cell table:style-name="ce1" table:formula="of:=IF([.BH27]=&quot;&quot;;&quot;&quot;;[.BH27]*[.$C$59])">
            <text:p/>
          </table:table-cell>
          <table:table-cell table:style-name="ce1" table:formula="of:=IF([.BI27]=&quot;&quot;;&quot;&quot;;[.BI27]*[.$C$59])">
            <text:p/>
          </table:table-cell>
          <table:table-cell table:style-name="ce1" table:formula="of:=IF([.BJ27]=&quot;&quot;;&quot;&quot;;[.BJ27]*[.$C$59])">
            <text:p/>
          </table:table-cell>
          <table:table-cell table:style-name="ce1" table:formula="of:=IF([.BK27]=&quot;&quot;;&quot;&quot;;[.BK27]*[.$C$59])">
            <text:p/>
          </table:table-cell>
          <table:table-cell table:style-name="ce1" table:formula="of:=IF([.BL27]=&quot;&quot;;&quot;&quot;;[.BL27]*[.$C$59])">
            <text:p/>
          </table:table-cell>
          <table:table-cell table:style-name="ce1" table:formula="of:=IF([.BM27]=&quot;&quot;;&quot;&quot;;[.BM27]*[.$C$59])">
            <text:p/>
          </table:table-cell>
          <table:table-cell table:style-name="ce1" table:formula="of:=IF([.BN27]=&quot;&quot;;&quot;&quot;;[.BN27]*[.$C$59])">
            <text:p/>
          </table:table-cell>
          <table:table-cell table:style-name="ce1" table:formula="of:=IF([.BO27]=&quot;&quot;;&quot;&quot;;[.BO27]*[.$C$59])">
            <text:p/>
          </table:table-cell>
          <table:table-cell table:style-name="ce1" table:formula="of:=IF([.BP27]=&quot;&quot;;&quot;&quot;;[.BP27]*[.$C$59])">
            <text:p/>
          </table:table-cell>
          <table:table-cell table:style-name="ce1" table:formula="of:=IF([.BQ27]=&quot;&quot;;&quot;&quot;;[.BQ27]*[.$C$59])">
            <text:p/>
          </table:table-cell>
          <table:table-cell table:style-name="ce1" table:formula="of:=IF([.BR27]=&quot;&quot;;&quot;&quot;;[.BR27]*[.$C$59])">
            <text:p/>
          </table:table-cell>
          <table:table-cell table:style-name="ce1" table:formula="of:=IF([.BS27]=&quot;&quot;;&quot;&quot;;[.BS27]*[.$C$59])">
            <text:p/>
          </table:table-cell>
          <table:table-cell table:style-name="ce1" table:formula="of:=IF([.BT27]=&quot;&quot;;&quot;&quot;;[.BT27]*[.$C$59])">
            <text:p/>
          </table:table-cell>
          <table:table-cell table:style-name="ce1" table:formula="of:=IF([.BU27]=&quot;&quot;;&quot;&quot;;[.BU27]*[.$C$59])">
            <text:p/>
          </table:table-cell>
          <table:table-cell table:style-name="ce1" table:formula="of:=IF([.BV27]=&quot;&quot;;&quot;&quot;;[.BV27]*[.$C$59])">
            <text:p/>
          </table:table-cell>
          <table:table-cell table:style-name="ce1" table:formula="of:=IF([.BW27]=&quot;&quot;;&quot;&quot;;[.BW27]*[.$C$59])">
            <text:p/>
          </table:table-cell>
          <table:table-cell table:style-name="ce1" table:formula="of:=IF([.BX27]=&quot;&quot;;&quot;&quot;;[.BX27]*[.$C$59])">
            <text:p/>
          </table:table-cell>
          <table:table-cell table:style-name="ce1" table:formula="of:=IF([.BY27]=&quot;&quot;;&quot;&quot;;[.BY27]*[.$C$59])">
            <text:p/>
          </table:table-cell>
          <table:table-cell table:style-name="ce1" table:formula="of:=IF([.BZ27]=&quot;&quot;;&quot;&quot;;[.BZ27]*[.$C$59])">
            <text:p/>
          </table:table-cell>
          <table:table-cell table:style-name="ce1" table:formula="of:=IF([.CA27]=&quot;&quot;;&quot;&quot;;[.CA27]*[.$C$59])">
            <text:p/>
          </table:table-cell>
          <table:table-cell table:style-name="ce1" table:formula="of:=IF([.CB27]=&quot;&quot;;&quot;&quot;;[.CB27]*[.$C$59])">
            <text:p/>
          </table:table-cell>
          <table:table-cell table:style-name="ce1" table:formula="of:=IF([.CC27]=&quot;&quot;;&quot;&quot;;[.CC27]*[.$C$59])">
            <text:p/>
          </table:table-cell>
          <table:table-cell table:style-name="ce1" table:formula="of:=IF([.CD27]=&quot;&quot;;&quot;&quot;;[.CD27]*[.$C$59])">
            <text:p/>
          </table:table-cell>
          <table:table-cell table:style-name="ce1" table:formula="of:=IF([.CE27]=&quot;&quot;;&quot;&quot;;[.CE27]*[.$C$59])">
            <text:p/>
          </table:table-cell>
          <table:table-cell table:style-name="ce1" table:formula="of:=IF([.CF27]=&quot;&quot;;&quot;&quot;;[.CF27]*[.$C$59])">
            <text:p/>
          </table:table-cell>
          <table:table-cell table:style-name="ce1" table:formula="of:=IF([.CG27]=&quot;&quot;;&quot;&quot;;[.CG27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8]=&quot;&quot;;&quot;&quot;;[.D28]*[.$C$59])" office:value-type="float" office:value="874.49654">
            <text:p>874.49654</text:p>
          </table:table-cell>
          <table:table-cell table:style-name="ce1" table:formula="of:=IF([.E28]=&quot;&quot;;&quot;&quot;;[.E28]*[.$C$59])" office:value-type="float" office:value="387.73716">
            <text:p>387.73716</text:p>
          </table:table-cell>
          <table:table-cell table:style-name="ce1" table:formula="of:=IF([.F28]=&quot;&quot;;&quot;&quot;;[.F28]*[.$C$59])" office:value-type="float" office:value="-0.26763">
            <text:p>-0.26763</text:p>
          </table:table-cell>
          <table:table-cell table:style-name="ce1" table:formula="of:=IF([.G28]=&quot;&quot;;&quot;&quot;;[.G28]*[.$C$59])" office:value-type="float" office:value="221.2611">
            <text:p>221.2611</text:p>
          </table:table-cell>
          <table:table-cell table:style-name="ce1" table:formula="of:=IF([.H28]=&quot;&quot;;&quot;&quot;;[.H28]*[.$C$59])" office:value-type="float" office:value="85.89657">
            <text:p>85.89657</text:p>
          </table:table-cell>
          <table:table-cell table:style-name="ce1" table:formula="of:=IF([.I28]=&quot;&quot;;&quot;&quot;;[.I28]*[.$C$59])" office:value-type="float" office:value="30.22866">
            <text:p>30.22866</text:p>
          </table:table-cell>
          <table:table-cell table:style-name="ce1" table:formula="of:=IF([.J28]=&quot;&quot;;&quot;&quot;;[.J28]*[.$C$59])" office:value-type="float" office:value="18.75485">
            <text:p>18.75485</text:p>
          </table:table-cell>
          <table:table-cell table:style-name="ce1" table:formula="of:=IF([.K28]=&quot;&quot;;&quot;&quot;;[.K28]*[.$C$59])" office:value-type="float" office:value="-1.42755">
            <text:p>-1.42755</text:p>
          </table:table-cell>
          <table:table-cell table:style-name="ce1" table:formula="of:=IF([.L28]=&quot;&quot;;&quot;&quot;;[.L28]*[.$C$59])" office:value-type="float" office:value="-0.74473">
            <text:p>-0.74473</text:p>
          </table:table-cell>
          <table:table-cell table:style-name="ce1" table:formula="of:=IF([.M28]=&quot;&quot;;&quot;&quot;;[.M28]*[.$C$59])" office:value-type="float" office:value="-330.42242">
            <text:p>-330.42242</text:p>
          </table:table-cell>
          <table:table-cell table:style-name="ce1" table:formula="of:=IF([.N28]=&quot;&quot;;&quot;&quot;;[.N28]*[.$C$59])" office:value-type="float" office:value="-17.28622">
            <text:p>-17.28622</text:p>
          </table:table-cell>
          <table:table-cell table:style-name="ce1" table:formula="of:=IF([.O28]=&quot;&quot;;&quot;&quot;;[.O28]*[.$C$59])" office:value-type="float" office:value="0.52828">
            <text:p>0.52828</text:p>
          </table:table-cell>
          <table:table-cell table:style-name="ce1" table:formula="of:=IF([.P28]=&quot;&quot;;&quot;&quot;;[.P28]*[.$C$59])" office:value-type="float" office:value="-128.23211">
            <text:p>-128.23211</text:p>
          </table:table-cell>
          <table:table-cell table:style-name="ce1" table:formula="of:=IF([.Q28]=&quot;&quot;;&quot;&quot;;[.Q28]*[.$C$59])" office:value-type="float" office:value="4.28921">
            <text:p>4.28921</text:p>
          </table:table-cell>
          <table:table-cell table:style-name="ce1" table:formula="of:=IF([.R28]=&quot;&quot;;&quot;&quot;;[.R28]*[.$C$59])" office:value-type="float" office:value="-0.60977">
            <text:p>-0.60977</text:p>
          </table:table-cell>
          <table:table-cell table:style-name="ce1" table:formula="of:=IF([.S28]=&quot;&quot;;&quot;&quot;;[.S28]*[.$C$59])" office:value-type="float" office:value="34.70011">
            <text:p>34.70011</text:p>
          </table:table-cell>
          <table:table-cell table:style-name="ce1" table:formula="of:=IF([.T28]=&quot;&quot;;&quot;&quot;;[.T28]*[.$C$59])" office:value-type="float" office:value="123.22875">
            <text:p>123.22875</text:p>
          </table:table-cell>
          <table:table-cell table:style-name="ce1" table:formula="of:=IF([.U28]=&quot;&quot;;&quot;&quot;;[.U28]*[.$C$59])" office:value-type="float" office:value="-0.71362">
            <text:p>-0.71362</text:p>
          </table:table-cell>
          <table:table-cell table:style-name="ce1" table:formula="of:=IF([.V28]=&quot;&quot;;&quot;&quot;;[.V28]*[.$C$59])" office:value-type="float" office:value="-0.76777">
            <text:p>-0.76777</text:p>
          </table:table-cell>
          <table:table-cell table:style-name="ce1" table:formula="of:=IF([.W28]=&quot;&quot;;&quot;&quot;;[.W28]*[.$C$59])" office:value-type="float" office:value="41.25217">
            <text:p>41.25217</text:p>
          </table:table-cell>
          <table:table-cell table:style-name="ce1" table:formula="of:=IF([.X28]=&quot;&quot;;&quot;&quot;;[.X28]*[.$C$59])">
            <text:p/>
          </table:table-cell>
          <table:table-cell table:style-name="ce1" table:formula="of:=IF([.Y28]=&quot;&quot;;&quot;&quot;;[.Y28]*[.$C$59])">
            <text:p/>
          </table:table-cell>
          <table:table-cell table:style-name="ce1" table:formula="of:=IF([.Z28]=&quot;&quot;;&quot;&quot;;[.Z28]*[.$C$59])">
            <text:p/>
          </table:table-cell>
          <table:table-cell table:style-name="ce1" table:formula="of:=IF([.AA28]=&quot;&quot;;&quot;&quot;;[.AA28]*[.$C$59])">
            <text:p/>
          </table:table-cell>
          <table:table-cell table:style-name="ce1" table:formula="of:=IF([.AB28]=&quot;&quot;;&quot;&quot;;[.AB28]*[.$C$59])">
            <text:p/>
          </table:table-cell>
          <table:table-cell table:style-name="ce1" table:formula="of:=IF([.AC28]=&quot;&quot;;&quot;&quot;;[.AC28]*[.$C$59])">
            <text:p/>
          </table:table-cell>
          <table:table-cell table:style-name="ce1" table:formula="of:=IF([.AD28]=&quot;&quot;;&quot;&quot;;[.AD28]*[.$C$59])">
            <text:p/>
          </table:table-cell>
          <table:table-cell table:style-name="ce1" table:formula="of:=IF([.AE28]=&quot;&quot;;&quot;&quot;;[.AE28]*[.$C$59])">
            <text:p/>
          </table:table-cell>
          <table:table-cell table:style-name="ce1" table:formula="of:=IF([.AF28]=&quot;&quot;;&quot;&quot;;[.AF28]*[.$C$59])">
            <text:p/>
          </table:table-cell>
          <table:table-cell table:style-name="ce1" table:formula="of:=IF([.AG28]=&quot;&quot;;&quot;&quot;;[.AG28]*[.$C$59])">
            <text:p/>
          </table:table-cell>
          <table:table-cell table:style-name="ce1" table:formula="of:=IF([.AH28]=&quot;&quot;;&quot;&quot;;[.AH28]*[.$C$59])">
            <text:p/>
          </table:table-cell>
          <table:table-cell table:style-name="ce1" table:formula="of:=IF([.AI28]=&quot;&quot;;&quot;&quot;;[.AI28]*[.$C$59])">
            <text:p/>
          </table:table-cell>
          <table:table-cell table:style-name="ce1" table:formula="of:=IF([.AJ28]=&quot;&quot;;&quot;&quot;;[.AJ28]*[.$C$59])">
            <text:p/>
          </table:table-cell>
          <table:table-cell table:style-name="ce1" table:formula="of:=IF([.AK28]=&quot;&quot;;&quot;&quot;;[.AK28]*[.$C$59])">
            <text:p/>
          </table:table-cell>
          <table:table-cell table:style-name="ce1" table:formula="of:=IF([.AL28]=&quot;&quot;;&quot;&quot;;[.AL28]*[.$C$59])">
            <text:p/>
          </table:table-cell>
          <table:table-cell table:style-name="ce1" table:formula="of:=IF([.AM28]=&quot;&quot;;&quot;&quot;;[.AM28]*[.$C$59])">
            <text:p/>
          </table:table-cell>
          <table:table-cell table:style-name="ce1" table:formula="of:=IF([.AN28]=&quot;&quot;;&quot;&quot;;[.AN28]*[.$C$59])">
            <text:p/>
          </table:table-cell>
          <table:table-cell table:style-name="ce1" table:formula="of:=IF([.AO28]=&quot;&quot;;&quot;&quot;;[.AO28]*[.$C$59])">
            <text:p/>
          </table:table-cell>
          <table:table-cell table:style-name="ce1" table:formula="of:=IF([.AP28]=&quot;&quot;;&quot;&quot;;[.AP28]*[.$C$59])">
            <text:p/>
          </table:table-cell>
          <table:table-cell table:style-name="ce1" table:formula="of:=IF([.AQ28]=&quot;&quot;;&quot;&quot;;[.AQ28]*[.$C$59])">
            <text:p/>
          </table:table-cell>
          <table:table-cell table:style-name="ce1" table:formula="of:=IF([.AR28]=&quot;&quot;;&quot;&quot;;[.AR28]*[.$C$59])">
            <text:p/>
          </table:table-cell>
          <table:table-cell table:style-name="ce1" table:formula="of:=IF([.AS28]=&quot;&quot;;&quot;&quot;;[.AS28]*[.$C$59])">
            <text:p/>
          </table:table-cell>
          <table:table-cell table:style-name="ce1" table:formula="of:=IF([.AT28]=&quot;&quot;;&quot;&quot;;[.AT28]*[.$C$59])">
            <text:p/>
          </table:table-cell>
          <table:table-cell table:style-name="ce1" table:formula="of:=IF([.AU28]=&quot;&quot;;&quot;&quot;;[.AU28]*[.$C$59])">
            <text:p/>
          </table:table-cell>
          <table:table-cell table:style-name="ce1" table:formula="of:=IF([.AV28]=&quot;&quot;;&quot;&quot;;[.AV28]*[.$C$59])">
            <text:p/>
          </table:table-cell>
          <table:table-cell table:style-name="ce1" table:formula="of:=IF([.AW28]=&quot;&quot;;&quot;&quot;;[.AW28]*[.$C$59])">
            <text:p/>
          </table:table-cell>
          <table:table-cell table:style-name="ce1" table:formula="of:=IF([.AX28]=&quot;&quot;;&quot;&quot;;[.AX28]*[.$C$59])">
            <text:p/>
          </table:table-cell>
          <table:table-cell table:style-name="ce1" table:formula="of:=IF([.AY28]=&quot;&quot;;&quot;&quot;;[.AY28]*[.$C$59])">
            <text:p/>
          </table:table-cell>
          <table:table-cell table:style-name="ce1" table:formula="of:=IF([.AZ28]=&quot;&quot;;&quot;&quot;;[.AZ28]*[.$C$59])">
            <text:p/>
          </table:table-cell>
          <table:table-cell table:style-name="ce1" table:formula="of:=IF([.BA28]=&quot;&quot;;&quot;&quot;;[.BA28]*[.$C$59])">
            <text:p/>
          </table:table-cell>
          <table:table-cell table:style-name="ce1" table:formula="of:=IF([.BB28]=&quot;&quot;;&quot;&quot;;[.BB28]*[.$C$59])">
            <text:p/>
          </table:table-cell>
          <table:table-cell table:style-name="ce1" table:formula="of:=IF([.BC28]=&quot;&quot;;&quot;&quot;;[.BC28]*[.$C$59])">
            <text:p/>
          </table:table-cell>
          <table:table-cell table:style-name="ce1" table:formula="of:=IF([.BD28]=&quot;&quot;;&quot;&quot;;[.BD28]*[.$C$59])">
            <text:p/>
          </table:table-cell>
          <table:table-cell table:style-name="ce1" table:formula="of:=IF([.BE28]=&quot;&quot;;&quot;&quot;;[.BE28]*[.$C$59])">
            <text:p/>
          </table:table-cell>
          <table:table-cell table:style-name="ce1" table:formula="of:=IF([.BF28]=&quot;&quot;;&quot;&quot;;[.BF28]*[.$C$59])">
            <text:p/>
          </table:table-cell>
          <table:table-cell table:style-name="ce1" table:formula="of:=IF([.BG28]=&quot;&quot;;&quot;&quot;;[.BG28]*[.$C$59])">
            <text:p/>
          </table:table-cell>
          <table:table-cell table:style-name="ce1" table:formula="of:=IF([.BH28]=&quot;&quot;;&quot;&quot;;[.BH28]*[.$C$59])">
            <text:p/>
          </table:table-cell>
          <table:table-cell table:style-name="ce1" table:formula="of:=IF([.BI28]=&quot;&quot;;&quot;&quot;;[.BI28]*[.$C$59])">
            <text:p/>
          </table:table-cell>
          <table:table-cell table:style-name="ce1" table:formula="of:=IF([.BJ28]=&quot;&quot;;&quot;&quot;;[.BJ28]*[.$C$59])">
            <text:p/>
          </table:table-cell>
          <table:table-cell table:style-name="ce1" table:formula="of:=IF([.BK28]=&quot;&quot;;&quot;&quot;;[.BK28]*[.$C$59])">
            <text:p/>
          </table:table-cell>
          <table:table-cell table:style-name="ce1" table:formula="of:=IF([.BL28]=&quot;&quot;;&quot;&quot;;[.BL28]*[.$C$59])">
            <text:p/>
          </table:table-cell>
          <table:table-cell table:style-name="ce1" table:formula="of:=IF([.BM28]=&quot;&quot;;&quot;&quot;;[.BM28]*[.$C$59])">
            <text:p/>
          </table:table-cell>
          <table:table-cell table:style-name="ce1" table:formula="of:=IF([.BN28]=&quot;&quot;;&quot;&quot;;[.BN28]*[.$C$59])">
            <text:p/>
          </table:table-cell>
          <table:table-cell table:style-name="ce1" table:formula="of:=IF([.BO28]=&quot;&quot;;&quot;&quot;;[.BO28]*[.$C$59])">
            <text:p/>
          </table:table-cell>
          <table:table-cell table:style-name="ce1" table:formula="of:=IF([.BP28]=&quot;&quot;;&quot;&quot;;[.BP28]*[.$C$59])">
            <text:p/>
          </table:table-cell>
          <table:table-cell table:style-name="ce1" table:formula="of:=IF([.BQ28]=&quot;&quot;;&quot;&quot;;[.BQ28]*[.$C$59])">
            <text:p/>
          </table:table-cell>
          <table:table-cell table:style-name="ce1" table:formula="of:=IF([.BR28]=&quot;&quot;;&quot;&quot;;[.BR28]*[.$C$59])">
            <text:p/>
          </table:table-cell>
          <table:table-cell table:style-name="ce1" table:formula="of:=IF([.BS28]=&quot;&quot;;&quot;&quot;;[.BS28]*[.$C$59])">
            <text:p/>
          </table:table-cell>
          <table:table-cell table:style-name="ce1" table:formula="of:=IF([.BT28]=&quot;&quot;;&quot;&quot;;[.BT28]*[.$C$59])">
            <text:p/>
          </table:table-cell>
          <table:table-cell table:style-name="ce1" table:formula="of:=IF([.BU28]=&quot;&quot;;&quot;&quot;;[.BU28]*[.$C$59])">
            <text:p/>
          </table:table-cell>
          <table:table-cell table:style-name="ce1" table:formula="of:=IF([.BV28]=&quot;&quot;;&quot;&quot;;[.BV28]*[.$C$59])">
            <text:p/>
          </table:table-cell>
          <table:table-cell table:style-name="ce1" table:formula="of:=IF([.BW28]=&quot;&quot;;&quot;&quot;;[.BW28]*[.$C$59])">
            <text:p/>
          </table:table-cell>
          <table:table-cell table:style-name="ce1" table:formula="of:=IF([.BX28]=&quot;&quot;;&quot;&quot;;[.BX28]*[.$C$59])">
            <text:p/>
          </table:table-cell>
          <table:table-cell table:style-name="ce1" table:formula="of:=IF([.BY28]=&quot;&quot;;&quot;&quot;;[.BY28]*[.$C$59])">
            <text:p/>
          </table:table-cell>
          <table:table-cell table:style-name="ce1" table:formula="of:=IF([.BZ28]=&quot;&quot;;&quot;&quot;;[.BZ28]*[.$C$59])">
            <text:p/>
          </table:table-cell>
          <table:table-cell table:style-name="ce1" table:formula="of:=IF([.CA28]=&quot;&quot;;&quot;&quot;;[.CA28]*[.$C$59])">
            <text:p/>
          </table:table-cell>
          <table:table-cell table:style-name="ce1" table:formula="of:=IF([.CB28]=&quot;&quot;;&quot;&quot;;[.CB28]*[.$C$59])">
            <text:p/>
          </table:table-cell>
          <table:table-cell table:style-name="ce1" table:formula="of:=IF([.CC28]=&quot;&quot;;&quot;&quot;;[.CC28]*[.$C$59])">
            <text:p/>
          </table:table-cell>
          <table:table-cell table:style-name="ce1" table:formula="of:=IF([.CD28]=&quot;&quot;;&quot;&quot;;[.CD28]*[.$C$59])">
            <text:p/>
          </table:table-cell>
          <table:table-cell table:style-name="ce1" table:formula="of:=IF([.CE28]=&quot;&quot;;&quot;&quot;;[.CE28]*[.$C$59])">
            <text:p/>
          </table:table-cell>
          <table:table-cell table:style-name="ce1" table:formula="of:=IF([.CF28]=&quot;&quot;;&quot;&quot;;[.CF28]*[.$C$59])">
            <text:p/>
          </table:table-cell>
          <table:table-cell table:style-name="ce1" table:formula="of:=IF([.CG28]=&quot;&quot;;&quot;&quot;;[.CG28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29]=&quot;&quot;;&quot;&quot;;[.D29]*[.$C$59])">
            <text:p/>
          </table:table-cell>
          <table:table-cell table:style-name="ce1" table:formula="of:=IF([.E29]=&quot;&quot;;&quot;&quot;;[.E29]*[.$C$59])">
            <text:p/>
          </table:table-cell>
          <table:table-cell table:style-name="ce1" table:formula="of:=IF([.F29]=&quot;&quot;;&quot;&quot;;[.F29]*[.$C$59])">
            <text:p/>
          </table:table-cell>
          <table:table-cell table:style-name="ce1" table:formula="of:=IF([.G29]=&quot;&quot;;&quot;&quot;;[.G29]*[.$C$59])">
            <text:p/>
          </table:table-cell>
          <table:table-cell table:style-name="ce1" table:formula="of:=IF([.H29]=&quot;&quot;;&quot;&quot;;[.H29]*[.$C$59])">
            <text:p/>
          </table:table-cell>
          <table:table-cell table:style-name="ce1" table:formula="of:=IF([.I29]=&quot;&quot;;&quot;&quot;;[.I29]*[.$C$59])">
            <text:p/>
          </table:table-cell>
          <table:table-cell table:style-name="ce1" table:formula="of:=IF([.J29]=&quot;&quot;;&quot;&quot;;[.J29]*[.$C$59])">
            <text:p/>
          </table:table-cell>
          <table:table-cell table:style-name="ce1" table:formula="of:=IF([.K29]=&quot;&quot;;&quot;&quot;;[.K29]*[.$C$59])">
            <text:p/>
          </table:table-cell>
          <table:table-cell table:style-name="ce1" table:formula="of:=IF([.L29]=&quot;&quot;;&quot;&quot;;[.L29]*[.$C$59])">
            <text:p/>
          </table:table-cell>
          <table:table-cell table:style-name="ce1" table:formula="of:=IF([.M29]=&quot;&quot;;&quot;&quot;;[.M29]*[.$C$59])">
            <text:p/>
          </table:table-cell>
          <table:table-cell table:style-name="ce1" table:formula="of:=IF([.N29]=&quot;&quot;;&quot;&quot;;[.N29]*[.$C$59])">
            <text:p/>
          </table:table-cell>
          <table:table-cell table:style-name="ce1" table:formula="of:=IF([.O29]=&quot;&quot;;&quot;&quot;;[.O29]*[.$C$59])">
            <text:p/>
          </table:table-cell>
          <table:table-cell table:style-name="ce1" table:formula="of:=IF([.P29]=&quot;&quot;;&quot;&quot;;[.P29]*[.$C$59])">
            <text:p/>
          </table:table-cell>
          <table:table-cell table:style-name="ce1" table:formula="of:=IF([.Q29]=&quot;&quot;;&quot;&quot;;[.Q29]*[.$C$59])">
            <text:p/>
          </table:table-cell>
          <table:table-cell table:style-name="ce1" table:formula="of:=IF([.R29]=&quot;&quot;;&quot;&quot;;[.R29]*[.$C$59])">
            <text:p/>
          </table:table-cell>
          <table:table-cell table:style-name="ce1" table:formula="of:=IF([.S29]=&quot;&quot;;&quot;&quot;;[.S29]*[.$C$59])">
            <text:p/>
          </table:table-cell>
          <table:table-cell table:style-name="ce1" table:formula="of:=IF([.T29]=&quot;&quot;;&quot;&quot;;[.T29]*[.$C$59])">
            <text:p/>
          </table:table-cell>
          <table:table-cell table:style-name="ce1" table:formula="of:=IF([.U29]=&quot;&quot;;&quot;&quot;;[.U29]*[.$C$59])">
            <text:p/>
          </table:table-cell>
          <table:table-cell table:style-name="ce1" table:formula="of:=IF([.V29]=&quot;&quot;;&quot;&quot;;[.V29]*[.$C$59])">
            <text:p/>
          </table:table-cell>
          <table:table-cell table:style-name="ce1" table:formula="of:=IF([.W29]=&quot;&quot;;&quot;&quot;;[.W29]*[.$C$59])">
            <text:p/>
          </table:table-cell>
          <table:table-cell table:style-name="ce1" table:formula="of:=IF([.X29]=&quot;&quot;;&quot;&quot;;[.X29]*[.$C$59])">
            <text:p/>
          </table:table-cell>
          <table:table-cell table:style-name="ce1" table:formula="of:=IF([.Y29]=&quot;&quot;;&quot;&quot;;[.Y29]*[.$C$59])">
            <text:p/>
          </table:table-cell>
          <table:table-cell table:style-name="ce1" table:formula="of:=IF([.Z29]=&quot;&quot;;&quot;&quot;;[.Z29]*[.$C$59])">
            <text:p/>
          </table:table-cell>
          <table:table-cell table:style-name="ce1" table:formula="of:=IF([.AA29]=&quot;&quot;;&quot;&quot;;[.AA29]*[.$C$59])">
            <text:p/>
          </table:table-cell>
          <table:table-cell table:style-name="ce1" table:formula="of:=IF([.AB29]=&quot;&quot;;&quot;&quot;;[.AB29]*[.$C$59])">
            <text:p/>
          </table:table-cell>
          <table:table-cell table:style-name="ce1" table:formula="of:=IF([.AC29]=&quot;&quot;;&quot;&quot;;[.AC29]*[.$C$59])">
            <text:p/>
          </table:table-cell>
          <table:table-cell table:style-name="ce1" table:formula="of:=IF([.AD29]=&quot;&quot;;&quot;&quot;;[.AD29]*[.$C$59])">
            <text:p/>
          </table:table-cell>
          <table:table-cell table:style-name="ce1" table:formula="of:=IF([.AE29]=&quot;&quot;;&quot;&quot;;[.AE29]*[.$C$59])">
            <text:p/>
          </table:table-cell>
          <table:table-cell table:style-name="ce1" table:formula="of:=IF([.AF29]=&quot;&quot;;&quot;&quot;;[.AF29]*[.$C$59])">
            <text:p/>
          </table:table-cell>
          <table:table-cell table:style-name="ce1" table:formula="of:=IF([.AG29]=&quot;&quot;;&quot;&quot;;[.AG29]*[.$C$59])">
            <text:p/>
          </table:table-cell>
          <table:table-cell table:style-name="ce1" table:formula="of:=IF([.AH29]=&quot;&quot;;&quot;&quot;;[.AH29]*[.$C$59])">
            <text:p/>
          </table:table-cell>
          <table:table-cell table:style-name="ce1" table:formula="of:=IF([.AI29]=&quot;&quot;;&quot;&quot;;[.AI29]*[.$C$59])">
            <text:p/>
          </table:table-cell>
          <table:table-cell table:style-name="ce1" table:formula="of:=IF([.AJ29]=&quot;&quot;;&quot;&quot;;[.AJ29]*[.$C$59])">
            <text:p/>
          </table:table-cell>
          <table:table-cell table:style-name="ce1" table:formula="of:=IF([.AK29]=&quot;&quot;;&quot;&quot;;[.AK29]*[.$C$59])">
            <text:p/>
          </table:table-cell>
          <table:table-cell table:style-name="ce1" table:formula="of:=IF([.AL29]=&quot;&quot;;&quot;&quot;;[.AL29]*[.$C$59])">
            <text:p/>
          </table:table-cell>
          <table:table-cell table:style-name="ce1" table:formula="of:=IF([.AM29]=&quot;&quot;;&quot;&quot;;[.AM29]*[.$C$59])">
            <text:p/>
          </table:table-cell>
          <table:table-cell table:style-name="ce1" table:formula="of:=IF([.AN29]=&quot;&quot;;&quot;&quot;;[.AN29]*[.$C$59])">
            <text:p/>
          </table:table-cell>
          <table:table-cell table:style-name="ce1" table:formula="of:=IF([.AO29]=&quot;&quot;;&quot;&quot;;[.AO29]*[.$C$59])">
            <text:p/>
          </table:table-cell>
          <table:table-cell table:style-name="ce1" table:formula="of:=IF([.AP29]=&quot;&quot;;&quot;&quot;;[.AP29]*[.$C$59])">
            <text:p/>
          </table:table-cell>
          <table:table-cell table:style-name="ce1" table:formula="of:=IF([.AQ29]=&quot;&quot;;&quot;&quot;;[.AQ29]*[.$C$59])">
            <text:p/>
          </table:table-cell>
          <table:table-cell table:style-name="ce1" table:formula="of:=IF([.AR29]=&quot;&quot;;&quot;&quot;;[.AR29]*[.$C$59])">
            <text:p/>
          </table:table-cell>
          <table:table-cell table:style-name="ce1" table:formula="of:=IF([.AS29]=&quot;&quot;;&quot;&quot;;[.AS29]*[.$C$59])">
            <text:p/>
          </table:table-cell>
          <table:table-cell table:style-name="ce1" table:formula="of:=IF([.AT29]=&quot;&quot;;&quot;&quot;;[.AT29]*[.$C$59])">
            <text:p/>
          </table:table-cell>
          <table:table-cell table:style-name="ce1" table:formula="of:=IF([.AU29]=&quot;&quot;;&quot;&quot;;[.AU29]*[.$C$59])">
            <text:p/>
          </table:table-cell>
          <table:table-cell table:style-name="ce1" table:formula="of:=IF([.AV29]=&quot;&quot;;&quot;&quot;;[.AV29]*[.$C$59])">
            <text:p/>
          </table:table-cell>
          <table:table-cell table:style-name="ce1" table:formula="of:=IF([.AW29]=&quot;&quot;;&quot;&quot;;[.AW29]*[.$C$59])">
            <text:p/>
          </table:table-cell>
          <table:table-cell table:style-name="ce1" table:formula="of:=IF([.AX29]=&quot;&quot;;&quot;&quot;;[.AX29]*[.$C$59])">
            <text:p/>
          </table:table-cell>
          <table:table-cell table:style-name="ce1" table:formula="of:=IF([.AY29]=&quot;&quot;;&quot;&quot;;[.AY29]*[.$C$59])">
            <text:p/>
          </table:table-cell>
          <table:table-cell table:style-name="ce1" table:formula="of:=IF([.AZ29]=&quot;&quot;;&quot;&quot;;[.AZ29]*[.$C$59])">
            <text:p/>
          </table:table-cell>
          <table:table-cell table:style-name="ce1" table:formula="of:=IF([.BA29]=&quot;&quot;;&quot;&quot;;[.BA29]*[.$C$59])">
            <text:p/>
          </table:table-cell>
          <table:table-cell table:style-name="ce1" table:formula="of:=IF([.BB29]=&quot;&quot;;&quot;&quot;;[.BB29]*[.$C$59])">
            <text:p/>
          </table:table-cell>
          <table:table-cell table:style-name="ce1" table:formula="of:=IF([.BC29]=&quot;&quot;;&quot;&quot;;[.BC29]*[.$C$59])">
            <text:p/>
          </table:table-cell>
          <table:table-cell table:style-name="ce1" table:formula="of:=IF([.BD29]=&quot;&quot;;&quot;&quot;;[.BD29]*[.$C$59])">
            <text:p/>
          </table:table-cell>
          <table:table-cell table:style-name="ce1" table:formula="of:=IF([.BE29]=&quot;&quot;;&quot;&quot;;[.BE29]*[.$C$59])">
            <text:p/>
          </table:table-cell>
          <table:table-cell table:style-name="ce1" table:formula="of:=IF([.BF29]=&quot;&quot;;&quot;&quot;;[.BF29]*[.$C$59])">
            <text:p/>
          </table:table-cell>
          <table:table-cell table:style-name="ce1" table:formula="of:=IF([.BG29]=&quot;&quot;;&quot;&quot;;[.BG29]*[.$C$59])">
            <text:p/>
          </table:table-cell>
          <table:table-cell table:style-name="ce1" table:formula="of:=IF([.BH29]=&quot;&quot;;&quot;&quot;;[.BH29]*[.$C$59])">
            <text:p/>
          </table:table-cell>
          <table:table-cell table:style-name="ce1" table:formula="of:=IF([.BI29]=&quot;&quot;;&quot;&quot;;[.BI29]*[.$C$59])">
            <text:p/>
          </table:table-cell>
          <table:table-cell table:style-name="ce1" table:formula="of:=IF([.BJ29]=&quot;&quot;;&quot;&quot;;[.BJ29]*[.$C$59])">
            <text:p/>
          </table:table-cell>
          <table:table-cell table:style-name="ce1" table:formula="of:=IF([.BK29]=&quot;&quot;;&quot;&quot;;[.BK29]*[.$C$59])">
            <text:p/>
          </table:table-cell>
          <table:table-cell table:style-name="ce1" table:formula="of:=IF([.BL29]=&quot;&quot;;&quot;&quot;;[.BL29]*[.$C$59])">
            <text:p/>
          </table:table-cell>
          <table:table-cell table:style-name="ce1" table:formula="of:=IF([.BM29]=&quot;&quot;;&quot;&quot;;[.BM29]*[.$C$59])">
            <text:p/>
          </table:table-cell>
          <table:table-cell table:style-name="ce1" table:formula="of:=IF([.BN29]=&quot;&quot;;&quot;&quot;;[.BN29]*[.$C$59])">
            <text:p/>
          </table:table-cell>
          <table:table-cell table:style-name="ce1" table:formula="of:=IF([.BO29]=&quot;&quot;;&quot;&quot;;[.BO29]*[.$C$59])">
            <text:p/>
          </table:table-cell>
          <table:table-cell table:style-name="ce1" table:formula="of:=IF([.BP29]=&quot;&quot;;&quot;&quot;;[.BP29]*[.$C$59])">
            <text:p/>
          </table:table-cell>
          <table:table-cell table:style-name="ce1" table:formula="of:=IF([.BQ29]=&quot;&quot;;&quot;&quot;;[.BQ29]*[.$C$59])">
            <text:p/>
          </table:table-cell>
          <table:table-cell table:style-name="ce1" table:formula="of:=IF([.BR29]=&quot;&quot;;&quot;&quot;;[.BR29]*[.$C$59])">
            <text:p/>
          </table:table-cell>
          <table:table-cell table:style-name="ce1" table:formula="of:=IF([.BS29]=&quot;&quot;;&quot;&quot;;[.BS29]*[.$C$59])">
            <text:p/>
          </table:table-cell>
          <table:table-cell table:style-name="ce1" table:formula="of:=IF([.BT29]=&quot;&quot;;&quot;&quot;;[.BT29]*[.$C$59])">
            <text:p/>
          </table:table-cell>
          <table:table-cell table:style-name="ce1" table:formula="of:=IF([.BU29]=&quot;&quot;;&quot;&quot;;[.BU29]*[.$C$59])">
            <text:p/>
          </table:table-cell>
          <table:table-cell table:style-name="ce1" table:formula="of:=IF([.BV29]=&quot;&quot;;&quot;&quot;;[.BV29]*[.$C$59])">
            <text:p/>
          </table:table-cell>
          <table:table-cell table:style-name="ce1" table:formula="of:=IF([.BW29]=&quot;&quot;;&quot;&quot;;[.BW29]*[.$C$59])">
            <text:p/>
          </table:table-cell>
          <table:table-cell table:style-name="ce1" table:formula="of:=IF([.BX29]=&quot;&quot;;&quot;&quot;;[.BX29]*[.$C$59])">
            <text:p/>
          </table:table-cell>
          <table:table-cell table:style-name="ce1" table:formula="of:=IF([.BY29]=&quot;&quot;;&quot;&quot;;[.BY29]*[.$C$59])">
            <text:p/>
          </table:table-cell>
          <table:table-cell table:style-name="ce1" table:formula="of:=IF([.BZ29]=&quot;&quot;;&quot;&quot;;[.BZ29]*[.$C$59])">
            <text:p/>
          </table:table-cell>
          <table:table-cell table:style-name="ce1" table:formula="of:=IF([.CA29]=&quot;&quot;;&quot;&quot;;[.CA29]*[.$C$59])">
            <text:p/>
          </table:table-cell>
          <table:table-cell table:style-name="ce1" table:formula="of:=IF([.CB29]=&quot;&quot;;&quot;&quot;;[.CB29]*[.$C$59])">
            <text:p/>
          </table:table-cell>
          <table:table-cell table:style-name="ce1" table:formula="of:=IF([.CC29]=&quot;&quot;;&quot;&quot;;[.CC29]*[.$C$59])">
            <text:p/>
          </table:table-cell>
          <table:table-cell table:style-name="ce1" table:formula="of:=IF([.CD29]=&quot;&quot;;&quot;&quot;;[.CD29]*[.$C$59])">
            <text:p/>
          </table:table-cell>
          <table:table-cell table:style-name="ce1" table:formula="of:=IF([.CE29]=&quot;&quot;;&quot;&quot;;[.CE29]*[.$C$59])">
            <text:p/>
          </table:table-cell>
          <table:table-cell table:style-name="ce1" table:formula="of:=IF([.CF29]=&quot;&quot;;&quot;&quot;;[.CF29]*[.$C$59])">
            <text:p/>
          </table:table-cell>
          <table:table-cell table:style-name="ce1" table:formula="of:=IF([.CG29]=&quot;&quot;;&quot;&quot;;[.CG29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0]=&quot;&quot;;&quot;&quot;;[.D30]*[.$C$59])">
            <text:p/>
          </table:table-cell>
          <table:table-cell table:style-name="ce1" table:formula="of:=IF([.E30]=&quot;&quot;;&quot;&quot;;[.E30]*[.$C$59])">
            <text:p/>
          </table:table-cell>
          <table:table-cell table:style-name="ce1" table:formula="of:=IF([.F30]=&quot;&quot;;&quot;&quot;;[.F30]*[.$C$59])">
            <text:p/>
          </table:table-cell>
          <table:table-cell table:style-name="ce1" table:formula="of:=IF([.G30]=&quot;&quot;;&quot;&quot;;[.G30]*[.$C$59])">
            <text:p/>
          </table:table-cell>
          <table:table-cell table:style-name="ce1" table:formula="of:=IF([.H30]=&quot;&quot;;&quot;&quot;;[.H30]*[.$C$59])">
            <text:p/>
          </table:table-cell>
          <table:table-cell table:style-name="ce1" table:formula="of:=IF([.I30]=&quot;&quot;;&quot;&quot;;[.I30]*[.$C$59])">
            <text:p/>
          </table:table-cell>
          <table:table-cell table:style-name="ce1" table:formula="of:=IF([.J30]=&quot;&quot;;&quot;&quot;;[.J30]*[.$C$59])">
            <text:p/>
          </table:table-cell>
          <table:table-cell table:style-name="ce1" table:formula="of:=IF([.K30]=&quot;&quot;;&quot;&quot;;[.K30]*[.$C$59])">
            <text:p/>
          </table:table-cell>
          <table:table-cell table:style-name="ce1" table:formula="of:=IF([.L30]=&quot;&quot;;&quot;&quot;;[.L30]*[.$C$59])">
            <text:p/>
          </table:table-cell>
          <table:table-cell table:style-name="ce1" table:formula="of:=IF([.M30]=&quot;&quot;;&quot;&quot;;[.M30]*[.$C$59])">
            <text:p/>
          </table:table-cell>
          <table:table-cell table:style-name="ce1" table:formula="of:=IF([.N30]=&quot;&quot;;&quot;&quot;;[.N30]*[.$C$59])">
            <text:p/>
          </table:table-cell>
          <table:table-cell table:style-name="ce1" table:formula="of:=IF([.O30]=&quot;&quot;;&quot;&quot;;[.O30]*[.$C$59])">
            <text:p/>
          </table:table-cell>
          <table:table-cell table:style-name="ce1" table:formula="of:=IF([.P30]=&quot;&quot;;&quot;&quot;;[.P30]*[.$C$59])">
            <text:p/>
          </table:table-cell>
          <table:table-cell table:style-name="ce1" table:formula="of:=IF([.Q30]=&quot;&quot;;&quot;&quot;;[.Q30]*[.$C$59])">
            <text:p/>
          </table:table-cell>
          <table:table-cell table:style-name="ce1" table:formula="of:=IF([.R30]=&quot;&quot;;&quot;&quot;;[.R30]*[.$C$59])">
            <text:p/>
          </table:table-cell>
          <table:table-cell table:style-name="ce1" table:formula="of:=IF([.S30]=&quot;&quot;;&quot;&quot;;[.S30]*[.$C$59])">
            <text:p/>
          </table:table-cell>
          <table:table-cell table:style-name="ce1" table:formula="of:=IF([.T30]=&quot;&quot;;&quot;&quot;;[.T30]*[.$C$59])">
            <text:p/>
          </table:table-cell>
          <table:table-cell table:style-name="ce1" table:formula="of:=IF([.U30]=&quot;&quot;;&quot;&quot;;[.U30]*[.$C$59])">
            <text:p/>
          </table:table-cell>
          <table:table-cell table:style-name="ce1" table:formula="of:=IF([.V30]=&quot;&quot;;&quot;&quot;;[.V30]*[.$C$59])">
            <text:p/>
          </table:table-cell>
          <table:table-cell table:style-name="ce1" table:formula="of:=IF([.W30]=&quot;&quot;;&quot;&quot;;[.W30]*[.$C$59])">
            <text:p/>
          </table:table-cell>
          <table:table-cell table:style-name="ce1" table:formula="of:=IF([.X30]=&quot;&quot;;&quot;&quot;;[.X30]*[.$C$59])">
            <text:p/>
          </table:table-cell>
          <table:table-cell table:style-name="ce1" table:formula="of:=IF([.Y30]=&quot;&quot;;&quot;&quot;;[.Y30]*[.$C$59])">
            <text:p/>
          </table:table-cell>
          <table:table-cell table:style-name="ce1" table:formula="of:=IF([.Z30]=&quot;&quot;;&quot;&quot;;[.Z30]*[.$C$59])">
            <text:p/>
          </table:table-cell>
          <table:table-cell table:style-name="ce1" table:formula="of:=IF([.AA30]=&quot;&quot;;&quot;&quot;;[.AA30]*[.$C$59])">
            <text:p/>
          </table:table-cell>
          <table:table-cell table:style-name="ce1" table:formula="of:=IF([.AB30]=&quot;&quot;;&quot;&quot;;[.AB30]*[.$C$59])">
            <text:p/>
          </table:table-cell>
          <table:table-cell table:style-name="ce1" table:formula="of:=IF([.AC30]=&quot;&quot;;&quot;&quot;;[.AC30]*[.$C$59])">
            <text:p/>
          </table:table-cell>
          <table:table-cell table:style-name="ce1" table:formula="of:=IF([.AD30]=&quot;&quot;;&quot;&quot;;[.AD30]*[.$C$59])">
            <text:p/>
          </table:table-cell>
          <table:table-cell table:style-name="ce1" table:formula="of:=IF([.AE30]=&quot;&quot;;&quot;&quot;;[.AE30]*[.$C$59])">
            <text:p/>
          </table:table-cell>
          <table:table-cell table:style-name="ce1" table:formula="of:=IF([.AF30]=&quot;&quot;;&quot;&quot;;[.AF30]*[.$C$59])">
            <text:p/>
          </table:table-cell>
          <table:table-cell table:style-name="ce1" table:formula="of:=IF([.AG30]=&quot;&quot;;&quot;&quot;;[.AG30]*[.$C$59])">
            <text:p/>
          </table:table-cell>
          <table:table-cell table:style-name="ce1" table:formula="of:=IF([.AH30]=&quot;&quot;;&quot;&quot;;[.AH30]*[.$C$59])">
            <text:p/>
          </table:table-cell>
          <table:table-cell table:style-name="ce1" table:formula="of:=IF([.AI30]=&quot;&quot;;&quot;&quot;;[.AI30]*[.$C$59])">
            <text:p/>
          </table:table-cell>
          <table:table-cell table:style-name="ce1" table:formula="of:=IF([.AJ30]=&quot;&quot;;&quot;&quot;;[.AJ30]*[.$C$59])">
            <text:p/>
          </table:table-cell>
          <table:table-cell table:style-name="ce1" table:formula="of:=IF([.AK30]=&quot;&quot;;&quot;&quot;;[.AK30]*[.$C$59])">
            <text:p/>
          </table:table-cell>
          <table:table-cell table:style-name="ce1" table:formula="of:=IF([.AL30]=&quot;&quot;;&quot;&quot;;[.AL30]*[.$C$59])">
            <text:p/>
          </table:table-cell>
          <table:table-cell table:style-name="ce1" table:formula="of:=IF([.AM30]=&quot;&quot;;&quot;&quot;;[.AM30]*[.$C$59])">
            <text:p/>
          </table:table-cell>
          <table:table-cell table:style-name="ce1" table:formula="of:=IF([.AN30]=&quot;&quot;;&quot;&quot;;[.AN30]*[.$C$59])">
            <text:p/>
          </table:table-cell>
          <table:table-cell table:style-name="ce1" table:formula="of:=IF([.AO30]=&quot;&quot;;&quot;&quot;;[.AO30]*[.$C$59])">
            <text:p/>
          </table:table-cell>
          <table:table-cell table:style-name="ce1" table:formula="of:=IF([.AP30]=&quot;&quot;;&quot;&quot;;[.AP30]*[.$C$59])">
            <text:p/>
          </table:table-cell>
          <table:table-cell table:style-name="ce1" table:formula="of:=IF([.AQ30]=&quot;&quot;;&quot;&quot;;[.AQ30]*[.$C$59])">
            <text:p/>
          </table:table-cell>
          <table:table-cell table:style-name="ce1" table:formula="of:=IF([.AR30]=&quot;&quot;;&quot;&quot;;[.AR30]*[.$C$59])">
            <text:p/>
          </table:table-cell>
          <table:table-cell table:style-name="ce1" table:formula="of:=IF([.AS30]=&quot;&quot;;&quot;&quot;;[.AS30]*[.$C$59])">
            <text:p/>
          </table:table-cell>
          <table:table-cell table:style-name="ce1" table:formula="of:=IF([.AT30]=&quot;&quot;;&quot;&quot;;[.AT30]*[.$C$59])">
            <text:p/>
          </table:table-cell>
          <table:table-cell table:style-name="ce1" table:formula="of:=IF([.AU30]=&quot;&quot;;&quot;&quot;;[.AU30]*[.$C$59])">
            <text:p/>
          </table:table-cell>
          <table:table-cell table:style-name="ce1" table:formula="of:=IF([.AV30]=&quot;&quot;;&quot;&quot;;[.AV30]*[.$C$59])">
            <text:p/>
          </table:table-cell>
          <table:table-cell table:style-name="ce1" table:formula="of:=IF([.AW30]=&quot;&quot;;&quot;&quot;;[.AW30]*[.$C$59])">
            <text:p/>
          </table:table-cell>
          <table:table-cell table:style-name="ce1" table:formula="of:=IF([.AX30]=&quot;&quot;;&quot;&quot;;[.AX30]*[.$C$59])">
            <text:p/>
          </table:table-cell>
          <table:table-cell table:style-name="ce1" table:formula="of:=IF([.AY30]=&quot;&quot;;&quot;&quot;;[.AY30]*[.$C$59])">
            <text:p/>
          </table:table-cell>
          <table:table-cell table:style-name="ce1" table:formula="of:=IF([.AZ30]=&quot;&quot;;&quot;&quot;;[.AZ30]*[.$C$59])">
            <text:p/>
          </table:table-cell>
          <table:table-cell table:style-name="ce1" table:formula="of:=IF([.BA30]=&quot;&quot;;&quot;&quot;;[.BA30]*[.$C$59])">
            <text:p/>
          </table:table-cell>
          <table:table-cell table:style-name="ce1" table:formula="of:=IF([.BB30]=&quot;&quot;;&quot;&quot;;[.BB30]*[.$C$59])">
            <text:p/>
          </table:table-cell>
          <table:table-cell table:style-name="ce1" table:formula="of:=IF([.BC30]=&quot;&quot;;&quot;&quot;;[.BC30]*[.$C$59])">
            <text:p/>
          </table:table-cell>
          <table:table-cell table:style-name="ce1" table:formula="of:=IF([.BD30]=&quot;&quot;;&quot;&quot;;[.BD30]*[.$C$59])">
            <text:p/>
          </table:table-cell>
          <table:table-cell table:style-name="ce1" table:formula="of:=IF([.BE30]=&quot;&quot;;&quot;&quot;;[.BE30]*[.$C$59])">
            <text:p/>
          </table:table-cell>
          <table:table-cell table:style-name="ce1" table:formula="of:=IF([.BF30]=&quot;&quot;;&quot;&quot;;[.BF30]*[.$C$59])">
            <text:p/>
          </table:table-cell>
          <table:table-cell table:style-name="ce1" table:formula="of:=IF([.BG30]=&quot;&quot;;&quot;&quot;;[.BG30]*[.$C$59])">
            <text:p/>
          </table:table-cell>
          <table:table-cell table:style-name="ce1" table:formula="of:=IF([.BH30]=&quot;&quot;;&quot;&quot;;[.BH30]*[.$C$59])">
            <text:p/>
          </table:table-cell>
          <table:table-cell table:style-name="ce1" table:formula="of:=IF([.BI30]=&quot;&quot;;&quot;&quot;;[.BI30]*[.$C$59])">
            <text:p/>
          </table:table-cell>
          <table:table-cell table:style-name="ce1" table:formula="of:=IF([.BJ30]=&quot;&quot;;&quot;&quot;;[.BJ30]*[.$C$59])">
            <text:p/>
          </table:table-cell>
          <table:table-cell table:style-name="ce1" table:formula="of:=IF([.BK30]=&quot;&quot;;&quot;&quot;;[.BK30]*[.$C$59])">
            <text:p/>
          </table:table-cell>
          <table:table-cell table:style-name="ce1" table:formula="of:=IF([.BL30]=&quot;&quot;;&quot;&quot;;[.BL30]*[.$C$59])">
            <text:p/>
          </table:table-cell>
          <table:table-cell table:style-name="ce1" table:formula="of:=IF([.BM30]=&quot;&quot;;&quot;&quot;;[.BM30]*[.$C$59])">
            <text:p/>
          </table:table-cell>
          <table:table-cell table:style-name="ce1" table:formula="of:=IF([.BN30]=&quot;&quot;;&quot;&quot;;[.BN30]*[.$C$59])">
            <text:p/>
          </table:table-cell>
          <table:table-cell table:style-name="ce1" table:formula="of:=IF([.BO30]=&quot;&quot;;&quot;&quot;;[.BO30]*[.$C$59])">
            <text:p/>
          </table:table-cell>
          <table:table-cell table:style-name="ce1" table:formula="of:=IF([.BP30]=&quot;&quot;;&quot;&quot;;[.BP30]*[.$C$59])">
            <text:p/>
          </table:table-cell>
          <table:table-cell table:style-name="ce1" table:formula="of:=IF([.BQ30]=&quot;&quot;;&quot;&quot;;[.BQ30]*[.$C$59])">
            <text:p/>
          </table:table-cell>
          <table:table-cell table:style-name="ce1" table:formula="of:=IF([.BR30]=&quot;&quot;;&quot;&quot;;[.BR30]*[.$C$59])">
            <text:p/>
          </table:table-cell>
          <table:table-cell table:style-name="ce1" table:formula="of:=IF([.BS30]=&quot;&quot;;&quot;&quot;;[.BS30]*[.$C$59])">
            <text:p/>
          </table:table-cell>
          <table:table-cell table:style-name="ce1" table:formula="of:=IF([.BT30]=&quot;&quot;;&quot;&quot;;[.BT30]*[.$C$59])">
            <text:p/>
          </table:table-cell>
          <table:table-cell table:style-name="ce1" table:formula="of:=IF([.BU30]=&quot;&quot;;&quot;&quot;;[.BU30]*[.$C$59])">
            <text:p/>
          </table:table-cell>
          <table:table-cell table:style-name="ce1" table:formula="of:=IF([.BV30]=&quot;&quot;;&quot;&quot;;[.BV30]*[.$C$59])">
            <text:p/>
          </table:table-cell>
          <table:table-cell table:style-name="ce1" table:formula="of:=IF([.BW30]=&quot;&quot;;&quot;&quot;;[.BW30]*[.$C$59])">
            <text:p/>
          </table:table-cell>
          <table:table-cell table:style-name="ce1" table:formula="of:=IF([.BX30]=&quot;&quot;;&quot;&quot;;[.BX30]*[.$C$59])">
            <text:p/>
          </table:table-cell>
          <table:table-cell table:style-name="ce1" table:formula="of:=IF([.BY30]=&quot;&quot;;&quot;&quot;;[.BY30]*[.$C$59])">
            <text:p/>
          </table:table-cell>
          <table:table-cell table:style-name="ce1" table:formula="of:=IF([.BZ30]=&quot;&quot;;&quot;&quot;;[.BZ30]*[.$C$59])">
            <text:p/>
          </table:table-cell>
          <table:table-cell table:style-name="ce1" table:formula="of:=IF([.CA30]=&quot;&quot;;&quot;&quot;;[.CA30]*[.$C$59])">
            <text:p/>
          </table:table-cell>
          <table:table-cell table:style-name="ce1" table:formula="of:=IF([.CB30]=&quot;&quot;;&quot;&quot;;[.CB30]*[.$C$59])">
            <text:p/>
          </table:table-cell>
          <table:table-cell table:style-name="ce1" table:formula="of:=IF([.CC30]=&quot;&quot;;&quot;&quot;;[.CC30]*[.$C$59])">
            <text:p/>
          </table:table-cell>
          <table:table-cell table:style-name="ce1" table:formula="of:=IF([.CD30]=&quot;&quot;;&quot;&quot;;[.CD30]*[.$C$59])">
            <text:p/>
          </table:table-cell>
          <table:table-cell table:style-name="ce1" table:formula="of:=IF([.CE30]=&quot;&quot;;&quot;&quot;;[.CE30]*[.$C$59])">
            <text:p/>
          </table:table-cell>
          <table:table-cell table:style-name="ce1" table:formula="of:=IF([.CF30]=&quot;&quot;;&quot;&quot;;[.CF30]*[.$C$59])">
            <text:p/>
          </table:table-cell>
          <table:table-cell table:style-name="ce1" table:formula="of:=IF([.CG30]=&quot;&quot;;&quot;&quot;;[.CG30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1]=&quot;&quot;;&quot;&quot;;[.D31]*[.$C$59])" office:value-type="float" office:value="790.98676">
            <text:p>790.98676</text:p>
          </table:table-cell>
          <table:table-cell table:style-name="ce1" table:formula="of:=IF([.E31]=&quot;&quot;;&quot;&quot;;[.E31]*[.$C$59])" office:value-type="float" office:value="592.20369">
            <text:p>592.20369</text:p>
          </table:table-cell>
          <table:table-cell table:style-name="ce1" table:formula="of:=IF([.F31]=&quot;&quot;;&quot;&quot;;[.F31]*[.$C$59])" office:value-type="float" office:value="-29.93999">
            <text:p>-29.93999</text:p>
          </table:table-cell>
          <table:table-cell table:style-name="ce1" table:formula="of:=IF([.G31]=&quot;&quot;;&quot;&quot;;[.G31]*[.$C$59])" office:value-type="float" office:value="1.00894">
            <text:p>1.00894</text:p>
          </table:table-cell>
          <table:table-cell table:style-name="ce1" table:formula="of:=IF([.H31]=&quot;&quot;;&quot;&quot;;[.H31]*[.$C$59])" office:value-type="float" office:value="0.13603">
            <text:p>0.13603</text:p>
          </table:table-cell>
          <table:table-cell table:style-name="ce1" table:formula="of:=IF([.I31]=&quot;&quot;;&quot;&quot;;[.I31]*[.$C$59])" office:value-type="float" office:value="-168.92838">
            <text:p>-168.92838</text:p>
          </table:table-cell>
          <table:table-cell table:style-name="ce1" table:formula="of:=IF([.J31]=&quot;&quot;;&quot;&quot;;[.J31]*[.$C$59])" office:value-type="float" office:value="29.86826">
            <text:p>29.86826</text:p>
          </table:table-cell>
          <table:table-cell table:style-name="ce1" table:formula="of:=IF([.K31]=&quot;&quot;;&quot;&quot;;[.K31]*[.$C$59])" office:value-type="float" office:value="-0.092">
            <text:p>-0.092</text:p>
          </table:table-cell>
          <table:table-cell table:style-name="ce1" table:formula="of:=IF([.L31]=&quot;&quot;;&quot;&quot;;[.L31]*[.$C$59])">
            <text:p/>
          </table:table-cell>
          <table:table-cell table:style-name="ce1" table:formula="of:=IF([.M31]=&quot;&quot;;&quot;&quot;;[.M31]*[.$C$59])">
            <text:p/>
          </table:table-cell>
          <table:table-cell table:style-name="ce1" table:formula="of:=IF([.N31]=&quot;&quot;;&quot;&quot;;[.N31]*[.$C$59])">
            <text:p/>
          </table:table-cell>
          <table:table-cell table:style-name="ce1" table:formula="of:=IF([.O31]=&quot;&quot;;&quot;&quot;;[.O31]*[.$C$59])">
            <text:p/>
          </table:table-cell>
          <table:table-cell table:style-name="ce1" table:formula="of:=IF([.P31]=&quot;&quot;;&quot;&quot;;[.P31]*[.$C$59])">
            <text:p/>
          </table:table-cell>
          <table:table-cell table:style-name="ce1" table:formula="of:=IF([.Q31]=&quot;&quot;;&quot;&quot;;[.Q31]*[.$C$59])">
            <text:p/>
          </table:table-cell>
          <table:table-cell table:style-name="ce1" table:formula="of:=IF([.R31]=&quot;&quot;;&quot;&quot;;[.R31]*[.$C$59])">
            <text:p/>
          </table:table-cell>
          <table:table-cell table:style-name="ce1" table:formula="of:=IF([.S31]=&quot;&quot;;&quot;&quot;;[.S31]*[.$C$59])">
            <text:p/>
          </table:table-cell>
          <table:table-cell table:style-name="ce1" table:formula="of:=IF([.T31]=&quot;&quot;;&quot;&quot;;[.T31]*[.$C$59])">
            <text:p/>
          </table:table-cell>
          <table:table-cell table:style-name="ce1" table:formula="of:=IF([.U31]=&quot;&quot;;&quot;&quot;;[.U31]*[.$C$59])">
            <text:p/>
          </table:table-cell>
          <table:table-cell table:style-name="ce1" table:formula="of:=IF([.V31]=&quot;&quot;;&quot;&quot;;[.V31]*[.$C$59])">
            <text:p/>
          </table:table-cell>
          <table:table-cell table:style-name="ce1" table:formula="of:=IF([.W31]=&quot;&quot;;&quot;&quot;;[.W31]*[.$C$59])">
            <text:p/>
          </table:table-cell>
          <table:table-cell table:style-name="ce1" table:formula="of:=IF([.X31]=&quot;&quot;;&quot;&quot;;[.X31]*[.$C$59])">
            <text:p/>
          </table:table-cell>
          <table:table-cell table:style-name="ce1" table:formula="of:=IF([.Y31]=&quot;&quot;;&quot;&quot;;[.Y31]*[.$C$59])">
            <text:p/>
          </table:table-cell>
          <table:table-cell table:style-name="ce1" table:formula="of:=IF([.Z31]=&quot;&quot;;&quot;&quot;;[.Z31]*[.$C$59])">
            <text:p/>
          </table:table-cell>
          <table:table-cell table:style-name="ce1" table:formula="of:=IF([.AA31]=&quot;&quot;;&quot;&quot;;[.AA31]*[.$C$59])">
            <text:p/>
          </table:table-cell>
          <table:table-cell table:style-name="ce1" table:formula="of:=IF([.AB31]=&quot;&quot;;&quot;&quot;;[.AB31]*[.$C$59])">
            <text:p/>
          </table:table-cell>
          <table:table-cell table:style-name="ce1" table:formula="of:=IF([.AC31]=&quot;&quot;;&quot;&quot;;[.AC31]*[.$C$59])">
            <text:p/>
          </table:table-cell>
          <table:table-cell table:style-name="ce1" table:formula="of:=IF([.AD31]=&quot;&quot;;&quot;&quot;;[.AD31]*[.$C$59])">
            <text:p/>
          </table:table-cell>
          <table:table-cell table:style-name="ce1" table:formula="of:=IF([.AE31]=&quot;&quot;;&quot;&quot;;[.AE31]*[.$C$59])">
            <text:p/>
          </table:table-cell>
          <table:table-cell table:style-name="ce1" table:formula="of:=IF([.AF31]=&quot;&quot;;&quot;&quot;;[.AF31]*[.$C$59])">
            <text:p/>
          </table:table-cell>
          <table:table-cell table:style-name="ce1" table:formula="of:=IF([.AG31]=&quot;&quot;;&quot;&quot;;[.AG31]*[.$C$59])">
            <text:p/>
          </table:table-cell>
          <table:table-cell table:style-name="ce1" table:formula="of:=IF([.AH31]=&quot;&quot;;&quot;&quot;;[.AH31]*[.$C$59])">
            <text:p/>
          </table:table-cell>
          <table:table-cell table:style-name="ce1" table:formula="of:=IF([.AI31]=&quot;&quot;;&quot;&quot;;[.AI31]*[.$C$59])">
            <text:p/>
          </table:table-cell>
          <table:table-cell table:style-name="ce1" table:formula="of:=IF([.AJ31]=&quot;&quot;;&quot;&quot;;[.AJ31]*[.$C$59])">
            <text:p/>
          </table:table-cell>
          <table:table-cell table:style-name="ce1" table:formula="of:=IF([.AK31]=&quot;&quot;;&quot;&quot;;[.AK31]*[.$C$59])">
            <text:p/>
          </table:table-cell>
          <table:table-cell table:style-name="ce1" table:formula="of:=IF([.AL31]=&quot;&quot;;&quot;&quot;;[.AL31]*[.$C$59])">
            <text:p/>
          </table:table-cell>
          <table:table-cell table:style-name="ce1" table:formula="of:=IF([.AM31]=&quot;&quot;;&quot;&quot;;[.AM31]*[.$C$59])">
            <text:p/>
          </table:table-cell>
          <table:table-cell table:style-name="ce1" table:formula="of:=IF([.AN31]=&quot;&quot;;&quot;&quot;;[.AN31]*[.$C$59])">
            <text:p/>
          </table:table-cell>
          <table:table-cell table:style-name="ce1" table:formula="of:=IF([.AO31]=&quot;&quot;;&quot;&quot;;[.AO31]*[.$C$59])">
            <text:p/>
          </table:table-cell>
          <table:table-cell table:style-name="ce1" table:formula="of:=IF([.AP31]=&quot;&quot;;&quot;&quot;;[.AP31]*[.$C$59])">
            <text:p/>
          </table:table-cell>
          <table:table-cell table:style-name="ce1" table:formula="of:=IF([.AQ31]=&quot;&quot;;&quot;&quot;;[.AQ31]*[.$C$59])">
            <text:p/>
          </table:table-cell>
          <table:table-cell table:style-name="ce1" table:formula="of:=IF([.AR31]=&quot;&quot;;&quot;&quot;;[.AR31]*[.$C$59])">
            <text:p/>
          </table:table-cell>
          <table:table-cell table:style-name="ce1" table:formula="of:=IF([.AS31]=&quot;&quot;;&quot;&quot;;[.AS31]*[.$C$59])">
            <text:p/>
          </table:table-cell>
          <table:table-cell table:style-name="ce1" table:formula="of:=IF([.AT31]=&quot;&quot;;&quot;&quot;;[.AT31]*[.$C$59])">
            <text:p/>
          </table:table-cell>
          <table:table-cell table:style-name="ce1" table:formula="of:=IF([.AU31]=&quot;&quot;;&quot;&quot;;[.AU31]*[.$C$59])">
            <text:p/>
          </table:table-cell>
          <table:table-cell table:style-name="ce1" table:formula="of:=IF([.AV31]=&quot;&quot;;&quot;&quot;;[.AV31]*[.$C$59])">
            <text:p/>
          </table:table-cell>
          <table:table-cell table:style-name="ce1" table:formula="of:=IF([.AW31]=&quot;&quot;;&quot;&quot;;[.AW31]*[.$C$59])">
            <text:p/>
          </table:table-cell>
          <table:table-cell table:style-name="ce1" table:formula="of:=IF([.AX31]=&quot;&quot;;&quot;&quot;;[.AX31]*[.$C$59])">
            <text:p/>
          </table:table-cell>
          <table:table-cell table:style-name="ce1" table:formula="of:=IF([.AY31]=&quot;&quot;;&quot;&quot;;[.AY31]*[.$C$59])">
            <text:p/>
          </table:table-cell>
          <table:table-cell table:style-name="ce1" table:formula="of:=IF([.AZ31]=&quot;&quot;;&quot;&quot;;[.AZ31]*[.$C$59])">
            <text:p/>
          </table:table-cell>
          <table:table-cell table:style-name="ce1" table:formula="of:=IF([.BA31]=&quot;&quot;;&quot;&quot;;[.BA31]*[.$C$59])">
            <text:p/>
          </table:table-cell>
          <table:table-cell table:style-name="ce1" table:formula="of:=IF([.BB31]=&quot;&quot;;&quot;&quot;;[.BB31]*[.$C$59])">
            <text:p/>
          </table:table-cell>
          <table:table-cell table:style-name="ce1" table:formula="of:=IF([.BC31]=&quot;&quot;;&quot;&quot;;[.BC31]*[.$C$59])">
            <text:p/>
          </table:table-cell>
          <table:table-cell table:style-name="ce1" table:formula="of:=IF([.BD31]=&quot;&quot;;&quot;&quot;;[.BD31]*[.$C$59])">
            <text:p/>
          </table:table-cell>
          <table:table-cell table:style-name="ce1" table:formula="of:=IF([.BE31]=&quot;&quot;;&quot;&quot;;[.BE31]*[.$C$59])">
            <text:p/>
          </table:table-cell>
          <table:table-cell table:style-name="ce1" table:formula="of:=IF([.BF31]=&quot;&quot;;&quot;&quot;;[.BF31]*[.$C$59])">
            <text:p/>
          </table:table-cell>
          <table:table-cell table:style-name="ce1" table:formula="of:=IF([.BG31]=&quot;&quot;;&quot;&quot;;[.BG31]*[.$C$59])">
            <text:p/>
          </table:table-cell>
          <table:table-cell table:style-name="ce1" table:formula="of:=IF([.BH31]=&quot;&quot;;&quot;&quot;;[.BH31]*[.$C$59])">
            <text:p/>
          </table:table-cell>
          <table:table-cell table:style-name="ce1" table:formula="of:=IF([.BI31]=&quot;&quot;;&quot;&quot;;[.BI31]*[.$C$59])">
            <text:p/>
          </table:table-cell>
          <table:table-cell table:style-name="ce1" table:formula="of:=IF([.BJ31]=&quot;&quot;;&quot;&quot;;[.BJ31]*[.$C$59])">
            <text:p/>
          </table:table-cell>
          <table:table-cell table:style-name="ce1" table:formula="of:=IF([.BK31]=&quot;&quot;;&quot;&quot;;[.BK31]*[.$C$59])">
            <text:p/>
          </table:table-cell>
          <table:table-cell table:style-name="ce1" table:formula="of:=IF([.BL31]=&quot;&quot;;&quot;&quot;;[.BL31]*[.$C$59])">
            <text:p/>
          </table:table-cell>
          <table:table-cell table:style-name="ce1" table:formula="of:=IF([.BM31]=&quot;&quot;;&quot;&quot;;[.BM31]*[.$C$59])">
            <text:p/>
          </table:table-cell>
          <table:table-cell table:style-name="ce1" table:formula="of:=IF([.BN31]=&quot;&quot;;&quot;&quot;;[.BN31]*[.$C$59])">
            <text:p/>
          </table:table-cell>
          <table:table-cell table:style-name="ce1" table:formula="of:=IF([.BO31]=&quot;&quot;;&quot;&quot;;[.BO31]*[.$C$59])">
            <text:p/>
          </table:table-cell>
          <table:table-cell table:style-name="ce1" table:formula="of:=IF([.BP31]=&quot;&quot;;&quot;&quot;;[.BP31]*[.$C$59])">
            <text:p/>
          </table:table-cell>
          <table:table-cell table:style-name="ce1" table:formula="of:=IF([.BQ31]=&quot;&quot;;&quot;&quot;;[.BQ31]*[.$C$59])">
            <text:p/>
          </table:table-cell>
          <table:table-cell table:style-name="ce1" table:formula="of:=IF([.BR31]=&quot;&quot;;&quot;&quot;;[.BR31]*[.$C$59])">
            <text:p/>
          </table:table-cell>
          <table:table-cell table:style-name="ce1" table:formula="of:=IF([.BS31]=&quot;&quot;;&quot;&quot;;[.BS31]*[.$C$59])">
            <text:p/>
          </table:table-cell>
          <table:table-cell table:style-name="ce1" table:formula="of:=IF([.BT31]=&quot;&quot;;&quot;&quot;;[.BT31]*[.$C$59])">
            <text:p/>
          </table:table-cell>
          <table:table-cell table:style-name="ce1" table:formula="of:=IF([.BU31]=&quot;&quot;;&quot;&quot;;[.BU31]*[.$C$59])">
            <text:p/>
          </table:table-cell>
          <table:table-cell table:style-name="ce1" table:formula="of:=IF([.BV31]=&quot;&quot;;&quot;&quot;;[.BV31]*[.$C$59])">
            <text:p/>
          </table:table-cell>
          <table:table-cell table:style-name="ce1" table:formula="of:=IF([.BW31]=&quot;&quot;;&quot;&quot;;[.BW31]*[.$C$59])">
            <text:p/>
          </table:table-cell>
          <table:table-cell table:style-name="ce1" table:formula="of:=IF([.BX31]=&quot;&quot;;&quot;&quot;;[.BX31]*[.$C$59])">
            <text:p/>
          </table:table-cell>
          <table:table-cell table:style-name="ce1" table:formula="of:=IF([.BY31]=&quot;&quot;;&quot;&quot;;[.BY31]*[.$C$59])">
            <text:p/>
          </table:table-cell>
          <table:table-cell table:style-name="ce1" table:formula="of:=IF([.BZ31]=&quot;&quot;;&quot;&quot;;[.BZ31]*[.$C$59])">
            <text:p/>
          </table:table-cell>
          <table:table-cell table:style-name="ce1" table:formula="of:=IF([.CA31]=&quot;&quot;;&quot;&quot;;[.CA31]*[.$C$59])">
            <text:p/>
          </table:table-cell>
          <table:table-cell table:style-name="ce1" table:formula="of:=IF([.CB31]=&quot;&quot;;&quot;&quot;;[.CB31]*[.$C$59])">
            <text:p/>
          </table:table-cell>
          <table:table-cell table:style-name="ce1" table:formula="of:=IF([.CC31]=&quot;&quot;;&quot;&quot;;[.CC31]*[.$C$59])">
            <text:p/>
          </table:table-cell>
          <table:table-cell table:style-name="ce1" table:formula="of:=IF([.CD31]=&quot;&quot;;&quot;&quot;;[.CD31]*[.$C$59])">
            <text:p/>
          </table:table-cell>
          <table:table-cell table:style-name="ce1" table:formula="of:=IF([.CE31]=&quot;&quot;;&quot;&quot;;[.CE31]*[.$C$59])">
            <text:p/>
          </table:table-cell>
          <table:table-cell table:style-name="ce1" table:formula="of:=IF([.CF31]=&quot;&quot;;&quot;&quot;;[.CF31]*[.$C$59])">
            <text:p/>
          </table:table-cell>
          <table:table-cell table:style-name="ce1" table:formula="of:=IF([.CG31]=&quot;&quot;;&quot;&quot;;[.CG31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2]=&quot;&quot;;&quot;&quot;;[.D32]*[.$C$59])">
            <text:p/>
          </table:table-cell>
          <table:table-cell table:style-name="ce1" table:formula="of:=IF([.E32]=&quot;&quot;;&quot;&quot;;[.E32]*[.$C$59])">
            <text:p/>
          </table:table-cell>
          <table:table-cell table:style-name="ce1" table:formula="of:=IF([.F32]=&quot;&quot;;&quot;&quot;;[.F32]*[.$C$59])">
            <text:p/>
          </table:table-cell>
          <table:table-cell table:style-name="ce1" table:formula="of:=IF([.G32]=&quot;&quot;;&quot;&quot;;[.G32]*[.$C$59])">
            <text:p/>
          </table:table-cell>
          <table:table-cell table:style-name="ce1" table:formula="of:=IF([.H32]=&quot;&quot;;&quot;&quot;;[.H32]*[.$C$59])">
            <text:p/>
          </table:table-cell>
          <table:table-cell table:style-name="ce1" table:formula="of:=IF([.I32]=&quot;&quot;;&quot;&quot;;[.I32]*[.$C$59])">
            <text:p/>
          </table:table-cell>
          <table:table-cell table:style-name="ce1" table:formula="of:=IF([.J32]=&quot;&quot;;&quot;&quot;;[.J32]*[.$C$59])">
            <text:p/>
          </table:table-cell>
          <table:table-cell table:style-name="ce1" table:formula="of:=IF([.K32]=&quot;&quot;;&quot;&quot;;[.K32]*[.$C$59])">
            <text:p/>
          </table:table-cell>
          <table:table-cell table:style-name="ce1" table:formula="of:=IF([.L32]=&quot;&quot;;&quot;&quot;;[.L32]*[.$C$59])">
            <text:p/>
          </table:table-cell>
          <table:table-cell table:style-name="ce1" table:formula="of:=IF([.M32]=&quot;&quot;;&quot;&quot;;[.M32]*[.$C$59])">
            <text:p/>
          </table:table-cell>
          <table:table-cell table:style-name="ce1" table:formula="of:=IF([.N32]=&quot;&quot;;&quot;&quot;;[.N32]*[.$C$59])">
            <text:p/>
          </table:table-cell>
          <table:table-cell table:style-name="ce1" table:formula="of:=IF([.O32]=&quot;&quot;;&quot;&quot;;[.O32]*[.$C$59])">
            <text:p/>
          </table:table-cell>
          <table:table-cell table:style-name="ce1" table:formula="of:=IF([.P32]=&quot;&quot;;&quot;&quot;;[.P32]*[.$C$59])">
            <text:p/>
          </table:table-cell>
          <table:table-cell table:style-name="ce1" table:formula="of:=IF([.Q32]=&quot;&quot;;&quot;&quot;;[.Q32]*[.$C$59])">
            <text:p/>
          </table:table-cell>
          <table:table-cell table:style-name="ce1" table:formula="of:=IF([.R32]=&quot;&quot;;&quot;&quot;;[.R32]*[.$C$59])">
            <text:p/>
          </table:table-cell>
          <table:table-cell table:style-name="ce1" table:formula="of:=IF([.S32]=&quot;&quot;;&quot;&quot;;[.S32]*[.$C$59])">
            <text:p/>
          </table:table-cell>
          <table:table-cell table:style-name="ce1" table:formula="of:=IF([.T32]=&quot;&quot;;&quot;&quot;;[.T32]*[.$C$59])">
            <text:p/>
          </table:table-cell>
          <table:table-cell table:style-name="ce1" table:formula="of:=IF([.U32]=&quot;&quot;;&quot;&quot;;[.U32]*[.$C$59])">
            <text:p/>
          </table:table-cell>
          <table:table-cell table:style-name="ce1" table:formula="of:=IF([.V32]=&quot;&quot;;&quot;&quot;;[.V32]*[.$C$59])">
            <text:p/>
          </table:table-cell>
          <table:table-cell table:style-name="ce1" table:formula="of:=IF([.W32]=&quot;&quot;;&quot;&quot;;[.W32]*[.$C$59])">
            <text:p/>
          </table:table-cell>
          <table:table-cell table:style-name="ce1" table:formula="of:=IF([.X32]=&quot;&quot;;&quot;&quot;;[.X32]*[.$C$59])">
            <text:p/>
          </table:table-cell>
          <table:table-cell table:style-name="ce1" table:formula="of:=IF([.Y32]=&quot;&quot;;&quot;&quot;;[.Y32]*[.$C$59])">
            <text:p/>
          </table:table-cell>
          <table:table-cell table:style-name="ce1" table:formula="of:=IF([.Z32]=&quot;&quot;;&quot;&quot;;[.Z32]*[.$C$59])">
            <text:p/>
          </table:table-cell>
          <table:table-cell table:style-name="ce1" table:formula="of:=IF([.AA32]=&quot;&quot;;&quot;&quot;;[.AA32]*[.$C$59])">
            <text:p/>
          </table:table-cell>
          <table:table-cell table:style-name="ce1" table:formula="of:=IF([.AB32]=&quot;&quot;;&quot;&quot;;[.AB32]*[.$C$59])">
            <text:p/>
          </table:table-cell>
          <table:table-cell table:style-name="ce1" table:formula="of:=IF([.AC32]=&quot;&quot;;&quot;&quot;;[.AC32]*[.$C$59])">
            <text:p/>
          </table:table-cell>
          <table:table-cell table:style-name="ce1" table:formula="of:=IF([.AD32]=&quot;&quot;;&quot;&quot;;[.AD32]*[.$C$59])">
            <text:p/>
          </table:table-cell>
          <table:table-cell table:style-name="ce1" table:formula="of:=IF([.AE32]=&quot;&quot;;&quot;&quot;;[.AE32]*[.$C$59])">
            <text:p/>
          </table:table-cell>
          <table:table-cell table:style-name="ce1" table:formula="of:=IF([.AF32]=&quot;&quot;;&quot;&quot;;[.AF32]*[.$C$59])">
            <text:p/>
          </table:table-cell>
          <table:table-cell table:style-name="ce1" table:formula="of:=IF([.AG32]=&quot;&quot;;&quot;&quot;;[.AG32]*[.$C$59])">
            <text:p/>
          </table:table-cell>
          <table:table-cell table:style-name="ce1" table:formula="of:=IF([.AH32]=&quot;&quot;;&quot;&quot;;[.AH32]*[.$C$59])">
            <text:p/>
          </table:table-cell>
          <table:table-cell table:style-name="ce1" table:formula="of:=IF([.AI32]=&quot;&quot;;&quot;&quot;;[.AI32]*[.$C$59])">
            <text:p/>
          </table:table-cell>
          <table:table-cell table:style-name="ce1" table:formula="of:=IF([.AJ32]=&quot;&quot;;&quot;&quot;;[.AJ32]*[.$C$59])">
            <text:p/>
          </table:table-cell>
          <table:table-cell table:style-name="ce1" table:formula="of:=IF([.AK32]=&quot;&quot;;&quot;&quot;;[.AK32]*[.$C$59])">
            <text:p/>
          </table:table-cell>
          <table:table-cell table:style-name="ce1" table:formula="of:=IF([.AL32]=&quot;&quot;;&quot;&quot;;[.AL32]*[.$C$59])">
            <text:p/>
          </table:table-cell>
          <table:table-cell table:style-name="ce1" table:formula="of:=IF([.AM32]=&quot;&quot;;&quot;&quot;;[.AM32]*[.$C$59])">
            <text:p/>
          </table:table-cell>
          <table:table-cell table:style-name="ce1" table:formula="of:=IF([.AN32]=&quot;&quot;;&quot;&quot;;[.AN32]*[.$C$59])">
            <text:p/>
          </table:table-cell>
          <table:table-cell table:style-name="ce1" table:formula="of:=IF([.AO32]=&quot;&quot;;&quot;&quot;;[.AO32]*[.$C$59])">
            <text:p/>
          </table:table-cell>
          <table:table-cell table:style-name="ce1" table:formula="of:=IF([.AP32]=&quot;&quot;;&quot;&quot;;[.AP32]*[.$C$59])">
            <text:p/>
          </table:table-cell>
          <table:table-cell table:style-name="ce1" table:formula="of:=IF([.AQ32]=&quot;&quot;;&quot;&quot;;[.AQ32]*[.$C$59])">
            <text:p/>
          </table:table-cell>
          <table:table-cell table:style-name="ce1" table:formula="of:=IF([.AR32]=&quot;&quot;;&quot;&quot;;[.AR32]*[.$C$59])">
            <text:p/>
          </table:table-cell>
          <table:table-cell table:style-name="ce1" table:formula="of:=IF([.AS32]=&quot;&quot;;&quot;&quot;;[.AS32]*[.$C$59])">
            <text:p/>
          </table:table-cell>
          <table:table-cell table:style-name="ce1" table:formula="of:=IF([.AT32]=&quot;&quot;;&quot;&quot;;[.AT32]*[.$C$59])">
            <text:p/>
          </table:table-cell>
          <table:table-cell table:style-name="ce1" table:formula="of:=IF([.AU32]=&quot;&quot;;&quot;&quot;;[.AU32]*[.$C$59])">
            <text:p/>
          </table:table-cell>
          <table:table-cell table:style-name="ce1" table:formula="of:=IF([.AV32]=&quot;&quot;;&quot;&quot;;[.AV32]*[.$C$59])">
            <text:p/>
          </table:table-cell>
          <table:table-cell table:style-name="ce1" table:formula="of:=IF([.AW32]=&quot;&quot;;&quot;&quot;;[.AW32]*[.$C$59])">
            <text:p/>
          </table:table-cell>
          <table:table-cell table:style-name="ce1" table:formula="of:=IF([.AX32]=&quot;&quot;;&quot;&quot;;[.AX32]*[.$C$59])">
            <text:p/>
          </table:table-cell>
          <table:table-cell table:style-name="ce1" table:formula="of:=IF([.AY32]=&quot;&quot;;&quot;&quot;;[.AY32]*[.$C$59])">
            <text:p/>
          </table:table-cell>
          <table:table-cell table:style-name="ce1" table:formula="of:=IF([.AZ32]=&quot;&quot;;&quot;&quot;;[.AZ32]*[.$C$59])">
            <text:p/>
          </table:table-cell>
          <table:table-cell table:style-name="ce1" table:formula="of:=IF([.BA32]=&quot;&quot;;&quot;&quot;;[.BA32]*[.$C$59])">
            <text:p/>
          </table:table-cell>
          <table:table-cell table:style-name="ce1" table:formula="of:=IF([.BB32]=&quot;&quot;;&quot;&quot;;[.BB32]*[.$C$59])">
            <text:p/>
          </table:table-cell>
          <table:table-cell table:style-name="ce1" table:formula="of:=IF([.BC32]=&quot;&quot;;&quot;&quot;;[.BC32]*[.$C$59])">
            <text:p/>
          </table:table-cell>
          <table:table-cell table:style-name="ce1" table:formula="of:=IF([.BD32]=&quot;&quot;;&quot;&quot;;[.BD32]*[.$C$59])">
            <text:p/>
          </table:table-cell>
          <table:table-cell table:style-name="ce1" table:formula="of:=IF([.BE32]=&quot;&quot;;&quot;&quot;;[.BE32]*[.$C$59])">
            <text:p/>
          </table:table-cell>
          <table:table-cell table:style-name="ce1" table:formula="of:=IF([.BF32]=&quot;&quot;;&quot;&quot;;[.BF32]*[.$C$59])">
            <text:p/>
          </table:table-cell>
          <table:table-cell table:style-name="ce1" table:formula="of:=IF([.BG32]=&quot;&quot;;&quot;&quot;;[.BG32]*[.$C$59])">
            <text:p/>
          </table:table-cell>
          <table:table-cell table:style-name="ce1" table:formula="of:=IF([.BH32]=&quot;&quot;;&quot;&quot;;[.BH32]*[.$C$59])">
            <text:p/>
          </table:table-cell>
          <table:table-cell table:style-name="ce1" table:formula="of:=IF([.BI32]=&quot;&quot;;&quot;&quot;;[.BI32]*[.$C$59])">
            <text:p/>
          </table:table-cell>
          <table:table-cell table:style-name="ce1" table:formula="of:=IF([.BJ32]=&quot;&quot;;&quot;&quot;;[.BJ32]*[.$C$59])">
            <text:p/>
          </table:table-cell>
          <table:table-cell table:style-name="ce1" table:formula="of:=IF([.BK32]=&quot;&quot;;&quot;&quot;;[.BK32]*[.$C$59])">
            <text:p/>
          </table:table-cell>
          <table:table-cell table:style-name="ce1" table:formula="of:=IF([.BL32]=&quot;&quot;;&quot;&quot;;[.BL32]*[.$C$59])">
            <text:p/>
          </table:table-cell>
          <table:table-cell table:style-name="ce1" table:formula="of:=IF([.BM32]=&quot;&quot;;&quot;&quot;;[.BM32]*[.$C$59])">
            <text:p/>
          </table:table-cell>
          <table:table-cell table:style-name="ce1" table:formula="of:=IF([.BN32]=&quot;&quot;;&quot;&quot;;[.BN32]*[.$C$59])">
            <text:p/>
          </table:table-cell>
          <table:table-cell table:style-name="ce1" table:formula="of:=IF([.BO32]=&quot;&quot;;&quot;&quot;;[.BO32]*[.$C$59])">
            <text:p/>
          </table:table-cell>
          <table:table-cell table:style-name="ce1" table:formula="of:=IF([.BP32]=&quot;&quot;;&quot;&quot;;[.BP32]*[.$C$59])">
            <text:p/>
          </table:table-cell>
          <table:table-cell table:style-name="ce1" table:formula="of:=IF([.BQ32]=&quot;&quot;;&quot;&quot;;[.BQ32]*[.$C$59])">
            <text:p/>
          </table:table-cell>
          <table:table-cell table:style-name="ce1" table:formula="of:=IF([.BR32]=&quot;&quot;;&quot;&quot;;[.BR32]*[.$C$59])">
            <text:p/>
          </table:table-cell>
          <table:table-cell table:style-name="ce1" table:formula="of:=IF([.BS32]=&quot;&quot;;&quot;&quot;;[.BS32]*[.$C$59])">
            <text:p/>
          </table:table-cell>
          <table:table-cell table:style-name="ce1" table:formula="of:=IF([.BT32]=&quot;&quot;;&quot;&quot;;[.BT32]*[.$C$59])">
            <text:p/>
          </table:table-cell>
          <table:table-cell table:style-name="ce1" table:formula="of:=IF([.BU32]=&quot;&quot;;&quot;&quot;;[.BU32]*[.$C$59])">
            <text:p/>
          </table:table-cell>
          <table:table-cell table:style-name="ce1" table:formula="of:=IF([.BV32]=&quot;&quot;;&quot;&quot;;[.BV32]*[.$C$59])">
            <text:p/>
          </table:table-cell>
          <table:table-cell table:style-name="ce1" table:formula="of:=IF([.BW32]=&quot;&quot;;&quot;&quot;;[.BW32]*[.$C$59])">
            <text:p/>
          </table:table-cell>
          <table:table-cell table:style-name="ce1" table:formula="of:=IF([.BX32]=&quot;&quot;;&quot;&quot;;[.BX32]*[.$C$59])">
            <text:p/>
          </table:table-cell>
          <table:table-cell table:style-name="ce1" table:formula="of:=IF([.BY32]=&quot;&quot;;&quot;&quot;;[.BY32]*[.$C$59])">
            <text:p/>
          </table:table-cell>
          <table:table-cell table:style-name="ce1" table:formula="of:=IF([.BZ32]=&quot;&quot;;&quot;&quot;;[.BZ32]*[.$C$59])">
            <text:p/>
          </table:table-cell>
          <table:table-cell table:style-name="ce1" table:formula="of:=IF([.CA32]=&quot;&quot;;&quot;&quot;;[.CA32]*[.$C$59])">
            <text:p/>
          </table:table-cell>
          <table:table-cell table:style-name="ce1" table:formula="of:=IF([.CB32]=&quot;&quot;;&quot;&quot;;[.CB32]*[.$C$59])">
            <text:p/>
          </table:table-cell>
          <table:table-cell table:style-name="ce1" table:formula="of:=IF([.CC32]=&quot;&quot;;&quot;&quot;;[.CC32]*[.$C$59])">
            <text:p/>
          </table:table-cell>
          <table:table-cell table:style-name="ce1" table:formula="of:=IF([.CD32]=&quot;&quot;;&quot;&quot;;[.CD32]*[.$C$59])">
            <text:p/>
          </table:table-cell>
          <table:table-cell table:style-name="ce1" table:formula="of:=IF([.CE32]=&quot;&quot;;&quot;&quot;;[.CE32]*[.$C$59])">
            <text:p/>
          </table:table-cell>
          <table:table-cell table:style-name="ce1" table:formula="of:=IF([.CF32]=&quot;&quot;;&quot;&quot;;[.CF32]*[.$C$59])">
            <text:p/>
          </table:table-cell>
          <table:table-cell table:style-name="ce1" table:formula="of:=IF([.CG32]=&quot;&quot;;&quot;&quot;;[.CG32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3]=&quot;&quot;;&quot;&quot;;[.D33]*[.$C$59])">
            <text:p/>
          </table:table-cell>
          <table:table-cell table:style-name="ce1" table:formula="of:=IF([.E33]=&quot;&quot;;&quot;&quot;;[.E33]*[.$C$59])">
            <text:p/>
          </table:table-cell>
          <table:table-cell table:style-name="ce1" table:formula="of:=IF([.F33]=&quot;&quot;;&quot;&quot;;[.F33]*[.$C$59])">
            <text:p/>
          </table:table-cell>
          <table:table-cell table:style-name="ce1" table:formula="of:=IF([.G33]=&quot;&quot;;&quot;&quot;;[.G33]*[.$C$59])">
            <text:p/>
          </table:table-cell>
          <table:table-cell table:style-name="ce1" table:formula="of:=IF([.H33]=&quot;&quot;;&quot;&quot;;[.H33]*[.$C$59])">
            <text:p/>
          </table:table-cell>
          <table:table-cell table:style-name="ce1" table:formula="of:=IF([.I33]=&quot;&quot;;&quot;&quot;;[.I33]*[.$C$59])">
            <text:p/>
          </table:table-cell>
          <table:table-cell table:style-name="ce1" table:formula="of:=IF([.J33]=&quot;&quot;;&quot;&quot;;[.J33]*[.$C$59])">
            <text:p/>
          </table:table-cell>
          <table:table-cell table:style-name="ce1" table:formula="of:=IF([.K33]=&quot;&quot;;&quot;&quot;;[.K33]*[.$C$59])">
            <text:p/>
          </table:table-cell>
          <table:table-cell table:style-name="ce1" table:formula="of:=IF([.L33]=&quot;&quot;;&quot;&quot;;[.L33]*[.$C$59])">
            <text:p/>
          </table:table-cell>
          <table:table-cell table:style-name="ce1" table:formula="of:=IF([.M33]=&quot;&quot;;&quot;&quot;;[.M33]*[.$C$59])">
            <text:p/>
          </table:table-cell>
          <table:table-cell table:style-name="ce1" table:formula="of:=IF([.N33]=&quot;&quot;;&quot;&quot;;[.N33]*[.$C$59])">
            <text:p/>
          </table:table-cell>
          <table:table-cell table:style-name="ce1" table:formula="of:=IF([.O33]=&quot;&quot;;&quot;&quot;;[.O33]*[.$C$59])">
            <text:p/>
          </table:table-cell>
          <table:table-cell table:style-name="ce1" table:formula="of:=IF([.P33]=&quot;&quot;;&quot;&quot;;[.P33]*[.$C$59])">
            <text:p/>
          </table:table-cell>
          <table:table-cell table:style-name="ce1" table:formula="of:=IF([.Q33]=&quot;&quot;;&quot;&quot;;[.Q33]*[.$C$59])">
            <text:p/>
          </table:table-cell>
          <table:table-cell table:style-name="ce1" table:formula="of:=IF([.R33]=&quot;&quot;;&quot;&quot;;[.R33]*[.$C$59])">
            <text:p/>
          </table:table-cell>
          <table:table-cell table:style-name="ce1" table:formula="of:=IF([.S33]=&quot;&quot;;&quot;&quot;;[.S33]*[.$C$59])">
            <text:p/>
          </table:table-cell>
          <table:table-cell table:style-name="ce1" table:formula="of:=IF([.T33]=&quot;&quot;;&quot;&quot;;[.T33]*[.$C$59])">
            <text:p/>
          </table:table-cell>
          <table:table-cell table:style-name="ce1" table:formula="of:=IF([.U33]=&quot;&quot;;&quot;&quot;;[.U33]*[.$C$59])">
            <text:p/>
          </table:table-cell>
          <table:table-cell table:style-name="ce1" table:formula="of:=IF([.V33]=&quot;&quot;;&quot;&quot;;[.V33]*[.$C$59])">
            <text:p/>
          </table:table-cell>
          <table:table-cell table:style-name="ce1" table:formula="of:=IF([.W33]=&quot;&quot;;&quot;&quot;;[.W33]*[.$C$59])">
            <text:p/>
          </table:table-cell>
          <table:table-cell table:style-name="ce1" table:formula="of:=IF([.X33]=&quot;&quot;;&quot;&quot;;[.X33]*[.$C$59])">
            <text:p/>
          </table:table-cell>
          <table:table-cell table:style-name="ce1" table:formula="of:=IF([.Y33]=&quot;&quot;;&quot;&quot;;[.Y33]*[.$C$59])">
            <text:p/>
          </table:table-cell>
          <table:table-cell table:style-name="ce1" table:formula="of:=IF([.Z33]=&quot;&quot;;&quot;&quot;;[.Z33]*[.$C$59])">
            <text:p/>
          </table:table-cell>
          <table:table-cell table:style-name="ce1" table:formula="of:=IF([.AA33]=&quot;&quot;;&quot;&quot;;[.AA33]*[.$C$59])">
            <text:p/>
          </table:table-cell>
          <table:table-cell table:style-name="ce1" table:formula="of:=IF([.AB33]=&quot;&quot;;&quot;&quot;;[.AB33]*[.$C$59])">
            <text:p/>
          </table:table-cell>
          <table:table-cell table:style-name="ce1" table:formula="of:=IF([.AC33]=&quot;&quot;;&quot;&quot;;[.AC33]*[.$C$59])">
            <text:p/>
          </table:table-cell>
          <table:table-cell table:style-name="ce1" table:formula="of:=IF([.AD33]=&quot;&quot;;&quot;&quot;;[.AD33]*[.$C$59])">
            <text:p/>
          </table:table-cell>
          <table:table-cell table:style-name="ce1" table:formula="of:=IF([.AE33]=&quot;&quot;;&quot;&quot;;[.AE33]*[.$C$59])">
            <text:p/>
          </table:table-cell>
          <table:table-cell table:style-name="ce1" table:formula="of:=IF([.AF33]=&quot;&quot;;&quot;&quot;;[.AF33]*[.$C$59])">
            <text:p/>
          </table:table-cell>
          <table:table-cell table:style-name="ce1" table:formula="of:=IF([.AG33]=&quot;&quot;;&quot;&quot;;[.AG33]*[.$C$59])">
            <text:p/>
          </table:table-cell>
          <table:table-cell table:style-name="ce1" table:formula="of:=IF([.AH33]=&quot;&quot;;&quot;&quot;;[.AH33]*[.$C$59])">
            <text:p/>
          </table:table-cell>
          <table:table-cell table:style-name="ce1" table:formula="of:=IF([.AI33]=&quot;&quot;;&quot;&quot;;[.AI33]*[.$C$59])">
            <text:p/>
          </table:table-cell>
          <table:table-cell table:style-name="ce1" table:formula="of:=IF([.AJ33]=&quot;&quot;;&quot;&quot;;[.AJ33]*[.$C$59])">
            <text:p/>
          </table:table-cell>
          <table:table-cell table:style-name="ce1" table:formula="of:=IF([.AK33]=&quot;&quot;;&quot;&quot;;[.AK33]*[.$C$59])">
            <text:p/>
          </table:table-cell>
          <table:table-cell table:style-name="ce1" table:formula="of:=IF([.AL33]=&quot;&quot;;&quot;&quot;;[.AL33]*[.$C$59])">
            <text:p/>
          </table:table-cell>
          <table:table-cell table:style-name="ce1" table:formula="of:=IF([.AM33]=&quot;&quot;;&quot;&quot;;[.AM33]*[.$C$59])">
            <text:p/>
          </table:table-cell>
          <table:table-cell table:style-name="ce1" table:formula="of:=IF([.AN33]=&quot;&quot;;&quot;&quot;;[.AN33]*[.$C$59])">
            <text:p/>
          </table:table-cell>
          <table:table-cell table:style-name="ce1" table:formula="of:=IF([.AO33]=&quot;&quot;;&quot;&quot;;[.AO33]*[.$C$59])">
            <text:p/>
          </table:table-cell>
          <table:table-cell table:style-name="ce1" table:formula="of:=IF([.AP33]=&quot;&quot;;&quot;&quot;;[.AP33]*[.$C$59])">
            <text:p/>
          </table:table-cell>
          <table:table-cell table:style-name="ce1" table:formula="of:=IF([.AQ33]=&quot;&quot;;&quot;&quot;;[.AQ33]*[.$C$59])">
            <text:p/>
          </table:table-cell>
          <table:table-cell table:style-name="ce1" table:formula="of:=IF([.AR33]=&quot;&quot;;&quot;&quot;;[.AR33]*[.$C$59])">
            <text:p/>
          </table:table-cell>
          <table:table-cell table:style-name="ce1" table:formula="of:=IF([.AS33]=&quot;&quot;;&quot;&quot;;[.AS33]*[.$C$59])">
            <text:p/>
          </table:table-cell>
          <table:table-cell table:style-name="ce1" table:formula="of:=IF([.AT33]=&quot;&quot;;&quot;&quot;;[.AT33]*[.$C$59])">
            <text:p/>
          </table:table-cell>
          <table:table-cell table:style-name="ce1" table:formula="of:=IF([.AU33]=&quot;&quot;;&quot;&quot;;[.AU33]*[.$C$59])">
            <text:p/>
          </table:table-cell>
          <table:table-cell table:style-name="ce1" table:formula="of:=IF([.AV33]=&quot;&quot;;&quot;&quot;;[.AV33]*[.$C$59])">
            <text:p/>
          </table:table-cell>
          <table:table-cell table:style-name="ce1" table:formula="of:=IF([.AW33]=&quot;&quot;;&quot;&quot;;[.AW33]*[.$C$59])">
            <text:p/>
          </table:table-cell>
          <table:table-cell table:style-name="ce1" table:formula="of:=IF([.AX33]=&quot;&quot;;&quot;&quot;;[.AX33]*[.$C$59])">
            <text:p/>
          </table:table-cell>
          <table:table-cell table:style-name="ce1" table:formula="of:=IF([.AY33]=&quot;&quot;;&quot;&quot;;[.AY33]*[.$C$59])">
            <text:p/>
          </table:table-cell>
          <table:table-cell table:style-name="ce1" table:formula="of:=IF([.AZ33]=&quot;&quot;;&quot;&quot;;[.AZ33]*[.$C$59])">
            <text:p/>
          </table:table-cell>
          <table:table-cell table:style-name="ce1" table:formula="of:=IF([.BA33]=&quot;&quot;;&quot;&quot;;[.BA33]*[.$C$59])">
            <text:p/>
          </table:table-cell>
          <table:table-cell table:style-name="ce1" table:formula="of:=IF([.BB33]=&quot;&quot;;&quot;&quot;;[.BB33]*[.$C$59])">
            <text:p/>
          </table:table-cell>
          <table:table-cell table:style-name="ce1" table:formula="of:=IF([.BC33]=&quot;&quot;;&quot;&quot;;[.BC33]*[.$C$59])">
            <text:p/>
          </table:table-cell>
          <table:table-cell table:style-name="ce1" table:formula="of:=IF([.BD33]=&quot;&quot;;&quot;&quot;;[.BD33]*[.$C$59])">
            <text:p/>
          </table:table-cell>
          <table:table-cell table:style-name="ce1" table:formula="of:=IF([.BE33]=&quot;&quot;;&quot;&quot;;[.BE33]*[.$C$59])">
            <text:p/>
          </table:table-cell>
          <table:table-cell table:style-name="ce1" table:formula="of:=IF([.BF33]=&quot;&quot;;&quot;&quot;;[.BF33]*[.$C$59])">
            <text:p/>
          </table:table-cell>
          <table:table-cell table:style-name="ce1" table:formula="of:=IF([.BG33]=&quot;&quot;;&quot;&quot;;[.BG33]*[.$C$59])">
            <text:p/>
          </table:table-cell>
          <table:table-cell table:style-name="ce1" table:formula="of:=IF([.BH33]=&quot;&quot;;&quot;&quot;;[.BH33]*[.$C$59])">
            <text:p/>
          </table:table-cell>
          <table:table-cell table:style-name="ce1" table:formula="of:=IF([.BI33]=&quot;&quot;;&quot;&quot;;[.BI33]*[.$C$59])">
            <text:p/>
          </table:table-cell>
          <table:table-cell table:style-name="ce1" table:formula="of:=IF([.BJ33]=&quot;&quot;;&quot;&quot;;[.BJ33]*[.$C$59])">
            <text:p/>
          </table:table-cell>
          <table:table-cell table:style-name="ce1" table:formula="of:=IF([.BK33]=&quot;&quot;;&quot;&quot;;[.BK33]*[.$C$59])">
            <text:p/>
          </table:table-cell>
          <table:table-cell table:style-name="ce1" table:formula="of:=IF([.BL33]=&quot;&quot;;&quot;&quot;;[.BL33]*[.$C$59])">
            <text:p/>
          </table:table-cell>
          <table:table-cell table:style-name="ce1" table:formula="of:=IF([.BM33]=&quot;&quot;;&quot;&quot;;[.BM33]*[.$C$59])">
            <text:p/>
          </table:table-cell>
          <table:table-cell table:style-name="ce1" table:formula="of:=IF([.BN33]=&quot;&quot;;&quot;&quot;;[.BN33]*[.$C$59])">
            <text:p/>
          </table:table-cell>
          <table:table-cell table:style-name="ce1" table:formula="of:=IF([.BO33]=&quot;&quot;;&quot;&quot;;[.BO33]*[.$C$59])">
            <text:p/>
          </table:table-cell>
          <table:table-cell table:style-name="ce1" table:formula="of:=IF([.BP33]=&quot;&quot;;&quot;&quot;;[.BP33]*[.$C$59])">
            <text:p/>
          </table:table-cell>
          <table:table-cell table:style-name="ce1" table:formula="of:=IF([.BQ33]=&quot;&quot;;&quot;&quot;;[.BQ33]*[.$C$59])">
            <text:p/>
          </table:table-cell>
          <table:table-cell table:style-name="ce1" table:formula="of:=IF([.BR33]=&quot;&quot;;&quot;&quot;;[.BR33]*[.$C$59])">
            <text:p/>
          </table:table-cell>
          <table:table-cell table:style-name="ce1" table:formula="of:=IF([.BS33]=&quot;&quot;;&quot;&quot;;[.BS33]*[.$C$59])">
            <text:p/>
          </table:table-cell>
          <table:table-cell table:style-name="ce1" table:formula="of:=IF([.BT33]=&quot;&quot;;&quot;&quot;;[.BT33]*[.$C$59])">
            <text:p/>
          </table:table-cell>
          <table:table-cell table:style-name="ce1" table:formula="of:=IF([.BU33]=&quot;&quot;;&quot;&quot;;[.BU33]*[.$C$59])">
            <text:p/>
          </table:table-cell>
          <table:table-cell table:style-name="ce1" table:formula="of:=IF([.BV33]=&quot;&quot;;&quot;&quot;;[.BV33]*[.$C$59])">
            <text:p/>
          </table:table-cell>
          <table:table-cell table:style-name="ce1" table:formula="of:=IF([.BW33]=&quot;&quot;;&quot;&quot;;[.BW33]*[.$C$59])">
            <text:p/>
          </table:table-cell>
          <table:table-cell table:style-name="ce1" table:formula="of:=IF([.BX33]=&quot;&quot;;&quot;&quot;;[.BX33]*[.$C$59])">
            <text:p/>
          </table:table-cell>
          <table:table-cell table:style-name="ce1" table:formula="of:=IF([.BY33]=&quot;&quot;;&quot;&quot;;[.BY33]*[.$C$59])">
            <text:p/>
          </table:table-cell>
          <table:table-cell table:style-name="ce1" table:formula="of:=IF([.BZ33]=&quot;&quot;;&quot;&quot;;[.BZ33]*[.$C$59])">
            <text:p/>
          </table:table-cell>
          <table:table-cell table:style-name="ce1" table:formula="of:=IF([.CA33]=&quot;&quot;;&quot;&quot;;[.CA33]*[.$C$59])">
            <text:p/>
          </table:table-cell>
          <table:table-cell table:style-name="ce1" table:formula="of:=IF([.CB33]=&quot;&quot;;&quot;&quot;;[.CB33]*[.$C$59])">
            <text:p/>
          </table:table-cell>
          <table:table-cell table:style-name="ce1" table:formula="of:=IF([.CC33]=&quot;&quot;;&quot;&quot;;[.CC33]*[.$C$59])">
            <text:p/>
          </table:table-cell>
          <table:table-cell table:style-name="ce1" table:formula="of:=IF([.CD33]=&quot;&quot;;&quot;&quot;;[.CD33]*[.$C$59])">
            <text:p/>
          </table:table-cell>
          <table:table-cell table:style-name="ce1" table:formula="of:=IF([.CE33]=&quot;&quot;;&quot;&quot;;[.CE33]*[.$C$59])">
            <text:p/>
          </table:table-cell>
          <table:table-cell table:style-name="ce1" table:formula="of:=IF([.CF33]=&quot;&quot;;&quot;&quot;;[.CF33]*[.$C$59])">
            <text:p/>
          </table:table-cell>
          <table:table-cell table:style-name="ce1" table:formula="of:=IF([.CG33]=&quot;&quot;;&quot;&quot;;[.CG33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4]=&quot;&quot;;&quot;&quot;;[.D34]*[.$C$59])" office:value-type="float" office:value="660.55618">
            <text:p>660.55618</text:p>
          </table:table-cell>
          <table:table-cell table:style-name="ce1" table:formula="of:=IF([.E34]=&quot;&quot;;&quot;&quot;;[.E34]*[.$C$59])" office:value-type="float" office:value="389.84464">
            <text:p>389.84464</text:p>
          </table:table-cell>
          <table:table-cell table:style-name="ce1" table:formula="of:=IF([.F34]=&quot;&quot;;&quot;&quot;;[.F34]*[.$C$59])" office:value-type="float" office:value="-0.39773">
            <text:p>-0.39773</text:p>
          </table:table-cell>
          <table:table-cell table:style-name="ce1" table:formula="of:=IF([.G34]=&quot;&quot;;&quot;&quot;;[.G34]*[.$C$59])" office:value-type="float" office:value="6.7979">
            <text:p>6.7979</text:p>
          </table:table-cell>
          <table:table-cell table:style-name="ce1" table:formula="of:=IF([.H34]=&quot;&quot;;&quot;&quot;;[.H34]*[.$C$59])" office:value-type="float" office:value="-3.9826">
            <text:p>-3.9826</text:p>
          </table:table-cell>
          <table:table-cell table:style-name="ce1" table:formula="of:=IF([.I34]=&quot;&quot;;&quot;&quot;;[.I34]*[.$C$59])" office:value-type="float" office:value="0.70887">
            <text:p>0.70887</text:p>
          </table:table-cell>
          <table:table-cell table:style-name="ce1" table:formula="of:=IF([.J34]=&quot;&quot;;&quot;&quot;;[.J34]*[.$C$59])" office:value-type="float" office:value="-0.17862">
            <text:p>-0.17862</text:p>
          </table:table-cell>
          <table:table-cell table:style-name="ce1" table:formula="of:=IF([.K34]=&quot;&quot;;&quot;&quot;;[.K34]*[.$C$59])" office:value-type="float" office:value="6.57677">
            <text:p>6.57677</text:p>
          </table:table-cell>
          <table:table-cell table:style-name="ce1" table:formula="of:=IF([.L34]=&quot;&quot;;&quot;&quot;;[.L34]*[.$C$59])" office:value-type="float" office:value="-432.54273">
            <text:p>-432.54273</text:p>
          </table:table-cell>
          <table:table-cell table:style-name="ce1" table:formula="of:=IF([.M34]=&quot;&quot;;&quot;&quot;;[.M34]*[.$C$59])" office:value-type="float" office:value="5.86578">
            <text:p>5.86578</text:p>
          </table:table-cell>
          <table:table-cell table:style-name="ce1" table:formula="of:=IF([.N34]=&quot;&quot;;&quot;&quot;;[.N34]*[.$C$59])" office:value-type="float" office:value="-7.4239">
            <text:p>-7.4239</text:p>
          </table:table-cell>
          <table:table-cell table:style-name="ce1" table:formula="of:=IF([.O34]=&quot;&quot;;&quot;&quot;;[.O34]*[.$C$59])" office:value-type="float" office:value="-7.39883">
            <text:p>-7.39883</text:p>
          </table:table-cell>
          <table:table-cell table:style-name="ce1" table:formula="of:=IF([.P34]=&quot;&quot;;&quot;&quot;;[.P34]*[.$C$59])" office:value-type="float" office:value="-1.75969">
            <text:p>-1.75969</text:p>
          </table:table-cell>
          <table:table-cell table:style-name="ce1" table:formula="of:=IF([.Q34]=&quot;&quot;;&quot;&quot;;[.Q34]*[.$C$59])" office:value-type="float" office:value="-0.85858">
            <text:p>-0.85858</text:p>
          </table:table-cell>
          <table:table-cell table:style-name="ce1" table:formula="of:=IF([.R34]=&quot;&quot;;&quot;&quot;;[.R34]*[.$C$59])" office:value-type="float" office:value="-22.08298">
            <text:p>-22.08298</text:p>
          </table:table-cell>
          <table:table-cell table:style-name="ce1" table:formula="of:=IF([.S34]=&quot;&quot;;&quot;&quot;;[.S34]*[.$C$59])" office:value-type="float" office:value="-18.43073">
            <text:p>-18.43073</text:p>
          </table:table-cell>
          <table:table-cell table:style-name="ce1" table:formula="of:=IF([.T34]=&quot;&quot;;&quot;&quot;;[.T34]*[.$C$59])" office:value-type="float" office:value="14.35882">
            <text:p>14.35882</text:p>
          </table:table-cell>
          <table:table-cell table:style-name="ce1" table:formula="of:=IF([.U34]=&quot;&quot;;&quot;&quot;;[.U34]*[.$C$59])" office:value-type="float" office:value="-0.31675">
            <text:p>-0.31675</text:p>
          </table:table-cell>
          <table:table-cell table:style-name="ce1" table:formula="of:=IF([.V34]=&quot;&quot;;&quot;&quot;;[.V34]*[.$C$59])" office:value-type="float" office:value="17.76493">
            <text:p>17.76493</text:p>
          </table:table-cell>
          <table:table-cell table:style-name="ce1" table:formula="of:=IF([.W34]=&quot;&quot;;&quot;&quot;;[.W34]*[.$C$59])" office:value-type="float" office:value="10.04041">
            <text:p>10.04041</text:p>
          </table:table-cell>
          <table:table-cell table:style-name="ce1" table:formula="of:=IF([.X34]=&quot;&quot;;&quot;&quot;;[.X34]*[.$C$59])">
            <text:p/>
          </table:table-cell>
          <table:table-cell table:style-name="ce1" table:formula="of:=IF([.Y34]=&quot;&quot;;&quot;&quot;;[.Y34]*[.$C$59])">
            <text:p/>
          </table:table-cell>
          <table:table-cell table:style-name="ce1" table:formula="of:=IF([.Z34]=&quot;&quot;;&quot;&quot;;[.Z34]*[.$C$59])">
            <text:p/>
          </table:table-cell>
          <table:table-cell table:style-name="ce1" table:formula="of:=IF([.AA34]=&quot;&quot;;&quot;&quot;;[.AA34]*[.$C$59])">
            <text:p/>
          </table:table-cell>
          <table:table-cell table:style-name="ce1" table:formula="of:=IF([.AB34]=&quot;&quot;;&quot;&quot;;[.AB34]*[.$C$59])">
            <text:p/>
          </table:table-cell>
          <table:table-cell table:style-name="ce1" table:formula="of:=IF([.AC34]=&quot;&quot;;&quot;&quot;;[.AC34]*[.$C$59])">
            <text:p/>
          </table:table-cell>
          <table:table-cell table:style-name="ce1" table:formula="of:=IF([.AD34]=&quot;&quot;;&quot;&quot;;[.AD34]*[.$C$59])">
            <text:p/>
          </table:table-cell>
          <table:table-cell table:style-name="ce1" table:formula="of:=IF([.AE34]=&quot;&quot;;&quot;&quot;;[.AE34]*[.$C$59])">
            <text:p/>
          </table:table-cell>
          <table:table-cell table:style-name="ce1" table:formula="of:=IF([.AF34]=&quot;&quot;;&quot;&quot;;[.AF34]*[.$C$59])">
            <text:p/>
          </table:table-cell>
          <table:table-cell table:style-name="ce1" table:formula="of:=IF([.AG34]=&quot;&quot;;&quot;&quot;;[.AG34]*[.$C$59])">
            <text:p/>
          </table:table-cell>
          <table:table-cell table:style-name="ce1" table:formula="of:=IF([.AH34]=&quot;&quot;;&quot;&quot;;[.AH34]*[.$C$59])">
            <text:p/>
          </table:table-cell>
          <table:table-cell table:style-name="ce1" table:formula="of:=IF([.AI34]=&quot;&quot;;&quot;&quot;;[.AI34]*[.$C$59])">
            <text:p/>
          </table:table-cell>
          <table:table-cell table:style-name="ce1" table:formula="of:=IF([.AJ34]=&quot;&quot;;&quot;&quot;;[.AJ34]*[.$C$59])">
            <text:p/>
          </table:table-cell>
          <table:table-cell table:style-name="ce1" table:formula="of:=IF([.AK34]=&quot;&quot;;&quot;&quot;;[.AK34]*[.$C$59])">
            <text:p/>
          </table:table-cell>
          <table:table-cell table:style-name="ce1" table:formula="of:=IF([.AL34]=&quot;&quot;;&quot;&quot;;[.AL34]*[.$C$59])">
            <text:p/>
          </table:table-cell>
          <table:table-cell table:style-name="ce1" table:formula="of:=IF([.AM34]=&quot;&quot;;&quot;&quot;;[.AM34]*[.$C$59])">
            <text:p/>
          </table:table-cell>
          <table:table-cell table:style-name="ce1" table:formula="of:=IF([.AN34]=&quot;&quot;;&quot;&quot;;[.AN34]*[.$C$59])">
            <text:p/>
          </table:table-cell>
          <table:table-cell table:style-name="ce1" table:formula="of:=IF([.AO34]=&quot;&quot;;&quot;&quot;;[.AO34]*[.$C$59])">
            <text:p/>
          </table:table-cell>
          <table:table-cell table:style-name="ce1" table:formula="of:=IF([.AP34]=&quot;&quot;;&quot;&quot;;[.AP34]*[.$C$59])">
            <text:p/>
          </table:table-cell>
          <table:table-cell table:style-name="ce1" table:formula="of:=IF([.AQ34]=&quot;&quot;;&quot;&quot;;[.AQ34]*[.$C$59])">
            <text:p/>
          </table:table-cell>
          <table:table-cell table:style-name="ce1" table:formula="of:=IF([.AR34]=&quot;&quot;;&quot;&quot;;[.AR34]*[.$C$59])">
            <text:p/>
          </table:table-cell>
          <table:table-cell table:style-name="ce1" table:formula="of:=IF([.AS34]=&quot;&quot;;&quot;&quot;;[.AS34]*[.$C$59])">
            <text:p/>
          </table:table-cell>
          <table:table-cell table:style-name="ce1" table:formula="of:=IF([.AT34]=&quot;&quot;;&quot;&quot;;[.AT34]*[.$C$59])">
            <text:p/>
          </table:table-cell>
          <table:table-cell table:style-name="ce1" table:formula="of:=IF([.AU34]=&quot;&quot;;&quot;&quot;;[.AU34]*[.$C$59])">
            <text:p/>
          </table:table-cell>
          <table:table-cell table:style-name="ce1" table:formula="of:=IF([.AV34]=&quot;&quot;;&quot;&quot;;[.AV34]*[.$C$59])">
            <text:p/>
          </table:table-cell>
          <table:table-cell table:style-name="ce1" table:formula="of:=IF([.AW34]=&quot;&quot;;&quot;&quot;;[.AW34]*[.$C$59])">
            <text:p/>
          </table:table-cell>
          <table:table-cell table:style-name="ce1" table:formula="of:=IF([.AX34]=&quot;&quot;;&quot;&quot;;[.AX34]*[.$C$59])">
            <text:p/>
          </table:table-cell>
          <table:table-cell table:style-name="ce1" table:formula="of:=IF([.AY34]=&quot;&quot;;&quot;&quot;;[.AY34]*[.$C$59])">
            <text:p/>
          </table:table-cell>
          <table:table-cell table:style-name="ce1" table:formula="of:=IF([.AZ34]=&quot;&quot;;&quot;&quot;;[.AZ34]*[.$C$59])">
            <text:p/>
          </table:table-cell>
          <table:table-cell table:style-name="ce1" table:formula="of:=IF([.BA34]=&quot;&quot;;&quot;&quot;;[.BA34]*[.$C$59])">
            <text:p/>
          </table:table-cell>
          <table:table-cell table:style-name="ce1" table:formula="of:=IF([.BB34]=&quot;&quot;;&quot;&quot;;[.BB34]*[.$C$59])">
            <text:p/>
          </table:table-cell>
          <table:table-cell table:style-name="ce1" table:formula="of:=IF([.BC34]=&quot;&quot;;&quot;&quot;;[.BC34]*[.$C$59])">
            <text:p/>
          </table:table-cell>
          <table:table-cell table:style-name="ce1" table:formula="of:=IF([.BD34]=&quot;&quot;;&quot;&quot;;[.BD34]*[.$C$59])">
            <text:p/>
          </table:table-cell>
          <table:table-cell table:style-name="ce1" table:formula="of:=IF([.BE34]=&quot;&quot;;&quot;&quot;;[.BE34]*[.$C$59])">
            <text:p/>
          </table:table-cell>
          <table:table-cell table:style-name="ce1" table:formula="of:=IF([.BF34]=&quot;&quot;;&quot;&quot;;[.BF34]*[.$C$59])">
            <text:p/>
          </table:table-cell>
          <table:table-cell table:style-name="ce1" table:formula="of:=IF([.BG34]=&quot;&quot;;&quot;&quot;;[.BG34]*[.$C$59])">
            <text:p/>
          </table:table-cell>
          <table:table-cell table:style-name="ce1" table:formula="of:=IF([.BH34]=&quot;&quot;;&quot;&quot;;[.BH34]*[.$C$59])">
            <text:p/>
          </table:table-cell>
          <table:table-cell table:style-name="ce1" table:formula="of:=IF([.BI34]=&quot;&quot;;&quot;&quot;;[.BI34]*[.$C$59])">
            <text:p/>
          </table:table-cell>
          <table:table-cell table:style-name="ce1" table:formula="of:=IF([.BJ34]=&quot;&quot;;&quot;&quot;;[.BJ34]*[.$C$59])">
            <text:p/>
          </table:table-cell>
          <table:table-cell table:style-name="ce1" table:formula="of:=IF([.BK34]=&quot;&quot;;&quot;&quot;;[.BK34]*[.$C$59])">
            <text:p/>
          </table:table-cell>
          <table:table-cell table:style-name="ce1" table:formula="of:=IF([.BL34]=&quot;&quot;;&quot;&quot;;[.BL34]*[.$C$59])">
            <text:p/>
          </table:table-cell>
          <table:table-cell table:style-name="ce1" table:formula="of:=IF([.BM34]=&quot;&quot;;&quot;&quot;;[.BM34]*[.$C$59])">
            <text:p/>
          </table:table-cell>
          <table:table-cell table:style-name="ce1" table:formula="of:=IF([.BN34]=&quot;&quot;;&quot;&quot;;[.BN34]*[.$C$59])">
            <text:p/>
          </table:table-cell>
          <table:table-cell table:style-name="ce1" table:formula="of:=IF([.BO34]=&quot;&quot;;&quot;&quot;;[.BO34]*[.$C$59])">
            <text:p/>
          </table:table-cell>
          <table:table-cell table:style-name="ce1" table:formula="of:=IF([.BP34]=&quot;&quot;;&quot;&quot;;[.BP34]*[.$C$59])">
            <text:p/>
          </table:table-cell>
          <table:table-cell table:style-name="ce1" table:formula="of:=IF([.BQ34]=&quot;&quot;;&quot;&quot;;[.BQ34]*[.$C$59])">
            <text:p/>
          </table:table-cell>
          <table:table-cell table:style-name="ce1" table:formula="of:=IF([.BR34]=&quot;&quot;;&quot;&quot;;[.BR34]*[.$C$59])">
            <text:p/>
          </table:table-cell>
          <table:table-cell table:style-name="ce1" table:formula="of:=IF([.BS34]=&quot;&quot;;&quot;&quot;;[.BS34]*[.$C$59])">
            <text:p/>
          </table:table-cell>
          <table:table-cell table:style-name="ce1" table:formula="of:=IF([.BT34]=&quot;&quot;;&quot;&quot;;[.BT34]*[.$C$59])">
            <text:p/>
          </table:table-cell>
          <table:table-cell table:style-name="ce1" table:formula="of:=IF([.BU34]=&quot;&quot;;&quot;&quot;;[.BU34]*[.$C$59])">
            <text:p/>
          </table:table-cell>
          <table:table-cell table:style-name="ce1" table:formula="of:=IF([.BV34]=&quot;&quot;;&quot;&quot;;[.BV34]*[.$C$59])">
            <text:p/>
          </table:table-cell>
          <table:table-cell table:style-name="ce1" table:formula="of:=IF([.BW34]=&quot;&quot;;&quot;&quot;;[.BW34]*[.$C$59])">
            <text:p/>
          </table:table-cell>
          <table:table-cell table:style-name="ce1" table:formula="of:=IF([.BX34]=&quot;&quot;;&quot;&quot;;[.BX34]*[.$C$59])">
            <text:p/>
          </table:table-cell>
          <table:table-cell table:style-name="ce1" table:formula="of:=IF([.BY34]=&quot;&quot;;&quot;&quot;;[.BY34]*[.$C$59])">
            <text:p/>
          </table:table-cell>
          <table:table-cell table:style-name="ce1" table:formula="of:=IF([.BZ34]=&quot;&quot;;&quot;&quot;;[.BZ34]*[.$C$59])">
            <text:p/>
          </table:table-cell>
          <table:table-cell table:style-name="ce1" table:formula="of:=IF([.CA34]=&quot;&quot;;&quot;&quot;;[.CA34]*[.$C$59])">
            <text:p/>
          </table:table-cell>
          <table:table-cell table:style-name="ce1" table:formula="of:=IF([.CB34]=&quot;&quot;;&quot;&quot;;[.CB34]*[.$C$59])">
            <text:p/>
          </table:table-cell>
          <table:table-cell table:style-name="ce1" table:formula="of:=IF([.CC34]=&quot;&quot;;&quot;&quot;;[.CC34]*[.$C$59])">
            <text:p/>
          </table:table-cell>
          <table:table-cell table:style-name="ce1" table:formula="of:=IF([.CD34]=&quot;&quot;;&quot;&quot;;[.CD34]*[.$C$59])">
            <text:p/>
          </table:table-cell>
          <table:table-cell table:style-name="ce1" table:formula="of:=IF([.CE34]=&quot;&quot;;&quot;&quot;;[.CE34]*[.$C$59])">
            <text:p/>
          </table:table-cell>
          <table:table-cell table:style-name="ce1" table:formula="of:=IF([.CF34]=&quot;&quot;;&quot;&quot;;[.CF34]*[.$C$59])">
            <text:p/>
          </table:table-cell>
          <table:table-cell table:style-name="ce1" table:formula="of:=IF([.CG34]=&quot;&quot;;&quot;&quot;;[.CG34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5]=&quot;&quot;;&quot;&quot;;[.D35]*[.$C$59])" office:value-type="float" office:value="244.58088">
            <text:p>244.58088</text:p>
          </table:table-cell>
          <table:table-cell table:style-name="ce1" table:formula="of:=IF([.E35]=&quot;&quot;;&quot;&quot;;[.E35]*[.$C$59])" office:value-type="float" office:value="211.56108">
            <text:p>211.56108</text:p>
          </table:table-cell>
          <table:table-cell table:style-name="ce1" table:formula="of:=IF([.F35]=&quot;&quot;;&quot;&quot;;[.F35]*[.$C$59])" office:value-type="float" office:value="-17.22477">
            <text:p>-17.22477</text:p>
          </table:table-cell>
          <table:table-cell table:style-name="ce1" table:formula="of:=IF([.G35]=&quot;&quot;;&quot;&quot;;[.G35]*[.$C$59])" office:value-type="float" office:value="23.43242">
            <text:p>23.43242</text:p>
          </table:table-cell>
          <table:table-cell table:style-name="ce1" table:formula="of:=IF([.H35]=&quot;&quot;;&quot;&quot;;[.H35]*[.$C$59])" office:value-type="float" office:value="2.10954">
            <text:p>2.10954</text:p>
          </table:table-cell>
          <table:table-cell table:style-name="ce1" table:formula="of:=IF([.I35]=&quot;&quot;;&quot;&quot;;[.I35]*[.$C$59])" office:value-type="float" office:value="4.03479">
            <text:p>4.03479</text:p>
          </table:table-cell>
          <table:table-cell table:style-name="ce1" table:formula="of:=IF([.J35]=&quot;&quot;;&quot;&quot;;[.J35]*[.$C$59])" office:value-type="float" office:value="4.81766">
            <text:p>4.81766</text:p>
          </table:table-cell>
          <table:table-cell table:style-name="ce1" table:formula="of:=IF([.K35]=&quot;&quot;;&quot;&quot;;[.K35]*[.$C$59])" office:value-type="float" office:value="-0.10629">
            <text:p>-0.10629</text:p>
          </table:table-cell>
          <table:table-cell table:style-name="ce1" table:formula="of:=IF([.L35]=&quot;&quot;;&quot;&quot;;[.L35]*[.$C$59])" office:value-type="float" office:value="16.9349">
            <text:p>16.9349</text:p>
          </table:table-cell>
          <table:table-cell table:style-name="ce1" table:formula="of:=IF([.M35]=&quot;&quot;;&quot;&quot;;[.M35]*[.$C$59])" office:value-type="float" office:value="-17.19499">
            <text:p>-17.19499</text:p>
          </table:table-cell>
          <table:table-cell table:style-name="ce1" table:formula="of:=IF([.N35]=&quot;&quot;;&quot;&quot;;[.N35]*[.$C$59])" office:value-type="float" office:value="228.53245">
            <text:p>228.53245</text:p>
          </table:table-cell>
          <table:table-cell table:style-name="ce1" table:formula="of:=IF([.O35]=&quot;&quot;;&quot;&quot;;[.O35]*[.$C$59])" office:value-type="float" office:value="2.58604">
            <text:p>2.58604</text:p>
          </table:table-cell>
          <table:table-cell table:style-name="ce1" table:formula="of:=IF([.P35]=&quot;&quot;;&quot;&quot;;[.P35]*[.$C$59])" office:value-type="float" office:value="40.22705">
            <text:p>40.22705</text:p>
          </table:table-cell>
          <table:table-cell table:style-name="ce1" table:formula="of:=IF([.Q35]=&quot;&quot;;&quot;&quot;;[.Q35]*[.$C$59])" office:value-type="float" office:value="-16.02887">
            <text:p>-16.02887</text:p>
          </table:table-cell>
          <table:table-cell table:style-name="ce1" table:formula="of:=IF([.R35]=&quot;&quot;;&quot;&quot;;[.R35]*[.$C$59])" office:value-type="float" office:value="-18.89329">
            <text:p>-18.89329</text:p>
          </table:table-cell>
          <table:table-cell table:style-name="ce1" table:formula="of:=IF([.S35]=&quot;&quot;;&quot;&quot;;[.S35]*[.$C$59])" office:value-type="float" office:value="-0.50837">
            <text:p>-0.50837</text:p>
          </table:table-cell>
          <table:table-cell table:style-name="ce1" table:formula="of:=IF([.T35]=&quot;&quot;;&quot;&quot;;[.T35]*[.$C$59])" office:value-type="float" office:value="0.34398">
            <text:p>0.34398</text:p>
          </table:table-cell>
          <table:table-cell table:style-name="ce1" table:formula="of:=IF([.U35]=&quot;&quot;;&quot;&quot;;[.U35]*[.$C$59])" office:value-type="float" office:value="-4.70988">
            <text:p>-4.70988</text:p>
          </table:table-cell>
          <table:table-cell table:style-name="ce1" table:formula="of:=IF([.V35]=&quot;&quot;;&quot;&quot;;[.V35]*[.$C$59])" office:value-type="float" office:value="31.64807">
            <text:p>31.64807</text:p>
          </table:table-cell>
          <table:table-cell table:style-name="ce1" table:formula="of:=IF([.W35]=&quot;&quot;;&quot;&quot;;[.W35]*[.$C$59])" office:value-type="float" office:value="-81.8483">
            <text:p>-81.8483</text:p>
          </table:table-cell>
          <table:table-cell table:style-name="ce1" table:formula="of:=IF([.X35]=&quot;&quot;;&quot;&quot;;[.X35]*[.$C$59])" office:value-type="float" office:value="39.71103">
            <text:p>39.71103</text:p>
          </table:table-cell>
          <table:table-cell table:style-name="ce1" table:formula="of:=IF([.Y35]=&quot;&quot;;&quot;&quot;;[.Y35]*[.$C$59])" office:value-type="float" office:value="56.41191">
            <text:p>56.41191</text:p>
          </table:table-cell>
          <table:table-cell table:style-name="ce1" table:formula="of:=IF([.Z35]=&quot;&quot;;&quot;&quot;;[.Z35]*[.$C$59])" office:value-type="float" office:value="115.71591">
            <text:p>115.71591</text:p>
          </table:table-cell>
          <table:table-cell table:style-name="ce1" table:formula="of:=IF([.AA35]=&quot;&quot;;&quot;&quot;;[.AA35]*[.$C$59])" office:value-type="float" office:value="5.06364">
            <text:p>5.06364</text:p>
          </table:table-cell>
          <table:table-cell table:style-name="ce1" table:formula="of:=IF([.AB35]=&quot;&quot;;&quot;&quot;;[.AB35]*[.$C$59])" office:value-type="float" office:value="19.88655">
            <text:p>19.88655</text:p>
          </table:table-cell>
          <table:table-cell table:style-name="ce1" table:formula="of:=IF([.AC35]=&quot;&quot;;&quot;&quot;;[.AC35]*[.$C$59])" office:value-type="float" office:value="-8.56469">
            <text:p>-8.56469</text:p>
          </table:table-cell>
          <table:table-cell table:style-name="ce1" table:formula="of:=IF([.AD35]=&quot;&quot;;&quot;&quot;;[.AD35]*[.$C$59])" office:value-type="float" office:value="1.35218">
            <text:p>1.35218</text:p>
          </table:table-cell>
          <table:table-cell table:style-name="ce1" table:formula="of:=IF([.AE35]=&quot;&quot;;&quot;&quot;;[.AE35]*[.$C$59])" office:value-type="float" office:value="-5.47398">
            <text:p>-5.47398</text:p>
          </table:table-cell>
          <table:table-cell table:style-name="ce1" table:formula="of:=IF([.AF35]=&quot;&quot;;&quot;&quot;;[.AF35]*[.$C$59])" office:value-type="float" office:value="-134.20464">
            <text:p>-134.20464</text:p>
          </table:table-cell>
          <table:table-cell table:style-name="ce1" table:formula="of:=IF([.AG35]=&quot;&quot;;&quot;&quot;;[.AG35]*[.$C$59])" office:value-type="float" office:value="-5.29887">
            <text:p>-5.29887</text:p>
          </table:table-cell>
          <table:table-cell table:style-name="ce1" table:formula="of:=IF([.AH35]=&quot;&quot;;&quot;&quot;;[.AH35]*[.$C$59])" office:value-type="float" office:value="-42.35308">
            <text:p>-42.35308</text:p>
          </table:table-cell>
          <table:table-cell table:style-name="ce1" table:formula="of:=IF([.AI35]=&quot;&quot;;&quot;&quot;;[.AI35]*[.$C$59])" office:value-type="float" office:value="-57.06873">
            <text:p>-57.06873</text:p>
          </table:table-cell>
          <table:table-cell table:style-name="ce1" table:formula="of:=IF([.AJ35]=&quot;&quot;;&quot;&quot;;[.AJ35]*[.$C$59])" office:value-type="float" office:value="-33.76669">
            <text:p>-33.76669</text:p>
          </table:table-cell>
          <table:table-cell table:style-name="ce1" table:formula="of:=IF([.AK35]=&quot;&quot;;&quot;&quot;;[.AK35]*[.$C$59])" office:value-type="float" office:value="90.20841">
            <text:p>90.20841</text:p>
          </table:table-cell>
          <table:table-cell table:style-name="ce1" table:formula="of:=IF([.AL35]=&quot;&quot;;&quot;&quot;;[.AL35]*[.$C$59])" office:value-type="float" office:value="-2.05468">
            <text:p>-2.05468</text:p>
          </table:table-cell>
          <table:table-cell table:style-name="ce1" table:formula="of:=IF([.AM35]=&quot;&quot;;&quot;&quot;;[.AM35]*[.$C$59])" office:value-type="float" office:value="0.0461">
            <text:p>0.0461</text:p>
          </table:table-cell>
          <table:table-cell table:style-name="ce1" table:formula="of:=IF([.AN35]=&quot;&quot;;&quot;&quot;;[.AN35]*[.$C$59])" office:value-type="float" office:value="0.0515">
            <text:p>0.0515</text:p>
          </table:table-cell>
          <table:table-cell table:style-name="ce1" table:formula="of:=IF([.AO35]=&quot;&quot;;&quot;&quot;;[.AO35]*[.$C$59])" office:value-type="float" office:value="5.80367">
            <text:p>5.80367</text:p>
          </table:table-cell>
          <table:table-cell table:style-name="ce1" table:formula="of:=IF([.AP35]=&quot;&quot;;&quot;&quot;;[.AP35]*[.$C$59])" office:value-type="float" office:value="1.50845">
            <text:p>1.50845</text:p>
          </table:table-cell>
          <table:table-cell table:style-name="ce1" table:formula="of:=IF([.AQ35]=&quot;&quot;;&quot;&quot;;[.AQ35]*[.$C$59])" office:value-type="float" office:value="0.0433">
            <text:p>0.0433</text:p>
          </table:table-cell>
          <table:table-cell table:style-name="ce1" table:formula="of:=IF([.AR35]=&quot;&quot;;&quot;&quot;;[.AR35]*[.$C$59])" office:value-type="float" office:value="0.2053">
            <text:p>0.2053</text:p>
          </table:table-cell>
          <table:table-cell table:style-name="ce1" table:formula="of:=IF([.AS35]=&quot;&quot;;&quot;&quot;;[.AS35]*[.$C$59])" office:value-type="float" office:value="6.42158">
            <text:p>6.42158</text:p>
          </table:table-cell>
          <table:table-cell table:style-name="ce1" table:formula="of:=IF([.AT35]=&quot;&quot;;&quot;&quot;;[.AT35]*[.$C$59])" office:value-type="float" office:value="-21.64526">
            <text:p>-21.64526</text:p>
          </table:table-cell>
          <table:table-cell table:style-name="ce1" table:formula="of:=IF([.AU35]=&quot;&quot;;&quot;&quot;;[.AU35]*[.$C$59])" office:value-type="float" office:value="8.90568">
            <text:p>8.90568</text:p>
          </table:table-cell>
          <table:table-cell table:style-name="ce1" table:formula="of:=IF([.AV35]=&quot;&quot;;&quot;&quot;;[.AV35]*[.$C$59])">
            <text:p/>
          </table:table-cell>
          <table:table-cell table:style-name="ce1" table:formula="of:=IF([.AW35]=&quot;&quot;;&quot;&quot;;[.AW35]*[.$C$59])">
            <text:p/>
          </table:table-cell>
          <table:table-cell table:style-name="ce1" table:formula="of:=IF([.AX35]=&quot;&quot;;&quot;&quot;;[.AX35]*[.$C$59])">
            <text:p/>
          </table:table-cell>
          <table:table-cell table:style-name="ce1" table:formula="of:=IF([.AY35]=&quot;&quot;;&quot;&quot;;[.AY35]*[.$C$59])">
            <text:p/>
          </table:table-cell>
          <table:table-cell table:style-name="ce1" table:formula="of:=IF([.AZ35]=&quot;&quot;;&quot;&quot;;[.AZ35]*[.$C$59])">
            <text:p/>
          </table:table-cell>
          <table:table-cell table:style-name="ce1" table:formula="of:=IF([.BA35]=&quot;&quot;;&quot;&quot;;[.BA35]*[.$C$59])">
            <text:p/>
          </table:table-cell>
          <table:table-cell table:style-name="ce1" table:formula="of:=IF([.BB35]=&quot;&quot;;&quot;&quot;;[.BB35]*[.$C$59])">
            <text:p/>
          </table:table-cell>
          <table:table-cell table:style-name="ce1" table:formula="of:=IF([.BC35]=&quot;&quot;;&quot;&quot;;[.BC35]*[.$C$59])">
            <text:p/>
          </table:table-cell>
          <table:table-cell table:style-name="ce1" table:formula="of:=IF([.BD35]=&quot;&quot;;&quot;&quot;;[.BD35]*[.$C$59])">
            <text:p/>
          </table:table-cell>
          <table:table-cell table:style-name="ce1" table:formula="of:=IF([.BE35]=&quot;&quot;;&quot;&quot;;[.BE35]*[.$C$59])">
            <text:p/>
          </table:table-cell>
          <table:table-cell table:style-name="ce1" table:formula="of:=IF([.BF35]=&quot;&quot;;&quot;&quot;;[.BF35]*[.$C$59])">
            <text:p/>
          </table:table-cell>
          <table:table-cell table:style-name="ce1" table:formula="of:=IF([.BG35]=&quot;&quot;;&quot;&quot;;[.BG35]*[.$C$59])">
            <text:p/>
          </table:table-cell>
          <table:table-cell table:style-name="ce1" table:formula="of:=IF([.BH35]=&quot;&quot;;&quot;&quot;;[.BH35]*[.$C$59])">
            <text:p/>
          </table:table-cell>
          <table:table-cell table:style-name="ce1" table:formula="of:=IF([.BI35]=&quot;&quot;;&quot;&quot;;[.BI35]*[.$C$59])">
            <text:p/>
          </table:table-cell>
          <table:table-cell table:style-name="ce1" table:formula="of:=IF([.BJ35]=&quot;&quot;;&quot;&quot;;[.BJ35]*[.$C$59])">
            <text:p/>
          </table:table-cell>
          <table:table-cell table:style-name="ce1" table:formula="of:=IF([.BK35]=&quot;&quot;;&quot;&quot;;[.BK35]*[.$C$59])">
            <text:p/>
          </table:table-cell>
          <table:table-cell table:style-name="ce1" table:formula="of:=IF([.BL35]=&quot;&quot;;&quot;&quot;;[.BL35]*[.$C$59])">
            <text:p/>
          </table:table-cell>
          <table:table-cell table:style-name="ce1" table:formula="of:=IF([.BM35]=&quot;&quot;;&quot;&quot;;[.BM35]*[.$C$59])">
            <text:p/>
          </table:table-cell>
          <table:table-cell table:style-name="ce1" table:formula="of:=IF([.BN35]=&quot;&quot;;&quot;&quot;;[.BN35]*[.$C$59])">
            <text:p/>
          </table:table-cell>
          <table:table-cell table:style-name="ce1" table:formula="of:=IF([.BO35]=&quot;&quot;;&quot;&quot;;[.BO35]*[.$C$59])">
            <text:p/>
          </table:table-cell>
          <table:table-cell table:style-name="ce1" table:formula="of:=IF([.BP35]=&quot;&quot;;&quot;&quot;;[.BP35]*[.$C$59])">
            <text:p/>
          </table:table-cell>
          <table:table-cell table:style-name="ce1" table:formula="of:=IF([.BQ35]=&quot;&quot;;&quot;&quot;;[.BQ35]*[.$C$59])">
            <text:p/>
          </table:table-cell>
          <table:table-cell table:style-name="ce1" table:formula="of:=IF([.BR35]=&quot;&quot;;&quot;&quot;;[.BR35]*[.$C$59])">
            <text:p/>
          </table:table-cell>
          <table:table-cell table:style-name="ce1" table:formula="of:=IF([.BS35]=&quot;&quot;;&quot;&quot;;[.BS35]*[.$C$59])">
            <text:p/>
          </table:table-cell>
          <table:table-cell table:style-name="ce1" table:formula="of:=IF([.BT35]=&quot;&quot;;&quot;&quot;;[.BT35]*[.$C$59])">
            <text:p/>
          </table:table-cell>
          <table:table-cell table:style-name="ce1" table:formula="of:=IF([.BU35]=&quot;&quot;;&quot;&quot;;[.BU35]*[.$C$59])">
            <text:p/>
          </table:table-cell>
          <table:table-cell table:style-name="ce1" table:formula="of:=IF([.BV35]=&quot;&quot;;&quot;&quot;;[.BV35]*[.$C$59])">
            <text:p/>
          </table:table-cell>
          <table:table-cell table:style-name="ce1" table:formula="of:=IF([.BW35]=&quot;&quot;;&quot;&quot;;[.BW35]*[.$C$59])">
            <text:p/>
          </table:table-cell>
          <table:table-cell table:style-name="ce1" table:formula="of:=IF([.BX35]=&quot;&quot;;&quot;&quot;;[.BX35]*[.$C$59])">
            <text:p/>
          </table:table-cell>
          <table:table-cell table:style-name="ce1" table:formula="of:=IF([.BY35]=&quot;&quot;;&quot;&quot;;[.BY35]*[.$C$59])">
            <text:p/>
          </table:table-cell>
          <table:table-cell table:style-name="ce1" table:formula="of:=IF([.BZ35]=&quot;&quot;;&quot;&quot;;[.BZ35]*[.$C$59])">
            <text:p/>
          </table:table-cell>
          <table:table-cell table:style-name="ce1" table:formula="of:=IF([.CA35]=&quot;&quot;;&quot;&quot;;[.CA35]*[.$C$59])">
            <text:p/>
          </table:table-cell>
          <table:table-cell table:style-name="ce1" table:formula="of:=IF([.CB35]=&quot;&quot;;&quot;&quot;;[.CB35]*[.$C$59])">
            <text:p/>
          </table:table-cell>
          <table:table-cell table:style-name="ce1" table:formula="of:=IF([.CC35]=&quot;&quot;;&quot;&quot;;[.CC35]*[.$C$59])">
            <text:p/>
          </table:table-cell>
          <table:table-cell table:style-name="ce1" table:formula="of:=IF([.CD35]=&quot;&quot;;&quot;&quot;;[.CD35]*[.$C$59])">
            <text:p/>
          </table:table-cell>
          <table:table-cell table:style-name="ce1" table:formula="of:=IF([.CE35]=&quot;&quot;;&quot;&quot;;[.CE35]*[.$C$59])">
            <text:p/>
          </table:table-cell>
          <table:table-cell table:style-name="ce1" table:formula="of:=IF([.CF35]=&quot;&quot;;&quot;&quot;;[.CF35]*[.$C$59])">
            <text:p/>
          </table:table-cell>
          <table:table-cell table:style-name="ce1" table:formula="of:=IF([.CG35]=&quot;&quot;;&quot;&quot;;[.CG35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6]=&quot;&quot;;&quot;&quot;;[.D36]*[.$C$59])" office:value-type="float" office:value="556.07962">
            <text:p>556.07962</text:p>
          </table:table-cell>
          <table:table-cell table:style-name="ce1" table:formula="of:=IF([.E36]=&quot;&quot;;&quot;&quot;;[.E36]*[.$C$59])" office:value-type="float" office:value="243.38197">
            <text:p>243.38197</text:p>
          </table:table-cell>
          <table:table-cell table:style-name="ce1" table:formula="of:=IF([.F36]=&quot;&quot;;&quot;&quot;;[.F36]*[.$C$59])" office:value-type="float" office:value="7.26293">
            <text:p>7.26293</text:p>
          </table:table-cell>
          <table:table-cell table:style-name="ce1" table:formula="of:=IF([.G36]=&quot;&quot;;&quot;&quot;;[.G36]*[.$C$59])" office:value-type="float" office:value="0.25255">
            <text:p>0.25255</text:p>
          </table:table-cell>
          <table:table-cell table:style-name="ce1" table:formula="of:=IF([.H36]=&quot;&quot;;&quot;&quot;;[.H36]*[.$C$59])" office:value-type="float" office:value="0.099">
            <text:p>0.099</text:p>
          </table:table-cell>
          <table:table-cell table:style-name="ce1" table:formula="of:=IF([.I36]=&quot;&quot;;&quot;&quot;;[.I36]*[.$C$59])" office:value-type="float" office:value="5.61425">
            <text:p>5.61425</text:p>
          </table:table-cell>
          <table:table-cell table:style-name="ce1" table:formula="of:=IF([.J36]=&quot;&quot;;&quot;&quot;;[.J36]*[.$C$59])" office:value-type="float" office:value="80.51478">
            <text:p>80.51478</text:p>
          </table:table-cell>
          <table:table-cell table:style-name="ce1" table:formula="of:=IF([.K36]=&quot;&quot;;&quot;&quot;;[.K36]*[.$C$59])" office:value-type="float" office:value="-19.09031">
            <text:p>-19.09031</text:p>
          </table:table-cell>
          <table:table-cell table:style-name="ce1" table:formula="of:=IF([.L36]=&quot;&quot;;&quot;&quot;;[.L36]*[.$C$59])" office:value-type="float" office:value="9.9431">
            <text:p>9.9431</text:p>
          </table:table-cell>
          <table:table-cell table:style-name="ce1" table:formula="of:=IF([.M36]=&quot;&quot;;&quot;&quot;;[.M36]*[.$C$59])" office:value-type="float" office:value="0.13075">
            <text:p>0.13075</text:p>
          </table:table-cell>
          <table:table-cell table:style-name="ce1" table:formula="of:=IF([.N36]=&quot;&quot;;&quot;&quot;;[.N36]*[.$C$59])" office:value-type="float" office:value="330.58612">
            <text:p>330.58612</text:p>
          </table:table-cell>
          <table:table-cell table:style-name="ce1" table:formula="of:=IF([.O36]=&quot;&quot;;&quot;&quot;;[.O36]*[.$C$59])" office:value-type="float" office:value="-151.912934">
            <text:p>-151.912934</text:p>
          </table:table-cell>
          <table:table-cell table:style-name="ce1" table:formula="of:=IF([.P36]=&quot;&quot;;&quot;&quot;;[.P36]*[.$C$59])" office:value-type="float" office:value="160.03075">
            <text:p>160.03075</text:p>
          </table:table-cell>
          <table:table-cell table:style-name="ce1" table:formula="of:=IF([.Q36]=&quot;&quot;;&quot;&quot;;[.Q36]*[.$C$59])" office:value-type="float" office:value="98.326864">
            <text:p>98.326864</text:p>
          </table:table-cell>
          <table:table-cell table:style-name="ce1" table:formula="of:=IF([.R36]=&quot;&quot;;&quot;&quot;;[.R36]*[.$C$59])" office:value-type="float" office:value="0.3307">
            <text:p>0.3307</text:p>
          </table:table-cell>
          <table:table-cell table:style-name="ce1" table:formula="of:=IF([.S36]=&quot;&quot;;&quot;&quot;;[.S36]*[.$C$59])" office:value-type="float" office:value="-7.46548">
            <text:p>-7.46548</text:p>
          </table:table-cell>
          <table:table-cell table:style-name="ce1" table:formula="of:=IF([.T36]=&quot;&quot;;&quot;&quot;;[.T36]*[.$C$59])" office:value-type="float" office:value="7.1274">
            <text:p>7.1274</text:p>
          </table:table-cell>
          <table:table-cell table:style-name="ce1" table:formula="of:=IF([.U36]=&quot;&quot;;&quot;&quot;;[.U36]*[.$C$59])" office:value-type="float" office:value="-0.36804">
            <text:p>-0.36804</text:p>
          </table:table-cell>
          <table:table-cell table:style-name="ce1" table:formula="of:=IF([.V36]=&quot;&quot;;&quot;&quot;;[.V36]*[.$C$59])" office:value-type="float" office:value="2.067">
            <text:p>2.067</text:p>
          </table:table-cell>
          <table:table-cell table:style-name="ce1" table:formula="of:=IF([.W36]=&quot;&quot;;&quot;&quot;;[.W36]*[.$C$59])" office:value-type="float" office:value="-7.63203">
            <text:p>-7.63203</text:p>
          </table:table-cell>
          <table:table-cell table:style-name="ce1" table:formula="of:=IF([.X36]=&quot;&quot;;&quot;&quot;;[.X36]*[.$C$59])" office:value-type="float" office:value="-8.7986">
            <text:p>-8.7986</text:p>
          </table:table-cell>
          <table:table-cell table:style-name="ce1" table:formula="of:=IF([.Y36]=&quot;&quot;;&quot;&quot;;[.Y36]*[.$C$59])" office:value-type="float" office:value="-0.13546">
            <text:p>-0.13546</text:p>
          </table:table-cell>
          <table:table-cell table:style-name="ce1" table:formula="of:=IF([.Z36]=&quot;&quot;;&quot;&quot;;[.Z36]*[.$C$59])" office:value-type="float" office:value="-161.19018">
            <text:p>-161.19018</text:p>
          </table:table-cell>
          <table:table-cell table:style-name="ce1" table:formula="of:=IF([.AA36]=&quot;&quot;;&quot;&quot;;[.AA36]*[.$C$59])" office:value-type="float" office:value="-99.51578">
            <text:p>-99.51578</text:p>
          </table:table-cell>
          <table:table-cell table:style-name="ce1" table:formula="of:=IF([.AB36]=&quot;&quot;;&quot;&quot;;[.AB36]*[.$C$59])" office:value-type="float" office:value="-337.3093">
            <text:p>-337.3093</text:p>
          </table:table-cell>
          <table:table-cell table:style-name="ce1" table:formula="of:=IF([.AC36]=&quot;&quot;;&quot;&quot;;[.AC36]*[.$C$59])" office:value-type="float" office:value="152.62572">
            <text:p>152.62572</text:p>
          </table:table-cell>
          <table:table-cell table:style-name="ce1" table:formula="of:=IF([.AD36]=&quot;&quot;;&quot;&quot;;[.AD36]*[.$C$59])" office:value-type="float" office:value="-11.35454">
            <text:p>-11.35454</text:p>
          </table:table-cell>
          <table:table-cell table:style-name="ce1" table:formula="of:=IF([.AE36]=&quot;&quot;;&quot;&quot;;[.AE36]*[.$C$59])" office:value-type="float" office:value="0.17511">
            <text:p>0.17511</text:p>
          </table:table-cell>
          <table:table-cell table:style-name="ce1" table:formula="of:=IF([.AF36]=&quot;&quot;;&quot;&quot;;[.AF36]*[.$C$59])" office:value-type="float" office:value="-80.71534">
            <text:p>-80.71534</text:p>
          </table:table-cell>
          <table:table-cell table:style-name="ce1" table:formula="of:=IF([.AG36]=&quot;&quot;;&quot;&quot;;[.AG36]*[.$C$59])" office:value-type="float" office:value="20.53141">
            <text:p>20.53141</text:p>
          </table:table-cell>
          <table:table-cell table:style-name="ce1" table:formula="of:=IF([.AH36]=&quot;&quot;;&quot;&quot;;[.AH36]*[.$C$59])">
            <text:p/>
          </table:table-cell>
          <table:table-cell table:style-name="ce1" table:formula="of:=IF([.AI36]=&quot;&quot;;&quot;&quot;;[.AI36]*[.$C$59])">
            <text:p/>
          </table:table-cell>
          <table:table-cell table:style-name="ce1" table:formula="of:=IF([.AJ36]=&quot;&quot;;&quot;&quot;;[.AJ36]*[.$C$59])">
            <text:p/>
          </table:table-cell>
          <table:table-cell table:style-name="ce1" table:formula="of:=IF([.AK36]=&quot;&quot;;&quot;&quot;;[.AK36]*[.$C$59])">
            <text:p/>
          </table:table-cell>
          <table:table-cell table:style-name="ce1" table:formula="of:=IF([.AL36]=&quot;&quot;;&quot;&quot;;[.AL36]*[.$C$59])">
            <text:p/>
          </table:table-cell>
          <table:table-cell table:style-name="ce1" table:formula="of:=IF([.AM36]=&quot;&quot;;&quot;&quot;;[.AM36]*[.$C$59])">
            <text:p/>
          </table:table-cell>
          <table:table-cell table:style-name="ce1" table:formula="of:=IF([.AN36]=&quot;&quot;;&quot;&quot;;[.AN36]*[.$C$59])">
            <text:p/>
          </table:table-cell>
          <table:table-cell table:style-name="ce1" table:formula="of:=IF([.AO36]=&quot;&quot;;&quot;&quot;;[.AO36]*[.$C$59])">
            <text:p/>
          </table:table-cell>
          <table:table-cell table:style-name="ce1" table:formula="of:=IF([.AP36]=&quot;&quot;;&quot;&quot;;[.AP36]*[.$C$59])">
            <text:p/>
          </table:table-cell>
          <table:table-cell table:style-name="ce1" table:formula="of:=IF([.AQ36]=&quot;&quot;;&quot;&quot;;[.AQ36]*[.$C$59])">
            <text:p/>
          </table:table-cell>
          <table:table-cell table:style-name="ce1" table:formula="of:=IF([.AR36]=&quot;&quot;;&quot;&quot;;[.AR36]*[.$C$59])">
            <text:p/>
          </table:table-cell>
          <table:table-cell table:style-name="ce1" table:formula="of:=IF([.AS36]=&quot;&quot;;&quot;&quot;;[.AS36]*[.$C$59])">
            <text:p/>
          </table:table-cell>
          <table:table-cell table:style-name="ce1" table:formula="of:=IF([.AT36]=&quot;&quot;;&quot;&quot;;[.AT36]*[.$C$59])">
            <text:p/>
          </table:table-cell>
          <table:table-cell table:style-name="ce1" table:formula="of:=IF([.AU36]=&quot;&quot;;&quot;&quot;;[.AU36]*[.$C$59])">
            <text:p/>
          </table:table-cell>
          <table:table-cell table:style-name="ce1" table:formula="of:=IF([.AV36]=&quot;&quot;;&quot;&quot;;[.AV36]*[.$C$59])">
            <text:p/>
          </table:table-cell>
          <table:table-cell table:style-name="ce1" table:formula="of:=IF([.AW36]=&quot;&quot;;&quot;&quot;;[.AW36]*[.$C$59])">
            <text:p/>
          </table:table-cell>
          <table:table-cell table:style-name="ce1" table:formula="of:=IF([.AX36]=&quot;&quot;;&quot;&quot;;[.AX36]*[.$C$59])">
            <text:p/>
          </table:table-cell>
          <table:table-cell table:style-name="ce1" table:formula="of:=IF([.AY36]=&quot;&quot;;&quot;&quot;;[.AY36]*[.$C$59])">
            <text:p/>
          </table:table-cell>
          <table:table-cell table:style-name="ce1" table:formula="of:=IF([.AZ36]=&quot;&quot;;&quot;&quot;;[.AZ36]*[.$C$59])">
            <text:p/>
          </table:table-cell>
          <table:table-cell table:style-name="ce1" table:formula="of:=IF([.BA36]=&quot;&quot;;&quot;&quot;;[.BA36]*[.$C$59])">
            <text:p/>
          </table:table-cell>
          <table:table-cell table:style-name="ce1" table:formula="of:=IF([.BB36]=&quot;&quot;;&quot;&quot;;[.BB36]*[.$C$59])">
            <text:p/>
          </table:table-cell>
          <table:table-cell table:style-name="ce1" table:formula="of:=IF([.BC36]=&quot;&quot;;&quot;&quot;;[.BC36]*[.$C$59])">
            <text:p/>
          </table:table-cell>
          <table:table-cell table:style-name="ce1" table:formula="of:=IF([.BD36]=&quot;&quot;;&quot;&quot;;[.BD36]*[.$C$59])">
            <text:p/>
          </table:table-cell>
          <table:table-cell table:style-name="ce1" table:formula="of:=IF([.BE36]=&quot;&quot;;&quot;&quot;;[.BE36]*[.$C$59])">
            <text:p/>
          </table:table-cell>
          <table:table-cell table:style-name="ce1" table:formula="of:=IF([.BF36]=&quot;&quot;;&quot;&quot;;[.BF36]*[.$C$59])">
            <text:p/>
          </table:table-cell>
          <table:table-cell table:style-name="ce1" table:formula="of:=IF([.BG36]=&quot;&quot;;&quot;&quot;;[.BG36]*[.$C$59])">
            <text:p/>
          </table:table-cell>
          <table:table-cell table:style-name="ce1" table:formula="of:=IF([.BH36]=&quot;&quot;;&quot;&quot;;[.BH36]*[.$C$59])">
            <text:p/>
          </table:table-cell>
          <table:table-cell table:style-name="ce1" table:formula="of:=IF([.BI36]=&quot;&quot;;&quot;&quot;;[.BI36]*[.$C$59])">
            <text:p/>
          </table:table-cell>
          <table:table-cell table:style-name="ce1" table:formula="of:=IF([.BJ36]=&quot;&quot;;&quot;&quot;;[.BJ36]*[.$C$59])">
            <text:p/>
          </table:table-cell>
          <table:table-cell table:style-name="ce1" table:formula="of:=IF([.BK36]=&quot;&quot;;&quot;&quot;;[.BK36]*[.$C$59])">
            <text:p/>
          </table:table-cell>
          <table:table-cell table:style-name="ce1" table:formula="of:=IF([.BL36]=&quot;&quot;;&quot;&quot;;[.BL36]*[.$C$59])">
            <text:p/>
          </table:table-cell>
          <table:table-cell table:style-name="ce1" table:formula="of:=IF([.BM36]=&quot;&quot;;&quot;&quot;;[.BM36]*[.$C$59])">
            <text:p/>
          </table:table-cell>
          <table:table-cell table:style-name="ce1" table:formula="of:=IF([.BN36]=&quot;&quot;;&quot;&quot;;[.BN36]*[.$C$59])">
            <text:p/>
          </table:table-cell>
          <table:table-cell table:style-name="ce1" table:formula="of:=IF([.BO36]=&quot;&quot;;&quot;&quot;;[.BO36]*[.$C$59])">
            <text:p/>
          </table:table-cell>
          <table:table-cell table:style-name="ce1" table:formula="of:=IF([.BP36]=&quot;&quot;;&quot;&quot;;[.BP36]*[.$C$59])">
            <text:p/>
          </table:table-cell>
          <table:table-cell table:style-name="ce1" table:formula="of:=IF([.BQ36]=&quot;&quot;;&quot;&quot;;[.BQ36]*[.$C$59])">
            <text:p/>
          </table:table-cell>
          <table:table-cell table:style-name="ce1" table:formula="of:=IF([.BR36]=&quot;&quot;;&quot;&quot;;[.BR36]*[.$C$59])">
            <text:p/>
          </table:table-cell>
          <table:table-cell table:style-name="ce1" table:formula="of:=IF([.BS36]=&quot;&quot;;&quot;&quot;;[.BS36]*[.$C$59])">
            <text:p/>
          </table:table-cell>
          <table:table-cell table:style-name="ce1" table:formula="of:=IF([.BT36]=&quot;&quot;;&quot;&quot;;[.BT36]*[.$C$59])">
            <text:p/>
          </table:table-cell>
          <table:table-cell table:style-name="ce1" table:formula="of:=IF([.BU36]=&quot;&quot;;&quot;&quot;;[.BU36]*[.$C$59])">
            <text:p/>
          </table:table-cell>
          <table:table-cell table:style-name="ce1" table:formula="of:=IF([.BV36]=&quot;&quot;;&quot;&quot;;[.BV36]*[.$C$59])">
            <text:p/>
          </table:table-cell>
          <table:table-cell table:style-name="ce1" table:formula="of:=IF([.BW36]=&quot;&quot;;&quot;&quot;;[.BW36]*[.$C$59])">
            <text:p/>
          </table:table-cell>
          <table:table-cell table:style-name="ce1" table:formula="of:=IF([.BX36]=&quot;&quot;;&quot;&quot;;[.BX36]*[.$C$59])">
            <text:p/>
          </table:table-cell>
          <table:table-cell table:style-name="ce1" table:formula="of:=IF([.BY36]=&quot;&quot;;&quot;&quot;;[.BY36]*[.$C$59])">
            <text:p/>
          </table:table-cell>
          <table:table-cell table:style-name="ce1" table:formula="of:=IF([.BZ36]=&quot;&quot;;&quot;&quot;;[.BZ36]*[.$C$59])">
            <text:p/>
          </table:table-cell>
          <table:table-cell table:style-name="ce1" table:formula="of:=IF([.CA36]=&quot;&quot;;&quot;&quot;;[.CA36]*[.$C$59])">
            <text:p/>
          </table:table-cell>
          <table:table-cell table:style-name="ce1" table:formula="of:=IF([.CB36]=&quot;&quot;;&quot;&quot;;[.CB36]*[.$C$59])">
            <text:p/>
          </table:table-cell>
          <table:table-cell table:style-name="ce1" table:formula="of:=IF([.CC36]=&quot;&quot;;&quot;&quot;;[.CC36]*[.$C$59])">
            <text:p/>
          </table:table-cell>
          <table:table-cell table:style-name="ce1" table:formula="of:=IF([.CD36]=&quot;&quot;;&quot;&quot;;[.CD36]*[.$C$59])">
            <text:p/>
          </table:table-cell>
          <table:table-cell table:style-name="ce1" table:formula="of:=IF([.CE36]=&quot;&quot;;&quot;&quot;;[.CE36]*[.$C$59])">
            <text:p/>
          </table:table-cell>
          <table:table-cell table:style-name="ce1" table:formula="of:=IF([.CF36]=&quot;&quot;;&quot;&quot;;[.CF36]*[.$C$59])">
            <text:p/>
          </table:table-cell>
          <table:table-cell table:style-name="ce1" table:formula="of:=IF([.CG36]=&quot;&quot;;&quot;&quot;;[.CG36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7]=&quot;&quot;;&quot;&quot;;[.D37]*[.$C$59])" office:value-type="float" office:value="1090.5">
            <text:p>1090.5</text:p>
          </table:table-cell>
          <table:table-cell table:style-name="ce1" table:formula="of:=IF([.E37]=&quot;&quot;;&quot;&quot;;[.E37]*[.$C$59])" office:value-type="float" office:value="196">
            <text:p>196</text:p>
          </table:table-cell>
          <table:table-cell table:style-name="ce1" table:formula="of:=IF([.F37]=&quot;&quot;;&quot;&quot;;[.F37]*[.$C$59])" office:value-type="float" office:value="-0.25">
            <text:p>-0.25</text:p>
          </table:table-cell>
          <table:table-cell table:style-name="ce1" table:formula="of:=IF([.G37]=&quot;&quot;;&quot;&quot;;[.G37]*[.$C$59])" office:value-type="float" office:value="13.75">
            <text:p>13.75</text:p>
          </table:table-cell>
          <table:table-cell table:style-name="ce1" table:formula="of:=IF([.H37]=&quot;&quot;;&quot;&quot;;[.H37]*[.$C$59])" office:value-type="float" office:value="21">
            <text:p>21</text:p>
          </table:table-cell>
          <table:table-cell table:style-name="ce1" table:formula="of:=IF([.I37]=&quot;&quot;;&quot;&quot;;[.I37]*[.$C$59])" office:value-type="float" office:value="10.5">
            <text:p>10.5</text:p>
          </table:table-cell>
          <table:table-cell table:style-name="ce1" table:formula="of:=IF([.J37]=&quot;&quot;;&quot;&quot;;[.J37]*[.$C$59])" office:value-type="float" office:value="0.024">
            <text:p>0.024</text:p>
          </table:table-cell>
          <table:table-cell table:style-name="ce1" table:formula="of:=IF([.K37]=&quot;&quot;;&quot;&quot;;[.K37]*[.$C$59])" office:value-type="float" office:value="-6.25053">
            <text:p>-6.25053</text:p>
          </table:table-cell>
          <table:table-cell table:style-name="ce1" table:formula="of:=IF([.L37]=&quot;&quot;;&quot;&quot;;[.L37]*[.$C$59])" office:value-type="float" office:value="5.4324">
            <text:p>5.4324</text:p>
          </table:table-cell>
          <table:table-cell table:style-name="ce1" table:formula="of:=IF([.M37]=&quot;&quot;;&quot;&quot;;[.M37]*[.$C$59])" office:value-type="float" office:value="-0.57357">
            <text:p>-0.57357</text:p>
          </table:table-cell>
          <table:table-cell table:style-name="ce1" table:formula="of:=IF([.N37]=&quot;&quot;;&quot;&quot;;[.N37]*[.$C$59])" office:value-type="float" office:value="2.4192">
            <text:p>2.4192</text:p>
          </table:table-cell>
          <table:table-cell table:style-name="ce1" table:formula="of:=IF([.O37]=&quot;&quot;;&quot;&quot;;[.O37]*[.$C$59])" office:value-type="float" office:value="-5.70834">
            <text:p>-5.70834</text:p>
          </table:table-cell>
          <table:table-cell table:style-name="ce1" table:formula="of:=IF([.P37]=&quot;&quot;;&quot;&quot;;[.P37]*[.$C$59])" office:value-type="float" office:value="-7.7901">
            <text:p>-7.7901</text:p>
          </table:table-cell>
          <table:table-cell table:style-name="ce1" table:formula="of:=IF([.Q37]=&quot;&quot;;&quot;&quot;;[.Q37]*[.$C$59])" office:value-type="float" office:value="0.21686">
            <text:p>0.21686</text:p>
          </table:table-cell>
          <table:table-cell table:style-name="ce1" table:formula="of:=IF([.R37]=&quot;&quot;;&quot;&quot;;[.R37]*[.$C$59])">
            <text:p/>
          </table:table-cell>
          <table:table-cell table:style-name="ce1" table:formula="of:=IF([.S37]=&quot;&quot;;&quot;&quot;;[.S37]*[.$C$59])">
            <text:p/>
          </table:table-cell>
          <table:table-cell table:style-name="ce1" table:formula="of:=IF([.T37]=&quot;&quot;;&quot;&quot;;[.T37]*[.$C$59])">
            <text:p/>
          </table:table-cell>
          <table:table-cell table:style-name="ce1" table:formula="of:=IF([.U37]=&quot;&quot;;&quot;&quot;;[.U37]*[.$C$59])">
            <text:p/>
          </table:table-cell>
          <table:table-cell table:style-name="ce1" table:formula="of:=IF([.V37]=&quot;&quot;;&quot;&quot;;[.V37]*[.$C$59])">
            <text:p/>
          </table:table-cell>
          <table:table-cell table:style-name="ce1" table:formula="of:=IF([.W37]=&quot;&quot;;&quot;&quot;;[.W37]*[.$C$59])">
            <text:p/>
          </table:table-cell>
          <table:table-cell table:style-name="ce1" table:formula="of:=IF([.X37]=&quot;&quot;;&quot;&quot;;[.X37]*[.$C$59])">
            <text:p/>
          </table:table-cell>
          <table:table-cell table:style-name="ce1" table:formula="of:=IF([.Y37]=&quot;&quot;;&quot;&quot;;[.Y37]*[.$C$59])">
            <text:p/>
          </table:table-cell>
          <table:table-cell table:style-name="ce1" table:formula="of:=IF([.Z37]=&quot;&quot;;&quot;&quot;;[.Z37]*[.$C$59])">
            <text:p/>
          </table:table-cell>
          <table:table-cell table:style-name="ce1" table:formula="of:=IF([.AA37]=&quot;&quot;;&quot;&quot;;[.AA37]*[.$C$59])">
            <text:p/>
          </table:table-cell>
          <table:table-cell table:style-name="ce1" table:formula="of:=IF([.AB37]=&quot;&quot;;&quot;&quot;;[.AB37]*[.$C$59])">
            <text:p/>
          </table:table-cell>
          <table:table-cell table:style-name="ce1" table:formula="of:=IF([.AC37]=&quot;&quot;;&quot;&quot;;[.AC37]*[.$C$59])">
            <text:p/>
          </table:table-cell>
          <table:table-cell table:style-name="ce1" table:formula="of:=IF([.AD37]=&quot;&quot;;&quot;&quot;;[.AD37]*[.$C$59])">
            <text:p/>
          </table:table-cell>
          <table:table-cell table:style-name="ce1" table:formula="of:=IF([.AE37]=&quot;&quot;;&quot;&quot;;[.AE37]*[.$C$59])">
            <text:p/>
          </table:table-cell>
          <table:table-cell table:style-name="ce1" table:formula="of:=IF([.AF37]=&quot;&quot;;&quot;&quot;;[.AF37]*[.$C$59])">
            <text:p/>
          </table:table-cell>
          <table:table-cell table:style-name="ce1" table:formula="of:=IF([.AG37]=&quot;&quot;;&quot;&quot;;[.AG37]*[.$C$59])">
            <text:p/>
          </table:table-cell>
          <table:table-cell table:style-name="ce1" table:formula="of:=IF([.AH37]=&quot;&quot;;&quot;&quot;;[.AH37]*[.$C$59])">
            <text:p/>
          </table:table-cell>
          <table:table-cell table:style-name="ce1" table:formula="of:=IF([.AI37]=&quot;&quot;;&quot;&quot;;[.AI37]*[.$C$59])">
            <text:p/>
          </table:table-cell>
          <table:table-cell table:style-name="ce1" table:formula="of:=IF([.AJ37]=&quot;&quot;;&quot;&quot;;[.AJ37]*[.$C$59])">
            <text:p/>
          </table:table-cell>
          <table:table-cell table:style-name="ce1" table:formula="of:=IF([.AK37]=&quot;&quot;;&quot;&quot;;[.AK37]*[.$C$59])">
            <text:p/>
          </table:table-cell>
          <table:table-cell table:style-name="ce1" table:formula="of:=IF([.AL37]=&quot;&quot;;&quot;&quot;;[.AL37]*[.$C$59])">
            <text:p/>
          </table:table-cell>
          <table:table-cell table:style-name="ce1" table:formula="of:=IF([.AM37]=&quot;&quot;;&quot;&quot;;[.AM37]*[.$C$59])">
            <text:p/>
          </table:table-cell>
          <table:table-cell table:style-name="ce1" table:formula="of:=IF([.AN37]=&quot;&quot;;&quot;&quot;;[.AN37]*[.$C$59])">
            <text:p/>
          </table:table-cell>
          <table:table-cell table:style-name="ce1" table:formula="of:=IF([.AO37]=&quot;&quot;;&quot;&quot;;[.AO37]*[.$C$59])">
            <text:p/>
          </table:table-cell>
          <table:table-cell table:style-name="ce1" table:formula="of:=IF([.AP37]=&quot;&quot;;&quot;&quot;;[.AP37]*[.$C$59])">
            <text:p/>
          </table:table-cell>
          <table:table-cell table:style-name="ce1" table:formula="of:=IF([.AQ37]=&quot;&quot;;&quot;&quot;;[.AQ37]*[.$C$59])">
            <text:p/>
          </table:table-cell>
          <table:table-cell table:style-name="ce1" table:formula="of:=IF([.AR37]=&quot;&quot;;&quot;&quot;;[.AR37]*[.$C$59])">
            <text:p/>
          </table:table-cell>
          <table:table-cell table:style-name="ce1" table:formula="of:=IF([.AS37]=&quot;&quot;;&quot;&quot;;[.AS37]*[.$C$59])">
            <text:p/>
          </table:table-cell>
          <table:table-cell table:style-name="ce1" table:formula="of:=IF([.AT37]=&quot;&quot;;&quot;&quot;;[.AT37]*[.$C$59])">
            <text:p/>
          </table:table-cell>
          <table:table-cell table:style-name="ce1" table:formula="of:=IF([.AU37]=&quot;&quot;;&quot;&quot;;[.AU37]*[.$C$59])">
            <text:p/>
          </table:table-cell>
          <table:table-cell table:style-name="ce1" table:formula="of:=IF([.AV37]=&quot;&quot;;&quot;&quot;;[.AV37]*[.$C$59])">
            <text:p/>
          </table:table-cell>
          <table:table-cell table:style-name="ce1" table:formula="of:=IF([.AW37]=&quot;&quot;;&quot;&quot;;[.AW37]*[.$C$59])">
            <text:p/>
          </table:table-cell>
          <table:table-cell table:style-name="ce1" table:formula="of:=IF([.AX37]=&quot;&quot;;&quot;&quot;;[.AX37]*[.$C$59])">
            <text:p/>
          </table:table-cell>
          <table:table-cell table:style-name="ce1" table:formula="of:=IF([.AY37]=&quot;&quot;;&quot;&quot;;[.AY37]*[.$C$59])">
            <text:p/>
          </table:table-cell>
          <table:table-cell table:style-name="ce1" table:formula="of:=IF([.AZ37]=&quot;&quot;;&quot;&quot;;[.AZ37]*[.$C$59])">
            <text:p/>
          </table:table-cell>
          <table:table-cell table:style-name="ce1" table:formula="of:=IF([.BA37]=&quot;&quot;;&quot;&quot;;[.BA37]*[.$C$59])">
            <text:p/>
          </table:table-cell>
          <table:table-cell table:style-name="ce1" table:formula="of:=IF([.BB37]=&quot;&quot;;&quot;&quot;;[.BB37]*[.$C$59])">
            <text:p/>
          </table:table-cell>
          <table:table-cell table:style-name="ce1" table:formula="of:=IF([.BC37]=&quot;&quot;;&quot;&quot;;[.BC37]*[.$C$59])">
            <text:p/>
          </table:table-cell>
          <table:table-cell table:style-name="ce1" table:formula="of:=IF([.BD37]=&quot;&quot;;&quot;&quot;;[.BD37]*[.$C$59])">
            <text:p/>
          </table:table-cell>
          <table:table-cell table:style-name="ce1" table:formula="of:=IF([.BE37]=&quot;&quot;;&quot;&quot;;[.BE37]*[.$C$59])">
            <text:p/>
          </table:table-cell>
          <table:table-cell table:style-name="ce1" table:formula="of:=IF([.BF37]=&quot;&quot;;&quot;&quot;;[.BF37]*[.$C$59])">
            <text:p/>
          </table:table-cell>
          <table:table-cell table:style-name="ce1" table:formula="of:=IF([.BG37]=&quot;&quot;;&quot;&quot;;[.BG37]*[.$C$59])">
            <text:p/>
          </table:table-cell>
          <table:table-cell table:style-name="ce1" table:formula="of:=IF([.BH37]=&quot;&quot;;&quot;&quot;;[.BH37]*[.$C$59])">
            <text:p/>
          </table:table-cell>
          <table:table-cell table:style-name="ce1" table:formula="of:=IF([.BI37]=&quot;&quot;;&quot;&quot;;[.BI37]*[.$C$59])">
            <text:p/>
          </table:table-cell>
          <table:table-cell table:style-name="ce1" table:formula="of:=IF([.BJ37]=&quot;&quot;;&quot;&quot;;[.BJ37]*[.$C$59])">
            <text:p/>
          </table:table-cell>
          <table:table-cell table:style-name="ce1" table:formula="of:=IF([.BK37]=&quot;&quot;;&quot;&quot;;[.BK37]*[.$C$59])">
            <text:p/>
          </table:table-cell>
          <table:table-cell table:style-name="ce1" table:formula="of:=IF([.BL37]=&quot;&quot;;&quot;&quot;;[.BL37]*[.$C$59])">
            <text:p/>
          </table:table-cell>
          <table:table-cell table:style-name="ce1" table:formula="of:=IF([.BM37]=&quot;&quot;;&quot;&quot;;[.BM37]*[.$C$59])">
            <text:p/>
          </table:table-cell>
          <table:table-cell table:style-name="ce1" table:formula="of:=IF([.BN37]=&quot;&quot;;&quot;&quot;;[.BN37]*[.$C$59])">
            <text:p/>
          </table:table-cell>
          <table:table-cell table:style-name="ce1" table:formula="of:=IF([.BO37]=&quot;&quot;;&quot;&quot;;[.BO37]*[.$C$59])">
            <text:p/>
          </table:table-cell>
          <table:table-cell table:style-name="ce1" table:formula="of:=IF([.BP37]=&quot;&quot;;&quot;&quot;;[.BP37]*[.$C$59])">
            <text:p/>
          </table:table-cell>
          <table:table-cell table:style-name="ce1" table:formula="of:=IF([.BQ37]=&quot;&quot;;&quot;&quot;;[.BQ37]*[.$C$59])">
            <text:p/>
          </table:table-cell>
          <table:table-cell table:style-name="ce1" table:formula="of:=IF([.BR37]=&quot;&quot;;&quot;&quot;;[.BR37]*[.$C$59])">
            <text:p/>
          </table:table-cell>
          <table:table-cell table:style-name="ce1" table:formula="of:=IF([.BS37]=&quot;&quot;;&quot;&quot;;[.BS37]*[.$C$59])">
            <text:p/>
          </table:table-cell>
          <table:table-cell table:style-name="ce1" table:formula="of:=IF([.BT37]=&quot;&quot;;&quot;&quot;;[.BT37]*[.$C$59])">
            <text:p/>
          </table:table-cell>
          <table:table-cell table:style-name="ce1" table:formula="of:=IF([.BU37]=&quot;&quot;;&quot;&quot;;[.BU37]*[.$C$59])">
            <text:p/>
          </table:table-cell>
          <table:table-cell table:style-name="ce1" table:formula="of:=IF([.BV37]=&quot;&quot;;&quot;&quot;;[.BV37]*[.$C$59])">
            <text:p/>
          </table:table-cell>
          <table:table-cell table:style-name="ce1" table:formula="of:=IF([.BW37]=&quot;&quot;;&quot;&quot;;[.BW37]*[.$C$59])">
            <text:p/>
          </table:table-cell>
          <table:table-cell table:style-name="ce1" table:formula="of:=IF([.BX37]=&quot;&quot;;&quot;&quot;;[.BX37]*[.$C$59])">
            <text:p/>
          </table:table-cell>
          <table:table-cell table:style-name="ce1" table:formula="of:=IF([.BY37]=&quot;&quot;;&quot;&quot;;[.BY37]*[.$C$59])">
            <text:p/>
          </table:table-cell>
          <table:table-cell table:style-name="ce1" table:formula="of:=IF([.BZ37]=&quot;&quot;;&quot;&quot;;[.BZ37]*[.$C$59])">
            <text:p/>
          </table:table-cell>
          <table:table-cell table:style-name="ce1" table:formula="of:=IF([.CA37]=&quot;&quot;;&quot;&quot;;[.CA37]*[.$C$59])">
            <text:p/>
          </table:table-cell>
          <table:table-cell table:style-name="ce1" table:formula="of:=IF([.CB37]=&quot;&quot;;&quot;&quot;;[.CB37]*[.$C$59])">
            <text:p/>
          </table:table-cell>
          <table:table-cell table:style-name="ce1" table:formula="of:=IF([.CC37]=&quot;&quot;;&quot;&quot;;[.CC37]*[.$C$59])">
            <text:p/>
          </table:table-cell>
          <table:table-cell table:style-name="ce1" table:formula="of:=IF([.CD37]=&quot;&quot;;&quot;&quot;;[.CD37]*[.$C$59])">
            <text:p/>
          </table:table-cell>
          <table:table-cell table:style-name="ce1" table:formula="of:=IF([.CE37]=&quot;&quot;;&quot;&quot;;[.CE37]*[.$C$59])">
            <text:p/>
          </table:table-cell>
          <table:table-cell table:style-name="ce1" table:formula="of:=IF([.CF37]=&quot;&quot;;&quot;&quot;;[.CF37]*[.$C$59])">
            <text:p/>
          </table:table-cell>
          <table:table-cell table:style-name="ce1" table:formula="of:=IF([.CG37]=&quot;&quot;;&quot;&quot;;[.CG37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8]=&quot;&quot;;&quot;&quot;;[.D38]*[.$C$59])">
            <text:p/>
          </table:table-cell>
          <table:table-cell table:style-name="ce1" table:formula="of:=IF([.E38]=&quot;&quot;;&quot;&quot;;[.E38]*[.$C$59])">
            <text:p/>
          </table:table-cell>
          <table:table-cell table:style-name="ce1" table:formula="of:=IF([.F38]=&quot;&quot;;&quot;&quot;;[.F38]*[.$C$59])">
            <text:p/>
          </table:table-cell>
          <table:table-cell table:style-name="ce1" table:formula="of:=IF([.G38]=&quot;&quot;;&quot;&quot;;[.G38]*[.$C$59])">
            <text:p/>
          </table:table-cell>
          <table:table-cell table:style-name="ce1" table:formula="of:=IF([.H38]=&quot;&quot;;&quot;&quot;;[.H38]*[.$C$59])">
            <text:p/>
          </table:table-cell>
          <table:table-cell table:style-name="ce1" table:formula="of:=IF([.I38]=&quot;&quot;;&quot;&quot;;[.I38]*[.$C$59])">
            <text:p/>
          </table:table-cell>
          <table:table-cell table:style-name="ce1" table:formula="of:=IF([.J38]=&quot;&quot;;&quot;&quot;;[.J38]*[.$C$59])">
            <text:p/>
          </table:table-cell>
          <table:table-cell table:style-name="ce1" table:formula="of:=IF([.K38]=&quot;&quot;;&quot;&quot;;[.K38]*[.$C$59])">
            <text:p/>
          </table:table-cell>
          <table:table-cell table:style-name="ce1" table:formula="of:=IF([.L38]=&quot;&quot;;&quot;&quot;;[.L38]*[.$C$59])">
            <text:p/>
          </table:table-cell>
          <table:table-cell table:style-name="ce1" table:formula="of:=IF([.M38]=&quot;&quot;;&quot;&quot;;[.M38]*[.$C$59])">
            <text:p/>
          </table:table-cell>
          <table:table-cell table:style-name="ce1" table:formula="of:=IF([.N38]=&quot;&quot;;&quot;&quot;;[.N38]*[.$C$59])">
            <text:p/>
          </table:table-cell>
          <table:table-cell table:style-name="ce1" table:formula="of:=IF([.O38]=&quot;&quot;;&quot;&quot;;[.O38]*[.$C$59])">
            <text:p/>
          </table:table-cell>
          <table:table-cell table:style-name="ce1" table:formula="of:=IF([.P38]=&quot;&quot;;&quot;&quot;;[.P38]*[.$C$59])">
            <text:p/>
          </table:table-cell>
          <table:table-cell table:style-name="ce1" table:formula="of:=IF([.Q38]=&quot;&quot;;&quot;&quot;;[.Q38]*[.$C$59])">
            <text:p/>
          </table:table-cell>
          <table:table-cell table:style-name="ce1" table:formula="of:=IF([.R38]=&quot;&quot;;&quot;&quot;;[.R38]*[.$C$59])">
            <text:p/>
          </table:table-cell>
          <table:table-cell table:style-name="ce1" table:formula="of:=IF([.S38]=&quot;&quot;;&quot;&quot;;[.S38]*[.$C$59])">
            <text:p/>
          </table:table-cell>
          <table:table-cell table:style-name="ce1" table:formula="of:=IF([.T38]=&quot;&quot;;&quot;&quot;;[.T38]*[.$C$59])">
            <text:p/>
          </table:table-cell>
          <table:table-cell table:style-name="ce1" table:formula="of:=IF([.U38]=&quot;&quot;;&quot;&quot;;[.U38]*[.$C$59])">
            <text:p/>
          </table:table-cell>
          <table:table-cell table:style-name="ce1" table:formula="of:=IF([.V38]=&quot;&quot;;&quot;&quot;;[.V38]*[.$C$59])">
            <text:p/>
          </table:table-cell>
          <table:table-cell table:style-name="ce1" table:formula="of:=IF([.W38]=&quot;&quot;;&quot;&quot;;[.W38]*[.$C$59])">
            <text:p/>
          </table:table-cell>
          <table:table-cell table:style-name="ce1" table:formula="of:=IF([.X38]=&quot;&quot;;&quot;&quot;;[.X38]*[.$C$59])">
            <text:p/>
          </table:table-cell>
          <table:table-cell table:style-name="ce1" table:formula="of:=IF([.Y38]=&quot;&quot;;&quot;&quot;;[.Y38]*[.$C$59])">
            <text:p/>
          </table:table-cell>
          <table:table-cell table:style-name="ce1" table:formula="of:=IF([.Z38]=&quot;&quot;;&quot;&quot;;[.Z38]*[.$C$59])">
            <text:p/>
          </table:table-cell>
          <table:table-cell table:style-name="ce1" table:formula="of:=IF([.AA38]=&quot;&quot;;&quot;&quot;;[.AA38]*[.$C$59])">
            <text:p/>
          </table:table-cell>
          <table:table-cell table:style-name="ce1" table:formula="of:=IF([.AB38]=&quot;&quot;;&quot;&quot;;[.AB38]*[.$C$59])">
            <text:p/>
          </table:table-cell>
          <table:table-cell table:style-name="ce1" table:formula="of:=IF([.AC38]=&quot;&quot;;&quot;&quot;;[.AC38]*[.$C$59])">
            <text:p/>
          </table:table-cell>
          <table:table-cell table:style-name="ce1" table:formula="of:=IF([.AD38]=&quot;&quot;;&quot;&quot;;[.AD38]*[.$C$59])">
            <text:p/>
          </table:table-cell>
          <table:table-cell table:style-name="ce1" table:formula="of:=IF([.AE38]=&quot;&quot;;&quot;&quot;;[.AE38]*[.$C$59])">
            <text:p/>
          </table:table-cell>
          <table:table-cell table:style-name="ce1" table:formula="of:=IF([.AF38]=&quot;&quot;;&quot;&quot;;[.AF38]*[.$C$59])">
            <text:p/>
          </table:table-cell>
          <table:table-cell table:style-name="ce1" table:formula="of:=IF([.AG38]=&quot;&quot;;&quot;&quot;;[.AG38]*[.$C$59])">
            <text:p/>
          </table:table-cell>
          <table:table-cell table:style-name="ce1" table:formula="of:=IF([.AH38]=&quot;&quot;;&quot;&quot;;[.AH38]*[.$C$59])">
            <text:p/>
          </table:table-cell>
          <table:table-cell table:style-name="ce1" table:formula="of:=IF([.AI38]=&quot;&quot;;&quot;&quot;;[.AI38]*[.$C$59])">
            <text:p/>
          </table:table-cell>
          <table:table-cell table:style-name="ce1" table:formula="of:=IF([.AJ38]=&quot;&quot;;&quot;&quot;;[.AJ38]*[.$C$59])">
            <text:p/>
          </table:table-cell>
          <table:table-cell table:style-name="ce1" table:formula="of:=IF([.AK38]=&quot;&quot;;&quot;&quot;;[.AK38]*[.$C$59])">
            <text:p/>
          </table:table-cell>
          <table:table-cell table:style-name="ce1" table:formula="of:=IF([.AL38]=&quot;&quot;;&quot;&quot;;[.AL38]*[.$C$59])">
            <text:p/>
          </table:table-cell>
          <table:table-cell table:style-name="ce1" table:formula="of:=IF([.AM38]=&quot;&quot;;&quot;&quot;;[.AM38]*[.$C$59])">
            <text:p/>
          </table:table-cell>
          <table:table-cell table:style-name="ce1" table:formula="of:=IF([.AN38]=&quot;&quot;;&quot;&quot;;[.AN38]*[.$C$59])">
            <text:p/>
          </table:table-cell>
          <table:table-cell table:style-name="ce1" table:formula="of:=IF([.AO38]=&quot;&quot;;&quot;&quot;;[.AO38]*[.$C$59])">
            <text:p/>
          </table:table-cell>
          <table:table-cell table:style-name="ce1" table:formula="of:=IF([.AP38]=&quot;&quot;;&quot;&quot;;[.AP38]*[.$C$59])">
            <text:p/>
          </table:table-cell>
          <table:table-cell table:style-name="ce1" table:formula="of:=IF([.AQ38]=&quot;&quot;;&quot;&quot;;[.AQ38]*[.$C$59])">
            <text:p/>
          </table:table-cell>
          <table:table-cell table:style-name="ce1" table:formula="of:=IF([.AR38]=&quot;&quot;;&quot;&quot;;[.AR38]*[.$C$59])">
            <text:p/>
          </table:table-cell>
          <table:table-cell table:style-name="ce1" table:formula="of:=IF([.AS38]=&quot;&quot;;&quot;&quot;;[.AS38]*[.$C$59])">
            <text:p/>
          </table:table-cell>
          <table:table-cell table:style-name="ce1" table:formula="of:=IF([.AT38]=&quot;&quot;;&quot;&quot;;[.AT38]*[.$C$59])">
            <text:p/>
          </table:table-cell>
          <table:table-cell table:style-name="ce1" table:formula="of:=IF([.AU38]=&quot;&quot;;&quot;&quot;;[.AU38]*[.$C$59])">
            <text:p/>
          </table:table-cell>
          <table:table-cell table:style-name="ce1" table:formula="of:=IF([.AV38]=&quot;&quot;;&quot;&quot;;[.AV38]*[.$C$59])">
            <text:p/>
          </table:table-cell>
          <table:table-cell table:style-name="ce1" table:formula="of:=IF([.AW38]=&quot;&quot;;&quot;&quot;;[.AW38]*[.$C$59])">
            <text:p/>
          </table:table-cell>
          <table:table-cell table:style-name="ce1" table:formula="of:=IF([.AX38]=&quot;&quot;;&quot;&quot;;[.AX38]*[.$C$59])">
            <text:p/>
          </table:table-cell>
          <table:table-cell table:style-name="ce1" table:formula="of:=IF([.AY38]=&quot;&quot;;&quot;&quot;;[.AY38]*[.$C$59])">
            <text:p/>
          </table:table-cell>
          <table:table-cell table:style-name="ce1" table:formula="of:=IF([.AZ38]=&quot;&quot;;&quot;&quot;;[.AZ38]*[.$C$59])">
            <text:p/>
          </table:table-cell>
          <table:table-cell table:style-name="ce1" table:formula="of:=IF([.BA38]=&quot;&quot;;&quot;&quot;;[.BA38]*[.$C$59])">
            <text:p/>
          </table:table-cell>
          <table:table-cell table:style-name="ce1" table:formula="of:=IF([.BB38]=&quot;&quot;;&quot;&quot;;[.BB38]*[.$C$59])">
            <text:p/>
          </table:table-cell>
          <table:table-cell table:style-name="ce1" table:formula="of:=IF([.BC38]=&quot;&quot;;&quot;&quot;;[.BC38]*[.$C$59])">
            <text:p/>
          </table:table-cell>
          <table:table-cell table:style-name="ce1" table:formula="of:=IF([.BD38]=&quot;&quot;;&quot;&quot;;[.BD38]*[.$C$59])">
            <text:p/>
          </table:table-cell>
          <table:table-cell table:style-name="ce1" table:formula="of:=IF([.BE38]=&quot;&quot;;&quot;&quot;;[.BE38]*[.$C$59])">
            <text:p/>
          </table:table-cell>
          <table:table-cell table:style-name="ce1" table:formula="of:=IF([.BF38]=&quot;&quot;;&quot;&quot;;[.BF38]*[.$C$59])">
            <text:p/>
          </table:table-cell>
          <table:table-cell table:style-name="ce1" table:formula="of:=IF([.BG38]=&quot;&quot;;&quot;&quot;;[.BG38]*[.$C$59])">
            <text:p/>
          </table:table-cell>
          <table:table-cell table:style-name="ce1" table:formula="of:=IF([.BH38]=&quot;&quot;;&quot;&quot;;[.BH38]*[.$C$59])">
            <text:p/>
          </table:table-cell>
          <table:table-cell table:style-name="ce1" table:formula="of:=IF([.BI38]=&quot;&quot;;&quot;&quot;;[.BI38]*[.$C$59])">
            <text:p/>
          </table:table-cell>
          <table:table-cell table:style-name="ce1" table:formula="of:=IF([.BJ38]=&quot;&quot;;&quot;&quot;;[.BJ38]*[.$C$59])">
            <text:p/>
          </table:table-cell>
          <table:table-cell table:style-name="ce1" table:formula="of:=IF([.BK38]=&quot;&quot;;&quot;&quot;;[.BK38]*[.$C$59])">
            <text:p/>
          </table:table-cell>
          <table:table-cell table:style-name="ce1" table:formula="of:=IF([.BL38]=&quot;&quot;;&quot;&quot;;[.BL38]*[.$C$59])">
            <text:p/>
          </table:table-cell>
          <table:table-cell table:style-name="ce1" table:formula="of:=IF([.BM38]=&quot;&quot;;&quot;&quot;;[.BM38]*[.$C$59])">
            <text:p/>
          </table:table-cell>
          <table:table-cell table:style-name="ce1" table:formula="of:=IF([.BN38]=&quot;&quot;;&quot;&quot;;[.BN38]*[.$C$59])">
            <text:p/>
          </table:table-cell>
          <table:table-cell table:style-name="ce1" table:formula="of:=IF([.BO38]=&quot;&quot;;&quot;&quot;;[.BO38]*[.$C$59])">
            <text:p/>
          </table:table-cell>
          <table:table-cell table:style-name="ce1" table:formula="of:=IF([.BP38]=&quot;&quot;;&quot;&quot;;[.BP38]*[.$C$59])">
            <text:p/>
          </table:table-cell>
          <table:table-cell table:style-name="ce1" table:formula="of:=IF([.BQ38]=&quot;&quot;;&quot;&quot;;[.BQ38]*[.$C$59])">
            <text:p/>
          </table:table-cell>
          <table:table-cell table:style-name="ce1" table:formula="of:=IF([.BR38]=&quot;&quot;;&quot;&quot;;[.BR38]*[.$C$59])">
            <text:p/>
          </table:table-cell>
          <table:table-cell table:style-name="ce1" table:formula="of:=IF([.BS38]=&quot;&quot;;&quot;&quot;;[.BS38]*[.$C$59])">
            <text:p/>
          </table:table-cell>
          <table:table-cell table:style-name="ce1" table:formula="of:=IF([.BT38]=&quot;&quot;;&quot;&quot;;[.BT38]*[.$C$59])">
            <text:p/>
          </table:table-cell>
          <table:table-cell table:style-name="ce1" table:formula="of:=IF([.BU38]=&quot;&quot;;&quot;&quot;;[.BU38]*[.$C$59])">
            <text:p/>
          </table:table-cell>
          <table:table-cell table:style-name="ce1" table:formula="of:=IF([.BV38]=&quot;&quot;;&quot;&quot;;[.BV38]*[.$C$59])">
            <text:p/>
          </table:table-cell>
          <table:table-cell table:style-name="ce1" table:formula="of:=IF([.BW38]=&quot;&quot;;&quot;&quot;;[.BW38]*[.$C$59])">
            <text:p/>
          </table:table-cell>
          <table:table-cell table:style-name="ce1" table:formula="of:=IF([.BX38]=&quot;&quot;;&quot;&quot;;[.BX38]*[.$C$59])">
            <text:p/>
          </table:table-cell>
          <table:table-cell table:style-name="ce1" table:formula="of:=IF([.BY38]=&quot;&quot;;&quot;&quot;;[.BY38]*[.$C$59])">
            <text:p/>
          </table:table-cell>
          <table:table-cell table:style-name="ce1" table:formula="of:=IF([.BZ38]=&quot;&quot;;&quot;&quot;;[.BZ38]*[.$C$59])">
            <text:p/>
          </table:table-cell>
          <table:table-cell table:style-name="ce1" table:formula="of:=IF([.CA38]=&quot;&quot;;&quot;&quot;;[.CA38]*[.$C$59])">
            <text:p/>
          </table:table-cell>
          <table:table-cell table:style-name="ce1" table:formula="of:=IF([.CB38]=&quot;&quot;;&quot;&quot;;[.CB38]*[.$C$59])">
            <text:p/>
          </table:table-cell>
          <table:table-cell table:style-name="ce1" table:formula="of:=IF([.CC38]=&quot;&quot;;&quot;&quot;;[.CC38]*[.$C$59])">
            <text:p/>
          </table:table-cell>
          <table:table-cell table:style-name="ce1" table:formula="of:=IF([.CD38]=&quot;&quot;;&quot;&quot;;[.CD38]*[.$C$59])">
            <text:p/>
          </table:table-cell>
          <table:table-cell table:style-name="ce1" table:formula="of:=IF([.CE38]=&quot;&quot;;&quot;&quot;;[.CE38]*[.$C$59])">
            <text:p/>
          </table:table-cell>
          <table:table-cell table:style-name="ce1" table:formula="of:=IF([.CF38]=&quot;&quot;;&quot;&quot;;[.CF38]*[.$C$59])">
            <text:p/>
          </table:table-cell>
          <table:table-cell table:style-name="ce1" table:formula="of:=IF([.CG38]=&quot;&quot;;&quot;&quot;;[.CG38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39]=&quot;&quot;;&quot;&quot;;[.D39]*[.$C$59])">
            <text:p/>
          </table:table-cell>
          <table:table-cell table:style-name="ce1" table:formula="of:=IF([.E39]=&quot;&quot;;&quot;&quot;;[.E39]*[.$C$59])">
            <text:p/>
          </table:table-cell>
          <table:table-cell table:style-name="ce1" table:formula="of:=IF([.F39]=&quot;&quot;;&quot;&quot;;[.F39]*[.$C$59])">
            <text:p/>
          </table:table-cell>
          <table:table-cell table:style-name="ce1" table:formula="of:=IF([.G39]=&quot;&quot;;&quot;&quot;;[.G39]*[.$C$59])">
            <text:p/>
          </table:table-cell>
          <table:table-cell table:style-name="ce1" table:formula="of:=IF([.H39]=&quot;&quot;;&quot;&quot;;[.H39]*[.$C$59])">
            <text:p/>
          </table:table-cell>
          <table:table-cell table:style-name="ce1" table:formula="of:=IF([.I39]=&quot;&quot;;&quot;&quot;;[.I39]*[.$C$59])">
            <text:p/>
          </table:table-cell>
          <table:table-cell table:style-name="ce1" table:formula="of:=IF([.J39]=&quot;&quot;;&quot;&quot;;[.J39]*[.$C$59])">
            <text:p/>
          </table:table-cell>
          <table:table-cell table:style-name="ce1" table:formula="of:=IF([.K39]=&quot;&quot;;&quot;&quot;;[.K39]*[.$C$59])">
            <text:p/>
          </table:table-cell>
          <table:table-cell table:style-name="ce1" table:formula="of:=IF([.L39]=&quot;&quot;;&quot;&quot;;[.L39]*[.$C$59])">
            <text:p/>
          </table:table-cell>
          <table:table-cell table:style-name="ce1" table:formula="of:=IF([.M39]=&quot;&quot;;&quot;&quot;;[.M39]*[.$C$59])">
            <text:p/>
          </table:table-cell>
          <table:table-cell table:style-name="ce1" table:formula="of:=IF([.N39]=&quot;&quot;;&quot;&quot;;[.N39]*[.$C$59])">
            <text:p/>
          </table:table-cell>
          <table:table-cell table:style-name="ce1" table:formula="of:=IF([.O39]=&quot;&quot;;&quot;&quot;;[.O39]*[.$C$59])">
            <text:p/>
          </table:table-cell>
          <table:table-cell table:style-name="ce1" table:formula="of:=IF([.P39]=&quot;&quot;;&quot;&quot;;[.P39]*[.$C$59])">
            <text:p/>
          </table:table-cell>
          <table:table-cell table:style-name="ce1" table:formula="of:=IF([.Q39]=&quot;&quot;;&quot;&quot;;[.Q39]*[.$C$59])">
            <text:p/>
          </table:table-cell>
          <table:table-cell table:style-name="ce1" table:formula="of:=IF([.R39]=&quot;&quot;;&quot;&quot;;[.R39]*[.$C$59])">
            <text:p/>
          </table:table-cell>
          <table:table-cell table:style-name="ce1" table:formula="of:=IF([.S39]=&quot;&quot;;&quot;&quot;;[.S39]*[.$C$59])">
            <text:p/>
          </table:table-cell>
          <table:table-cell table:style-name="ce1" table:formula="of:=IF([.T39]=&quot;&quot;;&quot;&quot;;[.T39]*[.$C$59])">
            <text:p/>
          </table:table-cell>
          <table:table-cell table:style-name="ce1" table:formula="of:=IF([.U39]=&quot;&quot;;&quot;&quot;;[.U39]*[.$C$59])">
            <text:p/>
          </table:table-cell>
          <table:table-cell table:style-name="ce1" table:formula="of:=IF([.V39]=&quot;&quot;;&quot;&quot;;[.V39]*[.$C$59])">
            <text:p/>
          </table:table-cell>
          <table:table-cell table:style-name="ce1" table:formula="of:=IF([.W39]=&quot;&quot;;&quot;&quot;;[.W39]*[.$C$59])">
            <text:p/>
          </table:table-cell>
          <table:table-cell table:style-name="ce1" table:formula="of:=IF([.X39]=&quot;&quot;;&quot;&quot;;[.X39]*[.$C$59])">
            <text:p/>
          </table:table-cell>
          <table:table-cell table:style-name="ce1" table:formula="of:=IF([.Y39]=&quot;&quot;;&quot;&quot;;[.Y39]*[.$C$59])">
            <text:p/>
          </table:table-cell>
          <table:table-cell table:style-name="ce1" table:formula="of:=IF([.Z39]=&quot;&quot;;&quot;&quot;;[.Z39]*[.$C$59])">
            <text:p/>
          </table:table-cell>
          <table:table-cell table:style-name="ce1" table:formula="of:=IF([.AA39]=&quot;&quot;;&quot;&quot;;[.AA39]*[.$C$59])">
            <text:p/>
          </table:table-cell>
          <table:table-cell table:style-name="ce1" table:formula="of:=IF([.AB39]=&quot;&quot;;&quot;&quot;;[.AB39]*[.$C$59])">
            <text:p/>
          </table:table-cell>
          <table:table-cell table:style-name="ce1" table:formula="of:=IF([.AC39]=&quot;&quot;;&quot;&quot;;[.AC39]*[.$C$59])">
            <text:p/>
          </table:table-cell>
          <table:table-cell table:style-name="ce1" table:formula="of:=IF([.AD39]=&quot;&quot;;&quot;&quot;;[.AD39]*[.$C$59])">
            <text:p/>
          </table:table-cell>
          <table:table-cell table:style-name="ce1" table:formula="of:=IF([.AE39]=&quot;&quot;;&quot;&quot;;[.AE39]*[.$C$59])">
            <text:p/>
          </table:table-cell>
          <table:table-cell table:style-name="ce1" table:formula="of:=IF([.AF39]=&quot;&quot;;&quot;&quot;;[.AF39]*[.$C$59])">
            <text:p/>
          </table:table-cell>
          <table:table-cell table:style-name="ce1" table:formula="of:=IF([.AG39]=&quot;&quot;;&quot;&quot;;[.AG39]*[.$C$59])">
            <text:p/>
          </table:table-cell>
          <table:table-cell table:style-name="ce1" table:formula="of:=IF([.AH39]=&quot;&quot;;&quot;&quot;;[.AH39]*[.$C$59])">
            <text:p/>
          </table:table-cell>
          <table:table-cell table:style-name="ce1" table:formula="of:=IF([.AI39]=&quot;&quot;;&quot;&quot;;[.AI39]*[.$C$59])">
            <text:p/>
          </table:table-cell>
          <table:table-cell table:style-name="ce1" table:formula="of:=IF([.AJ39]=&quot;&quot;;&quot;&quot;;[.AJ39]*[.$C$59])">
            <text:p/>
          </table:table-cell>
          <table:table-cell table:style-name="ce1" table:formula="of:=IF([.AK39]=&quot;&quot;;&quot;&quot;;[.AK39]*[.$C$59])">
            <text:p/>
          </table:table-cell>
          <table:table-cell table:style-name="ce1" table:formula="of:=IF([.AL39]=&quot;&quot;;&quot;&quot;;[.AL39]*[.$C$59])">
            <text:p/>
          </table:table-cell>
          <table:table-cell table:style-name="ce1" table:formula="of:=IF([.AM39]=&quot;&quot;;&quot;&quot;;[.AM39]*[.$C$59])">
            <text:p/>
          </table:table-cell>
          <table:table-cell table:style-name="ce1" table:formula="of:=IF([.AN39]=&quot;&quot;;&quot;&quot;;[.AN39]*[.$C$59])">
            <text:p/>
          </table:table-cell>
          <table:table-cell table:style-name="ce1" table:formula="of:=IF([.AO39]=&quot;&quot;;&quot;&quot;;[.AO39]*[.$C$59])">
            <text:p/>
          </table:table-cell>
          <table:table-cell table:style-name="ce1" table:formula="of:=IF([.AP39]=&quot;&quot;;&quot;&quot;;[.AP39]*[.$C$59])">
            <text:p/>
          </table:table-cell>
          <table:table-cell table:style-name="ce1" table:formula="of:=IF([.AQ39]=&quot;&quot;;&quot;&quot;;[.AQ39]*[.$C$59])">
            <text:p/>
          </table:table-cell>
          <table:table-cell table:style-name="ce1" table:formula="of:=IF([.AR39]=&quot;&quot;;&quot;&quot;;[.AR39]*[.$C$59])">
            <text:p/>
          </table:table-cell>
          <table:table-cell table:style-name="ce1" table:formula="of:=IF([.AS39]=&quot;&quot;;&quot;&quot;;[.AS39]*[.$C$59])">
            <text:p/>
          </table:table-cell>
          <table:table-cell table:style-name="ce1" table:formula="of:=IF([.AT39]=&quot;&quot;;&quot;&quot;;[.AT39]*[.$C$59])">
            <text:p/>
          </table:table-cell>
          <table:table-cell table:style-name="ce1" table:formula="of:=IF([.AU39]=&quot;&quot;;&quot;&quot;;[.AU39]*[.$C$59])">
            <text:p/>
          </table:table-cell>
          <table:table-cell table:style-name="ce1" table:formula="of:=IF([.AV39]=&quot;&quot;;&quot;&quot;;[.AV39]*[.$C$59])">
            <text:p/>
          </table:table-cell>
          <table:table-cell table:style-name="ce1" table:formula="of:=IF([.AW39]=&quot;&quot;;&quot;&quot;;[.AW39]*[.$C$59])">
            <text:p/>
          </table:table-cell>
          <table:table-cell table:style-name="ce1" table:formula="of:=IF([.AX39]=&quot;&quot;;&quot;&quot;;[.AX39]*[.$C$59])">
            <text:p/>
          </table:table-cell>
          <table:table-cell table:style-name="ce1" table:formula="of:=IF([.AY39]=&quot;&quot;;&quot;&quot;;[.AY39]*[.$C$59])">
            <text:p/>
          </table:table-cell>
          <table:table-cell table:style-name="ce1" table:formula="of:=IF([.AZ39]=&quot;&quot;;&quot;&quot;;[.AZ39]*[.$C$59])">
            <text:p/>
          </table:table-cell>
          <table:table-cell table:style-name="ce1" table:formula="of:=IF([.BA39]=&quot;&quot;;&quot;&quot;;[.BA39]*[.$C$59])">
            <text:p/>
          </table:table-cell>
          <table:table-cell table:style-name="ce1" table:formula="of:=IF([.BB39]=&quot;&quot;;&quot;&quot;;[.BB39]*[.$C$59])">
            <text:p/>
          </table:table-cell>
          <table:table-cell table:style-name="ce1" table:formula="of:=IF([.BC39]=&quot;&quot;;&quot;&quot;;[.BC39]*[.$C$59])">
            <text:p/>
          </table:table-cell>
          <table:table-cell table:style-name="ce1" table:formula="of:=IF([.BD39]=&quot;&quot;;&quot;&quot;;[.BD39]*[.$C$59])">
            <text:p/>
          </table:table-cell>
          <table:table-cell table:style-name="ce1" table:formula="of:=IF([.BE39]=&quot;&quot;;&quot;&quot;;[.BE39]*[.$C$59])">
            <text:p/>
          </table:table-cell>
          <table:table-cell table:style-name="ce1" table:formula="of:=IF([.BF39]=&quot;&quot;;&quot;&quot;;[.BF39]*[.$C$59])">
            <text:p/>
          </table:table-cell>
          <table:table-cell table:style-name="ce1" table:formula="of:=IF([.BG39]=&quot;&quot;;&quot;&quot;;[.BG39]*[.$C$59])">
            <text:p/>
          </table:table-cell>
          <table:table-cell table:style-name="ce1" table:formula="of:=IF([.BH39]=&quot;&quot;;&quot;&quot;;[.BH39]*[.$C$59])">
            <text:p/>
          </table:table-cell>
          <table:table-cell table:style-name="ce1" table:formula="of:=IF([.BI39]=&quot;&quot;;&quot;&quot;;[.BI39]*[.$C$59])">
            <text:p/>
          </table:table-cell>
          <table:table-cell table:style-name="ce1" table:formula="of:=IF([.BJ39]=&quot;&quot;;&quot;&quot;;[.BJ39]*[.$C$59])">
            <text:p/>
          </table:table-cell>
          <table:table-cell table:style-name="ce1" table:formula="of:=IF([.BK39]=&quot;&quot;;&quot;&quot;;[.BK39]*[.$C$59])">
            <text:p/>
          </table:table-cell>
          <table:table-cell table:style-name="ce1" table:formula="of:=IF([.BL39]=&quot;&quot;;&quot;&quot;;[.BL39]*[.$C$59])">
            <text:p/>
          </table:table-cell>
          <table:table-cell table:style-name="ce1" table:formula="of:=IF([.BM39]=&quot;&quot;;&quot;&quot;;[.BM39]*[.$C$59])">
            <text:p/>
          </table:table-cell>
          <table:table-cell table:style-name="ce1" table:formula="of:=IF([.BN39]=&quot;&quot;;&quot;&quot;;[.BN39]*[.$C$59])">
            <text:p/>
          </table:table-cell>
          <table:table-cell table:style-name="ce1" table:formula="of:=IF([.BO39]=&quot;&quot;;&quot;&quot;;[.BO39]*[.$C$59])">
            <text:p/>
          </table:table-cell>
          <table:table-cell table:style-name="ce1" table:formula="of:=IF([.BP39]=&quot;&quot;;&quot;&quot;;[.BP39]*[.$C$59])">
            <text:p/>
          </table:table-cell>
          <table:table-cell table:style-name="ce1" table:formula="of:=IF([.BQ39]=&quot;&quot;;&quot;&quot;;[.BQ39]*[.$C$59])">
            <text:p/>
          </table:table-cell>
          <table:table-cell table:style-name="ce1" table:formula="of:=IF([.BR39]=&quot;&quot;;&quot;&quot;;[.BR39]*[.$C$59])">
            <text:p/>
          </table:table-cell>
          <table:table-cell table:style-name="ce1" table:formula="of:=IF([.BS39]=&quot;&quot;;&quot;&quot;;[.BS39]*[.$C$59])">
            <text:p/>
          </table:table-cell>
          <table:table-cell table:style-name="ce1" table:formula="of:=IF([.BT39]=&quot;&quot;;&quot;&quot;;[.BT39]*[.$C$59])">
            <text:p/>
          </table:table-cell>
          <table:table-cell table:style-name="ce1" table:formula="of:=IF([.BU39]=&quot;&quot;;&quot;&quot;;[.BU39]*[.$C$59])">
            <text:p/>
          </table:table-cell>
          <table:table-cell table:style-name="ce1" table:formula="of:=IF([.BV39]=&quot;&quot;;&quot;&quot;;[.BV39]*[.$C$59])">
            <text:p/>
          </table:table-cell>
          <table:table-cell table:style-name="ce1" table:formula="of:=IF([.BW39]=&quot;&quot;;&quot;&quot;;[.BW39]*[.$C$59])">
            <text:p/>
          </table:table-cell>
          <table:table-cell table:style-name="ce1" table:formula="of:=IF([.BX39]=&quot;&quot;;&quot;&quot;;[.BX39]*[.$C$59])">
            <text:p/>
          </table:table-cell>
          <table:table-cell table:style-name="ce1" table:formula="of:=IF([.BY39]=&quot;&quot;;&quot;&quot;;[.BY39]*[.$C$59])">
            <text:p/>
          </table:table-cell>
          <table:table-cell table:style-name="ce1" table:formula="of:=IF([.BZ39]=&quot;&quot;;&quot;&quot;;[.BZ39]*[.$C$59])">
            <text:p/>
          </table:table-cell>
          <table:table-cell table:style-name="ce1" table:formula="of:=IF([.CA39]=&quot;&quot;;&quot;&quot;;[.CA39]*[.$C$59])">
            <text:p/>
          </table:table-cell>
          <table:table-cell table:style-name="ce1" table:formula="of:=IF([.CB39]=&quot;&quot;;&quot;&quot;;[.CB39]*[.$C$59])">
            <text:p/>
          </table:table-cell>
          <table:table-cell table:style-name="ce1" table:formula="of:=IF([.CC39]=&quot;&quot;;&quot;&quot;;[.CC39]*[.$C$59])">
            <text:p/>
          </table:table-cell>
          <table:table-cell table:style-name="ce1" table:formula="of:=IF([.CD39]=&quot;&quot;;&quot;&quot;;[.CD39]*[.$C$59])">
            <text:p/>
          </table:table-cell>
          <table:table-cell table:style-name="ce1" table:formula="of:=IF([.CE39]=&quot;&quot;;&quot;&quot;;[.CE39]*[.$C$59])">
            <text:p/>
          </table:table-cell>
          <table:table-cell table:style-name="ce1" table:formula="of:=IF([.CF39]=&quot;&quot;;&quot;&quot;;[.CF39]*[.$C$59])">
            <text:p/>
          </table:table-cell>
          <table:table-cell table:style-name="ce1" table:formula="of:=IF([.CG39]=&quot;&quot;;&quot;&quot;;[.CG39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0]=&quot;&quot;;&quot;&quot;;[.D40]*[.$C$59])">
            <text:p/>
          </table:table-cell>
          <table:table-cell table:style-name="ce1" table:formula="of:=IF([.E40]=&quot;&quot;;&quot;&quot;;[.E40]*[.$C$59])">
            <text:p/>
          </table:table-cell>
          <table:table-cell table:style-name="ce1" table:formula="of:=IF([.F40]=&quot;&quot;;&quot;&quot;;[.F40]*[.$C$59])">
            <text:p/>
          </table:table-cell>
          <table:table-cell table:style-name="ce1" table:formula="of:=IF([.G40]=&quot;&quot;;&quot;&quot;;[.G40]*[.$C$59])">
            <text:p/>
          </table:table-cell>
          <table:table-cell table:style-name="ce1" table:formula="of:=IF([.H40]=&quot;&quot;;&quot;&quot;;[.H40]*[.$C$59])">
            <text:p/>
          </table:table-cell>
          <table:table-cell table:style-name="ce1" table:formula="of:=IF([.I40]=&quot;&quot;;&quot;&quot;;[.I40]*[.$C$59])">
            <text:p/>
          </table:table-cell>
          <table:table-cell table:style-name="ce1" table:formula="of:=IF([.J40]=&quot;&quot;;&quot;&quot;;[.J40]*[.$C$59])">
            <text:p/>
          </table:table-cell>
          <table:table-cell table:style-name="ce1" table:formula="of:=IF([.K40]=&quot;&quot;;&quot;&quot;;[.K40]*[.$C$59])">
            <text:p/>
          </table:table-cell>
          <table:table-cell table:style-name="ce1" table:formula="of:=IF([.L40]=&quot;&quot;;&quot;&quot;;[.L40]*[.$C$59])">
            <text:p/>
          </table:table-cell>
          <table:table-cell table:style-name="ce1" table:formula="of:=IF([.M40]=&quot;&quot;;&quot;&quot;;[.M40]*[.$C$59])">
            <text:p/>
          </table:table-cell>
          <table:table-cell table:style-name="ce1" table:formula="of:=IF([.N40]=&quot;&quot;;&quot;&quot;;[.N40]*[.$C$59])">
            <text:p/>
          </table:table-cell>
          <table:table-cell table:style-name="ce1" table:formula="of:=IF([.O40]=&quot;&quot;;&quot;&quot;;[.O40]*[.$C$59])">
            <text:p/>
          </table:table-cell>
          <table:table-cell table:style-name="ce1" table:formula="of:=IF([.P40]=&quot;&quot;;&quot;&quot;;[.P40]*[.$C$59])">
            <text:p/>
          </table:table-cell>
          <table:table-cell table:style-name="ce1" table:formula="of:=IF([.Q40]=&quot;&quot;;&quot;&quot;;[.Q40]*[.$C$59])">
            <text:p/>
          </table:table-cell>
          <table:table-cell table:style-name="ce1" table:formula="of:=IF([.R40]=&quot;&quot;;&quot;&quot;;[.R40]*[.$C$59])">
            <text:p/>
          </table:table-cell>
          <table:table-cell table:style-name="ce1" table:formula="of:=IF([.S40]=&quot;&quot;;&quot;&quot;;[.S40]*[.$C$59])">
            <text:p/>
          </table:table-cell>
          <table:table-cell table:style-name="ce1" table:formula="of:=IF([.T40]=&quot;&quot;;&quot;&quot;;[.T40]*[.$C$59])">
            <text:p/>
          </table:table-cell>
          <table:table-cell table:style-name="ce1" table:formula="of:=IF([.U40]=&quot;&quot;;&quot;&quot;;[.U40]*[.$C$59])">
            <text:p/>
          </table:table-cell>
          <table:table-cell table:style-name="ce1" table:formula="of:=IF([.V40]=&quot;&quot;;&quot;&quot;;[.V40]*[.$C$59])">
            <text:p/>
          </table:table-cell>
          <table:table-cell table:style-name="ce1" table:formula="of:=IF([.W40]=&quot;&quot;;&quot;&quot;;[.W40]*[.$C$59])">
            <text:p/>
          </table:table-cell>
          <table:table-cell table:style-name="ce1" table:formula="of:=IF([.X40]=&quot;&quot;;&quot;&quot;;[.X40]*[.$C$59])">
            <text:p/>
          </table:table-cell>
          <table:table-cell table:style-name="ce1" table:formula="of:=IF([.Y40]=&quot;&quot;;&quot;&quot;;[.Y40]*[.$C$59])">
            <text:p/>
          </table:table-cell>
          <table:table-cell table:style-name="ce1" table:formula="of:=IF([.Z40]=&quot;&quot;;&quot;&quot;;[.Z40]*[.$C$59])">
            <text:p/>
          </table:table-cell>
          <table:table-cell table:style-name="ce1" table:formula="of:=IF([.AA40]=&quot;&quot;;&quot;&quot;;[.AA40]*[.$C$59])">
            <text:p/>
          </table:table-cell>
          <table:table-cell table:style-name="ce1" table:formula="of:=IF([.AB40]=&quot;&quot;;&quot;&quot;;[.AB40]*[.$C$59])">
            <text:p/>
          </table:table-cell>
          <table:table-cell table:style-name="ce1" table:formula="of:=IF([.AC40]=&quot;&quot;;&quot;&quot;;[.AC40]*[.$C$59])">
            <text:p/>
          </table:table-cell>
          <table:table-cell table:style-name="ce1" table:formula="of:=IF([.AD40]=&quot;&quot;;&quot;&quot;;[.AD40]*[.$C$59])">
            <text:p/>
          </table:table-cell>
          <table:table-cell table:style-name="ce1" table:formula="of:=IF([.AE40]=&quot;&quot;;&quot;&quot;;[.AE40]*[.$C$59])">
            <text:p/>
          </table:table-cell>
          <table:table-cell table:style-name="ce1" table:formula="of:=IF([.AF40]=&quot;&quot;;&quot;&quot;;[.AF40]*[.$C$59])">
            <text:p/>
          </table:table-cell>
          <table:table-cell table:style-name="ce1" table:formula="of:=IF([.AG40]=&quot;&quot;;&quot;&quot;;[.AG40]*[.$C$59])">
            <text:p/>
          </table:table-cell>
          <table:table-cell table:style-name="ce1" table:formula="of:=IF([.AH40]=&quot;&quot;;&quot;&quot;;[.AH40]*[.$C$59])">
            <text:p/>
          </table:table-cell>
          <table:table-cell table:style-name="ce1" table:formula="of:=IF([.AI40]=&quot;&quot;;&quot;&quot;;[.AI40]*[.$C$59])">
            <text:p/>
          </table:table-cell>
          <table:table-cell table:style-name="ce1" table:formula="of:=IF([.AJ40]=&quot;&quot;;&quot;&quot;;[.AJ40]*[.$C$59])">
            <text:p/>
          </table:table-cell>
          <table:table-cell table:style-name="ce1" table:formula="of:=IF([.AK40]=&quot;&quot;;&quot;&quot;;[.AK40]*[.$C$59])">
            <text:p/>
          </table:table-cell>
          <table:table-cell table:style-name="ce1" table:formula="of:=IF([.AL40]=&quot;&quot;;&quot;&quot;;[.AL40]*[.$C$59])">
            <text:p/>
          </table:table-cell>
          <table:table-cell table:style-name="ce1" table:formula="of:=IF([.AM40]=&quot;&quot;;&quot;&quot;;[.AM40]*[.$C$59])">
            <text:p/>
          </table:table-cell>
          <table:table-cell table:style-name="ce1" table:formula="of:=IF([.AN40]=&quot;&quot;;&quot;&quot;;[.AN40]*[.$C$59])">
            <text:p/>
          </table:table-cell>
          <table:table-cell table:style-name="ce1" table:formula="of:=IF([.AO40]=&quot;&quot;;&quot;&quot;;[.AO40]*[.$C$59])">
            <text:p/>
          </table:table-cell>
          <table:table-cell table:style-name="ce1" table:formula="of:=IF([.AP40]=&quot;&quot;;&quot;&quot;;[.AP40]*[.$C$59])">
            <text:p/>
          </table:table-cell>
          <table:table-cell table:style-name="ce1" table:formula="of:=IF([.AQ40]=&quot;&quot;;&quot;&quot;;[.AQ40]*[.$C$59])">
            <text:p/>
          </table:table-cell>
          <table:table-cell table:style-name="ce1" table:formula="of:=IF([.AR40]=&quot;&quot;;&quot;&quot;;[.AR40]*[.$C$59])">
            <text:p/>
          </table:table-cell>
          <table:table-cell table:style-name="ce1" table:formula="of:=IF([.AS40]=&quot;&quot;;&quot;&quot;;[.AS40]*[.$C$59])">
            <text:p/>
          </table:table-cell>
          <table:table-cell table:style-name="ce1" table:formula="of:=IF([.AT40]=&quot;&quot;;&quot;&quot;;[.AT40]*[.$C$59])">
            <text:p/>
          </table:table-cell>
          <table:table-cell table:style-name="ce1" table:formula="of:=IF([.AU40]=&quot;&quot;;&quot;&quot;;[.AU40]*[.$C$59])">
            <text:p/>
          </table:table-cell>
          <table:table-cell table:style-name="ce1" table:formula="of:=IF([.AV40]=&quot;&quot;;&quot;&quot;;[.AV40]*[.$C$59])">
            <text:p/>
          </table:table-cell>
          <table:table-cell table:style-name="ce1" table:formula="of:=IF([.AW40]=&quot;&quot;;&quot;&quot;;[.AW40]*[.$C$59])">
            <text:p/>
          </table:table-cell>
          <table:table-cell table:style-name="ce1" table:formula="of:=IF([.AX40]=&quot;&quot;;&quot;&quot;;[.AX40]*[.$C$59])">
            <text:p/>
          </table:table-cell>
          <table:table-cell table:style-name="ce1" table:formula="of:=IF([.AY40]=&quot;&quot;;&quot;&quot;;[.AY40]*[.$C$59])">
            <text:p/>
          </table:table-cell>
          <table:table-cell table:style-name="ce1" table:formula="of:=IF([.AZ40]=&quot;&quot;;&quot;&quot;;[.AZ40]*[.$C$59])">
            <text:p/>
          </table:table-cell>
          <table:table-cell table:style-name="ce1" table:formula="of:=IF([.BA40]=&quot;&quot;;&quot;&quot;;[.BA40]*[.$C$59])">
            <text:p/>
          </table:table-cell>
          <table:table-cell table:style-name="ce1" table:formula="of:=IF([.BB40]=&quot;&quot;;&quot;&quot;;[.BB40]*[.$C$59])">
            <text:p/>
          </table:table-cell>
          <table:table-cell table:style-name="ce1" table:formula="of:=IF([.BC40]=&quot;&quot;;&quot;&quot;;[.BC40]*[.$C$59])">
            <text:p/>
          </table:table-cell>
          <table:table-cell table:style-name="ce1" table:formula="of:=IF([.BD40]=&quot;&quot;;&quot;&quot;;[.BD40]*[.$C$59])">
            <text:p/>
          </table:table-cell>
          <table:table-cell table:style-name="ce1" table:formula="of:=IF([.BE40]=&quot;&quot;;&quot;&quot;;[.BE40]*[.$C$59])">
            <text:p/>
          </table:table-cell>
          <table:table-cell table:style-name="ce1" table:formula="of:=IF([.BF40]=&quot;&quot;;&quot;&quot;;[.BF40]*[.$C$59])">
            <text:p/>
          </table:table-cell>
          <table:table-cell table:style-name="ce1" table:formula="of:=IF([.BG40]=&quot;&quot;;&quot;&quot;;[.BG40]*[.$C$59])">
            <text:p/>
          </table:table-cell>
          <table:table-cell table:style-name="ce1" table:formula="of:=IF([.BH40]=&quot;&quot;;&quot;&quot;;[.BH40]*[.$C$59])">
            <text:p/>
          </table:table-cell>
          <table:table-cell table:style-name="ce1" table:formula="of:=IF([.BI40]=&quot;&quot;;&quot;&quot;;[.BI40]*[.$C$59])">
            <text:p/>
          </table:table-cell>
          <table:table-cell table:style-name="ce1" table:formula="of:=IF([.BJ40]=&quot;&quot;;&quot;&quot;;[.BJ40]*[.$C$59])">
            <text:p/>
          </table:table-cell>
          <table:table-cell table:style-name="ce1" table:formula="of:=IF([.BK40]=&quot;&quot;;&quot;&quot;;[.BK40]*[.$C$59])">
            <text:p/>
          </table:table-cell>
          <table:table-cell table:style-name="ce1" table:formula="of:=IF([.BL40]=&quot;&quot;;&quot;&quot;;[.BL40]*[.$C$59])">
            <text:p/>
          </table:table-cell>
          <table:table-cell table:style-name="ce1" table:formula="of:=IF([.BM40]=&quot;&quot;;&quot;&quot;;[.BM40]*[.$C$59])">
            <text:p/>
          </table:table-cell>
          <table:table-cell table:style-name="ce1" table:formula="of:=IF([.BN40]=&quot;&quot;;&quot;&quot;;[.BN40]*[.$C$59])">
            <text:p/>
          </table:table-cell>
          <table:table-cell table:style-name="ce1" table:formula="of:=IF([.BO40]=&quot;&quot;;&quot;&quot;;[.BO40]*[.$C$59])">
            <text:p/>
          </table:table-cell>
          <table:table-cell table:style-name="ce1" table:formula="of:=IF([.BP40]=&quot;&quot;;&quot;&quot;;[.BP40]*[.$C$59])">
            <text:p/>
          </table:table-cell>
          <table:table-cell table:style-name="ce1" table:formula="of:=IF([.BQ40]=&quot;&quot;;&quot;&quot;;[.BQ40]*[.$C$59])">
            <text:p/>
          </table:table-cell>
          <table:table-cell table:style-name="ce1" table:formula="of:=IF([.BR40]=&quot;&quot;;&quot;&quot;;[.BR40]*[.$C$59])">
            <text:p/>
          </table:table-cell>
          <table:table-cell table:style-name="ce1" table:formula="of:=IF([.BS40]=&quot;&quot;;&quot;&quot;;[.BS40]*[.$C$59])">
            <text:p/>
          </table:table-cell>
          <table:table-cell table:style-name="ce1" table:formula="of:=IF([.BT40]=&quot;&quot;;&quot;&quot;;[.BT40]*[.$C$59])">
            <text:p/>
          </table:table-cell>
          <table:table-cell table:style-name="ce1" table:formula="of:=IF([.BU40]=&quot;&quot;;&quot;&quot;;[.BU40]*[.$C$59])">
            <text:p/>
          </table:table-cell>
          <table:table-cell table:style-name="ce1" table:formula="of:=IF([.BV40]=&quot;&quot;;&quot;&quot;;[.BV40]*[.$C$59])">
            <text:p/>
          </table:table-cell>
          <table:table-cell table:style-name="ce1" table:formula="of:=IF([.BW40]=&quot;&quot;;&quot;&quot;;[.BW40]*[.$C$59])">
            <text:p/>
          </table:table-cell>
          <table:table-cell table:style-name="ce1" table:formula="of:=IF([.BX40]=&quot;&quot;;&quot;&quot;;[.BX40]*[.$C$59])">
            <text:p/>
          </table:table-cell>
          <table:table-cell table:style-name="ce1" table:formula="of:=IF([.BY40]=&quot;&quot;;&quot;&quot;;[.BY40]*[.$C$59])">
            <text:p/>
          </table:table-cell>
          <table:table-cell table:style-name="ce1" table:formula="of:=IF([.BZ40]=&quot;&quot;;&quot;&quot;;[.BZ40]*[.$C$59])">
            <text:p/>
          </table:table-cell>
          <table:table-cell table:style-name="ce1" table:formula="of:=IF([.CA40]=&quot;&quot;;&quot;&quot;;[.CA40]*[.$C$59])">
            <text:p/>
          </table:table-cell>
          <table:table-cell table:style-name="ce1" table:formula="of:=IF([.CB40]=&quot;&quot;;&quot;&quot;;[.CB40]*[.$C$59])">
            <text:p/>
          </table:table-cell>
          <table:table-cell table:style-name="ce1" table:formula="of:=IF([.CC40]=&quot;&quot;;&quot;&quot;;[.CC40]*[.$C$59])">
            <text:p/>
          </table:table-cell>
          <table:table-cell table:style-name="ce1" table:formula="of:=IF([.CD40]=&quot;&quot;;&quot;&quot;;[.CD40]*[.$C$59])">
            <text:p/>
          </table:table-cell>
          <table:table-cell table:style-name="ce1" table:formula="of:=IF([.CE40]=&quot;&quot;;&quot;&quot;;[.CE40]*[.$C$59])">
            <text:p/>
          </table:table-cell>
          <table:table-cell table:style-name="ce1" table:formula="of:=IF([.CF40]=&quot;&quot;;&quot;&quot;;[.CF40]*[.$C$59])">
            <text:p/>
          </table:table-cell>
          <table:table-cell table:style-name="ce1" table:formula="of:=IF([.CG40]=&quot;&quot;;&quot;&quot;;[.CG40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1]=&quot;&quot;;&quot;&quot;;[.D41]*[.$C$59])">
            <text:p/>
          </table:table-cell>
          <table:table-cell table:style-name="ce1" table:formula="of:=IF([.E41]=&quot;&quot;;&quot;&quot;;[.E41]*[.$C$59])">
            <text:p/>
          </table:table-cell>
          <table:table-cell table:style-name="ce1" table:formula="of:=IF([.F41]=&quot;&quot;;&quot;&quot;;[.F41]*[.$C$59])">
            <text:p/>
          </table:table-cell>
          <table:table-cell table:style-name="ce1" table:formula="of:=IF([.G41]=&quot;&quot;;&quot;&quot;;[.G41]*[.$C$59])">
            <text:p/>
          </table:table-cell>
          <table:table-cell table:style-name="ce1" table:formula="of:=IF([.H41]=&quot;&quot;;&quot;&quot;;[.H41]*[.$C$59])">
            <text:p/>
          </table:table-cell>
          <table:table-cell table:style-name="ce1" table:formula="of:=IF([.I41]=&quot;&quot;;&quot;&quot;;[.I41]*[.$C$59])">
            <text:p/>
          </table:table-cell>
          <table:table-cell table:style-name="ce1" table:formula="of:=IF([.J41]=&quot;&quot;;&quot;&quot;;[.J41]*[.$C$59])">
            <text:p/>
          </table:table-cell>
          <table:table-cell table:style-name="ce1" table:formula="of:=IF([.K41]=&quot;&quot;;&quot;&quot;;[.K41]*[.$C$59])">
            <text:p/>
          </table:table-cell>
          <table:table-cell table:style-name="ce1" table:formula="of:=IF([.L41]=&quot;&quot;;&quot;&quot;;[.L41]*[.$C$59])">
            <text:p/>
          </table:table-cell>
          <table:table-cell table:style-name="ce1" table:formula="of:=IF([.M41]=&quot;&quot;;&quot;&quot;;[.M41]*[.$C$59])">
            <text:p/>
          </table:table-cell>
          <table:table-cell table:style-name="ce1" table:formula="of:=IF([.N41]=&quot;&quot;;&quot;&quot;;[.N41]*[.$C$59])">
            <text:p/>
          </table:table-cell>
          <table:table-cell table:style-name="ce1" table:formula="of:=IF([.O41]=&quot;&quot;;&quot;&quot;;[.O41]*[.$C$59])">
            <text:p/>
          </table:table-cell>
          <table:table-cell table:style-name="ce1" table:formula="of:=IF([.P41]=&quot;&quot;;&quot;&quot;;[.P41]*[.$C$59])">
            <text:p/>
          </table:table-cell>
          <table:table-cell table:style-name="ce1" table:formula="of:=IF([.Q41]=&quot;&quot;;&quot;&quot;;[.Q41]*[.$C$59])">
            <text:p/>
          </table:table-cell>
          <table:table-cell table:style-name="ce1" table:formula="of:=IF([.R41]=&quot;&quot;;&quot;&quot;;[.R41]*[.$C$59])">
            <text:p/>
          </table:table-cell>
          <table:table-cell table:style-name="ce1" table:formula="of:=IF([.S41]=&quot;&quot;;&quot;&quot;;[.S41]*[.$C$59])">
            <text:p/>
          </table:table-cell>
          <table:table-cell table:style-name="ce1" table:formula="of:=IF([.T41]=&quot;&quot;;&quot;&quot;;[.T41]*[.$C$59])">
            <text:p/>
          </table:table-cell>
          <table:table-cell table:style-name="ce1" table:formula="of:=IF([.U41]=&quot;&quot;;&quot;&quot;;[.U41]*[.$C$59])">
            <text:p/>
          </table:table-cell>
          <table:table-cell table:style-name="ce1" table:formula="of:=IF([.V41]=&quot;&quot;;&quot;&quot;;[.V41]*[.$C$59])">
            <text:p/>
          </table:table-cell>
          <table:table-cell table:style-name="ce1" table:formula="of:=IF([.W41]=&quot;&quot;;&quot;&quot;;[.W41]*[.$C$59])">
            <text:p/>
          </table:table-cell>
          <table:table-cell table:style-name="ce1" table:formula="of:=IF([.X41]=&quot;&quot;;&quot;&quot;;[.X41]*[.$C$59])">
            <text:p/>
          </table:table-cell>
          <table:table-cell table:style-name="ce1" table:formula="of:=IF([.Y41]=&quot;&quot;;&quot;&quot;;[.Y41]*[.$C$59])">
            <text:p/>
          </table:table-cell>
          <table:table-cell table:style-name="ce1" table:formula="of:=IF([.Z41]=&quot;&quot;;&quot;&quot;;[.Z41]*[.$C$59])">
            <text:p/>
          </table:table-cell>
          <table:table-cell table:style-name="ce1" table:formula="of:=IF([.AA41]=&quot;&quot;;&quot;&quot;;[.AA41]*[.$C$59])">
            <text:p/>
          </table:table-cell>
          <table:table-cell table:style-name="ce1" table:formula="of:=IF([.AB41]=&quot;&quot;;&quot;&quot;;[.AB41]*[.$C$59])">
            <text:p/>
          </table:table-cell>
          <table:table-cell table:style-name="ce1" table:formula="of:=IF([.AC41]=&quot;&quot;;&quot;&quot;;[.AC41]*[.$C$59])">
            <text:p/>
          </table:table-cell>
          <table:table-cell table:style-name="ce1" table:formula="of:=IF([.AD41]=&quot;&quot;;&quot;&quot;;[.AD41]*[.$C$59])">
            <text:p/>
          </table:table-cell>
          <table:table-cell table:style-name="ce1" table:formula="of:=IF([.AE41]=&quot;&quot;;&quot;&quot;;[.AE41]*[.$C$59])">
            <text:p/>
          </table:table-cell>
          <table:table-cell table:style-name="ce1" table:formula="of:=IF([.AF41]=&quot;&quot;;&quot;&quot;;[.AF41]*[.$C$59])">
            <text:p/>
          </table:table-cell>
          <table:table-cell table:style-name="ce1" table:formula="of:=IF([.AG41]=&quot;&quot;;&quot;&quot;;[.AG41]*[.$C$59])">
            <text:p/>
          </table:table-cell>
          <table:table-cell table:style-name="ce1" table:formula="of:=IF([.AH41]=&quot;&quot;;&quot;&quot;;[.AH41]*[.$C$59])">
            <text:p/>
          </table:table-cell>
          <table:table-cell table:style-name="ce1" table:formula="of:=IF([.AI41]=&quot;&quot;;&quot;&quot;;[.AI41]*[.$C$59])">
            <text:p/>
          </table:table-cell>
          <table:table-cell table:style-name="ce1" table:formula="of:=IF([.AJ41]=&quot;&quot;;&quot;&quot;;[.AJ41]*[.$C$59])">
            <text:p/>
          </table:table-cell>
          <table:table-cell table:style-name="ce1" table:formula="of:=IF([.AK41]=&quot;&quot;;&quot;&quot;;[.AK41]*[.$C$59])">
            <text:p/>
          </table:table-cell>
          <table:table-cell table:style-name="ce1" table:formula="of:=IF([.AL41]=&quot;&quot;;&quot;&quot;;[.AL41]*[.$C$59])">
            <text:p/>
          </table:table-cell>
          <table:table-cell table:style-name="ce1" table:formula="of:=IF([.AM41]=&quot;&quot;;&quot;&quot;;[.AM41]*[.$C$59])">
            <text:p/>
          </table:table-cell>
          <table:table-cell table:style-name="ce1" table:formula="of:=IF([.AN41]=&quot;&quot;;&quot;&quot;;[.AN41]*[.$C$59])">
            <text:p/>
          </table:table-cell>
          <table:table-cell table:style-name="ce1" table:formula="of:=IF([.AO41]=&quot;&quot;;&quot;&quot;;[.AO41]*[.$C$59])">
            <text:p/>
          </table:table-cell>
          <table:table-cell table:style-name="ce1" table:formula="of:=IF([.AP41]=&quot;&quot;;&quot;&quot;;[.AP41]*[.$C$59])">
            <text:p/>
          </table:table-cell>
          <table:table-cell table:style-name="ce1" table:formula="of:=IF([.AQ41]=&quot;&quot;;&quot;&quot;;[.AQ41]*[.$C$59])">
            <text:p/>
          </table:table-cell>
          <table:table-cell table:style-name="ce1" table:formula="of:=IF([.AR41]=&quot;&quot;;&quot;&quot;;[.AR41]*[.$C$59])">
            <text:p/>
          </table:table-cell>
          <table:table-cell table:style-name="ce1" table:formula="of:=IF([.AS41]=&quot;&quot;;&quot;&quot;;[.AS41]*[.$C$59])">
            <text:p/>
          </table:table-cell>
          <table:table-cell table:style-name="ce1" table:formula="of:=IF([.AT41]=&quot;&quot;;&quot;&quot;;[.AT41]*[.$C$59])">
            <text:p/>
          </table:table-cell>
          <table:table-cell table:style-name="ce1" table:formula="of:=IF([.AU41]=&quot;&quot;;&quot;&quot;;[.AU41]*[.$C$59])">
            <text:p/>
          </table:table-cell>
          <table:table-cell table:style-name="ce1" table:formula="of:=IF([.AV41]=&quot;&quot;;&quot;&quot;;[.AV41]*[.$C$59])">
            <text:p/>
          </table:table-cell>
          <table:table-cell table:style-name="ce1" table:formula="of:=IF([.AW41]=&quot;&quot;;&quot;&quot;;[.AW41]*[.$C$59])">
            <text:p/>
          </table:table-cell>
          <table:table-cell table:style-name="ce1" table:formula="of:=IF([.AX41]=&quot;&quot;;&quot;&quot;;[.AX41]*[.$C$59])">
            <text:p/>
          </table:table-cell>
          <table:table-cell table:style-name="ce1" table:formula="of:=IF([.AY41]=&quot;&quot;;&quot;&quot;;[.AY41]*[.$C$59])">
            <text:p/>
          </table:table-cell>
          <table:table-cell table:style-name="ce1" table:formula="of:=IF([.AZ41]=&quot;&quot;;&quot;&quot;;[.AZ41]*[.$C$59])">
            <text:p/>
          </table:table-cell>
          <table:table-cell table:style-name="ce1" table:formula="of:=IF([.BA41]=&quot;&quot;;&quot;&quot;;[.BA41]*[.$C$59])">
            <text:p/>
          </table:table-cell>
          <table:table-cell table:style-name="ce1" table:formula="of:=IF([.BB41]=&quot;&quot;;&quot;&quot;;[.BB41]*[.$C$59])">
            <text:p/>
          </table:table-cell>
          <table:table-cell table:style-name="ce1" table:formula="of:=IF([.BC41]=&quot;&quot;;&quot;&quot;;[.BC41]*[.$C$59])">
            <text:p/>
          </table:table-cell>
          <table:table-cell table:style-name="ce1" table:formula="of:=IF([.BD41]=&quot;&quot;;&quot;&quot;;[.BD41]*[.$C$59])">
            <text:p/>
          </table:table-cell>
          <table:table-cell table:style-name="ce1" table:formula="of:=IF([.BE41]=&quot;&quot;;&quot;&quot;;[.BE41]*[.$C$59])">
            <text:p/>
          </table:table-cell>
          <table:table-cell table:style-name="ce1" table:formula="of:=IF([.BF41]=&quot;&quot;;&quot;&quot;;[.BF41]*[.$C$59])">
            <text:p/>
          </table:table-cell>
          <table:table-cell table:style-name="ce1" table:formula="of:=IF([.BG41]=&quot;&quot;;&quot;&quot;;[.BG41]*[.$C$59])">
            <text:p/>
          </table:table-cell>
          <table:table-cell table:style-name="ce1" table:formula="of:=IF([.BH41]=&quot;&quot;;&quot;&quot;;[.BH41]*[.$C$59])">
            <text:p/>
          </table:table-cell>
          <table:table-cell table:style-name="ce1" table:formula="of:=IF([.BI41]=&quot;&quot;;&quot;&quot;;[.BI41]*[.$C$59])">
            <text:p/>
          </table:table-cell>
          <table:table-cell table:style-name="ce1" table:formula="of:=IF([.BJ41]=&quot;&quot;;&quot;&quot;;[.BJ41]*[.$C$59])">
            <text:p/>
          </table:table-cell>
          <table:table-cell table:style-name="ce1" table:formula="of:=IF([.BK41]=&quot;&quot;;&quot;&quot;;[.BK41]*[.$C$59])">
            <text:p/>
          </table:table-cell>
          <table:table-cell table:style-name="ce1" table:formula="of:=IF([.BL41]=&quot;&quot;;&quot;&quot;;[.BL41]*[.$C$59])">
            <text:p/>
          </table:table-cell>
          <table:table-cell table:style-name="ce1" table:formula="of:=IF([.BM41]=&quot;&quot;;&quot;&quot;;[.BM41]*[.$C$59])">
            <text:p/>
          </table:table-cell>
          <table:table-cell table:style-name="ce1" table:formula="of:=IF([.BN41]=&quot;&quot;;&quot;&quot;;[.BN41]*[.$C$59])">
            <text:p/>
          </table:table-cell>
          <table:table-cell table:style-name="ce1" table:formula="of:=IF([.BO41]=&quot;&quot;;&quot;&quot;;[.BO41]*[.$C$59])">
            <text:p/>
          </table:table-cell>
          <table:table-cell table:style-name="ce1" table:formula="of:=IF([.BP41]=&quot;&quot;;&quot;&quot;;[.BP41]*[.$C$59])">
            <text:p/>
          </table:table-cell>
          <table:table-cell table:style-name="ce1" table:formula="of:=IF([.BQ41]=&quot;&quot;;&quot;&quot;;[.BQ41]*[.$C$59])">
            <text:p/>
          </table:table-cell>
          <table:table-cell table:style-name="ce1" table:formula="of:=IF([.BR41]=&quot;&quot;;&quot;&quot;;[.BR41]*[.$C$59])">
            <text:p/>
          </table:table-cell>
          <table:table-cell table:style-name="ce1" table:formula="of:=IF([.BS41]=&quot;&quot;;&quot;&quot;;[.BS41]*[.$C$59])">
            <text:p/>
          </table:table-cell>
          <table:table-cell table:style-name="ce1" table:formula="of:=IF([.BT41]=&quot;&quot;;&quot;&quot;;[.BT41]*[.$C$59])">
            <text:p/>
          </table:table-cell>
          <table:table-cell table:style-name="ce1" table:formula="of:=IF([.BU41]=&quot;&quot;;&quot;&quot;;[.BU41]*[.$C$59])">
            <text:p/>
          </table:table-cell>
          <table:table-cell table:style-name="ce1" table:formula="of:=IF([.BV41]=&quot;&quot;;&quot;&quot;;[.BV41]*[.$C$59])">
            <text:p/>
          </table:table-cell>
          <table:table-cell table:style-name="ce1" table:formula="of:=IF([.BW41]=&quot;&quot;;&quot;&quot;;[.BW41]*[.$C$59])">
            <text:p/>
          </table:table-cell>
          <table:table-cell table:style-name="ce1" table:formula="of:=IF([.BX41]=&quot;&quot;;&quot;&quot;;[.BX41]*[.$C$59])">
            <text:p/>
          </table:table-cell>
          <table:table-cell table:style-name="ce1" table:formula="of:=IF([.BY41]=&quot;&quot;;&quot;&quot;;[.BY41]*[.$C$59])">
            <text:p/>
          </table:table-cell>
          <table:table-cell table:style-name="ce1" table:formula="of:=IF([.BZ41]=&quot;&quot;;&quot;&quot;;[.BZ41]*[.$C$59])">
            <text:p/>
          </table:table-cell>
          <table:table-cell table:style-name="ce1" table:formula="of:=IF([.CA41]=&quot;&quot;;&quot;&quot;;[.CA41]*[.$C$59])">
            <text:p/>
          </table:table-cell>
          <table:table-cell table:style-name="ce1" table:formula="of:=IF([.CB41]=&quot;&quot;;&quot;&quot;;[.CB41]*[.$C$59])">
            <text:p/>
          </table:table-cell>
          <table:table-cell table:style-name="ce1" table:formula="of:=IF([.CC41]=&quot;&quot;;&quot;&quot;;[.CC41]*[.$C$59])">
            <text:p/>
          </table:table-cell>
          <table:table-cell table:style-name="ce1" table:formula="of:=IF([.CD41]=&quot;&quot;;&quot;&quot;;[.CD41]*[.$C$59])">
            <text:p/>
          </table:table-cell>
          <table:table-cell table:style-name="ce1" table:formula="of:=IF([.CE41]=&quot;&quot;;&quot;&quot;;[.CE41]*[.$C$59])">
            <text:p/>
          </table:table-cell>
          <table:table-cell table:style-name="ce1" table:formula="of:=IF([.CF41]=&quot;&quot;;&quot;&quot;;[.CF41]*[.$C$59])">
            <text:p/>
          </table:table-cell>
          <table:table-cell table:style-name="ce1" table:formula="of:=IF([.CG41]=&quot;&quot;;&quot;&quot;;[.CG41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2]=&quot;&quot;;&quot;&quot;;[.D42]*[.$C$59])" office:value-type="float" office:value="650.87395">
            <text:p>650.87395</text:p>
          </table:table-cell>
          <table:table-cell table:style-name="ce1" table:formula="of:=IF([.E42]=&quot;&quot;;&quot;&quot;;[.E42]*[.$C$59])" office:value-type="float" office:value="404.16336">
            <text:p>404.16336</text:p>
          </table:table-cell>
          <table:table-cell table:style-name="ce1" table:formula="of:=IF([.F42]=&quot;&quot;;&quot;&quot;;[.F42]*[.$C$59])" office:value-type="float" office:value="-0.29054">
            <text:p>-0.29054</text:p>
          </table:table-cell>
          <table:table-cell table:style-name="ce1" table:formula="of:=IF([.G42]=&quot;&quot;;&quot;&quot;;[.G42]*[.$C$59])" office:value-type="float" office:value="183.91524">
            <text:p>183.91524</text:p>
          </table:table-cell>
          <table:table-cell table:style-name="ce1" table:formula="of:=IF([.H42]=&quot;&quot;;&quot;&quot;;[.H42]*[.$C$59])" office:value-type="float" office:value="18.2709">
            <text:p>18.2709</text:p>
          </table:table-cell>
          <table:table-cell table:style-name="ce1" table:formula="of:=IF([.I42]=&quot;&quot;;&quot;&quot;;[.I42]*[.$C$59])" office:value-type="float" office:value="8.59935">
            <text:p>8.59935</text:p>
          </table:table-cell>
          <table:table-cell table:style-name="ce1" table:formula="of:=IF([.J42]=&quot;&quot;;&quot;&quot;;[.J42]*[.$C$59])" office:value-type="float" office:value="0.52422">
            <text:p>0.52422</text:p>
          </table:table-cell>
          <table:table-cell table:style-name="ce1" table:formula="of:=IF([.K42]=&quot;&quot;;&quot;&quot;;[.K42]*[.$C$59])" office:value-type="float" office:value="-206.96859">
            <text:p>-206.96859</text:p>
          </table:table-cell>
          <table:table-cell table:style-name="ce1" table:formula="of:=IF([.L42]=&quot;&quot;;&quot;&quot;;[.L42]*[.$C$59])" office:value-type="float" office:value="-8.63551">
            <text:p>-8.63551</text:p>
          </table:table-cell>
          <table:table-cell table:style-name="ce1" table:formula="of:=IF([.M42]=&quot;&quot;;&quot;&quot;;[.M42]*[.$C$59])" office:value-type="float" office:value="-0.23039">
            <text:p>-0.23039</text:p>
          </table:table-cell>
          <table:table-cell table:style-name="ce1" table:formula="of:=IF([.N42]=&quot;&quot;;&quot;&quot;;[.N42]*[.$C$59])" office:value-type="float" office:value="-0.42923">
            <text:p>-0.42923</text:p>
          </table:table-cell>
          <table:table-cell table:style-name="ce1" table:formula="of:=IF([.O42]=&quot;&quot;;&quot;&quot;;[.O42]*[.$C$59])" office:value-type="float" office:value="7.42696">
            <text:p>7.42696</text:p>
          </table:table-cell>
          <table:table-cell table:style-name="ce1" table:formula="of:=IF([.P42]=&quot;&quot;;&quot;&quot;;[.P42]*[.$C$59])" office:value-type="float" office:value="-3.44757">
            <text:p>-3.44757</text:p>
          </table:table-cell>
          <table:table-cell table:style-name="ce1" table:formula="of:=IF([.Q42]=&quot;&quot;;&quot;&quot;;[.Q42]*[.$C$59])" office:value-type="float" office:value="-0.005">
            <text:p>-0.005</text:p>
          </table:table-cell>
          <table:table-cell table:style-name="ce1" table:formula="of:=IF([.R42]=&quot;&quot;;&quot;&quot;;[.R42]*[.$C$59])">
            <text:p/>
          </table:table-cell>
          <table:table-cell table:style-name="ce1" table:formula="of:=IF([.S42]=&quot;&quot;;&quot;&quot;;[.S42]*[.$C$59])">
            <text:p/>
          </table:table-cell>
          <table:table-cell table:style-name="ce1" table:formula="of:=IF([.T42]=&quot;&quot;;&quot;&quot;;[.T42]*[.$C$59])">
            <text:p/>
          </table:table-cell>
          <table:table-cell table:style-name="ce1" table:formula="of:=IF([.U42]=&quot;&quot;;&quot;&quot;;[.U42]*[.$C$59])">
            <text:p/>
          </table:table-cell>
          <table:table-cell table:style-name="ce1" table:formula="of:=IF([.V42]=&quot;&quot;;&quot;&quot;;[.V42]*[.$C$59])">
            <text:p/>
          </table:table-cell>
          <table:table-cell table:style-name="ce1" table:formula="of:=IF([.W42]=&quot;&quot;;&quot;&quot;;[.W42]*[.$C$59])">
            <text:p/>
          </table:table-cell>
          <table:table-cell table:style-name="ce1" table:formula="of:=IF([.X42]=&quot;&quot;;&quot;&quot;;[.X42]*[.$C$59])">
            <text:p/>
          </table:table-cell>
          <table:table-cell table:style-name="ce1" table:formula="of:=IF([.Y42]=&quot;&quot;;&quot;&quot;;[.Y42]*[.$C$59])">
            <text:p/>
          </table:table-cell>
          <table:table-cell table:style-name="ce1" table:formula="of:=IF([.Z42]=&quot;&quot;;&quot;&quot;;[.Z42]*[.$C$59])">
            <text:p/>
          </table:table-cell>
          <table:table-cell table:style-name="ce1" table:formula="of:=IF([.AA42]=&quot;&quot;;&quot;&quot;;[.AA42]*[.$C$59])">
            <text:p/>
          </table:table-cell>
          <table:table-cell table:style-name="ce1" table:formula="of:=IF([.AB42]=&quot;&quot;;&quot;&quot;;[.AB42]*[.$C$59])">
            <text:p/>
          </table:table-cell>
          <table:table-cell table:style-name="ce1" table:formula="of:=IF([.AC42]=&quot;&quot;;&quot;&quot;;[.AC42]*[.$C$59])">
            <text:p/>
          </table:table-cell>
          <table:table-cell table:style-name="ce1" table:formula="of:=IF([.AD42]=&quot;&quot;;&quot;&quot;;[.AD42]*[.$C$59])">
            <text:p/>
          </table:table-cell>
          <table:table-cell table:style-name="ce1" table:formula="of:=IF([.AE42]=&quot;&quot;;&quot;&quot;;[.AE42]*[.$C$59])">
            <text:p/>
          </table:table-cell>
          <table:table-cell table:style-name="ce1" table:formula="of:=IF([.AF42]=&quot;&quot;;&quot;&quot;;[.AF42]*[.$C$59])">
            <text:p/>
          </table:table-cell>
          <table:table-cell table:style-name="ce1" table:formula="of:=IF([.AG42]=&quot;&quot;;&quot;&quot;;[.AG42]*[.$C$59])">
            <text:p/>
          </table:table-cell>
          <table:table-cell table:style-name="ce1" table:formula="of:=IF([.AH42]=&quot;&quot;;&quot;&quot;;[.AH42]*[.$C$59])">
            <text:p/>
          </table:table-cell>
          <table:table-cell table:style-name="ce1" table:formula="of:=IF([.AI42]=&quot;&quot;;&quot;&quot;;[.AI42]*[.$C$59])">
            <text:p/>
          </table:table-cell>
          <table:table-cell table:style-name="ce1" table:formula="of:=IF([.AJ42]=&quot;&quot;;&quot;&quot;;[.AJ42]*[.$C$59])">
            <text:p/>
          </table:table-cell>
          <table:table-cell table:style-name="ce1" table:formula="of:=IF([.AK42]=&quot;&quot;;&quot;&quot;;[.AK42]*[.$C$59])">
            <text:p/>
          </table:table-cell>
          <table:table-cell table:style-name="ce1" table:formula="of:=IF([.AL42]=&quot;&quot;;&quot;&quot;;[.AL42]*[.$C$59])">
            <text:p/>
          </table:table-cell>
          <table:table-cell table:style-name="ce1" table:formula="of:=IF([.AM42]=&quot;&quot;;&quot;&quot;;[.AM42]*[.$C$59])">
            <text:p/>
          </table:table-cell>
          <table:table-cell table:style-name="ce1" table:formula="of:=IF([.AN42]=&quot;&quot;;&quot;&quot;;[.AN42]*[.$C$59])">
            <text:p/>
          </table:table-cell>
          <table:table-cell table:style-name="ce1" table:formula="of:=IF([.AO42]=&quot;&quot;;&quot;&quot;;[.AO42]*[.$C$59])">
            <text:p/>
          </table:table-cell>
          <table:table-cell table:style-name="ce1" table:formula="of:=IF([.AP42]=&quot;&quot;;&quot;&quot;;[.AP42]*[.$C$59])">
            <text:p/>
          </table:table-cell>
          <table:table-cell table:style-name="ce1" table:formula="of:=IF([.AQ42]=&quot;&quot;;&quot;&quot;;[.AQ42]*[.$C$59])">
            <text:p/>
          </table:table-cell>
          <table:table-cell table:style-name="ce1" table:formula="of:=IF([.AR42]=&quot;&quot;;&quot;&quot;;[.AR42]*[.$C$59])">
            <text:p/>
          </table:table-cell>
          <table:table-cell table:style-name="ce1" table:formula="of:=IF([.AS42]=&quot;&quot;;&quot;&quot;;[.AS42]*[.$C$59])">
            <text:p/>
          </table:table-cell>
          <table:table-cell table:style-name="ce1" table:formula="of:=IF([.AT42]=&quot;&quot;;&quot;&quot;;[.AT42]*[.$C$59])">
            <text:p/>
          </table:table-cell>
          <table:table-cell table:style-name="ce1" table:formula="of:=IF([.AU42]=&quot;&quot;;&quot;&quot;;[.AU42]*[.$C$59])">
            <text:p/>
          </table:table-cell>
          <table:table-cell table:style-name="ce1" table:formula="of:=IF([.AV42]=&quot;&quot;;&quot;&quot;;[.AV42]*[.$C$59])">
            <text:p/>
          </table:table-cell>
          <table:table-cell table:style-name="ce1" table:formula="of:=IF([.AW42]=&quot;&quot;;&quot;&quot;;[.AW42]*[.$C$59])">
            <text:p/>
          </table:table-cell>
          <table:table-cell table:style-name="ce1" table:formula="of:=IF([.AX42]=&quot;&quot;;&quot;&quot;;[.AX42]*[.$C$59])">
            <text:p/>
          </table:table-cell>
          <table:table-cell table:style-name="ce1" table:formula="of:=IF([.AY42]=&quot;&quot;;&quot;&quot;;[.AY42]*[.$C$59])">
            <text:p/>
          </table:table-cell>
          <table:table-cell table:style-name="ce1" table:formula="of:=IF([.AZ42]=&quot;&quot;;&quot;&quot;;[.AZ42]*[.$C$59])">
            <text:p/>
          </table:table-cell>
          <table:table-cell table:style-name="ce1" table:formula="of:=IF([.BA42]=&quot;&quot;;&quot;&quot;;[.BA42]*[.$C$59])">
            <text:p/>
          </table:table-cell>
          <table:table-cell table:style-name="ce1" table:formula="of:=IF([.BB42]=&quot;&quot;;&quot;&quot;;[.BB42]*[.$C$59])">
            <text:p/>
          </table:table-cell>
          <table:table-cell table:style-name="ce1" table:formula="of:=IF([.BC42]=&quot;&quot;;&quot;&quot;;[.BC42]*[.$C$59])">
            <text:p/>
          </table:table-cell>
          <table:table-cell table:style-name="ce1" table:formula="of:=IF([.BD42]=&quot;&quot;;&quot;&quot;;[.BD42]*[.$C$59])">
            <text:p/>
          </table:table-cell>
          <table:table-cell table:style-name="ce1" table:formula="of:=IF([.BE42]=&quot;&quot;;&quot;&quot;;[.BE42]*[.$C$59])">
            <text:p/>
          </table:table-cell>
          <table:table-cell table:style-name="ce1" table:formula="of:=IF([.BF42]=&quot;&quot;;&quot;&quot;;[.BF42]*[.$C$59])">
            <text:p/>
          </table:table-cell>
          <table:table-cell table:style-name="ce1" table:formula="of:=IF([.BG42]=&quot;&quot;;&quot;&quot;;[.BG42]*[.$C$59])">
            <text:p/>
          </table:table-cell>
          <table:table-cell table:style-name="ce1" table:formula="of:=IF([.BH42]=&quot;&quot;;&quot;&quot;;[.BH42]*[.$C$59])">
            <text:p/>
          </table:table-cell>
          <table:table-cell table:style-name="ce1" table:formula="of:=IF([.BI42]=&quot;&quot;;&quot;&quot;;[.BI42]*[.$C$59])">
            <text:p/>
          </table:table-cell>
          <table:table-cell table:style-name="ce1" table:formula="of:=IF([.BJ42]=&quot;&quot;;&quot;&quot;;[.BJ42]*[.$C$59])">
            <text:p/>
          </table:table-cell>
          <table:table-cell table:style-name="ce1" table:formula="of:=IF([.BK42]=&quot;&quot;;&quot;&quot;;[.BK42]*[.$C$59])">
            <text:p/>
          </table:table-cell>
          <table:table-cell table:style-name="ce1" table:formula="of:=IF([.BL42]=&quot;&quot;;&quot;&quot;;[.BL42]*[.$C$59])">
            <text:p/>
          </table:table-cell>
          <table:table-cell table:style-name="ce1" table:formula="of:=IF([.BM42]=&quot;&quot;;&quot;&quot;;[.BM42]*[.$C$59])">
            <text:p/>
          </table:table-cell>
          <table:table-cell table:style-name="ce1" table:formula="of:=IF([.BN42]=&quot;&quot;;&quot;&quot;;[.BN42]*[.$C$59])">
            <text:p/>
          </table:table-cell>
          <table:table-cell table:style-name="ce1" table:formula="of:=IF([.BO42]=&quot;&quot;;&quot;&quot;;[.BO42]*[.$C$59])">
            <text:p/>
          </table:table-cell>
          <table:table-cell table:style-name="ce1" table:formula="of:=IF([.BP42]=&quot;&quot;;&quot;&quot;;[.BP42]*[.$C$59])">
            <text:p/>
          </table:table-cell>
          <table:table-cell table:style-name="ce1" table:formula="of:=IF([.BQ42]=&quot;&quot;;&quot;&quot;;[.BQ42]*[.$C$59])">
            <text:p/>
          </table:table-cell>
          <table:table-cell table:style-name="ce1" table:formula="of:=IF([.BR42]=&quot;&quot;;&quot;&quot;;[.BR42]*[.$C$59])">
            <text:p/>
          </table:table-cell>
          <table:table-cell table:style-name="ce1" table:formula="of:=IF([.BS42]=&quot;&quot;;&quot;&quot;;[.BS42]*[.$C$59])">
            <text:p/>
          </table:table-cell>
          <table:table-cell table:style-name="ce1" table:formula="of:=IF([.BT42]=&quot;&quot;;&quot;&quot;;[.BT42]*[.$C$59])">
            <text:p/>
          </table:table-cell>
          <table:table-cell table:style-name="ce1" table:formula="of:=IF([.BU42]=&quot;&quot;;&quot;&quot;;[.BU42]*[.$C$59])">
            <text:p/>
          </table:table-cell>
          <table:table-cell table:style-name="ce1" table:formula="of:=IF([.BV42]=&quot;&quot;;&quot;&quot;;[.BV42]*[.$C$59])">
            <text:p/>
          </table:table-cell>
          <table:table-cell table:style-name="ce1" table:formula="of:=IF([.BW42]=&quot;&quot;;&quot;&quot;;[.BW42]*[.$C$59])">
            <text:p/>
          </table:table-cell>
          <table:table-cell table:style-name="ce1" table:formula="of:=IF([.BX42]=&quot;&quot;;&quot;&quot;;[.BX42]*[.$C$59])">
            <text:p/>
          </table:table-cell>
          <table:table-cell table:style-name="ce1" table:formula="of:=IF([.BY42]=&quot;&quot;;&quot;&quot;;[.BY42]*[.$C$59])">
            <text:p/>
          </table:table-cell>
          <table:table-cell table:style-name="ce1" table:formula="of:=IF([.BZ42]=&quot;&quot;;&quot;&quot;;[.BZ42]*[.$C$59])">
            <text:p/>
          </table:table-cell>
          <table:table-cell table:style-name="ce1" table:formula="of:=IF([.CA42]=&quot;&quot;;&quot;&quot;;[.CA42]*[.$C$59])">
            <text:p/>
          </table:table-cell>
          <table:table-cell table:style-name="ce1" table:formula="of:=IF([.CB42]=&quot;&quot;;&quot;&quot;;[.CB42]*[.$C$59])">
            <text:p/>
          </table:table-cell>
          <table:table-cell table:style-name="ce1" table:formula="of:=IF([.CC42]=&quot;&quot;;&quot;&quot;;[.CC42]*[.$C$59])">
            <text:p/>
          </table:table-cell>
          <table:table-cell table:style-name="ce1" table:formula="of:=IF([.CD42]=&quot;&quot;;&quot;&quot;;[.CD42]*[.$C$59])">
            <text:p/>
          </table:table-cell>
          <table:table-cell table:style-name="ce1" table:formula="of:=IF([.CE42]=&quot;&quot;;&quot;&quot;;[.CE42]*[.$C$59])">
            <text:p/>
          </table:table-cell>
          <table:table-cell table:style-name="ce1" table:formula="of:=IF([.CF42]=&quot;&quot;;&quot;&quot;;[.CF42]*[.$C$59])">
            <text:p/>
          </table:table-cell>
          <table:table-cell table:style-name="ce1" table:formula="of:=IF([.CG42]=&quot;&quot;;&quot;&quot;;[.CG42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3]=&quot;&quot;;&quot;&quot;;[.D43]*[.$C$59])" office:value-type="float" office:value="590.55708">
            <text:p>590.55708</text:p>
          </table:table-cell>
          <table:table-cell table:style-name="ce1" table:formula="of:=IF([.E43]=&quot;&quot;;&quot;&quot;;[.E43]*[.$C$59])" office:value-type="float" office:value="270.046">
            <text:p>270.046</text:p>
          </table:table-cell>
          <table:table-cell table:style-name="ce1" table:formula="of:=IF([.F43]=&quot;&quot;;&quot;&quot;;[.F43]*[.$C$59])">
            <text:p/>
          </table:table-cell>
          <table:table-cell table:style-name="ce1" table:formula="of:=IF([.G43]=&quot;&quot;;&quot;&quot;;[.G43]*[.$C$59])">
            <text:p/>
          </table:table-cell>
          <table:table-cell table:style-name="ce1" table:formula="of:=IF([.H43]=&quot;&quot;;&quot;&quot;;[.H43]*[.$C$59])">
            <text:p/>
          </table:table-cell>
          <table:table-cell table:style-name="ce1" table:formula="of:=IF([.I43]=&quot;&quot;;&quot;&quot;;[.I43]*[.$C$59])">
            <text:p/>
          </table:table-cell>
          <table:table-cell table:style-name="ce1" table:formula="of:=IF([.J43]=&quot;&quot;;&quot;&quot;;[.J43]*[.$C$59])">
            <text:p/>
          </table:table-cell>
          <table:table-cell table:style-name="ce1" table:formula="of:=IF([.K43]=&quot;&quot;;&quot;&quot;;[.K43]*[.$C$59])">
            <text:p/>
          </table:table-cell>
          <table:table-cell table:style-name="ce1" table:formula="of:=IF([.L43]=&quot;&quot;;&quot;&quot;;[.L43]*[.$C$59])">
            <text:p/>
          </table:table-cell>
          <table:table-cell table:style-name="ce1" table:formula="of:=IF([.M43]=&quot;&quot;;&quot;&quot;;[.M43]*[.$C$59])">
            <text:p/>
          </table:table-cell>
          <table:table-cell table:style-name="ce1" table:formula="of:=IF([.N43]=&quot;&quot;;&quot;&quot;;[.N43]*[.$C$59])">
            <text:p/>
          </table:table-cell>
          <table:table-cell table:style-name="ce1" table:formula="of:=IF([.O43]=&quot;&quot;;&quot;&quot;;[.O43]*[.$C$59])">
            <text:p/>
          </table:table-cell>
          <table:table-cell table:style-name="ce1" table:formula="of:=IF([.P43]=&quot;&quot;;&quot;&quot;;[.P43]*[.$C$59])">
            <text:p/>
          </table:table-cell>
          <table:table-cell table:style-name="ce1" table:formula="of:=IF([.Q43]=&quot;&quot;;&quot;&quot;;[.Q43]*[.$C$59])">
            <text:p/>
          </table:table-cell>
          <table:table-cell table:style-name="ce1" table:formula="of:=IF([.R43]=&quot;&quot;;&quot;&quot;;[.R43]*[.$C$59])">
            <text:p/>
          </table:table-cell>
          <table:table-cell table:style-name="ce1" table:formula="of:=IF([.S43]=&quot;&quot;;&quot;&quot;;[.S43]*[.$C$59])">
            <text:p/>
          </table:table-cell>
          <table:table-cell table:style-name="ce1" table:formula="of:=IF([.T43]=&quot;&quot;;&quot;&quot;;[.T43]*[.$C$59])">
            <text:p/>
          </table:table-cell>
          <table:table-cell table:style-name="ce1" table:formula="of:=IF([.U43]=&quot;&quot;;&quot;&quot;;[.U43]*[.$C$59])">
            <text:p/>
          </table:table-cell>
          <table:table-cell table:style-name="ce1" table:formula="of:=IF([.V43]=&quot;&quot;;&quot;&quot;;[.V43]*[.$C$59])">
            <text:p/>
          </table:table-cell>
          <table:table-cell table:style-name="ce1" table:formula="of:=IF([.W43]=&quot;&quot;;&quot;&quot;;[.W43]*[.$C$59])">
            <text:p/>
          </table:table-cell>
          <table:table-cell table:style-name="ce1" table:formula="of:=IF([.X43]=&quot;&quot;;&quot;&quot;;[.X43]*[.$C$59])">
            <text:p/>
          </table:table-cell>
          <table:table-cell table:style-name="ce1" table:formula="of:=IF([.Y43]=&quot;&quot;;&quot;&quot;;[.Y43]*[.$C$59])">
            <text:p/>
          </table:table-cell>
          <table:table-cell table:style-name="ce1" table:formula="of:=IF([.Z43]=&quot;&quot;;&quot;&quot;;[.Z43]*[.$C$59])">
            <text:p/>
          </table:table-cell>
          <table:table-cell table:style-name="ce1" table:formula="of:=IF([.AA43]=&quot;&quot;;&quot;&quot;;[.AA43]*[.$C$59])">
            <text:p/>
          </table:table-cell>
          <table:table-cell table:style-name="ce1" table:formula="of:=IF([.AB43]=&quot;&quot;;&quot;&quot;;[.AB43]*[.$C$59])">
            <text:p/>
          </table:table-cell>
          <table:table-cell table:style-name="ce1" table:formula="of:=IF([.AC43]=&quot;&quot;;&quot;&quot;;[.AC43]*[.$C$59])">
            <text:p/>
          </table:table-cell>
          <table:table-cell table:style-name="ce1" table:formula="of:=IF([.AD43]=&quot;&quot;;&quot;&quot;;[.AD43]*[.$C$59])">
            <text:p/>
          </table:table-cell>
          <table:table-cell table:style-name="ce1" table:formula="of:=IF([.AE43]=&quot;&quot;;&quot;&quot;;[.AE43]*[.$C$59])">
            <text:p/>
          </table:table-cell>
          <table:table-cell table:style-name="ce1" table:formula="of:=IF([.AF43]=&quot;&quot;;&quot;&quot;;[.AF43]*[.$C$59])">
            <text:p/>
          </table:table-cell>
          <table:table-cell table:style-name="ce1" table:formula="of:=IF([.AG43]=&quot;&quot;;&quot;&quot;;[.AG43]*[.$C$59])">
            <text:p/>
          </table:table-cell>
          <table:table-cell table:style-name="ce1" table:formula="of:=IF([.AH43]=&quot;&quot;;&quot;&quot;;[.AH43]*[.$C$59])">
            <text:p/>
          </table:table-cell>
          <table:table-cell table:style-name="ce1" table:formula="of:=IF([.AI43]=&quot;&quot;;&quot;&quot;;[.AI43]*[.$C$59])">
            <text:p/>
          </table:table-cell>
          <table:table-cell table:style-name="ce1" table:formula="of:=IF([.AJ43]=&quot;&quot;;&quot;&quot;;[.AJ43]*[.$C$59])">
            <text:p/>
          </table:table-cell>
          <table:table-cell table:style-name="ce1" table:formula="of:=IF([.AK43]=&quot;&quot;;&quot;&quot;;[.AK43]*[.$C$59])">
            <text:p/>
          </table:table-cell>
          <table:table-cell table:style-name="ce1" table:formula="of:=IF([.AL43]=&quot;&quot;;&quot;&quot;;[.AL43]*[.$C$59])">
            <text:p/>
          </table:table-cell>
          <table:table-cell table:style-name="ce1" table:formula="of:=IF([.AM43]=&quot;&quot;;&quot;&quot;;[.AM43]*[.$C$59])">
            <text:p/>
          </table:table-cell>
          <table:table-cell table:style-name="ce1" table:formula="of:=IF([.AN43]=&quot;&quot;;&quot;&quot;;[.AN43]*[.$C$59])">
            <text:p/>
          </table:table-cell>
          <table:table-cell table:style-name="ce1" table:formula="of:=IF([.AO43]=&quot;&quot;;&quot;&quot;;[.AO43]*[.$C$59])">
            <text:p/>
          </table:table-cell>
          <table:table-cell table:style-name="ce1" table:formula="of:=IF([.AP43]=&quot;&quot;;&quot;&quot;;[.AP43]*[.$C$59])">
            <text:p/>
          </table:table-cell>
          <table:table-cell table:style-name="ce1" table:formula="of:=IF([.AQ43]=&quot;&quot;;&quot;&quot;;[.AQ43]*[.$C$59])">
            <text:p/>
          </table:table-cell>
          <table:table-cell table:style-name="ce1" table:formula="of:=IF([.AR43]=&quot;&quot;;&quot;&quot;;[.AR43]*[.$C$59])">
            <text:p/>
          </table:table-cell>
          <table:table-cell table:style-name="ce1" table:formula="of:=IF([.AS43]=&quot;&quot;;&quot;&quot;;[.AS43]*[.$C$59])">
            <text:p/>
          </table:table-cell>
          <table:table-cell table:style-name="ce1" table:formula="of:=IF([.AT43]=&quot;&quot;;&quot;&quot;;[.AT43]*[.$C$59])">
            <text:p/>
          </table:table-cell>
          <table:table-cell table:style-name="ce1" table:formula="of:=IF([.AU43]=&quot;&quot;;&quot;&quot;;[.AU43]*[.$C$59])">
            <text:p/>
          </table:table-cell>
          <table:table-cell table:style-name="ce1" table:formula="of:=IF([.AV43]=&quot;&quot;;&quot;&quot;;[.AV43]*[.$C$59])">
            <text:p/>
          </table:table-cell>
          <table:table-cell table:style-name="ce1" table:formula="of:=IF([.AW43]=&quot;&quot;;&quot;&quot;;[.AW43]*[.$C$59])">
            <text:p/>
          </table:table-cell>
          <table:table-cell table:style-name="ce1" table:formula="of:=IF([.AX43]=&quot;&quot;;&quot;&quot;;[.AX43]*[.$C$59])">
            <text:p/>
          </table:table-cell>
          <table:table-cell table:style-name="ce1" table:formula="of:=IF([.AY43]=&quot;&quot;;&quot;&quot;;[.AY43]*[.$C$59])">
            <text:p/>
          </table:table-cell>
          <table:table-cell table:style-name="ce1" table:formula="of:=IF([.AZ43]=&quot;&quot;;&quot;&quot;;[.AZ43]*[.$C$59])">
            <text:p/>
          </table:table-cell>
          <table:table-cell table:style-name="ce1" table:formula="of:=IF([.BA43]=&quot;&quot;;&quot;&quot;;[.BA43]*[.$C$59])">
            <text:p/>
          </table:table-cell>
          <table:table-cell table:style-name="ce1" table:formula="of:=IF([.BB43]=&quot;&quot;;&quot;&quot;;[.BB43]*[.$C$59])">
            <text:p/>
          </table:table-cell>
          <table:table-cell table:style-name="ce1" table:formula="of:=IF([.BC43]=&quot;&quot;;&quot;&quot;;[.BC43]*[.$C$59])">
            <text:p/>
          </table:table-cell>
          <table:table-cell table:style-name="ce1" table:formula="of:=IF([.BD43]=&quot;&quot;;&quot;&quot;;[.BD43]*[.$C$59])">
            <text:p/>
          </table:table-cell>
          <table:table-cell table:style-name="ce1" table:formula="of:=IF([.BE43]=&quot;&quot;;&quot;&quot;;[.BE43]*[.$C$59])">
            <text:p/>
          </table:table-cell>
          <table:table-cell table:style-name="ce1" table:formula="of:=IF([.BF43]=&quot;&quot;;&quot;&quot;;[.BF43]*[.$C$59])">
            <text:p/>
          </table:table-cell>
          <table:table-cell table:style-name="ce1" table:formula="of:=IF([.BG43]=&quot;&quot;;&quot;&quot;;[.BG43]*[.$C$59])">
            <text:p/>
          </table:table-cell>
          <table:table-cell table:style-name="ce1" table:formula="of:=IF([.BH43]=&quot;&quot;;&quot;&quot;;[.BH43]*[.$C$59])">
            <text:p/>
          </table:table-cell>
          <table:table-cell table:style-name="ce1" table:formula="of:=IF([.BI43]=&quot;&quot;;&quot;&quot;;[.BI43]*[.$C$59])">
            <text:p/>
          </table:table-cell>
          <table:table-cell table:style-name="ce1" table:formula="of:=IF([.BJ43]=&quot;&quot;;&quot;&quot;;[.BJ43]*[.$C$59])">
            <text:p/>
          </table:table-cell>
          <table:table-cell table:style-name="ce1" table:formula="of:=IF([.BK43]=&quot;&quot;;&quot;&quot;;[.BK43]*[.$C$59])">
            <text:p/>
          </table:table-cell>
          <table:table-cell table:style-name="ce1" table:formula="of:=IF([.BL43]=&quot;&quot;;&quot;&quot;;[.BL43]*[.$C$59])">
            <text:p/>
          </table:table-cell>
          <table:table-cell table:style-name="ce1" table:formula="of:=IF([.BM43]=&quot;&quot;;&quot;&quot;;[.BM43]*[.$C$59])">
            <text:p/>
          </table:table-cell>
          <table:table-cell table:style-name="ce1" table:formula="of:=IF([.BN43]=&quot;&quot;;&quot;&quot;;[.BN43]*[.$C$59])">
            <text:p/>
          </table:table-cell>
          <table:table-cell table:style-name="ce1" table:formula="of:=IF([.BO43]=&quot;&quot;;&quot;&quot;;[.BO43]*[.$C$59])">
            <text:p/>
          </table:table-cell>
          <table:table-cell table:style-name="ce1" table:formula="of:=IF([.BP43]=&quot;&quot;;&quot;&quot;;[.BP43]*[.$C$59])">
            <text:p/>
          </table:table-cell>
          <table:table-cell table:style-name="ce1" table:formula="of:=IF([.BQ43]=&quot;&quot;;&quot;&quot;;[.BQ43]*[.$C$59])">
            <text:p/>
          </table:table-cell>
          <table:table-cell table:style-name="ce1" table:formula="of:=IF([.BR43]=&quot;&quot;;&quot;&quot;;[.BR43]*[.$C$59])">
            <text:p/>
          </table:table-cell>
          <table:table-cell table:style-name="ce1" table:formula="of:=IF([.BS43]=&quot;&quot;;&quot;&quot;;[.BS43]*[.$C$59])">
            <text:p/>
          </table:table-cell>
          <table:table-cell table:style-name="ce1" table:formula="of:=IF([.BT43]=&quot;&quot;;&quot;&quot;;[.BT43]*[.$C$59])">
            <text:p/>
          </table:table-cell>
          <table:table-cell table:style-name="ce1" table:formula="of:=IF([.BU43]=&quot;&quot;;&quot;&quot;;[.BU43]*[.$C$59])">
            <text:p/>
          </table:table-cell>
          <table:table-cell table:style-name="ce1" table:formula="of:=IF([.BV43]=&quot;&quot;;&quot;&quot;;[.BV43]*[.$C$59])">
            <text:p/>
          </table:table-cell>
          <table:table-cell table:style-name="ce1" table:formula="of:=IF([.BW43]=&quot;&quot;;&quot;&quot;;[.BW43]*[.$C$59])">
            <text:p/>
          </table:table-cell>
          <table:table-cell table:style-name="ce1" table:formula="of:=IF([.BX43]=&quot;&quot;;&quot;&quot;;[.BX43]*[.$C$59])">
            <text:p/>
          </table:table-cell>
          <table:table-cell table:style-name="ce1" table:formula="of:=IF([.BY43]=&quot;&quot;;&quot;&quot;;[.BY43]*[.$C$59])">
            <text:p/>
          </table:table-cell>
          <table:table-cell table:style-name="ce1" table:formula="of:=IF([.BZ43]=&quot;&quot;;&quot;&quot;;[.BZ43]*[.$C$59])">
            <text:p/>
          </table:table-cell>
          <table:table-cell table:style-name="ce1" table:formula="of:=IF([.CA43]=&quot;&quot;;&quot;&quot;;[.CA43]*[.$C$59])">
            <text:p/>
          </table:table-cell>
          <table:table-cell table:style-name="ce1" table:formula="of:=IF([.CB43]=&quot;&quot;;&quot;&quot;;[.CB43]*[.$C$59])">
            <text:p/>
          </table:table-cell>
          <table:table-cell table:style-name="ce1" table:formula="of:=IF([.CC43]=&quot;&quot;;&quot;&quot;;[.CC43]*[.$C$59])">
            <text:p/>
          </table:table-cell>
          <table:table-cell table:style-name="ce1" table:formula="of:=IF([.CD43]=&quot;&quot;;&quot;&quot;;[.CD43]*[.$C$59])">
            <text:p/>
          </table:table-cell>
          <table:table-cell table:style-name="ce1" table:formula="of:=IF([.CE43]=&quot;&quot;;&quot;&quot;;[.CE43]*[.$C$59])">
            <text:p/>
          </table:table-cell>
          <table:table-cell table:style-name="ce1" table:formula="of:=IF([.CF43]=&quot;&quot;;&quot;&quot;;[.CF43]*[.$C$59])">
            <text:p/>
          </table:table-cell>
          <table:table-cell table:style-name="ce1" table:formula="of:=IF([.CG43]=&quot;&quot;;&quot;&quot;;[.CG43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4]=&quot;&quot;;&quot;&quot;;[.D44]*[.$C$59])" office:value-type="float" office:value="303.66549">
            <text:p>303.66549</text:p>
          </table:table-cell>
          <table:table-cell table:style-name="ce1" table:formula="of:=IF([.E44]=&quot;&quot;;&quot;&quot;;[.E44]*[.$C$59])" office:value-type="float" office:value="272.35965">
            <text:p>272.35965</text:p>
          </table:table-cell>
          <table:table-cell table:style-name="ce1" table:formula="of:=IF([.F44]=&quot;&quot;;&quot;&quot;;[.F44]*[.$C$59])">
            <text:p/>
          </table:table-cell>
          <table:table-cell table:style-name="ce1" table:formula="of:=IF([.G44]=&quot;&quot;;&quot;&quot;;[.G44]*[.$C$59])">
            <text:p/>
          </table:table-cell>
          <table:table-cell table:style-name="ce1" table:formula="of:=IF([.H44]=&quot;&quot;;&quot;&quot;;[.H44]*[.$C$59])">
            <text:p/>
          </table:table-cell>
          <table:table-cell table:style-name="ce1" table:formula="of:=IF([.I44]=&quot;&quot;;&quot;&quot;;[.I44]*[.$C$59])">
            <text:p/>
          </table:table-cell>
          <table:table-cell table:style-name="ce1" table:formula="of:=IF([.J44]=&quot;&quot;;&quot;&quot;;[.J44]*[.$C$59])">
            <text:p/>
          </table:table-cell>
          <table:table-cell table:style-name="ce1" table:formula="of:=IF([.K44]=&quot;&quot;;&quot;&quot;;[.K44]*[.$C$59])">
            <text:p/>
          </table:table-cell>
          <table:table-cell table:style-name="ce1" table:formula="of:=IF([.L44]=&quot;&quot;;&quot;&quot;;[.L44]*[.$C$59])">
            <text:p/>
          </table:table-cell>
          <table:table-cell table:style-name="ce1" table:formula="of:=IF([.M44]=&quot;&quot;;&quot;&quot;;[.M44]*[.$C$59])">
            <text:p/>
          </table:table-cell>
          <table:table-cell table:style-name="ce1" table:formula="of:=IF([.N44]=&quot;&quot;;&quot;&quot;;[.N44]*[.$C$59])">
            <text:p/>
          </table:table-cell>
          <table:table-cell table:style-name="ce1" table:formula="of:=IF([.O44]=&quot;&quot;;&quot;&quot;;[.O44]*[.$C$59])">
            <text:p/>
          </table:table-cell>
          <table:table-cell table:style-name="ce1" table:formula="of:=IF([.P44]=&quot;&quot;;&quot;&quot;;[.P44]*[.$C$59])">
            <text:p/>
          </table:table-cell>
          <table:table-cell table:style-name="ce1" table:formula="of:=IF([.Q44]=&quot;&quot;;&quot;&quot;;[.Q44]*[.$C$59])">
            <text:p/>
          </table:table-cell>
          <table:table-cell table:style-name="ce1" table:formula="of:=IF([.R44]=&quot;&quot;;&quot;&quot;;[.R44]*[.$C$59])">
            <text:p/>
          </table:table-cell>
          <table:table-cell table:style-name="ce1" table:formula="of:=IF([.S44]=&quot;&quot;;&quot;&quot;;[.S44]*[.$C$59])">
            <text:p/>
          </table:table-cell>
          <table:table-cell table:style-name="ce1" table:formula="of:=IF([.T44]=&quot;&quot;;&quot;&quot;;[.T44]*[.$C$59])">
            <text:p/>
          </table:table-cell>
          <table:table-cell table:style-name="ce1" table:formula="of:=IF([.U44]=&quot;&quot;;&quot;&quot;;[.U44]*[.$C$59])">
            <text:p/>
          </table:table-cell>
          <table:table-cell table:style-name="ce1" table:formula="of:=IF([.V44]=&quot;&quot;;&quot;&quot;;[.V44]*[.$C$59])">
            <text:p/>
          </table:table-cell>
          <table:table-cell table:style-name="ce1" table:formula="of:=IF([.W44]=&quot;&quot;;&quot;&quot;;[.W44]*[.$C$59])">
            <text:p/>
          </table:table-cell>
          <table:table-cell table:style-name="ce1" table:formula="of:=IF([.X44]=&quot;&quot;;&quot;&quot;;[.X44]*[.$C$59])">
            <text:p/>
          </table:table-cell>
          <table:table-cell table:style-name="ce1" table:formula="of:=IF([.Y44]=&quot;&quot;;&quot;&quot;;[.Y44]*[.$C$59])">
            <text:p/>
          </table:table-cell>
          <table:table-cell table:style-name="ce1" table:formula="of:=IF([.Z44]=&quot;&quot;;&quot;&quot;;[.Z44]*[.$C$59])">
            <text:p/>
          </table:table-cell>
          <table:table-cell table:style-name="ce1" table:formula="of:=IF([.AA44]=&quot;&quot;;&quot;&quot;;[.AA44]*[.$C$59])">
            <text:p/>
          </table:table-cell>
          <table:table-cell table:style-name="ce1" table:formula="of:=IF([.AB44]=&quot;&quot;;&quot;&quot;;[.AB44]*[.$C$59])">
            <text:p/>
          </table:table-cell>
          <table:table-cell table:style-name="ce1" table:formula="of:=IF([.AC44]=&quot;&quot;;&quot;&quot;;[.AC44]*[.$C$59])">
            <text:p/>
          </table:table-cell>
          <table:table-cell table:style-name="ce1" table:formula="of:=IF([.AD44]=&quot;&quot;;&quot;&quot;;[.AD44]*[.$C$59])">
            <text:p/>
          </table:table-cell>
          <table:table-cell table:style-name="ce1" table:formula="of:=IF([.AE44]=&quot;&quot;;&quot;&quot;;[.AE44]*[.$C$59])">
            <text:p/>
          </table:table-cell>
          <table:table-cell table:style-name="ce1" table:formula="of:=IF([.AF44]=&quot;&quot;;&quot;&quot;;[.AF44]*[.$C$59])">
            <text:p/>
          </table:table-cell>
          <table:table-cell table:style-name="ce1" table:formula="of:=IF([.AG44]=&quot;&quot;;&quot;&quot;;[.AG44]*[.$C$59])">
            <text:p/>
          </table:table-cell>
          <table:table-cell table:style-name="ce1" table:formula="of:=IF([.AH44]=&quot;&quot;;&quot;&quot;;[.AH44]*[.$C$59])">
            <text:p/>
          </table:table-cell>
          <table:table-cell table:style-name="ce1" table:formula="of:=IF([.AI44]=&quot;&quot;;&quot;&quot;;[.AI44]*[.$C$59])">
            <text:p/>
          </table:table-cell>
          <table:table-cell table:style-name="ce1" table:formula="of:=IF([.AJ44]=&quot;&quot;;&quot;&quot;;[.AJ44]*[.$C$59])">
            <text:p/>
          </table:table-cell>
          <table:table-cell table:style-name="ce1" table:formula="of:=IF([.AK44]=&quot;&quot;;&quot;&quot;;[.AK44]*[.$C$59])">
            <text:p/>
          </table:table-cell>
          <table:table-cell table:style-name="ce1" table:formula="of:=IF([.AL44]=&quot;&quot;;&quot;&quot;;[.AL44]*[.$C$59])">
            <text:p/>
          </table:table-cell>
          <table:table-cell table:style-name="ce1" table:formula="of:=IF([.AM44]=&quot;&quot;;&quot;&quot;;[.AM44]*[.$C$59])">
            <text:p/>
          </table:table-cell>
          <table:table-cell table:style-name="ce1" table:formula="of:=IF([.AN44]=&quot;&quot;;&quot;&quot;;[.AN44]*[.$C$59])">
            <text:p/>
          </table:table-cell>
          <table:table-cell table:style-name="ce1" table:formula="of:=IF([.AO44]=&quot;&quot;;&quot;&quot;;[.AO44]*[.$C$59])">
            <text:p/>
          </table:table-cell>
          <table:table-cell table:style-name="ce1" table:formula="of:=IF([.AP44]=&quot;&quot;;&quot;&quot;;[.AP44]*[.$C$59])">
            <text:p/>
          </table:table-cell>
          <table:table-cell table:style-name="ce1" table:formula="of:=IF([.AQ44]=&quot;&quot;;&quot;&quot;;[.AQ44]*[.$C$59])">
            <text:p/>
          </table:table-cell>
          <table:table-cell table:style-name="ce1" table:formula="of:=IF([.AR44]=&quot;&quot;;&quot;&quot;;[.AR44]*[.$C$59])">
            <text:p/>
          </table:table-cell>
          <table:table-cell table:style-name="ce1" table:formula="of:=IF([.AS44]=&quot;&quot;;&quot;&quot;;[.AS44]*[.$C$59])">
            <text:p/>
          </table:table-cell>
          <table:table-cell table:style-name="ce1" table:formula="of:=IF([.AT44]=&quot;&quot;;&quot;&quot;;[.AT44]*[.$C$59])">
            <text:p/>
          </table:table-cell>
          <table:table-cell table:style-name="ce1" table:formula="of:=IF([.AU44]=&quot;&quot;;&quot;&quot;;[.AU44]*[.$C$59])">
            <text:p/>
          </table:table-cell>
          <table:table-cell table:style-name="ce1" table:formula="of:=IF([.AV44]=&quot;&quot;;&quot;&quot;;[.AV44]*[.$C$59])">
            <text:p/>
          </table:table-cell>
          <table:table-cell table:style-name="ce1" table:formula="of:=IF([.AW44]=&quot;&quot;;&quot;&quot;;[.AW44]*[.$C$59])">
            <text:p/>
          </table:table-cell>
          <table:table-cell table:style-name="ce1" table:formula="of:=IF([.AX44]=&quot;&quot;;&quot;&quot;;[.AX44]*[.$C$59])">
            <text:p/>
          </table:table-cell>
          <table:table-cell table:style-name="ce1" table:formula="of:=IF([.AY44]=&quot;&quot;;&quot;&quot;;[.AY44]*[.$C$59])">
            <text:p/>
          </table:table-cell>
          <table:table-cell table:style-name="ce1" table:formula="of:=IF([.AZ44]=&quot;&quot;;&quot;&quot;;[.AZ44]*[.$C$59])">
            <text:p/>
          </table:table-cell>
          <table:table-cell table:style-name="ce1" table:formula="of:=IF([.BA44]=&quot;&quot;;&quot;&quot;;[.BA44]*[.$C$59])">
            <text:p/>
          </table:table-cell>
          <table:table-cell table:style-name="ce1" table:formula="of:=IF([.BB44]=&quot;&quot;;&quot;&quot;;[.BB44]*[.$C$59])">
            <text:p/>
          </table:table-cell>
          <table:table-cell table:style-name="ce1" table:formula="of:=IF([.BC44]=&quot;&quot;;&quot;&quot;;[.BC44]*[.$C$59])">
            <text:p/>
          </table:table-cell>
          <table:table-cell table:style-name="ce1" table:formula="of:=IF([.BD44]=&quot;&quot;;&quot;&quot;;[.BD44]*[.$C$59])">
            <text:p/>
          </table:table-cell>
          <table:table-cell table:style-name="ce1" table:formula="of:=IF([.BE44]=&quot;&quot;;&quot;&quot;;[.BE44]*[.$C$59])">
            <text:p/>
          </table:table-cell>
          <table:table-cell table:style-name="ce1" table:formula="of:=IF([.BF44]=&quot;&quot;;&quot;&quot;;[.BF44]*[.$C$59])">
            <text:p/>
          </table:table-cell>
          <table:table-cell table:style-name="ce1" table:formula="of:=IF([.BG44]=&quot;&quot;;&quot;&quot;;[.BG44]*[.$C$59])">
            <text:p/>
          </table:table-cell>
          <table:table-cell table:style-name="ce1" table:formula="of:=IF([.BH44]=&quot;&quot;;&quot;&quot;;[.BH44]*[.$C$59])">
            <text:p/>
          </table:table-cell>
          <table:table-cell table:style-name="ce1" table:formula="of:=IF([.BI44]=&quot;&quot;;&quot;&quot;;[.BI44]*[.$C$59])">
            <text:p/>
          </table:table-cell>
          <table:table-cell table:style-name="ce1" table:formula="of:=IF([.BJ44]=&quot;&quot;;&quot;&quot;;[.BJ44]*[.$C$59])">
            <text:p/>
          </table:table-cell>
          <table:table-cell table:style-name="ce1" table:formula="of:=IF([.BK44]=&quot;&quot;;&quot;&quot;;[.BK44]*[.$C$59])">
            <text:p/>
          </table:table-cell>
          <table:table-cell table:style-name="ce1" table:formula="of:=IF([.BL44]=&quot;&quot;;&quot;&quot;;[.BL44]*[.$C$59])">
            <text:p/>
          </table:table-cell>
          <table:table-cell table:style-name="ce1" table:formula="of:=IF([.BM44]=&quot;&quot;;&quot;&quot;;[.BM44]*[.$C$59])">
            <text:p/>
          </table:table-cell>
          <table:table-cell table:style-name="ce1" table:formula="of:=IF([.BN44]=&quot;&quot;;&quot;&quot;;[.BN44]*[.$C$59])">
            <text:p/>
          </table:table-cell>
          <table:table-cell table:style-name="ce1" table:formula="of:=IF([.BO44]=&quot;&quot;;&quot;&quot;;[.BO44]*[.$C$59])">
            <text:p/>
          </table:table-cell>
          <table:table-cell table:style-name="ce1" table:formula="of:=IF([.BP44]=&quot;&quot;;&quot;&quot;;[.BP44]*[.$C$59])">
            <text:p/>
          </table:table-cell>
          <table:table-cell table:style-name="ce1" table:formula="of:=IF([.BQ44]=&quot;&quot;;&quot;&quot;;[.BQ44]*[.$C$59])">
            <text:p/>
          </table:table-cell>
          <table:table-cell table:style-name="ce1" table:formula="of:=IF([.BR44]=&quot;&quot;;&quot;&quot;;[.BR44]*[.$C$59])">
            <text:p/>
          </table:table-cell>
          <table:table-cell table:style-name="ce1" table:formula="of:=IF([.BS44]=&quot;&quot;;&quot;&quot;;[.BS44]*[.$C$59])">
            <text:p/>
          </table:table-cell>
          <table:table-cell table:style-name="ce1" table:formula="of:=IF([.BT44]=&quot;&quot;;&quot;&quot;;[.BT44]*[.$C$59])">
            <text:p/>
          </table:table-cell>
          <table:table-cell table:style-name="ce1" table:formula="of:=IF([.BU44]=&quot;&quot;;&quot;&quot;;[.BU44]*[.$C$59])">
            <text:p/>
          </table:table-cell>
          <table:table-cell table:style-name="ce1" table:formula="of:=IF([.BV44]=&quot;&quot;;&quot;&quot;;[.BV44]*[.$C$59])">
            <text:p/>
          </table:table-cell>
          <table:table-cell table:style-name="ce1" table:formula="of:=IF([.BW44]=&quot;&quot;;&quot;&quot;;[.BW44]*[.$C$59])">
            <text:p/>
          </table:table-cell>
          <table:table-cell table:style-name="ce1" table:formula="of:=IF([.BX44]=&quot;&quot;;&quot;&quot;;[.BX44]*[.$C$59])">
            <text:p/>
          </table:table-cell>
          <table:table-cell table:style-name="ce1" table:formula="of:=IF([.BY44]=&quot;&quot;;&quot;&quot;;[.BY44]*[.$C$59])">
            <text:p/>
          </table:table-cell>
          <table:table-cell table:style-name="ce1" table:formula="of:=IF([.BZ44]=&quot;&quot;;&quot;&quot;;[.BZ44]*[.$C$59])">
            <text:p/>
          </table:table-cell>
          <table:table-cell table:style-name="ce1" table:formula="of:=IF([.CA44]=&quot;&quot;;&quot;&quot;;[.CA44]*[.$C$59])">
            <text:p/>
          </table:table-cell>
          <table:table-cell table:style-name="ce1" table:formula="of:=IF([.CB44]=&quot;&quot;;&quot;&quot;;[.CB44]*[.$C$59])">
            <text:p/>
          </table:table-cell>
          <table:table-cell table:style-name="ce1" table:formula="of:=IF([.CC44]=&quot;&quot;;&quot;&quot;;[.CC44]*[.$C$59])">
            <text:p/>
          </table:table-cell>
          <table:table-cell table:style-name="ce1" table:formula="of:=IF([.CD44]=&quot;&quot;;&quot;&quot;;[.CD44]*[.$C$59])">
            <text:p/>
          </table:table-cell>
          <table:table-cell table:style-name="ce1" table:formula="of:=IF([.CE44]=&quot;&quot;;&quot;&quot;;[.CE44]*[.$C$59])">
            <text:p/>
          </table:table-cell>
          <table:table-cell table:style-name="ce1" table:formula="of:=IF([.CF44]=&quot;&quot;;&quot;&quot;;[.CF44]*[.$C$59])">
            <text:p/>
          </table:table-cell>
          <table:table-cell table:style-name="ce1" table:formula="of:=IF([.CG44]=&quot;&quot;;&quot;&quot;;[.CG44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5]=&quot;&quot;;&quot;&quot;;[.D45]*[.$C$59])" office:value-type="float" office:value="650.22802">
            <text:p>650.22802</text:p>
          </table:table-cell>
          <table:table-cell table:style-name="ce1" table:formula="of:=IF([.E45]=&quot;&quot;;&quot;&quot;;[.E45]*[.$C$59])" office:value-type="float" office:value="239.17807">
            <text:p>239.17807</text:p>
          </table:table-cell>
          <table:table-cell table:style-name="ce1" table:formula="of:=IF([.F45]=&quot;&quot;;&quot;&quot;;[.F45]*[.$C$59])" office:value-type="float" office:value="0.38388">
            <text:p>0.38388</text:p>
          </table:table-cell>
          <table:table-cell table:style-name="ce1" table:formula="of:=IF([.G45]=&quot;&quot;;&quot;&quot;;[.G45]*[.$C$59])" office:value-type="float" office:value="99.11498">
            <text:p>99.11498</text:p>
          </table:table-cell>
          <table:table-cell table:style-name="ce1" table:formula="of:=IF([.H45]=&quot;&quot;;&quot;&quot;;[.H45]*[.$C$59])" office:value-type="float" office:value="18.0174">
            <text:p>18.0174</text:p>
          </table:table-cell>
          <table:table-cell table:style-name="ce1" table:formula="of:=IF([.I45]=&quot;&quot;;&quot;&quot;;[.I45]*[.$C$59])" office:value-type="float" office:value="0.12506">
            <text:p>0.12506</text:p>
          </table:table-cell>
          <table:table-cell table:style-name="ce1" table:formula="of:=IF([.J45]=&quot;&quot;;&quot;&quot;;[.J45]*[.$C$59])" office:value-type="float" office:value="0.15164">
            <text:p>0.15164</text:p>
          </table:table-cell>
          <table:table-cell table:style-name="ce1" table:formula="of:=IF([.K45]=&quot;&quot;;&quot;&quot;;[.K45]*[.$C$59])" office:value-type="float" office:value="-103.52705">
            <text:p>-103.52705</text:p>
          </table:table-cell>
          <table:table-cell table:style-name="ce1" table:formula="of:=IF([.L45]=&quot;&quot;;&quot;&quot;;[.L45]*[.$C$59])">
            <text:p/>
          </table:table-cell>
          <table:table-cell table:style-name="ce1" table:formula="of:=IF([.M45]=&quot;&quot;;&quot;&quot;;[.M45]*[.$C$59])">
            <text:p/>
          </table:table-cell>
          <table:table-cell table:style-name="ce1" table:formula="of:=IF([.N45]=&quot;&quot;;&quot;&quot;;[.N45]*[.$C$59])">
            <text:p/>
          </table:table-cell>
          <table:table-cell table:style-name="ce1" table:formula="of:=IF([.O45]=&quot;&quot;;&quot;&quot;;[.O45]*[.$C$59])">
            <text:p/>
          </table:table-cell>
          <table:table-cell table:style-name="ce1" table:formula="of:=IF([.P45]=&quot;&quot;;&quot;&quot;;[.P45]*[.$C$59])">
            <text:p/>
          </table:table-cell>
          <table:table-cell table:style-name="ce1" table:formula="of:=IF([.Q45]=&quot;&quot;;&quot;&quot;;[.Q45]*[.$C$59])">
            <text:p/>
          </table:table-cell>
          <table:table-cell table:style-name="ce1" table:formula="of:=IF([.R45]=&quot;&quot;;&quot;&quot;;[.R45]*[.$C$59])">
            <text:p/>
          </table:table-cell>
          <table:table-cell table:style-name="ce1" table:formula="of:=IF([.S45]=&quot;&quot;;&quot;&quot;;[.S45]*[.$C$59])">
            <text:p/>
          </table:table-cell>
          <table:table-cell table:style-name="ce1" table:formula="of:=IF([.T45]=&quot;&quot;;&quot;&quot;;[.T45]*[.$C$59])">
            <text:p/>
          </table:table-cell>
          <table:table-cell table:style-name="ce1" table:formula="of:=IF([.U45]=&quot;&quot;;&quot;&quot;;[.U45]*[.$C$59])">
            <text:p/>
          </table:table-cell>
          <table:table-cell table:style-name="ce1" table:formula="of:=IF([.V45]=&quot;&quot;;&quot;&quot;;[.V45]*[.$C$59])">
            <text:p/>
          </table:table-cell>
          <table:table-cell table:style-name="ce1" table:formula="of:=IF([.W45]=&quot;&quot;;&quot;&quot;;[.W45]*[.$C$59])">
            <text:p/>
          </table:table-cell>
          <table:table-cell table:style-name="ce1" table:formula="of:=IF([.X45]=&quot;&quot;;&quot;&quot;;[.X45]*[.$C$59])">
            <text:p/>
          </table:table-cell>
          <table:table-cell table:style-name="ce1" table:formula="of:=IF([.Y45]=&quot;&quot;;&quot;&quot;;[.Y45]*[.$C$59])">
            <text:p/>
          </table:table-cell>
          <table:table-cell table:style-name="ce1" table:formula="of:=IF([.Z45]=&quot;&quot;;&quot;&quot;;[.Z45]*[.$C$59])">
            <text:p/>
          </table:table-cell>
          <table:table-cell table:style-name="ce1" table:formula="of:=IF([.AA45]=&quot;&quot;;&quot;&quot;;[.AA45]*[.$C$59])">
            <text:p/>
          </table:table-cell>
          <table:table-cell table:style-name="ce1" table:formula="of:=IF([.AB45]=&quot;&quot;;&quot;&quot;;[.AB45]*[.$C$59])">
            <text:p/>
          </table:table-cell>
          <table:table-cell table:style-name="ce1" table:formula="of:=IF([.AC45]=&quot;&quot;;&quot;&quot;;[.AC45]*[.$C$59])">
            <text:p/>
          </table:table-cell>
          <table:table-cell table:style-name="ce1" table:formula="of:=IF([.AD45]=&quot;&quot;;&quot;&quot;;[.AD45]*[.$C$59])">
            <text:p/>
          </table:table-cell>
          <table:table-cell table:style-name="ce1" table:formula="of:=IF([.AE45]=&quot;&quot;;&quot;&quot;;[.AE45]*[.$C$59])">
            <text:p/>
          </table:table-cell>
          <table:table-cell table:style-name="ce1" table:formula="of:=IF([.AF45]=&quot;&quot;;&quot;&quot;;[.AF45]*[.$C$59])">
            <text:p/>
          </table:table-cell>
          <table:table-cell table:style-name="ce1" table:formula="of:=IF([.AG45]=&quot;&quot;;&quot;&quot;;[.AG45]*[.$C$59])">
            <text:p/>
          </table:table-cell>
          <table:table-cell table:style-name="ce1" table:formula="of:=IF([.AH45]=&quot;&quot;;&quot;&quot;;[.AH45]*[.$C$59])">
            <text:p/>
          </table:table-cell>
          <table:table-cell table:style-name="ce1" table:formula="of:=IF([.AI45]=&quot;&quot;;&quot;&quot;;[.AI45]*[.$C$59])">
            <text:p/>
          </table:table-cell>
          <table:table-cell table:style-name="ce1" table:formula="of:=IF([.AJ45]=&quot;&quot;;&quot;&quot;;[.AJ45]*[.$C$59])">
            <text:p/>
          </table:table-cell>
          <table:table-cell table:style-name="ce1" table:formula="of:=IF([.AK45]=&quot;&quot;;&quot;&quot;;[.AK45]*[.$C$59])">
            <text:p/>
          </table:table-cell>
          <table:table-cell table:style-name="ce1" table:formula="of:=IF([.AL45]=&quot;&quot;;&quot;&quot;;[.AL45]*[.$C$59])">
            <text:p/>
          </table:table-cell>
          <table:table-cell table:style-name="ce1" table:formula="of:=IF([.AM45]=&quot;&quot;;&quot;&quot;;[.AM45]*[.$C$59])">
            <text:p/>
          </table:table-cell>
          <table:table-cell table:style-name="ce1" table:formula="of:=IF([.AN45]=&quot;&quot;;&quot;&quot;;[.AN45]*[.$C$59])">
            <text:p/>
          </table:table-cell>
          <table:table-cell table:style-name="ce1" table:formula="of:=IF([.AO45]=&quot;&quot;;&quot;&quot;;[.AO45]*[.$C$59])">
            <text:p/>
          </table:table-cell>
          <table:table-cell table:style-name="ce1" table:formula="of:=IF([.AP45]=&quot;&quot;;&quot;&quot;;[.AP45]*[.$C$59])">
            <text:p/>
          </table:table-cell>
          <table:table-cell table:style-name="ce1" table:formula="of:=IF([.AQ45]=&quot;&quot;;&quot;&quot;;[.AQ45]*[.$C$59])">
            <text:p/>
          </table:table-cell>
          <table:table-cell table:style-name="ce1" table:formula="of:=IF([.AR45]=&quot;&quot;;&quot;&quot;;[.AR45]*[.$C$59])">
            <text:p/>
          </table:table-cell>
          <table:table-cell table:style-name="ce1" table:formula="of:=IF([.AS45]=&quot;&quot;;&quot;&quot;;[.AS45]*[.$C$59])">
            <text:p/>
          </table:table-cell>
          <table:table-cell table:style-name="ce1" table:formula="of:=IF([.AT45]=&quot;&quot;;&quot;&quot;;[.AT45]*[.$C$59])">
            <text:p/>
          </table:table-cell>
          <table:table-cell table:style-name="ce1" table:formula="of:=IF([.AU45]=&quot;&quot;;&quot;&quot;;[.AU45]*[.$C$59])">
            <text:p/>
          </table:table-cell>
          <table:table-cell table:style-name="ce1" table:formula="of:=IF([.AV45]=&quot;&quot;;&quot;&quot;;[.AV45]*[.$C$59])">
            <text:p/>
          </table:table-cell>
          <table:table-cell table:style-name="ce1" table:formula="of:=IF([.AW45]=&quot;&quot;;&quot;&quot;;[.AW45]*[.$C$59])">
            <text:p/>
          </table:table-cell>
          <table:table-cell table:style-name="ce1" table:formula="of:=IF([.AX45]=&quot;&quot;;&quot;&quot;;[.AX45]*[.$C$59])">
            <text:p/>
          </table:table-cell>
          <table:table-cell table:style-name="ce1" table:formula="of:=IF([.AY45]=&quot;&quot;;&quot;&quot;;[.AY45]*[.$C$59])">
            <text:p/>
          </table:table-cell>
          <table:table-cell table:style-name="ce1" table:formula="of:=IF([.AZ45]=&quot;&quot;;&quot;&quot;;[.AZ45]*[.$C$59])">
            <text:p/>
          </table:table-cell>
          <table:table-cell table:style-name="ce1" table:formula="of:=IF([.BA45]=&quot;&quot;;&quot;&quot;;[.BA45]*[.$C$59])">
            <text:p/>
          </table:table-cell>
          <table:table-cell table:style-name="ce1" table:formula="of:=IF([.BB45]=&quot;&quot;;&quot;&quot;;[.BB45]*[.$C$59])">
            <text:p/>
          </table:table-cell>
          <table:table-cell table:style-name="ce1" table:formula="of:=IF([.BC45]=&quot;&quot;;&quot;&quot;;[.BC45]*[.$C$59])">
            <text:p/>
          </table:table-cell>
          <table:table-cell table:style-name="ce1" table:formula="of:=IF([.BD45]=&quot;&quot;;&quot;&quot;;[.BD45]*[.$C$59])">
            <text:p/>
          </table:table-cell>
          <table:table-cell table:style-name="ce1" table:formula="of:=IF([.BE45]=&quot;&quot;;&quot;&quot;;[.BE45]*[.$C$59])">
            <text:p/>
          </table:table-cell>
          <table:table-cell table:style-name="ce1" table:formula="of:=IF([.BF45]=&quot;&quot;;&quot;&quot;;[.BF45]*[.$C$59])">
            <text:p/>
          </table:table-cell>
          <table:table-cell table:style-name="ce1" table:formula="of:=IF([.BG45]=&quot;&quot;;&quot;&quot;;[.BG45]*[.$C$59])">
            <text:p/>
          </table:table-cell>
          <table:table-cell table:style-name="ce1" table:formula="of:=IF([.BH45]=&quot;&quot;;&quot;&quot;;[.BH45]*[.$C$59])">
            <text:p/>
          </table:table-cell>
          <table:table-cell table:style-name="ce1" table:formula="of:=IF([.BI45]=&quot;&quot;;&quot;&quot;;[.BI45]*[.$C$59])">
            <text:p/>
          </table:table-cell>
          <table:table-cell table:style-name="ce1" table:formula="of:=IF([.BJ45]=&quot;&quot;;&quot;&quot;;[.BJ45]*[.$C$59])">
            <text:p/>
          </table:table-cell>
          <table:table-cell table:style-name="ce1" table:formula="of:=IF([.BK45]=&quot;&quot;;&quot;&quot;;[.BK45]*[.$C$59])">
            <text:p/>
          </table:table-cell>
          <table:table-cell table:style-name="ce1" table:formula="of:=IF([.BL45]=&quot;&quot;;&quot;&quot;;[.BL45]*[.$C$59])">
            <text:p/>
          </table:table-cell>
          <table:table-cell table:style-name="ce1" table:formula="of:=IF([.BM45]=&quot;&quot;;&quot;&quot;;[.BM45]*[.$C$59])">
            <text:p/>
          </table:table-cell>
          <table:table-cell table:style-name="ce1" table:formula="of:=IF([.BN45]=&quot;&quot;;&quot;&quot;;[.BN45]*[.$C$59])">
            <text:p/>
          </table:table-cell>
          <table:table-cell table:style-name="ce1" table:formula="of:=IF([.BO45]=&quot;&quot;;&quot;&quot;;[.BO45]*[.$C$59])">
            <text:p/>
          </table:table-cell>
          <table:table-cell table:style-name="ce1" table:formula="of:=IF([.BP45]=&quot;&quot;;&quot;&quot;;[.BP45]*[.$C$59])">
            <text:p/>
          </table:table-cell>
          <table:table-cell table:style-name="ce1" table:formula="of:=IF([.BQ45]=&quot;&quot;;&quot;&quot;;[.BQ45]*[.$C$59])">
            <text:p/>
          </table:table-cell>
          <table:table-cell table:style-name="ce1" table:formula="of:=IF([.BR45]=&quot;&quot;;&quot;&quot;;[.BR45]*[.$C$59])">
            <text:p/>
          </table:table-cell>
          <table:table-cell table:style-name="ce1" table:formula="of:=IF([.BS45]=&quot;&quot;;&quot;&quot;;[.BS45]*[.$C$59])">
            <text:p/>
          </table:table-cell>
          <table:table-cell table:style-name="ce1" table:formula="of:=IF([.BT45]=&quot;&quot;;&quot;&quot;;[.BT45]*[.$C$59])">
            <text:p/>
          </table:table-cell>
          <table:table-cell table:style-name="ce1" table:formula="of:=IF([.BU45]=&quot;&quot;;&quot;&quot;;[.BU45]*[.$C$59])">
            <text:p/>
          </table:table-cell>
          <table:table-cell table:style-name="ce1" table:formula="of:=IF([.BV45]=&quot;&quot;;&quot;&quot;;[.BV45]*[.$C$59])">
            <text:p/>
          </table:table-cell>
          <table:table-cell table:style-name="ce1" table:formula="of:=IF([.BW45]=&quot;&quot;;&quot;&quot;;[.BW45]*[.$C$59])">
            <text:p/>
          </table:table-cell>
          <table:table-cell table:style-name="ce1" table:formula="of:=IF([.BX45]=&quot;&quot;;&quot;&quot;;[.BX45]*[.$C$59])">
            <text:p/>
          </table:table-cell>
          <table:table-cell table:style-name="ce1" table:formula="of:=IF([.BY45]=&quot;&quot;;&quot;&quot;;[.BY45]*[.$C$59])">
            <text:p/>
          </table:table-cell>
          <table:table-cell table:style-name="ce1" table:formula="of:=IF([.BZ45]=&quot;&quot;;&quot;&quot;;[.BZ45]*[.$C$59])">
            <text:p/>
          </table:table-cell>
          <table:table-cell table:style-name="ce1" table:formula="of:=IF([.CA45]=&quot;&quot;;&quot;&quot;;[.CA45]*[.$C$59])">
            <text:p/>
          </table:table-cell>
          <table:table-cell table:style-name="ce1" table:formula="of:=IF([.CB45]=&quot;&quot;;&quot;&quot;;[.CB45]*[.$C$59])">
            <text:p/>
          </table:table-cell>
          <table:table-cell table:style-name="ce1" table:formula="of:=IF([.CC45]=&quot;&quot;;&quot;&quot;;[.CC45]*[.$C$59])">
            <text:p/>
          </table:table-cell>
          <table:table-cell table:style-name="ce1" table:formula="of:=IF([.CD45]=&quot;&quot;;&quot;&quot;;[.CD45]*[.$C$59])">
            <text:p/>
          </table:table-cell>
          <table:table-cell table:style-name="ce1" table:formula="of:=IF([.CE45]=&quot;&quot;;&quot;&quot;;[.CE45]*[.$C$59])">
            <text:p/>
          </table:table-cell>
          <table:table-cell table:style-name="ce1" table:formula="of:=IF([.CF45]=&quot;&quot;;&quot;&quot;;[.CF45]*[.$C$59])">
            <text:p/>
          </table:table-cell>
          <table:table-cell table:style-name="ce1" table:formula="of:=IF([.CG45]=&quot;&quot;;&quot;&quot;;[.CG45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6]=&quot;&quot;;&quot;&quot;;[.D46]*[.$C$59])" office:value-type="float" office:value="707.61856">
            <text:p>707.61856</text:p>
          </table:table-cell>
          <table:table-cell table:style-name="ce1" table:formula="of:=IF([.E46]=&quot;&quot;;&quot;&quot;;[.E46]*[.$C$59])" office:value-type="float" office:value="234.05226">
            <text:p>234.05226</text:p>
          </table:table-cell>
          <table:table-cell table:style-name="ce1" table:formula="of:=IF([.F46]=&quot;&quot;;&quot;&quot;;[.F46]*[.$C$59])" office:value-type="float" office:value="0.32474">
            <text:p>0.32474</text:p>
          </table:table-cell>
          <table:table-cell table:style-name="ce1" table:formula="of:=IF([.G46]=&quot;&quot;;&quot;&quot;;[.G46]*[.$C$59])" office:value-type="float" office:value="104.83552">
            <text:p>104.83552</text:p>
          </table:table-cell>
          <table:table-cell table:style-name="ce1" table:formula="of:=IF([.H46]=&quot;&quot;;&quot;&quot;;[.H46]*[.$C$59])" office:value-type="float" office:value="116.83964">
            <text:p>116.83964</text:p>
          </table:table-cell>
          <table:table-cell table:style-name="ce1" table:formula="of:=IF([.I46]=&quot;&quot;;&quot;&quot;;[.I46]*[.$C$59])" office:value-type="float" office:value="-0.17906">
            <text:p>-0.17906</text:p>
          </table:table-cell>
          <table:table-cell table:style-name="ce1" table:formula="of:=IF([.J46]=&quot;&quot;;&quot;&quot;;[.J46]*[.$C$59])" office:value-type="float" office:value="0.56435">
            <text:p>0.56435</text:p>
          </table:table-cell>
          <table:table-cell table:style-name="ce1" table:formula="of:=IF([.K46]=&quot;&quot;;&quot;&quot;;[.K46]*[.$C$59])" office:value-type="float" office:value="-102.78883">
            <text:p>-102.78883</text:p>
          </table:table-cell>
          <table:table-cell table:style-name="ce1" table:formula="of:=IF([.L46]=&quot;&quot;;&quot;&quot;;[.L46]*[.$C$59])">
            <text:p/>
          </table:table-cell>
          <table:table-cell table:style-name="ce1" table:formula="of:=IF([.M46]=&quot;&quot;;&quot;&quot;;[.M46]*[.$C$59])">
            <text:p/>
          </table:table-cell>
          <table:table-cell table:style-name="ce1" table:formula="of:=IF([.N46]=&quot;&quot;;&quot;&quot;;[.N46]*[.$C$59])">
            <text:p/>
          </table:table-cell>
          <table:table-cell table:style-name="ce1" table:formula="of:=IF([.O46]=&quot;&quot;;&quot;&quot;;[.O46]*[.$C$59])">
            <text:p/>
          </table:table-cell>
          <table:table-cell table:style-name="ce1" table:formula="of:=IF([.P46]=&quot;&quot;;&quot;&quot;;[.P46]*[.$C$59])">
            <text:p/>
          </table:table-cell>
          <table:table-cell table:style-name="ce1" table:formula="of:=IF([.Q46]=&quot;&quot;;&quot;&quot;;[.Q46]*[.$C$59])">
            <text:p/>
          </table:table-cell>
          <table:table-cell table:style-name="ce1" table:formula="of:=IF([.R46]=&quot;&quot;;&quot;&quot;;[.R46]*[.$C$59])">
            <text:p/>
          </table:table-cell>
          <table:table-cell table:style-name="ce1" table:formula="of:=IF([.S46]=&quot;&quot;;&quot;&quot;;[.S46]*[.$C$59])">
            <text:p/>
          </table:table-cell>
          <table:table-cell table:style-name="ce1" table:formula="of:=IF([.T46]=&quot;&quot;;&quot;&quot;;[.T46]*[.$C$59])">
            <text:p/>
          </table:table-cell>
          <table:table-cell table:style-name="ce1" table:formula="of:=IF([.U46]=&quot;&quot;;&quot;&quot;;[.U46]*[.$C$59])">
            <text:p/>
          </table:table-cell>
          <table:table-cell table:style-name="ce1" table:formula="of:=IF([.V46]=&quot;&quot;;&quot;&quot;;[.V46]*[.$C$59])">
            <text:p/>
          </table:table-cell>
          <table:table-cell table:style-name="ce1" table:formula="of:=IF([.W46]=&quot;&quot;;&quot;&quot;;[.W46]*[.$C$59])">
            <text:p/>
          </table:table-cell>
          <table:table-cell table:style-name="ce1" table:formula="of:=IF([.X46]=&quot;&quot;;&quot;&quot;;[.X46]*[.$C$59])">
            <text:p/>
          </table:table-cell>
          <table:table-cell table:style-name="ce1" table:formula="of:=IF([.Y46]=&quot;&quot;;&quot;&quot;;[.Y46]*[.$C$59])">
            <text:p/>
          </table:table-cell>
          <table:table-cell table:style-name="ce1" table:formula="of:=IF([.Z46]=&quot;&quot;;&quot;&quot;;[.Z46]*[.$C$59])">
            <text:p/>
          </table:table-cell>
          <table:table-cell table:style-name="ce1" table:formula="of:=IF([.AA46]=&quot;&quot;;&quot;&quot;;[.AA46]*[.$C$59])">
            <text:p/>
          </table:table-cell>
          <table:table-cell table:style-name="ce1" table:formula="of:=IF([.AB46]=&quot;&quot;;&quot;&quot;;[.AB46]*[.$C$59])">
            <text:p/>
          </table:table-cell>
          <table:table-cell table:style-name="ce1" table:formula="of:=IF([.AC46]=&quot;&quot;;&quot;&quot;;[.AC46]*[.$C$59])">
            <text:p/>
          </table:table-cell>
          <table:table-cell table:style-name="ce1" table:formula="of:=IF([.AD46]=&quot;&quot;;&quot;&quot;;[.AD46]*[.$C$59])">
            <text:p/>
          </table:table-cell>
          <table:table-cell table:style-name="ce1" table:formula="of:=IF([.AE46]=&quot;&quot;;&quot;&quot;;[.AE46]*[.$C$59])">
            <text:p/>
          </table:table-cell>
          <table:table-cell table:style-name="ce1" table:formula="of:=IF([.AF46]=&quot;&quot;;&quot;&quot;;[.AF46]*[.$C$59])">
            <text:p/>
          </table:table-cell>
          <table:table-cell table:style-name="ce1" table:formula="of:=IF([.AG46]=&quot;&quot;;&quot;&quot;;[.AG46]*[.$C$59])">
            <text:p/>
          </table:table-cell>
          <table:table-cell table:style-name="ce1" table:formula="of:=IF([.AH46]=&quot;&quot;;&quot;&quot;;[.AH46]*[.$C$59])">
            <text:p/>
          </table:table-cell>
          <table:table-cell table:style-name="ce1" table:formula="of:=IF([.AI46]=&quot;&quot;;&quot;&quot;;[.AI46]*[.$C$59])">
            <text:p/>
          </table:table-cell>
          <table:table-cell table:style-name="ce1" table:formula="of:=IF([.AJ46]=&quot;&quot;;&quot;&quot;;[.AJ46]*[.$C$59])">
            <text:p/>
          </table:table-cell>
          <table:table-cell table:style-name="ce1" table:formula="of:=IF([.AK46]=&quot;&quot;;&quot;&quot;;[.AK46]*[.$C$59])">
            <text:p/>
          </table:table-cell>
          <table:table-cell table:style-name="ce1" table:formula="of:=IF([.AL46]=&quot;&quot;;&quot;&quot;;[.AL46]*[.$C$59])">
            <text:p/>
          </table:table-cell>
          <table:table-cell table:style-name="ce1" table:formula="of:=IF([.AM46]=&quot;&quot;;&quot;&quot;;[.AM46]*[.$C$59])">
            <text:p/>
          </table:table-cell>
          <table:table-cell table:style-name="ce1" table:formula="of:=IF([.AN46]=&quot;&quot;;&quot;&quot;;[.AN46]*[.$C$59])">
            <text:p/>
          </table:table-cell>
          <table:table-cell table:style-name="ce1" table:formula="of:=IF([.AO46]=&quot;&quot;;&quot;&quot;;[.AO46]*[.$C$59])">
            <text:p/>
          </table:table-cell>
          <table:table-cell table:style-name="ce1" table:formula="of:=IF([.AP46]=&quot;&quot;;&quot;&quot;;[.AP46]*[.$C$59])">
            <text:p/>
          </table:table-cell>
          <table:table-cell table:style-name="ce1" table:formula="of:=IF([.AQ46]=&quot;&quot;;&quot;&quot;;[.AQ46]*[.$C$59])">
            <text:p/>
          </table:table-cell>
          <table:table-cell table:style-name="ce1" table:formula="of:=IF([.AR46]=&quot;&quot;;&quot;&quot;;[.AR46]*[.$C$59])">
            <text:p/>
          </table:table-cell>
          <table:table-cell table:style-name="ce1" table:formula="of:=IF([.AS46]=&quot;&quot;;&quot;&quot;;[.AS46]*[.$C$59])">
            <text:p/>
          </table:table-cell>
          <table:table-cell table:style-name="ce1" table:formula="of:=IF([.AT46]=&quot;&quot;;&quot;&quot;;[.AT46]*[.$C$59])">
            <text:p/>
          </table:table-cell>
          <table:table-cell table:style-name="ce1" table:formula="of:=IF([.AU46]=&quot;&quot;;&quot;&quot;;[.AU46]*[.$C$59])">
            <text:p/>
          </table:table-cell>
          <table:table-cell table:style-name="ce1" table:formula="of:=IF([.AV46]=&quot;&quot;;&quot;&quot;;[.AV46]*[.$C$59])">
            <text:p/>
          </table:table-cell>
          <table:table-cell table:style-name="ce1" table:formula="of:=IF([.AW46]=&quot;&quot;;&quot;&quot;;[.AW46]*[.$C$59])">
            <text:p/>
          </table:table-cell>
          <table:table-cell table:style-name="ce1" table:formula="of:=IF([.AX46]=&quot;&quot;;&quot;&quot;;[.AX46]*[.$C$59])">
            <text:p/>
          </table:table-cell>
          <table:table-cell table:style-name="ce1" table:formula="of:=IF([.AY46]=&quot;&quot;;&quot;&quot;;[.AY46]*[.$C$59])">
            <text:p/>
          </table:table-cell>
          <table:table-cell table:style-name="ce1" table:formula="of:=IF([.AZ46]=&quot;&quot;;&quot;&quot;;[.AZ46]*[.$C$59])">
            <text:p/>
          </table:table-cell>
          <table:table-cell table:style-name="ce1" table:formula="of:=IF([.BA46]=&quot;&quot;;&quot;&quot;;[.BA46]*[.$C$59])">
            <text:p/>
          </table:table-cell>
          <table:table-cell table:style-name="ce1" table:formula="of:=IF([.BB46]=&quot;&quot;;&quot;&quot;;[.BB46]*[.$C$59])">
            <text:p/>
          </table:table-cell>
          <table:table-cell table:style-name="ce1" table:formula="of:=IF([.BC46]=&quot;&quot;;&quot;&quot;;[.BC46]*[.$C$59])">
            <text:p/>
          </table:table-cell>
          <table:table-cell table:style-name="ce1" table:formula="of:=IF([.BD46]=&quot;&quot;;&quot;&quot;;[.BD46]*[.$C$59])">
            <text:p/>
          </table:table-cell>
          <table:table-cell table:style-name="ce1" table:formula="of:=IF([.BE46]=&quot;&quot;;&quot;&quot;;[.BE46]*[.$C$59])">
            <text:p/>
          </table:table-cell>
          <table:table-cell table:style-name="ce1" table:formula="of:=IF([.BF46]=&quot;&quot;;&quot;&quot;;[.BF46]*[.$C$59])">
            <text:p/>
          </table:table-cell>
          <table:table-cell table:style-name="ce1" table:formula="of:=IF([.BG46]=&quot;&quot;;&quot;&quot;;[.BG46]*[.$C$59])">
            <text:p/>
          </table:table-cell>
          <table:table-cell table:style-name="ce1" table:formula="of:=IF([.BH46]=&quot;&quot;;&quot;&quot;;[.BH46]*[.$C$59])">
            <text:p/>
          </table:table-cell>
          <table:table-cell table:style-name="ce1" table:formula="of:=IF([.BI46]=&quot;&quot;;&quot;&quot;;[.BI46]*[.$C$59])">
            <text:p/>
          </table:table-cell>
          <table:table-cell table:style-name="ce1" table:formula="of:=IF([.BJ46]=&quot;&quot;;&quot;&quot;;[.BJ46]*[.$C$59])">
            <text:p/>
          </table:table-cell>
          <table:table-cell table:style-name="ce1" table:formula="of:=IF([.BK46]=&quot;&quot;;&quot;&quot;;[.BK46]*[.$C$59])">
            <text:p/>
          </table:table-cell>
          <table:table-cell table:style-name="ce1" table:formula="of:=IF([.BL46]=&quot;&quot;;&quot;&quot;;[.BL46]*[.$C$59])">
            <text:p/>
          </table:table-cell>
          <table:table-cell table:style-name="ce1" table:formula="of:=IF([.BM46]=&quot;&quot;;&quot;&quot;;[.BM46]*[.$C$59])">
            <text:p/>
          </table:table-cell>
          <table:table-cell table:style-name="ce1" table:formula="of:=IF([.BN46]=&quot;&quot;;&quot;&quot;;[.BN46]*[.$C$59])">
            <text:p/>
          </table:table-cell>
          <table:table-cell table:style-name="ce1" table:formula="of:=IF([.BO46]=&quot;&quot;;&quot;&quot;;[.BO46]*[.$C$59])">
            <text:p/>
          </table:table-cell>
          <table:table-cell table:style-name="ce1" table:formula="of:=IF([.BP46]=&quot;&quot;;&quot;&quot;;[.BP46]*[.$C$59])">
            <text:p/>
          </table:table-cell>
          <table:table-cell table:style-name="ce1" table:formula="of:=IF([.BQ46]=&quot;&quot;;&quot;&quot;;[.BQ46]*[.$C$59])">
            <text:p/>
          </table:table-cell>
          <table:table-cell table:style-name="ce1" table:formula="of:=IF([.BR46]=&quot;&quot;;&quot;&quot;;[.BR46]*[.$C$59])">
            <text:p/>
          </table:table-cell>
          <table:table-cell table:style-name="ce1" table:formula="of:=IF([.BS46]=&quot;&quot;;&quot;&quot;;[.BS46]*[.$C$59])">
            <text:p/>
          </table:table-cell>
          <table:table-cell table:style-name="ce1" table:formula="of:=IF([.BT46]=&quot;&quot;;&quot;&quot;;[.BT46]*[.$C$59])">
            <text:p/>
          </table:table-cell>
          <table:table-cell table:style-name="ce1" table:formula="of:=IF([.BU46]=&quot;&quot;;&quot;&quot;;[.BU46]*[.$C$59])">
            <text:p/>
          </table:table-cell>
          <table:table-cell table:style-name="ce1" table:formula="of:=IF([.BV46]=&quot;&quot;;&quot;&quot;;[.BV46]*[.$C$59])">
            <text:p/>
          </table:table-cell>
          <table:table-cell table:style-name="ce1" table:formula="of:=IF([.BW46]=&quot;&quot;;&quot;&quot;;[.BW46]*[.$C$59])">
            <text:p/>
          </table:table-cell>
          <table:table-cell table:style-name="ce1" table:formula="of:=IF([.BX46]=&quot;&quot;;&quot;&quot;;[.BX46]*[.$C$59])">
            <text:p/>
          </table:table-cell>
          <table:table-cell table:style-name="ce1" table:formula="of:=IF([.BY46]=&quot;&quot;;&quot;&quot;;[.BY46]*[.$C$59])">
            <text:p/>
          </table:table-cell>
          <table:table-cell table:style-name="ce1" table:formula="of:=IF([.BZ46]=&quot;&quot;;&quot;&quot;;[.BZ46]*[.$C$59])">
            <text:p/>
          </table:table-cell>
          <table:table-cell table:style-name="ce1" table:formula="of:=IF([.CA46]=&quot;&quot;;&quot;&quot;;[.CA46]*[.$C$59])">
            <text:p/>
          </table:table-cell>
          <table:table-cell table:style-name="ce1" table:formula="of:=IF([.CB46]=&quot;&quot;;&quot;&quot;;[.CB46]*[.$C$59])">
            <text:p/>
          </table:table-cell>
          <table:table-cell table:style-name="ce1" table:formula="of:=IF([.CC46]=&quot;&quot;;&quot;&quot;;[.CC46]*[.$C$59])">
            <text:p/>
          </table:table-cell>
          <table:table-cell table:style-name="ce1" table:formula="of:=IF([.CD46]=&quot;&quot;;&quot;&quot;;[.CD46]*[.$C$59])">
            <text:p/>
          </table:table-cell>
          <table:table-cell table:style-name="ce1" table:formula="of:=IF([.CE46]=&quot;&quot;;&quot;&quot;;[.CE46]*[.$C$59])">
            <text:p/>
          </table:table-cell>
          <table:table-cell table:style-name="ce1" table:formula="of:=IF([.CF46]=&quot;&quot;;&quot;&quot;;[.CF46]*[.$C$59])">
            <text:p/>
          </table:table-cell>
          <table:table-cell table:style-name="ce1" table:formula="of:=IF([.CG46]=&quot;&quot;;&quot;&quot;;[.CG46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7]=&quot;&quot;;&quot;&quot;;[.D47]*[.$C$59])" office:value-type="float" office:value="450.62901">
            <text:p>450.62901</text:p>
          </table:table-cell>
          <table:table-cell table:style-name="ce1" table:formula="of:=IF([.E47]=&quot;&quot;;&quot;&quot;;[.E47]*[.$C$59])" office:value-type="float" office:value="255.11587">
            <text:p>255.11587</text:p>
          </table:table-cell>
          <table:table-cell table:style-name="ce1" table:formula="of:=IF([.F47]=&quot;&quot;;&quot;&quot;;[.F47]*[.$C$59])" office:value-type="float" office:value="-99.27889">
            <text:p>-99.27889</text:p>
          </table:table-cell>
          <table:table-cell table:style-name="ce1" table:formula="of:=IF([.G47]=&quot;&quot;;&quot;&quot;;[.G47]*[.$C$59])" office:value-type="float" office:value="-1.52075">
            <text:p>-1.52075</text:p>
          </table:table-cell>
          <table:table-cell table:style-name="ce1" table:formula="of:=IF([.H47]=&quot;&quot;;&quot;&quot;;[.H47]*[.$C$59])" office:value-type="float" office:value="0.11095">
            <text:p>0.11095</text:p>
          </table:table-cell>
          <table:table-cell table:style-name="ce1" table:formula="of:=IF([.I47]=&quot;&quot;;&quot;&quot;;[.I47]*[.$C$59])" office:value-type="float" office:value="50.93872">
            <text:p>50.93872</text:p>
          </table:table-cell>
          <table:table-cell table:style-name="ce1" table:formula="of:=IF([.J47]=&quot;&quot;;&quot;&quot;;[.J47]*[.$C$59])" office:value-type="float" office:value="29.96175">
            <text:p>29.96175</text:p>
          </table:table-cell>
          <table:table-cell table:style-name="ce1" table:formula="of:=IF([.K47]=&quot;&quot;;&quot;&quot;;[.K47]*[.$C$59])" office:value-type="float" office:value="-0.309">
            <text:p>-0.309</text:p>
          </table:table-cell>
          <table:table-cell table:style-name="ce1" table:formula="of:=IF([.L47]=&quot;&quot;;&quot;&quot;;[.L47]*[.$C$59])" office:value-type="float" office:value="69.57012">
            <text:p>69.57012</text:p>
          </table:table-cell>
          <table:table-cell table:style-name="ce1" table:formula="of:=IF([.M47]=&quot;&quot;;&quot;&quot;;[.M47]*[.$C$59])" office:value-type="float" office:value="-29.12386">
            <text:p>-29.12386</text:p>
          </table:table-cell>
          <table:table-cell table:style-name="ce1" table:formula="of:=IF([.N47]=&quot;&quot;;&quot;&quot;;[.N47]*[.$C$59])">
            <text:p/>
          </table:table-cell>
          <table:table-cell table:style-name="ce1" table:formula="of:=IF([.O47]=&quot;&quot;;&quot;&quot;;[.O47]*[.$C$59])">
            <text:p/>
          </table:table-cell>
          <table:table-cell table:style-name="ce1" table:formula="of:=IF([.P47]=&quot;&quot;;&quot;&quot;;[.P47]*[.$C$59])">
            <text:p/>
          </table:table-cell>
          <table:table-cell table:style-name="ce1" table:formula="of:=IF([.Q47]=&quot;&quot;;&quot;&quot;;[.Q47]*[.$C$59])">
            <text:p/>
          </table:table-cell>
          <table:table-cell table:style-name="ce1" table:formula="of:=IF([.R47]=&quot;&quot;;&quot;&quot;;[.R47]*[.$C$59])">
            <text:p/>
          </table:table-cell>
          <table:table-cell table:style-name="ce1" table:formula="of:=IF([.S47]=&quot;&quot;;&quot;&quot;;[.S47]*[.$C$59])">
            <text:p/>
          </table:table-cell>
          <table:table-cell table:style-name="ce1" table:formula="of:=IF([.T47]=&quot;&quot;;&quot;&quot;;[.T47]*[.$C$59])">
            <text:p/>
          </table:table-cell>
          <table:table-cell table:style-name="ce1" table:formula="of:=IF([.U47]=&quot;&quot;;&quot;&quot;;[.U47]*[.$C$59])">
            <text:p/>
          </table:table-cell>
          <table:table-cell table:style-name="ce1" table:formula="of:=IF([.V47]=&quot;&quot;;&quot;&quot;;[.V47]*[.$C$59])">
            <text:p/>
          </table:table-cell>
          <table:table-cell table:style-name="ce1" table:formula="of:=IF([.W47]=&quot;&quot;;&quot;&quot;;[.W47]*[.$C$59])">
            <text:p/>
          </table:table-cell>
          <table:table-cell table:style-name="ce1" table:formula="of:=IF([.X47]=&quot;&quot;;&quot;&quot;;[.X47]*[.$C$59])">
            <text:p/>
          </table:table-cell>
          <table:table-cell table:style-name="ce1" table:formula="of:=IF([.Y47]=&quot;&quot;;&quot;&quot;;[.Y47]*[.$C$59])">
            <text:p/>
          </table:table-cell>
          <table:table-cell table:style-name="ce1" table:formula="of:=IF([.Z47]=&quot;&quot;;&quot;&quot;;[.Z47]*[.$C$59])">
            <text:p/>
          </table:table-cell>
          <table:table-cell table:style-name="ce1" table:formula="of:=IF([.AA47]=&quot;&quot;;&quot;&quot;;[.AA47]*[.$C$59])">
            <text:p/>
          </table:table-cell>
          <table:table-cell table:style-name="ce1" table:formula="of:=IF([.AB47]=&quot;&quot;;&quot;&quot;;[.AB47]*[.$C$59])">
            <text:p/>
          </table:table-cell>
          <table:table-cell table:style-name="ce1" table:formula="of:=IF([.AC47]=&quot;&quot;;&quot;&quot;;[.AC47]*[.$C$59])">
            <text:p/>
          </table:table-cell>
          <table:table-cell table:style-name="ce1" table:formula="of:=IF([.AD47]=&quot;&quot;;&quot;&quot;;[.AD47]*[.$C$59])">
            <text:p/>
          </table:table-cell>
          <table:table-cell table:style-name="ce1" table:formula="of:=IF([.AE47]=&quot;&quot;;&quot;&quot;;[.AE47]*[.$C$59])">
            <text:p/>
          </table:table-cell>
          <table:table-cell table:style-name="ce1" table:formula="of:=IF([.AF47]=&quot;&quot;;&quot;&quot;;[.AF47]*[.$C$59])">
            <text:p/>
          </table:table-cell>
          <table:table-cell table:style-name="ce1" table:formula="of:=IF([.AG47]=&quot;&quot;;&quot;&quot;;[.AG47]*[.$C$59])">
            <text:p/>
          </table:table-cell>
          <table:table-cell table:style-name="ce1" table:formula="of:=IF([.AH47]=&quot;&quot;;&quot;&quot;;[.AH47]*[.$C$59])">
            <text:p/>
          </table:table-cell>
          <table:table-cell table:style-name="ce1" table:formula="of:=IF([.AI47]=&quot;&quot;;&quot;&quot;;[.AI47]*[.$C$59])">
            <text:p/>
          </table:table-cell>
          <table:table-cell table:style-name="ce1" table:formula="of:=IF([.AJ47]=&quot;&quot;;&quot;&quot;;[.AJ47]*[.$C$59])">
            <text:p/>
          </table:table-cell>
          <table:table-cell table:style-name="ce1" table:formula="of:=IF([.AK47]=&quot;&quot;;&quot;&quot;;[.AK47]*[.$C$59])">
            <text:p/>
          </table:table-cell>
          <table:table-cell table:style-name="ce1" table:formula="of:=IF([.AL47]=&quot;&quot;;&quot;&quot;;[.AL47]*[.$C$59])">
            <text:p/>
          </table:table-cell>
          <table:table-cell table:style-name="ce1" table:formula="of:=IF([.AM47]=&quot;&quot;;&quot;&quot;;[.AM47]*[.$C$59])">
            <text:p/>
          </table:table-cell>
          <table:table-cell table:style-name="ce1" table:formula="of:=IF([.AN47]=&quot;&quot;;&quot;&quot;;[.AN47]*[.$C$59])">
            <text:p/>
          </table:table-cell>
          <table:table-cell table:style-name="ce1" table:formula="of:=IF([.AO47]=&quot;&quot;;&quot;&quot;;[.AO47]*[.$C$59])">
            <text:p/>
          </table:table-cell>
          <table:table-cell table:style-name="ce1" table:formula="of:=IF([.AP47]=&quot;&quot;;&quot;&quot;;[.AP47]*[.$C$59])">
            <text:p/>
          </table:table-cell>
          <table:table-cell table:style-name="ce1" table:formula="of:=IF([.AQ47]=&quot;&quot;;&quot;&quot;;[.AQ47]*[.$C$59])">
            <text:p/>
          </table:table-cell>
          <table:table-cell table:style-name="ce1" table:formula="of:=IF([.AR47]=&quot;&quot;;&quot;&quot;;[.AR47]*[.$C$59])">
            <text:p/>
          </table:table-cell>
          <table:table-cell table:style-name="ce1" table:formula="of:=IF([.AS47]=&quot;&quot;;&quot;&quot;;[.AS47]*[.$C$59])">
            <text:p/>
          </table:table-cell>
          <table:table-cell table:style-name="ce1" table:formula="of:=IF([.AT47]=&quot;&quot;;&quot;&quot;;[.AT47]*[.$C$59])">
            <text:p/>
          </table:table-cell>
          <table:table-cell table:style-name="ce1" table:formula="of:=IF([.AU47]=&quot;&quot;;&quot;&quot;;[.AU47]*[.$C$59])">
            <text:p/>
          </table:table-cell>
          <table:table-cell table:style-name="ce1" table:formula="of:=IF([.AV47]=&quot;&quot;;&quot;&quot;;[.AV47]*[.$C$59])">
            <text:p/>
          </table:table-cell>
          <table:table-cell table:style-name="ce1" table:formula="of:=IF([.AW47]=&quot;&quot;;&quot;&quot;;[.AW47]*[.$C$59])">
            <text:p/>
          </table:table-cell>
          <table:table-cell table:style-name="ce1" table:formula="of:=IF([.AX47]=&quot;&quot;;&quot;&quot;;[.AX47]*[.$C$59])">
            <text:p/>
          </table:table-cell>
          <table:table-cell table:style-name="ce1" table:formula="of:=IF([.AY47]=&quot;&quot;;&quot;&quot;;[.AY47]*[.$C$59])">
            <text:p/>
          </table:table-cell>
          <table:table-cell table:style-name="ce1" table:formula="of:=IF([.AZ47]=&quot;&quot;;&quot;&quot;;[.AZ47]*[.$C$59])">
            <text:p/>
          </table:table-cell>
          <table:table-cell table:style-name="ce1" table:formula="of:=IF([.BA47]=&quot;&quot;;&quot;&quot;;[.BA47]*[.$C$59])">
            <text:p/>
          </table:table-cell>
          <table:table-cell table:style-name="ce1" table:formula="of:=IF([.BB47]=&quot;&quot;;&quot;&quot;;[.BB47]*[.$C$59])">
            <text:p/>
          </table:table-cell>
          <table:table-cell table:style-name="ce1" table:formula="of:=IF([.BC47]=&quot;&quot;;&quot;&quot;;[.BC47]*[.$C$59])">
            <text:p/>
          </table:table-cell>
          <table:table-cell table:style-name="ce1" table:formula="of:=IF([.BD47]=&quot;&quot;;&quot;&quot;;[.BD47]*[.$C$59])">
            <text:p/>
          </table:table-cell>
          <table:table-cell table:style-name="ce1" table:formula="of:=IF([.BE47]=&quot;&quot;;&quot;&quot;;[.BE47]*[.$C$59])">
            <text:p/>
          </table:table-cell>
          <table:table-cell table:style-name="ce1" table:formula="of:=IF([.BF47]=&quot;&quot;;&quot;&quot;;[.BF47]*[.$C$59])">
            <text:p/>
          </table:table-cell>
          <table:table-cell table:style-name="ce1" table:formula="of:=IF([.BG47]=&quot;&quot;;&quot;&quot;;[.BG47]*[.$C$59])">
            <text:p/>
          </table:table-cell>
          <table:table-cell table:style-name="ce1" table:formula="of:=IF([.BH47]=&quot;&quot;;&quot;&quot;;[.BH47]*[.$C$59])">
            <text:p/>
          </table:table-cell>
          <table:table-cell table:style-name="ce1" table:formula="of:=IF([.BI47]=&quot;&quot;;&quot;&quot;;[.BI47]*[.$C$59])">
            <text:p/>
          </table:table-cell>
          <table:table-cell table:style-name="ce1" table:formula="of:=IF([.BJ47]=&quot;&quot;;&quot;&quot;;[.BJ47]*[.$C$59])">
            <text:p/>
          </table:table-cell>
          <table:table-cell table:style-name="ce1" table:formula="of:=IF([.BK47]=&quot;&quot;;&quot;&quot;;[.BK47]*[.$C$59])">
            <text:p/>
          </table:table-cell>
          <table:table-cell table:style-name="ce1" table:formula="of:=IF([.BL47]=&quot;&quot;;&quot;&quot;;[.BL47]*[.$C$59])">
            <text:p/>
          </table:table-cell>
          <table:table-cell table:style-name="ce1" table:formula="of:=IF([.BM47]=&quot;&quot;;&quot;&quot;;[.BM47]*[.$C$59])">
            <text:p/>
          </table:table-cell>
          <table:table-cell table:style-name="ce1" table:formula="of:=IF([.BN47]=&quot;&quot;;&quot;&quot;;[.BN47]*[.$C$59])">
            <text:p/>
          </table:table-cell>
          <table:table-cell table:style-name="ce1" table:formula="of:=IF([.BO47]=&quot;&quot;;&quot;&quot;;[.BO47]*[.$C$59])">
            <text:p/>
          </table:table-cell>
          <table:table-cell table:style-name="ce1" table:formula="of:=IF([.BP47]=&quot;&quot;;&quot;&quot;;[.BP47]*[.$C$59])">
            <text:p/>
          </table:table-cell>
          <table:table-cell table:style-name="ce1" table:formula="of:=IF([.BQ47]=&quot;&quot;;&quot;&quot;;[.BQ47]*[.$C$59])">
            <text:p/>
          </table:table-cell>
          <table:table-cell table:style-name="ce1" table:formula="of:=IF([.BR47]=&quot;&quot;;&quot;&quot;;[.BR47]*[.$C$59])">
            <text:p/>
          </table:table-cell>
          <table:table-cell table:style-name="ce1" table:formula="of:=IF([.BS47]=&quot;&quot;;&quot;&quot;;[.BS47]*[.$C$59])">
            <text:p/>
          </table:table-cell>
          <table:table-cell table:style-name="ce1" table:formula="of:=IF([.BT47]=&quot;&quot;;&quot;&quot;;[.BT47]*[.$C$59])">
            <text:p/>
          </table:table-cell>
          <table:table-cell table:style-name="ce1" table:formula="of:=IF([.BU47]=&quot;&quot;;&quot;&quot;;[.BU47]*[.$C$59])">
            <text:p/>
          </table:table-cell>
          <table:table-cell table:style-name="ce1" table:formula="of:=IF([.BV47]=&quot;&quot;;&quot;&quot;;[.BV47]*[.$C$59])">
            <text:p/>
          </table:table-cell>
          <table:table-cell table:style-name="ce1" table:formula="of:=IF([.BW47]=&quot;&quot;;&quot;&quot;;[.BW47]*[.$C$59])">
            <text:p/>
          </table:table-cell>
          <table:table-cell table:style-name="ce1" table:formula="of:=IF([.BX47]=&quot;&quot;;&quot;&quot;;[.BX47]*[.$C$59])">
            <text:p/>
          </table:table-cell>
          <table:table-cell table:style-name="ce1" table:formula="of:=IF([.BY47]=&quot;&quot;;&quot;&quot;;[.BY47]*[.$C$59])">
            <text:p/>
          </table:table-cell>
          <table:table-cell table:style-name="ce1" table:formula="of:=IF([.BZ47]=&quot;&quot;;&quot;&quot;;[.BZ47]*[.$C$59])">
            <text:p/>
          </table:table-cell>
          <table:table-cell table:style-name="ce1" table:formula="of:=IF([.CA47]=&quot;&quot;;&quot;&quot;;[.CA47]*[.$C$59])">
            <text:p/>
          </table:table-cell>
          <table:table-cell table:style-name="ce1" table:formula="of:=IF([.CB47]=&quot;&quot;;&quot;&quot;;[.CB47]*[.$C$59])">
            <text:p/>
          </table:table-cell>
          <table:table-cell table:style-name="ce1" table:formula="of:=IF([.CC47]=&quot;&quot;;&quot;&quot;;[.CC47]*[.$C$59])">
            <text:p/>
          </table:table-cell>
          <table:table-cell table:style-name="ce1" table:formula="of:=IF([.CD47]=&quot;&quot;;&quot;&quot;;[.CD47]*[.$C$59])">
            <text:p/>
          </table:table-cell>
          <table:table-cell table:style-name="ce1" table:formula="of:=IF([.CE47]=&quot;&quot;;&quot;&quot;;[.CE47]*[.$C$59])">
            <text:p/>
          </table:table-cell>
          <table:table-cell table:style-name="ce1" table:formula="of:=IF([.CF47]=&quot;&quot;;&quot;&quot;;[.CF47]*[.$C$59])">
            <text:p/>
          </table:table-cell>
          <table:table-cell table:style-name="ce1" table:formula="of:=IF([.CG47]=&quot;&quot;;&quot;&quot;;[.CG47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8]=&quot;&quot;;&quot;&quot;;[.D48]*[.$C$59])" office:value-type="float" office:value="847.87395">
            <text:p>847.87395</text:p>
          </table:table-cell>
          <table:table-cell table:style-name="ce1" table:formula="of:=IF([.E48]=&quot;&quot;;&quot;&quot;;[.E48]*[.$C$59])" office:value-type="float" office:value="387.97586">
            <text:p>387.97586</text:p>
          </table:table-cell>
          <table:table-cell table:style-name="ce1" table:formula="of:=IF([.F48]=&quot;&quot;;&quot;&quot;;[.F48]*[.$C$59])" office:value-type="float" office:value="0.14696">
            <text:p>0.14696</text:p>
          </table:table-cell>
          <table:table-cell table:style-name="ce1" table:formula="of:=IF([.G48]=&quot;&quot;;&quot;&quot;;[.G48]*[.$C$59])" office:value-type="float" office:value="206.10274">
            <text:p>206.10274</text:p>
          </table:table-cell>
          <table:table-cell table:style-name="ce1" table:formula="of:=IF([.H48]=&quot;&quot;;&quot;&quot;;[.H48]*[.$C$59])" office:value-type="float" office:value="25.9584">
            <text:p>25.9584</text:p>
          </table:table-cell>
          <table:table-cell table:style-name="ce1" table:formula="of:=IF([.I48]=&quot;&quot;;&quot;&quot;;[.I48]*[.$C$59])" office:value-type="float" office:value="8.66185">
            <text:p>8.66185</text:p>
          </table:table-cell>
          <table:table-cell table:style-name="ce1" table:formula="of:=IF([.J48]=&quot;&quot;;&quot;&quot;;[.J48]*[.$C$59])" office:value-type="float" office:value="0.52422">
            <text:p>0.52422</text:p>
          </table:table-cell>
          <table:table-cell table:style-name="ce1" table:formula="of:=IF([.K48]=&quot;&quot;;&quot;&quot;;[.K48]*[.$C$59])" office:value-type="float" office:value="-214.96859">
            <text:p>-214.96859</text:p>
          </table:table-cell>
          <table:table-cell table:style-name="ce1" table:formula="of:=IF([.L48]=&quot;&quot;;&quot;&quot;;[.L48]*[.$C$59])">
            <text:p/>
          </table:table-cell>
          <table:table-cell table:style-name="ce1" table:formula="of:=IF([.M48]=&quot;&quot;;&quot;&quot;;[.M48]*[.$C$59])">
            <text:p/>
          </table:table-cell>
          <table:table-cell table:style-name="ce1" table:formula="of:=IF([.N48]=&quot;&quot;;&quot;&quot;;[.N48]*[.$C$59])">
            <text:p/>
          </table:table-cell>
          <table:table-cell table:style-name="ce1" table:formula="of:=IF([.O48]=&quot;&quot;;&quot;&quot;;[.O48]*[.$C$59])">
            <text:p/>
          </table:table-cell>
          <table:table-cell table:style-name="ce1" table:formula="of:=IF([.P48]=&quot;&quot;;&quot;&quot;;[.P48]*[.$C$59])">
            <text:p/>
          </table:table-cell>
          <table:table-cell table:style-name="ce1" table:formula="of:=IF([.Q48]=&quot;&quot;;&quot;&quot;;[.Q48]*[.$C$59])">
            <text:p/>
          </table:table-cell>
          <table:table-cell table:style-name="ce1" table:formula="of:=IF([.R48]=&quot;&quot;;&quot;&quot;;[.R48]*[.$C$59])">
            <text:p/>
          </table:table-cell>
          <table:table-cell table:style-name="ce1" table:formula="of:=IF([.S48]=&quot;&quot;;&quot;&quot;;[.S48]*[.$C$59])">
            <text:p/>
          </table:table-cell>
          <table:table-cell table:style-name="ce1" table:formula="of:=IF([.T48]=&quot;&quot;;&quot;&quot;;[.T48]*[.$C$59])">
            <text:p/>
          </table:table-cell>
          <table:table-cell table:style-name="ce1" table:formula="of:=IF([.U48]=&quot;&quot;;&quot;&quot;;[.U48]*[.$C$59])">
            <text:p/>
          </table:table-cell>
          <table:table-cell table:style-name="ce1" table:formula="of:=IF([.V48]=&quot;&quot;;&quot;&quot;;[.V48]*[.$C$59])">
            <text:p/>
          </table:table-cell>
          <table:table-cell table:style-name="ce1" table:formula="of:=IF([.W48]=&quot;&quot;;&quot;&quot;;[.W48]*[.$C$59])">
            <text:p/>
          </table:table-cell>
          <table:table-cell table:style-name="ce1" table:formula="of:=IF([.X48]=&quot;&quot;;&quot;&quot;;[.X48]*[.$C$59])">
            <text:p/>
          </table:table-cell>
          <table:table-cell table:style-name="ce1" table:formula="of:=IF([.Y48]=&quot;&quot;;&quot;&quot;;[.Y48]*[.$C$59])">
            <text:p/>
          </table:table-cell>
          <table:table-cell table:style-name="ce1" table:formula="of:=IF([.Z48]=&quot;&quot;;&quot;&quot;;[.Z48]*[.$C$59])">
            <text:p/>
          </table:table-cell>
          <table:table-cell table:style-name="ce1" table:formula="of:=IF([.AA48]=&quot;&quot;;&quot;&quot;;[.AA48]*[.$C$59])">
            <text:p/>
          </table:table-cell>
          <table:table-cell table:style-name="ce1" table:formula="of:=IF([.AB48]=&quot;&quot;;&quot;&quot;;[.AB48]*[.$C$59])">
            <text:p/>
          </table:table-cell>
          <table:table-cell table:style-name="ce1" table:formula="of:=IF([.AC48]=&quot;&quot;;&quot;&quot;;[.AC48]*[.$C$59])">
            <text:p/>
          </table:table-cell>
          <table:table-cell table:style-name="ce1" table:formula="of:=IF([.AD48]=&quot;&quot;;&quot;&quot;;[.AD48]*[.$C$59])">
            <text:p/>
          </table:table-cell>
          <table:table-cell table:style-name="ce1" table:formula="of:=IF([.AE48]=&quot;&quot;;&quot;&quot;;[.AE48]*[.$C$59])">
            <text:p/>
          </table:table-cell>
          <table:table-cell table:style-name="ce1" table:formula="of:=IF([.AF48]=&quot;&quot;;&quot;&quot;;[.AF48]*[.$C$59])">
            <text:p/>
          </table:table-cell>
          <table:table-cell table:style-name="ce1" table:formula="of:=IF([.AG48]=&quot;&quot;;&quot;&quot;;[.AG48]*[.$C$59])">
            <text:p/>
          </table:table-cell>
          <table:table-cell table:style-name="ce1" table:formula="of:=IF([.AH48]=&quot;&quot;;&quot;&quot;;[.AH48]*[.$C$59])">
            <text:p/>
          </table:table-cell>
          <table:table-cell table:style-name="ce1" table:formula="of:=IF([.AI48]=&quot;&quot;;&quot;&quot;;[.AI48]*[.$C$59])">
            <text:p/>
          </table:table-cell>
          <table:table-cell table:style-name="ce1" table:formula="of:=IF([.AJ48]=&quot;&quot;;&quot;&quot;;[.AJ48]*[.$C$59])">
            <text:p/>
          </table:table-cell>
          <table:table-cell table:style-name="ce1" table:formula="of:=IF([.AK48]=&quot;&quot;;&quot;&quot;;[.AK48]*[.$C$59])">
            <text:p/>
          </table:table-cell>
          <table:table-cell table:style-name="ce1" table:formula="of:=IF([.AL48]=&quot;&quot;;&quot;&quot;;[.AL48]*[.$C$59])">
            <text:p/>
          </table:table-cell>
          <table:table-cell table:style-name="ce1" table:formula="of:=IF([.AM48]=&quot;&quot;;&quot;&quot;;[.AM48]*[.$C$59])">
            <text:p/>
          </table:table-cell>
          <table:table-cell table:style-name="ce1" table:formula="of:=IF([.AN48]=&quot;&quot;;&quot;&quot;;[.AN48]*[.$C$59])">
            <text:p/>
          </table:table-cell>
          <table:table-cell table:style-name="ce1" table:formula="of:=IF([.AO48]=&quot;&quot;;&quot;&quot;;[.AO48]*[.$C$59])">
            <text:p/>
          </table:table-cell>
          <table:table-cell table:style-name="ce1" table:formula="of:=IF([.AP48]=&quot;&quot;;&quot;&quot;;[.AP48]*[.$C$59])">
            <text:p/>
          </table:table-cell>
          <table:table-cell table:style-name="ce1" table:formula="of:=IF([.AQ48]=&quot;&quot;;&quot;&quot;;[.AQ48]*[.$C$59])">
            <text:p/>
          </table:table-cell>
          <table:table-cell table:style-name="ce1" table:formula="of:=IF([.AR48]=&quot;&quot;;&quot;&quot;;[.AR48]*[.$C$59])">
            <text:p/>
          </table:table-cell>
          <table:table-cell table:style-name="ce1" table:formula="of:=IF([.AS48]=&quot;&quot;;&quot;&quot;;[.AS48]*[.$C$59])">
            <text:p/>
          </table:table-cell>
          <table:table-cell table:style-name="ce1" table:formula="of:=IF([.AT48]=&quot;&quot;;&quot;&quot;;[.AT48]*[.$C$59])">
            <text:p/>
          </table:table-cell>
          <table:table-cell table:style-name="ce1" table:formula="of:=IF([.AU48]=&quot;&quot;;&quot;&quot;;[.AU48]*[.$C$59])">
            <text:p/>
          </table:table-cell>
          <table:table-cell table:style-name="ce1" table:formula="of:=IF([.AV48]=&quot;&quot;;&quot;&quot;;[.AV48]*[.$C$59])">
            <text:p/>
          </table:table-cell>
          <table:table-cell table:style-name="ce1" table:formula="of:=IF([.AW48]=&quot;&quot;;&quot;&quot;;[.AW48]*[.$C$59])">
            <text:p/>
          </table:table-cell>
          <table:table-cell table:style-name="ce1" table:formula="of:=IF([.AX48]=&quot;&quot;;&quot;&quot;;[.AX48]*[.$C$59])">
            <text:p/>
          </table:table-cell>
          <table:table-cell table:style-name="ce1" table:formula="of:=IF([.AY48]=&quot;&quot;;&quot;&quot;;[.AY48]*[.$C$59])">
            <text:p/>
          </table:table-cell>
          <table:table-cell table:style-name="ce1" table:formula="of:=IF([.AZ48]=&quot;&quot;;&quot;&quot;;[.AZ48]*[.$C$59])">
            <text:p/>
          </table:table-cell>
          <table:table-cell table:style-name="ce1" table:formula="of:=IF([.BA48]=&quot;&quot;;&quot;&quot;;[.BA48]*[.$C$59])">
            <text:p/>
          </table:table-cell>
          <table:table-cell table:style-name="ce1" table:formula="of:=IF([.BB48]=&quot;&quot;;&quot;&quot;;[.BB48]*[.$C$59])">
            <text:p/>
          </table:table-cell>
          <table:table-cell table:style-name="ce1" table:formula="of:=IF([.BC48]=&quot;&quot;;&quot;&quot;;[.BC48]*[.$C$59])">
            <text:p/>
          </table:table-cell>
          <table:table-cell table:style-name="ce1" table:formula="of:=IF([.BD48]=&quot;&quot;;&quot;&quot;;[.BD48]*[.$C$59])">
            <text:p/>
          </table:table-cell>
          <table:table-cell table:style-name="ce1" table:formula="of:=IF([.BE48]=&quot;&quot;;&quot;&quot;;[.BE48]*[.$C$59])">
            <text:p/>
          </table:table-cell>
          <table:table-cell table:style-name="ce1" table:formula="of:=IF([.BF48]=&quot;&quot;;&quot;&quot;;[.BF48]*[.$C$59])">
            <text:p/>
          </table:table-cell>
          <table:table-cell table:style-name="ce1" table:formula="of:=IF([.BG48]=&quot;&quot;;&quot;&quot;;[.BG48]*[.$C$59])">
            <text:p/>
          </table:table-cell>
          <table:table-cell table:style-name="ce1" table:formula="of:=IF([.BH48]=&quot;&quot;;&quot;&quot;;[.BH48]*[.$C$59])">
            <text:p/>
          </table:table-cell>
          <table:table-cell table:style-name="ce1" table:formula="of:=IF([.BI48]=&quot;&quot;;&quot;&quot;;[.BI48]*[.$C$59])">
            <text:p/>
          </table:table-cell>
          <table:table-cell table:style-name="ce1" table:formula="of:=IF([.BJ48]=&quot;&quot;;&quot;&quot;;[.BJ48]*[.$C$59])">
            <text:p/>
          </table:table-cell>
          <table:table-cell table:style-name="ce1" table:formula="of:=IF([.BK48]=&quot;&quot;;&quot;&quot;;[.BK48]*[.$C$59])">
            <text:p/>
          </table:table-cell>
          <table:table-cell table:style-name="ce1" table:formula="of:=IF([.BL48]=&quot;&quot;;&quot;&quot;;[.BL48]*[.$C$59])">
            <text:p/>
          </table:table-cell>
          <table:table-cell table:style-name="ce1" table:formula="of:=IF([.BM48]=&quot;&quot;;&quot;&quot;;[.BM48]*[.$C$59])">
            <text:p/>
          </table:table-cell>
          <table:table-cell table:style-name="ce1" table:formula="of:=IF([.BN48]=&quot;&quot;;&quot;&quot;;[.BN48]*[.$C$59])">
            <text:p/>
          </table:table-cell>
          <table:table-cell table:style-name="ce1" table:formula="of:=IF([.BO48]=&quot;&quot;;&quot;&quot;;[.BO48]*[.$C$59])">
            <text:p/>
          </table:table-cell>
          <table:table-cell table:style-name="ce1" table:formula="of:=IF([.BP48]=&quot;&quot;;&quot;&quot;;[.BP48]*[.$C$59])">
            <text:p/>
          </table:table-cell>
          <table:table-cell table:style-name="ce1" table:formula="of:=IF([.BQ48]=&quot;&quot;;&quot;&quot;;[.BQ48]*[.$C$59])">
            <text:p/>
          </table:table-cell>
          <table:table-cell table:style-name="ce1" table:formula="of:=IF([.BR48]=&quot;&quot;;&quot;&quot;;[.BR48]*[.$C$59])">
            <text:p/>
          </table:table-cell>
          <table:table-cell table:style-name="ce1" table:formula="of:=IF([.BS48]=&quot;&quot;;&quot;&quot;;[.BS48]*[.$C$59])">
            <text:p/>
          </table:table-cell>
          <table:table-cell table:style-name="ce1" table:formula="of:=IF([.BT48]=&quot;&quot;;&quot;&quot;;[.BT48]*[.$C$59])">
            <text:p/>
          </table:table-cell>
          <table:table-cell table:style-name="ce1" table:formula="of:=IF([.BU48]=&quot;&quot;;&quot;&quot;;[.BU48]*[.$C$59])">
            <text:p/>
          </table:table-cell>
          <table:table-cell table:style-name="ce1" table:formula="of:=IF([.BV48]=&quot;&quot;;&quot;&quot;;[.BV48]*[.$C$59])">
            <text:p/>
          </table:table-cell>
          <table:table-cell table:style-name="ce1" table:formula="of:=IF([.BW48]=&quot;&quot;;&quot;&quot;;[.BW48]*[.$C$59])">
            <text:p/>
          </table:table-cell>
          <table:table-cell table:style-name="ce1" table:formula="of:=IF([.BX48]=&quot;&quot;;&quot;&quot;;[.BX48]*[.$C$59])">
            <text:p/>
          </table:table-cell>
          <table:table-cell table:style-name="ce1" table:formula="of:=IF([.BY48]=&quot;&quot;;&quot;&quot;;[.BY48]*[.$C$59])">
            <text:p/>
          </table:table-cell>
          <table:table-cell table:style-name="ce1" table:formula="of:=IF([.BZ48]=&quot;&quot;;&quot;&quot;;[.BZ48]*[.$C$59])">
            <text:p/>
          </table:table-cell>
          <table:table-cell table:style-name="ce1" table:formula="of:=IF([.CA48]=&quot;&quot;;&quot;&quot;;[.CA48]*[.$C$59])">
            <text:p/>
          </table:table-cell>
          <table:table-cell table:style-name="ce1" table:formula="of:=IF([.CB48]=&quot;&quot;;&quot;&quot;;[.CB48]*[.$C$59])">
            <text:p/>
          </table:table-cell>
          <table:table-cell table:style-name="ce1" table:formula="of:=IF([.CC48]=&quot;&quot;;&quot;&quot;;[.CC48]*[.$C$59])">
            <text:p/>
          </table:table-cell>
          <table:table-cell table:style-name="ce1" table:formula="of:=IF([.CD48]=&quot;&quot;;&quot;&quot;;[.CD48]*[.$C$59])">
            <text:p/>
          </table:table-cell>
          <table:table-cell table:style-name="ce1" table:formula="of:=IF([.CE48]=&quot;&quot;;&quot;&quot;;[.CE48]*[.$C$59])">
            <text:p/>
          </table:table-cell>
          <table:table-cell table:style-name="ce1" table:formula="of:=IF([.CF48]=&quot;&quot;;&quot;&quot;;[.CF48]*[.$C$59])">
            <text:p/>
          </table:table-cell>
          <table:table-cell table:style-name="ce1" table:formula="of:=IF([.CG48]=&quot;&quot;;&quot;&quot;;[.CG48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49]=&quot;&quot;;&quot;&quot;;[.D49]*[.$C$59])" office:value-type="float" office:value="340.68376">
            <text:p>340.68376</text:p>
          </table:table-cell>
          <table:table-cell table:style-name="ce1" table:formula="of:=IF([.E49]=&quot;&quot;;&quot;&quot;;[.E49]*[.$C$59])" office:value-type="float" office:value="504.30224">
            <text:p>504.30224</text:p>
          </table:table-cell>
          <table:table-cell table:style-name="ce1" table:formula="of:=IF([.F49]=&quot;&quot;;&quot;&quot;;[.F49]*[.$C$59])">
            <text:p/>
          </table:table-cell>
          <table:table-cell table:style-name="ce1" table:formula="of:=IF([.G49]=&quot;&quot;;&quot;&quot;;[.G49]*[.$C$59])">
            <text:p/>
          </table:table-cell>
          <table:table-cell table:style-name="ce1" table:formula="of:=IF([.H49]=&quot;&quot;;&quot;&quot;;[.H49]*[.$C$59])">
            <text:p/>
          </table:table-cell>
          <table:table-cell table:style-name="ce1" table:formula="of:=IF([.I49]=&quot;&quot;;&quot;&quot;;[.I49]*[.$C$59])">
            <text:p/>
          </table:table-cell>
          <table:table-cell table:style-name="ce1" table:formula="of:=IF([.J49]=&quot;&quot;;&quot;&quot;;[.J49]*[.$C$59])">
            <text:p/>
          </table:table-cell>
          <table:table-cell table:style-name="ce1" table:formula="of:=IF([.K49]=&quot;&quot;;&quot;&quot;;[.K49]*[.$C$59])">
            <text:p/>
          </table:table-cell>
          <table:table-cell table:style-name="ce1" table:formula="of:=IF([.L49]=&quot;&quot;;&quot;&quot;;[.L49]*[.$C$59])">
            <text:p/>
          </table:table-cell>
          <table:table-cell table:style-name="ce1" table:formula="of:=IF([.M49]=&quot;&quot;;&quot;&quot;;[.M49]*[.$C$59])">
            <text:p/>
          </table:table-cell>
          <table:table-cell table:style-name="ce1" table:formula="of:=IF([.N49]=&quot;&quot;;&quot;&quot;;[.N49]*[.$C$59])">
            <text:p/>
          </table:table-cell>
          <table:table-cell table:style-name="ce1" table:formula="of:=IF([.O49]=&quot;&quot;;&quot;&quot;;[.O49]*[.$C$59])">
            <text:p/>
          </table:table-cell>
          <table:table-cell table:style-name="ce1" table:formula="of:=IF([.P49]=&quot;&quot;;&quot;&quot;;[.P49]*[.$C$59])">
            <text:p/>
          </table:table-cell>
          <table:table-cell table:style-name="ce1" table:formula="of:=IF([.Q49]=&quot;&quot;;&quot;&quot;;[.Q49]*[.$C$59])">
            <text:p/>
          </table:table-cell>
          <table:table-cell table:style-name="ce1" table:formula="of:=IF([.R49]=&quot;&quot;;&quot;&quot;;[.R49]*[.$C$59])">
            <text:p/>
          </table:table-cell>
          <table:table-cell table:style-name="ce1" table:formula="of:=IF([.S49]=&quot;&quot;;&quot;&quot;;[.S49]*[.$C$59])">
            <text:p/>
          </table:table-cell>
          <table:table-cell table:style-name="ce1" table:formula="of:=IF([.T49]=&quot;&quot;;&quot;&quot;;[.T49]*[.$C$59])">
            <text:p/>
          </table:table-cell>
          <table:table-cell table:style-name="ce1" table:formula="of:=IF([.U49]=&quot;&quot;;&quot;&quot;;[.U49]*[.$C$59])">
            <text:p/>
          </table:table-cell>
          <table:table-cell table:style-name="ce1" table:formula="of:=IF([.V49]=&quot;&quot;;&quot;&quot;;[.V49]*[.$C$59])">
            <text:p/>
          </table:table-cell>
          <table:table-cell table:style-name="ce1" table:formula="of:=IF([.W49]=&quot;&quot;;&quot;&quot;;[.W49]*[.$C$59])">
            <text:p/>
          </table:table-cell>
          <table:table-cell table:style-name="ce1" table:formula="of:=IF([.X49]=&quot;&quot;;&quot;&quot;;[.X49]*[.$C$59])">
            <text:p/>
          </table:table-cell>
          <table:table-cell table:style-name="ce1" table:formula="of:=IF([.Y49]=&quot;&quot;;&quot;&quot;;[.Y49]*[.$C$59])">
            <text:p/>
          </table:table-cell>
          <table:table-cell table:style-name="ce1" table:formula="of:=IF([.Z49]=&quot;&quot;;&quot;&quot;;[.Z49]*[.$C$59])">
            <text:p/>
          </table:table-cell>
          <table:table-cell table:style-name="ce1" table:formula="of:=IF([.AA49]=&quot;&quot;;&quot;&quot;;[.AA49]*[.$C$59])">
            <text:p/>
          </table:table-cell>
          <table:table-cell table:style-name="ce1" table:formula="of:=IF([.AB49]=&quot;&quot;;&quot;&quot;;[.AB49]*[.$C$59])">
            <text:p/>
          </table:table-cell>
          <table:table-cell table:style-name="ce1" table:formula="of:=IF([.AC49]=&quot;&quot;;&quot;&quot;;[.AC49]*[.$C$59])">
            <text:p/>
          </table:table-cell>
          <table:table-cell table:style-name="ce1" table:formula="of:=IF([.AD49]=&quot;&quot;;&quot;&quot;;[.AD49]*[.$C$59])">
            <text:p/>
          </table:table-cell>
          <table:table-cell table:style-name="ce1" table:formula="of:=IF([.AE49]=&quot;&quot;;&quot;&quot;;[.AE49]*[.$C$59])">
            <text:p/>
          </table:table-cell>
          <table:table-cell table:style-name="ce1" table:formula="of:=IF([.AF49]=&quot;&quot;;&quot;&quot;;[.AF49]*[.$C$59])">
            <text:p/>
          </table:table-cell>
          <table:table-cell table:style-name="ce1" table:formula="of:=IF([.AG49]=&quot;&quot;;&quot;&quot;;[.AG49]*[.$C$59])">
            <text:p/>
          </table:table-cell>
          <table:table-cell table:style-name="ce1" table:formula="of:=IF([.AH49]=&quot;&quot;;&quot;&quot;;[.AH49]*[.$C$59])">
            <text:p/>
          </table:table-cell>
          <table:table-cell table:style-name="ce1" table:formula="of:=IF([.AI49]=&quot;&quot;;&quot;&quot;;[.AI49]*[.$C$59])">
            <text:p/>
          </table:table-cell>
          <table:table-cell table:style-name="ce1" table:formula="of:=IF([.AJ49]=&quot;&quot;;&quot;&quot;;[.AJ49]*[.$C$59])">
            <text:p/>
          </table:table-cell>
          <table:table-cell table:style-name="ce1" table:formula="of:=IF([.AK49]=&quot;&quot;;&quot;&quot;;[.AK49]*[.$C$59])">
            <text:p/>
          </table:table-cell>
          <table:table-cell table:style-name="ce1" table:formula="of:=IF([.AL49]=&quot;&quot;;&quot;&quot;;[.AL49]*[.$C$59])">
            <text:p/>
          </table:table-cell>
          <table:table-cell table:style-name="ce1" table:formula="of:=IF([.AM49]=&quot;&quot;;&quot;&quot;;[.AM49]*[.$C$59])">
            <text:p/>
          </table:table-cell>
          <table:table-cell table:style-name="ce1" table:formula="of:=IF([.AN49]=&quot;&quot;;&quot;&quot;;[.AN49]*[.$C$59])">
            <text:p/>
          </table:table-cell>
          <table:table-cell table:style-name="ce1" table:formula="of:=IF([.AO49]=&quot;&quot;;&quot;&quot;;[.AO49]*[.$C$59])">
            <text:p/>
          </table:table-cell>
          <table:table-cell table:style-name="ce1" table:formula="of:=IF([.AP49]=&quot;&quot;;&quot;&quot;;[.AP49]*[.$C$59])">
            <text:p/>
          </table:table-cell>
          <table:table-cell table:style-name="ce1" table:formula="of:=IF([.AQ49]=&quot;&quot;;&quot;&quot;;[.AQ49]*[.$C$59])">
            <text:p/>
          </table:table-cell>
          <table:table-cell table:style-name="ce1" table:formula="of:=IF([.AR49]=&quot;&quot;;&quot;&quot;;[.AR49]*[.$C$59])">
            <text:p/>
          </table:table-cell>
          <table:table-cell table:style-name="ce1" table:formula="of:=IF([.AS49]=&quot;&quot;;&quot;&quot;;[.AS49]*[.$C$59])">
            <text:p/>
          </table:table-cell>
          <table:table-cell table:style-name="ce1" table:formula="of:=IF([.AT49]=&quot;&quot;;&quot;&quot;;[.AT49]*[.$C$59])">
            <text:p/>
          </table:table-cell>
          <table:table-cell table:style-name="ce1" table:formula="of:=IF([.AU49]=&quot;&quot;;&quot;&quot;;[.AU49]*[.$C$59])">
            <text:p/>
          </table:table-cell>
          <table:table-cell table:style-name="ce1" table:formula="of:=IF([.AV49]=&quot;&quot;;&quot;&quot;;[.AV49]*[.$C$59])">
            <text:p/>
          </table:table-cell>
          <table:table-cell table:style-name="ce1" table:formula="of:=IF([.AW49]=&quot;&quot;;&quot;&quot;;[.AW49]*[.$C$59])">
            <text:p/>
          </table:table-cell>
          <table:table-cell table:style-name="ce1" table:formula="of:=IF([.AX49]=&quot;&quot;;&quot;&quot;;[.AX49]*[.$C$59])">
            <text:p/>
          </table:table-cell>
          <table:table-cell table:style-name="ce1" table:formula="of:=IF([.AY49]=&quot;&quot;;&quot;&quot;;[.AY49]*[.$C$59])">
            <text:p/>
          </table:table-cell>
          <table:table-cell table:style-name="ce1" table:formula="of:=IF([.AZ49]=&quot;&quot;;&quot;&quot;;[.AZ49]*[.$C$59])">
            <text:p/>
          </table:table-cell>
          <table:table-cell table:style-name="ce1" table:formula="of:=IF([.BA49]=&quot;&quot;;&quot;&quot;;[.BA49]*[.$C$59])">
            <text:p/>
          </table:table-cell>
          <table:table-cell table:style-name="ce1" table:formula="of:=IF([.BB49]=&quot;&quot;;&quot;&quot;;[.BB49]*[.$C$59])">
            <text:p/>
          </table:table-cell>
          <table:table-cell table:style-name="ce1" table:formula="of:=IF([.BC49]=&quot;&quot;;&quot;&quot;;[.BC49]*[.$C$59])">
            <text:p/>
          </table:table-cell>
          <table:table-cell table:style-name="ce1" table:formula="of:=IF([.BD49]=&quot;&quot;;&quot;&quot;;[.BD49]*[.$C$59])">
            <text:p/>
          </table:table-cell>
          <table:table-cell table:style-name="ce1" table:formula="of:=IF([.BE49]=&quot;&quot;;&quot;&quot;;[.BE49]*[.$C$59])">
            <text:p/>
          </table:table-cell>
          <table:table-cell table:style-name="ce1" table:formula="of:=IF([.BF49]=&quot;&quot;;&quot;&quot;;[.BF49]*[.$C$59])">
            <text:p/>
          </table:table-cell>
          <table:table-cell table:style-name="ce1" table:formula="of:=IF([.BG49]=&quot;&quot;;&quot;&quot;;[.BG49]*[.$C$59])">
            <text:p/>
          </table:table-cell>
          <table:table-cell table:style-name="ce1" table:formula="of:=IF([.BH49]=&quot;&quot;;&quot;&quot;;[.BH49]*[.$C$59])">
            <text:p/>
          </table:table-cell>
          <table:table-cell table:style-name="ce1" table:formula="of:=IF([.BI49]=&quot;&quot;;&quot;&quot;;[.BI49]*[.$C$59])">
            <text:p/>
          </table:table-cell>
          <table:table-cell table:style-name="ce1" table:formula="of:=IF([.BJ49]=&quot;&quot;;&quot;&quot;;[.BJ49]*[.$C$59])">
            <text:p/>
          </table:table-cell>
          <table:table-cell table:style-name="ce1" table:formula="of:=IF([.BK49]=&quot;&quot;;&quot;&quot;;[.BK49]*[.$C$59])">
            <text:p/>
          </table:table-cell>
          <table:table-cell table:style-name="ce1" table:formula="of:=IF([.BL49]=&quot;&quot;;&quot;&quot;;[.BL49]*[.$C$59])">
            <text:p/>
          </table:table-cell>
          <table:table-cell table:style-name="ce1" table:formula="of:=IF([.BM49]=&quot;&quot;;&quot;&quot;;[.BM49]*[.$C$59])">
            <text:p/>
          </table:table-cell>
          <table:table-cell table:style-name="ce1" table:formula="of:=IF([.BN49]=&quot;&quot;;&quot;&quot;;[.BN49]*[.$C$59])">
            <text:p/>
          </table:table-cell>
          <table:table-cell table:style-name="ce1" table:formula="of:=IF([.BO49]=&quot;&quot;;&quot;&quot;;[.BO49]*[.$C$59])">
            <text:p/>
          </table:table-cell>
          <table:table-cell table:style-name="ce1" table:formula="of:=IF([.BP49]=&quot;&quot;;&quot;&quot;;[.BP49]*[.$C$59])">
            <text:p/>
          </table:table-cell>
          <table:table-cell table:style-name="ce1" table:formula="of:=IF([.BQ49]=&quot;&quot;;&quot;&quot;;[.BQ49]*[.$C$59])">
            <text:p/>
          </table:table-cell>
          <table:table-cell table:style-name="ce1" table:formula="of:=IF([.BR49]=&quot;&quot;;&quot;&quot;;[.BR49]*[.$C$59])">
            <text:p/>
          </table:table-cell>
          <table:table-cell table:style-name="ce1" table:formula="of:=IF([.BS49]=&quot;&quot;;&quot;&quot;;[.BS49]*[.$C$59])">
            <text:p/>
          </table:table-cell>
          <table:table-cell table:style-name="ce1" table:formula="of:=IF([.BT49]=&quot;&quot;;&quot;&quot;;[.BT49]*[.$C$59])">
            <text:p/>
          </table:table-cell>
          <table:table-cell table:style-name="ce1" table:formula="of:=IF([.BU49]=&quot;&quot;;&quot;&quot;;[.BU49]*[.$C$59])">
            <text:p/>
          </table:table-cell>
          <table:table-cell table:style-name="ce1" table:formula="of:=IF([.BV49]=&quot;&quot;;&quot;&quot;;[.BV49]*[.$C$59])">
            <text:p/>
          </table:table-cell>
          <table:table-cell table:style-name="ce1" table:formula="of:=IF([.BW49]=&quot;&quot;;&quot;&quot;;[.BW49]*[.$C$59])">
            <text:p/>
          </table:table-cell>
          <table:table-cell table:style-name="ce1" table:formula="of:=IF([.BX49]=&quot;&quot;;&quot;&quot;;[.BX49]*[.$C$59])">
            <text:p/>
          </table:table-cell>
          <table:table-cell table:style-name="ce1" table:formula="of:=IF([.BY49]=&quot;&quot;;&quot;&quot;;[.BY49]*[.$C$59])">
            <text:p/>
          </table:table-cell>
          <table:table-cell table:style-name="ce1" table:formula="of:=IF([.BZ49]=&quot;&quot;;&quot;&quot;;[.BZ49]*[.$C$59])">
            <text:p/>
          </table:table-cell>
          <table:table-cell table:style-name="ce1" table:formula="of:=IF([.CA49]=&quot;&quot;;&quot;&quot;;[.CA49]*[.$C$59])">
            <text:p/>
          </table:table-cell>
          <table:table-cell table:style-name="ce1" table:formula="of:=IF([.CB49]=&quot;&quot;;&quot;&quot;;[.CB49]*[.$C$59])">
            <text:p/>
          </table:table-cell>
          <table:table-cell table:style-name="ce1" table:formula="of:=IF([.CC49]=&quot;&quot;;&quot;&quot;;[.CC49]*[.$C$59])">
            <text:p/>
          </table:table-cell>
          <table:table-cell table:style-name="ce1" table:formula="of:=IF([.CD49]=&quot;&quot;;&quot;&quot;;[.CD49]*[.$C$59])">
            <text:p/>
          </table:table-cell>
          <table:table-cell table:style-name="ce1" table:formula="of:=IF([.CE49]=&quot;&quot;;&quot;&quot;;[.CE49]*[.$C$59])">
            <text:p/>
          </table:table-cell>
          <table:table-cell table:style-name="ce1" table:formula="of:=IF([.CF49]=&quot;&quot;;&quot;&quot;;[.CF49]*[.$C$59])">
            <text:p/>
          </table:table-cell>
          <table:table-cell table:style-name="ce1" table:formula="of:=IF([.CG49]=&quot;&quot;;&quot;&quot;;[.CG49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0]=&quot;&quot;;&quot;&quot;;[.D50]*[.$C$59])" office:value-type="float" office:value="928.92719">
            <text:p>928.92719</text:p>
          </table:table-cell>
          <table:table-cell table:style-name="ce1" table:formula="of:=IF([.E50]=&quot;&quot;;&quot;&quot;;[.E50]*[.$C$59])" office:value-type="float" office:value="511.24316">
            <text:p>511.24316</text:p>
          </table:table-cell>
          <table:table-cell table:style-name="ce1" table:formula="of:=IF([.F50]=&quot;&quot;;&quot;&quot;;[.F50]*[.$C$59])">
            <text:p/>
          </table:table-cell>
          <table:table-cell table:style-name="ce1" table:formula="of:=IF([.G50]=&quot;&quot;;&quot;&quot;;[.G50]*[.$C$59])">
            <text:p/>
          </table:table-cell>
          <table:table-cell table:style-name="ce1" table:formula="of:=IF([.H50]=&quot;&quot;;&quot;&quot;;[.H50]*[.$C$59])">
            <text:p/>
          </table:table-cell>
          <table:table-cell table:style-name="ce1" table:formula="of:=IF([.I50]=&quot;&quot;;&quot;&quot;;[.I50]*[.$C$59])">
            <text:p/>
          </table:table-cell>
          <table:table-cell table:style-name="ce1" table:formula="of:=IF([.J50]=&quot;&quot;;&quot;&quot;;[.J50]*[.$C$59])">
            <text:p/>
          </table:table-cell>
          <table:table-cell table:style-name="ce1" table:formula="of:=IF([.K50]=&quot;&quot;;&quot;&quot;;[.K50]*[.$C$59])">
            <text:p/>
          </table:table-cell>
          <table:table-cell table:style-name="ce1" table:formula="of:=IF([.L50]=&quot;&quot;;&quot;&quot;;[.L50]*[.$C$59])">
            <text:p/>
          </table:table-cell>
          <table:table-cell table:style-name="ce1" table:formula="of:=IF([.M50]=&quot;&quot;;&quot;&quot;;[.M50]*[.$C$59])">
            <text:p/>
          </table:table-cell>
          <table:table-cell table:style-name="ce1" table:formula="of:=IF([.N50]=&quot;&quot;;&quot;&quot;;[.N50]*[.$C$59])">
            <text:p/>
          </table:table-cell>
          <table:table-cell table:style-name="ce1" table:formula="of:=IF([.O50]=&quot;&quot;;&quot;&quot;;[.O50]*[.$C$59])">
            <text:p/>
          </table:table-cell>
          <table:table-cell table:style-name="ce1" table:formula="of:=IF([.P50]=&quot;&quot;;&quot;&quot;;[.P50]*[.$C$59])">
            <text:p/>
          </table:table-cell>
          <table:table-cell table:style-name="ce1" table:formula="of:=IF([.Q50]=&quot;&quot;;&quot;&quot;;[.Q50]*[.$C$59])">
            <text:p/>
          </table:table-cell>
          <table:table-cell table:style-name="ce1" table:formula="of:=IF([.R50]=&quot;&quot;;&quot;&quot;;[.R50]*[.$C$59])">
            <text:p/>
          </table:table-cell>
          <table:table-cell table:style-name="ce1" table:formula="of:=IF([.S50]=&quot;&quot;;&quot;&quot;;[.S50]*[.$C$59])">
            <text:p/>
          </table:table-cell>
          <table:table-cell table:style-name="ce1" table:formula="of:=IF([.T50]=&quot;&quot;;&quot;&quot;;[.T50]*[.$C$59])">
            <text:p/>
          </table:table-cell>
          <table:table-cell table:style-name="ce1" table:formula="of:=IF([.U50]=&quot;&quot;;&quot;&quot;;[.U50]*[.$C$59])">
            <text:p/>
          </table:table-cell>
          <table:table-cell table:style-name="ce1" table:formula="of:=IF([.V50]=&quot;&quot;;&quot;&quot;;[.V50]*[.$C$59])">
            <text:p/>
          </table:table-cell>
          <table:table-cell table:style-name="ce1" table:formula="of:=IF([.W50]=&quot;&quot;;&quot;&quot;;[.W50]*[.$C$59])">
            <text:p/>
          </table:table-cell>
          <table:table-cell table:style-name="ce1" table:formula="of:=IF([.X50]=&quot;&quot;;&quot;&quot;;[.X50]*[.$C$59])">
            <text:p/>
          </table:table-cell>
          <table:table-cell table:style-name="ce1" table:formula="of:=IF([.Y50]=&quot;&quot;;&quot;&quot;;[.Y50]*[.$C$59])">
            <text:p/>
          </table:table-cell>
          <table:table-cell table:style-name="ce1" table:formula="of:=IF([.Z50]=&quot;&quot;;&quot;&quot;;[.Z50]*[.$C$59])">
            <text:p/>
          </table:table-cell>
          <table:table-cell table:style-name="ce1" table:formula="of:=IF([.AA50]=&quot;&quot;;&quot;&quot;;[.AA50]*[.$C$59])">
            <text:p/>
          </table:table-cell>
          <table:table-cell table:style-name="ce1" table:formula="of:=IF([.AB50]=&quot;&quot;;&quot;&quot;;[.AB50]*[.$C$59])">
            <text:p/>
          </table:table-cell>
          <table:table-cell table:style-name="ce1" table:formula="of:=IF([.AC50]=&quot;&quot;;&quot;&quot;;[.AC50]*[.$C$59])">
            <text:p/>
          </table:table-cell>
          <table:table-cell table:style-name="ce1" table:formula="of:=IF([.AD50]=&quot;&quot;;&quot;&quot;;[.AD50]*[.$C$59])">
            <text:p/>
          </table:table-cell>
          <table:table-cell table:style-name="ce1" table:formula="of:=IF([.AE50]=&quot;&quot;;&quot;&quot;;[.AE50]*[.$C$59])">
            <text:p/>
          </table:table-cell>
          <table:table-cell table:style-name="ce1" table:formula="of:=IF([.AF50]=&quot;&quot;;&quot;&quot;;[.AF50]*[.$C$59])">
            <text:p/>
          </table:table-cell>
          <table:table-cell table:style-name="ce1" table:formula="of:=IF([.AG50]=&quot;&quot;;&quot;&quot;;[.AG50]*[.$C$59])">
            <text:p/>
          </table:table-cell>
          <table:table-cell table:style-name="ce1" table:formula="of:=IF([.AH50]=&quot;&quot;;&quot;&quot;;[.AH50]*[.$C$59])">
            <text:p/>
          </table:table-cell>
          <table:table-cell table:style-name="ce1" table:formula="of:=IF([.AI50]=&quot;&quot;;&quot;&quot;;[.AI50]*[.$C$59])">
            <text:p/>
          </table:table-cell>
          <table:table-cell table:style-name="ce1" table:formula="of:=IF([.AJ50]=&quot;&quot;;&quot;&quot;;[.AJ50]*[.$C$59])">
            <text:p/>
          </table:table-cell>
          <table:table-cell table:style-name="ce1" table:formula="of:=IF([.AK50]=&quot;&quot;;&quot;&quot;;[.AK50]*[.$C$59])">
            <text:p/>
          </table:table-cell>
          <table:table-cell table:style-name="ce1" table:formula="of:=IF([.AL50]=&quot;&quot;;&quot;&quot;;[.AL50]*[.$C$59])">
            <text:p/>
          </table:table-cell>
          <table:table-cell table:style-name="ce1" table:formula="of:=IF([.AM50]=&quot;&quot;;&quot;&quot;;[.AM50]*[.$C$59])">
            <text:p/>
          </table:table-cell>
          <table:table-cell table:style-name="ce1" table:formula="of:=IF([.AN50]=&quot;&quot;;&quot;&quot;;[.AN50]*[.$C$59])">
            <text:p/>
          </table:table-cell>
          <table:table-cell table:style-name="ce1" table:formula="of:=IF([.AO50]=&quot;&quot;;&quot;&quot;;[.AO50]*[.$C$59])">
            <text:p/>
          </table:table-cell>
          <table:table-cell table:style-name="ce1" table:formula="of:=IF([.AP50]=&quot;&quot;;&quot;&quot;;[.AP50]*[.$C$59])">
            <text:p/>
          </table:table-cell>
          <table:table-cell table:style-name="ce1" table:formula="of:=IF([.AQ50]=&quot;&quot;;&quot;&quot;;[.AQ50]*[.$C$59])">
            <text:p/>
          </table:table-cell>
          <table:table-cell table:style-name="ce1" table:formula="of:=IF([.AR50]=&quot;&quot;;&quot;&quot;;[.AR50]*[.$C$59])">
            <text:p/>
          </table:table-cell>
          <table:table-cell table:style-name="ce1" table:formula="of:=IF([.AS50]=&quot;&quot;;&quot;&quot;;[.AS50]*[.$C$59])">
            <text:p/>
          </table:table-cell>
          <table:table-cell table:style-name="ce1" table:formula="of:=IF([.AT50]=&quot;&quot;;&quot;&quot;;[.AT50]*[.$C$59])">
            <text:p/>
          </table:table-cell>
          <table:table-cell table:style-name="ce1" table:formula="of:=IF([.AU50]=&quot;&quot;;&quot;&quot;;[.AU50]*[.$C$59])">
            <text:p/>
          </table:table-cell>
          <table:table-cell table:style-name="ce1" table:formula="of:=IF([.AV50]=&quot;&quot;;&quot;&quot;;[.AV50]*[.$C$59])">
            <text:p/>
          </table:table-cell>
          <table:table-cell table:style-name="ce1" table:formula="of:=IF([.AW50]=&quot;&quot;;&quot;&quot;;[.AW50]*[.$C$59])">
            <text:p/>
          </table:table-cell>
          <table:table-cell table:style-name="ce1" table:formula="of:=IF([.AX50]=&quot;&quot;;&quot;&quot;;[.AX50]*[.$C$59])">
            <text:p/>
          </table:table-cell>
          <table:table-cell table:style-name="ce1" table:formula="of:=IF([.AY50]=&quot;&quot;;&quot;&quot;;[.AY50]*[.$C$59])">
            <text:p/>
          </table:table-cell>
          <table:table-cell table:style-name="ce1" table:formula="of:=IF([.AZ50]=&quot;&quot;;&quot;&quot;;[.AZ50]*[.$C$59])">
            <text:p/>
          </table:table-cell>
          <table:table-cell table:style-name="ce1" table:formula="of:=IF([.BA50]=&quot;&quot;;&quot;&quot;;[.BA50]*[.$C$59])">
            <text:p/>
          </table:table-cell>
          <table:table-cell table:style-name="ce1" table:formula="of:=IF([.BB50]=&quot;&quot;;&quot;&quot;;[.BB50]*[.$C$59])">
            <text:p/>
          </table:table-cell>
          <table:table-cell table:style-name="ce1" table:formula="of:=IF([.BC50]=&quot;&quot;;&quot;&quot;;[.BC50]*[.$C$59])">
            <text:p/>
          </table:table-cell>
          <table:table-cell table:style-name="ce1" table:formula="of:=IF([.BD50]=&quot;&quot;;&quot;&quot;;[.BD50]*[.$C$59])">
            <text:p/>
          </table:table-cell>
          <table:table-cell table:style-name="ce1" table:formula="of:=IF([.BE50]=&quot;&quot;;&quot;&quot;;[.BE50]*[.$C$59])">
            <text:p/>
          </table:table-cell>
          <table:table-cell table:style-name="ce1" table:formula="of:=IF([.BF50]=&quot;&quot;;&quot;&quot;;[.BF50]*[.$C$59])">
            <text:p/>
          </table:table-cell>
          <table:table-cell table:style-name="ce1" table:formula="of:=IF([.BG50]=&quot;&quot;;&quot;&quot;;[.BG50]*[.$C$59])">
            <text:p/>
          </table:table-cell>
          <table:table-cell table:style-name="ce1" table:formula="of:=IF([.BH50]=&quot;&quot;;&quot;&quot;;[.BH50]*[.$C$59])">
            <text:p/>
          </table:table-cell>
          <table:table-cell table:style-name="ce1" table:formula="of:=IF([.BI50]=&quot;&quot;;&quot;&quot;;[.BI50]*[.$C$59])">
            <text:p/>
          </table:table-cell>
          <table:table-cell table:style-name="ce1" table:formula="of:=IF([.BJ50]=&quot;&quot;;&quot;&quot;;[.BJ50]*[.$C$59])">
            <text:p/>
          </table:table-cell>
          <table:table-cell table:style-name="ce1" table:formula="of:=IF([.BK50]=&quot;&quot;;&quot;&quot;;[.BK50]*[.$C$59])">
            <text:p/>
          </table:table-cell>
          <table:table-cell table:style-name="ce1" table:formula="of:=IF([.BL50]=&quot;&quot;;&quot;&quot;;[.BL50]*[.$C$59])">
            <text:p/>
          </table:table-cell>
          <table:table-cell table:style-name="ce1" table:formula="of:=IF([.BM50]=&quot;&quot;;&quot;&quot;;[.BM50]*[.$C$59])">
            <text:p/>
          </table:table-cell>
          <table:table-cell table:style-name="ce1" table:formula="of:=IF([.BN50]=&quot;&quot;;&quot;&quot;;[.BN50]*[.$C$59])">
            <text:p/>
          </table:table-cell>
          <table:table-cell table:style-name="ce1" table:formula="of:=IF([.BO50]=&quot;&quot;;&quot;&quot;;[.BO50]*[.$C$59])">
            <text:p/>
          </table:table-cell>
          <table:table-cell table:style-name="ce1" table:formula="of:=IF([.BP50]=&quot;&quot;;&quot;&quot;;[.BP50]*[.$C$59])">
            <text:p/>
          </table:table-cell>
          <table:table-cell table:style-name="ce1" table:formula="of:=IF([.BQ50]=&quot;&quot;;&quot;&quot;;[.BQ50]*[.$C$59])">
            <text:p/>
          </table:table-cell>
          <table:table-cell table:style-name="ce1" table:formula="of:=IF([.BR50]=&quot;&quot;;&quot;&quot;;[.BR50]*[.$C$59])">
            <text:p/>
          </table:table-cell>
          <table:table-cell table:style-name="ce1" table:formula="of:=IF([.BS50]=&quot;&quot;;&quot;&quot;;[.BS50]*[.$C$59])">
            <text:p/>
          </table:table-cell>
          <table:table-cell table:style-name="ce1" table:formula="of:=IF([.BT50]=&quot;&quot;;&quot;&quot;;[.BT50]*[.$C$59])">
            <text:p/>
          </table:table-cell>
          <table:table-cell table:style-name="ce1" table:formula="of:=IF([.BU50]=&quot;&quot;;&quot;&quot;;[.BU50]*[.$C$59])">
            <text:p/>
          </table:table-cell>
          <table:table-cell table:style-name="ce1" table:formula="of:=IF([.BV50]=&quot;&quot;;&quot;&quot;;[.BV50]*[.$C$59])">
            <text:p/>
          </table:table-cell>
          <table:table-cell table:style-name="ce1" table:formula="of:=IF([.BW50]=&quot;&quot;;&quot;&quot;;[.BW50]*[.$C$59])">
            <text:p/>
          </table:table-cell>
          <table:table-cell table:style-name="ce1" table:formula="of:=IF([.BX50]=&quot;&quot;;&quot;&quot;;[.BX50]*[.$C$59])">
            <text:p/>
          </table:table-cell>
          <table:table-cell table:style-name="ce1" table:formula="of:=IF([.BY50]=&quot;&quot;;&quot;&quot;;[.BY50]*[.$C$59])">
            <text:p/>
          </table:table-cell>
          <table:table-cell table:style-name="ce1" table:formula="of:=IF([.BZ50]=&quot;&quot;;&quot;&quot;;[.BZ50]*[.$C$59])">
            <text:p/>
          </table:table-cell>
          <table:table-cell table:style-name="ce1" table:formula="of:=IF([.CA50]=&quot;&quot;;&quot;&quot;;[.CA50]*[.$C$59])">
            <text:p/>
          </table:table-cell>
          <table:table-cell table:style-name="ce1" table:formula="of:=IF([.CB50]=&quot;&quot;;&quot;&quot;;[.CB50]*[.$C$59])">
            <text:p/>
          </table:table-cell>
          <table:table-cell table:style-name="ce1" table:formula="of:=IF([.CC50]=&quot;&quot;;&quot;&quot;;[.CC50]*[.$C$59])">
            <text:p/>
          </table:table-cell>
          <table:table-cell table:style-name="ce1" table:formula="of:=IF([.CD50]=&quot;&quot;;&quot;&quot;;[.CD50]*[.$C$59])">
            <text:p/>
          </table:table-cell>
          <table:table-cell table:style-name="ce1" table:formula="of:=IF([.CE50]=&quot;&quot;;&quot;&quot;;[.CE50]*[.$C$59])">
            <text:p/>
          </table:table-cell>
          <table:table-cell table:style-name="ce1" table:formula="of:=IF([.CF50]=&quot;&quot;;&quot;&quot;;[.CF50]*[.$C$59])">
            <text:p/>
          </table:table-cell>
          <table:table-cell table:style-name="ce1" table:formula="of:=IF([.CG50]=&quot;&quot;;&quot;&quot;;[.CG50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1]=&quot;&quot;;&quot;&quot;;[.D51]*[.$C$59])" office:value-type="float" office:value="269.81384">
            <text:p>269.81384</text:p>
          </table:table-cell>
          <table:table-cell table:style-name="ce1" table:formula="of:=IF([.E51]=&quot;&quot;;&quot;&quot;;[.E51]*[.$C$59])" office:value-type="float" office:value="261.31716">
            <text:p>261.31716</text:p>
          </table:table-cell>
          <table:table-cell table:style-name="ce1" table:formula="of:=IF([.F51]=&quot;&quot;;&quot;&quot;;[.F51]*[.$C$59])" office:value-type="float" office:value="0.37443">
            <text:p>0.37443</text:p>
          </table:table-cell>
          <table:table-cell table:style-name="ce1" table:formula="of:=IF([.G51]=&quot;&quot;;&quot;&quot;;[.G51]*[.$C$59])" office:value-type="float" office:value="61.67523">
            <text:p>61.67523</text:p>
          </table:table-cell>
          <table:table-cell table:style-name="ce1" table:formula="of:=IF([.H51]=&quot;&quot;;&quot;&quot;;[.H51]*[.$C$59])" office:value-type="float" office:value="7.50749">
            <text:p>7.50749</text:p>
          </table:table-cell>
          <table:table-cell table:style-name="ce1" table:formula="of:=IF([.I51]=&quot;&quot;;&quot;&quot;;[.I51]*[.$C$59])" office:value-type="float" office:value="-1.75494">
            <text:p>-1.75494</text:p>
          </table:table-cell>
          <table:table-cell table:style-name="ce1" table:formula="of:=IF([.J51]=&quot;&quot;;&quot;&quot;;[.J51]*[.$C$59])" office:value-type="float" office:value="0.46752">
            <text:p>0.46752</text:p>
          </table:table-cell>
          <table:table-cell table:style-name="ce1" table:formula="of:=IF([.K51]=&quot;&quot;;&quot;&quot;;[.K51]*[.$C$59])" office:value-type="float" office:value="-64.95007">
            <text:p>-64.95007</text:p>
          </table:table-cell>
          <table:table-cell table:style-name="ce1" table:formula="of:=IF([.L51]=&quot;&quot;;&quot;&quot;;[.L51]*[.$C$59])">
            <text:p/>
          </table:table-cell>
          <table:table-cell table:style-name="ce1" table:formula="of:=IF([.M51]=&quot;&quot;;&quot;&quot;;[.M51]*[.$C$59])">
            <text:p/>
          </table:table-cell>
          <table:table-cell table:style-name="ce1" table:formula="of:=IF([.N51]=&quot;&quot;;&quot;&quot;;[.N51]*[.$C$59])">
            <text:p/>
          </table:table-cell>
          <table:table-cell table:style-name="ce1" table:formula="of:=IF([.O51]=&quot;&quot;;&quot;&quot;;[.O51]*[.$C$59])">
            <text:p/>
          </table:table-cell>
          <table:table-cell table:style-name="ce1" table:formula="of:=IF([.P51]=&quot;&quot;;&quot;&quot;;[.P51]*[.$C$59])">
            <text:p/>
          </table:table-cell>
          <table:table-cell table:style-name="ce1" table:formula="of:=IF([.Q51]=&quot;&quot;;&quot;&quot;;[.Q51]*[.$C$59])">
            <text:p/>
          </table:table-cell>
          <table:table-cell table:style-name="ce1" table:formula="of:=IF([.R51]=&quot;&quot;;&quot;&quot;;[.R51]*[.$C$59])">
            <text:p/>
          </table:table-cell>
          <table:table-cell table:style-name="ce1" table:formula="of:=IF([.S51]=&quot;&quot;;&quot;&quot;;[.S51]*[.$C$59])">
            <text:p/>
          </table:table-cell>
          <table:table-cell table:style-name="ce1" table:formula="of:=IF([.T51]=&quot;&quot;;&quot;&quot;;[.T51]*[.$C$59])">
            <text:p/>
          </table:table-cell>
          <table:table-cell table:style-name="ce1" table:formula="of:=IF([.U51]=&quot;&quot;;&quot;&quot;;[.U51]*[.$C$59])">
            <text:p/>
          </table:table-cell>
          <table:table-cell table:style-name="ce1" table:formula="of:=IF([.V51]=&quot;&quot;;&quot;&quot;;[.V51]*[.$C$59])">
            <text:p/>
          </table:table-cell>
          <table:table-cell table:style-name="ce1" table:formula="of:=IF([.W51]=&quot;&quot;;&quot;&quot;;[.W51]*[.$C$59])">
            <text:p/>
          </table:table-cell>
          <table:table-cell table:style-name="ce1" table:formula="of:=IF([.X51]=&quot;&quot;;&quot;&quot;;[.X51]*[.$C$59])">
            <text:p/>
          </table:table-cell>
          <table:table-cell table:style-name="ce1" table:formula="of:=IF([.Y51]=&quot;&quot;;&quot;&quot;;[.Y51]*[.$C$59])">
            <text:p/>
          </table:table-cell>
          <table:table-cell table:style-name="ce1" table:formula="of:=IF([.Z51]=&quot;&quot;;&quot;&quot;;[.Z51]*[.$C$59])">
            <text:p/>
          </table:table-cell>
          <table:table-cell table:style-name="ce1" table:formula="of:=IF([.AA51]=&quot;&quot;;&quot;&quot;;[.AA51]*[.$C$59])">
            <text:p/>
          </table:table-cell>
          <table:table-cell table:style-name="ce1" table:formula="of:=IF([.AB51]=&quot;&quot;;&quot;&quot;;[.AB51]*[.$C$59])">
            <text:p/>
          </table:table-cell>
          <table:table-cell table:style-name="ce1" table:formula="of:=IF([.AC51]=&quot;&quot;;&quot;&quot;;[.AC51]*[.$C$59])">
            <text:p/>
          </table:table-cell>
          <table:table-cell table:style-name="ce1" table:formula="of:=IF([.AD51]=&quot;&quot;;&quot;&quot;;[.AD51]*[.$C$59])">
            <text:p/>
          </table:table-cell>
          <table:table-cell table:style-name="ce1" table:formula="of:=IF([.AE51]=&quot;&quot;;&quot;&quot;;[.AE51]*[.$C$59])">
            <text:p/>
          </table:table-cell>
          <table:table-cell table:style-name="ce1" table:formula="of:=IF([.AF51]=&quot;&quot;;&quot;&quot;;[.AF51]*[.$C$59])">
            <text:p/>
          </table:table-cell>
          <table:table-cell table:style-name="ce1" table:formula="of:=IF([.AG51]=&quot;&quot;;&quot;&quot;;[.AG51]*[.$C$59])">
            <text:p/>
          </table:table-cell>
          <table:table-cell table:style-name="ce1" table:formula="of:=IF([.AH51]=&quot;&quot;;&quot;&quot;;[.AH51]*[.$C$59])">
            <text:p/>
          </table:table-cell>
          <table:table-cell table:style-name="ce1" table:formula="of:=IF([.AI51]=&quot;&quot;;&quot;&quot;;[.AI51]*[.$C$59])">
            <text:p/>
          </table:table-cell>
          <table:table-cell table:style-name="ce1" table:formula="of:=IF([.AJ51]=&quot;&quot;;&quot;&quot;;[.AJ51]*[.$C$59])">
            <text:p/>
          </table:table-cell>
          <table:table-cell table:style-name="ce1" table:formula="of:=IF([.AK51]=&quot;&quot;;&quot;&quot;;[.AK51]*[.$C$59])">
            <text:p/>
          </table:table-cell>
          <table:table-cell table:style-name="ce1" table:formula="of:=IF([.AL51]=&quot;&quot;;&quot;&quot;;[.AL51]*[.$C$59])">
            <text:p/>
          </table:table-cell>
          <table:table-cell table:style-name="ce1" table:formula="of:=IF([.AM51]=&quot;&quot;;&quot;&quot;;[.AM51]*[.$C$59])">
            <text:p/>
          </table:table-cell>
          <table:table-cell table:style-name="ce1" table:formula="of:=IF([.AN51]=&quot;&quot;;&quot;&quot;;[.AN51]*[.$C$59])">
            <text:p/>
          </table:table-cell>
          <table:table-cell table:style-name="ce1" table:formula="of:=IF([.AO51]=&quot;&quot;;&quot;&quot;;[.AO51]*[.$C$59])">
            <text:p/>
          </table:table-cell>
          <table:table-cell table:style-name="ce1" table:formula="of:=IF([.AP51]=&quot;&quot;;&quot;&quot;;[.AP51]*[.$C$59])">
            <text:p/>
          </table:table-cell>
          <table:table-cell table:style-name="ce1" table:formula="of:=IF([.AQ51]=&quot;&quot;;&quot;&quot;;[.AQ51]*[.$C$59])">
            <text:p/>
          </table:table-cell>
          <table:table-cell table:style-name="ce1" table:formula="of:=IF([.AR51]=&quot;&quot;;&quot;&quot;;[.AR51]*[.$C$59])">
            <text:p/>
          </table:table-cell>
          <table:table-cell table:style-name="ce1" table:formula="of:=IF([.AS51]=&quot;&quot;;&quot;&quot;;[.AS51]*[.$C$59])">
            <text:p/>
          </table:table-cell>
          <table:table-cell table:style-name="ce1" table:formula="of:=IF([.AT51]=&quot;&quot;;&quot;&quot;;[.AT51]*[.$C$59])">
            <text:p/>
          </table:table-cell>
          <table:table-cell table:style-name="ce1" table:formula="of:=IF([.AU51]=&quot;&quot;;&quot;&quot;;[.AU51]*[.$C$59])">
            <text:p/>
          </table:table-cell>
          <table:table-cell table:style-name="ce1" table:formula="of:=IF([.AV51]=&quot;&quot;;&quot;&quot;;[.AV51]*[.$C$59])">
            <text:p/>
          </table:table-cell>
          <table:table-cell table:style-name="ce1" table:formula="of:=IF([.AW51]=&quot;&quot;;&quot;&quot;;[.AW51]*[.$C$59])">
            <text:p/>
          </table:table-cell>
          <table:table-cell table:style-name="ce1" table:formula="of:=IF([.AX51]=&quot;&quot;;&quot;&quot;;[.AX51]*[.$C$59])">
            <text:p/>
          </table:table-cell>
          <table:table-cell table:style-name="ce1" table:formula="of:=IF([.AY51]=&quot;&quot;;&quot;&quot;;[.AY51]*[.$C$59])">
            <text:p/>
          </table:table-cell>
          <table:table-cell table:style-name="ce1" table:formula="of:=IF([.AZ51]=&quot;&quot;;&quot;&quot;;[.AZ51]*[.$C$59])">
            <text:p/>
          </table:table-cell>
          <table:table-cell table:style-name="ce1" table:formula="of:=IF([.BA51]=&quot;&quot;;&quot;&quot;;[.BA51]*[.$C$59])">
            <text:p/>
          </table:table-cell>
          <table:table-cell table:style-name="ce1" table:formula="of:=IF([.BB51]=&quot;&quot;;&quot;&quot;;[.BB51]*[.$C$59])">
            <text:p/>
          </table:table-cell>
          <table:table-cell table:style-name="ce1" table:formula="of:=IF([.BC51]=&quot;&quot;;&quot;&quot;;[.BC51]*[.$C$59])">
            <text:p/>
          </table:table-cell>
          <table:table-cell table:style-name="ce1" table:formula="of:=IF([.BD51]=&quot;&quot;;&quot;&quot;;[.BD51]*[.$C$59])">
            <text:p/>
          </table:table-cell>
          <table:table-cell table:style-name="ce1" table:formula="of:=IF([.BE51]=&quot;&quot;;&quot;&quot;;[.BE51]*[.$C$59])">
            <text:p/>
          </table:table-cell>
          <table:table-cell table:style-name="ce1" table:formula="of:=IF([.BF51]=&quot;&quot;;&quot;&quot;;[.BF51]*[.$C$59])">
            <text:p/>
          </table:table-cell>
          <table:table-cell table:style-name="ce1" table:formula="of:=IF([.BG51]=&quot;&quot;;&quot;&quot;;[.BG51]*[.$C$59])">
            <text:p/>
          </table:table-cell>
          <table:table-cell table:style-name="ce1" table:formula="of:=IF([.BH51]=&quot;&quot;;&quot;&quot;;[.BH51]*[.$C$59])">
            <text:p/>
          </table:table-cell>
          <table:table-cell table:style-name="ce1" table:formula="of:=IF([.BI51]=&quot;&quot;;&quot;&quot;;[.BI51]*[.$C$59])">
            <text:p/>
          </table:table-cell>
          <table:table-cell table:style-name="ce1" table:formula="of:=IF([.BJ51]=&quot;&quot;;&quot;&quot;;[.BJ51]*[.$C$59])">
            <text:p/>
          </table:table-cell>
          <table:table-cell table:style-name="ce1" table:formula="of:=IF([.BK51]=&quot;&quot;;&quot;&quot;;[.BK51]*[.$C$59])">
            <text:p/>
          </table:table-cell>
          <table:table-cell table:style-name="ce1" table:formula="of:=IF([.BL51]=&quot;&quot;;&quot;&quot;;[.BL51]*[.$C$59])">
            <text:p/>
          </table:table-cell>
          <table:table-cell table:style-name="ce1" table:formula="of:=IF([.BM51]=&quot;&quot;;&quot;&quot;;[.BM51]*[.$C$59])">
            <text:p/>
          </table:table-cell>
          <table:table-cell table:style-name="ce1" table:formula="of:=IF([.BN51]=&quot;&quot;;&quot;&quot;;[.BN51]*[.$C$59])">
            <text:p/>
          </table:table-cell>
          <table:table-cell table:style-name="ce1" table:formula="of:=IF([.BO51]=&quot;&quot;;&quot;&quot;;[.BO51]*[.$C$59])">
            <text:p/>
          </table:table-cell>
          <table:table-cell table:style-name="ce1" table:formula="of:=IF([.BP51]=&quot;&quot;;&quot;&quot;;[.BP51]*[.$C$59])">
            <text:p/>
          </table:table-cell>
          <table:table-cell table:style-name="ce1" table:formula="of:=IF([.BQ51]=&quot;&quot;;&quot;&quot;;[.BQ51]*[.$C$59])">
            <text:p/>
          </table:table-cell>
          <table:table-cell table:style-name="ce1" table:formula="of:=IF([.BR51]=&quot;&quot;;&quot;&quot;;[.BR51]*[.$C$59])">
            <text:p/>
          </table:table-cell>
          <table:table-cell table:style-name="ce1" table:formula="of:=IF([.BS51]=&quot;&quot;;&quot;&quot;;[.BS51]*[.$C$59])">
            <text:p/>
          </table:table-cell>
          <table:table-cell table:style-name="ce1" table:formula="of:=IF([.BT51]=&quot;&quot;;&quot;&quot;;[.BT51]*[.$C$59])">
            <text:p/>
          </table:table-cell>
          <table:table-cell table:style-name="ce1" table:formula="of:=IF([.BU51]=&quot;&quot;;&quot;&quot;;[.BU51]*[.$C$59])">
            <text:p/>
          </table:table-cell>
          <table:table-cell table:style-name="ce1" table:formula="of:=IF([.BV51]=&quot;&quot;;&quot;&quot;;[.BV51]*[.$C$59])">
            <text:p/>
          </table:table-cell>
          <table:table-cell table:style-name="ce1" table:formula="of:=IF([.BW51]=&quot;&quot;;&quot;&quot;;[.BW51]*[.$C$59])">
            <text:p/>
          </table:table-cell>
          <table:table-cell table:style-name="ce1" table:formula="of:=IF([.BX51]=&quot;&quot;;&quot;&quot;;[.BX51]*[.$C$59])">
            <text:p/>
          </table:table-cell>
          <table:table-cell table:style-name="ce1" table:formula="of:=IF([.BY51]=&quot;&quot;;&quot;&quot;;[.BY51]*[.$C$59])">
            <text:p/>
          </table:table-cell>
          <table:table-cell table:style-name="ce1" table:formula="of:=IF([.BZ51]=&quot;&quot;;&quot;&quot;;[.BZ51]*[.$C$59])">
            <text:p/>
          </table:table-cell>
          <table:table-cell table:style-name="ce1" table:formula="of:=IF([.CA51]=&quot;&quot;;&quot;&quot;;[.CA51]*[.$C$59])">
            <text:p/>
          </table:table-cell>
          <table:table-cell table:style-name="ce1" table:formula="of:=IF([.CB51]=&quot;&quot;;&quot;&quot;;[.CB51]*[.$C$59])">
            <text:p/>
          </table:table-cell>
          <table:table-cell table:style-name="ce1" table:formula="of:=IF([.CC51]=&quot;&quot;;&quot;&quot;;[.CC51]*[.$C$59])">
            <text:p/>
          </table:table-cell>
          <table:table-cell table:style-name="ce1" table:formula="of:=IF([.CD51]=&quot;&quot;;&quot;&quot;;[.CD51]*[.$C$59])">
            <text:p/>
          </table:table-cell>
          <table:table-cell table:style-name="ce1" table:formula="of:=IF([.CE51]=&quot;&quot;;&quot;&quot;;[.CE51]*[.$C$59])">
            <text:p/>
          </table:table-cell>
          <table:table-cell table:style-name="ce1" table:formula="of:=IF([.CF51]=&quot;&quot;;&quot;&quot;;[.CF51]*[.$C$59])">
            <text:p/>
          </table:table-cell>
          <table:table-cell table:style-name="ce1" table:formula="of:=IF([.CG51]=&quot;&quot;;&quot;&quot;;[.CG51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2]=&quot;&quot;;&quot;&quot;;[.D52]*[.$C$59])" office:value-type="float" office:value="248.24708">
            <text:p>248.24708</text:p>
          </table:table-cell>
          <table:table-cell table:style-name="ce1" table:formula="of:=IF([.E52]=&quot;&quot;;&quot;&quot;;[.E52]*[.$C$59])" office:value-type="float" office:value="416.1835">
            <text:p>416.1835</text:p>
          </table:table-cell>
          <table:table-cell table:style-name="ce1" table:formula="of:=IF([.F52]=&quot;&quot;;&quot;&quot;;[.F52]*[.$C$59])" office:value-type="float" office:value="-0.33267">
            <text:p>-0.33267</text:p>
          </table:table-cell>
          <table:table-cell table:style-name="ce1" table:formula="of:=IF([.G52]=&quot;&quot;;&quot;&quot;;[.G52]*[.$C$59])" office:value-type="float" office:value="81.82777">
            <text:p>81.82777</text:p>
          </table:table-cell>
          <table:table-cell table:style-name="ce1" table:formula="of:=IF([.H52]=&quot;&quot;;&quot;&quot;;[.H52]*[.$C$59])" office:value-type="float" office:value="2.98445">
            <text:p>2.98445</text:p>
          </table:table-cell>
          <table:table-cell table:style-name="ce1" table:formula="of:=IF([.I52]=&quot;&quot;;&quot;&quot;;[.I52]*[.$C$59])" office:value-type="float" office:value="3.77018">
            <text:p>3.77018</text:p>
          </table:table-cell>
          <table:table-cell table:style-name="ce1" table:formula="of:=IF([.J52]=&quot;&quot;;&quot;&quot;;[.J52]*[.$C$59])" office:value-type="float" office:value="0.64429">
            <text:p>0.64429</text:p>
          </table:table-cell>
          <table:table-cell table:style-name="ce1" table:formula="of:=IF([.K52]=&quot;&quot;;&quot;&quot;;[.K52]*[.$C$59])" office:value-type="float" office:value="-83.51162">
            <text:p>-83.51162</text:p>
          </table:table-cell>
          <table:table-cell table:style-name="ce1" table:formula="of:=IF([.L52]=&quot;&quot;;&quot;&quot;;[.L52]*[.$C$59])">
            <text:p/>
          </table:table-cell>
          <table:table-cell table:style-name="ce1" table:formula="of:=IF([.M52]=&quot;&quot;;&quot;&quot;;[.M52]*[.$C$59])">
            <text:p/>
          </table:table-cell>
          <table:table-cell table:style-name="ce1" table:formula="of:=IF([.N52]=&quot;&quot;;&quot;&quot;;[.N52]*[.$C$59])">
            <text:p/>
          </table:table-cell>
          <table:table-cell table:style-name="ce1" table:formula="of:=IF([.O52]=&quot;&quot;;&quot;&quot;;[.O52]*[.$C$59])">
            <text:p/>
          </table:table-cell>
          <table:table-cell table:style-name="ce1" table:formula="of:=IF([.P52]=&quot;&quot;;&quot;&quot;;[.P52]*[.$C$59])">
            <text:p/>
          </table:table-cell>
          <table:table-cell table:style-name="ce1" table:formula="of:=IF([.Q52]=&quot;&quot;;&quot;&quot;;[.Q52]*[.$C$59])">
            <text:p/>
          </table:table-cell>
          <table:table-cell table:style-name="ce1" table:formula="of:=IF([.R52]=&quot;&quot;;&quot;&quot;;[.R52]*[.$C$59])">
            <text:p/>
          </table:table-cell>
          <table:table-cell table:style-name="ce1" table:formula="of:=IF([.S52]=&quot;&quot;;&quot;&quot;;[.S52]*[.$C$59])">
            <text:p/>
          </table:table-cell>
          <table:table-cell table:style-name="ce1" table:formula="of:=IF([.T52]=&quot;&quot;;&quot;&quot;;[.T52]*[.$C$59])">
            <text:p/>
          </table:table-cell>
          <table:table-cell table:style-name="ce1" table:formula="of:=IF([.U52]=&quot;&quot;;&quot;&quot;;[.U52]*[.$C$59])">
            <text:p/>
          </table:table-cell>
          <table:table-cell table:style-name="ce1" table:formula="of:=IF([.V52]=&quot;&quot;;&quot;&quot;;[.V52]*[.$C$59])">
            <text:p/>
          </table:table-cell>
          <table:table-cell table:style-name="ce1" table:formula="of:=IF([.W52]=&quot;&quot;;&quot;&quot;;[.W52]*[.$C$59])">
            <text:p/>
          </table:table-cell>
          <table:table-cell table:style-name="ce1" table:formula="of:=IF([.X52]=&quot;&quot;;&quot;&quot;;[.X52]*[.$C$59])">
            <text:p/>
          </table:table-cell>
          <table:table-cell table:style-name="ce1" table:formula="of:=IF([.Y52]=&quot;&quot;;&quot;&quot;;[.Y52]*[.$C$59])">
            <text:p/>
          </table:table-cell>
          <table:table-cell table:style-name="ce1" table:formula="of:=IF([.Z52]=&quot;&quot;;&quot;&quot;;[.Z52]*[.$C$59])">
            <text:p/>
          </table:table-cell>
          <table:table-cell table:style-name="ce1" table:formula="of:=IF([.AA52]=&quot;&quot;;&quot;&quot;;[.AA52]*[.$C$59])">
            <text:p/>
          </table:table-cell>
          <table:table-cell table:style-name="ce1" table:formula="of:=IF([.AB52]=&quot;&quot;;&quot;&quot;;[.AB52]*[.$C$59])">
            <text:p/>
          </table:table-cell>
          <table:table-cell table:style-name="ce1" table:formula="of:=IF([.AC52]=&quot;&quot;;&quot;&quot;;[.AC52]*[.$C$59])">
            <text:p/>
          </table:table-cell>
          <table:table-cell table:style-name="ce1" table:formula="of:=IF([.AD52]=&quot;&quot;;&quot;&quot;;[.AD52]*[.$C$59])">
            <text:p/>
          </table:table-cell>
          <table:table-cell table:style-name="ce1" table:formula="of:=IF([.AE52]=&quot;&quot;;&quot;&quot;;[.AE52]*[.$C$59])">
            <text:p/>
          </table:table-cell>
          <table:table-cell table:style-name="ce1" table:formula="of:=IF([.AF52]=&quot;&quot;;&quot;&quot;;[.AF52]*[.$C$59])">
            <text:p/>
          </table:table-cell>
          <table:table-cell table:style-name="ce1" table:formula="of:=IF([.AG52]=&quot;&quot;;&quot;&quot;;[.AG52]*[.$C$59])">
            <text:p/>
          </table:table-cell>
          <table:table-cell table:style-name="ce1" table:formula="of:=IF([.AH52]=&quot;&quot;;&quot;&quot;;[.AH52]*[.$C$59])">
            <text:p/>
          </table:table-cell>
          <table:table-cell table:style-name="ce1" table:formula="of:=IF([.AI52]=&quot;&quot;;&quot;&quot;;[.AI52]*[.$C$59])">
            <text:p/>
          </table:table-cell>
          <table:table-cell table:style-name="ce1" table:formula="of:=IF([.AJ52]=&quot;&quot;;&quot;&quot;;[.AJ52]*[.$C$59])">
            <text:p/>
          </table:table-cell>
          <table:table-cell table:style-name="ce1" table:formula="of:=IF([.AK52]=&quot;&quot;;&quot;&quot;;[.AK52]*[.$C$59])">
            <text:p/>
          </table:table-cell>
          <table:table-cell table:style-name="ce1" table:formula="of:=IF([.AL52]=&quot;&quot;;&quot;&quot;;[.AL52]*[.$C$59])">
            <text:p/>
          </table:table-cell>
          <table:table-cell table:style-name="ce1" table:formula="of:=IF([.AM52]=&quot;&quot;;&quot;&quot;;[.AM52]*[.$C$59])">
            <text:p/>
          </table:table-cell>
          <table:table-cell table:style-name="ce1" table:formula="of:=IF([.AN52]=&quot;&quot;;&quot;&quot;;[.AN52]*[.$C$59])">
            <text:p/>
          </table:table-cell>
          <table:table-cell table:style-name="ce1" table:formula="of:=IF([.AO52]=&quot;&quot;;&quot;&quot;;[.AO52]*[.$C$59])">
            <text:p/>
          </table:table-cell>
          <table:table-cell table:style-name="ce1" table:formula="of:=IF([.AP52]=&quot;&quot;;&quot;&quot;;[.AP52]*[.$C$59])">
            <text:p/>
          </table:table-cell>
          <table:table-cell table:style-name="ce1" table:formula="of:=IF([.AQ52]=&quot;&quot;;&quot;&quot;;[.AQ52]*[.$C$59])">
            <text:p/>
          </table:table-cell>
          <table:table-cell table:style-name="ce1" table:formula="of:=IF([.AR52]=&quot;&quot;;&quot;&quot;;[.AR52]*[.$C$59])">
            <text:p/>
          </table:table-cell>
          <table:table-cell table:style-name="ce1" table:formula="of:=IF([.AS52]=&quot;&quot;;&quot;&quot;;[.AS52]*[.$C$59])">
            <text:p/>
          </table:table-cell>
          <table:table-cell table:style-name="ce1" table:formula="of:=IF([.AT52]=&quot;&quot;;&quot;&quot;;[.AT52]*[.$C$59])">
            <text:p/>
          </table:table-cell>
          <table:table-cell table:style-name="ce1" table:formula="of:=IF([.AU52]=&quot;&quot;;&quot;&quot;;[.AU52]*[.$C$59])">
            <text:p/>
          </table:table-cell>
          <table:table-cell table:style-name="ce1" table:formula="of:=IF([.AV52]=&quot;&quot;;&quot;&quot;;[.AV52]*[.$C$59])">
            <text:p/>
          </table:table-cell>
          <table:table-cell table:style-name="ce1" table:formula="of:=IF([.AW52]=&quot;&quot;;&quot;&quot;;[.AW52]*[.$C$59])">
            <text:p/>
          </table:table-cell>
          <table:table-cell table:style-name="ce1" table:formula="of:=IF([.AX52]=&quot;&quot;;&quot;&quot;;[.AX52]*[.$C$59])">
            <text:p/>
          </table:table-cell>
          <table:table-cell table:style-name="ce1" table:formula="of:=IF([.AY52]=&quot;&quot;;&quot;&quot;;[.AY52]*[.$C$59])">
            <text:p/>
          </table:table-cell>
          <table:table-cell table:style-name="ce1" table:formula="of:=IF([.AZ52]=&quot;&quot;;&quot;&quot;;[.AZ52]*[.$C$59])">
            <text:p/>
          </table:table-cell>
          <table:table-cell table:style-name="ce1" table:formula="of:=IF([.BA52]=&quot;&quot;;&quot;&quot;;[.BA52]*[.$C$59])">
            <text:p/>
          </table:table-cell>
          <table:table-cell table:style-name="ce1" table:formula="of:=IF([.BB52]=&quot;&quot;;&quot;&quot;;[.BB52]*[.$C$59])">
            <text:p/>
          </table:table-cell>
          <table:table-cell table:style-name="ce1" table:formula="of:=IF([.BC52]=&quot;&quot;;&quot;&quot;;[.BC52]*[.$C$59])">
            <text:p/>
          </table:table-cell>
          <table:table-cell table:style-name="ce1" table:formula="of:=IF([.BD52]=&quot;&quot;;&quot;&quot;;[.BD52]*[.$C$59])">
            <text:p/>
          </table:table-cell>
          <table:table-cell table:style-name="ce1" table:formula="of:=IF([.BE52]=&quot;&quot;;&quot;&quot;;[.BE52]*[.$C$59])">
            <text:p/>
          </table:table-cell>
          <table:table-cell table:style-name="ce1" table:formula="of:=IF([.BF52]=&quot;&quot;;&quot;&quot;;[.BF52]*[.$C$59])">
            <text:p/>
          </table:table-cell>
          <table:table-cell table:style-name="ce1" table:formula="of:=IF([.BG52]=&quot;&quot;;&quot;&quot;;[.BG52]*[.$C$59])">
            <text:p/>
          </table:table-cell>
          <table:table-cell table:style-name="ce1" table:formula="of:=IF([.BH52]=&quot;&quot;;&quot;&quot;;[.BH52]*[.$C$59])">
            <text:p/>
          </table:table-cell>
          <table:table-cell table:style-name="ce1" table:formula="of:=IF([.BI52]=&quot;&quot;;&quot;&quot;;[.BI52]*[.$C$59])">
            <text:p/>
          </table:table-cell>
          <table:table-cell table:style-name="ce1" table:formula="of:=IF([.BJ52]=&quot;&quot;;&quot;&quot;;[.BJ52]*[.$C$59])">
            <text:p/>
          </table:table-cell>
          <table:table-cell table:style-name="ce1" table:formula="of:=IF([.BK52]=&quot;&quot;;&quot;&quot;;[.BK52]*[.$C$59])">
            <text:p/>
          </table:table-cell>
          <table:table-cell table:style-name="ce1" table:formula="of:=IF([.BL52]=&quot;&quot;;&quot;&quot;;[.BL52]*[.$C$59])">
            <text:p/>
          </table:table-cell>
          <table:table-cell table:style-name="ce1" table:formula="of:=IF([.BM52]=&quot;&quot;;&quot;&quot;;[.BM52]*[.$C$59])">
            <text:p/>
          </table:table-cell>
          <table:table-cell table:style-name="ce1" table:formula="of:=IF([.BN52]=&quot;&quot;;&quot;&quot;;[.BN52]*[.$C$59])">
            <text:p/>
          </table:table-cell>
          <table:table-cell table:style-name="ce1" table:formula="of:=IF([.BO52]=&quot;&quot;;&quot;&quot;;[.BO52]*[.$C$59])">
            <text:p/>
          </table:table-cell>
          <table:table-cell table:style-name="ce1" table:formula="of:=IF([.BP52]=&quot;&quot;;&quot;&quot;;[.BP52]*[.$C$59])">
            <text:p/>
          </table:table-cell>
          <table:table-cell table:style-name="ce1" table:formula="of:=IF([.BQ52]=&quot;&quot;;&quot;&quot;;[.BQ52]*[.$C$59])">
            <text:p/>
          </table:table-cell>
          <table:table-cell table:style-name="ce1" table:formula="of:=IF([.BR52]=&quot;&quot;;&quot;&quot;;[.BR52]*[.$C$59])">
            <text:p/>
          </table:table-cell>
          <table:table-cell table:style-name="ce1" table:formula="of:=IF([.BS52]=&quot;&quot;;&quot;&quot;;[.BS52]*[.$C$59])">
            <text:p/>
          </table:table-cell>
          <table:table-cell table:style-name="ce1" table:formula="of:=IF([.BT52]=&quot;&quot;;&quot;&quot;;[.BT52]*[.$C$59])">
            <text:p/>
          </table:table-cell>
          <table:table-cell table:style-name="ce1" table:formula="of:=IF([.BU52]=&quot;&quot;;&quot;&quot;;[.BU52]*[.$C$59])">
            <text:p/>
          </table:table-cell>
          <table:table-cell table:style-name="ce1" table:formula="of:=IF([.BV52]=&quot;&quot;;&quot;&quot;;[.BV52]*[.$C$59])">
            <text:p/>
          </table:table-cell>
          <table:table-cell table:style-name="ce1" table:formula="of:=IF([.BW52]=&quot;&quot;;&quot;&quot;;[.BW52]*[.$C$59])">
            <text:p/>
          </table:table-cell>
          <table:table-cell table:style-name="ce1" table:formula="of:=IF([.BX52]=&quot;&quot;;&quot;&quot;;[.BX52]*[.$C$59])">
            <text:p/>
          </table:table-cell>
          <table:table-cell table:style-name="ce1" table:formula="of:=IF([.BY52]=&quot;&quot;;&quot;&quot;;[.BY52]*[.$C$59])">
            <text:p/>
          </table:table-cell>
          <table:table-cell table:style-name="ce1" table:formula="of:=IF([.BZ52]=&quot;&quot;;&quot;&quot;;[.BZ52]*[.$C$59])">
            <text:p/>
          </table:table-cell>
          <table:table-cell table:style-name="ce1" table:formula="of:=IF([.CA52]=&quot;&quot;;&quot;&quot;;[.CA52]*[.$C$59])">
            <text:p/>
          </table:table-cell>
          <table:table-cell table:style-name="ce1" table:formula="of:=IF([.CB52]=&quot;&quot;;&quot;&quot;;[.CB52]*[.$C$59])">
            <text:p/>
          </table:table-cell>
          <table:table-cell table:style-name="ce1" table:formula="of:=IF([.CC52]=&quot;&quot;;&quot;&quot;;[.CC52]*[.$C$59])">
            <text:p/>
          </table:table-cell>
          <table:table-cell table:style-name="ce1" table:formula="of:=IF([.CD52]=&quot;&quot;;&quot;&quot;;[.CD52]*[.$C$59])">
            <text:p/>
          </table:table-cell>
          <table:table-cell table:style-name="ce1" table:formula="of:=IF([.CE52]=&quot;&quot;;&quot;&quot;;[.CE52]*[.$C$59])">
            <text:p/>
          </table:table-cell>
          <table:table-cell table:style-name="ce1" table:formula="of:=IF([.CF52]=&quot;&quot;;&quot;&quot;;[.CF52]*[.$C$59])">
            <text:p/>
          </table:table-cell>
          <table:table-cell table:style-name="ce1" table:formula="of:=IF([.CG52]=&quot;&quot;;&quot;&quot;;[.CG52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3]=&quot;&quot;;&quot;&quot;;[.D53]*[.$C$59])" office:value-type="float" office:value="263.14479">
            <text:p>263.14479</text:p>
          </table:table-cell>
          <table:table-cell table:style-name="ce1" table:formula="of:=IF([.E53]=&quot;&quot;;&quot;&quot;;[.E53]*[.$C$59])" office:value-type="float" office:value="424.31522">
            <text:p>424.31522</text:p>
          </table:table-cell>
          <table:table-cell table:style-name="ce1" table:formula="of:=IF([.F53]=&quot;&quot;;&quot;&quot;;[.F53]*[.$C$59])" office:value-type="float" office:value="-1.21656">
            <text:p>-1.21656</text:p>
          </table:table-cell>
          <table:table-cell table:style-name="ce1" table:formula="of:=IF([.G53]=&quot;&quot;;&quot;&quot;;[.G53]*[.$C$59])" office:value-type="float" office:value="95.61635">
            <text:p>95.61635</text:p>
          </table:table-cell>
          <table:table-cell table:style-name="ce1" table:formula="of:=IF([.H53]=&quot;&quot;;&quot;&quot;;[.H53]*[.$C$59])" office:value-type="float" office:value="5.45933">
            <text:p>5.45933</text:p>
          </table:table-cell>
          <table:table-cell table:style-name="ce1" table:formula="of:=IF([.I53]=&quot;&quot;;&quot;&quot;;[.I53]*[.$C$59])" office:value-type="float" office:value="5.71473">
            <text:p>5.71473</text:p>
          </table:table-cell>
          <table:table-cell table:style-name="ce1" table:formula="of:=IF([.J53]=&quot;&quot;;&quot;&quot;;[.J53]*[.$C$59])" office:value-type="float" office:value="0.46752">
            <text:p>0.46752</text:p>
          </table:table-cell>
          <table:table-cell table:style-name="ce1" table:formula="of:=IF([.K53]=&quot;&quot;;&quot;&quot;;[.K53]*[.$C$59])" office:value-type="float" office:value="-98.36086">
            <text:p>-98.36086</text:p>
          </table:table-cell>
          <table:table-cell table:style-name="ce1" table:formula="of:=IF([.L53]=&quot;&quot;;&quot;&quot;;[.L53]*[.$C$59])">
            <text:p/>
          </table:table-cell>
          <table:table-cell table:style-name="ce1" table:formula="of:=IF([.M53]=&quot;&quot;;&quot;&quot;;[.M53]*[.$C$59])">
            <text:p/>
          </table:table-cell>
          <table:table-cell table:style-name="ce1" table:formula="of:=IF([.N53]=&quot;&quot;;&quot;&quot;;[.N53]*[.$C$59])">
            <text:p/>
          </table:table-cell>
          <table:table-cell table:style-name="ce1" table:formula="of:=IF([.O53]=&quot;&quot;;&quot;&quot;;[.O53]*[.$C$59])">
            <text:p/>
          </table:table-cell>
          <table:table-cell table:style-name="ce1" table:formula="of:=IF([.P53]=&quot;&quot;;&quot;&quot;;[.P53]*[.$C$59])">
            <text:p/>
          </table:table-cell>
          <table:table-cell table:style-name="ce1" table:formula="of:=IF([.Q53]=&quot;&quot;;&quot;&quot;;[.Q53]*[.$C$59])">
            <text:p/>
          </table:table-cell>
          <table:table-cell table:style-name="ce1" table:formula="of:=IF([.R53]=&quot;&quot;;&quot;&quot;;[.R53]*[.$C$59])">
            <text:p/>
          </table:table-cell>
          <table:table-cell table:style-name="ce1" table:formula="of:=IF([.S53]=&quot;&quot;;&quot;&quot;;[.S53]*[.$C$59])">
            <text:p/>
          </table:table-cell>
          <table:table-cell table:style-name="ce1" table:formula="of:=IF([.T53]=&quot;&quot;;&quot;&quot;;[.T53]*[.$C$59])">
            <text:p/>
          </table:table-cell>
          <table:table-cell table:style-name="ce1" table:formula="of:=IF([.U53]=&quot;&quot;;&quot;&quot;;[.U53]*[.$C$59])">
            <text:p/>
          </table:table-cell>
          <table:table-cell table:style-name="ce1" table:formula="of:=IF([.V53]=&quot;&quot;;&quot;&quot;;[.V53]*[.$C$59])">
            <text:p/>
          </table:table-cell>
          <table:table-cell table:style-name="ce1" table:formula="of:=IF([.W53]=&quot;&quot;;&quot;&quot;;[.W53]*[.$C$59])">
            <text:p/>
          </table:table-cell>
          <table:table-cell table:style-name="ce1" table:formula="of:=IF([.X53]=&quot;&quot;;&quot;&quot;;[.X53]*[.$C$59])">
            <text:p/>
          </table:table-cell>
          <table:table-cell table:style-name="ce1" table:formula="of:=IF([.Y53]=&quot;&quot;;&quot;&quot;;[.Y53]*[.$C$59])">
            <text:p/>
          </table:table-cell>
          <table:table-cell table:style-name="ce1" table:formula="of:=IF([.Z53]=&quot;&quot;;&quot;&quot;;[.Z53]*[.$C$59])">
            <text:p/>
          </table:table-cell>
          <table:table-cell table:style-name="ce1" table:formula="of:=IF([.AA53]=&quot;&quot;;&quot;&quot;;[.AA53]*[.$C$59])">
            <text:p/>
          </table:table-cell>
          <table:table-cell table:style-name="ce1" table:formula="of:=IF([.AB53]=&quot;&quot;;&quot;&quot;;[.AB53]*[.$C$59])">
            <text:p/>
          </table:table-cell>
          <table:table-cell table:style-name="ce1" table:formula="of:=IF([.AC53]=&quot;&quot;;&quot;&quot;;[.AC53]*[.$C$59])">
            <text:p/>
          </table:table-cell>
          <table:table-cell table:style-name="ce1" table:formula="of:=IF([.AD53]=&quot;&quot;;&quot;&quot;;[.AD53]*[.$C$59])">
            <text:p/>
          </table:table-cell>
          <table:table-cell table:style-name="ce1" table:formula="of:=IF([.AE53]=&quot;&quot;;&quot;&quot;;[.AE53]*[.$C$59])">
            <text:p/>
          </table:table-cell>
          <table:table-cell table:style-name="ce1" table:formula="of:=IF([.AF53]=&quot;&quot;;&quot;&quot;;[.AF53]*[.$C$59])">
            <text:p/>
          </table:table-cell>
          <table:table-cell table:style-name="ce1" table:formula="of:=IF([.AG53]=&quot;&quot;;&quot;&quot;;[.AG53]*[.$C$59])">
            <text:p/>
          </table:table-cell>
          <table:table-cell table:style-name="ce1" table:formula="of:=IF([.AH53]=&quot;&quot;;&quot;&quot;;[.AH53]*[.$C$59])">
            <text:p/>
          </table:table-cell>
          <table:table-cell table:style-name="ce1" table:formula="of:=IF([.AI53]=&quot;&quot;;&quot;&quot;;[.AI53]*[.$C$59])">
            <text:p/>
          </table:table-cell>
          <table:table-cell table:style-name="ce1" table:formula="of:=IF([.AJ53]=&quot;&quot;;&quot;&quot;;[.AJ53]*[.$C$59])">
            <text:p/>
          </table:table-cell>
          <table:table-cell table:style-name="ce1" table:formula="of:=IF([.AK53]=&quot;&quot;;&quot;&quot;;[.AK53]*[.$C$59])">
            <text:p/>
          </table:table-cell>
          <table:table-cell table:style-name="ce1" table:formula="of:=IF([.AL53]=&quot;&quot;;&quot;&quot;;[.AL53]*[.$C$59])">
            <text:p/>
          </table:table-cell>
          <table:table-cell table:style-name="ce1" table:formula="of:=IF([.AM53]=&quot;&quot;;&quot;&quot;;[.AM53]*[.$C$59])">
            <text:p/>
          </table:table-cell>
          <table:table-cell table:style-name="ce1" table:formula="of:=IF([.AN53]=&quot;&quot;;&quot;&quot;;[.AN53]*[.$C$59])">
            <text:p/>
          </table:table-cell>
          <table:table-cell table:style-name="ce1" table:formula="of:=IF([.AO53]=&quot;&quot;;&quot;&quot;;[.AO53]*[.$C$59])">
            <text:p/>
          </table:table-cell>
          <table:table-cell table:style-name="ce1" table:formula="of:=IF([.AP53]=&quot;&quot;;&quot;&quot;;[.AP53]*[.$C$59])">
            <text:p/>
          </table:table-cell>
          <table:table-cell table:style-name="ce1" table:formula="of:=IF([.AQ53]=&quot;&quot;;&quot;&quot;;[.AQ53]*[.$C$59])">
            <text:p/>
          </table:table-cell>
          <table:table-cell table:style-name="ce1" table:formula="of:=IF([.AR53]=&quot;&quot;;&quot;&quot;;[.AR53]*[.$C$59])">
            <text:p/>
          </table:table-cell>
          <table:table-cell table:style-name="ce1" table:formula="of:=IF([.AS53]=&quot;&quot;;&quot;&quot;;[.AS53]*[.$C$59])">
            <text:p/>
          </table:table-cell>
          <table:table-cell table:style-name="ce1" table:formula="of:=IF([.AT53]=&quot;&quot;;&quot;&quot;;[.AT53]*[.$C$59])">
            <text:p/>
          </table:table-cell>
          <table:table-cell table:style-name="ce1" table:formula="of:=IF([.AU53]=&quot;&quot;;&quot;&quot;;[.AU53]*[.$C$59])">
            <text:p/>
          </table:table-cell>
          <table:table-cell table:style-name="ce1" table:formula="of:=IF([.AV53]=&quot;&quot;;&quot;&quot;;[.AV53]*[.$C$59])">
            <text:p/>
          </table:table-cell>
          <table:table-cell table:style-name="ce1" table:formula="of:=IF([.AW53]=&quot;&quot;;&quot;&quot;;[.AW53]*[.$C$59])">
            <text:p/>
          </table:table-cell>
          <table:table-cell table:style-name="ce1" table:formula="of:=IF([.AX53]=&quot;&quot;;&quot;&quot;;[.AX53]*[.$C$59])">
            <text:p/>
          </table:table-cell>
          <table:table-cell table:style-name="ce1" table:formula="of:=IF([.AY53]=&quot;&quot;;&quot;&quot;;[.AY53]*[.$C$59])">
            <text:p/>
          </table:table-cell>
          <table:table-cell table:style-name="ce1" table:formula="of:=IF([.AZ53]=&quot;&quot;;&quot;&quot;;[.AZ53]*[.$C$59])">
            <text:p/>
          </table:table-cell>
          <table:table-cell table:style-name="ce1" table:formula="of:=IF([.BA53]=&quot;&quot;;&quot;&quot;;[.BA53]*[.$C$59])">
            <text:p/>
          </table:table-cell>
          <table:table-cell table:style-name="ce1" table:formula="of:=IF([.BB53]=&quot;&quot;;&quot;&quot;;[.BB53]*[.$C$59])">
            <text:p/>
          </table:table-cell>
          <table:table-cell table:style-name="ce1" table:formula="of:=IF([.BC53]=&quot;&quot;;&quot;&quot;;[.BC53]*[.$C$59])">
            <text:p/>
          </table:table-cell>
          <table:table-cell table:style-name="ce1" table:formula="of:=IF([.BD53]=&quot;&quot;;&quot;&quot;;[.BD53]*[.$C$59])">
            <text:p/>
          </table:table-cell>
          <table:table-cell table:style-name="ce1" table:formula="of:=IF([.BE53]=&quot;&quot;;&quot;&quot;;[.BE53]*[.$C$59])">
            <text:p/>
          </table:table-cell>
          <table:table-cell table:style-name="ce1" table:formula="of:=IF([.BF53]=&quot;&quot;;&quot;&quot;;[.BF53]*[.$C$59])">
            <text:p/>
          </table:table-cell>
          <table:table-cell table:style-name="ce1" table:formula="of:=IF([.BG53]=&quot;&quot;;&quot;&quot;;[.BG53]*[.$C$59])">
            <text:p/>
          </table:table-cell>
          <table:table-cell table:style-name="ce1" table:formula="of:=IF([.BH53]=&quot;&quot;;&quot;&quot;;[.BH53]*[.$C$59])">
            <text:p/>
          </table:table-cell>
          <table:table-cell table:style-name="ce1" table:formula="of:=IF([.BI53]=&quot;&quot;;&quot;&quot;;[.BI53]*[.$C$59])">
            <text:p/>
          </table:table-cell>
          <table:table-cell table:style-name="ce1" table:formula="of:=IF([.BJ53]=&quot;&quot;;&quot;&quot;;[.BJ53]*[.$C$59])">
            <text:p/>
          </table:table-cell>
          <table:table-cell table:style-name="ce1" table:formula="of:=IF([.BK53]=&quot;&quot;;&quot;&quot;;[.BK53]*[.$C$59])">
            <text:p/>
          </table:table-cell>
          <table:table-cell table:style-name="ce1" table:formula="of:=IF([.BL53]=&quot;&quot;;&quot;&quot;;[.BL53]*[.$C$59])">
            <text:p/>
          </table:table-cell>
          <table:table-cell table:style-name="ce1" table:formula="of:=IF([.BM53]=&quot;&quot;;&quot;&quot;;[.BM53]*[.$C$59])">
            <text:p/>
          </table:table-cell>
          <table:table-cell table:style-name="ce1" table:formula="of:=IF([.BN53]=&quot;&quot;;&quot;&quot;;[.BN53]*[.$C$59])">
            <text:p/>
          </table:table-cell>
          <table:table-cell table:style-name="ce1" table:formula="of:=IF([.BO53]=&quot;&quot;;&quot;&quot;;[.BO53]*[.$C$59])">
            <text:p/>
          </table:table-cell>
          <table:table-cell table:style-name="ce1" table:formula="of:=IF([.BP53]=&quot;&quot;;&quot;&quot;;[.BP53]*[.$C$59])">
            <text:p/>
          </table:table-cell>
          <table:table-cell table:style-name="ce1" table:formula="of:=IF([.BQ53]=&quot;&quot;;&quot;&quot;;[.BQ53]*[.$C$59])">
            <text:p/>
          </table:table-cell>
          <table:table-cell table:style-name="ce1" table:formula="of:=IF([.BR53]=&quot;&quot;;&quot;&quot;;[.BR53]*[.$C$59])">
            <text:p/>
          </table:table-cell>
          <table:table-cell table:style-name="ce1" table:formula="of:=IF([.BS53]=&quot;&quot;;&quot;&quot;;[.BS53]*[.$C$59])">
            <text:p/>
          </table:table-cell>
          <table:table-cell table:style-name="ce1" table:formula="of:=IF([.BT53]=&quot;&quot;;&quot;&quot;;[.BT53]*[.$C$59])">
            <text:p/>
          </table:table-cell>
          <table:table-cell table:style-name="ce1" table:formula="of:=IF([.BU53]=&quot;&quot;;&quot;&quot;;[.BU53]*[.$C$59])">
            <text:p/>
          </table:table-cell>
          <table:table-cell table:style-name="ce1" table:formula="of:=IF([.BV53]=&quot;&quot;;&quot;&quot;;[.BV53]*[.$C$59])">
            <text:p/>
          </table:table-cell>
          <table:table-cell table:style-name="ce1" table:formula="of:=IF([.BW53]=&quot;&quot;;&quot;&quot;;[.BW53]*[.$C$59])">
            <text:p/>
          </table:table-cell>
          <table:table-cell table:style-name="ce1" table:formula="of:=IF([.BX53]=&quot;&quot;;&quot;&quot;;[.BX53]*[.$C$59])">
            <text:p/>
          </table:table-cell>
          <table:table-cell table:style-name="ce1" table:formula="of:=IF([.BY53]=&quot;&quot;;&quot;&quot;;[.BY53]*[.$C$59])">
            <text:p/>
          </table:table-cell>
          <table:table-cell table:style-name="ce1" table:formula="of:=IF([.BZ53]=&quot;&quot;;&quot;&quot;;[.BZ53]*[.$C$59])">
            <text:p/>
          </table:table-cell>
          <table:table-cell table:style-name="ce1" table:formula="of:=IF([.CA53]=&quot;&quot;;&quot;&quot;;[.CA53]*[.$C$59])">
            <text:p/>
          </table:table-cell>
          <table:table-cell table:style-name="ce1" table:formula="of:=IF([.CB53]=&quot;&quot;;&quot;&quot;;[.CB53]*[.$C$59])">
            <text:p/>
          </table:table-cell>
          <table:table-cell table:style-name="ce1" table:formula="of:=IF([.CC53]=&quot;&quot;;&quot;&quot;;[.CC53]*[.$C$59])">
            <text:p/>
          </table:table-cell>
          <table:table-cell table:style-name="ce1" table:formula="of:=IF([.CD53]=&quot;&quot;;&quot;&quot;;[.CD53]*[.$C$59])">
            <text:p/>
          </table:table-cell>
          <table:table-cell table:style-name="ce1" table:formula="of:=IF([.CE53]=&quot;&quot;;&quot;&quot;;[.CE53]*[.$C$59])">
            <text:p/>
          </table:table-cell>
          <table:table-cell table:style-name="ce1" table:formula="of:=IF([.CF53]=&quot;&quot;;&quot;&quot;;[.CF53]*[.$C$59])">
            <text:p/>
          </table:table-cell>
          <table:table-cell table:style-name="ce1" table:formula="of:=IF([.CG53]=&quot;&quot;;&quot;&quot;;[.CG53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4]=&quot;&quot;;&quot;&quot;;[.D54]*[.$C$59])" office:value-type="float" office:value="364.33376">
            <text:p>364.33376</text:p>
          </table:table-cell>
          <table:table-cell table:style-name="ce1" table:formula="of:=IF([.E54]=&quot;&quot;;&quot;&quot;;[.E54]*[.$C$59])" office:value-type="float" office:value="426.54062">
            <text:p>426.54062</text:p>
          </table:table-cell>
          <table:table-cell table:style-name="ce1" table:formula="of:=IF([.F54]=&quot;&quot;;&quot;&quot;;[.F54]*[.$C$59])" office:value-type="float" office:value="0.72799">
            <text:p>0.72799</text:p>
          </table:table-cell>
          <table:table-cell table:style-name="ce1" table:formula="of:=IF([.G54]=&quot;&quot;;&quot;&quot;;[.G54]*[.$C$59])" office:value-type="float" office:value="106.93006">
            <text:p>106.93006</text:p>
          </table:table-cell>
          <table:table-cell table:style-name="ce1" table:formula="of:=IF([.H54]=&quot;&quot;;&quot;&quot;;[.H54]*[.$C$59])" office:value-type="float" office:value="214.86655">
            <text:p>214.86655</text:p>
          </table:table-cell>
          <table:table-cell table:style-name="ce1" table:formula="of:=IF([.I54]=&quot;&quot;;&quot;&quot;;[.I54]*[.$C$59])" office:value-type="float" office:value="-9.70989">
            <text:p>-9.70989</text:p>
          </table:table-cell>
          <table:table-cell table:style-name="ce1" table:formula="of:=IF([.J54]=&quot;&quot;;&quot;&quot;;[.J54]*[.$C$59])" office:value-type="float" office:value="-0.23959">
            <text:p>-0.23959</text:p>
          </table:table-cell>
          <table:table-cell table:style-name="ce1" table:formula="of:=IF([.K54]=&quot;&quot;;&quot;&quot;;[.K54]*[.$C$59])" office:value-type="float" office:value="-100.48219">
            <text:p>-100.48219</text:p>
          </table:table-cell>
          <table:table-cell table:style-name="ce1" table:formula="of:=IF([.L54]=&quot;&quot;;&quot;&quot;;[.L54]*[.$C$59])">
            <text:p/>
          </table:table-cell>
          <table:table-cell table:style-name="ce1" table:formula="of:=IF([.M54]=&quot;&quot;;&quot;&quot;;[.M54]*[.$C$59])">
            <text:p/>
          </table:table-cell>
          <table:table-cell table:style-name="ce1" table:formula="of:=IF([.N54]=&quot;&quot;;&quot;&quot;;[.N54]*[.$C$59])">
            <text:p/>
          </table:table-cell>
          <table:table-cell table:style-name="ce1" table:formula="of:=IF([.O54]=&quot;&quot;;&quot;&quot;;[.O54]*[.$C$59])">
            <text:p/>
          </table:table-cell>
          <table:table-cell table:style-name="ce1" table:formula="of:=IF([.P54]=&quot;&quot;;&quot;&quot;;[.P54]*[.$C$59])">
            <text:p/>
          </table:table-cell>
          <table:table-cell table:style-name="ce1" table:formula="of:=IF([.Q54]=&quot;&quot;;&quot;&quot;;[.Q54]*[.$C$59])">
            <text:p/>
          </table:table-cell>
          <table:table-cell table:style-name="ce1" table:formula="of:=IF([.R54]=&quot;&quot;;&quot;&quot;;[.R54]*[.$C$59])">
            <text:p/>
          </table:table-cell>
          <table:table-cell table:style-name="ce1" table:formula="of:=IF([.S54]=&quot;&quot;;&quot;&quot;;[.S54]*[.$C$59])">
            <text:p/>
          </table:table-cell>
          <table:table-cell table:style-name="ce1" table:formula="of:=IF([.T54]=&quot;&quot;;&quot;&quot;;[.T54]*[.$C$59])">
            <text:p/>
          </table:table-cell>
          <table:table-cell table:style-name="ce1" table:formula="of:=IF([.U54]=&quot;&quot;;&quot;&quot;;[.U54]*[.$C$59])">
            <text:p/>
          </table:table-cell>
          <table:table-cell table:style-name="ce1" table:formula="of:=IF([.V54]=&quot;&quot;;&quot;&quot;;[.V54]*[.$C$59])">
            <text:p/>
          </table:table-cell>
          <table:table-cell table:style-name="ce1" table:formula="of:=IF([.W54]=&quot;&quot;;&quot;&quot;;[.W54]*[.$C$59])">
            <text:p/>
          </table:table-cell>
          <table:table-cell table:style-name="ce1" table:formula="of:=IF([.X54]=&quot;&quot;;&quot;&quot;;[.X54]*[.$C$59])">
            <text:p/>
          </table:table-cell>
          <table:table-cell table:style-name="ce1" table:formula="of:=IF([.Y54]=&quot;&quot;;&quot;&quot;;[.Y54]*[.$C$59])">
            <text:p/>
          </table:table-cell>
          <table:table-cell table:style-name="ce1" table:formula="of:=IF([.Z54]=&quot;&quot;;&quot;&quot;;[.Z54]*[.$C$59])">
            <text:p/>
          </table:table-cell>
          <table:table-cell table:style-name="ce1" table:formula="of:=IF([.AA54]=&quot;&quot;;&quot;&quot;;[.AA54]*[.$C$59])">
            <text:p/>
          </table:table-cell>
          <table:table-cell table:style-name="ce1" table:formula="of:=IF([.AB54]=&quot;&quot;;&quot;&quot;;[.AB54]*[.$C$59])">
            <text:p/>
          </table:table-cell>
          <table:table-cell table:style-name="ce1" table:formula="of:=IF([.AC54]=&quot;&quot;;&quot;&quot;;[.AC54]*[.$C$59])">
            <text:p/>
          </table:table-cell>
          <table:table-cell table:style-name="ce1" table:formula="of:=IF([.AD54]=&quot;&quot;;&quot;&quot;;[.AD54]*[.$C$59])">
            <text:p/>
          </table:table-cell>
          <table:table-cell table:style-name="ce1" table:formula="of:=IF([.AE54]=&quot;&quot;;&quot;&quot;;[.AE54]*[.$C$59])">
            <text:p/>
          </table:table-cell>
          <table:table-cell table:style-name="ce1" table:formula="of:=IF([.AF54]=&quot;&quot;;&quot;&quot;;[.AF54]*[.$C$59])">
            <text:p/>
          </table:table-cell>
          <table:table-cell table:style-name="ce1" table:formula="of:=IF([.AG54]=&quot;&quot;;&quot;&quot;;[.AG54]*[.$C$59])">
            <text:p/>
          </table:table-cell>
          <table:table-cell table:style-name="ce1" table:formula="of:=IF([.AH54]=&quot;&quot;;&quot;&quot;;[.AH54]*[.$C$59])">
            <text:p/>
          </table:table-cell>
          <table:table-cell table:style-name="ce1" table:formula="of:=IF([.AI54]=&quot;&quot;;&quot;&quot;;[.AI54]*[.$C$59])">
            <text:p/>
          </table:table-cell>
          <table:table-cell table:style-name="ce1" table:formula="of:=IF([.AJ54]=&quot;&quot;;&quot;&quot;;[.AJ54]*[.$C$59])">
            <text:p/>
          </table:table-cell>
          <table:table-cell table:style-name="ce1" table:formula="of:=IF([.AK54]=&quot;&quot;;&quot;&quot;;[.AK54]*[.$C$59])">
            <text:p/>
          </table:table-cell>
          <table:table-cell table:style-name="ce1" table:formula="of:=IF([.AL54]=&quot;&quot;;&quot;&quot;;[.AL54]*[.$C$59])">
            <text:p/>
          </table:table-cell>
          <table:table-cell table:style-name="ce1" table:formula="of:=IF([.AM54]=&quot;&quot;;&quot;&quot;;[.AM54]*[.$C$59])">
            <text:p/>
          </table:table-cell>
          <table:table-cell table:style-name="ce1" table:formula="of:=IF([.AN54]=&quot;&quot;;&quot;&quot;;[.AN54]*[.$C$59])">
            <text:p/>
          </table:table-cell>
          <table:table-cell table:style-name="ce1" table:formula="of:=IF([.AO54]=&quot;&quot;;&quot;&quot;;[.AO54]*[.$C$59])">
            <text:p/>
          </table:table-cell>
          <table:table-cell table:style-name="ce1" table:formula="of:=IF([.AP54]=&quot;&quot;;&quot;&quot;;[.AP54]*[.$C$59])">
            <text:p/>
          </table:table-cell>
          <table:table-cell table:style-name="ce1" table:formula="of:=IF([.AQ54]=&quot;&quot;;&quot;&quot;;[.AQ54]*[.$C$59])">
            <text:p/>
          </table:table-cell>
          <table:table-cell table:style-name="ce1" table:formula="of:=IF([.AR54]=&quot;&quot;;&quot;&quot;;[.AR54]*[.$C$59])">
            <text:p/>
          </table:table-cell>
          <table:table-cell table:style-name="ce1" table:formula="of:=IF([.AS54]=&quot;&quot;;&quot;&quot;;[.AS54]*[.$C$59])">
            <text:p/>
          </table:table-cell>
          <table:table-cell table:style-name="ce1" table:formula="of:=IF([.AT54]=&quot;&quot;;&quot;&quot;;[.AT54]*[.$C$59])">
            <text:p/>
          </table:table-cell>
          <table:table-cell table:style-name="ce1" table:formula="of:=IF([.AU54]=&quot;&quot;;&quot;&quot;;[.AU54]*[.$C$59])">
            <text:p/>
          </table:table-cell>
          <table:table-cell table:style-name="ce1" table:formula="of:=IF([.AV54]=&quot;&quot;;&quot;&quot;;[.AV54]*[.$C$59])">
            <text:p/>
          </table:table-cell>
          <table:table-cell table:style-name="ce1" table:formula="of:=IF([.AW54]=&quot;&quot;;&quot;&quot;;[.AW54]*[.$C$59])">
            <text:p/>
          </table:table-cell>
          <table:table-cell table:style-name="ce1" table:formula="of:=IF([.AX54]=&quot;&quot;;&quot;&quot;;[.AX54]*[.$C$59])">
            <text:p/>
          </table:table-cell>
          <table:table-cell table:style-name="ce1" table:formula="of:=IF([.AY54]=&quot;&quot;;&quot;&quot;;[.AY54]*[.$C$59])">
            <text:p/>
          </table:table-cell>
          <table:table-cell table:style-name="ce1" table:formula="of:=IF([.AZ54]=&quot;&quot;;&quot;&quot;;[.AZ54]*[.$C$59])">
            <text:p/>
          </table:table-cell>
          <table:table-cell table:style-name="ce1" table:formula="of:=IF([.BA54]=&quot;&quot;;&quot;&quot;;[.BA54]*[.$C$59])">
            <text:p/>
          </table:table-cell>
          <table:table-cell table:style-name="ce1" table:formula="of:=IF([.BB54]=&quot;&quot;;&quot;&quot;;[.BB54]*[.$C$59])">
            <text:p/>
          </table:table-cell>
          <table:table-cell table:style-name="ce1" table:formula="of:=IF([.BC54]=&quot;&quot;;&quot;&quot;;[.BC54]*[.$C$59])">
            <text:p/>
          </table:table-cell>
          <table:table-cell table:style-name="ce1" table:formula="of:=IF([.BD54]=&quot;&quot;;&quot;&quot;;[.BD54]*[.$C$59])">
            <text:p/>
          </table:table-cell>
          <table:table-cell table:style-name="ce1" table:formula="of:=IF([.BE54]=&quot;&quot;;&quot;&quot;;[.BE54]*[.$C$59])">
            <text:p/>
          </table:table-cell>
          <table:table-cell table:style-name="ce1" table:formula="of:=IF([.BF54]=&quot;&quot;;&quot;&quot;;[.BF54]*[.$C$59])">
            <text:p/>
          </table:table-cell>
          <table:table-cell table:style-name="ce1" table:formula="of:=IF([.BG54]=&quot;&quot;;&quot;&quot;;[.BG54]*[.$C$59])">
            <text:p/>
          </table:table-cell>
          <table:table-cell table:style-name="ce1" table:formula="of:=IF([.BH54]=&quot;&quot;;&quot;&quot;;[.BH54]*[.$C$59])">
            <text:p/>
          </table:table-cell>
          <table:table-cell table:style-name="ce1" table:formula="of:=IF([.BI54]=&quot;&quot;;&quot;&quot;;[.BI54]*[.$C$59])">
            <text:p/>
          </table:table-cell>
          <table:table-cell table:style-name="ce1" table:formula="of:=IF([.BJ54]=&quot;&quot;;&quot;&quot;;[.BJ54]*[.$C$59])">
            <text:p/>
          </table:table-cell>
          <table:table-cell table:style-name="ce1" table:formula="of:=IF([.BK54]=&quot;&quot;;&quot;&quot;;[.BK54]*[.$C$59])">
            <text:p/>
          </table:table-cell>
          <table:table-cell table:style-name="ce1" table:formula="of:=IF([.BL54]=&quot;&quot;;&quot;&quot;;[.BL54]*[.$C$59])">
            <text:p/>
          </table:table-cell>
          <table:table-cell table:style-name="ce1" table:formula="of:=IF([.BM54]=&quot;&quot;;&quot;&quot;;[.BM54]*[.$C$59])">
            <text:p/>
          </table:table-cell>
          <table:table-cell table:style-name="ce1" table:formula="of:=IF([.BN54]=&quot;&quot;;&quot;&quot;;[.BN54]*[.$C$59])">
            <text:p/>
          </table:table-cell>
          <table:table-cell table:style-name="ce1" table:formula="of:=IF([.BO54]=&quot;&quot;;&quot;&quot;;[.BO54]*[.$C$59])">
            <text:p/>
          </table:table-cell>
          <table:table-cell table:style-name="ce1" table:formula="of:=IF([.BP54]=&quot;&quot;;&quot;&quot;;[.BP54]*[.$C$59])">
            <text:p/>
          </table:table-cell>
          <table:table-cell table:style-name="ce1" table:formula="of:=IF([.BQ54]=&quot;&quot;;&quot;&quot;;[.BQ54]*[.$C$59])">
            <text:p/>
          </table:table-cell>
          <table:table-cell table:style-name="ce1" table:formula="of:=IF([.BR54]=&quot;&quot;;&quot;&quot;;[.BR54]*[.$C$59])">
            <text:p/>
          </table:table-cell>
          <table:table-cell table:style-name="ce1" table:formula="of:=IF([.BS54]=&quot;&quot;;&quot;&quot;;[.BS54]*[.$C$59])">
            <text:p/>
          </table:table-cell>
          <table:table-cell table:style-name="ce1" table:formula="of:=IF([.BT54]=&quot;&quot;;&quot;&quot;;[.BT54]*[.$C$59])">
            <text:p/>
          </table:table-cell>
          <table:table-cell table:style-name="ce1" table:formula="of:=IF([.BU54]=&quot;&quot;;&quot;&quot;;[.BU54]*[.$C$59])">
            <text:p/>
          </table:table-cell>
          <table:table-cell table:style-name="ce1" table:formula="of:=IF([.BV54]=&quot;&quot;;&quot;&quot;;[.BV54]*[.$C$59])">
            <text:p/>
          </table:table-cell>
          <table:table-cell table:style-name="ce1" table:formula="of:=IF([.BW54]=&quot;&quot;;&quot;&quot;;[.BW54]*[.$C$59])">
            <text:p/>
          </table:table-cell>
          <table:table-cell table:style-name="ce1" table:formula="of:=IF([.BX54]=&quot;&quot;;&quot;&quot;;[.BX54]*[.$C$59])">
            <text:p/>
          </table:table-cell>
          <table:table-cell table:style-name="ce1" table:formula="of:=IF([.BY54]=&quot;&quot;;&quot;&quot;;[.BY54]*[.$C$59])">
            <text:p/>
          </table:table-cell>
          <table:table-cell table:style-name="ce1" table:formula="of:=IF([.BZ54]=&quot;&quot;;&quot;&quot;;[.BZ54]*[.$C$59])">
            <text:p/>
          </table:table-cell>
          <table:table-cell table:style-name="ce1" table:formula="of:=IF([.CA54]=&quot;&quot;;&quot;&quot;;[.CA54]*[.$C$59])">
            <text:p/>
          </table:table-cell>
          <table:table-cell table:style-name="ce1" table:formula="of:=IF([.CB54]=&quot;&quot;;&quot;&quot;;[.CB54]*[.$C$59])">
            <text:p/>
          </table:table-cell>
          <table:table-cell table:style-name="ce1" table:formula="of:=IF([.CC54]=&quot;&quot;;&quot;&quot;;[.CC54]*[.$C$59])">
            <text:p/>
          </table:table-cell>
          <table:table-cell table:style-name="ce1" table:formula="of:=IF([.CD54]=&quot;&quot;;&quot;&quot;;[.CD54]*[.$C$59])">
            <text:p/>
          </table:table-cell>
          <table:table-cell table:style-name="ce1" table:formula="of:=IF([.CE54]=&quot;&quot;;&quot;&quot;;[.CE54]*[.$C$59])">
            <text:p/>
          </table:table-cell>
          <table:table-cell table:style-name="ce1" table:formula="of:=IF([.CF54]=&quot;&quot;;&quot;&quot;;[.CF54]*[.$C$59])">
            <text:p/>
          </table:table-cell>
          <table:table-cell table:style-name="ce1" table:formula="of:=IF([.CG54]=&quot;&quot;;&quot;&quot;;[.CG54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5]=&quot;&quot;;&quot;&quot;;[.D55]*[.$C$59])" office:value-type="float" office:value="525.29052">
            <text:p>525.29052</text:p>
          </table:table-cell>
          <table:table-cell table:style-name="ce1" table:formula="of:=IF([.E55]=&quot;&quot;;&quot;&quot;;[.E55]*[.$C$59])" office:value-type="float" office:value="251.42807">
            <text:p>251.42807</text:p>
          </table:table-cell>
          <table:table-cell table:style-name="ce1" table:formula="of:=IF([.F55]=&quot;&quot;;&quot;&quot;;[.F55]*[.$C$59])" office:value-type="float" office:value="-0.17862">
            <text:p>-0.17862</text:p>
          </table:table-cell>
          <table:table-cell table:style-name="ce1" table:formula="of:=IF([.G55]=&quot;&quot;;&quot;&quot;;[.G55]*[.$C$59])" office:value-type="float" office:value="18.23998">
            <text:p>18.23998</text:p>
          </table:table-cell>
          <table:table-cell table:style-name="ce1" table:formula="of:=IF([.H55]=&quot;&quot;;&quot;&quot;;[.H55]*[.$C$59])" office:value-type="float" office:value="14.3299">
            <text:p>14.3299</text:p>
          </table:table-cell>
          <table:table-cell table:style-name="ce1" table:formula="of:=IF([.I55]=&quot;&quot;;&quot;&quot;;[.I55]*[.$C$59])" office:value-type="float" office:value="0.56256">
            <text:p>0.56256</text:p>
          </table:table-cell>
          <table:table-cell table:style-name="ce1" table:formula="of:=IF([.J55]=&quot;&quot;;&quot;&quot;;[.J55]*[.$C$59])" office:value-type="float" office:value="0.0891">
            <text:p>0.0891</text:p>
          </table:table-cell>
          <table:table-cell table:style-name="ce1" table:formula="of:=IF([.K55]=&quot;&quot;;&quot;&quot;;[.K55]*[.$C$59])" office:value-type="float" office:value="-22.15205">
            <text:p>-22.15205</text:p>
          </table:table-cell>
          <table:table-cell table:style-name="ce1" table:formula="of:=IF([.L55]=&quot;&quot;;&quot;&quot;;[.L55]*[.$C$59])">
            <text:p/>
          </table:table-cell>
          <table:table-cell table:style-name="ce1" table:formula="of:=IF([.M55]=&quot;&quot;;&quot;&quot;;[.M55]*[.$C$59])">
            <text:p/>
          </table:table-cell>
          <table:table-cell table:style-name="ce1" table:formula="of:=IF([.N55]=&quot;&quot;;&quot;&quot;;[.N55]*[.$C$59])">
            <text:p/>
          </table:table-cell>
          <table:table-cell table:style-name="ce1" table:formula="of:=IF([.O55]=&quot;&quot;;&quot;&quot;;[.O55]*[.$C$59])">
            <text:p/>
          </table:table-cell>
          <table:table-cell table:style-name="ce1" table:formula="of:=IF([.P55]=&quot;&quot;;&quot;&quot;;[.P55]*[.$C$59])">
            <text:p/>
          </table:table-cell>
          <table:table-cell table:style-name="ce1" table:formula="of:=IF([.Q55]=&quot;&quot;;&quot;&quot;;[.Q55]*[.$C$59])">
            <text:p/>
          </table:table-cell>
          <table:table-cell table:style-name="ce1" table:formula="of:=IF([.R55]=&quot;&quot;;&quot;&quot;;[.R55]*[.$C$59])">
            <text:p/>
          </table:table-cell>
          <table:table-cell table:style-name="ce1" table:formula="of:=IF([.S55]=&quot;&quot;;&quot;&quot;;[.S55]*[.$C$59])">
            <text:p/>
          </table:table-cell>
          <table:table-cell table:style-name="ce1" table:formula="of:=IF([.T55]=&quot;&quot;;&quot;&quot;;[.T55]*[.$C$59])">
            <text:p/>
          </table:table-cell>
          <table:table-cell table:style-name="ce1" table:formula="of:=IF([.U55]=&quot;&quot;;&quot;&quot;;[.U55]*[.$C$59])">
            <text:p/>
          </table:table-cell>
          <table:table-cell table:style-name="ce1" table:formula="of:=IF([.V55]=&quot;&quot;;&quot;&quot;;[.V55]*[.$C$59])">
            <text:p/>
          </table:table-cell>
          <table:table-cell table:style-name="ce1" table:formula="of:=IF([.W55]=&quot;&quot;;&quot;&quot;;[.W55]*[.$C$59])">
            <text:p/>
          </table:table-cell>
          <table:table-cell table:style-name="ce1" table:formula="of:=IF([.X55]=&quot;&quot;;&quot;&quot;;[.X55]*[.$C$59])">
            <text:p/>
          </table:table-cell>
          <table:table-cell table:style-name="ce1" table:formula="of:=IF([.Y55]=&quot;&quot;;&quot;&quot;;[.Y55]*[.$C$59])">
            <text:p/>
          </table:table-cell>
          <table:table-cell table:style-name="ce1" table:formula="of:=IF([.Z55]=&quot;&quot;;&quot;&quot;;[.Z55]*[.$C$59])">
            <text:p/>
          </table:table-cell>
          <table:table-cell table:style-name="ce1" table:formula="of:=IF([.AA55]=&quot;&quot;;&quot;&quot;;[.AA55]*[.$C$59])">
            <text:p/>
          </table:table-cell>
          <table:table-cell table:style-name="ce1" table:formula="of:=IF([.AB55]=&quot;&quot;;&quot;&quot;;[.AB55]*[.$C$59])">
            <text:p/>
          </table:table-cell>
          <table:table-cell table:style-name="ce1" table:formula="of:=IF([.AC55]=&quot;&quot;;&quot;&quot;;[.AC55]*[.$C$59])">
            <text:p/>
          </table:table-cell>
          <table:table-cell table:style-name="ce1" table:formula="of:=IF([.AD55]=&quot;&quot;;&quot;&quot;;[.AD55]*[.$C$59])">
            <text:p/>
          </table:table-cell>
          <table:table-cell table:style-name="ce1" table:formula="of:=IF([.AE55]=&quot;&quot;;&quot;&quot;;[.AE55]*[.$C$59])">
            <text:p/>
          </table:table-cell>
          <table:table-cell table:style-name="ce1" table:formula="of:=IF([.AF55]=&quot;&quot;;&quot;&quot;;[.AF55]*[.$C$59])">
            <text:p/>
          </table:table-cell>
          <table:table-cell table:style-name="ce1" table:formula="of:=IF([.AG55]=&quot;&quot;;&quot;&quot;;[.AG55]*[.$C$59])">
            <text:p/>
          </table:table-cell>
          <table:table-cell table:style-name="ce1" table:formula="of:=IF([.AH55]=&quot;&quot;;&quot;&quot;;[.AH55]*[.$C$59])">
            <text:p/>
          </table:table-cell>
          <table:table-cell table:style-name="ce1" table:formula="of:=IF([.AI55]=&quot;&quot;;&quot;&quot;;[.AI55]*[.$C$59])">
            <text:p/>
          </table:table-cell>
          <table:table-cell table:style-name="ce1" table:formula="of:=IF([.AJ55]=&quot;&quot;;&quot;&quot;;[.AJ55]*[.$C$59])">
            <text:p/>
          </table:table-cell>
          <table:table-cell table:style-name="ce1" table:formula="of:=IF([.AK55]=&quot;&quot;;&quot;&quot;;[.AK55]*[.$C$59])">
            <text:p/>
          </table:table-cell>
          <table:table-cell table:style-name="ce1" table:formula="of:=IF([.AL55]=&quot;&quot;;&quot;&quot;;[.AL55]*[.$C$59])">
            <text:p/>
          </table:table-cell>
          <table:table-cell table:style-name="ce1" table:formula="of:=IF([.AM55]=&quot;&quot;;&quot;&quot;;[.AM55]*[.$C$59])">
            <text:p/>
          </table:table-cell>
          <table:table-cell table:style-name="ce1" table:formula="of:=IF([.AN55]=&quot;&quot;;&quot;&quot;;[.AN55]*[.$C$59])">
            <text:p/>
          </table:table-cell>
          <table:table-cell table:style-name="ce1" table:formula="of:=IF([.AO55]=&quot;&quot;;&quot;&quot;;[.AO55]*[.$C$59])">
            <text:p/>
          </table:table-cell>
          <table:table-cell table:style-name="ce1" table:formula="of:=IF([.AP55]=&quot;&quot;;&quot;&quot;;[.AP55]*[.$C$59])">
            <text:p/>
          </table:table-cell>
          <table:table-cell table:style-name="ce1" table:formula="of:=IF([.AQ55]=&quot;&quot;;&quot;&quot;;[.AQ55]*[.$C$59])">
            <text:p/>
          </table:table-cell>
          <table:table-cell table:style-name="ce1" table:formula="of:=IF([.AR55]=&quot;&quot;;&quot;&quot;;[.AR55]*[.$C$59])">
            <text:p/>
          </table:table-cell>
          <table:table-cell table:style-name="ce1" table:formula="of:=IF([.AS55]=&quot;&quot;;&quot;&quot;;[.AS55]*[.$C$59])">
            <text:p/>
          </table:table-cell>
          <table:table-cell table:style-name="ce1" table:formula="of:=IF([.AT55]=&quot;&quot;;&quot;&quot;;[.AT55]*[.$C$59])">
            <text:p/>
          </table:table-cell>
          <table:table-cell table:style-name="ce1" table:formula="of:=IF([.AU55]=&quot;&quot;;&quot;&quot;;[.AU55]*[.$C$59])">
            <text:p/>
          </table:table-cell>
          <table:table-cell table:style-name="ce1" table:formula="of:=IF([.AV55]=&quot;&quot;;&quot;&quot;;[.AV55]*[.$C$59])">
            <text:p/>
          </table:table-cell>
          <table:table-cell table:style-name="ce1" table:formula="of:=IF([.AW55]=&quot;&quot;;&quot;&quot;;[.AW55]*[.$C$59])">
            <text:p/>
          </table:table-cell>
          <table:table-cell table:style-name="ce1" table:formula="of:=IF([.AX55]=&quot;&quot;;&quot;&quot;;[.AX55]*[.$C$59])">
            <text:p/>
          </table:table-cell>
          <table:table-cell table:style-name="ce1" table:formula="of:=IF([.AY55]=&quot;&quot;;&quot;&quot;;[.AY55]*[.$C$59])">
            <text:p/>
          </table:table-cell>
          <table:table-cell table:style-name="ce1" table:formula="of:=IF([.AZ55]=&quot;&quot;;&quot;&quot;;[.AZ55]*[.$C$59])">
            <text:p/>
          </table:table-cell>
          <table:table-cell table:style-name="ce1" table:formula="of:=IF([.BA55]=&quot;&quot;;&quot;&quot;;[.BA55]*[.$C$59])">
            <text:p/>
          </table:table-cell>
          <table:table-cell table:style-name="ce1" table:formula="of:=IF([.BB55]=&quot;&quot;;&quot;&quot;;[.BB55]*[.$C$59])">
            <text:p/>
          </table:table-cell>
          <table:table-cell table:style-name="ce1" table:formula="of:=IF([.BC55]=&quot;&quot;;&quot;&quot;;[.BC55]*[.$C$59])">
            <text:p/>
          </table:table-cell>
          <table:table-cell table:style-name="ce1" table:formula="of:=IF([.BD55]=&quot;&quot;;&quot;&quot;;[.BD55]*[.$C$59])">
            <text:p/>
          </table:table-cell>
          <table:table-cell table:style-name="ce1" table:formula="of:=IF([.BE55]=&quot;&quot;;&quot;&quot;;[.BE55]*[.$C$59])">
            <text:p/>
          </table:table-cell>
          <table:table-cell table:style-name="ce1" table:formula="of:=IF([.BF55]=&quot;&quot;;&quot;&quot;;[.BF55]*[.$C$59])">
            <text:p/>
          </table:table-cell>
          <table:table-cell table:style-name="ce1" table:formula="of:=IF([.BG55]=&quot;&quot;;&quot;&quot;;[.BG55]*[.$C$59])">
            <text:p/>
          </table:table-cell>
          <table:table-cell table:style-name="ce1" table:formula="of:=IF([.BH55]=&quot;&quot;;&quot;&quot;;[.BH55]*[.$C$59])">
            <text:p/>
          </table:table-cell>
          <table:table-cell table:style-name="ce1" table:formula="of:=IF([.BI55]=&quot;&quot;;&quot;&quot;;[.BI55]*[.$C$59])">
            <text:p/>
          </table:table-cell>
          <table:table-cell table:style-name="ce1" table:formula="of:=IF([.BJ55]=&quot;&quot;;&quot;&quot;;[.BJ55]*[.$C$59])">
            <text:p/>
          </table:table-cell>
          <table:table-cell table:style-name="ce1" table:formula="of:=IF([.BK55]=&quot;&quot;;&quot;&quot;;[.BK55]*[.$C$59])">
            <text:p/>
          </table:table-cell>
          <table:table-cell table:style-name="ce1" table:formula="of:=IF([.BL55]=&quot;&quot;;&quot;&quot;;[.BL55]*[.$C$59])">
            <text:p/>
          </table:table-cell>
          <table:table-cell table:style-name="ce1" table:formula="of:=IF([.BM55]=&quot;&quot;;&quot;&quot;;[.BM55]*[.$C$59])">
            <text:p/>
          </table:table-cell>
          <table:table-cell table:style-name="ce1" table:formula="of:=IF([.BN55]=&quot;&quot;;&quot;&quot;;[.BN55]*[.$C$59])">
            <text:p/>
          </table:table-cell>
          <table:table-cell table:style-name="ce1" table:formula="of:=IF([.BO55]=&quot;&quot;;&quot;&quot;;[.BO55]*[.$C$59])">
            <text:p/>
          </table:table-cell>
          <table:table-cell table:style-name="ce1" table:formula="of:=IF([.BP55]=&quot;&quot;;&quot;&quot;;[.BP55]*[.$C$59])">
            <text:p/>
          </table:table-cell>
          <table:table-cell table:style-name="ce1" table:formula="of:=IF([.BQ55]=&quot;&quot;;&quot;&quot;;[.BQ55]*[.$C$59])">
            <text:p/>
          </table:table-cell>
          <table:table-cell table:style-name="ce1" table:formula="of:=IF([.BR55]=&quot;&quot;;&quot;&quot;;[.BR55]*[.$C$59])">
            <text:p/>
          </table:table-cell>
          <table:table-cell table:style-name="ce1" table:formula="of:=IF([.BS55]=&quot;&quot;;&quot;&quot;;[.BS55]*[.$C$59])">
            <text:p/>
          </table:table-cell>
          <table:table-cell table:style-name="ce1" table:formula="of:=IF([.BT55]=&quot;&quot;;&quot;&quot;;[.BT55]*[.$C$59])">
            <text:p/>
          </table:table-cell>
          <table:table-cell table:style-name="ce1" table:formula="of:=IF([.BU55]=&quot;&quot;;&quot;&quot;;[.BU55]*[.$C$59])">
            <text:p/>
          </table:table-cell>
          <table:table-cell table:style-name="ce1" table:formula="of:=IF([.BV55]=&quot;&quot;;&quot;&quot;;[.BV55]*[.$C$59])">
            <text:p/>
          </table:table-cell>
          <table:table-cell table:style-name="ce1" table:formula="of:=IF([.BW55]=&quot;&quot;;&quot;&quot;;[.BW55]*[.$C$59])">
            <text:p/>
          </table:table-cell>
          <table:table-cell table:style-name="ce1" table:formula="of:=IF([.BX55]=&quot;&quot;;&quot;&quot;;[.BX55]*[.$C$59])">
            <text:p/>
          </table:table-cell>
          <table:table-cell table:style-name="ce1" table:formula="of:=IF([.BY55]=&quot;&quot;;&quot;&quot;;[.BY55]*[.$C$59])">
            <text:p/>
          </table:table-cell>
          <table:table-cell table:style-name="ce1" table:formula="of:=IF([.BZ55]=&quot;&quot;;&quot;&quot;;[.BZ55]*[.$C$59])">
            <text:p/>
          </table:table-cell>
          <table:table-cell table:style-name="ce1" table:formula="of:=IF([.CA55]=&quot;&quot;;&quot;&quot;;[.CA55]*[.$C$59])">
            <text:p/>
          </table:table-cell>
          <table:table-cell table:style-name="ce1" table:formula="of:=IF([.CB55]=&quot;&quot;;&quot;&quot;;[.CB55]*[.$C$59])">
            <text:p/>
          </table:table-cell>
          <table:table-cell table:style-name="ce1" table:formula="of:=IF([.CC55]=&quot;&quot;;&quot;&quot;;[.CC55]*[.$C$59])">
            <text:p/>
          </table:table-cell>
          <table:table-cell table:style-name="ce1" table:formula="of:=IF([.CD55]=&quot;&quot;;&quot;&quot;;[.CD55]*[.$C$59])">
            <text:p/>
          </table:table-cell>
          <table:table-cell table:style-name="ce1" table:formula="of:=IF([.CE55]=&quot;&quot;;&quot;&quot;;[.CE55]*[.$C$59])">
            <text:p/>
          </table:table-cell>
          <table:table-cell table:style-name="ce1" table:formula="of:=IF([.CF55]=&quot;&quot;;&quot;&quot;;[.CF55]*[.$C$59])">
            <text:p/>
          </table:table-cell>
          <table:table-cell table:style-name="ce1" table:formula="of:=IF([.CG55]=&quot;&quot;;&quot;&quot;;[.CG55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6]=&quot;&quot;;&quot;&quot;;[.D56]*[.$C$59])" office:value-type="float" office:value="564.54052">
            <text:p>564.54052</text:p>
          </table:table-cell>
          <table:table-cell table:style-name="ce1" table:formula="of:=IF([.E56]=&quot;&quot;;&quot;&quot;;[.E56]*[.$C$59])" office:value-type="float" office:value="249.99057">
            <text:p>249.99057</text:p>
          </table:table-cell>
          <table:table-cell table:style-name="ce1" table:formula="of:=IF([.F56]=&quot;&quot;;&quot;&quot;;[.F56]*[.$C$59])" office:value-type="float" office:value="-1.71462">
            <text:p>-1.71462</text:p>
          </table:table-cell>
          <table:table-cell table:style-name="ce1" table:formula="of:=IF([.G56]=&quot;&quot;;&quot;&quot;;[.G56]*[.$C$59])" office:value-type="float" office:value="-4.79375">
            <text:p>-4.79375</text:p>
          </table:table-cell>
          <table:table-cell table:style-name="ce1" table:formula="of:=IF([.H56]=&quot;&quot;;&quot;&quot;;[.H56]*[.$C$59])" office:value-type="float" office:value="-6.66217">
            <text:p>-6.66217</text:p>
          </table:table-cell>
          <table:table-cell table:style-name="ce1" table:formula="of:=IF([.I56]=&quot;&quot;;&quot;&quot;;[.I56]*[.$C$59])" office:value-type="float" office:value="0.044">
            <text:p>0.044</text:p>
          </table:table-cell>
          <table:table-cell table:style-name="ce1" table:formula="of:=IF([.J56]=&quot;&quot;;&quot;&quot;;[.J56]*[.$C$59])" office:value-type="float" office:value="0.13567">
            <text:p>0.13567</text:p>
          </table:table-cell>
          <table:table-cell table:style-name="ce1" table:formula="of:=IF([.K56]=&quot;&quot;;&quot;&quot;;[.K56]*[.$C$59])" office:value-type="float" office:value="25.30225">
            <text:p>25.30225</text:p>
          </table:table-cell>
          <table:table-cell table:style-name="ce1" table:formula="of:=IF([.L56]=&quot;&quot;;&quot;&quot;;[.L56]*[.$C$59])" office:value-type="float" office:value="27.1424">
            <text:p>27.1424</text:p>
          </table:table-cell>
          <table:table-cell table:style-name="ce1" table:formula="of:=IF([.M56]=&quot;&quot;;&quot;&quot;;[.M56]*[.$C$59])" office:value-type="float" office:value="0.75006">
            <text:p>0.75006</text:p>
          </table:table-cell>
          <table:table-cell table:style-name="ce1" table:formula="of:=IF([.N56]=&quot;&quot;;&quot;&quot;;[.N56]*[.$C$59])" office:value-type="float" office:value="0.0266">
            <text:p>0.0266</text:p>
          </table:table-cell>
          <table:table-cell table:style-name="ce1" table:formula="of:=IF([.O56]=&quot;&quot;;&quot;&quot;;[.O56]*[.$C$59])" office:value-type="float" office:value="-24.90205">
            <text:p>-24.90205</text:p>
          </table:table-cell>
          <table:table-cell table:style-name="ce1" table:formula="of:=IF([.P56]=&quot;&quot;;&quot;&quot;;[.P56]*[.$C$59])">
            <text:p/>
          </table:table-cell>
          <table:table-cell table:style-name="ce1" table:formula="of:=IF([.Q56]=&quot;&quot;;&quot;&quot;;[.Q56]*[.$C$59])">
            <text:p/>
          </table:table-cell>
          <table:table-cell table:style-name="ce1" table:formula="of:=IF([.R56]=&quot;&quot;;&quot;&quot;;[.R56]*[.$C$59])">
            <text:p/>
          </table:table-cell>
          <table:table-cell table:style-name="ce1" table:formula="of:=IF([.S56]=&quot;&quot;;&quot;&quot;;[.S56]*[.$C$59])">
            <text:p/>
          </table:table-cell>
          <table:table-cell table:style-name="ce1" table:formula="of:=IF([.T56]=&quot;&quot;;&quot;&quot;;[.T56]*[.$C$59])">
            <text:p/>
          </table:table-cell>
          <table:table-cell table:style-name="ce1" table:formula="of:=IF([.U56]=&quot;&quot;;&quot;&quot;;[.U56]*[.$C$59])">
            <text:p/>
          </table:table-cell>
          <table:table-cell table:style-name="ce1" table:formula="of:=IF([.V56]=&quot;&quot;;&quot;&quot;;[.V56]*[.$C$59])">
            <text:p/>
          </table:table-cell>
          <table:table-cell table:style-name="ce1" table:formula="of:=IF([.W56]=&quot;&quot;;&quot;&quot;;[.W56]*[.$C$59])">
            <text:p/>
          </table:table-cell>
          <table:table-cell table:style-name="ce1" table:formula="of:=IF([.X56]=&quot;&quot;;&quot;&quot;;[.X56]*[.$C$59])">
            <text:p/>
          </table:table-cell>
          <table:table-cell table:style-name="ce1" table:formula="of:=IF([.Y56]=&quot;&quot;;&quot;&quot;;[.Y56]*[.$C$59])">
            <text:p/>
          </table:table-cell>
          <table:table-cell table:style-name="ce1" table:formula="of:=IF([.Z56]=&quot;&quot;;&quot;&quot;;[.Z56]*[.$C$59])">
            <text:p/>
          </table:table-cell>
          <table:table-cell table:style-name="ce1" table:formula="of:=IF([.AA56]=&quot;&quot;;&quot;&quot;;[.AA56]*[.$C$59])">
            <text:p/>
          </table:table-cell>
          <table:table-cell table:style-name="ce1" table:formula="of:=IF([.AB56]=&quot;&quot;;&quot;&quot;;[.AB56]*[.$C$59])">
            <text:p/>
          </table:table-cell>
          <table:table-cell table:style-name="ce1" table:formula="of:=IF([.AC56]=&quot;&quot;;&quot;&quot;;[.AC56]*[.$C$59])">
            <text:p/>
          </table:table-cell>
          <table:table-cell table:style-name="ce1" table:formula="of:=IF([.AD56]=&quot;&quot;;&quot;&quot;;[.AD56]*[.$C$59])">
            <text:p/>
          </table:table-cell>
          <table:table-cell table:style-name="ce1" table:formula="of:=IF([.AE56]=&quot;&quot;;&quot;&quot;;[.AE56]*[.$C$59])">
            <text:p/>
          </table:table-cell>
          <table:table-cell table:style-name="ce1" table:formula="of:=IF([.AF56]=&quot;&quot;;&quot;&quot;;[.AF56]*[.$C$59])">
            <text:p/>
          </table:table-cell>
          <table:table-cell table:style-name="ce1" table:formula="of:=IF([.AG56]=&quot;&quot;;&quot;&quot;;[.AG56]*[.$C$59])">
            <text:p/>
          </table:table-cell>
          <table:table-cell table:style-name="ce1" table:formula="of:=IF([.AH56]=&quot;&quot;;&quot;&quot;;[.AH56]*[.$C$59])">
            <text:p/>
          </table:table-cell>
          <table:table-cell table:style-name="ce1" table:formula="of:=IF([.AI56]=&quot;&quot;;&quot;&quot;;[.AI56]*[.$C$59])">
            <text:p/>
          </table:table-cell>
          <table:table-cell table:style-name="ce1" table:formula="of:=IF([.AJ56]=&quot;&quot;;&quot;&quot;;[.AJ56]*[.$C$59])">
            <text:p/>
          </table:table-cell>
          <table:table-cell table:style-name="ce1" table:formula="of:=IF([.AK56]=&quot;&quot;;&quot;&quot;;[.AK56]*[.$C$59])">
            <text:p/>
          </table:table-cell>
          <table:table-cell table:style-name="ce1" table:formula="of:=IF([.AL56]=&quot;&quot;;&quot;&quot;;[.AL56]*[.$C$59])">
            <text:p/>
          </table:table-cell>
          <table:table-cell table:style-name="ce1" table:formula="of:=IF([.AM56]=&quot;&quot;;&quot;&quot;;[.AM56]*[.$C$59])">
            <text:p/>
          </table:table-cell>
          <table:table-cell table:style-name="ce1" table:formula="of:=IF([.AN56]=&quot;&quot;;&quot;&quot;;[.AN56]*[.$C$59])">
            <text:p/>
          </table:table-cell>
          <table:table-cell table:style-name="ce1" table:formula="of:=IF([.AO56]=&quot;&quot;;&quot;&quot;;[.AO56]*[.$C$59])">
            <text:p/>
          </table:table-cell>
          <table:table-cell table:style-name="ce1" table:formula="of:=IF([.AP56]=&quot;&quot;;&quot;&quot;;[.AP56]*[.$C$59])">
            <text:p/>
          </table:table-cell>
          <table:table-cell table:style-name="ce1" table:formula="of:=IF([.AQ56]=&quot;&quot;;&quot;&quot;;[.AQ56]*[.$C$59])">
            <text:p/>
          </table:table-cell>
          <table:table-cell table:style-name="ce1" table:formula="of:=IF([.AR56]=&quot;&quot;;&quot;&quot;;[.AR56]*[.$C$59])">
            <text:p/>
          </table:table-cell>
          <table:table-cell table:style-name="ce1" table:formula="of:=IF([.AS56]=&quot;&quot;;&quot;&quot;;[.AS56]*[.$C$59])">
            <text:p/>
          </table:table-cell>
          <table:table-cell table:style-name="ce1" table:formula="of:=IF([.AT56]=&quot;&quot;;&quot;&quot;;[.AT56]*[.$C$59])">
            <text:p/>
          </table:table-cell>
          <table:table-cell table:style-name="ce1" table:formula="of:=IF([.AU56]=&quot;&quot;;&quot;&quot;;[.AU56]*[.$C$59])">
            <text:p/>
          </table:table-cell>
          <table:table-cell table:style-name="ce1" table:formula="of:=IF([.AV56]=&quot;&quot;;&quot;&quot;;[.AV56]*[.$C$59])">
            <text:p/>
          </table:table-cell>
          <table:table-cell table:style-name="ce1" table:formula="of:=IF([.AW56]=&quot;&quot;;&quot;&quot;;[.AW56]*[.$C$59])">
            <text:p/>
          </table:table-cell>
          <table:table-cell table:style-name="ce1" table:formula="of:=IF([.AX56]=&quot;&quot;;&quot;&quot;;[.AX56]*[.$C$59])">
            <text:p/>
          </table:table-cell>
          <table:table-cell table:style-name="ce1" table:formula="of:=IF([.AY56]=&quot;&quot;;&quot;&quot;;[.AY56]*[.$C$59])">
            <text:p/>
          </table:table-cell>
          <table:table-cell table:style-name="ce1" table:formula="of:=IF([.AZ56]=&quot;&quot;;&quot;&quot;;[.AZ56]*[.$C$59])">
            <text:p/>
          </table:table-cell>
          <table:table-cell table:style-name="ce1" table:formula="of:=IF([.BA56]=&quot;&quot;;&quot;&quot;;[.BA56]*[.$C$59])">
            <text:p/>
          </table:table-cell>
          <table:table-cell table:style-name="ce1" table:formula="of:=IF([.BB56]=&quot;&quot;;&quot;&quot;;[.BB56]*[.$C$59])">
            <text:p/>
          </table:table-cell>
          <table:table-cell table:style-name="ce1" table:formula="of:=IF([.BC56]=&quot;&quot;;&quot;&quot;;[.BC56]*[.$C$59])">
            <text:p/>
          </table:table-cell>
          <table:table-cell table:style-name="ce1" table:formula="of:=IF([.BD56]=&quot;&quot;;&quot;&quot;;[.BD56]*[.$C$59])">
            <text:p/>
          </table:table-cell>
          <table:table-cell table:style-name="ce1" table:formula="of:=IF([.BE56]=&quot;&quot;;&quot;&quot;;[.BE56]*[.$C$59])">
            <text:p/>
          </table:table-cell>
          <table:table-cell table:style-name="ce1" table:formula="of:=IF([.BF56]=&quot;&quot;;&quot;&quot;;[.BF56]*[.$C$59])">
            <text:p/>
          </table:table-cell>
          <table:table-cell table:style-name="ce1" table:formula="of:=IF([.BG56]=&quot;&quot;;&quot;&quot;;[.BG56]*[.$C$59])">
            <text:p/>
          </table:table-cell>
          <table:table-cell table:style-name="ce1" table:formula="of:=IF([.BH56]=&quot;&quot;;&quot;&quot;;[.BH56]*[.$C$59])">
            <text:p/>
          </table:table-cell>
          <table:table-cell table:style-name="ce1" table:formula="of:=IF([.BI56]=&quot;&quot;;&quot;&quot;;[.BI56]*[.$C$59])">
            <text:p/>
          </table:table-cell>
          <table:table-cell table:style-name="ce1" table:formula="of:=IF([.BJ56]=&quot;&quot;;&quot;&quot;;[.BJ56]*[.$C$59])">
            <text:p/>
          </table:table-cell>
          <table:table-cell table:style-name="ce1" table:formula="of:=IF([.BK56]=&quot;&quot;;&quot;&quot;;[.BK56]*[.$C$59])">
            <text:p/>
          </table:table-cell>
          <table:table-cell table:style-name="ce1" table:formula="of:=IF([.BL56]=&quot;&quot;;&quot;&quot;;[.BL56]*[.$C$59])">
            <text:p/>
          </table:table-cell>
          <table:table-cell table:style-name="ce1" table:formula="of:=IF([.BM56]=&quot;&quot;;&quot;&quot;;[.BM56]*[.$C$59])">
            <text:p/>
          </table:table-cell>
          <table:table-cell table:style-name="ce1" table:formula="of:=IF([.BN56]=&quot;&quot;;&quot;&quot;;[.BN56]*[.$C$59])">
            <text:p/>
          </table:table-cell>
          <table:table-cell table:style-name="ce1" table:formula="of:=IF([.BO56]=&quot;&quot;;&quot;&quot;;[.BO56]*[.$C$59])">
            <text:p/>
          </table:table-cell>
          <table:table-cell table:style-name="ce1" table:formula="of:=IF([.BP56]=&quot;&quot;;&quot;&quot;;[.BP56]*[.$C$59])">
            <text:p/>
          </table:table-cell>
          <table:table-cell table:style-name="ce1" table:formula="of:=IF([.BQ56]=&quot;&quot;;&quot;&quot;;[.BQ56]*[.$C$59])">
            <text:p/>
          </table:table-cell>
          <table:table-cell table:style-name="ce1" table:formula="of:=IF([.BR56]=&quot;&quot;;&quot;&quot;;[.BR56]*[.$C$59])">
            <text:p/>
          </table:table-cell>
          <table:table-cell table:style-name="ce1" table:formula="of:=IF([.BS56]=&quot;&quot;;&quot;&quot;;[.BS56]*[.$C$59])">
            <text:p/>
          </table:table-cell>
          <table:table-cell table:style-name="ce1" table:formula="of:=IF([.BT56]=&quot;&quot;;&quot;&quot;;[.BT56]*[.$C$59])">
            <text:p/>
          </table:table-cell>
          <table:table-cell table:style-name="ce1" table:formula="of:=IF([.BU56]=&quot;&quot;;&quot;&quot;;[.BU56]*[.$C$59])">
            <text:p/>
          </table:table-cell>
          <table:table-cell table:style-name="ce1" table:formula="of:=IF([.BV56]=&quot;&quot;;&quot;&quot;;[.BV56]*[.$C$59])">
            <text:p/>
          </table:table-cell>
          <table:table-cell table:style-name="ce1" table:formula="of:=IF([.BW56]=&quot;&quot;;&quot;&quot;;[.BW56]*[.$C$59])">
            <text:p/>
          </table:table-cell>
          <table:table-cell table:style-name="ce1" table:formula="of:=IF([.BX56]=&quot;&quot;;&quot;&quot;;[.BX56]*[.$C$59])">
            <text:p/>
          </table:table-cell>
          <table:table-cell table:style-name="ce1" table:formula="of:=IF([.BY56]=&quot;&quot;;&quot;&quot;;[.BY56]*[.$C$59])">
            <text:p/>
          </table:table-cell>
          <table:table-cell table:style-name="ce1" table:formula="of:=IF([.BZ56]=&quot;&quot;;&quot;&quot;;[.BZ56]*[.$C$59])">
            <text:p/>
          </table:table-cell>
          <table:table-cell table:style-name="ce1" table:formula="of:=IF([.CA56]=&quot;&quot;;&quot;&quot;;[.CA56]*[.$C$59])">
            <text:p/>
          </table:table-cell>
          <table:table-cell table:style-name="ce1" table:formula="of:=IF([.CB56]=&quot;&quot;;&quot;&quot;;[.CB56]*[.$C$59])">
            <text:p/>
          </table:table-cell>
          <table:table-cell table:style-name="ce1" table:formula="of:=IF([.CC56]=&quot;&quot;;&quot;&quot;;[.CC56]*[.$C$59])">
            <text:p/>
          </table:table-cell>
          <table:table-cell table:style-name="ce1" table:formula="of:=IF([.CD56]=&quot;&quot;;&quot;&quot;;[.CD56]*[.$C$59])">
            <text:p/>
          </table:table-cell>
          <table:table-cell table:style-name="ce1" table:formula="of:=IF([.CE56]=&quot;&quot;;&quot;&quot;;[.CE56]*[.$C$59])">
            <text:p/>
          </table:table-cell>
          <table:table-cell table:style-name="ce1" table:formula="of:=IF([.CF56]=&quot;&quot;;&quot;&quot;;[.CF56]*[.$C$59])">
            <text:p/>
          </table:table-cell>
          <table:table-cell table:style-name="ce1" table:formula="of:=IF([.CG56]=&quot;&quot;;&quot;&quot;;[.CG56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style-name="ce1" table:number-columns-repeated="3"/>
          <table:table-cell table:style-name="ce1" table:formula="of:=IF([.D57]=&quot;&quot;;&quot;&quot;;[.D57]*[.$C$59])" office:value-type="float" office:value="876.59045">
            <text:p>876.59045</text:p>
          </table:table-cell>
          <table:table-cell table:style-name="ce1" table:formula="of:=IF([.E57]=&quot;&quot;;&quot;&quot;;[.E57]*[.$C$59])" office:value-type="float" office:value="206.04074">
            <text:p>206.04074</text:p>
          </table:table-cell>
          <table:table-cell table:style-name="ce1" table:formula="of:=IF([.F57]=&quot;&quot;;&quot;&quot;;[.F57]*[.$C$59])" office:value-type="float" office:value="-0.11207">
            <text:p>-0.11207</text:p>
          </table:table-cell>
          <table:table-cell table:style-name="ce1" table:formula="of:=IF([.G57]=&quot;&quot;;&quot;&quot;;[.G57]*[.$C$59])" office:value-type="float" office:value="100.78522">
            <text:p>100.78522</text:p>
          </table:table-cell>
          <table:table-cell table:style-name="ce1" table:formula="of:=IF([.H57]=&quot;&quot;;&quot;&quot;;[.H57]*[.$C$59])" office:value-type="float" office:value="176.70012">
            <text:p>176.70012</text:p>
          </table:table-cell>
          <table:table-cell table:style-name="ce1" table:formula="of:=IF([.I57]=&quot;&quot;;&quot;&quot;;[.I57]*[.$C$59])" office:value-type="float" office:value="0.37351">
            <text:p>0.37351</text:p>
          </table:table-cell>
          <table:table-cell table:style-name="ce1" table:formula="of:=IF([.J57]=&quot;&quot;;&quot;&quot;;[.J57]*[.$C$59])" office:value-type="float" office:value="0.6683">
            <text:p>0.6683</text:p>
          </table:table-cell>
          <table:table-cell table:style-name="ce1" table:formula="of:=IF([.K57]=&quot;&quot;;&quot;&quot;;[.K57]*[.$C$59])" office:value-type="float" office:value="-95.76678">
            <text:p>-95.76678</text:p>
          </table:table-cell>
          <table:table-cell table:style-name="ce1" table:formula="of:=IF([.L57]=&quot;&quot;;&quot;&quot;;[.L57]*[.$C$59])">
            <text:p/>
          </table:table-cell>
          <table:table-cell table:style-name="ce1" table:formula="of:=IF([.M57]=&quot;&quot;;&quot;&quot;;[.M57]*[.$C$59])">
            <text:p/>
          </table:table-cell>
          <table:table-cell table:style-name="ce1" table:formula="of:=IF([.N57]=&quot;&quot;;&quot;&quot;;[.N57]*[.$C$59])">
            <text:p/>
          </table:table-cell>
          <table:table-cell table:style-name="ce1" table:formula="of:=IF([.O57]=&quot;&quot;;&quot;&quot;;[.O57]*[.$C$59])">
            <text:p/>
          </table:table-cell>
          <table:table-cell table:style-name="ce1" table:formula="of:=IF([.P57]=&quot;&quot;;&quot;&quot;;[.P57]*[.$C$59])">
            <text:p/>
          </table:table-cell>
          <table:table-cell table:style-name="ce1" table:formula="of:=IF([.Q57]=&quot;&quot;;&quot;&quot;;[.Q57]*[.$C$59])">
            <text:p/>
          </table:table-cell>
          <table:table-cell table:style-name="ce1" table:formula="of:=IF([.R57]=&quot;&quot;;&quot;&quot;;[.R57]*[.$C$59])">
            <text:p/>
          </table:table-cell>
          <table:table-cell table:style-name="ce1" table:formula="of:=IF([.S57]=&quot;&quot;;&quot;&quot;;[.S57]*[.$C$59])">
            <text:p/>
          </table:table-cell>
          <table:table-cell table:style-name="ce1" table:formula="of:=IF([.T57]=&quot;&quot;;&quot;&quot;;[.T57]*[.$C$59])">
            <text:p/>
          </table:table-cell>
          <table:table-cell table:style-name="ce1" table:formula="of:=IF([.U57]=&quot;&quot;;&quot;&quot;;[.U57]*[.$C$59])">
            <text:p/>
          </table:table-cell>
          <table:table-cell table:style-name="ce1" table:formula="of:=IF([.V57]=&quot;&quot;;&quot;&quot;;[.V57]*[.$C$59])">
            <text:p/>
          </table:table-cell>
          <table:table-cell table:style-name="ce1" table:formula="of:=IF([.W57]=&quot;&quot;;&quot;&quot;;[.W57]*[.$C$59])">
            <text:p/>
          </table:table-cell>
          <table:table-cell table:style-name="ce1" table:formula="of:=IF([.X57]=&quot;&quot;;&quot;&quot;;[.X57]*[.$C$59])">
            <text:p/>
          </table:table-cell>
          <table:table-cell table:style-name="ce1" table:formula="of:=IF([.Y57]=&quot;&quot;;&quot;&quot;;[.Y57]*[.$C$59])">
            <text:p/>
          </table:table-cell>
          <table:table-cell table:style-name="ce1" table:formula="of:=IF([.Z57]=&quot;&quot;;&quot;&quot;;[.Z57]*[.$C$59])">
            <text:p/>
          </table:table-cell>
          <table:table-cell table:style-name="ce1" table:formula="of:=IF([.AA57]=&quot;&quot;;&quot;&quot;;[.AA57]*[.$C$59])">
            <text:p/>
          </table:table-cell>
          <table:table-cell table:style-name="ce1" table:formula="of:=IF([.AB57]=&quot;&quot;;&quot;&quot;;[.AB57]*[.$C$59])">
            <text:p/>
          </table:table-cell>
          <table:table-cell table:style-name="ce1" table:formula="of:=IF([.AC57]=&quot;&quot;;&quot;&quot;;[.AC57]*[.$C$59])">
            <text:p/>
          </table:table-cell>
          <table:table-cell table:style-name="ce1" table:formula="of:=IF([.AD57]=&quot;&quot;;&quot;&quot;;[.AD57]*[.$C$59])">
            <text:p/>
          </table:table-cell>
          <table:table-cell table:style-name="ce1" table:formula="of:=IF([.AE57]=&quot;&quot;;&quot;&quot;;[.AE57]*[.$C$59])">
            <text:p/>
          </table:table-cell>
          <table:table-cell table:style-name="ce1" table:formula="of:=IF([.AF57]=&quot;&quot;;&quot;&quot;;[.AF57]*[.$C$59])">
            <text:p/>
          </table:table-cell>
          <table:table-cell table:style-name="ce1" table:formula="of:=IF([.AG57]=&quot;&quot;;&quot;&quot;;[.AG57]*[.$C$59])">
            <text:p/>
          </table:table-cell>
          <table:table-cell table:style-name="ce1" table:formula="of:=IF([.AH57]=&quot;&quot;;&quot;&quot;;[.AH57]*[.$C$59])">
            <text:p/>
          </table:table-cell>
          <table:table-cell table:style-name="ce1" table:formula="of:=IF([.AI57]=&quot;&quot;;&quot;&quot;;[.AI57]*[.$C$59])">
            <text:p/>
          </table:table-cell>
          <table:table-cell table:style-name="ce1" table:formula="of:=IF([.AJ57]=&quot;&quot;;&quot;&quot;;[.AJ57]*[.$C$59])">
            <text:p/>
          </table:table-cell>
          <table:table-cell table:style-name="ce1" table:formula="of:=IF([.AK57]=&quot;&quot;;&quot;&quot;;[.AK57]*[.$C$59])">
            <text:p/>
          </table:table-cell>
          <table:table-cell table:style-name="ce1" table:formula="of:=IF([.AL57]=&quot;&quot;;&quot;&quot;;[.AL57]*[.$C$59])">
            <text:p/>
          </table:table-cell>
          <table:table-cell table:style-name="ce1" table:formula="of:=IF([.AM57]=&quot;&quot;;&quot;&quot;;[.AM57]*[.$C$59])">
            <text:p/>
          </table:table-cell>
          <table:table-cell table:style-name="ce1" table:formula="of:=IF([.AN57]=&quot;&quot;;&quot;&quot;;[.AN57]*[.$C$59])">
            <text:p/>
          </table:table-cell>
          <table:table-cell table:style-name="ce1" table:formula="of:=IF([.AO57]=&quot;&quot;;&quot;&quot;;[.AO57]*[.$C$59])">
            <text:p/>
          </table:table-cell>
          <table:table-cell table:style-name="ce1" table:formula="of:=IF([.AP57]=&quot;&quot;;&quot;&quot;;[.AP57]*[.$C$59])">
            <text:p/>
          </table:table-cell>
          <table:table-cell table:style-name="ce1" table:formula="of:=IF([.AQ57]=&quot;&quot;;&quot;&quot;;[.AQ57]*[.$C$59])">
            <text:p/>
          </table:table-cell>
          <table:table-cell table:style-name="ce1" table:formula="of:=IF([.AR57]=&quot;&quot;;&quot;&quot;;[.AR57]*[.$C$59])">
            <text:p/>
          </table:table-cell>
          <table:table-cell table:style-name="ce1" table:formula="of:=IF([.AS57]=&quot;&quot;;&quot;&quot;;[.AS57]*[.$C$59])">
            <text:p/>
          </table:table-cell>
          <table:table-cell table:style-name="ce1" table:formula="of:=IF([.AT57]=&quot;&quot;;&quot;&quot;;[.AT57]*[.$C$59])">
            <text:p/>
          </table:table-cell>
          <table:table-cell table:style-name="ce1" table:formula="of:=IF([.AU57]=&quot;&quot;;&quot;&quot;;[.AU57]*[.$C$59])">
            <text:p/>
          </table:table-cell>
          <table:table-cell table:style-name="ce1" table:formula="of:=IF([.AV57]=&quot;&quot;;&quot;&quot;;[.AV57]*[.$C$59])">
            <text:p/>
          </table:table-cell>
          <table:table-cell table:style-name="ce1" table:formula="of:=IF([.AW57]=&quot;&quot;;&quot;&quot;;[.AW57]*[.$C$59])">
            <text:p/>
          </table:table-cell>
          <table:table-cell table:style-name="ce1" table:formula="of:=IF([.AX57]=&quot;&quot;;&quot;&quot;;[.AX57]*[.$C$59])">
            <text:p/>
          </table:table-cell>
          <table:table-cell table:style-name="ce1" table:formula="of:=IF([.AY57]=&quot;&quot;;&quot;&quot;;[.AY57]*[.$C$59])">
            <text:p/>
          </table:table-cell>
          <table:table-cell table:style-name="ce1" table:formula="of:=IF([.AZ57]=&quot;&quot;;&quot;&quot;;[.AZ57]*[.$C$59])">
            <text:p/>
          </table:table-cell>
          <table:table-cell table:style-name="ce1" table:formula="of:=IF([.BA57]=&quot;&quot;;&quot;&quot;;[.BA57]*[.$C$59])">
            <text:p/>
          </table:table-cell>
          <table:table-cell table:style-name="ce1" table:formula="of:=IF([.BB57]=&quot;&quot;;&quot;&quot;;[.BB57]*[.$C$59])">
            <text:p/>
          </table:table-cell>
          <table:table-cell table:style-name="ce1" table:formula="of:=IF([.BC57]=&quot;&quot;;&quot;&quot;;[.BC57]*[.$C$59])">
            <text:p/>
          </table:table-cell>
          <table:table-cell table:style-name="ce1" table:formula="of:=IF([.BD57]=&quot;&quot;;&quot;&quot;;[.BD57]*[.$C$59])">
            <text:p/>
          </table:table-cell>
          <table:table-cell table:style-name="ce1" table:formula="of:=IF([.BE57]=&quot;&quot;;&quot;&quot;;[.BE57]*[.$C$59])">
            <text:p/>
          </table:table-cell>
          <table:table-cell table:style-name="ce1" table:formula="of:=IF([.BF57]=&quot;&quot;;&quot;&quot;;[.BF57]*[.$C$59])">
            <text:p/>
          </table:table-cell>
          <table:table-cell table:style-name="ce1" table:formula="of:=IF([.BG57]=&quot;&quot;;&quot;&quot;;[.BG57]*[.$C$59])">
            <text:p/>
          </table:table-cell>
          <table:table-cell table:style-name="ce1" table:formula="of:=IF([.BH57]=&quot;&quot;;&quot;&quot;;[.BH57]*[.$C$59])">
            <text:p/>
          </table:table-cell>
          <table:table-cell table:style-name="ce1" table:formula="of:=IF([.BI57]=&quot;&quot;;&quot;&quot;;[.BI57]*[.$C$59])">
            <text:p/>
          </table:table-cell>
          <table:table-cell table:style-name="ce1" table:formula="of:=IF([.BJ57]=&quot;&quot;;&quot;&quot;;[.BJ57]*[.$C$59])">
            <text:p/>
          </table:table-cell>
          <table:table-cell table:style-name="ce1" table:formula="of:=IF([.BK57]=&quot;&quot;;&quot;&quot;;[.BK57]*[.$C$59])">
            <text:p/>
          </table:table-cell>
          <table:table-cell table:style-name="ce1" table:formula="of:=IF([.BL57]=&quot;&quot;;&quot;&quot;;[.BL57]*[.$C$59])">
            <text:p/>
          </table:table-cell>
          <table:table-cell table:style-name="ce1" table:formula="of:=IF([.BM57]=&quot;&quot;;&quot;&quot;;[.BM57]*[.$C$59])">
            <text:p/>
          </table:table-cell>
          <table:table-cell table:style-name="ce1" table:formula="of:=IF([.BN57]=&quot;&quot;;&quot;&quot;;[.BN57]*[.$C$59])">
            <text:p/>
          </table:table-cell>
          <table:table-cell table:style-name="ce1" table:formula="of:=IF([.BO57]=&quot;&quot;;&quot;&quot;;[.BO57]*[.$C$59])">
            <text:p/>
          </table:table-cell>
          <table:table-cell table:style-name="ce1" table:formula="of:=IF([.BP57]=&quot;&quot;;&quot;&quot;;[.BP57]*[.$C$59])">
            <text:p/>
          </table:table-cell>
          <table:table-cell table:style-name="ce1" table:formula="of:=IF([.BQ57]=&quot;&quot;;&quot;&quot;;[.BQ57]*[.$C$59])">
            <text:p/>
          </table:table-cell>
          <table:table-cell table:style-name="ce1" table:formula="of:=IF([.BR57]=&quot;&quot;;&quot;&quot;;[.BR57]*[.$C$59])">
            <text:p/>
          </table:table-cell>
          <table:table-cell table:style-name="ce1" table:formula="of:=IF([.BS57]=&quot;&quot;;&quot;&quot;;[.BS57]*[.$C$59])">
            <text:p/>
          </table:table-cell>
          <table:table-cell table:style-name="ce1" table:formula="of:=IF([.BT57]=&quot;&quot;;&quot;&quot;;[.BT57]*[.$C$59])">
            <text:p/>
          </table:table-cell>
          <table:table-cell table:style-name="ce1" table:formula="of:=IF([.BU57]=&quot;&quot;;&quot;&quot;;[.BU57]*[.$C$59])">
            <text:p/>
          </table:table-cell>
          <table:table-cell table:style-name="ce1" table:formula="of:=IF([.BV57]=&quot;&quot;;&quot;&quot;;[.BV57]*[.$C$59])">
            <text:p/>
          </table:table-cell>
          <table:table-cell table:style-name="ce1" table:formula="of:=IF([.BW57]=&quot;&quot;;&quot;&quot;;[.BW57]*[.$C$59])">
            <text:p/>
          </table:table-cell>
          <table:table-cell table:style-name="ce1" table:formula="of:=IF([.BX57]=&quot;&quot;;&quot;&quot;;[.BX57]*[.$C$59])">
            <text:p/>
          </table:table-cell>
          <table:table-cell table:style-name="ce1" table:formula="of:=IF([.BY57]=&quot;&quot;;&quot;&quot;;[.BY57]*[.$C$59])">
            <text:p/>
          </table:table-cell>
          <table:table-cell table:style-name="ce1" table:formula="of:=IF([.BZ57]=&quot;&quot;;&quot;&quot;;[.BZ57]*[.$C$59])">
            <text:p/>
          </table:table-cell>
          <table:table-cell table:style-name="ce1" table:formula="of:=IF([.CA57]=&quot;&quot;;&quot;&quot;;[.CA57]*[.$C$59])">
            <text:p/>
          </table:table-cell>
          <table:table-cell table:style-name="ce1" table:formula="of:=IF([.CB57]=&quot;&quot;;&quot;&quot;;[.CB57]*[.$C$59])">
            <text:p/>
          </table:table-cell>
          <table:table-cell table:style-name="ce1" table:formula="of:=IF([.CC57]=&quot;&quot;;&quot;&quot;;[.CC57]*[.$C$59])">
            <text:p/>
          </table:table-cell>
          <table:table-cell table:style-name="ce1" table:formula="of:=IF([.CD57]=&quot;&quot;;&quot;&quot;;[.CD57]*[.$C$59])">
            <text:p/>
          </table:table-cell>
          <table:table-cell table:style-name="ce1" table:formula="of:=IF([.CE57]=&quot;&quot;;&quot;&quot;;[.CE57]*[.$C$59])">
            <text:p/>
          </table:table-cell>
          <table:table-cell table:style-name="ce1" table:formula="of:=IF([.CF57]=&quot;&quot;;&quot;&quot;;[.CF57]*[.$C$59])">
            <text:p/>
          </table:table-cell>
          <table:table-cell table:style-name="ce1" table:formula="of:=IF([.CG57]=&quot;&quot;;&quot;&quot;;[.CG57]*[.$C$59])">
            <text:p/>
          </table:table-cell>
          <table:table-cell table:style-name="ce1" office:value-type="string">
            <text:p>xxxx</text:p>
          </table:table-cell>
          <table:table-cell table:style-name="ce1" table:number-columns-repeated="938"/>
        </table:table-row>
        <table:table-row table:style-name="ro1">
          <table:table-cell table:number-columns-repeated="3"/>
          <table:table-cell table:formula="of:=IF([.D58]=&quot;&quot;;&quot;&quot;;ROUND([.D58];0))">
            <text:p/>
          </table:table-cell>
          <table:table-cell table:formula="of:=IF([.E58]=&quot;&quot;;&quot;&quot;;ROUND([.E58];0))">
            <text:p/>
          </table:table-cell>
          <table:table-cell table:formula="of:=IF([.F58]=&quot;&quot;;&quot;&quot;;ROUND([.F58];0))">
            <text:p/>
          </table:table-cell>
          <table:table-cell table:formula="of:=IF([.G58]=&quot;&quot;;&quot;&quot;;ROUND([.G58];0))">
            <text:p/>
          </table:table-cell>
          <table:table-cell table:formula="of:=IF([.H58]=&quot;&quot;;&quot;&quot;;ROUND([.H58];0))">
            <text:p/>
          </table:table-cell>
          <table:table-cell table:formula="of:=IF([.I58]=&quot;&quot;;&quot;&quot;;ROUND([.I58];0))">
            <text:p/>
          </table:table-cell>
          <table:table-cell table:formula="of:=IF([.J58]=&quot;&quot;;&quot;&quot;;ROUND([.J58];0))">
            <text:p/>
          </table:table-cell>
          <table:table-cell table:formula="of:=IF([.K58]=&quot;&quot;;&quot;&quot;;ROUND([.K58];0))">
            <text:p/>
          </table:table-cell>
          <table:table-cell table:formula="of:=IF([.L58]=&quot;&quot;;&quot;&quot;;ROUND([.L58];0))">
            <text:p/>
          </table:table-cell>
          <table:table-cell table:formula="of:=IF([.M58]=&quot;&quot;;&quot;&quot;;ROUND([.M58];0))">
            <text:p/>
          </table:table-cell>
          <table:table-cell table:formula="of:=IF([.N58]=&quot;&quot;;&quot;&quot;;ROUND([.N58];0))">
            <text:p/>
          </table:table-cell>
          <table:table-cell table:formula="of:=IF([.O58]=&quot;&quot;;&quot;&quot;;ROUND([.O58];0))">
            <text:p/>
          </table:table-cell>
          <table:table-cell table:formula="of:=IF([.P58]=&quot;&quot;;&quot;&quot;;ROUND([.P58];0))">
            <text:p/>
          </table:table-cell>
          <table:table-cell table:formula="of:=IF([.Q58]=&quot;&quot;;&quot;&quot;;ROUND([.Q58];0))">
            <text:p/>
          </table:table-cell>
          <table:table-cell table:formula="of:=IF([.R58]=&quot;&quot;;&quot;&quot;;ROUND([.R58];0))">
            <text:p/>
          </table:table-cell>
          <table:table-cell table:formula="of:=IF([.S58]=&quot;&quot;;&quot;&quot;;ROUND([.S58];0))">
            <text:p/>
          </table:table-cell>
          <table:table-cell table:formula="of:=IF([.T58]=&quot;&quot;;&quot;&quot;;ROUND([.T58];0))">
            <text:p/>
          </table:table-cell>
          <table:table-cell table:formula="of:=IF([.U58]=&quot;&quot;;&quot;&quot;;ROUND([.U58];0))">
            <text:p/>
          </table:table-cell>
          <table:table-cell table:formula="of:=IF([.V58]=&quot;&quot;;&quot;&quot;;ROUND([.V58];0))">
            <text:p/>
          </table:table-cell>
          <table:table-cell table:formula="of:=IF([.W58]=&quot;&quot;;&quot;&quot;;ROUND([.W58];0))">
            <text:p/>
          </table:table-cell>
          <table:table-cell table:formula="of:=IF([.X58]=&quot;&quot;;&quot;&quot;;ROUND([.X58];0))">
            <text:p/>
          </table:table-cell>
          <table:table-cell table:formula="of:=IF([.Y58]=&quot;&quot;;&quot;&quot;;ROUND([.Y58];0))">
            <text:p/>
          </table:table-cell>
          <table:table-cell table:formula="of:=IF([.Z58]=&quot;&quot;;&quot;&quot;;ROUND([.Z58];0))">
            <text:p/>
          </table:table-cell>
          <table:table-cell table:formula="of:=IF([.AA58]=&quot;&quot;;&quot;&quot;;ROUND([.AA58];0))">
            <text:p/>
          </table:table-cell>
          <table:table-cell table:formula="of:=IF([.AB58]=&quot;&quot;;&quot;&quot;;ROUND([.AB58];0))">
            <text:p/>
          </table:table-cell>
          <table:table-cell table:formula="of:=IF([.AC58]=&quot;&quot;;&quot;&quot;;ROUND([.AC58];0))">
            <text:p/>
          </table:table-cell>
          <table:table-cell table:formula="of:=IF([.AD58]=&quot;&quot;;&quot;&quot;;ROUND([.AD58];0))">
            <text:p/>
          </table:table-cell>
          <table:table-cell table:formula="of:=IF([.AE58]=&quot;&quot;;&quot;&quot;;ROUND([.AE58];0))">
            <text:p/>
          </table:table-cell>
          <table:table-cell table:formula="of:=IF([.AF58]=&quot;&quot;;&quot;&quot;;ROUND([.AF58];0))">
            <text:p/>
          </table:table-cell>
          <table:table-cell table:formula="of:=IF([.AG58]=&quot;&quot;;&quot;&quot;;ROUND([.AG58];0))">
            <text:p/>
          </table:table-cell>
          <table:table-cell table:formula="of:=IF([.AH58]=&quot;&quot;;&quot;&quot;;ROUND([.AH58];0))">
            <text:p/>
          </table:table-cell>
          <table:table-cell table:formula="of:=IF([.AI58]=&quot;&quot;;&quot;&quot;;ROUND([.AI58];0))">
            <text:p/>
          </table:table-cell>
          <table:table-cell table:formula="of:=IF([.AJ58]=&quot;&quot;;&quot;&quot;;ROUND([.AJ58];0))">
            <text:p/>
          </table:table-cell>
          <table:table-cell table:formula="of:=IF([.AK58]=&quot;&quot;;&quot;&quot;;ROUND([.AK58];0))">
            <text:p/>
          </table:table-cell>
          <table:table-cell table:formula="of:=IF([.AL58]=&quot;&quot;;&quot;&quot;;ROUND([.AL58];0))">
            <text:p/>
          </table:table-cell>
          <table:table-cell table:formula="of:=IF([.AM58]=&quot;&quot;;&quot;&quot;;ROUND([.AM58];0))">
            <text:p/>
          </table:table-cell>
          <table:table-cell table:formula="of:=IF([.AN58]=&quot;&quot;;&quot;&quot;;ROUND([.AN58];0))">
            <text:p/>
          </table:table-cell>
          <table:table-cell table:formula="of:=IF([.AO58]=&quot;&quot;;&quot;&quot;;ROUND([.AO58];0))">
            <text:p/>
          </table:table-cell>
          <table:table-cell table:formula="of:=IF([.AP58]=&quot;&quot;;&quot;&quot;;ROUND([.AP58];0))">
            <text:p/>
          </table:table-cell>
          <table:table-cell table:formula="of:=IF([.AQ58]=&quot;&quot;;&quot;&quot;;ROUND([.AQ58];0))">
            <text:p/>
          </table:table-cell>
          <table:table-cell table:formula="of:=IF([.AR58]=&quot;&quot;;&quot;&quot;;ROUND([.AR58];0))">
            <text:p/>
          </table:table-cell>
          <table:table-cell table:formula="of:=IF([.AS58]=&quot;&quot;;&quot;&quot;;ROUND([.AS58];0))">
            <text:p/>
          </table:table-cell>
          <table:table-cell table:formula="of:=IF([.AT58]=&quot;&quot;;&quot;&quot;;ROUND([.AT58];0))">
            <text:p/>
          </table:table-cell>
          <table:table-cell table:formula="of:=IF([.AU58]=&quot;&quot;;&quot;&quot;;ROUND([.AU58];0))">
            <text:p/>
          </table:table-cell>
          <table:table-cell table:formula="of:=IF([.AV58]=&quot;&quot;;&quot;&quot;;ROUND([.AV58];0))">
            <text:p/>
          </table:table-cell>
          <table:table-cell table:formula="of:=IF([.AW58]=&quot;&quot;;&quot;&quot;;ROUND([.AW58];0))">
            <text:p/>
          </table:table-cell>
          <table:table-cell table:formula="of:=IF([.AX58]=&quot;&quot;;&quot;&quot;;ROUND([.AX58];0))">
            <text:p/>
          </table:table-cell>
          <table:table-cell table:formula="of:=IF([.AY58]=&quot;&quot;;&quot;&quot;;ROUND([.AY58];0))">
            <text:p/>
          </table:table-cell>
          <table:table-cell table:formula="of:=IF([.AZ58]=&quot;&quot;;&quot;&quot;;ROUND([.AZ58];0))">
            <text:p/>
          </table:table-cell>
          <table:table-cell table:formula="of:=IF([.BA58]=&quot;&quot;;&quot;&quot;;ROUND([.BA58];0))">
            <text:p/>
          </table:table-cell>
          <table:table-cell table:formula="of:=IF([.BB58]=&quot;&quot;;&quot;&quot;;ROUND([.BB58];0))">
            <text:p/>
          </table:table-cell>
          <table:table-cell table:formula="of:=IF([.BC58]=&quot;&quot;;&quot;&quot;;ROUND([.BC58];0))">
            <text:p/>
          </table:table-cell>
          <table:table-cell table:formula="of:=IF([.BD58]=&quot;&quot;;&quot;&quot;;ROUND([.BD58];0))">
            <text:p/>
          </table:table-cell>
          <table:table-cell table:formula="of:=IF([.BE58]=&quot;&quot;;&quot;&quot;;ROUND([.BE58];0))">
            <text:p/>
          </table:table-cell>
          <table:table-cell table:formula="of:=IF([.BF58]=&quot;&quot;;&quot;&quot;;ROUND([.BF58];0))">
            <text:p/>
          </table:table-cell>
          <table:table-cell table:formula="of:=IF([.BG58]=&quot;&quot;;&quot;&quot;;ROUND([.BG58];0))">
            <text:p/>
          </table:table-cell>
          <table:table-cell table:formula="of:=IF([.BH58]=&quot;&quot;;&quot;&quot;;ROUND([.BH58];0))">
            <text:p/>
          </table:table-cell>
          <table:table-cell table:formula="of:=IF([.BI58]=&quot;&quot;;&quot;&quot;;ROUND([.BI58];0))">
            <text:p/>
          </table:table-cell>
          <table:table-cell table:formula="of:=IF([.BJ58]=&quot;&quot;;&quot;&quot;;ROUND([.BJ58];0))">
            <text:p/>
          </table:table-cell>
          <table:table-cell table:formula="of:=IF([.BK58]=&quot;&quot;;&quot;&quot;;ROUND([.BK58];0))">
            <text:p/>
          </table:table-cell>
          <table:table-cell table:formula="of:=IF([.BL58]=&quot;&quot;;&quot;&quot;;ROUND([.BL58];0))">
            <text:p/>
          </table:table-cell>
          <table:table-cell table:formula="of:=IF([.BM58]=&quot;&quot;;&quot;&quot;;ROUND([.BM58];0))">
            <text:p/>
          </table:table-cell>
          <table:table-cell table:formula="of:=IF([.BN58]=&quot;&quot;;&quot;&quot;;ROUND([.BN58];0))">
            <text:p/>
          </table:table-cell>
          <table:table-cell table:formula="of:=IF([.BO58]=&quot;&quot;;&quot;&quot;;ROUND([.BO58];0))">
            <text:p/>
          </table:table-cell>
          <table:table-cell table:formula="of:=IF([.BP58]=&quot;&quot;;&quot;&quot;;ROUND([.BP58];0))">
            <text:p/>
          </table:table-cell>
          <table:table-cell table:formula="of:=IF([.BQ58]=&quot;&quot;;&quot;&quot;;ROUND([.BQ58];0))">
            <text:p/>
          </table:table-cell>
          <table:table-cell table:formula="of:=IF([.BR58]=&quot;&quot;;&quot;&quot;;ROUND([.BR58];0))">
            <text:p/>
          </table:table-cell>
          <table:table-cell table:formula="of:=IF([.BS58]=&quot;&quot;;&quot;&quot;;ROUND([.BS58];0))">
            <text:p/>
          </table:table-cell>
          <table:table-cell table:formula="of:=IF([.BT58]=&quot;&quot;;&quot;&quot;;ROUND([.BT58];0))">
            <text:p/>
          </table:table-cell>
          <table:table-cell table:formula="of:=IF([.BU58]=&quot;&quot;;&quot;&quot;;ROUND([.BU58];0))">
            <text:p/>
          </table:table-cell>
          <table:table-cell table:formula="of:=IF([.BV58]=&quot;&quot;;&quot;&quot;;ROUND([.BV58];0))">
            <text:p/>
          </table:table-cell>
          <table:table-cell table:formula="of:=IF([.BW58]=&quot;&quot;;&quot;&quot;;ROUND([.BW58];0))">
            <text:p/>
          </table:table-cell>
          <table:table-cell table:formula="of:=IF([.BX58]=&quot;&quot;;&quot;&quot;;ROUND([.BX58];0))">
            <text:p/>
          </table:table-cell>
          <table:table-cell table:formula="of:=IF([.BY58]=&quot;&quot;;&quot;&quot;;ROUND([.BY58];0))">
            <text:p/>
          </table:table-cell>
          <table:table-cell table:formula="of:=IF([.BZ58]=&quot;&quot;;&quot;&quot;;ROUND([.BZ58];0))">
            <text:p/>
          </table:table-cell>
          <table:table-cell table:formula="of:=IF([.CA58]=&quot;&quot;;&quot;&quot;;ROUND([.CA58];0))">
            <text:p/>
          </table:table-cell>
          <table:table-cell table:formula="of:=IF([.CB58]=&quot;&quot;;&quot;&quot;;ROUND([.CB58];0))">
            <text:p/>
          </table:table-cell>
          <table:table-cell table:formula="of:=IF([.CC58]=&quot;&quot;;&quot;&quot;;ROUND([.CC58];0))">
            <text:p/>
          </table:table-cell>
          <table:table-cell table:formula="of:=IF([.CD58]=&quot;&quot;;&quot;&quot;;ROUND([.CD58];0))">
            <text:p/>
          </table:table-cell>
          <table:table-cell table:formula="of:=IF([.CE58]=&quot;&quot;;&quot;&quot;;ROUND([.CE58];0))">
            <text:p/>
          </table:table-cell>
          <table:table-cell table:formula="of:=IF([.CF58]=&quot;&quot;;&quot;&quot;;ROUND([.CF58];0))">
            <text:p/>
          </table:table-cell>
          <table:table-cell table:formula="of:=IF([.CG58]=&quot;&quot;;&quot;&quot;;ROUND([.CG58];0)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IF([.E59]=&quot;&quot;;&quot;&quot;;ROUND([.E59];0))">
            <text:p/>
          </table:table-cell>
          <table:table-cell table:formula="of:=IF([.F59]=&quot;&quot;;&quot;&quot;;ROUND([.F59];0))">
            <text:p/>
          </table:table-cell>
          <table:table-cell table:formula="of:=IF([.G59]=&quot;&quot;;&quot;&quot;;ROUND([.G59];0))">
            <text:p/>
          </table:table-cell>
          <table:table-cell table:formula="of:=IF([.H59]=&quot;&quot;;&quot;&quot;;ROUND([.H59];0))">
            <text:p/>
          </table:table-cell>
          <table:table-cell table:formula="of:=IF([.I59]=&quot;&quot;;&quot;&quot;;ROUND([.I59];0))">
            <text:p/>
          </table:table-cell>
          <table:table-cell table:formula="of:=IF([.J59]=&quot;&quot;;&quot;&quot;;ROUND([.J59];0))">
            <text:p/>
          </table:table-cell>
          <table:table-cell table:formula="of:=IF([.K59]=&quot;&quot;;&quot;&quot;;ROUND([.K59];0))">
            <text:p/>
          </table:table-cell>
          <table:table-cell table:formula="of:=IF([.L59]=&quot;&quot;;&quot;&quot;;ROUND([.L59];0))">
            <text:p/>
          </table:table-cell>
          <table:table-cell table:formula="of:=IF([.M59]=&quot;&quot;;&quot;&quot;;ROUND([.M59];0))">
            <text:p/>
          </table:table-cell>
          <table:table-cell table:formula="of:=IF([.N59]=&quot;&quot;;&quot;&quot;;ROUND([.N59];0))">
            <text:p/>
          </table:table-cell>
          <table:table-cell table:formula="of:=IF([.O59]=&quot;&quot;;&quot;&quot;;ROUND([.O59];0))">
            <text:p/>
          </table:table-cell>
          <table:table-cell table:formula="of:=IF([.P59]=&quot;&quot;;&quot;&quot;;ROUND([.P59];0))">
            <text:p/>
          </table:table-cell>
          <table:table-cell table:formula="of:=IF([.Q59]=&quot;&quot;;&quot;&quot;;ROUND([.Q59];0))">
            <text:p/>
          </table:table-cell>
          <table:table-cell table:formula="of:=IF([.R59]=&quot;&quot;;&quot;&quot;;ROUND([.R59];0))">
            <text:p/>
          </table:table-cell>
          <table:table-cell table:formula="of:=IF([.S59]=&quot;&quot;;&quot;&quot;;ROUND([.S59];0))">
            <text:p/>
          </table:table-cell>
          <table:table-cell table:formula="of:=IF([.T59]=&quot;&quot;;&quot;&quot;;ROUND([.T59];0))">
            <text:p/>
          </table:table-cell>
          <table:table-cell table:formula="of:=IF([.U59]=&quot;&quot;;&quot;&quot;;ROUND([.U59];0))">
            <text:p/>
          </table:table-cell>
          <table:table-cell table:formula="of:=IF([.V59]=&quot;&quot;;&quot;&quot;;ROUND([.V59];0))">
            <text:p/>
          </table:table-cell>
          <table:table-cell table:formula="of:=IF([.W59]=&quot;&quot;;&quot;&quot;;ROUND([.W59];0))">
            <text:p/>
          </table:table-cell>
          <table:table-cell table:formula="of:=IF([.X59]=&quot;&quot;;&quot;&quot;;ROUND([.X59];0))">
            <text:p/>
          </table:table-cell>
          <table:table-cell table:formula="of:=IF([.Y59]=&quot;&quot;;&quot;&quot;;ROUND([.Y59];0))">
            <text:p/>
          </table:table-cell>
          <table:table-cell table:formula="of:=IF([.Z59]=&quot;&quot;;&quot;&quot;;ROUND([.Z59];0))">
            <text:p/>
          </table:table-cell>
          <table:table-cell table:formula="of:=IF([.AA59]=&quot;&quot;;&quot;&quot;;ROUND([.AA59];0))">
            <text:p/>
          </table:table-cell>
          <table:table-cell table:formula="of:=IF([.AB59]=&quot;&quot;;&quot;&quot;;ROUND([.AB59];0))">
            <text:p/>
          </table:table-cell>
          <table:table-cell table:formula="of:=IF([.AC59]=&quot;&quot;;&quot;&quot;;ROUND([.AC59];0))">
            <text:p/>
          </table:table-cell>
          <table:table-cell table:formula="of:=IF([.AD59]=&quot;&quot;;&quot;&quot;;ROUND([.AD59];0))">
            <text:p/>
          </table:table-cell>
          <table:table-cell table:formula="of:=IF([.AE59]=&quot;&quot;;&quot;&quot;;ROUND([.AE59];0))">
            <text:p/>
          </table:table-cell>
          <table:table-cell table:formula="of:=IF([.AF59]=&quot;&quot;;&quot;&quot;;ROUND([.AF59];0))">
            <text:p/>
          </table:table-cell>
          <table:table-cell table:formula="of:=IF([.AG59]=&quot;&quot;;&quot;&quot;;ROUND([.AG59];0))">
            <text:p/>
          </table:table-cell>
          <table:table-cell table:formula="of:=IF([.AH59]=&quot;&quot;;&quot;&quot;;ROUND([.AH59];0))">
            <text:p/>
          </table:table-cell>
          <table:table-cell table:formula="of:=IF([.AI59]=&quot;&quot;;&quot;&quot;;ROUND([.AI59];0))">
            <text:p/>
          </table:table-cell>
          <table:table-cell table:formula="of:=IF([.AJ59]=&quot;&quot;;&quot;&quot;;ROUND([.AJ59];0))">
            <text:p/>
          </table:table-cell>
          <table:table-cell table:formula="of:=IF([.AK59]=&quot;&quot;;&quot;&quot;;ROUND([.AK59];0))">
            <text:p/>
          </table:table-cell>
          <table:table-cell table:formula="of:=IF([.AL59]=&quot;&quot;;&quot;&quot;;ROUND([.AL59];0))">
            <text:p/>
          </table:table-cell>
          <table:table-cell table:formula="of:=IF([.AM59]=&quot;&quot;;&quot;&quot;;ROUND([.AM59];0))">
            <text:p/>
          </table:table-cell>
          <table:table-cell table:formula="of:=IF([.AN59]=&quot;&quot;;&quot;&quot;;ROUND([.AN59];0))">
            <text:p/>
          </table:table-cell>
          <table:table-cell table:formula="of:=IF([.AO59]=&quot;&quot;;&quot;&quot;;ROUND([.AO59];0))">
            <text:p/>
          </table:table-cell>
          <table:table-cell table:formula="of:=IF([.AP59]=&quot;&quot;;&quot;&quot;;ROUND([.AP59];0))">
            <text:p/>
          </table:table-cell>
          <table:table-cell table:formula="of:=IF([.AQ59]=&quot;&quot;;&quot;&quot;;ROUND([.AQ59];0))">
            <text:p/>
          </table:table-cell>
          <table:table-cell table:formula="of:=IF([.AR59]=&quot;&quot;;&quot;&quot;;ROUND([.AR59];0))">
            <text:p/>
          </table:table-cell>
          <table:table-cell table:formula="of:=IF([.AS59]=&quot;&quot;;&quot;&quot;;ROUND([.AS59];0))">
            <text:p/>
          </table:table-cell>
          <table:table-cell table:formula="of:=IF([.AT59]=&quot;&quot;;&quot;&quot;;ROUND([.AT59];0))">
            <text:p/>
          </table:table-cell>
          <table:table-cell table:formula="of:=IF([.AU59]=&quot;&quot;;&quot;&quot;;ROUND([.AU59];0))">
            <text:p/>
          </table:table-cell>
          <table:table-cell table:formula="of:=IF([.AV59]=&quot;&quot;;&quot;&quot;;ROUND([.AV59];0))">
            <text:p/>
          </table:table-cell>
          <table:table-cell table:formula="of:=IF([.AW59]=&quot;&quot;;&quot;&quot;;ROUND([.AW59];0))">
            <text:p/>
          </table:table-cell>
          <table:table-cell table:formula="of:=IF([.AX59]=&quot;&quot;;&quot;&quot;;ROUND([.AX59];0))">
            <text:p/>
          </table:table-cell>
          <table:table-cell table:formula="of:=IF([.AY59]=&quot;&quot;;&quot;&quot;;ROUND([.AY59];0))">
            <text:p/>
          </table:table-cell>
          <table:table-cell table:formula="of:=IF([.AZ59]=&quot;&quot;;&quot;&quot;;ROUND([.AZ59];0))">
            <text:p/>
          </table:table-cell>
          <table:table-cell table:formula="of:=IF([.BA59]=&quot;&quot;;&quot;&quot;;ROUND([.BA59];0))">
            <text:p/>
          </table:table-cell>
          <table:table-cell table:formula="of:=IF([.BB59]=&quot;&quot;;&quot;&quot;;ROUND([.BB59];0))">
            <text:p/>
          </table:table-cell>
          <table:table-cell table:formula="of:=IF([.BC59]=&quot;&quot;;&quot;&quot;;ROUND([.BC59];0))">
            <text:p/>
          </table:table-cell>
          <table:table-cell table:formula="of:=IF([.BD59]=&quot;&quot;;&quot;&quot;;ROUND([.BD59];0))">
            <text:p/>
          </table:table-cell>
          <table:table-cell table:formula="of:=IF([.BE59]=&quot;&quot;;&quot;&quot;;ROUND([.BE59];0))">
            <text:p/>
          </table:table-cell>
          <table:table-cell table:formula="of:=IF([.BF59]=&quot;&quot;;&quot;&quot;;ROUND([.BF59];0))">
            <text:p/>
          </table:table-cell>
          <table:table-cell table:formula="of:=IF([.BG59]=&quot;&quot;;&quot;&quot;;ROUND([.BG59];0))">
            <text:p/>
          </table:table-cell>
          <table:table-cell table:formula="of:=IF([.BH59]=&quot;&quot;;&quot;&quot;;ROUND([.BH59];0))">
            <text:p/>
          </table:table-cell>
          <table:table-cell table:formula="of:=IF([.BI59]=&quot;&quot;;&quot;&quot;;ROUND([.BI59];0))">
            <text:p/>
          </table:table-cell>
          <table:table-cell table:formula="of:=IF([.BJ59]=&quot;&quot;;&quot;&quot;;ROUND([.BJ59];0))">
            <text:p/>
          </table:table-cell>
          <table:table-cell table:formula="of:=IF([.BK59]=&quot;&quot;;&quot;&quot;;ROUND([.BK59];0))">
            <text:p/>
          </table:table-cell>
          <table:table-cell table:formula="of:=IF([.BL59]=&quot;&quot;;&quot;&quot;;ROUND([.BL59];0))">
            <text:p/>
          </table:table-cell>
          <table:table-cell table:formula="of:=IF([.BM59]=&quot;&quot;;&quot;&quot;;ROUND([.BM59];0))">
            <text:p/>
          </table:table-cell>
          <table:table-cell table:formula="of:=IF([.BN59]=&quot;&quot;;&quot;&quot;;ROUND([.BN59];0))">
            <text:p/>
          </table:table-cell>
          <table:table-cell table:formula="of:=IF([.BO59]=&quot;&quot;;&quot;&quot;;ROUND([.BO59];0))">
            <text:p/>
          </table:table-cell>
          <table:table-cell table:formula="of:=IF([.BP59]=&quot;&quot;;&quot;&quot;;ROUND([.BP59];0))">
            <text:p/>
          </table:table-cell>
          <table:table-cell table:formula="of:=IF([.BQ59]=&quot;&quot;;&quot;&quot;;ROUND([.BQ59];0))">
            <text:p/>
          </table:table-cell>
          <table:table-cell table:formula="of:=IF([.BR59]=&quot;&quot;;&quot;&quot;;ROUND([.BR59];0))">
            <text:p/>
          </table:table-cell>
          <table:table-cell table:formula="of:=IF([.BS59]=&quot;&quot;;&quot;&quot;;ROUND([.BS59];0))">
            <text:p/>
          </table:table-cell>
          <table:table-cell table:formula="of:=IF([.BT59]=&quot;&quot;;&quot;&quot;;ROUND([.BT59];0))">
            <text:p/>
          </table:table-cell>
          <table:table-cell table:formula="of:=IF([.BU59]=&quot;&quot;;&quot;&quot;;ROUND([.BU59];0))">
            <text:p/>
          </table:table-cell>
          <table:table-cell table:formula="of:=IF([.BV59]=&quot;&quot;;&quot;&quot;;ROUND([.BV59];0))">
            <text:p/>
          </table:table-cell>
          <table:table-cell table:formula="of:=IF([.BW59]=&quot;&quot;;&quot;&quot;;ROUND([.BW59];0))">
            <text:p/>
          </table:table-cell>
          <table:table-cell table:formula="of:=IF([.BX59]=&quot;&quot;;&quot;&quot;;ROUND([.BX59];0))">
            <text:p/>
          </table:table-cell>
          <table:table-cell table:formula="of:=IF([.BY59]=&quot;&quot;;&quot;&quot;;ROUND([.BY59];0))">
            <text:p/>
          </table:table-cell>
          <table:table-cell table:formula="of:=IF([.BZ59]=&quot;&quot;;&quot;&quot;;ROUND([.BZ59];0))">
            <text:p/>
          </table:table-cell>
          <table:table-cell table:formula="of:=IF([.CA59]=&quot;&quot;;&quot;&quot;;ROUND([.CA59];0))">
            <text:p/>
          </table:table-cell>
          <table:table-cell table:formula="of:=IF([.CB59]=&quot;&quot;;&quot;&quot;;ROUND([.CB59];0))">
            <text:p/>
          </table:table-cell>
          <table:table-cell table:formula="of:=IF([.CC59]=&quot;&quot;;&quot;&quot;;ROUND([.CC59];0))">
            <text:p/>
          </table:table-cell>
          <table:table-cell table:formula="of:=IF([.CD59]=&quot;&quot;;&quot;&quot;;ROUND([.CD59];0))">
            <text:p/>
          </table:table-cell>
          <table:table-cell table:formula="of:=IF([.CE59]=&quot;&quot;;&quot;&quot;;ROUND([.CE59];0))">
            <text:p/>
          </table:table-cell>
          <table:table-cell table:formula="of:=IF([.CF59]=&quot;&quot;;&quot;&quot;;ROUND([.CF59];0))">
            <text:p/>
          </table:table-cell>
          <table:table-cell table:formula="of:=IF([.CG59]=&quot;&quot;;&quot;&quot;;ROUND([.CG59];0)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formula="of:=MAX([.D121:.CG256])" office:value-type="float" office:value="1357">
            <text:p>1357</text:p>
          </table:table-cell>
          <table:table-cell table:number-columns-repeated="2"/>
          <table:table-cell table:formula="of:=IF([.D60]=&quot;&quot;;&quot;&quot;;ROUND([.D60];0))">
            <text:p/>
          </table:table-cell>
          <table:table-cell table:formula="of:=IF([.E60]=&quot;&quot;;&quot;&quot;;ROUND([.E60];0))">
            <text:p/>
          </table:table-cell>
          <table:table-cell table:formula="of:=IF([.F60]=&quot;&quot;;&quot;&quot;;ROUND([.F60];0))">
            <text:p/>
          </table:table-cell>
          <table:table-cell table:formula="of:=IF([.G60]=&quot;&quot;;&quot;&quot;;ROUND([.G60];0))">
            <text:p/>
          </table:table-cell>
          <table:table-cell table:formula="of:=IF([.H60]=&quot;&quot;;&quot;&quot;;ROUND([.H60];0))">
            <text:p/>
          </table:table-cell>
          <table:table-cell table:formula="of:=IF([.I60]=&quot;&quot;;&quot;&quot;;ROUND([.I60];0))">
            <text:p/>
          </table:table-cell>
          <table:table-cell table:formula="of:=IF([.J60]=&quot;&quot;;&quot;&quot;;ROUND([.J60];0))">
            <text:p/>
          </table:table-cell>
          <table:table-cell table:formula="of:=IF([.K60]=&quot;&quot;;&quot;&quot;;ROUND([.K60];0))">
            <text:p/>
          </table:table-cell>
          <table:table-cell table:formula="of:=IF([.L60]=&quot;&quot;;&quot;&quot;;ROUND([.L60];0))">
            <text:p/>
          </table:table-cell>
          <table:table-cell table:formula="of:=IF([.M60]=&quot;&quot;;&quot;&quot;;ROUND([.M60];0))">
            <text:p/>
          </table:table-cell>
          <table:table-cell table:formula="of:=IF([.N60]=&quot;&quot;;&quot;&quot;;ROUND([.N60];0))">
            <text:p/>
          </table:table-cell>
          <table:table-cell table:formula="of:=IF([.O60]=&quot;&quot;;&quot;&quot;;ROUND([.O60];0))">
            <text:p/>
          </table:table-cell>
          <table:table-cell table:formula="of:=IF([.P60]=&quot;&quot;;&quot;&quot;;ROUND([.P60];0))">
            <text:p/>
          </table:table-cell>
          <table:table-cell table:formula="of:=IF([.Q60]=&quot;&quot;;&quot;&quot;;ROUND([.Q60];0))">
            <text:p/>
          </table:table-cell>
          <table:table-cell table:formula="of:=IF([.R60]=&quot;&quot;;&quot;&quot;;ROUND([.R60];0))">
            <text:p/>
          </table:table-cell>
          <table:table-cell table:formula="of:=IF([.S60]=&quot;&quot;;&quot;&quot;;ROUND([.S60];0))">
            <text:p/>
          </table:table-cell>
          <table:table-cell table:formula="of:=IF([.T60]=&quot;&quot;;&quot;&quot;;ROUND([.T60];0))">
            <text:p/>
          </table:table-cell>
          <table:table-cell table:formula="of:=IF([.U60]=&quot;&quot;;&quot;&quot;;ROUND([.U60];0))">
            <text:p/>
          </table:table-cell>
          <table:table-cell table:formula="of:=IF([.V60]=&quot;&quot;;&quot;&quot;;ROUND([.V60];0))">
            <text:p/>
          </table:table-cell>
          <table:table-cell table:formula="of:=IF([.W60]=&quot;&quot;;&quot;&quot;;ROUND([.W60];0))">
            <text:p/>
          </table:table-cell>
          <table:table-cell table:formula="of:=IF([.X60]=&quot;&quot;;&quot;&quot;;ROUND([.X60];0))">
            <text:p/>
          </table:table-cell>
          <table:table-cell table:formula="of:=IF([.Y60]=&quot;&quot;;&quot;&quot;;ROUND([.Y60];0))">
            <text:p/>
          </table:table-cell>
          <table:table-cell table:formula="of:=IF([.Z60]=&quot;&quot;;&quot;&quot;;ROUND([.Z60];0))">
            <text:p/>
          </table:table-cell>
          <table:table-cell table:formula="of:=IF([.AA60]=&quot;&quot;;&quot;&quot;;ROUND([.AA60];0))">
            <text:p/>
          </table:table-cell>
          <table:table-cell table:formula="of:=IF([.AB60]=&quot;&quot;;&quot;&quot;;ROUND([.AB60];0))">
            <text:p/>
          </table:table-cell>
          <table:table-cell table:formula="of:=IF([.AC60]=&quot;&quot;;&quot;&quot;;ROUND([.AC60];0))">
            <text:p/>
          </table:table-cell>
          <table:table-cell table:formula="of:=IF([.AD60]=&quot;&quot;;&quot;&quot;;ROUND([.AD60];0))">
            <text:p/>
          </table:table-cell>
          <table:table-cell table:formula="of:=IF([.AE60]=&quot;&quot;;&quot;&quot;;ROUND([.AE60];0))">
            <text:p/>
          </table:table-cell>
          <table:table-cell table:formula="of:=IF([.AF60]=&quot;&quot;;&quot;&quot;;ROUND([.AF60];0))">
            <text:p/>
          </table:table-cell>
          <table:table-cell table:formula="of:=IF([.AG60]=&quot;&quot;;&quot;&quot;;ROUND([.AG60];0))">
            <text:p/>
          </table:table-cell>
          <table:table-cell table:formula="of:=IF([.AH60]=&quot;&quot;;&quot;&quot;;ROUND([.AH60];0))">
            <text:p/>
          </table:table-cell>
          <table:table-cell table:formula="of:=IF([.AI60]=&quot;&quot;;&quot;&quot;;ROUND([.AI60];0))">
            <text:p/>
          </table:table-cell>
          <table:table-cell table:formula="of:=IF([.AJ60]=&quot;&quot;;&quot;&quot;;ROUND([.AJ60];0))">
            <text:p/>
          </table:table-cell>
          <table:table-cell table:formula="of:=IF([.AK60]=&quot;&quot;;&quot;&quot;;ROUND([.AK60];0))">
            <text:p/>
          </table:table-cell>
          <table:table-cell table:formula="of:=IF([.AL60]=&quot;&quot;;&quot;&quot;;ROUND([.AL60];0))">
            <text:p/>
          </table:table-cell>
          <table:table-cell table:formula="of:=IF([.AM60]=&quot;&quot;;&quot;&quot;;ROUND([.AM60];0))">
            <text:p/>
          </table:table-cell>
          <table:table-cell table:formula="of:=IF([.AN60]=&quot;&quot;;&quot;&quot;;ROUND([.AN60];0))">
            <text:p/>
          </table:table-cell>
          <table:table-cell table:formula="of:=IF([.AO60]=&quot;&quot;;&quot;&quot;;ROUND([.AO60];0))">
            <text:p/>
          </table:table-cell>
          <table:table-cell table:formula="of:=IF([.AP60]=&quot;&quot;;&quot;&quot;;ROUND([.AP60];0))">
            <text:p/>
          </table:table-cell>
          <table:table-cell table:formula="of:=IF([.AQ60]=&quot;&quot;;&quot;&quot;;ROUND([.AQ60];0))">
            <text:p/>
          </table:table-cell>
          <table:table-cell table:formula="of:=IF([.AR60]=&quot;&quot;;&quot;&quot;;ROUND([.AR60];0))">
            <text:p/>
          </table:table-cell>
          <table:table-cell table:formula="of:=IF([.AS60]=&quot;&quot;;&quot;&quot;;ROUND([.AS60];0))">
            <text:p/>
          </table:table-cell>
          <table:table-cell table:formula="of:=IF([.AT60]=&quot;&quot;;&quot;&quot;;ROUND([.AT60];0))">
            <text:p/>
          </table:table-cell>
          <table:table-cell table:formula="of:=IF([.AU60]=&quot;&quot;;&quot;&quot;;ROUND([.AU60];0))">
            <text:p/>
          </table:table-cell>
          <table:table-cell table:formula="of:=IF([.AV60]=&quot;&quot;;&quot;&quot;;ROUND([.AV60];0))">
            <text:p/>
          </table:table-cell>
          <table:table-cell table:formula="of:=IF([.AW60]=&quot;&quot;;&quot;&quot;;ROUND([.AW60];0))">
            <text:p/>
          </table:table-cell>
          <table:table-cell table:formula="of:=IF([.AX60]=&quot;&quot;;&quot;&quot;;ROUND([.AX60];0))">
            <text:p/>
          </table:table-cell>
          <table:table-cell table:formula="of:=IF([.AY60]=&quot;&quot;;&quot;&quot;;ROUND([.AY60];0))">
            <text:p/>
          </table:table-cell>
          <table:table-cell table:formula="of:=IF([.AZ60]=&quot;&quot;;&quot;&quot;;ROUND([.AZ60];0))">
            <text:p/>
          </table:table-cell>
          <table:table-cell table:formula="of:=IF([.BA60]=&quot;&quot;;&quot;&quot;;ROUND([.BA60];0))">
            <text:p/>
          </table:table-cell>
          <table:table-cell table:formula="of:=IF([.BB60]=&quot;&quot;;&quot;&quot;;ROUND([.BB60];0))">
            <text:p/>
          </table:table-cell>
          <table:table-cell table:formula="of:=IF([.BC60]=&quot;&quot;;&quot;&quot;;ROUND([.BC60];0))">
            <text:p/>
          </table:table-cell>
          <table:table-cell table:formula="of:=IF([.BD60]=&quot;&quot;;&quot;&quot;;ROUND([.BD60];0))">
            <text:p/>
          </table:table-cell>
          <table:table-cell table:formula="of:=IF([.BE60]=&quot;&quot;;&quot;&quot;;ROUND([.BE60];0))">
            <text:p/>
          </table:table-cell>
          <table:table-cell table:formula="of:=IF([.BF60]=&quot;&quot;;&quot;&quot;;ROUND([.BF60];0))">
            <text:p/>
          </table:table-cell>
          <table:table-cell table:formula="of:=IF([.BG60]=&quot;&quot;;&quot;&quot;;ROUND([.BG60];0))">
            <text:p/>
          </table:table-cell>
          <table:table-cell table:formula="of:=IF([.BH60]=&quot;&quot;;&quot;&quot;;ROUND([.BH60];0))">
            <text:p/>
          </table:table-cell>
          <table:table-cell table:formula="of:=IF([.BI60]=&quot;&quot;;&quot;&quot;;ROUND([.BI60];0))">
            <text:p/>
          </table:table-cell>
          <table:table-cell table:formula="of:=IF([.BJ60]=&quot;&quot;;&quot;&quot;;ROUND([.BJ60];0))">
            <text:p/>
          </table:table-cell>
          <table:table-cell table:formula="of:=IF([.BK60]=&quot;&quot;;&quot;&quot;;ROUND([.BK60];0))">
            <text:p/>
          </table:table-cell>
          <table:table-cell table:formula="of:=IF([.BL60]=&quot;&quot;;&quot;&quot;;ROUND([.BL60];0))">
            <text:p/>
          </table:table-cell>
          <table:table-cell table:formula="of:=IF([.BM60]=&quot;&quot;;&quot;&quot;;ROUND([.BM60];0))">
            <text:p/>
          </table:table-cell>
          <table:table-cell table:formula="of:=IF([.BN60]=&quot;&quot;;&quot;&quot;;ROUND([.BN60];0))">
            <text:p/>
          </table:table-cell>
          <table:table-cell table:formula="of:=IF([.BO60]=&quot;&quot;;&quot;&quot;;ROUND([.BO60];0))">
            <text:p/>
          </table:table-cell>
          <table:table-cell table:formula="of:=IF([.BP60]=&quot;&quot;;&quot;&quot;;ROUND([.BP60];0))">
            <text:p/>
          </table:table-cell>
          <table:table-cell table:formula="of:=IF([.BQ60]=&quot;&quot;;&quot;&quot;;ROUND([.BQ60];0))">
            <text:p/>
          </table:table-cell>
          <table:table-cell table:formula="of:=IF([.BR60]=&quot;&quot;;&quot;&quot;;ROUND([.BR60];0))">
            <text:p/>
          </table:table-cell>
          <table:table-cell table:formula="of:=IF([.BS60]=&quot;&quot;;&quot;&quot;;ROUND([.BS60];0))">
            <text:p/>
          </table:table-cell>
          <table:table-cell table:formula="of:=IF([.BT60]=&quot;&quot;;&quot;&quot;;ROUND([.BT60];0))">
            <text:p/>
          </table:table-cell>
          <table:table-cell table:formula="of:=IF([.BU60]=&quot;&quot;;&quot;&quot;;ROUND([.BU60];0))">
            <text:p/>
          </table:table-cell>
          <table:table-cell table:formula="of:=IF([.BV60]=&quot;&quot;;&quot;&quot;;ROUND([.BV60];0))">
            <text:p/>
          </table:table-cell>
          <table:table-cell table:formula="of:=IF([.BW60]=&quot;&quot;;&quot;&quot;;ROUND([.BW60];0))">
            <text:p/>
          </table:table-cell>
          <table:table-cell table:formula="of:=IF([.BX60]=&quot;&quot;;&quot;&quot;;ROUND([.BX60];0))">
            <text:p/>
          </table:table-cell>
          <table:table-cell table:formula="of:=IF([.BY60]=&quot;&quot;;&quot;&quot;;ROUND([.BY60];0))">
            <text:p/>
          </table:table-cell>
          <table:table-cell table:formula="of:=IF([.BZ60]=&quot;&quot;;&quot;&quot;;ROUND([.BZ60];0))">
            <text:p/>
          </table:table-cell>
          <table:table-cell table:formula="of:=IF([.CA60]=&quot;&quot;;&quot;&quot;;ROUND([.CA60];0))">
            <text:p/>
          </table:table-cell>
          <table:table-cell table:formula="of:=IF([.CB60]=&quot;&quot;;&quot;&quot;;ROUND([.CB60];0))">
            <text:p/>
          </table:table-cell>
          <table:table-cell table:formula="of:=IF([.CC60]=&quot;&quot;;&quot;&quot;;ROUND([.CC60];0))">
            <text:p/>
          </table:table-cell>
          <table:table-cell table:formula="of:=IF([.CD60]=&quot;&quot;;&quot;&quot;;ROUND([.CD60];0))">
            <text:p/>
          </table:table-cell>
          <table:table-cell table:formula="of:=IF([.CE60]=&quot;&quot;;&quot;&quot;;ROUND([.CE60];0))">
            <text:p/>
          </table:table-cell>
          <table:table-cell table:formula="of:=IF([.CF60]=&quot;&quot;;&quot;&quot;;ROUND([.CF60];0))">
            <text:p/>
          </table:table-cell>
          <table:table-cell table:formula="of:=IF([.CG60]=&quot;&quot;;&quot;&quot;;ROUND([.CG60];0)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1]=&quot;&quot;;&quot;&quot;;[.D61])" office:value-type="float" office:value="650.8574">
            <text:p>650.8574</text:p>
          </table:table-cell>
          <table:table-cell table:style-name="ce2" table:formula="of:=IF([.E61]=&quot;&quot;;&quot;&quot;;[.E61])" office:value-type="float" office:value="404.26676">
            <text:p>404.26676</text:p>
          </table:table-cell>
          <table:table-cell table:style-name="ce2" table:formula="of:=IF([.F61]=&quot;&quot;;&quot;&quot;;[.F61]+[.D121])" office:value-type="float" office:value="651.23184">
            <text:p>651.23184</text:p>
          </table:table-cell>
          <table:table-cell table:style-name="ce2" table:formula="of:=IF([.G61]=&quot;&quot;;&quot;&quot;;[.G61]+[.E121])" office:value-type="float" office:value="586.85725">
            <text:p>586.85725</text:p>
          </table:table-cell>
          <table:table-cell table:style-name="ce2" table:formula="of:=IF([.H61]=&quot;&quot;;&quot;&quot;;[.H61]+[.F121])" office:value-type="float" office:value="668.8156">
            <text:p>668.8156</text:p>
          </table:table-cell>
          <table:table-cell table:style-name="ce2" table:formula="of:=IF([.I61]=&quot;&quot;;&quot;&quot;;[.I61]+[.G121])" office:value-type="float" office:value="595.53213">
            <text:p>595.53213</text:p>
          </table:table-cell>
          <table:table-cell table:style-name="ce2" table:formula="of:=IF([.J61]=&quot;&quot;;&quot;&quot;;[.J61]+[.H121])" office:value-type="float" office:value="669.01795">
            <text:p>669.01795</text:p>
          </table:table-cell>
          <table:table-cell table:style-name="ce2" table:formula="of:=IF([.K61]=&quot;&quot;;&quot;&quot;;[.K61]+[.I121])" office:value-type="float" office:value="386.77422">
            <text:p>386.77422</text:p>
          </table:table-cell>
          <table:table-cell table:style-name="ce2" table:formula="of:=IF([.L61]=&quot;&quot;;&quot;&quot;;[.L61]+[.J121])" office:value-type="float" office:value="660.81616">
            <text:p>660.81616</text:p>
          </table:table-cell>
          <table:table-cell table:style-name="ce2" table:formula="of:=IF([.M61]=&quot;&quot;;&quot;&quot;;[.M61]+[.K121])" office:value-type="float" office:value="386.64767">
            <text:p>386.64767</text:p>
          </table:table-cell>
          <table:table-cell table:style-name="ce2" table:formula="of:=IF([.N61]=&quot;&quot;;&quot;&quot;;[.N61]+[.L121])" office:value-type="float" office:value="660.06227">
            <text:p>660.06227</text:p>
          </table:table-cell>
          <table:table-cell table:style-name="ce2" table:formula="of:=IF([.O61]=&quot;&quot;;&quot;&quot;;[.O61]+[.M121])" office:value-type="float" office:value="395.85855">
            <text:p>395.85855</text:p>
          </table:table-cell>
          <table:table-cell table:style-name="ce2" table:formula="of:=IF([.P61]=&quot;&quot;;&quot;&quot;;[.P61]+[.N121])" office:value-type="float" office:value="656.10631">
            <text:p>656.10631</text:p>
          </table:table-cell>
          <table:table-cell table:style-name="ce2" table:formula="of:=IF([.Q61]=&quot;&quot;;&quot;&quot;;[.Q61]+[.O121])" office:value-type="float" office:value="404.08649">
            <text:p>404.08649</text:p>
          </table:table-cell>
          <table:table-cell table:style-name="ce2" table:formula="of:=IF([.R61]=&quot;&quot;;&quot;&quot;;[.R61]+[.P121])">
            <text:p/>
          </table:table-cell>
          <table:table-cell table:style-name="ce2" table:formula="of:=IF([.S61]=&quot;&quot;;&quot;&quot;;[.S61]+[.Q121])">
            <text:p/>
          </table:table-cell>
          <table:table-cell table:style-name="ce2" table:formula="of:=IF([.T61]=&quot;&quot;;&quot;&quot;;[.T61]+[.R121])">
            <text:p/>
          </table:table-cell>
          <table:table-cell table:style-name="ce2" table:formula="of:=IF([.U61]=&quot;&quot;;&quot;&quot;;[.U61]+[.S121])">
            <text:p/>
          </table:table-cell>
          <table:table-cell table:style-name="ce2" table:formula="of:=IF([.V61]=&quot;&quot;;&quot;&quot;;[.V61]+[.T121])">
            <text:p/>
          </table:table-cell>
          <table:table-cell table:style-name="ce2" table:formula="of:=IF([.W61]=&quot;&quot;;&quot;&quot;;[.W61]+[.U121])">
            <text:p/>
          </table:table-cell>
          <table:table-cell table:style-name="ce2" table:formula="of:=IF([.X61]=&quot;&quot;;&quot;&quot;;[.X61]+[.V121])">
            <text:p/>
          </table:table-cell>
          <table:table-cell table:style-name="ce2" table:formula="of:=IF([.Y61]=&quot;&quot;;&quot;&quot;;[.Y61]+[.W121])">
            <text:p/>
          </table:table-cell>
          <table:table-cell table:style-name="ce2" table:formula="of:=IF([.Z61]=&quot;&quot;;&quot;&quot;;[.Z61]+[.X121])">
            <text:p/>
          </table:table-cell>
          <table:table-cell table:style-name="ce2" table:formula="of:=IF([.AA61]=&quot;&quot;;&quot;&quot;;[.AA61]+[.Y121])">
            <text:p/>
          </table:table-cell>
          <table:table-cell table:style-name="ce2" table:formula="of:=IF([.AB61]=&quot;&quot;;&quot;&quot;;[.AB61]+[.Z121])">
            <text:p/>
          </table:table-cell>
          <table:table-cell table:style-name="ce2" table:formula="of:=IF([.AC61]=&quot;&quot;;&quot;&quot;;[.AC61]+[.AA121])">
            <text:p/>
          </table:table-cell>
          <table:table-cell table:style-name="ce2" table:formula="of:=IF([.AD61]=&quot;&quot;;&quot;&quot;;[.AD61]+[.AB121])">
            <text:p/>
          </table:table-cell>
          <table:table-cell table:style-name="ce2" table:formula="of:=IF([.AE61]=&quot;&quot;;&quot;&quot;;[.AE61]+[.AC121])">
            <text:p/>
          </table:table-cell>
          <table:table-cell table:style-name="ce2" table:formula="of:=IF([.AF61]=&quot;&quot;;&quot;&quot;;[.AF61]+[.AD121])">
            <text:p/>
          </table:table-cell>
          <table:table-cell table:style-name="ce2" table:formula="of:=IF([.AG61]=&quot;&quot;;&quot;&quot;;[.AG61]+[.AE121])">
            <text:p/>
          </table:table-cell>
          <table:table-cell table:style-name="ce2" table:formula="of:=IF([.AH61]=&quot;&quot;;&quot;&quot;;[.AH61]+[.AF121])">
            <text:p/>
          </table:table-cell>
          <table:table-cell table:style-name="ce2" table:formula="of:=IF([.AI61]=&quot;&quot;;&quot;&quot;;[.AI61]+[.AG121])">
            <text:p/>
          </table:table-cell>
          <table:table-cell table:style-name="ce2" table:formula="of:=IF([.AJ61]=&quot;&quot;;&quot;&quot;;[.AJ61]+[.AH121])">
            <text:p/>
          </table:table-cell>
          <table:table-cell table:style-name="ce2" table:formula="of:=IF([.AK61]=&quot;&quot;;&quot;&quot;;[.AK61]+[.AI121])">
            <text:p/>
          </table:table-cell>
          <table:table-cell table:style-name="ce2" table:formula="of:=IF([.AL61]=&quot;&quot;;&quot;&quot;;[.AL61]+[.AJ121])">
            <text:p/>
          </table:table-cell>
          <table:table-cell table:style-name="ce2" table:formula="of:=IF([.AM61]=&quot;&quot;;&quot;&quot;;[.AM61]+[.AK121])">
            <text:p/>
          </table:table-cell>
          <table:table-cell table:style-name="ce2" table:formula="of:=IF([.AN61]=&quot;&quot;;&quot;&quot;;[.AN61]+[.AL121])">
            <text:p/>
          </table:table-cell>
          <table:table-cell table:style-name="ce2" table:formula="of:=IF([.AO61]=&quot;&quot;;&quot;&quot;;[.AO61]+[.AM121])">
            <text:p/>
          </table:table-cell>
          <table:table-cell table:style-name="ce2" table:formula="of:=IF([.AP61]=&quot;&quot;;&quot;&quot;;[.AP61]+[.AN121])">
            <text:p/>
          </table:table-cell>
          <table:table-cell table:style-name="ce2" table:formula="of:=IF([.AQ61]=&quot;&quot;;&quot;&quot;;[.AQ61]+[.AO121])">
            <text:p/>
          </table:table-cell>
          <table:table-cell table:style-name="ce2" table:formula="of:=IF([.AR61]=&quot;&quot;;&quot;&quot;;[.AR61]+[.AP121])">
            <text:p/>
          </table:table-cell>
          <table:table-cell table:style-name="ce2" table:formula="of:=IF([.AS61]=&quot;&quot;;&quot;&quot;;[.AS61]+[.AQ121])">
            <text:p/>
          </table:table-cell>
          <table:table-cell table:style-name="ce2" table:formula="of:=IF([.AT61]=&quot;&quot;;&quot;&quot;;[.AT61]+[.AR121])">
            <text:p/>
          </table:table-cell>
          <table:table-cell table:style-name="ce2" table:formula="of:=IF([.AU61]=&quot;&quot;;&quot;&quot;;[.AU61]+[.AS121])">
            <text:p/>
          </table:table-cell>
          <table:table-cell table:style-name="ce2" table:formula="of:=IF([.AV61]=&quot;&quot;;&quot;&quot;;[.AV61]+[.AT121])">
            <text:p/>
          </table:table-cell>
          <table:table-cell table:style-name="ce2" table:formula="of:=IF([.AW61]=&quot;&quot;;&quot;&quot;;[.AW61]+[.AU121])">
            <text:p/>
          </table:table-cell>
          <table:table-cell table:style-name="ce2" table:formula="of:=IF([.AX61]=&quot;&quot;;&quot;&quot;;[.AX61]+[.AV121])">
            <text:p/>
          </table:table-cell>
          <table:table-cell table:style-name="ce2" table:formula="of:=IF([.AY61]=&quot;&quot;;&quot;&quot;;[.AY61]+[.AW121])">
            <text:p/>
          </table:table-cell>
          <table:table-cell table:style-name="ce2" table:formula="of:=IF([.AZ61]=&quot;&quot;;&quot;&quot;;[.AZ61]+[.AX121])">
            <text:p/>
          </table:table-cell>
          <table:table-cell table:style-name="ce2" table:formula="of:=IF([.BA61]=&quot;&quot;;&quot;&quot;;[.BA61]+[.AY121])">
            <text:p/>
          </table:table-cell>
          <table:table-cell table:style-name="ce2" table:formula="of:=IF([.BB61]=&quot;&quot;;&quot;&quot;;[.BB61]+[.AZ121])">
            <text:p/>
          </table:table-cell>
          <table:table-cell table:style-name="ce2" table:formula="of:=IF([.BC61]=&quot;&quot;;&quot;&quot;;[.BC61]+[.BA121])">
            <text:p/>
          </table:table-cell>
          <table:table-cell table:style-name="ce2" table:formula="of:=IF([.BD61]=&quot;&quot;;&quot;&quot;;[.BD61]+[.BB121])">
            <text:p/>
          </table:table-cell>
          <table:table-cell table:style-name="ce2" table:formula="of:=IF([.BE61]=&quot;&quot;;&quot;&quot;;[.BE61]+[.BC121])">
            <text:p/>
          </table:table-cell>
          <table:table-cell table:style-name="ce2" table:formula="of:=IF([.BF61]=&quot;&quot;;&quot;&quot;;[.BF61]+[.BD121])">
            <text:p/>
          </table:table-cell>
          <table:table-cell table:style-name="ce2" table:formula="of:=IF([.BG61]=&quot;&quot;;&quot;&quot;;[.BG61]+[.BE121])">
            <text:p/>
          </table:table-cell>
          <table:table-cell table:style-name="ce2" table:formula="of:=IF([.BH61]=&quot;&quot;;&quot;&quot;;[.BH61]+[.BF121])">
            <text:p/>
          </table:table-cell>
          <table:table-cell table:style-name="ce2" table:formula="of:=IF([.BI61]=&quot;&quot;;&quot;&quot;;[.BI61]+[.BG121])">
            <text:p/>
          </table:table-cell>
          <table:table-cell table:style-name="ce2" table:formula="of:=IF([.BJ61]=&quot;&quot;;&quot;&quot;;[.BJ61]+[.BH121])">
            <text:p/>
          </table:table-cell>
          <table:table-cell table:style-name="ce2" table:formula="of:=IF([.BK61]=&quot;&quot;;&quot;&quot;;[.BK61]+[.BI121])">
            <text:p/>
          </table:table-cell>
          <table:table-cell table:style-name="ce2" table:formula="of:=IF([.BL61]=&quot;&quot;;&quot;&quot;;[.BL61]+[.BJ121])">
            <text:p/>
          </table:table-cell>
          <table:table-cell table:style-name="ce2" table:formula="of:=IF([.BM61]=&quot;&quot;;&quot;&quot;;[.BM61]+[.BK121])">
            <text:p/>
          </table:table-cell>
          <table:table-cell table:style-name="ce2" table:formula="of:=IF([.BN61]=&quot;&quot;;&quot;&quot;;[.BN61]+[.BL121])">
            <text:p/>
          </table:table-cell>
          <table:table-cell table:style-name="ce2" table:formula="of:=IF([.BO61]=&quot;&quot;;&quot;&quot;;[.BO61]+[.BM121])">
            <text:p/>
          </table:table-cell>
          <table:table-cell table:style-name="ce2" table:formula="of:=IF([.BP61]=&quot;&quot;;&quot;&quot;;[.BP61]+[.BN121])">
            <text:p/>
          </table:table-cell>
          <table:table-cell table:style-name="ce2" table:formula="of:=IF([.BQ61]=&quot;&quot;;&quot;&quot;;[.BQ61]+[.BO121])">
            <text:p/>
          </table:table-cell>
          <table:table-cell table:style-name="ce2" table:formula="of:=IF([.BR61]=&quot;&quot;;&quot;&quot;;[.BR61]+[.BP121])">
            <text:p/>
          </table:table-cell>
          <table:table-cell table:style-name="ce2" table:formula="of:=IF([.BS61]=&quot;&quot;;&quot;&quot;;[.BS61]+[.BQ121])">
            <text:p/>
          </table:table-cell>
          <table:table-cell table:style-name="ce2" table:formula="of:=IF([.BT61]=&quot;&quot;;&quot;&quot;;[.BT61]+[.BR121])">
            <text:p/>
          </table:table-cell>
          <table:table-cell table:style-name="ce2" table:formula="of:=IF([.BU61]=&quot;&quot;;&quot;&quot;;[.BU61]+[.BS121])">
            <text:p/>
          </table:table-cell>
          <table:table-cell table:style-name="ce2" table:formula="of:=IF([.BV61]=&quot;&quot;;&quot;&quot;;[.BV61]+[.BT121])">
            <text:p/>
          </table:table-cell>
          <table:table-cell table:style-name="ce2" table:formula="of:=IF([.BW61]=&quot;&quot;;&quot;&quot;;[.BW61]+[.BU121])">
            <text:p/>
          </table:table-cell>
          <table:table-cell table:style-name="ce2" table:formula="of:=IF([.BX61]=&quot;&quot;;&quot;&quot;;[.BX61]+[.BV121])">
            <text:p/>
          </table:table-cell>
          <table:table-cell table:style-name="ce2" table:formula="of:=IF([.BY61]=&quot;&quot;;&quot;&quot;;[.BY61]+[.BW121])">
            <text:p/>
          </table:table-cell>
          <table:table-cell table:style-name="ce2" table:formula="of:=IF([.BZ61]=&quot;&quot;;&quot;&quot;;[.BZ61]+[.BX121])">
            <text:p/>
          </table:table-cell>
          <table:table-cell table:style-name="ce2" table:formula="of:=IF([.CA61]=&quot;&quot;;&quot;&quot;;[.CA61]+[.BY121])">
            <text:p/>
          </table:table-cell>
          <table:table-cell table:style-name="ce2" table:formula="of:=IF([.CB61]=&quot;&quot;;&quot;&quot;;[.CB61]+[.BZ121])">
            <text:p/>
          </table:table-cell>
          <table:table-cell table:style-name="ce2" table:formula="of:=IF([.CC61]=&quot;&quot;;&quot;&quot;;[.CC61]+[.CA121])">
            <text:p/>
          </table:table-cell>
          <table:table-cell table:style-name="ce2" table:formula="of:=IF([.CD61]=&quot;&quot;;&quot;&quot;;[.CD61]+[.CB121])">
            <text:p/>
          </table:table-cell>
          <table:table-cell table:style-name="ce2" table:formula="of:=IF([.CE61]=&quot;&quot;;&quot;&quot;;[.CE61]+[.CC121])">
            <text:p/>
          </table:table-cell>
          <table:table-cell table:style-name="ce2" table:formula="of:=IF([.CF61]=&quot;&quot;;&quot;&quot;;[.CF61]+[.CD121])">
            <text:p/>
          </table:table-cell>
          <table:table-cell table:style-name="ce2" table:formula="of:=IF([.CG61]=&quot;&quot;;&quot;&quot;;[.CG61]+[.CE121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2]=&quot;&quot;;&quot;&quot;;[.D62])" office:value-type="float" office:value="364.33376">
            <text:p>364.33376</text:p>
          </table:table-cell>
          <table:table-cell table:style-name="ce2" table:formula="of:=IF([.E62]=&quot;&quot;;&quot;&quot;;[.E62])" office:value-type="float" office:value="426.54062">
            <text:p>426.54062</text:p>
          </table:table-cell>
          <table:table-cell table:style-name="ce2" table:formula="of:=IF([.F62]=&quot;&quot;;&quot;&quot;;[.F62]+[.D122])" office:value-type="float" office:value="365.06175">
            <text:p>365.06175</text:p>
          </table:table-cell>
          <table:table-cell table:style-name="ce2" table:formula="of:=IF([.G62]=&quot;&quot;;&quot;&quot;;[.G62]+[.E122])" office:value-type="float" office:value="533.47068">
            <text:p>533.47068</text:p>
          </table:table-cell>
          <table:table-cell table:style-name="ce2" table:formula="of:=IF([.H62]=&quot;&quot;;&quot;&quot;;[.H62]+[.F122])" office:value-type="float" office:value="579.9283">
            <text:p>579.9283</text:p>
          </table:table-cell>
          <table:table-cell table:style-name="ce2" table:formula="of:=IF([.I62]=&quot;&quot;;&quot;&quot;;[.I62]+[.G122])" office:value-type="float" office:value="523.76079">
            <text:p>523.76079</text:p>
          </table:table-cell>
          <table:table-cell table:style-name="ce2" table:formula="of:=IF([.J62]=&quot;&quot;;&quot;&quot;;[.J62]+[.H122])" office:value-type="float" office:value="579.68871">
            <text:p>579.68871</text:p>
          </table:table-cell>
          <table:table-cell table:style-name="ce2" table:formula="of:=IF([.K62]=&quot;&quot;;&quot;&quot;;[.K62]+[.I122])" office:value-type="float" office:value="423.2786">
            <text:p>423.2786</text:p>
          </table:table-cell>
          <table:table-cell table:style-name="ce2" table:formula="of:=IF([.L62]=&quot;&quot;;&quot;&quot;;[.L62]+[.J122])">
            <text:p/>
          </table:table-cell>
          <table:table-cell table:style-name="ce2" table:formula="of:=IF([.M62]=&quot;&quot;;&quot;&quot;;[.M62]+[.K122])">
            <text:p/>
          </table:table-cell>
          <table:table-cell table:style-name="ce2" table:formula="of:=IF([.N62]=&quot;&quot;;&quot;&quot;;[.N62]+[.L122])">
            <text:p/>
          </table:table-cell>
          <table:table-cell table:style-name="ce2" table:formula="of:=IF([.O62]=&quot;&quot;;&quot;&quot;;[.O62]+[.M122])">
            <text:p/>
          </table:table-cell>
          <table:table-cell table:style-name="ce2" table:formula="of:=IF([.P62]=&quot;&quot;;&quot;&quot;;[.P62]+[.N122])">
            <text:p/>
          </table:table-cell>
          <table:table-cell table:style-name="ce2" table:formula="of:=IF([.Q62]=&quot;&quot;;&quot;&quot;;[.Q62]+[.O122])">
            <text:p/>
          </table:table-cell>
          <table:table-cell table:style-name="ce2" table:formula="of:=IF([.R62]=&quot;&quot;;&quot;&quot;;[.R62]+[.P122])">
            <text:p/>
          </table:table-cell>
          <table:table-cell table:style-name="ce2" table:formula="of:=IF([.S62]=&quot;&quot;;&quot;&quot;;[.S62]+[.Q122])">
            <text:p/>
          </table:table-cell>
          <table:table-cell table:style-name="ce2" table:formula="of:=IF([.T62]=&quot;&quot;;&quot;&quot;;[.T62]+[.R122])">
            <text:p/>
          </table:table-cell>
          <table:table-cell table:style-name="ce2" table:formula="of:=IF([.U62]=&quot;&quot;;&quot;&quot;;[.U62]+[.S122])">
            <text:p/>
          </table:table-cell>
          <table:table-cell table:style-name="ce2" table:formula="of:=IF([.V62]=&quot;&quot;;&quot;&quot;;[.V62]+[.T122])">
            <text:p/>
          </table:table-cell>
          <table:table-cell table:style-name="ce2" table:formula="of:=IF([.W62]=&quot;&quot;;&quot;&quot;;[.W62]+[.U122])">
            <text:p/>
          </table:table-cell>
          <table:table-cell table:style-name="ce2" table:formula="of:=IF([.X62]=&quot;&quot;;&quot;&quot;;[.X62]+[.V122])">
            <text:p/>
          </table:table-cell>
          <table:table-cell table:style-name="ce2" table:formula="of:=IF([.Y62]=&quot;&quot;;&quot;&quot;;[.Y62]+[.W122])">
            <text:p/>
          </table:table-cell>
          <table:table-cell table:style-name="ce2" table:formula="of:=IF([.Z62]=&quot;&quot;;&quot;&quot;;[.Z62]+[.X122])">
            <text:p/>
          </table:table-cell>
          <table:table-cell table:style-name="ce2" table:formula="of:=IF([.AA62]=&quot;&quot;;&quot;&quot;;[.AA62]+[.Y122])">
            <text:p/>
          </table:table-cell>
          <table:table-cell table:style-name="ce2" table:formula="of:=IF([.AB62]=&quot;&quot;;&quot;&quot;;[.AB62]+[.Z122])">
            <text:p/>
          </table:table-cell>
          <table:table-cell table:style-name="ce2" table:formula="of:=IF([.AC62]=&quot;&quot;;&quot;&quot;;[.AC62]+[.AA122])">
            <text:p/>
          </table:table-cell>
          <table:table-cell table:style-name="ce2" table:formula="of:=IF([.AD62]=&quot;&quot;;&quot;&quot;;[.AD62]+[.AB122])">
            <text:p/>
          </table:table-cell>
          <table:table-cell table:style-name="ce2" table:formula="of:=IF([.AE62]=&quot;&quot;;&quot;&quot;;[.AE62]+[.AC122])">
            <text:p/>
          </table:table-cell>
          <table:table-cell table:style-name="ce2" table:formula="of:=IF([.AF62]=&quot;&quot;;&quot;&quot;;[.AF62]+[.AD122])">
            <text:p/>
          </table:table-cell>
          <table:table-cell table:style-name="ce2" table:formula="of:=IF([.AG62]=&quot;&quot;;&quot;&quot;;[.AG62]+[.AE122])">
            <text:p/>
          </table:table-cell>
          <table:table-cell table:style-name="ce2" table:formula="of:=IF([.AH62]=&quot;&quot;;&quot;&quot;;[.AH62]+[.AF122])">
            <text:p/>
          </table:table-cell>
          <table:table-cell table:style-name="ce2" table:formula="of:=IF([.AI62]=&quot;&quot;;&quot;&quot;;[.AI62]+[.AG122])">
            <text:p/>
          </table:table-cell>
          <table:table-cell table:style-name="ce2" table:formula="of:=IF([.AJ62]=&quot;&quot;;&quot;&quot;;[.AJ62]+[.AH122])">
            <text:p/>
          </table:table-cell>
          <table:table-cell table:style-name="ce2" table:formula="of:=IF([.AK62]=&quot;&quot;;&quot;&quot;;[.AK62]+[.AI122])">
            <text:p/>
          </table:table-cell>
          <table:table-cell table:style-name="ce2" table:formula="of:=IF([.AL62]=&quot;&quot;;&quot;&quot;;[.AL62]+[.AJ122])">
            <text:p/>
          </table:table-cell>
          <table:table-cell table:style-name="ce2" table:formula="of:=IF([.AM62]=&quot;&quot;;&quot;&quot;;[.AM62]+[.AK122])">
            <text:p/>
          </table:table-cell>
          <table:table-cell table:style-name="ce2" table:formula="of:=IF([.AN62]=&quot;&quot;;&quot;&quot;;[.AN62]+[.AL122])">
            <text:p/>
          </table:table-cell>
          <table:table-cell table:style-name="ce2" table:formula="of:=IF([.AO62]=&quot;&quot;;&quot;&quot;;[.AO62]+[.AM122])">
            <text:p/>
          </table:table-cell>
          <table:table-cell table:style-name="ce2" table:formula="of:=IF([.AP62]=&quot;&quot;;&quot;&quot;;[.AP62]+[.AN122])">
            <text:p/>
          </table:table-cell>
          <table:table-cell table:style-name="ce2" table:formula="of:=IF([.AQ62]=&quot;&quot;;&quot;&quot;;[.AQ62]+[.AO122])">
            <text:p/>
          </table:table-cell>
          <table:table-cell table:style-name="ce2" table:formula="of:=IF([.AR62]=&quot;&quot;;&quot;&quot;;[.AR62]+[.AP122])">
            <text:p/>
          </table:table-cell>
          <table:table-cell table:style-name="ce2" table:formula="of:=IF([.AS62]=&quot;&quot;;&quot;&quot;;[.AS62]+[.AQ122])">
            <text:p/>
          </table:table-cell>
          <table:table-cell table:style-name="ce2" table:formula="of:=IF([.AT62]=&quot;&quot;;&quot;&quot;;[.AT62]+[.AR122])">
            <text:p/>
          </table:table-cell>
          <table:table-cell table:style-name="ce2" table:formula="of:=IF([.AU62]=&quot;&quot;;&quot;&quot;;[.AU62]+[.AS122])">
            <text:p/>
          </table:table-cell>
          <table:table-cell table:style-name="ce2" table:formula="of:=IF([.AV62]=&quot;&quot;;&quot;&quot;;[.AV62]+[.AT122])">
            <text:p/>
          </table:table-cell>
          <table:table-cell table:style-name="ce2" table:formula="of:=IF([.AW62]=&quot;&quot;;&quot;&quot;;[.AW62]+[.AU122])">
            <text:p/>
          </table:table-cell>
          <table:table-cell table:style-name="ce2" table:formula="of:=IF([.AX62]=&quot;&quot;;&quot;&quot;;[.AX62]+[.AV122])">
            <text:p/>
          </table:table-cell>
          <table:table-cell table:style-name="ce2" table:formula="of:=IF([.AY62]=&quot;&quot;;&quot;&quot;;[.AY62]+[.AW122])">
            <text:p/>
          </table:table-cell>
          <table:table-cell table:style-name="ce2" table:formula="of:=IF([.AZ62]=&quot;&quot;;&quot;&quot;;[.AZ62]+[.AX122])">
            <text:p/>
          </table:table-cell>
          <table:table-cell table:style-name="ce2" table:formula="of:=IF([.BA62]=&quot;&quot;;&quot;&quot;;[.BA62]+[.AY122])">
            <text:p/>
          </table:table-cell>
          <table:table-cell table:style-name="ce2" table:formula="of:=IF([.BB62]=&quot;&quot;;&quot;&quot;;[.BB62]+[.AZ122])">
            <text:p/>
          </table:table-cell>
          <table:table-cell table:style-name="ce2" table:formula="of:=IF([.BC62]=&quot;&quot;;&quot;&quot;;[.BC62]+[.BA122])">
            <text:p/>
          </table:table-cell>
          <table:table-cell table:style-name="ce2" table:formula="of:=IF([.BD62]=&quot;&quot;;&quot;&quot;;[.BD62]+[.BB122])">
            <text:p/>
          </table:table-cell>
          <table:table-cell table:style-name="ce2" table:formula="of:=IF([.BE62]=&quot;&quot;;&quot;&quot;;[.BE62]+[.BC122])">
            <text:p/>
          </table:table-cell>
          <table:table-cell table:style-name="ce2" table:formula="of:=IF([.BF62]=&quot;&quot;;&quot;&quot;;[.BF62]+[.BD122])">
            <text:p/>
          </table:table-cell>
          <table:table-cell table:style-name="ce2" table:formula="of:=IF([.BG62]=&quot;&quot;;&quot;&quot;;[.BG62]+[.BE122])">
            <text:p/>
          </table:table-cell>
          <table:table-cell table:style-name="ce2" table:formula="of:=IF([.BH62]=&quot;&quot;;&quot;&quot;;[.BH62]+[.BF122])">
            <text:p/>
          </table:table-cell>
          <table:table-cell table:style-name="ce2" table:formula="of:=IF([.BI62]=&quot;&quot;;&quot;&quot;;[.BI62]+[.BG122])">
            <text:p/>
          </table:table-cell>
          <table:table-cell table:style-name="ce2" table:formula="of:=IF([.BJ62]=&quot;&quot;;&quot;&quot;;[.BJ62]+[.BH122])">
            <text:p/>
          </table:table-cell>
          <table:table-cell table:style-name="ce2" table:formula="of:=IF([.BK62]=&quot;&quot;;&quot;&quot;;[.BK62]+[.BI122])">
            <text:p/>
          </table:table-cell>
          <table:table-cell table:style-name="ce2" table:formula="of:=IF([.BL62]=&quot;&quot;;&quot;&quot;;[.BL62]+[.BJ122])">
            <text:p/>
          </table:table-cell>
          <table:table-cell table:style-name="ce2" table:formula="of:=IF([.BM62]=&quot;&quot;;&quot;&quot;;[.BM62]+[.BK122])">
            <text:p/>
          </table:table-cell>
          <table:table-cell table:style-name="ce2" table:formula="of:=IF([.BN62]=&quot;&quot;;&quot;&quot;;[.BN62]+[.BL122])">
            <text:p/>
          </table:table-cell>
          <table:table-cell table:style-name="ce2" table:formula="of:=IF([.BO62]=&quot;&quot;;&quot;&quot;;[.BO62]+[.BM122])">
            <text:p/>
          </table:table-cell>
          <table:table-cell table:style-name="ce2" table:formula="of:=IF([.BP62]=&quot;&quot;;&quot;&quot;;[.BP62]+[.BN122])">
            <text:p/>
          </table:table-cell>
          <table:table-cell table:style-name="ce2" table:formula="of:=IF([.BQ62]=&quot;&quot;;&quot;&quot;;[.BQ62]+[.BO122])">
            <text:p/>
          </table:table-cell>
          <table:table-cell table:style-name="ce2" table:formula="of:=IF([.BR62]=&quot;&quot;;&quot;&quot;;[.BR62]+[.BP122])">
            <text:p/>
          </table:table-cell>
          <table:table-cell table:style-name="ce2" table:formula="of:=IF([.BS62]=&quot;&quot;;&quot;&quot;;[.BS62]+[.BQ122])">
            <text:p/>
          </table:table-cell>
          <table:table-cell table:style-name="ce2" table:formula="of:=IF([.BT62]=&quot;&quot;;&quot;&quot;;[.BT62]+[.BR122])">
            <text:p/>
          </table:table-cell>
          <table:table-cell table:style-name="ce2" table:formula="of:=IF([.BU62]=&quot;&quot;;&quot;&quot;;[.BU62]+[.BS122])">
            <text:p/>
          </table:table-cell>
          <table:table-cell table:style-name="ce2" table:formula="of:=IF([.BV62]=&quot;&quot;;&quot;&quot;;[.BV62]+[.BT122])">
            <text:p/>
          </table:table-cell>
          <table:table-cell table:style-name="ce2" table:formula="of:=IF([.BW62]=&quot;&quot;;&quot;&quot;;[.BW62]+[.BU122])">
            <text:p/>
          </table:table-cell>
          <table:table-cell table:style-name="ce2" table:formula="of:=IF([.BX62]=&quot;&quot;;&quot;&quot;;[.BX62]+[.BV122])">
            <text:p/>
          </table:table-cell>
          <table:table-cell table:style-name="ce2" table:formula="of:=IF([.BY62]=&quot;&quot;;&quot;&quot;;[.BY62]+[.BW122])">
            <text:p/>
          </table:table-cell>
          <table:table-cell table:style-name="ce2" table:formula="of:=IF([.BZ62]=&quot;&quot;;&quot;&quot;;[.BZ62]+[.BX122])">
            <text:p/>
          </table:table-cell>
          <table:table-cell table:style-name="ce2" table:formula="of:=IF([.CA62]=&quot;&quot;;&quot;&quot;;[.CA62]+[.BY122])">
            <text:p/>
          </table:table-cell>
          <table:table-cell table:style-name="ce2" table:formula="of:=IF([.CB62]=&quot;&quot;;&quot;&quot;;[.CB62]+[.BZ122])">
            <text:p/>
          </table:table-cell>
          <table:table-cell table:style-name="ce2" table:formula="of:=IF([.CC62]=&quot;&quot;;&quot;&quot;;[.CC62]+[.CA122])">
            <text:p/>
          </table:table-cell>
          <table:table-cell table:style-name="ce2" table:formula="of:=IF([.CD62]=&quot;&quot;;&quot;&quot;;[.CD62]+[.CB122])">
            <text:p/>
          </table:table-cell>
          <table:table-cell table:style-name="ce2" table:formula="of:=IF([.CE62]=&quot;&quot;;&quot;&quot;;[.CE62]+[.CC122])">
            <text:p/>
          </table:table-cell>
          <table:table-cell table:style-name="ce2" table:formula="of:=IF([.CF62]=&quot;&quot;;&quot;&quot;;[.CF62]+[.CD122])">
            <text:p/>
          </table:table-cell>
          <table:table-cell table:style-name="ce2" table:formula="of:=IF([.CG62]=&quot;&quot;;&quot;&quot;;[.CG62]+[.CE122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3]=&quot;&quot;;&quot;&quot;;[.D63])" office:value-type="float" office:value="707.77478">
            <text:p>707.77478</text:p>
          </table:table-cell>
          <table:table-cell table:style-name="ce2" table:formula="of:=IF([.E63]=&quot;&quot;;&quot;&quot;;[.E63])" office:value-type="float" office:value="233.81702">
            <text:p>233.81702</text:p>
          </table:table-cell>
          <table:table-cell table:style-name="ce2" table:formula="of:=IF([.F63]=&quot;&quot;;&quot;&quot;;[.F63]+[.D123])" office:value-type="float" office:value="707.81398">
            <text:p>707.81398</text:p>
          </table:table-cell>
          <table:table-cell table:style-name="ce2" table:formula="of:=IF([.G63]=&quot;&quot;;&quot;&quot;;[.G63]+[.E123])" office:value-type="float" office:value="338.90985">
            <text:p>338.90985</text:p>
          </table:table-cell>
          <table:table-cell table:style-name="ce2" table:formula="of:=IF([.H63]=&quot;&quot;;&quot;&quot;;[.H63]+[.F123])" office:value-type="float" office:value="824.81967">
            <text:p>824.81967</text:p>
          </table:table-cell>
          <table:table-cell table:style-name="ce2" table:formula="of:=IF([.I63]=&quot;&quot;;&quot;&quot;;[.I63]+[.G123])" office:value-type="float" office:value="338.92535">
            <text:p>338.92535</text:p>
          </table:table-cell>
          <table:table-cell table:style-name="ce2" table:formula="of:=IF([.J63]=&quot;&quot;;&quot;&quot;;[.J63]+[.H123])" office:value-type="float" office:value="825.37045">
            <text:p>825.37045</text:p>
          </table:table-cell>
          <table:table-cell table:style-name="ce2" table:formula="of:=IF([.K63]=&quot;&quot;;&quot;&quot;;[.K63]+[.I123])" office:value-type="float" office:value="235.9242">
            <text:p>235.9242</text:p>
          </table:table-cell>
          <table:table-cell table:style-name="ce2" table:formula="of:=IF([.L63]=&quot;&quot;;&quot;&quot;;[.L63]+[.J123])">
            <text:p/>
          </table:table-cell>
          <table:table-cell table:style-name="ce2" table:formula="of:=IF([.M63]=&quot;&quot;;&quot;&quot;;[.M63]+[.K123])">
            <text:p/>
          </table:table-cell>
          <table:table-cell table:style-name="ce2" table:formula="of:=IF([.N63]=&quot;&quot;;&quot;&quot;;[.N63]+[.L123])">
            <text:p/>
          </table:table-cell>
          <table:table-cell table:style-name="ce2" table:formula="of:=IF([.O63]=&quot;&quot;;&quot;&quot;;[.O63]+[.M123])">
            <text:p/>
          </table:table-cell>
          <table:table-cell table:style-name="ce2" table:formula="of:=IF([.P63]=&quot;&quot;;&quot;&quot;;[.P63]+[.N123])">
            <text:p/>
          </table:table-cell>
          <table:table-cell table:style-name="ce2" table:formula="of:=IF([.Q63]=&quot;&quot;;&quot;&quot;;[.Q63]+[.O123])">
            <text:p/>
          </table:table-cell>
          <table:table-cell table:style-name="ce2" table:formula="of:=IF([.R63]=&quot;&quot;;&quot;&quot;;[.R63]+[.P123])">
            <text:p/>
          </table:table-cell>
          <table:table-cell table:style-name="ce2" table:formula="of:=IF([.S63]=&quot;&quot;;&quot;&quot;;[.S63]+[.Q123])">
            <text:p/>
          </table:table-cell>
          <table:table-cell table:style-name="ce2" table:formula="of:=IF([.T63]=&quot;&quot;;&quot;&quot;;[.T63]+[.R123])">
            <text:p/>
          </table:table-cell>
          <table:table-cell table:style-name="ce2" table:formula="of:=IF([.U63]=&quot;&quot;;&quot;&quot;;[.U63]+[.S123])">
            <text:p/>
          </table:table-cell>
          <table:table-cell table:style-name="ce2" table:formula="of:=IF([.V63]=&quot;&quot;;&quot;&quot;;[.V63]+[.T123])">
            <text:p/>
          </table:table-cell>
          <table:table-cell table:style-name="ce2" table:formula="of:=IF([.W63]=&quot;&quot;;&quot;&quot;;[.W63]+[.U123])">
            <text:p/>
          </table:table-cell>
          <table:table-cell table:style-name="ce2" table:formula="of:=IF([.X63]=&quot;&quot;;&quot;&quot;;[.X63]+[.V123])">
            <text:p/>
          </table:table-cell>
          <table:table-cell table:style-name="ce2" table:formula="of:=IF([.Y63]=&quot;&quot;;&quot;&quot;;[.Y63]+[.W123])">
            <text:p/>
          </table:table-cell>
          <table:table-cell table:style-name="ce2" table:formula="of:=IF([.Z63]=&quot;&quot;;&quot;&quot;;[.Z63]+[.X123])">
            <text:p/>
          </table:table-cell>
          <table:table-cell table:style-name="ce2" table:formula="of:=IF([.AA63]=&quot;&quot;;&quot;&quot;;[.AA63]+[.Y123])">
            <text:p/>
          </table:table-cell>
          <table:table-cell table:style-name="ce2" table:formula="of:=IF([.AB63]=&quot;&quot;;&quot;&quot;;[.AB63]+[.Z123])">
            <text:p/>
          </table:table-cell>
          <table:table-cell table:style-name="ce2" table:formula="of:=IF([.AC63]=&quot;&quot;;&quot;&quot;;[.AC63]+[.AA123])">
            <text:p/>
          </table:table-cell>
          <table:table-cell table:style-name="ce2" table:formula="of:=IF([.AD63]=&quot;&quot;;&quot;&quot;;[.AD63]+[.AB123])">
            <text:p/>
          </table:table-cell>
          <table:table-cell table:style-name="ce2" table:formula="of:=IF([.AE63]=&quot;&quot;;&quot;&quot;;[.AE63]+[.AC123])">
            <text:p/>
          </table:table-cell>
          <table:table-cell table:style-name="ce2" table:formula="of:=IF([.AF63]=&quot;&quot;;&quot;&quot;;[.AF63]+[.AD123])">
            <text:p/>
          </table:table-cell>
          <table:table-cell table:style-name="ce2" table:formula="of:=IF([.AG63]=&quot;&quot;;&quot;&quot;;[.AG63]+[.AE123])">
            <text:p/>
          </table:table-cell>
          <table:table-cell table:style-name="ce2" table:formula="of:=IF([.AH63]=&quot;&quot;;&quot;&quot;;[.AH63]+[.AF123])">
            <text:p/>
          </table:table-cell>
          <table:table-cell table:style-name="ce2" table:formula="of:=IF([.AI63]=&quot;&quot;;&quot;&quot;;[.AI63]+[.AG123])">
            <text:p/>
          </table:table-cell>
          <table:table-cell table:style-name="ce2" table:formula="of:=IF([.AJ63]=&quot;&quot;;&quot;&quot;;[.AJ63]+[.AH123])">
            <text:p/>
          </table:table-cell>
          <table:table-cell table:style-name="ce2" table:formula="of:=IF([.AK63]=&quot;&quot;;&quot;&quot;;[.AK63]+[.AI123])">
            <text:p/>
          </table:table-cell>
          <table:table-cell table:style-name="ce2" table:formula="of:=IF([.AL63]=&quot;&quot;;&quot;&quot;;[.AL63]+[.AJ123])">
            <text:p/>
          </table:table-cell>
          <table:table-cell table:style-name="ce2" table:formula="of:=IF([.AM63]=&quot;&quot;;&quot;&quot;;[.AM63]+[.AK123])">
            <text:p/>
          </table:table-cell>
          <table:table-cell table:style-name="ce2" table:formula="of:=IF([.AN63]=&quot;&quot;;&quot;&quot;;[.AN63]+[.AL123])">
            <text:p/>
          </table:table-cell>
          <table:table-cell table:style-name="ce2" table:formula="of:=IF([.AO63]=&quot;&quot;;&quot;&quot;;[.AO63]+[.AM123])">
            <text:p/>
          </table:table-cell>
          <table:table-cell table:style-name="ce2" table:formula="of:=IF([.AP63]=&quot;&quot;;&quot;&quot;;[.AP63]+[.AN123])">
            <text:p/>
          </table:table-cell>
          <table:table-cell table:style-name="ce2" table:formula="of:=IF([.AQ63]=&quot;&quot;;&quot;&quot;;[.AQ63]+[.AO123])">
            <text:p/>
          </table:table-cell>
          <table:table-cell table:style-name="ce2" table:formula="of:=IF([.AR63]=&quot;&quot;;&quot;&quot;;[.AR63]+[.AP123])">
            <text:p/>
          </table:table-cell>
          <table:table-cell table:style-name="ce2" table:formula="of:=IF([.AS63]=&quot;&quot;;&quot;&quot;;[.AS63]+[.AQ123])">
            <text:p/>
          </table:table-cell>
          <table:table-cell table:style-name="ce2" table:formula="of:=IF([.AT63]=&quot;&quot;;&quot;&quot;;[.AT63]+[.AR123])">
            <text:p/>
          </table:table-cell>
          <table:table-cell table:style-name="ce2" table:formula="of:=IF([.AU63]=&quot;&quot;;&quot;&quot;;[.AU63]+[.AS123])">
            <text:p/>
          </table:table-cell>
          <table:table-cell table:style-name="ce2" table:formula="of:=IF([.AV63]=&quot;&quot;;&quot;&quot;;[.AV63]+[.AT123])">
            <text:p/>
          </table:table-cell>
          <table:table-cell table:style-name="ce2" table:formula="of:=IF([.AW63]=&quot;&quot;;&quot;&quot;;[.AW63]+[.AU123])">
            <text:p/>
          </table:table-cell>
          <table:table-cell table:style-name="ce2" table:formula="of:=IF([.AX63]=&quot;&quot;;&quot;&quot;;[.AX63]+[.AV123])">
            <text:p/>
          </table:table-cell>
          <table:table-cell table:style-name="ce2" table:formula="of:=IF([.AY63]=&quot;&quot;;&quot;&quot;;[.AY63]+[.AW123])">
            <text:p/>
          </table:table-cell>
          <table:table-cell table:style-name="ce2" table:formula="of:=IF([.AZ63]=&quot;&quot;;&quot;&quot;;[.AZ63]+[.AX123])">
            <text:p/>
          </table:table-cell>
          <table:table-cell table:style-name="ce2" table:formula="of:=IF([.BA63]=&quot;&quot;;&quot;&quot;;[.BA63]+[.AY123])">
            <text:p/>
          </table:table-cell>
          <table:table-cell table:style-name="ce2" table:formula="of:=IF([.BB63]=&quot;&quot;;&quot;&quot;;[.BB63]+[.AZ123])">
            <text:p/>
          </table:table-cell>
          <table:table-cell table:style-name="ce2" table:formula="of:=IF([.BC63]=&quot;&quot;;&quot;&quot;;[.BC63]+[.BA123])">
            <text:p/>
          </table:table-cell>
          <table:table-cell table:style-name="ce2" table:formula="of:=IF([.BD63]=&quot;&quot;;&quot;&quot;;[.BD63]+[.BB123])">
            <text:p/>
          </table:table-cell>
          <table:table-cell table:style-name="ce2" table:formula="of:=IF([.BE63]=&quot;&quot;;&quot;&quot;;[.BE63]+[.BC123])">
            <text:p/>
          </table:table-cell>
          <table:table-cell table:style-name="ce2" table:formula="of:=IF([.BF63]=&quot;&quot;;&quot;&quot;;[.BF63]+[.BD123])">
            <text:p/>
          </table:table-cell>
          <table:table-cell table:style-name="ce2" table:formula="of:=IF([.BG63]=&quot;&quot;;&quot;&quot;;[.BG63]+[.BE123])">
            <text:p/>
          </table:table-cell>
          <table:table-cell table:style-name="ce2" table:formula="of:=IF([.BH63]=&quot;&quot;;&quot;&quot;;[.BH63]+[.BF123])">
            <text:p/>
          </table:table-cell>
          <table:table-cell table:style-name="ce2" table:formula="of:=IF([.BI63]=&quot;&quot;;&quot;&quot;;[.BI63]+[.BG123])">
            <text:p/>
          </table:table-cell>
          <table:table-cell table:style-name="ce2" table:formula="of:=IF([.BJ63]=&quot;&quot;;&quot;&quot;;[.BJ63]+[.BH123])">
            <text:p/>
          </table:table-cell>
          <table:table-cell table:style-name="ce2" table:formula="of:=IF([.BK63]=&quot;&quot;;&quot;&quot;;[.BK63]+[.BI123])">
            <text:p/>
          </table:table-cell>
          <table:table-cell table:style-name="ce2" table:formula="of:=IF([.BL63]=&quot;&quot;;&quot;&quot;;[.BL63]+[.BJ123])">
            <text:p/>
          </table:table-cell>
          <table:table-cell table:style-name="ce2" table:formula="of:=IF([.BM63]=&quot;&quot;;&quot;&quot;;[.BM63]+[.BK123])">
            <text:p/>
          </table:table-cell>
          <table:table-cell table:style-name="ce2" table:formula="of:=IF([.BN63]=&quot;&quot;;&quot;&quot;;[.BN63]+[.BL123])">
            <text:p/>
          </table:table-cell>
          <table:table-cell table:style-name="ce2" table:formula="of:=IF([.BO63]=&quot;&quot;;&quot;&quot;;[.BO63]+[.BM123])">
            <text:p/>
          </table:table-cell>
          <table:table-cell table:style-name="ce2" table:formula="of:=IF([.BP63]=&quot;&quot;;&quot;&quot;;[.BP63]+[.BN123])">
            <text:p/>
          </table:table-cell>
          <table:table-cell table:style-name="ce2" table:formula="of:=IF([.BQ63]=&quot;&quot;;&quot;&quot;;[.BQ63]+[.BO123])">
            <text:p/>
          </table:table-cell>
          <table:table-cell table:style-name="ce2" table:formula="of:=IF([.BR63]=&quot;&quot;;&quot;&quot;;[.BR63]+[.BP123])">
            <text:p/>
          </table:table-cell>
          <table:table-cell table:style-name="ce2" table:formula="of:=IF([.BS63]=&quot;&quot;;&quot;&quot;;[.BS63]+[.BQ123])">
            <text:p/>
          </table:table-cell>
          <table:table-cell table:style-name="ce2" table:formula="of:=IF([.BT63]=&quot;&quot;;&quot;&quot;;[.BT63]+[.BR123])">
            <text:p/>
          </table:table-cell>
          <table:table-cell table:style-name="ce2" table:formula="of:=IF([.BU63]=&quot;&quot;;&quot;&quot;;[.BU63]+[.BS123])">
            <text:p/>
          </table:table-cell>
          <table:table-cell table:style-name="ce2" table:formula="of:=IF([.BV63]=&quot;&quot;;&quot;&quot;;[.BV63]+[.BT123])">
            <text:p/>
          </table:table-cell>
          <table:table-cell table:style-name="ce2" table:formula="of:=IF([.BW63]=&quot;&quot;;&quot;&quot;;[.BW63]+[.BU123])">
            <text:p/>
          </table:table-cell>
          <table:table-cell table:style-name="ce2" table:formula="of:=IF([.BX63]=&quot;&quot;;&quot;&quot;;[.BX63]+[.BV123])">
            <text:p/>
          </table:table-cell>
          <table:table-cell table:style-name="ce2" table:formula="of:=IF([.BY63]=&quot;&quot;;&quot;&quot;;[.BY63]+[.BW123])">
            <text:p/>
          </table:table-cell>
          <table:table-cell table:style-name="ce2" table:formula="of:=IF([.BZ63]=&quot;&quot;;&quot;&quot;;[.BZ63]+[.BX123])">
            <text:p/>
          </table:table-cell>
          <table:table-cell table:style-name="ce2" table:formula="of:=IF([.CA63]=&quot;&quot;;&quot;&quot;;[.CA63]+[.BY123])">
            <text:p/>
          </table:table-cell>
          <table:table-cell table:style-name="ce2" table:formula="of:=IF([.CB63]=&quot;&quot;;&quot;&quot;;[.CB63]+[.BZ123])">
            <text:p/>
          </table:table-cell>
          <table:table-cell table:style-name="ce2" table:formula="of:=IF([.CC63]=&quot;&quot;;&quot;&quot;;[.CC63]+[.CA123])">
            <text:p/>
          </table:table-cell>
          <table:table-cell table:style-name="ce2" table:formula="of:=IF([.CD63]=&quot;&quot;;&quot;&quot;;[.CD63]+[.CB123])">
            <text:p/>
          </table:table-cell>
          <table:table-cell table:style-name="ce2" table:formula="of:=IF([.CE63]=&quot;&quot;;&quot;&quot;;[.CE63]+[.CC123])">
            <text:p/>
          </table:table-cell>
          <table:table-cell table:style-name="ce2" table:formula="of:=IF([.CF63]=&quot;&quot;;&quot;&quot;;[.CF63]+[.CD123])">
            <text:p/>
          </table:table-cell>
          <table:table-cell table:style-name="ce2" table:formula="of:=IF([.CG63]=&quot;&quot;;&quot;&quot;;[.CG63]+[.CE123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4]=&quot;&quot;;&quot;&quot;;[.D64])" office:value-type="float" office:value="876.68633">
            <text:p>876.68633</text:p>
          </table:table-cell>
          <table:table-cell table:style-name="ce2" table:formula="of:=IF([.E64]=&quot;&quot;;&quot;&quot;;[.E64])" office:value-type="float" office:value="205.95389">
            <text:p>205.95389</text:p>
          </table:table-cell>
          <table:table-cell table:style-name="ce2" table:formula="of:=IF([.F64]=&quot;&quot;;&quot;&quot;;[.F64]+[.D124])" office:value-type="float" office:value="876.39352">
            <text:p>876.39352</text:p>
          </table:table-cell>
          <table:table-cell table:style-name="ce2" table:formula="of:=IF([.G64]=&quot;&quot;;&quot;&quot;;[.G64]+[.E124])" office:value-type="float" office:value="306.89897">
            <text:p>306.89897</text:p>
          </table:table-cell>
          <table:table-cell table:style-name="ce2" table:formula="of:=IF([.H64]=&quot;&quot;;&quot;&quot;;[.H64]+[.F124])" office:value-type="float" office:value="1053.1688">
            <text:p>1053.1688</text:p>
          </table:table-cell>
          <table:table-cell table:style-name="ce2" table:formula="of:=IF([.I64]=&quot;&quot;;&quot;&quot;;[.I64]+[.G124])" office:value-type="float" office:value="307.35616">
            <text:p>307.35616</text:p>
          </table:table-cell>
          <table:table-cell table:style-name="ce2" table:formula="of:=IF([.J64]=&quot;&quot;;&quot;&quot;;[.J64]+[.H124])" office:value-type="float" office:value="1054.0008">
            <text:p>1054.0008</text:p>
          </table:table-cell>
          <table:table-cell table:style-name="ce2" table:formula="of:=IF([.K64]=&quot;&quot;;&quot;&quot;;[.K64]+[.I124])" office:value-type="float" office:value="211.60201">
            <text:p>211.60201</text:p>
          </table:table-cell>
          <table:table-cell table:style-name="ce2" table:formula="of:=IF([.L64]=&quot;&quot;;&quot;&quot;;[.L64]+[.J124])">
            <text:p/>
          </table:table-cell>
          <table:table-cell table:style-name="ce2" table:formula="of:=IF([.M64]=&quot;&quot;;&quot;&quot;;[.M64]+[.K124])">
            <text:p/>
          </table:table-cell>
          <table:table-cell table:style-name="ce2" table:formula="of:=IF([.N64]=&quot;&quot;;&quot;&quot;;[.N64]+[.L124])">
            <text:p/>
          </table:table-cell>
          <table:table-cell table:style-name="ce2" table:formula="of:=IF([.O64]=&quot;&quot;;&quot;&quot;;[.O64]+[.M124])">
            <text:p/>
          </table:table-cell>
          <table:table-cell table:style-name="ce2" table:formula="of:=IF([.P64]=&quot;&quot;;&quot;&quot;;[.P64]+[.N124])">
            <text:p/>
          </table:table-cell>
          <table:table-cell table:style-name="ce2" table:formula="of:=IF([.Q64]=&quot;&quot;;&quot;&quot;;[.Q64]+[.O124])">
            <text:p/>
          </table:table-cell>
          <table:table-cell table:style-name="ce2" table:formula="of:=IF([.R64]=&quot;&quot;;&quot;&quot;;[.R64]+[.P124])">
            <text:p/>
          </table:table-cell>
          <table:table-cell table:style-name="ce2" table:formula="of:=IF([.S64]=&quot;&quot;;&quot;&quot;;[.S64]+[.Q124])">
            <text:p/>
          </table:table-cell>
          <table:table-cell table:style-name="ce2" table:formula="of:=IF([.T64]=&quot;&quot;;&quot;&quot;;[.T64]+[.R124])">
            <text:p/>
          </table:table-cell>
          <table:table-cell table:style-name="ce2" table:formula="of:=IF([.U64]=&quot;&quot;;&quot;&quot;;[.U64]+[.S124])">
            <text:p/>
          </table:table-cell>
          <table:table-cell table:style-name="ce2" table:formula="of:=IF([.V64]=&quot;&quot;;&quot;&quot;;[.V64]+[.T124])">
            <text:p/>
          </table:table-cell>
          <table:table-cell table:style-name="ce2" table:formula="of:=IF([.W64]=&quot;&quot;;&quot;&quot;;[.W64]+[.U124])">
            <text:p/>
          </table:table-cell>
          <table:table-cell table:style-name="ce2" table:formula="of:=IF([.X64]=&quot;&quot;;&quot;&quot;;[.X64]+[.V124])">
            <text:p/>
          </table:table-cell>
          <table:table-cell table:style-name="ce2" table:formula="of:=IF([.Y64]=&quot;&quot;;&quot;&quot;;[.Y64]+[.W124])">
            <text:p/>
          </table:table-cell>
          <table:table-cell table:style-name="ce2" table:formula="of:=IF([.Z64]=&quot;&quot;;&quot;&quot;;[.Z64]+[.X124])">
            <text:p/>
          </table:table-cell>
          <table:table-cell table:style-name="ce2" table:formula="of:=IF([.AA64]=&quot;&quot;;&quot;&quot;;[.AA64]+[.Y124])">
            <text:p/>
          </table:table-cell>
          <table:table-cell table:style-name="ce2" table:formula="of:=IF([.AB64]=&quot;&quot;;&quot;&quot;;[.AB64]+[.Z124])">
            <text:p/>
          </table:table-cell>
          <table:table-cell table:style-name="ce2" table:formula="of:=IF([.AC64]=&quot;&quot;;&quot;&quot;;[.AC64]+[.AA124])">
            <text:p/>
          </table:table-cell>
          <table:table-cell table:style-name="ce2" table:formula="of:=IF([.AD64]=&quot;&quot;;&quot;&quot;;[.AD64]+[.AB124])">
            <text:p/>
          </table:table-cell>
          <table:table-cell table:style-name="ce2" table:formula="of:=IF([.AE64]=&quot;&quot;;&quot;&quot;;[.AE64]+[.AC124])">
            <text:p/>
          </table:table-cell>
          <table:table-cell table:style-name="ce2" table:formula="of:=IF([.AF64]=&quot;&quot;;&quot;&quot;;[.AF64]+[.AD124])">
            <text:p/>
          </table:table-cell>
          <table:table-cell table:style-name="ce2" table:formula="of:=IF([.AG64]=&quot;&quot;;&quot;&quot;;[.AG64]+[.AE124])">
            <text:p/>
          </table:table-cell>
          <table:table-cell table:style-name="ce2" table:formula="of:=IF([.AH64]=&quot;&quot;;&quot;&quot;;[.AH64]+[.AF124])">
            <text:p/>
          </table:table-cell>
          <table:table-cell table:style-name="ce2" table:formula="of:=IF([.AI64]=&quot;&quot;;&quot;&quot;;[.AI64]+[.AG124])">
            <text:p/>
          </table:table-cell>
          <table:table-cell table:style-name="ce2" table:formula="of:=IF([.AJ64]=&quot;&quot;;&quot;&quot;;[.AJ64]+[.AH124])">
            <text:p/>
          </table:table-cell>
          <table:table-cell table:style-name="ce2" table:formula="of:=IF([.AK64]=&quot;&quot;;&quot;&quot;;[.AK64]+[.AI124])">
            <text:p/>
          </table:table-cell>
          <table:table-cell table:style-name="ce2" table:formula="of:=IF([.AL64]=&quot;&quot;;&quot;&quot;;[.AL64]+[.AJ124])">
            <text:p/>
          </table:table-cell>
          <table:table-cell table:style-name="ce2" table:formula="of:=IF([.AM64]=&quot;&quot;;&quot;&quot;;[.AM64]+[.AK124])">
            <text:p/>
          </table:table-cell>
          <table:table-cell table:style-name="ce2" table:formula="of:=IF([.AN64]=&quot;&quot;;&quot;&quot;;[.AN64]+[.AL124])">
            <text:p/>
          </table:table-cell>
          <table:table-cell table:style-name="ce2" table:formula="of:=IF([.AO64]=&quot;&quot;;&quot;&quot;;[.AO64]+[.AM124])">
            <text:p/>
          </table:table-cell>
          <table:table-cell table:style-name="ce2" table:formula="of:=IF([.AP64]=&quot;&quot;;&quot;&quot;;[.AP64]+[.AN124])">
            <text:p/>
          </table:table-cell>
          <table:table-cell table:style-name="ce2" table:formula="of:=IF([.AQ64]=&quot;&quot;;&quot;&quot;;[.AQ64]+[.AO124])">
            <text:p/>
          </table:table-cell>
          <table:table-cell table:style-name="ce2" table:formula="of:=IF([.AR64]=&quot;&quot;;&quot;&quot;;[.AR64]+[.AP124])">
            <text:p/>
          </table:table-cell>
          <table:table-cell table:style-name="ce2" table:formula="of:=IF([.AS64]=&quot;&quot;;&quot;&quot;;[.AS64]+[.AQ124])">
            <text:p/>
          </table:table-cell>
          <table:table-cell table:style-name="ce2" table:formula="of:=IF([.AT64]=&quot;&quot;;&quot;&quot;;[.AT64]+[.AR124])">
            <text:p/>
          </table:table-cell>
          <table:table-cell table:style-name="ce2" table:formula="of:=IF([.AU64]=&quot;&quot;;&quot;&quot;;[.AU64]+[.AS124])">
            <text:p/>
          </table:table-cell>
          <table:table-cell table:style-name="ce2" table:formula="of:=IF([.AV64]=&quot;&quot;;&quot;&quot;;[.AV64]+[.AT124])">
            <text:p/>
          </table:table-cell>
          <table:table-cell table:style-name="ce2" table:formula="of:=IF([.AW64]=&quot;&quot;;&quot;&quot;;[.AW64]+[.AU124])">
            <text:p/>
          </table:table-cell>
          <table:table-cell table:style-name="ce2" table:formula="of:=IF([.AX64]=&quot;&quot;;&quot;&quot;;[.AX64]+[.AV124])">
            <text:p/>
          </table:table-cell>
          <table:table-cell table:style-name="ce2" table:formula="of:=IF([.AY64]=&quot;&quot;;&quot;&quot;;[.AY64]+[.AW124])">
            <text:p/>
          </table:table-cell>
          <table:table-cell table:style-name="ce2" table:formula="of:=IF([.AZ64]=&quot;&quot;;&quot;&quot;;[.AZ64]+[.AX124])">
            <text:p/>
          </table:table-cell>
          <table:table-cell table:style-name="ce2" table:formula="of:=IF([.BA64]=&quot;&quot;;&quot;&quot;;[.BA64]+[.AY124])">
            <text:p/>
          </table:table-cell>
          <table:table-cell table:style-name="ce2" table:formula="of:=IF([.BB64]=&quot;&quot;;&quot;&quot;;[.BB64]+[.AZ124])">
            <text:p/>
          </table:table-cell>
          <table:table-cell table:style-name="ce2" table:formula="of:=IF([.BC64]=&quot;&quot;;&quot;&quot;;[.BC64]+[.BA124])">
            <text:p/>
          </table:table-cell>
          <table:table-cell table:style-name="ce2" table:formula="of:=IF([.BD64]=&quot;&quot;;&quot;&quot;;[.BD64]+[.BB124])">
            <text:p/>
          </table:table-cell>
          <table:table-cell table:style-name="ce2" table:formula="of:=IF([.BE64]=&quot;&quot;;&quot;&quot;;[.BE64]+[.BC124])">
            <text:p/>
          </table:table-cell>
          <table:table-cell table:style-name="ce2" table:formula="of:=IF([.BF64]=&quot;&quot;;&quot;&quot;;[.BF64]+[.BD124])">
            <text:p/>
          </table:table-cell>
          <table:table-cell table:style-name="ce2" table:formula="of:=IF([.BG64]=&quot;&quot;;&quot;&quot;;[.BG64]+[.BE124])">
            <text:p/>
          </table:table-cell>
          <table:table-cell table:style-name="ce2" table:formula="of:=IF([.BH64]=&quot;&quot;;&quot;&quot;;[.BH64]+[.BF124])">
            <text:p/>
          </table:table-cell>
          <table:table-cell table:style-name="ce2" table:formula="of:=IF([.BI64]=&quot;&quot;;&quot;&quot;;[.BI64]+[.BG124])">
            <text:p/>
          </table:table-cell>
          <table:table-cell table:style-name="ce2" table:formula="of:=IF([.BJ64]=&quot;&quot;;&quot;&quot;;[.BJ64]+[.BH124])">
            <text:p/>
          </table:table-cell>
          <table:table-cell table:style-name="ce2" table:formula="of:=IF([.BK64]=&quot;&quot;;&quot;&quot;;[.BK64]+[.BI124])">
            <text:p/>
          </table:table-cell>
          <table:table-cell table:style-name="ce2" table:formula="of:=IF([.BL64]=&quot;&quot;;&quot;&quot;;[.BL64]+[.BJ124])">
            <text:p/>
          </table:table-cell>
          <table:table-cell table:style-name="ce2" table:formula="of:=IF([.BM64]=&quot;&quot;;&quot;&quot;;[.BM64]+[.BK124])">
            <text:p/>
          </table:table-cell>
          <table:table-cell table:style-name="ce2" table:formula="of:=IF([.BN64]=&quot;&quot;;&quot;&quot;;[.BN64]+[.BL124])">
            <text:p/>
          </table:table-cell>
          <table:table-cell table:style-name="ce2" table:formula="of:=IF([.BO64]=&quot;&quot;;&quot;&quot;;[.BO64]+[.BM124])">
            <text:p/>
          </table:table-cell>
          <table:table-cell table:style-name="ce2" table:formula="of:=IF([.BP64]=&quot;&quot;;&quot;&quot;;[.BP64]+[.BN124])">
            <text:p/>
          </table:table-cell>
          <table:table-cell table:style-name="ce2" table:formula="of:=IF([.BQ64]=&quot;&quot;;&quot;&quot;;[.BQ64]+[.BO124])">
            <text:p/>
          </table:table-cell>
          <table:table-cell table:style-name="ce2" table:formula="of:=IF([.BR64]=&quot;&quot;;&quot;&quot;;[.BR64]+[.BP124])">
            <text:p/>
          </table:table-cell>
          <table:table-cell table:style-name="ce2" table:formula="of:=IF([.BS64]=&quot;&quot;;&quot;&quot;;[.BS64]+[.BQ124])">
            <text:p/>
          </table:table-cell>
          <table:table-cell table:style-name="ce2" table:formula="of:=IF([.BT64]=&quot;&quot;;&quot;&quot;;[.BT64]+[.BR124])">
            <text:p/>
          </table:table-cell>
          <table:table-cell table:style-name="ce2" table:formula="of:=IF([.BU64]=&quot;&quot;;&quot;&quot;;[.BU64]+[.BS124])">
            <text:p/>
          </table:table-cell>
          <table:table-cell table:style-name="ce2" table:formula="of:=IF([.BV64]=&quot;&quot;;&quot;&quot;;[.BV64]+[.BT124])">
            <text:p/>
          </table:table-cell>
          <table:table-cell table:style-name="ce2" table:formula="of:=IF([.BW64]=&quot;&quot;;&quot;&quot;;[.BW64]+[.BU124])">
            <text:p/>
          </table:table-cell>
          <table:table-cell table:style-name="ce2" table:formula="of:=IF([.BX64]=&quot;&quot;;&quot;&quot;;[.BX64]+[.BV124])">
            <text:p/>
          </table:table-cell>
          <table:table-cell table:style-name="ce2" table:formula="of:=IF([.BY64]=&quot;&quot;;&quot;&quot;;[.BY64]+[.BW124])">
            <text:p/>
          </table:table-cell>
          <table:table-cell table:style-name="ce2" table:formula="of:=IF([.BZ64]=&quot;&quot;;&quot;&quot;;[.BZ64]+[.BX124])">
            <text:p/>
          </table:table-cell>
          <table:table-cell table:style-name="ce2" table:formula="of:=IF([.CA64]=&quot;&quot;;&quot;&quot;;[.CA64]+[.BY124])">
            <text:p/>
          </table:table-cell>
          <table:table-cell table:style-name="ce2" table:formula="of:=IF([.CB64]=&quot;&quot;;&quot;&quot;;[.CB64]+[.BZ124])">
            <text:p/>
          </table:table-cell>
          <table:table-cell table:style-name="ce2" table:formula="of:=IF([.CC64]=&quot;&quot;;&quot;&quot;;[.CC64]+[.CA124])">
            <text:p/>
          </table:table-cell>
          <table:table-cell table:style-name="ce2" table:formula="of:=IF([.CD64]=&quot;&quot;;&quot;&quot;;[.CD64]+[.CB124])">
            <text:p/>
          </table:table-cell>
          <table:table-cell table:style-name="ce2" table:formula="of:=IF([.CE64]=&quot;&quot;;&quot;&quot;;[.CE64]+[.CC124])">
            <text:p/>
          </table:table-cell>
          <table:table-cell table:style-name="ce2" table:formula="of:=IF([.CF64]=&quot;&quot;;&quot;&quot;;[.CF64]+[.CD124])">
            <text:p/>
          </table:table-cell>
          <table:table-cell table:style-name="ce2" table:formula="of:=IF([.CG64]=&quot;&quot;;&quot;&quot;;[.CG64]+[.CE124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5]=&quot;&quot;;&quot;&quot;;[.D65])" office:value-type="float" office:value="650.02478">
            <text:p>650.02478</text:p>
          </table:table-cell>
          <table:table-cell table:style-name="ce2" table:formula="of:=IF([.E65]=&quot;&quot;;&quot;&quot;;[.E65])" office:value-type="float" office:value="239.31702">
            <text:p>239.31702</text:p>
          </table:table-cell>
          <table:table-cell table:style-name="ce2" table:formula="of:=IF([.F65]=&quot;&quot;;&quot;&quot;;[.F65]+[.D125])" office:value-type="float" office:value="650.56398">
            <text:p>650.56398</text:p>
          </table:table-cell>
          <table:table-cell table:style-name="ce2" table:formula="of:=IF([.G65]=&quot;&quot;;&quot;&quot;;[.G65]+[.E125])" office:value-type="float" office:value="338.40985">
            <text:p>338.40985</text:p>
          </table:table-cell>
          <table:table-cell table:style-name="ce2" table:formula="of:=IF([.H65]=&quot;&quot;;&quot;&quot;;[.H65]+[.F125])" office:value-type="float" office:value="668.81967">
            <text:p>668.81967</text:p>
          </table:table-cell>
          <table:table-cell table:style-name="ce2" table:formula="of:=IF([.I65]=&quot;&quot;;&quot;&quot;;[.I65]+[.G125])" office:value-type="float" office:value="338.67535">
            <text:p>338.67535</text:p>
          </table:table-cell>
          <table:table-cell table:style-name="ce2" table:formula="of:=IF([.J65]=&quot;&quot;;&quot;&quot;;[.J65]+[.H125])" office:value-type="float" office:value="668.62045">
            <text:p>668.62045</text:p>
          </table:table-cell>
          <table:table-cell table:style-name="ce2" table:formula="of:=IF([.K65]=&quot;&quot;;&quot;&quot;;[.K65]+[.I125])" office:value-type="float" office:value="234.6742">
            <text:p>234.6742</text:p>
          </table:table-cell>
          <table:table-cell table:style-name="ce2" table:formula="of:=IF([.L65]=&quot;&quot;;&quot;&quot;;[.L65]+[.J125])">
            <text:p/>
          </table:table-cell>
          <table:table-cell table:style-name="ce2" table:formula="of:=IF([.M65]=&quot;&quot;;&quot;&quot;;[.M65]+[.K125])">
            <text:p/>
          </table:table-cell>
          <table:table-cell table:style-name="ce2" table:formula="of:=IF([.N65]=&quot;&quot;;&quot;&quot;;[.N65]+[.L125])">
            <text:p/>
          </table:table-cell>
          <table:table-cell table:style-name="ce2" table:formula="of:=IF([.O65]=&quot;&quot;;&quot;&quot;;[.O65]+[.M125])">
            <text:p/>
          </table:table-cell>
          <table:table-cell table:style-name="ce2" table:formula="of:=IF([.P65]=&quot;&quot;;&quot;&quot;;[.P65]+[.N125])">
            <text:p/>
          </table:table-cell>
          <table:table-cell table:style-name="ce2" table:formula="of:=IF([.Q65]=&quot;&quot;;&quot;&quot;;[.Q65]+[.O125])">
            <text:p/>
          </table:table-cell>
          <table:table-cell table:style-name="ce2" table:formula="of:=IF([.R65]=&quot;&quot;;&quot;&quot;;[.R65]+[.P125])">
            <text:p/>
          </table:table-cell>
          <table:table-cell table:style-name="ce2" table:formula="of:=IF([.S65]=&quot;&quot;;&quot;&quot;;[.S65]+[.Q125])">
            <text:p/>
          </table:table-cell>
          <table:table-cell table:style-name="ce2" table:formula="of:=IF([.T65]=&quot;&quot;;&quot;&quot;;[.T65]+[.R125])">
            <text:p/>
          </table:table-cell>
          <table:table-cell table:style-name="ce2" table:formula="of:=IF([.U65]=&quot;&quot;;&quot;&quot;;[.U65]+[.S125])">
            <text:p/>
          </table:table-cell>
          <table:table-cell table:style-name="ce2" table:formula="of:=IF([.V65]=&quot;&quot;;&quot;&quot;;[.V65]+[.T125])">
            <text:p/>
          </table:table-cell>
          <table:table-cell table:style-name="ce2" table:formula="of:=IF([.W65]=&quot;&quot;;&quot;&quot;;[.W65]+[.U125])">
            <text:p/>
          </table:table-cell>
          <table:table-cell table:style-name="ce2" table:formula="of:=IF([.X65]=&quot;&quot;;&quot;&quot;;[.X65]+[.V125])">
            <text:p/>
          </table:table-cell>
          <table:table-cell table:style-name="ce2" table:formula="of:=IF([.Y65]=&quot;&quot;;&quot;&quot;;[.Y65]+[.W125])">
            <text:p/>
          </table:table-cell>
          <table:table-cell table:style-name="ce2" table:formula="of:=IF([.Z65]=&quot;&quot;;&quot;&quot;;[.Z65]+[.X125])">
            <text:p/>
          </table:table-cell>
          <table:table-cell table:style-name="ce2" table:formula="of:=IF([.AA65]=&quot;&quot;;&quot;&quot;;[.AA65]+[.Y125])">
            <text:p/>
          </table:table-cell>
          <table:table-cell table:style-name="ce2" table:formula="of:=IF([.AB65]=&quot;&quot;;&quot;&quot;;[.AB65]+[.Z125])">
            <text:p/>
          </table:table-cell>
          <table:table-cell table:style-name="ce2" table:formula="of:=IF([.AC65]=&quot;&quot;;&quot;&quot;;[.AC65]+[.AA125])">
            <text:p/>
          </table:table-cell>
          <table:table-cell table:style-name="ce2" table:formula="of:=IF([.AD65]=&quot;&quot;;&quot;&quot;;[.AD65]+[.AB125])">
            <text:p/>
          </table:table-cell>
          <table:table-cell table:style-name="ce2" table:formula="of:=IF([.AE65]=&quot;&quot;;&quot;&quot;;[.AE65]+[.AC125])">
            <text:p/>
          </table:table-cell>
          <table:table-cell table:style-name="ce2" table:formula="of:=IF([.AF65]=&quot;&quot;;&quot;&quot;;[.AF65]+[.AD125])">
            <text:p/>
          </table:table-cell>
          <table:table-cell table:style-name="ce2" table:formula="of:=IF([.AG65]=&quot;&quot;;&quot;&quot;;[.AG65]+[.AE125])">
            <text:p/>
          </table:table-cell>
          <table:table-cell table:style-name="ce2" table:formula="of:=IF([.AH65]=&quot;&quot;;&quot;&quot;;[.AH65]+[.AF125])">
            <text:p/>
          </table:table-cell>
          <table:table-cell table:style-name="ce2" table:formula="of:=IF([.AI65]=&quot;&quot;;&quot;&quot;;[.AI65]+[.AG125])">
            <text:p/>
          </table:table-cell>
          <table:table-cell table:style-name="ce2" table:formula="of:=IF([.AJ65]=&quot;&quot;;&quot;&quot;;[.AJ65]+[.AH125])">
            <text:p/>
          </table:table-cell>
          <table:table-cell table:style-name="ce2" table:formula="of:=IF([.AK65]=&quot;&quot;;&quot;&quot;;[.AK65]+[.AI125])">
            <text:p/>
          </table:table-cell>
          <table:table-cell table:style-name="ce2" table:formula="of:=IF([.AL65]=&quot;&quot;;&quot;&quot;;[.AL65]+[.AJ125])">
            <text:p/>
          </table:table-cell>
          <table:table-cell table:style-name="ce2" table:formula="of:=IF([.AM65]=&quot;&quot;;&quot;&quot;;[.AM65]+[.AK125])">
            <text:p/>
          </table:table-cell>
          <table:table-cell table:style-name="ce2" table:formula="of:=IF([.AN65]=&quot;&quot;;&quot;&quot;;[.AN65]+[.AL125])">
            <text:p/>
          </table:table-cell>
          <table:table-cell table:style-name="ce2" table:formula="of:=IF([.AO65]=&quot;&quot;;&quot;&quot;;[.AO65]+[.AM125])">
            <text:p/>
          </table:table-cell>
          <table:table-cell table:style-name="ce2" table:formula="of:=IF([.AP65]=&quot;&quot;;&quot;&quot;;[.AP65]+[.AN125])">
            <text:p/>
          </table:table-cell>
          <table:table-cell table:style-name="ce2" table:formula="of:=IF([.AQ65]=&quot;&quot;;&quot;&quot;;[.AQ65]+[.AO125])">
            <text:p/>
          </table:table-cell>
          <table:table-cell table:style-name="ce2" table:formula="of:=IF([.AR65]=&quot;&quot;;&quot;&quot;;[.AR65]+[.AP125])">
            <text:p/>
          </table:table-cell>
          <table:table-cell table:style-name="ce2" table:formula="of:=IF([.AS65]=&quot;&quot;;&quot;&quot;;[.AS65]+[.AQ125])">
            <text:p/>
          </table:table-cell>
          <table:table-cell table:style-name="ce2" table:formula="of:=IF([.AT65]=&quot;&quot;;&quot;&quot;;[.AT65]+[.AR125])">
            <text:p/>
          </table:table-cell>
          <table:table-cell table:style-name="ce2" table:formula="of:=IF([.AU65]=&quot;&quot;;&quot;&quot;;[.AU65]+[.AS125])">
            <text:p/>
          </table:table-cell>
          <table:table-cell table:style-name="ce2" table:formula="of:=IF([.AV65]=&quot;&quot;;&quot;&quot;;[.AV65]+[.AT125])">
            <text:p/>
          </table:table-cell>
          <table:table-cell table:style-name="ce2" table:formula="of:=IF([.AW65]=&quot;&quot;;&quot;&quot;;[.AW65]+[.AU125])">
            <text:p/>
          </table:table-cell>
          <table:table-cell table:style-name="ce2" table:formula="of:=IF([.AX65]=&quot;&quot;;&quot;&quot;;[.AX65]+[.AV125])">
            <text:p/>
          </table:table-cell>
          <table:table-cell table:style-name="ce2" table:formula="of:=IF([.AY65]=&quot;&quot;;&quot;&quot;;[.AY65]+[.AW125])">
            <text:p/>
          </table:table-cell>
          <table:table-cell table:style-name="ce2" table:formula="of:=IF([.AZ65]=&quot;&quot;;&quot;&quot;;[.AZ65]+[.AX125])">
            <text:p/>
          </table:table-cell>
          <table:table-cell table:style-name="ce2" table:formula="of:=IF([.BA65]=&quot;&quot;;&quot;&quot;;[.BA65]+[.AY125])">
            <text:p/>
          </table:table-cell>
          <table:table-cell table:style-name="ce2" table:formula="of:=IF([.BB65]=&quot;&quot;;&quot;&quot;;[.BB65]+[.AZ125])">
            <text:p/>
          </table:table-cell>
          <table:table-cell table:style-name="ce2" table:formula="of:=IF([.BC65]=&quot;&quot;;&quot;&quot;;[.BC65]+[.BA125])">
            <text:p/>
          </table:table-cell>
          <table:table-cell table:style-name="ce2" table:formula="of:=IF([.BD65]=&quot;&quot;;&quot;&quot;;[.BD65]+[.BB125])">
            <text:p/>
          </table:table-cell>
          <table:table-cell table:style-name="ce2" table:formula="of:=IF([.BE65]=&quot;&quot;;&quot;&quot;;[.BE65]+[.BC125])">
            <text:p/>
          </table:table-cell>
          <table:table-cell table:style-name="ce2" table:formula="of:=IF([.BF65]=&quot;&quot;;&quot;&quot;;[.BF65]+[.BD125])">
            <text:p/>
          </table:table-cell>
          <table:table-cell table:style-name="ce2" table:formula="of:=IF([.BG65]=&quot;&quot;;&quot;&quot;;[.BG65]+[.BE125])">
            <text:p/>
          </table:table-cell>
          <table:table-cell table:style-name="ce2" table:formula="of:=IF([.BH65]=&quot;&quot;;&quot;&quot;;[.BH65]+[.BF125])">
            <text:p/>
          </table:table-cell>
          <table:table-cell table:style-name="ce2" table:formula="of:=IF([.BI65]=&quot;&quot;;&quot;&quot;;[.BI65]+[.BG125])">
            <text:p/>
          </table:table-cell>
          <table:table-cell table:style-name="ce2" table:formula="of:=IF([.BJ65]=&quot;&quot;;&quot;&quot;;[.BJ65]+[.BH125])">
            <text:p/>
          </table:table-cell>
          <table:table-cell table:style-name="ce2" table:formula="of:=IF([.BK65]=&quot;&quot;;&quot;&quot;;[.BK65]+[.BI125])">
            <text:p/>
          </table:table-cell>
          <table:table-cell table:style-name="ce2" table:formula="of:=IF([.BL65]=&quot;&quot;;&quot;&quot;;[.BL65]+[.BJ125])">
            <text:p/>
          </table:table-cell>
          <table:table-cell table:style-name="ce2" table:formula="of:=IF([.BM65]=&quot;&quot;;&quot;&quot;;[.BM65]+[.BK125])">
            <text:p/>
          </table:table-cell>
          <table:table-cell table:style-name="ce2" table:formula="of:=IF([.BN65]=&quot;&quot;;&quot;&quot;;[.BN65]+[.BL125])">
            <text:p/>
          </table:table-cell>
          <table:table-cell table:style-name="ce2" table:formula="of:=IF([.BO65]=&quot;&quot;;&quot;&quot;;[.BO65]+[.BM125])">
            <text:p/>
          </table:table-cell>
          <table:table-cell table:style-name="ce2" table:formula="of:=IF([.BP65]=&quot;&quot;;&quot;&quot;;[.BP65]+[.BN125])">
            <text:p/>
          </table:table-cell>
          <table:table-cell table:style-name="ce2" table:formula="of:=IF([.BQ65]=&quot;&quot;;&quot;&quot;;[.BQ65]+[.BO125])">
            <text:p/>
          </table:table-cell>
          <table:table-cell table:style-name="ce2" table:formula="of:=IF([.BR65]=&quot;&quot;;&quot;&quot;;[.BR65]+[.BP125])">
            <text:p/>
          </table:table-cell>
          <table:table-cell table:style-name="ce2" table:formula="of:=IF([.BS65]=&quot;&quot;;&quot;&quot;;[.BS65]+[.BQ125])">
            <text:p/>
          </table:table-cell>
          <table:table-cell table:style-name="ce2" table:formula="of:=IF([.BT65]=&quot;&quot;;&quot;&quot;;[.BT65]+[.BR125])">
            <text:p/>
          </table:table-cell>
          <table:table-cell table:style-name="ce2" table:formula="of:=IF([.BU65]=&quot;&quot;;&quot;&quot;;[.BU65]+[.BS125])">
            <text:p/>
          </table:table-cell>
          <table:table-cell table:style-name="ce2" table:formula="of:=IF([.BV65]=&quot;&quot;;&quot;&quot;;[.BV65]+[.BT125])">
            <text:p/>
          </table:table-cell>
          <table:table-cell table:style-name="ce2" table:formula="of:=IF([.BW65]=&quot;&quot;;&quot;&quot;;[.BW65]+[.BU125])">
            <text:p/>
          </table:table-cell>
          <table:table-cell table:style-name="ce2" table:formula="of:=IF([.BX65]=&quot;&quot;;&quot;&quot;;[.BX65]+[.BV125])">
            <text:p/>
          </table:table-cell>
          <table:table-cell table:style-name="ce2" table:formula="of:=IF([.BY65]=&quot;&quot;;&quot;&quot;;[.BY65]+[.BW125])">
            <text:p/>
          </table:table-cell>
          <table:table-cell table:style-name="ce2" table:formula="of:=IF([.BZ65]=&quot;&quot;;&quot;&quot;;[.BZ65]+[.BX125])">
            <text:p/>
          </table:table-cell>
          <table:table-cell table:style-name="ce2" table:formula="of:=IF([.CA65]=&quot;&quot;;&quot;&quot;;[.CA65]+[.BY125])">
            <text:p/>
          </table:table-cell>
          <table:table-cell table:style-name="ce2" table:formula="of:=IF([.CB65]=&quot;&quot;;&quot;&quot;;[.CB65]+[.BZ125])">
            <text:p/>
          </table:table-cell>
          <table:table-cell table:style-name="ce2" table:formula="of:=IF([.CC65]=&quot;&quot;;&quot;&quot;;[.CC65]+[.CA125])">
            <text:p/>
          </table:table-cell>
          <table:table-cell table:style-name="ce2" table:formula="of:=IF([.CD65]=&quot;&quot;;&quot;&quot;;[.CD65]+[.CB125])">
            <text:p/>
          </table:table-cell>
          <table:table-cell table:style-name="ce2" table:formula="of:=IF([.CE65]=&quot;&quot;;&quot;&quot;;[.CE65]+[.CC125])">
            <text:p/>
          </table:table-cell>
          <table:table-cell table:style-name="ce2" table:formula="of:=IF([.CF65]=&quot;&quot;;&quot;&quot;;[.CF65]+[.CD125])">
            <text:p/>
          </table:table-cell>
          <table:table-cell table:style-name="ce2" table:formula="of:=IF([.CG65]=&quot;&quot;;&quot;&quot;;[.CG65]+[.CE125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6]=&quot;&quot;;&quot;&quot;;[.D66])" office:value-type="float" office:value="556.21228">
            <text:p>556.21228</text:p>
          </table:table-cell>
          <table:table-cell table:style-name="ce2" table:formula="of:=IF([.E66]=&quot;&quot;;&quot;&quot;;[.E66])" office:value-type="float" office:value="242.75452">
            <text:p>242.75452</text:p>
          </table:table-cell>
          <table:table-cell table:style-name="ce2" table:formula="of:=IF([.F66]=&quot;&quot;;&quot;&quot;;[.F66]+[.D126])" office:value-type="float" office:value="556.25148">
            <text:p>556.25148</text:p>
          </table:table-cell>
          <table:table-cell table:style-name="ce2" table:formula="of:=IF([.G66]=&quot;&quot;;&quot;&quot;;[.G66]+[.E126])" office:value-type="float" office:value="269.72235">
            <text:p>269.72235</text:p>
          </table:table-cell>
          <table:table-cell table:style-name="ce2" table:formula="of:=IF([.H66]=&quot;&quot;;&quot;&quot;;[.H66]+[.F126])" office:value-type="float" office:value="583.19467">
            <text:p>583.19467</text:p>
          </table:table-cell>
          <table:table-cell table:style-name="ce2" table:formula="of:=IF([.I66]=&quot;&quot;;&quot;&quot;;[.I66]+[.G126])" office:value-type="float" office:value="270.42535">
            <text:p>270.42535</text:p>
          </table:table-cell>
          <table:table-cell table:style-name="ce2" table:formula="of:=IF([.J66]=&quot;&quot;;&quot;&quot;;[.J66]+[.H126])" office:value-type="float" office:value="583.37045">
            <text:p>583.37045</text:p>
          </table:table-cell>
          <table:table-cell table:style-name="ce2" table:formula="of:=IF([.K66]=&quot;&quot;;&quot;&quot;;[.K66]+[.I126])" office:value-type="float" office:value="246.1742">
            <text:p>246.1742</text:p>
          </table:table-cell>
          <table:table-cell table:style-name="ce2" table:formula="of:=IF([.L66]=&quot;&quot;;&quot;&quot;;[.L66]+[.J126])" office:value-type="float" office:value="564.57386">
            <text:p>564.57386</text:p>
          </table:table-cell>
          <table:table-cell table:style-name="ce2" table:formula="of:=IF([.M66]=&quot;&quot;;&quot;&quot;;[.M66]+[.K126])" office:value-type="float" office:value="250.16778">
            <text:p>250.16778</text:p>
          </table:table-cell>
          <table:table-cell table:style-name="ce2" table:formula="of:=IF([.N66]=&quot;&quot;;&quot;&quot;;[.N66]+[.L126])" office:value-type="float" office:value="562.11067">
            <text:p>562.11067</text:p>
          </table:table-cell>
          <table:table-cell table:style-name="ce2" table:formula="of:=IF([.O66]=&quot;&quot;;&quot;&quot;;[.O66]+[.M126])" office:value-type="float" office:value="243.11383">
            <text:p>243.11383</text:p>
          </table:table-cell>
          <table:table-cell table:style-name="ce2" table:formula="of:=IF([.P66]=&quot;&quot;;&quot;&quot;;[.P66]+[.N126])">
            <text:p/>
          </table:table-cell>
          <table:table-cell table:style-name="ce2" table:formula="of:=IF([.Q66]=&quot;&quot;;&quot;&quot;;[.Q66]+[.O126])">
            <text:p/>
          </table:table-cell>
          <table:table-cell table:style-name="ce2" table:formula="of:=IF([.R66]=&quot;&quot;;&quot;&quot;;[.R66]+[.P126])">
            <text:p/>
          </table:table-cell>
          <table:table-cell table:style-name="ce2" table:formula="of:=IF([.S66]=&quot;&quot;;&quot;&quot;;[.S66]+[.Q126])">
            <text:p/>
          </table:table-cell>
          <table:table-cell table:style-name="ce2" table:formula="of:=IF([.T66]=&quot;&quot;;&quot;&quot;;[.T66]+[.R126])">
            <text:p/>
          </table:table-cell>
          <table:table-cell table:style-name="ce2" table:formula="of:=IF([.U66]=&quot;&quot;;&quot;&quot;;[.U66]+[.S126])">
            <text:p/>
          </table:table-cell>
          <table:table-cell table:style-name="ce2" table:formula="of:=IF([.V66]=&quot;&quot;;&quot;&quot;;[.V66]+[.T126])">
            <text:p/>
          </table:table-cell>
          <table:table-cell table:style-name="ce2" table:formula="of:=IF([.W66]=&quot;&quot;;&quot;&quot;;[.W66]+[.U126])">
            <text:p/>
          </table:table-cell>
          <table:table-cell table:style-name="ce2" table:formula="of:=IF([.X66]=&quot;&quot;;&quot;&quot;;[.X66]+[.V126])">
            <text:p/>
          </table:table-cell>
          <table:table-cell table:style-name="ce2" table:formula="of:=IF([.Y66]=&quot;&quot;;&quot;&quot;;[.Y66]+[.W126])">
            <text:p/>
          </table:table-cell>
          <table:table-cell table:style-name="ce2" table:formula="of:=IF([.Z66]=&quot;&quot;;&quot;&quot;;[.Z66]+[.X126])">
            <text:p/>
          </table:table-cell>
          <table:table-cell table:style-name="ce2" table:formula="of:=IF([.AA66]=&quot;&quot;;&quot;&quot;;[.AA66]+[.Y126])">
            <text:p/>
          </table:table-cell>
          <table:table-cell table:style-name="ce2" table:formula="of:=IF([.AB66]=&quot;&quot;;&quot;&quot;;[.AB66]+[.Z126])">
            <text:p/>
          </table:table-cell>
          <table:table-cell table:style-name="ce2" table:formula="of:=IF([.AC66]=&quot;&quot;;&quot;&quot;;[.AC66]+[.AA126])">
            <text:p/>
          </table:table-cell>
          <table:table-cell table:style-name="ce2" table:formula="of:=IF([.AD66]=&quot;&quot;;&quot;&quot;;[.AD66]+[.AB126])">
            <text:p/>
          </table:table-cell>
          <table:table-cell table:style-name="ce2" table:formula="of:=IF([.AE66]=&quot;&quot;;&quot;&quot;;[.AE66]+[.AC126])">
            <text:p/>
          </table:table-cell>
          <table:table-cell table:style-name="ce2" table:formula="of:=IF([.AF66]=&quot;&quot;;&quot;&quot;;[.AF66]+[.AD126])">
            <text:p/>
          </table:table-cell>
          <table:table-cell table:style-name="ce2" table:formula="of:=IF([.AG66]=&quot;&quot;;&quot;&quot;;[.AG66]+[.AE126])">
            <text:p/>
          </table:table-cell>
          <table:table-cell table:style-name="ce2" table:formula="of:=IF([.AH66]=&quot;&quot;;&quot;&quot;;[.AH66]+[.AF126])">
            <text:p/>
          </table:table-cell>
          <table:table-cell table:style-name="ce2" table:formula="of:=IF([.AI66]=&quot;&quot;;&quot;&quot;;[.AI66]+[.AG126])">
            <text:p/>
          </table:table-cell>
          <table:table-cell table:style-name="ce2" table:formula="of:=IF([.AJ66]=&quot;&quot;;&quot;&quot;;[.AJ66]+[.AH126])">
            <text:p/>
          </table:table-cell>
          <table:table-cell table:style-name="ce2" table:formula="of:=IF([.AK66]=&quot;&quot;;&quot;&quot;;[.AK66]+[.AI126])">
            <text:p/>
          </table:table-cell>
          <table:table-cell table:style-name="ce2" table:formula="of:=IF([.AL66]=&quot;&quot;;&quot;&quot;;[.AL66]+[.AJ126])">
            <text:p/>
          </table:table-cell>
          <table:table-cell table:style-name="ce2" table:formula="of:=IF([.AM66]=&quot;&quot;;&quot;&quot;;[.AM66]+[.AK126])">
            <text:p/>
          </table:table-cell>
          <table:table-cell table:style-name="ce2" table:formula="of:=IF([.AN66]=&quot;&quot;;&quot;&quot;;[.AN66]+[.AL126])">
            <text:p/>
          </table:table-cell>
          <table:table-cell table:style-name="ce2" table:formula="of:=IF([.AO66]=&quot;&quot;;&quot;&quot;;[.AO66]+[.AM126])">
            <text:p/>
          </table:table-cell>
          <table:table-cell table:style-name="ce2" table:formula="of:=IF([.AP66]=&quot;&quot;;&quot;&quot;;[.AP66]+[.AN126])">
            <text:p/>
          </table:table-cell>
          <table:table-cell table:style-name="ce2" table:formula="of:=IF([.AQ66]=&quot;&quot;;&quot;&quot;;[.AQ66]+[.AO126])">
            <text:p/>
          </table:table-cell>
          <table:table-cell table:style-name="ce2" table:formula="of:=IF([.AR66]=&quot;&quot;;&quot;&quot;;[.AR66]+[.AP126])">
            <text:p/>
          </table:table-cell>
          <table:table-cell table:style-name="ce2" table:formula="of:=IF([.AS66]=&quot;&quot;;&quot;&quot;;[.AS66]+[.AQ126])">
            <text:p/>
          </table:table-cell>
          <table:table-cell table:style-name="ce2" table:formula="of:=IF([.AT66]=&quot;&quot;;&quot;&quot;;[.AT66]+[.AR126])">
            <text:p/>
          </table:table-cell>
          <table:table-cell table:style-name="ce2" table:formula="of:=IF([.AU66]=&quot;&quot;;&quot;&quot;;[.AU66]+[.AS126])">
            <text:p/>
          </table:table-cell>
          <table:table-cell table:style-name="ce2" table:formula="of:=IF([.AV66]=&quot;&quot;;&quot;&quot;;[.AV66]+[.AT126])">
            <text:p/>
          </table:table-cell>
          <table:table-cell table:style-name="ce2" table:formula="of:=IF([.AW66]=&quot;&quot;;&quot;&quot;;[.AW66]+[.AU126])">
            <text:p/>
          </table:table-cell>
          <table:table-cell table:style-name="ce2" table:formula="of:=IF([.AX66]=&quot;&quot;;&quot;&quot;;[.AX66]+[.AV126])">
            <text:p/>
          </table:table-cell>
          <table:table-cell table:style-name="ce2" table:formula="of:=IF([.AY66]=&quot;&quot;;&quot;&quot;;[.AY66]+[.AW126])">
            <text:p/>
          </table:table-cell>
          <table:table-cell table:style-name="ce2" table:formula="of:=IF([.AZ66]=&quot;&quot;;&quot;&quot;;[.AZ66]+[.AX126])">
            <text:p/>
          </table:table-cell>
          <table:table-cell table:style-name="ce2" table:formula="of:=IF([.BA66]=&quot;&quot;;&quot;&quot;;[.BA66]+[.AY126])">
            <text:p/>
          </table:table-cell>
          <table:table-cell table:style-name="ce2" table:formula="of:=IF([.BB66]=&quot;&quot;;&quot;&quot;;[.BB66]+[.AZ126])">
            <text:p/>
          </table:table-cell>
          <table:table-cell table:style-name="ce2" table:formula="of:=IF([.BC66]=&quot;&quot;;&quot;&quot;;[.BC66]+[.BA126])">
            <text:p/>
          </table:table-cell>
          <table:table-cell table:style-name="ce2" table:formula="of:=IF([.BD66]=&quot;&quot;;&quot;&quot;;[.BD66]+[.BB126])">
            <text:p/>
          </table:table-cell>
          <table:table-cell table:style-name="ce2" table:formula="of:=IF([.BE66]=&quot;&quot;;&quot;&quot;;[.BE66]+[.BC126])">
            <text:p/>
          </table:table-cell>
          <table:table-cell table:style-name="ce2" table:formula="of:=IF([.BF66]=&quot;&quot;;&quot;&quot;;[.BF66]+[.BD126])">
            <text:p/>
          </table:table-cell>
          <table:table-cell table:style-name="ce2" table:formula="of:=IF([.BG66]=&quot;&quot;;&quot;&quot;;[.BG66]+[.BE126])">
            <text:p/>
          </table:table-cell>
          <table:table-cell table:style-name="ce2" table:formula="of:=IF([.BH66]=&quot;&quot;;&quot;&quot;;[.BH66]+[.BF126])">
            <text:p/>
          </table:table-cell>
          <table:table-cell table:style-name="ce2" table:formula="of:=IF([.BI66]=&quot;&quot;;&quot;&quot;;[.BI66]+[.BG126])">
            <text:p/>
          </table:table-cell>
          <table:table-cell table:style-name="ce2" table:formula="of:=IF([.BJ66]=&quot;&quot;;&quot;&quot;;[.BJ66]+[.BH126])">
            <text:p/>
          </table:table-cell>
          <table:table-cell table:style-name="ce2" table:formula="of:=IF([.BK66]=&quot;&quot;;&quot;&quot;;[.BK66]+[.BI126])">
            <text:p/>
          </table:table-cell>
          <table:table-cell table:style-name="ce2" table:formula="of:=IF([.BL66]=&quot;&quot;;&quot;&quot;;[.BL66]+[.BJ126])">
            <text:p/>
          </table:table-cell>
          <table:table-cell table:style-name="ce2" table:formula="of:=IF([.BM66]=&quot;&quot;;&quot;&quot;;[.BM66]+[.BK126])">
            <text:p/>
          </table:table-cell>
          <table:table-cell table:style-name="ce2" table:formula="of:=IF([.BN66]=&quot;&quot;;&quot;&quot;;[.BN66]+[.BL126])">
            <text:p/>
          </table:table-cell>
          <table:table-cell table:style-name="ce2" table:formula="of:=IF([.BO66]=&quot;&quot;;&quot;&quot;;[.BO66]+[.BM126])">
            <text:p/>
          </table:table-cell>
          <table:table-cell table:style-name="ce2" table:formula="of:=IF([.BP66]=&quot;&quot;;&quot;&quot;;[.BP66]+[.BN126])">
            <text:p/>
          </table:table-cell>
          <table:table-cell table:style-name="ce2" table:formula="of:=IF([.BQ66]=&quot;&quot;;&quot;&quot;;[.BQ66]+[.BO126])">
            <text:p/>
          </table:table-cell>
          <table:table-cell table:style-name="ce2" table:formula="of:=IF([.BR66]=&quot;&quot;;&quot;&quot;;[.BR66]+[.BP126])">
            <text:p/>
          </table:table-cell>
          <table:table-cell table:style-name="ce2" table:formula="of:=IF([.BS66]=&quot;&quot;;&quot;&quot;;[.BS66]+[.BQ126])">
            <text:p/>
          </table:table-cell>
          <table:table-cell table:style-name="ce2" table:formula="of:=IF([.BT66]=&quot;&quot;;&quot;&quot;;[.BT66]+[.BR126])">
            <text:p/>
          </table:table-cell>
          <table:table-cell table:style-name="ce2" table:formula="of:=IF([.BU66]=&quot;&quot;;&quot;&quot;;[.BU66]+[.BS126])">
            <text:p/>
          </table:table-cell>
          <table:table-cell table:style-name="ce2" table:formula="of:=IF([.BV66]=&quot;&quot;;&quot;&quot;;[.BV66]+[.BT126])">
            <text:p/>
          </table:table-cell>
          <table:table-cell table:style-name="ce2" table:formula="of:=IF([.BW66]=&quot;&quot;;&quot;&quot;;[.BW66]+[.BU126])">
            <text:p/>
          </table:table-cell>
          <table:table-cell table:style-name="ce2" table:formula="of:=IF([.BX66]=&quot;&quot;;&quot;&quot;;[.BX66]+[.BV126])">
            <text:p/>
          </table:table-cell>
          <table:table-cell table:style-name="ce2" table:formula="of:=IF([.BY66]=&quot;&quot;;&quot;&quot;;[.BY66]+[.BW126])">
            <text:p/>
          </table:table-cell>
          <table:table-cell table:style-name="ce2" table:formula="of:=IF([.BZ66]=&quot;&quot;;&quot;&quot;;[.BZ66]+[.BX126])">
            <text:p/>
          </table:table-cell>
          <table:table-cell table:style-name="ce2" table:formula="of:=IF([.CA66]=&quot;&quot;;&quot;&quot;;[.CA66]+[.BY126])">
            <text:p/>
          </table:table-cell>
          <table:table-cell table:style-name="ce2" table:formula="of:=IF([.CB66]=&quot;&quot;;&quot;&quot;;[.CB66]+[.BZ126])">
            <text:p/>
          </table:table-cell>
          <table:table-cell table:style-name="ce2" table:formula="of:=IF([.CC66]=&quot;&quot;;&quot;&quot;;[.CC66]+[.CA126])">
            <text:p/>
          </table:table-cell>
          <table:table-cell table:style-name="ce2" table:formula="of:=IF([.CD66]=&quot;&quot;;&quot;&quot;;[.CD66]+[.CB126])">
            <text:p/>
          </table:table-cell>
          <table:table-cell table:style-name="ce2" table:formula="of:=IF([.CE66]=&quot;&quot;;&quot;&quot;;[.CE66]+[.CC126])">
            <text:p/>
          </table:table-cell>
          <table:table-cell table:style-name="ce2" table:formula="of:=IF([.CF66]=&quot;&quot;;&quot;&quot;;[.CF66]+[.CD126])">
            <text:p/>
          </table:table-cell>
          <table:table-cell table:style-name="ce2" table:formula="of:=IF([.CG66]=&quot;&quot;;&quot;&quot;;[.CG66]+[.CE126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7]=&quot;&quot;;&quot;&quot;;[.D67])" office:value-type="float" office:value="269.81384">
            <text:p>269.81384</text:p>
          </table:table-cell>
          <table:table-cell table:style-name="ce2" table:formula="of:=IF([.E67]=&quot;&quot;;&quot;&quot;;[.E67])" office:value-type="float" office:value="261.31716">
            <text:p>261.31716</text:p>
          </table:table-cell>
          <table:table-cell table:style-name="ce2" table:formula="of:=IF([.F67]=&quot;&quot;;&quot;&quot;;[.F67]+[.D127])" office:value-type="float" office:value="270.18827">
            <text:p>270.18827</text:p>
          </table:table-cell>
          <table:table-cell table:style-name="ce2" table:formula="of:=IF([.G67]=&quot;&quot;;&quot;&quot;;[.G67]+[.E127])" office:value-type="float" office:value="322.99239">
            <text:p>322.99239</text:p>
          </table:table-cell>
          <table:table-cell table:style-name="ce2" table:formula="of:=IF([.H67]=&quot;&quot;;&quot;&quot;;[.H67]+[.F127])" office:value-type="float" office:value="277.69576">
            <text:p>277.69576</text:p>
          </table:table-cell>
          <table:table-cell table:style-name="ce2" table:formula="of:=IF([.I67]=&quot;&quot;;&quot;&quot;;[.I67]+[.G127])" office:value-type="float" office:value="321.23745">
            <text:p>321.23745</text:p>
          </table:table-cell>
          <table:table-cell table:style-name="ce2" table:formula="of:=IF([.J67]=&quot;&quot;;&quot;&quot;;[.J67]+[.H127])" office:value-type="float" office:value="278.16328">
            <text:p>278.16328</text:p>
          </table:table-cell>
          <table:table-cell table:style-name="ce2" table:formula="of:=IF([.K67]=&quot;&quot;;&quot;&quot;;[.K67]+[.I127])" office:value-type="float" office:value="256.28738">
            <text:p>256.28738</text:p>
          </table:table-cell>
          <table:table-cell table:style-name="ce2" table:formula="of:=IF([.L67]=&quot;&quot;;&quot;&quot;;[.L67]+[.J127])">
            <text:p/>
          </table:table-cell>
          <table:table-cell table:style-name="ce2" table:formula="of:=IF([.M67]=&quot;&quot;;&quot;&quot;;[.M67]+[.K127])">
            <text:p/>
          </table:table-cell>
          <table:table-cell table:style-name="ce2" table:formula="of:=IF([.N67]=&quot;&quot;;&quot;&quot;;[.N67]+[.L127])">
            <text:p/>
          </table:table-cell>
          <table:table-cell table:style-name="ce2" table:formula="of:=IF([.O67]=&quot;&quot;;&quot;&quot;;[.O67]+[.M127])">
            <text:p/>
          </table:table-cell>
          <table:table-cell table:style-name="ce2" table:formula="of:=IF([.P67]=&quot;&quot;;&quot;&quot;;[.P67]+[.N127])">
            <text:p/>
          </table:table-cell>
          <table:table-cell table:style-name="ce2" table:formula="of:=IF([.Q67]=&quot;&quot;;&quot;&quot;;[.Q67]+[.O127])">
            <text:p/>
          </table:table-cell>
          <table:table-cell table:style-name="ce2" table:formula="of:=IF([.R67]=&quot;&quot;;&quot;&quot;;[.R67]+[.P127])">
            <text:p/>
          </table:table-cell>
          <table:table-cell table:style-name="ce2" table:formula="of:=IF([.S67]=&quot;&quot;;&quot;&quot;;[.S67]+[.Q127])">
            <text:p/>
          </table:table-cell>
          <table:table-cell table:style-name="ce2" table:formula="of:=IF([.T67]=&quot;&quot;;&quot;&quot;;[.T67]+[.R127])">
            <text:p/>
          </table:table-cell>
          <table:table-cell table:style-name="ce2" table:formula="of:=IF([.U67]=&quot;&quot;;&quot;&quot;;[.U67]+[.S127])">
            <text:p/>
          </table:table-cell>
          <table:table-cell table:style-name="ce2" table:formula="of:=IF([.V67]=&quot;&quot;;&quot;&quot;;[.V67]+[.T127])">
            <text:p/>
          </table:table-cell>
          <table:table-cell table:style-name="ce2" table:formula="of:=IF([.W67]=&quot;&quot;;&quot;&quot;;[.W67]+[.U127])">
            <text:p/>
          </table:table-cell>
          <table:table-cell table:style-name="ce2" table:formula="of:=IF([.X67]=&quot;&quot;;&quot;&quot;;[.X67]+[.V127])">
            <text:p/>
          </table:table-cell>
          <table:table-cell table:style-name="ce2" table:formula="of:=IF([.Y67]=&quot;&quot;;&quot;&quot;;[.Y67]+[.W127])">
            <text:p/>
          </table:table-cell>
          <table:table-cell table:style-name="ce2" table:formula="of:=IF([.Z67]=&quot;&quot;;&quot;&quot;;[.Z67]+[.X127])">
            <text:p/>
          </table:table-cell>
          <table:table-cell table:style-name="ce2" table:formula="of:=IF([.AA67]=&quot;&quot;;&quot;&quot;;[.AA67]+[.Y127])">
            <text:p/>
          </table:table-cell>
          <table:table-cell table:style-name="ce2" table:formula="of:=IF([.AB67]=&quot;&quot;;&quot;&quot;;[.AB67]+[.Z127])">
            <text:p/>
          </table:table-cell>
          <table:table-cell table:style-name="ce2" table:formula="of:=IF([.AC67]=&quot;&quot;;&quot;&quot;;[.AC67]+[.AA127])">
            <text:p/>
          </table:table-cell>
          <table:table-cell table:style-name="ce2" table:formula="of:=IF([.AD67]=&quot;&quot;;&quot;&quot;;[.AD67]+[.AB127])">
            <text:p/>
          </table:table-cell>
          <table:table-cell table:style-name="ce2" table:formula="of:=IF([.AE67]=&quot;&quot;;&quot;&quot;;[.AE67]+[.AC127])">
            <text:p/>
          </table:table-cell>
          <table:table-cell table:style-name="ce2" table:formula="of:=IF([.AF67]=&quot;&quot;;&quot;&quot;;[.AF67]+[.AD127])">
            <text:p/>
          </table:table-cell>
          <table:table-cell table:style-name="ce2" table:formula="of:=IF([.AG67]=&quot;&quot;;&quot;&quot;;[.AG67]+[.AE127])">
            <text:p/>
          </table:table-cell>
          <table:table-cell table:style-name="ce2" table:formula="of:=IF([.AH67]=&quot;&quot;;&quot;&quot;;[.AH67]+[.AF127])">
            <text:p/>
          </table:table-cell>
          <table:table-cell table:style-name="ce2" table:formula="of:=IF([.AI67]=&quot;&quot;;&quot;&quot;;[.AI67]+[.AG127])">
            <text:p/>
          </table:table-cell>
          <table:table-cell table:style-name="ce2" table:formula="of:=IF([.AJ67]=&quot;&quot;;&quot;&quot;;[.AJ67]+[.AH127])">
            <text:p/>
          </table:table-cell>
          <table:table-cell table:style-name="ce2" table:formula="of:=IF([.AK67]=&quot;&quot;;&quot;&quot;;[.AK67]+[.AI127])">
            <text:p/>
          </table:table-cell>
          <table:table-cell table:style-name="ce2" table:formula="of:=IF([.AL67]=&quot;&quot;;&quot;&quot;;[.AL67]+[.AJ127])">
            <text:p/>
          </table:table-cell>
          <table:table-cell table:style-name="ce2" table:formula="of:=IF([.AM67]=&quot;&quot;;&quot;&quot;;[.AM67]+[.AK127])">
            <text:p/>
          </table:table-cell>
          <table:table-cell table:style-name="ce2" table:formula="of:=IF([.AN67]=&quot;&quot;;&quot;&quot;;[.AN67]+[.AL127])">
            <text:p/>
          </table:table-cell>
          <table:table-cell table:style-name="ce2" table:formula="of:=IF([.AO67]=&quot;&quot;;&quot;&quot;;[.AO67]+[.AM127])">
            <text:p/>
          </table:table-cell>
          <table:table-cell table:style-name="ce2" table:formula="of:=IF([.AP67]=&quot;&quot;;&quot;&quot;;[.AP67]+[.AN127])">
            <text:p/>
          </table:table-cell>
          <table:table-cell table:style-name="ce2" table:formula="of:=IF([.AQ67]=&quot;&quot;;&quot;&quot;;[.AQ67]+[.AO127])">
            <text:p/>
          </table:table-cell>
          <table:table-cell table:style-name="ce2" table:formula="of:=IF([.AR67]=&quot;&quot;;&quot;&quot;;[.AR67]+[.AP127])">
            <text:p/>
          </table:table-cell>
          <table:table-cell table:style-name="ce2" table:formula="of:=IF([.AS67]=&quot;&quot;;&quot;&quot;;[.AS67]+[.AQ127])">
            <text:p/>
          </table:table-cell>
          <table:table-cell table:style-name="ce2" table:formula="of:=IF([.AT67]=&quot;&quot;;&quot;&quot;;[.AT67]+[.AR127])">
            <text:p/>
          </table:table-cell>
          <table:table-cell table:style-name="ce2" table:formula="of:=IF([.AU67]=&quot;&quot;;&quot;&quot;;[.AU67]+[.AS127])">
            <text:p/>
          </table:table-cell>
          <table:table-cell table:style-name="ce2" table:formula="of:=IF([.AV67]=&quot;&quot;;&quot;&quot;;[.AV67]+[.AT127])">
            <text:p/>
          </table:table-cell>
          <table:table-cell table:style-name="ce2" table:formula="of:=IF([.AW67]=&quot;&quot;;&quot;&quot;;[.AW67]+[.AU127])">
            <text:p/>
          </table:table-cell>
          <table:table-cell table:style-name="ce2" table:formula="of:=IF([.AX67]=&quot;&quot;;&quot;&quot;;[.AX67]+[.AV127])">
            <text:p/>
          </table:table-cell>
          <table:table-cell table:style-name="ce2" table:formula="of:=IF([.AY67]=&quot;&quot;;&quot;&quot;;[.AY67]+[.AW127])">
            <text:p/>
          </table:table-cell>
          <table:table-cell table:style-name="ce2" table:formula="of:=IF([.AZ67]=&quot;&quot;;&quot;&quot;;[.AZ67]+[.AX127])">
            <text:p/>
          </table:table-cell>
          <table:table-cell table:style-name="ce2" table:formula="of:=IF([.BA67]=&quot;&quot;;&quot;&quot;;[.BA67]+[.AY127])">
            <text:p/>
          </table:table-cell>
          <table:table-cell table:style-name="ce2" table:formula="of:=IF([.BB67]=&quot;&quot;;&quot;&quot;;[.BB67]+[.AZ127])">
            <text:p/>
          </table:table-cell>
          <table:table-cell table:style-name="ce2" table:formula="of:=IF([.BC67]=&quot;&quot;;&quot;&quot;;[.BC67]+[.BA127])">
            <text:p/>
          </table:table-cell>
          <table:table-cell table:style-name="ce2" table:formula="of:=IF([.BD67]=&quot;&quot;;&quot;&quot;;[.BD67]+[.BB127])">
            <text:p/>
          </table:table-cell>
          <table:table-cell table:style-name="ce2" table:formula="of:=IF([.BE67]=&quot;&quot;;&quot;&quot;;[.BE67]+[.BC127])">
            <text:p/>
          </table:table-cell>
          <table:table-cell table:style-name="ce2" table:formula="of:=IF([.BF67]=&quot;&quot;;&quot;&quot;;[.BF67]+[.BD127])">
            <text:p/>
          </table:table-cell>
          <table:table-cell table:style-name="ce2" table:formula="of:=IF([.BG67]=&quot;&quot;;&quot;&quot;;[.BG67]+[.BE127])">
            <text:p/>
          </table:table-cell>
          <table:table-cell table:style-name="ce2" table:formula="of:=IF([.BH67]=&quot;&quot;;&quot;&quot;;[.BH67]+[.BF127])">
            <text:p/>
          </table:table-cell>
          <table:table-cell table:style-name="ce2" table:formula="of:=IF([.BI67]=&quot;&quot;;&quot;&quot;;[.BI67]+[.BG127])">
            <text:p/>
          </table:table-cell>
          <table:table-cell table:style-name="ce2" table:formula="of:=IF([.BJ67]=&quot;&quot;;&quot;&quot;;[.BJ67]+[.BH127])">
            <text:p/>
          </table:table-cell>
          <table:table-cell table:style-name="ce2" table:formula="of:=IF([.BK67]=&quot;&quot;;&quot;&quot;;[.BK67]+[.BI127])">
            <text:p/>
          </table:table-cell>
          <table:table-cell table:style-name="ce2" table:formula="of:=IF([.BL67]=&quot;&quot;;&quot;&quot;;[.BL67]+[.BJ127])">
            <text:p/>
          </table:table-cell>
          <table:table-cell table:style-name="ce2" table:formula="of:=IF([.BM67]=&quot;&quot;;&quot;&quot;;[.BM67]+[.BK127])">
            <text:p/>
          </table:table-cell>
          <table:table-cell table:style-name="ce2" table:formula="of:=IF([.BN67]=&quot;&quot;;&quot;&quot;;[.BN67]+[.BL127])">
            <text:p/>
          </table:table-cell>
          <table:table-cell table:style-name="ce2" table:formula="of:=IF([.BO67]=&quot;&quot;;&quot;&quot;;[.BO67]+[.BM127])">
            <text:p/>
          </table:table-cell>
          <table:table-cell table:style-name="ce2" table:formula="of:=IF([.BP67]=&quot;&quot;;&quot;&quot;;[.BP67]+[.BN127])">
            <text:p/>
          </table:table-cell>
          <table:table-cell table:style-name="ce2" table:formula="of:=IF([.BQ67]=&quot;&quot;;&quot;&quot;;[.BQ67]+[.BO127])">
            <text:p/>
          </table:table-cell>
          <table:table-cell table:style-name="ce2" table:formula="of:=IF([.BR67]=&quot;&quot;;&quot;&quot;;[.BR67]+[.BP127])">
            <text:p/>
          </table:table-cell>
          <table:table-cell table:style-name="ce2" table:formula="of:=IF([.BS67]=&quot;&quot;;&quot;&quot;;[.BS67]+[.BQ127])">
            <text:p/>
          </table:table-cell>
          <table:table-cell table:style-name="ce2" table:formula="of:=IF([.BT67]=&quot;&quot;;&quot;&quot;;[.BT67]+[.BR127])">
            <text:p/>
          </table:table-cell>
          <table:table-cell table:style-name="ce2" table:formula="of:=IF([.BU67]=&quot;&quot;;&quot;&quot;;[.BU67]+[.BS127])">
            <text:p/>
          </table:table-cell>
          <table:table-cell table:style-name="ce2" table:formula="of:=IF([.BV67]=&quot;&quot;;&quot;&quot;;[.BV67]+[.BT127])">
            <text:p/>
          </table:table-cell>
          <table:table-cell table:style-name="ce2" table:formula="of:=IF([.BW67]=&quot;&quot;;&quot;&quot;;[.BW67]+[.BU127])">
            <text:p/>
          </table:table-cell>
          <table:table-cell table:style-name="ce2" table:formula="of:=IF([.BX67]=&quot;&quot;;&quot;&quot;;[.BX67]+[.BV127])">
            <text:p/>
          </table:table-cell>
          <table:table-cell table:style-name="ce2" table:formula="of:=IF([.BY67]=&quot;&quot;;&quot;&quot;;[.BY67]+[.BW127])">
            <text:p/>
          </table:table-cell>
          <table:table-cell table:style-name="ce2" table:formula="of:=IF([.BZ67]=&quot;&quot;;&quot;&quot;;[.BZ67]+[.BX127])">
            <text:p/>
          </table:table-cell>
          <table:table-cell table:style-name="ce2" table:formula="of:=IF([.CA67]=&quot;&quot;;&quot;&quot;;[.CA67]+[.BY127])">
            <text:p/>
          </table:table-cell>
          <table:table-cell table:style-name="ce2" table:formula="of:=IF([.CB67]=&quot;&quot;;&quot;&quot;;[.CB67]+[.BZ127])">
            <text:p/>
          </table:table-cell>
          <table:table-cell table:style-name="ce2" table:formula="of:=IF([.CC67]=&quot;&quot;;&quot;&quot;;[.CC67]+[.CA127])">
            <text:p/>
          </table:table-cell>
          <table:table-cell table:style-name="ce2" table:formula="of:=IF([.CD67]=&quot;&quot;;&quot;&quot;;[.CD67]+[.CB127])">
            <text:p/>
          </table:table-cell>
          <table:table-cell table:style-name="ce2" table:formula="of:=IF([.CE67]=&quot;&quot;;&quot;&quot;;[.CE67]+[.CC127])">
            <text:p/>
          </table:table-cell>
          <table:table-cell table:style-name="ce2" table:formula="of:=IF([.CF67]=&quot;&quot;;&quot;&quot;;[.CF67]+[.CD127])">
            <text:p/>
          </table:table-cell>
          <table:table-cell table:style-name="ce2" table:formula="of:=IF([.CG67]=&quot;&quot;;&quot;&quot;;[.CG67]+[.CE127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8]=&quot;&quot;;&quot;&quot;;[.D68])" office:value-type="float" office:value="248.24708">
            <text:p>248.24708</text:p>
          </table:table-cell>
          <table:table-cell table:style-name="ce2" table:formula="of:=IF([.E68]=&quot;&quot;;&quot;&quot;;[.E68])" office:value-type="float" office:value="416.1835">
            <text:p>416.1835</text:p>
          </table:table-cell>
          <table:table-cell table:style-name="ce2" table:formula="of:=IF([.F68]=&quot;&quot;;&quot;&quot;;[.F68]+[.D128])" office:value-type="float" office:value="247.91441">
            <text:p>247.91441</text:p>
          </table:table-cell>
          <table:table-cell table:style-name="ce2" table:formula="of:=IF([.G68]=&quot;&quot;;&quot;&quot;;[.G68]+[.E128])" office:value-type="float" office:value="498.01127">
            <text:p>498.01127</text:p>
          </table:table-cell>
          <table:table-cell table:style-name="ce2" table:formula="of:=IF([.H68]=&quot;&quot;;&quot;&quot;;[.H68]+[.F128])" office:value-type="float" office:value="250.89886">
            <text:p>250.89886</text:p>
          </table:table-cell>
          <table:table-cell table:style-name="ce2" table:formula="of:=IF([.I68]=&quot;&quot;;&quot;&quot;;[.I68]+[.G128])" office:value-type="float" office:value="501.78145">
            <text:p>501.78145</text:p>
          </table:table-cell>
          <table:table-cell table:style-name="ce2" table:formula="of:=IF([.J68]=&quot;&quot;;&quot;&quot;;[.J68]+[.H128])" office:value-type="float" office:value="251.54315">
            <text:p>251.54315</text:p>
          </table:table-cell>
          <table:table-cell table:style-name="ce2" table:formula="of:=IF([.K68]=&quot;&quot;;&quot;&quot;;[.K68]+[.I128])" office:value-type="float" office:value="418.26983">
            <text:p>418.26983</text:p>
          </table:table-cell>
          <table:table-cell table:style-name="ce2" table:formula="of:=IF([.L68]=&quot;&quot;;&quot;&quot;;[.L68]+[.J128])">
            <text:p/>
          </table:table-cell>
          <table:table-cell table:style-name="ce2" table:formula="of:=IF([.M68]=&quot;&quot;;&quot;&quot;;[.M68]+[.K128])">
            <text:p/>
          </table:table-cell>
          <table:table-cell table:style-name="ce2" table:formula="of:=IF([.N68]=&quot;&quot;;&quot;&quot;;[.N68]+[.L128])">
            <text:p/>
          </table:table-cell>
          <table:table-cell table:style-name="ce2" table:formula="of:=IF([.O68]=&quot;&quot;;&quot;&quot;;[.O68]+[.M128])">
            <text:p/>
          </table:table-cell>
          <table:table-cell table:style-name="ce2" table:formula="of:=IF([.P68]=&quot;&quot;;&quot;&quot;;[.P68]+[.N128])">
            <text:p/>
          </table:table-cell>
          <table:table-cell table:style-name="ce2" table:formula="of:=IF([.Q68]=&quot;&quot;;&quot;&quot;;[.Q68]+[.O128])">
            <text:p/>
          </table:table-cell>
          <table:table-cell table:style-name="ce2" table:formula="of:=IF([.R68]=&quot;&quot;;&quot;&quot;;[.R68]+[.P128])">
            <text:p/>
          </table:table-cell>
          <table:table-cell table:style-name="ce2" table:formula="of:=IF([.S68]=&quot;&quot;;&quot;&quot;;[.S68]+[.Q128])">
            <text:p/>
          </table:table-cell>
          <table:table-cell table:style-name="ce2" table:formula="of:=IF([.T68]=&quot;&quot;;&quot;&quot;;[.T68]+[.R128])">
            <text:p/>
          </table:table-cell>
          <table:table-cell table:style-name="ce2" table:formula="of:=IF([.U68]=&quot;&quot;;&quot;&quot;;[.U68]+[.S128])">
            <text:p/>
          </table:table-cell>
          <table:table-cell table:style-name="ce2" table:formula="of:=IF([.V68]=&quot;&quot;;&quot;&quot;;[.V68]+[.T128])">
            <text:p/>
          </table:table-cell>
          <table:table-cell table:style-name="ce2" table:formula="of:=IF([.W68]=&quot;&quot;;&quot;&quot;;[.W68]+[.U128])">
            <text:p/>
          </table:table-cell>
          <table:table-cell table:style-name="ce2" table:formula="of:=IF([.X68]=&quot;&quot;;&quot;&quot;;[.X68]+[.V128])">
            <text:p/>
          </table:table-cell>
          <table:table-cell table:style-name="ce2" table:formula="of:=IF([.Y68]=&quot;&quot;;&quot;&quot;;[.Y68]+[.W128])">
            <text:p/>
          </table:table-cell>
          <table:table-cell table:style-name="ce2" table:formula="of:=IF([.Z68]=&quot;&quot;;&quot;&quot;;[.Z68]+[.X128])">
            <text:p/>
          </table:table-cell>
          <table:table-cell table:style-name="ce2" table:formula="of:=IF([.AA68]=&quot;&quot;;&quot;&quot;;[.AA68]+[.Y128])">
            <text:p/>
          </table:table-cell>
          <table:table-cell table:style-name="ce2" table:formula="of:=IF([.AB68]=&quot;&quot;;&quot;&quot;;[.AB68]+[.Z128])">
            <text:p/>
          </table:table-cell>
          <table:table-cell table:style-name="ce2" table:formula="of:=IF([.AC68]=&quot;&quot;;&quot;&quot;;[.AC68]+[.AA128])">
            <text:p/>
          </table:table-cell>
          <table:table-cell table:style-name="ce2" table:formula="of:=IF([.AD68]=&quot;&quot;;&quot;&quot;;[.AD68]+[.AB128])">
            <text:p/>
          </table:table-cell>
          <table:table-cell table:style-name="ce2" table:formula="of:=IF([.AE68]=&quot;&quot;;&quot;&quot;;[.AE68]+[.AC128])">
            <text:p/>
          </table:table-cell>
          <table:table-cell table:style-name="ce2" table:formula="of:=IF([.AF68]=&quot;&quot;;&quot;&quot;;[.AF68]+[.AD128])">
            <text:p/>
          </table:table-cell>
          <table:table-cell table:style-name="ce2" table:formula="of:=IF([.AG68]=&quot;&quot;;&quot;&quot;;[.AG68]+[.AE128])">
            <text:p/>
          </table:table-cell>
          <table:table-cell table:style-name="ce2" table:formula="of:=IF([.AH68]=&quot;&quot;;&quot;&quot;;[.AH68]+[.AF128])">
            <text:p/>
          </table:table-cell>
          <table:table-cell table:style-name="ce2" table:formula="of:=IF([.AI68]=&quot;&quot;;&quot;&quot;;[.AI68]+[.AG128])">
            <text:p/>
          </table:table-cell>
          <table:table-cell table:style-name="ce2" table:formula="of:=IF([.AJ68]=&quot;&quot;;&quot;&quot;;[.AJ68]+[.AH128])">
            <text:p/>
          </table:table-cell>
          <table:table-cell table:style-name="ce2" table:formula="of:=IF([.AK68]=&quot;&quot;;&quot;&quot;;[.AK68]+[.AI128])">
            <text:p/>
          </table:table-cell>
          <table:table-cell table:style-name="ce2" table:formula="of:=IF([.AL68]=&quot;&quot;;&quot;&quot;;[.AL68]+[.AJ128])">
            <text:p/>
          </table:table-cell>
          <table:table-cell table:style-name="ce2" table:formula="of:=IF([.AM68]=&quot;&quot;;&quot;&quot;;[.AM68]+[.AK128])">
            <text:p/>
          </table:table-cell>
          <table:table-cell table:style-name="ce2" table:formula="of:=IF([.AN68]=&quot;&quot;;&quot;&quot;;[.AN68]+[.AL128])">
            <text:p/>
          </table:table-cell>
          <table:table-cell table:style-name="ce2" table:formula="of:=IF([.AO68]=&quot;&quot;;&quot;&quot;;[.AO68]+[.AM128])">
            <text:p/>
          </table:table-cell>
          <table:table-cell table:style-name="ce2" table:formula="of:=IF([.AP68]=&quot;&quot;;&quot;&quot;;[.AP68]+[.AN128])">
            <text:p/>
          </table:table-cell>
          <table:table-cell table:style-name="ce2" table:formula="of:=IF([.AQ68]=&quot;&quot;;&quot;&quot;;[.AQ68]+[.AO128])">
            <text:p/>
          </table:table-cell>
          <table:table-cell table:style-name="ce2" table:formula="of:=IF([.AR68]=&quot;&quot;;&quot;&quot;;[.AR68]+[.AP128])">
            <text:p/>
          </table:table-cell>
          <table:table-cell table:style-name="ce2" table:formula="of:=IF([.AS68]=&quot;&quot;;&quot;&quot;;[.AS68]+[.AQ128])">
            <text:p/>
          </table:table-cell>
          <table:table-cell table:style-name="ce2" table:formula="of:=IF([.AT68]=&quot;&quot;;&quot;&quot;;[.AT68]+[.AR128])">
            <text:p/>
          </table:table-cell>
          <table:table-cell table:style-name="ce2" table:formula="of:=IF([.AU68]=&quot;&quot;;&quot;&quot;;[.AU68]+[.AS128])">
            <text:p/>
          </table:table-cell>
          <table:table-cell table:style-name="ce2" table:formula="of:=IF([.AV68]=&quot;&quot;;&quot;&quot;;[.AV68]+[.AT128])">
            <text:p/>
          </table:table-cell>
          <table:table-cell table:style-name="ce2" table:formula="of:=IF([.AW68]=&quot;&quot;;&quot;&quot;;[.AW68]+[.AU128])">
            <text:p/>
          </table:table-cell>
          <table:table-cell table:style-name="ce2" table:formula="of:=IF([.AX68]=&quot;&quot;;&quot;&quot;;[.AX68]+[.AV128])">
            <text:p/>
          </table:table-cell>
          <table:table-cell table:style-name="ce2" table:formula="of:=IF([.AY68]=&quot;&quot;;&quot;&quot;;[.AY68]+[.AW128])">
            <text:p/>
          </table:table-cell>
          <table:table-cell table:style-name="ce2" table:formula="of:=IF([.AZ68]=&quot;&quot;;&quot;&quot;;[.AZ68]+[.AX128])">
            <text:p/>
          </table:table-cell>
          <table:table-cell table:style-name="ce2" table:formula="of:=IF([.BA68]=&quot;&quot;;&quot;&quot;;[.BA68]+[.AY128])">
            <text:p/>
          </table:table-cell>
          <table:table-cell table:style-name="ce2" table:formula="of:=IF([.BB68]=&quot;&quot;;&quot;&quot;;[.BB68]+[.AZ128])">
            <text:p/>
          </table:table-cell>
          <table:table-cell table:style-name="ce2" table:formula="of:=IF([.BC68]=&quot;&quot;;&quot;&quot;;[.BC68]+[.BA128])">
            <text:p/>
          </table:table-cell>
          <table:table-cell table:style-name="ce2" table:formula="of:=IF([.BD68]=&quot;&quot;;&quot;&quot;;[.BD68]+[.BB128])">
            <text:p/>
          </table:table-cell>
          <table:table-cell table:style-name="ce2" table:formula="of:=IF([.BE68]=&quot;&quot;;&quot;&quot;;[.BE68]+[.BC128])">
            <text:p/>
          </table:table-cell>
          <table:table-cell table:style-name="ce2" table:formula="of:=IF([.BF68]=&quot;&quot;;&quot;&quot;;[.BF68]+[.BD128])">
            <text:p/>
          </table:table-cell>
          <table:table-cell table:style-name="ce2" table:formula="of:=IF([.BG68]=&quot;&quot;;&quot;&quot;;[.BG68]+[.BE128])">
            <text:p/>
          </table:table-cell>
          <table:table-cell table:style-name="ce2" table:formula="of:=IF([.BH68]=&quot;&quot;;&quot;&quot;;[.BH68]+[.BF128])">
            <text:p/>
          </table:table-cell>
          <table:table-cell table:style-name="ce2" table:formula="of:=IF([.BI68]=&quot;&quot;;&quot;&quot;;[.BI68]+[.BG128])">
            <text:p/>
          </table:table-cell>
          <table:table-cell table:style-name="ce2" table:formula="of:=IF([.BJ68]=&quot;&quot;;&quot;&quot;;[.BJ68]+[.BH128])">
            <text:p/>
          </table:table-cell>
          <table:table-cell table:style-name="ce2" table:formula="of:=IF([.BK68]=&quot;&quot;;&quot;&quot;;[.BK68]+[.BI128])">
            <text:p/>
          </table:table-cell>
          <table:table-cell table:style-name="ce2" table:formula="of:=IF([.BL68]=&quot;&quot;;&quot;&quot;;[.BL68]+[.BJ128])">
            <text:p/>
          </table:table-cell>
          <table:table-cell table:style-name="ce2" table:formula="of:=IF([.BM68]=&quot;&quot;;&quot;&quot;;[.BM68]+[.BK128])">
            <text:p/>
          </table:table-cell>
          <table:table-cell table:style-name="ce2" table:formula="of:=IF([.BN68]=&quot;&quot;;&quot;&quot;;[.BN68]+[.BL128])">
            <text:p/>
          </table:table-cell>
          <table:table-cell table:style-name="ce2" table:formula="of:=IF([.BO68]=&quot;&quot;;&quot;&quot;;[.BO68]+[.BM128])">
            <text:p/>
          </table:table-cell>
          <table:table-cell table:style-name="ce2" table:formula="of:=IF([.BP68]=&quot;&quot;;&quot;&quot;;[.BP68]+[.BN128])">
            <text:p/>
          </table:table-cell>
          <table:table-cell table:style-name="ce2" table:formula="of:=IF([.BQ68]=&quot;&quot;;&quot;&quot;;[.BQ68]+[.BO128])">
            <text:p/>
          </table:table-cell>
          <table:table-cell table:style-name="ce2" table:formula="of:=IF([.BR68]=&quot;&quot;;&quot;&quot;;[.BR68]+[.BP128])">
            <text:p/>
          </table:table-cell>
          <table:table-cell table:style-name="ce2" table:formula="of:=IF([.BS68]=&quot;&quot;;&quot;&quot;;[.BS68]+[.BQ128])">
            <text:p/>
          </table:table-cell>
          <table:table-cell table:style-name="ce2" table:formula="of:=IF([.BT68]=&quot;&quot;;&quot;&quot;;[.BT68]+[.BR128])">
            <text:p/>
          </table:table-cell>
          <table:table-cell table:style-name="ce2" table:formula="of:=IF([.BU68]=&quot;&quot;;&quot;&quot;;[.BU68]+[.BS128])">
            <text:p/>
          </table:table-cell>
          <table:table-cell table:style-name="ce2" table:formula="of:=IF([.BV68]=&quot;&quot;;&quot;&quot;;[.BV68]+[.BT128])">
            <text:p/>
          </table:table-cell>
          <table:table-cell table:style-name="ce2" table:formula="of:=IF([.BW68]=&quot;&quot;;&quot;&quot;;[.BW68]+[.BU128])">
            <text:p/>
          </table:table-cell>
          <table:table-cell table:style-name="ce2" table:formula="of:=IF([.BX68]=&quot;&quot;;&quot;&quot;;[.BX68]+[.BV128])">
            <text:p/>
          </table:table-cell>
          <table:table-cell table:style-name="ce2" table:formula="of:=IF([.BY68]=&quot;&quot;;&quot;&quot;;[.BY68]+[.BW128])">
            <text:p/>
          </table:table-cell>
          <table:table-cell table:style-name="ce2" table:formula="of:=IF([.BZ68]=&quot;&quot;;&quot;&quot;;[.BZ68]+[.BX128])">
            <text:p/>
          </table:table-cell>
          <table:table-cell table:style-name="ce2" table:formula="of:=IF([.CA68]=&quot;&quot;;&quot;&quot;;[.CA68]+[.BY128])">
            <text:p/>
          </table:table-cell>
          <table:table-cell table:style-name="ce2" table:formula="of:=IF([.CB68]=&quot;&quot;;&quot;&quot;;[.CB68]+[.BZ128])">
            <text:p/>
          </table:table-cell>
          <table:table-cell table:style-name="ce2" table:formula="of:=IF([.CC68]=&quot;&quot;;&quot;&quot;;[.CC68]+[.CA128])">
            <text:p/>
          </table:table-cell>
          <table:table-cell table:style-name="ce2" table:formula="of:=IF([.CD68]=&quot;&quot;;&quot;&quot;;[.CD68]+[.CB128])">
            <text:p/>
          </table:table-cell>
          <table:table-cell table:style-name="ce2" table:formula="of:=IF([.CE68]=&quot;&quot;;&quot;&quot;;[.CE68]+[.CC128])">
            <text:p/>
          </table:table-cell>
          <table:table-cell table:style-name="ce2" table:formula="of:=IF([.CF68]=&quot;&quot;;&quot;&quot;;[.CF68]+[.CD128])">
            <text:p/>
          </table:table-cell>
          <table:table-cell table:style-name="ce2" table:formula="of:=IF([.CG68]=&quot;&quot;;&quot;&quot;;[.CG68]+[.CE128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69]=&quot;&quot;;&quot;&quot;;[.D69])" office:value-type="float" office:value="263.14479">
            <text:p>263.14479</text:p>
          </table:table-cell>
          <table:table-cell table:style-name="ce2" table:formula="of:=IF([.E69]=&quot;&quot;;&quot;&quot;;[.E69])" office:value-type="float" office:value="424.31522">
            <text:p>424.31522</text:p>
          </table:table-cell>
          <table:table-cell table:style-name="ce2" table:formula="of:=IF([.F69]=&quot;&quot;;&quot;&quot;;[.F69]+[.D129])" office:value-type="float" office:value="261.92823">
            <text:p>261.92823</text:p>
          </table:table-cell>
          <table:table-cell table:style-name="ce2" table:formula="of:=IF([.G69]=&quot;&quot;;&quot;&quot;;[.G69]+[.E129])" office:value-type="float" office:value="519.93157">
            <text:p>519.93157</text:p>
          </table:table-cell>
          <table:table-cell table:style-name="ce2" table:formula="of:=IF([.H69]=&quot;&quot;;&quot;&quot;;[.H69]+[.F129])" office:value-type="float" office:value="267.38756">
            <text:p>267.38756</text:p>
          </table:table-cell>
          <table:table-cell table:style-name="ce2" table:formula="of:=IF([.I69]=&quot;&quot;;&quot;&quot;;[.I69]+[.G129])" office:value-type="float" office:value="525.6463">
            <text:p>525.6463</text:p>
          </table:table-cell>
          <table:table-cell table:style-name="ce2" table:formula="of:=IF([.J69]=&quot;&quot;;&quot;&quot;;[.J69]+[.H129])" office:value-type="float" office:value="267.85508">
            <text:p>267.85508</text:p>
          </table:table-cell>
          <table:table-cell table:style-name="ce2" table:formula="of:=IF([.K69]=&quot;&quot;;&quot;&quot;;[.K69]+[.I129])" office:value-type="float" office:value="427.28544">
            <text:p>427.28544</text:p>
          </table:table-cell>
          <table:table-cell table:style-name="ce2" table:formula="of:=IF([.L69]=&quot;&quot;;&quot;&quot;;[.L69]+[.J129])">
            <text:p/>
          </table:table-cell>
          <table:table-cell table:style-name="ce2" table:formula="of:=IF([.M69]=&quot;&quot;;&quot;&quot;;[.M69]+[.K129])">
            <text:p/>
          </table:table-cell>
          <table:table-cell table:style-name="ce2" table:formula="of:=IF([.N69]=&quot;&quot;;&quot;&quot;;[.N69]+[.L129])">
            <text:p/>
          </table:table-cell>
          <table:table-cell table:style-name="ce2" table:formula="of:=IF([.O69]=&quot;&quot;;&quot;&quot;;[.O69]+[.M129])">
            <text:p/>
          </table:table-cell>
          <table:table-cell table:style-name="ce2" table:formula="of:=IF([.P69]=&quot;&quot;;&quot;&quot;;[.P69]+[.N129])">
            <text:p/>
          </table:table-cell>
          <table:table-cell table:style-name="ce2" table:formula="of:=IF([.Q69]=&quot;&quot;;&quot;&quot;;[.Q69]+[.O129])">
            <text:p/>
          </table:table-cell>
          <table:table-cell table:style-name="ce2" table:formula="of:=IF([.R69]=&quot;&quot;;&quot;&quot;;[.R69]+[.P129])">
            <text:p/>
          </table:table-cell>
          <table:table-cell table:style-name="ce2" table:formula="of:=IF([.S69]=&quot;&quot;;&quot;&quot;;[.S69]+[.Q129])">
            <text:p/>
          </table:table-cell>
          <table:table-cell table:style-name="ce2" table:formula="of:=IF([.T69]=&quot;&quot;;&quot;&quot;;[.T69]+[.R129])">
            <text:p/>
          </table:table-cell>
          <table:table-cell table:style-name="ce2" table:formula="of:=IF([.U69]=&quot;&quot;;&quot;&quot;;[.U69]+[.S129])">
            <text:p/>
          </table:table-cell>
          <table:table-cell table:style-name="ce2" table:formula="of:=IF([.V69]=&quot;&quot;;&quot;&quot;;[.V69]+[.T129])">
            <text:p/>
          </table:table-cell>
          <table:table-cell table:style-name="ce2" table:formula="of:=IF([.W69]=&quot;&quot;;&quot;&quot;;[.W69]+[.U129])">
            <text:p/>
          </table:table-cell>
          <table:table-cell table:style-name="ce2" table:formula="of:=IF([.X69]=&quot;&quot;;&quot;&quot;;[.X69]+[.V129])">
            <text:p/>
          </table:table-cell>
          <table:table-cell table:style-name="ce2" table:formula="of:=IF([.Y69]=&quot;&quot;;&quot;&quot;;[.Y69]+[.W129])">
            <text:p/>
          </table:table-cell>
          <table:table-cell table:style-name="ce2" table:formula="of:=IF([.Z69]=&quot;&quot;;&quot;&quot;;[.Z69]+[.X129])">
            <text:p/>
          </table:table-cell>
          <table:table-cell table:style-name="ce2" table:formula="of:=IF([.AA69]=&quot;&quot;;&quot;&quot;;[.AA69]+[.Y129])">
            <text:p/>
          </table:table-cell>
          <table:table-cell table:style-name="ce2" table:formula="of:=IF([.AB69]=&quot;&quot;;&quot;&quot;;[.AB69]+[.Z129])">
            <text:p/>
          </table:table-cell>
          <table:table-cell table:style-name="ce2" table:formula="of:=IF([.AC69]=&quot;&quot;;&quot;&quot;;[.AC69]+[.AA129])">
            <text:p/>
          </table:table-cell>
          <table:table-cell table:style-name="ce2" table:formula="of:=IF([.AD69]=&quot;&quot;;&quot;&quot;;[.AD69]+[.AB129])">
            <text:p/>
          </table:table-cell>
          <table:table-cell table:style-name="ce2" table:formula="of:=IF([.AE69]=&quot;&quot;;&quot;&quot;;[.AE69]+[.AC129])">
            <text:p/>
          </table:table-cell>
          <table:table-cell table:style-name="ce2" table:formula="of:=IF([.AF69]=&quot;&quot;;&quot;&quot;;[.AF69]+[.AD129])">
            <text:p/>
          </table:table-cell>
          <table:table-cell table:style-name="ce2" table:formula="of:=IF([.AG69]=&quot;&quot;;&quot;&quot;;[.AG69]+[.AE129])">
            <text:p/>
          </table:table-cell>
          <table:table-cell table:style-name="ce2" table:formula="of:=IF([.AH69]=&quot;&quot;;&quot;&quot;;[.AH69]+[.AF129])">
            <text:p/>
          </table:table-cell>
          <table:table-cell table:style-name="ce2" table:formula="of:=IF([.AI69]=&quot;&quot;;&quot;&quot;;[.AI69]+[.AG129])">
            <text:p/>
          </table:table-cell>
          <table:table-cell table:style-name="ce2" table:formula="of:=IF([.AJ69]=&quot;&quot;;&quot;&quot;;[.AJ69]+[.AH129])">
            <text:p/>
          </table:table-cell>
          <table:table-cell table:style-name="ce2" table:formula="of:=IF([.AK69]=&quot;&quot;;&quot;&quot;;[.AK69]+[.AI129])">
            <text:p/>
          </table:table-cell>
          <table:table-cell table:style-name="ce2" table:formula="of:=IF([.AL69]=&quot;&quot;;&quot;&quot;;[.AL69]+[.AJ129])">
            <text:p/>
          </table:table-cell>
          <table:table-cell table:style-name="ce2" table:formula="of:=IF([.AM69]=&quot;&quot;;&quot;&quot;;[.AM69]+[.AK129])">
            <text:p/>
          </table:table-cell>
          <table:table-cell table:style-name="ce2" table:formula="of:=IF([.AN69]=&quot;&quot;;&quot;&quot;;[.AN69]+[.AL129])">
            <text:p/>
          </table:table-cell>
          <table:table-cell table:style-name="ce2" table:formula="of:=IF([.AO69]=&quot;&quot;;&quot;&quot;;[.AO69]+[.AM129])">
            <text:p/>
          </table:table-cell>
          <table:table-cell table:style-name="ce2" table:formula="of:=IF([.AP69]=&quot;&quot;;&quot;&quot;;[.AP69]+[.AN129])">
            <text:p/>
          </table:table-cell>
          <table:table-cell table:style-name="ce2" table:formula="of:=IF([.AQ69]=&quot;&quot;;&quot;&quot;;[.AQ69]+[.AO129])">
            <text:p/>
          </table:table-cell>
          <table:table-cell table:style-name="ce2" table:formula="of:=IF([.AR69]=&quot;&quot;;&quot;&quot;;[.AR69]+[.AP129])">
            <text:p/>
          </table:table-cell>
          <table:table-cell table:style-name="ce2" table:formula="of:=IF([.AS69]=&quot;&quot;;&quot;&quot;;[.AS69]+[.AQ129])">
            <text:p/>
          </table:table-cell>
          <table:table-cell table:style-name="ce2" table:formula="of:=IF([.AT69]=&quot;&quot;;&quot;&quot;;[.AT69]+[.AR129])">
            <text:p/>
          </table:table-cell>
          <table:table-cell table:style-name="ce2" table:formula="of:=IF([.AU69]=&quot;&quot;;&quot;&quot;;[.AU69]+[.AS129])">
            <text:p/>
          </table:table-cell>
          <table:table-cell table:style-name="ce2" table:formula="of:=IF([.AV69]=&quot;&quot;;&quot;&quot;;[.AV69]+[.AT129])">
            <text:p/>
          </table:table-cell>
          <table:table-cell table:style-name="ce2" table:formula="of:=IF([.AW69]=&quot;&quot;;&quot;&quot;;[.AW69]+[.AU129])">
            <text:p/>
          </table:table-cell>
          <table:table-cell table:style-name="ce2" table:formula="of:=IF([.AX69]=&quot;&quot;;&quot;&quot;;[.AX69]+[.AV129])">
            <text:p/>
          </table:table-cell>
          <table:table-cell table:style-name="ce2" table:formula="of:=IF([.AY69]=&quot;&quot;;&quot;&quot;;[.AY69]+[.AW129])">
            <text:p/>
          </table:table-cell>
          <table:table-cell table:style-name="ce2" table:formula="of:=IF([.AZ69]=&quot;&quot;;&quot;&quot;;[.AZ69]+[.AX129])">
            <text:p/>
          </table:table-cell>
          <table:table-cell table:style-name="ce2" table:formula="of:=IF([.BA69]=&quot;&quot;;&quot;&quot;;[.BA69]+[.AY129])">
            <text:p/>
          </table:table-cell>
          <table:table-cell table:style-name="ce2" table:formula="of:=IF([.BB69]=&quot;&quot;;&quot;&quot;;[.BB69]+[.AZ129])">
            <text:p/>
          </table:table-cell>
          <table:table-cell table:style-name="ce2" table:formula="of:=IF([.BC69]=&quot;&quot;;&quot;&quot;;[.BC69]+[.BA129])">
            <text:p/>
          </table:table-cell>
          <table:table-cell table:style-name="ce2" table:formula="of:=IF([.BD69]=&quot;&quot;;&quot;&quot;;[.BD69]+[.BB129])">
            <text:p/>
          </table:table-cell>
          <table:table-cell table:style-name="ce2" table:formula="of:=IF([.BE69]=&quot;&quot;;&quot;&quot;;[.BE69]+[.BC129])">
            <text:p/>
          </table:table-cell>
          <table:table-cell table:style-name="ce2" table:formula="of:=IF([.BF69]=&quot;&quot;;&quot;&quot;;[.BF69]+[.BD129])">
            <text:p/>
          </table:table-cell>
          <table:table-cell table:style-name="ce2" table:formula="of:=IF([.BG69]=&quot;&quot;;&quot;&quot;;[.BG69]+[.BE129])">
            <text:p/>
          </table:table-cell>
          <table:table-cell table:style-name="ce2" table:formula="of:=IF([.BH69]=&quot;&quot;;&quot;&quot;;[.BH69]+[.BF129])">
            <text:p/>
          </table:table-cell>
          <table:table-cell table:style-name="ce2" table:formula="of:=IF([.BI69]=&quot;&quot;;&quot;&quot;;[.BI69]+[.BG129])">
            <text:p/>
          </table:table-cell>
          <table:table-cell table:style-name="ce2" table:formula="of:=IF([.BJ69]=&quot;&quot;;&quot;&quot;;[.BJ69]+[.BH129])">
            <text:p/>
          </table:table-cell>
          <table:table-cell table:style-name="ce2" table:formula="of:=IF([.BK69]=&quot;&quot;;&quot;&quot;;[.BK69]+[.BI129])">
            <text:p/>
          </table:table-cell>
          <table:table-cell table:style-name="ce2" table:formula="of:=IF([.BL69]=&quot;&quot;;&quot;&quot;;[.BL69]+[.BJ129])">
            <text:p/>
          </table:table-cell>
          <table:table-cell table:style-name="ce2" table:formula="of:=IF([.BM69]=&quot;&quot;;&quot;&quot;;[.BM69]+[.BK129])">
            <text:p/>
          </table:table-cell>
          <table:table-cell table:style-name="ce2" table:formula="of:=IF([.BN69]=&quot;&quot;;&quot;&quot;;[.BN69]+[.BL129])">
            <text:p/>
          </table:table-cell>
          <table:table-cell table:style-name="ce2" table:formula="of:=IF([.BO69]=&quot;&quot;;&quot;&quot;;[.BO69]+[.BM129])">
            <text:p/>
          </table:table-cell>
          <table:table-cell table:style-name="ce2" table:formula="of:=IF([.BP69]=&quot;&quot;;&quot;&quot;;[.BP69]+[.BN129])">
            <text:p/>
          </table:table-cell>
          <table:table-cell table:style-name="ce2" table:formula="of:=IF([.BQ69]=&quot;&quot;;&quot;&quot;;[.BQ69]+[.BO129])">
            <text:p/>
          </table:table-cell>
          <table:table-cell table:style-name="ce2" table:formula="of:=IF([.BR69]=&quot;&quot;;&quot;&quot;;[.BR69]+[.BP129])">
            <text:p/>
          </table:table-cell>
          <table:table-cell table:style-name="ce2" table:formula="of:=IF([.BS69]=&quot;&quot;;&quot;&quot;;[.BS69]+[.BQ129])">
            <text:p/>
          </table:table-cell>
          <table:table-cell table:style-name="ce2" table:formula="of:=IF([.BT69]=&quot;&quot;;&quot;&quot;;[.BT69]+[.BR129])">
            <text:p/>
          </table:table-cell>
          <table:table-cell table:style-name="ce2" table:formula="of:=IF([.BU69]=&quot;&quot;;&quot;&quot;;[.BU69]+[.BS129])">
            <text:p/>
          </table:table-cell>
          <table:table-cell table:style-name="ce2" table:formula="of:=IF([.BV69]=&quot;&quot;;&quot;&quot;;[.BV69]+[.BT129])">
            <text:p/>
          </table:table-cell>
          <table:table-cell table:style-name="ce2" table:formula="of:=IF([.BW69]=&quot;&quot;;&quot;&quot;;[.BW69]+[.BU129])">
            <text:p/>
          </table:table-cell>
          <table:table-cell table:style-name="ce2" table:formula="of:=IF([.BX69]=&quot;&quot;;&quot;&quot;;[.BX69]+[.BV129])">
            <text:p/>
          </table:table-cell>
          <table:table-cell table:style-name="ce2" table:formula="of:=IF([.BY69]=&quot;&quot;;&quot;&quot;;[.BY69]+[.BW129])">
            <text:p/>
          </table:table-cell>
          <table:table-cell table:style-name="ce2" table:formula="of:=IF([.BZ69]=&quot;&quot;;&quot;&quot;;[.BZ69]+[.BX129])">
            <text:p/>
          </table:table-cell>
          <table:table-cell table:style-name="ce2" table:formula="of:=IF([.CA69]=&quot;&quot;;&quot;&quot;;[.CA69]+[.BY129])">
            <text:p/>
          </table:table-cell>
          <table:table-cell table:style-name="ce2" table:formula="of:=IF([.CB69]=&quot;&quot;;&quot;&quot;;[.CB69]+[.BZ129])">
            <text:p/>
          </table:table-cell>
          <table:table-cell table:style-name="ce2" table:formula="of:=IF([.CC69]=&quot;&quot;;&quot;&quot;;[.CC69]+[.CA129])">
            <text:p/>
          </table:table-cell>
          <table:table-cell table:style-name="ce2" table:formula="of:=IF([.CD69]=&quot;&quot;;&quot;&quot;;[.CD69]+[.CB129])">
            <text:p/>
          </table:table-cell>
          <table:table-cell table:style-name="ce2" table:formula="of:=IF([.CE69]=&quot;&quot;;&quot;&quot;;[.CE69]+[.CC129])">
            <text:p/>
          </table:table-cell>
          <table:table-cell table:style-name="ce2" table:formula="of:=IF([.CF69]=&quot;&quot;;&quot;&quot;;[.CF69]+[.CD129])">
            <text:p/>
          </table:table-cell>
          <table:table-cell table:style-name="ce2" table:formula="of:=IF([.CG69]=&quot;&quot;;&quot;&quot;;[.CG69]+[.CE129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0]=&quot;&quot;;&quot;&quot;;[.D70])">
            <text:p/>
          </table:table-cell>
          <table:table-cell table:style-name="ce2" table:formula="of:=IF([.E70]=&quot;&quot;;&quot;&quot;;[.E70])">
            <text:p/>
          </table:table-cell>
          <table:table-cell table:style-name="ce2" table:formula="of:=IF([.F70]=&quot;&quot;;&quot;&quot;;[.F70]+[.D130])">
            <text:p/>
          </table:table-cell>
          <table:table-cell table:style-name="ce2" table:formula="of:=IF([.G70]=&quot;&quot;;&quot;&quot;;[.G70]+[.E130])">
            <text:p/>
          </table:table-cell>
          <table:table-cell table:style-name="ce2" table:formula="of:=IF([.H70]=&quot;&quot;;&quot;&quot;;[.H70]+[.F130])">
            <text:p/>
          </table:table-cell>
          <table:table-cell table:style-name="ce2" table:formula="of:=IF([.I70]=&quot;&quot;;&quot;&quot;;[.I70]+[.G130])">
            <text:p/>
          </table:table-cell>
          <table:table-cell table:style-name="ce2" table:formula="of:=IF([.J70]=&quot;&quot;;&quot;&quot;;[.J70]+[.H130])">
            <text:p/>
          </table:table-cell>
          <table:table-cell table:style-name="ce2" table:formula="of:=IF([.K70]=&quot;&quot;;&quot;&quot;;[.K70]+[.I130])">
            <text:p/>
          </table:table-cell>
          <table:table-cell table:style-name="ce2" table:formula="of:=IF([.L70]=&quot;&quot;;&quot;&quot;;[.L70]+[.J130])">
            <text:p/>
          </table:table-cell>
          <table:table-cell table:style-name="ce2" table:formula="of:=IF([.M70]=&quot;&quot;;&quot;&quot;;[.M70]+[.K130])">
            <text:p/>
          </table:table-cell>
          <table:table-cell table:style-name="ce2" table:formula="of:=IF([.N70]=&quot;&quot;;&quot;&quot;;[.N70]+[.L130])">
            <text:p/>
          </table:table-cell>
          <table:table-cell table:style-name="ce2" table:formula="of:=IF([.O70]=&quot;&quot;;&quot;&quot;;[.O70]+[.M130])">
            <text:p/>
          </table:table-cell>
          <table:table-cell table:style-name="ce2" table:formula="of:=IF([.P70]=&quot;&quot;;&quot;&quot;;[.P70]+[.N130])">
            <text:p/>
          </table:table-cell>
          <table:table-cell table:style-name="ce2" table:formula="of:=IF([.Q70]=&quot;&quot;;&quot;&quot;;[.Q70]+[.O130])">
            <text:p/>
          </table:table-cell>
          <table:table-cell table:style-name="ce2" table:formula="of:=IF([.R70]=&quot;&quot;;&quot;&quot;;[.R70]+[.P130])">
            <text:p/>
          </table:table-cell>
          <table:table-cell table:style-name="ce2" table:formula="of:=IF([.S70]=&quot;&quot;;&quot;&quot;;[.S70]+[.Q130])">
            <text:p/>
          </table:table-cell>
          <table:table-cell table:style-name="ce2" table:formula="of:=IF([.T70]=&quot;&quot;;&quot;&quot;;[.T70]+[.R130])">
            <text:p/>
          </table:table-cell>
          <table:table-cell table:style-name="ce2" table:formula="of:=IF([.U70]=&quot;&quot;;&quot;&quot;;[.U70]+[.S130])">
            <text:p/>
          </table:table-cell>
          <table:table-cell table:style-name="ce2" table:formula="of:=IF([.V70]=&quot;&quot;;&quot;&quot;;[.V70]+[.T130])">
            <text:p/>
          </table:table-cell>
          <table:table-cell table:style-name="ce2" table:formula="of:=IF([.W70]=&quot;&quot;;&quot;&quot;;[.W70]+[.U130])">
            <text:p/>
          </table:table-cell>
          <table:table-cell table:style-name="ce2" table:formula="of:=IF([.X70]=&quot;&quot;;&quot;&quot;;[.X70]+[.V130])">
            <text:p/>
          </table:table-cell>
          <table:table-cell table:style-name="ce2" table:formula="of:=IF([.Y70]=&quot;&quot;;&quot;&quot;;[.Y70]+[.W130])">
            <text:p/>
          </table:table-cell>
          <table:table-cell table:style-name="ce2" table:formula="of:=IF([.Z70]=&quot;&quot;;&quot;&quot;;[.Z70]+[.X130])">
            <text:p/>
          </table:table-cell>
          <table:table-cell table:style-name="ce2" table:formula="of:=IF([.AA70]=&quot;&quot;;&quot;&quot;;[.AA70]+[.Y130])">
            <text:p/>
          </table:table-cell>
          <table:table-cell table:style-name="ce2" table:formula="of:=IF([.AB70]=&quot;&quot;;&quot;&quot;;[.AB70]+[.Z130])">
            <text:p/>
          </table:table-cell>
          <table:table-cell table:style-name="ce2" table:formula="of:=IF([.AC70]=&quot;&quot;;&quot;&quot;;[.AC70]+[.AA130])">
            <text:p/>
          </table:table-cell>
          <table:table-cell table:style-name="ce2" table:formula="of:=IF([.AD70]=&quot;&quot;;&quot;&quot;;[.AD70]+[.AB130])">
            <text:p/>
          </table:table-cell>
          <table:table-cell table:style-name="ce2" table:formula="of:=IF([.AE70]=&quot;&quot;;&quot;&quot;;[.AE70]+[.AC130])">
            <text:p/>
          </table:table-cell>
          <table:table-cell table:style-name="ce2" table:formula="of:=IF([.AF70]=&quot;&quot;;&quot;&quot;;[.AF70]+[.AD130])">
            <text:p/>
          </table:table-cell>
          <table:table-cell table:style-name="ce2" table:formula="of:=IF([.AG70]=&quot;&quot;;&quot;&quot;;[.AG70]+[.AE130])">
            <text:p/>
          </table:table-cell>
          <table:table-cell table:style-name="ce2" table:formula="of:=IF([.AH70]=&quot;&quot;;&quot;&quot;;[.AH70]+[.AF130])">
            <text:p/>
          </table:table-cell>
          <table:table-cell table:style-name="ce2" table:formula="of:=IF([.AI70]=&quot;&quot;;&quot;&quot;;[.AI70]+[.AG130])">
            <text:p/>
          </table:table-cell>
          <table:table-cell table:style-name="ce2" table:formula="of:=IF([.AJ70]=&quot;&quot;;&quot;&quot;;[.AJ70]+[.AH130])">
            <text:p/>
          </table:table-cell>
          <table:table-cell table:style-name="ce2" table:formula="of:=IF([.AK70]=&quot;&quot;;&quot;&quot;;[.AK70]+[.AI130])">
            <text:p/>
          </table:table-cell>
          <table:table-cell table:style-name="ce2" table:formula="of:=IF([.AL70]=&quot;&quot;;&quot;&quot;;[.AL70]+[.AJ130])">
            <text:p/>
          </table:table-cell>
          <table:table-cell table:style-name="ce2" table:formula="of:=IF([.AM70]=&quot;&quot;;&quot;&quot;;[.AM70]+[.AK130])">
            <text:p/>
          </table:table-cell>
          <table:table-cell table:style-name="ce2" table:formula="of:=IF([.AN70]=&quot;&quot;;&quot;&quot;;[.AN70]+[.AL130])">
            <text:p/>
          </table:table-cell>
          <table:table-cell table:style-name="ce2" table:formula="of:=IF([.AO70]=&quot;&quot;;&quot;&quot;;[.AO70]+[.AM130])">
            <text:p/>
          </table:table-cell>
          <table:table-cell table:style-name="ce2" table:formula="of:=IF([.AP70]=&quot;&quot;;&quot;&quot;;[.AP70]+[.AN130])">
            <text:p/>
          </table:table-cell>
          <table:table-cell table:style-name="ce2" table:formula="of:=IF([.AQ70]=&quot;&quot;;&quot;&quot;;[.AQ70]+[.AO130])">
            <text:p/>
          </table:table-cell>
          <table:table-cell table:style-name="ce2" table:formula="of:=IF([.AR70]=&quot;&quot;;&quot;&quot;;[.AR70]+[.AP130])">
            <text:p/>
          </table:table-cell>
          <table:table-cell table:style-name="ce2" table:formula="of:=IF([.AS70]=&quot;&quot;;&quot;&quot;;[.AS70]+[.AQ130])">
            <text:p/>
          </table:table-cell>
          <table:table-cell table:style-name="ce2" table:formula="of:=IF([.AT70]=&quot;&quot;;&quot;&quot;;[.AT70]+[.AR130])">
            <text:p/>
          </table:table-cell>
          <table:table-cell table:style-name="ce2" table:formula="of:=IF([.AU70]=&quot;&quot;;&quot;&quot;;[.AU70]+[.AS130])">
            <text:p/>
          </table:table-cell>
          <table:table-cell table:style-name="ce2" table:formula="of:=IF([.AV70]=&quot;&quot;;&quot;&quot;;[.AV70]+[.AT130])">
            <text:p/>
          </table:table-cell>
          <table:table-cell table:style-name="ce2" table:formula="of:=IF([.AW70]=&quot;&quot;;&quot;&quot;;[.AW70]+[.AU130])">
            <text:p/>
          </table:table-cell>
          <table:table-cell table:style-name="ce2" table:formula="of:=IF([.AX70]=&quot;&quot;;&quot;&quot;;[.AX70]+[.AV130])">
            <text:p/>
          </table:table-cell>
          <table:table-cell table:style-name="ce2" table:formula="of:=IF([.AY70]=&quot;&quot;;&quot;&quot;;[.AY70]+[.AW130])">
            <text:p/>
          </table:table-cell>
          <table:table-cell table:style-name="ce2" table:formula="of:=IF([.AZ70]=&quot;&quot;;&quot;&quot;;[.AZ70]+[.AX130])">
            <text:p/>
          </table:table-cell>
          <table:table-cell table:style-name="ce2" table:formula="of:=IF([.BA70]=&quot;&quot;;&quot;&quot;;[.BA70]+[.AY130])">
            <text:p/>
          </table:table-cell>
          <table:table-cell table:style-name="ce2" table:formula="of:=IF([.BB70]=&quot;&quot;;&quot;&quot;;[.BB70]+[.AZ130])">
            <text:p/>
          </table:table-cell>
          <table:table-cell table:style-name="ce2" table:formula="of:=IF([.BC70]=&quot;&quot;;&quot;&quot;;[.BC70]+[.BA130])">
            <text:p/>
          </table:table-cell>
          <table:table-cell table:style-name="ce2" table:formula="of:=IF([.BD70]=&quot;&quot;;&quot;&quot;;[.BD70]+[.BB130])">
            <text:p/>
          </table:table-cell>
          <table:table-cell table:style-name="ce2" table:formula="of:=IF([.BE70]=&quot;&quot;;&quot;&quot;;[.BE70]+[.BC130])">
            <text:p/>
          </table:table-cell>
          <table:table-cell table:style-name="ce2" table:formula="of:=IF([.BF70]=&quot;&quot;;&quot;&quot;;[.BF70]+[.BD130])">
            <text:p/>
          </table:table-cell>
          <table:table-cell table:style-name="ce2" table:formula="of:=IF([.BG70]=&quot;&quot;;&quot;&quot;;[.BG70]+[.BE130])">
            <text:p/>
          </table:table-cell>
          <table:table-cell table:style-name="ce2" table:formula="of:=IF([.BH70]=&quot;&quot;;&quot;&quot;;[.BH70]+[.BF130])">
            <text:p/>
          </table:table-cell>
          <table:table-cell table:style-name="ce2" table:formula="of:=IF([.BI70]=&quot;&quot;;&quot;&quot;;[.BI70]+[.BG130])">
            <text:p/>
          </table:table-cell>
          <table:table-cell table:style-name="ce2" table:formula="of:=IF([.BJ70]=&quot;&quot;;&quot;&quot;;[.BJ70]+[.BH130])">
            <text:p/>
          </table:table-cell>
          <table:table-cell table:style-name="ce2" table:formula="of:=IF([.BK70]=&quot;&quot;;&quot;&quot;;[.BK70]+[.BI130])">
            <text:p/>
          </table:table-cell>
          <table:table-cell table:style-name="ce2" table:formula="of:=IF([.BL70]=&quot;&quot;;&quot;&quot;;[.BL70]+[.BJ130])">
            <text:p/>
          </table:table-cell>
          <table:table-cell table:style-name="ce2" table:formula="of:=IF([.BM70]=&quot;&quot;;&quot;&quot;;[.BM70]+[.BK130])">
            <text:p/>
          </table:table-cell>
          <table:table-cell table:style-name="ce2" table:formula="of:=IF([.BN70]=&quot;&quot;;&quot;&quot;;[.BN70]+[.BL130])">
            <text:p/>
          </table:table-cell>
          <table:table-cell table:style-name="ce2" table:formula="of:=IF([.BO70]=&quot;&quot;;&quot;&quot;;[.BO70]+[.BM130])">
            <text:p/>
          </table:table-cell>
          <table:table-cell table:style-name="ce2" table:formula="of:=IF([.BP70]=&quot;&quot;;&quot;&quot;;[.BP70]+[.BN130])">
            <text:p/>
          </table:table-cell>
          <table:table-cell table:style-name="ce2" table:formula="of:=IF([.BQ70]=&quot;&quot;;&quot;&quot;;[.BQ70]+[.BO130])">
            <text:p/>
          </table:table-cell>
          <table:table-cell table:style-name="ce2" table:formula="of:=IF([.BR70]=&quot;&quot;;&quot;&quot;;[.BR70]+[.BP130])">
            <text:p/>
          </table:table-cell>
          <table:table-cell table:style-name="ce2" table:formula="of:=IF([.BS70]=&quot;&quot;;&quot;&quot;;[.BS70]+[.BQ130])">
            <text:p/>
          </table:table-cell>
          <table:table-cell table:style-name="ce2" table:formula="of:=IF([.BT70]=&quot;&quot;;&quot;&quot;;[.BT70]+[.BR130])">
            <text:p/>
          </table:table-cell>
          <table:table-cell table:style-name="ce2" table:formula="of:=IF([.BU70]=&quot;&quot;;&quot;&quot;;[.BU70]+[.BS130])">
            <text:p/>
          </table:table-cell>
          <table:table-cell table:style-name="ce2" table:formula="of:=IF([.BV70]=&quot;&quot;;&quot;&quot;;[.BV70]+[.BT130])">
            <text:p/>
          </table:table-cell>
          <table:table-cell table:style-name="ce2" table:formula="of:=IF([.BW70]=&quot;&quot;;&quot;&quot;;[.BW70]+[.BU130])">
            <text:p/>
          </table:table-cell>
          <table:table-cell table:style-name="ce2" table:formula="of:=IF([.BX70]=&quot;&quot;;&quot;&quot;;[.BX70]+[.BV130])">
            <text:p/>
          </table:table-cell>
          <table:table-cell table:style-name="ce2" table:formula="of:=IF([.BY70]=&quot;&quot;;&quot;&quot;;[.BY70]+[.BW130])">
            <text:p/>
          </table:table-cell>
          <table:table-cell table:style-name="ce2" table:formula="of:=IF([.BZ70]=&quot;&quot;;&quot;&quot;;[.BZ70]+[.BX130])">
            <text:p/>
          </table:table-cell>
          <table:table-cell table:style-name="ce2" table:formula="of:=IF([.CA70]=&quot;&quot;;&quot;&quot;;[.CA70]+[.BY130])">
            <text:p/>
          </table:table-cell>
          <table:table-cell table:style-name="ce2" table:formula="of:=IF([.CB70]=&quot;&quot;;&quot;&quot;;[.CB70]+[.BZ130])">
            <text:p/>
          </table:table-cell>
          <table:table-cell table:style-name="ce2" table:formula="of:=IF([.CC70]=&quot;&quot;;&quot;&quot;;[.CC70]+[.CA130])">
            <text:p/>
          </table:table-cell>
          <table:table-cell table:style-name="ce2" table:formula="of:=IF([.CD70]=&quot;&quot;;&quot;&quot;;[.CD70]+[.CB130])">
            <text:p/>
          </table:table-cell>
          <table:table-cell table:style-name="ce2" table:formula="of:=IF([.CE70]=&quot;&quot;;&quot;&quot;;[.CE70]+[.CC130])">
            <text:p/>
          </table:table-cell>
          <table:table-cell table:style-name="ce2" table:formula="of:=IF([.CF70]=&quot;&quot;;&quot;&quot;;[.CF70]+[.CD130])">
            <text:p/>
          </table:table-cell>
          <table:table-cell table:style-name="ce2" table:formula="of:=IF([.CG70]=&quot;&quot;;&quot;&quot;;[.CG70]+[.CE130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1]=&quot;&quot;;&quot;&quot;;[.D71])">
            <text:p/>
          </table:table-cell>
          <table:table-cell table:style-name="ce2" table:formula="of:=IF([.E71]=&quot;&quot;;&quot;&quot;;[.E71])">
            <text:p/>
          </table:table-cell>
          <table:table-cell table:style-name="ce2" table:formula="of:=IF([.F71]=&quot;&quot;;&quot;&quot;;[.F71]+[.D131])">
            <text:p/>
          </table:table-cell>
          <table:table-cell table:style-name="ce2" table:formula="of:=IF([.G71]=&quot;&quot;;&quot;&quot;;[.G71]+[.E131])">
            <text:p/>
          </table:table-cell>
          <table:table-cell table:style-name="ce2" table:formula="of:=IF([.H71]=&quot;&quot;;&quot;&quot;;[.H71]+[.F131])">
            <text:p/>
          </table:table-cell>
          <table:table-cell table:style-name="ce2" table:formula="of:=IF([.I71]=&quot;&quot;;&quot;&quot;;[.I71]+[.G131])">
            <text:p/>
          </table:table-cell>
          <table:table-cell table:style-name="ce2" table:formula="of:=IF([.J71]=&quot;&quot;;&quot;&quot;;[.J71]+[.H131])">
            <text:p/>
          </table:table-cell>
          <table:table-cell table:style-name="ce2" table:formula="of:=IF([.K71]=&quot;&quot;;&quot;&quot;;[.K71]+[.I131])">
            <text:p/>
          </table:table-cell>
          <table:table-cell table:style-name="ce2" table:formula="of:=IF([.L71]=&quot;&quot;;&quot;&quot;;[.L71]+[.J131])">
            <text:p/>
          </table:table-cell>
          <table:table-cell table:style-name="ce2" table:formula="of:=IF([.M71]=&quot;&quot;;&quot;&quot;;[.M71]+[.K131])">
            <text:p/>
          </table:table-cell>
          <table:table-cell table:style-name="ce2" table:formula="of:=IF([.N71]=&quot;&quot;;&quot;&quot;;[.N71]+[.L131])">
            <text:p/>
          </table:table-cell>
          <table:table-cell table:style-name="ce2" table:formula="of:=IF([.O71]=&quot;&quot;;&quot;&quot;;[.O71]+[.M131])">
            <text:p/>
          </table:table-cell>
          <table:table-cell table:style-name="ce2" table:formula="of:=IF([.P71]=&quot;&quot;;&quot;&quot;;[.P71]+[.N131])">
            <text:p/>
          </table:table-cell>
          <table:table-cell table:style-name="ce2" table:formula="of:=IF([.Q71]=&quot;&quot;;&quot;&quot;;[.Q71]+[.O131])">
            <text:p/>
          </table:table-cell>
          <table:table-cell table:style-name="ce2" table:formula="of:=IF([.R71]=&quot;&quot;;&quot;&quot;;[.R71]+[.P131])">
            <text:p/>
          </table:table-cell>
          <table:table-cell table:style-name="ce2" table:formula="of:=IF([.S71]=&quot;&quot;;&quot;&quot;;[.S71]+[.Q131])">
            <text:p/>
          </table:table-cell>
          <table:table-cell table:style-name="ce2" table:formula="of:=IF([.T71]=&quot;&quot;;&quot;&quot;;[.T71]+[.R131])">
            <text:p/>
          </table:table-cell>
          <table:table-cell table:style-name="ce2" table:formula="of:=IF([.U71]=&quot;&quot;;&quot;&quot;;[.U71]+[.S131])">
            <text:p/>
          </table:table-cell>
          <table:table-cell table:style-name="ce2" table:formula="of:=IF([.V71]=&quot;&quot;;&quot;&quot;;[.V71]+[.T131])">
            <text:p/>
          </table:table-cell>
          <table:table-cell table:style-name="ce2" table:formula="of:=IF([.W71]=&quot;&quot;;&quot;&quot;;[.W71]+[.U131])">
            <text:p/>
          </table:table-cell>
          <table:table-cell table:style-name="ce2" table:formula="of:=IF([.X71]=&quot;&quot;;&quot;&quot;;[.X71]+[.V131])">
            <text:p/>
          </table:table-cell>
          <table:table-cell table:style-name="ce2" table:formula="of:=IF([.Y71]=&quot;&quot;;&quot;&quot;;[.Y71]+[.W131])">
            <text:p/>
          </table:table-cell>
          <table:table-cell table:style-name="ce2" table:formula="of:=IF([.Z71]=&quot;&quot;;&quot;&quot;;[.Z71]+[.X131])">
            <text:p/>
          </table:table-cell>
          <table:table-cell table:style-name="ce2" table:formula="of:=IF([.AA71]=&quot;&quot;;&quot;&quot;;[.AA71]+[.Y131])">
            <text:p/>
          </table:table-cell>
          <table:table-cell table:style-name="ce2" table:formula="of:=IF([.AB71]=&quot;&quot;;&quot;&quot;;[.AB71]+[.Z131])">
            <text:p/>
          </table:table-cell>
          <table:table-cell table:style-name="ce2" table:formula="of:=IF([.AC71]=&quot;&quot;;&quot;&quot;;[.AC71]+[.AA131])">
            <text:p/>
          </table:table-cell>
          <table:table-cell table:style-name="ce2" table:formula="of:=IF([.AD71]=&quot;&quot;;&quot;&quot;;[.AD71]+[.AB131])">
            <text:p/>
          </table:table-cell>
          <table:table-cell table:style-name="ce2" table:formula="of:=IF([.AE71]=&quot;&quot;;&quot;&quot;;[.AE71]+[.AC131])">
            <text:p/>
          </table:table-cell>
          <table:table-cell table:style-name="ce2" table:formula="of:=IF([.AF71]=&quot;&quot;;&quot;&quot;;[.AF71]+[.AD131])">
            <text:p/>
          </table:table-cell>
          <table:table-cell table:style-name="ce2" table:formula="of:=IF([.AG71]=&quot;&quot;;&quot;&quot;;[.AG71]+[.AE131])">
            <text:p/>
          </table:table-cell>
          <table:table-cell table:style-name="ce2" table:formula="of:=IF([.AH71]=&quot;&quot;;&quot;&quot;;[.AH71]+[.AF131])">
            <text:p/>
          </table:table-cell>
          <table:table-cell table:style-name="ce2" table:formula="of:=IF([.AI71]=&quot;&quot;;&quot;&quot;;[.AI71]+[.AG131])">
            <text:p/>
          </table:table-cell>
          <table:table-cell table:style-name="ce2" table:formula="of:=IF([.AJ71]=&quot;&quot;;&quot;&quot;;[.AJ71]+[.AH131])">
            <text:p/>
          </table:table-cell>
          <table:table-cell table:style-name="ce2" table:formula="of:=IF([.AK71]=&quot;&quot;;&quot;&quot;;[.AK71]+[.AI131])">
            <text:p/>
          </table:table-cell>
          <table:table-cell table:style-name="ce2" table:formula="of:=IF([.AL71]=&quot;&quot;;&quot;&quot;;[.AL71]+[.AJ131])">
            <text:p/>
          </table:table-cell>
          <table:table-cell table:style-name="ce2" table:formula="of:=IF([.AM71]=&quot;&quot;;&quot;&quot;;[.AM71]+[.AK131])">
            <text:p/>
          </table:table-cell>
          <table:table-cell table:style-name="ce2" table:formula="of:=IF([.AN71]=&quot;&quot;;&quot;&quot;;[.AN71]+[.AL131])">
            <text:p/>
          </table:table-cell>
          <table:table-cell table:style-name="ce2" table:formula="of:=IF([.AO71]=&quot;&quot;;&quot;&quot;;[.AO71]+[.AM131])">
            <text:p/>
          </table:table-cell>
          <table:table-cell table:style-name="ce2" table:formula="of:=IF([.AP71]=&quot;&quot;;&quot;&quot;;[.AP71]+[.AN131])">
            <text:p/>
          </table:table-cell>
          <table:table-cell table:style-name="ce2" table:formula="of:=IF([.AQ71]=&quot;&quot;;&quot;&quot;;[.AQ71]+[.AO131])">
            <text:p/>
          </table:table-cell>
          <table:table-cell table:style-name="ce2" table:formula="of:=IF([.AR71]=&quot;&quot;;&quot;&quot;;[.AR71]+[.AP131])">
            <text:p/>
          </table:table-cell>
          <table:table-cell table:style-name="ce2" table:formula="of:=IF([.AS71]=&quot;&quot;;&quot;&quot;;[.AS71]+[.AQ131])">
            <text:p/>
          </table:table-cell>
          <table:table-cell table:style-name="ce2" table:formula="of:=IF([.AT71]=&quot;&quot;;&quot;&quot;;[.AT71]+[.AR131])">
            <text:p/>
          </table:table-cell>
          <table:table-cell table:style-name="ce2" table:formula="of:=IF([.AU71]=&quot;&quot;;&quot;&quot;;[.AU71]+[.AS131])">
            <text:p/>
          </table:table-cell>
          <table:table-cell table:style-name="ce2" table:formula="of:=IF([.AV71]=&quot;&quot;;&quot;&quot;;[.AV71]+[.AT131])">
            <text:p/>
          </table:table-cell>
          <table:table-cell table:style-name="ce2" table:formula="of:=IF([.AW71]=&quot;&quot;;&quot;&quot;;[.AW71]+[.AU131])">
            <text:p/>
          </table:table-cell>
          <table:table-cell table:style-name="ce2" table:formula="of:=IF([.AX71]=&quot;&quot;;&quot;&quot;;[.AX71]+[.AV131])">
            <text:p/>
          </table:table-cell>
          <table:table-cell table:style-name="ce2" table:formula="of:=IF([.AY71]=&quot;&quot;;&quot;&quot;;[.AY71]+[.AW131])">
            <text:p/>
          </table:table-cell>
          <table:table-cell table:style-name="ce2" table:formula="of:=IF([.AZ71]=&quot;&quot;;&quot;&quot;;[.AZ71]+[.AX131])">
            <text:p/>
          </table:table-cell>
          <table:table-cell table:style-name="ce2" table:formula="of:=IF([.BA71]=&quot;&quot;;&quot;&quot;;[.BA71]+[.AY131])">
            <text:p/>
          </table:table-cell>
          <table:table-cell table:style-name="ce2" table:formula="of:=IF([.BB71]=&quot;&quot;;&quot;&quot;;[.BB71]+[.AZ131])">
            <text:p/>
          </table:table-cell>
          <table:table-cell table:style-name="ce2" table:formula="of:=IF([.BC71]=&quot;&quot;;&quot;&quot;;[.BC71]+[.BA131])">
            <text:p/>
          </table:table-cell>
          <table:table-cell table:style-name="ce2" table:formula="of:=IF([.BD71]=&quot;&quot;;&quot;&quot;;[.BD71]+[.BB131])">
            <text:p/>
          </table:table-cell>
          <table:table-cell table:style-name="ce2" table:formula="of:=IF([.BE71]=&quot;&quot;;&quot;&quot;;[.BE71]+[.BC131])">
            <text:p/>
          </table:table-cell>
          <table:table-cell table:style-name="ce2" table:formula="of:=IF([.BF71]=&quot;&quot;;&quot;&quot;;[.BF71]+[.BD131])">
            <text:p/>
          </table:table-cell>
          <table:table-cell table:style-name="ce2" table:formula="of:=IF([.BG71]=&quot;&quot;;&quot;&quot;;[.BG71]+[.BE131])">
            <text:p/>
          </table:table-cell>
          <table:table-cell table:style-name="ce2" table:formula="of:=IF([.BH71]=&quot;&quot;;&quot;&quot;;[.BH71]+[.BF131])">
            <text:p/>
          </table:table-cell>
          <table:table-cell table:style-name="ce2" table:formula="of:=IF([.BI71]=&quot;&quot;;&quot;&quot;;[.BI71]+[.BG131])">
            <text:p/>
          </table:table-cell>
          <table:table-cell table:style-name="ce2" table:formula="of:=IF([.BJ71]=&quot;&quot;;&quot;&quot;;[.BJ71]+[.BH131])">
            <text:p/>
          </table:table-cell>
          <table:table-cell table:style-name="ce2" table:formula="of:=IF([.BK71]=&quot;&quot;;&quot;&quot;;[.BK71]+[.BI131])">
            <text:p/>
          </table:table-cell>
          <table:table-cell table:style-name="ce2" table:formula="of:=IF([.BL71]=&quot;&quot;;&quot;&quot;;[.BL71]+[.BJ131])">
            <text:p/>
          </table:table-cell>
          <table:table-cell table:style-name="ce2" table:formula="of:=IF([.BM71]=&quot;&quot;;&quot;&quot;;[.BM71]+[.BK131])">
            <text:p/>
          </table:table-cell>
          <table:table-cell table:style-name="ce2" table:formula="of:=IF([.BN71]=&quot;&quot;;&quot;&quot;;[.BN71]+[.BL131])">
            <text:p/>
          </table:table-cell>
          <table:table-cell table:style-name="ce2" table:formula="of:=IF([.BO71]=&quot;&quot;;&quot;&quot;;[.BO71]+[.BM131])">
            <text:p/>
          </table:table-cell>
          <table:table-cell table:style-name="ce2" table:formula="of:=IF([.BP71]=&quot;&quot;;&quot;&quot;;[.BP71]+[.BN131])">
            <text:p/>
          </table:table-cell>
          <table:table-cell table:style-name="ce2" table:formula="of:=IF([.BQ71]=&quot;&quot;;&quot;&quot;;[.BQ71]+[.BO131])">
            <text:p/>
          </table:table-cell>
          <table:table-cell table:style-name="ce2" table:formula="of:=IF([.BR71]=&quot;&quot;;&quot;&quot;;[.BR71]+[.BP131])">
            <text:p/>
          </table:table-cell>
          <table:table-cell table:style-name="ce2" table:formula="of:=IF([.BS71]=&quot;&quot;;&quot;&quot;;[.BS71]+[.BQ131])">
            <text:p/>
          </table:table-cell>
          <table:table-cell table:style-name="ce2" table:formula="of:=IF([.BT71]=&quot;&quot;;&quot;&quot;;[.BT71]+[.BR131])">
            <text:p/>
          </table:table-cell>
          <table:table-cell table:style-name="ce2" table:formula="of:=IF([.BU71]=&quot;&quot;;&quot;&quot;;[.BU71]+[.BS131])">
            <text:p/>
          </table:table-cell>
          <table:table-cell table:style-name="ce2" table:formula="of:=IF([.BV71]=&quot;&quot;;&quot;&quot;;[.BV71]+[.BT131])">
            <text:p/>
          </table:table-cell>
          <table:table-cell table:style-name="ce2" table:formula="of:=IF([.BW71]=&quot;&quot;;&quot;&quot;;[.BW71]+[.BU131])">
            <text:p/>
          </table:table-cell>
          <table:table-cell table:style-name="ce2" table:formula="of:=IF([.BX71]=&quot;&quot;;&quot;&quot;;[.BX71]+[.BV131])">
            <text:p/>
          </table:table-cell>
          <table:table-cell table:style-name="ce2" table:formula="of:=IF([.BY71]=&quot;&quot;;&quot;&quot;;[.BY71]+[.BW131])">
            <text:p/>
          </table:table-cell>
          <table:table-cell table:style-name="ce2" table:formula="of:=IF([.BZ71]=&quot;&quot;;&quot;&quot;;[.BZ71]+[.BX131])">
            <text:p/>
          </table:table-cell>
          <table:table-cell table:style-name="ce2" table:formula="of:=IF([.CA71]=&quot;&quot;;&quot;&quot;;[.CA71]+[.BY131])">
            <text:p/>
          </table:table-cell>
          <table:table-cell table:style-name="ce2" table:formula="of:=IF([.CB71]=&quot;&quot;;&quot;&quot;;[.CB71]+[.BZ131])">
            <text:p/>
          </table:table-cell>
          <table:table-cell table:style-name="ce2" table:formula="of:=IF([.CC71]=&quot;&quot;;&quot;&quot;;[.CC71]+[.CA131])">
            <text:p/>
          </table:table-cell>
          <table:table-cell table:style-name="ce2" table:formula="of:=IF([.CD71]=&quot;&quot;;&quot;&quot;;[.CD71]+[.CB131])">
            <text:p/>
          </table:table-cell>
          <table:table-cell table:style-name="ce2" table:formula="of:=IF([.CE71]=&quot;&quot;;&quot;&quot;;[.CE71]+[.CC131])">
            <text:p/>
          </table:table-cell>
          <table:table-cell table:style-name="ce2" table:formula="of:=IF([.CF71]=&quot;&quot;;&quot;&quot;;[.CF71]+[.CD131])">
            <text:p/>
          </table:table-cell>
          <table:table-cell table:style-name="ce2" table:formula="of:=IF([.CG71]=&quot;&quot;;&quot;&quot;;[.CG71]+[.CE131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2]=&quot;&quot;;&quot;&quot;;[.D72])" office:value-type="float" office:value="655.96738">
            <text:p>655.96738</text:p>
          </table:table-cell>
          <table:table-cell table:style-name="ce2" table:formula="of:=IF([.E72]=&quot;&quot;;&quot;&quot;;[.E72])" office:value-type="float" office:value="404.18417">
            <text:p>404.18417</text:p>
          </table:table-cell>
          <table:table-cell table:style-name="ce2" table:formula="of:=IF([.F72]=&quot;&quot;;&quot;&quot;;[.F72]+[.D132])" office:value-type="float" office:value="240.59847">
            <text:p>240.59847</text:p>
          </table:table-cell>
          <table:table-cell table:style-name="ce2" table:formula="of:=IF([.G72]=&quot;&quot;;&quot;&quot;;[.G72]+[.E132])" office:value-type="float" office:value="410.1131">
            <text:p>410.1131</text:p>
          </table:table-cell>
          <table:table-cell table:style-name="ce2" table:formula="of:=IF([.H72]=&quot;&quot;;&quot;&quot;;[.H72]+[.F132])" office:value-type="float" office:value="241.63828">
            <text:p>241.63828</text:p>
          </table:table-cell>
          <table:table-cell table:style-name="ce2" table:formula="of:=IF([.I72]=&quot;&quot;;&quot;&quot;;[.I72]+[.G132])" office:value-type="float" office:value="557.56244">
            <text:p>557.56244</text:p>
          </table:table-cell>
          <table:table-cell table:style-name="ce2" table:formula="of:=IF([.J72]=&quot;&quot;;&quot;&quot;;[.J72]+[.H132])" office:value-type="float" office:value="270.47281">
            <text:p>270.47281</text:p>
          </table:table-cell>
          <table:table-cell table:style-name="ce2" table:formula="of:=IF([.K72]=&quot;&quot;;&quot;&quot;;[.K72]+[.I132])" office:value-type="float" office:value="615.42815">
            <text:p>615.42815</text:p>
          </table:table-cell>
          <table:table-cell table:style-name="ce2" table:formula="of:=IF([.L72]=&quot;&quot;;&quot;&quot;;[.L72]+[.J132])" office:value-type="float" office:value="643.94601">
            <text:p>643.94601</text:p>
          </table:table-cell>
          <table:table-cell table:style-name="ce2" table:formula="of:=IF([.M72]=&quot;&quot;;&quot;&quot;;[.M72]+[.K132])" office:value-type="float" office:value="592.25474">
            <text:p>592.25474</text:p>
          </table:table-cell>
          <table:table-cell table:style-name="ce2" table:formula="of:=IF([.N72]=&quot;&quot;;&quot;&quot;;[.N72]+[.L132])" office:value-type="float" office:value="644.41476">
            <text:p>644.41476</text:p>
          </table:table-cell>
          <table:table-cell table:style-name="ce2" table:formula="of:=IF([.O72]=&quot;&quot;;&quot;&quot;;[.O72]+[.M132])" office:value-type="float" office:value="592.31724">
            <text:p>592.31724</text:p>
          </table:table-cell>
          <table:table-cell table:style-name="ce2" table:formula="of:=IF([.P72]=&quot;&quot;;&quot;&quot;;[.P72]+[.N132])" office:value-type="float" office:value="668.00851">
            <text:p>668.00851</text:p>
          </table:table-cell>
          <table:table-cell table:style-name="ce2" table:formula="of:=IF([.Q72]=&quot;&quot;;&quot;&quot;;[.Q72]+[.O132])" office:value-type="float" office:value="607.53599">
            <text:p>607.53599</text:p>
          </table:table-cell>
          <table:table-cell table:style-name="ce2" table:formula="of:=IF([.R72]=&quot;&quot;;&quot;&quot;;[.R72]+[.P132])" office:value-type="float" office:value="712.01645">
            <text:p>712.01645</text:p>
          </table:table-cell>
          <table:table-cell table:style-name="ce2" table:formula="of:=IF([.S72]=&quot;&quot;;&quot;&quot;;[.S72]+[.Q132])" office:value-type="float" office:value="606.47533">
            <text:p>606.47533</text:p>
          </table:table-cell>
          <table:table-cell table:style-name="ce2" table:formula="of:=IF([.T72]=&quot;&quot;;&quot;&quot;;[.T72]+[.R132])" office:value-type="float" office:value="712.83507">
            <text:p>712.83507</text:p>
          </table:table-cell>
          <table:table-cell table:style-name="ce2" table:formula="of:=IF([.U72]=&quot;&quot;;&quot;&quot;;[.U72]+[.S132])" office:value-type="float" office:value="625.32647">
            <text:p>625.32647</text:p>
          </table:table-cell>
          <table:table-cell table:style-name="ce2" table:formula="of:=IF([.V72]=&quot;&quot;;&quot;&quot;;[.V72]+[.T132])" office:value-type="float" office:value="741.03298">
            <text:p>741.03298</text:p>
          </table:table-cell>
          <table:table-cell table:style-name="ce2" table:formula="of:=IF([.W72]=&quot;&quot;;&quot;&quot;;[.W72]+[.U132])" office:value-type="float" office:value="638.60835">
            <text:p>638.60835</text:p>
          </table:table-cell>
          <table:table-cell table:style-name="ce2" table:formula="of:=IF([.X72]=&quot;&quot;;&quot;&quot;;[.X72]+[.V132])" office:value-type="float" office:value="761.02073">
            <text:p>761.02073</text:p>
          </table:table-cell>
          <table:table-cell table:style-name="ce2" table:formula="of:=IF([.Y72]=&quot;&quot;;&quot;&quot;;[.Y72]+[.W132])" office:value-type="float" office:value="636.99683">
            <text:p>636.99683</text:p>
          </table:table-cell>
          <table:table-cell table:style-name="ce2" table:formula="of:=IF([.Z72]=&quot;&quot;;&quot;&quot;;[.Z72]+[.X132])" office:value-type="float" office:value="761.16441">
            <text:p>761.16441</text:p>
          </table:table-cell>
          <table:table-cell table:style-name="ce2" table:formula="of:=IF([.AA72]=&quot;&quot;;&quot;&quot;;[.AA72]+[.Y132])" office:value-type="float" office:value="424.32378">
            <text:p>424.32378</text:p>
          </table:table-cell>
          <table:table-cell table:style-name="ce2" table:formula="of:=IF([.AB72]=&quot;&quot;;&quot;&quot;;[.AB72]+[.Z132])" office:value-type="float" office:value="791.04224">
            <text:p>791.04224</text:p>
          </table:table-cell>
          <table:table-cell table:style-name="ce2" table:formula="of:=IF([.AC72]=&quot;&quot;;&quot;&quot;;[.AC72]+[.AA132])" office:value-type="float" office:value="424.22608">
            <text:p>424.22608</text:p>
          </table:table-cell>
          <table:table-cell table:style-name="ce2" table:formula="of:=IF([.AD72]=&quot;&quot;;&quot;&quot;;[.AD72]+[.AB132])" office:value-type="float" office:value="790.99694">
            <text:p>790.99694</text:p>
          </table:table-cell>
          <table:table-cell table:style-name="ce2" table:formula="of:=IF([.AE72]=&quot;&quot;;&quot;&quot;;[.AE72]+[.AC132])" office:value-type="float" office:value="598.45685">
            <text:p>598.45685</text:p>
          </table:table-cell>
          <table:table-cell table:style-name="ce2" table:formula="of:=IF([.AF72]=&quot;&quot;;&quot;&quot;;[.AF72]+[.AD132])" office:value-type="float" office:value="831.80009">
            <text:p>831.80009</text:p>
          </table:table-cell>
          <table:table-cell table:style-name="ce2" table:formula="of:=IF([.AG72]=&quot;&quot;;&quot;&quot;;[.AG72]+[.AE132])" office:value-type="float" office:value="595.89048">
            <text:p>595.89048</text:p>
          </table:table-cell>
          <table:table-cell table:style-name="ce2" table:formula="of:=IF([.AH72]=&quot;&quot;;&quot;&quot;;[.AH72]+[.AF132])" office:value-type="float" office:value="831.49308">
            <text:p>831.49308</text:p>
          </table:table-cell>
          <table:table-cell table:style-name="ce2" table:formula="of:=IF([.AI72]=&quot;&quot;;&quot;&quot;;[.AI72]+[.AG132])" office:value-type="float" office:value="387.96214">
            <text:p>387.96214</text:p>
          </table:table-cell>
          <table:table-cell table:style-name="ce2" table:formula="of:=IF([.AJ72]=&quot;&quot;;&quot;&quot;;[.AJ72]+[.AH132])" office:value-type="float" office:value="706.40975">
            <text:p>706.40975</text:p>
          </table:table-cell>
          <table:table-cell table:style-name="ce2" table:formula="of:=IF([.AK72]=&quot;&quot;;&quot;&quot;;[.AK72]+[.AI132])" office:value-type="float" office:value="388.56763">
            <text:p>388.56763</text:p>
          </table:table-cell>
          <table:table-cell table:style-name="ce2" table:formula="of:=IF([.AL72]=&quot;&quot;;&quot;&quot;;[.AL72]+[.AJ132])" office:value-type="float" office:value="660.69057">
            <text:p>660.69057</text:p>
          </table:table-cell>
          <table:table-cell table:style-name="ce2" table:formula="of:=IF([.AM72]=&quot;&quot;;&quot;&quot;;[.AM72]+[.AK132])" office:value-type="float" office:value="385.34265">
            <text:p>385.34265</text:p>
          </table:table-cell>
          <table:table-cell table:style-name="ce2" table:formula="of:=IF([.AN72]=&quot;&quot;;&quot;&quot;;[.AN72]+[.AL132])" office:value-type="float" office:value="659.93193">
            <text:p>659.93193</text:p>
          </table:table-cell>
          <table:table-cell table:style-name="ce2" table:formula="of:=IF([.AO72]=&quot;&quot;;&quot;&quot;;[.AO72]+[.AM132])" office:value-type="float" office:value="395.72163">
            <text:p>395.72163</text:p>
          </table:table-cell>
          <table:table-cell table:style-name="ce2" table:formula="of:=IF([.AP72]=&quot;&quot;;&quot;&quot;;[.AP72]+[.AN132])">
            <text:p/>
          </table:table-cell>
          <table:table-cell table:style-name="ce2" table:formula="of:=IF([.AQ72]=&quot;&quot;;&quot;&quot;;[.AQ72]+[.AO132])">
            <text:p/>
          </table:table-cell>
          <table:table-cell table:style-name="ce2" table:formula="of:=IF([.AR72]=&quot;&quot;;&quot;&quot;;[.AR72]+[.AP132])">
            <text:p/>
          </table:table-cell>
          <table:table-cell table:style-name="ce2" table:formula="of:=IF([.AS72]=&quot;&quot;;&quot;&quot;;[.AS72]+[.AQ132])">
            <text:p/>
          </table:table-cell>
          <table:table-cell table:style-name="ce2" table:formula="of:=IF([.AT72]=&quot;&quot;;&quot;&quot;;[.AT72]+[.AR132])">
            <text:p/>
          </table:table-cell>
          <table:table-cell table:style-name="ce2" table:formula="of:=IF([.AU72]=&quot;&quot;;&quot;&quot;;[.AU72]+[.AS132])">
            <text:p/>
          </table:table-cell>
          <table:table-cell table:style-name="ce2" table:formula="of:=IF([.AV72]=&quot;&quot;;&quot;&quot;;[.AV72]+[.AT132])">
            <text:p/>
          </table:table-cell>
          <table:table-cell table:style-name="ce2" table:formula="of:=IF([.AW72]=&quot;&quot;;&quot;&quot;;[.AW72]+[.AU132])">
            <text:p/>
          </table:table-cell>
          <table:table-cell table:style-name="ce2" table:formula="of:=IF([.AX72]=&quot;&quot;;&quot;&quot;;[.AX72]+[.AV132])">
            <text:p/>
          </table:table-cell>
          <table:table-cell table:style-name="ce2" table:formula="of:=IF([.AY72]=&quot;&quot;;&quot;&quot;;[.AY72]+[.AW132])">
            <text:p/>
          </table:table-cell>
          <table:table-cell table:style-name="ce2" table:formula="of:=IF([.AZ72]=&quot;&quot;;&quot;&quot;;[.AZ72]+[.AX132])">
            <text:p/>
          </table:table-cell>
          <table:table-cell table:style-name="ce2" table:formula="of:=IF([.BA72]=&quot;&quot;;&quot;&quot;;[.BA72]+[.AY132])">
            <text:p/>
          </table:table-cell>
          <table:table-cell table:style-name="ce2" table:formula="of:=IF([.BB72]=&quot;&quot;;&quot;&quot;;[.BB72]+[.AZ132])">
            <text:p/>
          </table:table-cell>
          <table:table-cell table:style-name="ce2" table:formula="of:=IF([.BC72]=&quot;&quot;;&quot;&quot;;[.BC72]+[.BA132])">
            <text:p/>
          </table:table-cell>
          <table:table-cell table:style-name="ce2" table:formula="of:=IF([.BD72]=&quot;&quot;;&quot;&quot;;[.BD72]+[.BB132])">
            <text:p/>
          </table:table-cell>
          <table:table-cell table:style-name="ce2" table:formula="of:=IF([.BE72]=&quot;&quot;;&quot;&quot;;[.BE72]+[.BC132])">
            <text:p/>
          </table:table-cell>
          <table:table-cell table:style-name="ce2" table:formula="of:=IF([.BF72]=&quot;&quot;;&quot;&quot;;[.BF72]+[.BD132])">
            <text:p/>
          </table:table-cell>
          <table:table-cell table:style-name="ce2" table:formula="of:=IF([.BG72]=&quot;&quot;;&quot;&quot;;[.BG72]+[.BE132])">
            <text:p/>
          </table:table-cell>
          <table:table-cell table:style-name="ce2" table:formula="of:=IF([.BH72]=&quot;&quot;;&quot;&quot;;[.BH72]+[.BF132])">
            <text:p/>
          </table:table-cell>
          <table:table-cell table:style-name="ce2" table:formula="of:=IF([.BI72]=&quot;&quot;;&quot;&quot;;[.BI72]+[.BG132])">
            <text:p/>
          </table:table-cell>
          <table:table-cell table:style-name="ce2" table:formula="of:=IF([.BJ72]=&quot;&quot;;&quot;&quot;;[.BJ72]+[.BH132])">
            <text:p/>
          </table:table-cell>
          <table:table-cell table:style-name="ce2" table:formula="of:=IF([.BK72]=&quot;&quot;;&quot;&quot;;[.BK72]+[.BI132])">
            <text:p/>
          </table:table-cell>
          <table:table-cell table:style-name="ce2" table:formula="of:=IF([.BL72]=&quot;&quot;;&quot;&quot;;[.BL72]+[.BJ132])">
            <text:p/>
          </table:table-cell>
          <table:table-cell table:style-name="ce2" table:formula="of:=IF([.BM72]=&quot;&quot;;&quot;&quot;;[.BM72]+[.BK132])">
            <text:p/>
          </table:table-cell>
          <table:table-cell table:style-name="ce2" table:formula="of:=IF([.BN72]=&quot;&quot;;&quot;&quot;;[.BN72]+[.BL132])">
            <text:p/>
          </table:table-cell>
          <table:table-cell table:style-name="ce2" table:formula="of:=IF([.BO72]=&quot;&quot;;&quot;&quot;;[.BO72]+[.BM132])">
            <text:p/>
          </table:table-cell>
          <table:table-cell table:style-name="ce2" table:formula="of:=IF([.BP72]=&quot;&quot;;&quot;&quot;;[.BP72]+[.BN132])">
            <text:p/>
          </table:table-cell>
          <table:table-cell table:style-name="ce2" table:formula="of:=IF([.BQ72]=&quot;&quot;;&quot;&quot;;[.BQ72]+[.BO132])">
            <text:p/>
          </table:table-cell>
          <table:table-cell table:style-name="ce2" table:formula="of:=IF([.BR72]=&quot;&quot;;&quot;&quot;;[.BR72]+[.BP132])">
            <text:p/>
          </table:table-cell>
          <table:table-cell table:style-name="ce2" table:formula="of:=IF([.BS72]=&quot;&quot;;&quot;&quot;;[.BS72]+[.BQ132])">
            <text:p/>
          </table:table-cell>
          <table:table-cell table:style-name="ce2" table:formula="of:=IF([.BT72]=&quot;&quot;;&quot;&quot;;[.BT72]+[.BR132])">
            <text:p/>
          </table:table-cell>
          <table:table-cell table:style-name="ce2" table:formula="of:=IF([.BU72]=&quot;&quot;;&quot;&quot;;[.BU72]+[.BS132])">
            <text:p/>
          </table:table-cell>
          <table:table-cell table:style-name="ce2" table:formula="of:=IF([.BV72]=&quot;&quot;;&quot;&quot;;[.BV72]+[.BT132])">
            <text:p/>
          </table:table-cell>
          <table:table-cell table:style-name="ce2" table:formula="of:=IF([.BW72]=&quot;&quot;;&quot;&quot;;[.BW72]+[.BU132])">
            <text:p/>
          </table:table-cell>
          <table:table-cell table:style-name="ce2" table:formula="of:=IF([.BX72]=&quot;&quot;;&quot;&quot;;[.BX72]+[.BV132])">
            <text:p/>
          </table:table-cell>
          <table:table-cell table:style-name="ce2" table:formula="of:=IF([.BY72]=&quot;&quot;;&quot;&quot;;[.BY72]+[.BW132])">
            <text:p/>
          </table:table-cell>
          <table:table-cell table:style-name="ce2" table:formula="of:=IF([.BZ72]=&quot;&quot;;&quot;&quot;;[.BZ72]+[.BX132])">
            <text:p/>
          </table:table-cell>
          <table:table-cell table:style-name="ce2" table:formula="of:=IF([.CA72]=&quot;&quot;;&quot;&quot;;[.CA72]+[.BY132])">
            <text:p/>
          </table:table-cell>
          <table:table-cell table:style-name="ce2" table:formula="of:=IF([.CB72]=&quot;&quot;;&quot;&quot;;[.CB72]+[.BZ132])">
            <text:p/>
          </table:table-cell>
          <table:table-cell table:style-name="ce2" table:formula="of:=IF([.CC72]=&quot;&quot;;&quot;&quot;;[.CC72]+[.CA132])">
            <text:p/>
          </table:table-cell>
          <table:table-cell table:style-name="ce2" table:formula="of:=IF([.CD72]=&quot;&quot;;&quot;&quot;;[.CD72]+[.CB132])">
            <text:p/>
          </table:table-cell>
          <table:table-cell table:style-name="ce2" table:formula="of:=IF([.CE72]=&quot;&quot;;&quot;&quot;;[.CE72]+[.CC132])">
            <text:p/>
          </table:table-cell>
          <table:table-cell table:style-name="ce2" table:formula="of:=IF([.CF72]=&quot;&quot;;&quot;&quot;;[.CF72]+[.CD132])">
            <text:p/>
          </table:table-cell>
          <table:table-cell table:style-name="ce2" table:formula="of:=IF([.CG72]=&quot;&quot;;&quot;&quot;;[.CG72]+[.CE132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3]=&quot;&quot;;&quot;&quot;;[.D73])" office:value-type="float" office:value="970.22437">
            <text:p>970.22437</text:p>
          </table:table-cell>
          <table:table-cell table:style-name="ce2" table:formula="of:=IF([.E73]=&quot;&quot;;&quot;&quot;;[.E73])" office:value-type="float" office:value="86.748377">
            <text:p>86.748377</text:p>
          </table:table-cell>
          <table:table-cell table:style-name="ce2" table:formula="of:=IF([.F73]=&quot;&quot;;&quot;&quot;;[.F73]+[.D133])" office:value-type="float" office:value="653.56975">
            <text:p>653.56975</text:p>
          </table:table-cell>
          <table:table-cell table:style-name="ce2" table:formula="of:=IF([.G73]=&quot;&quot;;&quot;&quot;;[.G73]+[.E133])" office:value-type="float" office:value="232.16327">
            <text:p>232.16327</text:p>
          </table:table-cell>
          <table:table-cell table:style-name="ce2" table:formula="of:=IF([.H73]=&quot;&quot;;&quot;&quot;;[.H73]+[.F133])" office:value-type="float" office:value="564.41913">
            <text:p>564.41913</text:p>
          </table:table-cell>
          <table:table-cell table:style-name="ce2" table:formula="of:=IF([.I73]=&quot;&quot;;&quot;&quot;;[.I73]+[.G133])" office:value-type="float" office:value="250.0695">
            <text:p>250.0695</text:p>
          </table:table-cell>
          <table:table-cell table:style-name="ce2" table:formula="of:=IF([.J73]=&quot;&quot;;&quot;&quot;;[.J73]+[.H133])" office:value-type="float" office:value="562.15772">
            <text:p>562.15772</text:p>
          </table:table-cell>
          <table:table-cell table:style-name="ce2" table:formula="of:=IF([.K73]=&quot;&quot;;&quot;&quot;;[.K73]+[.I133])" office:value-type="float" office:value="243.03285">
            <text:p>243.03285</text:p>
          </table:table-cell>
          <table:table-cell table:style-name="ce2" table:formula="of:=IF([.L73]=&quot;&quot;;&quot;&quot;;[.L73]+[.J133])" office:value-type="float" office:value="555.69893">
            <text:p>555.69893</text:p>
          </table:table-cell>
          <table:table-cell table:style-name="ce2" table:formula="of:=IF([.M73]=&quot;&quot;;&quot;&quot;;[.M73]+[.K133])" office:value-type="float" office:value="242.76163">
            <text:p>242.76163</text:p>
          </table:table-cell>
          <table:table-cell table:style-name="ce2" table:formula="of:=IF([.N73]=&quot;&quot;;&quot;&quot;;[.N73]+[.L133])" office:value-type="float" office:value="554.71381">
            <text:p>554.71381</text:p>
          </table:table-cell>
          <table:table-cell table:style-name="ce2" table:formula="of:=IF([.O73]=&quot;&quot;;&quot;&quot;;[.O73]+[.M133])" office:value-type="float" office:value="238.50214">
            <text:p>238.50214</text:p>
          </table:table-cell>
          <table:table-cell table:style-name="ce2" table:formula="of:=IF([.P73]=&quot;&quot;;&quot;&quot;;[.P73]+[.N133])" office:value-type="float" office:value="688.00344">
            <text:p>688.00344</text:p>
          </table:table-cell>
          <table:table-cell table:style-name="ce2" table:formula="of:=IF([.Q73]=&quot;&quot;;&quot;&quot;;[.Q73]+[.O133])" office:value-type="float" office:value="183.11925">
            <text:p>183.11925</text:p>
          </table:table-cell>
          <table:table-cell table:style-name="ce2" table:formula="of:=IF([.R73]=&quot;&quot;;&quot;&quot;;[.R73]+[.P133])" office:value-type="float" office:value="573.63349">
            <text:p>573.63349</text:p>
          </table:table-cell>
          <table:table-cell table:style-name="ce2" table:formula="of:=IF([.S73]=&quot;&quot;;&quot;&quot;;[.S73]+[.Q133])" office:value-type="float" office:value="179.53347">
            <text:p>179.53347</text:p>
          </table:table-cell>
          <table:table-cell table:style-name="ce2" table:formula="of:=IF([.T73]=&quot;&quot;;&quot;&quot;;[.T73]+[.R133])" office:value-type="float" office:value="554.60042">
            <text:p>554.60042</text:p>
          </table:table-cell>
          <table:table-cell table:style-name="ce2" table:formula="of:=IF([.U73]=&quot;&quot;;&quot;&quot;;[.U73]+[.S133])" office:value-type="float" office:value="153.32883">
            <text:p>153.32883</text:p>
          </table:table-cell>
          <table:table-cell table:style-name="ce2" table:formula="of:=IF([.V73]=&quot;&quot;;&quot;&quot;;[.V73]+[.T133])" office:value-type="float" office:value="538.2378">
            <text:p>538.2378</text:p>
          </table:table-cell>
          <table:table-cell table:style-name="ce2" table:formula="of:=IF([.W73]=&quot;&quot;;&quot;&quot;;[.W73]+[.U133])" office:value-type="float" office:value="193.27202">
            <text:p>193.27202</text:p>
          </table:table-cell>
          <table:table-cell table:style-name="ce2" table:formula="of:=IF([.X73]=&quot;&quot;;&quot;&quot;;[.X73]+[.V133])" office:value-type="float" office:value="539.86912">
            <text:p>539.86912</text:p>
          </table:table-cell>
          <table:table-cell table:style-name="ce2" table:formula="of:=IF([.Y73]=&quot;&quot;;&quot;&quot;;[.Y73]+[.W133])" office:value-type="float" office:value="209.09443">
            <text:p>209.09443</text:p>
          </table:table-cell>
          <table:table-cell table:style-name="ce2" table:formula="of:=IF([.Z73]=&quot;&quot;;&quot;&quot;;[.Z73]+[.X133])" office:value-type="float" office:value="483.3405">
            <text:p>483.3405</text:p>
          </table:table-cell>
          <table:table-cell table:style-name="ce2" table:formula="of:=IF([.AA73]=&quot;&quot;;&quot;&quot;;[.AA73]+[.Y133])" office:value-type="float" office:value="230.54412">
            <text:p>230.54412</text:p>
          </table:table-cell>
          <table:table-cell table:style-name="ce2" table:formula="of:=IF([.AB73]=&quot;&quot;;&quot;&quot;;[.AB73]+[.Z133])" office:value-type="float" office:value="271.82387">
            <text:p>271.82387</text:p>
          </table:table-cell>
          <table:table-cell table:style-name="ce2" table:formula="of:=IF([.AC73]=&quot;&quot;;&quot;&quot;;[.AC73]+[.AA133])" office:value-type="float" office:value="222.65652">
            <text:p>222.65652</text:p>
          </table:table-cell>
          <table:table-cell table:style-name="ce2" table:formula="of:=IF([.AD73]=&quot;&quot;;&quot;&quot;;[.AD73]+[.AB133])" office:value-type="float" office:value="263.15505">
            <text:p>263.15505</text:p>
          </table:table-cell>
          <table:table-cell table:style-name="ce2" table:formula="of:=IF([.AE73]=&quot;&quot;;&quot;&quot;;[.AE73]+[.AC133])" office:value-type="float" office:value="227.05602">
            <text:p>227.05602</text:p>
          </table:table-cell>
          <table:table-cell table:style-name="ce2" table:formula="of:=IF([.AF73]=&quot;&quot;;&quot;&quot;;[.AF73]+[.AD133])" office:value-type="float" office:value="262.63453">
            <text:p>262.63453</text:p>
          </table:table-cell>
          <table:table-cell table:style-name="ce2" table:formula="of:=IF([.AG73]=&quot;&quot;;&quot;&quot;;[.AG73]+[.AE133])" office:value-type="float" office:value="351.8572">
            <text:p>351.8572</text:p>
          </table:table-cell>
          <table:table-cell table:style-name="ce2" table:formula="of:=IF([.AH73]=&quot;&quot;;&quot;&quot;;[.AH73]+[.AF133])" office:value-type="float" office:value="379.5315">
            <text:p>379.5315</text:p>
          </table:table-cell>
          <table:table-cell table:style-name="ce2" table:formula="of:=IF([.AI73]=&quot;&quot;;&quot;&quot;;[.AI73]+[.AG133])" office:value-type="float" office:value="304.4611">
            <text:p>304.4611</text:p>
          </table:table-cell>
          <table:table-cell table:style-name="ce2" table:formula="of:=IF([.AJ73]=&quot;&quot;;&quot;&quot;;[.AJ73]+[.AH133])" office:value-type="float" office:value="351.41001">
            <text:p>351.41001</text:p>
          </table:table-cell>
          <table:table-cell table:style-name="ce2" table:formula="of:=IF([.AK73]=&quot;&quot;;&quot;&quot;;[.AK73]+[.AI133])" office:value-type="float" office:value="304.60195">
            <text:p>304.60195</text:p>
          </table:table-cell>
          <table:table-cell table:style-name="ce2" table:formula="of:=IF([.AL73]=&quot;&quot;;&quot;&quot;;[.AL73]+[.AJ133])" office:value-type="float" office:value="351.27304">
            <text:p>351.27304</text:p>
          </table:table-cell>
          <table:table-cell table:style-name="ce2" table:formula="of:=IF([.AM73]=&quot;&quot;;&quot;&quot;;[.AM73]+[.AK133])" office:value-type="float" office:value="253.62131">
            <text:p>253.62131</text:p>
          </table:table-cell>
          <table:table-cell table:style-name="ce2" table:formula="of:=IF([.AN73]=&quot;&quot;;&quot;&quot;;[.AN73]+[.AL133])" office:value-type="float" office:value="451.25297">
            <text:p>451.25297</text:p>
          </table:table-cell>
          <table:table-cell table:style-name="ce2" table:formula="of:=IF([.AO73]=&quot;&quot;;&quot;&quot;;[.AO73]+[.AM133])" office:value-type="float" office:value="254.96877">
            <text:p>254.96877</text:p>
          </table:table-cell>
          <table:table-cell table:style-name="ce2" table:formula="of:=IF([.AP73]=&quot;&quot;;&quot;&quot;;[.AP73]+[.AN133])" office:value-type="float" office:value="451.66626">
            <text:p>451.66626</text:p>
          </table:table-cell>
          <table:table-cell table:style-name="ce2" table:formula="of:=IF([.AQ73]=&quot;&quot;;&quot;&quot;;[.AQ73]+[.AO133])" office:value-type="float" office:value="275.02675">
            <text:p>275.02675</text:p>
          </table:table-cell>
          <table:table-cell table:style-name="ce2" table:formula="of:=IF([.AR73]=&quot;&quot;;&quot;&quot;;[.AR73]+[.AP133])" office:value-type="float" office:value="469.68241">
            <text:p>469.68241</text:p>
          </table:table-cell>
          <table:table-cell table:style-name="ce2" table:formula="of:=IF([.AS73]=&quot;&quot;;&quot;&quot;;[.AS73]+[.AQ133])" office:value-type="float" office:value="268.44756">
            <text:p>268.44756</text:p>
          </table:table-cell>
          <table:table-cell table:style-name="ce2" table:formula="of:=IF([.AT73]=&quot;&quot;;&quot;&quot;;[.AT73]+[.AR133])" office:value-type="float" office:value="525.01696">
            <text:p>525.01696</text:p>
          </table:table-cell>
          <table:table-cell table:style-name="ce2" table:formula="of:=IF([.AU73]=&quot;&quot;;&quot;&quot;;[.AU73]+[.AS133])" office:value-type="float" office:value="269.54003">
            <text:p>269.54003</text:p>
          </table:table-cell>
          <table:table-cell table:style-name="ce2" table:formula="of:=IF([.AV73]=&quot;&quot;;&quot;&quot;;[.AV73]+[.AT133])" office:value-type="float" office:value="525.30016">
            <text:p>525.30016</text:p>
          </table:table-cell>
          <table:table-cell table:style-name="ce2" table:formula="of:=IF([.AW73]=&quot;&quot;;&quot;&quot;;[.AW73]+[.AU133])" office:value-type="float" office:value="251.37493">
            <text:p>251.37493</text:p>
          </table:table-cell>
          <table:table-cell table:style-name="ce2" table:formula="of:=IF([.AX73]=&quot;&quot;;&quot;&quot;;[.AX73]+[.AV133])" office:value-type="float" office:value="539.5124">
            <text:p>539.5124</text:p>
          </table:table-cell>
          <table:table-cell table:style-name="ce2" table:formula="of:=IF([.AY73]=&quot;&quot;;&quot;&quot;;[.AY73]+[.AW133])" office:value-type="float" office:value="248.04014">
            <text:p>248.04014</text:p>
          </table:table-cell>
          <table:table-cell table:style-name="ce2" table:formula="of:=IF([.AZ73]=&quot;&quot;;&quot;&quot;;[.AZ73]+[.AX133])" office:value-type="float" office:value="539.6737">
            <text:p>539.6737</text:p>
          </table:table-cell>
          <table:table-cell table:style-name="ce2" table:formula="of:=IF([.BA73]=&quot;&quot;;&quot;&quot;;[.BA73]+[.AY133])" office:value-type="float" office:value="270.05386">
            <text:p>270.05386</text:p>
          </table:table-cell>
          <table:table-cell table:style-name="ce2" table:formula="of:=IF([.BB73]=&quot;&quot;;&quot;&quot;;[.BB73]+[.AZ133])" office:value-type="float" office:value="586.21169">
            <text:p>586.21169</text:p>
          </table:table-cell>
          <table:table-cell table:style-name="ce2" table:formula="of:=IF([.BC73]=&quot;&quot;;&quot;&quot;;[.BC73]+[.BA133])" office:value-type="float" office:value="271.45468">
            <text:p>271.45468</text:p>
          </table:table-cell>
          <table:table-cell table:style-name="ce2" table:formula="of:=IF([.BD73]=&quot;&quot;;&quot;&quot;;[.BD73]+[.BB133])" office:value-type="float" office:value="586.81474">
            <text:p>586.81474</text:p>
          </table:table-cell>
          <table:table-cell table:style-name="ce2" table:formula="of:=IF([.BE73]=&quot;&quot;;&quot;&quot;;[.BE73]+[.BC133])" office:value-type="float" office:value="277.80435">
            <text:p>277.80435</text:p>
          </table:table-cell>
          <table:table-cell table:style-name="ce2" table:formula="of:=IF([.BF73]=&quot;&quot;;&quot;&quot;;[.BF73]+[.BD133])" office:value-type="float" office:value="630.35144">
            <text:p>630.35144</text:p>
          </table:table-cell>
          <table:table-cell table:style-name="ce2" table:formula="of:=IF([.BG73]=&quot;&quot;;&quot;&quot;;[.BG73]+[.BE133])" office:value-type="float" office:value="346.92351">
            <text:p>346.92351</text:p>
          </table:table-cell>
          <table:table-cell table:style-name="ce2" table:formula="of:=IF([.BH73]=&quot;&quot;;&quot;&quot;;[.BH73]+[.BF133])" office:value-type="float" office:value="831.96072">
            <text:p>831.96072</text:p>
          </table:table-cell>
          <table:table-cell table:style-name="ce2" table:formula="of:=IF([.BI73]=&quot;&quot;;&quot;&quot;;[.BI73]+[.BG133])" office:value-type="float" office:value="347.06919">
            <text:p>347.06919</text:p>
          </table:table-cell>
          <table:table-cell table:style-name="ce2" table:formula="of:=IF([.BJ73]=&quot;&quot;;&quot;&quot;;[.BJ73]+[.BH133])" office:value-type="float" office:value="832.51932">
            <text:p>832.51932</text:p>
          </table:table-cell>
          <table:table-cell table:style-name="ce2" table:formula="of:=IF([.BK73]=&quot;&quot;;&quot;&quot;;[.BK73]+[.BI133])" office:value-type="float" office:value="312.20542">
            <text:p>312.20542</text:p>
          </table:table-cell>
          <table:table-cell table:style-name="ce2" table:formula="of:=IF([.BL73]=&quot;&quot;;&quot;&quot;;[.BL73]+[.BJ133])" office:value-type="float" office:value="961.31791">
            <text:p>961.31791</text:p>
          </table:table-cell>
          <table:table-cell table:style-name="ce2" table:formula="of:=IF([.BM73]=&quot;&quot;;&quot;&quot;;[.BM73]+[.BK133])" office:value-type="float" office:value="307.94905">
            <text:p>307.94905</text:p>
          </table:table-cell>
          <table:table-cell table:style-name="ce2" table:formula="of:=IF([.BN73]=&quot;&quot;;&quot;&quot;;[.BN73]+[.BL133])" office:value-type="float" office:value="978.11187">
            <text:p>978.11187</text:p>
          </table:table-cell>
          <table:table-cell table:style-name="ce2" table:formula="of:=IF([.BO73]=&quot;&quot;;&quot;&quot;;[.BO73]+[.BM133])" office:value-type="float" office:value="307.35117">
            <text:p>307.35117</text:p>
          </table:table-cell>
          <table:table-cell table:style-name="ce2" table:formula="of:=IF([.BP73]=&quot;&quot;;&quot;&quot;;[.BP73]+[.BN133])" office:value-type="float" office:value="978.32081">
            <text:p>978.32081</text:p>
          </table:table-cell>
          <table:table-cell table:style-name="ce2" table:formula="of:=IF([.BQ73]=&quot;&quot;;&quot;&quot;;[.BQ73]+[.BO133])" office:value-type="float" office:value="605.95731">
            <text:p>605.95731</text:p>
          </table:table-cell>
          <table:table-cell table:style-name="ce2" table:formula="of:=IF([.BR73]=&quot;&quot;;&quot;&quot;;[.BR73]+[.BP133])" office:value-type="float" office:value="985.76943">
            <text:p>985.76943</text:p>
          </table:table-cell>
          <table:table-cell table:style-name="ce2" table:formula="of:=IF([.BS73]=&quot;&quot;;&quot;&quot;;[.BS73]+[.BQ133])" office:value-type="float" office:value="605.49836">
            <text:p>605.49836</text:p>
          </table:table-cell>
          <table:table-cell table:style-name="ce2" table:formula="of:=IF([.BT73]=&quot;&quot;;&quot;&quot;;[.BT73]+[.BR133])" office:value-type="float" office:value="985.72653">
            <text:p>985.72653</text:p>
          </table:table-cell>
          <table:table-cell table:style-name="ce2" table:formula="of:=IF([.BU73]=&quot;&quot;;&quot;&quot;;[.BU73]+[.BS133])" office:value-type="float" office:value="418.74705">
            <text:p>418.74705</text:p>
          </table:table-cell>
          <table:table-cell table:style-name="ce2" table:formula="of:=IF([.BV73]=&quot;&quot;;&quot;&quot;;[.BV73]+[.BT133])" office:value-type="float" office:value="1284.4785">
            <text:p>1284.4785</text:p>
          </table:table-cell>
          <table:table-cell table:style-name="ce2" table:formula="of:=IF([.BW73]=&quot;&quot;;&quot;&quot;;[.BW73]+[.BU133])" office:value-type="float" office:value="412.12081">
            <text:p>412.12081</text:p>
          </table:table-cell>
          <table:table-cell table:style-name="ce2" table:formula="of:=IF([.BX73]=&quot;&quot;;&quot;&quot;;[.BX73]+[.BV133])" office:value-type="float" office:value="1284.0606">
            <text:p>1284.0606</text:p>
          </table:table-cell>
          <table:table-cell table:style-name="ce2" table:formula="of:=IF([.BY73]=&quot;&quot;;&quot;&quot;;[.BY73]+[.BW133])" office:value-type="float" office:value="583.20484">
            <text:p>583.20484</text:p>
          </table:table-cell>
          <table:table-cell table:style-name="ce2" table:formula="of:=IF([.BZ73]=&quot;&quot;;&quot;&quot;;[.BZ73]+[.BX133])" office:value-type="float" office:value="1355.7077">
            <text:p>1355.7077</text:p>
          </table:table-cell>
          <table:table-cell table:style-name="ce2" table:formula="of:=IF([.CA73]=&quot;&quot;;&quot;&quot;;[.CA73]+[.BY133])" office:value-type="float" office:value="579.10189">
            <text:p>579.10189</text:p>
          </table:table-cell>
          <table:table-cell table:style-name="ce2" table:formula="of:=IF([.CB73]=&quot;&quot;;&quot;&quot;;[.CB73]+[.BZ133])" office:value-type="float" office:value="1356.8253">
            <text:p>1356.8253</text:p>
          </table:table-cell>
          <table:table-cell table:style-name="ce2" table:formula="of:=IF([.CC73]=&quot;&quot;;&quot;&quot;;[.CC73]+[.CA133])" office:value-type="float" office:value="315.93081">
            <text:p>315.93081</text:p>
          </table:table-cell>
          <table:table-cell table:style-name="ce2" table:formula="of:=IF([.CD73]=&quot;&quot;;&quot;&quot;;[.CD73]+[.CB133])" office:value-type="float" office:value="1089.848">
            <text:p>1089.848</text:p>
          </table:table-cell>
          <table:table-cell table:style-name="ce2" table:formula="of:=IF([.CE73]=&quot;&quot;;&quot;&quot;;[.CE73]+[.CC133])" office:value-type="float" office:value="312.48719">
            <text:p>312.48719</text:p>
          </table:table-cell>
          <table:table-cell table:style-name="ce2" table:formula="of:=IF([.CF73]=&quot;&quot;;&quot;&quot;;[.CF73]+[.CD133])" office:value-type="float" office:value="1090.0648">
            <text:p>1090.0648</text:p>
          </table:table-cell>
          <table:table-cell table:style-name="ce2" table:formula="of:=IF([.CG73]=&quot;&quot;;&quot;&quot;;[.CG73]+[.CE133])" office:value-type="float" office:value="158.53673">
            <text:p>158.53673</text:p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4]=&quot;&quot;;&quot;&quot;;[.D74])">
            <text:p/>
          </table:table-cell>
          <table:table-cell table:style-name="ce2" table:formula="of:=IF([.E74]=&quot;&quot;;&quot;&quot;;[.E74])">
            <text:p/>
          </table:table-cell>
          <table:table-cell table:style-name="ce2" table:formula="of:=IF([.F74]=&quot;&quot;;&quot;&quot;;[.F74]+[.D134])">
            <text:p/>
          </table:table-cell>
          <table:table-cell table:style-name="ce2" table:formula="of:=IF([.G74]=&quot;&quot;;&quot;&quot;;[.G74]+[.E134])">
            <text:p/>
          </table:table-cell>
          <table:table-cell table:style-name="ce2" table:formula="of:=IF([.H74]=&quot;&quot;;&quot;&quot;;[.H74]+[.F134])">
            <text:p/>
          </table:table-cell>
          <table:table-cell table:style-name="ce2" table:formula="of:=IF([.I74]=&quot;&quot;;&quot;&quot;;[.I74]+[.G134])">
            <text:p/>
          </table:table-cell>
          <table:table-cell table:style-name="ce2" table:formula="of:=IF([.J74]=&quot;&quot;;&quot;&quot;;[.J74]+[.H134])">
            <text:p/>
          </table:table-cell>
          <table:table-cell table:style-name="ce2" table:formula="of:=IF([.K74]=&quot;&quot;;&quot;&quot;;[.K74]+[.I134])">
            <text:p/>
          </table:table-cell>
          <table:table-cell table:style-name="ce2" table:formula="of:=IF([.L74]=&quot;&quot;;&quot;&quot;;[.L74]+[.J134])">
            <text:p/>
          </table:table-cell>
          <table:table-cell table:style-name="ce2" table:formula="of:=IF([.M74]=&quot;&quot;;&quot;&quot;;[.M74]+[.K134])">
            <text:p/>
          </table:table-cell>
          <table:table-cell table:style-name="ce2" table:formula="of:=IF([.N74]=&quot;&quot;;&quot;&quot;;[.N74]+[.L134])">
            <text:p/>
          </table:table-cell>
          <table:table-cell table:style-name="ce2" table:formula="of:=IF([.O74]=&quot;&quot;;&quot;&quot;;[.O74]+[.M134])">
            <text:p/>
          </table:table-cell>
          <table:table-cell table:style-name="ce2" table:formula="of:=IF([.P74]=&quot;&quot;;&quot;&quot;;[.P74]+[.N134])">
            <text:p/>
          </table:table-cell>
          <table:table-cell table:style-name="ce2" table:formula="of:=IF([.Q74]=&quot;&quot;;&quot;&quot;;[.Q74]+[.O134])">
            <text:p/>
          </table:table-cell>
          <table:table-cell table:style-name="ce2" table:formula="of:=IF([.R74]=&quot;&quot;;&quot;&quot;;[.R74]+[.P134])">
            <text:p/>
          </table:table-cell>
          <table:table-cell table:style-name="ce2" table:formula="of:=IF([.S74]=&quot;&quot;;&quot;&quot;;[.S74]+[.Q134])">
            <text:p/>
          </table:table-cell>
          <table:table-cell table:style-name="ce2" table:formula="of:=IF([.T74]=&quot;&quot;;&quot;&quot;;[.T74]+[.R134])">
            <text:p/>
          </table:table-cell>
          <table:table-cell table:style-name="ce2" table:formula="of:=IF([.U74]=&quot;&quot;;&quot;&quot;;[.U74]+[.S134])">
            <text:p/>
          </table:table-cell>
          <table:table-cell table:style-name="ce2" table:formula="of:=IF([.V74]=&quot;&quot;;&quot;&quot;;[.V74]+[.T134])">
            <text:p/>
          </table:table-cell>
          <table:table-cell table:style-name="ce2" table:formula="of:=IF([.W74]=&quot;&quot;;&quot;&quot;;[.W74]+[.U134])">
            <text:p/>
          </table:table-cell>
          <table:table-cell table:style-name="ce2" table:formula="of:=IF([.X74]=&quot;&quot;;&quot;&quot;;[.X74]+[.V134])">
            <text:p/>
          </table:table-cell>
          <table:table-cell table:style-name="ce2" table:formula="of:=IF([.Y74]=&quot;&quot;;&quot;&quot;;[.Y74]+[.W134])">
            <text:p/>
          </table:table-cell>
          <table:table-cell table:style-name="ce2" table:formula="of:=IF([.Z74]=&quot;&quot;;&quot;&quot;;[.Z74]+[.X134])">
            <text:p/>
          </table:table-cell>
          <table:table-cell table:style-name="ce2" table:formula="of:=IF([.AA74]=&quot;&quot;;&quot;&quot;;[.AA74]+[.Y134])">
            <text:p/>
          </table:table-cell>
          <table:table-cell table:style-name="ce2" table:formula="of:=IF([.AB74]=&quot;&quot;;&quot;&quot;;[.AB74]+[.Z134])">
            <text:p/>
          </table:table-cell>
          <table:table-cell table:style-name="ce2" table:formula="of:=IF([.AC74]=&quot;&quot;;&quot;&quot;;[.AC74]+[.AA134])">
            <text:p/>
          </table:table-cell>
          <table:table-cell table:style-name="ce2" table:formula="of:=IF([.AD74]=&quot;&quot;;&quot;&quot;;[.AD74]+[.AB134])">
            <text:p/>
          </table:table-cell>
          <table:table-cell table:style-name="ce2" table:formula="of:=IF([.AE74]=&quot;&quot;;&quot;&quot;;[.AE74]+[.AC134])">
            <text:p/>
          </table:table-cell>
          <table:table-cell table:style-name="ce2" table:formula="of:=IF([.AF74]=&quot;&quot;;&quot;&quot;;[.AF74]+[.AD134])">
            <text:p/>
          </table:table-cell>
          <table:table-cell table:style-name="ce2" table:formula="of:=IF([.AG74]=&quot;&quot;;&quot;&quot;;[.AG74]+[.AE134])">
            <text:p/>
          </table:table-cell>
          <table:table-cell table:style-name="ce2" table:formula="of:=IF([.AH74]=&quot;&quot;;&quot;&quot;;[.AH74]+[.AF134])">
            <text:p/>
          </table:table-cell>
          <table:table-cell table:style-name="ce2" table:formula="of:=IF([.AI74]=&quot;&quot;;&quot;&quot;;[.AI74]+[.AG134])">
            <text:p/>
          </table:table-cell>
          <table:table-cell table:style-name="ce2" table:formula="of:=IF([.AJ74]=&quot;&quot;;&quot;&quot;;[.AJ74]+[.AH134])">
            <text:p/>
          </table:table-cell>
          <table:table-cell table:style-name="ce2" table:formula="of:=IF([.AK74]=&quot;&quot;;&quot;&quot;;[.AK74]+[.AI134])">
            <text:p/>
          </table:table-cell>
          <table:table-cell table:style-name="ce2" table:formula="of:=IF([.AL74]=&quot;&quot;;&quot;&quot;;[.AL74]+[.AJ134])">
            <text:p/>
          </table:table-cell>
          <table:table-cell table:style-name="ce2" table:formula="of:=IF([.AM74]=&quot;&quot;;&quot;&quot;;[.AM74]+[.AK134])">
            <text:p/>
          </table:table-cell>
          <table:table-cell table:style-name="ce2" table:formula="of:=IF([.AN74]=&quot;&quot;;&quot;&quot;;[.AN74]+[.AL134])">
            <text:p/>
          </table:table-cell>
          <table:table-cell table:style-name="ce2" table:formula="of:=IF([.AO74]=&quot;&quot;;&quot;&quot;;[.AO74]+[.AM134])">
            <text:p/>
          </table:table-cell>
          <table:table-cell table:style-name="ce2" table:formula="of:=IF([.AP74]=&quot;&quot;;&quot;&quot;;[.AP74]+[.AN134])">
            <text:p/>
          </table:table-cell>
          <table:table-cell table:style-name="ce2" table:formula="of:=IF([.AQ74]=&quot;&quot;;&quot;&quot;;[.AQ74]+[.AO134])">
            <text:p/>
          </table:table-cell>
          <table:table-cell table:style-name="ce2" table:formula="of:=IF([.AR74]=&quot;&quot;;&quot;&quot;;[.AR74]+[.AP134])">
            <text:p/>
          </table:table-cell>
          <table:table-cell table:style-name="ce2" table:formula="of:=IF([.AS74]=&quot;&quot;;&quot;&quot;;[.AS74]+[.AQ134])">
            <text:p/>
          </table:table-cell>
          <table:table-cell table:style-name="ce2" table:formula="of:=IF([.AT74]=&quot;&quot;;&quot;&quot;;[.AT74]+[.AR134])">
            <text:p/>
          </table:table-cell>
          <table:table-cell table:style-name="ce2" table:formula="of:=IF([.AU74]=&quot;&quot;;&quot;&quot;;[.AU74]+[.AS134])">
            <text:p/>
          </table:table-cell>
          <table:table-cell table:style-name="ce2" table:formula="of:=IF([.AV74]=&quot;&quot;;&quot;&quot;;[.AV74]+[.AT134])">
            <text:p/>
          </table:table-cell>
          <table:table-cell table:style-name="ce2" table:formula="of:=IF([.AW74]=&quot;&quot;;&quot;&quot;;[.AW74]+[.AU134])">
            <text:p/>
          </table:table-cell>
          <table:table-cell table:style-name="ce2" table:formula="of:=IF([.AX74]=&quot;&quot;;&quot;&quot;;[.AX74]+[.AV134])">
            <text:p/>
          </table:table-cell>
          <table:table-cell table:style-name="ce2" table:formula="of:=IF([.AY74]=&quot;&quot;;&quot;&quot;;[.AY74]+[.AW134])">
            <text:p/>
          </table:table-cell>
          <table:table-cell table:style-name="ce2" table:formula="of:=IF([.AZ74]=&quot;&quot;;&quot;&quot;;[.AZ74]+[.AX134])">
            <text:p/>
          </table:table-cell>
          <table:table-cell table:style-name="ce2" table:formula="of:=IF([.BA74]=&quot;&quot;;&quot;&quot;;[.BA74]+[.AY134])">
            <text:p/>
          </table:table-cell>
          <table:table-cell table:style-name="ce2" table:formula="of:=IF([.BB74]=&quot;&quot;;&quot;&quot;;[.BB74]+[.AZ134])">
            <text:p/>
          </table:table-cell>
          <table:table-cell table:style-name="ce2" table:formula="of:=IF([.BC74]=&quot;&quot;;&quot;&quot;;[.BC74]+[.BA134])">
            <text:p/>
          </table:table-cell>
          <table:table-cell table:style-name="ce2" table:formula="of:=IF([.BD74]=&quot;&quot;;&quot;&quot;;[.BD74]+[.BB134])">
            <text:p/>
          </table:table-cell>
          <table:table-cell table:style-name="ce2" table:formula="of:=IF([.BE74]=&quot;&quot;;&quot;&quot;;[.BE74]+[.BC134])">
            <text:p/>
          </table:table-cell>
          <table:table-cell table:style-name="ce2" table:formula="of:=IF([.BF74]=&quot;&quot;;&quot;&quot;;[.BF74]+[.BD134])">
            <text:p/>
          </table:table-cell>
          <table:table-cell table:style-name="ce2" table:formula="of:=IF([.BG74]=&quot;&quot;;&quot;&quot;;[.BG74]+[.BE134])">
            <text:p/>
          </table:table-cell>
          <table:table-cell table:style-name="ce2" table:formula="of:=IF([.BH74]=&quot;&quot;;&quot;&quot;;[.BH74]+[.BF134])">
            <text:p/>
          </table:table-cell>
          <table:table-cell table:style-name="ce2" table:formula="of:=IF([.BI74]=&quot;&quot;;&quot;&quot;;[.BI74]+[.BG134])">
            <text:p/>
          </table:table-cell>
          <table:table-cell table:style-name="ce2" table:formula="of:=IF([.BJ74]=&quot;&quot;;&quot;&quot;;[.BJ74]+[.BH134])">
            <text:p/>
          </table:table-cell>
          <table:table-cell table:style-name="ce2" table:formula="of:=IF([.BK74]=&quot;&quot;;&quot;&quot;;[.BK74]+[.BI134])">
            <text:p/>
          </table:table-cell>
          <table:table-cell table:style-name="ce2" table:formula="of:=IF([.BL74]=&quot;&quot;;&quot;&quot;;[.BL74]+[.BJ134])">
            <text:p/>
          </table:table-cell>
          <table:table-cell table:style-name="ce2" table:formula="of:=IF([.BM74]=&quot;&quot;;&quot;&quot;;[.BM74]+[.BK134])">
            <text:p/>
          </table:table-cell>
          <table:table-cell table:style-name="ce2" table:formula="of:=IF([.BN74]=&quot;&quot;;&quot;&quot;;[.BN74]+[.BL134])">
            <text:p/>
          </table:table-cell>
          <table:table-cell table:style-name="ce2" table:formula="of:=IF([.BO74]=&quot;&quot;;&quot;&quot;;[.BO74]+[.BM134])">
            <text:p/>
          </table:table-cell>
          <table:table-cell table:style-name="ce2" table:formula="of:=IF([.BP74]=&quot;&quot;;&quot;&quot;;[.BP74]+[.BN134])">
            <text:p/>
          </table:table-cell>
          <table:table-cell table:style-name="ce2" table:formula="of:=IF([.BQ74]=&quot;&quot;;&quot;&quot;;[.BQ74]+[.BO134])">
            <text:p/>
          </table:table-cell>
          <table:table-cell table:style-name="ce2" table:formula="of:=IF([.BR74]=&quot;&quot;;&quot;&quot;;[.BR74]+[.BP134])">
            <text:p/>
          </table:table-cell>
          <table:table-cell table:style-name="ce2" table:formula="of:=IF([.BS74]=&quot;&quot;;&quot;&quot;;[.BS74]+[.BQ134])">
            <text:p/>
          </table:table-cell>
          <table:table-cell table:style-name="ce2" table:formula="of:=IF([.BT74]=&quot;&quot;;&quot;&quot;;[.BT74]+[.BR134])">
            <text:p/>
          </table:table-cell>
          <table:table-cell table:style-name="ce2" table:formula="of:=IF([.BU74]=&quot;&quot;;&quot;&quot;;[.BU74]+[.BS134])">
            <text:p/>
          </table:table-cell>
          <table:table-cell table:style-name="ce2" table:formula="of:=IF([.BV74]=&quot;&quot;;&quot;&quot;;[.BV74]+[.BT134])">
            <text:p/>
          </table:table-cell>
          <table:table-cell table:style-name="ce2" table:formula="of:=IF([.BW74]=&quot;&quot;;&quot;&quot;;[.BW74]+[.BU134])">
            <text:p/>
          </table:table-cell>
          <table:table-cell table:style-name="ce2" table:formula="of:=IF([.BX74]=&quot;&quot;;&quot;&quot;;[.BX74]+[.BV134])">
            <text:p/>
          </table:table-cell>
          <table:table-cell table:style-name="ce2" table:formula="of:=IF([.BY74]=&quot;&quot;;&quot;&quot;;[.BY74]+[.BW134])">
            <text:p/>
          </table:table-cell>
          <table:table-cell table:style-name="ce2" table:formula="of:=IF([.BZ74]=&quot;&quot;;&quot;&quot;;[.BZ74]+[.BX134])">
            <text:p/>
          </table:table-cell>
          <table:table-cell table:style-name="ce2" table:formula="of:=IF([.CA74]=&quot;&quot;;&quot;&quot;;[.CA74]+[.BY134])">
            <text:p/>
          </table:table-cell>
          <table:table-cell table:style-name="ce2" table:formula="of:=IF([.CB74]=&quot;&quot;;&quot;&quot;;[.CB74]+[.BZ134])">
            <text:p/>
          </table:table-cell>
          <table:table-cell table:style-name="ce2" table:formula="of:=IF([.CC74]=&quot;&quot;;&quot;&quot;;[.CC74]+[.CA134])">
            <text:p/>
          </table:table-cell>
          <table:table-cell table:style-name="ce2" table:formula="of:=IF([.CD74]=&quot;&quot;;&quot;&quot;;[.CD74]+[.CB134])">
            <text:p/>
          </table:table-cell>
          <table:table-cell table:style-name="ce2" table:formula="of:=IF([.CE74]=&quot;&quot;;&quot;&quot;;[.CE74]+[.CC134])">
            <text:p/>
          </table:table-cell>
          <table:table-cell table:style-name="ce2" table:formula="of:=IF([.CF74]=&quot;&quot;;&quot;&quot;;[.CF74]+[.CD134])">
            <text:p/>
          </table:table-cell>
          <table:table-cell table:style-name="ce2" table:formula="of:=IF([.CG74]=&quot;&quot;;&quot;&quot;;[.CG74]+[.CE134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5]=&quot;&quot;;&quot;&quot;;[.D75])">
            <text:p/>
          </table:table-cell>
          <table:table-cell table:style-name="ce2" table:formula="of:=IF([.E75]=&quot;&quot;;&quot;&quot;;[.E75])">
            <text:p/>
          </table:table-cell>
          <table:table-cell table:style-name="ce2" table:formula="of:=IF([.F75]=&quot;&quot;;&quot;&quot;;[.F75]+[.D135])">
            <text:p/>
          </table:table-cell>
          <table:table-cell table:style-name="ce2" table:formula="of:=IF([.G75]=&quot;&quot;;&quot;&quot;;[.G75]+[.E135])">
            <text:p/>
          </table:table-cell>
          <table:table-cell table:style-name="ce2" table:formula="of:=IF([.H75]=&quot;&quot;;&quot;&quot;;[.H75]+[.F135])">
            <text:p/>
          </table:table-cell>
          <table:table-cell table:style-name="ce2" table:formula="of:=IF([.I75]=&quot;&quot;;&quot;&quot;;[.I75]+[.G135])">
            <text:p/>
          </table:table-cell>
          <table:table-cell table:style-name="ce2" table:formula="of:=IF([.J75]=&quot;&quot;;&quot;&quot;;[.J75]+[.H135])">
            <text:p/>
          </table:table-cell>
          <table:table-cell table:style-name="ce2" table:formula="of:=IF([.K75]=&quot;&quot;;&quot;&quot;;[.K75]+[.I135])">
            <text:p/>
          </table:table-cell>
          <table:table-cell table:style-name="ce2" table:formula="of:=IF([.L75]=&quot;&quot;;&quot;&quot;;[.L75]+[.J135])">
            <text:p/>
          </table:table-cell>
          <table:table-cell table:style-name="ce2" table:formula="of:=IF([.M75]=&quot;&quot;;&quot;&quot;;[.M75]+[.K135])">
            <text:p/>
          </table:table-cell>
          <table:table-cell table:style-name="ce2" table:formula="of:=IF([.N75]=&quot;&quot;;&quot;&quot;;[.N75]+[.L135])">
            <text:p/>
          </table:table-cell>
          <table:table-cell table:style-name="ce2" table:formula="of:=IF([.O75]=&quot;&quot;;&quot;&quot;;[.O75]+[.M135])">
            <text:p/>
          </table:table-cell>
          <table:table-cell table:style-name="ce2" table:formula="of:=IF([.P75]=&quot;&quot;;&quot;&quot;;[.P75]+[.N135])">
            <text:p/>
          </table:table-cell>
          <table:table-cell table:style-name="ce2" table:formula="of:=IF([.Q75]=&quot;&quot;;&quot;&quot;;[.Q75]+[.O135])">
            <text:p/>
          </table:table-cell>
          <table:table-cell table:style-name="ce2" table:formula="of:=IF([.R75]=&quot;&quot;;&quot;&quot;;[.R75]+[.P135])">
            <text:p/>
          </table:table-cell>
          <table:table-cell table:style-name="ce2" table:formula="of:=IF([.S75]=&quot;&quot;;&quot;&quot;;[.S75]+[.Q135])">
            <text:p/>
          </table:table-cell>
          <table:table-cell table:style-name="ce2" table:formula="of:=IF([.T75]=&quot;&quot;;&quot;&quot;;[.T75]+[.R135])">
            <text:p/>
          </table:table-cell>
          <table:table-cell table:style-name="ce2" table:formula="of:=IF([.U75]=&quot;&quot;;&quot;&quot;;[.U75]+[.S135])">
            <text:p/>
          </table:table-cell>
          <table:table-cell table:style-name="ce2" table:formula="of:=IF([.V75]=&quot;&quot;;&quot;&quot;;[.V75]+[.T135])">
            <text:p/>
          </table:table-cell>
          <table:table-cell table:style-name="ce2" table:formula="of:=IF([.W75]=&quot;&quot;;&quot;&quot;;[.W75]+[.U135])">
            <text:p/>
          </table:table-cell>
          <table:table-cell table:style-name="ce2" table:formula="of:=IF([.X75]=&quot;&quot;;&quot;&quot;;[.X75]+[.V135])">
            <text:p/>
          </table:table-cell>
          <table:table-cell table:style-name="ce2" table:formula="of:=IF([.Y75]=&quot;&quot;;&quot;&quot;;[.Y75]+[.W135])">
            <text:p/>
          </table:table-cell>
          <table:table-cell table:style-name="ce2" table:formula="of:=IF([.Z75]=&quot;&quot;;&quot;&quot;;[.Z75]+[.X135])">
            <text:p/>
          </table:table-cell>
          <table:table-cell table:style-name="ce2" table:formula="of:=IF([.AA75]=&quot;&quot;;&quot;&quot;;[.AA75]+[.Y135])">
            <text:p/>
          </table:table-cell>
          <table:table-cell table:style-name="ce2" table:formula="of:=IF([.AB75]=&quot;&quot;;&quot;&quot;;[.AB75]+[.Z135])">
            <text:p/>
          </table:table-cell>
          <table:table-cell table:style-name="ce2" table:formula="of:=IF([.AC75]=&quot;&quot;;&quot;&quot;;[.AC75]+[.AA135])">
            <text:p/>
          </table:table-cell>
          <table:table-cell table:style-name="ce2" table:formula="of:=IF([.AD75]=&quot;&quot;;&quot;&quot;;[.AD75]+[.AB135])">
            <text:p/>
          </table:table-cell>
          <table:table-cell table:style-name="ce2" table:formula="of:=IF([.AE75]=&quot;&quot;;&quot;&quot;;[.AE75]+[.AC135])">
            <text:p/>
          </table:table-cell>
          <table:table-cell table:style-name="ce2" table:formula="of:=IF([.AF75]=&quot;&quot;;&quot;&quot;;[.AF75]+[.AD135])">
            <text:p/>
          </table:table-cell>
          <table:table-cell table:style-name="ce2" table:formula="of:=IF([.AG75]=&quot;&quot;;&quot;&quot;;[.AG75]+[.AE135])">
            <text:p/>
          </table:table-cell>
          <table:table-cell table:style-name="ce2" table:formula="of:=IF([.AH75]=&quot;&quot;;&quot;&quot;;[.AH75]+[.AF135])">
            <text:p/>
          </table:table-cell>
          <table:table-cell table:style-name="ce2" table:formula="of:=IF([.AI75]=&quot;&quot;;&quot;&quot;;[.AI75]+[.AG135])">
            <text:p/>
          </table:table-cell>
          <table:table-cell table:style-name="ce2" table:formula="of:=IF([.AJ75]=&quot;&quot;;&quot;&quot;;[.AJ75]+[.AH135])">
            <text:p/>
          </table:table-cell>
          <table:table-cell table:style-name="ce2" table:formula="of:=IF([.AK75]=&quot;&quot;;&quot;&quot;;[.AK75]+[.AI135])">
            <text:p/>
          </table:table-cell>
          <table:table-cell table:style-name="ce2" table:formula="of:=IF([.AL75]=&quot;&quot;;&quot;&quot;;[.AL75]+[.AJ135])">
            <text:p/>
          </table:table-cell>
          <table:table-cell table:style-name="ce2" table:formula="of:=IF([.AM75]=&quot;&quot;;&quot;&quot;;[.AM75]+[.AK135])">
            <text:p/>
          </table:table-cell>
          <table:table-cell table:style-name="ce2" table:formula="of:=IF([.AN75]=&quot;&quot;;&quot;&quot;;[.AN75]+[.AL135])">
            <text:p/>
          </table:table-cell>
          <table:table-cell table:style-name="ce2" table:formula="of:=IF([.AO75]=&quot;&quot;;&quot;&quot;;[.AO75]+[.AM135])">
            <text:p/>
          </table:table-cell>
          <table:table-cell table:style-name="ce2" table:formula="of:=IF([.AP75]=&quot;&quot;;&quot;&quot;;[.AP75]+[.AN135])">
            <text:p/>
          </table:table-cell>
          <table:table-cell table:style-name="ce2" table:formula="of:=IF([.AQ75]=&quot;&quot;;&quot;&quot;;[.AQ75]+[.AO135])">
            <text:p/>
          </table:table-cell>
          <table:table-cell table:style-name="ce2" table:formula="of:=IF([.AR75]=&quot;&quot;;&quot;&quot;;[.AR75]+[.AP135])">
            <text:p/>
          </table:table-cell>
          <table:table-cell table:style-name="ce2" table:formula="of:=IF([.AS75]=&quot;&quot;;&quot;&quot;;[.AS75]+[.AQ135])">
            <text:p/>
          </table:table-cell>
          <table:table-cell table:style-name="ce2" table:formula="of:=IF([.AT75]=&quot;&quot;;&quot;&quot;;[.AT75]+[.AR135])">
            <text:p/>
          </table:table-cell>
          <table:table-cell table:style-name="ce2" table:formula="of:=IF([.AU75]=&quot;&quot;;&quot;&quot;;[.AU75]+[.AS135])">
            <text:p/>
          </table:table-cell>
          <table:table-cell table:style-name="ce2" table:formula="of:=IF([.AV75]=&quot;&quot;;&quot;&quot;;[.AV75]+[.AT135])">
            <text:p/>
          </table:table-cell>
          <table:table-cell table:style-name="ce2" table:formula="of:=IF([.AW75]=&quot;&quot;;&quot;&quot;;[.AW75]+[.AU135])">
            <text:p/>
          </table:table-cell>
          <table:table-cell table:style-name="ce2" table:formula="of:=IF([.AX75]=&quot;&quot;;&quot;&quot;;[.AX75]+[.AV135])">
            <text:p/>
          </table:table-cell>
          <table:table-cell table:style-name="ce2" table:formula="of:=IF([.AY75]=&quot;&quot;;&quot;&quot;;[.AY75]+[.AW135])">
            <text:p/>
          </table:table-cell>
          <table:table-cell table:style-name="ce2" table:formula="of:=IF([.AZ75]=&quot;&quot;;&quot;&quot;;[.AZ75]+[.AX135])">
            <text:p/>
          </table:table-cell>
          <table:table-cell table:style-name="ce2" table:formula="of:=IF([.BA75]=&quot;&quot;;&quot;&quot;;[.BA75]+[.AY135])">
            <text:p/>
          </table:table-cell>
          <table:table-cell table:style-name="ce2" table:formula="of:=IF([.BB75]=&quot;&quot;;&quot;&quot;;[.BB75]+[.AZ135])">
            <text:p/>
          </table:table-cell>
          <table:table-cell table:style-name="ce2" table:formula="of:=IF([.BC75]=&quot;&quot;;&quot;&quot;;[.BC75]+[.BA135])">
            <text:p/>
          </table:table-cell>
          <table:table-cell table:style-name="ce2" table:formula="of:=IF([.BD75]=&quot;&quot;;&quot;&quot;;[.BD75]+[.BB135])">
            <text:p/>
          </table:table-cell>
          <table:table-cell table:style-name="ce2" table:formula="of:=IF([.BE75]=&quot;&quot;;&quot;&quot;;[.BE75]+[.BC135])">
            <text:p/>
          </table:table-cell>
          <table:table-cell table:style-name="ce2" table:formula="of:=IF([.BF75]=&quot;&quot;;&quot;&quot;;[.BF75]+[.BD135])">
            <text:p/>
          </table:table-cell>
          <table:table-cell table:style-name="ce2" table:formula="of:=IF([.BG75]=&quot;&quot;;&quot;&quot;;[.BG75]+[.BE135])">
            <text:p/>
          </table:table-cell>
          <table:table-cell table:style-name="ce2" table:formula="of:=IF([.BH75]=&quot;&quot;;&quot;&quot;;[.BH75]+[.BF135])">
            <text:p/>
          </table:table-cell>
          <table:table-cell table:style-name="ce2" table:formula="of:=IF([.BI75]=&quot;&quot;;&quot;&quot;;[.BI75]+[.BG135])">
            <text:p/>
          </table:table-cell>
          <table:table-cell table:style-name="ce2" table:formula="of:=IF([.BJ75]=&quot;&quot;;&quot;&quot;;[.BJ75]+[.BH135])">
            <text:p/>
          </table:table-cell>
          <table:table-cell table:style-name="ce2" table:formula="of:=IF([.BK75]=&quot;&quot;;&quot;&quot;;[.BK75]+[.BI135])">
            <text:p/>
          </table:table-cell>
          <table:table-cell table:style-name="ce2" table:formula="of:=IF([.BL75]=&quot;&quot;;&quot;&quot;;[.BL75]+[.BJ135])">
            <text:p/>
          </table:table-cell>
          <table:table-cell table:style-name="ce2" table:formula="of:=IF([.BM75]=&quot;&quot;;&quot;&quot;;[.BM75]+[.BK135])">
            <text:p/>
          </table:table-cell>
          <table:table-cell table:style-name="ce2" table:formula="of:=IF([.BN75]=&quot;&quot;;&quot;&quot;;[.BN75]+[.BL135])">
            <text:p/>
          </table:table-cell>
          <table:table-cell table:style-name="ce2" table:formula="of:=IF([.BO75]=&quot;&quot;;&quot;&quot;;[.BO75]+[.BM135])">
            <text:p/>
          </table:table-cell>
          <table:table-cell table:style-name="ce2" table:formula="of:=IF([.BP75]=&quot;&quot;;&quot;&quot;;[.BP75]+[.BN135])">
            <text:p/>
          </table:table-cell>
          <table:table-cell table:style-name="ce2" table:formula="of:=IF([.BQ75]=&quot;&quot;;&quot;&quot;;[.BQ75]+[.BO135])">
            <text:p/>
          </table:table-cell>
          <table:table-cell table:style-name="ce2" table:formula="of:=IF([.BR75]=&quot;&quot;;&quot;&quot;;[.BR75]+[.BP135])">
            <text:p/>
          </table:table-cell>
          <table:table-cell table:style-name="ce2" table:formula="of:=IF([.BS75]=&quot;&quot;;&quot;&quot;;[.BS75]+[.BQ135])">
            <text:p/>
          </table:table-cell>
          <table:table-cell table:style-name="ce2" table:formula="of:=IF([.BT75]=&quot;&quot;;&quot;&quot;;[.BT75]+[.BR135])">
            <text:p/>
          </table:table-cell>
          <table:table-cell table:style-name="ce2" table:formula="of:=IF([.BU75]=&quot;&quot;;&quot;&quot;;[.BU75]+[.BS135])">
            <text:p/>
          </table:table-cell>
          <table:table-cell table:style-name="ce2" table:formula="of:=IF([.BV75]=&quot;&quot;;&quot;&quot;;[.BV75]+[.BT135])">
            <text:p/>
          </table:table-cell>
          <table:table-cell table:style-name="ce2" table:formula="of:=IF([.BW75]=&quot;&quot;;&quot;&quot;;[.BW75]+[.BU135])">
            <text:p/>
          </table:table-cell>
          <table:table-cell table:style-name="ce2" table:formula="of:=IF([.BX75]=&quot;&quot;;&quot;&quot;;[.BX75]+[.BV135])">
            <text:p/>
          </table:table-cell>
          <table:table-cell table:style-name="ce2" table:formula="of:=IF([.BY75]=&quot;&quot;;&quot;&quot;;[.BY75]+[.BW135])">
            <text:p/>
          </table:table-cell>
          <table:table-cell table:style-name="ce2" table:formula="of:=IF([.BZ75]=&quot;&quot;;&quot;&quot;;[.BZ75]+[.BX135])">
            <text:p/>
          </table:table-cell>
          <table:table-cell table:style-name="ce2" table:formula="of:=IF([.CA75]=&quot;&quot;;&quot;&quot;;[.CA75]+[.BY135])">
            <text:p/>
          </table:table-cell>
          <table:table-cell table:style-name="ce2" table:formula="of:=IF([.CB75]=&quot;&quot;;&quot;&quot;;[.CB75]+[.BZ135])">
            <text:p/>
          </table:table-cell>
          <table:table-cell table:style-name="ce2" table:formula="of:=IF([.CC75]=&quot;&quot;;&quot;&quot;;[.CC75]+[.CA135])">
            <text:p/>
          </table:table-cell>
          <table:table-cell table:style-name="ce2" table:formula="of:=IF([.CD75]=&quot;&quot;;&quot;&quot;;[.CD75]+[.CB135])">
            <text:p/>
          </table:table-cell>
          <table:table-cell table:style-name="ce2" table:formula="of:=IF([.CE75]=&quot;&quot;;&quot;&quot;;[.CE75]+[.CC135])">
            <text:p/>
          </table:table-cell>
          <table:table-cell table:style-name="ce2" table:formula="of:=IF([.CF75]=&quot;&quot;;&quot;&quot;;[.CF75]+[.CD135])">
            <text:p/>
          </table:table-cell>
          <table:table-cell table:style-name="ce2" table:formula="of:=IF([.CG75]=&quot;&quot;;&quot;&quot;;[.CG75]+[.CE135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6]=&quot;&quot;;&quot;&quot;;[.D76])" office:value-type="float" office:value="226.08487">
            <text:p>226.08487</text:p>
          </table:table-cell>
          <table:table-cell table:style-name="ce2" table:formula="of:=IF([.E76]=&quot;&quot;;&quot;&quot;;[.E76])" office:value-type="float" office:value="391.7546">
            <text:p>391.7546</text:p>
          </table:table-cell>
          <table:table-cell table:style-name="ce2" table:formula="of:=IF([.F76]=&quot;&quot;;&quot;&quot;;[.F76]+[.D136])" office:value-type="float" office:value="205.03323">
            <text:p>205.03323</text:p>
          </table:table-cell>
          <table:table-cell table:style-name="ce2" table:formula="of:=IF([.G76]=&quot;&quot;;&quot;&quot;;[.G76]+[.E136])" office:value-type="float" office:value="382.25051">
            <text:p>382.25051</text:p>
          </table:table-cell>
          <table:table-cell table:style-name="ce2" table:formula="of:=IF([.H76]=&quot;&quot;;&quot;&quot;;[.H76]+[.F136])" office:value-type="float" office:value="204.99493">
            <text:p>204.99493</text:p>
          </table:table-cell>
          <table:table-cell table:style-name="ce2" table:formula="of:=IF([.I76]=&quot;&quot;;&quot;&quot;;[.I76]+[.G136])" office:value-type="float" office:value="375.53681">
            <text:p>375.53681</text:p>
          </table:table-cell>
          <table:table-cell table:style-name="ce2" table:formula="of:=IF([.J76]=&quot;&quot;;&quot;&quot;;[.J76]+[.H136])" office:value-type="float" office:value="468.38961">
            <text:p>468.38961</text:p>
          </table:table-cell>
          <table:table-cell table:style-name="ce2" table:formula="of:=IF([.K76]=&quot;&quot;;&quot;&quot;;[.K76]+[.I136])" office:value-type="float" office:value="267.96932">
            <text:p>267.96932</text:p>
          </table:table-cell>
          <table:table-cell table:style-name="ce2" table:formula="of:=IF([.L76]=&quot;&quot;;&quot;&quot;;[.L76]+[.J136])" office:value-type="float" office:value="586.29094">
            <text:p>586.29094</text:p>
          </table:table-cell>
          <table:table-cell table:style-name="ce2" table:formula="of:=IF([.M76]=&quot;&quot;;&quot;&quot;;[.M76]+[.K136])" office:value-type="float" office:value="271.46932">
            <text:p>271.46932</text:p>
          </table:table-cell>
          <table:table-cell table:style-name="ce2" table:formula="of:=IF([.N76]=&quot;&quot;;&quot;&quot;;[.N76]+[.L136])" office:value-type="float" office:value="586.8431">
            <text:p>586.8431</text:p>
          </table:table-cell>
          <table:table-cell table:style-name="ce2" table:formula="of:=IF([.O76]=&quot;&quot;;&quot;&quot;;[.O76]+[.M136])" office:value-type="float" office:value="277.94783">
            <text:p>277.94783</text:p>
          </table:table-cell>
          <table:table-cell table:style-name="ce2" table:formula="of:=IF([.P76]=&quot;&quot;;&quot;&quot;;[.P76]+[.N136])" office:value-type="float" office:value="630.27831">
            <text:p>630.27831</text:p>
          </table:table-cell>
          <table:table-cell table:style-name="ce2" table:formula="of:=IF([.Q76]=&quot;&quot;;&quot;&quot;;[.Q76]+[.O136])" office:value-type="float" office:value="346.85997">
            <text:p>346.85997</text:p>
          </table:table-cell>
          <table:table-cell table:style-name="ce2" table:formula="of:=IF([.R76]=&quot;&quot;;&quot;&quot;;[.R76]+[.P136])" office:value-type="float" office:value="603.089">
            <text:p>603.089</text:p>
          </table:table-cell>
          <table:table-cell table:style-name="ce2" table:formula="of:=IF([.S76]=&quot;&quot;;&quot;&quot;;[.S76]+[.Q136])" office:value-type="float" office:value="347.18865">
            <text:p>347.18865</text:p>
          </table:table-cell>
          <table:table-cell table:style-name="ce2" table:formula="of:=IF([.T76]=&quot;&quot;;&quot;&quot;;[.T76]+[.R136])" office:value-type="float" office:value="603.0156">
            <text:p>603.0156</text:p>
          </table:table-cell>
          <table:table-cell table:style-name="ce2" table:formula="of:=IF([.U76]=&quot;&quot;;&quot;&quot;;[.U76]+[.S136])" office:value-type="float" office:value="381.13806">
            <text:p>381.13806</text:p>
          </table:table-cell>
          <table:table-cell table:style-name="ce2" table:formula="of:=IF([.V76]=&quot;&quot;;&quot;&quot;;[.V76]+[.T136])" office:value-type="float" office:value="652.22846">
            <text:p>652.22846</text:p>
          </table:table-cell>
          <table:table-cell table:style-name="ce2" table:formula="of:=IF([.W76]=&quot;&quot;;&quot;&quot;;[.W76]+[.U136])" office:value-type="float" office:value="384.10252">
            <text:p>384.10252</text:p>
          </table:table-cell>
          <table:table-cell table:style-name="ce2" table:formula="of:=IF([.X76]=&quot;&quot;;&quot;&quot;;[.X76]+[.V136])" office:value-type="float" office:value="651.93421">
            <text:p>651.93421</text:p>
          </table:table-cell>
          <table:table-cell table:style-name="ce2" table:formula="of:=IF([.Y76]=&quot;&quot;;&quot;&quot;;[.Y76]+[.W136])" office:value-type="float" office:value="388.11254">
            <text:p>388.11254</text:p>
          </table:table-cell>
          <table:table-cell table:style-name="ce2" table:formula="of:=IF([.Z76]=&quot;&quot;;&quot;&quot;;[.Z76]+[.X136])">
            <text:p/>
          </table:table-cell>
          <table:table-cell table:style-name="ce2" table:formula="of:=IF([.AA76]=&quot;&quot;;&quot;&quot;;[.AA76]+[.Y136])">
            <text:p/>
          </table:table-cell>
          <table:table-cell table:style-name="ce2" table:formula="of:=IF([.AB76]=&quot;&quot;;&quot;&quot;;[.AB76]+[.Z136])">
            <text:p/>
          </table:table-cell>
          <table:table-cell table:style-name="ce2" table:formula="of:=IF([.AC76]=&quot;&quot;;&quot;&quot;;[.AC76]+[.AA136])">
            <text:p/>
          </table:table-cell>
          <table:table-cell table:style-name="ce2" table:formula="of:=IF([.AD76]=&quot;&quot;;&quot;&quot;;[.AD76]+[.AB136])">
            <text:p/>
          </table:table-cell>
          <table:table-cell table:style-name="ce2" table:formula="of:=IF([.AE76]=&quot;&quot;;&quot;&quot;;[.AE76]+[.AC136])">
            <text:p/>
          </table:table-cell>
          <table:table-cell table:style-name="ce2" table:formula="of:=IF([.AF76]=&quot;&quot;;&quot;&quot;;[.AF76]+[.AD136])">
            <text:p/>
          </table:table-cell>
          <table:table-cell table:style-name="ce2" table:formula="of:=IF([.AG76]=&quot;&quot;;&quot;&quot;;[.AG76]+[.AE136])">
            <text:p/>
          </table:table-cell>
          <table:table-cell table:style-name="ce2" table:formula="of:=IF([.AH76]=&quot;&quot;;&quot;&quot;;[.AH76]+[.AF136])">
            <text:p/>
          </table:table-cell>
          <table:table-cell table:style-name="ce2" table:formula="of:=IF([.AI76]=&quot;&quot;;&quot;&quot;;[.AI76]+[.AG136])">
            <text:p/>
          </table:table-cell>
          <table:table-cell table:style-name="ce2" table:formula="of:=IF([.AJ76]=&quot;&quot;;&quot;&quot;;[.AJ76]+[.AH136])">
            <text:p/>
          </table:table-cell>
          <table:table-cell table:style-name="ce2" table:formula="of:=IF([.AK76]=&quot;&quot;;&quot;&quot;;[.AK76]+[.AI136])">
            <text:p/>
          </table:table-cell>
          <table:table-cell table:style-name="ce2" table:formula="of:=IF([.AL76]=&quot;&quot;;&quot;&quot;;[.AL76]+[.AJ136])">
            <text:p/>
          </table:table-cell>
          <table:table-cell table:style-name="ce2" table:formula="of:=IF([.AM76]=&quot;&quot;;&quot;&quot;;[.AM76]+[.AK136])">
            <text:p/>
          </table:table-cell>
          <table:table-cell table:style-name="ce2" table:formula="of:=IF([.AN76]=&quot;&quot;;&quot;&quot;;[.AN76]+[.AL136])">
            <text:p/>
          </table:table-cell>
          <table:table-cell table:style-name="ce2" table:formula="of:=IF([.AO76]=&quot;&quot;;&quot;&quot;;[.AO76]+[.AM136])">
            <text:p/>
          </table:table-cell>
          <table:table-cell table:style-name="ce2" table:formula="of:=IF([.AP76]=&quot;&quot;;&quot;&quot;;[.AP76]+[.AN136])">
            <text:p/>
          </table:table-cell>
          <table:table-cell table:style-name="ce2" table:formula="of:=IF([.AQ76]=&quot;&quot;;&quot;&quot;;[.AQ76]+[.AO136])">
            <text:p/>
          </table:table-cell>
          <table:table-cell table:style-name="ce2" table:formula="of:=IF([.AR76]=&quot;&quot;;&quot;&quot;;[.AR76]+[.AP136])">
            <text:p/>
          </table:table-cell>
          <table:table-cell table:style-name="ce2" table:formula="of:=IF([.AS76]=&quot;&quot;;&quot;&quot;;[.AS76]+[.AQ136])">
            <text:p/>
          </table:table-cell>
          <table:table-cell table:style-name="ce2" table:formula="of:=IF([.AT76]=&quot;&quot;;&quot;&quot;;[.AT76]+[.AR136])">
            <text:p/>
          </table:table-cell>
          <table:table-cell table:style-name="ce2" table:formula="of:=IF([.AU76]=&quot;&quot;;&quot;&quot;;[.AU76]+[.AS136])">
            <text:p/>
          </table:table-cell>
          <table:table-cell table:style-name="ce2" table:formula="of:=IF([.AV76]=&quot;&quot;;&quot;&quot;;[.AV76]+[.AT136])">
            <text:p/>
          </table:table-cell>
          <table:table-cell table:style-name="ce2" table:formula="of:=IF([.AW76]=&quot;&quot;;&quot;&quot;;[.AW76]+[.AU136])">
            <text:p/>
          </table:table-cell>
          <table:table-cell table:style-name="ce2" table:formula="of:=IF([.AX76]=&quot;&quot;;&quot;&quot;;[.AX76]+[.AV136])">
            <text:p/>
          </table:table-cell>
          <table:table-cell table:style-name="ce2" table:formula="of:=IF([.AY76]=&quot;&quot;;&quot;&quot;;[.AY76]+[.AW136])">
            <text:p/>
          </table:table-cell>
          <table:table-cell table:style-name="ce2" table:formula="of:=IF([.AZ76]=&quot;&quot;;&quot;&quot;;[.AZ76]+[.AX136])">
            <text:p/>
          </table:table-cell>
          <table:table-cell table:style-name="ce2" table:formula="of:=IF([.BA76]=&quot;&quot;;&quot;&quot;;[.BA76]+[.AY136])">
            <text:p/>
          </table:table-cell>
          <table:table-cell table:style-name="ce2" table:formula="of:=IF([.BB76]=&quot;&quot;;&quot;&quot;;[.BB76]+[.AZ136])">
            <text:p/>
          </table:table-cell>
          <table:table-cell table:style-name="ce2" table:formula="of:=IF([.BC76]=&quot;&quot;;&quot;&quot;;[.BC76]+[.BA136])">
            <text:p/>
          </table:table-cell>
          <table:table-cell table:style-name="ce2" table:formula="of:=IF([.BD76]=&quot;&quot;;&quot;&quot;;[.BD76]+[.BB136])">
            <text:p/>
          </table:table-cell>
          <table:table-cell table:style-name="ce2" table:formula="of:=IF([.BE76]=&quot;&quot;;&quot;&quot;;[.BE76]+[.BC136])">
            <text:p/>
          </table:table-cell>
          <table:table-cell table:style-name="ce2" table:formula="of:=IF([.BF76]=&quot;&quot;;&quot;&quot;;[.BF76]+[.BD136])">
            <text:p/>
          </table:table-cell>
          <table:table-cell table:style-name="ce2" table:formula="of:=IF([.BG76]=&quot;&quot;;&quot;&quot;;[.BG76]+[.BE136])">
            <text:p/>
          </table:table-cell>
          <table:table-cell table:style-name="ce2" table:formula="of:=IF([.BH76]=&quot;&quot;;&quot;&quot;;[.BH76]+[.BF136])">
            <text:p/>
          </table:table-cell>
          <table:table-cell table:style-name="ce2" table:formula="of:=IF([.BI76]=&quot;&quot;;&quot;&quot;;[.BI76]+[.BG136])">
            <text:p/>
          </table:table-cell>
          <table:table-cell table:style-name="ce2" table:formula="of:=IF([.BJ76]=&quot;&quot;;&quot;&quot;;[.BJ76]+[.BH136])">
            <text:p/>
          </table:table-cell>
          <table:table-cell table:style-name="ce2" table:formula="of:=IF([.BK76]=&quot;&quot;;&quot;&quot;;[.BK76]+[.BI136])">
            <text:p/>
          </table:table-cell>
          <table:table-cell table:style-name="ce2" table:formula="of:=IF([.BL76]=&quot;&quot;;&quot;&quot;;[.BL76]+[.BJ136])">
            <text:p/>
          </table:table-cell>
          <table:table-cell table:style-name="ce2" table:formula="of:=IF([.BM76]=&quot;&quot;;&quot;&quot;;[.BM76]+[.BK136])">
            <text:p/>
          </table:table-cell>
          <table:table-cell table:style-name="ce2" table:formula="of:=IF([.BN76]=&quot;&quot;;&quot;&quot;;[.BN76]+[.BL136])">
            <text:p/>
          </table:table-cell>
          <table:table-cell table:style-name="ce2" table:formula="of:=IF([.BO76]=&quot;&quot;;&quot;&quot;;[.BO76]+[.BM136])">
            <text:p/>
          </table:table-cell>
          <table:table-cell table:style-name="ce2" table:formula="of:=IF([.BP76]=&quot;&quot;;&quot;&quot;;[.BP76]+[.BN136])">
            <text:p/>
          </table:table-cell>
          <table:table-cell table:style-name="ce2" table:formula="of:=IF([.BQ76]=&quot;&quot;;&quot;&quot;;[.BQ76]+[.BO136])">
            <text:p/>
          </table:table-cell>
          <table:table-cell table:style-name="ce2" table:formula="of:=IF([.BR76]=&quot;&quot;;&quot;&quot;;[.BR76]+[.BP136])">
            <text:p/>
          </table:table-cell>
          <table:table-cell table:style-name="ce2" table:formula="of:=IF([.BS76]=&quot;&quot;;&quot;&quot;;[.BS76]+[.BQ136])">
            <text:p/>
          </table:table-cell>
          <table:table-cell table:style-name="ce2" table:formula="of:=IF([.BT76]=&quot;&quot;;&quot;&quot;;[.BT76]+[.BR136])">
            <text:p/>
          </table:table-cell>
          <table:table-cell table:style-name="ce2" table:formula="of:=IF([.BU76]=&quot;&quot;;&quot;&quot;;[.BU76]+[.BS136])">
            <text:p/>
          </table:table-cell>
          <table:table-cell table:style-name="ce2" table:formula="of:=IF([.BV76]=&quot;&quot;;&quot;&quot;;[.BV76]+[.BT136])">
            <text:p/>
          </table:table-cell>
          <table:table-cell table:style-name="ce2" table:formula="of:=IF([.BW76]=&quot;&quot;;&quot;&quot;;[.BW76]+[.BU136])">
            <text:p/>
          </table:table-cell>
          <table:table-cell table:style-name="ce2" table:formula="of:=IF([.BX76]=&quot;&quot;;&quot;&quot;;[.BX76]+[.BV136])">
            <text:p/>
          </table:table-cell>
          <table:table-cell table:style-name="ce2" table:formula="of:=IF([.BY76]=&quot;&quot;;&quot;&quot;;[.BY76]+[.BW136])">
            <text:p/>
          </table:table-cell>
          <table:table-cell table:style-name="ce2" table:formula="of:=IF([.BZ76]=&quot;&quot;;&quot;&quot;;[.BZ76]+[.BX136])">
            <text:p/>
          </table:table-cell>
          <table:table-cell table:style-name="ce2" table:formula="of:=IF([.CA76]=&quot;&quot;;&quot;&quot;;[.CA76]+[.BY136])">
            <text:p/>
          </table:table-cell>
          <table:table-cell table:style-name="ce2" table:formula="of:=IF([.CB76]=&quot;&quot;;&quot;&quot;;[.CB76]+[.BZ136])">
            <text:p/>
          </table:table-cell>
          <table:table-cell table:style-name="ce2" table:formula="of:=IF([.CC76]=&quot;&quot;;&quot;&quot;;[.CC76]+[.CA136])">
            <text:p/>
          </table:table-cell>
          <table:table-cell table:style-name="ce2" table:formula="of:=IF([.CD76]=&quot;&quot;;&quot;&quot;;[.CD76]+[.CB136])">
            <text:p/>
          </table:table-cell>
          <table:table-cell table:style-name="ce2" table:formula="of:=IF([.CE76]=&quot;&quot;;&quot;&quot;;[.CE76]+[.CC136])">
            <text:p/>
          </table:table-cell>
          <table:table-cell table:style-name="ce2" table:formula="of:=IF([.CF76]=&quot;&quot;;&quot;&quot;;[.CF76]+[.CD136])">
            <text:p/>
          </table:table-cell>
          <table:table-cell table:style-name="ce2" table:formula="of:=IF([.CG76]=&quot;&quot;;&quot;&quot;;[.CG76]+[.CE136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7]=&quot;&quot;;&quot;&quot;;[.D77])" office:value-type="float" office:value="719.96626">
            <text:p>719.96626</text:p>
          </table:table-cell>
          <table:table-cell table:style-name="ce2" table:formula="of:=IF([.E77]=&quot;&quot;;&quot;&quot;;[.E77])" office:value-type="float" office:value="168.5138">
            <text:p>168.5138</text:p>
          </table:table-cell>
          <table:table-cell table:style-name="ce2" table:formula="of:=IF([.F77]=&quot;&quot;;&quot;&quot;;[.F77]+[.D137])" office:value-type="float" office:value="575.70501">
            <text:p>575.70501</text:p>
          </table:table-cell>
          <table:table-cell table:style-name="ce2" table:formula="of:=IF([.G77]=&quot;&quot;;&quot;&quot;;[.G77]+[.E137])" office:value-type="float" office:value="162.92382">
            <text:p>162.92382</text:p>
          </table:table-cell>
          <table:table-cell table:style-name="ce2" table:formula="of:=IF([.H77]=&quot;&quot;;&quot;&quot;;[.H77]+[.F137])" office:value-type="float" office:value="534.28119">
            <text:p>534.28119</text:p>
          </table:table-cell>
          <table:table-cell table:style-name="ce2" table:formula="of:=IF([.I77]=&quot;&quot;;&quot;&quot;;[.I77]+[.G137])" office:value-type="float" office:value="108.37014">
            <text:p>108.37014</text:p>
          </table:table-cell>
          <table:table-cell table:style-name="ce2" table:formula="of:=IF([.J77]=&quot;&quot;;&quot;&quot;;[.J77]+[.H137])" office:value-type="float" office:value="534.25389">
            <text:p>534.25389</text:p>
          </table:table-cell>
          <table:table-cell table:style-name="ce2" table:formula="of:=IF([.K77]=&quot;&quot;;&quot;&quot;;[.K77]+[.I137])" office:value-type="float" office:value="102.40278">
            <text:p>102.40278</text:p>
          </table:table-cell>
          <table:table-cell table:style-name="ce2" table:formula="of:=IF([.L77]=&quot;&quot;;&quot;&quot;;[.L77]+[.J137])" office:value-type="float" office:value="724.2341">
            <text:p>724.2341</text:p>
          </table:table-cell>
          <table:table-cell table:style-name="ce2" table:formula="of:=IF([.M77]=&quot;&quot;;&quot;&quot;;[.M77]+[.K137])" office:value-type="float" office:value="113.73211">
            <text:p>113.73211</text:p>
          </table:table-cell>
          <table:table-cell table:style-name="ce2" table:formula="of:=IF([.N77]=&quot;&quot;;&quot;&quot;;[.N77]+[.L137])" office:value-type="float" office:value="753.02193">
            <text:p>753.02193</text:p>
          </table:table-cell>
          <table:table-cell table:style-name="ce2" table:formula="of:=IF([.O77]=&quot;&quot;;&quot;&quot;;[.O77]+[.M137])" office:value-type="float" office:value="99.19018">
            <text:p>99.19018</text:p>
          </table:table-cell>
          <table:table-cell table:style-name="ce2" table:formula="of:=IF([.P77]=&quot;&quot;;&quot;&quot;;[.P77]+[.N137])" office:value-type="float" office:value="807.10759">
            <text:p>807.10759</text:p>
          </table:table-cell>
          <table:table-cell table:style-name="ce2" table:formula="of:=IF([.Q77]=&quot;&quot;;&quot;&quot;;[.Q77]+[.O137])" office:value-type="float" office:value="116.73089">
            <text:p>116.73089</text:p>
          </table:table-cell>
          <table:table-cell table:style-name="ce2" table:formula="of:=IF([.R77]=&quot;&quot;;&quot;&quot;;[.R77]+[.P137])" office:value-type="float" office:value="984.61206">
            <text:p>984.61206</text:p>
          </table:table-cell>
          <table:table-cell table:style-name="ce2" table:formula="of:=IF([.S77]=&quot;&quot;;&quot;&quot;;[.S77]+[.Q137])" office:value-type="float" office:value="56.813717">
            <text:p>56.813717</text:p>
          </table:table-cell>
          <table:table-cell table:style-name="ce2" table:formula="of:=IF([.T77]=&quot;&quot;;&quot;&quot;;[.T77]+[.R137])" office:value-type="float" office:value="985.16764">
            <text:p>985.16764</text:p>
          </table:table-cell>
          <table:table-cell table:style-name="ce2" table:formula="of:=IF([.U77]=&quot;&quot;;&quot;&quot;;[.U77]+[.S137])" office:value-type="float" office:value="61.68609">
            <text:p>61.68609</text:p>
          </table:table-cell>
          <table:table-cell table:style-name="ce2" table:formula="of:=IF([.V77]=&quot;&quot;;&quot;&quot;;[.V77]+[.T137])" office:value-type="float" office:value="646.30427">
            <text:p>646.30427</text:p>
          </table:table-cell>
          <table:table-cell table:style-name="ce2" table:formula="of:=IF([.W77]=&quot;&quot;;&quot;&quot;;[.W77]+[.U137])" office:value-type="float" office:value="214.20904">
            <text:p>214.20904</text:p>
          </table:table-cell>
          <table:table-cell table:style-name="ce2" table:formula="of:=IF([.X77]=&quot;&quot;;&quot;&quot;;[.X77]+[.V137])" office:value-type="float" office:value="592.22194">
            <text:p>592.22194</text:p>
          </table:table-cell>
          <table:table-cell table:style-name="ce2" table:formula="of:=IF([.Y77]=&quot;&quot;;&quot;&quot;;[.Y77]+[.W137])" office:value-type="float" office:value="224.13163">
            <text:p>224.13163</text:p>
          </table:table-cell>
          <table:table-cell table:style-name="ce2" table:formula="of:=IF([.Z77]=&quot;&quot;;&quot;&quot;;[.Z77]+[.X137])">
            <text:p/>
          </table:table-cell>
          <table:table-cell table:style-name="ce2" table:formula="of:=IF([.AA77]=&quot;&quot;;&quot;&quot;;[.AA77]+[.Y137])">
            <text:p/>
          </table:table-cell>
          <table:table-cell table:style-name="ce2" table:formula="of:=IF([.AB77]=&quot;&quot;;&quot;&quot;;[.AB77]+[.Z137])">
            <text:p/>
          </table:table-cell>
          <table:table-cell table:style-name="ce2" table:formula="of:=IF([.AC77]=&quot;&quot;;&quot;&quot;;[.AC77]+[.AA137])">
            <text:p/>
          </table:table-cell>
          <table:table-cell table:style-name="ce2" table:formula="of:=IF([.AD77]=&quot;&quot;;&quot;&quot;;[.AD77]+[.AB137])">
            <text:p/>
          </table:table-cell>
          <table:table-cell table:style-name="ce2" table:formula="of:=IF([.AE77]=&quot;&quot;;&quot;&quot;;[.AE77]+[.AC137])">
            <text:p/>
          </table:table-cell>
          <table:table-cell table:style-name="ce2" table:formula="of:=IF([.AF77]=&quot;&quot;;&quot;&quot;;[.AF77]+[.AD137])">
            <text:p/>
          </table:table-cell>
          <table:table-cell table:style-name="ce2" table:formula="of:=IF([.AG77]=&quot;&quot;;&quot;&quot;;[.AG77]+[.AE137])">
            <text:p/>
          </table:table-cell>
          <table:table-cell table:style-name="ce2" table:formula="of:=IF([.AH77]=&quot;&quot;;&quot;&quot;;[.AH77]+[.AF137])">
            <text:p/>
          </table:table-cell>
          <table:table-cell table:style-name="ce2" table:formula="of:=IF([.AI77]=&quot;&quot;;&quot;&quot;;[.AI77]+[.AG137])">
            <text:p/>
          </table:table-cell>
          <table:table-cell table:style-name="ce2" table:formula="of:=IF([.AJ77]=&quot;&quot;;&quot;&quot;;[.AJ77]+[.AH137])">
            <text:p/>
          </table:table-cell>
          <table:table-cell table:style-name="ce2" table:formula="of:=IF([.AK77]=&quot;&quot;;&quot;&quot;;[.AK77]+[.AI137])">
            <text:p/>
          </table:table-cell>
          <table:table-cell table:style-name="ce2" table:formula="of:=IF([.AL77]=&quot;&quot;;&quot;&quot;;[.AL77]+[.AJ137])">
            <text:p/>
          </table:table-cell>
          <table:table-cell table:style-name="ce2" table:formula="of:=IF([.AM77]=&quot;&quot;;&quot;&quot;;[.AM77]+[.AK137])">
            <text:p/>
          </table:table-cell>
          <table:table-cell table:style-name="ce2" table:formula="of:=IF([.AN77]=&quot;&quot;;&quot;&quot;;[.AN77]+[.AL137])">
            <text:p/>
          </table:table-cell>
          <table:table-cell table:style-name="ce2" table:formula="of:=IF([.AO77]=&quot;&quot;;&quot;&quot;;[.AO77]+[.AM137])">
            <text:p/>
          </table:table-cell>
          <table:table-cell table:style-name="ce2" table:formula="of:=IF([.AP77]=&quot;&quot;;&quot;&quot;;[.AP77]+[.AN137])">
            <text:p/>
          </table:table-cell>
          <table:table-cell table:style-name="ce2" table:formula="of:=IF([.AQ77]=&quot;&quot;;&quot;&quot;;[.AQ77]+[.AO137])">
            <text:p/>
          </table:table-cell>
          <table:table-cell table:style-name="ce2" table:formula="of:=IF([.AR77]=&quot;&quot;;&quot;&quot;;[.AR77]+[.AP137])">
            <text:p/>
          </table:table-cell>
          <table:table-cell table:style-name="ce2" table:formula="of:=IF([.AS77]=&quot;&quot;;&quot;&quot;;[.AS77]+[.AQ137])">
            <text:p/>
          </table:table-cell>
          <table:table-cell table:style-name="ce2" table:formula="of:=IF([.AT77]=&quot;&quot;;&quot;&quot;;[.AT77]+[.AR137])">
            <text:p/>
          </table:table-cell>
          <table:table-cell table:style-name="ce2" table:formula="of:=IF([.AU77]=&quot;&quot;;&quot;&quot;;[.AU77]+[.AS137])">
            <text:p/>
          </table:table-cell>
          <table:table-cell table:style-name="ce2" table:formula="of:=IF([.AV77]=&quot;&quot;;&quot;&quot;;[.AV77]+[.AT137])">
            <text:p/>
          </table:table-cell>
          <table:table-cell table:style-name="ce2" table:formula="of:=IF([.AW77]=&quot;&quot;;&quot;&quot;;[.AW77]+[.AU137])">
            <text:p/>
          </table:table-cell>
          <table:table-cell table:style-name="ce2" table:formula="of:=IF([.AX77]=&quot;&quot;;&quot;&quot;;[.AX77]+[.AV137])">
            <text:p/>
          </table:table-cell>
          <table:table-cell table:style-name="ce2" table:formula="of:=IF([.AY77]=&quot;&quot;;&quot;&quot;;[.AY77]+[.AW137])">
            <text:p/>
          </table:table-cell>
          <table:table-cell table:style-name="ce2" table:formula="of:=IF([.AZ77]=&quot;&quot;;&quot;&quot;;[.AZ77]+[.AX137])">
            <text:p/>
          </table:table-cell>
          <table:table-cell table:style-name="ce2" table:formula="of:=IF([.BA77]=&quot;&quot;;&quot;&quot;;[.BA77]+[.AY137])">
            <text:p/>
          </table:table-cell>
          <table:table-cell table:style-name="ce2" table:formula="of:=IF([.BB77]=&quot;&quot;;&quot;&quot;;[.BB77]+[.AZ137])">
            <text:p/>
          </table:table-cell>
          <table:table-cell table:style-name="ce2" table:formula="of:=IF([.BC77]=&quot;&quot;;&quot;&quot;;[.BC77]+[.BA137])">
            <text:p/>
          </table:table-cell>
          <table:table-cell table:style-name="ce2" table:formula="of:=IF([.BD77]=&quot;&quot;;&quot;&quot;;[.BD77]+[.BB137])">
            <text:p/>
          </table:table-cell>
          <table:table-cell table:style-name="ce2" table:formula="of:=IF([.BE77]=&quot;&quot;;&quot;&quot;;[.BE77]+[.BC137])">
            <text:p/>
          </table:table-cell>
          <table:table-cell table:style-name="ce2" table:formula="of:=IF([.BF77]=&quot;&quot;;&quot;&quot;;[.BF77]+[.BD137])">
            <text:p/>
          </table:table-cell>
          <table:table-cell table:style-name="ce2" table:formula="of:=IF([.BG77]=&quot;&quot;;&quot;&quot;;[.BG77]+[.BE137])">
            <text:p/>
          </table:table-cell>
          <table:table-cell table:style-name="ce2" table:formula="of:=IF([.BH77]=&quot;&quot;;&quot;&quot;;[.BH77]+[.BF137])">
            <text:p/>
          </table:table-cell>
          <table:table-cell table:style-name="ce2" table:formula="of:=IF([.BI77]=&quot;&quot;;&quot;&quot;;[.BI77]+[.BG137])">
            <text:p/>
          </table:table-cell>
          <table:table-cell table:style-name="ce2" table:formula="of:=IF([.BJ77]=&quot;&quot;;&quot;&quot;;[.BJ77]+[.BH137])">
            <text:p/>
          </table:table-cell>
          <table:table-cell table:style-name="ce2" table:formula="of:=IF([.BK77]=&quot;&quot;;&quot;&quot;;[.BK77]+[.BI137])">
            <text:p/>
          </table:table-cell>
          <table:table-cell table:style-name="ce2" table:formula="of:=IF([.BL77]=&quot;&quot;;&quot;&quot;;[.BL77]+[.BJ137])">
            <text:p/>
          </table:table-cell>
          <table:table-cell table:style-name="ce2" table:formula="of:=IF([.BM77]=&quot;&quot;;&quot;&quot;;[.BM77]+[.BK137])">
            <text:p/>
          </table:table-cell>
          <table:table-cell table:style-name="ce2" table:formula="of:=IF([.BN77]=&quot;&quot;;&quot;&quot;;[.BN77]+[.BL137])">
            <text:p/>
          </table:table-cell>
          <table:table-cell table:style-name="ce2" table:formula="of:=IF([.BO77]=&quot;&quot;;&quot;&quot;;[.BO77]+[.BM137])">
            <text:p/>
          </table:table-cell>
          <table:table-cell table:style-name="ce2" table:formula="of:=IF([.BP77]=&quot;&quot;;&quot;&quot;;[.BP77]+[.BN137])">
            <text:p/>
          </table:table-cell>
          <table:table-cell table:style-name="ce2" table:formula="of:=IF([.BQ77]=&quot;&quot;;&quot;&quot;;[.BQ77]+[.BO137])">
            <text:p/>
          </table:table-cell>
          <table:table-cell table:style-name="ce2" table:formula="of:=IF([.BR77]=&quot;&quot;;&quot;&quot;;[.BR77]+[.BP137])">
            <text:p/>
          </table:table-cell>
          <table:table-cell table:style-name="ce2" table:formula="of:=IF([.BS77]=&quot;&quot;;&quot;&quot;;[.BS77]+[.BQ137])">
            <text:p/>
          </table:table-cell>
          <table:table-cell table:style-name="ce2" table:formula="of:=IF([.BT77]=&quot;&quot;;&quot;&quot;;[.BT77]+[.BR137])">
            <text:p/>
          </table:table-cell>
          <table:table-cell table:style-name="ce2" table:formula="of:=IF([.BU77]=&quot;&quot;;&quot;&quot;;[.BU77]+[.BS137])">
            <text:p/>
          </table:table-cell>
          <table:table-cell table:style-name="ce2" table:formula="of:=IF([.BV77]=&quot;&quot;;&quot;&quot;;[.BV77]+[.BT137])">
            <text:p/>
          </table:table-cell>
          <table:table-cell table:style-name="ce2" table:formula="of:=IF([.BW77]=&quot;&quot;;&quot;&quot;;[.BW77]+[.BU137])">
            <text:p/>
          </table:table-cell>
          <table:table-cell table:style-name="ce2" table:formula="of:=IF([.BX77]=&quot;&quot;;&quot;&quot;;[.BX77]+[.BV137])">
            <text:p/>
          </table:table-cell>
          <table:table-cell table:style-name="ce2" table:formula="of:=IF([.BY77]=&quot;&quot;;&quot;&quot;;[.BY77]+[.BW137])">
            <text:p/>
          </table:table-cell>
          <table:table-cell table:style-name="ce2" table:formula="of:=IF([.BZ77]=&quot;&quot;;&quot;&quot;;[.BZ77]+[.BX137])">
            <text:p/>
          </table:table-cell>
          <table:table-cell table:style-name="ce2" table:formula="of:=IF([.CA77]=&quot;&quot;;&quot;&quot;;[.CA77]+[.BY137])">
            <text:p/>
          </table:table-cell>
          <table:table-cell table:style-name="ce2" table:formula="of:=IF([.CB77]=&quot;&quot;;&quot;&quot;;[.CB77]+[.BZ137])">
            <text:p/>
          </table:table-cell>
          <table:table-cell table:style-name="ce2" table:formula="of:=IF([.CC77]=&quot;&quot;;&quot;&quot;;[.CC77]+[.CA137])">
            <text:p/>
          </table:table-cell>
          <table:table-cell table:style-name="ce2" table:formula="of:=IF([.CD77]=&quot;&quot;;&quot;&quot;;[.CD77]+[.CB137])">
            <text:p/>
          </table:table-cell>
          <table:table-cell table:style-name="ce2" table:formula="of:=IF([.CE77]=&quot;&quot;;&quot;&quot;;[.CE77]+[.CC137])">
            <text:p/>
          </table:table-cell>
          <table:table-cell table:style-name="ce2" table:formula="of:=IF([.CF77]=&quot;&quot;;&quot;&quot;;[.CF77]+[.CD137])">
            <text:p/>
          </table:table-cell>
          <table:table-cell table:style-name="ce2" table:formula="of:=IF([.CG77]=&quot;&quot;;&quot;&quot;;[.CG77]+[.CE137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8]=&quot;&quot;;&quot;&quot;;[.D78])" office:value-type="float" office:value="511.47089">
            <text:p>511.47089</text:p>
          </table:table-cell>
          <table:table-cell table:style-name="ce2" table:formula="of:=IF([.E78]=&quot;&quot;;&quot;&quot;;[.E78])" office:value-type="float" office:value="161.08851">
            <text:p>161.08851</text:p>
          </table:table-cell>
          <table:table-cell table:style-name="ce2" table:formula="of:=IF([.F78]=&quot;&quot;;&quot;&quot;;[.F78]+[.D138])" office:value-type="float" office:value="498.29098">
            <text:p>498.29098</text:p>
          </table:table-cell>
          <table:table-cell table:style-name="ce2" table:formula="of:=IF([.G78]=&quot;&quot;;&quot;&quot;;[.G78]+[.E138])" office:value-type="float" office:value="196.77597">
            <text:p>196.77597</text:p>
          </table:table-cell>
          <table:table-cell table:style-name="ce2" table:formula="of:=IF([.H78]=&quot;&quot;;&quot;&quot;;[.H78]+[.F138])" office:value-type="float" office:value="498.31138">
            <text:p>498.31138</text:p>
          </table:table-cell>
          <table:table-cell table:style-name="ce2" table:formula="of:=IF([.I78]=&quot;&quot;;&quot;&quot;;[.I78]+[.G138])" office:value-type="float" office:value="208.30164">
            <text:p>208.30164</text:p>
          </table:table-cell>
          <table:table-cell table:style-name="ce2" table:formula="of:=IF([.J78]=&quot;&quot;;&quot;&quot;;[.J78]+[.H138])" office:value-type="float" office:value="477.75743">
            <text:p>477.75743</text:p>
          </table:table-cell>
          <table:table-cell table:style-name="ce2" table:formula="of:=IF([.K78]=&quot;&quot;;&quot;&quot;;[.K78]+[.I138])" office:value-type="float" office:value="216.76604">
            <text:p>216.76604</text:p>
          </table:table-cell>
          <table:table-cell table:style-name="ce2" table:formula="of:=IF([.L78]=&quot;&quot;;&quot;&quot;;[.L78]+[.J138])" office:value-type="float" office:value="255.03352">
            <text:p>255.03352</text:p>
          </table:table-cell>
          <table:table-cell table:style-name="ce2" table:formula="of:=IF([.M78]=&quot;&quot;;&quot;&quot;;[.M78]+[.K138])" office:value-type="float" office:value="210.60864">
            <text:p>210.60864</text:p>
          </table:table-cell>
          <table:table-cell table:style-name="ce2" table:formula="of:=IF([.N78]=&quot;&quot;;&quot;&quot;;[.N78]+[.L138])" office:value-type="float" office:value="254.73433">
            <text:p>254.73433</text:p>
          </table:table-cell>
          <table:table-cell table:style-name="ce2" table:formula="of:=IF([.O78]=&quot;&quot;;&quot;&quot;;[.O78]+[.M138])" office:value-type="float" office:value="205.49558">
            <text:p>205.49558</text:p>
          </table:table-cell>
          <table:table-cell table:style-name="ce2" table:formula="of:=IF([.P78]=&quot;&quot;;&quot;&quot;;[.P78]+[.N138])" office:value-type="float" office:value="396.5414">
            <text:p>396.5414</text:p>
          </table:table-cell>
          <table:table-cell table:style-name="ce2" table:formula="of:=IF([.Q78]=&quot;&quot;;&quot;&quot;;[.Q78]+[.O138])" office:value-type="float" office:value="156.46351">
            <text:p>156.46351</text:p>
          </table:table-cell>
          <table:table-cell table:style-name="ce2" table:formula="of:=IF([.R78]=&quot;&quot;;&quot;&quot;;[.R78]+[.P138])">
            <text:p/>
          </table:table-cell>
          <table:table-cell table:style-name="ce2" table:formula="of:=IF([.S78]=&quot;&quot;;&quot;&quot;;[.S78]+[.Q138])">
            <text:p/>
          </table:table-cell>
          <table:table-cell table:style-name="ce2" table:formula="of:=IF([.T78]=&quot;&quot;;&quot;&quot;;[.T78]+[.R138])">
            <text:p/>
          </table:table-cell>
          <table:table-cell table:style-name="ce2" table:formula="of:=IF([.U78]=&quot;&quot;;&quot;&quot;;[.U78]+[.S138])">
            <text:p/>
          </table:table-cell>
          <table:table-cell table:style-name="ce2" table:formula="of:=IF([.V78]=&quot;&quot;;&quot;&quot;;[.V78]+[.T138])">
            <text:p/>
          </table:table-cell>
          <table:table-cell table:style-name="ce2" table:formula="of:=IF([.W78]=&quot;&quot;;&quot;&quot;;[.W78]+[.U138])">
            <text:p/>
          </table:table-cell>
          <table:table-cell table:style-name="ce2" table:formula="of:=IF([.X78]=&quot;&quot;;&quot;&quot;;[.X78]+[.V138])">
            <text:p/>
          </table:table-cell>
          <table:table-cell table:style-name="ce2" table:formula="of:=IF([.Y78]=&quot;&quot;;&quot;&quot;;[.Y78]+[.W138])">
            <text:p/>
          </table:table-cell>
          <table:table-cell table:style-name="ce2" table:formula="of:=IF([.Z78]=&quot;&quot;;&quot;&quot;;[.Z78]+[.X138])">
            <text:p/>
          </table:table-cell>
          <table:table-cell table:style-name="ce2" table:formula="of:=IF([.AA78]=&quot;&quot;;&quot;&quot;;[.AA78]+[.Y138])">
            <text:p/>
          </table:table-cell>
          <table:table-cell table:style-name="ce2" table:formula="of:=IF([.AB78]=&quot;&quot;;&quot;&quot;;[.AB78]+[.Z138])">
            <text:p/>
          </table:table-cell>
          <table:table-cell table:style-name="ce2" table:formula="of:=IF([.AC78]=&quot;&quot;;&quot;&quot;;[.AC78]+[.AA138])">
            <text:p/>
          </table:table-cell>
          <table:table-cell table:style-name="ce2" table:formula="of:=IF([.AD78]=&quot;&quot;;&quot;&quot;;[.AD78]+[.AB138])">
            <text:p/>
          </table:table-cell>
          <table:table-cell table:style-name="ce2" table:formula="of:=IF([.AE78]=&quot;&quot;;&quot;&quot;;[.AE78]+[.AC138])">
            <text:p/>
          </table:table-cell>
          <table:table-cell table:style-name="ce2" table:formula="of:=IF([.AF78]=&quot;&quot;;&quot;&quot;;[.AF78]+[.AD138])">
            <text:p/>
          </table:table-cell>
          <table:table-cell table:style-name="ce2" table:formula="of:=IF([.AG78]=&quot;&quot;;&quot;&quot;;[.AG78]+[.AE138])">
            <text:p/>
          </table:table-cell>
          <table:table-cell table:style-name="ce2" table:formula="of:=IF([.AH78]=&quot;&quot;;&quot;&quot;;[.AH78]+[.AF138])">
            <text:p/>
          </table:table-cell>
          <table:table-cell table:style-name="ce2" table:formula="of:=IF([.AI78]=&quot;&quot;;&quot;&quot;;[.AI78]+[.AG138])">
            <text:p/>
          </table:table-cell>
          <table:table-cell table:style-name="ce2" table:formula="of:=IF([.AJ78]=&quot;&quot;;&quot;&quot;;[.AJ78]+[.AH138])">
            <text:p/>
          </table:table-cell>
          <table:table-cell table:style-name="ce2" table:formula="of:=IF([.AK78]=&quot;&quot;;&quot;&quot;;[.AK78]+[.AI138])">
            <text:p/>
          </table:table-cell>
          <table:table-cell table:style-name="ce2" table:formula="of:=IF([.AL78]=&quot;&quot;;&quot;&quot;;[.AL78]+[.AJ138])">
            <text:p/>
          </table:table-cell>
          <table:table-cell table:style-name="ce2" table:formula="of:=IF([.AM78]=&quot;&quot;;&quot;&quot;;[.AM78]+[.AK138])">
            <text:p/>
          </table:table-cell>
          <table:table-cell table:style-name="ce2" table:formula="of:=IF([.AN78]=&quot;&quot;;&quot;&quot;;[.AN78]+[.AL138])">
            <text:p/>
          </table:table-cell>
          <table:table-cell table:style-name="ce2" table:formula="of:=IF([.AO78]=&quot;&quot;;&quot;&quot;;[.AO78]+[.AM138])">
            <text:p/>
          </table:table-cell>
          <table:table-cell table:style-name="ce2" table:formula="of:=IF([.AP78]=&quot;&quot;;&quot;&quot;;[.AP78]+[.AN138])">
            <text:p/>
          </table:table-cell>
          <table:table-cell table:style-name="ce2" table:formula="of:=IF([.AQ78]=&quot;&quot;;&quot;&quot;;[.AQ78]+[.AO138])">
            <text:p/>
          </table:table-cell>
          <table:table-cell table:style-name="ce2" table:formula="of:=IF([.AR78]=&quot;&quot;;&quot;&quot;;[.AR78]+[.AP138])">
            <text:p/>
          </table:table-cell>
          <table:table-cell table:style-name="ce2" table:formula="of:=IF([.AS78]=&quot;&quot;;&quot;&quot;;[.AS78]+[.AQ138])">
            <text:p/>
          </table:table-cell>
          <table:table-cell table:style-name="ce2" table:formula="of:=IF([.AT78]=&quot;&quot;;&quot;&quot;;[.AT78]+[.AR138])">
            <text:p/>
          </table:table-cell>
          <table:table-cell table:style-name="ce2" table:formula="of:=IF([.AU78]=&quot;&quot;;&quot;&quot;;[.AU78]+[.AS138])">
            <text:p/>
          </table:table-cell>
          <table:table-cell table:style-name="ce2" table:formula="of:=IF([.AV78]=&quot;&quot;;&quot;&quot;;[.AV78]+[.AT138])">
            <text:p/>
          </table:table-cell>
          <table:table-cell table:style-name="ce2" table:formula="of:=IF([.AW78]=&quot;&quot;;&quot;&quot;;[.AW78]+[.AU138])">
            <text:p/>
          </table:table-cell>
          <table:table-cell table:style-name="ce2" table:formula="of:=IF([.AX78]=&quot;&quot;;&quot;&quot;;[.AX78]+[.AV138])">
            <text:p/>
          </table:table-cell>
          <table:table-cell table:style-name="ce2" table:formula="of:=IF([.AY78]=&quot;&quot;;&quot;&quot;;[.AY78]+[.AW138])">
            <text:p/>
          </table:table-cell>
          <table:table-cell table:style-name="ce2" table:formula="of:=IF([.AZ78]=&quot;&quot;;&quot;&quot;;[.AZ78]+[.AX138])">
            <text:p/>
          </table:table-cell>
          <table:table-cell table:style-name="ce2" table:formula="of:=IF([.BA78]=&quot;&quot;;&quot;&quot;;[.BA78]+[.AY138])">
            <text:p/>
          </table:table-cell>
          <table:table-cell table:style-name="ce2" table:formula="of:=IF([.BB78]=&quot;&quot;;&quot;&quot;;[.BB78]+[.AZ138])">
            <text:p/>
          </table:table-cell>
          <table:table-cell table:style-name="ce2" table:formula="of:=IF([.BC78]=&quot;&quot;;&quot;&quot;;[.BC78]+[.BA138])">
            <text:p/>
          </table:table-cell>
          <table:table-cell table:style-name="ce2" table:formula="of:=IF([.BD78]=&quot;&quot;;&quot;&quot;;[.BD78]+[.BB138])">
            <text:p/>
          </table:table-cell>
          <table:table-cell table:style-name="ce2" table:formula="of:=IF([.BE78]=&quot;&quot;;&quot;&quot;;[.BE78]+[.BC138])">
            <text:p/>
          </table:table-cell>
          <table:table-cell table:style-name="ce2" table:formula="of:=IF([.BF78]=&quot;&quot;;&quot;&quot;;[.BF78]+[.BD138])">
            <text:p/>
          </table:table-cell>
          <table:table-cell table:style-name="ce2" table:formula="of:=IF([.BG78]=&quot;&quot;;&quot;&quot;;[.BG78]+[.BE138])">
            <text:p/>
          </table:table-cell>
          <table:table-cell table:style-name="ce2" table:formula="of:=IF([.BH78]=&quot;&quot;;&quot;&quot;;[.BH78]+[.BF138])">
            <text:p/>
          </table:table-cell>
          <table:table-cell table:style-name="ce2" table:formula="of:=IF([.BI78]=&quot;&quot;;&quot;&quot;;[.BI78]+[.BG138])">
            <text:p/>
          </table:table-cell>
          <table:table-cell table:style-name="ce2" table:formula="of:=IF([.BJ78]=&quot;&quot;;&quot;&quot;;[.BJ78]+[.BH138])">
            <text:p/>
          </table:table-cell>
          <table:table-cell table:style-name="ce2" table:formula="of:=IF([.BK78]=&quot;&quot;;&quot;&quot;;[.BK78]+[.BI138])">
            <text:p/>
          </table:table-cell>
          <table:table-cell table:style-name="ce2" table:formula="of:=IF([.BL78]=&quot;&quot;;&quot;&quot;;[.BL78]+[.BJ138])">
            <text:p/>
          </table:table-cell>
          <table:table-cell table:style-name="ce2" table:formula="of:=IF([.BM78]=&quot;&quot;;&quot;&quot;;[.BM78]+[.BK138])">
            <text:p/>
          </table:table-cell>
          <table:table-cell table:style-name="ce2" table:formula="of:=IF([.BN78]=&quot;&quot;;&quot;&quot;;[.BN78]+[.BL138])">
            <text:p/>
          </table:table-cell>
          <table:table-cell table:style-name="ce2" table:formula="of:=IF([.BO78]=&quot;&quot;;&quot;&quot;;[.BO78]+[.BM138])">
            <text:p/>
          </table:table-cell>
          <table:table-cell table:style-name="ce2" table:formula="of:=IF([.BP78]=&quot;&quot;;&quot;&quot;;[.BP78]+[.BN138])">
            <text:p/>
          </table:table-cell>
          <table:table-cell table:style-name="ce2" table:formula="of:=IF([.BQ78]=&quot;&quot;;&quot;&quot;;[.BQ78]+[.BO138])">
            <text:p/>
          </table:table-cell>
          <table:table-cell table:style-name="ce2" table:formula="of:=IF([.BR78]=&quot;&quot;;&quot;&quot;;[.BR78]+[.BP138])">
            <text:p/>
          </table:table-cell>
          <table:table-cell table:style-name="ce2" table:formula="of:=IF([.BS78]=&quot;&quot;;&quot;&quot;;[.BS78]+[.BQ138])">
            <text:p/>
          </table:table-cell>
          <table:table-cell table:style-name="ce2" table:formula="of:=IF([.BT78]=&quot;&quot;;&quot;&quot;;[.BT78]+[.BR138])">
            <text:p/>
          </table:table-cell>
          <table:table-cell table:style-name="ce2" table:formula="of:=IF([.BU78]=&quot;&quot;;&quot;&quot;;[.BU78]+[.BS138])">
            <text:p/>
          </table:table-cell>
          <table:table-cell table:style-name="ce2" table:formula="of:=IF([.BV78]=&quot;&quot;;&quot;&quot;;[.BV78]+[.BT138])">
            <text:p/>
          </table:table-cell>
          <table:table-cell table:style-name="ce2" table:formula="of:=IF([.BW78]=&quot;&quot;;&quot;&quot;;[.BW78]+[.BU138])">
            <text:p/>
          </table:table-cell>
          <table:table-cell table:style-name="ce2" table:formula="of:=IF([.BX78]=&quot;&quot;;&quot;&quot;;[.BX78]+[.BV138])">
            <text:p/>
          </table:table-cell>
          <table:table-cell table:style-name="ce2" table:formula="of:=IF([.BY78]=&quot;&quot;;&quot;&quot;;[.BY78]+[.BW138])">
            <text:p/>
          </table:table-cell>
          <table:table-cell table:style-name="ce2" table:formula="of:=IF([.BZ78]=&quot;&quot;;&quot;&quot;;[.BZ78]+[.BX138])">
            <text:p/>
          </table:table-cell>
          <table:table-cell table:style-name="ce2" table:formula="of:=IF([.CA78]=&quot;&quot;;&quot;&quot;;[.CA78]+[.BY138])">
            <text:p/>
          </table:table-cell>
          <table:table-cell table:style-name="ce2" table:formula="of:=IF([.CB78]=&quot;&quot;;&quot;&quot;;[.CB78]+[.BZ138])">
            <text:p/>
          </table:table-cell>
          <table:table-cell table:style-name="ce2" table:formula="of:=IF([.CC78]=&quot;&quot;;&quot;&quot;;[.CC78]+[.CA138])">
            <text:p/>
          </table:table-cell>
          <table:table-cell table:style-name="ce2" table:formula="of:=IF([.CD78]=&quot;&quot;;&quot;&quot;;[.CD78]+[.CB138])">
            <text:p/>
          </table:table-cell>
          <table:table-cell table:style-name="ce2" table:formula="of:=IF([.CE78]=&quot;&quot;;&quot;&quot;;[.CE78]+[.CC138])">
            <text:p/>
          </table:table-cell>
          <table:table-cell table:style-name="ce2" table:formula="of:=IF([.CF78]=&quot;&quot;;&quot;&quot;;[.CF78]+[.CD138])">
            <text:p/>
          </table:table-cell>
          <table:table-cell table:style-name="ce2" table:formula="of:=IF([.CG78]=&quot;&quot;;&quot;&quot;;[.CG78]+[.CE138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79]=&quot;&quot;;&quot;&quot;;[.D79])">
            <text:p/>
          </table:table-cell>
          <table:table-cell table:style-name="ce2" table:formula="of:=IF([.E79]=&quot;&quot;;&quot;&quot;;[.E79])">
            <text:p/>
          </table:table-cell>
          <table:table-cell table:style-name="ce2" table:formula="of:=IF([.F79]=&quot;&quot;;&quot;&quot;;[.F79]+[.D139])">
            <text:p/>
          </table:table-cell>
          <table:table-cell table:style-name="ce2" table:formula="of:=IF([.G79]=&quot;&quot;;&quot;&quot;;[.G79]+[.E139])">
            <text:p/>
          </table:table-cell>
          <table:table-cell table:style-name="ce2" table:formula="of:=IF([.H79]=&quot;&quot;;&quot;&quot;;[.H79]+[.F139])">
            <text:p/>
          </table:table-cell>
          <table:table-cell table:style-name="ce2" table:formula="of:=IF([.I79]=&quot;&quot;;&quot;&quot;;[.I79]+[.G139])">
            <text:p/>
          </table:table-cell>
          <table:table-cell table:style-name="ce2" table:formula="of:=IF([.J79]=&quot;&quot;;&quot;&quot;;[.J79]+[.H139])">
            <text:p/>
          </table:table-cell>
          <table:table-cell table:style-name="ce2" table:formula="of:=IF([.K79]=&quot;&quot;;&quot;&quot;;[.K79]+[.I139])">
            <text:p/>
          </table:table-cell>
          <table:table-cell table:style-name="ce2" table:formula="of:=IF([.L79]=&quot;&quot;;&quot;&quot;;[.L79]+[.J139])">
            <text:p/>
          </table:table-cell>
          <table:table-cell table:style-name="ce2" table:formula="of:=IF([.M79]=&quot;&quot;;&quot;&quot;;[.M79]+[.K139])">
            <text:p/>
          </table:table-cell>
          <table:table-cell table:style-name="ce2" table:formula="of:=IF([.N79]=&quot;&quot;;&quot;&quot;;[.N79]+[.L139])">
            <text:p/>
          </table:table-cell>
          <table:table-cell table:style-name="ce2" table:formula="of:=IF([.O79]=&quot;&quot;;&quot;&quot;;[.O79]+[.M139])">
            <text:p/>
          </table:table-cell>
          <table:table-cell table:style-name="ce2" table:formula="of:=IF([.P79]=&quot;&quot;;&quot;&quot;;[.P79]+[.N139])">
            <text:p/>
          </table:table-cell>
          <table:table-cell table:style-name="ce2" table:formula="of:=IF([.Q79]=&quot;&quot;;&quot;&quot;;[.Q79]+[.O139])">
            <text:p/>
          </table:table-cell>
          <table:table-cell table:style-name="ce2" table:formula="of:=IF([.R79]=&quot;&quot;;&quot;&quot;;[.R79]+[.P139])">
            <text:p/>
          </table:table-cell>
          <table:table-cell table:style-name="ce2" table:formula="of:=IF([.S79]=&quot;&quot;;&quot;&quot;;[.S79]+[.Q139])">
            <text:p/>
          </table:table-cell>
          <table:table-cell table:style-name="ce2" table:formula="of:=IF([.T79]=&quot;&quot;;&quot;&quot;;[.T79]+[.R139])">
            <text:p/>
          </table:table-cell>
          <table:table-cell table:style-name="ce2" table:formula="of:=IF([.U79]=&quot;&quot;;&quot;&quot;;[.U79]+[.S139])">
            <text:p/>
          </table:table-cell>
          <table:table-cell table:style-name="ce2" table:formula="of:=IF([.V79]=&quot;&quot;;&quot;&quot;;[.V79]+[.T139])">
            <text:p/>
          </table:table-cell>
          <table:table-cell table:style-name="ce2" table:formula="of:=IF([.W79]=&quot;&quot;;&quot;&quot;;[.W79]+[.U139])">
            <text:p/>
          </table:table-cell>
          <table:table-cell table:style-name="ce2" table:formula="of:=IF([.X79]=&quot;&quot;;&quot;&quot;;[.X79]+[.V139])">
            <text:p/>
          </table:table-cell>
          <table:table-cell table:style-name="ce2" table:formula="of:=IF([.Y79]=&quot;&quot;;&quot;&quot;;[.Y79]+[.W139])">
            <text:p/>
          </table:table-cell>
          <table:table-cell table:style-name="ce2" table:formula="of:=IF([.Z79]=&quot;&quot;;&quot;&quot;;[.Z79]+[.X139])">
            <text:p/>
          </table:table-cell>
          <table:table-cell table:style-name="ce2" table:formula="of:=IF([.AA79]=&quot;&quot;;&quot;&quot;;[.AA79]+[.Y139])">
            <text:p/>
          </table:table-cell>
          <table:table-cell table:style-name="ce2" table:formula="of:=IF([.AB79]=&quot;&quot;;&quot;&quot;;[.AB79]+[.Z139])">
            <text:p/>
          </table:table-cell>
          <table:table-cell table:style-name="ce2" table:formula="of:=IF([.AC79]=&quot;&quot;;&quot;&quot;;[.AC79]+[.AA139])">
            <text:p/>
          </table:table-cell>
          <table:table-cell table:style-name="ce2" table:formula="of:=IF([.AD79]=&quot;&quot;;&quot;&quot;;[.AD79]+[.AB139])">
            <text:p/>
          </table:table-cell>
          <table:table-cell table:style-name="ce2" table:formula="of:=IF([.AE79]=&quot;&quot;;&quot;&quot;;[.AE79]+[.AC139])">
            <text:p/>
          </table:table-cell>
          <table:table-cell table:style-name="ce2" table:formula="of:=IF([.AF79]=&quot;&quot;;&quot;&quot;;[.AF79]+[.AD139])">
            <text:p/>
          </table:table-cell>
          <table:table-cell table:style-name="ce2" table:formula="of:=IF([.AG79]=&quot;&quot;;&quot;&quot;;[.AG79]+[.AE139])">
            <text:p/>
          </table:table-cell>
          <table:table-cell table:style-name="ce2" table:formula="of:=IF([.AH79]=&quot;&quot;;&quot;&quot;;[.AH79]+[.AF139])">
            <text:p/>
          </table:table-cell>
          <table:table-cell table:style-name="ce2" table:formula="of:=IF([.AI79]=&quot;&quot;;&quot;&quot;;[.AI79]+[.AG139])">
            <text:p/>
          </table:table-cell>
          <table:table-cell table:style-name="ce2" table:formula="of:=IF([.AJ79]=&quot;&quot;;&quot;&quot;;[.AJ79]+[.AH139])">
            <text:p/>
          </table:table-cell>
          <table:table-cell table:style-name="ce2" table:formula="of:=IF([.AK79]=&quot;&quot;;&quot;&quot;;[.AK79]+[.AI139])">
            <text:p/>
          </table:table-cell>
          <table:table-cell table:style-name="ce2" table:formula="of:=IF([.AL79]=&quot;&quot;;&quot;&quot;;[.AL79]+[.AJ139])">
            <text:p/>
          </table:table-cell>
          <table:table-cell table:style-name="ce2" table:formula="of:=IF([.AM79]=&quot;&quot;;&quot;&quot;;[.AM79]+[.AK139])">
            <text:p/>
          </table:table-cell>
          <table:table-cell table:style-name="ce2" table:formula="of:=IF([.AN79]=&quot;&quot;;&quot;&quot;;[.AN79]+[.AL139])">
            <text:p/>
          </table:table-cell>
          <table:table-cell table:style-name="ce2" table:formula="of:=IF([.AO79]=&quot;&quot;;&quot;&quot;;[.AO79]+[.AM139])">
            <text:p/>
          </table:table-cell>
          <table:table-cell table:style-name="ce2" table:formula="of:=IF([.AP79]=&quot;&quot;;&quot;&quot;;[.AP79]+[.AN139])">
            <text:p/>
          </table:table-cell>
          <table:table-cell table:style-name="ce2" table:formula="of:=IF([.AQ79]=&quot;&quot;;&quot;&quot;;[.AQ79]+[.AO139])">
            <text:p/>
          </table:table-cell>
          <table:table-cell table:style-name="ce2" table:formula="of:=IF([.AR79]=&quot;&quot;;&quot;&quot;;[.AR79]+[.AP139])">
            <text:p/>
          </table:table-cell>
          <table:table-cell table:style-name="ce2" table:formula="of:=IF([.AS79]=&quot;&quot;;&quot;&quot;;[.AS79]+[.AQ139])">
            <text:p/>
          </table:table-cell>
          <table:table-cell table:style-name="ce2" table:formula="of:=IF([.AT79]=&quot;&quot;;&quot;&quot;;[.AT79]+[.AR139])">
            <text:p/>
          </table:table-cell>
          <table:table-cell table:style-name="ce2" table:formula="of:=IF([.AU79]=&quot;&quot;;&quot;&quot;;[.AU79]+[.AS139])">
            <text:p/>
          </table:table-cell>
          <table:table-cell table:style-name="ce2" table:formula="of:=IF([.AV79]=&quot;&quot;;&quot;&quot;;[.AV79]+[.AT139])">
            <text:p/>
          </table:table-cell>
          <table:table-cell table:style-name="ce2" table:formula="of:=IF([.AW79]=&quot;&quot;;&quot;&quot;;[.AW79]+[.AU139])">
            <text:p/>
          </table:table-cell>
          <table:table-cell table:style-name="ce2" table:formula="of:=IF([.AX79]=&quot;&quot;;&quot;&quot;;[.AX79]+[.AV139])">
            <text:p/>
          </table:table-cell>
          <table:table-cell table:style-name="ce2" table:formula="of:=IF([.AY79]=&quot;&quot;;&quot;&quot;;[.AY79]+[.AW139])">
            <text:p/>
          </table:table-cell>
          <table:table-cell table:style-name="ce2" table:formula="of:=IF([.AZ79]=&quot;&quot;;&quot;&quot;;[.AZ79]+[.AX139])">
            <text:p/>
          </table:table-cell>
          <table:table-cell table:style-name="ce2" table:formula="of:=IF([.BA79]=&quot;&quot;;&quot;&quot;;[.BA79]+[.AY139])">
            <text:p/>
          </table:table-cell>
          <table:table-cell table:style-name="ce2" table:formula="of:=IF([.BB79]=&quot;&quot;;&quot;&quot;;[.BB79]+[.AZ139])">
            <text:p/>
          </table:table-cell>
          <table:table-cell table:style-name="ce2" table:formula="of:=IF([.BC79]=&quot;&quot;;&quot;&quot;;[.BC79]+[.BA139])">
            <text:p/>
          </table:table-cell>
          <table:table-cell table:style-name="ce2" table:formula="of:=IF([.BD79]=&quot;&quot;;&quot;&quot;;[.BD79]+[.BB139])">
            <text:p/>
          </table:table-cell>
          <table:table-cell table:style-name="ce2" table:formula="of:=IF([.BE79]=&quot;&quot;;&quot;&quot;;[.BE79]+[.BC139])">
            <text:p/>
          </table:table-cell>
          <table:table-cell table:style-name="ce2" table:formula="of:=IF([.BF79]=&quot;&quot;;&quot;&quot;;[.BF79]+[.BD139])">
            <text:p/>
          </table:table-cell>
          <table:table-cell table:style-name="ce2" table:formula="of:=IF([.BG79]=&quot;&quot;;&quot;&quot;;[.BG79]+[.BE139])">
            <text:p/>
          </table:table-cell>
          <table:table-cell table:style-name="ce2" table:formula="of:=IF([.BH79]=&quot;&quot;;&quot;&quot;;[.BH79]+[.BF139])">
            <text:p/>
          </table:table-cell>
          <table:table-cell table:style-name="ce2" table:formula="of:=IF([.BI79]=&quot;&quot;;&quot;&quot;;[.BI79]+[.BG139])">
            <text:p/>
          </table:table-cell>
          <table:table-cell table:style-name="ce2" table:formula="of:=IF([.BJ79]=&quot;&quot;;&quot;&quot;;[.BJ79]+[.BH139])">
            <text:p/>
          </table:table-cell>
          <table:table-cell table:style-name="ce2" table:formula="of:=IF([.BK79]=&quot;&quot;;&quot;&quot;;[.BK79]+[.BI139])">
            <text:p/>
          </table:table-cell>
          <table:table-cell table:style-name="ce2" table:formula="of:=IF([.BL79]=&quot;&quot;;&quot;&quot;;[.BL79]+[.BJ139])">
            <text:p/>
          </table:table-cell>
          <table:table-cell table:style-name="ce2" table:formula="of:=IF([.BM79]=&quot;&quot;;&quot;&quot;;[.BM79]+[.BK139])">
            <text:p/>
          </table:table-cell>
          <table:table-cell table:style-name="ce2" table:formula="of:=IF([.BN79]=&quot;&quot;;&quot;&quot;;[.BN79]+[.BL139])">
            <text:p/>
          </table:table-cell>
          <table:table-cell table:style-name="ce2" table:formula="of:=IF([.BO79]=&quot;&quot;;&quot;&quot;;[.BO79]+[.BM139])">
            <text:p/>
          </table:table-cell>
          <table:table-cell table:style-name="ce2" table:formula="of:=IF([.BP79]=&quot;&quot;;&quot;&quot;;[.BP79]+[.BN139])">
            <text:p/>
          </table:table-cell>
          <table:table-cell table:style-name="ce2" table:formula="of:=IF([.BQ79]=&quot;&quot;;&quot;&quot;;[.BQ79]+[.BO139])">
            <text:p/>
          </table:table-cell>
          <table:table-cell table:style-name="ce2" table:formula="of:=IF([.BR79]=&quot;&quot;;&quot;&quot;;[.BR79]+[.BP139])">
            <text:p/>
          </table:table-cell>
          <table:table-cell table:style-name="ce2" table:formula="of:=IF([.BS79]=&quot;&quot;;&quot;&quot;;[.BS79]+[.BQ139])">
            <text:p/>
          </table:table-cell>
          <table:table-cell table:style-name="ce2" table:formula="of:=IF([.BT79]=&quot;&quot;;&quot;&quot;;[.BT79]+[.BR139])">
            <text:p/>
          </table:table-cell>
          <table:table-cell table:style-name="ce2" table:formula="of:=IF([.BU79]=&quot;&quot;;&quot;&quot;;[.BU79]+[.BS139])">
            <text:p/>
          </table:table-cell>
          <table:table-cell table:style-name="ce2" table:formula="of:=IF([.BV79]=&quot;&quot;;&quot;&quot;;[.BV79]+[.BT139])">
            <text:p/>
          </table:table-cell>
          <table:table-cell table:style-name="ce2" table:formula="of:=IF([.BW79]=&quot;&quot;;&quot;&quot;;[.BW79]+[.BU139])">
            <text:p/>
          </table:table-cell>
          <table:table-cell table:style-name="ce2" table:formula="of:=IF([.BX79]=&quot;&quot;;&quot;&quot;;[.BX79]+[.BV139])">
            <text:p/>
          </table:table-cell>
          <table:table-cell table:style-name="ce2" table:formula="of:=IF([.BY79]=&quot;&quot;;&quot;&quot;;[.BY79]+[.BW139])">
            <text:p/>
          </table:table-cell>
          <table:table-cell table:style-name="ce2" table:formula="of:=IF([.BZ79]=&quot;&quot;;&quot;&quot;;[.BZ79]+[.BX139])">
            <text:p/>
          </table:table-cell>
          <table:table-cell table:style-name="ce2" table:formula="of:=IF([.CA79]=&quot;&quot;;&quot;&quot;;[.CA79]+[.BY139])">
            <text:p/>
          </table:table-cell>
          <table:table-cell table:style-name="ce2" table:formula="of:=IF([.CB79]=&quot;&quot;;&quot;&quot;;[.CB79]+[.BZ139])">
            <text:p/>
          </table:table-cell>
          <table:table-cell table:style-name="ce2" table:formula="of:=IF([.CC79]=&quot;&quot;;&quot;&quot;;[.CC79]+[.CA139])">
            <text:p/>
          </table:table-cell>
          <table:table-cell table:style-name="ce2" table:formula="of:=IF([.CD79]=&quot;&quot;;&quot;&quot;;[.CD79]+[.CB139])">
            <text:p/>
          </table:table-cell>
          <table:table-cell table:style-name="ce2" table:formula="of:=IF([.CE79]=&quot;&quot;;&quot;&quot;;[.CE79]+[.CC139])">
            <text:p/>
          </table:table-cell>
          <table:table-cell table:style-name="ce2" table:formula="of:=IF([.CF79]=&quot;&quot;;&quot;&quot;;[.CF79]+[.CD139])">
            <text:p/>
          </table:table-cell>
          <table:table-cell table:style-name="ce2" table:formula="of:=IF([.CG79]=&quot;&quot;;&quot;&quot;;[.CG79]+[.CE139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0]=&quot;&quot;;&quot;&quot;;[.D80])">
            <text:p/>
          </table:table-cell>
          <table:table-cell table:style-name="ce2" table:formula="of:=IF([.E80]=&quot;&quot;;&quot;&quot;;[.E80])">
            <text:p/>
          </table:table-cell>
          <table:table-cell table:style-name="ce2" table:formula="of:=IF([.F80]=&quot;&quot;;&quot;&quot;;[.F80]+[.D140])">
            <text:p/>
          </table:table-cell>
          <table:table-cell table:style-name="ce2" table:formula="of:=IF([.G80]=&quot;&quot;;&quot;&quot;;[.G80]+[.E140])">
            <text:p/>
          </table:table-cell>
          <table:table-cell table:style-name="ce2" table:formula="of:=IF([.H80]=&quot;&quot;;&quot;&quot;;[.H80]+[.F140])">
            <text:p/>
          </table:table-cell>
          <table:table-cell table:style-name="ce2" table:formula="of:=IF([.I80]=&quot;&quot;;&quot;&quot;;[.I80]+[.G140])">
            <text:p/>
          </table:table-cell>
          <table:table-cell table:style-name="ce2" table:formula="of:=IF([.J80]=&quot;&quot;;&quot;&quot;;[.J80]+[.H140])">
            <text:p/>
          </table:table-cell>
          <table:table-cell table:style-name="ce2" table:formula="of:=IF([.K80]=&quot;&quot;;&quot;&quot;;[.K80]+[.I140])">
            <text:p/>
          </table:table-cell>
          <table:table-cell table:style-name="ce2" table:formula="of:=IF([.L80]=&quot;&quot;;&quot;&quot;;[.L80]+[.J140])">
            <text:p/>
          </table:table-cell>
          <table:table-cell table:style-name="ce2" table:formula="of:=IF([.M80]=&quot;&quot;;&quot;&quot;;[.M80]+[.K140])">
            <text:p/>
          </table:table-cell>
          <table:table-cell table:style-name="ce2" table:formula="of:=IF([.N80]=&quot;&quot;;&quot;&quot;;[.N80]+[.L140])">
            <text:p/>
          </table:table-cell>
          <table:table-cell table:style-name="ce2" table:formula="of:=IF([.O80]=&quot;&quot;;&quot;&quot;;[.O80]+[.M140])">
            <text:p/>
          </table:table-cell>
          <table:table-cell table:style-name="ce2" table:formula="of:=IF([.P80]=&quot;&quot;;&quot;&quot;;[.P80]+[.N140])">
            <text:p/>
          </table:table-cell>
          <table:table-cell table:style-name="ce2" table:formula="of:=IF([.Q80]=&quot;&quot;;&quot;&quot;;[.Q80]+[.O140])">
            <text:p/>
          </table:table-cell>
          <table:table-cell table:style-name="ce2" table:formula="of:=IF([.R80]=&quot;&quot;;&quot;&quot;;[.R80]+[.P140])">
            <text:p/>
          </table:table-cell>
          <table:table-cell table:style-name="ce2" table:formula="of:=IF([.S80]=&quot;&quot;;&quot;&quot;;[.S80]+[.Q140])">
            <text:p/>
          </table:table-cell>
          <table:table-cell table:style-name="ce2" table:formula="of:=IF([.T80]=&quot;&quot;;&quot;&quot;;[.T80]+[.R140])">
            <text:p/>
          </table:table-cell>
          <table:table-cell table:style-name="ce2" table:formula="of:=IF([.U80]=&quot;&quot;;&quot;&quot;;[.U80]+[.S140])">
            <text:p/>
          </table:table-cell>
          <table:table-cell table:style-name="ce2" table:formula="of:=IF([.V80]=&quot;&quot;;&quot;&quot;;[.V80]+[.T140])">
            <text:p/>
          </table:table-cell>
          <table:table-cell table:style-name="ce2" table:formula="of:=IF([.W80]=&quot;&quot;;&quot;&quot;;[.W80]+[.U140])">
            <text:p/>
          </table:table-cell>
          <table:table-cell table:style-name="ce2" table:formula="of:=IF([.X80]=&quot;&quot;;&quot;&quot;;[.X80]+[.V140])">
            <text:p/>
          </table:table-cell>
          <table:table-cell table:style-name="ce2" table:formula="of:=IF([.Y80]=&quot;&quot;;&quot;&quot;;[.Y80]+[.W140])">
            <text:p/>
          </table:table-cell>
          <table:table-cell table:style-name="ce2" table:formula="of:=IF([.Z80]=&quot;&quot;;&quot;&quot;;[.Z80]+[.X140])">
            <text:p/>
          </table:table-cell>
          <table:table-cell table:style-name="ce2" table:formula="of:=IF([.AA80]=&quot;&quot;;&quot;&quot;;[.AA80]+[.Y140])">
            <text:p/>
          </table:table-cell>
          <table:table-cell table:style-name="ce2" table:formula="of:=IF([.AB80]=&quot;&quot;;&quot;&quot;;[.AB80]+[.Z140])">
            <text:p/>
          </table:table-cell>
          <table:table-cell table:style-name="ce2" table:formula="of:=IF([.AC80]=&quot;&quot;;&quot;&quot;;[.AC80]+[.AA140])">
            <text:p/>
          </table:table-cell>
          <table:table-cell table:style-name="ce2" table:formula="of:=IF([.AD80]=&quot;&quot;;&quot;&quot;;[.AD80]+[.AB140])">
            <text:p/>
          </table:table-cell>
          <table:table-cell table:style-name="ce2" table:formula="of:=IF([.AE80]=&quot;&quot;;&quot;&quot;;[.AE80]+[.AC140])">
            <text:p/>
          </table:table-cell>
          <table:table-cell table:style-name="ce2" table:formula="of:=IF([.AF80]=&quot;&quot;;&quot;&quot;;[.AF80]+[.AD140])">
            <text:p/>
          </table:table-cell>
          <table:table-cell table:style-name="ce2" table:formula="of:=IF([.AG80]=&quot;&quot;;&quot;&quot;;[.AG80]+[.AE140])">
            <text:p/>
          </table:table-cell>
          <table:table-cell table:style-name="ce2" table:formula="of:=IF([.AH80]=&quot;&quot;;&quot;&quot;;[.AH80]+[.AF140])">
            <text:p/>
          </table:table-cell>
          <table:table-cell table:style-name="ce2" table:formula="of:=IF([.AI80]=&quot;&quot;;&quot;&quot;;[.AI80]+[.AG140])">
            <text:p/>
          </table:table-cell>
          <table:table-cell table:style-name="ce2" table:formula="of:=IF([.AJ80]=&quot;&quot;;&quot;&quot;;[.AJ80]+[.AH140])">
            <text:p/>
          </table:table-cell>
          <table:table-cell table:style-name="ce2" table:formula="of:=IF([.AK80]=&quot;&quot;;&quot;&quot;;[.AK80]+[.AI140])">
            <text:p/>
          </table:table-cell>
          <table:table-cell table:style-name="ce2" table:formula="of:=IF([.AL80]=&quot;&quot;;&quot;&quot;;[.AL80]+[.AJ140])">
            <text:p/>
          </table:table-cell>
          <table:table-cell table:style-name="ce2" table:formula="of:=IF([.AM80]=&quot;&quot;;&quot;&quot;;[.AM80]+[.AK140])">
            <text:p/>
          </table:table-cell>
          <table:table-cell table:style-name="ce2" table:formula="of:=IF([.AN80]=&quot;&quot;;&quot;&quot;;[.AN80]+[.AL140])">
            <text:p/>
          </table:table-cell>
          <table:table-cell table:style-name="ce2" table:formula="of:=IF([.AO80]=&quot;&quot;;&quot;&quot;;[.AO80]+[.AM140])">
            <text:p/>
          </table:table-cell>
          <table:table-cell table:style-name="ce2" table:formula="of:=IF([.AP80]=&quot;&quot;;&quot;&quot;;[.AP80]+[.AN140])">
            <text:p/>
          </table:table-cell>
          <table:table-cell table:style-name="ce2" table:formula="of:=IF([.AQ80]=&quot;&quot;;&quot;&quot;;[.AQ80]+[.AO140])">
            <text:p/>
          </table:table-cell>
          <table:table-cell table:style-name="ce2" table:formula="of:=IF([.AR80]=&quot;&quot;;&quot;&quot;;[.AR80]+[.AP140])">
            <text:p/>
          </table:table-cell>
          <table:table-cell table:style-name="ce2" table:formula="of:=IF([.AS80]=&quot;&quot;;&quot;&quot;;[.AS80]+[.AQ140])">
            <text:p/>
          </table:table-cell>
          <table:table-cell table:style-name="ce2" table:formula="of:=IF([.AT80]=&quot;&quot;;&quot;&quot;;[.AT80]+[.AR140])">
            <text:p/>
          </table:table-cell>
          <table:table-cell table:style-name="ce2" table:formula="of:=IF([.AU80]=&quot;&quot;;&quot;&quot;;[.AU80]+[.AS140])">
            <text:p/>
          </table:table-cell>
          <table:table-cell table:style-name="ce2" table:formula="of:=IF([.AV80]=&quot;&quot;;&quot;&quot;;[.AV80]+[.AT140])">
            <text:p/>
          </table:table-cell>
          <table:table-cell table:style-name="ce2" table:formula="of:=IF([.AW80]=&quot;&quot;;&quot;&quot;;[.AW80]+[.AU140])">
            <text:p/>
          </table:table-cell>
          <table:table-cell table:style-name="ce2" table:formula="of:=IF([.AX80]=&quot;&quot;;&quot;&quot;;[.AX80]+[.AV140])">
            <text:p/>
          </table:table-cell>
          <table:table-cell table:style-name="ce2" table:formula="of:=IF([.AY80]=&quot;&quot;;&quot;&quot;;[.AY80]+[.AW140])">
            <text:p/>
          </table:table-cell>
          <table:table-cell table:style-name="ce2" table:formula="of:=IF([.AZ80]=&quot;&quot;;&quot;&quot;;[.AZ80]+[.AX140])">
            <text:p/>
          </table:table-cell>
          <table:table-cell table:style-name="ce2" table:formula="of:=IF([.BA80]=&quot;&quot;;&quot;&quot;;[.BA80]+[.AY140])">
            <text:p/>
          </table:table-cell>
          <table:table-cell table:style-name="ce2" table:formula="of:=IF([.BB80]=&quot;&quot;;&quot;&quot;;[.BB80]+[.AZ140])">
            <text:p/>
          </table:table-cell>
          <table:table-cell table:style-name="ce2" table:formula="of:=IF([.BC80]=&quot;&quot;;&quot;&quot;;[.BC80]+[.BA140])">
            <text:p/>
          </table:table-cell>
          <table:table-cell table:style-name="ce2" table:formula="of:=IF([.BD80]=&quot;&quot;;&quot;&quot;;[.BD80]+[.BB140])">
            <text:p/>
          </table:table-cell>
          <table:table-cell table:style-name="ce2" table:formula="of:=IF([.BE80]=&quot;&quot;;&quot;&quot;;[.BE80]+[.BC140])">
            <text:p/>
          </table:table-cell>
          <table:table-cell table:style-name="ce2" table:formula="of:=IF([.BF80]=&quot;&quot;;&quot;&quot;;[.BF80]+[.BD140])">
            <text:p/>
          </table:table-cell>
          <table:table-cell table:style-name="ce2" table:formula="of:=IF([.BG80]=&quot;&quot;;&quot;&quot;;[.BG80]+[.BE140])">
            <text:p/>
          </table:table-cell>
          <table:table-cell table:style-name="ce2" table:formula="of:=IF([.BH80]=&quot;&quot;;&quot;&quot;;[.BH80]+[.BF140])">
            <text:p/>
          </table:table-cell>
          <table:table-cell table:style-name="ce2" table:formula="of:=IF([.BI80]=&quot;&quot;;&quot;&quot;;[.BI80]+[.BG140])">
            <text:p/>
          </table:table-cell>
          <table:table-cell table:style-name="ce2" table:formula="of:=IF([.BJ80]=&quot;&quot;;&quot;&quot;;[.BJ80]+[.BH140])">
            <text:p/>
          </table:table-cell>
          <table:table-cell table:style-name="ce2" table:formula="of:=IF([.BK80]=&quot;&quot;;&quot;&quot;;[.BK80]+[.BI140])">
            <text:p/>
          </table:table-cell>
          <table:table-cell table:style-name="ce2" table:formula="of:=IF([.BL80]=&quot;&quot;;&quot;&quot;;[.BL80]+[.BJ140])">
            <text:p/>
          </table:table-cell>
          <table:table-cell table:style-name="ce2" table:formula="of:=IF([.BM80]=&quot;&quot;;&quot;&quot;;[.BM80]+[.BK140])">
            <text:p/>
          </table:table-cell>
          <table:table-cell table:style-name="ce2" table:formula="of:=IF([.BN80]=&quot;&quot;;&quot;&quot;;[.BN80]+[.BL140])">
            <text:p/>
          </table:table-cell>
          <table:table-cell table:style-name="ce2" table:formula="of:=IF([.BO80]=&quot;&quot;;&quot;&quot;;[.BO80]+[.BM140])">
            <text:p/>
          </table:table-cell>
          <table:table-cell table:style-name="ce2" table:formula="of:=IF([.BP80]=&quot;&quot;;&quot;&quot;;[.BP80]+[.BN140])">
            <text:p/>
          </table:table-cell>
          <table:table-cell table:style-name="ce2" table:formula="of:=IF([.BQ80]=&quot;&quot;;&quot;&quot;;[.BQ80]+[.BO140])">
            <text:p/>
          </table:table-cell>
          <table:table-cell table:style-name="ce2" table:formula="of:=IF([.BR80]=&quot;&quot;;&quot;&quot;;[.BR80]+[.BP140])">
            <text:p/>
          </table:table-cell>
          <table:table-cell table:style-name="ce2" table:formula="of:=IF([.BS80]=&quot;&quot;;&quot;&quot;;[.BS80]+[.BQ140])">
            <text:p/>
          </table:table-cell>
          <table:table-cell table:style-name="ce2" table:formula="of:=IF([.BT80]=&quot;&quot;;&quot;&quot;;[.BT80]+[.BR140])">
            <text:p/>
          </table:table-cell>
          <table:table-cell table:style-name="ce2" table:formula="of:=IF([.BU80]=&quot;&quot;;&quot;&quot;;[.BU80]+[.BS140])">
            <text:p/>
          </table:table-cell>
          <table:table-cell table:style-name="ce2" table:formula="of:=IF([.BV80]=&quot;&quot;;&quot;&quot;;[.BV80]+[.BT140])">
            <text:p/>
          </table:table-cell>
          <table:table-cell table:style-name="ce2" table:formula="of:=IF([.BW80]=&quot;&quot;;&quot;&quot;;[.BW80]+[.BU140])">
            <text:p/>
          </table:table-cell>
          <table:table-cell table:style-name="ce2" table:formula="of:=IF([.BX80]=&quot;&quot;;&quot;&quot;;[.BX80]+[.BV140])">
            <text:p/>
          </table:table-cell>
          <table:table-cell table:style-name="ce2" table:formula="of:=IF([.BY80]=&quot;&quot;;&quot;&quot;;[.BY80]+[.BW140])">
            <text:p/>
          </table:table-cell>
          <table:table-cell table:style-name="ce2" table:formula="of:=IF([.BZ80]=&quot;&quot;;&quot;&quot;;[.BZ80]+[.BX140])">
            <text:p/>
          </table:table-cell>
          <table:table-cell table:style-name="ce2" table:formula="of:=IF([.CA80]=&quot;&quot;;&quot;&quot;;[.CA80]+[.BY140])">
            <text:p/>
          </table:table-cell>
          <table:table-cell table:style-name="ce2" table:formula="of:=IF([.CB80]=&quot;&quot;;&quot;&quot;;[.CB80]+[.BZ140])">
            <text:p/>
          </table:table-cell>
          <table:table-cell table:style-name="ce2" table:formula="of:=IF([.CC80]=&quot;&quot;;&quot;&quot;;[.CC80]+[.CA140])">
            <text:p/>
          </table:table-cell>
          <table:table-cell table:style-name="ce2" table:formula="of:=IF([.CD80]=&quot;&quot;;&quot;&quot;;[.CD80]+[.CB140])">
            <text:p/>
          </table:table-cell>
          <table:table-cell table:style-name="ce2" table:formula="of:=IF([.CE80]=&quot;&quot;;&quot;&quot;;[.CE80]+[.CC140])">
            <text:p/>
          </table:table-cell>
          <table:table-cell table:style-name="ce2" table:formula="of:=IF([.CF80]=&quot;&quot;;&quot;&quot;;[.CF80]+[.CD140])">
            <text:p/>
          </table:table-cell>
          <table:table-cell table:style-name="ce2" table:formula="of:=IF([.CG80]=&quot;&quot;;&quot;&quot;;[.CG80]+[.CE140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1]=&quot;&quot;;&quot;&quot;;[.D81])" office:value-type="float" office:value="955.2414">
            <text:p>955.2414</text:p>
          </table:table-cell>
          <table:table-cell table:style-name="ce2" table:formula="of:=IF([.E81]=&quot;&quot;;&quot;&quot;;[.E81])" office:value-type="float" office:value="346.18221">
            <text:p>346.18221</text:p>
          </table:table-cell>
          <table:table-cell table:style-name="ce2" table:formula="of:=IF([.F81]=&quot;&quot;;&quot;&quot;;[.F81]+[.D141])" office:value-type="float" office:value="954.61493">
            <text:p>954.61493</text:p>
          </table:table-cell>
          <table:table-cell table:style-name="ce2" table:formula="of:=IF([.G81]=&quot;&quot;;&quot;&quot;;[.G81]+[.E141])" office:value-type="float" office:value="387.36206">
            <text:p>387.36206</text:p>
          </table:table-cell>
          <table:table-cell table:style-name="ce2" table:formula="of:=IF([.H81]=&quot;&quot;;&quot;&quot;;[.H81]+[.F141])" office:value-type="float" office:value="707.94063">
            <text:p>707.94063</text:p>
          </table:table-cell>
          <table:table-cell table:style-name="ce2" table:formula="of:=IF([.I81]=&quot;&quot;;&quot;&quot;;[.I81]+[.G141])" office:value-type="float" office:value="388.64251">
            <text:p>388.64251</text:p>
          </table:table-cell>
          <table:table-cell table:style-name="ce2" table:formula="of:=IF([.J81]=&quot;&quot;;&quot;&quot;;[.J81]+[.H141])" office:value-type="float" office:value="602.88043">
            <text:p>602.88043</text:p>
          </table:table-cell>
          <table:table-cell table:style-name="ce2" table:formula="of:=IF([.K81]=&quot;&quot;;&quot;&quot;;[.K81]+[.I141])" office:value-type="float" office:value="380.99637">
            <text:p>380.99637</text:p>
          </table:table-cell>
          <table:table-cell table:style-name="ce2" table:formula="of:=IF([.L81]=&quot;&quot;;&quot;&quot;;[.L81]+[.J141])" office:value-type="float" office:value="602.97663">
            <text:p>602.97663</text:p>
          </table:table-cell>
          <table:table-cell table:style-name="ce2" table:formula="of:=IF([.M81]=&quot;&quot;;&quot;&quot;;[.M81]+[.K141])" office:value-type="float" office:value="347.12899">
            <text:p>347.12899</text:p>
          </table:table-cell>
          <table:table-cell table:style-name="ce2" table:formula="of:=IF([.N81]=&quot;&quot;;&quot;&quot;;[.N81]+[.L141])" office:value-type="float" office:value="704.30898">
            <text:p>704.30898</text:p>
          </table:table-cell>
          <table:table-cell table:style-name="ce2" table:formula="of:=IF([.O81]=&quot;&quot;;&quot;&quot;;[.O81]+[.M141])" office:value-type="float" office:value="346.79198">
            <text:p>346.79198</text:p>
          </table:table-cell>
          <table:table-cell table:style-name="ce2" table:formula="of:=IF([.P81]=&quot;&quot;;&quot;&quot;;[.P81]+[.N141])">
            <text:p/>
          </table:table-cell>
          <table:table-cell table:style-name="ce2" table:formula="of:=IF([.Q81]=&quot;&quot;;&quot;&quot;;[.Q81]+[.O141])">
            <text:p/>
          </table:table-cell>
          <table:table-cell table:style-name="ce2" table:formula="of:=IF([.R81]=&quot;&quot;;&quot;&quot;;[.R81]+[.P141])">
            <text:p/>
          </table:table-cell>
          <table:table-cell table:style-name="ce2" table:formula="of:=IF([.S81]=&quot;&quot;;&quot;&quot;;[.S81]+[.Q141])">
            <text:p/>
          </table:table-cell>
          <table:table-cell table:style-name="ce2" table:formula="of:=IF([.T81]=&quot;&quot;;&quot;&quot;;[.T81]+[.R141])">
            <text:p/>
          </table:table-cell>
          <table:table-cell table:style-name="ce2" table:formula="of:=IF([.U81]=&quot;&quot;;&quot;&quot;;[.U81]+[.S141])">
            <text:p/>
          </table:table-cell>
          <table:table-cell table:style-name="ce2" table:formula="of:=IF([.V81]=&quot;&quot;;&quot;&quot;;[.V81]+[.T141])">
            <text:p/>
          </table:table-cell>
          <table:table-cell table:style-name="ce2" table:formula="of:=IF([.W81]=&quot;&quot;;&quot;&quot;;[.W81]+[.U141])">
            <text:p/>
          </table:table-cell>
          <table:table-cell table:style-name="ce2" table:formula="of:=IF([.X81]=&quot;&quot;;&quot;&quot;;[.X81]+[.V141])">
            <text:p/>
          </table:table-cell>
          <table:table-cell table:style-name="ce2" table:formula="of:=IF([.Y81]=&quot;&quot;;&quot;&quot;;[.Y81]+[.W141])">
            <text:p/>
          </table:table-cell>
          <table:table-cell table:style-name="ce2" table:formula="of:=IF([.Z81]=&quot;&quot;;&quot;&quot;;[.Z81]+[.X141])">
            <text:p/>
          </table:table-cell>
          <table:table-cell table:style-name="ce2" table:formula="of:=IF([.AA81]=&quot;&quot;;&quot;&quot;;[.AA81]+[.Y141])">
            <text:p/>
          </table:table-cell>
          <table:table-cell table:style-name="ce2" table:formula="of:=IF([.AB81]=&quot;&quot;;&quot;&quot;;[.AB81]+[.Z141])">
            <text:p/>
          </table:table-cell>
          <table:table-cell table:style-name="ce2" table:formula="of:=IF([.AC81]=&quot;&quot;;&quot;&quot;;[.AC81]+[.AA141])">
            <text:p/>
          </table:table-cell>
          <table:table-cell table:style-name="ce2" table:formula="of:=IF([.AD81]=&quot;&quot;;&quot;&quot;;[.AD81]+[.AB141])">
            <text:p/>
          </table:table-cell>
          <table:table-cell table:style-name="ce2" table:formula="of:=IF([.AE81]=&quot;&quot;;&quot;&quot;;[.AE81]+[.AC141])">
            <text:p/>
          </table:table-cell>
          <table:table-cell table:style-name="ce2" table:formula="of:=IF([.AF81]=&quot;&quot;;&quot;&quot;;[.AF81]+[.AD141])">
            <text:p/>
          </table:table-cell>
          <table:table-cell table:style-name="ce2" table:formula="of:=IF([.AG81]=&quot;&quot;;&quot;&quot;;[.AG81]+[.AE141])">
            <text:p/>
          </table:table-cell>
          <table:table-cell table:style-name="ce2" table:formula="of:=IF([.AH81]=&quot;&quot;;&quot;&quot;;[.AH81]+[.AF141])">
            <text:p/>
          </table:table-cell>
          <table:table-cell table:style-name="ce2" table:formula="of:=IF([.AI81]=&quot;&quot;;&quot;&quot;;[.AI81]+[.AG141])">
            <text:p/>
          </table:table-cell>
          <table:table-cell table:style-name="ce2" table:formula="of:=IF([.AJ81]=&quot;&quot;;&quot;&quot;;[.AJ81]+[.AH141])">
            <text:p/>
          </table:table-cell>
          <table:table-cell table:style-name="ce2" table:formula="of:=IF([.AK81]=&quot;&quot;;&quot;&quot;;[.AK81]+[.AI141])">
            <text:p/>
          </table:table-cell>
          <table:table-cell table:style-name="ce2" table:formula="of:=IF([.AL81]=&quot;&quot;;&quot;&quot;;[.AL81]+[.AJ141])">
            <text:p/>
          </table:table-cell>
          <table:table-cell table:style-name="ce2" table:formula="of:=IF([.AM81]=&quot;&quot;;&quot;&quot;;[.AM81]+[.AK141])">
            <text:p/>
          </table:table-cell>
          <table:table-cell table:style-name="ce2" table:formula="of:=IF([.AN81]=&quot;&quot;;&quot;&quot;;[.AN81]+[.AL141])">
            <text:p/>
          </table:table-cell>
          <table:table-cell table:style-name="ce2" table:formula="of:=IF([.AO81]=&quot;&quot;;&quot;&quot;;[.AO81]+[.AM141])">
            <text:p/>
          </table:table-cell>
          <table:table-cell table:style-name="ce2" table:formula="of:=IF([.AP81]=&quot;&quot;;&quot;&quot;;[.AP81]+[.AN141])">
            <text:p/>
          </table:table-cell>
          <table:table-cell table:style-name="ce2" table:formula="of:=IF([.AQ81]=&quot;&quot;;&quot;&quot;;[.AQ81]+[.AO141])">
            <text:p/>
          </table:table-cell>
          <table:table-cell table:style-name="ce2" table:formula="of:=IF([.AR81]=&quot;&quot;;&quot;&quot;;[.AR81]+[.AP141])">
            <text:p/>
          </table:table-cell>
          <table:table-cell table:style-name="ce2" table:formula="of:=IF([.AS81]=&quot;&quot;;&quot;&quot;;[.AS81]+[.AQ141])">
            <text:p/>
          </table:table-cell>
          <table:table-cell table:style-name="ce2" table:formula="of:=IF([.AT81]=&quot;&quot;;&quot;&quot;;[.AT81]+[.AR141])">
            <text:p/>
          </table:table-cell>
          <table:table-cell table:style-name="ce2" table:formula="of:=IF([.AU81]=&quot;&quot;;&quot;&quot;;[.AU81]+[.AS141])">
            <text:p/>
          </table:table-cell>
          <table:table-cell table:style-name="ce2" table:formula="of:=IF([.AV81]=&quot;&quot;;&quot;&quot;;[.AV81]+[.AT141])">
            <text:p/>
          </table:table-cell>
          <table:table-cell table:style-name="ce2" table:formula="of:=IF([.AW81]=&quot;&quot;;&quot;&quot;;[.AW81]+[.AU141])">
            <text:p/>
          </table:table-cell>
          <table:table-cell table:style-name="ce2" table:formula="of:=IF([.AX81]=&quot;&quot;;&quot;&quot;;[.AX81]+[.AV141])">
            <text:p/>
          </table:table-cell>
          <table:table-cell table:style-name="ce2" table:formula="of:=IF([.AY81]=&quot;&quot;;&quot;&quot;;[.AY81]+[.AW141])">
            <text:p/>
          </table:table-cell>
          <table:table-cell table:style-name="ce2" table:formula="of:=IF([.AZ81]=&quot;&quot;;&quot;&quot;;[.AZ81]+[.AX141])">
            <text:p/>
          </table:table-cell>
          <table:table-cell table:style-name="ce2" table:formula="of:=IF([.BA81]=&quot;&quot;;&quot;&quot;;[.BA81]+[.AY141])">
            <text:p/>
          </table:table-cell>
          <table:table-cell table:style-name="ce2" table:formula="of:=IF([.BB81]=&quot;&quot;;&quot;&quot;;[.BB81]+[.AZ141])">
            <text:p/>
          </table:table-cell>
          <table:table-cell table:style-name="ce2" table:formula="of:=IF([.BC81]=&quot;&quot;;&quot;&quot;;[.BC81]+[.BA141])">
            <text:p/>
          </table:table-cell>
          <table:table-cell table:style-name="ce2" table:formula="of:=IF([.BD81]=&quot;&quot;;&quot;&quot;;[.BD81]+[.BB141])">
            <text:p/>
          </table:table-cell>
          <table:table-cell table:style-name="ce2" table:formula="of:=IF([.BE81]=&quot;&quot;;&quot;&quot;;[.BE81]+[.BC141])">
            <text:p/>
          </table:table-cell>
          <table:table-cell table:style-name="ce2" table:formula="of:=IF([.BF81]=&quot;&quot;;&quot;&quot;;[.BF81]+[.BD141])">
            <text:p/>
          </table:table-cell>
          <table:table-cell table:style-name="ce2" table:formula="of:=IF([.BG81]=&quot;&quot;;&quot;&quot;;[.BG81]+[.BE141])">
            <text:p/>
          </table:table-cell>
          <table:table-cell table:style-name="ce2" table:formula="of:=IF([.BH81]=&quot;&quot;;&quot;&quot;;[.BH81]+[.BF141])">
            <text:p/>
          </table:table-cell>
          <table:table-cell table:style-name="ce2" table:formula="of:=IF([.BI81]=&quot;&quot;;&quot;&quot;;[.BI81]+[.BG141])">
            <text:p/>
          </table:table-cell>
          <table:table-cell table:style-name="ce2" table:formula="of:=IF([.BJ81]=&quot;&quot;;&quot;&quot;;[.BJ81]+[.BH141])">
            <text:p/>
          </table:table-cell>
          <table:table-cell table:style-name="ce2" table:formula="of:=IF([.BK81]=&quot;&quot;;&quot;&quot;;[.BK81]+[.BI141])">
            <text:p/>
          </table:table-cell>
          <table:table-cell table:style-name="ce2" table:formula="of:=IF([.BL81]=&quot;&quot;;&quot;&quot;;[.BL81]+[.BJ141])">
            <text:p/>
          </table:table-cell>
          <table:table-cell table:style-name="ce2" table:formula="of:=IF([.BM81]=&quot;&quot;;&quot;&quot;;[.BM81]+[.BK141])">
            <text:p/>
          </table:table-cell>
          <table:table-cell table:style-name="ce2" table:formula="of:=IF([.BN81]=&quot;&quot;;&quot;&quot;;[.BN81]+[.BL141])">
            <text:p/>
          </table:table-cell>
          <table:table-cell table:style-name="ce2" table:formula="of:=IF([.BO81]=&quot;&quot;;&quot;&quot;;[.BO81]+[.BM141])">
            <text:p/>
          </table:table-cell>
          <table:table-cell table:style-name="ce2" table:formula="of:=IF([.BP81]=&quot;&quot;;&quot;&quot;;[.BP81]+[.BN141])">
            <text:p/>
          </table:table-cell>
          <table:table-cell table:style-name="ce2" table:formula="of:=IF([.BQ81]=&quot;&quot;;&quot;&quot;;[.BQ81]+[.BO141])">
            <text:p/>
          </table:table-cell>
          <table:table-cell table:style-name="ce2" table:formula="of:=IF([.BR81]=&quot;&quot;;&quot;&quot;;[.BR81]+[.BP141])">
            <text:p/>
          </table:table-cell>
          <table:table-cell table:style-name="ce2" table:formula="of:=IF([.BS81]=&quot;&quot;;&quot;&quot;;[.BS81]+[.BQ141])">
            <text:p/>
          </table:table-cell>
          <table:table-cell table:style-name="ce2" table:formula="of:=IF([.BT81]=&quot;&quot;;&quot;&quot;;[.BT81]+[.BR141])">
            <text:p/>
          </table:table-cell>
          <table:table-cell table:style-name="ce2" table:formula="of:=IF([.BU81]=&quot;&quot;;&quot;&quot;;[.BU81]+[.BS141])">
            <text:p/>
          </table:table-cell>
          <table:table-cell table:style-name="ce2" table:formula="of:=IF([.BV81]=&quot;&quot;;&quot;&quot;;[.BV81]+[.BT141])">
            <text:p/>
          </table:table-cell>
          <table:table-cell table:style-name="ce2" table:formula="of:=IF([.BW81]=&quot;&quot;;&quot;&quot;;[.BW81]+[.BU141])">
            <text:p/>
          </table:table-cell>
          <table:table-cell table:style-name="ce2" table:formula="of:=IF([.BX81]=&quot;&quot;;&quot;&quot;;[.BX81]+[.BV141])">
            <text:p/>
          </table:table-cell>
          <table:table-cell table:style-name="ce2" table:formula="of:=IF([.BY81]=&quot;&quot;;&quot;&quot;;[.BY81]+[.BW141])">
            <text:p/>
          </table:table-cell>
          <table:table-cell table:style-name="ce2" table:formula="of:=IF([.BZ81]=&quot;&quot;;&quot;&quot;;[.BZ81]+[.BX141])">
            <text:p/>
          </table:table-cell>
          <table:table-cell table:style-name="ce2" table:formula="of:=IF([.CA81]=&quot;&quot;;&quot;&quot;;[.CA81]+[.BY141])">
            <text:p/>
          </table:table-cell>
          <table:table-cell table:style-name="ce2" table:formula="of:=IF([.CB81]=&quot;&quot;;&quot;&quot;;[.CB81]+[.BZ141])">
            <text:p/>
          </table:table-cell>
          <table:table-cell table:style-name="ce2" table:formula="of:=IF([.CC81]=&quot;&quot;;&quot;&quot;;[.CC81]+[.CA141])">
            <text:p/>
          </table:table-cell>
          <table:table-cell table:style-name="ce2" table:formula="of:=IF([.CD81]=&quot;&quot;;&quot;&quot;;[.CD81]+[.CB141])">
            <text:p/>
          </table:table-cell>
          <table:table-cell table:style-name="ce2" table:formula="of:=IF([.CE81]=&quot;&quot;;&quot;&quot;;[.CE81]+[.CC141])">
            <text:p/>
          </table:table-cell>
          <table:table-cell table:style-name="ce2" table:formula="of:=IF([.CF81]=&quot;&quot;;&quot;&quot;;[.CF81]+[.CD141])">
            <text:p/>
          </table:table-cell>
          <table:table-cell table:style-name="ce2" table:formula="of:=IF([.CG81]=&quot;&quot;;&quot;&quot;;[.CG81]+[.CE141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2]=&quot;&quot;;&quot;&quot;;[.D82])">
            <text:p/>
          </table:table-cell>
          <table:table-cell table:style-name="ce2" table:formula="of:=IF([.E82]=&quot;&quot;;&quot;&quot;;[.E82])">
            <text:p/>
          </table:table-cell>
          <table:table-cell table:style-name="ce2" table:formula="of:=IF([.F82]=&quot;&quot;;&quot;&quot;;[.F82]+[.D142])">
            <text:p/>
          </table:table-cell>
          <table:table-cell table:style-name="ce2" table:formula="of:=IF([.G82]=&quot;&quot;;&quot;&quot;;[.G82]+[.E142])">
            <text:p/>
          </table:table-cell>
          <table:table-cell table:style-name="ce2" table:formula="of:=IF([.H82]=&quot;&quot;;&quot;&quot;;[.H82]+[.F142])">
            <text:p/>
          </table:table-cell>
          <table:table-cell table:style-name="ce2" table:formula="of:=IF([.I82]=&quot;&quot;;&quot;&quot;;[.I82]+[.G142])">
            <text:p/>
          </table:table-cell>
          <table:table-cell table:style-name="ce2" table:formula="of:=IF([.J82]=&quot;&quot;;&quot;&quot;;[.J82]+[.H142])">
            <text:p/>
          </table:table-cell>
          <table:table-cell table:style-name="ce2" table:formula="of:=IF([.K82]=&quot;&quot;;&quot;&quot;;[.K82]+[.I142])">
            <text:p/>
          </table:table-cell>
          <table:table-cell table:style-name="ce2" table:formula="of:=IF([.L82]=&quot;&quot;;&quot;&quot;;[.L82]+[.J142])">
            <text:p/>
          </table:table-cell>
          <table:table-cell table:style-name="ce2" table:formula="of:=IF([.M82]=&quot;&quot;;&quot;&quot;;[.M82]+[.K142])">
            <text:p/>
          </table:table-cell>
          <table:table-cell table:style-name="ce2" table:formula="of:=IF([.N82]=&quot;&quot;;&quot;&quot;;[.N82]+[.L142])">
            <text:p/>
          </table:table-cell>
          <table:table-cell table:style-name="ce2" table:formula="of:=IF([.O82]=&quot;&quot;;&quot;&quot;;[.O82]+[.M142])">
            <text:p/>
          </table:table-cell>
          <table:table-cell table:style-name="ce2" table:formula="of:=IF([.P82]=&quot;&quot;;&quot;&quot;;[.P82]+[.N142])">
            <text:p/>
          </table:table-cell>
          <table:table-cell table:style-name="ce2" table:formula="of:=IF([.Q82]=&quot;&quot;;&quot;&quot;;[.Q82]+[.O142])">
            <text:p/>
          </table:table-cell>
          <table:table-cell table:style-name="ce2" table:formula="of:=IF([.R82]=&quot;&quot;;&quot;&quot;;[.R82]+[.P142])">
            <text:p/>
          </table:table-cell>
          <table:table-cell table:style-name="ce2" table:formula="of:=IF([.S82]=&quot;&quot;;&quot;&quot;;[.S82]+[.Q142])">
            <text:p/>
          </table:table-cell>
          <table:table-cell table:style-name="ce2" table:formula="of:=IF([.T82]=&quot;&quot;;&quot;&quot;;[.T82]+[.R142])">
            <text:p/>
          </table:table-cell>
          <table:table-cell table:style-name="ce2" table:formula="of:=IF([.U82]=&quot;&quot;;&quot;&quot;;[.U82]+[.S142])">
            <text:p/>
          </table:table-cell>
          <table:table-cell table:style-name="ce2" table:formula="of:=IF([.V82]=&quot;&quot;;&quot;&quot;;[.V82]+[.T142])">
            <text:p/>
          </table:table-cell>
          <table:table-cell table:style-name="ce2" table:formula="of:=IF([.W82]=&quot;&quot;;&quot;&quot;;[.W82]+[.U142])">
            <text:p/>
          </table:table-cell>
          <table:table-cell table:style-name="ce2" table:formula="of:=IF([.X82]=&quot;&quot;;&quot;&quot;;[.X82]+[.V142])">
            <text:p/>
          </table:table-cell>
          <table:table-cell table:style-name="ce2" table:formula="of:=IF([.Y82]=&quot;&quot;;&quot;&quot;;[.Y82]+[.W142])">
            <text:p/>
          </table:table-cell>
          <table:table-cell table:style-name="ce2" table:formula="of:=IF([.Z82]=&quot;&quot;;&quot;&quot;;[.Z82]+[.X142])">
            <text:p/>
          </table:table-cell>
          <table:table-cell table:style-name="ce2" table:formula="of:=IF([.AA82]=&quot;&quot;;&quot;&quot;;[.AA82]+[.Y142])">
            <text:p/>
          </table:table-cell>
          <table:table-cell table:style-name="ce2" table:formula="of:=IF([.AB82]=&quot;&quot;;&quot;&quot;;[.AB82]+[.Z142])">
            <text:p/>
          </table:table-cell>
          <table:table-cell table:style-name="ce2" table:formula="of:=IF([.AC82]=&quot;&quot;;&quot;&quot;;[.AC82]+[.AA142])">
            <text:p/>
          </table:table-cell>
          <table:table-cell table:style-name="ce2" table:formula="of:=IF([.AD82]=&quot;&quot;;&quot;&quot;;[.AD82]+[.AB142])">
            <text:p/>
          </table:table-cell>
          <table:table-cell table:style-name="ce2" table:formula="of:=IF([.AE82]=&quot;&quot;;&quot;&quot;;[.AE82]+[.AC142])">
            <text:p/>
          </table:table-cell>
          <table:table-cell table:style-name="ce2" table:formula="of:=IF([.AF82]=&quot;&quot;;&quot;&quot;;[.AF82]+[.AD142])">
            <text:p/>
          </table:table-cell>
          <table:table-cell table:style-name="ce2" table:formula="of:=IF([.AG82]=&quot;&quot;;&quot;&quot;;[.AG82]+[.AE142])">
            <text:p/>
          </table:table-cell>
          <table:table-cell table:style-name="ce2" table:formula="of:=IF([.AH82]=&quot;&quot;;&quot;&quot;;[.AH82]+[.AF142])">
            <text:p/>
          </table:table-cell>
          <table:table-cell table:style-name="ce2" table:formula="of:=IF([.AI82]=&quot;&quot;;&quot;&quot;;[.AI82]+[.AG142])">
            <text:p/>
          </table:table-cell>
          <table:table-cell table:style-name="ce2" table:formula="of:=IF([.AJ82]=&quot;&quot;;&quot;&quot;;[.AJ82]+[.AH142])">
            <text:p/>
          </table:table-cell>
          <table:table-cell table:style-name="ce2" table:formula="of:=IF([.AK82]=&quot;&quot;;&quot;&quot;;[.AK82]+[.AI142])">
            <text:p/>
          </table:table-cell>
          <table:table-cell table:style-name="ce2" table:formula="of:=IF([.AL82]=&quot;&quot;;&quot;&quot;;[.AL82]+[.AJ142])">
            <text:p/>
          </table:table-cell>
          <table:table-cell table:style-name="ce2" table:formula="of:=IF([.AM82]=&quot;&quot;;&quot;&quot;;[.AM82]+[.AK142])">
            <text:p/>
          </table:table-cell>
          <table:table-cell table:style-name="ce2" table:formula="of:=IF([.AN82]=&quot;&quot;;&quot;&quot;;[.AN82]+[.AL142])">
            <text:p/>
          </table:table-cell>
          <table:table-cell table:style-name="ce2" table:formula="of:=IF([.AO82]=&quot;&quot;;&quot;&quot;;[.AO82]+[.AM142])">
            <text:p/>
          </table:table-cell>
          <table:table-cell table:style-name="ce2" table:formula="of:=IF([.AP82]=&quot;&quot;;&quot;&quot;;[.AP82]+[.AN142])">
            <text:p/>
          </table:table-cell>
          <table:table-cell table:style-name="ce2" table:formula="of:=IF([.AQ82]=&quot;&quot;;&quot;&quot;;[.AQ82]+[.AO142])">
            <text:p/>
          </table:table-cell>
          <table:table-cell table:style-name="ce2" table:formula="of:=IF([.AR82]=&quot;&quot;;&quot;&quot;;[.AR82]+[.AP142])">
            <text:p/>
          </table:table-cell>
          <table:table-cell table:style-name="ce2" table:formula="of:=IF([.AS82]=&quot;&quot;;&quot;&quot;;[.AS82]+[.AQ142])">
            <text:p/>
          </table:table-cell>
          <table:table-cell table:style-name="ce2" table:formula="of:=IF([.AT82]=&quot;&quot;;&quot;&quot;;[.AT82]+[.AR142])">
            <text:p/>
          </table:table-cell>
          <table:table-cell table:style-name="ce2" table:formula="of:=IF([.AU82]=&quot;&quot;;&quot;&quot;;[.AU82]+[.AS142])">
            <text:p/>
          </table:table-cell>
          <table:table-cell table:style-name="ce2" table:formula="of:=IF([.AV82]=&quot;&quot;;&quot;&quot;;[.AV82]+[.AT142])">
            <text:p/>
          </table:table-cell>
          <table:table-cell table:style-name="ce2" table:formula="of:=IF([.AW82]=&quot;&quot;;&quot;&quot;;[.AW82]+[.AU142])">
            <text:p/>
          </table:table-cell>
          <table:table-cell table:style-name="ce2" table:formula="of:=IF([.AX82]=&quot;&quot;;&quot;&quot;;[.AX82]+[.AV142])">
            <text:p/>
          </table:table-cell>
          <table:table-cell table:style-name="ce2" table:formula="of:=IF([.AY82]=&quot;&quot;;&quot;&quot;;[.AY82]+[.AW142])">
            <text:p/>
          </table:table-cell>
          <table:table-cell table:style-name="ce2" table:formula="of:=IF([.AZ82]=&quot;&quot;;&quot;&quot;;[.AZ82]+[.AX142])">
            <text:p/>
          </table:table-cell>
          <table:table-cell table:style-name="ce2" table:formula="of:=IF([.BA82]=&quot;&quot;;&quot;&quot;;[.BA82]+[.AY142])">
            <text:p/>
          </table:table-cell>
          <table:table-cell table:style-name="ce2" table:formula="of:=IF([.BB82]=&quot;&quot;;&quot;&quot;;[.BB82]+[.AZ142])">
            <text:p/>
          </table:table-cell>
          <table:table-cell table:style-name="ce2" table:formula="of:=IF([.BC82]=&quot;&quot;;&quot;&quot;;[.BC82]+[.BA142])">
            <text:p/>
          </table:table-cell>
          <table:table-cell table:style-name="ce2" table:formula="of:=IF([.BD82]=&quot;&quot;;&quot;&quot;;[.BD82]+[.BB142])">
            <text:p/>
          </table:table-cell>
          <table:table-cell table:style-name="ce2" table:formula="of:=IF([.BE82]=&quot;&quot;;&quot;&quot;;[.BE82]+[.BC142])">
            <text:p/>
          </table:table-cell>
          <table:table-cell table:style-name="ce2" table:formula="of:=IF([.BF82]=&quot;&quot;;&quot;&quot;;[.BF82]+[.BD142])">
            <text:p/>
          </table:table-cell>
          <table:table-cell table:style-name="ce2" table:formula="of:=IF([.BG82]=&quot;&quot;;&quot;&quot;;[.BG82]+[.BE142])">
            <text:p/>
          </table:table-cell>
          <table:table-cell table:style-name="ce2" table:formula="of:=IF([.BH82]=&quot;&quot;;&quot;&quot;;[.BH82]+[.BF142])">
            <text:p/>
          </table:table-cell>
          <table:table-cell table:style-name="ce2" table:formula="of:=IF([.BI82]=&quot;&quot;;&quot;&quot;;[.BI82]+[.BG142])">
            <text:p/>
          </table:table-cell>
          <table:table-cell table:style-name="ce2" table:formula="of:=IF([.BJ82]=&quot;&quot;;&quot;&quot;;[.BJ82]+[.BH142])">
            <text:p/>
          </table:table-cell>
          <table:table-cell table:style-name="ce2" table:formula="of:=IF([.BK82]=&quot;&quot;;&quot;&quot;;[.BK82]+[.BI142])">
            <text:p/>
          </table:table-cell>
          <table:table-cell table:style-name="ce2" table:formula="of:=IF([.BL82]=&quot;&quot;;&quot;&quot;;[.BL82]+[.BJ142])">
            <text:p/>
          </table:table-cell>
          <table:table-cell table:style-name="ce2" table:formula="of:=IF([.BM82]=&quot;&quot;;&quot;&quot;;[.BM82]+[.BK142])">
            <text:p/>
          </table:table-cell>
          <table:table-cell table:style-name="ce2" table:formula="of:=IF([.BN82]=&quot;&quot;;&quot;&quot;;[.BN82]+[.BL142])">
            <text:p/>
          </table:table-cell>
          <table:table-cell table:style-name="ce2" table:formula="of:=IF([.BO82]=&quot;&quot;;&quot;&quot;;[.BO82]+[.BM142])">
            <text:p/>
          </table:table-cell>
          <table:table-cell table:style-name="ce2" table:formula="of:=IF([.BP82]=&quot;&quot;;&quot;&quot;;[.BP82]+[.BN142])">
            <text:p/>
          </table:table-cell>
          <table:table-cell table:style-name="ce2" table:formula="of:=IF([.BQ82]=&quot;&quot;;&quot;&quot;;[.BQ82]+[.BO142])">
            <text:p/>
          </table:table-cell>
          <table:table-cell table:style-name="ce2" table:formula="of:=IF([.BR82]=&quot;&quot;;&quot;&quot;;[.BR82]+[.BP142])">
            <text:p/>
          </table:table-cell>
          <table:table-cell table:style-name="ce2" table:formula="of:=IF([.BS82]=&quot;&quot;;&quot;&quot;;[.BS82]+[.BQ142])">
            <text:p/>
          </table:table-cell>
          <table:table-cell table:style-name="ce2" table:formula="of:=IF([.BT82]=&quot;&quot;;&quot;&quot;;[.BT82]+[.BR142])">
            <text:p/>
          </table:table-cell>
          <table:table-cell table:style-name="ce2" table:formula="of:=IF([.BU82]=&quot;&quot;;&quot;&quot;;[.BU82]+[.BS142])">
            <text:p/>
          </table:table-cell>
          <table:table-cell table:style-name="ce2" table:formula="of:=IF([.BV82]=&quot;&quot;;&quot;&quot;;[.BV82]+[.BT142])">
            <text:p/>
          </table:table-cell>
          <table:table-cell table:style-name="ce2" table:formula="of:=IF([.BW82]=&quot;&quot;;&quot;&quot;;[.BW82]+[.BU142])">
            <text:p/>
          </table:table-cell>
          <table:table-cell table:style-name="ce2" table:formula="of:=IF([.BX82]=&quot;&quot;;&quot;&quot;;[.BX82]+[.BV142])">
            <text:p/>
          </table:table-cell>
          <table:table-cell table:style-name="ce2" table:formula="of:=IF([.BY82]=&quot;&quot;;&quot;&quot;;[.BY82]+[.BW142])">
            <text:p/>
          </table:table-cell>
          <table:table-cell table:style-name="ce2" table:formula="of:=IF([.BZ82]=&quot;&quot;;&quot;&quot;;[.BZ82]+[.BX142])">
            <text:p/>
          </table:table-cell>
          <table:table-cell table:style-name="ce2" table:formula="of:=IF([.CA82]=&quot;&quot;;&quot;&quot;;[.CA82]+[.BY142])">
            <text:p/>
          </table:table-cell>
          <table:table-cell table:style-name="ce2" table:formula="of:=IF([.CB82]=&quot;&quot;;&quot;&quot;;[.CB82]+[.BZ142])">
            <text:p/>
          </table:table-cell>
          <table:table-cell table:style-name="ce2" table:formula="of:=IF([.CC82]=&quot;&quot;;&quot;&quot;;[.CC82]+[.CA142])">
            <text:p/>
          </table:table-cell>
          <table:table-cell table:style-name="ce2" table:formula="of:=IF([.CD82]=&quot;&quot;;&quot;&quot;;[.CD82]+[.CB142])">
            <text:p/>
          </table:table-cell>
          <table:table-cell table:style-name="ce2" table:formula="of:=IF([.CE82]=&quot;&quot;;&quot;&quot;;[.CE82]+[.CC142])">
            <text:p/>
          </table:table-cell>
          <table:table-cell table:style-name="ce2" table:formula="of:=IF([.CF82]=&quot;&quot;;&quot;&quot;;[.CF82]+[.CD142])">
            <text:p/>
          </table:table-cell>
          <table:table-cell table:style-name="ce2" table:formula="of:=IF([.CG82]=&quot;&quot;;&quot;&quot;;[.CG82]+[.CE142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3]=&quot;&quot;;&quot;&quot;;[.D83])">
            <text:p/>
          </table:table-cell>
          <table:table-cell table:style-name="ce2" table:formula="of:=IF([.E83]=&quot;&quot;;&quot;&quot;;[.E83])">
            <text:p/>
          </table:table-cell>
          <table:table-cell table:style-name="ce2" table:formula="of:=IF([.F83]=&quot;&quot;;&quot;&quot;;[.F83]+[.D143])">
            <text:p/>
          </table:table-cell>
          <table:table-cell table:style-name="ce2" table:formula="of:=IF([.G83]=&quot;&quot;;&quot;&quot;;[.G83]+[.E143])">
            <text:p/>
          </table:table-cell>
          <table:table-cell table:style-name="ce2" table:formula="of:=IF([.H83]=&quot;&quot;;&quot;&quot;;[.H83]+[.F143])">
            <text:p/>
          </table:table-cell>
          <table:table-cell table:style-name="ce2" table:formula="of:=IF([.I83]=&quot;&quot;;&quot;&quot;;[.I83]+[.G143])">
            <text:p/>
          </table:table-cell>
          <table:table-cell table:style-name="ce2" table:formula="of:=IF([.J83]=&quot;&quot;;&quot;&quot;;[.J83]+[.H143])">
            <text:p/>
          </table:table-cell>
          <table:table-cell table:style-name="ce2" table:formula="of:=IF([.K83]=&quot;&quot;;&quot;&quot;;[.K83]+[.I143])">
            <text:p/>
          </table:table-cell>
          <table:table-cell table:style-name="ce2" table:formula="of:=IF([.L83]=&quot;&quot;;&quot;&quot;;[.L83]+[.J143])">
            <text:p/>
          </table:table-cell>
          <table:table-cell table:style-name="ce2" table:formula="of:=IF([.M83]=&quot;&quot;;&quot;&quot;;[.M83]+[.K143])">
            <text:p/>
          </table:table-cell>
          <table:table-cell table:style-name="ce2" table:formula="of:=IF([.N83]=&quot;&quot;;&quot;&quot;;[.N83]+[.L143])">
            <text:p/>
          </table:table-cell>
          <table:table-cell table:style-name="ce2" table:formula="of:=IF([.O83]=&quot;&quot;;&quot;&quot;;[.O83]+[.M143])">
            <text:p/>
          </table:table-cell>
          <table:table-cell table:style-name="ce2" table:formula="of:=IF([.P83]=&quot;&quot;;&quot;&quot;;[.P83]+[.N143])">
            <text:p/>
          </table:table-cell>
          <table:table-cell table:style-name="ce2" table:formula="of:=IF([.Q83]=&quot;&quot;;&quot;&quot;;[.Q83]+[.O143])">
            <text:p/>
          </table:table-cell>
          <table:table-cell table:style-name="ce2" table:formula="of:=IF([.R83]=&quot;&quot;;&quot;&quot;;[.R83]+[.P143])">
            <text:p/>
          </table:table-cell>
          <table:table-cell table:style-name="ce2" table:formula="of:=IF([.S83]=&quot;&quot;;&quot;&quot;;[.S83]+[.Q143])">
            <text:p/>
          </table:table-cell>
          <table:table-cell table:style-name="ce2" table:formula="of:=IF([.T83]=&quot;&quot;;&quot;&quot;;[.T83]+[.R143])">
            <text:p/>
          </table:table-cell>
          <table:table-cell table:style-name="ce2" table:formula="of:=IF([.U83]=&quot;&quot;;&quot;&quot;;[.U83]+[.S143])">
            <text:p/>
          </table:table-cell>
          <table:table-cell table:style-name="ce2" table:formula="of:=IF([.V83]=&quot;&quot;;&quot;&quot;;[.V83]+[.T143])">
            <text:p/>
          </table:table-cell>
          <table:table-cell table:style-name="ce2" table:formula="of:=IF([.W83]=&quot;&quot;;&quot;&quot;;[.W83]+[.U143])">
            <text:p/>
          </table:table-cell>
          <table:table-cell table:style-name="ce2" table:formula="of:=IF([.X83]=&quot;&quot;;&quot;&quot;;[.X83]+[.V143])">
            <text:p/>
          </table:table-cell>
          <table:table-cell table:style-name="ce2" table:formula="of:=IF([.Y83]=&quot;&quot;;&quot;&quot;;[.Y83]+[.W143])">
            <text:p/>
          </table:table-cell>
          <table:table-cell table:style-name="ce2" table:formula="of:=IF([.Z83]=&quot;&quot;;&quot;&quot;;[.Z83]+[.X143])">
            <text:p/>
          </table:table-cell>
          <table:table-cell table:style-name="ce2" table:formula="of:=IF([.AA83]=&quot;&quot;;&quot;&quot;;[.AA83]+[.Y143])">
            <text:p/>
          </table:table-cell>
          <table:table-cell table:style-name="ce2" table:formula="of:=IF([.AB83]=&quot;&quot;;&quot;&quot;;[.AB83]+[.Z143])">
            <text:p/>
          </table:table-cell>
          <table:table-cell table:style-name="ce2" table:formula="of:=IF([.AC83]=&quot;&quot;;&quot;&quot;;[.AC83]+[.AA143])">
            <text:p/>
          </table:table-cell>
          <table:table-cell table:style-name="ce2" table:formula="of:=IF([.AD83]=&quot;&quot;;&quot;&quot;;[.AD83]+[.AB143])">
            <text:p/>
          </table:table-cell>
          <table:table-cell table:style-name="ce2" table:formula="of:=IF([.AE83]=&quot;&quot;;&quot;&quot;;[.AE83]+[.AC143])">
            <text:p/>
          </table:table-cell>
          <table:table-cell table:style-name="ce2" table:formula="of:=IF([.AF83]=&quot;&quot;;&quot;&quot;;[.AF83]+[.AD143])">
            <text:p/>
          </table:table-cell>
          <table:table-cell table:style-name="ce2" table:formula="of:=IF([.AG83]=&quot;&quot;;&quot;&quot;;[.AG83]+[.AE143])">
            <text:p/>
          </table:table-cell>
          <table:table-cell table:style-name="ce2" table:formula="of:=IF([.AH83]=&quot;&quot;;&quot;&quot;;[.AH83]+[.AF143])">
            <text:p/>
          </table:table-cell>
          <table:table-cell table:style-name="ce2" table:formula="of:=IF([.AI83]=&quot;&quot;;&quot;&quot;;[.AI83]+[.AG143])">
            <text:p/>
          </table:table-cell>
          <table:table-cell table:style-name="ce2" table:formula="of:=IF([.AJ83]=&quot;&quot;;&quot;&quot;;[.AJ83]+[.AH143])">
            <text:p/>
          </table:table-cell>
          <table:table-cell table:style-name="ce2" table:formula="of:=IF([.AK83]=&quot;&quot;;&quot;&quot;;[.AK83]+[.AI143])">
            <text:p/>
          </table:table-cell>
          <table:table-cell table:style-name="ce2" table:formula="of:=IF([.AL83]=&quot;&quot;;&quot;&quot;;[.AL83]+[.AJ143])">
            <text:p/>
          </table:table-cell>
          <table:table-cell table:style-name="ce2" table:formula="of:=IF([.AM83]=&quot;&quot;;&quot;&quot;;[.AM83]+[.AK143])">
            <text:p/>
          </table:table-cell>
          <table:table-cell table:style-name="ce2" table:formula="of:=IF([.AN83]=&quot;&quot;;&quot;&quot;;[.AN83]+[.AL143])">
            <text:p/>
          </table:table-cell>
          <table:table-cell table:style-name="ce2" table:formula="of:=IF([.AO83]=&quot;&quot;;&quot;&quot;;[.AO83]+[.AM143])">
            <text:p/>
          </table:table-cell>
          <table:table-cell table:style-name="ce2" table:formula="of:=IF([.AP83]=&quot;&quot;;&quot;&quot;;[.AP83]+[.AN143])">
            <text:p/>
          </table:table-cell>
          <table:table-cell table:style-name="ce2" table:formula="of:=IF([.AQ83]=&quot;&quot;;&quot;&quot;;[.AQ83]+[.AO143])">
            <text:p/>
          </table:table-cell>
          <table:table-cell table:style-name="ce2" table:formula="of:=IF([.AR83]=&quot;&quot;;&quot;&quot;;[.AR83]+[.AP143])">
            <text:p/>
          </table:table-cell>
          <table:table-cell table:style-name="ce2" table:formula="of:=IF([.AS83]=&quot;&quot;;&quot;&quot;;[.AS83]+[.AQ143])">
            <text:p/>
          </table:table-cell>
          <table:table-cell table:style-name="ce2" table:formula="of:=IF([.AT83]=&quot;&quot;;&quot;&quot;;[.AT83]+[.AR143])">
            <text:p/>
          </table:table-cell>
          <table:table-cell table:style-name="ce2" table:formula="of:=IF([.AU83]=&quot;&quot;;&quot;&quot;;[.AU83]+[.AS143])">
            <text:p/>
          </table:table-cell>
          <table:table-cell table:style-name="ce2" table:formula="of:=IF([.AV83]=&quot;&quot;;&quot;&quot;;[.AV83]+[.AT143])">
            <text:p/>
          </table:table-cell>
          <table:table-cell table:style-name="ce2" table:formula="of:=IF([.AW83]=&quot;&quot;;&quot;&quot;;[.AW83]+[.AU143])">
            <text:p/>
          </table:table-cell>
          <table:table-cell table:style-name="ce2" table:formula="of:=IF([.AX83]=&quot;&quot;;&quot;&quot;;[.AX83]+[.AV143])">
            <text:p/>
          </table:table-cell>
          <table:table-cell table:style-name="ce2" table:formula="of:=IF([.AY83]=&quot;&quot;;&quot;&quot;;[.AY83]+[.AW143])">
            <text:p/>
          </table:table-cell>
          <table:table-cell table:style-name="ce2" table:formula="of:=IF([.AZ83]=&quot;&quot;;&quot;&quot;;[.AZ83]+[.AX143])">
            <text:p/>
          </table:table-cell>
          <table:table-cell table:style-name="ce2" table:formula="of:=IF([.BA83]=&quot;&quot;;&quot;&quot;;[.BA83]+[.AY143])">
            <text:p/>
          </table:table-cell>
          <table:table-cell table:style-name="ce2" table:formula="of:=IF([.BB83]=&quot;&quot;;&quot;&quot;;[.BB83]+[.AZ143])">
            <text:p/>
          </table:table-cell>
          <table:table-cell table:style-name="ce2" table:formula="of:=IF([.BC83]=&quot;&quot;;&quot;&quot;;[.BC83]+[.BA143])">
            <text:p/>
          </table:table-cell>
          <table:table-cell table:style-name="ce2" table:formula="of:=IF([.BD83]=&quot;&quot;;&quot;&quot;;[.BD83]+[.BB143])">
            <text:p/>
          </table:table-cell>
          <table:table-cell table:style-name="ce2" table:formula="of:=IF([.BE83]=&quot;&quot;;&quot;&quot;;[.BE83]+[.BC143])">
            <text:p/>
          </table:table-cell>
          <table:table-cell table:style-name="ce2" table:formula="of:=IF([.BF83]=&quot;&quot;;&quot;&quot;;[.BF83]+[.BD143])">
            <text:p/>
          </table:table-cell>
          <table:table-cell table:style-name="ce2" table:formula="of:=IF([.BG83]=&quot;&quot;;&quot;&quot;;[.BG83]+[.BE143])">
            <text:p/>
          </table:table-cell>
          <table:table-cell table:style-name="ce2" table:formula="of:=IF([.BH83]=&quot;&quot;;&quot;&quot;;[.BH83]+[.BF143])">
            <text:p/>
          </table:table-cell>
          <table:table-cell table:style-name="ce2" table:formula="of:=IF([.BI83]=&quot;&quot;;&quot;&quot;;[.BI83]+[.BG143])">
            <text:p/>
          </table:table-cell>
          <table:table-cell table:style-name="ce2" table:formula="of:=IF([.BJ83]=&quot;&quot;;&quot;&quot;;[.BJ83]+[.BH143])">
            <text:p/>
          </table:table-cell>
          <table:table-cell table:style-name="ce2" table:formula="of:=IF([.BK83]=&quot;&quot;;&quot;&quot;;[.BK83]+[.BI143])">
            <text:p/>
          </table:table-cell>
          <table:table-cell table:style-name="ce2" table:formula="of:=IF([.BL83]=&quot;&quot;;&quot;&quot;;[.BL83]+[.BJ143])">
            <text:p/>
          </table:table-cell>
          <table:table-cell table:style-name="ce2" table:formula="of:=IF([.BM83]=&quot;&quot;;&quot;&quot;;[.BM83]+[.BK143])">
            <text:p/>
          </table:table-cell>
          <table:table-cell table:style-name="ce2" table:formula="of:=IF([.BN83]=&quot;&quot;;&quot;&quot;;[.BN83]+[.BL143])">
            <text:p/>
          </table:table-cell>
          <table:table-cell table:style-name="ce2" table:formula="of:=IF([.BO83]=&quot;&quot;;&quot;&quot;;[.BO83]+[.BM143])">
            <text:p/>
          </table:table-cell>
          <table:table-cell table:style-name="ce2" table:formula="of:=IF([.BP83]=&quot;&quot;;&quot;&quot;;[.BP83]+[.BN143])">
            <text:p/>
          </table:table-cell>
          <table:table-cell table:style-name="ce2" table:formula="of:=IF([.BQ83]=&quot;&quot;;&quot;&quot;;[.BQ83]+[.BO143])">
            <text:p/>
          </table:table-cell>
          <table:table-cell table:style-name="ce2" table:formula="of:=IF([.BR83]=&quot;&quot;;&quot;&quot;;[.BR83]+[.BP143])">
            <text:p/>
          </table:table-cell>
          <table:table-cell table:style-name="ce2" table:formula="of:=IF([.BS83]=&quot;&quot;;&quot;&quot;;[.BS83]+[.BQ143])">
            <text:p/>
          </table:table-cell>
          <table:table-cell table:style-name="ce2" table:formula="of:=IF([.BT83]=&quot;&quot;;&quot;&quot;;[.BT83]+[.BR143])">
            <text:p/>
          </table:table-cell>
          <table:table-cell table:style-name="ce2" table:formula="of:=IF([.BU83]=&quot;&quot;;&quot;&quot;;[.BU83]+[.BS143])">
            <text:p/>
          </table:table-cell>
          <table:table-cell table:style-name="ce2" table:formula="of:=IF([.BV83]=&quot;&quot;;&quot;&quot;;[.BV83]+[.BT143])">
            <text:p/>
          </table:table-cell>
          <table:table-cell table:style-name="ce2" table:formula="of:=IF([.BW83]=&quot;&quot;;&quot;&quot;;[.BW83]+[.BU143])">
            <text:p/>
          </table:table-cell>
          <table:table-cell table:style-name="ce2" table:formula="of:=IF([.BX83]=&quot;&quot;;&quot;&quot;;[.BX83]+[.BV143])">
            <text:p/>
          </table:table-cell>
          <table:table-cell table:style-name="ce2" table:formula="of:=IF([.BY83]=&quot;&quot;;&quot;&quot;;[.BY83]+[.BW143])">
            <text:p/>
          </table:table-cell>
          <table:table-cell table:style-name="ce2" table:formula="of:=IF([.BZ83]=&quot;&quot;;&quot;&quot;;[.BZ83]+[.BX143])">
            <text:p/>
          </table:table-cell>
          <table:table-cell table:style-name="ce2" table:formula="of:=IF([.CA83]=&quot;&quot;;&quot;&quot;;[.CA83]+[.BY143])">
            <text:p/>
          </table:table-cell>
          <table:table-cell table:style-name="ce2" table:formula="of:=IF([.CB83]=&quot;&quot;;&quot;&quot;;[.CB83]+[.BZ143])">
            <text:p/>
          </table:table-cell>
          <table:table-cell table:style-name="ce2" table:formula="of:=IF([.CC83]=&quot;&quot;;&quot;&quot;;[.CC83]+[.CA143])">
            <text:p/>
          </table:table-cell>
          <table:table-cell table:style-name="ce2" table:formula="of:=IF([.CD83]=&quot;&quot;;&quot;&quot;;[.CD83]+[.CB143])">
            <text:p/>
          </table:table-cell>
          <table:table-cell table:style-name="ce2" table:formula="of:=IF([.CE83]=&quot;&quot;;&quot;&quot;;[.CE83]+[.CC143])">
            <text:p/>
          </table:table-cell>
          <table:table-cell table:style-name="ce2" table:formula="of:=IF([.CF83]=&quot;&quot;;&quot;&quot;;[.CF83]+[.CD143])">
            <text:p/>
          </table:table-cell>
          <table:table-cell table:style-name="ce2" table:formula="of:=IF([.CG83]=&quot;&quot;;&quot;&quot;;[.CG83]+[.CE143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4]=&quot;&quot;;&quot;&quot;;[.D84])" office:value-type="float" office:value="1270.5726">
            <text:p>1270.5726</text:p>
          </table:table-cell>
          <table:table-cell table:style-name="ce2" table:formula="of:=IF([.E84]=&quot;&quot;;&quot;&quot;;[.E84])" office:value-type="float" office:value="583.67846">
            <text:p>583.67846</text:p>
          </table:table-cell>
          <table:table-cell table:style-name="ce2" table:formula="of:=IF([.F84]=&quot;&quot;;&quot;&quot;;[.F84]+[.D144])" office:value-type="float" office:value="1270.7856">
            <text:p>1270.7856</text:p>
          </table:table-cell>
          <table:table-cell table:style-name="ce2" table:formula="of:=IF([.G84]=&quot;&quot;;&quot;&quot;;[.G84]+[.E144])" office:value-type="float" office:value="412.67003">
            <text:p>412.67003</text:p>
          </table:table-cell>
          <table:table-cell table:style-name="ce2" table:formula="of:=IF([.H84]=&quot;&quot;;&quot;&quot;;[.H84]+[.F144])" office:value-type="float" office:value="985.74633">
            <text:p>985.74633</text:p>
          </table:table-cell>
          <table:table-cell table:style-name="ce2" table:formula="of:=IF([.I84]=&quot;&quot;;&quot;&quot;;[.I84]+[.G144])" office:value-type="float" office:value="418.94686">
            <text:p>418.94686</text:p>
          </table:table-cell>
          <table:table-cell table:style-name="ce2" table:formula="of:=IF([.J84]=&quot;&quot;;&quot;&quot;;[.J84]+[.H144])" office:value-type="float" office:value="985.81133">
            <text:p>985.81133</text:p>
          </table:table-cell>
          <table:table-cell table:style-name="ce2" table:formula="of:=IF([.K84]=&quot;&quot;;&quot;&quot;;[.K84]+[.I144])" office:value-type="float" office:value="604.3802">
            <text:p>604.3802</text:p>
          </table:table-cell>
          <table:table-cell table:style-name="ce2" table:formula="of:=IF([.L84]=&quot;&quot;;&quot;&quot;;[.L84]+[.J144])">
            <text:p/>
          </table:table-cell>
          <table:table-cell table:style-name="ce2" table:formula="of:=IF([.M84]=&quot;&quot;;&quot;&quot;;[.M84]+[.K144])">
            <text:p/>
          </table:table-cell>
          <table:table-cell table:style-name="ce2" table:formula="of:=IF([.N84]=&quot;&quot;;&quot;&quot;;[.N84]+[.L144])">
            <text:p/>
          </table:table-cell>
          <table:table-cell table:style-name="ce2" table:formula="of:=IF([.O84]=&quot;&quot;;&quot;&quot;;[.O84]+[.M144])">
            <text:p/>
          </table:table-cell>
          <table:table-cell table:style-name="ce2" table:formula="of:=IF([.P84]=&quot;&quot;;&quot;&quot;;[.P84]+[.N144])">
            <text:p/>
          </table:table-cell>
          <table:table-cell table:style-name="ce2" table:formula="of:=IF([.Q84]=&quot;&quot;;&quot;&quot;;[.Q84]+[.O144])">
            <text:p/>
          </table:table-cell>
          <table:table-cell table:style-name="ce2" table:formula="of:=IF([.R84]=&quot;&quot;;&quot;&quot;;[.R84]+[.P144])">
            <text:p/>
          </table:table-cell>
          <table:table-cell table:style-name="ce2" table:formula="of:=IF([.S84]=&quot;&quot;;&quot;&quot;;[.S84]+[.Q144])">
            <text:p/>
          </table:table-cell>
          <table:table-cell table:style-name="ce2" table:formula="of:=IF([.T84]=&quot;&quot;;&quot;&quot;;[.T84]+[.R144])">
            <text:p/>
          </table:table-cell>
          <table:table-cell table:style-name="ce2" table:formula="of:=IF([.U84]=&quot;&quot;;&quot;&quot;;[.U84]+[.S144])">
            <text:p/>
          </table:table-cell>
          <table:table-cell table:style-name="ce2" table:formula="of:=IF([.V84]=&quot;&quot;;&quot;&quot;;[.V84]+[.T144])">
            <text:p/>
          </table:table-cell>
          <table:table-cell table:style-name="ce2" table:formula="of:=IF([.W84]=&quot;&quot;;&quot;&quot;;[.W84]+[.U144])">
            <text:p/>
          </table:table-cell>
          <table:table-cell table:style-name="ce2" table:formula="of:=IF([.X84]=&quot;&quot;;&quot;&quot;;[.X84]+[.V144])">
            <text:p/>
          </table:table-cell>
          <table:table-cell table:style-name="ce2" table:formula="of:=IF([.Y84]=&quot;&quot;;&quot;&quot;;[.Y84]+[.W144])">
            <text:p/>
          </table:table-cell>
          <table:table-cell table:style-name="ce2" table:formula="of:=IF([.Z84]=&quot;&quot;;&quot;&quot;;[.Z84]+[.X144])">
            <text:p/>
          </table:table-cell>
          <table:table-cell table:style-name="ce2" table:formula="of:=IF([.AA84]=&quot;&quot;;&quot;&quot;;[.AA84]+[.Y144])">
            <text:p/>
          </table:table-cell>
          <table:table-cell table:style-name="ce2" table:formula="of:=IF([.AB84]=&quot;&quot;;&quot;&quot;;[.AB84]+[.Z144])">
            <text:p/>
          </table:table-cell>
          <table:table-cell table:style-name="ce2" table:formula="of:=IF([.AC84]=&quot;&quot;;&quot;&quot;;[.AC84]+[.AA144])">
            <text:p/>
          </table:table-cell>
          <table:table-cell table:style-name="ce2" table:formula="of:=IF([.AD84]=&quot;&quot;;&quot;&quot;;[.AD84]+[.AB144])">
            <text:p/>
          </table:table-cell>
          <table:table-cell table:style-name="ce2" table:formula="of:=IF([.AE84]=&quot;&quot;;&quot;&quot;;[.AE84]+[.AC144])">
            <text:p/>
          </table:table-cell>
          <table:table-cell table:style-name="ce2" table:formula="of:=IF([.AF84]=&quot;&quot;;&quot;&quot;;[.AF84]+[.AD144])">
            <text:p/>
          </table:table-cell>
          <table:table-cell table:style-name="ce2" table:formula="of:=IF([.AG84]=&quot;&quot;;&quot;&quot;;[.AG84]+[.AE144])">
            <text:p/>
          </table:table-cell>
          <table:table-cell table:style-name="ce2" table:formula="of:=IF([.AH84]=&quot;&quot;;&quot;&quot;;[.AH84]+[.AF144])">
            <text:p/>
          </table:table-cell>
          <table:table-cell table:style-name="ce2" table:formula="of:=IF([.AI84]=&quot;&quot;;&quot;&quot;;[.AI84]+[.AG144])">
            <text:p/>
          </table:table-cell>
          <table:table-cell table:style-name="ce2" table:formula="of:=IF([.AJ84]=&quot;&quot;;&quot;&quot;;[.AJ84]+[.AH144])">
            <text:p/>
          </table:table-cell>
          <table:table-cell table:style-name="ce2" table:formula="of:=IF([.AK84]=&quot;&quot;;&quot;&quot;;[.AK84]+[.AI144])">
            <text:p/>
          </table:table-cell>
          <table:table-cell table:style-name="ce2" table:formula="of:=IF([.AL84]=&quot;&quot;;&quot;&quot;;[.AL84]+[.AJ144])">
            <text:p/>
          </table:table-cell>
          <table:table-cell table:style-name="ce2" table:formula="of:=IF([.AM84]=&quot;&quot;;&quot;&quot;;[.AM84]+[.AK144])">
            <text:p/>
          </table:table-cell>
          <table:table-cell table:style-name="ce2" table:formula="of:=IF([.AN84]=&quot;&quot;;&quot;&quot;;[.AN84]+[.AL144])">
            <text:p/>
          </table:table-cell>
          <table:table-cell table:style-name="ce2" table:formula="of:=IF([.AO84]=&quot;&quot;;&quot;&quot;;[.AO84]+[.AM144])">
            <text:p/>
          </table:table-cell>
          <table:table-cell table:style-name="ce2" table:formula="of:=IF([.AP84]=&quot;&quot;;&quot;&quot;;[.AP84]+[.AN144])">
            <text:p/>
          </table:table-cell>
          <table:table-cell table:style-name="ce2" table:formula="of:=IF([.AQ84]=&quot;&quot;;&quot;&quot;;[.AQ84]+[.AO144])">
            <text:p/>
          </table:table-cell>
          <table:table-cell table:style-name="ce2" table:formula="of:=IF([.AR84]=&quot;&quot;;&quot;&quot;;[.AR84]+[.AP144])">
            <text:p/>
          </table:table-cell>
          <table:table-cell table:style-name="ce2" table:formula="of:=IF([.AS84]=&quot;&quot;;&quot;&quot;;[.AS84]+[.AQ144])">
            <text:p/>
          </table:table-cell>
          <table:table-cell table:style-name="ce2" table:formula="of:=IF([.AT84]=&quot;&quot;;&quot;&quot;;[.AT84]+[.AR144])">
            <text:p/>
          </table:table-cell>
          <table:table-cell table:style-name="ce2" table:formula="of:=IF([.AU84]=&quot;&quot;;&quot;&quot;;[.AU84]+[.AS144])">
            <text:p/>
          </table:table-cell>
          <table:table-cell table:style-name="ce2" table:formula="of:=IF([.AV84]=&quot;&quot;;&quot;&quot;;[.AV84]+[.AT144])">
            <text:p/>
          </table:table-cell>
          <table:table-cell table:style-name="ce2" table:formula="of:=IF([.AW84]=&quot;&quot;;&quot;&quot;;[.AW84]+[.AU144])">
            <text:p/>
          </table:table-cell>
          <table:table-cell table:style-name="ce2" table:formula="of:=IF([.AX84]=&quot;&quot;;&quot;&quot;;[.AX84]+[.AV144])">
            <text:p/>
          </table:table-cell>
          <table:table-cell table:style-name="ce2" table:formula="of:=IF([.AY84]=&quot;&quot;;&quot;&quot;;[.AY84]+[.AW144])">
            <text:p/>
          </table:table-cell>
          <table:table-cell table:style-name="ce2" table:formula="of:=IF([.AZ84]=&quot;&quot;;&quot;&quot;;[.AZ84]+[.AX144])">
            <text:p/>
          </table:table-cell>
          <table:table-cell table:style-name="ce2" table:formula="of:=IF([.BA84]=&quot;&quot;;&quot;&quot;;[.BA84]+[.AY144])">
            <text:p/>
          </table:table-cell>
          <table:table-cell table:style-name="ce2" table:formula="of:=IF([.BB84]=&quot;&quot;;&quot;&quot;;[.BB84]+[.AZ144])">
            <text:p/>
          </table:table-cell>
          <table:table-cell table:style-name="ce2" table:formula="of:=IF([.BC84]=&quot;&quot;;&quot;&quot;;[.BC84]+[.BA144])">
            <text:p/>
          </table:table-cell>
          <table:table-cell table:style-name="ce2" table:formula="of:=IF([.BD84]=&quot;&quot;;&quot;&quot;;[.BD84]+[.BB144])">
            <text:p/>
          </table:table-cell>
          <table:table-cell table:style-name="ce2" table:formula="of:=IF([.BE84]=&quot;&quot;;&quot;&quot;;[.BE84]+[.BC144])">
            <text:p/>
          </table:table-cell>
          <table:table-cell table:style-name="ce2" table:formula="of:=IF([.BF84]=&quot;&quot;;&quot;&quot;;[.BF84]+[.BD144])">
            <text:p/>
          </table:table-cell>
          <table:table-cell table:style-name="ce2" table:formula="of:=IF([.BG84]=&quot;&quot;;&quot;&quot;;[.BG84]+[.BE144])">
            <text:p/>
          </table:table-cell>
          <table:table-cell table:style-name="ce2" table:formula="of:=IF([.BH84]=&quot;&quot;;&quot;&quot;;[.BH84]+[.BF144])">
            <text:p/>
          </table:table-cell>
          <table:table-cell table:style-name="ce2" table:formula="of:=IF([.BI84]=&quot;&quot;;&quot;&quot;;[.BI84]+[.BG144])">
            <text:p/>
          </table:table-cell>
          <table:table-cell table:style-name="ce2" table:formula="of:=IF([.BJ84]=&quot;&quot;;&quot;&quot;;[.BJ84]+[.BH144])">
            <text:p/>
          </table:table-cell>
          <table:table-cell table:style-name="ce2" table:formula="of:=IF([.BK84]=&quot;&quot;;&quot;&quot;;[.BK84]+[.BI144])">
            <text:p/>
          </table:table-cell>
          <table:table-cell table:style-name="ce2" table:formula="of:=IF([.BL84]=&quot;&quot;;&quot;&quot;;[.BL84]+[.BJ144])">
            <text:p/>
          </table:table-cell>
          <table:table-cell table:style-name="ce2" table:formula="of:=IF([.BM84]=&quot;&quot;;&quot;&quot;;[.BM84]+[.BK144])">
            <text:p/>
          </table:table-cell>
          <table:table-cell table:style-name="ce2" table:formula="of:=IF([.BN84]=&quot;&quot;;&quot;&quot;;[.BN84]+[.BL144])">
            <text:p/>
          </table:table-cell>
          <table:table-cell table:style-name="ce2" table:formula="of:=IF([.BO84]=&quot;&quot;;&quot;&quot;;[.BO84]+[.BM144])">
            <text:p/>
          </table:table-cell>
          <table:table-cell table:style-name="ce2" table:formula="of:=IF([.BP84]=&quot;&quot;;&quot;&quot;;[.BP84]+[.BN144])">
            <text:p/>
          </table:table-cell>
          <table:table-cell table:style-name="ce2" table:formula="of:=IF([.BQ84]=&quot;&quot;;&quot;&quot;;[.BQ84]+[.BO144])">
            <text:p/>
          </table:table-cell>
          <table:table-cell table:style-name="ce2" table:formula="of:=IF([.BR84]=&quot;&quot;;&quot;&quot;;[.BR84]+[.BP144])">
            <text:p/>
          </table:table-cell>
          <table:table-cell table:style-name="ce2" table:formula="of:=IF([.BS84]=&quot;&quot;;&quot;&quot;;[.BS84]+[.BQ144])">
            <text:p/>
          </table:table-cell>
          <table:table-cell table:style-name="ce2" table:formula="of:=IF([.BT84]=&quot;&quot;;&quot;&quot;;[.BT84]+[.BR144])">
            <text:p/>
          </table:table-cell>
          <table:table-cell table:style-name="ce2" table:formula="of:=IF([.BU84]=&quot;&quot;;&quot;&quot;;[.BU84]+[.BS144])">
            <text:p/>
          </table:table-cell>
          <table:table-cell table:style-name="ce2" table:formula="of:=IF([.BV84]=&quot;&quot;;&quot;&quot;;[.BV84]+[.BT144])">
            <text:p/>
          </table:table-cell>
          <table:table-cell table:style-name="ce2" table:formula="of:=IF([.BW84]=&quot;&quot;;&quot;&quot;;[.BW84]+[.BU144])">
            <text:p/>
          </table:table-cell>
          <table:table-cell table:style-name="ce2" table:formula="of:=IF([.BX84]=&quot;&quot;;&quot;&quot;;[.BX84]+[.BV144])">
            <text:p/>
          </table:table-cell>
          <table:table-cell table:style-name="ce2" table:formula="of:=IF([.BY84]=&quot;&quot;;&quot;&quot;;[.BY84]+[.BW144])">
            <text:p/>
          </table:table-cell>
          <table:table-cell table:style-name="ce2" table:formula="of:=IF([.BZ84]=&quot;&quot;;&quot;&quot;;[.BZ84]+[.BX144])">
            <text:p/>
          </table:table-cell>
          <table:table-cell table:style-name="ce2" table:formula="of:=IF([.CA84]=&quot;&quot;;&quot;&quot;;[.CA84]+[.BY144])">
            <text:p/>
          </table:table-cell>
          <table:table-cell table:style-name="ce2" table:formula="of:=IF([.CB84]=&quot;&quot;;&quot;&quot;;[.CB84]+[.BZ144])">
            <text:p/>
          </table:table-cell>
          <table:table-cell table:style-name="ce2" table:formula="of:=IF([.CC84]=&quot;&quot;;&quot;&quot;;[.CC84]+[.CA144])">
            <text:p/>
          </table:table-cell>
          <table:table-cell table:style-name="ce2" table:formula="of:=IF([.CD84]=&quot;&quot;;&quot;&quot;;[.CD84]+[.CB144])">
            <text:p/>
          </table:table-cell>
          <table:table-cell table:style-name="ce2" table:formula="of:=IF([.CE84]=&quot;&quot;;&quot;&quot;;[.CE84]+[.CC144])">
            <text:p/>
          </table:table-cell>
          <table:table-cell table:style-name="ce2" table:formula="of:=IF([.CF84]=&quot;&quot;;&quot;&quot;;[.CF84]+[.CD144])">
            <text:p/>
          </table:table-cell>
          <table:table-cell table:style-name="ce2" table:formula="of:=IF([.CG84]=&quot;&quot;;&quot;&quot;;[.CG84]+[.CE144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5]=&quot;&quot;;&quot;&quot;;[.D85])">
            <text:p/>
          </table:table-cell>
          <table:table-cell table:style-name="ce2" table:formula="of:=IF([.E85]=&quot;&quot;;&quot;&quot;;[.E85])">
            <text:p/>
          </table:table-cell>
          <table:table-cell table:style-name="ce2" table:formula="of:=IF([.F85]=&quot;&quot;;&quot;&quot;;[.F85]+[.D145])">
            <text:p/>
          </table:table-cell>
          <table:table-cell table:style-name="ce2" table:formula="of:=IF([.G85]=&quot;&quot;;&quot;&quot;;[.G85]+[.E145])">
            <text:p/>
          </table:table-cell>
          <table:table-cell table:style-name="ce2" table:formula="of:=IF([.H85]=&quot;&quot;;&quot;&quot;;[.H85]+[.F145])">
            <text:p/>
          </table:table-cell>
          <table:table-cell table:style-name="ce2" table:formula="of:=IF([.I85]=&quot;&quot;;&quot;&quot;;[.I85]+[.G145])">
            <text:p/>
          </table:table-cell>
          <table:table-cell table:style-name="ce2" table:formula="of:=IF([.J85]=&quot;&quot;;&quot;&quot;;[.J85]+[.H145])">
            <text:p/>
          </table:table-cell>
          <table:table-cell table:style-name="ce2" table:formula="of:=IF([.K85]=&quot;&quot;;&quot;&quot;;[.K85]+[.I145])">
            <text:p/>
          </table:table-cell>
          <table:table-cell table:style-name="ce2" table:formula="of:=IF([.L85]=&quot;&quot;;&quot;&quot;;[.L85]+[.J145])">
            <text:p/>
          </table:table-cell>
          <table:table-cell table:style-name="ce2" table:formula="of:=IF([.M85]=&quot;&quot;;&quot;&quot;;[.M85]+[.K145])">
            <text:p/>
          </table:table-cell>
          <table:table-cell table:style-name="ce2" table:formula="of:=IF([.N85]=&quot;&quot;;&quot;&quot;;[.N85]+[.L145])">
            <text:p/>
          </table:table-cell>
          <table:table-cell table:style-name="ce2" table:formula="of:=IF([.O85]=&quot;&quot;;&quot;&quot;;[.O85]+[.M145])">
            <text:p/>
          </table:table-cell>
          <table:table-cell table:style-name="ce2" table:formula="of:=IF([.P85]=&quot;&quot;;&quot;&quot;;[.P85]+[.N145])">
            <text:p/>
          </table:table-cell>
          <table:table-cell table:style-name="ce2" table:formula="of:=IF([.Q85]=&quot;&quot;;&quot;&quot;;[.Q85]+[.O145])">
            <text:p/>
          </table:table-cell>
          <table:table-cell table:style-name="ce2" table:formula="of:=IF([.R85]=&quot;&quot;;&quot;&quot;;[.R85]+[.P145])">
            <text:p/>
          </table:table-cell>
          <table:table-cell table:style-name="ce2" table:formula="of:=IF([.S85]=&quot;&quot;;&quot;&quot;;[.S85]+[.Q145])">
            <text:p/>
          </table:table-cell>
          <table:table-cell table:style-name="ce2" table:formula="of:=IF([.T85]=&quot;&quot;;&quot;&quot;;[.T85]+[.R145])">
            <text:p/>
          </table:table-cell>
          <table:table-cell table:style-name="ce2" table:formula="of:=IF([.U85]=&quot;&quot;;&quot;&quot;;[.U85]+[.S145])">
            <text:p/>
          </table:table-cell>
          <table:table-cell table:style-name="ce2" table:formula="of:=IF([.V85]=&quot;&quot;;&quot;&quot;;[.V85]+[.T145])">
            <text:p/>
          </table:table-cell>
          <table:table-cell table:style-name="ce2" table:formula="of:=IF([.W85]=&quot;&quot;;&quot;&quot;;[.W85]+[.U145])">
            <text:p/>
          </table:table-cell>
          <table:table-cell table:style-name="ce2" table:formula="of:=IF([.X85]=&quot;&quot;;&quot;&quot;;[.X85]+[.V145])">
            <text:p/>
          </table:table-cell>
          <table:table-cell table:style-name="ce2" table:formula="of:=IF([.Y85]=&quot;&quot;;&quot;&quot;;[.Y85]+[.W145])">
            <text:p/>
          </table:table-cell>
          <table:table-cell table:style-name="ce2" table:formula="of:=IF([.Z85]=&quot;&quot;;&quot;&quot;;[.Z85]+[.X145])">
            <text:p/>
          </table:table-cell>
          <table:table-cell table:style-name="ce2" table:formula="of:=IF([.AA85]=&quot;&quot;;&quot;&quot;;[.AA85]+[.Y145])">
            <text:p/>
          </table:table-cell>
          <table:table-cell table:style-name="ce2" table:formula="of:=IF([.AB85]=&quot;&quot;;&quot;&quot;;[.AB85]+[.Z145])">
            <text:p/>
          </table:table-cell>
          <table:table-cell table:style-name="ce2" table:formula="of:=IF([.AC85]=&quot;&quot;;&quot;&quot;;[.AC85]+[.AA145])">
            <text:p/>
          </table:table-cell>
          <table:table-cell table:style-name="ce2" table:formula="of:=IF([.AD85]=&quot;&quot;;&quot;&quot;;[.AD85]+[.AB145])">
            <text:p/>
          </table:table-cell>
          <table:table-cell table:style-name="ce2" table:formula="of:=IF([.AE85]=&quot;&quot;;&quot;&quot;;[.AE85]+[.AC145])">
            <text:p/>
          </table:table-cell>
          <table:table-cell table:style-name="ce2" table:formula="of:=IF([.AF85]=&quot;&quot;;&quot;&quot;;[.AF85]+[.AD145])">
            <text:p/>
          </table:table-cell>
          <table:table-cell table:style-name="ce2" table:formula="of:=IF([.AG85]=&quot;&quot;;&quot;&quot;;[.AG85]+[.AE145])">
            <text:p/>
          </table:table-cell>
          <table:table-cell table:style-name="ce2" table:formula="of:=IF([.AH85]=&quot;&quot;;&quot;&quot;;[.AH85]+[.AF145])">
            <text:p/>
          </table:table-cell>
          <table:table-cell table:style-name="ce2" table:formula="of:=IF([.AI85]=&quot;&quot;;&quot;&quot;;[.AI85]+[.AG145])">
            <text:p/>
          </table:table-cell>
          <table:table-cell table:style-name="ce2" table:formula="of:=IF([.AJ85]=&quot;&quot;;&quot;&quot;;[.AJ85]+[.AH145])">
            <text:p/>
          </table:table-cell>
          <table:table-cell table:style-name="ce2" table:formula="of:=IF([.AK85]=&quot;&quot;;&quot;&quot;;[.AK85]+[.AI145])">
            <text:p/>
          </table:table-cell>
          <table:table-cell table:style-name="ce2" table:formula="of:=IF([.AL85]=&quot;&quot;;&quot;&quot;;[.AL85]+[.AJ145])">
            <text:p/>
          </table:table-cell>
          <table:table-cell table:style-name="ce2" table:formula="of:=IF([.AM85]=&quot;&quot;;&quot;&quot;;[.AM85]+[.AK145])">
            <text:p/>
          </table:table-cell>
          <table:table-cell table:style-name="ce2" table:formula="of:=IF([.AN85]=&quot;&quot;;&quot;&quot;;[.AN85]+[.AL145])">
            <text:p/>
          </table:table-cell>
          <table:table-cell table:style-name="ce2" table:formula="of:=IF([.AO85]=&quot;&quot;;&quot;&quot;;[.AO85]+[.AM145])">
            <text:p/>
          </table:table-cell>
          <table:table-cell table:style-name="ce2" table:formula="of:=IF([.AP85]=&quot;&quot;;&quot;&quot;;[.AP85]+[.AN145])">
            <text:p/>
          </table:table-cell>
          <table:table-cell table:style-name="ce2" table:formula="of:=IF([.AQ85]=&quot;&quot;;&quot;&quot;;[.AQ85]+[.AO145])">
            <text:p/>
          </table:table-cell>
          <table:table-cell table:style-name="ce2" table:formula="of:=IF([.AR85]=&quot;&quot;;&quot;&quot;;[.AR85]+[.AP145])">
            <text:p/>
          </table:table-cell>
          <table:table-cell table:style-name="ce2" table:formula="of:=IF([.AS85]=&quot;&quot;;&quot;&quot;;[.AS85]+[.AQ145])">
            <text:p/>
          </table:table-cell>
          <table:table-cell table:style-name="ce2" table:formula="of:=IF([.AT85]=&quot;&quot;;&quot;&quot;;[.AT85]+[.AR145])">
            <text:p/>
          </table:table-cell>
          <table:table-cell table:style-name="ce2" table:formula="of:=IF([.AU85]=&quot;&quot;;&quot;&quot;;[.AU85]+[.AS145])">
            <text:p/>
          </table:table-cell>
          <table:table-cell table:style-name="ce2" table:formula="of:=IF([.AV85]=&quot;&quot;;&quot;&quot;;[.AV85]+[.AT145])">
            <text:p/>
          </table:table-cell>
          <table:table-cell table:style-name="ce2" table:formula="of:=IF([.AW85]=&quot;&quot;;&quot;&quot;;[.AW85]+[.AU145])">
            <text:p/>
          </table:table-cell>
          <table:table-cell table:style-name="ce2" table:formula="of:=IF([.AX85]=&quot;&quot;;&quot;&quot;;[.AX85]+[.AV145])">
            <text:p/>
          </table:table-cell>
          <table:table-cell table:style-name="ce2" table:formula="of:=IF([.AY85]=&quot;&quot;;&quot;&quot;;[.AY85]+[.AW145])">
            <text:p/>
          </table:table-cell>
          <table:table-cell table:style-name="ce2" table:formula="of:=IF([.AZ85]=&quot;&quot;;&quot;&quot;;[.AZ85]+[.AX145])">
            <text:p/>
          </table:table-cell>
          <table:table-cell table:style-name="ce2" table:formula="of:=IF([.BA85]=&quot;&quot;;&quot;&quot;;[.BA85]+[.AY145])">
            <text:p/>
          </table:table-cell>
          <table:table-cell table:style-name="ce2" table:formula="of:=IF([.BB85]=&quot;&quot;;&quot;&quot;;[.BB85]+[.AZ145])">
            <text:p/>
          </table:table-cell>
          <table:table-cell table:style-name="ce2" table:formula="of:=IF([.BC85]=&quot;&quot;;&quot;&quot;;[.BC85]+[.BA145])">
            <text:p/>
          </table:table-cell>
          <table:table-cell table:style-name="ce2" table:formula="of:=IF([.BD85]=&quot;&quot;;&quot;&quot;;[.BD85]+[.BB145])">
            <text:p/>
          </table:table-cell>
          <table:table-cell table:style-name="ce2" table:formula="of:=IF([.BE85]=&quot;&quot;;&quot;&quot;;[.BE85]+[.BC145])">
            <text:p/>
          </table:table-cell>
          <table:table-cell table:style-name="ce2" table:formula="of:=IF([.BF85]=&quot;&quot;;&quot;&quot;;[.BF85]+[.BD145])">
            <text:p/>
          </table:table-cell>
          <table:table-cell table:style-name="ce2" table:formula="of:=IF([.BG85]=&quot;&quot;;&quot;&quot;;[.BG85]+[.BE145])">
            <text:p/>
          </table:table-cell>
          <table:table-cell table:style-name="ce2" table:formula="of:=IF([.BH85]=&quot;&quot;;&quot;&quot;;[.BH85]+[.BF145])">
            <text:p/>
          </table:table-cell>
          <table:table-cell table:style-name="ce2" table:formula="of:=IF([.BI85]=&quot;&quot;;&quot;&quot;;[.BI85]+[.BG145])">
            <text:p/>
          </table:table-cell>
          <table:table-cell table:style-name="ce2" table:formula="of:=IF([.BJ85]=&quot;&quot;;&quot;&quot;;[.BJ85]+[.BH145])">
            <text:p/>
          </table:table-cell>
          <table:table-cell table:style-name="ce2" table:formula="of:=IF([.BK85]=&quot;&quot;;&quot;&quot;;[.BK85]+[.BI145])">
            <text:p/>
          </table:table-cell>
          <table:table-cell table:style-name="ce2" table:formula="of:=IF([.BL85]=&quot;&quot;;&quot;&quot;;[.BL85]+[.BJ145])">
            <text:p/>
          </table:table-cell>
          <table:table-cell table:style-name="ce2" table:formula="of:=IF([.BM85]=&quot;&quot;;&quot;&quot;;[.BM85]+[.BK145])">
            <text:p/>
          </table:table-cell>
          <table:table-cell table:style-name="ce2" table:formula="of:=IF([.BN85]=&quot;&quot;;&quot;&quot;;[.BN85]+[.BL145])">
            <text:p/>
          </table:table-cell>
          <table:table-cell table:style-name="ce2" table:formula="of:=IF([.BO85]=&quot;&quot;;&quot;&quot;;[.BO85]+[.BM145])">
            <text:p/>
          </table:table-cell>
          <table:table-cell table:style-name="ce2" table:formula="of:=IF([.BP85]=&quot;&quot;;&quot;&quot;;[.BP85]+[.BN145])">
            <text:p/>
          </table:table-cell>
          <table:table-cell table:style-name="ce2" table:formula="of:=IF([.BQ85]=&quot;&quot;;&quot;&quot;;[.BQ85]+[.BO145])">
            <text:p/>
          </table:table-cell>
          <table:table-cell table:style-name="ce2" table:formula="of:=IF([.BR85]=&quot;&quot;;&quot;&quot;;[.BR85]+[.BP145])">
            <text:p/>
          </table:table-cell>
          <table:table-cell table:style-name="ce2" table:formula="of:=IF([.BS85]=&quot;&quot;;&quot;&quot;;[.BS85]+[.BQ145])">
            <text:p/>
          </table:table-cell>
          <table:table-cell table:style-name="ce2" table:formula="of:=IF([.BT85]=&quot;&quot;;&quot;&quot;;[.BT85]+[.BR145])">
            <text:p/>
          </table:table-cell>
          <table:table-cell table:style-name="ce2" table:formula="of:=IF([.BU85]=&quot;&quot;;&quot;&quot;;[.BU85]+[.BS145])">
            <text:p/>
          </table:table-cell>
          <table:table-cell table:style-name="ce2" table:formula="of:=IF([.BV85]=&quot;&quot;;&quot;&quot;;[.BV85]+[.BT145])">
            <text:p/>
          </table:table-cell>
          <table:table-cell table:style-name="ce2" table:formula="of:=IF([.BW85]=&quot;&quot;;&quot;&quot;;[.BW85]+[.BU145])">
            <text:p/>
          </table:table-cell>
          <table:table-cell table:style-name="ce2" table:formula="of:=IF([.BX85]=&quot;&quot;;&quot;&quot;;[.BX85]+[.BV145])">
            <text:p/>
          </table:table-cell>
          <table:table-cell table:style-name="ce2" table:formula="of:=IF([.BY85]=&quot;&quot;;&quot;&quot;;[.BY85]+[.BW145])">
            <text:p/>
          </table:table-cell>
          <table:table-cell table:style-name="ce2" table:formula="of:=IF([.BZ85]=&quot;&quot;;&quot;&quot;;[.BZ85]+[.BX145])">
            <text:p/>
          </table:table-cell>
          <table:table-cell table:style-name="ce2" table:formula="of:=IF([.CA85]=&quot;&quot;;&quot;&quot;;[.CA85]+[.BY145])">
            <text:p/>
          </table:table-cell>
          <table:table-cell table:style-name="ce2" table:formula="of:=IF([.CB85]=&quot;&quot;;&quot;&quot;;[.CB85]+[.BZ145])">
            <text:p/>
          </table:table-cell>
          <table:table-cell table:style-name="ce2" table:formula="of:=IF([.CC85]=&quot;&quot;;&quot;&quot;;[.CC85]+[.CA145])">
            <text:p/>
          </table:table-cell>
          <table:table-cell table:style-name="ce2" table:formula="of:=IF([.CD85]=&quot;&quot;;&quot;&quot;;[.CD85]+[.CB145])">
            <text:p/>
          </table:table-cell>
          <table:table-cell table:style-name="ce2" table:formula="of:=IF([.CE85]=&quot;&quot;;&quot;&quot;;[.CE85]+[.CC145])">
            <text:p/>
          </table:table-cell>
          <table:table-cell table:style-name="ce2" table:formula="of:=IF([.CF85]=&quot;&quot;;&quot;&quot;;[.CF85]+[.CD145])">
            <text:p/>
          </table:table-cell>
          <table:table-cell table:style-name="ce2" table:formula="of:=IF([.CG85]=&quot;&quot;;&quot;&quot;;[.CG85]+[.CE145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6]=&quot;&quot;;&quot;&quot;;[.D86])">
            <text:p/>
          </table:table-cell>
          <table:table-cell table:style-name="ce2" table:formula="of:=IF([.E86]=&quot;&quot;;&quot;&quot;;[.E86])">
            <text:p/>
          </table:table-cell>
          <table:table-cell table:style-name="ce2" table:formula="of:=IF([.F86]=&quot;&quot;;&quot;&quot;;[.F86]+[.D146])">
            <text:p/>
          </table:table-cell>
          <table:table-cell table:style-name="ce2" table:formula="of:=IF([.G86]=&quot;&quot;;&quot;&quot;;[.G86]+[.E146])">
            <text:p/>
          </table:table-cell>
          <table:table-cell table:style-name="ce2" table:formula="of:=IF([.H86]=&quot;&quot;;&quot;&quot;;[.H86]+[.F146])">
            <text:p/>
          </table:table-cell>
          <table:table-cell table:style-name="ce2" table:formula="of:=IF([.I86]=&quot;&quot;;&quot;&quot;;[.I86]+[.G146])">
            <text:p/>
          </table:table-cell>
          <table:table-cell table:style-name="ce2" table:formula="of:=IF([.J86]=&quot;&quot;;&quot;&quot;;[.J86]+[.H146])">
            <text:p/>
          </table:table-cell>
          <table:table-cell table:style-name="ce2" table:formula="of:=IF([.K86]=&quot;&quot;;&quot;&quot;;[.K86]+[.I146])">
            <text:p/>
          </table:table-cell>
          <table:table-cell table:style-name="ce2" table:formula="of:=IF([.L86]=&quot;&quot;;&quot;&quot;;[.L86]+[.J146])">
            <text:p/>
          </table:table-cell>
          <table:table-cell table:style-name="ce2" table:formula="of:=IF([.M86]=&quot;&quot;;&quot;&quot;;[.M86]+[.K146])">
            <text:p/>
          </table:table-cell>
          <table:table-cell table:style-name="ce2" table:formula="of:=IF([.N86]=&quot;&quot;;&quot;&quot;;[.N86]+[.L146])">
            <text:p/>
          </table:table-cell>
          <table:table-cell table:style-name="ce2" table:formula="of:=IF([.O86]=&quot;&quot;;&quot;&quot;;[.O86]+[.M146])">
            <text:p/>
          </table:table-cell>
          <table:table-cell table:style-name="ce2" table:formula="of:=IF([.P86]=&quot;&quot;;&quot;&quot;;[.P86]+[.N146])">
            <text:p/>
          </table:table-cell>
          <table:table-cell table:style-name="ce2" table:formula="of:=IF([.Q86]=&quot;&quot;;&quot;&quot;;[.Q86]+[.O146])">
            <text:p/>
          </table:table-cell>
          <table:table-cell table:style-name="ce2" table:formula="of:=IF([.R86]=&quot;&quot;;&quot;&quot;;[.R86]+[.P146])">
            <text:p/>
          </table:table-cell>
          <table:table-cell table:style-name="ce2" table:formula="of:=IF([.S86]=&quot;&quot;;&quot;&quot;;[.S86]+[.Q146])">
            <text:p/>
          </table:table-cell>
          <table:table-cell table:style-name="ce2" table:formula="of:=IF([.T86]=&quot;&quot;;&quot;&quot;;[.T86]+[.R146])">
            <text:p/>
          </table:table-cell>
          <table:table-cell table:style-name="ce2" table:formula="of:=IF([.U86]=&quot;&quot;;&quot;&quot;;[.U86]+[.S146])">
            <text:p/>
          </table:table-cell>
          <table:table-cell table:style-name="ce2" table:formula="of:=IF([.V86]=&quot;&quot;;&quot;&quot;;[.V86]+[.T146])">
            <text:p/>
          </table:table-cell>
          <table:table-cell table:style-name="ce2" table:formula="of:=IF([.W86]=&quot;&quot;;&quot;&quot;;[.W86]+[.U146])">
            <text:p/>
          </table:table-cell>
          <table:table-cell table:style-name="ce2" table:formula="of:=IF([.X86]=&quot;&quot;;&quot;&quot;;[.X86]+[.V146])">
            <text:p/>
          </table:table-cell>
          <table:table-cell table:style-name="ce2" table:formula="of:=IF([.Y86]=&quot;&quot;;&quot;&quot;;[.Y86]+[.W146])">
            <text:p/>
          </table:table-cell>
          <table:table-cell table:style-name="ce2" table:formula="of:=IF([.Z86]=&quot;&quot;;&quot;&quot;;[.Z86]+[.X146])">
            <text:p/>
          </table:table-cell>
          <table:table-cell table:style-name="ce2" table:formula="of:=IF([.AA86]=&quot;&quot;;&quot;&quot;;[.AA86]+[.Y146])">
            <text:p/>
          </table:table-cell>
          <table:table-cell table:style-name="ce2" table:formula="of:=IF([.AB86]=&quot;&quot;;&quot;&quot;;[.AB86]+[.Z146])">
            <text:p/>
          </table:table-cell>
          <table:table-cell table:style-name="ce2" table:formula="of:=IF([.AC86]=&quot;&quot;;&quot;&quot;;[.AC86]+[.AA146])">
            <text:p/>
          </table:table-cell>
          <table:table-cell table:style-name="ce2" table:formula="of:=IF([.AD86]=&quot;&quot;;&quot;&quot;;[.AD86]+[.AB146])">
            <text:p/>
          </table:table-cell>
          <table:table-cell table:style-name="ce2" table:formula="of:=IF([.AE86]=&quot;&quot;;&quot;&quot;;[.AE86]+[.AC146])">
            <text:p/>
          </table:table-cell>
          <table:table-cell table:style-name="ce2" table:formula="of:=IF([.AF86]=&quot;&quot;;&quot;&quot;;[.AF86]+[.AD146])">
            <text:p/>
          </table:table-cell>
          <table:table-cell table:style-name="ce2" table:formula="of:=IF([.AG86]=&quot;&quot;;&quot;&quot;;[.AG86]+[.AE146])">
            <text:p/>
          </table:table-cell>
          <table:table-cell table:style-name="ce2" table:formula="of:=IF([.AH86]=&quot;&quot;;&quot;&quot;;[.AH86]+[.AF146])">
            <text:p/>
          </table:table-cell>
          <table:table-cell table:style-name="ce2" table:formula="of:=IF([.AI86]=&quot;&quot;;&quot;&quot;;[.AI86]+[.AG146])">
            <text:p/>
          </table:table-cell>
          <table:table-cell table:style-name="ce2" table:formula="of:=IF([.AJ86]=&quot;&quot;;&quot;&quot;;[.AJ86]+[.AH146])">
            <text:p/>
          </table:table-cell>
          <table:table-cell table:style-name="ce2" table:formula="of:=IF([.AK86]=&quot;&quot;;&quot;&quot;;[.AK86]+[.AI146])">
            <text:p/>
          </table:table-cell>
          <table:table-cell table:style-name="ce2" table:formula="of:=IF([.AL86]=&quot;&quot;;&quot;&quot;;[.AL86]+[.AJ146])">
            <text:p/>
          </table:table-cell>
          <table:table-cell table:style-name="ce2" table:formula="of:=IF([.AM86]=&quot;&quot;;&quot;&quot;;[.AM86]+[.AK146])">
            <text:p/>
          </table:table-cell>
          <table:table-cell table:style-name="ce2" table:formula="of:=IF([.AN86]=&quot;&quot;;&quot;&quot;;[.AN86]+[.AL146])">
            <text:p/>
          </table:table-cell>
          <table:table-cell table:style-name="ce2" table:formula="of:=IF([.AO86]=&quot;&quot;;&quot;&quot;;[.AO86]+[.AM146])">
            <text:p/>
          </table:table-cell>
          <table:table-cell table:style-name="ce2" table:formula="of:=IF([.AP86]=&quot;&quot;;&quot;&quot;;[.AP86]+[.AN146])">
            <text:p/>
          </table:table-cell>
          <table:table-cell table:style-name="ce2" table:formula="of:=IF([.AQ86]=&quot;&quot;;&quot;&quot;;[.AQ86]+[.AO146])">
            <text:p/>
          </table:table-cell>
          <table:table-cell table:style-name="ce2" table:formula="of:=IF([.AR86]=&quot;&quot;;&quot;&quot;;[.AR86]+[.AP146])">
            <text:p/>
          </table:table-cell>
          <table:table-cell table:style-name="ce2" table:formula="of:=IF([.AS86]=&quot;&quot;;&quot;&quot;;[.AS86]+[.AQ146])">
            <text:p/>
          </table:table-cell>
          <table:table-cell table:style-name="ce2" table:formula="of:=IF([.AT86]=&quot;&quot;;&quot;&quot;;[.AT86]+[.AR146])">
            <text:p/>
          </table:table-cell>
          <table:table-cell table:style-name="ce2" table:formula="of:=IF([.AU86]=&quot;&quot;;&quot;&quot;;[.AU86]+[.AS146])">
            <text:p/>
          </table:table-cell>
          <table:table-cell table:style-name="ce2" table:formula="of:=IF([.AV86]=&quot;&quot;;&quot;&quot;;[.AV86]+[.AT146])">
            <text:p/>
          </table:table-cell>
          <table:table-cell table:style-name="ce2" table:formula="of:=IF([.AW86]=&quot;&quot;;&quot;&quot;;[.AW86]+[.AU146])">
            <text:p/>
          </table:table-cell>
          <table:table-cell table:style-name="ce2" table:formula="of:=IF([.AX86]=&quot;&quot;;&quot;&quot;;[.AX86]+[.AV146])">
            <text:p/>
          </table:table-cell>
          <table:table-cell table:style-name="ce2" table:formula="of:=IF([.AY86]=&quot;&quot;;&quot;&quot;;[.AY86]+[.AW146])">
            <text:p/>
          </table:table-cell>
          <table:table-cell table:style-name="ce2" table:formula="of:=IF([.AZ86]=&quot;&quot;;&quot;&quot;;[.AZ86]+[.AX146])">
            <text:p/>
          </table:table-cell>
          <table:table-cell table:style-name="ce2" table:formula="of:=IF([.BA86]=&quot;&quot;;&quot;&quot;;[.BA86]+[.AY146])">
            <text:p/>
          </table:table-cell>
          <table:table-cell table:style-name="ce2" table:formula="of:=IF([.BB86]=&quot;&quot;;&quot;&quot;;[.BB86]+[.AZ146])">
            <text:p/>
          </table:table-cell>
          <table:table-cell table:style-name="ce2" table:formula="of:=IF([.BC86]=&quot;&quot;;&quot;&quot;;[.BC86]+[.BA146])">
            <text:p/>
          </table:table-cell>
          <table:table-cell table:style-name="ce2" table:formula="of:=IF([.BD86]=&quot;&quot;;&quot;&quot;;[.BD86]+[.BB146])">
            <text:p/>
          </table:table-cell>
          <table:table-cell table:style-name="ce2" table:formula="of:=IF([.BE86]=&quot;&quot;;&quot;&quot;;[.BE86]+[.BC146])">
            <text:p/>
          </table:table-cell>
          <table:table-cell table:style-name="ce2" table:formula="of:=IF([.BF86]=&quot;&quot;;&quot;&quot;;[.BF86]+[.BD146])">
            <text:p/>
          </table:table-cell>
          <table:table-cell table:style-name="ce2" table:formula="of:=IF([.BG86]=&quot;&quot;;&quot;&quot;;[.BG86]+[.BE146])">
            <text:p/>
          </table:table-cell>
          <table:table-cell table:style-name="ce2" table:formula="of:=IF([.BH86]=&quot;&quot;;&quot;&quot;;[.BH86]+[.BF146])">
            <text:p/>
          </table:table-cell>
          <table:table-cell table:style-name="ce2" table:formula="of:=IF([.BI86]=&quot;&quot;;&quot;&quot;;[.BI86]+[.BG146])">
            <text:p/>
          </table:table-cell>
          <table:table-cell table:style-name="ce2" table:formula="of:=IF([.BJ86]=&quot;&quot;;&quot;&quot;;[.BJ86]+[.BH146])">
            <text:p/>
          </table:table-cell>
          <table:table-cell table:style-name="ce2" table:formula="of:=IF([.BK86]=&quot;&quot;;&quot;&quot;;[.BK86]+[.BI146])">
            <text:p/>
          </table:table-cell>
          <table:table-cell table:style-name="ce2" table:formula="of:=IF([.BL86]=&quot;&quot;;&quot;&quot;;[.BL86]+[.BJ146])">
            <text:p/>
          </table:table-cell>
          <table:table-cell table:style-name="ce2" table:formula="of:=IF([.BM86]=&quot;&quot;;&quot;&quot;;[.BM86]+[.BK146])">
            <text:p/>
          </table:table-cell>
          <table:table-cell table:style-name="ce2" table:formula="of:=IF([.BN86]=&quot;&quot;;&quot;&quot;;[.BN86]+[.BL146])">
            <text:p/>
          </table:table-cell>
          <table:table-cell table:style-name="ce2" table:formula="of:=IF([.BO86]=&quot;&quot;;&quot;&quot;;[.BO86]+[.BM146])">
            <text:p/>
          </table:table-cell>
          <table:table-cell table:style-name="ce2" table:formula="of:=IF([.BP86]=&quot;&quot;;&quot;&quot;;[.BP86]+[.BN146])">
            <text:p/>
          </table:table-cell>
          <table:table-cell table:style-name="ce2" table:formula="of:=IF([.BQ86]=&quot;&quot;;&quot;&quot;;[.BQ86]+[.BO146])">
            <text:p/>
          </table:table-cell>
          <table:table-cell table:style-name="ce2" table:formula="of:=IF([.BR86]=&quot;&quot;;&quot;&quot;;[.BR86]+[.BP146])">
            <text:p/>
          </table:table-cell>
          <table:table-cell table:style-name="ce2" table:formula="of:=IF([.BS86]=&quot;&quot;;&quot;&quot;;[.BS86]+[.BQ146])">
            <text:p/>
          </table:table-cell>
          <table:table-cell table:style-name="ce2" table:formula="of:=IF([.BT86]=&quot;&quot;;&quot;&quot;;[.BT86]+[.BR146])">
            <text:p/>
          </table:table-cell>
          <table:table-cell table:style-name="ce2" table:formula="of:=IF([.BU86]=&quot;&quot;;&quot;&quot;;[.BU86]+[.BS146])">
            <text:p/>
          </table:table-cell>
          <table:table-cell table:style-name="ce2" table:formula="of:=IF([.BV86]=&quot;&quot;;&quot;&quot;;[.BV86]+[.BT146])">
            <text:p/>
          </table:table-cell>
          <table:table-cell table:style-name="ce2" table:formula="of:=IF([.BW86]=&quot;&quot;;&quot;&quot;;[.BW86]+[.BU146])">
            <text:p/>
          </table:table-cell>
          <table:table-cell table:style-name="ce2" table:formula="of:=IF([.BX86]=&quot;&quot;;&quot;&quot;;[.BX86]+[.BV146])">
            <text:p/>
          </table:table-cell>
          <table:table-cell table:style-name="ce2" table:formula="of:=IF([.BY86]=&quot;&quot;;&quot;&quot;;[.BY86]+[.BW146])">
            <text:p/>
          </table:table-cell>
          <table:table-cell table:style-name="ce2" table:formula="of:=IF([.BZ86]=&quot;&quot;;&quot;&quot;;[.BZ86]+[.BX146])">
            <text:p/>
          </table:table-cell>
          <table:table-cell table:style-name="ce2" table:formula="of:=IF([.CA86]=&quot;&quot;;&quot;&quot;;[.CA86]+[.BY146])">
            <text:p/>
          </table:table-cell>
          <table:table-cell table:style-name="ce2" table:formula="of:=IF([.CB86]=&quot;&quot;;&quot;&quot;;[.CB86]+[.BZ146])">
            <text:p/>
          </table:table-cell>
          <table:table-cell table:style-name="ce2" table:formula="of:=IF([.CC86]=&quot;&quot;;&quot;&quot;;[.CC86]+[.CA146])">
            <text:p/>
          </table:table-cell>
          <table:table-cell table:style-name="ce2" table:formula="of:=IF([.CD86]=&quot;&quot;;&quot;&quot;;[.CD86]+[.CB146])">
            <text:p/>
          </table:table-cell>
          <table:table-cell table:style-name="ce2" table:formula="of:=IF([.CE86]=&quot;&quot;;&quot;&quot;;[.CE86]+[.CC146])">
            <text:p/>
          </table:table-cell>
          <table:table-cell table:style-name="ce2" table:formula="of:=IF([.CF86]=&quot;&quot;;&quot;&quot;;[.CF86]+[.CD146])">
            <text:p/>
          </table:table-cell>
          <table:table-cell table:style-name="ce2" table:formula="of:=IF([.CG86]=&quot;&quot;;&quot;&quot;;[.CG86]+[.CE146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7]=&quot;&quot;;&quot;&quot;;[.D87])" office:value-type="float" office:value="831.49559">
            <text:p>831.49559</text:p>
          </table:table-cell>
          <table:table-cell table:style-name="ce2" table:formula="of:=IF([.E87]=&quot;&quot;;&quot;&quot;;[.E87])" office:value-type="float" office:value="387.95281">
            <text:p>387.95281</text:p>
          </table:table-cell>
          <table:table-cell table:style-name="ce2" table:formula="of:=IF([.F87]=&quot;&quot;;&quot;&quot;;[.F87]+[.D147])" office:value-type="float" office:value="832.89863">
            <text:p>832.89863</text:p>
          </table:table-cell>
          <table:table-cell table:style-name="ce2" table:formula="of:=IF([.G87]=&quot;&quot;;&quot;&quot;;[.G87]+[.E147])" office:value-type="float" office:value="592.42618">
            <text:p>592.42618</text:p>
          </table:table-cell>
          <table:table-cell table:style-name="ce2" table:formula="of:=IF([.H87]=&quot;&quot;;&quot;&quot;;[.H87]+[.F147])" office:value-type="float" office:value="848.00574">
            <text:p>848.00574</text:p>
          </table:table-cell>
          <table:table-cell table:style-name="ce2" table:formula="of:=IF([.I87]=&quot;&quot;;&quot;&quot;;[.I87]+[.G147])" office:value-type="float" office:value="596.42257">
            <text:p>596.42257</text:p>
          </table:table-cell>
          <table:table-cell table:style-name="ce2" table:formula="of:=IF([.J87]=&quot;&quot;;&quot;&quot;;[.J87]+[.H147])" office:value-type="float" office:value="847.89263">
            <text:p>847.89263</text:p>
          </table:table-cell>
          <table:table-cell table:style-name="ce2" table:formula="of:=IF([.K87]=&quot;&quot;;&quot;&quot;;[.K87]+[.I147])" office:value-type="float" office:value="387.94892">
            <text:p>387.94892</text:p>
          </table:table-cell>
          <table:table-cell table:style-name="ce2" table:formula="of:=IF([.L87]=&quot;&quot;;&quot;&quot;;[.L87]+[.J147])">
            <text:p/>
          </table:table-cell>
          <table:table-cell table:style-name="ce2" table:formula="of:=IF([.M87]=&quot;&quot;;&quot;&quot;;[.M87]+[.K147])">
            <text:p/>
          </table:table-cell>
          <table:table-cell table:style-name="ce2" table:formula="of:=IF([.N87]=&quot;&quot;;&quot;&quot;;[.N87]+[.L147])">
            <text:p/>
          </table:table-cell>
          <table:table-cell table:style-name="ce2" table:formula="of:=IF([.O87]=&quot;&quot;;&quot;&quot;;[.O87]+[.M147])">
            <text:p/>
          </table:table-cell>
          <table:table-cell table:style-name="ce2" table:formula="of:=IF([.P87]=&quot;&quot;;&quot;&quot;;[.P87]+[.N147])">
            <text:p/>
          </table:table-cell>
          <table:table-cell table:style-name="ce2" table:formula="of:=IF([.Q87]=&quot;&quot;;&quot;&quot;;[.Q87]+[.O147])">
            <text:p/>
          </table:table-cell>
          <table:table-cell table:style-name="ce2" table:formula="of:=IF([.R87]=&quot;&quot;;&quot;&quot;;[.R87]+[.P147])">
            <text:p/>
          </table:table-cell>
          <table:table-cell table:style-name="ce2" table:formula="of:=IF([.S87]=&quot;&quot;;&quot;&quot;;[.S87]+[.Q147])">
            <text:p/>
          </table:table-cell>
          <table:table-cell table:style-name="ce2" table:formula="of:=IF([.T87]=&quot;&quot;;&quot;&quot;;[.T87]+[.R147])">
            <text:p/>
          </table:table-cell>
          <table:table-cell table:style-name="ce2" table:formula="of:=IF([.U87]=&quot;&quot;;&quot;&quot;;[.U87]+[.S147])">
            <text:p/>
          </table:table-cell>
          <table:table-cell table:style-name="ce2" table:formula="of:=IF([.V87]=&quot;&quot;;&quot;&quot;;[.V87]+[.T147])">
            <text:p/>
          </table:table-cell>
          <table:table-cell table:style-name="ce2" table:formula="of:=IF([.W87]=&quot;&quot;;&quot;&quot;;[.W87]+[.U147])">
            <text:p/>
          </table:table-cell>
          <table:table-cell table:style-name="ce2" table:formula="of:=IF([.X87]=&quot;&quot;;&quot;&quot;;[.X87]+[.V147])">
            <text:p/>
          </table:table-cell>
          <table:table-cell table:style-name="ce2" table:formula="of:=IF([.Y87]=&quot;&quot;;&quot;&quot;;[.Y87]+[.W147])">
            <text:p/>
          </table:table-cell>
          <table:table-cell table:style-name="ce2" table:formula="of:=IF([.Z87]=&quot;&quot;;&quot;&quot;;[.Z87]+[.X147])">
            <text:p/>
          </table:table-cell>
          <table:table-cell table:style-name="ce2" table:formula="of:=IF([.AA87]=&quot;&quot;;&quot;&quot;;[.AA87]+[.Y147])">
            <text:p/>
          </table:table-cell>
          <table:table-cell table:style-name="ce2" table:formula="of:=IF([.AB87]=&quot;&quot;;&quot;&quot;;[.AB87]+[.Z147])">
            <text:p/>
          </table:table-cell>
          <table:table-cell table:style-name="ce2" table:formula="of:=IF([.AC87]=&quot;&quot;;&quot;&quot;;[.AC87]+[.AA147])">
            <text:p/>
          </table:table-cell>
          <table:table-cell table:style-name="ce2" table:formula="of:=IF([.AD87]=&quot;&quot;;&quot;&quot;;[.AD87]+[.AB147])">
            <text:p/>
          </table:table-cell>
          <table:table-cell table:style-name="ce2" table:formula="of:=IF([.AE87]=&quot;&quot;;&quot;&quot;;[.AE87]+[.AC147])">
            <text:p/>
          </table:table-cell>
          <table:table-cell table:style-name="ce2" table:formula="of:=IF([.AF87]=&quot;&quot;;&quot;&quot;;[.AF87]+[.AD147])">
            <text:p/>
          </table:table-cell>
          <table:table-cell table:style-name="ce2" table:formula="of:=IF([.AG87]=&quot;&quot;;&quot;&quot;;[.AG87]+[.AE147])">
            <text:p/>
          </table:table-cell>
          <table:table-cell table:style-name="ce2" table:formula="of:=IF([.AH87]=&quot;&quot;;&quot;&quot;;[.AH87]+[.AF147])">
            <text:p/>
          </table:table-cell>
          <table:table-cell table:style-name="ce2" table:formula="of:=IF([.AI87]=&quot;&quot;;&quot;&quot;;[.AI87]+[.AG147])">
            <text:p/>
          </table:table-cell>
          <table:table-cell table:style-name="ce2" table:formula="of:=IF([.AJ87]=&quot;&quot;;&quot;&quot;;[.AJ87]+[.AH147])">
            <text:p/>
          </table:table-cell>
          <table:table-cell table:style-name="ce2" table:formula="of:=IF([.AK87]=&quot;&quot;;&quot;&quot;;[.AK87]+[.AI147])">
            <text:p/>
          </table:table-cell>
          <table:table-cell table:style-name="ce2" table:formula="of:=IF([.AL87]=&quot;&quot;;&quot;&quot;;[.AL87]+[.AJ147])">
            <text:p/>
          </table:table-cell>
          <table:table-cell table:style-name="ce2" table:formula="of:=IF([.AM87]=&quot;&quot;;&quot;&quot;;[.AM87]+[.AK147])">
            <text:p/>
          </table:table-cell>
          <table:table-cell table:style-name="ce2" table:formula="of:=IF([.AN87]=&quot;&quot;;&quot;&quot;;[.AN87]+[.AL147])">
            <text:p/>
          </table:table-cell>
          <table:table-cell table:style-name="ce2" table:formula="of:=IF([.AO87]=&quot;&quot;;&quot;&quot;;[.AO87]+[.AM147])">
            <text:p/>
          </table:table-cell>
          <table:table-cell table:style-name="ce2" table:formula="of:=IF([.AP87]=&quot;&quot;;&quot;&quot;;[.AP87]+[.AN147])">
            <text:p/>
          </table:table-cell>
          <table:table-cell table:style-name="ce2" table:formula="of:=IF([.AQ87]=&quot;&quot;;&quot;&quot;;[.AQ87]+[.AO147])">
            <text:p/>
          </table:table-cell>
          <table:table-cell table:style-name="ce2" table:formula="of:=IF([.AR87]=&quot;&quot;;&quot;&quot;;[.AR87]+[.AP147])">
            <text:p/>
          </table:table-cell>
          <table:table-cell table:style-name="ce2" table:formula="of:=IF([.AS87]=&quot;&quot;;&quot;&quot;;[.AS87]+[.AQ147])">
            <text:p/>
          </table:table-cell>
          <table:table-cell table:style-name="ce2" table:formula="of:=IF([.AT87]=&quot;&quot;;&quot;&quot;;[.AT87]+[.AR147])">
            <text:p/>
          </table:table-cell>
          <table:table-cell table:style-name="ce2" table:formula="of:=IF([.AU87]=&quot;&quot;;&quot;&quot;;[.AU87]+[.AS147])">
            <text:p/>
          </table:table-cell>
          <table:table-cell table:style-name="ce2" table:formula="of:=IF([.AV87]=&quot;&quot;;&quot;&quot;;[.AV87]+[.AT147])">
            <text:p/>
          </table:table-cell>
          <table:table-cell table:style-name="ce2" table:formula="of:=IF([.AW87]=&quot;&quot;;&quot;&quot;;[.AW87]+[.AU147])">
            <text:p/>
          </table:table-cell>
          <table:table-cell table:style-name="ce2" table:formula="of:=IF([.AX87]=&quot;&quot;;&quot;&quot;;[.AX87]+[.AV147])">
            <text:p/>
          </table:table-cell>
          <table:table-cell table:style-name="ce2" table:formula="of:=IF([.AY87]=&quot;&quot;;&quot;&quot;;[.AY87]+[.AW147])">
            <text:p/>
          </table:table-cell>
          <table:table-cell table:style-name="ce2" table:formula="of:=IF([.AZ87]=&quot;&quot;;&quot;&quot;;[.AZ87]+[.AX147])">
            <text:p/>
          </table:table-cell>
          <table:table-cell table:style-name="ce2" table:formula="of:=IF([.BA87]=&quot;&quot;;&quot;&quot;;[.BA87]+[.AY147])">
            <text:p/>
          </table:table-cell>
          <table:table-cell table:style-name="ce2" table:formula="of:=IF([.BB87]=&quot;&quot;;&quot;&quot;;[.BB87]+[.AZ147])">
            <text:p/>
          </table:table-cell>
          <table:table-cell table:style-name="ce2" table:formula="of:=IF([.BC87]=&quot;&quot;;&quot;&quot;;[.BC87]+[.BA147])">
            <text:p/>
          </table:table-cell>
          <table:table-cell table:style-name="ce2" table:formula="of:=IF([.BD87]=&quot;&quot;;&quot;&quot;;[.BD87]+[.BB147])">
            <text:p/>
          </table:table-cell>
          <table:table-cell table:style-name="ce2" table:formula="of:=IF([.BE87]=&quot;&quot;;&quot;&quot;;[.BE87]+[.BC147])">
            <text:p/>
          </table:table-cell>
          <table:table-cell table:style-name="ce2" table:formula="of:=IF([.BF87]=&quot;&quot;;&quot;&quot;;[.BF87]+[.BD147])">
            <text:p/>
          </table:table-cell>
          <table:table-cell table:style-name="ce2" table:formula="of:=IF([.BG87]=&quot;&quot;;&quot;&quot;;[.BG87]+[.BE147])">
            <text:p/>
          </table:table-cell>
          <table:table-cell table:style-name="ce2" table:formula="of:=IF([.BH87]=&quot;&quot;;&quot;&quot;;[.BH87]+[.BF147])">
            <text:p/>
          </table:table-cell>
          <table:table-cell table:style-name="ce2" table:formula="of:=IF([.BI87]=&quot;&quot;;&quot;&quot;;[.BI87]+[.BG147])">
            <text:p/>
          </table:table-cell>
          <table:table-cell table:style-name="ce2" table:formula="of:=IF([.BJ87]=&quot;&quot;;&quot;&quot;;[.BJ87]+[.BH147])">
            <text:p/>
          </table:table-cell>
          <table:table-cell table:style-name="ce2" table:formula="of:=IF([.BK87]=&quot;&quot;;&quot;&quot;;[.BK87]+[.BI147])">
            <text:p/>
          </table:table-cell>
          <table:table-cell table:style-name="ce2" table:formula="of:=IF([.BL87]=&quot;&quot;;&quot;&quot;;[.BL87]+[.BJ147])">
            <text:p/>
          </table:table-cell>
          <table:table-cell table:style-name="ce2" table:formula="of:=IF([.BM87]=&quot;&quot;;&quot;&quot;;[.BM87]+[.BK147])">
            <text:p/>
          </table:table-cell>
          <table:table-cell table:style-name="ce2" table:formula="of:=IF([.BN87]=&quot;&quot;;&quot;&quot;;[.BN87]+[.BL147])">
            <text:p/>
          </table:table-cell>
          <table:table-cell table:style-name="ce2" table:formula="of:=IF([.BO87]=&quot;&quot;;&quot;&quot;;[.BO87]+[.BM147])">
            <text:p/>
          </table:table-cell>
          <table:table-cell table:style-name="ce2" table:formula="of:=IF([.BP87]=&quot;&quot;;&quot;&quot;;[.BP87]+[.BN147])">
            <text:p/>
          </table:table-cell>
          <table:table-cell table:style-name="ce2" table:formula="of:=IF([.BQ87]=&quot;&quot;;&quot;&quot;;[.BQ87]+[.BO147])">
            <text:p/>
          </table:table-cell>
          <table:table-cell table:style-name="ce2" table:formula="of:=IF([.BR87]=&quot;&quot;;&quot;&quot;;[.BR87]+[.BP147])">
            <text:p/>
          </table:table-cell>
          <table:table-cell table:style-name="ce2" table:formula="of:=IF([.BS87]=&quot;&quot;;&quot;&quot;;[.BS87]+[.BQ147])">
            <text:p/>
          </table:table-cell>
          <table:table-cell table:style-name="ce2" table:formula="of:=IF([.BT87]=&quot;&quot;;&quot;&quot;;[.BT87]+[.BR147])">
            <text:p/>
          </table:table-cell>
          <table:table-cell table:style-name="ce2" table:formula="of:=IF([.BU87]=&quot;&quot;;&quot;&quot;;[.BU87]+[.BS147])">
            <text:p/>
          </table:table-cell>
          <table:table-cell table:style-name="ce2" table:formula="of:=IF([.BV87]=&quot;&quot;;&quot;&quot;;[.BV87]+[.BT147])">
            <text:p/>
          </table:table-cell>
          <table:table-cell table:style-name="ce2" table:formula="of:=IF([.BW87]=&quot;&quot;;&quot;&quot;;[.BW87]+[.BU147])">
            <text:p/>
          </table:table-cell>
          <table:table-cell table:style-name="ce2" table:formula="of:=IF([.BX87]=&quot;&quot;;&quot;&quot;;[.BX87]+[.BV147])">
            <text:p/>
          </table:table-cell>
          <table:table-cell table:style-name="ce2" table:formula="of:=IF([.BY87]=&quot;&quot;;&quot;&quot;;[.BY87]+[.BW147])">
            <text:p/>
          </table:table-cell>
          <table:table-cell table:style-name="ce2" table:formula="of:=IF([.BZ87]=&quot;&quot;;&quot;&quot;;[.BZ87]+[.BX147])">
            <text:p/>
          </table:table-cell>
          <table:table-cell table:style-name="ce2" table:formula="of:=IF([.CA87]=&quot;&quot;;&quot;&quot;;[.CA87]+[.BY147])">
            <text:p/>
          </table:table-cell>
          <table:table-cell table:style-name="ce2" table:formula="of:=IF([.CB87]=&quot;&quot;;&quot;&quot;;[.CB87]+[.BZ147])">
            <text:p/>
          </table:table-cell>
          <table:table-cell table:style-name="ce2" table:formula="of:=IF([.CC87]=&quot;&quot;;&quot;&quot;;[.CC87]+[.CA147])">
            <text:p/>
          </table:table-cell>
          <table:table-cell table:style-name="ce2" table:formula="of:=IF([.CD87]=&quot;&quot;;&quot;&quot;;[.CD87]+[.CB147])">
            <text:p/>
          </table:table-cell>
          <table:table-cell table:style-name="ce2" table:formula="of:=IF([.CE87]=&quot;&quot;;&quot;&quot;;[.CE87]+[.CC147])">
            <text:p/>
          </table:table-cell>
          <table:table-cell table:style-name="ce2" table:formula="of:=IF([.CF87]=&quot;&quot;;&quot;&quot;;[.CF87]+[.CD147])">
            <text:p/>
          </table:table-cell>
          <table:table-cell table:style-name="ce2" table:formula="of:=IF([.CG87]=&quot;&quot;;&quot;&quot;;[.CG87]+[.CE147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8]=&quot;&quot;;&quot;&quot;;[.D88])" office:value-type="float" office:value="874.49654">
            <text:p>874.49654</text:p>
          </table:table-cell>
          <table:table-cell table:style-name="ce2" table:formula="of:=IF([.E88]=&quot;&quot;;&quot;&quot;;[.E88])" office:value-type="float" office:value="387.73716">
            <text:p>387.73716</text:p>
          </table:table-cell>
          <table:table-cell table:style-name="ce2" table:formula="of:=IF([.F88]=&quot;&quot;;&quot;&quot;;[.F88]+[.D148])" office:value-type="float" office:value="874.22891">
            <text:p>874.22891</text:p>
          </table:table-cell>
          <table:table-cell table:style-name="ce2" table:formula="of:=IF([.G88]=&quot;&quot;;&quot;&quot;;[.G88]+[.E148])" office:value-type="float" office:value="608.99826">
            <text:p>608.99826</text:p>
          </table:table-cell>
          <table:table-cell table:style-name="ce2" table:formula="of:=IF([.H88]=&quot;&quot;;&quot;&quot;;[.H88]+[.F148])" office:value-type="float" office:value="960.12548">
            <text:p>960.12548</text:p>
          </table:table-cell>
          <table:table-cell table:style-name="ce2" table:formula="of:=IF([.I88]=&quot;&quot;;&quot;&quot;;[.I88]+[.G148])" office:value-type="float" office:value="639.22692">
            <text:p>639.22692</text:p>
          </table:table-cell>
          <table:table-cell table:style-name="ce2" table:formula="of:=IF([.J88]=&quot;&quot;;&quot;&quot;;[.J88]+[.H148])" office:value-type="float" office:value="978.88033">
            <text:p>978.88033</text:p>
          </table:table-cell>
          <table:table-cell table:style-name="ce2" table:formula="of:=IF([.K88]=&quot;&quot;;&quot;&quot;;[.K88]+[.I148])" office:value-type="float" office:value="637.79937">
            <text:p>637.79937</text:p>
          </table:table-cell>
          <table:table-cell table:style-name="ce2" table:formula="of:=IF([.L88]=&quot;&quot;;&quot;&quot;;[.L88]+[.J148])" office:value-type="float" office:value="978.1356">
            <text:p>978.1356</text:p>
          </table:table-cell>
          <table:table-cell table:style-name="ce2" table:formula="of:=IF([.M88]=&quot;&quot;;&quot;&quot;;[.M88]+[.K148])" office:value-type="float" office:value="307.37695">
            <text:p>307.37695</text:p>
          </table:table-cell>
          <table:table-cell table:style-name="ce2" table:formula="of:=IF([.N88]=&quot;&quot;;&quot;&quot;;[.N88]+[.L148])" office:value-type="float" office:value="960.84938">
            <text:p>960.84938</text:p>
          </table:table-cell>
          <table:table-cell table:style-name="ce2" table:formula="of:=IF([.O88]=&quot;&quot;;&quot;&quot;;[.O88]+[.M148])" office:value-type="float" office:value="307.90523">
            <text:p>307.90523</text:p>
          </table:table-cell>
          <table:table-cell table:style-name="ce2" table:formula="of:=IF([.P88]=&quot;&quot;;&quot;&quot;;[.P88]+[.N148])" office:value-type="float" office:value="832.61727">
            <text:p>832.61727</text:p>
          </table:table-cell>
          <table:table-cell table:style-name="ce2" table:formula="of:=IF([.Q88]=&quot;&quot;;&quot;&quot;;[.Q88]+[.O148])" office:value-type="float" office:value="312.19444">
            <text:p>312.19444</text:p>
          </table:table-cell>
          <table:table-cell table:style-name="ce2" table:formula="of:=IF([.R88]=&quot;&quot;;&quot;&quot;;[.R88]+[.P148])" office:value-type="float" office:value="832.0075">
            <text:p>832.0075</text:p>
          </table:table-cell>
          <table:table-cell table:style-name="ce2" table:formula="of:=IF([.S88]=&quot;&quot;;&quot;&quot;;[.S88]+[.Q148])" office:value-type="float" office:value="346.89455">
            <text:p>346.89455</text:p>
          </table:table-cell>
          <table:table-cell table:style-name="ce2" table:formula="of:=IF([.T88]=&quot;&quot;;&quot;&quot;;[.T88]+[.R148])" office:value-type="float" office:value="955.23625">
            <text:p>955.23625</text:p>
          </table:table-cell>
          <table:table-cell table:style-name="ce2" table:formula="of:=IF([.U88]=&quot;&quot;;&quot;&quot;;[.U88]+[.S148])" office:value-type="float" office:value="346.18093">
            <text:p>346.18093</text:p>
          </table:table-cell>
          <table:table-cell table:style-name="ce2" table:formula="of:=IF([.V88]=&quot;&quot;;&quot;&quot;;[.V88]+[.T148])" office:value-type="float" office:value="954.46848">
            <text:p>954.46848</text:p>
          </table:table-cell>
          <table:table-cell table:style-name="ce2" table:formula="of:=IF([.W88]=&quot;&quot;;&quot;&quot;;[.W88]+[.U148])" office:value-type="float" office:value="387.4331">
            <text:p>387.4331</text:p>
          </table:table-cell>
          <table:table-cell table:style-name="ce2" table:formula="of:=IF([.X88]=&quot;&quot;;&quot;&quot;;[.X88]+[.V148])">
            <text:p/>
          </table:table-cell>
          <table:table-cell table:style-name="ce2" table:formula="of:=IF([.Y88]=&quot;&quot;;&quot;&quot;;[.Y88]+[.W148])">
            <text:p/>
          </table:table-cell>
          <table:table-cell table:style-name="ce2" table:formula="of:=IF([.Z88]=&quot;&quot;;&quot;&quot;;[.Z88]+[.X148])">
            <text:p/>
          </table:table-cell>
          <table:table-cell table:style-name="ce2" table:formula="of:=IF([.AA88]=&quot;&quot;;&quot;&quot;;[.AA88]+[.Y148])">
            <text:p/>
          </table:table-cell>
          <table:table-cell table:style-name="ce2" table:formula="of:=IF([.AB88]=&quot;&quot;;&quot;&quot;;[.AB88]+[.Z148])">
            <text:p/>
          </table:table-cell>
          <table:table-cell table:style-name="ce2" table:formula="of:=IF([.AC88]=&quot;&quot;;&quot;&quot;;[.AC88]+[.AA148])">
            <text:p/>
          </table:table-cell>
          <table:table-cell table:style-name="ce2" table:formula="of:=IF([.AD88]=&quot;&quot;;&quot;&quot;;[.AD88]+[.AB148])">
            <text:p/>
          </table:table-cell>
          <table:table-cell table:style-name="ce2" table:formula="of:=IF([.AE88]=&quot;&quot;;&quot;&quot;;[.AE88]+[.AC148])">
            <text:p/>
          </table:table-cell>
          <table:table-cell table:style-name="ce2" table:formula="of:=IF([.AF88]=&quot;&quot;;&quot;&quot;;[.AF88]+[.AD148])">
            <text:p/>
          </table:table-cell>
          <table:table-cell table:style-name="ce2" table:formula="of:=IF([.AG88]=&quot;&quot;;&quot;&quot;;[.AG88]+[.AE148])">
            <text:p/>
          </table:table-cell>
          <table:table-cell table:style-name="ce2" table:formula="of:=IF([.AH88]=&quot;&quot;;&quot;&quot;;[.AH88]+[.AF148])">
            <text:p/>
          </table:table-cell>
          <table:table-cell table:style-name="ce2" table:formula="of:=IF([.AI88]=&quot;&quot;;&quot;&quot;;[.AI88]+[.AG148])">
            <text:p/>
          </table:table-cell>
          <table:table-cell table:style-name="ce2" table:formula="of:=IF([.AJ88]=&quot;&quot;;&quot;&quot;;[.AJ88]+[.AH148])">
            <text:p/>
          </table:table-cell>
          <table:table-cell table:style-name="ce2" table:formula="of:=IF([.AK88]=&quot;&quot;;&quot;&quot;;[.AK88]+[.AI148])">
            <text:p/>
          </table:table-cell>
          <table:table-cell table:style-name="ce2" table:formula="of:=IF([.AL88]=&quot;&quot;;&quot;&quot;;[.AL88]+[.AJ148])">
            <text:p/>
          </table:table-cell>
          <table:table-cell table:style-name="ce2" table:formula="of:=IF([.AM88]=&quot;&quot;;&quot;&quot;;[.AM88]+[.AK148])">
            <text:p/>
          </table:table-cell>
          <table:table-cell table:style-name="ce2" table:formula="of:=IF([.AN88]=&quot;&quot;;&quot;&quot;;[.AN88]+[.AL148])">
            <text:p/>
          </table:table-cell>
          <table:table-cell table:style-name="ce2" table:formula="of:=IF([.AO88]=&quot;&quot;;&quot;&quot;;[.AO88]+[.AM148])">
            <text:p/>
          </table:table-cell>
          <table:table-cell table:style-name="ce2" table:formula="of:=IF([.AP88]=&quot;&quot;;&quot;&quot;;[.AP88]+[.AN148])">
            <text:p/>
          </table:table-cell>
          <table:table-cell table:style-name="ce2" table:formula="of:=IF([.AQ88]=&quot;&quot;;&quot;&quot;;[.AQ88]+[.AO148])">
            <text:p/>
          </table:table-cell>
          <table:table-cell table:style-name="ce2" table:formula="of:=IF([.AR88]=&quot;&quot;;&quot;&quot;;[.AR88]+[.AP148])">
            <text:p/>
          </table:table-cell>
          <table:table-cell table:style-name="ce2" table:formula="of:=IF([.AS88]=&quot;&quot;;&quot;&quot;;[.AS88]+[.AQ148])">
            <text:p/>
          </table:table-cell>
          <table:table-cell table:style-name="ce2" table:formula="of:=IF([.AT88]=&quot;&quot;;&quot;&quot;;[.AT88]+[.AR148])">
            <text:p/>
          </table:table-cell>
          <table:table-cell table:style-name="ce2" table:formula="of:=IF([.AU88]=&quot;&quot;;&quot;&quot;;[.AU88]+[.AS148])">
            <text:p/>
          </table:table-cell>
          <table:table-cell table:style-name="ce2" table:formula="of:=IF([.AV88]=&quot;&quot;;&quot;&quot;;[.AV88]+[.AT148])">
            <text:p/>
          </table:table-cell>
          <table:table-cell table:style-name="ce2" table:formula="of:=IF([.AW88]=&quot;&quot;;&quot;&quot;;[.AW88]+[.AU148])">
            <text:p/>
          </table:table-cell>
          <table:table-cell table:style-name="ce2" table:formula="of:=IF([.AX88]=&quot;&quot;;&quot;&quot;;[.AX88]+[.AV148])">
            <text:p/>
          </table:table-cell>
          <table:table-cell table:style-name="ce2" table:formula="of:=IF([.AY88]=&quot;&quot;;&quot;&quot;;[.AY88]+[.AW148])">
            <text:p/>
          </table:table-cell>
          <table:table-cell table:style-name="ce2" table:formula="of:=IF([.AZ88]=&quot;&quot;;&quot;&quot;;[.AZ88]+[.AX148])">
            <text:p/>
          </table:table-cell>
          <table:table-cell table:style-name="ce2" table:formula="of:=IF([.BA88]=&quot;&quot;;&quot;&quot;;[.BA88]+[.AY148])">
            <text:p/>
          </table:table-cell>
          <table:table-cell table:style-name="ce2" table:formula="of:=IF([.BB88]=&quot;&quot;;&quot;&quot;;[.BB88]+[.AZ148])">
            <text:p/>
          </table:table-cell>
          <table:table-cell table:style-name="ce2" table:formula="of:=IF([.BC88]=&quot;&quot;;&quot;&quot;;[.BC88]+[.BA148])">
            <text:p/>
          </table:table-cell>
          <table:table-cell table:style-name="ce2" table:formula="of:=IF([.BD88]=&quot;&quot;;&quot;&quot;;[.BD88]+[.BB148])">
            <text:p/>
          </table:table-cell>
          <table:table-cell table:style-name="ce2" table:formula="of:=IF([.BE88]=&quot;&quot;;&quot;&quot;;[.BE88]+[.BC148])">
            <text:p/>
          </table:table-cell>
          <table:table-cell table:style-name="ce2" table:formula="of:=IF([.BF88]=&quot;&quot;;&quot;&quot;;[.BF88]+[.BD148])">
            <text:p/>
          </table:table-cell>
          <table:table-cell table:style-name="ce2" table:formula="of:=IF([.BG88]=&quot;&quot;;&quot;&quot;;[.BG88]+[.BE148])">
            <text:p/>
          </table:table-cell>
          <table:table-cell table:style-name="ce2" table:formula="of:=IF([.BH88]=&quot;&quot;;&quot;&quot;;[.BH88]+[.BF148])">
            <text:p/>
          </table:table-cell>
          <table:table-cell table:style-name="ce2" table:formula="of:=IF([.BI88]=&quot;&quot;;&quot;&quot;;[.BI88]+[.BG148])">
            <text:p/>
          </table:table-cell>
          <table:table-cell table:style-name="ce2" table:formula="of:=IF([.BJ88]=&quot;&quot;;&quot;&quot;;[.BJ88]+[.BH148])">
            <text:p/>
          </table:table-cell>
          <table:table-cell table:style-name="ce2" table:formula="of:=IF([.BK88]=&quot;&quot;;&quot;&quot;;[.BK88]+[.BI148])">
            <text:p/>
          </table:table-cell>
          <table:table-cell table:style-name="ce2" table:formula="of:=IF([.BL88]=&quot;&quot;;&quot;&quot;;[.BL88]+[.BJ148])">
            <text:p/>
          </table:table-cell>
          <table:table-cell table:style-name="ce2" table:formula="of:=IF([.BM88]=&quot;&quot;;&quot;&quot;;[.BM88]+[.BK148])">
            <text:p/>
          </table:table-cell>
          <table:table-cell table:style-name="ce2" table:formula="of:=IF([.BN88]=&quot;&quot;;&quot;&quot;;[.BN88]+[.BL148])">
            <text:p/>
          </table:table-cell>
          <table:table-cell table:style-name="ce2" table:formula="of:=IF([.BO88]=&quot;&quot;;&quot;&quot;;[.BO88]+[.BM148])">
            <text:p/>
          </table:table-cell>
          <table:table-cell table:style-name="ce2" table:formula="of:=IF([.BP88]=&quot;&quot;;&quot;&quot;;[.BP88]+[.BN148])">
            <text:p/>
          </table:table-cell>
          <table:table-cell table:style-name="ce2" table:formula="of:=IF([.BQ88]=&quot;&quot;;&quot;&quot;;[.BQ88]+[.BO148])">
            <text:p/>
          </table:table-cell>
          <table:table-cell table:style-name="ce2" table:formula="of:=IF([.BR88]=&quot;&quot;;&quot;&quot;;[.BR88]+[.BP148])">
            <text:p/>
          </table:table-cell>
          <table:table-cell table:style-name="ce2" table:formula="of:=IF([.BS88]=&quot;&quot;;&quot;&quot;;[.BS88]+[.BQ148])">
            <text:p/>
          </table:table-cell>
          <table:table-cell table:style-name="ce2" table:formula="of:=IF([.BT88]=&quot;&quot;;&quot;&quot;;[.BT88]+[.BR148])">
            <text:p/>
          </table:table-cell>
          <table:table-cell table:style-name="ce2" table:formula="of:=IF([.BU88]=&quot;&quot;;&quot;&quot;;[.BU88]+[.BS148])">
            <text:p/>
          </table:table-cell>
          <table:table-cell table:style-name="ce2" table:formula="of:=IF([.BV88]=&quot;&quot;;&quot;&quot;;[.BV88]+[.BT148])">
            <text:p/>
          </table:table-cell>
          <table:table-cell table:style-name="ce2" table:formula="of:=IF([.BW88]=&quot;&quot;;&quot;&quot;;[.BW88]+[.BU148])">
            <text:p/>
          </table:table-cell>
          <table:table-cell table:style-name="ce2" table:formula="of:=IF([.BX88]=&quot;&quot;;&quot;&quot;;[.BX88]+[.BV148])">
            <text:p/>
          </table:table-cell>
          <table:table-cell table:style-name="ce2" table:formula="of:=IF([.BY88]=&quot;&quot;;&quot;&quot;;[.BY88]+[.BW148])">
            <text:p/>
          </table:table-cell>
          <table:table-cell table:style-name="ce2" table:formula="of:=IF([.BZ88]=&quot;&quot;;&quot;&quot;;[.BZ88]+[.BX148])">
            <text:p/>
          </table:table-cell>
          <table:table-cell table:style-name="ce2" table:formula="of:=IF([.CA88]=&quot;&quot;;&quot;&quot;;[.CA88]+[.BY148])">
            <text:p/>
          </table:table-cell>
          <table:table-cell table:style-name="ce2" table:formula="of:=IF([.CB88]=&quot;&quot;;&quot;&quot;;[.CB88]+[.BZ148])">
            <text:p/>
          </table:table-cell>
          <table:table-cell table:style-name="ce2" table:formula="of:=IF([.CC88]=&quot;&quot;;&quot;&quot;;[.CC88]+[.CA148])">
            <text:p/>
          </table:table-cell>
          <table:table-cell table:style-name="ce2" table:formula="of:=IF([.CD88]=&quot;&quot;;&quot;&quot;;[.CD88]+[.CB148])">
            <text:p/>
          </table:table-cell>
          <table:table-cell table:style-name="ce2" table:formula="of:=IF([.CE88]=&quot;&quot;;&quot;&quot;;[.CE88]+[.CC148])">
            <text:p/>
          </table:table-cell>
          <table:table-cell table:style-name="ce2" table:formula="of:=IF([.CF88]=&quot;&quot;;&quot;&quot;;[.CF88]+[.CD148])">
            <text:p/>
          </table:table-cell>
          <table:table-cell table:style-name="ce2" table:formula="of:=IF([.CG88]=&quot;&quot;;&quot;&quot;;[.CG88]+[.CE148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89]=&quot;&quot;;&quot;&quot;;[.D89])">
            <text:p/>
          </table:table-cell>
          <table:table-cell table:style-name="ce2" table:formula="of:=IF([.E89]=&quot;&quot;;&quot;&quot;;[.E89])">
            <text:p/>
          </table:table-cell>
          <table:table-cell table:style-name="ce2" table:formula="of:=IF([.F89]=&quot;&quot;;&quot;&quot;;[.F89]+[.D149])">
            <text:p/>
          </table:table-cell>
          <table:table-cell table:style-name="ce2" table:formula="of:=IF([.G89]=&quot;&quot;;&quot;&quot;;[.G89]+[.E149])">
            <text:p/>
          </table:table-cell>
          <table:table-cell table:style-name="ce2" table:formula="of:=IF([.H89]=&quot;&quot;;&quot;&quot;;[.H89]+[.F149])">
            <text:p/>
          </table:table-cell>
          <table:table-cell table:style-name="ce2" table:formula="of:=IF([.I89]=&quot;&quot;;&quot;&quot;;[.I89]+[.G149])">
            <text:p/>
          </table:table-cell>
          <table:table-cell table:style-name="ce2" table:formula="of:=IF([.J89]=&quot;&quot;;&quot;&quot;;[.J89]+[.H149])">
            <text:p/>
          </table:table-cell>
          <table:table-cell table:style-name="ce2" table:formula="of:=IF([.K89]=&quot;&quot;;&quot;&quot;;[.K89]+[.I149])">
            <text:p/>
          </table:table-cell>
          <table:table-cell table:style-name="ce2" table:formula="of:=IF([.L89]=&quot;&quot;;&quot;&quot;;[.L89]+[.J149])">
            <text:p/>
          </table:table-cell>
          <table:table-cell table:style-name="ce2" table:formula="of:=IF([.M89]=&quot;&quot;;&quot;&quot;;[.M89]+[.K149])">
            <text:p/>
          </table:table-cell>
          <table:table-cell table:style-name="ce2" table:formula="of:=IF([.N89]=&quot;&quot;;&quot;&quot;;[.N89]+[.L149])">
            <text:p/>
          </table:table-cell>
          <table:table-cell table:style-name="ce2" table:formula="of:=IF([.O89]=&quot;&quot;;&quot;&quot;;[.O89]+[.M149])">
            <text:p/>
          </table:table-cell>
          <table:table-cell table:style-name="ce2" table:formula="of:=IF([.P89]=&quot;&quot;;&quot;&quot;;[.P89]+[.N149])">
            <text:p/>
          </table:table-cell>
          <table:table-cell table:style-name="ce2" table:formula="of:=IF([.Q89]=&quot;&quot;;&quot;&quot;;[.Q89]+[.O149])">
            <text:p/>
          </table:table-cell>
          <table:table-cell table:style-name="ce2" table:formula="of:=IF([.R89]=&quot;&quot;;&quot;&quot;;[.R89]+[.P149])">
            <text:p/>
          </table:table-cell>
          <table:table-cell table:style-name="ce2" table:formula="of:=IF([.S89]=&quot;&quot;;&quot;&quot;;[.S89]+[.Q149])">
            <text:p/>
          </table:table-cell>
          <table:table-cell table:style-name="ce2" table:formula="of:=IF([.T89]=&quot;&quot;;&quot;&quot;;[.T89]+[.R149])">
            <text:p/>
          </table:table-cell>
          <table:table-cell table:style-name="ce2" table:formula="of:=IF([.U89]=&quot;&quot;;&quot;&quot;;[.U89]+[.S149])">
            <text:p/>
          </table:table-cell>
          <table:table-cell table:style-name="ce2" table:formula="of:=IF([.V89]=&quot;&quot;;&quot;&quot;;[.V89]+[.T149])">
            <text:p/>
          </table:table-cell>
          <table:table-cell table:style-name="ce2" table:formula="of:=IF([.W89]=&quot;&quot;;&quot;&quot;;[.W89]+[.U149])">
            <text:p/>
          </table:table-cell>
          <table:table-cell table:style-name="ce2" table:formula="of:=IF([.X89]=&quot;&quot;;&quot;&quot;;[.X89]+[.V149])">
            <text:p/>
          </table:table-cell>
          <table:table-cell table:style-name="ce2" table:formula="of:=IF([.Y89]=&quot;&quot;;&quot;&quot;;[.Y89]+[.W149])">
            <text:p/>
          </table:table-cell>
          <table:table-cell table:style-name="ce2" table:formula="of:=IF([.Z89]=&quot;&quot;;&quot;&quot;;[.Z89]+[.X149])">
            <text:p/>
          </table:table-cell>
          <table:table-cell table:style-name="ce2" table:formula="of:=IF([.AA89]=&quot;&quot;;&quot;&quot;;[.AA89]+[.Y149])">
            <text:p/>
          </table:table-cell>
          <table:table-cell table:style-name="ce2" table:formula="of:=IF([.AB89]=&quot;&quot;;&quot;&quot;;[.AB89]+[.Z149])">
            <text:p/>
          </table:table-cell>
          <table:table-cell table:style-name="ce2" table:formula="of:=IF([.AC89]=&quot;&quot;;&quot;&quot;;[.AC89]+[.AA149])">
            <text:p/>
          </table:table-cell>
          <table:table-cell table:style-name="ce2" table:formula="of:=IF([.AD89]=&quot;&quot;;&quot;&quot;;[.AD89]+[.AB149])">
            <text:p/>
          </table:table-cell>
          <table:table-cell table:style-name="ce2" table:formula="of:=IF([.AE89]=&quot;&quot;;&quot;&quot;;[.AE89]+[.AC149])">
            <text:p/>
          </table:table-cell>
          <table:table-cell table:style-name="ce2" table:formula="of:=IF([.AF89]=&quot;&quot;;&quot;&quot;;[.AF89]+[.AD149])">
            <text:p/>
          </table:table-cell>
          <table:table-cell table:style-name="ce2" table:formula="of:=IF([.AG89]=&quot;&quot;;&quot;&quot;;[.AG89]+[.AE149])">
            <text:p/>
          </table:table-cell>
          <table:table-cell table:style-name="ce2" table:formula="of:=IF([.AH89]=&quot;&quot;;&quot;&quot;;[.AH89]+[.AF149])">
            <text:p/>
          </table:table-cell>
          <table:table-cell table:style-name="ce2" table:formula="of:=IF([.AI89]=&quot;&quot;;&quot;&quot;;[.AI89]+[.AG149])">
            <text:p/>
          </table:table-cell>
          <table:table-cell table:style-name="ce2" table:formula="of:=IF([.AJ89]=&quot;&quot;;&quot;&quot;;[.AJ89]+[.AH149])">
            <text:p/>
          </table:table-cell>
          <table:table-cell table:style-name="ce2" table:formula="of:=IF([.AK89]=&quot;&quot;;&quot;&quot;;[.AK89]+[.AI149])">
            <text:p/>
          </table:table-cell>
          <table:table-cell table:style-name="ce2" table:formula="of:=IF([.AL89]=&quot;&quot;;&quot;&quot;;[.AL89]+[.AJ149])">
            <text:p/>
          </table:table-cell>
          <table:table-cell table:style-name="ce2" table:formula="of:=IF([.AM89]=&quot;&quot;;&quot;&quot;;[.AM89]+[.AK149])">
            <text:p/>
          </table:table-cell>
          <table:table-cell table:style-name="ce2" table:formula="of:=IF([.AN89]=&quot;&quot;;&quot;&quot;;[.AN89]+[.AL149])">
            <text:p/>
          </table:table-cell>
          <table:table-cell table:style-name="ce2" table:formula="of:=IF([.AO89]=&quot;&quot;;&quot;&quot;;[.AO89]+[.AM149])">
            <text:p/>
          </table:table-cell>
          <table:table-cell table:style-name="ce2" table:formula="of:=IF([.AP89]=&quot;&quot;;&quot;&quot;;[.AP89]+[.AN149])">
            <text:p/>
          </table:table-cell>
          <table:table-cell table:style-name="ce2" table:formula="of:=IF([.AQ89]=&quot;&quot;;&quot;&quot;;[.AQ89]+[.AO149])">
            <text:p/>
          </table:table-cell>
          <table:table-cell table:style-name="ce2" table:formula="of:=IF([.AR89]=&quot;&quot;;&quot;&quot;;[.AR89]+[.AP149])">
            <text:p/>
          </table:table-cell>
          <table:table-cell table:style-name="ce2" table:formula="of:=IF([.AS89]=&quot;&quot;;&quot;&quot;;[.AS89]+[.AQ149])">
            <text:p/>
          </table:table-cell>
          <table:table-cell table:style-name="ce2" table:formula="of:=IF([.AT89]=&quot;&quot;;&quot;&quot;;[.AT89]+[.AR149])">
            <text:p/>
          </table:table-cell>
          <table:table-cell table:style-name="ce2" table:formula="of:=IF([.AU89]=&quot;&quot;;&quot;&quot;;[.AU89]+[.AS149])">
            <text:p/>
          </table:table-cell>
          <table:table-cell table:style-name="ce2" table:formula="of:=IF([.AV89]=&quot;&quot;;&quot;&quot;;[.AV89]+[.AT149])">
            <text:p/>
          </table:table-cell>
          <table:table-cell table:style-name="ce2" table:formula="of:=IF([.AW89]=&quot;&quot;;&quot;&quot;;[.AW89]+[.AU149])">
            <text:p/>
          </table:table-cell>
          <table:table-cell table:style-name="ce2" table:formula="of:=IF([.AX89]=&quot;&quot;;&quot;&quot;;[.AX89]+[.AV149])">
            <text:p/>
          </table:table-cell>
          <table:table-cell table:style-name="ce2" table:formula="of:=IF([.AY89]=&quot;&quot;;&quot;&quot;;[.AY89]+[.AW149])">
            <text:p/>
          </table:table-cell>
          <table:table-cell table:style-name="ce2" table:formula="of:=IF([.AZ89]=&quot;&quot;;&quot;&quot;;[.AZ89]+[.AX149])">
            <text:p/>
          </table:table-cell>
          <table:table-cell table:style-name="ce2" table:formula="of:=IF([.BA89]=&quot;&quot;;&quot;&quot;;[.BA89]+[.AY149])">
            <text:p/>
          </table:table-cell>
          <table:table-cell table:style-name="ce2" table:formula="of:=IF([.BB89]=&quot;&quot;;&quot;&quot;;[.BB89]+[.AZ149])">
            <text:p/>
          </table:table-cell>
          <table:table-cell table:style-name="ce2" table:formula="of:=IF([.BC89]=&quot;&quot;;&quot;&quot;;[.BC89]+[.BA149])">
            <text:p/>
          </table:table-cell>
          <table:table-cell table:style-name="ce2" table:formula="of:=IF([.BD89]=&quot;&quot;;&quot;&quot;;[.BD89]+[.BB149])">
            <text:p/>
          </table:table-cell>
          <table:table-cell table:style-name="ce2" table:formula="of:=IF([.BE89]=&quot;&quot;;&quot;&quot;;[.BE89]+[.BC149])">
            <text:p/>
          </table:table-cell>
          <table:table-cell table:style-name="ce2" table:formula="of:=IF([.BF89]=&quot;&quot;;&quot;&quot;;[.BF89]+[.BD149])">
            <text:p/>
          </table:table-cell>
          <table:table-cell table:style-name="ce2" table:formula="of:=IF([.BG89]=&quot;&quot;;&quot;&quot;;[.BG89]+[.BE149])">
            <text:p/>
          </table:table-cell>
          <table:table-cell table:style-name="ce2" table:formula="of:=IF([.BH89]=&quot;&quot;;&quot;&quot;;[.BH89]+[.BF149])">
            <text:p/>
          </table:table-cell>
          <table:table-cell table:style-name="ce2" table:formula="of:=IF([.BI89]=&quot;&quot;;&quot;&quot;;[.BI89]+[.BG149])">
            <text:p/>
          </table:table-cell>
          <table:table-cell table:style-name="ce2" table:formula="of:=IF([.BJ89]=&quot;&quot;;&quot;&quot;;[.BJ89]+[.BH149])">
            <text:p/>
          </table:table-cell>
          <table:table-cell table:style-name="ce2" table:formula="of:=IF([.BK89]=&quot;&quot;;&quot;&quot;;[.BK89]+[.BI149])">
            <text:p/>
          </table:table-cell>
          <table:table-cell table:style-name="ce2" table:formula="of:=IF([.BL89]=&quot;&quot;;&quot;&quot;;[.BL89]+[.BJ149])">
            <text:p/>
          </table:table-cell>
          <table:table-cell table:style-name="ce2" table:formula="of:=IF([.BM89]=&quot;&quot;;&quot;&quot;;[.BM89]+[.BK149])">
            <text:p/>
          </table:table-cell>
          <table:table-cell table:style-name="ce2" table:formula="of:=IF([.BN89]=&quot;&quot;;&quot;&quot;;[.BN89]+[.BL149])">
            <text:p/>
          </table:table-cell>
          <table:table-cell table:style-name="ce2" table:formula="of:=IF([.BO89]=&quot;&quot;;&quot;&quot;;[.BO89]+[.BM149])">
            <text:p/>
          </table:table-cell>
          <table:table-cell table:style-name="ce2" table:formula="of:=IF([.BP89]=&quot;&quot;;&quot;&quot;;[.BP89]+[.BN149])">
            <text:p/>
          </table:table-cell>
          <table:table-cell table:style-name="ce2" table:formula="of:=IF([.BQ89]=&quot;&quot;;&quot;&quot;;[.BQ89]+[.BO149])">
            <text:p/>
          </table:table-cell>
          <table:table-cell table:style-name="ce2" table:formula="of:=IF([.BR89]=&quot;&quot;;&quot;&quot;;[.BR89]+[.BP149])">
            <text:p/>
          </table:table-cell>
          <table:table-cell table:style-name="ce2" table:formula="of:=IF([.BS89]=&quot;&quot;;&quot;&quot;;[.BS89]+[.BQ149])">
            <text:p/>
          </table:table-cell>
          <table:table-cell table:style-name="ce2" table:formula="of:=IF([.BT89]=&quot;&quot;;&quot;&quot;;[.BT89]+[.BR149])">
            <text:p/>
          </table:table-cell>
          <table:table-cell table:style-name="ce2" table:formula="of:=IF([.BU89]=&quot;&quot;;&quot;&quot;;[.BU89]+[.BS149])">
            <text:p/>
          </table:table-cell>
          <table:table-cell table:style-name="ce2" table:formula="of:=IF([.BV89]=&quot;&quot;;&quot;&quot;;[.BV89]+[.BT149])">
            <text:p/>
          </table:table-cell>
          <table:table-cell table:style-name="ce2" table:formula="of:=IF([.BW89]=&quot;&quot;;&quot;&quot;;[.BW89]+[.BU149])">
            <text:p/>
          </table:table-cell>
          <table:table-cell table:style-name="ce2" table:formula="of:=IF([.BX89]=&quot;&quot;;&quot;&quot;;[.BX89]+[.BV149])">
            <text:p/>
          </table:table-cell>
          <table:table-cell table:style-name="ce2" table:formula="of:=IF([.BY89]=&quot;&quot;;&quot;&quot;;[.BY89]+[.BW149])">
            <text:p/>
          </table:table-cell>
          <table:table-cell table:style-name="ce2" table:formula="of:=IF([.BZ89]=&quot;&quot;;&quot;&quot;;[.BZ89]+[.BX149])">
            <text:p/>
          </table:table-cell>
          <table:table-cell table:style-name="ce2" table:formula="of:=IF([.CA89]=&quot;&quot;;&quot;&quot;;[.CA89]+[.BY149])">
            <text:p/>
          </table:table-cell>
          <table:table-cell table:style-name="ce2" table:formula="of:=IF([.CB89]=&quot;&quot;;&quot;&quot;;[.CB89]+[.BZ149])">
            <text:p/>
          </table:table-cell>
          <table:table-cell table:style-name="ce2" table:formula="of:=IF([.CC89]=&quot;&quot;;&quot;&quot;;[.CC89]+[.CA149])">
            <text:p/>
          </table:table-cell>
          <table:table-cell table:style-name="ce2" table:formula="of:=IF([.CD89]=&quot;&quot;;&quot;&quot;;[.CD89]+[.CB149])">
            <text:p/>
          </table:table-cell>
          <table:table-cell table:style-name="ce2" table:formula="of:=IF([.CE89]=&quot;&quot;;&quot;&quot;;[.CE89]+[.CC149])">
            <text:p/>
          </table:table-cell>
          <table:table-cell table:style-name="ce2" table:formula="of:=IF([.CF89]=&quot;&quot;;&quot;&quot;;[.CF89]+[.CD149])">
            <text:p/>
          </table:table-cell>
          <table:table-cell table:style-name="ce2" table:formula="of:=IF([.CG89]=&quot;&quot;;&quot;&quot;;[.CG89]+[.CE149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0]=&quot;&quot;;&quot;&quot;;[.D90])">
            <text:p/>
          </table:table-cell>
          <table:table-cell table:style-name="ce2" table:formula="of:=IF([.E90]=&quot;&quot;;&quot;&quot;;[.E90])">
            <text:p/>
          </table:table-cell>
          <table:table-cell table:style-name="ce2" table:formula="of:=IF([.F90]=&quot;&quot;;&quot;&quot;;[.F90]+[.D150])">
            <text:p/>
          </table:table-cell>
          <table:table-cell table:style-name="ce2" table:formula="of:=IF([.G90]=&quot;&quot;;&quot;&quot;;[.G90]+[.E150])">
            <text:p/>
          </table:table-cell>
          <table:table-cell table:style-name="ce2" table:formula="of:=IF([.H90]=&quot;&quot;;&quot;&quot;;[.H90]+[.F150])">
            <text:p/>
          </table:table-cell>
          <table:table-cell table:style-name="ce2" table:formula="of:=IF([.I90]=&quot;&quot;;&quot;&quot;;[.I90]+[.G150])">
            <text:p/>
          </table:table-cell>
          <table:table-cell table:style-name="ce2" table:formula="of:=IF([.J90]=&quot;&quot;;&quot;&quot;;[.J90]+[.H150])">
            <text:p/>
          </table:table-cell>
          <table:table-cell table:style-name="ce2" table:formula="of:=IF([.K90]=&quot;&quot;;&quot;&quot;;[.K90]+[.I150])">
            <text:p/>
          </table:table-cell>
          <table:table-cell table:style-name="ce2" table:formula="of:=IF([.L90]=&quot;&quot;;&quot;&quot;;[.L90]+[.J150])">
            <text:p/>
          </table:table-cell>
          <table:table-cell table:style-name="ce2" table:formula="of:=IF([.M90]=&quot;&quot;;&quot;&quot;;[.M90]+[.K150])">
            <text:p/>
          </table:table-cell>
          <table:table-cell table:style-name="ce2" table:formula="of:=IF([.N90]=&quot;&quot;;&quot;&quot;;[.N90]+[.L150])">
            <text:p/>
          </table:table-cell>
          <table:table-cell table:style-name="ce2" table:formula="of:=IF([.O90]=&quot;&quot;;&quot;&quot;;[.O90]+[.M150])">
            <text:p/>
          </table:table-cell>
          <table:table-cell table:style-name="ce2" table:formula="of:=IF([.P90]=&quot;&quot;;&quot;&quot;;[.P90]+[.N150])">
            <text:p/>
          </table:table-cell>
          <table:table-cell table:style-name="ce2" table:formula="of:=IF([.Q90]=&quot;&quot;;&quot;&quot;;[.Q90]+[.O150])">
            <text:p/>
          </table:table-cell>
          <table:table-cell table:style-name="ce2" table:formula="of:=IF([.R90]=&quot;&quot;;&quot;&quot;;[.R90]+[.P150])">
            <text:p/>
          </table:table-cell>
          <table:table-cell table:style-name="ce2" table:formula="of:=IF([.S90]=&quot;&quot;;&quot;&quot;;[.S90]+[.Q150])">
            <text:p/>
          </table:table-cell>
          <table:table-cell table:style-name="ce2" table:formula="of:=IF([.T90]=&quot;&quot;;&quot;&quot;;[.T90]+[.R150])">
            <text:p/>
          </table:table-cell>
          <table:table-cell table:style-name="ce2" table:formula="of:=IF([.U90]=&quot;&quot;;&quot;&quot;;[.U90]+[.S150])">
            <text:p/>
          </table:table-cell>
          <table:table-cell table:style-name="ce2" table:formula="of:=IF([.V90]=&quot;&quot;;&quot;&quot;;[.V90]+[.T150])">
            <text:p/>
          </table:table-cell>
          <table:table-cell table:style-name="ce2" table:formula="of:=IF([.W90]=&quot;&quot;;&quot;&quot;;[.W90]+[.U150])">
            <text:p/>
          </table:table-cell>
          <table:table-cell table:style-name="ce2" table:formula="of:=IF([.X90]=&quot;&quot;;&quot;&quot;;[.X90]+[.V150])">
            <text:p/>
          </table:table-cell>
          <table:table-cell table:style-name="ce2" table:formula="of:=IF([.Y90]=&quot;&quot;;&quot;&quot;;[.Y90]+[.W150])">
            <text:p/>
          </table:table-cell>
          <table:table-cell table:style-name="ce2" table:formula="of:=IF([.Z90]=&quot;&quot;;&quot;&quot;;[.Z90]+[.X150])">
            <text:p/>
          </table:table-cell>
          <table:table-cell table:style-name="ce2" table:formula="of:=IF([.AA90]=&quot;&quot;;&quot;&quot;;[.AA90]+[.Y150])">
            <text:p/>
          </table:table-cell>
          <table:table-cell table:style-name="ce2" table:formula="of:=IF([.AB90]=&quot;&quot;;&quot;&quot;;[.AB90]+[.Z150])">
            <text:p/>
          </table:table-cell>
          <table:table-cell table:style-name="ce2" table:formula="of:=IF([.AC90]=&quot;&quot;;&quot;&quot;;[.AC90]+[.AA150])">
            <text:p/>
          </table:table-cell>
          <table:table-cell table:style-name="ce2" table:formula="of:=IF([.AD90]=&quot;&quot;;&quot;&quot;;[.AD90]+[.AB150])">
            <text:p/>
          </table:table-cell>
          <table:table-cell table:style-name="ce2" table:formula="of:=IF([.AE90]=&quot;&quot;;&quot;&quot;;[.AE90]+[.AC150])">
            <text:p/>
          </table:table-cell>
          <table:table-cell table:style-name="ce2" table:formula="of:=IF([.AF90]=&quot;&quot;;&quot;&quot;;[.AF90]+[.AD150])">
            <text:p/>
          </table:table-cell>
          <table:table-cell table:style-name="ce2" table:formula="of:=IF([.AG90]=&quot;&quot;;&quot;&quot;;[.AG90]+[.AE150])">
            <text:p/>
          </table:table-cell>
          <table:table-cell table:style-name="ce2" table:formula="of:=IF([.AH90]=&quot;&quot;;&quot;&quot;;[.AH90]+[.AF150])">
            <text:p/>
          </table:table-cell>
          <table:table-cell table:style-name="ce2" table:formula="of:=IF([.AI90]=&quot;&quot;;&quot;&quot;;[.AI90]+[.AG150])">
            <text:p/>
          </table:table-cell>
          <table:table-cell table:style-name="ce2" table:formula="of:=IF([.AJ90]=&quot;&quot;;&quot;&quot;;[.AJ90]+[.AH150])">
            <text:p/>
          </table:table-cell>
          <table:table-cell table:style-name="ce2" table:formula="of:=IF([.AK90]=&quot;&quot;;&quot;&quot;;[.AK90]+[.AI150])">
            <text:p/>
          </table:table-cell>
          <table:table-cell table:style-name="ce2" table:formula="of:=IF([.AL90]=&quot;&quot;;&quot;&quot;;[.AL90]+[.AJ150])">
            <text:p/>
          </table:table-cell>
          <table:table-cell table:style-name="ce2" table:formula="of:=IF([.AM90]=&quot;&quot;;&quot;&quot;;[.AM90]+[.AK150])">
            <text:p/>
          </table:table-cell>
          <table:table-cell table:style-name="ce2" table:formula="of:=IF([.AN90]=&quot;&quot;;&quot;&quot;;[.AN90]+[.AL150])">
            <text:p/>
          </table:table-cell>
          <table:table-cell table:style-name="ce2" table:formula="of:=IF([.AO90]=&quot;&quot;;&quot;&quot;;[.AO90]+[.AM150])">
            <text:p/>
          </table:table-cell>
          <table:table-cell table:style-name="ce2" table:formula="of:=IF([.AP90]=&quot;&quot;;&quot;&quot;;[.AP90]+[.AN150])">
            <text:p/>
          </table:table-cell>
          <table:table-cell table:style-name="ce2" table:formula="of:=IF([.AQ90]=&quot;&quot;;&quot;&quot;;[.AQ90]+[.AO150])">
            <text:p/>
          </table:table-cell>
          <table:table-cell table:style-name="ce2" table:formula="of:=IF([.AR90]=&quot;&quot;;&quot;&quot;;[.AR90]+[.AP150])">
            <text:p/>
          </table:table-cell>
          <table:table-cell table:style-name="ce2" table:formula="of:=IF([.AS90]=&quot;&quot;;&quot;&quot;;[.AS90]+[.AQ150])">
            <text:p/>
          </table:table-cell>
          <table:table-cell table:style-name="ce2" table:formula="of:=IF([.AT90]=&quot;&quot;;&quot;&quot;;[.AT90]+[.AR150])">
            <text:p/>
          </table:table-cell>
          <table:table-cell table:style-name="ce2" table:formula="of:=IF([.AU90]=&quot;&quot;;&quot;&quot;;[.AU90]+[.AS150])">
            <text:p/>
          </table:table-cell>
          <table:table-cell table:style-name="ce2" table:formula="of:=IF([.AV90]=&quot;&quot;;&quot;&quot;;[.AV90]+[.AT150])">
            <text:p/>
          </table:table-cell>
          <table:table-cell table:style-name="ce2" table:formula="of:=IF([.AW90]=&quot;&quot;;&quot;&quot;;[.AW90]+[.AU150])">
            <text:p/>
          </table:table-cell>
          <table:table-cell table:style-name="ce2" table:formula="of:=IF([.AX90]=&quot;&quot;;&quot;&quot;;[.AX90]+[.AV150])">
            <text:p/>
          </table:table-cell>
          <table:table-cell table:style-name="ce2" table:formula="of:=IF([.AY90]=&quot;&quot;;&quot;&quot;;[.AY90]+[.AW150])">
            <text:p/>
          </table:table-cell>
          <table:table-cell table:style-name="ce2" table:formula="of:=IF([.AZ90]=&quot;&quot;;&quot;&quot;;[.AZ90]+[.AX150])">
            <text:p/>
          </table:table-cell>
          <table:table-cell table:style-name="ce2" table:formula="of:=IF([.BA90]=&quot;&quot;;&quot;&quot;;[.BA90]+[.AY150])">
            <text:p/>
          </table:table-cell>
          <table:table-cell table:style-name="ce2" table:formula="of:=IF([.BB90]=&quot;&quot;;&quot;&quot;;[.BB90]+[.AZ150])">
            <text:p/>
          </table:table-cell>
          <table:table-cell table:style-name="ce2" table:formula="of:=IF([.BC90]=&quot;&quot;;&quot;&quot;;[.BC90]+[.BA150])">
            <text:p/>
          </table:table-cell>
          <table:table-cell table:style-name="ce2" table:formula="of:=IF([.BD90]=&quot;&quot;;&quot;&quot;;[.BD90]+[.BB150])">
            <text:p/>
          </table:table-cell>
          <table:table-cell table:style-name="ce2" table:formula="of:=IF([.BE90]=&quot;&quot;;&quot;&quot;;[.BE90]+[.BC150])">
            <text:p/>
          </table:table-cell>
          <table:table-cell table:style-name="ce2" table:formula="of:=IF([.BF90]=&quot;&quot;;&quot;&quot;;[.BF90]+[.BD150])">
            <text:p/>
          </table:table-cell>
          <table:table-cell table:style-name="ce2" table:formula="of:=IF([.BG90]=&quot;&quot;;&quot;&quot;;[.BG90]+[.BE150])">
            <text:p/>
          </table:table-cell>
          <table:table-cell table:style-name="ce2" table:formula="of:=IF([.BH90]=&quot;&quot;;&quot;&quot;;[.BH90]+[.BF150])">
            <text:p/>
          </table:table-cell>
          <table:table-cell table:style-name="ce2" table:formula="of:=IF([.BI90]=&quot;&quot;;&quot;&quot;;[.BI90]+[.BG150])">
            <text:p/>
          </table:table-cell>
          <table:table-cell table:style-name="ce2" table:formula="of:=IF([.BJ90]=&quot;&quot;;&quot;&quot;;[.BJ90]+[.BH150])">
            <text:p/>
          </table:table-cell>
          <table:table-cell table:style-name="ce2" table:formula="of:=IF([.BK90]=&quot;&quot;;&quot;&quot;;[.BK90]+[.BI150])">
            <text:p/>
          </table:table-cell>
          <table:table-cell table:style-name="ce2" table:formula="of:=IF([.BL90]=&quot;&quot;;&quot;&quot;;[.BL90]+[.BJ150])">
            <text:p/>
          </table:table-cell>
          <table:table-cell table:style-name="ce2" table:formula="of:=IF([.BM90]=&quot;&quot;;&quot;&quot;;[.BM90]+[.BK150])">
            <text:p/>
          </table:table-cell>
          <table:table-cell table:style-name="ce2" table:formula="of:=IF([.BN90]=&quot;&quot;;&quot;&quot;;[.BN90]+[.BL150])">
            <text:p/>
          </table:table-cell>
          <table:table-cell table:style-name="ce2" table:formula="of:=IF([.BO90]=&quot;&quot;;&quot;&quot;;[.BO90]+[.BM150])">
            <text:p/>
          </table:table-cell>
          <table:table-cell table:style-name="ce2" table:formula="of:=IF([.BP90]=&quot;&quot;;&quot;&quot;;[.BP90]+[.BN150])">
            <text:p/>
          </table:table-cell>
          <table:table-cell table:style-name="ce2" table:formula="of:=IF([.BQ90]=&quot;&quot;;&quot;&quot;;[.BQ90]+[.BO150])">
            <text:p/>
          </table:table-cell>
          <table:table-cell table:style-name="ce2" table:formula="of:=IF([.BR90]=&quot;&quot;;&quot;&quot;;[.BR90]+[.BP150])">
            <text:p/>
          </table:table-cell>
          <table:table-cell table:style-name="ce2" table:formula="of:=IF([.BS90]=&quot;&quot;;&quot;&quot;;[.BS90]+[.BQ150])">
            <text:p/>
          </table:table-cell>
          <table:table-cell table:style-name="ce2" table:formula="of:=IF([.BT90]=&quot;&quot;;&quot;&quot;;[.BT90]+[.BR150])">
            <text:p/>
          </table:table-cell>
          <table:table-cell table:style-name="ce2" table:formula="of:=IF([.BU90]=&quot;&quot;;&quot;&quot;;[.BU90]+[.BS150])">
            <text:p/>
          </table:table-cell>
          <table:table-cell table:style-name="ce2" table:formula="of:=IF([.BV90]=&quot;&quot;;&quot;&quot;;[.BV90]+[.BT150])">
            <text:p/>
          </table:table-cell>
          <table:table-cell table:style-name="ce2" table:formula="of:=IF([.BW90]=&quot;&quot;;&quot;&quot;;[.BW90]+[.BU150])">
            <text:p/>
          </table:table-cell>
          <table:table-cell table:style-name="ce2" table:formula="of:=IF([.BX90]=&quot;&quot;;&quot;&quot;;[.BX90]+[.BV150])">
            <text:p/>
          </table:table-cell>
          <table:table-cell table:style-name="ce2" table:formula="of:=IF([.BY90]=&quot;&quot;;&quot;&quot;;[.BY90]+[.BW150])">
            <text:p/>
          </table:table-cell>
          <table:table-cell table:style-name="ce2" table:formula="of:=IF([.BZ90]=&quot;&quot;;&quot;&quot;;[.BZ90]+[.BX150])">
            <text:p/>
          </table:table-cell>
          <table:table-cell table:style-name="ce2" table:formula="of:=IF([.CA90]=&quot;&quot;;&quot;&quot;;[.CA90]+[.BY150])">
            <text:p/>
          </table:table-cell>
          <table:table-cell table:style-name="ce2" table:formula="of:=IF([.CB90]=&quot;&quot;;&quot;&quot;;[.CB90]+[.BZ150])">
            <text:p/>
          </table:table-cell>
          <table:table-cell table:style-name="ce2" table:formula="of:=IF([.CC90]=&quot;&quot;;&quot;&quot;;[.CC90]+[.CA150])">
            <text:p/>
          </table:table-cell>
          <table:table-cell table:style-name="ce2" table:formula="of:=IF([.CD90]=&quot;&quot;;&quot;&quot;;[.CD90]+[.CB150])">
            <text:p/>
          </table:table-cell>
          <table:table-cell table:style-name="ce2" table:formula="of:=IF([.CE90]=&quot;&quot;;&quot;&quot;;[.CE90]+[.CC150])">
            <text:p/>
          </table:table-cell>
          <table:table-cell table:style-name="ce2" table:formula="of:=IF([.CF90]=&quot;&quot;;&quot;&quot;;[.CF90]+[.CD150])">
            <text:p/>
          </table:table-cell>
          <table:table-cell table:style-name="ce2" table:formula="of:=IF([.CG90]=&quot;&quot;;&quot;&quot;;[.CG90]+[.CE150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1]=&quot;&quot;;&quot;&quot;;[.D91])" office:value-type="float" office:value="790.98676">
            <text:p>790.98676</text:p>
          </table:table-cell>
          <table:table-cell table:style-name="ce2" table:formula="of:=IF([.E91]=&quot;&quot;;&quot;&quot;;[.E91])" office:value-type="float" office:value="592.20369">
            <text:p>592.20369</text:p>
          </table:table-cell>
          <table:table-cell table:style-name="ce2" table:formula="of:=IF([.F91]=&quot;&quot;;&quot;&quot;;[.F91]+[.D151])" office:value-type="float" office:value="761.04677">
            <text:p>761.04677</text:p>
          </table:table-cell>
          <table:table-cell table:style-name="ce2" table:formula="of:=IF([.G91]=&quot;&quot;;&quot;&quot;;[.G91]+[.E151])" office:value-type="float" office:value="593.21263">
            <text:p>593.21263</text:p>
          </table:table-cell>
          <table:table-cell table:style-name="ce2" table:formula="of:=IF([.H91]=&quot;&quot;;&quot;&quot;;[.H91]+[.F151])" office:value-type="float" office:value="761.1828">
            <text:p>761.1828</text:p>
          </table:table-cell>
          <table:table-cell table:style-name="ce2" table:formula="of:=IF([.I91]=&quot;&quot;;&quot;&quot;;[.I91]+[.G151])" office:value-type="float" office:value="424.28425">
            <text:p>424.28425</text:p>
          </table:table-cell>
          <table:table-cell table:style-name="ce2" table:formula="of:=IF([.J91]=&quot;&quot;;&quot;&quot;;[.J91]+[.H151])" office:value-type="float" office:value="791.05106">
            <text:p>791.05106</text:p>
          </table:table-cell>
          <table:table-cell table:style-name="ce2" table:formula="of:=IF([.K91]=&quot;&quot;;&quot;&quot;;[.K91]+[.I151])" office:value-type="float" office:value="424.19225">
            <text:p>424.19225</text:p>
          </table:table-cell>
          <table:table-cell table:style-name="ce2" table:formula="of:=IF([.L91]=&quot;&quot;;&quot;&quot;;[.L91]+[.J151])">
            <text:p/>
          </table:table-cell>
          <table:table-cell table:style-name="ce2" table:formula="of:=IF([.M91]=&quot;&quot;;&quot;&quot;;[.M91]+[.K151])">
            <text:p/>
          </table:table-cell>
          <table:table-cell table:style-name="ce2" table:formula="of:=IF([.N91]=&quot;&quot;;&quot;&quot;;[.N91]+[.L151])">
            <text:p/>
          </table:table-cell>
          <table:table-cell table:style-name="ce2" table:formula="of:=IF([.O91]=&quot;&quot;;&quot;&quot;;[.O91]+[.M151])">
            <text:p/>
          </table:table-cell>
          <table:table-cell table:style-name="ce2" table:formula="of:=IF([.P91]=&quot;&quot;;&quot;&quot;;[.P91]+[.N151])">
            <text:p/>
          </table:table-cell>
          <table:table-cell table:style-name="ce2" table:formula="of:=IF([.Q91]=&quot;&quot;;&quot;&quot;;[.Q91]+[.O151])">
            <text:p/>
          </table:table-cell>
          <table:table-cell table:style-name="ce2" table:formula="of:=IF([.R91]=&quot;&quot;;&quot;&quot;;[.R91]+[.P151])">
            <text:p/>
          </table:table-cell>
          <table:table-cell table:style-name="ce2" table:formula="of:=IF([.S91]=&quot;&quot;;&quot;&quot;;[.S91]+[.Q151])">
            <text:p/>
          </table:table-cell>
          <table:table-cell table:style-name="ce2" table:formula="of:=IF([.T91]=&quot;&quot;;&quot;&quot;;[.T91]+[.R151])">
            <text:p/>
          </table:table-cell>
          <table:table-cell table:style-name="ce2" table:formula="of:=IF([.U91]=&quot;&quot;;&quot;&quot;;[.U91]+[.S151])">
            <text:p/>
          </table:table-cell>
          <table:table-cell table:style-name="ce2" table:formula="of:=IF([.V91]=&quot;&quot;;&quot;&quot;;[.V91]+[.T151])">
            <text:p/>
          </table:table-cell>
          <table:table-cell table:style-name="ce2" table:formula="of:=IF([.W91]=&quot;&quot;;&quot;&quot;;[.W91]+[.U151])">
            <text:p/>
          </table:table-cell>
          <table:table-cell table:style-name="ce2" table:formula="of:=IF([.X91]=&quot;&quot;;&quot;&quot;;[.X91]+[.V151])">
            <text:p/>
          </table:table-cell>
          <table:table-cell table:style-name="ce2" table:formula="of:=IF([.Y91]=&quot;&quot;;&quot;&quot;;[.Y91]+[.W151])">
            <text:p/>
          </table:table-cell>
          <table:table-cell table:style-name="ce2" table:formula="of:=IF([.Z91]=&quot;&quot;;&quot;&quot;;[.Z91]+[.X151])">
            <text:p/>
          </table:table-cell>
          <table:table-cell table:style-name="ce2" table:formula="of:=IF([.AA91]=&quot;&quot;;&quot;&quot;;[.AA91]+[.Y151])">
            <text:p/>
          </table:table-cell>
          <table:table-cell table:style-name="ce2" table:formula="of:=IF([.AB91]=&quot;&quot;;&quot;&quot;;[.AB91]+[.Z151])">
            <text:p/>
          </table:table-cell>
          <table:table-cell table:style-name="ce2" table:formula="of:=IF([.AC91]=&quot;&quot;;&quot;&quot;;[.AC91]+[.AA151])">
            <text:p/>
          </table:table-cell>
          <table:table-cell table:style-name="ce2" table:formula="of:=IF([.AD91]=&quot;&quot;;&quot;&quot;;[.AD91]+[.AB151])">
            <text:p/>
          </table:table-cell>
          <table:table-cell table:style-name="ce2" table:formula="of:=IF([.AE91]=&quot;&quot;;&quot;&quot;;[.AE91]+[.AC151])">
            <text:p/>
          </table:table-cell>
          <table:table-cell table:style-name="ce2" table:formula="of:=IF([.AF91]=&quot;&quot;;&quot;&quot;;[.AF91]+[.AD151])">
            <text:p/>
          </table:table-cell>
          <table:table-cell table:style-name="ce2" table:formula="of:=IF([.AG91]=&quot;&quot;;&quot;&quot;;[.AG91]+[.AE151])">
            <text:p/>
          </table:table-cell>
          <table:table-cell table:style-name="ce2" table:formula="of:=IF([.AH91]=&quot;&quot;;&quot;&quot;;[.AH91]+[.AF151])">
            <text:p/>
          </table:table-cell>
          <table:table-cell table:style-name="ce2" table:formula="of:=IF([.AI91]=&quot;&quot;;&quot;&quot;;[.AI91]+[.AG151])">
            <text:p/>
          </table:table-cell>
          <table:table-cell table:style-name="ce2" table:formula="of:=IF([.AJ91]=&quot;&quot;;&quot;&quot;;[.AJ91]+[.AH151])">
            <text:p/>
          </table:table-cell>
          <table:table-cell table:style-name="ce2" table:formula="of:=IF([.AK91]=&quot;&quot;;&quot;&quot;;[.AK91]+[.AI151])">
            <text:p/>
          </table:table-cell>
          <table:table-cell table:style-name="ce2" table:formula="of:=IF([.AL91]=&quot;&quot;;&quot;&quot;;[.AL91]+[.AJ151])">
            <text:p/>
          </table:table-cell>
          <table:table-cell table:style-name="ce2" table:formula="of:=IF([.AM91]=&quot;&quot;;&quot;&quot;;[.AM91]+[.AK151])">
            <text:p/>
          </table:table-cell>
          <table:table-cell table:style-name="ce2" table:formula="of:=IF([.AN91]=&quot;&quot;;&quot;&quot;;[.AN91]+[.AL151])">
            <text:p/>
          </table:table-cell>
          <table:table-cell table:style-name="ce2" table:formula="of:=IF([.AO91]=&quot;&quot;;&quot;&quot;;[.AO91]+[.AM151])">
            <text:p/>
          </table:table-cell>
          <table:table-cell table:style-name="ce2" table:formula="of:=IF([.AP91]=&quot;&quot;;&quot;&quot;;[.AP91]+[.AN151])">
            <text:p/>
          </table:table-cell>
          <table:table-cell table:style-name="ce2" table:formula="of:=IF([.AQ91]=&quot;&quot;;&quot;&quot;;[.AQ91]+[.AO151])">
            <text:p/>
          </table:table-cell>
          <table:table-cell table:style-name="ce2" table:formula="of:=IF([.AR91]=&quot;&quot;;&quot;&quot;;[.AR91]+[.AP151])">
            <text:p/>
          </table:table-cell>
          <table:table-cell table:style-name="ce2" table:formula="of:=IF([.AS91]=&quot;&quot;;&quot;&quot;;[.AS91]+[.AQ151])">
            <text:p/>
          </table:table-cell>
          <table:table-cell table:style-name="ce2" table:formula="of:=IF([.AT91]=&quot;&quot;;&quot;&quot;;[.AT91]+[.AR151])">
            <text:p/>
          </table:table-cell>
          <table:table-cell table:style-name="ce2" table:formula="of:=IF([.AU91]=&quot;&quot;;&quot;&quot;;[.AU91]+[.AS151])">
            <text:p/>
          </table:table-cell>
          <table:table-cell table:style-name="ce2" table:formula="of:=IF([.AV91]=&quot;&quot;;&quot;&quot;;[.AV91]+[.AT151])">
            <text:p/>
          </table:table-cell>
          <table:table-cell table:style-name="ce2" table:formula="of:=IF([.AW91]=&quot;&quot;;&quot;&quot;;[.AW91]+[.AU151])">
            <text:p/>
          </table:table-cell>
          <table:table-cell table:style-name="ce2" table:formula="of:=IF([.AX91]=&quot;&quot;;&quot;&quot;;[.AX91]+[.AV151])">
            <text:p/>
          </table:table-cell>
          <table:table-cell table:style-name="ce2" table:formula="of:=IF([.AY91]=&quot;&quot;;&quot;&quot;;[.AY91]+[.AW151])">
            <text:p/>
          </table:table-cell>
          <table:table-cell table:style-name="ce2" table:formula="of:=IF([.AZ91]=&quot;&quot;;&quot;&quot;;[.AZ91]+[.AX151])">
            <text:p/>
          </table:table-cell>
          <table:table-cell table:style-name="ce2" table:formula="of:=IF([.BA91]=&quot;&quot;;&quot;&quot;;[.BA91]+[.AY151])">
            <text:p/>
          </table:table-cell>
          <table:table-cell table:style-name="ce2" table:formula="of:=IF([.BB91]=&quot;&quot;;&quot;&quot;;[.BB91]+[.AZ151])">
            <text:p/>
          </table:table-cell>
          <table:table-cell table:style-name="ce2" table:formula="of:=IF([.BC91]=&quot;&quot;;&quot;&quot;;[.BC91]+[.BA151])">
            <text:p/>
          </table:table-cell>
          <table:table-cell table:style-name="ce2" table:formula="of:=IF([.BD91]=&quot;&quot;;&quot;&quot;;[.BD91]+[.BB151])">
            <text:p/>
          </table:table-cell>
          <table:table-cell table:style-name="ce2" table:formula="of:=IF([.BE91]=&quot;&quot;;&quot;&quot;;[.BE91]+[.BC151])">
            <text:p/>
          </table:table-cell>
          <table:table-cell table:style-name="ce2" table:formula="of:=IF([.BF91]=&quot;&quot;;&quot;&quot;;[.BF91]+[.BD151])">
            <text:p/>
          </table:table-cell>
          <table:table-cell table:style-name="ce2" table:formula="of:=IF([.BG91]=&quot;&quot;;&quot;&quot;;[.BG91]+[.BE151])">
            <text:p/>
          </table:table-cell>
          <table:table-cell table:style-name="ce2" table:formula="of:=IF([.BH91]=&quot;&quot;;&quot;&quot;;[.BH91]+[.BF151])">
            <text:p/>
          </table:table-cell>
          <table:table-cell table:style-name="ce2" table:formula="of:=IF([.BI91]=&quot;&quot;;&quot;&quot;;[.BI91]+[.BG151])">
            <text:p/>
          </table:table-cell>
          <table:table-cell table:style-name="ce2" table:formula="of:=IF([.BJ91]=&quot;&quot;;&quot;&quot;;[.BJ91]+[.BH151])">
            <text:p/>
          </table:table-cell>
          <table:table-cell table:style-name="ce2" table:formula="of:=IF([.BK91]=&quot;&quot;;&quot;&quot;;[.BK91]+[.BI151])">
            <text:p/>
          </table:table-cell>
          <table:table-cell table:style-name="ce2" table:formula="of:=IF([.BL91]=&quot;&quot;;&quot;&quot;;[.BL91]+[.BJ151])">
            <text:p/>
          </table:table-cell>
          <table:table-cell table:style-name="ce2" table:formula="of:=IF([.BM91]=&quot;&quot;;&quot;&quot;;[.BM91]+[.BK151])">
            <text:p/>
          </table:table-cell>
          <table:table-cell table:style-name="ce2" table:formula="of:=IF([.BN91]=&quot;&quot;;&quot;&quot;;[.BN91]+[.BL151])">
            <text:p/>
          </table:table-cell>
          <table:table-cell table:style-name="ce2" table:formula="of:=IF([.BO91]=&quot;&quot;;&quot;&quot;;[.BO91]+[.BM151])">
            <text:p/>
          </table:table-cell>
          <table:table-cell table:style-name="ce2" table:formula="of:=IF([.BP91]=&quot;&quot;;&quot;&quot;;[.BP91]+[.BN151])">
            <text:p/>
          </table:table-cell>
          <table:table-cell table:style-name="ce2" table:formula="of:=IF([.BQ91]=&quot;&quot;;&quot;&quot;;[.BQ91]+[.BO151])">
            <text:p/>
          </table:table-cell>
          <table:table-cell table:style-name="ce2" table:formula="of:=IF([.BR91]=&quot;&quot;;&quot;&quot;;[.BR91]+[.BP151])">
            <text:p/>
          </table:table-cell>
          <table:table-cell table:style-name="ce2" table:formula="of:=IF([.BS91]=&quot;&quot;;&quot;&quot;;[.BS91]+[.BQ151])">
            <text:p/>
          </table:table-cell>
          <table:table-cell table:style-name="ce2" table:formula="of:=IF([.BT91]=&quot;&quot;;&quot;&quot;;[.BT91]+[.BR151])">
            <text:p/>
          </table:table-cell>
          <table:table-cell table:style-name="ce2" table:formula="of:=IF([.BU91]=&quot;&quot;;&quot;&quot;;[.BU91]+[.BS151])">
            <text:p/>
          </table:table-cell>
          <table:table-cell table:style-name="ce2" table:formula="of:=IF([.BV91]=&quot;&quot;;&quot;&quot;;[.BV91]+[.BT151])">
            <text:p/>
          </table:table-cell>
          <table:table-cell table:style-name="ce2" table:formula="of:=IF([.BW91]=&quot;&quot;;&quot;&quot;;[.BW91]+[.BU151])">
            <text:p/>
          </table:table-cell>
          <table:table-cell table:style-name="ce2" table:formula="of:=IF([.BX91]=&quot;&quot;;&quot;&quot;;[.BX91]+[.BV151])">
            <text:p/>
          </table:table-cell>
          <table:table-cell table:style-name="ce2" table:formula="of:=IF([.BY91]=&quot;&quot;;&quot;&quot;;[.BY91]+[.BW151])">
            <text:p/>
          </table:table-cell>
          <table:table-cell table:style-name="ce2" table:formula="of:=IF([.BZ91]=&quot;&quot;;&quot;&quot;;[.BZ91]+[.BX151])">
            <text:p/>
          </table:table-cell>
          <table:table-cell table:style-name="ce2" table:formula="of:=IF([.CA91]=&quot;&quot;;&quot;&quot;;[.CA91]+[.BY151])">
            <text:p/>
          </table:table-cell>
          <table:table-cell table:style-name="ce2" table:formula="of:=IF([.CB91]=&quot;&quot;;&quot;&quot;;[.CB91]+[.BZ151])">
            <text:p/>
          </table:table-cell>
          <table:table-cell table:style-name="ce2" table:formula="of:=IF([.CC91]=&quot;&quot;;&quot;&quot;;[.CC91]+[.CA151])">
            <text:p/>
          </table:table-cell>
          <table:table-cell table:style-name="ce2" table:formula="of:=IF([.CD91]=&quot;&quot;;&quot;&quot;;[.CD91]+[.CB151])">
            <text:p/>
          </table:table-cell>
          <table:table-cell table:style-name="ce2" table:formula="of:=IF([.CE91]=&quot;&quot;;&quot;&quot;;[.CE91]+[.CC151])">
            <text:p/>
          </table:table-cell>
          <table:table-cell table:style-name="ce2" table:formula="of:=IF([.CF91]=&quot;&quot;;&quot;&quot;;[.CF91]+[.CD151])">
            <text:p/>
          </table:table-cell>
          <table:table-cell table:style-name="ce2" table:formula="of:=IF([.CG91]=&quot;&quot;;&quot;&quot;;[.CG91]+[.CE151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2]=&quot;&quot;;&quot;&quot;;[.D92])">
            <text:p/>
          </table:table-cell>
          <table:table-cell table:style-name="ce2" table:formula="of:=IF([.E92]=&quot;&quot;;&quot;&quot;;[.E92])">
            <text:p/>
          </table:table-cell>
          <table:table-cell table:style-name="ce2" table:formula="of:=IF([.F92]=&quot;&quot;;&quot;&quot;;[.F92]+[.D152])">
            <text:p/>
          </table:table-cell>
          <table:table-cell table:style-name="ce2" table:formula="of:=IF([.G92]=&quot;&quot;;&quot;&quot;;[.G92]+[.E152])">
            <text:p/>
          </table:table-cell>
          <table:table-cell table:style-name="ce2" table:formula="of:=IF([.H92]=&quot;&quot;;&quot;&quot;;[.H92]+[.F152])">
            <text:p/>
          </table:table-cell>
          <table:table-cell table:style-name="ce2" table:formula="of:=IF([.I92]=&quot;&quot;;&quot;&quot;;[.I92]+[.G152])">
            <text:p/>
          </table:table-cell>
          <table:table-cell table:style-name="ce2" table:formula="of:=IF([.J92]=&quot;&quot;;&quot;&quot;;[.J92]+[.H152])">
            <text:p/>
          </table:table-cell>
          <table:table-cell table:style-name="ce2" table:formula="of:=IF([.K92]=&quot;&quot;;&quot;&quot;;[.K92]+[.I152])">
            <text:p/>
          </table:table-cell>
          <table:table-cell table:style-name="ce2" table:formula="of:=IF([.L92]=&quot;&quot;;&quot;&quot;;[.L92]+[.J152])">
            <text:p/>
          </table:table-cell>
          <table:table-cell table:style-name="ce2" table:formula="of:=IF([.M92]=&quot;&quot;;&quot;&quot;;[.M92]+[.K152])">
            <text:p/>
          </table:table-cell>
          <table:table-cell table:style-name="ce2" table:formula="of:=IF([.N92]=&quot;&quot;;&quot;&quot;;[.N92]+[.L152])">
            <text:p/>
          </table:table-cell>
          <table:table-cell table:style-name="ce2" table:formula="of:=IF([.O92]=&quot;&quot;;&quot;&quot;;[.O92]+[.M152])">
            <text:p/>
          </table:table-cell>
          <table:table-cell table:style-name="ce2" table:formula="of:=IF([.P92]=&quot;&quot;;&quot;&quot;;[.P92]+[.N152])">
            <text:p/>
          </table:table-cell>
          <table:table-cell table:style-name="ce2" table:formula="of:=IF([.Q92]=&quot;&quot;;&quot;&quot;;[.Q92]+[.O152])">
            <text:p/>
          </table:table-cell>
          <table:table-cell table:style-name="ce2" table:formula="of:=IF([.R92]=&quot;&quot;;&quot;&quot;;[.R92]+[.P152])">
            <text:p/>
          </table:table-cell>
          <table:table-cell table:style-name="ce2" table:formula="of:=IF([.S92]=&quot;&quot;;&quot;&quot;;[.S92]+[.Q152])">
            <text:p/>
          </table:table-cell>
          <table:table-cell table:style-name="ce2" table:formula="of:=IF([.T92]=&quot;&quot;;&quot;&quot;;[.T92]+[.R152])">
            <text:p/>
          </table:table-cell>
          <table:table-cell table:style-name="ce2" table:formula="of:=IF([.U92]=&quot;&quot;;&quot;&quot;;[.U92]+[.S152])">
            <text:p/>
          </table:table-cell>
          <table:table-cell table:style-name="ce2" table:formula="of:=IF([.V92]=&quot;&quot;;&quot;&quot;;[.V92]+[.T152])">
            <text:p/>
          </table:table-cell>
          <table:table-cell table:style-name="ce2" table:formula="of:=IF([.W92]=&quot;&quot;;&quot;&quot;;[.W92]+[.U152])">
            <text:p/>
          </table:table-cell>
          <table:table-cell table:style-name="ce2" table:formula="of:=IF([.X92]=&quot;&quot;;&quot;&quot;;[.X92]+[.V152])">
            <text:p/>
          </table:table-cell>
          <table:table-cell table:style-name="ce2" table:formula="of:=IF([.Y92]=&quot;&quot;;&quot;&quot;;[.Y92]+[.W152])">
            <text:p/>
          </table:table-cell>
          <table:table-cell table:style-name="ce2" table:formula="of:=IF([.Z92]=&quot;&quot;;&quot;&quot;;[.Z92]+[.X152])">
            <text:p/>
          </table:table-cell>
          <table:table-cell table:style-name="ce2" table:formula="of:=IF([.AA92]=&quot;&quot;;&quot;&quot;;[.AA92]+[.Y152])">
            <text:p/>
          </table:table-cell>
          <table:table-cell table:style-name="ce2" table:formula="of:=IF([.AB92]=&quot;&quot;;&quot;&quot;;[.AB92]+[.Z152])">
            <text:p/>
          </table:table-cell>
          <table:table-cell table:style-name="ce2" table:formula="of:=IF([.AC92]=&quot;&quot;;&quot;&quot;;[.AC92]+[.AA152])">
            <text:p/>
          </table:table-cell>
          <table:table-cell table:style-name="ce2" table:formula="of:=IF([.AD92]=&quot;&quot;;&quot;&quot;;[.AD92]+[.AB152])">
            <text:p/>
          </table:table-cell>
          <table:table-cell table:style-name="ce2" table:formula="of:=IF([.AE92]=&quot;&quot;;&quot;&quot;;[.AE92]+[.AC152])">
            <text:p/>
          </table:table-cell>
          <table:table-cell table:style-name="ce2" table:formula="of:=IF([.AF92]=&quot;&quot;;&quot;&quot;;[.AF92]+[.AD152])">
            <text:p/>
          </table:table-cell>
          <table:table-cell table:style-name="ce2" table:formula="of:=IF([.AG92]=&quot;&quot;;&quot;&quot;;[.AG92]+[.AE152])">
            <text:p/>
          </table:table-cell>
          <table:table-cell table:style-name="ce2" table:formula="of:=IF([.AH92]=&quot;&quot;;&quot;&quot;;[.AH92]+[.AF152])">
            <text:p/>
          </table:table-cell>
          <table:table-cell table:style-name="ce2" table:formula="of:=IF([.AI92]=&quot;&quot;;&quot;&quot;;[.AI92]+[.AG152])">
            <text:p/>
          </table:table-cell>
          <table:table-cell table:style-name="ce2" table:formula="of:=IF([.AJ92]=&quot;&quot;;&quot;&quot;;[.AJ92]+[.AH152])">
            <text:p/>
          </table:table-cell>
          <table:table-cell table:style-name="ce2" table:formula="of:=IF([.AK92]=&quot;&quot;;&quot;&quot;;[.AK92]+[.AI152])">
            <text:p/>
          </table:table-cell>
          <table:table-cell table:style-name="ce2" table:formula="of:=IF([.AL92]=&quot;&quot;;&quot;&quot;;[.AL92]+[.AJ152])">
            <text:p/>
          </table:table-cell>
          <table:table-cell table:style-name="ce2" table:formula="of:=IF([.AM92]=&quot;&quot;;&quot;&quot;;[.AM92]+[.AK152])">
            <text:p/>
          </table:table-cell>
          <table:table-cell table:style-name="ce2" table:formula="of:=IF([.AN92]=&quot;&quot;;&quot;&quot;;[.AN92]+[.AL152])">
            <text:p/>
          </table:table-cell>
          <table:table-cell table:style-name="ce2" table:formula="of:=IF([.AO92]=&quot;&quot;;&quot;&quot;;[.AO92]+[.AM152])">
            <text:p/>
          </table:table-cell>
          <table:table-cell table:style-name="ce2" table:formula="of:=IF([.AP92]=&quot;&quot;;&quot;&quot;;[.AP92]+[.AN152])">
            <text:p/>
          </table:table-cell>
          <table:table-cell table:style-name="ce2" table:formula="of:=IF([.AQ92]=&quot;&quot;;&quot;&quot;;[.AQ92]+[.AO152])">
            <text:p/>
          </table:table-cell>
          <table:table-cell table:style-name="ce2" table:formula="of:=IF([.AR92]=&quot;&quot;;&quot;&quot;;[.AR92]+[.AP152])">
            <text:p/>
          </table:table-cell>
          <table:table-cell table:style-name="ce2" table:formula="of:=IF([.AS92]=&quot;&quot;;&quot;&quot;;[.AS92]+[.AQ152])">
            <text:p/>
          </table:table-cell>
          <table:table-cell table:style-name="ce2" table:formula="of:=IF([.AT92]=&quot;&quot;;&quot;&quot;;[.AT92]+[.AR152])">
            <text:p/>
          </table:table-cell>
          <table:table-cell table:style-name="ce2" table:formula="of:=IF([.AU92]=&quot;&quot;;&quot;&quot;;[.AU92]+[.AS152])">
            <text:p/>
          </table:table-cell>
          <table:table-cell table:style-name="ce2" table:formula="of:=IF([.AV92]=&quot;&quot;;&quot;&quot;;[.AV92]+[.AT152])">
            <text:p/>
          </table:table-cell>
          <table:table-cell table:style-name="ce2" table:formula="of:=IF([.AW92]=&quot;&quot;;&quot;&quot;;[.AW92]+[.AU152])">
            <text:p/>
          </table:table-cell>
          <table:table-cell table:style-name="ce2" table:formula="of:=IF([.AX92]=&quot;&quot;;&quot;&quot;;[.AX92]+[.AV152])">
            <text:p/>
          </table:table-cell>
          <table:table-cell table:style-name="ce2" table:formula="of:=IF([.AY92]=&quot;&quot;;&quot;&quot;;[.AY92]+[.AW152])">
            <text:p/>
          </table:table-cell>
          <table:table-cell table:style-name="ce2" table:formula="of:=IF([.AZ92]=&quot;&quot;;&quot;&quot;;[.AZ92]+[.AX152])">
            <text:p/>
          </table:table-cell>
          <table:table-cell table:style-name="ce2" table:formula="of:=IF([.BA92]=&quot;&quot;;&quot;&quot;;[.BA92]+[.AY152])">
            <text:p/>
          </table:table-cell>
          <table:table-cell table:style-name="ce2" table:formula="of:=IF([.BB92]=&quot;&quot;;&quot;&quot;;[.BB92]+[.AZ152])">
            <text:p/>
          </table:table-cell>
          <table:table-cell table:style-name="ce2" table:formula="of:=IF([.BC92]=&quot;&quot;;&quot;&quot;;[.BC92]+[.BA152])">
            <text:p/>
          </table:table-cell>
          <table:table-cell table:style-name="ce2" table:formula="of:=IF([.BD92]=&quot;&quot;;&quot;&quot;;[.BD92]+[.BB152])">
            <text:p/>
          </table:table-cell>
          <table:table-cell table:style-name="ce2" table:formula="of:=IF([.BE92]=&quot;&quot;;&quot;&quot;;[.BE92]+[.BC152])">
            <text:p/>
          </table:table-cell>
          <table:table-cell table:style-name="ce2" table:formula="of:=IF([.BF92]=&quot;&quot;;&quot;&quot;;[.BF92]+[.BD152])">
            <text:p/>
          </table:table-cell>
          <table:table-cell table:style-name="ce2" table:formula="of:=IF([.BG92]=&quot;&quot;;&quot;&quot;;[.BG92]+[.BE152])">
            <text:p/>
          </table:table-cell>
          <table:table-cell table:style-name="ce2" table:formula="of:=IF([.BH92]=&quot;&quot;;&quot;&quot;;[.BH92]+[.BF152])">
            <text:p/>
          </table:table-cell>
          <table:table-cell table:style-name="ce2" table:formula="of:=IF([.BI92]=&quot;&quot;;&quot;&quot;;[.BI92]+[.BG152])">
            <text:p/>
          </table:table-cell>
          <table:table-cell table:style-name="ce2" table:formula="of:=IF([.BJ92]=&quot;&quot;;&quot;&quot;;[.BJ92]+[.BH152])">
            <text:p/>
          </table:table-cell>
          <table:table-cell table:style-name="ce2" table:formula="of:=IF([.BK92]=&quot;&quot;;&quot;&quot;;[.BK92]+[.BI152])">
            <text:p/>
          </table:table-cell>
          <table:table-cell table:style-name="ce2" table:formula="of:=IF([.BL92]=&quot;&quot;;&quot;&quot;;[.BL92]+[.BJ152])">
            <text:p/>
          </table:table-cell>
          <table:table-cell table:style-name="ce2" table:formula="of:=IF([.BM92]=&quot;&quot;;&quot;&quot;;[.BM92]+[.BK152])">
            <text:p/>
          </table:table-cell>
          <table:table-cell table:style-name="ce2" table:formula="of:=IF([.BN92]=&quot;&quot;;&quot;&quot;;[.BN92]+[.BL152])">
            <text:p/>
          </table:table-cell>
          <table:table-cell table:style-name="ce2" table:formula="of:=IF([.BO92]=&quot;&quot;;&quot;&quot;;[.BO92]+[.BM152])">
            <text:p/>
          </table:table-cell>
          <table:table-cell table:style-name="ce2" table:formula="of:=IF([.BP92]=&quot;&quot;;&quot;&quot;;[.BP92]+[.BN152])">
            <text:p/>
          </table:table-cell>
          <table:table-cell table:style-name="ce2" table:formula="of:=IF([.BQ92]=&quot;&quot;;&quot;&quot;;[.BQ92]+[.BO152])">
            <text:p/>
          </table:table-cell>
          <table:table-cell table:style-name="ce2" table:formula="of:=IF([.BR92]=&quot;&quot;;&quot;&quot;;[.BR92]+[.BP152])">
            <text:p/>
          </table:table-cell>
          <table:table-cell table:style-name="ce2" table:formula="of:=IF([.BS92]=&quot;&quot;;&quot;&quot;;[.BS92]+[.BQ152])">
            <text:p/>
          </table:table-cell>
          <table:table-cell table:style-name="ce2" table:formula="of:=IF([.BT92]=&quot;&quot;;&quot;&quot;;[.BT92]+[.BR152])">
            <text:p/>
          </table:table-cell>
          <table:table-cell table:style-name="ce2" table:formula="of:=IF([.BU92]=&quot;&quot;;&quot;&quot;;[.BU92]+[.BS152])">
            <text:p/>
          </table:table-cell>
          <table:table-cell table:style-name="ce2" table:formula="of:=IF([.BV92]=&quot;&quot;;&quot;&quot;;[.BV92]+[.BT152])">
            <text:p/>
          </table:table-cell>
          <table:table-cell table:style-name="ce2" table:formula="of:=IF([.BW92]=&quot;&quot;;&quot;&quot;;[.BW92]+[.BU152])">
            <text:p/>
          </table:table-cell>
          <table:table-cell table:style-name="ce2" table:formula="of:=IF([.BX92]=&quot;&quot;;&quot;&quot;;[.BX92]+[.BV152])">
            <text:p/>
          </table:table-cell>
          <table:table-cell table:style-name="ce2" table:formula="of:=IF([.BY92]=&quot;&quot;;&quot;&quot;;[.BY92]+[.BW152])">
            <text:p/>
          </table:table-cell>
          <table:table-cell table:style-name="ce2" table:formula="of:=IF([.BZ92]=&quot;&quot;;&quot;&quot;;[.BZ92]+[.BX152])">
            <text:p/>
          </table:table-cell>
          <table:table-cell table:style-name="ce2" table:formula="of:=IF([.CA92]=&quot;&quot;;&quot;&quot;;[.CA92]+[.BY152])">
            <text:p/>
          </table:table-cell>
          <table:table-cell table:style-name="ce2" table:formula="of:=IF([.CB92]=&quot;&quot;;&quot;&quot;;[.CB92]+[.BZ152])">
            <text:p/>
          </table:table-cell>
          <table:table-cell table:style-name="ce2" table:formula="of:=IF([.CC92]=&quot;&quot;;&quot;&quot;;[.CC92]+[.CA152])">
            <text:p/>
          </table:table-cell>
          <table:table-cell table:style-name="ce2" table:formula="of:=IF([.CD92]=&quot;&quot;;&quot;&quot;;[.CD92]+[.CB152])">
            <text:p/>
          </table:table-cell>
          <table:table-cell table:style-name="ce2" table:formula="of:=IF([.CE92]=&quot;&quot;;&quot;&quot;;[.CE92]+[.CC152])">
            <text:p/>
          </table:table-cell>
          <table:table-cell table:style-name="ce2" table:formula="of:=IF([.CF92]=&quot;&quot;;&quot;&quot;;[.CF92]+[.CD152])">
            <text:p/>
          </table:table-cell>
          <table:table-cell table:style-name="ce2" table:formula="of:=IF([.CG92]=&quot;&quot;;&quot;&quot;;[.CG92]+[.CE152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3]=&quot;&quot;;&quot;&quot;;[.D93])">
            <text:p/>
          </table:table-cell>
          <table:table-cell table:style-name="ce2" table:formula="of:=IF([.E93]=&quot;&quot;;&quot;&quot;;[.E93])">
            <text:p/>
          </table:table-cell>
          <table:table-cell table:style-name="ce2" table:formula="of:=IF([.F93]=&quot;&quot;;&quot;&quot;;[.F93]+[.D153])">
            <text:p/>
          </table:table-cell>
          <table:table-cell table:style-name="ce2" table:formula="of:=IF([.G93]=&quot;&quot;;&quot;&quot;;[.G93]+[.E153])">
            <text:p/>
          </table:table-cell>
          <table:table-cell table:style-name="ce2" table:formula="of:=IF([.H93]=&quot;&quot;;&quot;&quot;;[.H93]+[.F153])">
            <text:p/>
          </table:table-cell>
          <table:table-cell table:style-name="ce2" table:formula="of:=IF([.I93]=&quot;&quot;;&quot;&quot;;[.I93]+[.G153])">
            <text:p/>
          </table:table-cell>
          <table:table-cell table:style-name="ce2" table:formula="of:=IF([.J93]=&quot;&quot;;&quot;&quot;;[.J93]+[.H153])">
            <text:p/>
          </table:table-cell>
          <table:table-cell table:style-name="ce2" table:formula="of:=IF([.K93]=&quot;&quot;;&quot;&quot;;[.K93]+[.I153])">
            <text:p/>
          </table:table-cell>
          <table:table-cell table:style-name="ce2" table:formula="of:=IF([.L93]=&quot;&quot;;&quot;&quot;;[.L93]+[.J153])">
            <text:p/>
          </table:table-cell>
          <table:table-cell table:style-name="ce2" table:formula="of:=IF([.M93]=&quot;&quot;;&quot;&quot;;[.M93]+[.K153])">
            <text:p/>
          </table:table-cell>
          <table:table-cell table:style-name="ce2" table:formula="of:=IF([.N93]=&quot;&quot;;&quot;&quot;;[.N93]+[.L153])">
            <text:p/>
          </table:table-cell>
          <table:table-cell table:style-name="ce2" table:formula="of:=IF([.O93]=&quot;&quot;;&quot;&quot;;[.O93]+[.M153])">
            <text:p/>
          </table:table-cell>
          <table:table-cell table:style-name="ce2" table:formula="of:=IF([.P93]=&quot;&quot;;&quot;&quot;;[.P93]+[.N153])">
            <text:p/>
          </table:table-cell>
          <table:table-cell table:style-name="ce2" table:formula="of:=IF([.Q93]=&quot;&quot;;&quot;&quot;;[.Q93]+[.O153])">
            <text:p/>
          </table:table-cell>
          <table:table-cell table:style-name="ce2" table:formula="of:=IF([.R93]=&quot;&quot;;&quot;&quot;;[.R93]+[.P153])">
            <text:p/>
          </table:table-cell>
          <table:table-cell table:style-name="ce2" table:formula="of:=IF([.S93]=&quot;&quot;;&quot;&quot;;[.S93]+[.Q153])">
            <text:p/>
          </table:table-cell>
          <table:table-cell table:style-name="ce2" table:formula="of:=IF([.T93]=&quot;&quot;;&quot;&quot;;[.T93]+[.R153])">
            <text:p/>
          </table:table-cell>
          <table:table-cell table:style-name="ce2" table:formula="of:=IF([.U93]=&quot;&quot;;&quot;&quot;;[.U93]+[.S153])">
            <text:p/>
          </table:table-cell>
          <table:table-cell table:style-name="ce2" table:formula="of:=IF([.V93]=&quot;&quot;;&quot;&quot;;[.V93]+[.T153])">
            <text:p/>
          </table:table-cell>
          <table:table-cell table:style-name="ce2" table:formula="of:=IF([.W93]=&quot;&quot;;&quot;&quot;;[.W93]+[.U153])">
            <text:p/>
          </table:table-cell>
          <table:table-cell table:style-name="ce2" table:formula="of:=IF([.X93]=&quot;&quot;;&quot;&quot;;[.X93]+[.V153])">
            <text:p/>
          </table:table-cell>
          <table:table-cell table:style-name="ce2" table:formula="of:=IF([.Y93]=&quot;&quot;;&quot;&quot;;[.Y93]+[.W153])">
            <text:p/>
          </table:table-cell>
          <table:table-cell table:style-name="ce2" table:formula="of:=IF([.Z93]=&quot;&quot;;&quot;&quot;;[.Z93]+[.X153])">
            <text:p/>
          </table:table-cell>
          <table:table-cell table:style-name="ce2" table:formula="of:=IF([.AA93]=&quot;&quot;;&quot;&quot;;[.AA93]+[.Y153])">
            <text:p/>
          </table:table-cell>
          <table:table-cell table:style-name="ce2" table:formula="of:=IF([.AB93]=&quot;&quot;;&quot;&quot;;[.AB93]+[.Z153])">
            <text:p/>
          </table:table-cell>
          <table:table-cell table:style-name="ce2" table:formula="of:=IF([.AC93]=&quot;&quot;;&quot;&quot;;[.AC93]+[.AA153])">
            <text:p/>
          </table:table-cell>
          <table:table-cell table:style-name="ce2" table:formula="of:=IF([.AD93]=&quot;&quot;;&quot;&quot;;[.AD93]+[.AB153])">
            <text:p/>
          </table:table-cell>
          <table:table-cell table:style-name="ce2" table:formula="of:=IF([.AE93]=&quot;&quot;;&quot;&quot;;[.AE93]+[.AC153])">
            <text:p/>
          </table:table-cell>
          <table:table-cell table:style-name="ce2" table:formula="of:=IF([.AF93]=&quot;&quot;;&quot;&quot;;[.AF93]+[.AD153])">
            <text:p/>
          </table:table-cell>
          <table:table-cell table:style-name="ce2" table:formula="of:=IF([.AG93]=&quot;&quot;;&quot;&quot;;[.AG93]+[.AE153])">
            <text:p/>
          </table:table-cell>
          <table:table-cell table:style-name="ce2" table:formula="of:=IF([.AH93]=&quot;&quot;;&quot;&quot;;[.AH93]+[.AF153])">
            <text:p/>
          </table:table-cell>
          <table:table-cell table:style-name="ce2" table:formula="of:=IF([.AI93]=&quot;&quot;;&quot;&quot;;[.AI93]+[.AG153])">
            <text:p/>
          </table:table-cell>
          <table:table-cell table:style-name="ce2" table:formula="of:=IF([.AJ93]=&quot;&quot;;&quot;&quot;;[.AJ93]+[.AH153])">
            <text:p/>
          </table:table-cell>
          <table:table-cell table:style-name="ce2" table:formula="of:=IF([.AK93]=&quot;&quot;;&quot;&quot;;[.AK93]+[.AI153])">
            <text:p/>
          </table:table-cell>
          <table:table-cell table:style-name="ce2" table:formula="of:=IF([.AL93]=&quot;&quot;;&quot;&quot;;[.AL93]+[.AJ153])">
            <text:p/>
          </table:table-cell>
          <table:table-cell table:style-name="ce2" table:formula="of:=IF([.AM93]=&quot;&quot;;&quot;&quot;;[.AM93]+[.AK153])">
            <text:p/>
          </table:table-cell>
          <table:table-cell table:style-name="ce2" table:formula="of:=IF([.AN93]=&quot;&quot;;&quot;&quot;;[.AN93]+[.AL153])">
            <text:p/>
          </table:table-cell>
          <table:table-cell table:style-name="ce2" table:formula="of:=IF([.AO93]=&quot;&quot;;&quot;&quot;;[.AO93]+[.AM153])">
            <text:p/>
          </table:table-cell>
          <table:table-cell table:style-name="ce2" table:formula="of:=IF([.AP93]=&quot;&quot;;&quot;&quot;;[.AP93]+[.AN153])">
            <text:p/>
          </table:table-cell>
          <table:table-cell table:style-name="ce2" table:formula="of:=IF([.AQ93]=&quot;&quot;;&quot;&quot;;[.AQ93]+[.AO153])">
            <text:p/>
          </table:table-cell>
          <table:table-cell table:style-name="ce2" table:formula="of:=IF([.AR93]=&quot;&quot;;&quot;&quot;;[.AR93]+[.AP153])">
            <text:p/>
          </table:table-cell>
          <table:table-cell table:style-name="ce2" table:formula="of:=IF([.AS93]=&quot;&quot;;&quot;&quot;;[.AS93]+[.AQ153])">
            <text:p/>
          </table:table-cell>
          <table:table-cell table:style-name="ce2" table:formula="of:=IF([.AT93]=&quot;&quot;;&quot;&quot;;[.AT93]+[.AR153])">
            <text:p/>
          </table:table-cell>
          <table:table-cell table:style-name="ce2" table:formula="of:=IF([.AU93]=&quot;&quot;;&quot;&quot;;[.AU93]+[.AS153])">
            <text:p/>
          </table:table-cell>
          <table:table-cell table:style-name="ce2" table:formula="of:=IF([.AV93]=&quot;&quot;;&quot;&quot;;[.AV93]+[.AT153])">
            <text:p/>
          </table:table-cell>
          <table:table-cell table:style-name="ce2" table:formula="of:=IF([.AW93]=&quot;&quot;;&quot;&quot;;[.AW93]+[.AU153])">
            <text:p/>
          </table:table-cell>
          <table:table-cell table:style-name="ce2" table:formula="of:=IF([.AX93]=&quot;&quot;;&quot;&quot;;[.AX93]+[.AV153])">
            <text:p/>
          </table:table-cell>
          <table:table-cell table:style-name="ce2" table:formula="of:=IF([.AY93]=&quot;&quot;;&quot;&quot;;[.AY93]+[.AW153])">
            <text:p/>
          </table:table-cell>
          <table:table-cell table:style-name="ce2" table:formula="of:=IF([.AZ93]=&quot;&quot;;&quot;&quot;;[.AZ93]+[.AX153])">
            <text:p/>
          </table:table-cell>
          <table:table-cell table:style-name="ce2" table:formula="of:=IF([.BA93]=&quot;&quot;;&quot;&quot;;[.BA93]+[.AY153])">
            <text:p/>
          </table:table-cell>
          <table:table-cell table:style-name="ce2" table:formula="of:=IF([.BB93]=&quot;&quot;;&quot;&quot;;[.BB93]+[.AZ153])">
            <text:p/>
          </table:table-cell>
          <table:table-cell table:style-name="ce2" table:formula="of:=IF([.BC93]=&quot;&quot;;&quot;&quot;;[.BC93]+[.BA153])">
            <text:p/>
          </table:table-cell>
          <table:table-cell table:style-name="ce2" table:formula="of:=IF([.BD93]=&quot;&quot;;&quot;&quot;;[.BD93]+[.BB153])">
            <text:p/>
          </table:table-cell>
          <table:table-cell table:style-name="ce2" table:formula="of:=IF([.BE93]=&quot;&quot;;&quot;&quot;;[.BE93]+[.BC153])">
            <text:p/>
          </table:table-cell>
          <table:table-cell table:style-name="ce2" table:formula="of:=IF([.BF93]=&quot;&quot;;&quot;&quot;;[.BF93]+[.BD153])">
            <text:p/>
          </table:table-cell>
          <table:table-cell table:style-name="ce2" table:formula="of:=IF([.BG93]=&quot;&quot;;&quot;&quot;;[.BG93]+[.BE153])">
            <text:p/>
          </table:table-cell>
          <table:table-cell table:style-name="ce2" table:formula="of:=IF([.BH93]=&quot;&quot;;&quot;&quot;;[.BH93]+[.BF153])">
            <text:p/>
          </table:table-cell>
          <table:table-cell table:style-name="ce2" table:formula="of:=IF([.BI93]=&quot;&quot;;&quot;&quot;;[.BI93]+[.BG153])">
            <text:p/>
          </table:table-cell>
          <table:table-cell table:style-name="ce2" table:formula="of:=IF([.BJ93]=&quot;&quot;;&quot;&quot;;[.BJ93]+[.BH153])">
            <text:p/>
          </table:table-cell>
          <table:table-cell table:style-name="ce2" table:formula="of:=IF([.BK93]=&quot;&quot;;&quot;&quot;;[.BK93]+[.BI153])">
            <text:p/>
          </table:table-cell>
          <table:table-cell table:style-name="ce2" table:formula="of:=IF([.BL93]=&quot;&quot;;&quot;&quot;;[.BL93]+[.BJ153])">
            <text:p/>
          </table:table-cell>
          <table:table-cell table:style-name="ce2" table:formula="of:=IF([.BM93]=&quot;&quot;;&quot;&quot;;[.BM93]+[.BK153])">
            <text:p/>
          </table:table-cell>
          <table:table-cell table:style-name="ce2" table:formula="of:=IF([.BN93]=&quot;&quot;;&quot;&quot;;[.BN93]+[.BL153])">
            <text:p/>
          </table:table-cell>
          <table:table-cell table:style-name="ce2" table:formula="of:=IF([.BO93]=&quot;&quot;;&quot;&quot;;[.BO93]+[.BM153])">
            <text:p/>
          </table:table-cell>
          <table:table-cell table:style-name="ce2" table:formula="of:=IF([.BP93]=&quot;&quot;;&quot;&quot;;[.BP93]+[.BN153])">
            <text:p/>
          </table:table-cell>
          <table:table-cell table:style-name="ce2" table:formula="of:=IF([.BQ93]=&quot;&quot;;&quot;&quot;;[.BQ93]+[.BO153])">
            <text:p/>
          </table:table-cell>
          <table:table-cell table:style-name="ce2" table:formula="of:=IF([.BR93]=&quot;&quot;;&quot;&quot;;[.BR93]+[.BP153])">
            <text:p/>
          </table:table-cell>
          <table:table-cell table:style-name="ce2" table:formula="of:=IF([.BS93]=&quot;&quot;;&quot;&quot;;[.BS93]+[.BQ153])">
            <text:p/>
          </table:table-cell>
          <table:table-cell table:style-name="ce2" table:formula="of:=IF([.BT93]=&quot;&quot;;&quot;&quot;;[.BT93]+[.BR153])">
            <text:p/>
          </table:table-cell>
          <table:table-cell table:style-name="ce2" table:formula="of:=IF([.BU93]=&quot;&quot;;&quot;&quot;;[.BU93]+[.BS153])">
            <text:p/>
          </table:table-cell>
          <table:table-cell table:style-name="ce2" table:formula="of:=IF([.BV93]=&quot;&quot;;&quot;&quot;;[.BV93]+[.BT153])">
            <text:p/>
          </table:table-cell>
          <table:table-cell table:style-name="ce2" table:formula="of:=IF([.BW93]=&quot;&quot;;&quot;&quot;;[.BW93]+[.BU153])">
            <text:p/>
          </table:table-cell>
          <table:table-cell table:style-name="ce2" table:formula="of:=IF([.BX93]=&quot;&quot;;&quot;&quot;;[.BX93]+[.BV153])">
            <text:p/>
          </table:table-cell>
          <table:table-cell table:style-name="ce2" table:formula="of:=IF([.BY93]=&quot;&quot;;&quot;&quot;;[.BY93]+[.BW153])">
            <text:p/>
          </table:table-cell>
          <table:table-cell table:style-name="ce2" table:formula="of:=IF([.BZ93]=&quot;&quot;;&quot;&quot;;[.BZ93]+[.BX153])">
            <text:p/>
          </table:table-cell>
          <table:table-cell table:style-name="ce2" table:formula="of:=IF([.CA93]=&quot;&quot;;&quot;&quot;;[.CA93]+[.BY153])">
            <text:p/>
          </table:table-cell>
          <table:table-cell table:style-name="ce2" table:formula="of:=IF([.CB93]=&quot;&quot;;&quot;&quot;;[.CB93]+[.BZ153])">
            <text:p/>
          </table:table-cell>
          <table:table-cell table:style-name="ce2" table:formula="of:=IF([.CC93]=&quot;&quot;;&quot;&quot;;[.CC93]+[.CA153])">
            <text:p/>
          </table:table-cell>
          <table:table-cell table:style-name="ce2" table:formula="of:=IF([.CD93]=&quot;&quot;;&quot;&quot;;[.CD93]+[.CB153])">
            <text:p/>
          </table:table-cell>
          <table:table-cell table:style-name="ce2" table:formula="of:=IF([.CE93]=&quot;&quot;;&quot;&quot;;[.CE93]+[.CC153])">
            <text:p/>
          </table:table-cell>
          <table:table-cell table:style-name="ce2" table:formula="of:=IF([.CF93]=&quot;&quot;;&quot;&quot;;[.CF93]+[.CD153])">
            <text:p/>
          </table:table-cell>
          <table:table-cell table:style-name="ce2" table:formula="of:=IF([.CG93]=&quot;&quot;;&quot;&quot;;[.CG93]+[.CE153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4]=&quot;&quot;;&quot;&quot;;[.D94])" office:value-type="float" office:value="660.55618">
            <text:p>660.55618</text:p>
          </table:table-cell>
          <table:table-cell table:style-name="ce2" table:formula="of:=IF([.E94]=&quot;&quot;;&quot;&quot;;[.E94])" office:value-type="float" office:value="389.84464">
            <text:p>389.84464</text:p>
          </table:table-cell>
          <table:table-cell table:style-name="ce2" table:formula="of:=IF([.F94]=&quot;&quot;;&quot;&quot;;[.F94]+[.D154])" office:value-type="float" office:value="660.15845">
            <text:p>660.15845</text:p>
          </table:table-cell>
          <table:table-cell table:style-name="ce2" table:formula="of:=IF([.G94]=&quot;&quot;;&quot;&quot;;[.G94]+[.E154])" office:value-type="float" office:value="396.64254">
            <text:p>396.64254</text:p>
          </table:table-cell>
          <table:table-cell table:style-name="ce2" table:formula="of:=IF([.H94]=&quot;&quot;;&quot;&quot;;[.H94]+[.F154])" office:value-type="float" office:value="656.17585">
            <text:p>656.17585</text:p>
          </table:table-cell>
          <table:table-cell table:style-name="ce2" table:formula="of:=IF([.I94]=&quot;&quot;;&quot;&quot;;[.I94]+[.G154])" office:value-type="float" office:value="397.35141">
            <text:p>397.35141</text:p>
          </table:table-cell>
          <table:table-cell table:style-name="ce2" table:formula="of:=IF([.J94]=&quot;&quot;;&quot;&quot;;[.J94]+[.H154])" office:value-type="float" office:value="655.99723">
            <text:p>655.99723</text:p>
          </table:table-cell>
          <table:table-cell table:style-name="ce2" table:formula="of:=IF([.K94]=&quot;&quot;;&quot;&quot;;[.K94]+[.I154])" office:value-type="float" office:value="403.92818">
            <text:p>403.92818</text:p>
          </table:table-cell>
          <table:table-cell table:style-name="ce2" table:formula="of:=IF([.L94]=&quot;&quot;;&quot;&quot;;[.L94]+[.J154])" office:value-type="float" office:value="223.4545">
            <text:p>223.4545</text:p>
          </table:table-cell>
          <table:table-cell table:style-name="ce2" table:formula="of:=IF([.M94]=&quot;&quot;;&quot;&quot;;[.M94]+[.K154])" office:value-type="float" office:value="409.79396">
            <text:p>409.79396</text:p>
          </table:table-cell>
          <table:table-cell table:style-name="ce2" table:formula="of:=IF([.N94]=&quot;&quot;;&quot;&quot;;[.N94]+[.L154])" office:value-type="float" office:value="216.0306">
            <text:p>216.0306</text:p>
          </table:table-cell>
          <table:table-cell table:style-name="ce2" table:formula="of:=IF([.O94]=&quot;&quot;;&quot;&quot;;[.O94]+[.M154])" office:value-type="float" office:value="402.39513">
            <text:p>402.39513</text:p>
          </table:table-cell>
          <table:table-cell table:style-name="ce2" table:formula="of:=IF([.P94]=&quot;&quot;;&quot;&quot;;[.P94]+[.N154])" office:value-type="float" office:value="214.27091">
            <text:p>214.27091</text:p>
          </table:table-cell>
          <table:table-cell table:style-name="ce2" table:formula="of:=IF([.Q94]=&quot;&quot;;&quot;&quot;;[.Q94]+[.O154])" office:value-type="float" office:value="401.53655">
            <text:p>401.53655</text:p>
          </table:table-cell>
          <table:table-cell table:style-name="ce2" table:formula="of:=IF([.R94]=&quot;&quot;;&quot;&quot;;[.R94]+[.P154])" office:value-type="float" office:value="192.18793">
            <text:p>192.18793</text:p>
          </table:table-cell>
          <table:table-cell table:style-name="ce2" table:formula="of:=IF([.S94]=&quot;&quot;;&quot;&quot;;[.S94]+[.Q154])" office:value-type="float" office:value="383.10582">
            <text:p>383.10582</text:p>
          </table:table-cell>
          <table:table-cell table:style-name="ce2" table:formula="of:=IF([.T94]=&quot;&quot;;&quot;&quot;;[.T94]+[.R154])" office:value-type="float" office:value="206.54675">
            <text:p>206.54675</text:p>
          </table:table-cell>
          <table:table-cell table:style-name="ce2" table:formula="of:=IF([.U94]=&quot;&quot;;&quot;&quot;;[.U94]+[.S154])" office:value-type="float" office:value="382.78907">
            <text:p>382.78907</text:p>
          </table:table-cell>
          <table:table-cell table:style-name="ce2" table:formula="of:=IF([.V94]=&quot;&quot;;&quot;&quot;;[.V94]+[.T154])" office:value-type="float" office:value="224.31168">
            <text:p>224.31168</text:p>
          </table:table-cell>
          <table:table-cell table:style-name="ce2" table:formula="of:=IF([.W94]=&quot;&quot;;&quot;&quot;;[.W94]+[.U154])" office:value-type="float" office:value="392.82948">
            <text:p>392.82948</text:p>
          </table:table-cell>
          <table:table-cell table:style-name="ce2" table:formula="of:=IF([.X94]=&quot;&quot;;&quot;&quot;;[.X94]+[.V154])">
            <text:p/>
          </table:table-cell>
          <table:table-cell table:style-name="ce2" table:formula="of:=IF([.Y94]=&quot;&quot;;&quot;&quot;;[.Y94]+[.W154])">
            <text:p/>
          </table:table-cell>
          <table:table-cell table:style-name="ce2" table:formula="of:=IF([.Z94]=&quot;&quot;;&quot;&quot;;[.Z94]+[.X154])">
            <text:p/>
          </table:table-cell>
          <table:table-cell table:style-name="ce2" table:formula="of:=IF([.AA94]=&quot;&quot;;&quot;&quot;;[.AA94]+[.Y154])">
            <text:p/>
          </table:table-cell>
          <table:table-cell table:style-name="ce2" table:formula="of:=IF([.AB94]=&quot;&quot;;&quot;&quot;;[.AB94]+[.Z154])">
            <text:p/>
          </table:table-cell>
          <table:table-cell table:style-name="ce2" table:formula="of:=IF([.AC94]=&quot;&quot;;&quot;&quot;;[.AC94]+[.AA154])">
            <text:p/>
          </table:table-cell>
          <table:table-cell table:style-name="ce2" table:formula="of:=IF([.AD94]=&quot;&quot;;&quot;&quot;;[.AD94]+[.AB154])">
            <text:p/>
          </table:table-cell>
          <table:table-cell table:style-name="ce2" table:formula="of:=IF([.AE94]=&quot;&quot;;&quot;&quot;;[.AE94]+[.AC154])">
            <text:p/>
          </table:table-cell>
          <table:table-cell table:style-name="ce2" table:formula="of:=IF([.AF94]=&quot;&quot;;&quot;&quot;;[.AF94]+[.AD154])">
            <text:p/>
          </table:table-cell>
          <table:table-cell table:style-name="ce2" table:formula="of:=IF([.AG94]=&quot;&quot;;&quot;&quot;;[.AG94]+[.AE154])">
            <text:p/>
          </table:table-cell>
          <table:table-cell table:style-name="ce2" table:formula="of:=IF([.AH94]=&quot;&quot;;&quot;&quot;;[.AH94]+[.AF154])">
            <text:p/>
          </table:table-cell>
          <table:table-cell table:style-name="ce2" table:formula="of:=IF([.AI94]=&quot;&quot;;&quot;&quot;;[.AI94]+[.AG154])">
            <text:p/>
          </table:table-cell>
          <table:table-cell table:style-name="ce2" table:formula="of:=IF([.AJ94]=&quot;&quot;;&quot;&quot;;[.AJ94]+[.AH154])">
            <text:p/>
          </table:table-cell>
          <table:table-cell table:style-name="ce2" table:formula="of:=IF([.AK94]=&quot;&quot;;&quot;&quot;;[.AK94]+[.AI154])">
            <text:p/>
          </table:table-cell>
          <table:table-cell table:style-name="ce2" table:formula="of:=IF([.AL94]=&quot;&quot;;&quot;&quot;;[.AL94]+[.AJ154])">
            <text:p/>
          </table:table-cell>
          <table:table-cell table:style-name="ce2" table:formula="of:=IF([.AM94]=&quot;&quot;;&quot;&quot;;[.AM94]+[.AK154])">
            <text:p/>
          </table:table-cell>
          <table:table-cell table:style-name="ce2" table:formula="of:=IF([.AN94]=&quot;&quot;;&quot;&quot;;[.AN94]+[.AL154])">
            <text:p/>
          </table:table-cell>
          <table:table-cell table:style-name="ce2" table:formula="of:=IF([.AO94]=&quot;&quot;;&quot;&quot;;[.AO94]+[.AM154])">
            <text:p/>
          </table:table-cell>
          <table:table-cell table:style-name="ce2" table:formula="of:=IF([.AP94]=&quot;&quot;;&quot;&quot;;[.AP94]+[.AN154])">
            <text:p/>
          </table:table-cell>
          <table:table-cell table:style-name="ce2" table:formula="of:=IF([.AQ94]=&quot;&quot;;&quot;&quot;;[.AQ94]+[.AO154])">
            <text:p/>
          </table:table-cell>
          <table:table-cell table:style-name="ce2" table:formula="of:=IF([.AR94]=&quot;&quot;;&quot;&quot;;[.AR94]+[.AP154])">
            <text:p/>
          </table:table-cell>
          <table:table-cell table:style-name="ce2" table:formula="of:=IF([.AS94]=&quot;&quot;;&quot;&quot;;[.AS94]+[.AQ154])">
            <text:p/>
          </table:table-cell>
          <table:table-cell table:style-name="ce2" table:formula="of:=IF([.AT94]=&quot;&quot;;&quot;&quot;;[.AT94]+[.AR154])">
            <text:p/>
          </table:table-cell>
          <table:table-cell table:style-name="ce2" table:formula="of:=IF([.AU94]=&quot;&quot;;&quot;&quot;;[.AU94]+[.AS154])">
            <text:p/>
          </table:table-cell>
          <table:table-cell table:style-name="ce2" table:formula="of:=IF([.AV94]=&quot;&quot;;&quot;&quot;;[.AV94]+[.AT154])">
            <text:p/>
          </table:table-cell>
          <table:table-cell table:style-name="ce2" table:formula="of:=IF([.AW94]=&quot;&quot;;&quot;&quot;;[.AW94]+[.AU154])">
            <text:p/>
          </table:table-cell>
          <table:table-cell table:style-name="ce2" table:formula="of:=IF([.AX94]=&quot;&quot;;&quot;&quot;;[.AX94]+[.AV154])">
            <text:p/>
          </table:table-cell>
          <table:table-cell table:style-name="ce2" table:formula="of:=IF([.AY94]=&quot;&quot;;&quot;&quot;;[.AY94]+[.AW154])">
            <text:p/>
          </table:table-cell>
          <table:table-cell table:style-name="ce2" table:formula="of:=IF([.AZ94]=&quot;&quot;;&quot;&quot;;[.AZ94]+[.AX154])">
            <text:p/>
          </table:table-cell>
          <table:table-cell table:style-name="ce2" table:formula="of:=IF([.BA94]=&quot;&quot;;&quot;&quot;;[.BA94]+[.AY154])">
            <text:p/>
          </table:table-cell>
          <table:table-cell table:style-name="ce2" table:formula="of:=IF([.BB94]=&quot;&quot;;&quot;&quot;;[.BB94]+[.AZ154])">
            <text:p/>
          </table:table-cell>
          <table:table-cell table:style-name="ce2" table:formula="of:=IF([.BC94]=&quot;&quot;;&quot;&quot;;[.BC94]+[.BA154])">
            <text:p/>
          </table:table-cell>
          <table:table-cell table:style-name="ce2" table:formula="of:=IF([.BD94]=&quot;&quot;;&quot;&quot;;[.BD94]+[.BB154])">
            <text:p/>
          </table:table-cell>
          <table:table-cell table:style-name="ce2" table:formula="of:=IF([.BE94]=&quot;&quot;;&quot;&quot;;[.BE94]+[.BC154])">
            <text:p/>
          </table:table-cell>
          <table:table-cell table:style-name="ce2" table:formula="of:=IF([.BF94]=&quot;&quot;;&quot;&quot;;[.BF94]+[.BD154])">
            <text:p/>
          </table:table-cell>
          <table:table-cell table:style-name="ce2" table:formula="of:=IF([.BG94]=&quot;&quot;;&quot;&quot;;[.BG94]+[.BE154])">
            <text:p/>
          </table:table-cell>
          <table:table-cell table:style-name="ce2" table:formula="of:=IF([.BH94]=&quot;&quot;;&quot;&quot;;[.BH94]+[.BF154])">
            <text:p/>
          </table:table-cell>
          <table:table-cell table:style-name="ce2" table:formula="of:=IF([.BI94]=&quot;&quot;;&quot;&quot;;[.BI94]+[.BG154])">
            <text:p/>
          </table:table-cell>
          <table:table-cell table:style-name="ce2" table:formula="of:=IF([.BJ94]=&quot;&quot;;&quot;&quot;;[.BJ94]+[.BH154])">
            <text:p/>
          </table:table-cell>
          <table:table-cell table:style-name="ce2" table:formula="of:=IF([.BK94]=&quot;&quot;;&quot;&quot;;[.BK94]+[.BI154])">
            <text:p/>
          </table:table-cell>
          <table:table-cell table:style-name="ce2" table:formula="of:=IF([.BL94]=&quot;&quot;;&quot;&quot;;[.BL94]+[.BJ154])">
            <text:p/>
          </table:table-cell>
          <table:table-cell table:style-name="ce2" table:formula="of:=IF([.BM94]=&quot;&quot;;&quot;&quot;;[.BM94]+[.BK154])">
            <text:p/>
          </table:table-cell>
          <table:table-cell table:style-name="ce2" table:formula="of:=IF([.BN94]=&quot;&quot;;&quot;&quot;;[.BN94]+[.BL154])">
            <text:p/>
          </table:table-cell>
          <table:table-cell table:style-name="ce2" table:formula="of:=IF([.BO94]=&quot;&quot;;&quot;&quot;;[.BO94]+[.BM154])">
            <text:p/>
          </table:table-cell>
          <table:table-cell table:style-name="ce2" table:formula="of:=IF([.BP94]=&quot;&quot;;&quot;&quot;;[.BP94]+[.BN154])">
            <text:p/>
          </table:table-cell>
          <table:table-cell table:style-name="ce2" table:formula="of:=IF([.BQ94]=&quot;&quot;;&quot;&quot;;[.BQ94]+[.BO154])">
            <text:p/>
          </table:table-cell>
          <table:table-cell table:style-name="ce2" table:formula="of:=IF([.BR94]=&quot;&quot;;&quot;&quot;;[.BR94]+[.BP154])">
            <text:p/>
          </table:table-cell>
          <table:table-cell table:style-name="ce2" table:formula="of:=IF([.BS94]=&quot;&quot;;&quot;&quot;;[.BS94]+[.BQ154])">
            <text:p/>
          </table:table-cell>
          <table:table-cell table:style-name="ce2" table:formula="of:=IF([.BT94]=&quot;&quot;;&quot;&quot;;[.BT94]+[.BR154])">
            <text:p/>
          </table:table-cell>
          <table:table-cell table:style-name="ce2" table:formula="of:=IF([.BU94]=&quot;&quot;;&quot;&quot;;[.BU94]+[.BS154])">
            <text:p/>
          </table:table-cell>
          <table:table-cell table:style-name="ce2" table:formula="of:=IF([.BV94]=&quot;&quot;;&quot;&quot;;[.BV94]+[.BT154])">
            <text:p/>
          </table:table-cell>
          <table:table-cell table:style-name="ce2" table:formula="of:=IF([.BW94]=&quot;&quot;;&quot;&quot;;[.BW94]+[.BU154])">
            <text:p/>
          </table:table-cell>
          <table:table-cell table:style-name="ce2" table:formula="of:=IF([.BX94]=&quot;&quot;;&quot;&quot;;[.BX94]+[.BV154])">
            <text:p/>
          </table:table-cell>
          <table:table-cell table:style-name="ce2" table:formula="of:=IF([.BY94]=&quot;&quot;;&quot;&quot;;[.BY94]+[.BW154])">
            <text:p/>
          </table:table-cell>
          <table:table-cell table:style-name="ce2" table:formula="of:=IF([.BZ94]=&quot;&quot;;&quot;&quot;;[.BZ94]+[.BX154])">
            <text:p/>
          </table:table-cell>
          <table:table-cell table:style-name="ce2" table:formula="of:=IF([.CA94]=&quot;&quot;;&quot;&quot;;[.CA94]+[.BY154])">
            <text:p/>
          </table:table-cell>
          <table:table-cell table:style-name="ce2" table:formula="of:=IF([.CB94]=&quot;&quot;;&quot;&quot;;[.CB94]+[.BZ154])">
            <text:p/>
          </table:table-cell>
          <table:table-cell table:style-name="ce2" table:formula="of:=IF([.CC94]=&quot;&quot;;&quot;&quot;;[.CC94]+[.CA154])">
            <text:p/>
          </table:table-cell>
          <table:table-cell table:style-name="ce2" table:formula="of:=IF([.CD94]=&quot;&quot;;&quot;&quot;;[.CD94]+[.CB154])">
            <text:p/>
          </table:table-cell>
          <table:table-cell table:style-name="ce2" table:formula="of:=IF([.CE94]=&quot;&quot;;&quot;&quot;;[.CE94]+[.CC154])">
            <text:p/>
          </table:table-cell>
          <table:table-cell table:style-name="ce2" table:formula="of:=IF([.CF94]=&quot;&quot;;&quot;&quot;;[.CF94]+[.CD154])">
            <text:p/>
          </table:table-cell>
          <table:table-cell table:style-name="ce2" table:formula="of:=IF([.CG94]=&quot;&quot;;&quot;&quot;;[.CG94]+[.CE154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5]=&quot;&quot;;&quot;&quot;;[.D95])" office:value-type="float" office:value="244.58088">
            <text:p>244.58088</text:p>
          </table:table-cell>
          <table:table-cell table:style-name="ce2" table:formula="of:=IF([.E95]=&quot;&quot;;&quot;&quot;;[.E95])" office:value-type="float" office:value="211.56108">
            <text:p>211.56108</text:p>
          </table:table-cell>
          <table:table-cell table:style-name="ce2" table:formula="of:=IF([.F95]=&quot;&quot;;&quot;&quot;;[.F95]+[.D155])" office:value-type="float" office:value="227.35611">
            <text:p>227.35611</text:p>
          </table:table-cell>
          <table:table-cell table:style-name="ce2" table:formula="of:=IF([.G95]=&quot;&quot;;&quot;&quot;;[.G95]+[.E155])" office:value-type="float" office:value="234.9935">
            <text:p>234.9935</text:p>
          </table:table-cell>
          <table:table-cell table:style-name="ce2" table:formula="of:=IF([.H95]=&quot;&quot;;&quot;&quot;;[.H95]+[.F155])" office:value-type="float" office:value="229.46565">
            <text:p>229.46565</text:p>
          </table:table-cell>
          <table:table-cell table:style-name="ce2" table:formula="of:=IF([.I95]=&quot;&quot;;&quot;&quot;;[.I95]+[.G155])" office:value-type="float" office:value="239.02829">
            <text:p>239.02829</text:p>
          </table:table-cell>
          <table:table-cell table:style-name="ce2" table:formula="of:=IF([.J95]=&quot;&quot;;&quot;&quot;;[.J95]+[.H155])" office:value-type="float" office:value="234.28331">
            <text:p>234.28331</text:p>
          </table:table-cell>
          <table:table-cell table:style-name="ce2" table:formula="of:=IF([.K95]=&quot;&quot;;&quot;&quot;;[.K95]+[.I155])" office:value-type="float" office:value="238.922">
            <text:p>238.922</text:p>
          </table:table-cell>
          <table:table-cell table:style-name="ce2" table:formula="of:=IF([.L95]=&quot;&quot;;&quot;&quot;;[.L95]+[.J155])" office:value-type="float" office:value="251.21821">
            <text:p>251.21821</text:p>
          </table:table-cell>
          <table:table-cell table:style-name="ce2" table:formula="of:=IF([.M95]=&quot;&quot;;&quot;&quot;;[.M95]+[.K155])" office:value-type="float" office:value="221.72701">
            <text:p>221.72701</text:p>
          </table:table-cell>
          <table:table-cell table:style-name="ce2" table:formula="of:=IF([.N95]=&quot;&quot;;&quot;&quot;;[.N95]+[.L155])" office:value-type="float" office:value="479.75066">
            <text:p>479.75066</text:p>
          </table:table-cell>
          <table:table-cell table:style-name="ce2" table:formula="of:=IF([.O95]=&quot;&quot;;&quot;&quot;;[.O95]+[.M155])" office:value-type="float" office:value="224.31305">
            <text:p>224.31305</text:p>
          </table:table-cell>
          <table:table-cell table:style-name="ce2" table:formula="of:=IF([.P95]=&quot;&quot;;&quot;&quot;;[.P95]+[.N155])" office:value-type="float" office:value="519.97771">
            <text:p>519.97771</text:p>
          </table:table-cell>
          <table:table-cell table:style-name="ce2" table:formula="of:=IF([.Q95]=&quot;&quot;;&quot;&quot;;[.Q95]+[.O155])" office:value-type="float" office:value="208.28418">
            <text:p>208.28418</text:p>
          </table:table-cell>
          <table:table-cell table:style-name="ce2" table:formula="of:=IF([.R95]=&quot;&quot;;&quot;&quot;;[.R95]+[.P155])" office:value-type="float" office:value="501.08442">
            <text:p>501.08442</text:p>
          </table:table-cell>
          <table:table-cell table:style-name="ce2" table:formula="of:=IF([.S95]=&quot;&quot;;&quot;&quot;;[.S95]+[.Q155])" office:value-type="float" office:value="207.77581">
            <text:p>207.77581</text:p>
          </table:table-cell>
          <table:table-cell table:style-name="ce2" table:formula="of:=IF([.T95]=&quot;&quot;;&quot;&quot;;[.T95]+[.R155])" office:value-type="float" office:value="501.4284">
            <text:p>501.4284</text:p>
          </table:table-cell>
          <table:table-cell table:style-name="ce2" table:formula="of:=IF([.U95]=&quot;&quot;;&quot;&quot;;[.U95]+[.S155])" office:value-type="float" office:value="203.06593">
            <text:p>203.06593</text:p>
          </table:table-cell>
          <table:table-cell table:style-name="ce2" table:formula="of:=IF([.V95]=&quot;&quot;;&quot;&quot;;[.V95]+[.T155])" office:value-type="float" office:value="533.07647">
            <text:p>533.07647</text:p>
          </table:table-cell>
          <table:table-cell table:style-name="ce2" table:formula="of:=IF([.W95]=&quot;&quot;;&quot;&quot;;[.W95]+[.U155])" office:value-type="float" office:value="121.21763">
            <text:p>121.21763</text:p>
          </table:table-cell>
          <table:table-cell table:style-name="ce2" table:formula="of:=IF([.X95]=&quot;&quot;;&quot;&quot;;[.X95]+[.V155])" office:value-type="float" office:value="572.7875">
            <text:p>572.7875</text:p>
          </table:table-cell>
          <table:table-cell table:style-name="ce2" table:formula="of:=IF([.Y95]=&quot;&quot;;&quot;&quot;;[.Y95]+[.W155])" office:value-type="float" office:value="177.62954">
            <text:p>177.62954</text:p>
          </table:table-cell>
          <table:table-cell table:style-name="ce2" table:formula="of:=IF([.Z95]=&quot;&quot;;&quot;&quot;;[.Z95]+[.X155])" office:value-type="float" office:value="688.50341">
            <text:p>688.50341</text:p>
          </table:table-cell>
          <table:table-cell table:style-name="ce2" table:formula="of:=IF([.AA95]=&quot;&quot;;&quot;&quot;;[.AA95]+[.Y155])" office:value-type="float" office:value="182.69318">
            <text:p>182.69318</text:p>
          </table:table-cell>
          <table:table-cell table:style-name="ce2" table:formula="of:=IF([.AB95]=&quot;&quot;;&quot;&quot;;[.AB95]+[.Z155])" office:value-type="float" office:value="708.38996">
            <text:p>708.38996</text:p>
          </table:table-cell>
          <table:table-cell table:style-name="ce2" table:formula="of:=IF([.AC95]=&quot;&quot;;&quot;&quot;;[.AC95]+[.AA155])" office:value-type="float" office:value="174.12849">
            <text:p>174.12849</text:p>
          </table:table-cell>
          <table:table-cell table:style-name="ce2" table:formula="of:=IF([.AD95]=&quot;&quot;;&quot;&quot;;[.AD95]+[.AB155])" office:value-type="float" office:value="709.74214">
            <text:p>709.74214</text:p>
          </table:table-cell>
          <table:table-cell table:style-name="ce2" table:formula="of:=IF([.AE95]=&quot;&quot;;&quot;&quot;;[.AE95]+[.AC155])" office:value-type="float" office:value="168.65451">
            <text:p>168.65451</text:p>
          </table:table-cell>
          <table:table-cell table:style-name="ce2" table:formula="of:=IF([.AF95]=&quot;&quot;;&quot;&quot;;[.AF95]+[.AD155])" office:value-type="float" office:value="575.5375">
            <text:p>575.5375</text:p>
          </table:table-cell>
          <table:table-cell table:style-name="ce2" table:formula="of:=IF([.AG95]=&quot;&quot;;&quot;&quot;;[.AG95]+[.AE155])" office:value-type="float" office:value="163.35564">
            <text:p>163.35564</text:p>
          </table:table-cell>
          <table:table-cell table:style-name="ce2" table:formula="of:=IF([.AH95]=&quot;&quot;;&quot;&quot;;[.AH95]+[.AF155])" office:value-type="float" office:value="533.18442">
            <text:p>533.18442</text:p>
          </table:table-cell>
          <table:table-cell table:style-name="ce2" table:formula="of:=IF([.AI95]=&quot;&quot;;&quot;&quot;;[.AI95]+[.AG155])" office:value-type="float" office:value="106.28691">
            <text:p>106.28691</text:p>
          </table:table-cell>
          <table:table-cell table:style-name="ce2" table:formula="of:=IF([.AJ95]=&quot;&quot;;&quot;&quot;;[.AJ95]+[.AH155])" office:value-type="float" office:value="499.41773">
            <text:p>499.41773</text:p>
          </table:table-cell>
          <table:table-cell table:style-name="ce2" table:formula="of:=IF([.AK95]=&quot;&quot;;&quot;&quot;;[.AK95]+[.AI155])" office:value-type="float" office:value="196.49532">
            <text:p>196.49532</text:p>
          </table:table-cell>
          <table:table-cell table:style-name="ce2" table:formula="of:=IF([.AL95]=&quot;&quot;;&quot;&quot;;[.AL95]+[.AJ155])" office:value-type="float" office:value="497.36305">
            <text:p>497.36305</text:p>
          </table:table-cell>
          <table:table-cell table:style-name="ce2" table:formula="of:=IF([.AM95]=&quot;&quot;;&quot;&quot;;[.AM95]+[.AK155])" office:value-type="float" office:value="196.54142">
            <text:p>196.54142</text:p>
          </table:table-cell>
          <table:table-cell table:style-name="ce2" table:formula="of:=IF([.AN95]=&quot;&quot;;&quot;&quot;;[.AN95]+[.AL155])" office:value-type="float" office:value="497.41455">
            <text:p>497.41455</text:p>
          </table:table-cell>
          <table:table-cell table:style-name="ce2" table:formula="of:=IF([.AO95]=&quot;&quot;;&quot;&quot;;[.AO95]+[.AM155])" office:value-type="float" office:value="202.34509">
            <text:p>202.34509</text:p>
          </table:table-cell>
          <table:table-cell table:style-name="ce2" table:formula="of:=IF([.AP95]=&quot;&quot;;&quot;&quot;;[.AP95]+[.AN155])" office:value-type="float" office:value="498.923">
            <text:p>498.923</text:p>
          </table:table-cell>
          <table:table-cell table:style-name="ce2" table:formula="of:=IF([.AQ95]=&quot;&quot;;&quot;&quot;;[.AQ95]+[.AO155])" office:value-type="float" office:value="202.38839">
            <text:p>202.38839</text:p>
          </table:table-cell>
          <table:table-cell table:style-name="ce2" table:formula="of:=IF([.AR95]=&quot;&quot;;&quot;&quot;;[.AR95]+[.AP155])" office:value-type="float" office:value="499.1283">
            <text:p>499.1283</text:p>
          </table:table-cell>
          <table:table-cell table:style-name="ce2" table:formula="of:=IF([.AS95]=&quot;&quot;;&quot;&quot;;[.AS95]+[.AQ155])" office:value-type="float" office:value="208.80997">
            <text:p>208.80997</text:p>
          </table:table-cell>
          <table:table-cell table:style-name="ce2" table:formula="of:=IF([.AT95]=&quot;&quot;;&quot;&quot;;[.AT95]+[.AR155])" office:value-type="float" office:value="477.48304">
            <text:p>477.48304</text:p>
          </table:table-cell>
          <table:table-cell table:style-name="ce2" table:formula="of:=IF([.AU95]=&quot;&quot;;&quot;&quot;;[.AU95]+[.AS155])" office:value-type="float" office:value="217.71565">
            <text:p>217.71565</text:p>
          </table:table-cell>
          <table:table-cell table:style-name="ce2" table:formula="of:=IF([.AV95]=&quot;&quot;;&quot;&quot;;[.AV95]+[.AT155])">
            <text:p/>
          </table:table-cell>
          <table:table-cell table:style-name="ce2" table:formula="of:=IF([.AW95]=&quot;&quot;;&quot;&quot;;[.AW95]+[.AU155])">
            <text:p/>
          </table:table-cell>
          <table:table-cell table:style-name="ce2" table:formula="of:=IF([.AX95]=&quot;&quot;;&quot;&quot;;[.AX95]+[.AV155])">
            <text:p/>
          </table:table-cell>
          <table:table-cell table:style-name="ce2" table:formula="of:=IF([.AY95]=&quot;&quot;;&quot;&quot;;[.AY95]+[.AW155])">
            <text:p/>
          </table:table-cell>
          <table:table-cell table:style-name="ce2" table:formula="of:=IF([.AZ95]=&quot;&quot;;&quot;&quot;;[.AZ95]+[.AX155])">
            <text:p/>
          </table:table-cell>
          <table:table-cell table:style-name="ce2" table:formula="of:=IF([.BA95]=&quot;&quot;;&quot;&quot;;[.BA95]+[.AY155])">
            <text:p/>
          </table:table-cell>
          <table:table-cell table:style-name="ce2" table:formula="of:=IF([.BB95]=&quot;&quot;;&quot;&quot;;[.BB95]+[.AZ155])">
            <text:p/>
          </table:table-cell>
          <table:table-cell table:style-name="ce2" table:formula="of:=IF([.BC95]=&quot;&quot;;&quot;&quot;;[.BC95]+[.BA155])">
            <text:p/>
          </table:table-cell>
          <table:table-cell table:style-name="ce2" table:formula="of:=IF([.BD95]=&quot;&quot;;&quot;&quot;;[.BD95]+[.BB155])">
            <text:p/>
          </table:table-cell>
          <table:table-cell table:style-name="ce2" table:formula="of:=IF([.BE95]=&quot;&quot;;&quot;&quot;;[.BE95]+[.BC155])">
            <text:p/>
          </table:table-cell>
          <table:table-cell table:style-name="ce2" table:formula="of:=IF([.BF95]=&quot;&quot;;&quot;&quot;;[.BF95]+[.BD155])">
            <text:p/>
          </table:table-cell>
          <table:table-cell table:style-name="ce2" table:formula="of:=IF([.BG95]=&quot;&quot;;&quot;&quot;;[.BG95]+[.BE155])">
            <text:p/>
          </table:table-cell>
          <table:table-cell table:style-name="ce2" table:formula="of:=IF([.BH95]=&quot;&quot;;&quot;&quot;;[.BH95]+[.BF155])">
            <text:p/>
          </table:table-cell>
          <table:table-cell table:style-name="ce2" table:formula="of:=IF([.BI95]=&quot;&quot;;&quot;&quot;;[.BI95]+[.BG155])">
            <text:p/>
          </table:table-cell>
          <table:table-cell table:style-name="ce2" table:formula="of:=IF([.BJ95]=&quot;&quot;;&quot;&quot;;[.BJ95]+[.BH155])">
            <text:p/>
          </table:table-cell>
          <table:table-cell table:style-name="ce2" table:formula="of:=IF([.BK95]=&quot;&quot;;&quot;&quot;;[.BK95]+[.BI155])">
            <text:p/>
          </table:table-cell>
          <table:table-cell table:style-name="ce2" table:formula="of:=IF([.BL95]=&quot;&quot;;&quot;&quot;;[.BL95]+[.BJ155])">
            <text:p/>
          </table:table-cell>
          <table:table-cell table:style-name="ce2" table:formula="of:=IF([.BM95]=&quot;&quot;;&quot;&quot;;[.BM95]+[.BK155])">
            <text:p/>
          </table:table-cell>
          <table:table-cell table:style-name="ce2" table:formula="of:=IF([.BN95]=&quot;&quot;;&quot;&quot;;[.BN95]+[.BL155])">
            <text:p/>
          </table:table-cell>
          <table:table-cell table:style-name="ce2" table:formula="of:=IF([.BO95]=&quot;&quot;;&quot;&quot;;[.BO95]+[.BM155])">
            <text:p/>
          </table:table-cell>
          <table:table-cell table:style-name="ce2" table:formula="of:=IF([.BP95]=&quot;&quot;;&quot;&quot;;[.BP95]+[.BN155])">
            <text:p/>
          </table:table-cell>
          <table:table-cell table:style-name="ce2" table:formula="of:=IF([.BQ95]=&quot;&quot;;&quot;&quot;;[.BQ95]+[.BO155])">
            <text:p/>
          </table:table-cell>
          <table:table-cell table:style-name="ce2" table:formula="of:=IF([.BR95]=&quot;&quot;;&quot;&quot;;[.BR95]+[.BP155])">
            <text:p/>
          </table:table-cell>
          <table:table-cell table:style-name="ce2" table:formula="of:=IF([.BS95]=&quot;&quot;;&quot;&quot;;[.BS95]+[.BQ155])">
            <text:p/>
          </table:table-cell>
          <table:table-cell table:style-name="ce2" table:formula="of:=IF([.BT95]=&quot;&quot;;&quot;&quot;;[.BT95]+[.BR155])">
            <text:p/>
          </table:table-cell>
          <table:table-cell table:style-name="ce2" table:formula="of:=IF([.BU95]=&quot;&quot;;&quot;&quot;;[.BU95]+[.BS155])">
            <text:p/>
          </table:table-cell>
          <table:table-cell table:style-name="ce2" table:formula="of:=IF([.BV95]=&quot;&quot;;&quot;&quot;;[.BV95]+[.BT155])">
            <text:p/>
          </table:table-cell>
          <table:table-cell table:style-name="ce2" table:formula="of:=IF([.BW95]=&quot;&quot;;&quot;&quot;;[.BW95]+[.BU155])">
            <text:p/>
          </table:table-cell>
          <table:table-cell table:style-name="ce2" table:formula="of:=IF([.BX95]=&quot;&quot;;&quot;&quot;;[.BX95]+[.BV155])">
            <text:p/>
          </table:table-cell>
          <table:table-cell table:style-name="ce2" table:formula="of:=IF([.BY95]=&quot;&quot;;&quot;&quot;;[.BY95]+[.BW155])">
            <text:p/>
          </table:table-cell>
          <table:table-cell table:style-name="ce2" table:formula="of:=IF([.BZ95]=&quot;&quot;;&quot;&quot;;[.BZ95]+[.BX155])">
            <text:p/>
          </table:table-cell>
          <table:table-cell table:style-name="ce2" table:formula="of:=IF([.CA95]=&quot;&quot;;&quot;&quot;;[.CA95]+[.BY155])">
            <text:p/>
          </table:table-cell>
          <table:table-cell table:style-name="ce2" table:formula="of:=IF([.CB95]=&quot;&quot;;&quot;&quot;;[.CB95]+[.BZ155])">
            <text:p/>
          </table:table-cell>
          <table:table-cell table:style-name="ce2" table:formula="of:=IF([.CC95]=&quot;&quot;;&quot;&quot;;[.CC95]+[.CA155])">
            <text:p/>
          </table:table-cell>
          <table:table-cell table:style-name="ce2" table:formula="of:=IF([.CD95]=&quot;&quot;;&quot;&quot;;[.CD95]+[.CB155])">
            <text:p/>
          </table:table-cell>
          <table:table-cell table:style-name="ce2" table:formula="of:=IF([.CE95]=&quot;&quot;;&quot;&quot;;[.CE95]+[.CC155])">
            <text:p/>
          </table:table-cell>
          <table:table-cell table:style-name="ce2" table:formula="of:=IF([.CF95]=&quot;&quot;;&quot;&quot;;[.CF95]+[.CD155])">
            <text:p/>
          </table:table-cell>
          <table:table-cell table:style-name="ce2" table:formula="of:=IF([.CG95]=&quot;&quot;;&quot;&quot;;[.CG95]+[.CE155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6]=&quot;&quot;;&quot;&quot;;[.D96])" office:value-type="float" office:value="556.07962">
            <text:p>556.07962</text:p>
          </table:table-cell>
          <table:table-cell table:style-name="ce2" table:formula="of:=IF([.E96]=&quot;&quot;;&quot;&quot;;[.E96])" office:value-type="float" office:value="243.38197">
            <text:p>243.38197</text:p>
          </table:table-cell>
          <table:table-cell table:style-name="ce2" table:formula="of:=IF([.F96]=&quot;&quot;;&quot;&quot;;[.F96]+[.D156])" office:value-type="float" office:value="563.34255">
            <text:p>563.34255</text:p>
          </table:table-cell>
          <table:table-cell table:style-name="ce2" table:formula="of:=IF([.G96]=&quot;&quot;;&quot;&quot;;[.G96]+[.E156])" office:value-type="float" office:value="243.63452">
            <text:p>243.63452</text:p>
          </table:table-cell>
          <table:table-cell table:style-name="ce2" table:formula="of:=IF([.H96]=&quot;&quot;;&quot;&quot;;[.H96]+[.F156])" office:value-type="float" office:value="563.44155">
            <text:p>563.44155</text:p>
          </table:table-cell>
          <table:table-cell table:style-name="ce2" table:formula="of:=IF([.I96]=&quot;&quot;;&quot;&quot;;[.I96]+[.G156])" office:value-type="float" office:value="249.24877">
            <text:p>249.24877</text:p>
          </table:table-cell>
          <table:table-cell table:style-name="ce2" table:formula="of:=IF([.J96]=&quot;&quot;;&quot;&quot;;[.J96]+[.H156])" office:value-type="float" office:value="643.95633">
            <text:p>643.95633</text:p>
          </table:table-cell>
          <table:table-cell table:style-name="ce2" table:formula="of:=IF([.K96]=&quot;&quot;;&quot;&quot;;[.K96]+[.I156])" office:value-type="float" office:value="230.15846">
            <text:p>230.15846</text:p>
          </table:table-cell>
          <table:table-cell table:style-name="ce2" table:formula="of:=IF([.L96]=&quot;&quot;;&quot;&quot;;[.L96]+[.J156])" office:value-type="float" office:value="653.89943">
            <text:p>653.89943</text:p>
          </table:table-cell>
          <table:table-cell table:style-name="ce2" table:formula="of:=IF([.M96]=&quot;&quot;;&quot;&quot;;[.M96]+[.K156])" office:value-type="float" office:value="230.28921">
            <text:p>230.28921</text:p>
          </table:table-cell>
          <table:table-cell table:style-name="ce2" table:formula="of:=IF([.N96]=&quot;&quot;;&quot;&quot;;[.N96]+[.L156])" office:value-type="float" office:value="984.48555">
            <text:p>984.48555</text:p>
          </table:table-cell>
          <table:table-cell table:style-name="ce2" table:formula="of:=IF([.O96]=&quot;&quot;;&quot;&quot;;[.O96]+[.M156])" office:value-type="float" office:value="78.376276">
            <text:p>78.376276</text:p>
          </table:table-cell>
          <table:table-cell table:style-name="ce2" table:formula="of:=IF([.P96]=&quot;&quot;;&quot;&quot;;[.P96]+[.N156])" office:value-type="float" office:value="1144.5163">
            <text:p>1144.5163</text:p>
          </table:table-cell>
          <table:table-cell table:style-name="ce2" table:formula="of:=IF([.Q96]=&quot;&quot;;&quot;&quot;;[.Q96]+[.O156])" office:value-type="float" office:value="176.70314">
            <text:p>176.70314</text:p>
          </table:table-cell>
          <table:table-cell table:style-name="ce2" table:formula="of:=IF([.R96]=&quot;&quot;;&quot;&quot;;[.R96]+[.P156])" office:value-type="float" office:value="1144.847">
            <text:p>1144.847</text:p>
          </table:table-cell>
          <table:table-cell table:style-name="ce2" table:formula="of:=IF([.S96]=&quot;&quot;;&quot;&quot;;[.S96]+[.Q156])" office:value-type="float" office:value="169.23766">
            <text:p>169.23766</text:p>
          </table:table-cell>
          <table:table-cell table:style-name="ce2" table:formula="of:=IF([.T96]=&quot;&quot;;&quot;&quot;;[.T96]+[.R156])" office:value-type="float" office:value="1151.9744">
            <text:p>1151.9744</text:p>
          </table:table-cell>
          <table:table-cell table:style-name="ce2" table:formula="of:=IF([.U96]=&quot;&quot;;&quot;&quot;;[.U96]+[.S156])" office:value-type="float" office:value="168.86962">
            <text:p>168.86962</text:p>
          </table:table-cell>
          <table:table-cell table:style-name="ce2" table:formula="of:=IF([.V96]=&quot;&quot;;&quot;&quot;;[.V96]+[.T156])" office:value-type="float" office:value="1154.0414">
            <text:p>1154.0414</text:p>
          </table:table-cell>
          <table:table-cell table:style-name="ce2" table:formula="of:=IF([.W96]=&quot;&quot;;&quot;&quot;;[.W96]+[.U156])" office:value-type="float" office:value="161.23759">
            <text:p>161.23759</text:p>
          </table:table-cell>
          <table:table-cell table:style-name="ce2" table:formula="of:=IF([.X96]=&quot;&quot;;&quot;&quot;;[.X96]+[.V156])" office:value-type="float" office:value="1145.2428">
            <text:p>1145.2428</text:p>
          </table:table-cell>
          <table:table-cell table:style-name="ce2" table:formula="of:=IF([.Y96]=&quot;&quot;;&quot;&quot;;[.Y96]+[.W156])" office:value-type="float" office:value="161.10213">
            <text:p>161.10213</text:p>
          </table:table-cell>
          <table:table-cell table:style-name="ce2" table:formula="of:=IF([.Z96]=&quot;&quot;;&quot;&quot;;[.Z96]+[.X156])" office:value-type="float" office:value="984.05262">
            <text:p>984.05262</text:p>
          </table:table-cell>
          <table:table-cell table:style-name="ce2" table:formula="of:=IF([.AA96]=&quot;&quot;;&quot;&quot;;[.AA96]+[.Y156])" office:value-type="float" office:value="61.58635">
            <text:p>61.58635</text:p>
          </table:table-cell>
          <table:table-cell table:style-name="ce2" table:formula="of:=IF([.AB96]=&quot;&quot;;&quot;&quot;;[.AB96]+[.Z156])" office:value-type="float" office:value="646.74332">
            <text:p>646.74332</text:p>
          </table:table-cell>
          <table:table-cell table:style-name="ce2" table:formula="of:=IF([.AC96]=&quot;&quot;;&quot;&quot;;[.AC96]+[.AA156])" office:value-type="float" office:value="214.21207">
            <text:p>214.21207</text:p>
          </table:table-cell>
          <table:table-cell table:style-name="ce2" table:formula="of:=IF([.AD96]=&quot;&quot;;&quot;&quot;;[.AD96]+[.AB156])" office:value-type="float" office:value="635.38878">
            <text:p>635.38878</text:p>
          </table:table-cell>
          <table:table-cell table:style-name="ce2" table:formula="of:=IF([.AE96]=&quot;&quot;;&quot;&quot;;[.AE96]+[.AC156])" office:value-type="float" office:value="214.38718">
            <text:p>214.38718</text:p>
          </table:table-cell>
          <table:table-cell table:style-name="ce2" table:formula="of:=IF([.AF96]=&quot;&quot;;&quot;&quot;;[.AF96]+[.AD156])" office:value-type="float" office:value="554.67344">
            <text:p>554.67344</text:p>
          </table:table-cell>
          <table:table-cell table:style-name="ce2" table:formula="of:=IF([.AG96]=&quot;&quot;;&quot;&quot;;[.AG96]+[.AE156])" office:value-type="float" office:value="234.91859">
            <text:p>234.91859</text:p>
          </table:table-cell>
          <table:table-cell table:style-name="ce2" table:formula="of:=IF([.AH96]=&quot;&quot;;&quot;&quot;;[.AH96]+[.AF156])">
            <text:p/>
          </table:table-cell>
          <table:table-cell table:style-name="ce2" table:formula="of:=IF([.AI96]=&quot;&quot;;&quot;&quot;;[.AI96]+[.AG156])">
            <text:p/>
          </table:table-cell>
          <table:table-cell table:style-name="ce2" table:formula="of:=IF([.AJ96]=&quot;&quot;;&quot;&quot;;[.AJ96]+[.AH156])">
            <text:p/>
          </table:table-cell>
          <table:table-cell table:style-name="ce2" table:formula="of:=IF([.AK96]=&quot;&quot;;&quot;&quot;;[.AK96]+[.AI156])">
            <text:p/>
          </table:table-cell>
          <table:table-cell table:style-name="ce2" table:formula="of:=IF([.AL96]=&quot;&quot;;&quot;&quot;;[.AL96]+[.AJ156])">
            <text:p/>
          </table:table-cell>
          <table:table-cell table:style-name="ce2" table:formula="of:=IF([.AM96]=&quot;&quot;;&quot;&quot;;[.AM96]+[.AK156])">
            <text:p/>
          </table:table-cell>
          <table:table-cell table:style-name="ce2" table:formula="of:=IF([.AN96]=&quot;&quot;;&quot;&quot;;[.AN96]+[.AL156])">
            <text:p/>
          </table:table-cell>
          <table:table-cell table:style-name="ce2" table:formula="of:=IF([.AO96]=&quot;&quot;;&quot;&quot;;[.AO96]+[.AM156])">
            <text:p/>
          </table:table-cell>
          <table:table-cell table:style-name="ce2" table:formula="of:=IF([.AP96]=&quot;&quot;;&quot;&quot;;[.AP96]+[.AN156])">
            <text:p/>
          </table:table-cell>
          <table:table-cell table:style-name="ce2" table:formula="of:=IF([.AQ96]=&quot;&quot;;&quot;&quot;;[.AQ96]+[.AO156])">
            <text:p/>
          </table:table-cell>
          <table:table-cell table:style-name="ce2" table:formula="of:=IF([.AR96]=&quot;&quot;;&quot;&quot;;[.AR96]+[.AP156])">
            <text:p/>
          </table:table-cell>
          <table:table-cell table:style-name="ce2" table:formula="of:=IF([.AS96]=&quot;&quot;;&quot;&quot;;[.AS96]+[.AQ156])">
            <text:p/>
          </table:table-cell>
          <table:table-cell table:style-name="ce2" table:formula="of:=IF([.AT96]=&quot;&quot;;&quot;&quot;;[.AT96]+[.AR156])">
            <text:p/>
          </table:table-cell>
          <table:table-cell table:style-name="ce2" table:formula="of:=IF([.AU96]=&quot;&quot;;&quot;&quot;;[.AU96]+[.AS156])">
            <text:p/>
          </table:table-cell>
          <table:table-cell table:style-name="ce2" table:formula="of:=IF([.AV96]=&quot;&quot;;&quot;&quot;;[.AV96]+[.AT156])">
            <text:p/>
          </table:table-cell>
          <table:table-cell table:style-name="ce2" table:formula="of:=IF([.AW96]=&quot;&quot;;&quot;&quot;;[.AW96]+[.AU156])">
            <text:p/>
          </table:table-cell>
          <table:table-cell table:style-name="ce2" table:formula="of:=IF([.AX96]=&quot;&quot;;&quot;&quot;;[.AX96]+[.AV156])">
            <text:p/>
          </table:table-cell>
          <table:table-cell table:style-name="ce2" table:formula="of:=IF([.AY96]=&quot;&quot;;&quot;&quot;;[.AY96]+[.AW156])">
            <text:p/>
          </table:table-cell>
          <table:table-cell table:style-name="ce2" table:formula="of:=IF([.AZ96]=&quot;&quot;;&quot;&quot;;[.AZ96]+[.AX156])">
            <text:p/>
          </table:table-cell>
          <table:table-cell table:style-name="ce2" table:formula="of:=IF([.BA96]=&quot;&quot;;&quot;&quot;;[.BA96]+[.AY156])">
            <text:p/>
          </table:table-cell>
          <table:table-cell table:style-name="ce2" table:formula="of:=IF([.BB96]=&quot;&quot;;&quot;&quot;;[.BB96]+[.AZ156])">
            <text:p/>
          </table:table-cell>
          <table:table-cell table:style-name="ce2" table:formula="of:=IF([.BC96]=&quot;&quot;;&quot;&quot;;[.BC96]+[.BA156])">
            <text:p/>
          </table:table-cell>
          <table:table-cell table:style-name="ce2" table:formula="of:=IF([.BD96]=&quot;&quot;;&quot;&quot;;[.BD96]+[.BB156])">
            <text:p/>
          </table:table-cell>
          <table:table-cell table:style-name="ce2" table:formula="of:=IF([.BE96]=&quot;&quot;;&quot;&quot;;[.BE96]+[.BC156])">
            <text:p/>
          </table:table-cell>
          <table:table-cell table:style-name="ce2" table:formula="of:=IF([.BF96]=&quot;&quot;;&quot;&quot;;[.BF96]+[.BD156])">
            <text:p/>
          </table:table-cell>
          <table:table-cell table:style-name="ce2" table:formula="of:=IF([.BG96]=&quot;&quot;;&quot;&quot;;[.BG96]+[.BE156])">
            <text:p/>
          </table:table-cell>
          <table:table-cell table:style-name="ce2" table:formula="of:=IF([.BH96]=&quot;&quot;;&quot;&quot;;[.BH96]+[.BF156])">
            <text:p/>
          </table:table-cell>
          <table:table-cell table:style-name="ce2" table:formula="of:=IF([.BI96]=&quot;&quot;;&quot;&quot;;[.BI96]+[.BG156])">
            <text:p/>
          </table:table-cell>
          <table:table-cell table:style-name="ce2" table:formula="of:=IF([.BJ96]=&quot;&quot;;&quot;&quot;;[.BJ96]+[.BH156])">
            <text:p/>
          </table:table-cell>
          <table:table-cell table:style-name="ce2" table:formula="of:=IF([.BK96]=&quot;&quot;;&quot;&quot;;[.BK96]+[.BI156])">
            <text:p/>
          </table:table-cell>
          <table:table-cell table:style-name="ce2" table:formula="of:=IF([.BL96]=&quot;&quot;;&quot;&quot;;[.BL96]+[.BJ156])">
            <text:p/>
          </table:table-cell>
          <table:table-cell table:style-name="ce2" table:formula="of:=IF([.BM96]=&quot;&quot;;&quot;&quot;;[.BM96]+[.BK156])">
            <text:p/>
          </table:table-cell>
          <table:table-cell table:style-name="ce2" table:formula="of:=IF([.BN96]=&quot;&quot;;&quot;&quot;;[.BN96]+[.BL156])">
            <text:p/>
          </table:table-cell>
          <table:table-cell table:style-name="ce2" table:formula="of:=IF([.BO96]=&quot;&quot;;&quot;&quot;;[.BO96]+[.BM156])">
            <text:p/>
          </table:table-cell>
          <table:table-cell table:style-name="ce2" table:formula="of:=IF([.BP96]=&quot;&quot;;&quot;&quot;;[.BP96]+[.BN156])">
            <text:p/>
          </table:table-cell>
          <table:table-cell table:style-name="ce2" table:formula="of:=IF([.BQ96]=&quot;&quot;;&quot;&quot;;[.BQ96]+[.BO156])">
            <text:p/>
          </table:table-cell>
          <table:table-cell table:style-name="ce2" table:formula="of:=IF([.BR96]=&quot;&quot;;&quot;&quot;;[.BR96]+[.BP156])">
            <text:p/>
          </table:table-cell>
          <table:table-cell table:style-name="ce2" table:formula="of:=IF([.BS96]=&quot;&quot;;&quot;&quot;;[.BS96]+[.BQ156])">
            <text:p/>
          </table:table-cell>
          <table:table-cell table:style-name="ce2" table:formula="of:=IF([.BT96]=&quot;&quot;;&quot;&quot;;[.BT96]+[.BR156])">
            <text:p/>
          </table:table-cell>
          <table:table-cell table:style-name="ce2" table:formula="of:=IF([.BU96]=&quot;&quot;;&quot;&quot;;[.BU96]+[.BS156])">
            <text:p/>
          </table:table-cell>
          <table:table-cell table:style-name="ce2" table:formula="of:=IF([.BV96]=&quot;&quot;;&quot;&quot;;[.BV96]+[.BT156])">
            <text:p/>
          </table:table-cell>
          <table:table-cell table:style-name="ce2" table:formula="of:=IF([.BW96]=&quot;&quot;;&quot;&quot;;[.BW96]+[.BU156])">
            <text:p/>
          </table:table-cell>
          <table:table-cell table:style-name="ce2" table:formula="of:=IF([.BX96]=&quot;&quot;;&quot;&quot;;[.BX96]+[.BV156])">
            <text:p/>
          </table:table-cell>
          <table:table-cell table:style-name="ce2" table:formula="of:=IF([.BY96]=&quot;&quot;;&quot;&quot;;[.BY96]+[.BW156])">
            <text:p/>
          </table:table-cell>
          <table:table-cell table:style-name="ce2" table:formula="of:=IF([.BZ96]=&quot;&quot;;&quot;&quot;;[.BZ96]+[.BX156])">
            <text:p/>
          </table:table-cell>
          <table:table-cell table:style-name="ce2" table:formula="of:=IF([.CA96]=&quot;&quot;;&quot;&quot;;[.CA96]+[.BY156])">
            <text:p/>
          </table:table-cell>
          <table:table-cell table:style-name="ce2" table:formula="of:=IF([.CB96]=&quot;&quot;;&quot;&quot;;[.CB96]+[.BZ156])">
            <text:p/>
          </table:table-cell>
          <table:table-cell table:style-name="ce2" table:formula="of:=IF([.CC96]=&quot;&quot;;&quot;&quot;;[.CC96]+[.CA156])">
            <text:p/>
          </table:table-cell>
          <table:table-cell table:style-name="ce2" table:formula="of:=IF([.CD96]=&quot;&quot;;&quot;&quot;;[.CD96]+[.CB156])">
            <text:p/>
          </table:table-cell>
          <table:table-cell table:style-name="ce2" table:formula="of:=IF([.CE96]=&quot;&quot;;&quot;&quot;;[.CE96]+[.CC156])">
            <text:p/>
          </table:table-cell>
          <table:table-cell table:style-name="ce2" table:formula="of:=IF([.CF96]=&quot;&quot;;&quot;&quot;;[.CF96]+[.CD156])">
            <text:p/>
          </table:table-cell>
          <table:table-cell table:style-name="ce2" table:formula="of:=IF([.CG96]=&quot;&quot;;&quot;&quot;;[.CG96]+[.CE156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7]=&quot;&quot;;&quot;&quot;;[.D97])" office:value-type="float" office:value="1090.5">
            <text:p>1090.5</text:p>
          </table:table-cell>
          <table:table-cell table:style-name="ce2" table:formula="of:=IF([.E97]=&quot;&quot;;&quot;&quot;;[.E97])" office:value-type="float" office:value="196">
            <text:p>196</text:p>
          </table:table-cell>
          <table:table-cell table:style-name="ce2" table:formula="of:=IF([.F97]=&quot;&quot;;&quot;&quot;;[.F97]+[.D157])" office:value-type="float" office:value="1090.25">
            <text:p>1090.25</text:p>
          </table:table-cell>
          <table:table-cell table:style-name="ce2" table:formula="of:=IF([.G97]=&quot;&quot;;&quot;&quot;;[.G97]+[.E157])" office:value-type="float" office:value="209.75">
            <text:p>209.75</text:p>
          </table:table-cell>
          <table:table-cell table:style-name="ce2" table:formula="of:=IF([.H97]=&quot;&quot;;&quot;&quot;;[.H97]+[.F157])" office:value-type="float" office:value="1111.25">
            <text:p>1111.25</text:p>
          </table:table-cell>
          <table:table-cell table:style-name="ce2" table:formula="of:=IF([.I97]=&quot;&quot;;&quot;&quot;;[.I97]+[.G157])" office:value-type="float" office:value="220.25">
            <text:p>220.25</text:p>
          </table:table-cell>
          <table:table-cell table:style-name="ce2" table:formula="of:=IF([.J97]=&quot;&quot;;&quot;&quot;;[.J97]+[.H157])" office:value-type="float" office:value="1111.274">
            <text:p>1111.274</text:p>
          </table:table-cell>
          <table:table-cell table:style-name="ce2" table:formula="of:=IF([.K97]=&quot;&quot;;&quot;&quot;;[.K97]+[.I157])" office:value-type="float" office:value="213.99947">
            <text:p>213.99947</text:p>
          </table:table-cell>
          <table:table-cell table:style-name="ce2" table:formula="of:=IF([.L97]=&quot;&quot;;&quot;&quot;;[.L97]+[.J157])" office:value-type="float" office:value="1116.7064">
            <text:p>1116.7064</text:p>
          </table:table-cell>
          <table:table-cell table:style-name="ce2" table:formula="of:=IF([.M97]=&quot;&quot;;&quot;&quot;;[.M97]+[.K157])" office:value-type="float" office:value="213.4259">
            <text:p>213.4259</text:p>
          </table:table-cell>
          <table:table-cell table:style-name="ce2" table:formula="of:=IF([.N97]=&quot;&quot;;&quot;&quot;;[.N97]+[.L157])" office:value-type="float" office:value="1119.1256">
            <text:p>1119.1256</text:p>
          </table:table-cell>
          <table:table-cell table:style-name="ce2" table:formula="of:=IF([.O97]=&quot;&quot;;&quot;&quot;;[.O97]+[.M157])" office:value-type="float" office:value="207.71756">
            <text:p>207.71756</text:p>
          </table:table-cell>
          <table:table-cell table:style-name="ce2" table:formula="of:=IF([.P97]=&quot;&quot;;&quot;&quot;;[.P97]+[.N157])" office:value-type="float" office:value="1111.3355">
            <text:p>1111.3355</text:p>
          </table:table-cell>
          <table:table-cell table:style-name="ce2" table:formula="of:=IF([.Q97]=&quot;&quot;;&quot;&quot;;[.Q97]+[.O157])" office:value-type="float" office:value="207.93442">
            <text:p>207.93442</text:p>
          </table:table-cell>
          <table:table-cell table:style-name="ce2" table:formula="of:=IF([.R97]=&quot;&quot;;&quot;&quot;;[.R97]+[.P157])">
            <text:p/>
          </table:table-cell>
          <table:table-cell table:style-name="ce2" table:formula="of:=IF([.S97]=&quot;&quot;;&quot;&quot;;[.S97]+[.Q157])">
            <text:p/>
          </table:table-cell>
          <table:table-cell table:style-name="ce2" table:formula="of:=IF([.T97]=&quot;&quot;;&quot;&quot;;[.T97]+[.R157])">
            <text:p/>
          </table:table-cell>
          <table:table-cell table:style-name="ce2" table:formula="of:=IF([.U97]=&quot;&quot;;&quot;&quot;;[.U97]+[.S157])">
            <text:p/>
          </table:table-cell>
          <table:table-cell table:style-name="ce2" table:formula="of:=IF([.V97]=&quot;&quot;;&quot;&quot;;[.V97]+[.T157])">
            <text:p/>
          </table:table-cell>
          <table:table-cell table:style-name="ce2" table:formula="of:=IF([.W97]=&quot;&quot;;&quot;&quot;;[.W97]+[.U157])">
            <text:p/>
          </table:table-cell>
          <table:table-cell table:style-name="ce2" table:formula="of:=IF([.X97]=&quot;&quot;;&quot;&quot;;[.X97]+[.V157])">
            <text:p/>
          </table:table-cell>
          <table:table-cell table:style-name="ce2" table:formula="of:=IF([.Y97]=&quot;&quot;;&quot;&quot;;[.Y97]+[.W157])">
            <text:p/>
          </table:table-cell>
          <table:table-cell table:style-name="ce2" table:formula="of:=IF([.Z97]=&quot;&quot;;&quot;&quot;;[.Z97]+[.X157])">
            <text:p/>
          </table:table-cell>
          <table:table-cell table:style-name="ce2" table:formula="of:=IF([.AA97]=&quot;&quot;;&quot;&quot;;[.AA97]+[.Y157])">
            <text:p/>
          </table:table-cell>
          <table:table-cell table:style-name="ce2" table:formula="of:=IF([.AB97]=&quot;&quot;;&quot;&quot;;[.AB97]+[.Z157])">
            <text:p/>
          </table:table-cell>
          <table:table-cell table:style-name="ce2" table:formula="of:=IF([.AC97]=&quot;&quot;;&quot;&quot;;[.AC97]+[.AA157])">
            <text:p/>
          </table:table-cell>
          <table:table-cell table:style-name="ce2" table:formula="of:=IF([.AD97]=&quot;&quot;;&quot;&quot;;[.AD97]+[.AB157])">
            <text:p/>
          </table:table-cell>
          <table:table-cell table:style-name="ce2" table:formula="of:=IF([.AE97]=&quot;&quot;;&quot;&quot;;[.AE97]+[.AC157])">
            <text:p/>
          </table:table-cell>
          <table:table-cell table:style-name="ce2" table:formula="of:=IF([.AF97]=&quot;&quot;;&quot;&quot;;[.AF97]+[.AD157])">
            <text:p/>
          </table:table-cell>
          <table:table-cell table:style-name="ce2" table:formula="of:=IF([.AG97]=&quot;&quot;;&quot;&quot;;[.AG97]+[.AE157])">
            <text:p/>
          </table:table-cell>
          <table:table-cell table:style-name="ce2" table:formula="of:=IF([.AH97]=&quot;&quot;;&quot;&quot;;[.AH97]+[.AF157])">
            <text:p/>
          </table:table-cell>
          <table:table-cell table:style-name="ce2" table:formula="of:=IF([.AI97]=&quot;&quot;;&quot;&quot;;[.AI97]+[.AG157])">
            <text:p/>
          </table:table-cell>
          <table:table-cell table:style-name="ce2" table:formula="of:=IF([.AJ97]=&quot;&quot;;&quot;&quot;;[.AJ97]+[.AH157])">
            <text:p/>
          </table:table-cell>
          <table:table-cell table:style-name="ce2" table:formula="of:=IF([.AK97]=&quot;&quot;;&quot;&quot;;[.AK97]+[.AI157])">
            <text:p/>
          </table:table-cell>
          <table:table-cell table:style-name="ce2" table:formula="of:=IF([.AL97]=&quot;&quot;;&quot;&quot;;[.AL97]+[.AJ157])">
            <text:p/>
          </table:table-cell>
          <table:table-cell table:style-name="ce2" table:formula="of:=IF([.AM97]=&quot;&quot;;&quot;&quot;;[.AM97]+[.AK157])">
            <text:p/>
          </table:table-cell>
          <table:table-cell table:style-name="ce2" table:formula="of:=IF([.AN97]=&quot;&quot;;&quot;&quot;;[.AN97]+[.AL157])">
            <text:p/>
          </table:table-cell>
          <table:table-cell table:style-name="ce2" table:formula="of:=IF([.AO97]=&quot;&quot;;&quot;&quot;;[.AO97]+[.AM157])">
            <text:p/>
          </table:table-cell>
          <table:table-cell table:style-name="ce2" table:formula="of:=IF([.AP97]=&quot;&quot;;&quot;&quot;;[.AP97]+[.AN157])">
            <text:p/>
          </table:table-cell>
          <table:table-cell table:style-name="ce2" table:formula="of:=IF([.AQ97]=&quot;&quot;;&quot;&quot;;[.AQ97]+[.AO157])">
            <text:p/>
          </table:table-cell>
          <table:table-cell table:style-name="ce2" table:formula="of:=IF([.AR97]=&quot;&quot;;&quot;&quot;;[.AR97]+[.AP157])">
            <text:p/>
          </table:table-cell>
          <table:table-cell table:style-name="ce2" table:formula="of:=IF([.AS97]=&quot;&quot;;&quot;&quot;;[.AS97]+[.AQ157])">
            <text:p/>
          </table:table-cell>
          <table:table-cell table:style-name="ce2" table:formula="of:=IF([.AT97]=&quot;&quot;;&quot;&quot;;[.AT97]+[.AR157])">
            <text:p/>
          </table:table-cell>
          <table:table-cell table:style-name="ce2" table:formula="of:=IF([.AU97]=&quot;&quot;;&quot;&quot;;[.AU97]+[.AS157])">
            <text:p/>
          </table:table-cell>
          <table:table-cell table:style-name="ce2" table:formula="of:=IF([.AV97]=&quot;&quot;;&quot;&quot;;[.AV97]+[.AT157])">
            <text:p/>
          </table:table-cell>
          <table:table-cell table:style-name="ce2" table:formula="of:=IF([.AW97]=&quot;&quot;;&quot;&quot;;[.AW97]+[.AU157])">
            <text:p/>
          </table:table-cell>
          <table:table-cell table:style-name="ce2" table:formula="of:=IF([.AX97]=&quot;&quot;;&quot;&quot;;[.AX97]+[.AV157])">
            <text:p/>
          </table:table-cell>
          <table:table-cell table:style-name="ce2" table:formula="of:=IF([.AY97]=&quot;&quot;;&quot;&quot;;[.AY97]+[.AW157])">
            <text:p/>
          </table:table-cell>
          <table:table-cell table:style-name="ce2" table:formula="of:=IF([.AZ97]=&quot;&quot;;&quot;&quot;;[.AZ97]+[.AX157])">
            <text:p/>
          </table:table-cell>
          <table:table-cell table:style-name="ce2" table:formula="of:=IF([.BA97]=&quot;&quot;;&quot;&quot;;[.BA97]+[.AY157])">
            <text:p/>
          </table:table-cell>
          <table:table-cell table:style-name="ce2" table:formula="of:=IF([.BB97]=&quot;&quot;;&quot;&quot;;[.BB97]+[.AZ157])">
            <text:p/>
          </table:table-cell>
          <table:table-cell table:style-name="ce2" table:formula="of:=IF([.BC97]=&quot;&quot;;&quot;&quot;;[.BC97]+[.BA157])">
            <text:p/>
          </table:table-cell>
          <table:table-cell table:style-name="ce2" table:formula="of:=IF([.BD97]=&quot;&quot;;&quot;&quot;;[.BD97]+[.BB157])">
            <text:p/>
          </table:table-cell>
          <table:table-cell table:style-name="ce2" table:formula="of:=IF([.BE97]=&quot;&quot;;&quot;&quot;;[.BE97]+[.BC157])">
            <text:p/>
          </table:table-cell>
          <table:table-cell table:style-name="ce2" table:formula="of:=IF([.BF97]=&quot;&quot;;&quot;&quot;;[.BF97]+[.BD157])">
            <text:p/>
          </table:table-cell>
          <table:table-cell table:style-name="ce2" table:formula="of:=IF([.BG97]=&quot;&quot;;&quot;&quot;;[.BG97]+[.BE157])">
            <text:p/>
          </table:table-cell>
          <table:table-cell table:style-name="ce2" table:formula="of:=IF([.BH97]=&quot;&quot;;&quot;&quot;;[.BH97]+[.BF157])">
            <text:p/>
          </table:table-cell>
          <table:table-cell table:style-name="ce2" table:formula="of:=IF([.BI97]=&quot;&quot;;&quot;&quot;;[.BI97]+[.BG157])">
            <text:p/>
          </table:table-cell>
          <table:table-cell table:style-name="ce2" table:formula="of:=IF([.BJ97]=&quot;&quot;;&quot;&quot;;[.BJ97]+[.BH157])">
            <text:p/>
          </table:table-cell>
          <table:table-cell table:style-name="ce2" table:formula="of:=IF([.BK97]=&quot;&quot;;&quot;&quot;;[.BK97]+[.BI157])">
            <text:p/>
          </table:table-cell>
          <table:table-cell table:style-name="ce2" table:formula="of:=IF([.BL97]=&quot;&quot;;&quot;&quot;;[.BL97]+[.BJ157])">
            <text:p/>
          </table:table-cell>
          <table:table-cell table:style-name="ce2" table:formula="of:=IF([.BM97]=&quot;&quot;;&quot;&quot;;[.BM97]+[.BK157])">
            <text:p/>
          </table:table-cell>
          <table:table-cell table:style-name="ce2" table:formula="of:=IF([.BN97]=&quot;&quot;;&quot;&quot;;[.BN97]+[.BL157])">
            <text:p/>
          </table:table-cell>
          <table:table-cell table:style-name="ce2" table:formula="of:=IF([.BO97]=&quot;&quot;;&quot;&quot;;[.BO97]+[.BM157])">
            <text:p/>
          </table:table-cell>
          <table:table-cell table:style-name="ce2" table:formula="of:=IF([.BP97]=&quot;&quot;;&quot;&quot;;[.BP97]+[.BN157])">
            <text:p/>
          </table:table-cell>
          <table:table-cell table:style-name="ce2" table:formula="of:=IF([.BQ97]=&quot;&quot;;&quot;&quot;;[.BQ97]+[.BO157])">
            <text:p/>
          </table:table-cell>
          <table:table-cell table:style-name="ce2" table:formula="of:=IF([.BR97]=&quot;&quot;;&quot;&quot;;[.BR97]+[.BP157])">
            <text:p/>
          </table:table-cell>
          <table:table-cell table:style-name="ce2" table:formula="of:=IF([.BS97]=&quot;&quot;;&quot;&quot;;[.BS97]+[.BQ157])">
            <text:p/>
          </table:table-cell>
          <table:table-cell table:style-name="ce2" table:formula="of:=IF([.BT97]=&quot;&quot;;&quot;&quot;;[.BT97]+[.BR157])">
            <text:p/>
          </table:table-cell>
          <table:table-cell table:style-name="ce2" table:formula="of:=IF([.BU97]=&quot;&quot;;&quot;&quot;;[.BU97]+[.BS157])">
            <text:p/>
          </table:table-cell>
          <table:table-cell table:style-name="ce2" table:formula="of:=IF([.BV97]=&quot;&quot;;&quot;&quot;;[.BV97]+[.BT157])">
            <text:p/>
          </table:table-cell>
          <table:table-cell table:style-name="ce2" table:formula="of:=IF([.BW97]=&quot;&quot;;&quot;&quot;;[.BW97]+[.BU157])">
            <text:p/>
          </table:table-cell>
          <table:table-cell table:style-name="ce2" table:formula="of:=IF([.BX97]=&quot;&quot;;&quot;&quot;;[.BX97]+[.BV157])">
            <text:p/>
          </table:table-cell>
          <table:table-cell table:style-name="ce2" table:formula="of:=IF([.BY97]=&quot;&quot;;&quot;&quot;;[.BY97]+[.BW157])">
            <text:p/>
          </table:table-cell>
          <table:table-cell table:style-name="ce2" table:formula="of:=IF([.BZ97]=&quot;&quot;;&quot;&quot;;[.BZ97]+[.BX157])">
            <text:p/>
          </table:table-cell>
          <table:table-cell table:style-name="ce2" table:formula="of:=IF([.CA97]=&quot;&quot;;&quot;&quot;;[.CA97]+[.BY157])">
            <text:p/>
          </table:table-cell>
          <table:table-cell table:style-name="ce2" table:formula="of:=IF([.CB97]=&quot;&quot;;&quot;&quot;;[.CB97]+[.BZ157])">
            <text:p/>
          </table:table-cell>
          <table:table-cell table:style-name="ce2" table:formula="of:=IF([.CC97]=&quot;&quot;;&quot;&quot;;[.CC97]+[.CA157])">
            <text:p/>
          </table:table-cell>
          <table:table-cell table:style-name="ce2" table:formula="of:=IF([.CD97]=&quot;&quot;;&quot;&quot;;[.CD97]+[.CB157])">
            <text:p/>
          </table:table-cell>
          <table:table-cell table:style-name="ce2" table:formula="of:=IF([.CE97]=&quot;&quot;;&quot;&quot;;[.CE97]+[.CC157])">
            <text:p/>
          </table:table-cell>
          <table:table-cell table:style-name="ce2" table:formula="of:=IF([.CF97]=&quot;&quot;;&quot;&quot;;[.CF97]+[.CD157])">
            <text:p/>
          </table:table-cell>
          <table:table-cell table:style-name="ce2" table:formula="of:=IF([.CG97]=&quot;&quot;;&quot;&quot;;[.CG97]+[.CE157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8]=&quot;&quot;;&quot;&quot;;[.D98])">
            <text:p/>
          </table:table-cell>
          <table:table-cell table:style-name="ce2" table:formula="of:=IF([.E98]=&quot;&quot;;&quot;&quot;;[.E98])">
            <text:p/>
          </table:table-cell>
          <table:table-cell table:style-name="ce2" table:formula="of:=IF([.F98]=&quot;&quot;;&quot;&quot;;[.F98]+[.D158])">
            <text:p/>
          </table:table-cell>
          <table:table-cell table:style-name="ce2" table:formula="of:=IF([.G98]=&quot;&quot;;&quot;&quot;;[.G98]+[.E158])">
            <text:p/>
          </table:table-cell>
          <table:table-cell table:style-name="ce2" table:formula="of:=IF([.H98]=&quot;&quot;;&quot;&quot;;[.H98]+[.F158])">
            <text:p/>
          </table:table-cell>
          <table:table-cell table:style-name="ce2" table:formula="of:=IF([.I98]=&quot;&quot;;&quot;&quot;;[.I98]+[.G158])">
            <text:p/>
          </table:table-cell>
          <table:table-cell table:style-name="ce2" table:formula="of:=IF([.J98]=&quot;&quot;;&quot;&quot;;[.J98]+[.H158])">
            <text:p/>
          </table:table-cell>
          <table:table-cell table:style-name="ce2" table:formula="of:=IF([.K98]=&quot;&quot;;&quot;&quot;;[.K98]+[.I158])">
            <text:p/>
          </table:table-cell>
          <table:table-cell table:style-name="ce2" table:formula="of:=IF([.L98]=&quot;&quot;;&quot;&quot;;[.L98]+[.J158])">
            <text:p/>
          </table:table-cell>
          <table:table-cell table:style-name="ce2" table:formula="of:=IF([.M98]=&quot;&quot;;&quot;&quot;;[.M98]+[.K158])">
            <text:p/>
          </table:table-cell>
          <table:table-cell table:style-name="ce2" table:formula="of:=IF([.N98]=&quot;&quot;;&quot;&quot;;[.N98]+[.L158])">
            <text:p/>
          </table:table-cell>
          <table:table-cell table:style-name="ce2" table:formula="of:=IF([.O98]=&quot;&quot;;&quot;&quot;;[.O98]+[.M158])">
            <text:p/>
          </table:table-cell>
          <table:table-cell table:style-name="ce2" table:formula="of:=IF([.P98]=&quot;&quot;;&quot;&quot;;[.P98]+[.N158])">
            <text:p/>
          </table:table-cell>
          <table:table-cell table:style-name="ce2" table:formula="of:=IF([.Q98]=&quot;&quot;;&quot;&quot;;[.Q98]+[.O158])">
            <text:p/>
          </table:table-cell>
          <table:table-cell table:style-name="ce2" table:formula="of:=IF([.R98]=&quot;&quot;;&quot;&quot;;[.R98]+[.P158])">
            <text:p/>
          </table:table-cell>
          <table:table-cell table:style-name="ce2" table:formula="of:=IF([.S98]=&quot;&quot;;&quot;&quot;;[.S98]+[.Q158])">
            <text:p/>
          </table:table-cell>
          <table:table-cell table:style-name="ce2" table:formula="of:=IF([.T98]=&quot;&quot;;&quot;&quot;;[.T98]+[.R158])">
            <text:p/>
          </table:table-cell>
          <table:table-cell table:style-name="ce2" table:formula="of:=IF([.U98]=&quot;&quot;;&quot;&quot;;[.U98]+[.S158])">
            <text:p/>
          </table:table-cell>
          <table:table-cell table:style-name="ce2" table:formula="of:=IF([.V98]=&quot;&quot;;&quot;&quot;;[.V98]+[.T158])">
            <text:p/>
          </table:table-cell>
          <table:table-cell table:style-name="ce2" table:formula="of:=IF([.W98]=&quot;&quot;;&quot;&quot;;[.W98]+[.U158])">
            <text:p/>
          </table:table-cell>
          <table:table-cell table:style-name="ce2" table:formula="of:=IF([.X98]=&quot;&quot;;&quot;&quot;;[.X98]+[.V158])">
            <text:p/>
          </table:table-cell>
          <table:table-cell table:style-name="ce2" table:formula="of:=IF([.Y98]=&quot;&quot;;&quot;&quot;;[.Y98]+[.W158])">
            <text:p/>
          </table:table-cell>
          <table:table-cell table:style-name="ce2" table:formula="of:=IF([.Z98]=&quot;&quot;;&quot;&quot;;[.Z98]+[.X158])">
            <text:p/>
          </table:table-cell>
          <table:table-cell table:style-name="ce2" table:formula="of:=IF([.AA98]=&quot;&quot;;&quot;&quot;;[.AA98]+[.Y158])">
            <text:p/>
          </table:table-cell>
          <table:table-cell table:style-name="ce2" table:formula="of:=IF([.AB98]=&quot;&quot;;&quot;&quot;;[.AB98]+[.Z158])">
            <text:p/>
          </table:table-cell>
          <table:table-cell table:style-name="ce2" table:formula="of:=IF([.AC98]=&quot;&quot;;&quot;&quot;;[.AC98]+[.AA158])">
            <text:p/>
          </table:table-cell>
          <table:table-cell table:style-name="ce2" table:formula="of:=IF([.AD98]=&quot;&quot;;&quot;&quot;;[.AD98]+[.AB158])">
            <text:p/>
          </table:table-cell>
          <table:table-cell table:style-name="ce2" table:formula="of:=IF([.AE98]=&quot;&quot;;&quot;&quot;;[.AE98]+[.AC158])">
            <text:p/>
          </table:table-cell>
          <table:table-cell table:style-name="ce2" table:formula="of:=IF([.AF98]=&quot;&quot;;&quot;&quot;;[.AF98]+[.AD158])">
            <text:p/>
          </table:table-cell>
          <table:table-cell table:style-name="ce2" table:formula="of:=IF([.AG98]=&quot;&quot;;&quot;&quot;;[.AG98]+[.AE158])">
            <text:p/>
          </table:table-cell>
          <table:table-cell table:style-name="ce2" table:formula="of:=IF([.AH98]=&quot;&quot;;&quot;&quot;;[.AH98]+[.AF158])">
            <text:p/>
          </table:table-cell>
          <table:table-cell table:style-name="ce2" table:formula="of:=IF([.AI98]=&quot;&quot;;&quot;&quot;;[.AI98]+[.AG158])">
            <text:p/>
          </table:table-cell>
          <table:table-cell table:style-name="ce2" table:formula="of:=IF([.AJ98]=&quot;&quot;;&quot;&quot;;[.AJ98]+[.AH158])">
            <text:p/>
          </table:table-cell>
          <table:table-cell table:style-name="ce2" table:formula="of:=IF([.AK98]=&quot;&quot;;&quot;&quot;;[.AK98]+[.AI158])">
            <text:p/>
          </table:table-cell>
          <table:table-cell table:style-name="ce2" table:formula="of:=IF([.AL98]=&quot;&quot;;&quot;&quot;;[.AL98]+[.AJ158])">
            <text:p/>
          </table:table-cell>
          <table:table-cell table:style-name="ce2" table:formula="of:=IF([.AM98]=&quot;&quot;;&quot;&quot;;[.AM98]+[.AK158])">
            <text:p/>
          </table:table-cell>
          <table:table-cell table:style-name="ce2" table:formula="of:=IF([.AN98]=&quot;&quot;;&quot;&quot;;[.AN98]+[.AL158])">
            <text:p/>
          </table:table-cell>
          <table:table-cell table:style-name="ce2" table:formula="of:=IF([.AO98]=&quot;&quot;;&quot;&quot;;[.AO98]+[.AM158])">
            <text:p/>
          </table:table-cell>
          <table:table-cell table:style-name="ce2" table:formula="of:=IF([.AP98]=&quot;&quot;;&quot;&quot;;[.AP98]+[.AN158])">
            <text:p/>
          </table:table-cell>
          <table:table-cell table:style-name="ce2" table:formula="of:=IF([.AQ98]=&quot;&quot;;&quot;&quot;;[.AQ98]+[.AO158])">
            <text:p/>
          </table:table-cell>
          <table:table-cell table:style-name="ce2" table:formula="of:=IF([.AR98]=&quot;&quot;;&quot;&quot;;[.AR98]+[.AP158])">
            <text:p/>
          </table:table-cell>
          <table:table-cell table:style-name="ce2" table:formula="of:=IF([.AS98]=&quot;&quot;;&quot;&quot;;[.AS98]+[.AQ158])">
            <text:p/>
          </table:table-cell>
          <table:table-cell table:style-name="ce2" table:formula="of:=IF([.AT98]=&quot;&quot;;&quot;&quot;;[.AT98]+[.AR158])">
            <text:p/>
          </table:table-cell>
          <table:table-cell table:style-name="ce2" table:formula="of:=IF([.AU98]=&quot;&quot;;&quot;&quot;;[.AU98]+[.AS158])">
            <text:p/>
          </table:table-cell>
          <table:table-cell table:style-name="ce2" table:formula="of:=IF([.AV98]=&quot;&quot;;&quot;&quot;;[.AV98]+[.AT158])">
            <text:p/>
          </table:table-cell>
          <table:table-cell table:style-name="ce2" table:formula="of:=IF([.AW98]=&quot;&quot;;&quot;&quot;;[.AW98]+[.AU158])">
            <text:p/>
          </table:table-cell>
          <table:table-cell table:style-name="ce2" table:formula="of:=IF([.AX98]=&quot;&quot;;&quot;&quot;;[.AX98]+[.AV158])">
            <text:p/>
          </table:table-cell>
          <table:table-cell table:style-name="ce2" table:formula="of:=IF([.AY98]=&quot;&quot;;&quot;&quot;;[.AY98]+[.AW158])">
            <text:p/>
          </table:table-cell>
          <table:table-cell table:style-name="ce2" table:formula="of:=IF([.AZ98]=&quot;&quot;;&quot;&quot;;[.AZ98]+[.AX158])">
            <text:p/>
          </table:table-cell>
          <table:table-cell table:style-name="ce2" table:formula="of:=IF([.BA98]=&quot;&quot;;&quot;&quot;;[.BA98]+[.AY158])">
            <text:p/>
          </table:table-cell>
          <table:table-cell table:style-name="ce2" table:formula="of:=IF([.BB98]=&quot;&quot;;&quot;&quot;;[.BB98]+[.AZ158])">
            <text:p/>
          </table:table-cell>
          <table:table-cell table:style-name="ce2" table:formula="of:=IF([.BC98]=&quot;&quot;;&quot;&quot;;[.BC98]+[.BA158])">
            <text:p/>
          </table:table-cell>
          <table:table-cell table:style-name="ce2" table:formula="of:=IF([.BD98]=&quot;&quot;;&quot;&quot;;[.BD98]+[.BB158])">
            <text:p/>
          </table:table-cell>
          <table:table-cell table:style-name="ce2" table:formula="of:=IF([.BE98]=&quot;&quot;;&quot;&quot;;[.BE98]+[.BC158])">
            <text:p/>
          </table:table-cell>
          <table:table-cell table:style-name="ce2" table:formula="of:=IF([.BF98]=&quot;&quot;;&quot;&quot;;[.BF98]+[.BD158])">
            <text:p/>
          </table:table-cell>
          <table:table-cell table:style-name="ce2" table:formula="of:=IF([.BG98]=&quot;&quot;;&quot;&quot;;[.BG98]+[.BE158])">
            <text:p/>
          </table:table-cell>
          <table:table-cell table:style-name="ce2" table:formula="of:=IF([.BH98]=&quot;&quot;;&quot;&quot;;[.BH98]+[.BF158])">
            <text:p/>
          </table:table-cell>
          <table:table-cell table:style-name="ce2" table:formula="of:=IF([.BI98]=&quot;&quot;;&quot;&quot;;[.BI98]+[.BG158])">
            <text:p/>
          </table:table-cell>
          <table:table-cell table:style-name="ce2" table:formula="of:=IF([.BJ98]=&quot;&quot;;&quot;&quot;;[.BJ98]+[.BH158])">
            <text:p/>
          </table:table-cell>
          <table:table-cell table:style-name="ce2" table:formula="of:=IF([.BK98]=&quot;&quot;;&quot;&quot;;[.BK98]+[.BI158])">
            <text:p/>
          </table:table-cell>
          <table:table-cell table:style-name="ce2" table:formula="of:=IF([.BL98]=&quot;&quot;;&quot;&quot;;[.BL98]+[.BJ158])">
            <text:p/>
          </table:table-cell>
          <table:table-cell table:style-name="ce2" table:formula="of:=IF([.BM98]=&quot;&quot;;&quot;&quot;;[.BM98]+[.BK158])">
            <text:p/>
          </table:table-cell>
          <table:table-cell table:style-name="ce2" table:formula="of:=IF([.BN98]=&quot;&quot;;&quot;&quot;;[.BN98]+[.BL158])">
            <text:p/>
          </table:table-cell>
          <table:table-cell table:style-name="ce2" table:formula="of:=IF([.BO98]=&quot;&quot;;&quot;&quot;;[.BO98]+[.BM158])">
            <text:p/>
          </table:table-cell>
          <table:table-cell table:style-name="ce2" table:formula="of:=IF([.BP98]=&quot;&quot;;&quot;&quot;;[.BP98]+[.BN158])">
            <text:p/>
          </table:table-cell>
          <table:table-cell table:style-name="ce2" table:formula="of:=IF([.BQ98]=&quot;&quot;;&quot;&quot;;[.BQ98]+[.BO158])">
            <text:p/>
          </table:table-cell>
          <table:table-cell table:style-name="ce2" table:formula="of:=IF([.BR98]=&quot;&quot;;&quot;&quot;;[.BR98]+[.BP158])">
            <text:p/>
          </table:table-cell>
          <table:table-cell table:style-name="ce2" table:formula="of:=IF([.BS98]=&quot;&quot;;&quot;&quot;;[.BS98]+[.BQ158])">
            <text:p/>
          </table:table-cell>
          <table:table-cell table:style-name="ce2" table:formula="of:=IF([.BT98]=&quot;&quot;;&quot;&quot;;[.BT98]+[.BR158])">
            <text:p/>
          </table:table-cell>
          <table:table-cell table:style-name="ce2" table:formula="of:=IF([.BU98]=&quot;&quot;;&quot;&quot;;[.BU98]+[.BS158])">
            <text:p/>
          </table:table-cell>
          <table:table-cell table:style-name="ce2" table:formula="of:=IF([.BV98]=&quot;&quot;;&quot;&quot;;[.BV98]+[.BT158])">
            <text:p/>
          </table:table-cell>
          <table:table-cell table:style-name="ce2" table:formula="of:=IF([.BW98]=&quot;&quot;;&quot;&quot;;[.BW98]+[.BU158])">
            <text:p/>
          </table:table-cell>
          <table:table-cell table:style-name="ce2" table:formula="of:=IF([.BX98]=&quot;&quot;;&quot;&quot;;[.BX98]+[.BV158])">
            <text:p/>
          </table:table-cell>
          <table:table-cell table:style-name="ce2" table:formula="of:=IF([.BY98]=&quot;&quot;;&quot;&quot;;[.BY98]+[.BW158])">
            <text:p/>
          </table:table-cell>
          <table:table-cell table:style-name="ce2" table:formula="of:=IF([.BZ98]=&quot;&quot;;&quot;&quot;;[.BZ98]+[.BX158])">
            <text:p/>
          </table:table-cell>
          <table:table-cell table:style-name="ce2" table:formula="of:=IF([.CA98]=&quot;&quot;;&quot;&quot;;[.CA98]+[.BY158])">
            <text:p/>
          </table:table-cell>
          <table:table-cell table:style-name="ce2" table:formula="of:=IF([.CB98]=&quot;&quot;;&quot;&quot;;[.CB98]+[.BZ158])">
            <text:p/>
          </table:table-cell>
          <table:table-cell table:style-name="ce2" table:formula="of:=IF([.CC98]=&quot;&quot;;&quot;&quot;;[.CC98]+[.CA158])">
            <text:p/>
          </table:table-cell>
          <table:table-cell table:style-name="ce2" table:formula="of:=IF([.CD98]=&quot;&quot;;&quot;&quot;;[.CD98]+[.CB158])">
            <text:p/>
          </table:table-cell>
          <table:table-cell table:style-name="ce2" table:formula="of:=IF([.CE98]=&quot;&quot;;&quot;&quot;;[.CE98]+[.CC158])">
            <text:p/>
          </table:table-cell>
          <table:table-cell table:style-name="ce2" table:formula="of:=IF([.CF98]=&quot;&quot;;&quot;&quot;;[.CF98]+[.CD158])">
            <text:p/>
          </table:table-cell>
          <table:table-cell table:style-name="ce2" table:formula="of:=IF([.CG98]=&quot;&quot;;&quot;&quot;;[.CG98]+[.CE158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99]=&quot;&quot;;&quot;&quot;;[.D99])">
            <text:p/>
          </table:table-cell>
          <table:table-cell table:style-name="ce2" table:formula="of:=IF([.E99]=&quot;&quot;;&quot;&quot;;[.E99])">
            <text:p/>
          </table:table-cell>
          <table:table-cell table:style-name="ce2" table:formula="of:=IF([.F99]=&quot;&quot;;&quot;&quot;;[.F99]+[.D159])">
            <text:p/>
          </table:table-cell>
          <table:table-cell table:style-name="ce2" table:formula="of:=IF([.G99]=&quot;&quot;;&quot;&quot;;[.G99]+[.E159])">
            <text:p/>
          </table:table-cell>
          <table:table-cell table:style-name="ce2" table:formula="of:=IF([.H99]=&quot;&quot;;&quot;&quot;;[.H99]+[.F159])">
            <text:p/>
          </table:table-cell>
          <table:table-cell table:style-name="ce2" table:formula="of:=IF([.I99]=&quot;&quot;;&quot;&quot;;[.I99]+[.G159])">
            <text:p/>
          </table:table-cell>
          <table:table-cell table:style-name="ce2" table:formula="of:=IF([.J99]=&quot;&quot;;&quot;&quot;;[.J99]+[.H159])">
            <text:p/>
          </table:table-cell>
          <table:table-cell table:style-name="ce2" table:formula="of:=IF([.K99]=&quot;&quot;;&quot;&quot;;[.K99]+[.I159])">
            <text:p/>
          </table:table-cell>
          <table:table-cell table:style-name="ce2" table:formula="of:=IF([.L99]=&quot;&quot;;&quot;&quot;;[.L99]+[.J159])">
            <text:p/>
          </table:table-cell>
          <table:table-cell table:style-name="ce2" table:formula="of:=IF([.M99]=&quot;&quot;;&quot;&quot;;[.M99]+[.K159])">
            <text:p/>
          </table:table-cell>
          <table:table-cell table:style-name="ce2" table:formula="of:=IF([.N99]=&quot;&quot;;&quot;&quot;;[.N99]+[.L159])">
            <text:p/>
          </table:table-cell>
          <table:table-cell table:style-name="ce2" table:formula="of:=IF([.O99]=&quot;&quot;;&quot;&quot;;[.O99]+[.M159])">
            <text:p/>
          </table:table-cell>
          <table:table-cell table:style-name="ce2" table:formula="of:=IF([.P99]=&quot;&quot;;&quot;&quot;;[.P99]+[.N159])">
            <text:p/>
          </table:table-cell>
          <table:table-cell table:style-name="ce2" table:formula="of:=IF([.Q99]=&quot;&quot;;&quot;&quot;;[.Q99]+[.O159])">
            <text:p/>
          </table:table-cell>
          <table:table-cell table:style-name="ce2" table:formula="of:=IF([.R99]=&quot;&quot;;&quot;&quot;;[.R99]+[.P159])">
            <text:p/>
          </table:table-cell>
          <table:table-cell table:style-name="ce2" table:formula="of:=IF([.S99]=&quot;&quot;;&quot;&quot;;[.S99]+[.Q159])">
            <text:p/>
          </table:table-cell>
          <table:table-cell table:style-name="ce2" table:formula="of:=IF([.T99]=&quot;&quot;;&quot;&quot;;[.T99]+[.R159])">
            <text:p/>
          </table:table-cell>
          <table:table-cell table:style-name="ce2" table:formula="of:=IF([.U99]=&quot;&quot;;&quot;&quot;;[.U99]+[.S159])">
            <text:p/>
          </table:table-cell>
          <table:table-cell table:style-name="ce2" table:formula="of:=IF([.V99]=&quot;&quot;;&quot;&quot;;[.V99]+[.T159])">
            <text:p/>
          </table:table-cell>
          <table:table-cell table:style-name="ce2" table:formula="of:=IF([.W99]=&quot;&quot;;&quot;&quot;;[.W99]+[.U159])">
            <text:p/>
          </table:table-cell>
          <table:table-cell table:style-name="ce2" table:formula="of:=IF([.X99]=&quot;&quot;;&quot;&quot;;[.X99]+[.V159])">
            <text:p/>
          </table:table-cell>
          <table:table-cell table:style-name="ce2" table:formula="of:=IF([.Y99]=&quot;&quot;;&quot;&quot;;[.Y99]+[.W159])">
            <text:p/>
          </table:table-cell>
          <table:table-cell table:style-name="ce2" table:formula="of:=IF([.Z99]=&quot;&quot;;&quot;&quot;;[.Z99]+[.X159])">
            <text:p/>
          </table:table-cell>
          <table:table-cell table:style-name="ce2" table:formula="of:=IF([.AA99]=&quot;&quot;;&quot;&quot;;[.AA99]+[.Y159])">
            <text:p/>
          </table:table-cell>
          <table:table-cell table:style-name="ce2" table:formula="of:=IF([.AB99]=&quot;&quot;;&quot;&quot;;[.AB99]+[.Z159])">
            <text:p/>
          </table:table-cell>
          <table:table-cell table:style-name="ce2" table:formula="of:=IF([.AC99]=&quot;&quot;;&quot;&quot;;[.AC99]+[.AA159])">
            <text:p/>
          </table:table-cell>
          <table:table-cell table:style-name="ce2" table:formula="of:=IF([.AD99]=&quot;&quot;;&quot;&quot;;[.AD99]+[.AB159])">
            <text:p/>
          </table:table-cell>
          <table:table-cell table:style-name="ce2" table:formula="of:=IF([.AE99]=&quot;&quot;;&quot;&quot;;[.AE99]+[.AC159])">
            <text:p/>
          </table:table-cell>
          <table:table-cell table:style-name="ce2" table:formula="of:=IF([.AF99]=&quot;&quot;;&quot;&quot;;[.AF99]+[.AD159])">
            <text:p/>
          </table:table-cell>
          <table:table-cell table:style-name="ce2" table:formula="of:=IF([.AG99]=&quot;&quot;;&quot;&quot;;[.AG99]+[.AE159])">
            <text:p/>
          </table:table-cell>
          <table:table-cell table:style-name="ce2" table:formula="of:=IF([.AH99]=&quot;&quot;;&quot;&quot;;[.AH99]+[.AF159])">
            <text:p/>
          </table:table-cell>
          <table:table-cell table:style-name="ce2" table:formula="of:=IF([.AI99]=&quot;&quot;;&quot;&quot;;[.AI99]+[.AG159])">
            <text:p/>
          </table:table-cell>
          <table:table-cell table:style-name="ce2" table:formula="of:=IF([.AJ99]=&quot;&quot;;&quot;&quot;;[.AJ99]+[.AH159])">
            <text:p/>
          </table:table-cell>
          <table:table-cell table:style-name="ce2" table:formula="of:=IF([.AK99]=&quot;&quot;;&quot;&quot;;[.AK99]+[.AI159])">
            <text:p/>
          </table:table-cell>
          <table:table-cell table:style-name="ce2" table:formula="of:=IF([.AL99]=&quot;&quot;;&quot;&quot;;[.AL99]+[.AJ159])">
            <text:p/>
          </table:table-cell>
          <table:table-cell table:style-name="ce2" table:formula="of:=IF([.AM99]=&quot;&quot;;&quot;&quot;;[.AM99]+[.AK159])">
            <text:p/>
          </table:table-cell>
          <table:table-cell table:style-name="ce2" table:formula="of:=IF([.AN99]=&quot;&quot;;&quot;&quot;;[.AN99]+[.AL159])">
            <text:p/>
          </table:table-cell>
          <table:table-cell table:style-name="ce2" table:formula="of:=IF([.AO99]=&quot;&quot;;&quot;&quot;;[.AO99]+[.AM159])">
            <text:p/>
          </table:table-cell>
          <table:table-cell table:style-name="ce2" table:formula="of:=IF([.AP99]=&quot;&quot;;&quot;&quot;;[.AP99]+[.AN159])">
            <text:p/>
          </table:table-cell>
          <table:table-cell table:style-name="ce2" table:formula="of:=IF([.AQ99]=&quot;&quot;;&quot;&quot;;[.AQ99]+[.AO159])">
            <text:p/>
          </table:table-cell>
          <table:table-cell table:style-name="ce2" table:formula="of:=IF([.AR99]=&quot;&quot;;&quot;&quot;;[.AR99]+[.AP159])">
            <text:p/>
          </table:table-cell>
          <table:table-cell table:style-name="ce2" table:formula="of:=IF([.AS99]=&quot;&quot;;&quot;&quot;;[.AS99]+[.AQ159])">
            <text:p/>
          </table:table-cell>
          <table:table-cell table:style-name="ce2" table:formula="of:=IF([.AT99]=&quot;&quot;;&quot;&quot;;[.AT99]+[.AR159])">
            <text:p/>
          </table:table-cell>
          <table:table-cell table:style-name="ce2" table:formula="of:=IF([.AU99]=&quot;&quot;;&quot;&quot;;[.AU99]+[.AS159])">
            <text:p/>
          </table:table-cell>
          <table:table-cell table:style-name="ce2" table:formula="of:=IF([.AV99]=&quot;&quot;;&quot;&quot;;[.AV99]+[.AT159])">
            <text:p/>
          </table:table-cell>
          <table:table-cell table:style-name="ce2" table:formula="of:=IF([.AW99]=&quot;&quot;;&quot;&quot;;[.AW99]+[.AU159])">
            <text:p/>
          </table:table-cell>
          <table:table-cell table:style-name="ce2" table:formula="of:=IF([.AX99]=&quot;&quot;;&quot;&quot;;[.AX99]+[.AV159])">
            <text:p/>
          </table:table-cell>
          <table:table-cell table:style-name="ce2" table:formula="of:=IF([.AY99]=&quot;&quot;;&quot;&quot;;[.AY99]+[.AW159])">
            <text:p/>
          </table:table-cell>
          <table:table-cell table:style-name="ce2" table:formula="of:=IF([.AZ99]=&quot;&quot;;&quot;&quot;;[.AZ99]+[.AX159])">
            <text:p/>
          </table:table-cell>
          <table:table-cell table:style-name="ce2" table:formula="of:=IF([.BA99]=&quot;&quot;;&quot;&quot;;[.BA99]+[.AY159])">
            <text:p/>
          </table:table-cell>
          <table:table-cell table:style-name="ce2" table:formula="of:=IF([.BB99]=&quot;&quot;;&quot;&quot;;[.BB99]+[.AZ159])">
            <text:p/>
          </table:table-cell>
          <table:table-cell table:style-name="ce2" table:formula="of:=IF([.BC99]=&quot;&quot;;&quot;&quot;;[.BC99]+[.BA159])">
            <text:p/>
          </table:table-cell>
          <table:table-cell table:style-name="ce2" table:formula="of:=IF([.BD99]=&quot;&quot;;&quot;&quot;;[.BD99]+[.BB159])">
            <text:p/>
          </table:table-cell>
          <table:table-cell table:style-name="ce2" table:formula="of:=IF([.BE99]=&quot;&quot;;&quot;&quot;;[.BE99]+[.BC159])">
            <text:p/>
          </table:table-cell>
          <table:table-cell table:style-name="ce2" table:formula="of:=IF([.BF99]=&quot;&quot;;&quot;&quot;;[.BF99]+[.BD159])">
            <text:p/>
          </table:table-cell>
          <table:table-cell table:style-name="ce2" table:formula="of:=IF([.BG99]=&quot;&quot;;&quot;&quot;;[.BG99]+[.BE159])">
            <text:p/>
          </table:table-cell>
          <table:table-cell table:style-name="ce2" table:formula="of:=IF([.BH99]=&quot;&quot;;&quot;&quot;;[.BH99]+[.BF159])">
            <text:p/>
          </table:table-cell>
          <table:table-cell table:style-name="ce2" table:formula="of:=IF([.BI99]=&quot;&quot;;&quot;&quot;;[.BI99]+[.BG159])">
            <text:p/>
          </table:table-cell>
          <table:table-cell table:style-name="ce2" table:formula="of:=IF([.BJ99]=&quot;&quot;;&quot;&quot;;[.BJ99]+[.BH159])">
            <text:p/>
          </table:table-cell>
          <table:table-cell table:style-name="ce2" table:formula="of:=IF([.BK99]=&quot;&quot;;&quot;&quot;;[.BK99]+[.BI159])">
            <text:p/>
          </table:table-cell>
          <table:table-cell table:style-name="ce2" table:formula="of:=IF([.BL99]=&quot;&quot;;&quot;&quot;;[.BL99]+[.BJ159])">
            <text:p/>
          </table:table-cell>
          <table:table-cell table:style-name="ce2" table:formula="of:=IF([.BM99]=&quot;&quot;;&quot;&quot;;[.BM99]+[.BK159])">
            <text:p/>
          </table:table-cell>
          <table:table-cell table:style-name="ce2" table:formula="of:=IF([.BN99]=&quot;&quot;;&quot;&quot;;[.BN99]+[.BL159])">
            <text:p/>
          </table:table-cell>
          <table:table-cell table:style-name="ce2" table:formula="of:=IF([.BO99]=&quot;&quot;;&quot;&quot;;[.BO99]+[.BM159])">
            <text:p/>
          </table:table-cell>
          <table:table-cell table:style-name="ce2" table:formula="of:=IF([.BP99]=&quot;&quot;;&quot;&quot;;[.BP99]+[.BN159])">
            <text:p/>
          </table:table-cell>
          <table:table-cell table:style-name="ce2" table:formula="of:=IF([.BQ99]=&quot;&quot;;&quot;&quot;;[.BQ99]+[.BO159])">
            <text:p/>
          </table:table-cell>
          <table:table-cell table:style-name="ce2" table:formula="of:=IF([.BR99]=&quot;&quot;;&quot;&quot;;[.BR99]+[.BP159])">
            <text:p/>
          </table:table-cell>
          <table:table-cell table:style-name="ce2" table:formula="of:=IF([.BS99]=&quot;&quot;;&quot;&quot;;[.BS99]+[.BQ159])">
            <text:p/>
          </table:table-cell>
          <table:table-cell table:style-name="ce2" table:formula="of:=IF([.BT99]=&quot;&quot;;&quot;&quot;;[.BT99]+[.BR159])">
            <text:p/>
          </table:table-cell>
          <table:table-cell table:style-name="ce2" table:formula="of:=IF([.BU99]=&quot;&quot;;&quot;&quot;;[.BU99]+[.BS159])">
            <text:p/>
          </table:table-cell>
          <table:table-cell table:style-name="ce2" table:formula="of:=IF([.BV99]=&quot;&quot;;&quot;&quot;;[.BV99]+[.BT159])">
            <text:p/>
          </table:table-cell>
          <table:table-cell table:style-name="ce2" table:formula="of:=IF([.BW99]=&quot;&quot;;&quot;&quot;;[.BW99]+[.BU159])">
            <text:p/>
          </table:table-cell>
          <table:table-cell table:style-name="ce2" table:formula="of:=IF([.BX99]=&quot;&quot;;&quot;&quot;;[.BX99]+[.BV159])">
            <text:p/>
          </table:table-cell>
          <table:table-cell table:style-name="ce2" table:formula="of:=IF([.BY99]=&quot;&quot;;&quot;&quot;;[.BY99]+[.BW159])">
            <text:p/>
          </table:table-cell>
          <table:table-cell table:style-name="ce2" table:formula="of:=IF([.BZ99]=&quot;&quot;;&quot;&quot;;[.BZ99]+[.BX159])">
            <text:p/>
          </table:table-cell>
          <table:table-cell table:style-name="ce2" table:formula="of:=IF([.CA99]=&quot;&quot;;&quot;&quot;;[.CA99]+[.BY159])">
            <text:p/>
          </table:table-cell>
          <table:table-cell table:style-name="ce2" table:formula="of:=IF([.CB99]=&quot;&quot;;&quot;&quot;;[.CB99]+[.BZ159])">
            <text:p/>
          </table:table-cell>
          <table:table-cell table:style-name="ce2" table:formula="of:=IF([.CC99]=&quot;&quot;;&quot;&quot;;[.CC99]+[.CA159])">
            <text:p/>
          </table:table-cell>
          <table:table-cell table:style-name="ce2" table:formula="of:=IF([.CD99]=&quot;&quot;;&quot;&quot;;[.CD99]+[.CB159])">
            <text:p/>
          </table:table-cell>
          <table:table-cell table:style-name="ce2" table:formula="of:=IF([.CE99]=&quot;&quot;;&quot;&quot;;[.CE99]+[.CC159])">
            <text:p/>
          </table:table-cell>
          <table:table-cell table:style-name="ce2" table:formula="of:=IF([.CF99]=&quot;&quot;;&quot;&quot;;[.CF99]+[.CD159])">
            <text:p/>
          </table:table-cell>
          <table:table-cell table:style-name="ce2" table:formula="of:=IF([.CG99]=&quot;&quot;;&quot;&quot;;[.CG99]+[.CE159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0]=&quot;&quot;;&quot;&quot;;[.D100])">
            <text:p/>
          </table:table-cell>
          <table:table-cell table:style-name="ce2" table:formula="of:=IF([.E100]=&quot;&quot;;&quot;&quot;;[.E100])">
            <text:p/>
          </table:table-cell>
          <table:table-cell table:style-name="ce2" table:formula="of:=IF([.F100]=&quot;&quot;;&quot;&quot;;[.F100]+[.D160])">
            <text:p/>
          </table:table-cell>
          <table:table-cell table:style-name="ce2" table:formula="of:=IF([.G100]=&quot;&quot;;&quot;&quot;;[.G100]+[.E160])">
            <text:p/>
          </table:table-cell>
          <table:table-cell table:style-name="ce2" table:formula="of:=IF([.H100]=&quot;&quot;;&quot;&quot;;[.H100]+[.F160])">
            <text:p/>
          </table:table-cell>
          <table:table-cell table:style-name="ce2" table:formula="of:=IF([.I100]=&quot;&quot;;&quot;&quot;;[.I100]+[.G160])">
            <text:p/>
          </table:table-cell>
          <table:table-cell table:style-name="ce2" table:formula="of:=IF([.J100]=&quot;&quot;;&quot;&quot;;[.J100]+[.H160])">
            <text:p/>
          </table:table-cell>
          <table:table-cell table:style-name="ce2" table:formula="of:=IF([.K100]=&quot;&quot;;&quot;&quot;;[.K100]+[.I160])">
            <text:p/>
          </table:table-cell>
          <table:table-cell table:style-name="ce2" table:formula="of:=IF([.L100]=&quot;&quot;;&quot;&quot;;[.L100]+[.J160])">
            <text:p/>
          </table:table-cell>
          <table:table-cell table:style-name="ce2" table:formula="of:=IF([.M100]=&quot;&quot;;&quot;&quot;;[.M100]+[.K160])">
            <text:p/>
          </table:table-cell>
          <table:table-cell table:style-name="ce2" table:formula="of:=IF([.N100]=&quot;&quot;;&quot;&quot;;[.N100]+[.L160])">
            <text:p/>
          </table:table-cell>
          <table:table-cell table:style-name="ce2" table:formula="of:=IF([.O100]=&quot;&quot;;&quot;&quot;;[.O100]+[.M160])">
            <text:p/>
          </table:table-cell>
          <table:table-cell table:style-name="ce2" table:formula="of:=IF([.P100]=&quot;&quot;;&quot;&quot;;[.P100]+[.N160])">
            <text:p/>
          </table:table-cell>
          <table:table-cell table:style-name="ce2" table:formula="of:=IF([.Q100]=&quot;&quot;;&quot;&quot;;[.Q100]+[.O160])">
            <text:p/>
          </table:table-cell>
          <table:table-cell table:style-name="ce2" table:formula="of:=IF([.R100]=&quot;&quot;;&quot;&quot;;[.R100]+[.P160])">
            <text:p/>
          </table:table-cell>
          <table:table-cell table:style-name="ce2" table:formula="of:=IF([.S100]=&quot;&quot;;&quot;&quot;;[.S100]+[.Q160])">
            <text:p/>
          </table:table-cell>
          <table:table-cell table:style-name="ce2" table:formula="of:=IF([.T100]=&quot;&quot;;&quot;&quot;;[.T100]+[.R160])">
            <text:p/>
          </table:table-cell>
          <table:table-cell table:style-name="ce2" table:formula="of:=IF([.U100]=&quot;&quot;;&quot;&quot;;[.U100]+[.S160])">
            <text:p/>
          </table:table-cell>
          <table:table-cell table:style-name="ce2" table:formula="of:=IF([.V100]=&quot;&quot;;&quot;&quot;;[.V100]+[.T160])">
            <text:p/>
          </table:table-cell>
          <table:table-cell table:style-name="ce2" table:formula="of:=IF([.W100]=&quot;&quot;;&quot;&quot;;[.W100]+[.U160])">
            <text:p/>
          </table:table-cell>
          <table:table-cell table:style-name="ce2" table:formula="of:=IF([.X100]=&quot;&quot;;&quot;&quot;;[.X100]+[.V160])">
            <text:p/>
          </table:table-cell>
          <table:table-cell table:style-name="ce2" table:formula="of:=IF([.Y100]=&quot;&quot;;&quot;&quot;;[.Y100]+[.W160])">
            <text:p/>
          </table:table-cell>
          <table:table-cell table:style-name="ce2" table:formula="of:=IF([.Z100]=&quot;&quot;;&quot;&quot;;[.Z100]+[.X160])">
            <text:p/>
          </table:table-cell>
          <table:table-cell table:style-name="ce2" table:formula="of:=IF([.AA100]=&quot;&quot;;&quot;&quot;;[.AA100]+[.Y160])">
            <text:p/>
          </table:table-cell>
          <table:table-cell table:style-name="ce2" table:formula="of:=IF([.AB100]=&quot;&quot;;&quot;&quot;;[.AB100]+[.Z160])">
            <text:p/>
          </table:table-cell>
          <table:table-cell table:style-name="ce2" table:formula="of:=IF([.AC100]=&quot;&quot;;&quot;&quot;;[.AC100]+[.AA160])">
            <text:p/>
          </table:table-cell>
          <table:table-cell table:style-name="ce2" table:formula="of:=IF([.AD100]=&quot;&quot;;&quot;&quot;;[.AD100]+[.AB160])">
            <text:p/>
          </table:table-cell>
          <table:table-cell table:style-name="ce2" table:formula="of:=IF([.AE100]=&quot;&quot;;&quot;&quot;;[.AE100]+[.AC160])">
            <text:p/>
          </table:table-cell>
          <table:table-cell table:style-name="ce2" table:formula="of:=IF([.AF100]=&quot;&quot;;&quot;&quot;;[.AF100]+[.AD160])">
            <text:p/>
          </table:table-cell>
          <table:table-cell table:style-name="ce2" table:formula="of:=IF([.AG100]=&quot;&quot;;&quot;&quot;;[.AG100]+[.AE160])">
            <text:p/>
          </table:table-cell>
          <table:table-cell table:style-name="ce2" table:formula="of:=IF([.AH100]=&quot;&quot;;&quot;&quot;;[.AH100]+[.AF160])">
            <text:p/>
          </table:table-cell>
          <table:table-cell table:style-name="ce2" table:formula="of:=IF([.AI100]=&quot;&quot;;&quot;&quot;;[.AI100]+[.AG160])">
            <text:p/>
          </table:table-cell>
          <table:table-cell table:style-name="ce2" table:formula="of:=IF([.AJ100]=&quot;&quot;;&quot;&quot;;[.AJ100]+[.AH160])">
            <text:p/>
          </table:table-cell>
          <table:table-cell table:style-name="ce2" table:formula="of:=IF([.AK100]=&quot;&quot;;&quot;&quot;;[.AK100]+[.AI160])">
            <text:p/>
          </table:table-cell>
          <table:table-cell table:style-name="ce2" table:formula="of:=IF([.AL100]=&quot;&quot;;&quot;&quot;;[.AL100]+[.AJ160])">
            <text:p/>
          </table:table-cell>
          <table:table-cell table:style-name="ce2" table:formula="of:=IF([.AM100]=&quot;&quot;;&quot;&quot;;[.AM100]+[.AK160])">
            <text:p/>
          </table:table-cell>
          <table:table-cell table:style-name="ce2" table:formula="of:=IF([.AN100]=&quot;&quot;;&quot;&quot;;[.AN100]+[.AL160])">
            <text:p/>
          </table:table-cell>
          <table:table-cell table:style-name="ce2" table:formula="of:=IF([.AO100]=&quot;&quot;;&quot;&quot;;[.AO100]+[.AM160])">
            <text:p/>
          </table:table-cell>
          <table:table-cell table:style-name="ce2" table:formula="of:=IF([.AP100]=&quot;&quot;;&quot;&quot;;[.AP100]+[.AN160])">
            <text:p/>
          </table:table-cell>
          <table:table-cell table:style-name="ce2" table:formula="of:=IF([.AQ100]=&quot;&quot;;&quot;&quot;;[.AQ100]+[.AO160])">
            <text:p/>
          </table:table-cell>
          <table:table-cell table:style-name="ce2" table:formula="of:=IF([.AR100]=&quot;&quot;;&quot;&quot;;[.AR100]+[.AP160])">
            <text:p/>
          </table:table-cell>
          <table:table-cell table:style-name="ce2" table:formula="of:=IF([.AS100]=&quot;&quot;;&quot;&quot;;[.AS100]+[.AQ160])">
            <text:p/>
          </table:table-cell>
          <table:table-cell table:style-name="ce2" table:formula="of:=IF([.AT100]=&quot;&quot;;&quot;&quot;;[.AT100]+[.AR160])">
            <text:p/>
          </table:table-cell>
          <table:table-cell table:style-name="ce2" table:formula="of:=IF([.AU100]=&quot;&quot;;&quot;&quot;;[.AU100]+[.AS160])">
            <text:p/>
          </table:table-cell>
          <table:table-cell table:style-name="ce2" table:formula="of:=IF([.AV100]=&quot;&quot;;&quot;&quot;;[.AV100]+[.AT160])">
            <text:p/>
          </table:table-cell>
          <table:table-cell table:style-name="ce2" table:formula="of:=IF([.AW100]=&quot;&quot;;&quot;&quot;;[.AW100]+[.AU160])">
            <text:p/>
          </table:table-cell>
          <table:table-cell table:style-name="ce2" table:formula="of:=IF([.AX100]=&quot;&quot;;&quot;&quot;;[.AX100]+[.AV160])">
            <text:p/>
          </table:table-cell>
          <table:table-cell table:style-name="ce2" table:formula="of:=IF([.AY100]=&quot;&quot;;&quot;&quot;;[.AY100]+[.AW160])">
            <text:p/>
          </table:table-cell>
          <table:table-cell table:style-name="ce2" table:formula="of:=IF([.AZ100]=&quot;&quot;;&quot;&quot;;[.AZ100]+[.AX160])">
            <text:p/>
          </table:table-cell>
          <table:table-cell table:style-name="ce2" table:formula="of:=IF([.BA100]=&quot;&quot;;&quot;&quot;;[.BA100]+[.AY160])">
            <text:p/>
          </table:table-cell>
          <table:table-cell table:style-name="ce2" table:formula="of:=IF([.BB100]=&quot;&quot;;&quot;&quot;;[.BB100]+[.AZ160])">
            <text:p/>
          </table:table-cell>
          <table:table-cell table:style-name="ce2" table:formula="of:=IF([.BC100]=&quot;&quot;;&quot;&quot;;[.BC100]+[.BA160])">
            <text:p/>
          </table:table-cell>
          <table:table-cell table:style-name="ce2" table:formula="of:=IF([.BD100]=&quot;&quot;;&quot;&quot;;[.BD100]+[.BB160])">
            <text:p/>
          </table:table-cell>
          <table:table-cell table:style-name="ce2" table:formula="of:=IF([.BE100]=&quot;&quot;;&quot;&quot;;[.BE100]+[.BC160])">
            <text:p/>
          </table:table-cell>
          <table:table-cell table:style-name="ce2" table:formula="of:=IF([.BF100]=&quot;&quot;;&quot;&quot;;[.BF100]+[.BD160])">
            <text:p/>
          </table:table-cell>
          <table:table-cell table:style-name="ce2" table:formula="of:=IF([.BG100]=&quot;&quot;;&quot;&quot;;[.BG100]+[.BE160])">
            <text:p/>
          </table:table-cell>
          <table:table-cell table:style-name="ce2" table:formula="of:=IF([.BH100]=&quot;&quot;;&quot;&quot;;[.BH100]+[.BF160])">
            <text:p/>
          </table:table-cell>
          <table:table-cell table:style-name="ce2" table:formula="of:=IF([.BI100]=&quot;&quot;;&quot;&quot;;[.BI100]+[.BG160])">
            <text:p/>
          </table:table-cell>
          <table:table-cell table:style-name="ce2" table:formula="of:=IF([.BJ100]=&quot;&quot;;&quot;&quot;;[.BJ100]+[.BH160])">
            <text:p/>
          </table:table-cell>
          <table:table-cell table:style-name="ce2" table:formula="of:=IF([.BK100]=&quot;&quot;;&quot;&quot;;[.BK100]+[.BI160])">
            <text:p/>
          </table:table-cell>
          <table:table-cell table:style-name="ce2" table:formula="of:=IF([.BL100]=&quot;&quot;;&quot;&quot;;[.BL100]+[.BJ160])">
            <text:p/>
          </table:table-cell>
          <table:table-cell table:style-name="ce2" table:formula="of:=IF([.BM100]=&quot;&quot;;&quot;&quot;;[.BM100]+[.BK160])">
            <text:p/>
          </table:table-cell>
          <table:table-cell table:style-name="ce2" table:formula="of:=IF([.BN100]=&quot;&quot;;&quot;&quot;;[.BN100]+[.BL160])">
            <text:p/>
          </table:table-cell>
          <table:table-cell table:style-name="ce2" table:formula="of:=IF([.BO100]=&quot;&quot;;&quot;&quot;;[.BO100]+[.BM160])">
            <text:p/>
          </table:table-cell>
          <table:table-cell table:style-name="ce2" table:formula="of:=IF([.BP100]=&quot;&quot;;&quot;&quot;;[.BP100]+[.BN160])">
            <text:p/>
          </table:table-cell>
          <table:table-cell table:style-name="ce2" table:formula="of:=IF([.BQ100]=&quot;&quot;;&quot;&quot;;[.BQ100]+[.BO160])">
            <text:p/>
          </table:table-cell>
          <table:table-cell table:style-name="ce2" table:formula="of:=IF([.BR100]=&quot;&quot;;&quot;&quot;;[.BR100]+[.BP160])">
            <text:p/>
          </table:table-cell>
          <table:table-cell table:style-name="ce2" table:formula="of:=IF([.BS100]=&quot;&quot;;&quot;&quot;;[.BS100]+[.BQ160])">
            <text:p/>
          </table:table-cell>
          <table:table-cell table:style-name="ce2" table:formula="of:=IF([.BT100]=&quot;&quot;;&quot;&quot;;[.BT100]+[.BR160])">
            <text:p/>
          </table:table-cell>
          <table:table-cell table:style-name="ce2" table:formula="of:=IF([.BU100]=&quot;&quot;;&quot;&quot;;[.BU100]+[.BS160])">
            <text:p/>
          </table:table-cell>
          <table:table-cell table:style-name="ce2" table:formula="of:=IF([.BV100]=&quot;&quot;;&quot;&quot;;[.BV100]+[.BT160])">
            <text:p/>
          </table:table-cell>
          <table:table-cell table:style-name="ce2" table:formula="of:=IF([.BW100]=&quot;&quot;;&quot;&quot;;[.BW100]+[.BU160])">
            <text:p/>
          </table:table-cell>
          <table:table-cell table:style-name="ce2" table:formula="of:=IF([.BX100]=&quot;&quot;;&quot;&quot;;[.BX100]+[.BV160])">
            <text:p/>
          </table:table-cell>
          <table:table-cell table:style-name="ce2" table:formula="of:=IF([.BY100]=&quot;&quot;;&quot;&quot;;[.BY100]+[.BW160])">
            <text:p/>
          </table:table-cell>
          <table:table-cell table:style-name="ce2" table:formula="of:=IF([.BZ100]=&quot;&quot;;&quot;&quot;;[.BZ100]+[.BX160])">
            <text:p/>
          </table:table-cell>
          <table:table-cell table:style-name="ce2" table:formula="of:=IF([.CA100]=&quot;&quot;;&quot;&quot;;[.CA100]+[.BY160])">
            <text:p/>
          </table:table-cell>
          <table:table-cell table:style-name="ce2" table:formula="of:=IF([.CB100]=&quot;&quot;;&quot;&quot;;[.CB100]+[.BZ160])">
            <text:p/>
          </table:table-cell>
          <table:table-cell table:style-name="ce2" table:formula="of:=IF([.CC100]=&quot;&quot;;&quot;&quot;;[.CC100]+[.CA160])">
            <text:p/>
          </table:table-cell>
          <table:table-cell table:style-name="ce2" table:formula="of:=IF([.CD100]=&quot;&quot;;&quot;&quot;;[.CD100]+[.CB160])">
            <text:p/>
          </table:table-cell>
          <table:table-cell table:style-name="ce2" table:formula="of:=IF([.CE100]=&quot;&quot;;&quot;&quot;;[.CE100]+[.CC160])">
            <text:p/>
          </table:table-cell>
          <table:table-cell table:style-name="ce2" table:formula="of:=IF([.CF100]=&quot;&quot;;&quot;&quot;;[.CF100]+[.CD160])">
            <text:p/>
          </table:table-cell>
          <table:table-cell table:style-name="ce2" table:formula="of:=IF([.CG100]=&quot;&quot;;&quot;&quot;;[.CG100]+[.CE160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1]=&quot;&quot;;&quot;&quot;;[.D101])">
            <text:p/>
          </table:table-cell>
          <table:table-cell table:style-name="ce2" table:formula="of:=IF([.E101]=&quot;&quot;;&quot;&quot;;[.E101])">
            <text:p/>
          </table:table-cell>
          <table:table-cell table:style-name="ce2" table:formula="of:=IF([.F101]=&quot;&quot;;&quot;&quot;;[.F101]+[.D161])">
            <text:p/>
          </table:table-cell>
          <table:table-cell table:style-name="ce2" table:formula="of:=IF([.G101]=&quot;&quot;;&quot;&quot;;[.G101]+[.E161])">
            <text:p/>
          </table:table-cell>
          <table:table-cell table:style-name="ce2" table:formula="of:=IF([.H101]=&quot;&quot;;&quot;&quot;;[.H101]+[.F161])">
            <text:p/>
          </table:table-cell>
          <table:table-cell table:style-name="ce2" table:formula="of:=IF([.I101]=&quot;&quot;;&quot;&quot;;[.I101]+[.G161])">
            <text:p/>
          </table:table-cell>
          <table:table-cell table:style-name="ce2" table:formula="of:=IF([.J101]=&quot;&quot;;&quot;&quot;;[.J101]+[.H161])">
            <text:p/>
          </table:table-cell>
          <table:table-cell table:style-name="ce2" table:formula="of:=IF([.K101]=&quot;&quot;;&quot;&quot;;[.K101]+[.I161])">
            <text:p/>
          </table:table-cell>
          <table:table-cell table:style-name="ce2" table:formula="of:=IF([.L101]=&quot;&quot;;&quot;&quot;;[.L101]+[.J161])">
            <text:p/>
          </table:table-cell>
          <table:table-cell table:style-name="ce2" table:formula="of:=IF([.M101]=&quot;&quot;;&quot;&quot;;[.M101]+[.K161])">
            <text:p/>
          </table:table-cell>
          <table:table-cell table:style-name="ce2" table:formula="of:=IF([.N101]=&quot;&quot;;&quot;&quot;;[.N101]+[.L161])">
            <text:p/>
          </table:table-cell>
          <table:table-cell table:style-name="ce2" table:formula="of:=IF([.O101]=&quot;&quot;;&quot;&quot;;[.O101]+[.M161])">
            <text:p/>
          </table:table-cell>
          <table:table-cell table:style-name="ce2" table:formula="of:=IF([.P101]=&quot;&quot;;&quot;&quot;;[.P101]+[.N161])">
            <text:p/>
          </table:table-cell>
          <table:table-cell table:style-name="ce2" table:formula="of:=IF([.Q101]=&quot;&quot;;&quot;&quot;;[.Q101]+[.O161])">
            <text:p/>
          </table:table-cell>
          <table:table-cell table:style-name="ce2" table:formula="of:=IF([.R101]=&quot;&quot;;&quot;&quot;;[.R101]+[.P161])">
            <text:p/>
          </table:table-cell>
          <table:table-cell table:style-name="ce2" table:formula="of:=IF([.S101]=&quot;&quot;;&quot;&quot;;[.S101]+[.Q161])">
            <text:p/>
          </table:table-cell>
          <table:table-cell table:style-name="ce2" table:formula="of:=IF([.T101]=&quot;&quot;;&quot;&quot;;[.T101]+[.R161])">
            <text:p/>
          </table:table-cell>
          <table:table-cell table:style-name="ce2" table:formula="of:=IF([.U101]=&quot;&quot;;&quot;&quot;;[.U101]+[.S161])">
            <text:p/>
          </table:table-cell>
          <table:table-cell table:style-name="ce2" table:formula="of:=IF([.V101]=&quot;&quot;;&quot;&quot;;[.V101]+[.T161])">
            <text:p/>
          </table:table-cell>
          <table:table-cell table:style-name="ce2" table:formula="of:=IF([.W101]=&quot;&quot;;&quot;&quot;;[.W101]+[.U161])">
            <text:p/>
          </table:table-cell>
          <table:table-cell table:style-name="ce2" table:formula="of:=IF([.X101]=&quot;&quot;;&quot;&quot;;[.X101]+[.V161])">
            <text:p/>
          </table:table-cell>
          <table:table-cell table:style-name="ce2" table:formula="of:=IF([.Y101]=&quot;&quot;;&quot;&quot;;[.Y101]+[.W161])">
            <text:p/>
          </table:table-cell>
          <table:table-cell table:style-name="ce2" table:formula="of:=IF([.Z101]=&quot;&quot;;&quot;&quot;;[.Z101]+[.X161])">
            <text:p/>
          </table:table-cell>
          <table:table-cell table:style-name="ce2" table:formula="of:=IF([.AA101]=&quot;&quot;;&quot;&quot;;[.AA101]+[.Y161])">
            <text:p/>
          </table:table-cell>
          <table:table-cell table:style-name="ce2" table:formula="of:=IF([.AB101]=&quot;&quot;;&quot;&quot;;[.AB101]+[.Z161])">
            <text:p/>
          </table:table-cell>
          <table:table-cell table:style-name="ce2" table:formula="of:=IF([.AC101]=&quot;&quot;;&quot;&quot;;[.AC101]+[.AA161])">
            <text:p/>
          </table:table-cell>
          <table:table-cell table:style-name="ce2" table:formula="of:=IF([.AD101]=&quot;&quot;;&quot;&quot;;[.AD101]+[.AB161])">
            <text:p/>
          </table:table-cell>
          <table:table-cell table:style-name="ce2" table:formula="of:=IF([.AE101]=&quot;&quot;;&quot;&quot;;[.AE101]+[.AC161])">
            <text:p/>
          </table:table-cell>
          <table:table-cell table:style-name="ce2" table:formula="of:=IF([.AF101]=&quot;&quot;;&quot;&quot;;[.AF101]+[.AD161])">
            <text:p/>
          </table:table-cell>
          <table:table-cell table:style-name="ce2" table:formula="of:=IF([.AG101]=&quot;&quot;;&quot;&quot;;[.AG101]+[.AE161])">
            <text:p/>
          </table:table-cell>
          <table:table-cell table:style-name="ce2" table:formula="of:=IF([.AH101]=&quot;&quot;;&quot;&quot;;[.AH101]+[.AF161])">
            <text:p/>
          </table:table-cell>
          <table:table-cell table:style-name="ce2" table:formula="of:=IF([.AI101]=&quot;&quot;;&quot;&quot;;[.AI101]+[.AG161])">
            <text:p/>
          </table:table-cell>
          <table:table-cell table:style-name="ce2" table:formula="of:=IF([.AJ101]=&quot;&quot;;&quot;&quot;;[.AJ101]+[.AH161])">
            <text:p/>
          </table:table-cell>
          <table:table-cell table:style-name="ce2" table:formula="of:=IF([.AK101]=&quot;&quot;;&quot;&quot;;[.AK101]+[.AI161])">
            <text:p/>
          </table:table-cell>
          <table:table-cell table:style-name="ce2" table:formula="of:=IF([.AL101]=&quot;&quot;;&quot;&quot;;[.AL101]+[.AJ161])">
            <text:p/>
          </table:table-cell>
          <table:table-cell table:style-name="ce2" table:formula="of:=IF([.AM101]=&quot;&quot;;&quot;&quot;;[.AM101]+[.AK161])">
            <text:p/>
          </table:table-cell>
          <table:table-cell table:style-name="ce2" table:formula="of:=IF([.AN101]=&quot;&quot;;&quot;&quot;;[.AN101]+[.AL161])">
            <text:p/>
          </table:table-cell>
          <table:table-cell table:style-name="ce2" table:formula="of:=IF([.AO101]=&quot;&quot;;&quot;&quot;;[.AO101]+[.AM161])">
            <text:p/>
          </table:table-cell>
          <table:table-cell table:style-name="ce2" table:formula="of:=IF([.AP101]=&quot;&quot;;&quot;&quot;;[.AP101]+[.AN161])">
            <text:p/>
          </table:table-cell>
          <table:table-cell table:style-name="ce2" table:formula="of:=IF([.AQ101]=&quot;&quot;;&quot;&quot;;[.AQ101]+[.AO161])">
            <text:p/>
          </table:table-cell>
          <table:table-cell table:style-name="ce2" table:formula="of:=IF([.AR101]=&quot;&quot;;&quot;&quot;;[.AR101]+[.AP161])">
            <text:p/>
          </table:table-cell>
          <table:table-cell table:style-name="ce2" table:formula="of:=IF([.AS101]=&quot;&quot;;&quot;&quot;;[.AS101]+[.AQ161])">
            <text:p/>
          </table:table-cell>
          <table:table-cell table:style-name="ce2" table:formula="of:=IF([.AT101]=&quot;&quot;;&quot;&quot;;[.AT101]+[.AR161])">
            <text:p/>
          </table:table-cell>
          <table:table-cell table:style-name="ce2" table:formula="of:=IF([.AU101]=&quot;&quot;;&quot;&quot;;[.AU101]+[.AS161])">
            <text:p/>
          </table:table-cell>
          <table:table-cell table:style-name="ce2" table:formula="of:=IF([.AV101]=&quot;&quot;;&quot;&quot;;[.AV101]+[.AT161])">
            <text:p/>
          </table:table-cell>
          <table:table-cell table:style-name="ce2" table:formula="of:=IF([.AW101]=&quot;&quot;;&quot;&quot;;[.AW101]+[.AU161])">
            <text:p/>
          </table:table-cell>
          <table:table-cell table:style-name="ce2" table:formula="of:=IF([.AX101]=&quot;&quot;;&quot;&quot;;[.AX101]+[.AV161])">
            <text:p/>
          </table:table-cell>
          <table:table-cell table:style-name="ce2" table:formula="of:=IF([.AY101]=&quot;&quot;;&quot;&quot;;[.AY101]+[.AW161])">
            <text:p/>
          </table:table-cell>
          <table:table-cell table:style-name="ce2" table:formula="of:=IF([.AZ101]=&quot;&quot;;&quot;&quot;;[.AZ101]+[.AX161])">
            <text:p/>
          </table:table-cell>
          <table:table-cell table:style-name="ce2" table:formula="of:=IF([.BA101]=&quot;&quot;;&quot;&quot;;[.BA101]+[.AY161])">
            <text:p/>
          </table:table-cell>
          <table:table-cell table:style-name="ce2" table:formula="of:=IF([.BB101]=&quot;&quot;;&quot;&quot;;[.BB101]+[.AZ161])">
            <text:p/>
          </table:table-cell>
          <table:table-cell table:style-name="ce2" table:formula="of:=IF([.BC101]=&quot;&quot;;&quot;&quot;;[.BC101]+[.BA161])">
            <text:p/>
          </table:table-cell>
          <table:table-cell table:style-name="ce2" table:formula="of:=IF([.BD101]=&quot;&quot;;&quot;&quot;;[.BD101]+[.BB161])">
            <text:p/>
          </table:table-cell>
          <table:table-cell table:style-name="ce2" table:formula="of:=IF([.BE101]=&quot;&quot;;&quot;&quot;;[.BE101]+[.BC161])">
            <text:p/>
          </table:table-cell>
          <table:table-cell table:style-name="ce2" table:formula="of:=IF([.BF101]=&quot;&quot;;&quot;&quot;;[.BF101]+[.BD161])">
            <text:p/>
          </table:table-cell>
          <table:table-cell table:style-name="ce2" table:formula="of:=IF([.BG101]=&quot;&quot;;&quot;&quot;;[.BG101]+[.BE161])">
            <text:p/>
          </table:table-cell>
          <table:table-cell table:style-name="ce2" table:formula="of:=IF([.BH101]=&quot;&quot;;&quot;&quot;;[.BH101]+[.BF161])">
            <text:p/>
          </table:table-cell>
          <table:table-cell table:style-name="ce2" table:formula="of:=IF([.BI101]=&quot;&quot;;&quot;&quot;;[.BI101]+[.BG161])">
            <text:p/>
          </table:table-cell>
          <table:table-cell table:style-name="ce2" table:formula="of:=IF([.BJ101]=&quot;&quot;;&quot;&quot;;[.BJ101]+[.BH161])">
            <text:p/>
          </table:table-cell>
          <table:table-cell table:style-name="ce2" table:formula="of:=IF([.BK101]=&quot;&quot;;&quot;&quot;;[.BK101]+[.BI161])">
            <text:p/>
          </table:table-cell>
          <table:table-cell table:style-name="ce2" table:formula="of:=IF([.BL101]=&quot;&quot;;&quot;&quot;;[.BL101]+[.BJ161])">
            <text:p/>
          </table:table-cell>
          <table:table-cell table:style-name="ce2" table:formula="of:=IF([.BM101]=&quot;&quot;;&quot;&quot;;[.BM101]+[.BK161])">
            <text:p/>
          </table:table-cell>
          <table:table-cell table:style-name="ce2" table:formula="of:=IF([.BN101]=&quot;&quot;;&quot;&quot;;[.BN101]+[.BL161])">
            <text:p/>
          </table:table-cell>
          <table:table-cell table:style-name="ce2" table:formula="of:=IF([.BO101]=&quot;&quot;;&quot;&quot;;[.BO101]+[.BM161])">
            <text:p/>
          </table:table-cell>
          <table:table-cell table:style-name="ce2" table:formula="of:=IF([.BP101]=&quot;&quot;;&quot;&quot;;[.BP101]+[.BN161])">
            <text:p/>
          </table:table-cell>
          <table:table-cell table:style-name="ce2" table:formula="of:=IF([.BQ101]=&quot;&quot;;&quot;&quot;;[.BQ101]+[.BO161])">
            <text:p/>
          </table:table-cell>
          <table:table-cell table:style-name="ce2" table:formula="of:=IF([.BR101]=&quot;&quot;;&quot;&quot;;[.BR101]+[.BP161])">
            <text:p/>
          </table:table-cell>
          <table:table-cell table:style-name="ce2" table:formula="of:=IF([.BS101]=&quot;&quot;;&quot;&quot;;[.BS101]+[.BQ161])">
            <text:p/>
          </table:table-cell>
          <table:table-cell table:style-name="ce2" table:formula="of:=IF([.BT101]=&quot;&quot;;&quot;&quot;;[.BT101]+[.BR161])">
            <text:p/>
          </table:table-cell>
          <table:table-cell table:style-name="ce2" table:formula="of:=IF([.BU101]=&quot;&quot;;&quot;&quot;;[.BU101]+[.BS161])">
            <text:p/>
          </table:table-cell>
          <table:table-cell table:style-name="ce2" table:formula="of:=IF([.BV101]=&quot;&quot;;&quot;&quot;;[.BV101]+[.BT161])">
            <text:p/>
          </table:table-cell>
          <table:table-cell table:style-name="ce2" table:formula="of:=IF([.BW101]=&quot;&quot;;&quot;&quot;;[.BW101]+[.BU161])">
            <text:p/>
          </table:table-cell>
          <table:table-cell table:style-name="ce2" table:formula="of:=IF([.BX101]=&quot;&quot;;&quot;&quot;;[.BX101]+[.BV161])">
            <text:p/>
          </table:table-cell>
          <table:table-cell table:style-name="ce2" table:formula="of:=IF([.BY101]=&quot;&quot;;&quot;&quot;;[.BY101]+[.BW161])">
            <text:p/>
          </table:table-cell>
          <table:table-cell table:style-name="ce2" table:formula="of:=IF([.BZ101]=&quot;&quot;;&quot;&quot;;[.BZ101]+[.BX161])">
            <text:p/>
          </table:table-cell>
          <table:table-cell table:style-name="ce2" table:formula="of:=IF([.CA101]=&quot;&quot;;&quot;&quot;;[.CA101]+[.BY161])">
            <text:p/>
          </table:table-cell>
          <table:table-cell table:style-name="ce2" table:formula="of:=IF([.CB101]=&quot;&quot;;&quot;&quot;;[.CB101]+[.BZ161])">
            <text:p/>
          </table:table-cell>
          <table:table-cell table:style-name="ce2" table:formula="of:=IF([.CC101]=&quot;&quot;;&quot;&quot;;[.CC101]+[.CA161])">
            <text:p/>
          </table:table-cell>
          <table:table-cell table:style-name="ce2" table:formula="of:=IF([.CD101]=&quot;&quot;;&quot;&quot;;[.CD101]+[.CB161])">
            <text:p/>
          </table:table-cell>
          <table:table-cell table:style-name="ce2" table:formula="of:=IF([.CE101]=&quot;&quot;;&quot;&quot;;[.CE101]+[.CC161])">
            <text:p/>
          </table:table-cell>
          <table:table-cell table:style-name="ce2" table:formula="of:=IF([.CF101]=&quot;&quot;;&quot;&quot;;[.CF101]+[.CD161])">
            <text:p/>
          </table:table-cell>
          <table:table-cell table:style-name="ce2" table:formula="of:=IF([.CG101]=&quot;&quot;;&quot;&quot;;[.CG101]+[.CE161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2]=&quot;&quot;;&quot;&quot;;[.D102])" office:value-type="float" office:value="650.87395">
            <text:p>650.87395</text:p>
          </table:table-cell>
          <table:table-cell table:style-name="ce2" table:formula="of:=IF([.E102]=&quot;&quot;;&quot;&quot;;[.E102])" office:value-type="float" office:value="404.16336">
            <text:p>404.16336</text:p>
          </table:table-cell>
          <table:table-cell table:style-name="ce2" table:formula="of:=IF([.F102]=&quot;&quot;;&quot;&quot;;[.F102]+[.D162])" office:value-type="float" office:value="650.58341">
            <text:p>650.58341</text:p>
          </table:table-cell>
          <table:table-cell table:style-name="ce2" table:formula="of:=IF([.G102]=&quot;&quot;;&quot;&quot;;[.G102]+[.E162])" office:value-type="float" office:value="588.0786">
            <text:p>588.0786</text:p>
          </table:table-cell>
          <table:table-cell table:style-name="ce2" table:formula="of:=IF([.H102]=&quot;&quot;;&quot;&quot;;[.H102]+[.F162])" office:value-type="float" office:value="668.85431">
            <text:p>668.85431</text:p>
          </table:table-cell>
          <table:table-cell table:style-name="ce2" table:formula="of:=IF([.I102]=&quot;&quot;;&quot;&quot;;[.I102]+[.G162])" office:value-type="float" office:value="596.67795">
            <text:p>596.67795</text:p>
          </table:table-cell>
          <table:table-cell table:style-name="ce2" table:formula="of:=IF([.J102]=&quot;&quot;;&quot;&quot;;[.J102]+[.H162])" office:value-type="float" office:value="669.37853">
            <text:p>669.37853</text:p>
          </table:table-cell>
          <table:table-cell table:style-name="ce2" table:formula="of:=IF([.K102]=&quot;&quot;;&quot;&quot;;[.K102]+[.I162])" office:value-type="float" office:value="389.70936">
            <text:p>389.70936</text:p>
          </table:table-cell>
          <table:table-cell table:style-name="ce2" table:formula="of:=IF([.L102]=&quot;&quot;;&quot;&quot;;[.L102]+[.J162])" office:value-type="float" office:value="660.74302">
            <text:p>660.74302</text:p>
          </table:table-cell>
          <table:table-cell table:style-name="ce2" table:formula="of:=IF([.M102]=&quot;&quot;;&quot;&quot;;[.M102]+[.K162])" office:value-type="float" office:value="389.47897">
            <text:p>389.47897</text:p>
          </table:table-cell>
          <table:table-cell table:style-name="ce2" table:formula="of:=IF([.N102]=&quot;&quot;;&quot;&quot;;[.N102]+[.L162])" office:value-type="float" office:value="660.31379">
            <text:p>660.31379</text:p>
          </table:table-cell>
          <table:table-cell table:style-name="ce2" table:formula="of:=IF([.O102]=&quot;&quot;;&quot;&quot;;[.O102]+[.M162])" office:value-type="float" office:value="396.90593">
            <text:p>396.90593</text:p>
          </table:table-cell>
          <table:table-cell table:style-name="ce2" table:formula="of:=IF([.P102]=&quot;&quot;;&quot;&quot;;[.P102]+[.N162])" office:value-type="float" office:value="656.86622">
            <text:p>656.86622</text:p>
          </table:table-cell>
          <table:table-cell table:style-name="ce2" table:formula="of:=IF([.Q102]=&quot;&quot;;&quot;&quot;;[.Q102]+[.O162])" office:value-type="float" office:value="396.90093">
            <text:p>396.90093</text:p>
          </table:table-cell>
          <table:table-cell table:style-name="ce2" table:formula="of:=IF([.R102]=&quot;&quot;;&quot;&quot;;[.R102]+[.P162])">
            <text:p/>
          </table:table-cell>
          <table:table-cell table:style-name="ce2" table:formula="of:=IF([.S102]=&quot;&quot;;&quot;&quot;;[.S102]+[.Q162])">
            <text:p/>
          </table:table-cell>
          <table:table-cell table:style-name="ce2" table:formula="of:=IF([.T102]=&quot;&quot;;&quot;&quot;;[.T102]+[.R162])">
            <text:p/>
          </table:table-cell>
          <table:table-cell table:style-name="ce2" table:formula="of:=IF([.U102]=&quot;&quot;;&quot;&quot;;[.U102]+[.S162])">
            <text:p/>
          </table:table-cell>
          <table:table-cell table:style-name="ce2" table:formula="of:=IF([.V102]=&quot;&quot;;&quot;&quot;;[.V102]+[.T162])">
            <text:p/>
          </table:table-cell>
          <table:table-cell table:style-name="ce2" table:formula="of:=IF([.W102]=&quot;&quot;;&quot;&quot;;[.W102]+[.U162])">
            <text:p/>
          </table:table-cell>
          <table:table-cell table:style-name="ce2" table:formula="of:=IF([.X102]=&quot;&quot;;&quot;&quot;;[.X102]+[.V162])">
            <text:p/>
          </table:table-cell>
          <table:table-cell table:style-name="ce2" table:formula="of:=IF([.Y102]=&quot;&quot;;&quot;&quot;;[.Y102]+[.W162])">
            <text:p/>
          </table:table-cell>
          <table:table-cell table:style-name="ce2" table:formula="of:=IF([.Z102]=&quot;&quot;;&quot;&quot;;[.Z102]+[.X162])">
            <text:p/>
          </table:table-cell>
          <table:table-cell table:style-name="ce2" table:formula="of:=IF([.AA102]=&quot;&quot;;&quot;&quot;;[.AA102]+[.Y162])">
            <text:p/>
          </table:table-cell>
          <table:table-cell table:style-name="ce2" table:formula="of:=IF([.AB102]=&quot;&quot;;&quot;&quot;;[.AB102]+[.Z162])">
            <text:p/>
          </table:table-cell>
          <table:table-cell table:style-name="ce2" table:formula="of:=IF([.AC102]=&quot;&quot;;&quot;&quot;;[.AC102]+[.AA162])">
            <text:p/>
          </table:table-cell>
          <table:table-cell table:style-name="ce2" table:formula="of:=IF([.AD102]=&quot;&quot;;&quot;&quot;;[.AD102]+[.AB162])">
            <text:p/>
          </table:table-cell>
          <table:table-cell table:style-name="ce2" table:formula="of:=IF([.AE102]=&quot;&quot;;&quot;&quot;;[.AE102]+[.AC162])">
            <text:p/>
          </table:table-cell>
          <table:table-cell table:style-name="ce2" table:formula="of:=IF([.AF102]=&quot;&quot;;&quot;&quot;;[.AF102]+[.AD162])">
            <text:p/>
          </table:table-cell>
          <table:table-cell table:style-name="ce2" table:formula="of:=IF([.AG102]=&quot;&quot;;&quot;&quot;;[.AG102]+[.AE162])">
            <text:p/>
          </table:table-cell>
          <table:table-cell table:style-name="ce2" table:formula="of:=IF([.AH102]=&quot;&quot;;&quot;&quot;;[.AH102]+[.AF162])">
            <text:p/>
          </table:table-cell>
          <table:table-cell table:style-name="ce2" table:formula="of:=IF([.AI102]=&quot;&quot;;&quot;&quot;;[.AI102]+[.AG162])">
            <text:p/>
          </table:table-cell>
          <table:table-cell table:style-name="ce2" table:formula="of:=IF([.AJ102]=&quot;&quot;;&quot;&quot;;[.AJ102]+[.AH162])">
            <text:p/>
          </table:table-cell>
          <table:table-cell table:style-name="ce2" table:formula="of:=IF([.AK102]=&quot;&quot;;&quot;&quot;;[.AK102]+[.AI162])">
            <text:p/>
          </table:table-cell>
          <table:table-cell table:style-name="ce2" table:formula="of:=IF([.AL102]=&quot;&quot;;&quot;&quot;;[.AL102]+[.AJ162])">
            <text:p/>
          </table:table-cell>
          <table:table-cell table:style-name="ce2" table:formula="of:=IF([.AM102]=&quot;&quot;;&quot;&quot;;[.AM102]+[.AK162])">
            <text:p/>
          </table:table-cell>
          <table:table-cell table:style-name="ce2" table:formula="of:=IF([.AN102]=&quot;&quot;;&quot;&quot;;[.AN102]+[.AL162])">
            <text:p/>
          </table:table-cell>
          <table:table-cell table:style-name="ce2" table:formula="of:=IF([.AO102]=&quot;&quot;;&quot;&quot;;[.AO102]+[.AM162])">
            <text:p/>
          </table:table-cell>
          <table:table-cell table:style-name="ce2" table:formula="of:=IF([.AP102]=&quot;&quot;;&quot;&quot;;[.AP102]+[.AN162])">
            <text:p/>
          </table:table-cell>
          <table:table-cell table:style-name="ce2" table:formula="of:=IF([.AQ102]=&quot;&quot;;&quot;&quot;;[.AQ102]+[.AO162])">
            <text:p/>
          </table:table-cell>
          <table:table-cell table:style-name="ce2" table:formula="of:=IF([.AR102]=&quot;&quot;;&quot;&quot;;[.AR102]+[.AP162])">
            <text:p/>
          </table:table-cell>
          <table:table-cell table:style-name="ce2" table:formula="of:=IF([.AS102]=&quot;&quot;;&quot;&quot;;[.AS102]+[.AQ162])">
            <text:p/>
          </table:table-cell>
          <table:table-cell table:style-name="ce2" table:formula="of:=IF([.AT102]=&quot;&quot;;&quot;&quot;;[.AT102]+[.AR162])">
            <text:p/>
          </table:table-cell>
          <table:table-cell table:style-name="ce2" table:formula="of:=IF([.AU102]=&quot;&quot;;&quot;&quot;;[.AU102]+[.AS162])">
            <text:p/>
          </table:table-cell>
          <table:table-cell table:style-name="ce2" table:formula="of:=IF([.AV102]=&quot;&quot;;&quot;&quot;;[.AV102]+[.AT162])">
            <text:p/>
          </table:table-cell>
          <table:table-cell table:style-name="ce2" table:formula="of:=IF([.AW102]=&quot;&quot;;&quot;&quot;;[.AW102]+[.AU162])">
            <text:p/>
          </table:table-cell>
          <table:table-cell table:style-name="ce2" table:formula="of:=IF([.AX102]=&quot;&quot;;&quot;&quot;;[.AX102]+[.AV162])">
            <text:p/>
          </table:table-cell>
          <table:table-cell table:style-name="ce2" table:formula="of:=IF([.AY102]=&quot;&quot;;&quot;&quot;;[.AY102]+[.AW162])">
            <text:p/>
          </table:table-cell>
          <table:table-cell table:style-name="ce2" table:formula="of:=IF([.AZ102]=&quot;&quot;;&quot;&quot;;[.AZ102]+[.AX162])">
            <text:p/>
          </table:table-cell>
          <table:table-cell table:style-name="ce2" table:formula="of:=IF([.BA102]=&quot;&quot;;&quot;&quot;;[.BA102]+[.AY162])">
            <text:p/>
          </table:table-cell>
          <table:table-cell table:style-name="ce2" table:formula="of:=IF([.BB102]=&quot;&quot;;&quot;&quot;;[.BB102]+[.AZ162])">
            <text:p/>
          </table:table-cell>
          <table:table-cell table:style-name="ce2" table:formula="of:=IF([.BC102]=&quot;&quot;;&quot;&quot;;[.BC102]+[.BA162])">
            <text:p/>
          </table:table-cell>
          <table:table-cell table:style-name="ce2" table:formula="of:=IF([.BD102]=&quot;&quot;;&quot;&quot;;[.BD102]+[.BB162])">
            <text:p/>
          </table:table-cell>
          <table:table-cell table:style-name="ce2" table:formula="of:=IF([.BE102]=&quot;&quot;;&quot;&quot;;[.BE102]+[.BC162])">
            <text:p/>
          </table:table-cell>
          <table:table-cell table:style-name="ce2" table:formula="of:=IF([.BF102]=&quot;&quot;;&quot;&quot;;[.BF102]+[.BD162])">
            <text:p/>
          </table:table-cell>
          <table:table-cell table:style-name="ce2" table:formula="of:=IF([.BG102]=&quot;&quot;;&quot;&quot;;[.BG102]+[.BE162])">
            <text:p/>
          </table:table-cell>
          <table:table-cell table:style-name="ce2" table:formula="of:=IF([.BH102]=&quot;&quot;;&quot;&quot;;[.BH102]+[.BF162])">
            <text:p/>
          </table:table-cell>
          <table:table-cell table:style-name="ce2" table:formula="of:=IF([.BI102]=&quot;&quot;;&quot;&quot;;[.BI102]+[.BG162])">
            <text:p/>
          </table:table-cell>
          <table:table-cell table:style-name="ce2" table:formula="of:=IF([.BJ102]=&quot;&quot;;&quot;&quot;;[.BJ102]+[.BH162])">
            <text:p/>
          </table:table-cell>
          <table:table-cell table:style-name="ce2" table:formula="of:=IF([.BK102]=&quot;&quot;;&quot;&quot;;[.BK102]+[.BI162])">
            <text:p/>
          </table:table-cell>
          <table:table-cell table:style-name="ce2" table:formula="of:=IF([.BL102]=&quot;&quot;;&quot;&quot;;[.BL102]+[.BJ162])">
            <text:p/>
          </table:table-cell>
          <table:table-cell table:style-name="ce2" table:formula="of:=IF([.BM102]=&quot;&quot;;&quot;&quot;;[.BM102]+[.BK162])">
            <text:p/>
          </table:table-cell>
          <table:table-cell table:style-name="ce2" table:formula="of:=IF([.BN102]=&quot;&quot;;&quot;&quot;;[.BN102]+[.BL162])">
            <text:p/>
          </table:table-cell>
          <table:table-cell table:style-name="ce2" table:formula="of:=IF([.BO102]=&quot;&quot;;&quot;&quot;;[.BO102]+[.BM162])">
            <text:p/>
          </table:table-cell>
          <table:table-cell table:style-name="ce2" table:formula="of:=IF([.BP102]=&quot;&quot;;&quot;&quot;;[.BP102]+[.BN162])">
            <text:p/>
          </table:table-cell>
          <table:table-cell table:style-name="ce2" table:formula="of:=IF([.BQ102]=&quot;&quot;;&quot;&quot;;[.BQ102]+[.BO162])">
            <text:p/>
          </table:table-cell>
          <table:table-cell table:style-name="ce2" table:formula="of:=IF([.BR102]=&quot;&quot;;&quot;&quot;;[.BR102]+[.BP162])">
            <text:p/>
          </table:table-cell>
          <table:table-cell table:style-name="ce2" table:formula="of:=IF([.BS102]=&quot;&quot;;&quot;&quot;;[.BS102]+[.BQ162])">
            <text:p/>
          </table:table-cell>
          <table:table-cell table:style-name="ce2" table:formula="of:=IF([.BT102]=&quot;&quot;;&quot;&quot;;[.BT102]+[.BR162])">
            <text:p/>
          </table:table-cell>
          <table:table-cell table:style-name="ce2" table:formula="of:=IF([.BU102]=&quot;&quot;;&quot;&quot;;[.BU102]+[.BS162])">
            <text:p/>
          </table:table-cell>
          <table:table-cell table:style-name="ce2" table:formula="of:=IF([.BV102]=&quot;&quot;;&quot;&quot;;[.BV102]+[.BT162])">
            <text:p/>
          </table:table-cell>
          <table:table-cell table:style-name="ce2" table:formula="of:=IF([.BW102]=&quot;&quot;;&quot;&quot;;[.BW102]+[.BU162])">
            <text:p/>
          </table:table-cell>
          <table:table-cell table:style-name="ce2" table:formula="of:=IF([.BX102]=&quot;&quot;;&quot;&quot;;[.BX102]+[.BV162])">
            <text:p/>
          </table:table-cell>
          <table:table-cell table:style-name="ce2" table:formula="of:=IF([.BY102]=&quot;&quot;;&quot;&quot;;[.BY102]+[.BW162])">
            <text:p/>
          </table:table-cell>
          <table:table-cell table:style-name="ce2" table:formula="of:=IF([.BZ102]=&quot;&quot;;&quot;&quot;;[.BZ102]+[.BX162])">
            <text:p/>
          </table:table-cell>
          <table:table-cell table:style-name="ce2" table:formula="of:=IF([.CA102]=&quot;&quot;;&quot;&quot;;[.CA102]+[.BY162])">
            <text:p/>
          </table:table-cell>
          <table:table-cell table:style-name="ce2" table:formula="of:=IF([.CB102]=&quot;&quot;;&quot;&quot;;[.CB102]+[.BZ162])">
            <text:p/>
          </table:table-cell>
          <table:table-cell table:style-name="ce2" table:formula="of:=IF([.CC102]=&quot;&quot;;&quot;&quot;;[.CC102]+[.CA162])">
            <text:p/>
          </table:table-cell>
          <table:table-cell table:style-name="ce2" table:formula="of:=IF([.CD102]=&quot;&quot;;&quot;&quot;;[.CD102]+[.CB162])">
            <text:p/>
          </table:table-cell>
          <table:table-cell table:style-name="ce2" table:formula="of:=IF([.CE102]=&quot;&quot;;&quot;&quot;;[.CE102]+[.CC162])">
            <text:p/>
          </table:table-cell>
          <table:table-cell table:style-name="ce2" table:formula="of:=IF([.CF102]=&quot;&quot;;&quot;&quot;;[.CF102]+[.CD162])">
            <text:p/>
          </table:table-cell>
          <table:table-cell table:style-name="ce2" table:formula="of:=IF([.CG102]=&quot;&quot;;&quot;&quot;;[.CG102]+[.CE162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3]=&quot;&quot;;&quot;&quot;;[.D103])" office:value-type="float" office:value="590.55708">
            <text:p>590.55708</text:p>
          </table:table-cell>
          <table:table-cell table:style-name="ce2" table:formula="of:=IF([.E103]=&quot;&quot;;&quot;&quot;;[.E103])" office:value-type="float" office:value="270.046">
            <text:p>270.046</text:p>
          </table:table-cell>
          <table:table-cell table:style-name="ce2" table:formula="of:=IF([.F103]=&quot;&quot;;&quot;&quot;;[.F103]+[.D163])">
            <text:p/>
          </table:table-cell>
          <table:table-cell table:style-name="ce2" table:formula="of:=IF([.G103]=&quot;&quot;;&quot;&quot;;[.G103]+[.E163])">
            <text:p/>
          </table:table-cell>
          <table:table-cell table:style-name="ce2" table:formula="of:=IF([.H103]=&quot;&quot;;&quot;&quot;;[.H103]+[.F163])">
            <text:p/>
          </table:table-cell>
          <table:table-cell table:style-name="ce2" table:formula="of:=IF([.I103]=&quot;&quot;;&quot;&quot;;[.I103]+[.G163])">
            <text:p/>
          </table:table-cell>
          <table:table-cell table:style-name="ce2" table:formula="of:=IF([.J103]=&quot;&quot;;&quot;&quot;;[.J103]+[.H163])">
            <text:p/>
          </table:table-cell>
          <table:table-cell table:style-name="ce2" table:formula="of:=IF([.K103]=&quot;&quot;;&quot;&quot;;[.K103]+[.I163])">
            <text:p/>
          </table:table-cell>
          <table:table-cell table:style-name="ce2" table:formula="of:=IF([.L103]=&quot;&quot;;&quot;&quot;;[.L103]+[.J163])">
            <text:p/>
          </table:table-cell>
          <table:table-cell table:style-name="ce2" table:formula="of:=IF([.M103]=&quot;&quot;;&quot;&quot;;[.M103]+[.K163])">
            <text:p/>
          </table:table-cell>
          <table:table-cell table:style-name="ce2" table:formula="of:=IF([.N103]=&quot;&quot;;&quot;&quot;;[.N103]+[.L163])">
            <text:p/>
          </table:table-cell>
          <table:table-cell table:style-name="ce2" table:formula="of:=IF([.O103]=&quot;&quot;;&quot;&quot;;[.O103]+[.M163])">
            <text:p/>
          </table:table-cell>
          <table:table-cell table:style-name="ce2" table:formula="of:=IF([.P103]=&quot;&quot;;&quot;&quot;;[.P103]+[.N163])">
            <text:p/>
          </table:table-cell>
          <table:table-cell table:style-name="ce2" table:formula="of:=IF([.Q103]=&quot;&quot;;&quot;&quot;;[.Q103]+[.O163])">
            <text:p/>
          </table:table-cell>
          <table:table-cell table:style-name="ce2" table:formula="of:=IF([.R103]=&quot;&quot;;&quot;&quot;;[.R103]+[.P163])">
            <text:p/>
          </table:table-cell>
          <table:table-cell table:style-name="ce2" table:formula="of:=IF([.S103]=&quot;&quot;;&quot;&quot;;[.S103]+[.Q163])">
            <text:p/>
          </table:table-cell>
          <table:table-cell table:style-name="ce2" table:formula="of:=IF([.T103]=&quot;&quot;;&quot;&quot;;[.T103]+[.R163])">
            <text:p/>
          </table:table-cell>
          <table:table-cell table:style-name="ce2" table:formula="of:=IF([.U103]=&quot;&quot;;&quot;&quot;;[.U103]+[.S163])">
            <text:p/>
          </table:table-cell>
          <table:table-cell table:style-name="ce2" table:formula="of:=IF([.V103]=&quot;&quot;;&quot;&quot;;[.V103]+[.T163])">
            <text:p/>
          </table:table-cell>
          <table:table-cell table:style-name="ce2" table:formula="of:=IF([.W103]=&quot;&quot;;&quot;&quot;;[.W103]+[.U163])">
            <text:p/>
          </table:table-cell>
          <table:table-cell table:style-name="ce2" table:formula="of:=IF([.X103]=&quot;&quot;;&quot;&quot;;[.X103]+[.V163])">
            <text:p/>
          </table:table-cell>
          <table:table-cell table:style-name="ce2" table:formula="of:=IF([.Y103]=&quot;&quot;;&quot;&quot;;[.Y103]+[.W163])">
            <text:p/>
          </table:table-cell>
          <table:table-cell table:style-name="ce2" table:formula="of:=IF([.Z103]=&quot;&quot;;&quot;&quot;;[.Z103]+[.X163])">
            <text:p/>
          </table:table-cell>
          <table:table-cell table:style-name="ce2" table:formula="of:=IF([.AA103]=&quot;&quot;;&quot;&quot;;[.AA103]+[.Y163])">
            <text:p/>
          </table:table-cell>
          <table:table-cell table:style-name="ce2" table:formula="of:=IF([.AB103]=&quot;&quot;;&quot;&quot;;[.AB103]+[.Z163])">
            <text:p/>
          </table:table-cell>
          <table:table-cell table:style-name="ce2" table:formula="of:=IF([.AC103]=&quot;&quot;;&quot;&quot;;[.AC103]+[.AA163])">
            <text:p/>
          </table:table-cell>
          <table:table-cell table:style-name="ce2" table:formula="of:=IF([.AD103]=&quot;&quot;;&quot;&quot;;[.AD103]+[.AB163])">
            <text:p/>
          </table:table-cell>
          <table:table-cell table:style-name="ce2" table:formula="of:=IF([.AE103]=&quot;&quot;;&quot;&quot;;[.AE103]+[.AC163])">
            <text:p/>
          </table:table-cell>
          <table:table-cell table:style-name="ce2" table:formula="of:=IF([.AF103]=&quot;&quot;;&quot;&quot;;[.AF103]+[.AD163])">
            <text:p/>
          </table:table-cell>
          <table:table-cell table:style-name="ce2" table:formula="of:=IF([.AG103]=&quot;&quot;;&quot;&quot;;[.AG103]+[.AE163])">
            <text:p/>
          </table:table-cell>
          <table:table-cell table:style-name="ce2" table:formula="of:=IF([.AH103]=&quot;&quot;;&quot;&quot;;[.AH103]+[.AF163])">
            <text:p/>
          </table:table-cell>
          <table:table-cell table:style-name="ce2" table:formula="of:=IF([.AI103]=&quot;&quot;;&quot;&quot;;[.AI103]+[.AG163])">
            <text:p/>
          </table:table-cell>
          <table:table-cell table:style-name="ce2" table:formula="of:=IF([.AJ103]=&quot;&quot;;&quot;&quot;;[.AJ103]+[.AH163])">
            <text:p/>
          </table:table-cell>
          <table:table-cell table:style-name="ce2" table:formula="of:=IF([.AK103]=&quot;&quot;;&quot;&quot;;[.AK103]+[.AI163])">
            <text:p/>
          </table:table-cell>
          <table:table-cell table:style-name="ce2" table:formula="of:=IF([.AL103]=&quot;&quot;;&quot;&quot;;[.AL103]+[.AJ163])">
            <text:p/>
          </table:table-cell>
          <table:table-cell table:style-name="ce2" table:formula="of:=IF([.AM103]=&quot;&quot;;&quot;&quot;;[.AM103]+[.AK163])">
            <text:p/>
          </table:table-cell>
          <table:table-cell table:style-name="ce2" table:formula="of:=IF([.AN103]=&quot;&quot;;&quot;&quot;;[.AN103]+[.AL163])">
            <text:p/>
          </table:table-cell>
          <table:table-cell table:style-name="ce2" table:formula="of:=IF([.AO103]=&quot;&quot;;&quot;&quot;;[.AO103]+[.AM163])">
            <text:p/>
          </table:table-cell>
          <table:table-cell table:style-name="ce2" table:formula="of:=IF([.AP103]=&quot;&quot;;&quot;&quot;;[.AP103]+[.AN163])">
            <text:p/>
          </table:table-cell>
          <table:table-cell table:style-name="ce2" table:formula="of:=IF([.AQ103]=&quot;&quot;;&quot;&quot;;[.AQ103]+[.AO163])">
            <text:p/>
          </table:table-cell>
          <table:table-cell table:style-name="ce2" table:formula="of:=IF([.AR103]=&quot;&quot;;&quot;&quot;;[.AR103]+[.AP163])">
            <text:p/>
          </table:table-cell>
          <table:table-cell table:style-name="ce2" table:formula="of:=IF([.AS103]=&quot;&quot;;&quot;&quot;;[.AS103]+[.AQ163])">
            <text:p/>
          </table:table-cell>
          <table:table-cell table:style-name="ce2" table:formula="of:=IF([.AT103]=&quot;&quot;;&quot;&quot;;[.AT103]+[.AR163])">
            <text:p/>
          </table:table-cell>
          <table:table-cell table:style-name="ce2" table:formula="of:=IF([.AU103]=&quot;&quot;;&quot;&quot;;[.AU103]+[.AS163])">
            <text:p/>
          </table:table-cell>
          <table:table-cell table:style-name="ce2" table:formula="of:=IF([.AV103]=&quot;&quot;;&quot;&quot;;[.AV103]+[.AT163])">
            <text:p/>
          </table:table-cell>
          <table:table-cell table:style-name="ce2" table:formula="of:=IF([.AW103]=&quot;&quot;;&quot;&quot;;[.AW103]+[.AU163])">
            <text:p/>
          </table:table-cell>
          <table:table-cell table:style-name="ce2" table:formula="of:=IF([.AX103]=&quot;&quot;;&quot;&quot;;[.AX103]+[.AV163])">
            <text:p/>
          </table:table-cell>
          <table:table-cell table:style-name="ce2" table:formula="of:=IF([.AY103]=&quot;&quot;;&quot;&quot;;[.AY103]+[.AW163])">
            <text:p/>
          </table:table-cell>
          <table:table-cell table:style-name="ce2" table:formula="of:=IF([.AZ103]=&quot;&quot;;&quot;&quot;;[.AZ103]+[.AX163])">
            <text:p/>
          </table:table-cell>
          <table:table-cell table:style-name="ce2" table:formula="of:=IF([.BA103]=&quot;&quot;;&quot;&quot;;[.BA103]+[.AY163])">
            <text:p/>
          </table:table-cell>
          <table:table-cell table:style-name="ce2" table:formula="of:=IF([.BB103]=&quot;&quot;;&quot;&quot;;[.BB103]+[.AZ163])">
            <text:p/>
          </table:table-cell>
          <table:table-cell table:style-name="ce2" table:formula="of:=IF([.BC103]=&quot;&quot;;&quot;&quot;;[.BC103]+[.BA163])">
            <text:p/>
          </table:table-cell>
          <table:table-cell table:style-name="ce2" table:formula="of:=IF([.BD103]=&quot;&quot;;&quot;&quot;;[.BD103]+[.BB163])">
            <text:p/>
          </table:table-cell>
          <table:table-cell table:style-name="ce2" table:formula="of:=IF([.BE103]=&quot;&quot;;&quot;&quot;;[.BE103]+[.BC163])">
            <text:p/>
          </table:table-cell>
          <table:table-cell table:style-name="ce2" table:formula="of:=IF([.BF103]=&quot;&quot;;&quot;&quot;;[.BF103]+[.BD163])">
            <text:p/>
          </table:table-cell>
          <table:table-cell table:style-name="ce2" table:formula="of:=IF([.BG103]=&quot;&quot;;&quot;&quot;;[.BG103]+[.BE163])">
            <text:p/>
          </table:table-cell>
          <table:table-cell table:style-name="ce2" table:formula="of:=IF([.BH103]=&quot;&quot;;&quot;&quot;;[.BH103]+[.BF163])">
            <text:p/>
          </table:table-cell>
          <table:table-cell table:style-name="ce2" table:formula="of:=IF([.BI103]=&quot;&quot;;&quot;&quot;;[.BI103]+[.BG163])">
            <text:p/>
          </table:table-cell>
          <table:table-cell table:style-name="ce2" table:formula="of:=IF([.BJ103]=&quot;&quot;;&quot;&quot;;[.BJ103]+[.BH163])">
            <text:p/>
          </table:table-cell>
          <table:table-cell table:style-name="ce2" table:formula="of:=IF([.BK103]=&quot;&quot;;&quot;&quot;;[.BK103]+[.BI163])">
            <text:p/>
          </table:table-cell>
          <table:table-cell table:style-name="ce2" table:formula="of:=IF([.BL103]=&quot;&quot;;&quot;&quot;;[.BL103]+[.BJ163])">
            <text:p/>
          </table:table-cell>
          <table:table-cell table:style-name="ce2" table:formula="of:=IF([.BM103]=&quot;&quot;;&quot;&quot;;[.BM103]+[.BK163])">
            <text:p/>
          </table:table-cell>
          <table:table-cell table:style-name="ce2" table:formula="of:=IF([.BN103]=&quot;&quot;;&quot;&quot;;[.BN103]+[.BL163])">
            <text:p/>
          </table:table-cell>
          <table:table-cell table:style-name="ce2" table:formula="of:=IF([.BO103]=&quot;&quot;;&quot;&quot;;[.BO103]+[.BM163])">
            <text:p/>
          </table:table-cell>
          <table:table-cell table:style-name="ce2" table:formula="of:=IF([.BP103]=&quot;&quot;;&quot;&quot;;[.BP103]+[.BN163])">
            <text:p/>
          </table:table-cell>
          <table:table-cell table:style-name="ce2" table:formula="of:=IF([.BQ103]=&quot;&quot;;&quot;&quot;;[.BQ103]+[.BO163])">
            <text:p/>
          </table:table-cell>
          <table:table-cell table:style-name="ce2" table:formula="of:=IF([.BR103]=&quot;&quot;;&quot;&quot;;[.BR103]+[.BP163])">
            <text:p/>
          </table:table-cell>
          <table:table-cell table:style-name="ce2" table:formula="of:=IF([.BS103]=&quot;&quot;;&quot;&quot;;[.BS103]+[.BQ163])">
            <text:p/>
          </table:table-cell>
          <table:table-cell table:style-name="ce2" table:formula="of:=IF([.BT103]=&quot;&quot;;&quot;&quot;;[.BT103]+[.BR163])">
            <text:p/>
          </table:table-cell>
          <table:table-cell table:style-name="ce2" table:formula="of:=IF([.BU103]=&quot;&quot;;&quot;&quot;;[.BU103]+[.BS163])">
            <text:p/>
          </table:table-cell>
          <table:table-cell table:style-name="ce2" table:formula="of:=IF([.BV103]=&quot;&quot;;&quot;&quot;;[.BV103]+[.BT163])">
            <text:p/>
          </table:table-cell>
          <table:table-cell table:style-name="ce2" table:formula="of:=IF([.BW103]=&quot;&quot;;&quot;&quot;;[.BW103]+[.BU163])">
            <text:p/>
          </table:table-cell>
          <table:table-cell table:style-name="ce2" table:formula="of:=IF([.BX103]=&quot;&quot;;&quot;&quot;;[.BX103]+[.BV163])">
            <text:p/>
          </table:table-cell>
          <table:table-cell table:style-name="ce2" table:formula="of:=IF([.BY103]=&quot;&quot;;&quot;&quot;;[.BY103]+[.BW163])">
            <text:p/>
          </table:table-cell>
          <table:table-cell table:style-name="ce2" table:formula="of:=IF([.BZ103]=&quot;&quot;;&quot;&quot;;[.BZ103]+[.BX163])">
            <text:p/>
          </table:table-cell>
          <table:table-cell table:style-name="ce2" table:formula="of:=IF([.CA103]=&quot;&quot;;&quot;&quot;;[.CA103]+[.BY163])">
            <text:p/>
          </table:table-cell>
          <table:table-cell table:style-name="ce2" table:formula="of:=IF([.CB103]=&quot;&quot;;&quot;&quot;;[.CB103]+[.BZ163])">
            <text:p/>
          </table:table-cell>
          <table:table-cell table:style-name="ce2" table:formula="of:=IF([.CC103]=&quot;&quot;;&quot;&quot;;[.CC103]+[.CA163])">
            <text:p/>
          </table:table-cell>
          <table:table-cell table:style-name="ce2" table:formula="of:=IF([.CD103]=&quot;&quot;;&quot;&quot;;[.CD103]+[.CB163])">
            <text:p/>
          </table:table-cell>
          <table:table-cell table:style-name="ce2" table:formula="of:=IF([.CE103]=&quot;&quot;;&quot;&quot;;[.CE103]+[.CC163])">
            <text:p/>
          </table:table-cell>
          <table:table-cell table:style-name="ce2" table:formula="of:=IF([.CF103]=&quot;&quot;;&quot;&quot;;[.CF103]+[.CD163])">
            <text:p/>
          </table:table-cell>
          <table:table-cell table:style-name="ce2" table:formula="of:=IF([.CG103]=&quot;&quot;;&quot;&quot;;[.CG103]+[.CE163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4]=&quot;&quot;;&quot;&quot;;[.D104])" office:value-type="float" office:value="303.66549">
            <text:p>303.66549</text:p>
          </table:table-cell>
          <table:table-cell table:style-name="ce2" table:formula="of:=IF([.E104]=&quot;&quot;;&quot;&quot;;[.E104])" office:value-type="float" office:value="272.35965">
            <text:p>272.35965</text:p>
          </table:table-cell>
          <table:table-cell table:style-name="ce2" table:formula="of:=IF([.F104]=&quot;&quot;;&quot;&quot;;[.F104]+[.D164])">
            <text:p/>
          </table:table-cell>
          <table:table-cell table:style-name="ce2" table:formula="of:=IF([.G104]=&quot;&quot;;&quot;&quot;;[.G104]+[.E164])">
            <text:p/>
          </table:table-cell>
          <table:table-cell table:style-name="ce2" table:formula="of:=IF([.H104]=&quot;&quot;;&quot;&quot;;[.H104]+[.F164])">
            <text:p/>
          </table:table-cell>
          <table:table-cell table:style-name="ce2" table:formula="of:=IF([.I104]=&quot;&quot;;&quot;&quot;;[.I104]+[.G164])">
            <text:p/>
          </table:table-cell>
          <table:table-cell table:style-name="ce2" table:formula="of:=IF([.J104]=&quot;&quot;;&quot;&quot;;[.J104]+[.H164])">
            <text:p/>
          </table:table-cell>
          <table:table-cell table:style-name="ce2" table:formula="of:=IF([.K104]=&quot;&quot;;&quot;&quot;;[.K104]+[.I164])">
            <text:p/>
          </table:table-cell>
          <table:table-cell table:style-name="ce2" table:formula="of:=IF([.L104]=&quot;&quot;;&quot;&quot;;[.L104]+[.J164])">
            <text:p/>
          </table:table-cell>
          <table:table-cell table:style-name="ce2" table:formula="of:=IF([.M104]=&quot;&quot;;&quot;&quot;;[.M104]+[.K164])">
            <text:p/>
          </table:table-cell>
          <table:table-cell table:style-name="ce2" table:formula="of:=IF([.N104]=&quot;&quot;;&quot;&quot;;[.N104]+[.L164])">
            <text:p/>
          </table:table-cell>
          <table:table-cell table:style-name="ce2" table:formula="of:=IF([.O104]=&quot;&quot;;&quot;&quot;;[.O104]+[.M164])">
            <text:p/>
          </table:table-cell>
          <table:table-cell table:style-name="ce2" table:formula="of:=IF([.P104]=&quot;&quot;;&quot;&quot;;[.P104]+[.N164])">
            <text:p/>
          </table:table-cell>
          <table:table-cell table:style-name="ce2" table:formula="of:=IF([.Q104]=&quot;&quot;;&quot;&quot;;[.Q104]+[.O164])">
            <text:p/>
          </table:table-cell>
          <table:table-cell table:style-name="ce2" table:formula="of:=IF([.R104]=&quot;&quot;;&quot;&quot;;[.R104]+[.P164])">
            <text:p/>
          </table:table-cell>
          <table:table-cell table:style-name="ce2" table:formula="of:=IF([.S104]=&quot;&quot;;&quot;&quot;;[.S104]+[.Q164])">
            <text:p/>
          </table:table-cell>
          <table:table-cell table:style-name="ce2" table:formula="of:=IF([.T104]=&quot;&quot;;&quot;&quot;;[.T104]+[.R164])">
            <text:p/>
          </table:table-cell>
          <table:table-cell table:style-name="ce2" table:formula="of:=IF([.U104]=&quot;&quot;;&quot;&quot;;[.U104]+[.S164])">
            <text:p/>
          </table:table-cell>
          <table:table-cell table:style-name="ce2" table:formula="of:=IF([.V104]=&quot;&quot;;&quot;&quot;;[.V104]+[.T164])">
            <text:p/>
          </table:table-cell>
          <table:table-cell table:style-name="ce2" table:formula="of:=IF([.W104]=&quot;&quot;;&quot;&quot;;[.W104]+[.U164])">
            <text:p/>
          </table:table-cell>
          <table:table-cell table:style-name="ce2" table:formula="of:=IF([.X104]=&quot;&quot;;&quot;&quot;;[.X104]+[.V164])">
            <text:p/>
          </table:table-cell>
          <table:table-cell table:style-name="ce2" table:formula="of:=IF([.Y104]=&quot;&quot;;&quot;&quot;;[.Y104]+[.W164])">
            <text:p/>
          </table:table-cell>
          <table:table-cell table:style-name="ce2" table:formula="of:=IF([.Z104]=&quot;&quot;;&quot;&quot;;[.Z104]+[.X164])">
            <text:p/>
          </table:table-cell>
          <table:table-cell table:style-name="ce2" table:formula="of:=IF([.AA104]=&quot;&quot;;&quot;&quot;;[.AA104]+[.Y164])">
            <text:p/>
          </table:table-cell>
          <table:table-cell table:style-name="ce2" table:formula="of:=IF([.AB104]=&quot;&quot;;&quot;&quot;;[.AB104]+[.Z164])">
            <text:p/>
          </table:table-cell>
          <table:table-cell table:style-name="ce2" table:formula="of:=IF([.AC104]=&quot;&quot;;&quot;&quot;;[.AC104]+[.AA164])">
            <text:p/>
          </table:table-cell>
          <table:table-cell table:style-name="ce2" table:formula="of:=IF([.AD104]=&quot;&quot;;&quot;&quot;;[.AD104]+[.AB164])">
            <text:p/>
          </table:table-cell>
          <table:table-cell table:style-name="ce2" table:formula="of:=IF([.AE104]=&quot;&quot;;&quot;&quot;;[.AE104]+[.AC164])">
            <text:p/>
          </table:table-cell>
          <table:table-cell table:style-name="ce2" table:formula="of:=IF([.AF104]=&quot;&quot;;&quot;&quot;;[.AF104]+[.AD164])">
            <text:p/>
          </table:table-cell>
          <table:table-cell table:style-name="ce2" table:formula="of:=IF([.AG104]=&quot;&quot;;&quot;&quot;;[.AG104]+[.AE164])">
            <text:p/>
          </table:table-cell>
          <table:table-cell table:style-name="ce2" table:formula="of:=IF([.AH104]=&quot;&quot;;&quot;&quot;;[.AH104]+[.AF164])">
            <text:p/>
          </table:table-cell>
          <table:table-cell table:style-name="ce2" table:formula="of:=IF([.AI104]=&quot;&quot;;&quot;&quot;;[.AI104]+[.AG164])">
            <text:p/>
          </table:table-cell>
          <table:table-cell table:style-name="ce2" table:formula="of:=IF([.AJ104]=&quot;&quot;;&quot;&quot;;[.AJ104]+[.AH164])">
            <text:p/>
          </table:table-cell>
          <table:table-cell table:style-name="ce2" table:formula="of:=IF([.AK104]=&quot;&quot;;&quot;&quot;;[.AK104]+[.AI164])">
            <text:p/>
          </table:table-cell>
          <table:table-cell table:style-name="ce2" table:formula="of:=IF([.AL104]=&quot;&quot;;&quot;&quot;;[.AL104]+[.AJ164])">
            <text:p/>
          </table:table-cell>
          <table:table-cell table:style-name="ce2" table:formula="of:=IF([.AM104]=&quot;&quot;;&quot;&quot;;[.AM104]+[.AK164])">
            <text:p/>
          </table:table-cell>
          <table:table-cell table:style-name="ce2" table:formula="of:=IF([.AN104]=&quot;&quot;;&quot;&quot;;[.AN104]+[.AL164])">
            <text:p/>
          </table:table-cell>
          <table:table-cell table:style-name="ce2" table:formula="of:=IF([.AO104]=&quot;&quot;;&quot;&quot;;[.AO104]+[.AM164])">
            <text:p/>
          </table:table-cell>
          <table:table-cell table:style-name="ce2" table:formula="of:=IF([.AP104]=&quot;&quot;;&quot;&quot;;[.AP104]+[.AN164])">
            <text:p/>
          </table:table-cell>
          <table:table-cell table:style-name="ce2" table:formula="of:=IF([.AQ104]=&quot;&quot;;&quot;&quot;;[.AQ104]+[.AO164])">
            <text:p/>
          </table:table-cell>
          <table:table-cell table:style-name="ce2" table:formula="of:=IF([.AR104]=&quot;&quot;;&quot;&quot;;[.AR104]+[.AP164])">
            <text:p/>
          </table:table-cell>
          <table:table-cell table:style-name="ce2" table:formula="of:=IF([.AS104]=&quot;&quot;;&quot;&quot;;[.AS104]+[.AQ164])">
            <text:p/>
          </table:table-cell>
          <table:table-cell table:style-name="ce2" table:formula="of:=IF([.AT104]=&quot;&quot;;&quot;&quot;;[.AT104]+[.AR164])">
            <text:p/>
          </table:table-cell>
          <table:table-cell table:style-name="ce2" table:formula="of:=IF([.AU104]=&quot;&quot;;&quot;&quot;;[.AU104]+[.AS164])">
            <text:p/>
          </table:table-cell>
          <table:table-cell table:style-name="ce2" table:formula="of:=IF([.AV104]=&quot;&quot;;&quot;&quot;;[.AV104]+[.AT164])">
            <text:p/>
          </table:table-cell>
          <table:table-cell table:style-name="ce2" table:formula="of:=IF([.AW104]=&quot;&quot;;&quot;&quot;;[.AW104]+[.AU164])">
            <text:p/>
          </table:table-cell>
          <table:table-cell table:style-name="ce2" table:formula="of:=IF([.AX104]=&quot;&quot;;&quot;&quot;;[.AX104]+[.AV164])">
            <text:p/>
          </table:table-cell>
          <table:table-cell table:style-name="ce2" table:formula="of:=IF([.AY104]=&quot;&quot;;&quot;&quot;;[.AY104]+[.AW164])">
            <text:p/>
          </table:table-cell>
          <table:table-cell table:style-name="ce2" table:formula="of:=IF([.AZ104]=&quot;&quot;;&quot;&quot;;[.AZ104]+[.AX164])">
            <text:p/>
          </table:table-cell>
          <table:table-cell table:style-name="ce2" table:formula="of:=IF([.BA104]=&quot;&quot;;&quot;&quot;;[.BA104]+[.AY164])">
            <text:p/>
          </table:table-cell>
          <table:table-cell table:style-name="ce2" table:formula="of:=IF([.BB104]=&quot;&quot;;&quot;&quot;;[.BB104]+[.AZ164])">
            <text:p/>
          </table:table-cell>
          <table:table-cell table:style-name="ce2" table:formula="of:=IF([.BC104]=&quot;&quot;;&quot;&quot;;[.BC104]+[.BA164])">
            <text:p/>
          </table:table-cell>
          <table:table-cell table:style-name="ce2" table:formula="of:=IF([.BD104]=&quot;&quot;;&quot;&quot;;[.BD104]+[.BB164])">
            <text:p/>
          </table:table-cell>
          <table:table-cell table:style-name="ce2" table:formula="of:=IF([.BE104]=&quot;&quot;;&quot;&quot;;[.BE104]+[.BC164])">
            <text:p/>
          </table:table-cell>
          <table:table-cell table:style-name="ce2" table:formula="of:=IF([.BF104]=&quot;&quot;;&quot;&quot;;[.BF104]+[.BD164])">
            <text:p/>
          </table:table-cell>
          <table:table-cell table:style-name="ce2" table:formula="of:=IF([.BG104]=&quot;&quot;;&quot;&quot;;[.BG104]+[.BE164])">
            <text:p/>
          </table:table-cell>
          <table:table-cell table:style-name="ce2" table:formula="of:=IF([.BH104]=&quot;&quot;;&quot;&quot;;[.BH104]+[.BF164])">
            <text:p/>
          </table:table-cell>
          <table:table-cell table:style-name="ce2" table:formula="of:=IF([.BI104]=&quot;&quot;;&quot;&quot;;[.BI104]+[.BG164])">
            <text:p/>
          </table:table-cell>
          <table:table-cell table:style-name="ce2" table:formula="of:=IF([.BJ104]=&quot;&quot;;&quot;&quot;;[.BJ104]+[.BH164])">
            <text:p/>
          </table:table-cell>
          <table:table-cell table:style-name="ce2" table:formula="of:=IF([.BK104]=&quot;&quot;;&quot;&quot;;[.BK104]+[.BI164])">
            <text:p/>
          </table:table-cell>
          <table:table-cell table:style-name="ce2" table:formula="of:=IF([.BL104]=&quot;&quot;;&quot;&quot;;[.BL104]+[.BJ164])">
            <text:p/>
          </table:table-cell>
          <table:table-cell table:style-name="ce2" table:formula="of:=IF([.BM104]=&quot;&quot;;&quot;&quot;;[.BM104]+[.BK164])">
            <text:p/>
          </table:table-cell>
          <table:table-cell table:style-name="ce2" table:formula="of:=IF([.BN104]=&quot;&quot;;&quot;&quot;;[.BN104]+[.BL164])">
            <text:p/>
          </table:table-cell>
          <table:table-cell table:style-name="ce2" table:formula="of:=IF([.BO104]=&quot;&quot;;&quot;&quot;;[.BO104]+[.BM164])">
            <text:p/>
          </table:table-cell>
          <table:table-cell table:style-name="ce2" table:formula="of:=IF([.BP104]=&quot;&quot;;&quot;&quot;;[.BP104]+[.BN164])">
            <text:p/>
          </table:table-cell>
          <table:table-cell table:style-name="ce2" table:formula="of:=IF([.BQ104]=&quot;&quot;;&quot;&quot;;[.BQ104]+[.BO164])">
            <text:p/>
          </table:table-cell>
          <table:table-cell table:style-name="ce2" table:formula="of:=IF([.BR104]=&quot;&quot;;&quot;&quot;;[.BR104]+[.BP164])">
            <text:p/>
          </table:table-cell>
          <table:table-cell table:style-name="ce2" table:formula="of:=IF([.BS104]=&quot;&quot;;&quot;&quot;;[.BS104]+[.BQ164])">
            <text:p/>
          </table:table-cell>
          <table:table-cell table:style-name="ce2" table:formula="of:=IF([.BT104]=&quot;&quot;;&quot;&quot;;[.BT104]+[.BR164])">
            <text:p/>
          </table:table-cell>
          <table:table-cell table:style-name="ce2" table:formula="of:=IF([.BU104]=&quot;&quot;;&quot;&quot;;[.BU104]+[.BS164])">
            <text:p/>
          </table:table-cell>
          <table:table-cell table:style-name="ce2" table:formula="of:=IF([.BV104]=&quot;&quot;;&quot;&quot;;[.BV104]+[.BT164])">
            <text:p/>
          </table:table-cell>
          <table:table-cell table:style-name="ce2" table:formula="of:=IF([.BW104]=&quot;&quot;;&quot;&quot;;[.BW104]+[.BU164])">
            <text:p/>
          </table:table-cell>
          <table:table-cell table:style-name="ce2" table:formula="of:=IF([.BX104]=&quot;&quot;;&quot;&quot;;[.BX104]+[.BV164])">
            <text:p/>
          </table:table-cell>
          <table:table-cell table:style-name="ce2" table:formula="of:=IF([.BY104]=&quot;&quot;;&quot;&quot;;[.BY104]+[.BW164])">
            <text:p/>
          </table:table-cell>
          <table:table-cell table:style-name="ce2" table:formula="of:=IF([.BZ104]=&quot;&quot;;&quot;&quot;;[.BZ104]+[.BX164])">
            <text:p/>
          </table:table-cell>
          <table:table-cell table:style-name="ce2" table:formula="of:=IF([.CA104]=&quot;&quot;;&quot;&quot;;[.CA104]+[.BY164])">
            <text:p/>
          </table:table-cell>
          <table:table-cell table:style-name="ce2" table:formula="of:=IF([.CB104]=&quot;&quot;;&quot;&quot;;[.CB104]+[.BZ164])">
            <text:p/>
          </table:table-cell>
          <table:table-cell table:style-name="ce2" table:formula="of:=IF([.CC104]=&quot;&quot;;&quot;&quot;;[.CC104]+[.CA164])">
            <text:p/>
          </table:table-cell>
          <table:table-cell table:style-name="ce2" table:formula="of:=IF([.CD104]=&quot;&quot;;&quot;&quot;;[.CD104]+[.CB164])">
            <text:p/>
          </table:table-cell>
          <table:table-cell table:style-name="ce2" table:formula="of:=IF([.CE104]=&quot;&quot;;&quot;&quot;;[.CE104]+[.CC164])">
            <text:p/>
          </table:table-cell>
          <table:table-cell table:style-name="ce2" table:formula="of:=IF([.CF104]=&quot;&quot;;&quot;&quot;;[.CF104]+[.CD164])">
            <text:p/>
          </table:table-cell>
          <table:table-cell table:style-name="ce2" table:formula="of:=IF([.CG104]=&quot;&quot;;&quot;&quot;;[.CG104]+[.CE164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5]=&quot;&quot;;&quot;&quot;;[.D105])" office:value-type="float" office:value="650.22802">
            <text:p>650.22802</text:p>
          </table:table-cell>
          <table:table-cell table:style-name="ce2" table:formula="of:=IF([.E105]=&quot;&quot;;&quot;&quot;;[.E105])" office:value-type="float" office:value="239.17807">
            <text:p>239.17807</text:p>
          </table:table-cell>
          <table:table-cell table:style-name="ce2" table:formula="of:=IF([.F105]=&quot;&quot;;&quot;&quot;;[.F105]+[.D165])" office:value-type="float" office:value="650.6119">
            <text:p>650.6119</text:p>
          </table:table-cell>
          <table:table-cell table:style-name="ce2" table:formula="of:=IF([.G105]=&quot;&quot;;&quot;&quot;;[.G105]+[.E165])" office:value-type="float" office:value="338.29305">
            <text:p>338.29305</text:p>
          </table:table-cell>
          <table:table-cell table:style-name="ce2" table:formula="of:=IF([.H105]=&quot;&quot;;&quot;&quot;;[.H105]+[.F165])" office:value-type="float" office:value="668.6293">
            <text:p>668.6293</text:p>
          </table:table-cell>
          <table:table-cell table:style-name="ce2" table:formula="of:=IF([.I105]=&quot;&quot;;&quot;&quot;;[.I105]+[.G165])" office:value-type="float" office:value="338.41811">
            <text:p>338.41811</text:p>
          </table:table-cell>
          <table:table-cell table:style-name="ce2" table:formula="of:=IF([.J105]=&quot;&quot;;&quot;&quot;;[.J105]+[.H165])" office:value-type="float" office:value="668.78094">
            <text:p>668.78094</text:p>
          </table:table-cell>
          <table:table-cell table:style-name="ce2" table:formula="of:=IF([.K105]=&quot;&quot;;&quot;&quot;;[.K105]+[.I165])" office:value-type="float" office:value="234.89106">
            <text:p>234.89106</text:p>
          </table:table-cell>
          <table:table-cell table:style-name="ce2" table:formula="of:=IF([.L105]=&quot;&quot;;&quot;&quot;;[.L105]+[.J165])">
            <text:p/>
          </table:table-cell>
          <table:table-cell table:style-name="ce2" table:formula="of:=IF([.M105]=&quot;&quot;;&quot;&quot;;[.M105]+[.K165])">
            <text:p/>
          </table:table-cell>
          <table:table-cell table:style-name="ce2" table:formula="of:=IF([.N105]=&quot;&quot;;&quot;&quot;;[.N105]+[.L165])">
            <text:p/>
          </table:table-cell>
          <table:table-cell table:style-name="ce2" table:formula="of:=IF([.O105]=&quot;&quot;;&quot;&quot;;[.O105]+[.M165])">
            <text:p/>
          </table:table-cell>
          <table:table-cell table:style-name="ce2" table:formula="of:=IF([.P105]=&quot;&quot;;&quot;&quot;;[.P105]+[.N165])">
            <text:p/>
          </table:table-cell>
          <table:table-cell table:style-name="ce2" table:formula="of:=IF([.Q105]=&quot;&quot;;&quot;&quot;;[.Q105]+[.O165])">
            <text:p/>
          </table:table-cell>
          <table:table-cell table:style-name="ce2" table:formula="of:=IF([.R105]=&quot;&quot;;&quot;&quot;;[.R105]+[.P165])">
            <text:p/>
          </table:table-cell>
          <table:table-cell table:style-name="ce2" table:formula="of:=IF([.S105]=&quot;&quot;;&quot;&quot;;[.S105]+[.Q165])">
            <text:p/>
          </table:table-cell>
          <table:table-cell table:style-name="ce2" table:formula="of:=IF([.T105]=&quot;&quot;;&quot;&quot;;[.T105]+[.R165])">
            <text:p/>
          </table:table-cell>
          <table:table-cell table:style-name="ce2" table:formula="of:=IF([.U105]=&quot;&quot;;&quot;&quot;;[.U105]+[.S165])">
            <text:p/>
          </table:table-cell>
          <table:table-cell table:style-name="ce2" table:formula="of:=IF([.V105]=&quot;&quot;;&quot;&quot;;[.V105]+[.T165])">
            <text:p/>
          </table:table-cell>
          <table:table-cell table:style-name="ce2" table:formula="of:=IF([.W105]=&quot;&quot;;&quot;&quot;;[.W105]+[.U165])">
            <text:p/>
          </table:table-cell>
          <table:table-cell table:style-name="ce2" table:formula="of:=IF([.X105]=&quot;&quot;;&quot;&quot;;[.X105]+[.V165])">
            <text:p/>
          </table:table-cell>
          <table:table-cell table:style-name="ce2" table:formula="of:=IF([.Y105]=&quot;&quot;;&quot;&quot;;[.Y105]+[.W165])">
            <text:p/>
          </table:table-cell>
          <table:table-cell table:style-name="ce2" table:formula="of:=IF([.Z105]=&quot;&quot;;&quot;&quot;;[.Z105]+[.X165])">
            <text:p/>
          </table:table-cell>
          <table:table-cell table:style-name="ce2" table:formula="of:=IF([.AA105]=&quot;&quot;;&quot;&quot;;[.AA105]+[.Y165])">
            <text:p/>
          </table:table-cell>
          <table:table-cell table:style-name="ce2" table:formula="of:=IF([.AB105]=&quot;&quot;;&quot;&quot;;[.AB105]+[.Z165])">
            <text:p/>
          </table:table-cell>
          <table:table-cell table:style-name="ce2" table:formula="of:=IF([.AC105]=&quot;&quot;;&quot;&quot;;[.AC105]+[.AA165])">
            <text:p/>
          </table:table-cell>
          <table:table-cell table:style-name="ce2" table:formula="of:=IF([.AD105]=&quot;&quot;;&quot;&quot;;[.AD105]+[.AB165])">
            <text:p/>
          </table:table-cell>
          <table:table-cell table:style-name="ce2" table:formula="of:=IF([.AE105]=&quot;&quot;;&quot;&quot;;[.AE105]+[.AC165])">
            <text:p/>
          </table:table-cell>
          <table:table-cell table:style-name="ce2" table:formula="of:=IF([.AF105]=&quot;&quot;;&quot;&quot;;[.AF105]+[.AD165])">
            <text:p/>
          </table:table-cell>
          <table:table-cell table:style-name="ce2" table:formula="of:=IF([.AG105]=&quot;&quot;;&quot;&quot;;[.AG105]+[.AE165])">
            <text:p/>
          </table:table-cell>
          <table:table-cell table:style-name="ce2" table:formula="of:=IF([.AH105]=&quot;&quot;;&quot;&quot;;[.AH105]+[.AF165])">
            <text:p/>
          </table:table-cell>
          <table:table-cell table:style-name="ce2" table:formula="of:=IF([.AI105]=&quot;&quot;;&quot;&quot;;[.AI105]+[.AG165])">
            <text:p/>
          </table:table-cell>
          <table:table-cell table:style-name="ce2" table:formula="of:=IF([.AJ105]=&quot;&quot;;&quot;&quot;;[.AJ105]+[.AH165])">
            <text:p/>
          </table:table-cell>
          <table:table-cell table:style-name="ce2" table:formula="of:=IF([.AK105]=&quot;&quot;;&quot;&quot;;[.AK105]+[.AI165])">
            <text:p/>
          </table:table-cell>
          <table:table-cell table:style-name="ce2" table:formula="of:=IF([.AL105]=&quot;&quot;;&quot;&quot;;[.AL105]+[.AJ165])">
            <text:p/>
          </table:table-cell>
          <table:table-cell table:style-name="ce2" table:formula="of:=IF([.AM105]=&quot;&quot;;&quot;&quot;;[.AM105]+[.AK165])">
            <text:p/>
          </table:table-cell>
          <table:table-cell table:style-name="ce2" table:formula="of:=IF([.AN105]=&quot;&quot;;&quot;&quot;;[.AN105]+[.AL165])">
            <text:p/>
          </table:table-cell>
          <table:table-cell table:style-name="ce2" table:formula="of:=IF([.AO105]=&quot;&quot;;&quot;&quot;;[.AO105]+[.AM165])">
            <text:p/>
          </table:table-cell>
          <table:table-cell table:style-name="ce2" table:formula="of:=IF([.AP105]=&quot;&quot;;&quot;&quot;;[.AP105]+[.AN165])">
            <text:p/>
          </table:table-cell>
          <table:table-cell table:style-name="ce2" table:formula="of:=IF([.AQ105]=&quot;&quot;;&quot;&quot;;[.AQ105]+[.AO165])">
            <text:p/>
          </table:table-cell>
          <table:table-cell table:style-name="ce2" table:formula="of:=IF([.AR105]=&quot;&quot;;&quot;&quot;;[.AR105]+[.AP165])">
            <text:p/>
          </table:table-cell>
          <table:table-cell table:style-name="ce2" table:formula="of:=IF([.AS105]=&quot;&quot;;&quot;&quot;;[.AS105]+[.AQ165])">
            <text:p/>
          </table:table-cell>
          <table:table-cell table:style-name="ce2" table:formula="of:=IF([.AT105]=&quot;&quot;;&quot;&quot;;[.AT105]+[.AR165])">
            <text:p/>
          </table:table-cell>
          <table:table-cell table:style-name="ce2" table:formula="of:=IF([.AU105]=&quot;&quot;;&quot;&quot;;[.AU105]+[.AS165])">
            <text:p/>
          </table:table-cell>
          <table:table-cell table:style-name="ce2" table:formula="of:=IF([.AV105]=&quot;&quot;;&quot;&quot;;[.AV105]+[.AT165])">
            <text:p/>
          </table:table-cell>
          <table:table-cell table:style-name="ce2" table:formula="of:=IF([.AW105]=&quot;&quot;;&quot;&quot;;[.AW105]+[.AU165])">
            <text:p/>
          </table:table-cell>
          <table:table-cell table:style-name="ce2" table:formula="of:=IF([.AX105]=&quot;&quot;;&quot;&quot;;[.AX105]+[.AV165])">
            <text:p/>
          </table:table-cell>
          <table:table-cell table:style-name="ce2" table:formula="of:=IF([.AY105]=&quot;&quot;;&quot;&quot;;[.AY105]+[.AW165])">
            <text:p/>
          </table:table-cell>
          <table:table-cell table:style-name="ce2" table:formula="of:=IF([.AZ105]=&quot;&quot;;&quot;&quot;;[.AZ105]+[.AX165])">
            <text:p/>
          </table:table-cell>
          <table:table-cell table:style-name="ce2" table:formula="of:=IF([.BA105]=&quot;&quot;;&quot;&quot;;[.BA105]+[.AY165])">
            <text:p/>
          </table:table-cell>
          <table:table-cell table:style-name="ce2" table:formula="of:=IF([.BB105]=&quot;&quot;;&quot;&quot;;[.BB105]+[.AZ165])">
            <text:p/>
          </table:table-cell>
          <table:table-cell table:style-name="ce2" table:formula="of:=IF([.BC105]=&quot;&quot;;&quot;&quot;;[.BC105]+[.BA165])">
            <text:p/>
          </table:table-cell>
          <table:table-cell table:style-name="ce2" table:formula="of:=IF([.BD105]=&quot;&quot;;&quot;&quot;;[.BD105]+[.BB165])">
            <text:p/>
          </table:table-cell>
          <table:table-cell table:style-name="ce2" table:formula="of:=IF([.BE105]=&quot;&quot;;&quot;&quot;;[.BE105]+[.BC165])">
            <text:p/>
          </table:table-cell>
          <table:table-cell table:style-name="ce2" table:formula="of:=IF([.BF105]=&quot;&quot;;&quot;&quot;;[.BF105]+[.BD165])">
            <text:p/>
          </table:table-cell>
          <table:table-cell table:style-name="ce2" table:formula="of:=IF([.BG105]=&quot;&quot;;&quot;&quot;;[.BG105]+[.BE165])">
            <text:p/>
          </table:table-cell>
          <table:table-cell table:style-name="ce2" table:formula="of:=IF([.BH105]=&quot;&quot;;&quot;&quot;;[.BH105]+[.BF165])">
            <text:p/>
          </table:table-cell>
          <table:table-cell table:style-name="ce2" table:formula="of:=IF([.BI105]=&quot;&quot;;&quot;&quot;;[.BI105]+[.BG165])">
            <text:p/>
          </table:table-cell>
          <table:table-cell table:style-name="ce2" table:formula="of:=IF([.BJ105]=&quot;&quot;;&quot;&quot;;[.BJ105]+[.BH165])">
            <text:p/>
          </table:table-cell>
          <table:table-cell table:style-name="ce2" table:formula="of:=IF([.BK105]=&quot;&quot;;&quot;&quot;;[.BK105]+[.BI165])">
            <text:p/>
          </table:table-cell>
          <table:table-cell table:style-name="ce2" table:formula="of:=IF([.BL105]=&quot;&quot;;&quot;&quot;;[.BL105]+[.BJ165])">
            <text:p/>
          </table:table-cell>
          <table:table-cell table:style-name="ce2" table:formula="of:=IF([.BM105]=&quot;&quot;;&quot;&quot;;[.BM105]+[.BK165])">
            <text:p/>
          </table:table-cell>
          <table:table-cell table:style-name="ce2" table:formula="of:=IF([.BN105]=&quot;&quot;;&quot;&quot;;[.BN105]+[.BL165])">
            <text:p/>
          </table:table-cell>
          <table:table-cell table:style-name="ce2" table:formula="of:=IF([.BO105]=&quot;&quot;;&quot;&quot;;[.BO105]+[.BM165])">
            <text:p/>
          </table:table-cell>
          <table:table-cell table:style-name="ce2" table:formula="of:=IF([.BP105]=&quot;&quot;;&quot;&quot;;[.BP105]+[.BN165])">
            <text:p/>
          </table:table-cell>
          <table:table-cell table:style-name="ce2" table:formula="of:=IF([.BQ105]=&quot;&quot;;&quot;&quot;;[.BQ105]+[.BO165])">
            <text:p/>
          </table:table-cell>
          <table:table-cell table:style-name="ce2" table:formula="of:=IF([.BR105]=&quot;&quot;;&quot;&quot;;[.BR105]+[.BP165])">
            <text:p/>
          </table:table-cell>
          <table:table-cell table:style-name="ce2" table:formula="of:=IF([.BS105]=&quot;&quot;;&quot;&quot;;[.BS105]+[.BQ165])">
            <text:p/>
          </table:table-cell>
          <table:table-cell table:style-name="ce2" table:formula="of:=IF([.BT105]=&quot;&quot;;&quot;&quot;;[.BT105]+[.BR165])">
            <text:p/>
          </table:table-cell>
          <table:table-cell table:style-name="ce2" table:formula="of:=IF([.BU105]=&quot;&quot;;&quot;&quot;;[.BU105]+[.BS165])">
            <text:p/>
          </table:table-cell>
          <table:table-cell table:style-name="ce2" table:formula="of:=IF([.BV105]=&quot;&quot;;&quot;&quot;;[.BV105]+[.BT165])">
            <text:p/>
          </table:table-cell>
          <table:table-cell table:style-name="ce2" table:formula="of:=IF([.BW105]=&quot;&quot;;&quot;&quot;;[.BW105]+[.BU165])">
            <text:p/>
          </table:table-cell>
          <table:table-cell table:style-name="ce2" table:formula="of:=IF([.BX105]=&quot;&quot;;&quot;&quot;;[.BX105]+[.BV165])">
            <text:p/>
          </table:table-cell>
          <table:table-cell table:style-name="ce2" table:formula="of:=IF([.BY105]=&quot;&quot;;&quot;&quot;;[.BY105]+[.BW165])">
            <text:p/>
          </table:table-cell>
          <table:table-cell table:style-name="ce2" table:formula="of:=IF([.BZ105]=&quot;&quot;;&quot;&quot;;[.BZ105]+[.BX165])">
            <text:p/>
          </table:table-cell>
          <table:table-cell table:style-name="ce2" table:formula="of:=IF([.CA105]=&quot;&quot;;&quot;&quot;;[.CA105]+[.BY165])">
            <text:p/>
          </table:table-cell>
          <table:table-cell table:style-name="ce2" table:formula="of:=IF([.CB105]=&quot;&quot;;&quot;&quot;;[.CB105]+[.BZ165])">
            <text:p/>
          </table:table-cell>
          <table:table-cell table:style-name="ce2" table:formula="of:=IF([.CC105]=&quot;&quot;;&quot;&quot;;[.CC105]+[.CA165])">
            <text:p/>
          </table:table-cell>
          <table:table-cell table:style-name="ce2" table:formula="of:=IF([.CD105]=&quot;&quot;;&quot;&quot;;[.CD105]+[.CB165])">
            <text:p/>
          </table:table-cell>
          <table:table-cell table:style-name="ce2" table:formula="of:=IF([.CE105]=&quot;&quot;;&quot;&quot;;[.CE105]+[.CC165])">
            <text:p/>
          </table:table-cell>
          <table:table-cell table:style-name="ce2" table:formula="of:=IF([.CF105]=&quot;&quot;;&quot;&quot;;[.CF105]+[.CD165])">
            <text:p/>
          </table:table-cell>
          <table:table-cell table:style-name="ce2" table:formula="of:=IF([.CG105]=&quot;&quot;;&quot;&quot;;[.CG105]+[.CE165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6]=&quot;&quot;;&quot;&quot;;[.D106])" office:value-type="float" office:value="707.61856">
            <text:p>707.61856</text:p>
          </table:table-cell>
          <table:table-cell table:style-name="ce2" table:formula="of:=IF([.E106]=&quot;&quot;;&quot;&quot;;[.E106])" office:value-type="float" office:value="234.05226">
            <text:p>234.05226</text:p>
          </table:table-cell>
          <table:table-cell table:style-name="ce2" table:formula="of:=IF([.F106]=&quot;&quot;;&quot;&quot;;[.F106]+[.D166])" office:value-type="float" office:value="707.9433">
            <text:p>707.9433</text:p>
          </table:table-cell>
          <table:table-cell table:style-name="ce2" table:formula="of:=IF([.G106]=&quot;&quot;;&quot;&quot;;[.G106]+[.E166])" office:value-type="float" office:value="338.88778">
            <text:p>338.88778</text:p>
          </table:table-cell>
          <table:table-cell table:style-name="ce2" table:formula="of:=IF([.H106]=&quot;&quot;;&quot;&quot;;[.H106]+[.F166])" office:value-type="float" office:value="824.78294">
            <text:p>824.78294</text:p>
          </table:table-cell>
          <table:table-cell table:style-name="ce2" table:formula="of:=IF([.I106]=&quot;&quot;;&quot;&quot;;[.I106]+[.G166])" office:value-type="float" office:value="338.70872">
            <text:p>338.70872</text:p>
          </table:table-cell>
          <table:table-cell table:style-name="ce2" table:formula="of:=IF([.J106]=&quot;&quot;;&quot;&quot;;[.J106]+[.H166])" office:value-type="float" office:value="825.34729">
            <text:p>825.34729</text:p>
          </table:table-cell>
          <table:table-cell table:style-name="ce2" table:formula="of:=IF([.K106]=&quot;&quot;;&quot;&quot;;[.K106]+[.I166])" office:value-type="float" office:value="235.91989">
            <text:p>235.91989</text:p>
          </table:table-cell>
          <table:table-cell table:style-name="ce2" table:formula="of:=IF([.L106]=&quot;&quot;;&quot;&quot;;[.L106]+[.J166])">
            <text:p/>
          </table:table-cell>
          <table:table-cell table:style-name="ce2" table:formula="of:=IF([.M106]=&quot;&quot;;&quot;&quot;;[.M106]+[.K166])">
            <text:p/>
          </table:table-cell>
          <table:table-cell table:style-name="ce2" table:formula="of:=IF([.N106]=&quot;&quot;;&quot;&quot;;[.N106]+[.L166])">
            <text:p/>
          </table:table-cell>
          <table:table-cell table:style-name="ce2" table:formula="of:=IF([.O106]=&quot;&quot;;&quot;&quot;;[.O106]+[.M166])">
            <text:p/>
          </table:table-cell>
          <table:table-cell table:style-name="ce2" table:formula="of:=IF([.P106]=&quot;&quot;;&quot;&quot;;[.P106]+[.N166])">
            <text:p/>
          </table:table-cell>
          <table:table-cell table:style-name="ce2" table:formula="of:=IF([.Q106]=&quot;&quot;;&quot;&quot;;[.Q106]+[.O166])">
            <text:p/>
          </table:table-cell>
          <table:table-cell table:style-name="ce2" table:formula="of:=IF([.R106]=&quot;&quot;;&quot;&quot;;[.R106]+[.P166])">
            <text:p/>
          </table:table-cell>
          <table:table-cell table:style-name="ce2" table:formula="of:=IF([.S106]=&quot;&quot;;&quot;&quot;;[.S106]+[.Q166])">
            <text:p/>
          </table:table-cell>
          <table:table-cell table:style-name="ce2" table:formula="of:=IF([.T106]=&quot;&quot;;&quot;&quot;;[.T106]+[.R166])">
            <text:p/>
          </table:table-cell>
          <table:table-cell table:style-name="ce2" table:formula="of:=IF([.U106]=&quot;&quot;;&quot;&quot;;[.U106]+[.S166])">
            <text:p/>
          </table:table-cell>
          <table:table-cell table:style-name="ce2" table:formula="of:=IF([.V106]=&quot;&quot;;&quot;&quot;;[.V106]+[.T166])">
            <text:p/>
          </table:table-cell>
          <table:table-cell table:style-name="ce2" table:formula="of:=IF([.W106]=&quot;&quot;;&quot;&quot;;[.W106]+[.U166])">
            <text:p/>
          </table:table-cell>
          <table:table-cell table:style-name="ce2" table:formula="of:=IF([.X106]=&quot;&quot;;&quot;&quot;;[.X106]+[.V166])">
            <text:p/>
          </table:table-cell>
          <table:table-cell table:style-name="ce2" table:formula="of:=IF([.Y106]=&quot;&quot;;&quot;&quot;;[.Y106]+[.W166])">
            <text:p/>
          </table:table-cell>
          <table:table-cell table:style-name="ce2" table:formula="of:=IF([.Z106]=&quot;&quot;;&quot;&quot;;[.Z106]+[.X166])">
            <text:p/>
          </table:table-cell>
          <table:table-cell table:style-name="ce2" table:formula="of:=IF([.AA106]=&quot;&quot;;&quot;&quot;;[.AA106]+[.Y166])">
            <text:p/>
          </table:table-cell>
          <table:table-cell table:style-name="ce2" table:formula="of:=IF([.AB106]=&quot;&quot;;&quot;&quot;;[.AB106]+[.Z166])">
            <text:p/>
          </table:table-cell>
          <table:table-cell table:style-name="ce2" table:formula="of:=IF([.AC106]=&quot;&quot;;&quot;&quot;;[.AC106]+[.AA166])">
            <text:p/>
          </table:table-cell>
          <table:table-cell table:style-name="ce2" table:formula="of:=IF([.AD106]=&quot;&quot;;&quot;&quot;;[.AD106]+[.AB166])">
            <text:p/>
          </table:table-cell>
          <table:table-cell table:style-name="ce2" table:formula="of:=IF([.AE106]=&quot;&quot;;&quot;&quot;;[.AE106]+[.AC166])">
            <text:p/>
          </table:table-cell>
          <table:table-cell table:style-name="ce2" table:formula="of:=IF([.AF106]=&quot;&quot;;&quot;&quot;;[.AF106]+[.AD166])">
            <text:p/>
          </table:table-cell>
          <table:table-cell table:style-name="ce2" table:formula="of:=IF([.AG106]=&quot;&quot;;&quot;&quot;;[.AG106]+[.AE166])">
            <text:p/>
          </table:table-cell>
          <table:table-cell table:style-name="ce2" table:formula="of:=IF([.AH106]=&quot;&quot;;&quot;&quot;;[.AH106]+[.AF166])">
            <text:p/>
          </table:table-cell>
          <table:table-cell table:style-name="ce2" table:formula="of:=IF([.AI106]=&quot;&quot;;&quot;&quot;;[.AI106]+[.AG166])">
            <text:p/>
          </table:table-cell>
          <table:table-cell table:style-name="ce2" table:formula="of:=IF([.AJ106]=&quot;&quot;;&quot;&quot;;[.AJ106]+[.AH166])">
            <text:p/>
          </table:table-cell>
          <table:table-cell table:style-name="ce2" table:formula="of:=IF([.AK106]=&quot;&quot;;&quot;&quot;;[.AK106]+[.AI166])">
            <text:p/>
          </table:table-cell>
          <table:table-cell table:style-name="ce2" table:formula="of:=IF([.AL106]=&quot;&quot;;&quot;&quot;;[.AL106]+[.AJ166])">
            <text:p/>
          </table:table-cell>
          <table:table-cell table:style-name="ce2" table:formula="of:=IF([.AM106]=&quot;&quot;;&quot;&quot;;[.AM106]+[.AK166])">
            <text:p/>
          </table:table-cell>
          <table:table-cell table:style-name="ce2" table:formula="of:=IF([.AN106]=&quot;&quot;;&quot;&quot;;[.AN106]+[.AL166])">
            <text:p/>
          </table:table-cell>
          <table:table-cell table:style-name="ce2" table:formula="of:=IF([.AO106]=&quot;&quot;;&quot;&quot;;[.AO106]+[.AM166])">
            <text:p/>
          </table:table-cell>
          <table:table-cell table:style-name="ce2" table:formula="of:=IF([.AP106]=&quot;&quot;;&quot;&quot;;[.AP106]+[.AN166])">
            <text:p/>
          </table:table-cell>
          <table:table-cell table:style-name="ce2" table:formula="of:=IF([.AQ106]=&quot;&quot;;&quot;&quot;;[.AQ106]+[.AO166])">
            <text:p/>
          </table:table-cell>
          <table:table-cell table:style-name="ce2" table:formula="of:=IF([.AR106]=&quot;&quot;;&quot;&quot;;[.AR106]+[.AP166])">
            <text:p/>
          </table:table-cell>
          <table:table-cell table:style-name="ce2" table:formula="of:=IF([.AS106]=&quot;&quot;;&quot;&quot;;[.AS106]+[.AQ166])">
            <text:p/>
          </table:table-cell>
          <table:table-cell table:style-name="ce2" table:formula="of:=IF([.AT106]=&quot;&quot;;&quot;&quot;;[.AT106]+[.AR166])">
            <text:p/>
          </table:table-cell>
          <table:table-cell table:style-name="ce2" table:formula="of:=IF([.AU106]=&quot;&quot;;&quot;&quot;;[.AU106]+[.AS166])">
            <text:p/>
          </table:table-cell>
          <table:table-cell table:style-name="ce2" table:formula="of:=IF([.AV106]=&quot;&quot;;&quot;&quot;;[.AV106]+[.AT166])">
            <text:p/>
          </table:table-cell>
          <table:table-cell table:style-name="ce2" table:formula="of:=IF([.AW106]=&quot;&quot;;&quot;&quot;;[.AW106]+[.AU166])">
            <text:p/>
          </table:table-cell>
          <table:table-cell table:style-name="ce2" table:formula="of:=IF([.AX106]=&quot;&quot;;&quot;&quot;;[.AX106]+[.AV166])">
            <text:p/>
          </table:table-cell>
          <table:table-cell table:style-name="ce2" table:formula="of:=IF([.AY106]=&quot;&quot;;&quot;&quot;;[.AY106]+[.AW166])">
            <text:p/>
          </table:table-cell>
          <table:table-cell table:style-name="ce2" table:formula="of:=IF([.AZ106]=&quot;&quot;;&quot;&quot;;[.AZ106]+[.AX166])">
            <text:p/>
          </table:table-cell>
          <table:table-cell table:style-name="ce2" table:formula="of:=IF([.BA106]=&quot;&quot;;&quot;&quot;;[.BA106]+[.AY166])">
            <text:p/>
          </table:table-cell>
          <table:table-cell table:style-name="ce2" table:formula="of:=IF([.BB106]=&quot;&quot;;&quot;&quot;;[.BB106]+[.AZ166])">
            <text:p/>
          </table:table-cell>
          <table:table-cell table:style-name="ce2" table:formula="of:=IF([.BC106]=&quot;&quot;;&quot;&quot;;[.BC106]+[.BA166])">
            <text:p/>
          </table:table-cell>
          <table:table-cell table:style-name="ce2" table:formula="of:=IF([.BD106]=&quot;&quot;;&quot;&quot;;[.BD106]+[.BB166])">
            <text:p/>
          </table:table-cell>
          <table:table-cell table:style-name="ce2" table:formula="of:=IF([.BE106]=&quot;&quot;;&quot;&quot;;[.BE106]+[.BC166])">
            <text:p/>
          </table:table-cell>
          <table:table-cell table:style-name="ce2" table:formula="of:=IF([.BF106]=&quot;&quot;;&quot;&quot;;[.BF106]+[.BD166])">
            <text:p/>
          </table:table-cell>
          <table:table-cell table:style-name="ce2" table:formula="of:=IF([.BG106]=&quot;&quot;;&quot;&quot;;[.BG106]+[.BE166])">
            <text:p/>
          </table:table-cell>
          <table:table-cell table:style-name="ce2" table:formula="of:=IF([.BH106]=&quot;&quot;;&quot;&quot;;[.BH106]+[.BF166])">
            <text:p/>
          </table:table-cell>
          <table:table-cell table:style-name="ce2" table:formula="of:=IF([.BI106]=&quot;&quot;;&quot;&quot;;[.BI106]+[.BG166])">
            <text:p/>
          </table:table-cell>
          <table:table-cell table:style-name="ce2" table:formula="of:=IF([.BJ106]=&quot;&quot;;&quot;&quot;;[.BJ106]+[.BH166])">
            <text:p/>
          </table:table-cell>
          <table:table-cell table:style-name="ce2" table:formula="of:=IF([.BK106]=&quot;&quot;;&quot;&quot;;[.BK106]+[.BI166])">
            <text:p/>
          </table:table-cell>
          <table:table-cell table:style-name="ce2" table:formula="of:=IF([.BL106]=&quot;&quot;;&quot;&quot;;[.BL106]+[.BJ166])">
            <text:p/>
          </table:table-cell>
          <table:table-cell table:style-name="ce2" table:formula="of:=IF([.BM106]=&quot;&quot;;&quot;&quot;;[.BM106]+[.BK166])">
            <text:p/>
          </table:table-cell>
          <table:table-cell table:style-name="ce2" table:formula="of:=IF([.BN106]=&quot;&quot;;&quot;&quot;;[.BN106]+[.BL166])">
            <text:p/>
          </table:table-cell>
          <table:table-cell table:style-name="ce2" table:formula="of:=IF([.BO106]=&quot;&quot;;&quot;&quot;;[.BO106]+[.BM166])">
            <text:p/>
          </table:table-cell>
          <table:table-cell table:style-name="ce2" table:formula="of:=IF([.BP106]=&quot;&quot;;&quot;&quot;;[.BP106]+[.BN166])">
            <text:p/>
          </table:table-cell>
          <table:table-cell table:style-name="ce2" table:formula="of:=IF([.BQ106]=&quot;&quot;;&quot;&quot;;[.BQ106]+[.BO166])">
            <text:p/>
          </table:table-cell>
          <table:table-cell table:style-name="ce2" table:formula="of:=IF([.BR106]=&quot;&quot;;&quot;&quot;;[.BR106]+[.BP166])">
            <text:p/>
          </table:table-cell>
          <table:table-cell table:style-name="ce2" table:formula="of:=IF([.BS106]=&quot;&quot;;&quot;&quot;;[.BS106]+[.BQ166])">
            <text:p/>
          </table:table-cell>
          <table:table-cell table:style-name="ce2" table:formula="of:=IF([.BT106]=&quot;&quot;;&quot;&quot;;[.BT106]+[.BR166])">
            <text:p/>
          </table:table-cell>
          <table:table-cell table:style-name="ce2" table:formula="of:=IF([.BU106]=&quot;&quot;;&quot;&quot;;[.BU106]+[.BS166])">
            <text:p/>
          </table:table-cell>
          <table:table-cell table:style-name="ce2" table:formula="of:=IF([.BV106]=&quot;&quot;;&quot;&quot;;[.BV106]+[.BT166])">
            <text:p/>
          </table:table-cell>
          <table:table-cell table:style-name="ce2" table:formula="of:=IF([.BW106]=&quot;&quot;;&quot;&quot;;[.BW106]+[.BU166])">
            <text:p/>
          </table:table-cell>
          <table:table-cell table:style-name="ce2" table:formula="of:=IF([.BX106]=&quot;&quot;;&quot;&quot;;[.BX106]+[.BV166])">
            <text:p/>
          </table:table-cell>
          <table:table-cell table:style-name="ce2" table:formula="of:=IF([.BY106]=&quot;&quot;;&quot;&quot;;[.BY106]+[.BW166])">
            <text:p/>
          </table:table-cell>
          <table:table-cell table:style-name="ce2" table:formula="of:=IF([.BZ106]=&quot;&quot;;&quot;&quot;;[.BZ106]+[.BX166])">
            <text:p/>
          </table:table-cell>
          <table:table-cell table:style-name="ce2" table:formula="of:=IF([.CA106]=&quot;&quot;;&quot;&quot;;[.CA106]+[.BY166])">
            <text:p/>
          </table:table-cell>
          <table:table-cell table:style-name="ce2" table:formula="of:=IF([.CB106]=&quot;&quot;;&quot;&quot;;[.CB106]+[.BZ166])">
            <text:p/>
          </table:table-cell>
          <table:table-cell table:style-name="ce2" table:formula="of:=IF([.CC106]=&quot;&quot;;&quot;&quot;;[.CC106]+[.CA166])">
            <text:p/>
          </table:table-cell>
          <table:table-cell table:style-name="ce2" table:formula="of:=IF([.CD106]=&quot;&quot;;&quot;&quot;;[.CD106]+[.CB166])">
            <text:p/>
          </table:table-cell>
          <table:table-cell table:style-name="ce2" table:formula="of:=IF([.CE106]=&quot;&quot;;&quot;&quot;;[.CE106]+[.CC166])">
            <text:p/>
          </table:table-cell>
          <table:table-cell table:style-name="ce2" table:formula="of:=IF([.CF106]=&quot;&quot;;&quot;&quot;;[.CF106]+[.CD166])">
            <text:p/>
          </table:table-cell>
          <table:table-cell table:style-name="ce2" table:formula="of:=IF([.CG106]=&quot;&quot;;&quot;&quot;;[.CG106]+[.CE166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7]=&quot;&quot;;&quot;&quot;;[.D107])" office:value-type="float" office:value="450.62901">
            <text:p>450.62901</text:p>
          </table:table-cell>
          <table:table-cell table:style-name="ce2" table:formula="of:=IF([.E107]=&quot;&quot;;&quot;&quot;;[.E107])" office:value-type="float" office:value="255.11587">
            <text:p>255.11587</text:p>
          </table:table-cell>
          <table:table-cell table:style-name="ce2" table:formula="of:=IF([.F107]=&quot;&quot;;&quot;&quot;;[.F107]+[.D167])" office:value-type="float" office:value="351.35012">
            <text:p>351.35012</text:p>
          </table:table-cell>
          <table:table-cell table:style-name="ce2" table:formula="of:=IF([.G107]=&quot;&quot;;&quot;&quot;;[.G107]+[.E167])" office:value-type="float" office:value="253.59512">
            <text:p>253.59512</text:p>
          </table:table-cell>
          <table:table-cell table:style-name="ce2" table:formula="of:=IF([.H107]=&quot;&quot;;&quot;&quot;;[.H107]+[.F167])" office:value-type="float" office:value="351.46107">
            <text:p>351.46107</text:p>
          </table:table-cell>
          <table:table-cell table:style-name="ce2" table:formula="of:=IF([.I107]=&quot;&quot;;&quot;&quot;;[.I107]+[.G167])" office:value-type="float" office:value="304.53384">
            <text:p>304.53384</text:p>
          </table:table-cell>
          <table:table-cell table:style-name="ce2" table:formula="of:=IF([.J107]=&quot;&quot;;&quot;&quot;;[.J107]+[.H167])" office:value-type="float" office:value="381.42282">
            <text:p>381.42282</text:p>
          </table:table-cell>
          <table:table-cell table:style-name="ce2" table:formula="of:=IF([.K107]=&quot;&quot;;&quot;&quot;;[.K107]+[.I167])" office:value-type="float" office:value="304.22484">
            <text:p>304.22484</text:p>
          </table:table-cell>
          <table:table-cell table:style-name="ce2" table:formula="of:=IF([.L107]=&quot;&quot;;&quot;&quot;;[.L107]+[.J167])" office:value-type="float" office:value="450.99294">
            <text:p>450.99294</text:p>
          </table:table-cell>
          <table:table-cell table:style-name="ce2" table:formula="of:=IF([.M107]=&quot;&quot;;&quot;&quot;;[.M107]+[.K167])" office:value-type="float" office:value="275.10098">
            <text:p>275.10098</text:p>
          </table:table-cell>
          <table:table-cell table:style-name="ce2" table:formula="of:=IF([.N107]=&quot;&quot;;&quot;&quot;;[.N107]+[.L167])">
            <text:p/>
          </table:table-cell>
          <table:table-cell table:style-name="ce2" table:formula="of:=IF([.O107]=&quot;&quot;;&quot;&quot;;[.O107]+[.M167])">
            <text:p/>
          </table:table-cell>
          <table:table-cell table:style-name="ce2" table:formula="of:=IF([.P107]=&quot;&quot;;&quot;&quot;;[.P107]+[.N167])">
            <text:p/>
          </table:table-cell>
          <table:table-cell table:style-name="ce2" table:formula="of:=IF([.Q107]=&quot;&quot;;&quot;&quot;;[.Q107]+[.O167])">
            <text:p/>
          </table:table-cell>
          <table:table-cell table:style-name="ce2" table:formula="of:=IF([.R107]=&quot;&quot;;&quot;&quot;;[.R107]+[.P167])">
            <text:p/>
          </table:table-cell>
          <table:table-cell table:style-name="ce2" table:formula="of:=IF([.S107]=&quot;&quot;;&quot;&quot;;[.S107]+[.Q167])">
            <text:p/>
          </table:table-cell>
          <table:table-cell table:style-name="ce2" table:formula="of:=IF([.T107]=&quot;&quot;;&quot;&quot;;[.T107]+[.R167])">
            <text:p/>
          </table:table-cell>
          <table:table-cell table:style-name="ce2" table:formula="of:=IF([.U107]=&quot;&quot;;&quot;&quot;;[.U107]+[.S167])">
            <text:p/>
          </table:table-cell>
          <table:table-cell table:style-name="ce2" table:formula="of:=IF([.V107]=&quot;&quot;;&quot;&quot;;[.V107]+[.T167])">
            <text:p/>
          </table:table-cell>
          <table:table-cell table:style-name="ce2" table:formula="of:=IF([.W107]=&quot;&quot;;&quot;&quot;;[.W107]+[.U167])">
            <text:p/>
          </table:table-cell>
          <table:table-cell table:style-name="ce2" table:formula="of:=IF([.X107]=&quot;&quot;;&quot;&quot;;[.X107]+[.V167])">
            <text:p/>
          </table:table-cell>
          <table:table-cell table:style-name="ce2" table:formula="of:=IF([.Y107]=&quot;&quot;;&quot;&quot;;[.Y107]+[.W167])">
            <text:p/>
          </table:table-cell>
          <table:table-cell table:style-name="ce2" table:formula="of:=IF([.Z107]=&quot;&quot;;&quot;&quot;;[.Z107]+[.X167])">
            <text:p/>
          </table:table-cell>
          <table:table-cell table:style-name="ce2" table:formula="of:=IF([.AA107]=&quot;&quot;;&quot;&quot;;[.AA107]+[.Y167])">
            <text:p/>
          </table:table-cell>
          <table:table-cell table:style-name="ce2" table:formula="of:=IF([.AB107]=&quot;&quot;;&quot;&quot;;[.AB107]+[.Z167])">
            <text:p/>
          </table:table-cell>
          <table:table-cell table:style-name="ce2" table:formula="of:=IF([.AC107]=&quot;&quot;;&quot;&quot;;[.AC107]+[.AA167])">
            <text:p/>
          </table:table-cell>
          <table:table-cell table:style-name="ce2" table:formula="of:=IF([.AD107]=&quot;&quot;;&quot;&quot;;[.AD107]+[.AB167])">
            <text:p/>
          </table:table-cell>
          <table:table-cell table:style-name="ce2" table:formula="of:=IF([.AE107]=&quot;&quot;;&quot;&quot;;[.AE107]+[.AC167])">
            <text:p/>
          </table:table-cell>
          <table:table-cell table:style-name="ce2" table:formula="of:=IF([.AF107]=&quot;&quot;;&quot;&quot;;[.AF107]+[.AD167])">
            <text:p/>
          </table:table-cell>
          <table:table-cell table:style-name="ce2" table:formula="of:=IF([.AG107]=&quot;&quot;;&quot;&quot;;[.AG107]+[.AE167])">
            <text:p/>
          </table:table-cell>
          <table:table-cell table:style-name="ce2" table:formula="of:=IF([.AH107]=&quot;&quot;;&quot;&quot;;[.AH107]+[.AF167])">
            <text:p/>
          </table:table-cell>
          <table:table-cell table:style-name="ce2" table:formula="of:=IF([.AI107]=&quot;&quot;;&quot;&quot;;[.AI107]+[.AG167])">
            <text:p/>
          </table:table-cell>
          <table:table-cell table:style-name="ce2" table:formula="of:=IF([.AJ107]=&quot;&quot;;&quot;&quot;;[.AJ107]+[.AH167])">
            <text:p/>
          </table:table-cell>
          <table:table-cell table:style-name="ce2" table:formula="of:=IF([.AK107]=&quot;&quot;;&quot;&quot;;[.AK107]+[.AI167])">
            <text:p/>
          </table:table-cell>
          <table:table-cell table:style-name="ce2" table:formula="of:=IF([.AL107]=&quot;&quot;;&quot;&quot;;[.AL107]+[.AJ167])">
            <text:p/>
          </table:table-cell>
          <table:table-cell table:style-name="ce2" table:formula="of:=IF([.AM107]=&quot;&quot;;&quot;&quot;;[.AM107]+[.AK167])">
            <text:p/>
          </table:table-cell>
          <table:table-cell table:style-name="ce2" table:formula="of:=IF([.AN107]=&quot;&quot;;&quot;&quot;;[.AN107]+[.AL167])">
            <text:p/>
          </table:table-cell>
          <table:table-cell table:style-name="ce2" table:formula="of:=IF([.AO107]=&quot;&quot;;&quot;&quot;;[.AO107]+[.AM167])">
            <text:p/>
          </table:table-cell>
          <table:table-cell table:style-name="ce2" table:formula="of:=IF([.AP107]=&quot;&quot;;&quot;&quot;;[.AP107]+[.AN167])">
            <text:p/>
          </table:table-cell>
          <table:table-cell table:style-name="ce2" table:formula="of:=IF([.AQ107]=&quot;&quot;;&quot;&quot;;[.AQ107]+[.AO167])">
            <text:p/>
          </table:table-cell>
          <table:table-cell table:style-name="ce2" table:formula="of:=IF([.AR107]=&quot;&quot;;&quot;&quot;;[.AR107]+[.AP167])">
            <text:p/>
          </table:table-cell>
          <table:table-cell table:style-name="ce2" table:formula="of:=IF([.AS107]=&quot;&quot;;&quot;&quot;;[.AS107]+[.AQ167])">
            <text:p/>
          </table:table-cell>
          <table:table-cell table:style-name="ce2" table:formula="of:=IF([.AT107]=&quot;&quot;;&quot;&quot;;[.AT107]+[.AR167])">
            <text:p/>
          </table:table-cell>
          <table:table-cell table:style-name="ce2" table:formula="of:=IF([.AU107]=&quot;&quot;;&quot;&quot;;[.AU107]+[.AS167])">
            <text:p/>
          </table:table-cell>
          <table:table-cell table:style-name="ce2" table:formula="of:=IF([.AV107]=&quot;&quot;;&quot;&quot;;[.AV107]+[.AT167])">
            <text:p/>
          </table:table-cell>
          <table:table-cell table:style-name="ce2" table:formula="of:=IF([.AW107]=&quot;&quot;;&quot;&quot;;[.AW107]+[.AU167])">
            <text:p/>
          </table:table-cell>
          <table:table-cell table:style-name="ce2" table:formula="of:=IF([.AX107]=&quot;&quot;;&quot;&quot;;[.AX107]+[.AV167])">
            <text:p/>
          </table:table-cell>
          <table:table-cell table:style-name="ce2" table:formula="of:=IF([.AY107]=&quot;&quot;;&quot;&quot;;[.AY107]+[.AW167])">
            <text:p/>
          </table:table-cell>
          <table:table-cell table:style-name="ce2" table:formula="of:=IF([.AZ107]=&quot;&quot;;&quot;&quot;;[.AZ107]+[.AX167])">
            <text:p/>
          </table:table-cell>
          <table:table-cell table:style-name="ce2" table:formula="of:=IF([.BA107]=&quot;&quot;;&quot;&quot;;[.BA107]+[.AY167])">
            <text:p/>
          </table:table-cell>
          <table:table-cell table:style-name="ce2" table:formula="of:=IF([.BB107]=&quot;&quot;;&quot;&quot;;[.BB107]+[.AZ167])">
            <text:p/>
          </table:table-cell>
          <table:table-cell table:style-name="ce2" table:formula="of:=IF([.BC107]=&quot;&quot;;&quot;&quot;;[.BC107]+[.BA167])">
            <text:p/>
          </table:table-cell>
          <table:table-cell table:style-name="ce2" table:formula="of:=IF([.BD107]=&quot;&quot;;&quot;&quot;;[.BD107]+[.BB167])">
            <text:p/>
          </table:table-cell>
          <table:table-cell table:style-name="ce2" table:formula="of:=IF([.BE107]=&quot;&quot;;&quot;&quot;;[.BE107]+[.BC167])">
            <text:p/>
          </table:table-cell>
          <table:table-cell table:style-name="ce2" table:formula="of:=IF([.BF107]=&quot;&quot;;&quot;&quot;;[.BF107]+[.BD167])">
            <text:p/>
          </table:table-cell>
          <table:table-cell table:style-name="ce2" table:formula="of:=IF([.BG107]=&quot;&quot;;&quot;&quot;;[.BG107]+[.BE167])">
            <text:p/>
          </table:table-cell>
          <table:table-cell table:style-name="ce2" table:formula="of:=IF([.BH107]=&quot;&quot;;&quot;&quot;;[.BH107]+[.BF167])">
            <text:p/>
          </table:table-cell>
          <table:table-cell table:style-name="ce2" table:formula="of:=IF([.BI107]=&quot;&quot;;&quot;&quot;;[.BI107]+[.BG167])">
            <text:p/>
          </table:table-cell>
          <table:table-cell table:style-name="ce2" table:formula="of:=IF([.BJ107]=&quot;&quot;;&quot;&quot;;[.BJ107]+[.BH167])">
            <text:p/>
          </table:table-cell>
          <table:table-cell table:style-name="ce2" table:formula="of:=IF([.BK107]=&quot;&quot;;&quot;&quot;;[.BK107]+[.BI167])">
            <text:p/>
          </table:table-cell>
          <table:table-cell table:style-name="ce2" table:formula="of:=IF([.BL107]=&quot;&quot;;&quot;&quot;;[.BL107]+[.BJ167])">
            <text:p/>
          </table:table-cell>
          <table:table-cell table:style-name="ce2" table:formula="of:=IF([.BM107]=&quot;&quot;;&quot;&quot;;[.BM107]+[.BK167])">
            <text:p/>
          </table:table-cell>
          <table:table-cell table:style-name="ce2" table:formula="of:=IF([.BN107]=&quot;&quot;;&quot;&quot;;[.BN107]+[.BL167])">
            <text:p/>
          </table:table-cell>
          <table:table-cell table:style-name="ce2" table:formula="of:=IF([.BO107]=&quot;&quot;;&quot;&quot;;[.BO107]+[.BM167])">
            <text:p/>
          </table:table-cell>
          <table:table-cell table:style-name="ce2" table:formula="of:=IF([.BP107]=&quot;&quot;;&quot;&quot;;[.BP107]+[.BN167])">
            <text:p/>
          </table:table-cell>
          <table:table-cell table:style-name="ce2" table:formula="of:=IF([.BQ107]=&quot;&quot;;&quot;&quot;;[.BQ107]+[.BO167])">
            <text:p/>
          </table:table-cell>
          <table:table-cell table:style-name="ce2" table:formula="of:=IF([.BR107]=&quot;&quot;;&quot;&quot;;[.BR107]+[.BP167])">
            <text:p/>
          </table:table-cell>
          <table:table-cell table:style-name="ce2" table:formula="of:=IF([.BS107]=&quot;&quot;;&quot;&quot;;[.BS107]+[.BQ167])">
            <text:p/>
          </table:table-cell>
          <table:table-cell table:style-name="ce2" table:formula="of:=IF([.BT107]=&quot;&quot;;&quot;&quot;;[.BT107]+[.BR167])">
            <text:p/>
          </table:table-cell>
          <table:table-cell table:style-name="ce2" table:formula="of:=IF([.BU107]=&quot;&quot;;&quot;&quot;;[.BU107]+[.BS167])">
            <text:p/>
          </table:table-cell>
          <table:table-cell table:style-name="ce2" table:formula="of:=IF([.BV107]=&quot;&quot;;&quot;&quot;;[.BV107]+[.BT167])">
            <text:p/>
          </table:table-cell>
          <table:table-cell table:style-name="ce2" table:formula="of:=IF([.BW107]=&quot;&quot;;&quot;&quot;;[.BW107]+[.BU167])">
            <text:p/>
          </table:table-cell>
          <table:table-cell table:style-name="ce2" table:formula="of:=IF([.BX107]=&quot;&quot;;&quot;&quot;;[.BX107]+[.BV167])">
            <text:p/>
          </table:table-cell>
          <table:table-cell table:style-name="ce2" table:formula="of:=IF([.BY107]=&quot;&quot;;&quot;&quot;;[.BY107]+[.BW167])">
            <text:p/>
          </table:table-cell>
          <table:table-cell table:style-name="ce2" table:formula="of:=IF([.BZ107]=&quot;&quot;;&quot;&quot;;[.BZ107]+[.BX167])">
            <text:p/>
          </table:table-cell>
          <table:table-cell table:style-name="ce2" table:formula="of:=IF([.CA107]=&quot;&quot;;&quot;&quot;;[.CA107]+[.BY167])">
            <text:p/>
          </table:table-cell>
          <table:table-cell table:style-name="ce2" table:formula="of:=IF([.CB107]=&quot;&quot;;&quot;&quot;;[.CB107]+[.BZ167])">
            <text:p/>
          </table:table-cell>
          <table:table-cell table:style-name="ce2" table:formula="of:=IF([.CC107]=&quot;&quot;;&quot;&quot;;[.CC107]+[.CA167])">
            <text:p/>
          </table:table-cell>
          <table:table-cell table:style-name="ce2" table:formula="of:=IF([.CD107]=&quot;&quot;;&quot;&quot;;[.CD107]+[.CB167])">
            <text:p/>
          </table:table-cell>
          <table:table-cell table:style-name="ce2" table:formula="of:=IF([.CE107]=&quot;&quot;;&quot;&quot;;[.CE107]+[.CC167])">
            <text:p/>
          </table:table-cell>
          <table:table-cell table:style-name="ce2" table:formula="of:=IF([.CF107]=&quot;&quot;;&quot;&quot;;[.CF107]+[.CD167])">
            <text:p/>
          </table:table-cell>
          <table:table-cell table:style-name="ce2" table:formula="of:=IF([.CG107]=&quot;&quot;;&quot;&quot;;[.CG107]+[.CE167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8]=&quot;&quot;;&quot;&quot;;[.D108])" office:value-type="float" office:value="847.87395">
            <text:p>847.87395</text:p>
          </table:table-cell>
          <table:table-cell table:style-name="ce2" table:formula="of:=IF([.E108]=&quot;&quot;;&quot;&quot;;[.E108])" office:value-type="float" office:value="387.97586">
            <text:p>387.97586</text:p>
          </table:table-cell>
          <table:table-cell table:style-name="ce2" table:formula="of:=IF([.F108]=&quot;&quot;;&quot;&quot;;[.F108]+[.D168])" office:value-type="float" office:value="848.02091">
            <text:p>848.02091</text:p>
          </table:table-cell>
          <table:table-cell table:style-name="ce2" table:formula="of:=IF([.G108]=&quot;&quot;;&quot;&quot;;[.G108]+[.E168])" office:value-type="float" office:value="594.0786">
            <text:p>594.0786</text:p>
          </table:table-cell>
          <table:table-cell table:style-name="ce2" table:formula="of:=IF([.H108]=&quot;&quot;;&quot;&quot;;[.H108]+[.F168])" office:value-type="float" office:value="873.97931">
            <text:p>873.97931</text:p>
          </table:table-cell>
          <table:table-cell table:style-name="ce2" table:formula="of:=IF([.I108]=&quot;&quot;;&quot;&quot;;[.I108]+[.G168])" office:value-type="float" office:value="602.74045">
            <text:p>602.74045</text:p>
          </table:table-cell>
          <table:table-cell table:style-name="ce2" table:formula="of:=IF([.J108]=&quot;&quot;;&quot;&quot;;[.J108]+[.H168])" office:value-type="float" office:value="874.50353">
            <text:p>874.50353</text:p>
          </table:table-cell>
          <table:table-cell table:style-name="ce2" table:formula="of:=IF([.K108]=&quot;&quot;;&quot;&quot;;[.K108]+[.I168])" office:value-type="float" office:value="387.77186">
            <text:p>387.77186</text:p>
          </table:table-cell>
          <table:table-cell table:style-name="ce2" table:formula="of:=IF([.L108]=&quot;&quot;;&quot;&quot;;[.L108]+[.J168])">
            <text:p/>
          </table:table-cell>
          <table:table-cell table:style-name="ce2" table:formula="of:=IF([.M108]=&quot;&quot;;&quot;&quot;;[.M108]+[.K168])">
            <text:p/>
          </table:table-cell>
          <table:table-cell table:style-name="ce2" table:formula="of:=IF([.N108]=&quot;&quot;;&quot;&quot;;[.N108]+[.L168])">
            <text:p/>
          </table:table-cell>
          <table:table-cell table:style-name="ce2" table:formula="of:=IF([.O108]=&quot;&quot;;&quot;&quot;;[.O108]+[.M168])">
            <text:p/>
          </table:table-cell>
          <table:table-cell table:style-name="ce2" table:formula="of:=IF([.P108]=&quot;&quot;;&quot;&quot;;[.P108]+[.N168])">
            <text:p/>
          </table:table-cell>
          <table:table-cell table:style-name="ce2" table:formula="of:=IF([.Q108]=&quot;&quot;;&quot;&quot;;[.Q108]+[.O168])">
            <text:p/>
          </table:table-cell>
          <table:table-cell table:style-name="ce2" table:formula="of:=IF([.R108]=&quot;&quot;;&quot;&quot;;[.R108]+[.P168])">
            <text:p/>
          </table:table-cell>
          <table:table-cell table:style-name="ce2" table:formula="of:=IF([.S108]=&quot;&quot;;&quot;&quot;;[.S108]+[.Q168])">
            <text:p/>
          </table:table-cell>
          <table:table-cell table:style-name="ce2" table:formula="of:=IF([.T108]=&quot;&quot;;&quot;&quot;;[.T108]+[.R168])">
            <text:p/>
          </table:table-cell>
          <table:table-cell table:style-name="ce2" table:formula="of:=IF([.U108]=&quot;&quot;;&quot;&quot;;[.U108]+[.S168])">
            <text:p/>
          </table:table-cell>
          <table:table-cell table:style-name="ce2" table:formula="of:=IF([.V108]=&quot;&quot;;&quot;&quot;;[.V108]+[.T168])">
            <text:p/>
          </table:table-cell>
          <table:table-cell table:style-name="ce2" table:formula="of:=IF([.W108]=&quot;&quot;;&quot;&quot;;[.W108]+[.U168])">
            <text:p/>
          </table:table-cell>
          <table:table-cell table:style-name="ce2" table:formula="of:=IF([.X108]=&quot;&quot;;&quot;&quot;;[.X108]+[.V168])">
            <text:p/>
          </table:table-cell>
          <table:table-cell table:style-name="ce2" table:formula="of:=IF([.Y108]=&quot;&quot;;&quot;&quot;;[.Y108]+[.W168])">
            <text:p/>
          </table:table-cell>
          <table:table-cell table:style-name="ce2" table:formula="of:=IF([.Z108]=&quot;&quot;;&quot;&quot;;[.Z108]+[.X168])">
            <text:p/>
          </table:table-cell>
          <table:table-cell table:style-name="ce2" table:formula="of:=IF([.AA108]=&quot;&quot;;&quot;&quot;;[.AA108]+[.Y168])">
            <text:p/>
          </table:table-cell>
          <table:table-cell table:style-name="ce2" table:formula="of:=IF([.AB108]=&quot;&quot;;&quot;&quot;;[.AB108]+[.Z168])">
            <text:p/>
          </table:table-cell>
          <table:table-cell table:style-name="ce2" table:formula="of:=IF([.AC108]=&quot;&quot;;&quot;&quot;;[.AC108]+[.AA168])">
            <text:p/>
          </table:table-cell>
          <table:table-cell table:style-name="ce2" table:formula="of:=IF([.AD108]=&quot;&quot;;&quot;&quot;;[.AD108]+[.AB168])">
            <text:p/>
          </table:table-cell>
          <table:table-cell table:style-name="ce2" table:formula="of:=IF([.AE108]=&quot;&quot;;&quot;&quot;;[.AE108]+[.AC168])">
            <text:p/>
          </table:table-cell>
          <table:table-cell table:style-name="ce2" table:formula="of:=IF([.AF108]=&quot;&quot;;&quot;&quot;;[.AF108]+[.AD168])">
            <text:p/>
          </table:table-cell>
          <table:table-cell table:style-name="ce2" table:formula="of:=IF([.AG108]=&quot;&quot;;&quot;&quot;;[.AG108]+[.AE168])">
            <text:p/>
          </table:table-cell>
          <table:table-cell table:style-name="ce2" table:formula="of:=IF([.AH108]=&quot;&quot;;&quot;&quot;;[.AH108]+[.AF168])">
            <text:p/>
          </table:table-cell>
          <table:table-cell table:style-name="ce2" table:formula="of:=IF([.AI108]=&quot;&quot;;&quot;&quot;;[.AI108]+[.AG168])">
            <text:p/>
          </table:table-cell>
          <table:table-cell table:style-name="ce2" table:formula="of:=IF([.AJ108]=&quot;&quot;;&quot;&quot;;[.AJ108]+[.AH168])">
            <text:p/>
          </table:table-cell>
          <table:table-cell table:style-name="ce2" table:formula="of:=IF([.AK108]=&quot;&quot;;&quot;&quot;;[.AK108]+[.AI168])">
            <text:p/>
          </table:table-cell>
          <table:table-cell table:style-name="ce2" table:formula="of:=IF([.AL108]=&quot;&quot;;&quot;&quot;;[.AL108]+[.AJ168])">
            <text:p/>
          </table:table-cell>
          <table:table-cell table:style-name="ce2" table:formula="of:=IF([.AM108]=&quot;&quot;;&quot;&quot;;[.AM108]+[.AK168])">
            <text:p/>
          </table:table-cell>
          <table:table-cell table:style-name="ce2" table:formula="of:=IF([.AN108]=&quot;&quot;;&quot;&quot;;[.AN108]+[.AL168])">
            <text:p/>
          </table:table-cell>
          <table:table-cell table:style-name="ce2" table:formula="of:=IF([.AO108]=&quot;&quot;;&quot;&quot;;[.AO108]+[.AM168])">
            <text:p/>
          </table:table-cell>
          <table:table-cell table:style-name="ce2" table:formula="of:=IF([.AP108]=&quot;&quot;;&quot;&quot;;[.AP108]+[.AN168])">
            <text:p/>
          </table:table-cell>
          <table:table-cell table:style-name="ce2" table:formula="of:=IF([.AQ108]=&quot;&quot;;&quot;&quot;;[.AQ108]+[.AO168])">
            <text:p/>
          </table:table-cell>
          <table:table-cell table:style-name="ce2" table:formula="of:=IF([.AR108]=&quot;&quot;;&quot;&quot;;[.AR108]+[.AP168])">
            <text:p/>
          </table:table-cell>
          <table:table-cell table:style-name="ce2" table:formula="of:=IF([.AS108]=&quot;&quot;;&quot;&quot;;[.AS108]+[.AQ168])">
            <text:p/>
          </table:table-cell>
          <table:table-cell table:style-name="ce2" table:formula="of:=IF([.AT108]=&quot;&quot;;&quot;&quot;;[.AT108]+[.AR168])">
            <text:p/>
          </table:table-cell>
          <table:table-cell table:style-name="ce2" table:formula="of:=IF([.AU108]=&quot;&quot;;&quot;&quot;;[.AU108]+[.AS168])">
            <text:p/>
          </table:table-cell>
          <table:table-cell table:style-name="ce2" table:formula="of:=IF([.AV108]=&quot;&quot;;&quot;&quot;;[.AV108]+[.AT168])">
            <text:p/>
          </table:table-cell>
          <table:table-cell table:style-name="ce2" table:formula="of:=IF([.AW108]=&quot;&quot;;&quot;&quot;;[.AW108]+[.AU168])">
            <text:p/>
          </table:table-cell>
          <table:table-cell table:style-name="ce2" table:formula="of:=IF([.AX108]=&quot;&quot;;&quot;&quot;;[.AX108]+[.AV168])">
            <text:p/>
          </table:table-cell>
          <table:table-cell table:style-name="ce2" table:formula="of:=IF([.AY108]=&quot;&quot;;&quot;&quot;;[.AY108]+[.AW168])">
            <text:p/>
          </table:table-cell>
          <table:table-cell table:style-name="ce2" table:formula="of:=IF([.AZ108]=&quot;&quot;;&quot;&quot;;[.AZ108]+[.AX168])">
            <text:p/>
          </table:table-cell>
          <table:table-cell table:style-name="ce2" table:formula="of:=IF([.BA108]=&quot;&quot;;&quot;&quot;;[.BA108]+[.AY168])">
            <text:p/>
          </table:table-cell>
          <table:table-cell table:style-name="ce2" table:formula="of:=IF([.BB108]=&quot;&quot;;&quot;&quot;;[.BB108]+[.AZ168])">
            <text:p/>
          </table:table-cell>
          <table:table-cell table:style-name="ce2" table:formula="of:=IF([.BC108]=&quot;&quot;;&quot;&quot;;[.BC108]+[.BA168])">
            <text:p/>
          </table:table-cell>
          <table:table-cell table:style-name="ce2" table:formula="of:=IF([.BD108]=&quot;&quot;;&quot;&quot;;[.BD108]+[.BB168])">
            <text:p/>
          </table:table-cell>
          <table:table-cell table:style-name="ce2" table:formula="of:=IF([.BE108]=&quot;&quot;;&quot;&quot;;[.BE108]+[.BC168])">
            <text:p/>
          </table:table-cell>
          <table:table-cell table:style-name="ce2" table:formula="of:=IF([.BF108]=&quot;&quot;;&quot;&quot;;[.BF108]+[.BD168])">
            <text:p/>
          </table:table-cell>
          <table:table-cell table:style-name="ce2" table:formula="of:=IF([.BG108]=&quot;&quot;;&quot;&quot;;[.BG108]+[.BE168])">
            <text:p/>
          </table:table-cell>
          <table:table-cell table:style-name="ce2" table:formula="of:=IF([.BH108]=&quot;&quot;;&quot;&quot;;[.BH108]+[.BF168])">
            <text:p/>
          </table:table-cell>
          <table:table-cell table:style-name="ce2" table:formula="of:=IF([.BI108]=&quot;&quot;;&quot;&quot;;[.BI108]+[.BG168])">
            <text:p/>
          </table:table-cell>
          <table:table-cell table:style-name="ce2" table:formula="of:=IF([.BJ108]=&quot;&quot;;&quot;&quot;;[.BJ108]+[.BH168])">
            <text:p/>
          </table:table-cell>
          <table:table-cell table:style-name="ce2" table:formula="of:=IF([.BK108]=&quot;&quot;;&quot;&quot;;[.BK108]+[.BI168])">
            <text:p/>
          </table:table-cell>
          <table:table-cell table:style-name="ce2" table:formula="of:=IF([.BL108]=&quot;&quot;;&quot;&quot;;[.BL108]+[.BJ168])">
            <text:p/>
          </table:table-cell>
          <table:table-cell table:style-name="ce2" table:formula="of:=IF([.BM108]=&quot;&quot;;&quot;&quot;;[.BM108]+[.BK168])">
            <text:p/>
          </table:table-cell>
          <table:table-cell table:style-name="ce2" table:formula="of:=IF([.BN108]=&quot;&quot;;&quot;&quot;;[.BN108]+[.BL168])">
            <text:p/>
          </table:table-cell>
          <table:table-cell table:style-name="ce2" table:formula="of:=IF([.BO108]=&quot;&quot;;&quot;&quot;;[.BO108]+[.BM168])">
            <text:p/>
          </table:table-cell>
          <table:table-cell table:style-name="ce2" table:formula="of:=IF([.BP108]=&quot;&quot;;&quot;&quot;;[.BP108]+[.BN168])">
            <text:p/>
          </table:table-cell>
          <table:table-cell table:style-name="ce2" table:formula="of:=IF([.BQ108]=&quot;&quot;;&quot;&quot;;[.BQ108]+[.BO168])">
            <text:p/>
          </table:table-cell>
          <table:table-cell table:style-name="ce2" table:formula="of:=IF([.BR108]=&quot;&quot;;&quot;&quot;;[.BR108]+[.BP168])">
            <text:p/>
          </table:table-cell>
          <table:table-cell table:style-name="ce2" table:formula="of:=IF([.BS108]=&quot;&quot;;&quot;&quot;;[.BS108]+[.BQ168])">
            <text:p/>
          </table:table-cell>
          <table:table-cell table:style-name="ce2" table:formula="of:=IF([.BT108]=&quot;&quot;;&quot;&quot;;[.BT108]+[.BR168])">
            <text:p/>
          </table:table-cell>
          <table:table-cell table:style-name="ce2" table:formula="of:=IF([.BU108]=&quot;&quot;;&quot;&quot;;[.BU108]+[.BS168])">
            <text:p/>
          </table:table-cell>
          <table:table-cell table:style-name="ce2" table:formula="of:=IF([.BV108]=&quot;&quot;;&quot;&quot;;[.BV108]+[.BT168])">
            <text:p/>
          </table:table-cell>
          <table:table-cell table:style-name="ce2" table:formula="of:=IF([.BW108]=&quot;&quot;;&quot;&quot;;[.BW108]+[.BU168])">
            <text:p/>
          </table:table-cell>
          <table:table-cell table:style-name="ce2" table:formula="of:=IF([.BX108]=&quot;&quot;;&quot;&quot;;[.BX108]+[.BV168])">
            <text:p/>
          </table:table-cell>
          <table:table-cell table:style-name="ce2" table:formula="of:=IF([.BY108]=&quot;&quot;;&quot;&quot;;[.BY108]+[.BW168])">
            <text:p/>
          </table:table-cell>
          <table:table-cell table:style-name="ce2" table:formula="of:=IF([.BZ108]=&quot;&quot;;&quot;&quot;;[.BZ108]+[.BX168])">
            <text:p/>
          </table:table-cell>
          <table:table-cell table:style-name="ce2" table:formula="of:=IF([.CA108]=&quot;&quot;;&quot;&quot;;[.CA108]+[.BY168])">
            <text:p/>
          </table:table-cell>
          <table:table-cell table:style-name="ce2" table:formula="of:=IF([.CB108]=&quot;&quot;;&quot;&quot;;[.CB108]+[.BZ168])">
            <text:p/>
          </table:table-cell>
          <table:table-cell table:style-name="ce2" table:formula="of:=IF([.CC108]=&quot;&quot;;&quot;&quot;;[.CC108]+[.CA168])">
            <text:p/>
          </table:table-cell>
          <table:table-cell table:style-name="ce2" table:formula="of:=IF([.CD108]=&quot;&quot;;&quot;&quot;;[.CD108]+[.CB168])">
            <text:p/>
          </table:table-cell>
          <table:table-cell table:style-name="ce2" table:formula="of:=IF([.CE108]=&quot;&quot;;&quot;&quot;;[.CE108]+[.CC168])">
            <text:p/>
          </table:table-cell>
          <table:table-cell table:style-name="ce2" table:formula="of:=IF([.CF108]=&quot;&quot;;&quot;&quot;;[.CF108]+[.CD168])">
            <text:p/>
          </table:table-cell>
          <table:table-cell table:style-name="ce2" table:formula="of:=IF([.CG108]=&quot;&quot;;&quot;&quot;;[.CG108]+[.CE168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09]=&quot;&quot;;&quot;&quot;;[.D109])" office:value-type="float" office:value="340.68376">
            <text:p>340.68376</text:p>
          </table:table-cell>
          <table:table-cell table:style-name="ce2" table:formula="of:=IF([.E109]=&quot;&quot;;&quot;&quot;;[.E109])" office:value-type="float" office:value="504.30224">
            <text:p>504.30224</text:p>
          </table:table-cell>
          <table:table-cell table:style-name="ce2" table:formula="of:=IF([.F109]=&quot;&quot;;&quot;&quot;;[.F109]+[.D169])">
            <text:p/>
          </table:table-cell>
          <table:table-cell table:style-name="ce2" table:formula="of:=IF([.G109]=&quot;&quot;;&quot;&quot;;[.G109]+[.E169])">
            <text:p/>
          </table:table-cell>
          <table:table-cell table:style-name="ce2" table:formula="of:=IF([.H109]=&quot;&quot;;&quot;&quot;;[.H109]+[.F169])">
            <text:p/>
          </table:table-cell>
          <table:table-cell table:style-name="ce2" table:formula="of:=IF([.I109]=&quot;&quot;;&quot;&quot;;[.I109]+[.G169])">
            <text:p/>
          </table:table-cell>
          <table:table-cell table:style-name="ce2" table:formula="of:=IF([.J109]=&quot;&quot;;&quot;&quot;;[.J109]+[.H169])">
            <text:p/>
          </table:table-cell>
          <table:table-cell table:style-name="ce2" table:formula="of:=IF([.K109]=&quot;&quot;;&quot;&quot;;[.K109]+[.I169])">
            <text:p/>
          </table:table-cell>
          <table:table-cell table:style-name="ce2" table:formula="of:=IF([.L109]=&quot;&quot;;&quot;&quot;;[.L109]+[.J169])">
            <text:p/>
          </table:table-cell>
          <table:table-cell table:style-name="ce2" table:formula="of:=IF([.M109]=&quot;&quot;;&quot;&quot;;[.M109]+[.K169])">
            <text:p/>
          </table:table-cell>
          <table:table-cell table:style-name="ce2" table:formula="of:=IF([.N109]=&quot;&quot;;&quot;&quot;;[.N109]+[.L169])">
            <text:p/>
          </table:table-cell>
          <table:table-cell table:style-name="ce2" table:formula="of:=IF([.O109]=&quot;&quot;;&quot;&quot;;[.O109]+[.M169])">
            <text:p/>
          </table:table-cell>
          <table:table-cell table:style-name="ce2" table:formula="of:=IF([.P109]=&quot;&quot;;&quot;&quot;;[.P109]+[.N169])">
            <text:p/>
          </table:table-cell>
          <table:table-cell table:style-name="ce2" table:formula="of:=IF([.Q109]=&quot;&quot;;&quot;&quot;;[.Q109]+[.O169])">
            <text:p/>
          </table:table-cell>
          <table:table-cell table:style-name="ce2" table:formula="of:=IF([.R109]=&quot;&quot;;&quot;&quot;;[.R109]+[.P169])">
            <text:p/>
          </table:table-cell>
          <table:table-cell table:style-name="ce2" table:formula="of:=IF([.S109]=&quot;&quot;;&quot;&quot;;[.S109]+[.Q169])">
            <text:p/>
          </table:table-cell>
          <table:table-cell table:style-name="ce2" table:formula="of:=IF([.T109]=&quot;&quot;;&quot;&quot;;[.T109]+[.R169])">
            <text:p/>
          </table:table-cell>
          <table:table-cell table:style-name="ce2" table:formula="of:=IF([.U109]=&quot;&quot;;&quot;&quot;;[.U109]+[.S169])">
            <text:p/>
          </table:table-cell>
          <table:table-cell table:style-name="ce2" table:formula="of:=IF([.V109]=&quot;&quot;;&quot;&quot;;[.V109]+[.T169])">
            <text:p/>
          </table:table-cell>
          <table:table-cell table:style-name="ce2" table:formula="of:=IF([.W109]=&quot;&quot;;&quot;&quot;;[.W109]+[.U169])">
            <text:p/>
          </table:table-cell>
          <table:table-cell table:style-name="ce2" table:formula="of:=IF([.X109]=&quot;&quot;;&quot;&quot;;[.X109]+[.V169])">
            <text:p/>
          </table:table-cell>
          <table:table-cell table:style-name="ce2" table:formula="of:=IF([.Y109]=&quot;&quot;;&quot;&quot;;[.Y109]+[.W169])">
            <text:p/>
          </table:table-cell>
          <table:table-cell table:style-name="ce2" table:formula="of:=IF([.Z109]=&quot;&quot;;&quot;&quot;;[.Z109]+[.X169])">
            <text:p/>
          </table:table-cell>
          <table:table-cell table:style-name="ce2" table:formula="of:=IF([.AA109]=&quot;&quot;;&quot;&quot;;[.AA109]+[.Y169])">
            <text:p/>
          </table:table-cell>
          <table:table-cell table:style-name="ce2" table:formula="of:=IF([.AB109]=&quot;&quot;;&quot;&quot;;[.AB109]+[.Z169])">
            <text:p/>
          </table:table-cell>
          <table:table-cell table:style-name="ce2" table:formula="of:=IF([.AC109]=&quot;&quot;;&quot;&quot;;[.AC109]+[.AA169])">
            <text:p/>
          </table:table-cell>
          <table:table-cell table:style-name="ce2" table:formula="of:=IF([.AD109]=&quot;&quot;;&quot;&quot;;[.AD109]+[.AB169])">
            <text:p/>
          </table:table-cell>
          <table:table-cell table:style-name="ce2" table:formula="of:=IF([.AE109]=&quot;&quot;;&quot;&quot;;[.AE109]+[.AC169])">
            <text:p/>
          </table:table-cell>
          <table:table-cell table:style-name="ce2" table:formula="of:=IF([.AF109]=&quot;&quot;;&quot;&quot;;[.AF109]+[.AD169])">
            <text:p/>
          </table:table-cell>
          <table:table-cell table:style-name="ce2" table:formula="of:=IF([.AG109]=&quot;&quot;;&quot;&quot;;[.AG109]+[.AE169])">
            <text:p/>
          </table:table-cell>
          <table:table-cell table:style-name="ce2" table:formula="of:=IF([.AH109]=&quot;&quot;;&quot;&quot;;[.AH109]+[.AF169])">
            <text:p/>
          </table:table-cell>
          <table:table-cell table:style-name="ce2" table:formula="of:=IF([.AI109]=&quot;&quot;;&quot;&quot;;[.AI109]+[.AG169])">
            <text:p/>
          </table:table-cell>
          <table:table-cell table:style-name="ce2" table:formula="of:=IF([.AJ109]=&quot;&quot;;&quot;&quot;;[.AJ109]+[.AH169])">
            <text:p/>
          </table:table-cell>
          <table:table-cell table:style-name="ce2" table:formula="of:=IF([.AK109]=&quot;&quot;;&quot;&quot;;[.AK109]+[.AI169])">
            <text:p/>
          </table:table-cell>
          <table:table-cell table:style-name="ce2" table:formula="of:=IF([.AL109]=&quot;&quot;;&quot;&quot;;[.AL109]+[.AJ169])">
            <text:p/>
          </table:table-cell>
          <table:table-cell table:style-name="ce2" table:formula="of:=IF([.AM109]=&quot;&quot;;&quot;&quot;;[.AM109]+[.AK169])">
            <text:p/>
          </table:table-cell>
          <table:table-cell table:style-name="ce2" table:formula="of:=IF([.AN109]=&quot;&quot;;&quot;&quot;;[.AN109]+[.AL169])">
            <text:p/>
          </table:table-cell>
          <table:table-cell table:style-name="ce2" table:formula="of:=IF([.AO109]=&quot;&quot;;&quot;&quot;;[.AO109]+[.AM169])">
            <text:p/>
          </table:table-cell>
          <table:table-cell table:style-name="ce2" table:formula="of:=IF([.AP109]=&quot;&quot;;&quot;&quot;;[.AP109]+[.AN169])">
            <text:p/>
          </table:table-cell>
          <table:table-cell table:style-name="ce2" table:formula="of:=IF([.AQ109]=&quot;&quot;;&quot;&quot;;[.AQ109]+[.AO169])">
            <text:p/>
          </table:table-cell>
          <table:table-cell table:style-name="ce2" table:formula="of:=IF([.AR109]=&quot;&quot;;&quot;&quot;;[.AR109]+[.AP169])">
            <text:p/>
          </table:table-cell>
          <table:table-cell table:style-name="ce2" table:formula="of:=IF([.AS109]=&quot;&quot;;&quot;&quot;;[.AS109]+[.AQ169])">
            <text:p/>
          </table:table-cell>
          <table:table-cell table:style-name="ce2" table:formula="of:=IF([.AT109]=&quot;&quot;;&quot;&quot;;[.AT109]+[.AR169])">
            <text:p/>
          </table:table-cell>
          <table:table-cell table:style-name="ce2" table:formula="of:=IF([.AU109]=&quot;&quot;;&quot;&quot;;[.AU109]+[.AS169])">
            <text:p/>
          </table:table-cell>
          <table:table-cell table:style-name="ce2" table:formula="of:=IF([.AV109]=&quot;&quot;;&quot;&quot;;[.AV109]+[.AT169])">
            <text:p/>
          </table:table-cell>
          <table:table-cell table:style-name="ce2" table:formula="of:=IF([.AW109]=&quot;&quot;;&quot;&quot;;[.AW109]+[.AU169])">
            <text:p/>
          </table:table-cell>
          <table:table-cell table:style-name="ce2" table:formula="of:=IF([.AX109]=&quot;&quot;;&quot;&quot;;[.AX109]+[.AV169])">
            <text:p/>
          </table:table-cell>
          <table:table-cell table:style-name="ce2" table:formula="of:=IF([.AY109]=&quot;&quot;;&quot;&quot;;[.AY109]+[.AW169])">
            <text:p/>
          </table:table-cell>
          <table:table-cell table:style-name="ce2" table:formula="of:=IF([.AZ109]=&quot;&quot;;&quot;&quot;;[.AZ109]+[.AX169])">
            <text:p/>
          </table:table-cell>
          <table:table-cell table:style-name="ce2" table:formula="of:=IF([.BA109]=&quot;&quot;;&quot;&quot;;[.BA109]+[.AY169])">
            <text:p/>
          </table:table-cell>
          <table:table-cell table:style-name="ce2" table:formula="of:=IF([.BB109]=&quot;&quot;;&quot;&quot;;[.BB109]+[.AZ169])">
            <text:p/>
          </table:table-cell>
          <table:table-cell table:style-name="ce2" table:formula="of:=IF([.BC109]=&quot;&quot;;&quot;&quot;;[.BC109]+[.BA169])">
            <text:p/>
          </table:table-cell>
          <table:table-cell table:style-name="ce2" table:formula="of:=IF([.BD109]=&quot;&quot;;&quot;&quot;;[.BD109]+[.BB169])">
            <text:p/>
          </table:table-cell>
          <table:table-cell table:style-name="ce2" table:formula="of:=IF([.BE109]=&quot;&quot;;&quot;&quot;;[.BE109]+[.BC169])">
            <text:p/>
          </table:table-cell>
          <table:table-cell table:style-name="ce2" table:formula="of:=IF([.BF109]=&quot;&quot;;&quot;&quot;;[.BF109]+[.BD169])">
            <text:p/>
          </table:table-cell>
          <table:table-cell table:style-name="ce2" table:formula="of:=IF([.BG109]=&quot;&quot;;&quot;&quot;;[.BG109]+[.BE169])">
            <text:p/>
          </table:table-cell>
          <table:table-cell table:style-name="ce2" table:formula="of:=IF([.BH109]=&quot;&quot;;&quot;&quot;;[.BH109]+[.BF169])">
            <text:p/>
          </table:table-cell>
          <table:table-cell table:style-name="ce2" table:formula="of:=IF([.BI109]=&quot;&quot;;&quot;&quot;;[.BI109]+[.BG169])">
            <text:p/>
          </table:table-cell>
          <table:table-cell table:style-name="ce2" table:formula="of:=IF([.BJ109]=&quot;&quot;;&quot;&quot;;[.BJ109]+[.BH169])">
            <text:p/>
          </table:table-cell>
          <table:table-cell table:style-name="ce2" table:formula="of:=IF([.BK109]=&quot;&quot;;&quot;&quot;;[.BK109]+[.BI169])">
            <text:p/>
          </table:table-cell>
          <table:table-cell table:style-name="ce2" table:formula="of:=IF([.BL109]=&quot;&quot;;&quot;&quot;;[.BL109]+[.BJ169])">
            <text:p/>
          </table:table-cell>
          <table:table-cell table:style-name="ce2" table:formula="of:=IF([.BM109]=&quot;&quot;;&quot;&quot;;[.BM109]+[.BK169])">
            <text:p/>
          </table:table-cell>
          <table:table-cell table:style-name="ce2" table:formula="of:=IF([.BN109]=&quot;&quot;;&quot;&quot;;[.BN109]+[.BL169])">
            <text:p/>
          </table:table-cell>
          <table:table-cell table:style-name="ce2" table:formula="of:=IF([.BO109]=&quot;&quot;;&quot;&quot;;[.BO109]+[.BM169])">
            <text:p/>
          </table:table-cell>
          <table:table-cell table:style-name="ce2" table:formula="of:=IF([.BP109]=&quot;&quot;;&quot;&quot;;[.BP109]+[.BN169])">
            <text:p/>
          </table:table-cell>
          <table:table-cell table:style-name="ce2" table:formula="of:=IF([.BQ109]=&quot;&quot;;&quot;&quot;;[.BQ109]+[.BO169])">
            <text:p/>
          </table:table-cell>
          <table:table-cell table:style-name="ce2" table:formula="of:=IF([.BR109]=&quot;&quot;;&quot;&quot;;[.BR109]+[.BP169])">
            <text:p/>
          </table:table-cell>
          <table:table-cell table:style-name="ce2" table:formula="of:=IF([.BS109]=&quot;&quot;;&quot;&quot;;[.BS109]+[.BQ169])">
            <text:p/>
          </table:table-cell>
          <table:table-cell table:style-name="ce2" table:formula="of:=IF([.BT109]=&quot;&quot;;&quot;&quot;;[.BT109]+[.BR169])">
            <text:p/>
          </table:table-cell>
          <table:table-cell table:style-name="ce2" table:formula="of:=IF([.BU109]=&quot;&quot;;&quot;&quot;;[.BU109]+[.BS169])">
            <text:p/>
          </table:table-cell>
          <table:table-cell table:style-name="ce2" table:formula="of:=IF([.BV109]=&quot;&quot;;&quot;&quot;;[.BV109]+[.BT169])">
            <text:p/>
          </table:table-cell>
          <table:table-cell table:style-name="ce2" table:formula="of:=IF([.BW109]=&quot;&quot;;&quot;&quot;;[.BW109]+[.BU169])">
            <text:p/>
          </table:table-cell>
          <table:table-cell table:style-name="ce2" table:formula="of:=IF([.BX109]=&quot;&quot;;&quot;&quot;;[.BX109]+[.BV169])">
            <text:p/>
          </table:table-cell>
          <table:table-cell table:style-name="ce2" table:formula="of:=IF([.BY109]=&quot;&quot;;&quot;&quot;;[.BY109]+[.BW169])">
            <text:p/>
          </table:table-cell>
          <table:table-cell table:style-name="ce2" table:formula="of:=IF([.BZ109]=&quot;&quot;;&quot;&quot;;[.BZ109]+[.BX169])">
            <text:p/>
          </table:table-cell>
          <table:table-cell table:style-name="ce2" table:formula="of:=IF([.CA109]=&quot;&quot;;&quot;&quot;;[.CA109]+[.BY169])">
            <text:p/>
          </table:table-cell>
          <table:table-cell table:style-name="ce2" table:formula="of:=IF([.CB109]=&quot;&quot;;&quot;&quot;;[.CB109]+[.BZ169])">
            <text:p/>
          </table:table-cell>
          <table:table-cell table:style-name="ce2" table:formula="of:=IF([.CC109]=&quot;&quot;;&quot;&quot;;[.CC109]+[.CA169])">
            <text:p/>
          </table:table-cell>
          <table:table-cell table:style-name="ce2" table:formula="of:=IF([.CD109]=&quot;&quot;;&quot;&quot;;[.CD109]+[.CB169])">
            <text:p/>
          </table:table-cell>
          <table:table-cell table:style-name="ce2" table:formula="of:=IF([.CE109]=&quot;&quot;;&quot;&quot;;[.CE109]+[.CC169])">
            <text:p/>
          </table:table-cell>
          <table:table-cell table:style-name="ce2" table:formula="of:=IF([.CF109]=&quot;&quot;;&quot;&quot;;[.CF109]+[.CD169])">
            <text:p/>
          </table:table-cell>
          <table:table-cell table:style-name="ce2" table:formula="of:=IF([.CG109]=&quot;&quot;;&quot;&quot;;[.CG109]+[.CE169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0]=&quot;&quot;;&quot;&quot;;[.D110])" office:value-type="float" office:value="928.92719">
            <text:p>928.92719</text:p>
          </table:table-cell>
          <table:table-cell table:style-name="ce2" table:formula="of:=IF([.E110]=&quot;&quot;;&quot;&quot;;[.E110])" office:value-type="float" office:value="511.24316">
            <text:p>511.24316</text:p>
          </table:table-cell>
          <table:table-cell table:style-name="ce2" table:formula="of:=IF([.F110]=&quot;&quot;;&quot;&quot;;[.F110]+[.D170])">
            <text:p/>
          </table:table-cell>
          <table:table-cell table:style-name="ce2" table:formula="of:=IF([.G110]=&quot;&quot;;&quot;&quot;;[.G110]+[.E170])">
            <text:p/>
          </table:table-cell>
          <table:table-cell table:style-name="ce2" table:formula="of:=IF([.H110]=&quot;&quot;;&quot;&quot;;[.H110]+[.F170])">
            <text:p/>
          </table:table-cell>
          <table:table-cell table:style-name="ce2" table:formula="of:=IF([.I110]=&quot;&quot;;&quot;&quot;;[.I110]+[.G170])">
            <text:p/>
          </table:table-cell>
          <table:table-cell table:style-name="ce2" table:formula="of:=IF([.J110]=&quot;&quot;;&quot;&quot;;[.J110]+[.H170])">
            <text:p/>
          </table:table-cell>
          <table:table-cell table:style-name="ce2" table:formula="of:=IF([.K110]=&quot;&quot;;&quot;&quot;;[.K110]+[.I170])">
            <text:p/>
          </table:table-cell>
          <table:table-cell table:style-name="ce2" table:formula="of:=IF([.L110]=&quot;&quot;;&quot;&quot;;[.L110]+[.J170])">
            <text:p/>
          </table:table-cell>
          <table:table-cell table:style-name="ce2" table:formula="of:=IF([.M110]=&quot;&quot;;&quot;&quot;;[.M110]+[.K170])">
            <text:p/>
          </table:table-cell>
          <table:table-cell table:style-name="ce2" table:formula="of:=IF([.N110]=&quot;&quot;;&quot;&quot;;[.N110]+[.L170])">
            <text:p/>
          </table:table-cell>
          <table:table-cell table:style-name="ce2" table:formula="of:=IF([.O110]=&quot;&quot;;&quot;&quot;;[.O110]+[.M170])">
            <text:p/>
          </table:table-cell>
          <table:table-cell table:style-name="ce2" table:formula="of:=IF([.P110]=&quot;&quot;;&quot;&quot;;[.P110]+[.N170])">
            <text:p/>
          </table:table-cell>
          <table:table-cell table:style-name="ce2" table:formula="of:=IF([.Q110]=&quot;&quot;;&quot;&quot;;[.Q110]+[.O170])">
            <text:p/>
          </table:table-cell>
          <table:table-cell table:style-name="ce2" table:formula="of:=IF([.R110]=&quot;&quot;;&quot;&quot;;[.R110]+[.P170])">
            <text:p/>
          </table:table-cell>
          <table:table-cell table:style-name="ce2" table:formula="of:=IF([.S110]=&quot;&quot;;&quot;&quot;;[.S110]+[.Q170])">
            <text:p/>
          </table:table-cell>
          <table:table-cell table:style-name="ce2" table:formula="of:=IF([.T110]=&quot;&quot;;&quot;&quot;;[.T110]+[.R170])">
            <text:p/>
          </table:table-cell>
          <table:table-cell table:style-name="ce2" table:formula="of:=IF([.U110]=&quot;&quot;;&quot;&quot;;[.U110]+[.S170])">
            <text:p/>
          </table:table-cell>
          <table:table-cell table:style-name="ce2" table:formula="of:=IF([.V110]=&quot;&quot;;&quot;&quot;;[.V110]+[.T170])">
            <text:p/>
          </table:table-cell>
          <table:table-cell table:style-name="ce2" table:formula="of:=IF([.W110]=&quot;&quot;;&quot;&quot;;[.W110]+[.U170])">
            <text:p/>
          </table:table-cell>
          <table:table-cell table:style-name="ce2" table:formula="of:=IF([.X110]=&quot;&quot;;&quot;&quot;;[.X110]+[.V170])">
            <text:p/>
          </table:table-cell>
          <table:table-cell table:style-name="ce2" table:formula="of:=IF([.Y110]=&quot;&quot;;&quot;&quot;;[.Y110]+[.W170])">
            <text:p/>
          </table:table-cell>
          <table:table-cell table:style-name="ce2" table:formula="of:=IF([.Z110]=&quot;&quot;;&quot;&quot;;[.Z110]+[.X170])">
            <text:p/>
          </table:table-cell>
          <table:table-cell table:style-name="ce2" table:formula="of:=IF([.AA110]=&quot;&quot;;&quot;&quot;;[.AA110]+[.Y170])">
            <text:p/>
          </table:table-cell>
          <table:table-cell table:style-name="ce2" table:formula="of:=IF([.AB110]=&quot;&quot;;&quot;&quot;;[.AB110]+[.Z170])">
            <text:p/>
          </table:table-cell>
          <table:table-cell table:style-name="ce2" table:formula="of:=IF([.AC110]=&quot;&quot;;&quot;&quot;;[.AC110]+[.AA170])">
            <text:p/>
          </table:table-cell>
          <table:table-cell table:style-name="ce2" table:formula="of:=IF([.AD110]=&quot;&quot;;&quot;&quot;;[.AD110]+[.AB170])">
            <text:p/>
          </table:table-cell>
          <table:table-cell table:style-name="ce2" table:formula="of:=IF([.AE110]=&quot;&quot;;&quot;&quot;;[.AE110]+[.AC170])">
            <text:p/>
          </table:table-cell>
          <table:table-cell table:style-name="ce2" table:formula="of:=IF([.AF110]=&quot;&quot;;&quot;&quot;;[.AF110]+[.AD170])">
            <text:p/>
          </table:table-cell>
          <table:table-cell table:style-name="ce2" table:formula="of:=IF([.AG110]=&quot;&quot;;&quot;&quot;;[.AG110]+[.AE170])">
            <text:p/>
          </table:table-cell>
          <table:table-cell table:style-name="ce2" table:formula="of:=IF([.AH110]=&quot;&quot;;&quot;&quot;;[.AH110]+[.AF170])">
            <text:p/>
          </table:table-cell>
          <table:table-cell table:style-name="ce2" table:formula="of:=IF([.AI110]=&quot;&quot;;&quot;&quot;;[.AI110]+[.AG170])">
            <text:p/>
          </table:table-cell>
          <table:table-cell table:style-name="ce2" table:formula="of:=IF([.AJ110]=&quot;&quot;;&quot;&quot;;[.AJ110]+[.AH170])">
            <text:p/>
          </table:table-cell>
          <table:table-cell table:style-name="ce2" table:formula="of:=IF([.AK110]=&quot;&quot;;&quot;&quot;;[.AK110]+[.AI170])">
            <text:p/>
          </table:table-cell>
          <table:table-cell table:style-name="ce2" table:formula="of:=IF([.AL110]=&quot;&quot;;&quot;&quot;;[.AL110]+[.AJ170])">
            <text:p/>
          </table:table-cell>
          <table:table-cell table:style-name="ce2" table:formula="of:=IF([.AM110]=&quot;&quot;;&quot;&quot;;[.AM110]+[.AK170])">
            <text:p/>
          </table:table-cell>
          <table:table-cell table:style-name="ce2" table:formula="of:=IF([.AN110]=&quot;&quot;;&quot;&quot;;[.AN110]+[.AL170])">
            <text:p/>
          </table:table-cell>
          <table:table-cell table:style-name="ce2" table:formula="of:=IF([.AO110]=&quot;&quot;;&quot;&quot;;[.AO110]+[.AM170])">
            <text:p/>
          </table:table-cell>
          <table:table-cell table:style-name="ce2" table:formula="of:=IF([.AP110]=&quot;&quot;;&quot;&quot;;[.AP110]+[.AN170])">
            <text:p/>
          </table:table-cell>
          <table:table-cell table:style-name="ce2" table:formula="of:=IF([.AQ110]=&quot;&quot;;&quot;&quot;;[.AQ110]+[.AO170])">
            <text:p/>
          </table:table-cell>
          <table:table-cell table:style-name="ce2" table:formula="of:=IF([.AR110]=&quot;&quot;;&quot;&quot;;[.AR110]+[.AP170])">
            <text:p/>
          </table:table-cell>
          <table:table-cell table:style-name="ce2" table:formula="of:=IF([.AS110]=&quot;&quot;;&quot;&quot;;[.AS110]+[.AQ170])">
            <text:p/>
          </table:table-cell>
          <table:table-cell table:style-name="ce2" table:formula="of:=IF([.AT110]=&quot;&quot;;&quot;&quot;;[.AT110]+[.AR170])">
            <text:p/>
          </table:table-cell>
          <table:table-cell table:style-name="ce2" table:formula="of:=IF([.AU110]=&quot;&quot;;&quot;&quot;;[.AU110]+[.AS170])">
            <text:p/>
          </table:table-cell>
          <table:table-cell table:style-name="ce2" table:formula="of:=IF([.AV110]=&quot;&quot;;&quot;&quot;;[.AV110]+[.AT170])">
            <text:p/>
          </table:table-cell>
          <table:table-cell table:style-name="ce2" table:formula="of:=IF([.AW110]=&quot;&quot;;&quot;&quot;;[.AW110]+[.AU170])">
            <text:p/>
          </table:table-cell>
          <table:table-cell table:style-name="ce2" table:formula="of:=IF([.AX110]=&quot;&quot;;&quot;&quot;;[.AX110]+[.AV170])">
            <text:p/>
          </table:table-cell>
          <table:table-cell table:style-name="ce2" table:formula="of:=IF([.AY110]=&quot;&quot;;&quot;&quot;;[.AY110]+[.AW170])">
            <text:p/>
          </table:table-cell>
          <table:table-cell table:style-name="ce2" table:formula="of:=IF([.AZ110]=&quot;&quot;;&quot;&quot;;[.AZ110]+[.AX170])">
            <text:p/>
          </table:table-cell>
          <table:table-cell table:style-name="ce2" table:formula="of:=IF([.BA110]=&quot;&quot;;&quot;&quot;;[.BA110]+[.AY170])">
            <text:p/>
          </table:table-cell>
          <table:table-cell table:style-name="ce2" table:formula="of:=IF([.BB110]=&quot;&quot;;&quot;&quot;;[.BB110]+[.AZ170])">
            <text:p/>
          </table:table-cell>
          <table:table-cell table:style-name="ce2" table:formula="of:=IF([.BC110]=&quot;&quot;;&quot;&quot;;[.BC110]+[.BA170])">
            <text:p/>
          </table:table-cell>
          <table:table-cell table:style-name="ce2" table:formula="of:=IF([.BD110]=&quot;&quot;;&quot;&quot;;[.BD110]+[.BB170])">
            <text:p/>
          </table:table-cell>
          <table:table-cell table:style-name="ce2" table:formula="of:=IF([.BE110]=&quot;&quot;;&quot;&quot;;[.BE110]+[.BC170])">
            <text:p/>
          </table:table-cell>
          <table:table-cell table:style-name="ce2" table:formula="of:=IF([.BF110]=&quot;&quot;;&quot;&quot;;[.BF110]+[.BD170])">
            <text:p/>
          </table:table-cell>
          <table:table-cell table:style-name="ce2" table:formula="of:=IF([.BG110]=&quot;&quot;;&quot;&quot;;[.BG110]+[.BE170])">
            <text:p/>
          </table:table-cell>
          <table:table-cell table:style-name="ce2" table:formula="of:=IF([.BH110]=&quot;&quot;;&quot;&quot;;[.BH110]+[.BF170])">
            <text:p/>
          </table:table-cell>
          <table:table-cell table:style-name="ce2" table:formula="of:=IF([.BI110]=&quot;&quot;;&quot;&quot;;[.BI110]+[.BG170])">
            <text:p/>
          </table:table-cell>
          <table:table-cell table:style-name="ce2" table:formula="of:=IF([.BJ110]=&quot;&quot;;&quot;&quot;;[.BJ110]+[.BH170])">
            <text:p/>
          </table:table-cell>
          <table:table-cell table:style-name="ce2" table:formula="of:=IF([.BK110]=&quot;&quot;;&quot;&quot;;[.BK110]+[.BI170])">
            <text:p/>
          </table:table-cell>
          <table:table-cell table:style-name="ce2" table:formula="of:=IF([.BL110]=&quot;&quot;;&quot;&quot;;[.BL110]+[.BJ170])">
            <text:p/>
          </table:table-cell>
          <table:table-cell table:style-name="ce2" table:formula="of:=IF([.BM110]=&quot;&quot;;&quot;&quot;;[.BM110]+[.BK170])">
            <text:p/>
          </table:table-cell>
          <table:table-cell table:style-name="ce2" table:formula="of:=IF([.BN110]=&quot;&quot;;&quot;&quot;;[.BN110]+[.BL170])">
            <text:p/>
          </table:table-cell>
          <table:table-cell table:style-name="ce2" table:formula="of:=IF([.BO110]=&quot;&quot;;&quot;&quot;;[.BO110]+[.BM170])">
            <text:p/>
          </table:table-cell>
          <table:table-cell table:style-name="ce2" table:formula="of:=IF([.BP110]=&quot;&quot;;&quot;&quot;;[.BP110]+[.BN170])">
            <text:p/>
          </table:table-cell>
          <table:table-cell table:style-name="ce2" table:formula="of:=IF([.BQ110]=&quot;&quot;;&quot;&quot;;[.BQ110]+[.BO170])">
            <text:p/>
          </table:table-cell>
          <table:table-cell table:style-name="ce2" table:formula="of:=IF([.BR110]=&quot;&quot;;&quot;&quot;;[.BR110]+[.BP170])">
            <text:p/>
          </table:table-cell>
          <table:table-cell table:style-name="ce2" table:formula="of:=IF([.BS110]=&quot;&quot;;&quot;&quot;;[.BS110]+[.BQ170])">
            <text:p/>
          </table:table-cell>
          <table:table-cell table:style-name="ce2" table:formula="of:=IF([.BT110]=&quot;&quot;;&quot;&quot;;[.BT110]+[.BR170])">
            <text:p/>
          </table:table-cell>
          <table:table-cell table:style-name="ce2" table:formula="of:=IF([.BU110]=&quot;&quot;;&quot;&quot;;[.BU110]+[.BS170])">
            <text:p/>
          </table:table-cell>
          <table:table-cell table:style-name="ce2" table:formula="of:=IF([.BV110]=&quot;&quot;;&quot;&quot;;[.BV110]+[.BT170])">
            <text:p/>
          </table:table-cell>
          <table:table-cell table:style-name="ce2" table:formula="of:=IF([.BW110]=&quot;&quot;;&quot;&quot;;[.BW110]+[.BU170])">
            <text:p/>
          </table:table-cell>
          <table:table-cell table:style-name="ce2" table:formula="of:=IF([.BX110]=&quot;&quot;;&quot;&quot;;[.BX110]+[.BV170])">
            <text:p/>
          </table:table-cell>
          <table:table-cell table:style-name="ce2" table:formula="of:=IF([.BY110]=&quot;&quot;;&quot;&quot;;[.BY110]+[.BW170])">
            <text:p/>
          </table:table-cell>
          <table:table-cell table:style-name="ce2" table:formula="of:=IF([.BZ110]=&quot;&quot;;&quot;&quot;;[.BZ110]+[.BX170])">
            <text:p/>
          </table:table-cell>
          <table:table-cell table:style-name="ce2" table:formula="of:=IF([.CA110]=&quot;&quot;;&quot;&quot;;[.CA110]+[.BY170])">
            <text:p/>
          </table:table-cell>
          <table:table-cell table:style-name="ce2" table:formula="of:=IF([.CB110]=&quot;&quot;;&quot;&quot;;[.CB110]+[.BZ170])">
            <text:p/>
          </table:table-cell>
          <table:table-cell table:style-name="ce2" table:formula="of:=IF([.CC110]=&quot;&quot;;&quot;&quot;;[.CC110]+[.CA170])">
            <text:p/>
          </table:table-cell>
          <table:table-cell table:style-name="ce2" table:formula="of:=IF([.CD110]=&quot;&quot;;&quot;&quot;;[.CD110]+[.CB170])">
            <text:p/>
          </table:table-cell>
          <table:table-cell table:style-name="ce2" table:formula="of:=IF([.CE110]=&quot;&quot;;&quot;&quot;;[.CE110]+[.CC170])">
            <text:p/>
          </table:table-cell>
          <table:table-cell table:style-name="ce2" table:formula="of:=IF([.CF110]=&quot;&quot;;&quot;&quot;;[.CF110]+[.CD170])">
            <text:p/>
          </table:table-cell>
          <table:table-cell table:style-name="ce2" table:formula="of:=IF([.CG110]=&quot;&quot;;&quot;&quot;;[.CG110]+[.CE170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1]=&quot;&quot;;&quot;&quot;;[.D111])" office:value-type="float" office:value="269.81384">
            <text:p>269.81384</text:p>
          </table:table-cell>
          <table:table-cell table:style-name="ce2" table:formula="of:=IF([.E111]=&quot;&quot;;&quot;&quot;;[.E111])" office:value-type="float" office:value="261.31716">
            <text:p>261.31716</text:p>
          </table:table-cell>
          <table:table-cell table:style-name="ce2" table:formula="of:=IF([.F111]=&quot;&quot;;&quot;&quot;;[.F111]+[.D171])" office:value-type="float" office:value="270.18827">
            <text:p>270.18827</text:p>
          </table:table-cell>
          <table:table-cell table:style-name="ce2" table:formula="of:=IF([.G111]=&quot;&quot;;&quot;&quot;;[.G111]+[.E171])" office:value-type="float" office:value="322.99239">
            <text:p>322.99239</text:p>
          </table:table-cell>
          <table:table-cell table:style-name="ce2" table:formula="of:=IF([.H111]=&quot;&quot;;&quot;&quot;;[.H111]+[.F171])" office:value-type="float" office:value="277.69576">
            <text:p>277.69576</text:p>
          </table:table-cell>
          <table:table-cell table:style-name="ce2" table:formula="of:=IF([.I111]=&quot;&quot;;&quot;&quot;;[.I111]+[.G171])" office:value-type="float" office:value="321.23745">
            <text:p>321.23745</text:p>
          </table:table-cell>
          <table:table-cell table:style-name="ce2" table:formula="of:=IF([.J111]=&quot;&quot;;&quot;&quot;;[.J111]+[.H171])" office:value-type="float" office:value="278.16328">
            <text:p>278.16328</text:p>
          </table:table-cell>
          <table:table-cell table:style-name="ce2" table:formula="of:=IF([.K111]=&quot;&quot;;&quot;&quot;;[.K111]+[.I171])" office:value-type="float" office:value="256.28738">
            <text:p>256.28738</text:p>
          </table:table-cell>
          <table:table-cell table:style-name="ce2" table:formula="of:=IF([.L111]=&quot;&quot;;&quot;&quot;;[.L111]+[.J171])">
            <text:p/>
          </table:table-cell>
          <table:table-cell table:style-name="ce2" table:formula="of:=IF([.M111]=&quot;&quot;;&quot;&quot;;[.M111]+[.K171])">
            <text:p/>
          </table:table-cell>
          <table:table-cell table:style-name="ce2" table:formula="of:=IF([.N111]=&quot;&quot;;&quot;&quot;;[.N111]+[.L171])">
            <text:p/>
          </table:table-cell>
          <table:table-cell table:style-name="ce2" table:formula="of:=IF([.O111]=&quot;&quot;;&quot;&quot;;[.O111]+[.M171])">
            <text:p/>
          </table:table-cell>
          <table:table-cell table:style-name="ce2" table:formula="of:=IF([.P111]=&quot;&quot;;&quot;&quot;;[.P111]+[.N171])">
            <text:p/>
          </table:table-cell>
          <table:table-cell table:style-name="ce2" table:formula="of:=IF([.Q111]=&quot;&quot;;&quot;&quot;;[.Q111]+[.O171])">
            <text:p/>
          </table:table-cell>
          <table:table-cell table:style-name="ce2" table:formula="of:=IF([.R111]=&quot;&quot;;&quot;&quot;;[.R111]+[.P171])">
            <text:p/>
          </table:table-cell>
          <table:table-cell table:style-name="ce2" table:formula="of:=IF([.S111]=&quot;&quot;;&quot;&quot;;[.S111]+[.Q171])">
            <text:p/>
          </table:table-cell>
          <table:table-cell table:style-name="ce2" table:formula="of:=IF([.T111]=&quot;&quot;;&quot;&quot;;[.T111]+[.R171])">
            <text:p/>
          </table:table-cell>
          <table:table-cell table:style-name="ce2" table:formula="of:=IF([.U111]=&quot;&quot;;&quot;&quot;;[.U111]+[.S171])">
            <text:p/>
          </table:table-cell>
          <table:table-cell table:style-name="ce2" table:formula="of:=IF([.V111]=&quot;&quot;;&quot;&quot;;[.V111]+[.T171])">
            <text:p/>
          </table:table-cell>
          <table:table-cell table:style-name="ce2" table:formula="of:=IF([.W111]=&quot;&quot;;&quot;&quot;;[.W111]+[.U171])">
            <text:p/>
          </table:table-cell>
          <table:table-cell table:style-name="ce2" table:formula="of:=IF([.X111]=&quot;&quot;;&quot;&quot;;[.X111]+[.V171])">
            <text:p/>
          </table:table-cell>
          <table:table-cell table:style-name="ce2" table:formula="of:=IF([.Y111]=&quot;&quot;;&quot;&quot;;[.Y111]+[.W171])">
            <text:p/>
          </table:table-cell>
          <table:table-cell table:style-name="ce2" table:formula="of:=IF([.Z111]=&quot;&quot;;&quot;&quot;;[.Z111]+[.X171])">
            <text:p/>
          </table:table-cell>
          <table:table-cell table:style-name="ce2" table:formula="of:=IF([.AA111]=&quot;&quot;;&quot;&quot;;[.AA111]+[.Y171])">
            <text:p/>
          </table:table-cell>
          <table:table-cell table:style-name="ce2" table:formula="of:=IF([.AB111]=&quot;&quot;;&quot;&quot;;[.AB111]+[.Z171])">
            <text:p/>
          </table:table-cell>
          <table:table-cell table:style-name="ce2" table:formula="of:=IF([.AC111]=&quot;&quot;;&quot;&quot;;[.AC111]+[.AA171])">
            <text:p/>
          </table:table-cell>
          <table:table-cell table:style-name="ce2" table:formula="of:=IF([.AD111]=&quot;&quot;;&quot;&quot;;[.AD111]+[.AB171])">
            <text:p/>
          </table:table-cell>
          <table:table-cell table:style-name="ce2" table:formula="of:=IF([.AE111]=&quot;&quot;;&quot;&quot;;[.AE111]+[.AC171])">
            <text:p/>
          </table:table-cell>
          <table:table-cell table:style-name="ce2" table:formula="of:=IF([.AF111]=&quot;&quot;;&quot;&quot;;[.AF111]+[.AD171])">
            <text:p/>
          </table:table-cell>
          <table:table-cell table:style-name="ce2" table:formula="of:=IF([.AG111]=&quot;&quot;;&quot;&quot;;[.AG111]+[.AE171])">
            <text:p/>
          </table:table-cell>
          <table:table-cell table:style-name="ce2" table:formula="of:=IF([.AH111]=&quot;&quot;;&quot;&quot;;[.AH111]+[.AF171])">
            <text:p/>
          </table:table-cell>
          <table:table-cell table:style-name="ce2" table:formula="of:=IF([.AI111]=&quot;&quot;;&quot;&quot;;[.AI111]+[.AG171])">
            <text:p/>
          </table:table-cell>
          <table:table-cell table:style-name="ce2" table:formula="of:=IF([.AJ111]=&quot;&quot;;&quot;&quot;;[.AJ111]+[.AH171])">
            <text:p/>
          </table:table-cell>
          <table:table-cell table:style-name="ce2" table:formula="of:=IF([.AK111]=&quot;&quot;;&quot;&quot;;[.AK111]+[.AI171])">
            <text:p/>
          </table:table-cell>
          <table:table-cell table:style-name="ce2" table:formula="of:=IF([.AL111]=&quot;&quot;;&quot;&quot;;[.AL111]+[.AJ171])">
            <text:p/>
          </table:table-cell>
          <table:table-cell table:style-name="ce2" table:formula="of:=IF([.AM111]=&quot;&quot;;&quot;&quot;;[.AM111]+[.AK171])">
            <text:p/>
          </table:table-cell>
          <table:table-cell table:style-name="ce2" table:formula="of:=IF([.AN111]=&quot;&quot;;&quot;&quot;;[.AN111]+[.AL171])">
            <text:p/>
          </table:table-cell>
          <table:table-cell table:style-name="ce2" table:formula="of:=IF([.AO111]=&quot;&quot;;&quot;&quot;;[.AO111]+[.AM171])">
            <text:p/>
          </table:table-cell>
          <table:table-cell table:style-name="ce2" table:formula="of:=IF([.AP111]=&quot;&quot;;&quot;&quot;;[.AP111]+[.AN171])">
            <text:p/>
          </table:table-cell>
          <table:table-cell table:style-name="ce2" table:formula="of:=IF([.AQ111]=&quot;&quot;;&quot;&quot;;[.AQ111]+[.AO171])">
            <text:p/>
          </table:table-cell>
          <table:table-cell table:style-name="ce2" table:formula="of:=IF([.AR111]=&quot;&quot;;&quot;&quot;;[.AR111]+[.AP171])">
            <text:p/>
          </table:table-cell>
          <table:table-cell table:style-name="ce2" table:formula="of:=IF([.AS111]=&quot;&quot;;&quot;&quot;;[.AS111]+[.AQ171])">
            <text:p/>
          </table:table-cell>
          <table:table-cell table:style-name="ce2" table:formula="of:=IF([.AT111]=&quot;&quot;;&quot;&quot;;[.AT111]+[.AR171])">
            <text:p/>
          </table:table-cell>
          <table:table-cell table:style-name="ce2" table:formula="of:=IF([.AU111]=&quot;&quot;;&quot;&quot;;[.AU111]+[.AS171])">
            <text:p/>
          </table:table-cell>
          <table:table-cell table:style-name="ce2" table:formula="of:=IF([.AV111]=&quot;&quot;;&quot;&quot;;[.AV111]+[.AT171])">
            <text:p/>
          </table:table-cell>
          <table:table-cell table:style-name="ce2" table:formula="of:=IF([.AW111]=&quot;&quot;;&quot;&quot;;[.AW111]+[.AU171])">
            <text:p/>
          </table:table-cell>
          <table:table-cell table:style-name="ce2" table:formula="of:=IF([.AX111]=&quot;&quot;;&quot;&quot;;[.AX111]+[.AV171])">
            <text:p/>
          </table:table-cell>
          <table:table-cell table:style-name="ce2" table:formula="of:=IF([.AY111]=&quot;&quot;;&quot;&quot;;[.AY111]+[.AW171])">
            <text:p/>
          </table:table-cell>
          <table:table-cell table:style-name="ce2" table:formula="of:=IF([.AZ111]=&quot;&quot;;&quot;&quot;;[.AZ111]+[.AX171])">
            <text:p/>
          </table:table-cell>
          <table:table-cell table:style-name="ce2" table:formula="of:=IF([.BA111]=&quot;&quot;;&quot;&quot;;[.BA111]+[.AY171])">
            <text:p/>
          </table:table-cell>
          <table:table-cell table:style-name="ce2" table:formula="of:=IF([.BB111]=&quot;&quot;;&quot;&quot;;[.BB111]+[.AZ171])">
            <text:p/>
          </table:table-cell>
          <table:table-cell table:style-name="ce2" table:formula="of:=IF([.BC111]=&quot;&quot;;&quot;&quot;;[.BC111]+[.BA171])">
            <text:p/>
          </table:table-cell>
          <table:table-cell table:style-name="ce2" table:formula="of:=IF([.BD111]=&quot;&quot;;&quot;&quot;;[.BD111]+[.BB171])">
            <text:p/>
          </table:table-cell>
          <table:table-cell table:style-name="ce2" table:formula="of:=IF([.BE111]=&quot;&quot;;&quot;&quot;;[.BE111]+[.BC171])">
            <text:p/>
          </table:table-cell>
          <table:table-cell table:style-name="ce2" table:formula="of:=IF([.BF111]=&quot;&quot;;&quot;&quot;;[.BF111]+[.BD171])">
            <text:p/>
          </table:table-cell>
          <table:table-cell table:style-name="ce2" table:formula="of:=IF([.BG111]=&quot;&quot;;&quot;&quot;;[.BG111]+[.BE171])">
            <text:p/>
          </table:table-cell>
          <table:table-cell table:style-name="ce2" table:formula="of:=IF([.BH111]=&quot;&quot;;&quot;&quot;;[.BH111]+[.BF171])">
            <text:p/>
          </table:table-cell>
          <table:table-cell table:style-name="ce2" table:formula="of:=IF([.BI111]=&quot;&quot;;&quot;&quot;;[.BI111]+[.BG171])">
            <text:p/>
          </table:table-cell>
          <table:table-cell table:style-name="ce2" table:formula="of:=IF([.BJ111]=&quot;&quot;;&quot;&quot;;[.BJ111]+[.BH171])">
            <text:p/>
          </table:table-cell>
          <table:table-cell table:style-name="ce2" table:formula="of:=IF([.BK111]=&quot;&quot;;&quot;&quot;;[.BK111]+[.BI171])">
            <text:p/>
          </table:table-cell>
          <table:table-cell table:style-name="ce2" table:formula="of:=IF([.BL111]=&quot;&quot;;&quot;&quot;;[.BL111]+[.BJ171])">
            <text:p/>
          </table:table-cell>
          <table:table-cell table:style-name="ce2" table:formula="of:=IF([.BM111]=&quot;&quot;;&quot;&quot;;[.BM111]+[.BK171])">
            <text:p/>
          </table:table-cell>
          <table:table-cell table:style-name="ce2" table:formula="of:=IF([.BN111]=&quot;&quot;;&quot;&quot;;[.BN111]+[.BL171])">
            <text:p/>
          </table:table-cell>
          <table:table-cell table:style-name="ce2" table:formula="of:=IF([.BO111]=&quot;&quot;;&quot;&quot;;[.BO111]+[.BM171])">
            <text:p/>
          </table:table-cell>
          <table:table-cell table:style-name="ce2" table:formula="of:=IF([.BP111]=&quot;&quot;;&quot;&quot;;[.BP111]+[.BN171])">
            <text:p/>
          </table:table-cell>
          <table:table-cell table:style-name="ce2" table:formula="of:=IF([.BQ111]=&quot;&quot;;&quot;&quot;;[.BQ111]+[.BO171])">
            <text:p/>
          </table:table-cell>
          <table:table-cell table:style-name="ce2" table:formula="of:=IF([.BR111]=&quot;&quot;;&quot;&quot;;[.BR111]+[.BP171])">
            <text:p/>
          </table:table-cell>
          <table:table-cell table:style-name="ce2" table:formula="of:=IF([.BS111]=&quot;&quot;;&quot;&quot;;[.BS111]+[.BQ171])">
            <text:p/>
          </table:table-cell>
          <table:table-cell table:style-name="ce2" table:formula="of:=IF([.BT111]=&quot;&quot;;&quot;&quot;;[.BT111]+[.BR171])">
            <text:p/>
          </table:table-cell>
          <table:table-cell table:style-name="ce2" table:formula="of:=IF([.BU111]=&quot;&quot;;&quot;&quot;;[.BU111]+[.BS171])">
            <text:p/>
          </table:table-cell>
          <table:table-cell table:style-name="ce2" table:formula="of:=IF([.BV111]=&quot;&quot;;&quot;&quot;;[.BV111]+[.BT171])">
            <text:p/>
          </table:table-cell>
          <table:table-cell table:style-name="ce2" table:formula="of:=IF([.BW111]=&quot;&quot;;&quot;&quot;;[.BW111]+[.BU171])">
            <text:p/>
          </table:table-cell>
          <table:table-cell table:style-name="ce2" table:formula="of:=IF([.BX111]=&quot;&quot;;&quot;&quot;;[.BX111]+[.BV171])">
            <text:p/>
          </table:table-cell>
          <table:table-cell table:style-name="ce2" table:formula="of:=IF([.BY111]=&quot;&quot;;&quot;&quot;;[.BY111]+[.BW171])">
            <text:p/>
          </table:table-cell>
          <table:table-cell table:style-name="ce2" table:formula="of:=IF([.BZ111]=&quot;&quot;;&quot;&quot;;[.BZ111]+[.BX171])">
            <text:p/>
          </table:table-cell>
          <table:table-cell table:style-name="ce2" table:formula="of:=IF([.CA111]=&quot;&quot;;&quot;&quot;;[.CA111]+[.BY171])">
            <text:p/>
          </table:table-cell>
          <table:table-cell table:style-name="ce2" table:formula="of:=IF([.CB111]=&quot;&quot;;&quot;&quot;;[.CB111]+[.BZ171])">
            <text:p/>
          </table:table-cell>
          <table:table-cell table:style-name="ce2" table:formula="of:=IF([.CC111]=&quot;&quot;;&quot;&quot;;[.CC111]+[.CA171])">
            <text:p/>
          </table:table-cell>
          <table:table-cell table:style-name="ce2" table:formula="of:=IF([.CD111]=&quot;&quot;;&quot;&quot;;[.CD111]+[.CB171])">
            <text:p/>
          </table:table-cell>
          <table:table-cell table:style-name="ce2" table:formula="of:=IF([.CE111]=&quot;&quot;;&quot;&quot;;[.CE111]+[.CC171])">
            <text:p/>
          </table:table-cell>
          <table:table-cell table:style-name="ce2" table:formula="of:=IF([.CF111]=&quot;&quot;;&quot;&quot;;[.CF111]+[.CD171])">
            <text:p/>
          </table:table-cell>
          <table:table-cell table:style-name="ce2" table:formula="of:=IF([.CG111]=&quot;&quot;;&quot;&quot;;[.CG111]+[.CE171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2]=&quot;&quot;;&quot;&quot;;[.D112])" office:value-type="float" office:value="248.24708">
            <text:p>248.24708</text:p>
          </table:table-cell>
          <table:table-cell table:style-name="ce2" table:formula="of:=IF([.E112]=&quot;&quot;;&quot;&quot;;[.E112])" office:value-type="float" office:value="416.1835">
            <text:p>416.1835</text:p>
          </table:table-cell>
          <table:table-cell table:style-name="ce2" table:formula="of:=IF([.F112]=&quot;&quot;;&quot;&quot;;[.F112]+[.D172])" office:value-type="float" office:value="247.91441">
            <text:p>247.91441</text:p>
          </table:table-cell>
          <table:table-cell table:style-name="ce2" table:formula="of:=IF([.G112]=&quot;&quot;;&quot;&quot;;[.G112]+[.E172])" office:value-type="float" office:value="498.01127">
            <text:p>498.01127</text:p>
          </table:table-cell>
          <table:table-cell table:style-name="ce2" table:formula="of:=IF([.H112]=&quot;&quot;;&quot;&quot;;[.H112]+[.F172])" office:value-type="float" office:value="250.89886">
            <text:p>250.89886</text:p>
          </table:table-cell>
          <table:table-cell table:style-name="ce2" table:formula="of:=IF([.I112]=&quot;&quot;;&quot;&quot;;[.I112]+[.G172])" office:value-type="float" office:value="501.78145">
            <text:p>501.78145</text:p>
          </table:table-cell>
          <table:table-cell table:style-name="ce2" table:formula="of:=IF([.J112]=&quot;&quot;;&quot;&quot;;[.J112]+[.H172])" office:value-type="float" office:value="251.54315">
            <text:p>251.54315</text:p>
          </table:table-cell>
          <table:table-cell table:style-name="ce2" table:formula="of:=IF([.K112]=&quot;&quot;;&quot;&quot;;[.K112]+[.I172])" office:value-type="float" office:value="418.26983">
            <text:p>418.26983</text:p>
          </table:table-cell>
          <table:table-cell table:style-name="ce2" table:formula="of:=IF([.L112]=&quot;&quot;;&quot;&quot;;[.L112]+[.J172])">
            <text:p/>
          </table:table-cell>
          <table:table-cell table:style-name="ce2" table:formula="of:=IF([.M112]=&quot;&quot;;&quot;&quot;;[.M112]+[.K172])">
            <text:p/>
          </table:table-cell>
          <table:table-cell table:style-name="ce2" table:formula="of:=IF([.N112]=&quot;&quot;;&quot;&quot;;[.N112]+[.L172])">
            <text:p/>
          </table:table-cell>
          <table:table-cell table:style-name="ce2" table:formula="of:=IF([.O112]=&quot;&quot;;&quot;&quot;;[.O112]+[.M172])">
            <text:p/>
          </table:table-cell>
          <table:table-cell table:style-name="ce2" table:formula="of:=IF([.P112]=&quot;&quot;;&quot;&quot;;[.P112]+[.N172])">
            <text:p/>
          </table:table-cell>
          <table:table-cell table:style-name="ce2" table:formula="of:=IF([.Q112]=&quot;&quot;;&quot;&quot;;[.Q112]+[.O172])">
            <text:p/>
          </table:table-cell>
          <table:table-cell table:style-name="ce2" table:formula="of:=IF([.R112]=&quot;&quot;;&quot;&quot;;[.R112]+[.P172])">
            <text:p/>
          </table:table-cell>
          <table:table-cell table:style-name="ce2" table:formula="of:=IF([.S112]=&quot;&quot;;&quot;&quot;;[.S112]+[.Q172])">
            <text:p/>
          </table:table-cell>
          <table:table-cell table:style-name="ce2" table:formula="of:=IF([.T112]=&quot;&quot;;&quot;&quot;;[.T112]+[.R172])">
            <text:p/>
          </table:table-cell>
          <table:table-cell table:style-name="ce2" table:formula="of:=IF([.U112]=&quot;&quot;;&quot;&quot;;[.U112]+[.S172])">
            <text:p/>
          </table:table-cell>
          <table:table-cell table:style-name="ce2" table:formula="of:=IF([.V112]=&quot;&quot;;&quot;&quot;;[.V112]+[.T172])">
            <text:p/>
          </table:table-cell>
          <table:table-cell table:style-name="ce2" table:formula="of:=IF([.W112]=&quot;&quot;;&quot;&quot;;[.W112]+[.U172])">
            <text:p/>
          </table:table-cell>
          <table:table-cell table:style-name="ce2" table:formula="of:=IF([.X112]=&quot;&quot;;&quot;&quot;;[.X112]+[.V172])">
            <text:p/>
          </table:table-cell>
          <table:table-cell table:style-name="ce2" table:formula="of:=IF([.Y112]=&quot;&quot;;&quot;&quot;;[.Y112]+[.W172])">
            <text:p/>
          </table:table-cell>
          <table:table-cell table:style-name="ce2" table:formula="of:=IF([.Z112]=&quot;&quot;;&quot;&quot;;[.Z112]+[.X172])">
            <text:p/>
          </table:table-cell>
          <table:table-cell table:style-name="ce2" table:formula="of:=IF([.AA112]=&quot;&quot;;&quot;&quot;;[.AA112]+[.Y172])">
            <text:p/>
          </table:table-cell>
          <table:table-cell table:style-name="ce2" table:formula="of:=IF([.AB112]=&quot;&quot;;&quot;&quot;;[.AB112]+[.Z172])">
            <text:p/>
          </table:table-cell>
          <table:table-cell table:style-name="ce2" table:formula="of:=IF([.AC112]=&quot;&quot;;&quot;&quot;;[.AC112]+[.AA172])">
            <text:p/>
          </table:table-cell>
          <table:table-cell table:style-name="ce2" table:formula="of:=IF([.AD112]=&quot;&quot;;&quot;&quot;;[.AD112]+[.AB172])">
            <text:p/>
          </table:table-cell>
          <table:table-cell table:style-name="ce2" table:formula="of:=IF([.AE112]=&quot;&quot;;&quot;&quot;;[.AE112]+[.AC172])">
            <text:p/>
          </table:table-cell>
          <table:table-cell table:style-name="ce2" table:formula="of:=IF([.AF112]=&quot;&quot;;&quot;&quot;;[.AF112]+[.AD172])">
            <text:p/>
          </table:table-cell>
          <table:table-cell table:style-name="ce2" table:formula="of:=IF([.AG112]=&quot;&quot;;&quot;&quot;;[.AG112]+[.AE172])">
            <text:p/>
          </table:table-cell>
          <table:table-cell table:style-name="ce2" table:formula="of:=IF([.AH112]=&quot;&quot;;&quot;&quot;;[.AH112]+[.AF172])">
            <text:p/>
          </table:table-cell>
          <table:table-cell table:style-name="ce2" table:formula="of:=IF([.AI112]=&quot;&quot;;&quot;&quot;;[.AI112]+[.AG172])">
            <text:p/>
          </table:table-cell>
          <table:table-cell table:style-name="ce2" table:formula="of:=IF([.AJ112]=&quot;&quot;;&quot;&quot;;[.AJ112]+[.AH172])">
            <text:p/>
          </table:table-cell>
          <table:table-cell table:style-name="ce2" table:formula="of:=IF([.AK112]=&quot;&quot;;&quot;&quot;;[.AK112]+[.AI172])">
            <text:p/>
          </table:table-cell>
          <table:table-cell table:style-name="ce2" table:formula="of:=IF([.AL112]=&quot;&quot;;&quot;&quot;;[.AL112]+[.AJ172])">
            <text:p/>
          </table:table-cell>
          <table:table-cell table:style-name="ce2" table:formula="of:=IF([.AM112]=&quot;&quot;;&quot;&quot;;[.AM112]+[.AK172])">
            <text:p/>
          </table:table-cell>
          <table:table-cell table:style-name="ce2" table:formula="of:=IF([.AN112]=&quot;&quot;;&quot;&quot;;[.AN112]+[.AL172])">
            <text:p/>
          </table:table-cell>
          <table:table-cell table:style-name="ce2" table:formula="of:=IF([.AO112]=&quot;&quot;;&quot;&quot;;[.AO112]+[.AM172])">
            <text:p/>
          </table:table-cell>
          <table:table-cell table:style-name="ce2" table:formula="of:=IF([.AP112]=&quot;&quot;;&quot;&quot;;[.AP112]+[.AN172])">
            <text:p/>
          </table:table-cell>
          <table:table-cell table:style-name="ce2" table:formula="of:=IF([.AQ112]=&quot;&quot;;&quot;&quot;;[.AQ112]+[.AO172])">
            <text:p/>
          </table:table-cell>
          <table:table-cell table:style-name="ce2" table:formula="of:=IF([.AR112]=&quot;&quot;;&quot;&quot;;[.AR112]+[.AP172])">
            <text:p/>
          </table:table-cell>
          <table:table-cell table:style-name="ce2" table:formula="of:=IF([.AS112]=&quot;&quot;;&quot;&quot;;[.AS112]+[.AQ172])">
            <text:p/>
          </table:table-cell>
          <table:table-cell table:style-name="ce2" table:formula="of:=IF([.AT112]=&quot;&quot;;&quot;&quot;;[.AT112]+[.AR172])">
            <text:p/>
          </table:table-cell>
          <table:table-cell table:style-name="ce2" table:formula="of:=IF([.AU112]=&quot;&quot;;&quot;&quot;;[.AU112]+[.AS172])">
            <text:p/>
          </table:table-cell>
          <table:table-cell table:style-name="ce2" table:formula="of:=IF([.AV112]=&quot;&quot;;&quot;&quot;;[.AV112]+[.AT172])">
            <text:p/>
          </table:table-cell>
          <table:table-cell table:style-name="ce2" table:formula="of:=IF([.AW112]=&quot;&quot;;&quot;&quot;;[.AW112]+[.AU172])">
            <text:p/>
          </table:table-cell>
          <table:table-cell table:style-name="ce2" table:formula="of:=IF([.AX112]=&quot;&quot;;&quot;&quot;;[.AX112]+[.AV172])">
            <text:p/>
          </table:table-cell>
          <table:table-cell table:style-name="ce2" table:formula="of:=IF([.AY112]=&quot;&quot;;&quot;&quot;;[.AY112]+[.AW172])">
            <text:p/>
          </table:table-cell>
          <table:table-cell table:style-name="ce2" table:formula="of:=IF([.AZ112]=&quot;&quot;;&quot;&quot;;[.AZ112]+[.AX172])">
            <text:p/>
          </table:table-cell>
          <table:table-cell table:style-name="ce2" table:formula="of:=IF([.BA112]=&quot;&quot;;&quot;&quot;;[.BA112]+[.AY172])">
            <text:p/>
          </table:table-cell>
          <table:table-cell table:style-name="ce2" table:formula="of:=IF([.BB112]=&quot;&quot;;&quot;&quot;;[.BB112]+[.AZ172])">
            <text:p/>
          </table:table-cell>
          <table:table-cell table:style-name="ce2" table:formula="of:=IF([.BC112]=&quot;&quot;;&quot;&quot;;[.BC112]+[.BA172])">
            <text:p/>
          </table:table-cell>
          <table:table-cell table:style-name="ce2" table:formula="of:=IF([.BD112]=&quot;&quot;;&quot;&quot;;[.BD112]+[.BB172])">
            <text:p/>
          </table:table-cell>
          <table:table-cell table:style-name="ce2" table:formula="of:=IF([.BE112]=&quot;&quot;;&quot;&quot;;[.BE112]+[.BC172])">
            <text:p/>
          </table:table-cell>
          <table:table-cell table:style-name="ce2" table:formula="of:=IF([.BF112]=&quot;&quot;;&quot;&quot;;[.BF112]+[.BD172])">
            <text:p/>
          </table:table-cell>
          <table:table-cell table:style-name="ce2" table:formula="of:=IF([.BG112]=&quot;&quot;;&quot;&quot;;[.BG112]+[.BE172])">
            <text:p/>
          </table:table-cell>
          <table:table-cell table:style-name="ce2" table:formula="of:=IF([.BH112]=&quot;&quot;;&quot;&quot;;[.BH112]+[.BF172])">
            <text:p/>
          </table:table-cell>
          <table:table-cell table:style-name="ce2" table:formula="of:=IF([.BI112]=&quot;&quot;;&quot;&quot;;[.BI112]+[.BG172])">
            <text:p/>
          </table:table-cell>
          <table:table-cell table:style-name="ce2" table:formula="of:=IF([.BJ112]=&quot;&quot;;&quot;&quot;;[.BJ112]+[.BH172])">
            <text:p/>
          </table:table-cell>
          <table:table-cell table:style-name="ce2" table:formula="of:=IF([.BK112]=&quot;&quot;;&quot;&quot;;[.BK112]+[.BI172])">
            <text:p/>
          </table:table-cell>
          <table:table-cell table:style-name="ce2" table:formula="of:=IF([.BL112]=&quot;&quot;;&quot;&quot;;[.BL112]+[.BJ172])">
            <text:p/>
          </table:table-cell>
          <table:table-cell table:style-name="ce2" table:formula="of:=IF([.BM112]=&quot;&quot;;&quot;&quot;;[.BM112]+[.BK172])">
            <text:p/>
          </table:table-cell>
          <table:table-cell table:style-name="ce2" table:formula="of:=IF([.BN112]=&quot;&quot;;&quot;&quot;;[.BN112]+[.BL172])">
            <text:p/>
          </table:table-cell>
          <table:table-cell table:style-name="ce2" table:formula="of:=IF([.BO112]=&quot;&quot;;&quot;&quot;;[.BO112]+[.BM172])">
            <text:p/>
          </table:table-cell>
          <table:table-cell table:style-name="ce2" table:formula="of:=IF([.BP112]=&quot;&quot;;&quot;&quot;;[.BP112]+[.BN172])">
            <text:p/>
          </table:table-cell>
          <table:table-cell table:style-name="ce2" table:formula="of:=IF([.BQ112]=&quot;&quot;;&quot;&quot;;[.BQ112]+[.BO172])">
            <text:p/>
          </table:table-cell>
          <table:table-cell table:style-name="ce2" table:formula="of:=IF([.BR112]=&quot;&quot;;&quot;&quot;;[.BR112]+[.BP172])">
            <text:p/>
          </table:table-cell>
          <table:table-cell table:style-name="ce2" table:formula="of:=IF([.BS112]=&quot;&quot;;&quot;&quot;;[.BS112]+[.BQ172])">
            <text:p/>
          </table:table-cell>
          <table:table-cell table:style-name="ce2" table:formula="of:=IF([.BT112]=&quot;&quot;;&quot;&quot;;[.BT112]+[.BR172])">
            <text:p/>
          </table:table-cell>
          <table:table-cell table:style-name="ce2" table:formula="of:=IF([.BU112]=&quot;&quot;;&quot;&quot;;[.BU112]+[.BS172])">
            <text:p/>
          </table:table-cell>
          <table:table-cell table:style-name="ce2" table:formula="of:=IF([.BV112]=&quot;&quot;;&quot;&quot;;[.BV112]+[.BT172])">
            <text:p/>
          </table:table-cell>
          <table:table-cell table:style-name="ce2" table:formula="of:=IF([.BW112]=&quot;&quot;;&quot;&quot;;[.BW112]+[.BU172])">
            <text:p/>
          </table:table-cell>
          <table:table-cell table:style-name="ce2" table:formula="of:=IF([.BX112]=&quot;&quot;;&quot;&quot;;[.BX112]+[.BV172])">
            <text:p/>
          </table:table-cell>
          <table:table-cell table:style-name="ce2" table:formula="of:=IF([.BY112]=&quot;&quot;;&quot;&quot;;[.BY112]+[.BW172])">
            <text:p/>
          </table:table-cell>
          <table:table-cell table:style-name="ce2" table:formula="of:=IF([.BZ112]=&quot;&quot;;&quot;&quot;;[.BZ112]+[.BX172])">
            <text:p/>
          </table:table-cell>
          <table:table-cell table:style-name="ce2" table:formula="of:=IF([.CA112]=&quot;&quot;;&quot;&quot;;[.CA112]+[.BY172])">
            <text:p/>
          </table:table-cell>
          <table:table-cell table:style-name="ce2" table:formula="of:=IF([.CB112]=&quot;&quot;;&quot;&quot;;[.CB112]+[.BZ172])">
            <text:p/>
          </table:table-cell>
          <table:table-cell table:style-name="ce2" table:formula="of:=IF([.CC112]=&quot;&quot;;&quot;&quot;;[.CC112]+[.CA172])">
            <text:p/>
          </table:table-cell>
          <table:table-cell table:style-name="ce2" table:formula="of:=IF([.CD112]=&quot;&quot;;&quot;&quot;;[.CD112]+[.CB172])">
            <text:p/>
          </table:table-cell>
          <table:table-cell table:style-name="ce2" table:formula="of:=IF([.CE112]=&quot;&quot;;&quot;&quot;;[.CE112]+[.CC172])">
            <text:p/>
          </table:table-cell>
          <table:table-cell table:style-name="ce2" table:formula="of:=IF([.CF112]=&quot;&quot;;&quot;&quot;;[.CF112]+[.CD172])">
            <text:p/>
          </table:table-cell>
          <table:table-cell table:style-name="ce2" table:formula="of:=IF([.CG112]=&quot;&quot;;&quot;&quot;;[.CG112]+[.CE172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3]=&quot;&quot;;&quot;&quot;;[.D113])" office:value-type="float" office:value="263.14479">
            <text:p>263.14479</text:p>
          </table:table-cell>
          <table:table-cell table:style-name="ce2" table:formula="of:=IF([.E113]=&quot;&quot;;&quot;&quot;;[.E113])" office:value-type="float" office:value="424.31522">
            <text:p>424.31522</text:p>
          </table:table-cell>
          <table:table-cell table:style-name="ce2" table:formula="of:=IF([.F113]=&quot;&quot;;&quot;&quot;;[.F113]+[.D173])" office:value-type="float" office:value="261.92823">
            <text:p>261.92823</text:p>
          </table:table-cell>
          <table:table-cell table:style-name="ce2" table:formula="of:=IF([.G113]=&quot;&quot;;&quot;&quot;;[.G113]+[.E173])" office:value-type="float" office:value="519.93157">
            <text:p>519.93157</text:p>
          </table:table-cell>
          <table:table-cell table:style-name="ce2" table:formula="of:=IF([.H113]=&quot;&quot;;&quot;&quot;;[.H113]+[.F173])" office:value-type="float" office:value="267.38756">
            <text:p>267.38756</text:p>
          </table:table-cell>
          <table:table-cell table:style-name="ce2" table:formula="of:=IF([.I113]=&quot;&quot;;&quot;&quot;;[.I113]+[.G173])" office:value-type="float" office:value="525.6463">
            <text:p>525.6463</text:p>
          </table:table-cell>
          <table:table-cell table:style-name="ce2" table:formula="of:=IF([.J113]=&quot;&quot;;&quot;&quot;;[.J113]+[.H173])" office:value-type="float" office:value="267.85508">
            <text:p>267.85508</text:p>
          </table:table-cell>
          <table:table-cell table:style-name="ce2" table:formula="of:=IF([.K113]=&quot;&quot;;&quot;&quot;;[.K113]+[.I173])" office:value-type="float" office:value="427.28544">
            <text:p>427.28544</text:p>
          </table:table-cell>
          <table:table-cell table:style-name="ce2" table:formula="of:=IF([.L113]=&quot;&quot;;&quot;&quot;;[.L113]+[.J173])">
            <text:p/>
          </table:table-cell>
          <table:table-cell table:style-name="ce2" table:formula="of:=IF([.M113]=&quot;&quot;;&quot;&quot;;[.M113]+[.K173])">
            <text:p/>
          </table:table-cell>
          <table:table-cell table:style-name="ce2" table:formula="of:=IF([.N113]=&quot;&quot;;&quot;&quot;;[.N113]+[.L173])">
            <text:p/>
          </table:table-cell>
          <table:table-cell table:style-name="ce2" table:formula="of:=IF([.O113]=&quot;&quot;;&quot;&quot;;[.O113]+[.M173])">
            <text:p/>
          </table:table-cell>
          <table:table-cell table:style-name="ce2" table:formula="of:=IF([.P113]=&quot;&quot;;&quot;&quot;;[.P113]+[.N173])">
            <text:p/>
          </table:table-cell>
          <table:table-cell table:style-name="ce2" table:formula="of:=IF([.Q113]=&quot;&quot;;&quot;&quot;;[.Q113]+[.O173])">
            <text:p/>
          </table:table-cell>
          <table:table-cell table:style-name="ce2" table:formula="of:=IF([.R113]=&quot;&quot;;&quot;&quot;;[.R113]+[.P173])">
            <text:p/>
          </table:table-cell>
          <table:table-cell table:style-name="ce2" table:formula="of:=IF([.S113]=&quot;&quot;;&quot;&quot;;[.S113]+[.Q173])">
            <text:p/>
          </table:table-cell>
          <table:table-cell table:style-name="ce2" table:formula="of:=IF([.T113]=&quot;&quot;;&quot;&quot;;[.T113]+[.R173])">
            <text:p/>
          </table:table-cell>
          <table:table-cell table:style-name="ce2" table:formula="of:=IF([.U113]=&quot;&quot;;&quot;&quot;;[.U113]+[.S173])">
            <text:p/>
          </table:table-cell>
          <table:table-cell table:style-name="ce2" table:formula="of:=IF([.V113]=&quot;&quot;;&quot;&quot;;[.V113]+[.T173])">
            <text:p/>
          </table:table-cell>
          <table:table-cell table:style-name="ce2" table:formula="of:=IF([.W113]=&quot;&quot;;&quot;&quot;;[.W113]+[.U173])">
            <text:p/>
          </table:table-cell>
          <table:table-cell table:style-name="ce2" table:formula="of:=IF([.X113]=&quot;&quot;;&quot;&quot;;[.X113]+[.V173])">
            <text:p/>
          </table:table-cell>
          <table:table-cell table:style-name="ce2" table:formula="of:=IF([.Y113]=&quot;&quot;;&quot;&quot;;[.Y113]+[.W173])">
            <text:p/>
          </table:table-cell>
          <table:table-cell table:style-name="ce2" table:formula="of:=IF([.Z113]=&quot;&quot;;&quot;&quot;;[.Z113]+[.X173])">
            <text:p/>
          </table:table-cell>
          <table:table-cell table:style-name="ce2" table:formula="of:=IF([.AA113]=&quot;&quot;;&quot;&quot;;[.AA113]+[.Y173])">
            <text:p/>
          </table:table-cell>
          <table:table-cell table:style-name="ce2" table:formula="of:=IF([.AB113]=&quot;&quot;;&quot;&quot;;[.AB113]+[.Z173])">
            <text:p/>
          </table:table-cell>
          <table:table-cell table:style-name="ce2" table:formula="of:=IF([.AC113]=&quot;&quot;;&quot;&quot;;[.AC113]+[.AA173])">
            <text:p/>
          </table:table-cell>
          <table:table-cell table:style-name="ce2" table:formula="of:=IF([.AD113]=&quot;&quot;;&quot;&quot;;[.AD113]+[.AB173])">
            <text:p/>
          </table:table-cell>
          <table:table-cell table:style-name="ce2" table:formula="of:=IF([.AE113]=&quot;&quot;;&quot;&quot;;[.AE113]+[.AC173])">
            <text:p/>
          </table:table-cell>
          <table:table-cell table:style-name="ce2" table:formula="of:=IF([.AF113]=&quot;&quot;;&quot;&quot;;[.AF113]+[.AD173])">
            <text:p/>
          </table:table-cell>
          <table:table-cell table:style-name="ce2" table:formula="of:=IF([.AG113]=&quot;&quot;;&quot;&quot;;[.AG113]+[.AE173])">
            <text:p/>
          </table:table-cell>
          <table:table-cell table:style-name="ce2" table:formula="of:=IF([.AH113]=&quot;&quot;;&quot;&quot;;[.AH113]+[.AF173])">
            <text:p/>
          </table:table-cell>
          <table:table-cell table:style-name="ce2" table:formula="of:=IF([.AI113]=&quot;&quot;;&quot;&quot;;[.AI113]+[.AG173])">
            <text:p/>
          </table:table-cell>
          <table:table-cell table:style-name="ce2" table:formula="of:=IF([.AJ113]=&quot;&quot;;&quot;&quot;;[.AJ113]+[.AH173])">
            <text:p/>
          </table:table-cell>
          <table:table-cell table:style-name="ce2" table:formula="of:=IF([.AK113]=&quot;&quot;;&quot;&quot;;[.AK113]+[.AI173])">
            <text:p/>
          </table:table-cell>
          <table:table-cell table:style-name="ce2" table:formula="of:=IF([.AL113]=&quot;&quot;;&quot;&quot;;[.AL113]+[.AJ173])">
            <text:p/>
          </table:table-cell>
          <table:table-cell table:style-name="ce2" table:formula="of:=IF([.AM113]=&quot;&quot;;&quot;&quot;;[.AM113]+[.AK173])">
            <text:p/>
          </table:table-cell>
          <table:table-cell table:style-name="ce2" table:formula="of:=IF([.AN113]=&quot;&quot;;&quot;&quot;;[.AN113]+[.AL173])">
            <text:p/>
          </table:table-cell>
          <table:table-cell table:style-name="ce2" table:formula="of:=IF([.AO113]=&quot;&quot;;&quot;&quot;;[.AO113]+[.AM173])">
            <text:p/>
          </table:table-cell>
          <table:table-cell table:style-name="ce2" table:formula="of:=IF([.AP113]=&quot;&quot;;&quot;&quot;;[.AP113]+[.AN173])">
            <text:p/>
          </table:table-cell>
          <table:table-cell table:style-name="ce2" table:formula="of:=IF([.AQ113]=&quot;&quot;;&quot;&quot;;[.AQ113]+[.AO173])">
            <text:p/>
          </table:table-cell>
          <table:table-cell table:style-name="ce2" table:formula="of:=IF([.AR113]=&quot;&quot;;&quot;&quot;;[.AR113]+[.AP173])">
            <text:p/>
          </table:table-cell>
          <table:table-cell table:style-name="ce2" table:formula="of:=IF([.AS113]=&quot;&quot;;&quot;&quot;;[.AS113]+[.AQ173])">
            <text:p/>
          </table:table-cell>
          <table:table-cell table:style-name="ce2" table:formula="of:=IF([.AT113]=&quot;&quot;;&quot;&quot;;[.AT113]+[.AR173])">
            <text:p/>
          </table:table-cell>
          <table:table-cell table:style-name="ce2" table:formula="of:=IF([.AU113]=&quot;&quot;;&quot;&quot;;[.AU113]+[.AS173])">
            <text:p/>
          </table:table-cell>
          <table:table-cell table:style-name="ce2" table:formula="of:=IF([.AV113]=&quot;&quot;;&quot;&quot;;[.AV113]+[.AT173])">
            <text:p/>
          </table:table-cell>
          <table:table-cell table:style-name="ce2" table:formula="of:=IF([.AW113]=&quot;&quot;;&quot;&quot;;[.AW113]+[.AU173])">
            <text:p/>
          </table:table-cell>
          <table:table-cell table:style-name="ce2" table:formula="of:=IF([.AX113]=&quot;&quot;;&quot;&quot;;[.AX113]+[.AV173])">
            <text:p/>
          </table:table-cell>
          <table:table-cell table:style-name="ce2" table:formula="of:=IF([.AY113]=&quot;&quot;;&quot;&quot;;[.AY113]+[.AW173])">
            <text:p/>
          </table:table-cell>
          <table:table-cell table:style-name="ce2" table:formula="of:=IF([.AZ113]=&quot;&quot;;&quot;&quot;;[.AZ113]+[.AX173])">
            <text:p/>
          </table:table-cell>
          <table:table-cell table:style-name="ce2" table:formula="of:=IF([.BA113]=&quot;&quot;;&quot;&quot;;[.BA113]+[.AY173])">
            <text:p/>
          </table:table-cell>
          <table:table-cell table:style-name="ce2" table:formula="of:=IF([.BB113]=&quot;&quot;;&quot;&quot;;[.BB113]+[.AZ173])">
            <text:p/>
          </table:table-cell>
          <table:table-cell table:style-name="ce2" table:formula="of:=IF([.BC113]=&quot;&quot;;&quot;&quot;;[.BC113]+[.BA173])">
            <text:p/>
          </table:table-cell>
          <table:table-cell table:style-name="ce2" table:formula="of:=IF([.BD113]=&quot;&quot;;&quot;&quot;;[.BD113]+[.BB173])">
            <text:p/>
          </table:table-cell>
          <table:table-cell table:style-name="ce2" table:formula="of:=IF([.BE113]=&quot;&quot;;&quot;&quot;;[.BE113]+[.BC173])">
            <text:p/>
          </table:table-cell>
          <table:table-cell table:style-name="ce2" table:formula="of:=IF([.BF113]=&quot;&quot;;&quot;&quot;;[.BF113]+[.BD173])">
            <text:p/>
          </table:table-cell>
          <table:table-cell table:style-name="ce2" table:formula="of:=IF([.BG113]=&quot;&quot;;&quot;&quot;;[.BG113]+[.BE173])">
            <text:p/>
          </table:table-cell>
          <table:table-cell table:style-name="ce2" table:formula="of:=IF([.BH113]=&quot;&quot;;&quot;&quot;;[.BH113]+[.BF173])">
            <text:p/>
          </table:table-cell>
          <table:table-cell table:style-name="ce2" table:formula="of:=IF([.BI113]=&quot;&quot;;&quot;&quot;;[.BI113]+[.BG173])">
            <text:p/>
          </table:table-cell>
          <table:table-cell table:style-name="ce2" table:formula="of:=IF([.BJ113]=&quot;&quot;;&quot;&quot;;[.BJ113]+[.BH173])">
            <text:p/>
          </table:table-cell>
          <table:table-cell table:style-name="ce2" table:formula="of:=IF([.BK113]=&quot;&quot;;&quot;&quot;;[.BK113]+[.BI173])">
            <text:p/>
          </table:table-cell>
          <table:table-cell table:style-name="ce2" table:formula="of:=IF([.BL113]=&quot;&quot;;&quot;&quot;;[.BL113]+[.BJ173])">
            <text:p/>
          </table:table-cell>
          <table:table-cell table:style-name="ce2" table:formula="of:=IF([.BM113]=&quot;&quot;;&quot;&quot;;[.BM113]+[.BK173])">
            <text:p/>
          </table:table-cell>
          <table:table-cell table:style-name="ce2" table:formula="of:=IF([.BN113]=&quot;&quot;;&quot;&quot;;[.BN113]+[.BL173])">
            <text:p/>
          </table:table-cell>
          <table:table-cell table:style-name="ce2" table:formula="of:=IF([.BO113]=&quot;&quot;;&quot;&quot;;[.BO113]+[.BM173])">
            <text:p/>
          </table:table-cell>
          <table:table-cell table:style-name="ce2" table:formula="of:=IF([.BP113]=&quot;&quot;;&quot;&quot;;[.BP113]+[.BN173])">
            <text:p/>
          </table:table-cell>
          <table:table-cell table:style-name="ce2" table:formula="of:=IF([.BQ113]=&quot;&quot;;&quot;&quot;;[.BQ113]+[.BO173])">
            <text:p/>
          </table:table-cell>
          <table:table-cell table:style-name="ce2" table:formula="of:=IF([.BR113]=&quot;&quot;;&quot;&quot;;[.BR113]+[.BP173])">
            <text:p/>
          </table:table-cell>
          <table:table-cell table:style-name="ce2" table:formula="of:=IF([.BS113]=&quot;&quot;;&quot;&quot;;[.BS113]+[.BQ173])">
            <text:p/>
          </table:table-cell>
          <table:table-cell table:style-name="ce2" table:formula="of:=IF([.BT113]=&quot;&quot;;&quot;&quot;;[.BT113]+[.BR173])">
            <text:p/>
          </table:table-cell>
          <table:table-cell table:style-name="ce2" table:formula="of:=IF([.BU113]=&quot;&quot;;&quot;&quot;;[.BU113]+[.BS173])">
            <text:p/>
          </table:table-cell>
          <table:table-cell table:style-name="ce2" table:formula="of:=IF([.BV113]=&quot;&quot;;&quot;&quot;;[.BV113]+[.BT173])">
            <text:p/>
          </table:table-cell>
          <table:table-cell table:style-name="ce2" table:formula="of:=IF([.BW113]=&quot;&quot;;&quot;&quot;;[.BW113]+[.BU173])">
            <text:p/>
          </table:table-cell>
          <table:table-cell table:style-name="ce2" table:formula="of:=IF([.BX113]=&quot;&quot;;&quot;&quot;;[.BX113]+[.BV173])">
            <text:p/>
          </table:table-cell>
          <table:table-cell table:style-name="ce2" table:formula="of:=IF([.BY113]=&quot;&quot;;&quot;&quot;;[.BY113]+[.BW173])">
            <text:p/>
          </table:table-cell>
          <table:table-cell table:style-name="ce2" table:formula="of:=IF([.BZ113]=&quot;&quot;;&quot;&quot;;[.BZ113]+[.BX173])">
            <text:p/>
          </table:table-cell>
          <table:table-cell table:style-name="ce2" table:formula="of:=IF([.CA113]=&quot;&quot;;&quot;&quot;;[.CA113]+[.BY173])">
            <text:p/>
          </table:table-cell>
          <table:table-cell table:style-name="ce2" table:formula="of:=IF([.CB113]=&quot;&quot;;&quot;&quot;;[.CB113]+[.BZ173])">
            <text:p/>
          </table:table-cell>
          <table:table-cell table:style-name="ce2" table:formula="of:=IF([.CC113]=&quot;&quot;;&quot;&quot;;[.CC113]+[.CA173])">
            <text:p/>
          </table:table-cell>
          <table:table-cell table:style-name="ce2" table:formula="of:=IF([.CD113]=&quot;&quot;;&quot;&quot;;[.CD113]+[.CB173])">
            <text:p/>
          </table:table-cell>
          <table:table-cell table:style-name="ce2" table:formula="of:=IF([.CE113]=&quot;&quot;;&quot;&quot;;[.CE113]+[.CC173])">
            <text:p/>
          </table:table-cell>
          <table:table-cell table:style-name="ce2" table:formula="of:=IF([.CF113]=&quot;&quot;;&quot;&quot;;[.CF113]+[.CD173])">
            <text:p/>
          </table:table-cell>
          <table:table-cell table:style-name="ce2" table:formula="of:=IF([.CG113]=&quot;&quot;;&quot;&quot;;[.CG113]+[.CE173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4]=&quot;&quot;;&quot;&quot;;[.D114])" office:value-type="float" office:value="364.33376">
            <text:p>364.33376</text:p>
          </table:table-cell>
          <table:table-cell table:style-name="ce2" table:formula="of:=IF([.E114]=&quot;&quot;;&quot;&quot;;[.E114])" office:value-type="float" office:value="426.54062">
            <text:p>426.54062</text:p>
          </table:table-cell>
          <table:table-cell table:style-name="ce2" table:formula="of:=IF([.F114]=&quot;&quot;;&quot;&quot;;[.F114]+[.D174])" office:value-type="float" office:value="365.06175">
            <text:p>365.06175</text:p>
          </table:table-cell>
          <table:table-cell table:style-name="ce2" table:formula="of:=IF([.G114]=&quot;&quot;;&quot;&quot;;[.G114]+[.E174])" office:value-type="float" office:value="533.47068">
            <text:p>533.47068</text:p>
          </table:table-cell>
          <table:table-cell table:style-name="ce2" table:formula="of:=IF([.H114]=&quot;&quot;;&quot;&quot;;[.H114]+[.F174])" office:value-type="float" office:value="579.9283">
            <text:p>579.9283</text:p>
          </table:table-cell>
          <table:table-cell table:style-name="ce2" table:formula="of:=IF([.I114]=&quot;&quot;;&quot;&quot;;[.I114]+[.G174])" office:value-type="float" office:value="523.76079">
            <text:p>523.76079</text:p>
          </table:table-cell>
          <table:table-cell table:style-name="ce2" table:formula="of:=IF([.J114]=&quot;&quot;;&quot;&quot;;[.J114]+[.H174])" office:value-type="float" office:value="579.68871">
            <text:p>579.68871</text:p>
          </table:table-cell>
          <table:table-cell table:style-name="ce2" table:formula="of:=IF([.K114]=&quot;&quot;;&quot;&quot;;[.K114]+[.I174])" office:value-type="float" office:value="423.2786">
            <text:p>423.2786</text:p>
          </table:table-cell>
          <table:table-cell table:style-name="ce2" table:formula="of:=IF([.L114]=&quot;&quot;;&quot;&quot;;[.L114]+[.J174])">
            <text:p/>
          </table:table-cell>
          <table:table-cell table:style-name="ce2" table:formula="of:=IF([.M114]=&quot;&quot;;&quot;&quot;;[.M114]+[.K174])">
            <text:p/>
          </table:table-cell>
          <table:table-cell table:style-name="ce2" table:formula="of:=IF([.N114]=&quot;&quot;;&quot;&quot;;[.N114]+[.L174])">
            <text:p/>
          </table:table-cell>
          <table:table-cell table:style-name="ce2" table:formula="of:=IF([.O114]=&quot;&quot;;&quot;&quot;;[.O114]+[.M174])">
            <text:p/>
          </table:table-cell>
          <table:table-cell table:style-name="ce2" table:formula="of:=IF([.P114]=&quot;&quot;;&quot;&quot;;[.P114]+[.N174])">
            <text:p/>
          </table:table-cell>
          <table:table-cell table:style-name="ce2" table:formula="of:=IF([.Q114]=&quot;&quot;;&quot;&quot;;[.Q114]+[.O174])">
            <text:p/>
          </table:table-cell>
          <table:table-cell table:style-name="ce2" table:formula="of:=IF([.R114]=&quot;&quot;;&quot;&quot;;[.R114]+[.P174])">
            <text:p/>
          </table:table-cell>
          <table:table-cell table:style-name="ce2" table:formula="of:=IF([.S114]=&quot;&quot;;&quot;&quot;;[.S114]+[.Q174])">
            <text:p/>
          </table:table-cell>
          <table:table-cell table:style-name="ce2" table:formula="of:=IF([.T114]=&quot;&quot;;&quot;&quot;;[.T114]+[.R174])">
            <text:p/>
          </table:table-cell>
          <table:table-cell table:style-name="ce2" table:formula="of:=IF([.U114]=&quot;&quot;;&quot;&quot;;[.U114]+[.S174])">
            <text:p/>
          </table:table-cell>
          <table:table-cell table:style-name="ce2" table:formula="of:=IF([.V114]=&quot;&quot;;&quot;&quot;;[.V114]+[.T174])">
            <text:p/>
          </table:table-cell>
          <table:table-cell table:style-name="ce2" table:formula="of:=IF([.W114]=&quot;&quot;;&quot;&quot;;[.W114]+[.U174])">
            <text:p/>
          </table:table-cell>
          <table:table-cell table:style-name="ce2" table:formula="of:=IF([.X114]=&quot;&quot;;&quot;&quot;;[.X114]+[.V174])">
            <text:p/>
          </table:table-cell>
          <table:table-cell table:style-name="ce2" table:formula="of:=IF([.Y114]=&quot;&quot;;&quot;&quot;;[.Y114]+[.W174])">
            <text:p/>
          </table:table-cell>
          <table:table-cell table:style-name="ce2" table:formula="of:=IF([.Z114]=&quot;&quot;;&quot;&quot;;[.Z114]+[.X174])">
            <text:p/>
          </table:table-cell>
          <table:table-cell table:style-name="ce2" table:formula="of:=IF([.AA114]=&quot;&quot;;&quot;&quot;;[.AA114]+[.Y174])">
            <text:p/>
          </table:table-cell>
          <table:table-cell table:style-name="ce2" table:formula="of:=IF([.AB114]=&quot;&quot;;&quot;&quot;;[.AB114]+[.Z174])">
            <text:p/>
          </table:table-cell>
          <table:table-cell table:style-name="ce2" table:formula="of:=IF([.AC114]=&quot;&quot;;&quot;&quot;;[.AC114]+[.AA174])">
            <text:p/>
          </table:table-cell>
          <table:table-cell table:style-name="ce2" table:formula="of:=IF([.AD114]=&quot;&quot;;&quot;&quot;;[.AD114]+[.AB174])">
            <text:p/>
          </table:table-cell>
          <table:table-cell table:style-name="ce2" table:formula="of:=IF([.AE114]=&quot;&quot;;&quot;&quot;;[.AE114]+[.AC174])">
            <text:p/>
          </table:table-cell>
          <table:table-cell table:style-name="ce2" table:formula="of:=IF([.AF114]=&quot;&quot;;&quot;&quot;;[.AF114]+[.AD174])">
            <text:p/>
          </table:table-cell>
          <table:table-cell table:style-name="ce2" table:formula="of:=IF([.AG114]=&quot;&quot;;&quot;&quot;;[.AG114]+[.AE174])">
            <text:p/>
          </table:table-cell>
          <table:table-cell table:style-name="ce2" table:formula="of:=IF([.AH114]=&quot;&quot;;&quot;&quot;;[.AH114]+[.AF174])">
            <text:p/>
          </table:table-cell>
          <table:table-cell table:style-name="ce2" table:formula="of:=IF([.AI114]=&quot;&quot;;&quot;&quot;;[.AI114]+[.AG174])">
            <text:p/>
          </table:table-cell>
          <table:table-cell table:style-name="ce2" table:formula="of:=IF([.AJ114]=&quot;&quot;;&quot;&quot;;[.AJ114]+[.AH174])">
            <text:p/>
          </table:table-cell>
          <table:table-cell table:style-name="ce2" table:formula="of:=IF([.AK114]=&quot;&quot;;&quot;&quot;;[.AK114]+[.AI174])">
            <text:p/>
          </table:table-cell>
          <table:table-cell table:style-name="ce2" table:formula="of:=IF([.AL114]=&quot;&quot;;&quot;&quot;;[.AL114]+[.AJ174])">
            <text:p/>
          </table:table-cell>
          <table:table-cell table:style-name="ce2" table:formula="of:=IF([.AM114]=&quot;&quot;;&quot;&quot;;[.AM114]+[.AK174])">
            <text:p/>
          </table:table-cell>
          <table:table-cell table:style-name="ce2" table:formula="of:=IF([.AN114]=&quot;&quot;;&quot;&quot;;[.AN114]+[.AL174])">
            <text:p/>
          </table:table-cell>
          <table:table-cell table:style-name="ce2" table:formula="of:=IF([.AO114]=&quot;&quot;;&quot;&quot;;[.AO114]+[.AM174])">
            <text:p/>
          </table:table-cell>
          <table:table-cell table:style-name="ce2" table:formula="of:=IF([.AP114]=&quot;&quot;;&quot;&quot;;[.AP114]+[.AN174])">
            <text:p/>
          </table:table-cell>
          <table:table-cell table:style-name="ce2" table:formula="of:=IF([.AQ114]=&quot;&quot;;&quot;&quot;;[.AQ114]+[.AO174])">
            <text:p/>
          </table:table-cell>
          <table:table-cell table:style-name="ce2" table:formula="of:=IF([.AR114]=&quot;&quot;;&quot;&quot;;[.AR114]+[.AP174])">
            <text:p/>
          </table:table-cell>
          <table:table-cell table:style-name="ce2" table:formula="of:=IF([.AS114]=&quot;&quot;;&quot;&quot;;[.AS114]+[.AQ174])">
            <text:p/>
          </table:table-cell>
          <table:table-cell table:style-name="ce2" table:formula="of:=IF([.AT114]=&quot;&quot;;&quot;&quot;;[.AT114]+[.AR174])">
            <text:p/>
          </table:table-cell>
          <table:table-cell table:style-name="ce2" table:formula="of:=IF([.AU114]=&quot;&quot;;&quot;&quot;;[.AU114]+[.AS174])">
            <text:p/>
          </table:table-cell>
          <table:table-cell table:style-name="ce2" table:formula="of:=IF([.AV114]=&quot;&quot;;&quot;&quot;;[.AV114]+[.AT174])">
            <text:p/>
          </table:table-cell>
          <table:table-cell table:style-name="ce2" table:formula="of:=IF([.AW114]=&quot;&quot;;&quot;&quot;;[.AW114]+[.AU174])">
            <text:p/>
          </table:table-cell>
          <table:table-cell table:style-name="ce2" table:formula="of:=IF([.AX114]=&quot;&quot;;&quot;&quot;;[.AX114]+[.AV174])">
            <text:p/>
          </table:table-cell>
          <table:table-cell table:style-name="ce2" table:formula="of:=IF([.AY114]=&quot;&quot;;&quot;&quot;;[.AY114]+[.AW174])">
            <text:p/>
          </table:table-cell>
          <table:table-cell table:style-name="ce2" table:formula="of:=IF([.AZ114]=&quot;&quot;;&quot;&quot;;[.AZ114]+[.AX174])">
            <text:p/>
          </table:table-cell>
          <table:table-cell table:style-name="ce2" table:formula="of:=IF([.BA114]=&quot;&quot;;&quot;&quot;;[.BA114]+[.AY174])">
            <text:p/>
          </table:table-cell>
          <table:table-cell table:style-name="ce2" table:formula="of:=IF([.BB114]=&quot;&quot;;&quot;&quot;;[.BB114]+[.AZ174])">
            <text:p/>
          </table:table-cell>
          <table:table-cell table:style-name="ce2" table:formula="of:=IF([.BC114]=&quot;&quot;;&quot;&quot;;[.BC114]+[.BA174])">
            <text:p/>
          </table:table-cell>
          <table:table-cell table:style-name="ce2" table:formula="of:=IF([.BD114]=&quot;&quot;;&quot;&quot;;[.BD114]+[.BB174])">
            <text:p/>
          </table:table-cell>
          <table:table-cell table:style-name="ce2" table:formula="of:=IF([.BE114]=&quot;&quot;;&quot;&quot;;[.BE114]+[.BC174])">
            <text:p/>
          </table:table-cell>
          <table:table-cell table:style-name="ce2" table:formula="of:=IF([.BF114]=&quot;&quot;;&quot;&quot;;[.BF114]+[.BD174])">
            <text:p/>
          </table:table-cell>
          <table:table-cell table:style-name="ce2" table:formula="of:=IF([.BG114]=&quot;&quot;;&quot;&quot;;[.BG114]+[.BE174])">
            <text:p/>
          </table:table-cell>
          <table:table-cell table:style-name="ce2" table:formula="of:=IF([.BH114]=&quot;&quot;;&quot;&quot;;[.BH114]+[.BF174])">
            <text:p/>
          </table:table-cell>
          <table:table-cell table:style-name="ce2" table:formula="of:=IF([.BI114]=&quot;&quot;;&quot;&quot;;[.BI114]+[.BG174])">
            <text:p/>
          </table:table-cell>
          <table:table-cell table:style-name="ce2" table:formula="of:=IF([.BJ114]=&quot;&quot;;&quot;&quot;;[.BJ114]+[.BH174])">
            <text:p/>
          </table:table-cell>
          <table:table-cell table:style-name="ce2" table:formula="of:=IF([.BK114]=&quot;&quot;;&quot;&quot;;[.BK114]+[.BI174])">
            <text:p/>
          </table:table-cell>
          <table:table-cell table:style-name="ce2" table:formula="of:=IF([.BL114]=&quot;&quot;;&quot;&quot;;[.BL114]+[.BJ174])">
            <text:p/>
          </table:table-cell>
          <table:table-cell table:style-name="ce2" table:formula="of:=IF([.BM114]=&quot;&quot;;&quot;&quot;;[.BM114]+[.BK174])">
            <text:p/>
          </table:table-cell>
          <table:table-cell table:style-name="ce2" table:formula="of:=IF([.BN114]=&quot;&quot;;&quot;&quot;;[.BN114]+[.BL174])">
            <text:p/>
          </table:table-cell>
          <table:table-cell table:style-name="ce2" table:formula="of:=IF([.BO114]=&quot;&quot;;&quot;&quot;;[.BO114]+[.BM174])">
            <text:p/>
          </table:table-cell>
          <table:table-cell table:style-name="ce2" table:formula="of:=IF([.BP114]=&quot;&quot;;&quot;&quot;;[.BP114]+[.BN174])">
            <text:p/>
          </table:table-cell>
          <table:table-cell table:style-name="ce2" table:formula="of:=IF([.BQ114]=&quot;&quot;;&quot;&quot;;[.BQ114]+[.BO174])">
            <text:p/>
          </table:table-cell>
          <table:table-cell table:style-name="ce2" table:formula="of:=IF([.BR114]=&quot;&quot;;&quot;&quot;;[.BR114]+[.BP174])">
            <text:p/>
          </table:table-cell>
          <table:table-cell table:style-name="ce2" table:formula="of:=IF([.BS114]=&quot;&quot;;&quot;&quot;;[.BS114]+[.BQ174])">
            <text:p/>
          </table:table-cell>
          <table:table-cell table:style-name="ce2" table:formula="of:=IF([.BT114]=&quot;&quot;;&quot;&quot;;[.BT114]+[.BR174])">
            <text:p/>
          </table:table-cell>
          <table:table-cell table:style-name="ce2" table:formula="of:=IF([.BU114]=&quot;&quot;;&quot;&quot;;[.BU114]+[.BS174])">
            <text:p/>
          </table:table-cell>
          <table:table-cell table:style-name="ce2" table:formula="of:=IF([.BV114]=&quot;&quot;;&quot;&quot;;[.BV114]+[.BT174])">
            <text:p/>
          </table:table-cell>
          <table:table-cell table:style-name="ce2" table:formula="of:=IF([.BW114]=&quot;&quot;;&quot;&quot;;[.BW114]+[.BU174])">
            <text:p/>
          </table:table-cell>
          <table:table-cell table:style-name="ce2" table:formula="of:=IF([.BX114]=&quot;&quot;;&quot;&quot;;[.BX114]+[.BV174])">
            <text:p/>
          </table:table-cell>
          <table:table-cell table:style-name="ce2" table:formula="of:=IF([.BY114]=&quot;&quot;;&quot;&quot;;[.BY114]+[.BW174])">
            <text:p/>
          </table:table-cell>
          <table:table-cell table:style-name="ce2" table:formula="of:=IF([.BZ114]=&quot;&quot;;&quot;&quot;;[.BZ114]+[.BX174])">
            <text:p/>
          </table:table-cell>
          <table:table-cell table:style-name="ce2" table:formula="of:=IF([.CA114]=&quot;&quot;;&quot;&quot;;[.CA114]+[.BY174])">
            <text:p/>
          </table:table-cell>
          <table:table-cell table:style-name="ce2" table:formula="of:=IF([.CB114]=&quot;&quot;;&quot;&quot;;[.CB114]+[.BZ174])">
            <text:p/>
          </table:table-cell>
          <table:table-cell table:style-name="ce2" table:formula="of:=IF([.CC114]=&quot;&quot;;&quot;&quot;;[.CC114]+[.CA174])">
            <text:p/>
          </table:table-cell>
          <table:table-cell table:style-name="ce2" table:formula="of:=IF([.CD114]=&quot;&quot;;&quot;&quot;;[.CD114]+[.CB174])">
            <text:p/>
          </table:table-cell>
          <table:table-cell table:style-name="ce2" table:formula="of:=IF([.CE114]=&quot;&quot;;&quot;&quot;;[.CE114]+[.CC174])">
            <text:p/>
          </table:table-cell>
          <table:table-cell table:style-name="ce2" table:formula="of:=IF([.CF114]=&quot;&quot;;&quot;&quot;;[.CF114]+[.CD174])">
            <text:p/>
          </table:table-cell>
          <table:table-cell table:style-name="ce2" table:formula="of:=IF([.CG114]=&quot;&quot;;&quot;&quot;;[.CG114]+[.CE174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5]=&quot;&quot;;&quot;&quot;;[.D115])" office:value-type="float" office:value="525.29052">
            <text:p>525.29052</text:p>
          </table:table-cell>
          <table:table-cell table:style-name="ce2" table:formula="of:=IF([.E115]=&quot;&quot;;&quot;&quot;;[.E115])" office:value-type="float" office:value="251.42807">
            <text:p>251.42807</text:p>
          </table:table-cell>
          <table:table-cell table:style-name="ce2" table:formula="of:=IF([.F115]=&quot;&quot;;&quot;&quot;;[.F115]+[.D175])" office:value-type="float" office:value="525.1119">
            <text:p>525.1119</text:p>
          </table:table-cell>
          <table:table-cell table:style-name="ce2" table:formula="of:=IF([.G115]=&quot;&quot;;&quot;&quot;;[.G115]+[.E175])" office:value-type="float" office:value="269.66805">
            <text:p>269.66805</text:p>
          </table:table-cell>
          <table:table-cell table:style-name="ce2" table:formula="of:=IF([.H115]=&quot;&quot;;&quot;&quot;;[.H115]+[.F175])" office:value-type="float" office:value="539.4418">
            <text:p>539.4418</text:p>
          </table:table-cell>
          <table:table-cell table:style-name="ce2" table:formula="of:=IF([.I115]=&quot;&quot;;&quot;&quot;;[.I115]+[.G175])" office:value-type="float" office:value="270.23061">
            <text:p>270.23061</text:p>
          </table:table-cell>
          <table:table-cell table:style-name="ce2" table:formula="of:=IF([.J115]=&quot;&quot;;&quot;&quot;;[.J115]+[.H175])" office:value-type="float" office:value="539.5309">
            <text:p>539.5309</text:p>
          </table:table-cell>
          <table:table-cell table:style-name="ce2" table:formula="of:=IF([.K115]=&quot;&quot;;&quot;&quot;;[.K115]+[.I175])" office:value-type="float" office:value="248.07856">
            <text:p>248.07856</text:p>
          </table:table-cell>
          <table:table-cell table:style-name="ce2" table:formula="of:=IF([.L115]=&quot;&quot;;&quot;&quot;;[.L115]+[.J175])">
            <text:p/>
          </table:table-cell>
          <table:table-cell table:style-name="ce2" table:formula="of:=IF([.M115]=&quot;&quot;;&quot;&quot;;[.M115]+[.K175])">
            <text:p/>
          </table:table-cell>
          <table:table-cell table:style-name="ce2" table:formula="of:=IF([.N115]=&quot;&quot;;&quot;&quot;;[.N115]+[.L175])">
            <text:p/>
          </table:table-cell>
          <table:table-cell table:style-name="ce2" table:formula="of:=IF([.O115]=&quot;&quot;;&quot;&quot;;[.O115]+[.M175])">
            <text:p/>
          </table:table-cell>
          <table:table-cell table:style-name="ce2" table:formula="of:=IF([.P115]=&quot;&quot;;&quot;&quot;;[.P115]+[.N175])">
            <text:p/>
          </table:table-cell>
          <table:table-cell table:style-name="ce2" table:formula="of:=IF([.Q115]=&quot;&quot;;&quot;&quot;;[.Q115]+[.O175])">
            <text:p/>
          </table:table-cell>
          <table:table-cell table:style-name="ce2" table:formula="of:=IF([.R115]=&quot;&quot;;&quot;&quot;;[.R115]+[.P175])">
            <text:p/>
          </table:table-cell>
          <table:table-cell table:style-name="ce2" table:formula="of:=IF([.S115]=&quot;&quot;;&quot;&quot;;[.S115]+[.Q175])">
            <text:p/>
          </table:table-cell>
          <table:table-cell table:style-name="ce2" table:formula="of:=IF([.T115]=&quot;&quot;;&quot;&quot;;[.T115]+[.R175])">
            <text:p/>
          </table:table-cell>
          <table:table-cell table:style-name="ce2" table:formula="of:=IF([.U115]=&quot;&quot;;&quot;&quot;;[.U115]+[.S175])">
            <text:p/>
          </table:table-cell>
          <table:table-cell table:style-name="ce2" table:formula="of:=IF([.V115]=&quot;&quot;;&quot;&quot;;[.V115]+[.T175])">
            <text:p/>
          </table:table-cell>
          <table:table-cell table:style-name="ce2" table:formula="of:=IF([.W115]=&quot;&quot;;&quot;&quot;;[.W115]+[.U175])">
            <text:p/>
          </table:table-cell>
          <table:table-cell table:style-name="ce2" table:formula="of:=IF([.X115]=&quot;&quot;;&quot;&quot;;[.X115]+[.V175])">
            <text:p/>
          </table:table-cell>
          <table:table-cell table:style-name="ce2" table:formula="of:=IF([.Y115]=&quot;&quot;;&quot;&quot;;[.Y115]+[.W175])">
            <text:p/>
          </table:table-cell>
          <table:table-cell table:style-name="ce2" table:formula="of:=IF([.Z115]=&quot;&quot;;&quot;&quot;;[.Z115]+[.X175])">
            <text:p/>
          </table:table-cell>
          <table:table-cell table:style-name="ce2" table:formula="of:=IF([.AA115]=&quot;&quot;;&quot;&quot;;[.AA115]+[.Y175])">
            <text:p/>
          </table:table-cell>
          <table:table-cell table:style-name="ce2" table:formula="of:=IF([.AB115]=&quot;&quot;;&quot;&quot;;[.AB115]+[.Z175])">
            <text:p/>
          </table:table-cell>
          <table:table-cell table:style-name="ce2" table:formula="of:=IF([.AC115]=&quot;&quot;;&quot;&quot;;[.AC115]+[.AA175])">
            <text:p/>
          </table:table-cell>
          <table:table-cell table:style-name="ce2" table:formula="of:=IF([.AD115]=&quot;&quot;;&quot;&quot;;[.AD115]+[.AB175])">
            <text:p/>
          </table:table-cell>
          <table:table-cell table:style-name="ce2" table:formula="of:=IF([.AE115]=&quot;&quot;;&quot;&quot;;[.AE115]+[.AC175])">
            <text:p/>
          </table:table-cell>
          <table:table-cell table:style-name="ce2" table:formula="of:=IF([.AF115]=&quot;&quot;;&quot;&quot;;[.AF115]+[.AD175])">
            <text:p/>
          </table:table-cell>
          <table:table-cell table:style-name="ce2" table:formula="of:=IF([.AG115]=&quot;&quot;;&quot;&quot;;[.AG115]+[.AE175])">
            <text:p/>
          </table:table-cell>
          <table:table-cell table:style-name="ce2" table:formula="of:=IF([.AH115]=&quot;&quot;;&quot;&quot;;[.AH115]+[.AF175])">
            <text:p/>
          </table:table-cell>
          <table:table-cell table:style-name="ce2" table:formula="of:=IF([.AI115]=&quot;&quot;;&quot;&quot;;[.AI115]+[.AG175])">
            <text:p/>
          </table:table-cell>
          <table:table-cell table:style-name="ce2" table:formula="of:=IF([.AJ115]=&quot;&quot;;&quot;&quot;;[.AJ115]+[.AH175])">
            <text:p/>
          </table:table-cell>
          <table:table-cell table:style-name="ce2" table:formula="of:=IF([.AK115]=&quot;&quot;;&quot;&quot;;[.AK115]+[.AI175])">
            <text:p/>
          </table:table-cell>
          <table:table-cell table:style-name="ce2" table:formula="of:=IF([.AL115]=&quot;&quot;;&quot;&quot;;[.AL115]+[.AJ175])">
            <text:p/>
          </table:table-cell>
          <table:table-cell table:style-name="ce2" table:formula="of:=IF([.AM115]=&quot;&quot;;&quot;&quot;;[.AM115]+[.AK175])">
            <text:p/>
          </table:table-cell>
          <table:table-cell table:style-name="ce2" table:formula="of:=IF([.AN115]=&quot;&quot;;&quot;&quot;;[.AN115]+[.AL175])">
            <text:p/>
          </table:table-cell>
          <table:table-cell table:style-name="ce2" table:formula="of:=IF([.AO115]=&quot;&quot;;&quot;&quot;;[.AO115]+[.AM175])">
            <text:p/>
          </table:table-cell>
          <table:table-cell table:style-name="ce2" table:formula="of:=IF([.AP115]=&quot;&quot;;&quot;&quot;;[.AP115]+[.AN175])">
            <text:p/>
          </table:table-cell>
          <table:table-cell table:style-name="ce2" table:formula="of:=IF([.AQ115]=&quot;&quot;;&quot;&quot;;[.AQ115]+[.AO175])">
            <text:p/>
          </table:table-cell>
          <table:table-cell table:style-name="ce2" table:formula="of:=IF([.AR115]=&quot;&quot;;&quot;&quot;;[.AR115]+[.AP175])">
            <text:p/>
          </table:table-cell>
          <table:table-cell table:style-name="ce2" table:formula="of:=IF([.AS115]=&quot;&quot;;&quot;&quot;;[.AS115]+[.AQ175])">
            <text:p/>
          </table:table-cell>
          <table:table-cell table:style-name="ce2" table:formula="of:=IF([.AT115]=&quot;&quot;;&quot;&quot;;[.AT115]+[.AR175])">
            <text:p/>
          </table:table-cell>
          <table:table-cell table:style-name="ce2" table:formula="of:=IF([.AU115]=&quot;&quot;;&quot;&quot;;[.AU115]+[.AS175])">
            <text:p/>
          </table:table-cell>
          <table:table-cell table:style-name="ce2" table:formula="of:=IF([.AV115]=&quot;&quot;;&quot;&quot;;[.AV115]+[.AT175])">
            <text:p/>
          </table:table-cell>
          <table:table-cell table:style-name="ce2" table:formula="of:=IF([.AW115]=&quot;&quot;;&quot;&quot;;[.AW115]+[.AU175])">
            <text:p/>
          </table:table-cell>
          <table:table-cell table:style-name="ce2" table:formula="of:=IF([.AX115]=&quot;&quot;;&quot;&quot;;[.AX115]+[.AV175])">
            <text:p/>
          </table:table-cell>
          <table:table-cell table:style-name="ce2" table:formula="of:=IF([.AY115]=&quot;&quot;;&quot;&quot;;[.AY115]+[.AW175])">
            <text:p/>
          </table:table-cell>
          <table:table-cell table:style-name="ce2" table:formula="of:=IF([.AZ115]=&quot;&quot;;&quot;&quot;;[.AZ115]+[.AX175])">
            <text:p/>
          </table:table-cell>
          <table:table-cell table:style-name="ce2" table:formula="of:=IF([.BA115]=&quot;&quot;;&quot;&quot;;[.BA115]+[.AY175])">
            <text:p/>
          </table:table-cell>
          <table:table-cell table:style-name="ce2" table:formula="of:=IF([.BB115]=&quot;&quot;;&quot;&quot;;[.BB115]+[.AZ175])">
            <text:p/>
          </table:table-cell>
          <table:table-cell table:style-name="ce2" table:formula="of:=IF([.BC115]=&quot;&quot;;&quot;&quot;;[.BC115]+[.BA175])">
            <text:p/>
          </table:table-cell>
          <table:table-cell table:style-name="ce2" table:formula="of:=IF([.BD115]=&quot;&quot;;&quot;&quot;;[.BD115]+[.BB175])">
            <text:p/>
          </table:table-cell>
          <table:table-cell table:style-name="ce2" table:formula="of:=IF([.BE115]=&quot;&quot;;&quot;&quot;;[.BE115]+[.BC175])">
            <text:p/>
          </table:table-cell>
          <table:table-cell table:style-name="ce2" table:formula="of:=IF([.BF115]=&quot;&quot;;&quot;&quot;;[.BF115]+[.BD175])">
            <text:p/>
          </table:table-cell>
          <table:table-cell table:style-name="ce2" table:formula="of:=IF([.BG115]=&quot;&quot;;&quot;&quot;;[.BG115]+[.BE175])">
            <text:p/>
          </table:table-cell>
          <table:table-cell table:style-name="ce2" table:formula="of:=IF([.BH115]=&quot;&quot;;&quot;&quot;;[.BH115]+[.BF175])">
            <text:p/>
          </table:table-cell>
          <table:table-cell table:style-name="ce2" table:formula="of:=IF([.BI115]=&quot;&quot;;&quot;&quot;;[.BI115]+[.BG175])">
            <text:p/>
          </table:table-cell>
          <table:table-cell table:style-name="ce2" table:formula="of:=IF([.BJ115]=&quot;&quot;;&quot;&quot;;[.BJ115]+[.BH175])">
            <text:p/>
          </table:table-cell>
          <table:table-cell table:style-name="ce2" table:formula="of:=IF([.BK115]=&quot;&quot;;&quot;&quot;;[.BK115]+[.BI175])">
            <text:p/>
          </table:table-cell>
          <table:table-cell table:style-name="ce2" table:formula="of:=IF([.BL115]=&quot;&quot;;&quot;&quot;;[.BL115]+[.BJ175])">
            <text:p/>
          </table:table-cell>
          <table:table-cell table:style-name="ce2" table:formula="of:=IF([.BM115]=&quot;&quot;;&quot;&quot;;[.BM115]+[.BK175])">
            <text:p/>
          </table:table-cell>
          <table:table-cell table:style-name="ce2" table:formula="of:=IF([.BN115]=&quot;&quot;;&quot;&quot;;[.BN115]+[.BL175])">
            <text:p/>
          </table:table-cell>
          <table:table-cell table:style-name="ce2" table:formula="of:=IF([.BO115]=&quot;&quot;;&quot;&quot;;[.BO115]+[.BM175])">
            <text:p/>
          </table:table-cell>
          <table:table-cell table:style-name="ce2" table:formula="of:=IF([.BP115]=&quot;&quot;;&quot;&quot;;[.BP115]+[.BN175])">
            <text:p/>
          </table:table-cell>
          <table:table-cell table:style-name="ce2" table:formula="of:=IF([.BQ115]=&quot;&quot;;&quot;&quot;;[.BQ115]+[.BO175])">
            <text:p/>
          </table:table-cell>
          <table:table-cell table:style-name="ce2" table:formula="of:=IF([.BR115]=&quot;&quot;;&quot;&quot;;[.BR115]+[.BP175])">
            <text:p/>
          </table:table-cell>
          <table:table-cell table:style-name="ce2" table:formula="of:=IF([.BS115]=&quot;&quot;;&quot;&quot;;[.BS115]+[.BQ175])">
            <text:p/>
          </table:table-cell>
          <table:table-cell table:style-name="ce2" table:formula="of:=IF([.BT115]=&quot;&quot;;&quot;&quot;;[.BT115]+[.BR175])">
            <text:p/>
          </table:table-cell>
          <table:table-cell table:style-name="ce2" table:formula="of:=IF([.BU115]=&quot;&quot;;&quot;&quot;;[.BU115]+[.BS175])">
            <text:p/>
          </table:table-cell>
          <table:table-cell table:style-name="ce2" table:formula="of:=IF([.BV115]=&quot;&quot;;&quot;&quot;;[.BV115]+[.BT175])">
            <text:p/>
          </table:table-cell>
          <table:table-cell table:style-name="ce2" table:formula="of:=IF([.BW115]=&quot;&quot;;&quot;&quot;;[.BW115]+[.BU175])">
            <text:p/>
          </table:table-cell>
          <table:table-cell table:style-name="ce2" table:formula="of:=IF([.BX115]=&quot;&quot;;&quot;&quot;;[.BX115]+[.BV175])">
            <text:p/>
          </table:table-cell>
          <table:table-cell table:style-name="ce2" table:formula="of:=IF([.BY115]=&quot;&quot;;&quot;&quot;;[.BY115]+[.BW175])">
            <text:p/>
          </table:table-cell>
          <table:table-cell table:style-name="ce2" table:formula="of:=IF([.BZ115]=&quot;&quot;;&quot;&quot;;[.BZ115]+[.BX175])">
            <text:p/>
          </table:table-cell>
          <table:table-cell table:style-name="ce2" table:formula="of:=IF([.CA115]=&quot;&quot;;&quot;&quot;;[.CA115]+[.BY175])">
            <text:p/>
          </table:table-cell>
          <table:table-cell table:style-name="ce2" table:formula="of:=IF([.CB115]=&quot;&quot;;&quot;&quot;;[.CB115]+[.BZ175])">
            <text:p/>
          </table:table-cell>
          <table:table-cell table:style-name="ce2" table:formula="of:=IF([.CC115]=&quot;&quot;;&quot;&quot;;[.CC115]+[.CA175])">
            <text:p/>
          </table:table-cell>
          <table:table-cell table:style-name="ce2" table:formula="of:=IF([.CD115]=&quot;&quot;;&quot;&quot;;[.CD115]+[.CB175])">
            <text:p/>
          </table:table-cell>
          <table:table-cell table:style-name="ce2" table:formula="of:=IF([.CE115]=&quot;&quot;;&quot;&quot;;[.CE115]+[.CC175])">
            <text:p/>
          </table:table-cell>
          <table:table-cell table:style-name="ce2" table:formula="of:=IF([.CF115]=&quot;&quot;;&quot;&quot;;[.CF115]+[.CD175])">
            <text:p/>
          </table:table-cell>
          <table:table-cell table:style-name="ce2" table:formula="of:=IF([.CG115]=&quot;&quot;;&quot;&quot;;[.CG115]+[.CE175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6]=&quot;&quot;;&quot;&quot;;[.D116])" office:value-type="float" office:value="564.54052">
            <text:p>564.54052</text:p>
          </table:table-cell>
          <table:table-cell table:style-name="ce2" table:formula="of:=IF([.E116]=&quot;&quot;;&quot;&quot;;[.E116])" office:value-type="float" office:value="249.99057">
            <text:p>249.99057</text:p>
          </table:table-cell>
          <table:table-cell table:style-name="ce2" table:formula="of:=IF([.F116]=&quot;&quot;;&quot;&quot;;[.F116]+[.D176])" office:value-type="float" office:value="562.8259">
            <text:p>562.8259</text:p>
          </table:table-cell>
          <table:table-cell table:style-name="ce2" table:formula="of:=IF([.G116]=&quot;&quot;;&quot;&quot;;[.G116]+[.E176])" office:value-type="float" office:value="245.19682">
            <text:p>245.19682</text:p>
          </table:table-cell>
          <table:table-cell table:style-name="ce2" table:formula="of:=IF([.H116]=&quot;&quot;;&quot;&quot;;[.H116]+[.F176])" office:value-type="float" office:value="556.16373">
            <text:p>556.16373</text:p>
          </table:table-cell>
          <table:table-cell table:style-name="ce2" table:formula="of:=IF([.I116]=&quot;&quot;;&quot;&quot;;[.I116]+[.G176])" office:value-type="float" office:value="245.24082">
            <text:p>245.24082</text:p>
          </table:table-cell>
          <table:table-cell table:style-name="ce2" table:formula="of:=IF([.J116]=&quot;&quot;;&quot;&quot;;[.J116]+[.H176])" office:value-type="float" office:value="556.2994">
            <text:p>556.2994</text:p>
          </table:table-cell>
          <table:table-cell table:style-name="ce2" table:formula="of:=IF([.K116]=&quot;&quot;;&quot;&quot;;[.K116]+[.I176])" office:value-type="float" office:value="270.54307">
            <text:p>270.54307</text:p>
          </table:table-cell>
          <table:table-cell table:style-name="ce2" table:formula="of:=IF([.L116]=&quot;&quot;;&quot;&quot;;[.L116]+[.J176])" office:value-type="float" office:value="583.4418">
            <text:p>583.4418</text:p>
          </table:table-cell>
          <table:table-cell table:style-name="ce2" table:formula="of:=IF([.M116]=&quot;&quot;;&quot;&quot;;[.M116]+[.K176])" office:value-type="float" office:value="271.29313">
            <text:p>271.29313</text:p>
          </table:table-cell>
          <table:table-cell table:style-name="ce2" table:formula="of:=IF([.N116]=&quot;&quot;;&quot;&quot;;[.N116]+[.L176])" office:value-type="float" office:value="583.4684">
            <text:p>583.4684</text:p>
          </table:table-cell>
          <table:table-cell table:style-name="ce2" table:formula="of:=IF([.O116]=&quot;&quot;;&quot;&quot;;[.O116]+[.M176])" office:value-type="float" office:value="246.39108">
            <text:p>246.39108</text:p>
          </table:table-cell>
          <table:table-cell table:style-name="ce2" table:formula="of:=IF([.P116]=&quot;&quot;;&quot;&quot;;[.P116]+[.N176])">
            <text:p/>
          </table:table-cell>
          <table:table-cell table:style-name="ce2" table:formula="of:=IF([.Q116]=&quot;&quot;;&quot;&quot;;[.Q116]+[.O176])">
            <text:p/>
          </table:table-cell>
          <table:table-cell table:style-name="ce2" table:formula="of:=IF([.R116]=&quot;&quot;;&quot;&quot;;[.R116]+[.P176])">
            <text:p/>
          </table:table-cell>
          <table:table-cell table:style-name="ce2" table:formula="of:=IF([.S116]=&quot;&quot;;&quot;&quot;;[.S116]+[.Q176])">
            <text:p/>
          </table:table-cell>
          <table:table-cell table:style-name="ce2" table:formula="of:=IF([.T116]=&quot;&quot;;&quot;&quot;;[.T116]+[.R176])">
            <text:p/>
          </table:table-cell>
          <table:table-cell table:style-name="ce2" table:formula="of:=IF([.U116]=&quot;&quot;;&quot;&quot;;[.U116]+[.S176])">
            <text:p/>
          </table:table-cell>
          <table:table-cell table:style-name="ce2" table:formula="of:=IF([.V116]=&quot;&quot;;&quot;&quot;;[.V116]+[.T176])">
            <text:p/>
          </table:table-cell>
          <table:table-cell table:style-name="ce2" table:formula="of:=IF([.W116]=&quot;&quot;;&quot;&quot;;[.W116]+[.U176])">
            <text:p/>
          </table:table-cell>
          <table:table-cell table:style-name="ce2" table:formula="of:=IF([.X116]=&quot;&quot;;&quot;&quot;;[.X116]+[.V176])">
            <text:p/>
          </table:table-cell>
          <table:table-cell table:style-name="ce2" table:formula="of:=IF([.Y116]=&quot;&quot;;&quot;&quot;;[.Y116]+[.W176])">
            <text:p/>
          </table:table-cell>
          <table:table-cell table:style-name="ce2" table:formula="of:=IF([.Z116]=&quot;&quot;;&quot;&quot;;[.Z116]+[.X176])">
            <text:p/>
          </table:table-cell>
          <table:table-cell table:style-name="ce2" table:formula="of:=IF([.AA116]=&quot;&quot;;&quot;&quot;;[.AA116]+[.Y176])">
            <text:p/>
          </table:table-cell>
          <table:table-cell table:style-name="ce2" table:formula="of:=IF([.AB116]=&quot;&quot;;&quot;&quot;;[.AB116]+[.Z176])">
            <text:p/>
          </table:table-cell>
          <table:table-cell table:style-name="ce2" table:formula="of:=IF([.AC116]=&quot;&quot;;&quot;&quot;;[.AC116]+[.AA176])">
            <text:p/>
          </table:table-cell>
          <table:table-cell table:style-name="ce2" table:formula="of:=IF([.AD116]=&quot;&quot;;&quot;&quot;;[.AD116]+[.AB176])">
            <text:p/>
          </table:table-cell>
          <table:table-cell table:style-name="ce2" table:formula="of:=IF([.AE116]=&quot;&quot;;&quot;&quot;;[.AE116]+[.AC176])">
            <text:p/>
          </table:table-cell>
          <table:table-cell table:style-name="ce2" table:formula="of:=IF([.AF116]=&quot;&quot;;&quot;&quot;;[.AF116]+[.AD176])">
            <text:p/>
          </table:table-cell>
          <table:table-cell table:style-name="ce2" table:formula="of:=IF([.AG116]=&quot;&quot;;&quot;&quot;;[.AG116]+[.AE176])">
            <text:p/>
          </table:table-cell>
          <table:table-cell table:style-name="ce2" table:formula="of:=IF([.AH116]=&quot;&quot;;&quot;&quot;;[.AH116]+[.AF176])">
            <text:p/>
          </table:table-cell>
          <table:table-cell table:style-name="ce2" table:formula="of:=IF([.AI116]=&quot;&quot;;&quot;&quot;;[.AI116]+[.AG176])">
            <text:p/>
          </table:table-cell>
          <table:table-cell table:style-name="ce2" table:formula="of:=IF([.AJ116]=&quot;&quot;;&quot;&quot;;[.AJ116]+[.AH176])">
            <text:p/>
          </table:table-cell>
          <table:table-cell table:style-name="ce2" table:formula="of:=IF([.AK116]=&quot;&quot;;&quot;&quot;;[.AK116]+[.AI176])">
            <text:p/>
          </table:table-cell>
          <table:table-cell table:style-name="ce2" table:formula="of:=IF([.AL116]=&quot;&quot;;&quot;&quot;;[.AL116]+[.AJ176])">
            <text:p/>
          </table:table-cell>
          <table:table-cell table:style-name="ce2" table:formula="of:=IF([.AM116]=&quot;&quot;;&quot;&quot;;[.AM116]+[.AK176])">
            <text:p/>
          </table:table-cell>
          <table:table-cell table:style-name="ce2" table:formula="of:=IF([.AN116]=&quot;&quot;;&quot;&quot;;[.AN116]+[.AL176])">
            <text:p/>
          </table:table-cell>
          <table:table-cell table:style-name="ce2" table:formula="of:=IF([.AO116]=&quot;&quot;;&quot;&quot;;[.AO116]+[.AM176])">
            <text:p/>
          </table:table-cell>
          <table:table-cell table:style-name="ce2" table:formula="of:=IF([.AP116]=&quot;&quot;;&quot;&quot;;[.AP116]+[.AN176])">
            <text:p/>
          </table:table-cell>
          <table:table-cell table:style-name="ce2" table:formula="of:=IF([.AQ116]=&quot;&quot;;&quot;&quot;;[.AQ116]+[.AO176])">
            <text:p/>
          </table:table-cell>
          <table:table-cell table:style-name="ce2" table:formula="of:=IF([.AR116]=&quot;&quot;;&quot;&quot;;[.AR116]+[.AP176])">
            <text:p/>
          </table:table-cell>
          <table:table-cell table:style-name="ce2" table:formula="of:=IF([.AS116]=&quot;&quot;;&quot;&quot;;[.AS116]+[.AQ176])">
            <text:p/>
          </table:table-cell>
          <table:table-cell table:style-name="ce2" table:formula="of:=IF([.AT116]=&quot;&quot;;&quot;&quot;;[.AT116]+[.AR176])">
            <text:p/>
          </table:table-cell>
          <table:table-cell table:style-name="ce2" table:formula="of:=IF([.AU116]=&quot;&quot;;&quot;&quot;;[.AU116]+[.AS176])">
            <text:p/>
          </table:table-cell>
          <table:table-cell table:style-name="ce2" table:formula="of:=IF([.AV116]=&quot;&quot;;&quot;&quot;;[.AV116]+[.AT176])">
            <text:p/>
          </table:table-cell>
          <table:table-cell table:style-name="ce2" table:formula="of:=IF([.AW116]=&quot;&quot;;&quot;&quot;;[.AW116]+[.AU176])">
            <text:p/>
          </table:table-cell>
          <table:table-cell table:style-name="ce2" table:formula="of:=IF([.AX116]=&quot;&quot;;&quot;&quot;;[.AX116]+[.AV176])">
            <text:p/>
          </table:table-cell>
          <table:table-cell table:style-name="ce2" table:formula="of:=IF([.AY116]=&quot;&quot;;&quot;&quot;;[.AY116]+[.AW176])">
            <text:p/>
          </table:table-cell>
          <table:table-cell table:style-name="ce2" table:formula="of:=IF([.AZ116]=&quot;&quot;;&quot;&quot;;[.AZ116]+[.AX176])">
            <text:p/>
          </table:table-cell>
          <table:table-cell table:style-name="ce2" table:formula="of:=IF([.BA116]=&quot;&quot;;&quot;&quot;;[.BA116]+[.AY176])">
            <text:p/>
          </table:table-cell>
          <table:table-cell table:style-name="ce2" table:formula="of:=IF([.BB116]=&quot;&quot;;&quot;&quot;;[.BB116]+[.AZ176])">
            <text:p/>
          </table:table-cell>
          <table:table-cell table:style-name="ce2" table:formula="of:=IF([.BC116]=&quot;&quot;;&quot;&quot;;[.BC116]+[.BA176])">
            <text:p/>
          </table:table-cell>
          <table:table-cell table:style-name="ce2" table:formula="of:=IF([.BD116]=&quot;&quot;;&quot;&quot;;[.BD116]+[.BB176])">
            <text:p/>
          </table:table-cell>
          <table:table-cell table:style-name="ce2" table:formula="of:=IF([.BE116]=&quot;&quot;;&quot;&quot;;[.BE116]+[.BC176])">
            <text:p/>
          </table:table-cell>
          <table:table-cell table:style-name="ce2" table:formula="of:=IF([.BF116]=&quot;&quot;;&quot;&quot;;[.BF116]+[.BD176])">
            <text:p/>
          </table:table-cell>
          <table:table-cell table:style-name="ce2" table:formula="of:=IF([.BG116]=&quot;&quot;;&quot;&quot;;[.BG116]+[.BE176])">
            <text:p/>
          </table:table-cell>
          <table:table-cell table:style-name="ce2" table:formula="of:=IF([.BH116]=&quot;&quot;;&quot;&quot;;[.BH116]+[.BF176])">
            <text:p/>
          </table:table-cell>
          <table:table-cell table:style-name="ce2" table:formula="of:=IF([.BI116]=&quot;&quot;;&quot;&quot;;[.BI116]+[.BG176])">
            <text:p/>
          </table:table-cell>
          <table:table-cell table:style-name="ce2" table:formula="of:=IF([.BJ116]=&quot;&quot;;&quot;&quot;;[.BJ116]+[.BH176])">
            <text:p/>
          </table:table-cell>
          <table:table-cell table:style-name="ce2" table:formula="of:=IF([.BK116]=&quot;&quot;;&quot;&quot;;[.BK116]+[.BI176])">
            <text:p/>
          </table:table-cell>
          <table:table-cell table:style-name="ce2" table:formula="of:=IF([.BL116]=&quot;&quot;;&quot;&quot;;[.BL116]+[.BJ176])">
            <text:p/>
          </table:table-cell>
          <table:table-cell table:style-name="ce2" table:formula="of:=IF([.BM116]=&quot;&quot;;&quot;&quot;;[.BM116]+[.BK176])">
            <text:p/>
          </table:table-cell>
          <table:table-cell table:style-name="ce2" table:formula="of:=IF([.BN116]=&quot;&quot;;&quot;&quot;;[.BN116]+[.BL176])">
            <text:p/>
          </table:table-cell>
          <table:table-cell table:style-name="ce2" table:formula="of:=IF([.BO116]=&quot;&quot;;&quot;&quot;;[.BO116]+[.BM176])">
            <text:p/>
          </table:table-cell>
          <table:table-cell table:style-name="ce2" table:formula="of:=IF([.BP116]=&quot;&quot;;&quot;&quot;;[.BP116]+[.BN176])">
            <text:p/>
          </table:table-cell>
          <table:table-cell table:style-name="ce2" table:formula="of:=IF([.BQ116]=&quot;&quot;;&quot;&quot;;[.BQ116]+[.BO176])">
            <text:p/>
          </table:table-cell>
          <table:table-cell table:style-name="ce2" table:formula="of:=IF([.BR116]=&quot;&quot;;&quot;&quot;;[.BR116]+[.BP176])">
            <text:p/>
          </table:table-cell>
          <table:table-cell table:style-name="ce2" table:formula="of:=IF([.BS116]=&quot;&quot;;&quot;&quot;;[.BS116]+[.BQ176])">
            <text:p/>
          </table:table-cell>
          <table:table-cell table:style-name="ce2" table:formula="of:=IF([.BT116]=&quot;&quot;;&quot;&quot;;[.BT116]+[.BR176])">
            <text:p/>
          </table:table-cell>
          <table:table-cell table:style-name="ce2" table:formula="of:=IF([.BU116]=&quot;&quot;;&quot;&quot;;[.BU116]+[.BS176])">
            <text:p/>
          </table:table-cell>
          <table:table-cell table:style-name="ce2" table:formula="of:=IF([.BV116]=&quot;&quot;;&quot;&quot;;[.BV116]+[.BT176])">
            <text:p/>
          </table:table-cell>
          <table:table-cell table:style-name="ce2" table:formula="of:=IF([.BW116]=&quot;&quot;;&quot;&quot;;[.BW116]+[.BU176])">
            <text:p/>
          </table:table-cell>
          <table:table-cell table:style-name="ce2" table:formula="of:=IF([.BX116]=&quot;&quot;;&quot;&quot;;[.BX116]+[.BV176])">
            <text:p/>
          </table:table-cell>
          <table:table-cell table:style-name="ce2" table:formula="of:=IF([.BY116]=&quot;&quot;;&quot;&quot;;[.BY116]+[.BW176])">
            <text:p/>
          </table:table-cell>
          <table:table-cell table:style-name="ce2" table:formula="of:=IF([.BZ116]=&quot;&quot;;&quot;&quot;;[.BZ116]+[.BX176])">
            <text:p/>
          </table:table-cell>
          <table:table-cell table:style-name="ce2" table:formula="of:=IF([.CA116]=&quot;&quot;;&quot;&quot;;[.CA116]+[.BY176])">
            <text:p/>
          </table:table-cell>
          <table:table-cell table:style-name="ce2" table:formula="of:=IF([.CB116]=&quot;&quot;;&quot;&quot;;[.CB116]+[.BZ176])">
            <text:p/>
          </table:table-cell>
          <table:table-cell table:style-name="ce2" table:formula="of:=IF([.CC116]=&quot;&quot;;&quot;&quot;;[.CC116]+[.CA176])">
            <text:p/>
          </table:table-cell>
          <table:table-cell table:style-name="ce2" table:formula="of:=IF([.CD116]=&quot;&quot;;&quot;&quot;;[.CD116]+[.CB176])">
            <text:p/>
          </table:table-cell>
          <table:table-cell table:style-name="ce2" table:formula="of:=IF([.CE116]=&quot;&quot;;&quot;&quot;;[.CE116]+[.CC176])">
            <text:p/>
          </table:table-cell>
          <table:table-cell table:style-name="ce2" table:formula="of:=IF([.CF116]=&quot;&quot;;&quot;&quot;;[.CF116]+[.CD176])">
            <text:p/>
          </table:table-cell>
          <table:table-cell table:style-name="ce2" table:formula="of:=IF([.CG116]=&quot;&quot;;&quot;&quot;;[.CG116]+[.CE176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7]=&quot;&quot;;&quot;&quot;;[.D117])" office:value-type="float" office:value="876.59045">
            <text:p>876.59045</text:p>
          </table:table-cell>
          <table:table-cell table:style-name="ce2" table:formula="of:=IF([.E117]=&quot;&quot;;&quot;&quot;;[.E117])" office:value-type="float" office:value="206.04074">
            <text:p>206.04074</text:p>
          </table:table-cell>
          <table:table-cell table:style-name="ce2" table:formula="of:=IF([.F117]=&quot;&quot;;&quot;&quot;;[.F117]+[.D177])" office:value-type="float" office:value="876.47838">
            <text:p>876.47838</text:p>
          </table:table-cell>
          <table:table-cell table:style-name="ce2" table:formula="of:=IF([.G117]=&quot;&quot;;&quot;&quot;;[.G117]+[.E177])" office:value-type="float" office:value="306.82596">
            <text:p>306.82596</text:p>
          </table:table-cell>
          <table:table-cell table:style-name="ce2" table:formula="of:=IF([.H117]=&quot;&quot;;&quot;&quot;;[.H117]+[.F177])" office:value-type="float" office:value="1053.1785">
            <text:p>1053.1785</text:p>
          </table:table-cell>
          <table:table-cell table:style-name="ce2" table:formula="of:=IF([.I117]=&quot;&quot;;&quot;&quot;;[.I117]+[.G177])" office:value-type="float" office:value="307.19947">
            <text:p>307.19947</text:p>
          </table:table-cell>
          <table:table-cell table:style-name="ce2" table:formula="of:=IF([.J117]=&quot;&quot;;&quot;&quot;;[.J117]+[.H177])" office:value-type="float" office:value="1053.8468">
            <text:p>1053.8468</text:p>
          </table:table-cell>
          <table:table-cell table:style-name="ce2" table:formula="of:=IF([.K117]=&quot;&quot;;&quot;&quot;;[.K117]+[.I177])" office:value-type="float" office:value="211.43269">
            <text:p>211.43269</text:p>
          </table:table-cell>
          <table:table-cell table:style-name="ce2" table:formula="of:=IF([.L117]=&quot;&quot;;&quot;&quot;;[.L117]+[.J177])">
            <text:p/>
          </table:table-cell>
          <table:table-cell table:style-name="ce2" table:formula="of:=IF([.M117]=&quot;&quot;;&quot;&quot;;[.M117]+[.K177])">
            <text:p/>
          </table:table-cell>
          <table:table-cell table:style-name="ce2" table:formula="of:=IF([.N117]=&quot;&quot;;&quot;&quot;;[.N117]+[.L177])">
            <text:p/>
          </table:table-cell>
          <table:table-cell table:style-name="ce2" table:formula="of:=IF([.O117]=&quot;&quot;;&quot;&quot;;[.O117]+[.M177])">
            <text:p/>
          </table:table-cell>
          <table:table-cell table:style-name="ce2" table:formula="of:=IF([.P117]=&quot;&quot;;&quot;&quot;;[.P117]+[.N177])">
            <text:p/>
          </table:table-cell>
          <table:table-cell table:style-name="ce2" table:formula="of:=IF([.Q117]=&quot;&quot;;&quot;&quot;;[.Q117]+[.O177])">
            <text:p/>
          </table:table-cell>
          <table:table-cell table:style-name="ce2" table:formula="of:=IF([.R117]=&quot;&quot;;&quot;&quot;;[.R117]+[.P177])">
            <text:p/>
          </table:table-cell>
          <table:table-cell table:style-name="ce2" table:formula="of:=IF([.S117]=&quot;&quot;;&quot;&quot;;[.S117]+[.Q177])">
            <text:p/>
          </table:table-cell>
          <table:table-cell table:style-name="ce2" table:formula="of:=IF([.T117]=&quot;&quot;;&quot;&quot;;[.T117]+[.R177])">
            <text:p/>
          </table:table-cell>
          <table:table-cell table:style-name="ce2" table:formula="of:=IF([.U117]=&quot;&quot;;&quot;&quot;;[.U117]+[.S177])">
            <text:p/>
          </table:table-cell>
          <table:table-cell table:style-name="ce2" table:formula="of:=IF([.V117]=&quot;&quot;;&quot;&quot;;[.V117]+[.T177])">
            <text:p/>
          </table:table-cell>
          <table:table-cell table:style-name="ce2" table:formula="of:=IF([.W117]=&quot;&quot;;&quot;&quot;;[.W117]+[.U177])">
            <text:p/>
          </table:table-cell>
          <table:table-cell table:style-name="ce2" table:formula="of:=IF([.X117]=&quot;&quot;;&quot;&quot;;[.X117]+[.V177])">
            <text:p/>
          </table:table-cell>
          <table:table-cell table:style-name="ce2" table:formula="of:=IF([.Y117]=&quot;&quot;;&quot;&quot;;[.Y117]+[.W177])">
            <text:p/>
          </table:table-cell>
          <table:table-cell table:style-name="ce2" table:formula="of:=IF([.Z117]=&quot;&quot;;&quot;&quot;;[.Z117]+[.X177])">
            <text:p/>
          </table:table-cell>
          <table:table-cell table:style-name="ce2" table:formula="of:=IF([.AA117]=&quot;&quot;;&quot;&quot;;[.AA117]+[.Y177])">
            <text:p/>
          </table:table-cell>
          <table:table-cell table:style-name="ce2" table:formula="of:=IF([.AB117]=&quot;&quot;;&quot;&quot;;[.AB117]+[.Z177])">
            <text:p/>
          </table:table-cell>
          <table:table-cell table:style-name="ce2" table:formula="of:=IF([.AC117]=&quot;&quot;;&quot;&quot;;[.AC117]+[.AA177])">
            <text:p/>
          </table:table-cell>
          <table:table-cell table:style-name="ce2" table:formula="of:=IF([.AD117]=&quot;&quot;;&quot;&quot;;[.AD117]+[.AB177])">
            <text:p/>
          </table:table-cell>
          <table:table-cell table:style-name="ce2" table:formula="of:=IF([.AE117]=&quot;&quot;;&quot;&quot;;[.AE117]+[.AC177])">
            <text:p/>
          </table:table-cell>
          <table:table-cell table:style-name="ce2" table:formula="of:=IF([.AF117]=&quot;&quot;;&quot;&quot;;[.AF117]+[.AD177])">
            <text:p/>
          </table:table-cell>
          <table:table-cell table:style-name="ce2" table:formula="of:=IF([.AG117]=&quot;&quot;;&quot;&quot;;[.AG117]+[.AE177])">
            <text:p/>
          </table:table-cell>
          <table:table-cell table:style-name="ce2" table:formula="of:=IF([.AH117]=&quot;&quot;;&quot;&quot;;[.AH117]+[.AF177])">
            <text:p/>
          </table:table-cell>
          <table:table-cell table:style-name="ce2" table:formula="of:=IF([.AI117]=&quot;&quot;;&quot;&quot;;[.AI117]+[.AG177])">
            <text:p/>
          </table:table-cell>
          <table:table-cell table:style-name="ce2" table:formula="of:=IF([.AJ117]=&quot;&quot;;&quot;&quot;;[.AJ117]+[.AH177])">
            <text:p/>
          </table:table-cell>
          <table:table-cell table:style-name="ce2" table:formula="of:=IF([.AK117]=&quot;&quot;;&quot;&quot;;[.AK117]+[.AI177])">
            <text:p/>
          </table:table-cell>
          <table:table-cell table:style-name="ce2" table:formula="of:=IF([.AL117]=&quot;&quot;;&quot;&quot;;[.AL117]+[.AJ177])">
            <text:p/>
          </table:table-cell>
          <table:table-cell table:style-name="ce2" table:formula="of:=IF([.AM117]=&quot;&quot;;&quot;&quot;;[.AM117]+[.AK177])">
            <text:p/>
          </table:table-cell>
          <table:table-cell table:style-name="ce2" table:formula="of:=IF([.AN117]=&quot;&quot;;&quot;&quot;;[.AN117]+[.AL177])">
            <text:p/>
          </table:table-cell>
          <table:table-cell table:style-name="ce2" table:formula="of:=IF([.AO117]=&quot;&quot;;&quot;&quot;;[.AO117]+[.AM177])">
            <text:p/>
          </table:table-cell>
          <table:table-cell table:style-name="ce2" table:formula="of:=IF([.AP117]=&quot;&quot;;&quot;&quot;;[.AP117]+[.AN177])">
            <text:p/>
          </table:table-cell>
          <table:table-cell table:style-name="ce2" table:formula="of:=IF([.AQ117]=&quot;&quot;;&quot;&quot;;[.AQ117]+[.AO177])">
            <text:p/>
          </table:table-cell>
          <table:table-cell table:style-name="ce2" table:formula="of:=IF([.AR117]=&quot;&quot;;&quot;&quot;;[.AR117]+[.AP177])">
            <text:p/>
          </table:table-cell>
          <table:table-cell table:style-name="ce2" table:formula="of:=IF([.AS117]=&quot;&quot;;&quot;&quot;;[.AS117]+[.AQ177])">
            <text:p/>
          </table:table-cell>
          <table:table-cell table:style-name="ce2" table:formula="of:=IF([.AT117]=&quot;&quot;;&quot;&quot;;[.AT117]+[.AR177])">
            <text:p/>
          </table:table-cell>
          <table:table-cell table:style-name="ce2" table:formula="of:=IF([.AU117]=&quot;&quot;;&quot;&quot;;[.AU117]+[.AS177])">
            <text:p/>
          </table:table-cell>
          <table:table-cell table:style-name="ce2" table:formula="of:=IF([.AV117]=&quot;&quot;;&quot;&quot;;[.AV117]+[.AT177])">
            <text:p/>
          </table:table-cell>
          <table:table-cell table:style-name="ce2" table:formula="of:=IF([.AW117]=&quot;&quot;;&quot;&quot;;[.AW117]+[.AU177])">
            <text:p/>
          </table:table-cell>
          <table:table-cell table:style-name="ce2" table:formula="of:=IF([.AX117]=&quot;&quot;;&quot;&quot;;[.AX117]+[.AV177])">
            <text:p/>
          </table:table-cell>
          <table:table-cell table:style-name="ce2" table:formula="of:=IF([.AY117]=&quot;&quot;;&quot;&quot;;[.AY117]+[.AW177])">
            <text:p/>
          </table:table-cell>
          <table:table-cell table:style-name="ce2" table:formula="of:=IF([.AZ117]=&quot;&quot;;&quot;&quot;;[.AZ117]+[.AX177])">
            <text:p/>
          </table:table-cell>
          <table:table-cell table:style-name="ce2" table:formula="of:=IF([.BA117]=&quot;&quot;;&quot;&quot;;[.BA117]+[.AY177])">
            <text:p/>
          </table:table-cell>
          <table:table-cell table:style-name="ce2" table:formula="of:=IF([.BB117]=&quot;&quot;;&quot;&quot;;[.BB117]+[.AZ177])">
            <text:p/>
          </table:table-cell>
          <table:table-cell table:style-name="ce2" table:formula="of:=IF([.BC117]=&quot;&quot;;&quot;&quot;;[.BC117]+[.BA177])">
            <text:p/>
          </table:table-cell>
          <table:table-cell table:style-name="ce2" table:formula="of:=IF([.BD117]=&quot;&quot;;&quot;&quot;;[.BD117]+[.BB177])">
            <text:p/>
          </table:table-cell>
          <table:table-cell table:style-name="ce2" table:formula="of:=IF([.BE117]=&quot;&quot;;&quot;&quot;;[.BE117]+[.BC177])">
            <text:p/>
          </table:table-cell>
          <table:table-cell table:style-name="ce2" table:formula="of:=IF([.BF117]=&quot;&quot;;&quot;&quot;;[.BF117]+[.BD177])">
            <text:p/>
          </table:table-cell>
          <table:table-cell table:style-name="ce2" table:formula="of:=IF([.BG117]=&quot;&quot;;&quot;&quot;;[.BG117]+[.BE177])">
            <text:p/>
          </table:table-cell>
          <table:table-cell table:style-name="ce2" table:formula="of:=IF([.BH117]=&quot;&quot;;&quot;&quot;;[.BH117]+[.BF177])">
            <text:p/>
          </table:table-cell>
          <table:table-cell table:style-name="ce2" table:formula="of:=IF([.BI117]=&quot;&quot;;&quot;&quot;;[.BI117]+[.BG177])">
            <text:p/>
          </table:table-cell>
          <table:table-cell table:style-name="ce2" table:formula="of:=IF([.BJ117]=&quot;&quot;;&quot;&quot;;[.BJ117]+[.BH177])">
            <text:p/>
          </table:table-cell>
          <table:table-cell table:style-name="ce2" table:formula="of:=IF([.BK117]=&quot;&quot;;&quot;&quot;;[.BK117]+[.BI177])">
            <text:p/>
          </table:table-cell>
          <table:table-cell table:style-name="ce2" table:formula="of:=IF([.BL117]=&quot;&quot;;&quot;&quot;;[.BL117]+[.BJ177])">
            <text:p/>
          </table:table-cell>
          <table:table-cell table:style-name="ce2" table:formula="of:=IF([.BM117]=&quot;&quot;;&quot;&quot;;[.BM117]+[.BK177])">
            <text:p/>
          </table:table-cell>
          <table:table-cell table:style-name="ce2" table:formula="of:=IF([.BN117]=&quot;&quot;;&quot;&quot;;[.BN117]+[.BL177])">
            <text:p/>
          </table:table-cell>
          <table:table-cell table:style-name="ce2" table:formula="of:=IF([.BO117]=&quot;&quot;;&quot;&quot;;[.BO117]+[.BM177])">
            <text:p/>
          </table:table-cell>
          <table:table-cell table:style-name="ce2" table:formula="of:=IF([.BP117]=&quot;&quot;;&quot;&quot;;[.BP117]+[.BN177])">
            <text:p/>
          </table:table-cell>
          <table:table-cell table:style-name="ce2" table:formula="of:=IF([.BQ117]=&quot;&quot;;&quot;&quot;;[.BQ117]+[.BO177])">
            <text:p/>
          </table:table-cell>
          <table:table-cell table:style-name="ce2" table:formula="of:=IF([.BR117]=&quot;&quot;;&quot;&quot;;[.BR117]+[.BP177])">
            <text:p/>
          </table:table-cell>
          <table:table-cell table:style-name="ce2" table:formula="of:=IF([.BS117]=&quot;&quot;;&quot;&quot;;[.BS117]+[.BQ177])">
            <text:p/>
          </table:table-cell>
          <table:table-cell table:style-name="ce2" table:formula="of:=IF([.BT117]=&quot;&quot;;&quot;&quot;;[.BT117]+[.BR177])">
            <text:p/>
          </table:table-cell>
          <table:table-cell table:style-name="ce2" table:formula="of:=IF([.BU117]=&quot;&quot;;&quot;&quot;;[.BU117]+[.BS177])">
            <text:p/>
          </table:table-cell>
          <table:table-cell table:style-name="ce2" table:formula="of:=IF([.BV117]=&quot;&quot;;&quot;&quot;;[.BV117]+[.BT177])">
            <text:p/>
          </table:table-cell>
          <table:table-cell table:style-name="ce2" table:formula="of:=IF([.BW117]=&quot;&quot;;&quot;&quot;;[.BW117]+[.BU177])">
            <text:p/>
          </table:table-cell>
          <table:table-cell table:style-name="ce2" table:formula="of:=IF([.BX117]=&quot;&quot;;&quot;&quot;;[.BX117]+[.BV177])">
            <text:p/>
          </table:table-cell>
          <table:table-cell table:style-name="ce2" table:formula="of:=IF([.BY117]=&quot;&quot;;&quot;&quot;;[.BY117]+[.BW177])">
            <text:p/>
          </table:table-cell>
          <table:table-cell table:style-name="ce2" table:formula="of:=IF([.BZ117]=&quot;&quot;;&quot;&quot;;[.BZ117]+[.BX177])">
            <text:p/>
          </table:table-cell>
          <table:table-cell table:style-name="ce2" table:formula="of:=IF([.CA117]=&quot;&quot;;&quot;&quot;;[.CA117]+[.BY177])">
            <text:p/>
          </table:table-cell>
          <table:table-cell table:style-name="ce2" table:formula="of:=IF([.CB117]=&quot;&quot;;&quot;&quot;;[.CB117]+[.BZ177])">
            <text:p/>
          </table:table-cell>
          <table:table-cell table:style-name="ce2" table:formula="of:=IF([.CC117]=&quot;&quot;;&quot;&quot;;[.CC117]+[.CA177])">
            <text:p/>
          </table:table-cell>
          <table:table-cell table:style-name="ce2" table:formula="of:=IF([.CD117]=&quot;&quot;;&quot;&quot;;[.CD117]+[.CB177])">
            <text:p/>
          </table:table-cell>
          <table:table-cell table:style-name="ce2" table:formula="of:=IF([.CE117]=&quot;&quot;;&quot;&quot;;[.CE117]+[.CC177])">
            <text:p/>
          </table:table-cell>
          <table:table-cell table:style-name="ce2" table:formula="of:=IF([.CF117]=&quot;&quot;;&quot;&quot;;[.CF117]+[.CD177])">
            <text:p/>
          </table:table-cell>
          <table:table-cell table:style-name="ce2" table:formula="of:=IF([.CG117]=&quot;&quot;;&quot;&quot;;[.CG117]+[.CE177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8]=&quot;&quot;;&quot;&quot;;[.D118])">
            <text:p/>
          </table:table-cell>
          <table:table-cell table:style-name="ce2" table:formula="of:=IF([.E118]=&quot;&quot;;&quot;&quot;;[.E118])">
            <text:p/>
          </table:table-cell>
          <table:table-cell table:style-name="ce2" table:formula="of:=IF([.F118]=&quot;&quot;;&quot;&quot;;[.F118]+[.D178])">
            <text:p/>
          </table:table-cell>
          <table:table-cell table:style-name="ce2" table:formula="of:=IF([.G118]=&quot;&quot;;&quot;&quot;;[.G118]+[.E178])">
            <text:p/>
          </table:table-cell>
          <table:table-cell table:style-name="ce2" table:formula="of:=IF([.H118]=&quot;&quot;;&quot;&quot;;[.H118]+[.F178])">
            <text:p/>
          </table:table-cell>
          <table:table-cell table:style-name="ce2" table:formula="of:=IF([.I118]=&quot;&quot;;&quot;&quot;;[.I118]+[.G178])">
            <text:p/>
          </table:table-cell>
          <table:table-cell table:style-name="ce2" table:formula="of:=IF([.J118]=&quot;&quot;;&quot;&quot;;[.J118]+[.H178])">
            <text:p/>
          </table:table-cell>
          <table:table-cell table:style-name="ce2" table:formula="of:=IF([.K118]=&quot;&quot;;&quot;&quot;;[.K118]+[.I178])">
            <text:p/>
          </table:table-cell>
          <table:table-cell table:style-name="ce2" table:formula="of:=IF([.L118]=&quot;&quot;;&quot;&quot;;[.L118]+[.J178])">
            <text:p/>
          </table:table-cell>
          <table:table-cell table:style-name="ce2" table:formula="of:=IF([.M118]=&quot;&quot;;&quot;&quot;;[.M118]+[.K178])">
            <text:p/>
          </table:table-cell>
          <table:table-cell table:style-name="ce2" table:formula="of:=IF([.N118]=&quot;&quot;;&quot;&quot;;[.N118]+[.L178])">
            <text:p/>
          </table:table-cell>
          <table:table-cell table:style-name="ce2" table:formula="of:=IF([.O118]=&quot;&quot;;&quot;&quot;;[.O118]+[.M178])">
            <text:p/>
          </table:table-cell>
          <table:table-cell table:style-name="ce2" table:formula="of:=IF([.P118]=&quot;&quot;;&quot;&quot;;[.P118]+[.N178])">
            <text:p/>
          </table:table-cell>
          <table:table-cell table:style-name="ce2" table:formula="of:=IF([.Q118]=&quot;&quot;;&quot;&quot;;[.Q118]+[.O178])">
            <text:p/>
          </table:table-cell>
          <table:table-cell table:style-name="ce2" table:formula="of:=IF([.R118]=&quot;&quot;;&quot;&quot;;[.R118]+[.P178])">
            <text:p/>
          </table:table-cell>
          <table:table-cell table:style-name="ce2" table:formula="of:=IF([.S118]=&quot;&quot;;&quot;&quot;;[.S118]+[.Q178])">
            <text:p/>
          </table:table-cell>
          <table:table-cell table:style-name="ce2" table:formula="of:=IF([.T118]=&quot;&quot;;&quot;&quot;;[.T118]+[.R178])">
            <text:p/>
          </table:table-cell>
          <table:table-cell table:style-name="ce2" table:formula="of:=IF([.U118]=&quot;&quot;;&quot;&quot;;[.U118]+[.S178])">
            <text:p/>
          </table:table-cell>
          <table:table-cell table:style-name="ce2" table:formula="of:=IF([.V118]=&quot;&quot;;&quot;&quot;;[.V118]+[.T178])">
            <text:p/>
          </table:table-cell>
          <table:table-cell table:style-name="ce2" table:formula="of:=IF([.W118]=&quot;&quot;;&quot;&quot;;[.W118]+[.U178])">
            <text:p/>
          </table:table-cell>
          <table:table-cell table:style-name="ce2" table:formula="of:=IF([.X118]=&quot;&quot;;&quot;&quot;;[.X118]+[.V178])">
            <text:p/>
          </table:table-cell>
          <table:table-cell table:style-name="ce2" table:formula="of:=IF([.Y118]=&quot;&quot;;&quot;&quot;;[.Y118]+[.W178])">
            <text:p/>
          </table:table-cell>
          <table:table-cell table:style-name="ce2" table:formula="of:=IF([.Z118]=&quot;&quot;;&quot;&quot;;[.Z118]+[.X178])">
            <text:p/>
          </table:table-cell>
          <table:table-cell table:style-name="ce2" table:formula="of:=IF([.AA118]=&quot;&quot;;&quot;&quot;;[.AA118]+[.Y178])">
            <text:p/>
          </table:table-cell>
          <table:table-cell table:style-name="ce2" table:formula="of:=IF([.AB118]=&quot;&quot;;&quot;&quot;;[.AB118]+[.Z178])">
            <text:p/>
          </table:table-cell>
          <table:table-cell table:style-name="ce2" table:formula="of:=IF([.AC118]=&quot;&quot;;&quot;&quot;;[.AC118]+[.AA178])">
            <text:p/>
          </table:table-cell>
          <table:table-cell table:style-name="ce2" table:formula="of:=IF([.AD118]=&quot;&quot;;&quot;&quot;;[.AD118]+[.AB178])">
            <text:p/>
          </table:table-cell>
          <table:table-cell table:style-name="ce2" table:formula="of:=IF([.AE118]=&quot;&quot;;&quot;&quot;;[.AE118]+[.AC178])">
            <text:p/>
          </table:table-cell>
          <table:table-cell table:style-name="ce2" table:formula="of:=IF([.AF118]=&quot;&quot;;&quot;&quot;;[.AF118]+[.AD178])">
            <text:p/>
          </table:table-cell>
          <table:table-cell table:style-name="ce2" table:formula="of:=IF([.AG118]=&quot;&quot;;&quot;&quot;;[.AG118]+[.AE178])">
            <text:p/>
          </table:table-cell>
          <table:table-cell table:style-name="ce2" table:formula="of:=IF([.AH118]=&quot;&quot;;&quot;&quot;;[.AH118]+[.AF178])">
            <text:p/>
          </table:table-cell>
          <table:table-cell table:style-name="ce2" table:formula="of:=IF([.AI118]=&quot;&quot;;&quot;&quot;;[.AI118]+[.AG178])">
            <text:p/>
          </table:table-cell>
          <table:table-cell table:style-name="ce2" table:formula="of:=IF([.AJ118]=&quot;&quot;;&quot;&quot;;[.AJ118]+[.AH178])">
            <text:p/>
          </table:table-cell>
          <table:table-cell table:style-name="ce2" table:formula="of:=IF([.AK118]=&quot;&quot;;&quot;&quot;;[.AK118]+[.AI178])">
            <text:p/>
          </table:table-cell>
          <table:table-cell table:style-name="ce2" table:formula="of:=IF([.AL118]=&quot;&quot;;&quot;&quot;;[.AL118]+[.AJ178])">
            <text:p/>
          </table:table-cell>
          <table:table-cell table:style-name="ce2" table:formula="of:=IF([.AM118]=&quot;&quot;;&quot;&quot;;[.AM118]+[.AK178])">
            <text:p/>
          </table:table-cell>
          <table:table-cell table:style-name="ce2" table:formula="of:=IF([.AN118]=&quot;&quot;;&quot;&quot;;[.AN118]+[.AL178])">
            <text:p/>
          </table:table-cell>
          <table:table-cell table:style-name="ce2" table:formula="of:=IF([.AO118]=&quot;&quot;;&quot;&quot;;[.AO118]+[.AM178])">
            <text:p/>
          </table:table-cell>
          <table:table-cell table:style-name="ce2" table:formula="of:=IF([.AP118]=&quot;&quot;;&quot;&quot;;[.AP118]+[.AN178])">
            <text:p/>
          </table:table-cell>
          <table:table-cell table:style-name="ce2" table:formula="of:=IF([.AQ118]=&quot;&quot;;&quot;&quot;;[.AQ118]+[.AO178])">
            <text:p/>
          </table:table-cell>
          <table:table-cell table:style-name="ce2" table:formula="of:=IF([.AR118]=&quot;&quot;;&quot;&quot;;[.AR118]+[.AP178])">
            <text:p/>
          </table:table-cell>
          <table:table-cell table:style-name="ce2" table:formula="of:=IF([.AS118]=&quot;&quot;;&quot;&quot;;[.AS118]+[.AQ178])">
            <text:p/>
          </table:table-cell>
          <table:table-cell table:style-name="ce2" table:formula="of:=IF([.AT118]=&quot;&quot;;&quot;&quot;;[.AT118]+[.AR178])">
            <text:p/>
          </table:table-cell>
          <table:table-cell table:style-name="ce2" table:formula="of:=IF([.AU118]=&quot;&quot;;&quot;&quot;;[.AU118]+[.AS178])">
            <text:p/>
          </table:table-cell>
          <table:table-cell table:style-name="ce2" table:formula="of:=IF([.AV118]=&quot;&quot;;&quot;&quot;;[.AV118]+[.AT178])">
            <text:p/>
          </table:table-cell>
          <table:table-cell table:style-name="ce2" table:formula="of:=IF([.AW118]=&quot;&quot;;&quot;&quot;;[.AW118]+[.AU178])">
            <text:p/>
          </table:table-cell>
          <table:table-cell table:style-name="ce2" table:formula="of:=IF([.AX118]=&quot;&quot;;&quot;&quot;;[.AX118]+[.AV178])">
            <text:p/>
          </table:table-cell>
          <table:table-cell table:style-name="ce2" table:formula="of:=IF([.AY118]=&quot;&quot;;&quot;&quot;;[.AY118]+[.AW178])">
            <text:p/>
          </table:table-cell>
          <table:table-cell table:style-name="ce2" table:formula="of:=IF([.AZ118]=&quot;&quot;;&quot;&quot;;[.AZ118]+[.AX178])">
            <text:p/>
          </table:table-cell>
          <table:table-cell table:style-name="ce2" table:formula="of:=IF([.BA118]=&quot;&quot;;&quot;&quot;;[.BA118]+[.AY178])">
            <text:p/>
          </table:table-cell>
          <table:table-cell table:style-name="ce2" table:formula="of:=IF([.BB118]=&quot;&quot;;&quot;&quot;;[.BB118]+[.AZ178])">
            <text:p/>
          </table:table-cell>
          <table:table-cell table:style-name="ce2" table:formula="of:=IF([.BC118]=&quot;&quot;;&quot;&quot;;[.BC118]+[.BA178])">
            <text:p/>
          </table:table-cell>
          <table:table-cell table:style-name="ce2" table:formula="of:=IF([.BD118]=&quot;&quot;;&quot;&quot;;[.BD118]+[.BB178])">
            <text:p/>
          </table:table-cell>
          <table:table-cell table:style-name="ce2" table:formula="of:=IF([.BE118]=&quot;&quot;;&quot;&quot;;[.BE118]+[.BC178])">
            <text:p/>
          </table:table-cell>
          <table:table-cell table:style-name="ce2" table:formula="of:=IF([.BF118]=&quot;&quot;;&quot;&quot;;[.BF118]+[.BD178])">
            <text:p/>
          </table:table-cell>
          <table:table-cell table:style-name="ce2" table:formula="of:=IF([.BG118]=&quot;&quot;;&quot;&quot;;[.BG118]+[.BE178])">
            <text:p/>
          </table:table-cell>
          <table:table-cell table:style-name="ce2" table:formula="of:=IF([.BH118]=&quot;&quot;;&quot;&quot;;[.BH118]+[.BF178])">
            <text:p/>
          </table:table-cell>
          <table:table-cell table:style-name="ce2" table:formula="of:=IF([.BI118]=&quot;&quot;;&quot;&quot;;[.BI118]+[.BG178])">
            <text:p/>
          </table:table-cell>
          <table:table-cell table:style-name="ce2" table:formula="of:=IF([.BJ118]=&quot;&quot;;&quot;&quot;;[.BJ118]+[.BH178])">
            <text:p/>
          </table:table-cell>
          <table:table-cell table:style-name="ce2" table:formula="of:=IF([.BK118]=&quot;&quot;;&quot;&quot;;[.BK118]+[.BI178])">
            <text:p/>
          </table:table-cell>
          <table:table-cell table:style-name="ce2" table:formula="of:=IF([.BL118]=&quot;&quot;;&quot;&quot;;[.BL118]+[.BJ178])">
            <text:p/>
          </table:table-cell>
          <table:table-cell table:style-name="ce2" table:formula="of:=IF([.BM118]=&quot;&quot;;&quot;&quot;;[.BM118]+[.BK178])">
            <text:p/>
          </table:table-cell>
          <table:table-cell table:style-name="ce2" table:formula="of:=IF([.BN118]=&quot;&quot;;&quot;&quot;;[.BN118]+[.BL178])">
            <text:p/>
          </table:table-cell>
          <table:table-cell table:style-name="ce2" table:formula="of:=IF([.BO118]=&quot;&quot;;&quot;&quot;;[.BO118]+[.BM178])">
            <text:p/>
          </table:table-cell>
          <table:table-cell table:style-name="ce2" table:formula="of:=IF([.BP118]=&quot;&quot;;&quot;&quot;;[.BP118]+[.BN178])">
            <text:p/>
          </table:table-cell>
          <table:table-cell table:style-name="ce2" table:formula="of:=IF([.BQ118]=&quot;&quot;;&quot;&quot;;[.BQ118]+[.BO178])">
            <text:p/>
          </table:table-cell>
          <table:table-cell table:style-name="ce2" table:formula="of:=IF([.BR118]=&quot;&quot;;&quot;&quot;;[.BR118]+[.BP178])">
            <text:p/>
          </table:table-cell>
          <table:table-cell table:style-name="ce2" table:formula="of:=IF([.BS118]=&quot;&quot;;&quot;&quot;;[.BS118]+[.BQ178])">
            <text:p/>
          </table:table-cell>
          <table:table-cell table:style-name="ce2" table:formula="of:=IF([.BT118]=&quot;&quot;;&quot;&quot;;[.BT118]+[.BR178])">
            <text:p/>
          </table:table-cell>
          <table:table-cell table:style-name="ce2" table:formula="of:=IF([.BU118]=&quot;&quot;;&quot;&quot;;[.BU118]+[.BS178])">
            <text:p/>
          </table:table-cell>
          <table:table-cell table:style-name="ce2" table:formula="of:=IF([.BV118]=&quot;&quot;;&quot;&quot;;[.BV118]+[.BT178])">
            <text:p/>
          </table:table-cell>
          <table:table-cell table:style-name="ce2" table:formula="of:=IF([.BW118]=&quot;&quot;;&quot;&quot;;[.BW118]+[.BU178])">
            <text:p/>
          </table:table-cell>
          <table:table-cell table:style-name="ce2" table:formula="of:=IF([.BX118]=&quot;&quot;;&quot;&quot;;[.BX118]+[.BV178])">
            <text:p/>
          </table:table-cell>
          <table:table-cell table:style-name="ce2" table:formula="of:=IF([.BY118]=&quot;&quot;;&quot;&quot;;[.BY118]+[.BW178])">
            <text:p/>
          </table:table-cell>
          <table:table-cell table:style-name="ce2" table:formula="of:=IF([.BZ118]=&quot;&quot;;&quot;&quot;;[.BZ118]+[.BX178])">
            <text:p/>
          </table:table-cell>
          <table:table-cell table:style-name="ce2" table:formula="of:=IF([.CA118]=&quot;&quot;;&quot;&quot;;[.CA118]+[.BY178])">
            <text:p/>
          </table:table-cell>
          <table:table-cell table:style-name="ce2" table:formula="of:=IF([.CB118]=&quot;&quot;;&quot;&quot;;[.CB118]+[.BZ178])">
            <text:p/>
          </table:table-cell>
          <table:table-cell table:style-name="ce2" table:formula="of:=IF([.CC118]=&quot;&quot;;&quot;&quot;;[.CC118]+[.CA178])">
            <text:p/>
          </table:table-cell>
          <table:table-cell table:style-name="ce2" table:formula="of:=IF([.CD118]=&quot;&quot;;&quot;&quot;;[.CD118]+[.CB178])">
            <text:p/>
          </table:table-cell>
          <table:table-cell table:style-name="ce2" table:formula="of:=IF([.CE118]=&quot;&quot;;&quot;&quot;;[.CE118]+[.CC178])">
            <text:p/>
          </table:table-cell>
          <table:table-cell table:style-name="ce2" table:formula="of:=IF([.CF118]=&quot;&quot;;&quot;&quot;;[.CF118]+[.CD178])">
            <text:p/>
          </table:table-cell>
          <table:table-cell table:style-name="ce2" table:formula="of:=IF([.CG118]=&quot;&quot;;&quot;&quot;;[.CG118]+[.CE178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19]=&quot;&quot;;&quot;&quot;;[.D119])" office:value-type="float" office:value="1">
            <text:p>1</text:p>
          </table:table-cell>
          <table:table-cell table:style-name="ce2" table:formula="of:=IF([.E119]=&quot;&quot;;&quot;&quot;;[.E119])">
            <text:p/>
          </table:table-cell>
          <table:table-cell table:style-name="ce2" table:formula="of:=IF([.F119]=&quot;&quot;;&quot;&quot;;[.F119]+[.D179])">
            <text:p/>
          </table:table-cell>
          <table:table-cell table:style-name="ce2" table:formula="of:=IF([.G119]=&quot;&quot;;&quot;&quot;;[.G119]+[.E179])">
            <text:p/>
          </table:table-cell>
          <table:table-cell table:style-name="ce2" table:formula="of:=IF([.H119]=&quot;&quot;;&quot;&quot;;[.H119]+[.F179])">
            <text:p/>
          </table:table-cell>
          <table:table-cell table:style-name="ce2" table:formula="of:=IF([.I119]=&quot;&quot;;&quot;&quot;;[.I119]+[.G179])">
            <text:p/>
          </table:table-cell>
          <table:table-cell table:style-name="ce2" table:formula="of:=IF([.J119]=&quot;&quot;;&quot;&quot;;[.J119]+[.H179])">
            <text:p/>
          </table:table-cell>
          <table:table-cell table:style-name="ce2" table:formula="of:=IF([.K119]=&quot;&quot;;&quot;&quot;;[.K119]+[.I179])">
            <text:p/>
          </table:table-cell>
          <table:table-cell table:style-name="ce2" table:formula="of:=IF([.L119]=&quot;&quot;;&quot;&quot;;[.L119]+[.J179])">
            <text:p/>
          </table:table-cell>
          <table:table-cell table:style-name="ce2" table:formula="of:=IF([.M119]=&quot;&quot;;&quot;&quot;;[.M119]+[.K179])">
            <text:p/>
          </table:table-cell>
          <table:table-cell table:style-name="ce2" table:formula="of:=IF([.N119]=&quot;&quot;;&quot;&quot;;[.N119]+[.L179])">
            <text:p/>
          </table:table-cell>
          <table:table-cell table:style-name="ce2" table:formula="of:=IF([.O119]=&quot;&quot;;&quot;&quot;;[.O119]+[.M179])">
            <text:p/>
          </table:table-cell>
          <table:table-cell table:style-name="ce2" table:formula="of:=IF([.P119]=&quot;&quot;;&quot;&quot;;[.P119]+[.N179])">
            <text:p/>
          </table:table-cell>
          <table:table-cell table:style-name="ce2" table:formula="of:=IF([.Q119]=&quot;&quot;;&quot;&quot;;[.Q119]+[.O179])">
            <text:p/>
          </table:table-cell>
          <table:table-cell table:style-name="ce2" table:formula="of:=IF([.R119]=&quot;&quot;;&quot;&quot;;[.R119]+[.P179])">
            <text:p/>
          </table:table-cell>
          <table:table-cell table:style-name="ce2" table:formula="of:=IF([.S119]=&quot;&quot;;&quot;&quot;;[.S119]+[.Q179])">
            <text:p/>
          </table:table-cell>
          <table:table-cell table:style-name="ce2" table:formula="of:=IF([.T119]=&quot;&quot;;&quot;&quot;;[.T119]+[.R179])">
            <text:p/>
          </table:table-cell>
          <table:table-cell table:style-name="ce2" table:formula="of:=IF([.U119]=&quot;&quot;;&quot;&quot;;[.U119]+[.S179])">
            <text:p/>
          </table:table-cell>
          <table:table-cell table:style-name="ce2" table:formula="of:=IF([.V119]=&quot;&quot;;&quot;&quot;;[.V119]+[.T179])">
            <text:p/>
          </table:table-cell>
          <table:table-cell table:style-name="ce2" table:formula="of:=IF([.W119]=&quot;&quot;;&quot;&quot;;[.W119]+[.U179])">
            <text:p/>
          </table:table-cell>
          <table:table-cell table:style-name="ce2" table:formula="of:=IF([.X119]=&quot;&quot;;&quot;&quot;;[.X119]+[.V179])">
            <text:p/>
          </table:table-cell>
          <table:table-cell table:style-name="ce2" table:formula="of:=IF([.Y119]=&quot;&quot;;&quot;&quot;;[.Y119]+[.W179])">
            <text:p/>
          </table:table-cell>
          <table:table-cell table:style-name="ce2" table:formula="of:=IF([.Z119]=&quot;&quot;;&quot;&quot;;[.Z119]+[.X179])">
            <text:p/>
          </table:table-cell>
          <table:table-cell table:style-name="ce2" table:formula="of:=IF([.AA119]=&quot;&quot;;&quot;&quot;;[.AA119]+[.Y179])">
            <text:p/>
          </table:table-cell>
          <table:table-cell table:style-name="ce2" table:formula="of:=IF([.AB119]=&quot;&quot;;&quot;&quot;;[.AB119]+[.Z179])">
            <text:p/>
          </table:table-cell>
          <table:table-cell table:style-name="ce2" table:formula="of:=IF([.AC119]=&quot;&quot;;&quot;&quot;;[.AC119]+[.AA179])">
            <text:p/>
          </table:table-cell>
          <table:table-cell table:style-name="ce2" table:formula="of:=IF([.AD119]=&quot;&quot;;&quot;&quot;;[.AD119]+[.AB179])">
            <text:p/>
          </table:table-cell>
          <table:table-cell table:style-name="ce2" table:formula="of:=IF([.AE119]=&quot;&quot;;&quot;&quot;;[.AE119]+[.AC179])">
            <text:p/>
          </table:table-cell>
          <table:table-cell table:style-name="ce2" table:formula="of:=IF([.AF119]=&quot;&quot;;&quot;&quot;;[.AF119]+[.AD179])">
            <text:p/>
          </table:table-cell>
          <table:table-cell table:style-name="ce2" table:formula="of:=IF([.AG119]=&quot;&quot;;&quot;&quot;;[.AG119]+[.AE179])">
            <text:p/>
          </table:table-cell>
          <table:table-cell table:style-name="ce2" table:formula="of:=IF([.AH119]=&quot;&quot;;&quot;&quot;;[.AH119]+[.AF179])">
            <text:p/>
          </table:table-cell>
          <table:table-cell table:style-name="ce2" table:formula="of:=IF([.AI119]=&quot;&quot;;&quot;&quot;;[.AI119]+[.AG179])">
            <text:p/>
          </table:table-cell>
          <table:table-cell table:style-name="ce2" table:formula="of:=IF([.AJ119]=&quot;&quot;;&quot;&quot;;[.AJ119]+[.AH179])">
            <text:p/>
          </table:table-cell>
          <table:table-cell table:style-name="ce2" table:formula="of:=IF([.AK119]=&quot;&quot;;&quot;&quot;;[.AK119]+[.AI179])">
            <text:p/>
          </table:table-cell>
          <table:table-cell table:style-name="ce2" table:formula="of:=IF([.AL119]=&quot;&quot;;&quot;&quot;;[.AL119]+[.AJ179])">
            <text:p/>
          </table:table-cell>
          <table:table-cell table:style-name="ce2" table:formula="of:=IF([.AM119]=&quot;&quot;;&quot;&quot;;[.AM119]+[.AK179])">
            <text:p/>
          </table:table-cell>
          <table:table-cell table:style-name="ce2" table:formula="of:=IF([.AN119]=&quot;&quot;;&quot;&quot;;[.AN119]+[.AL179])">
            <text:p/>
          </table:table-cell>
          <table:table-cell table:style-name="ce2" table:formula="of:=IF([.AO119]=&quot;&quot;;&quot;&quot;;[.AO119]+[.AM179])">
            <text:p/>
          </table:table-cell>
          <table:table-cell table:style-name="ce2" table:formula="of:=IF([.AP119]=&quot;&quot;;&quot;&quot;;[.AP119]+[.AN179])">
            <text:p/>
          </table:table-cell>
          <table:table-cell table:style-name="ce2" table:formula="of:=IF([.AQ119]=&quot;&quot;;&quot;&quot;;[.AQ119]+[.AO179])">
            <text:p/>
          </table:table-cell>
          <table:table-cell table:style-name="ce2" table:formula="of:=IF([.AR119]=&quot;&quot;;&quot;&quot;;[.AR119]+[.AP179])">
            <text:p/>
          </table:table-cell>
          <table:table-cell table:style-name="ce2" table:formula="of:=IF([.AS119]=&quot;&quot;;&quot;&quot;;[.AS119]+[.AQ179])">
            <text:p/>
          </table:table-cell>
          <table:table-cell table:style-name="ce2" table:formula="of:=IF([.AT119]=&quot;&quot;;&quot;&quot;;[.AT119]+[.AR179])">
            <text:p/>
          </table:table-cell>
          <table:table-cell table:style-name="ce2" table:formula="of:=IF([.AU119]=&quot;&quot;;&quot;&quot;;[.AU119]+[.AS179])">
            <text:p/>
          </table:table-cell>
          <table:table-cell table:style-name="ce2" table:formula="of:=IF([.AV119]=&quot;&quot;;&quot;&quot;;[.AV119]+[.AT179])">
            <text:p/>
          </table:table-cell>
          <table:table-cell table:style-name="ce2" table:formula="of:=IF([.AW119]=&quot;&quot;;&quot;&quot;;[.AW119]+[.AU179])">
            <text:p/>
          </table:table-cell>
          <table:table-cell table:style-name="ce2" table:formula="of:=IF([.AX119]=&quot;&quot;;&quot;&quot;;[.AX119]+[.AV179])">
            <text:p/>
          </table:table-cell>
          <table:table-cell table:style-name="ce2" table:formula="of:=IF([.AY119]=&quot;&quot;;&quot;&quot;;[.AY119]+[.AW179])">
            <text:p/>
          </table:table-cell>
          <table:table-cell table:style-name="ce2" table:formula="of:=IF([.AZ119]=&quot;&quot;;&quot;&quot;;[.AZ119]+[.AX179])">
            <text:p/>
          </table:table-cell>
          <table:table-cell table:style-name="ce2" table:formula="of:=IF([.BA119]=&quot;&quot;;&quot;&quot;;[.BA119]+[.AY179])">
            <text:p/>
          </table:table-cell>
          <table:table-cell table:style-name="ce2" table:formula="of:=IF([.BB119]=&quot;&quot;;&quot;&quot;;[.BB119]+[.AZ179])">
            <text:p/>
          </table:table-cell>
          <table:table-cell table:style-name="ce2" table:formula="of:=IF([.BC119]=&quot;&quot;;&quot;&quot;;[.BC119]+[.BA179])">
            <text:p/>
          </table:table-cell>
          <table:table-cell table:style-name="ce2" table:formula="of:=IF([.BD119]=&quot;&quot;;&quot;&quot;;[.BD119]+[.BB179])">
            <text:p/>
          </table:table-cell>
          <table:table-cell table:style-name="ce2" table:formula="of:=IF([.BE119]=&quot;&quot;;&quot;&quot;;[.BE119]+[.BC179])">
            <text:p/>
          </table:table-cell>
          <table:table-cell table:style-name="ce2" table:formula="of:=IF([.BF119]=&quot;&quot;;&quot;&quot;;[.BF119]+[.BD179])">
            <text:p/>
          </table:table-cell>
          <table:table-cell table:style-name="ce2" table:formula="of:=IF([.BG119]=&quot;&quot;;&quot;&quot;;[.BG119]+[.BE179])">
            <text:p/>
          </table:table-cell>
          <table:table-cell table:style-name="ce2" table:formula="of:=IF([.BH119]=&quot;&quot;;&quot;&quot;;[.BH119]+[.BF179])">
            <text:p/>
          </table:table-cell>
          <table:table-cell table:style-name="ce2" table:formula="of:=IF([.BI119]=&quot;&quot;;&quot;&quot;;[.BI119]+[.BG179])">
            <text:p/>
          </table:table-cell>
          <table:table-cell table:style-name="ce2" table:formula="of:=IF([.BJ119]=&quot;&quot;;&quot;&quot;;[.BJ119]+[.BH179])">
            <text:p/>
          </table:table-cell>
          <table:table-cell table:style-name="ce2" table:formula="of:=IF([.BK119]=&quot;&quot;;&quot;&quot;;[.BK119]+[.BI179])">
            <text:p/>
          </table:table-cell>
          <table:table-cell table:style-name="ce2" table:formula="of:=IF([.BL119]=&quot;&quot;;&quot;&quot;;[.BL119]+[.BJ179])">
            <text:p/>
          </table:table-cell>
          <table:table-cell table:style-name="ce2" table:formula="of:=IF([.BM119]=&quot;&quot;;&quot;&quot;;[.BM119]+[.BK179])">
            <text:p/>
          </table:table-cell>
          <table:table-cell table:style-name="ce2" table:formula="of:=IF([.BN119]=&quot;&quot;;&quot;&quot;;[.BN119]+[.BL179])">
            <text:p/>
          </table:table-cell>
          <table:table-cell table:style-name="ce2" table:formula="of:=IF([.BO119]=&quot;&quot;;&quot;&quot;;[.BO119]+[.BM179])">
            <text:p/>
          </table:table-cell>
          <table:table-cell table:style-name="ce2" table:formula="of:=IF([.BP119]=&quot;&quot;;&quot;&quot;;[.BP119]+[.BN179])">
            <text:p/>
          </table:table-cell>
          <table:table-cell table:style-name="ce2" table:formula="of:=IF([.BQ119]=&quot;&quot;;&quot;&quot;;[.BQ119]+[.BO179])">
            <text:p/>
          </table:table-cell>
          <table:table-cell table:style-name="ce2" table:formula="of:=IF([.BR119]=&quot;&quot;;&quot;&quot;;[.BR119]+[.BP179])">
            <text:p/>
          </table:table-cell>
          <table:table-cell table:style-name="ce2" table:formula="of:=IF([.BS119]=&quot;&quot;;&quot;&quot;;[.BS119]+[.BQ179])">
            <text:p/>
          </table:table-cell>
          <table:table-cell table:style-name="ce2" table:formula="of:=IF([.BT119]=&quot;&quot;;&quot;&quot;;[.BT119]+[.BR179])">
            <text:p/>
          </table:table-cell>
          <table:table-cell table:style-name="ce2" table:formula="of:=IF([.BU119]=&quot;&quot;;&quot;&quot;;[.BU119]+[.BS179])">
            <text:p/>
          </table:table-cell>
          <table:table-cell table:style-name="ce2" table:formula="of:=IF([.BV119]=&quot;&quot;;&quot;&quot;;[.BV119]+[.BT179])">
            <text:p/>
          </table:table-cell>
          <table:table-cell table:style-name="ce2" table:formula="of:=IF([.BW119]=&quot;&quot;;&quot;&quot;;[.BW119]+[.BU179])">
            <text:p/>
          </table:table-cell>
          <table:table-cell table:style-name="ce2" table:formula="of:=IF([.BX119]=&quot;&quot;;&quot;&quot;;[.BX119]+[.BV179])">
            <text:p/>
          </table:table-cell>
          <table:table-cell table:style-name="ce2" table:formula="of:=IF([.BY119]=&quot;&quot;;&quot;&quot;;[.BY119]+[.BW179])">
            <text:p/>
          </table:table-cell>
          <table:table-cell table:style-name="ce2" table:formula="of:=IF([.BZ119]=&quot;&quot;;&quot;&quot;;[.BZ119]+[.BX179])">
            <text:p/>
          </table:table-cell>
          <table:table-cell table:style-name="ce2" table:formula="of:=IF([.CA119]=&quot;&quot;;&quot;&quot;;[.CA119]+[.BY179])">
            <text:p/>
          </table:table-cell>
          <table:table-cell table:style-name="ce2" table:formula="of:=IF([.CB119]=&quot;&quot;;&quot;&quot;;[.CB119]+[.BZ179])">
            <text:p/>
          </table:table-cell>
          <table:table-cell table:style-name="ce2" table:formula="of:=IF([.CC119]=&quot;&quot;;&quot;&quot;;[.CC119]+[.CA179])">
            <text:p/>
          </table:table-cell>
          <table:table-cell table:style-name="ce2" table:formula="of:=IF([.CD119]=&quot;&quot;;&quot;&quot;;[.CD119]+[.CB179])">
            <text:p/>
          </table:table-cell>
          <table:table-cell table:style-name="ce2" table:formula="of:=IF([.CE119]=&quot;&quot;;&quot;&quot;;[.CE119]+[.CC179])">
            <text:p/>
          </table:table-cell>
          <table:table-cell table:style-name="ce2" table:formula="of:=IF([.CF119]=&quot;&quot;;&quot;&quot;;[.CF119]+[.CD179])">
            <text:p/>
          </table:table-cell>
          <table:table-cell table:style-name="ce2" table:formula="of:=IF([.CG119]=&quot;&quot;;&quot;&quot;;[.CG119]+[.CE179])">
            <text:p/>
          </table:table-cell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xxxx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1]=&quot;&quot;;&quot;&quot;;ROUND([.D121];0))" office:value-type="float" office:value="651">
            <text:p>651</text:p>
          </table:table-cell>
          <table:table-cell table:style-name="ce2" table:formula="of:=IF([.E121]=&quot;&quot;;&quot;&quot;;ROUND([.E121];0))" office:value-type="float" office:value="404">
            <text:p>404</text:p>
          </table:table-cell>
          <table:table-cell table:style-name="ce2" table:formula="of:=IF([.F121]=&quot;&quot;;&quot;&quot;;ROUND([.F121];0))" office:value-type="float" office:value="651">
            <text:p>651</text:p>
          </table:table-cell>
          <table:table-cell table:style-name="ce2" table:formula="of:=IF([.G121]=&quot;&quot;;&quot;&quot;;ROUND([.G121];0))" office:value-type="float" office:value="587">
            <text:p>587</text:p>
          </table:table-cell>
          <table:table-cell table:style-name="ce2" table:formula="of:=IF([.H121]=&quot;&quot;;&quot;&quot;;ROUND([.H121];0))" office:value-type="float" office:value="669">
            <text:p>669</text:p>
          </table:table-cell>
          <table:table-cell table:style-name="ce2" table:formula="of:=IF([.I121]=&quot;&quot;;&quot;&quot;;ROUND([.I121];0))" office:value-type="float" office:value="596">
            <text:p>596</text:p>
          </table:table-cell>
          <table:table-cell table:style-name="ce2" table:formula="of:=IF([.J121]=&quot;&quot;;&quot;&quot;;ROUND([.J121];0))" office:value-type="float" office:value="669">
            <text:p>669</text:p>
          </table:table-cell>
          <table:table-cell table:style-name="ce2" table:formula="of:=IF([.K121]=&quot;&quot;;&quot;&quot;;ROUND([.K121];0))" office:value-type="float" office:value="387">
            <text:p>387</text:p>
          </table:table-cell>
          <table:table-cell table:style-name="ce2" table:formula="of:=IF([.L121]=&quot;&quot;;&quot;&quot;;ROUND([.L121];0))" office:value-type="float" office:value="661">
            <text:p>661</text:p>
          </table:table-cell>
          <table:table-cell table:style-name="ce2" table:formula="of:=IF([.M121]=&quot;&quot;;&quot;&quot;;ROUND([.M121];0))" office:value-type="float" office:value="387">
            <text:p>387</text:p>
          </table:table-cell>
          <table:table-cell table:style-name="ce2" table:formula="of:=IF([.N121]=&quot;&quot;;&quot;&quot;;ROUND([.N121];0))" office:value-type="float" office:value="660">
            <text:p>660</text:p>
          </table:table-cell>
          <table:table-cell table:style-name="ce2" table:formula="of:=IF([.O121]=&quot;&quot;;&quot;&quot;;ROUND([.O121];0))" office:value-type="float" office:value="396">
            <text:p>396</text:p>
          </table:table-cell>
          <table:table-cell table:style-name="ce2" table:formula="of:=IF([.P121]=&quot;&quot;;&quot;&quot;;ROUND([.P121];0))" office:value-type="float" office:value="656">
            <text:p>656</text:p>
          </table:table-cell>
          <table:table-cell table:style-name="ce2" table:formula="of:=IF([.Q121]=&quot;&quot;;&quot;&quot;;ROUND([.Q121];0))" office:value-type="float" office:value="404">
            <text:p>404</text:p>
          </table:table-cell>
          <table:table-cell table:style-name="ce2" table:formula="of:=IF([.R121]=&quot;&quot;;&quot;&quot;;ROUND([.R121];0))">
            <text:p/>
          </table:table-cell>
          <table:table-cell table:style-name="ce2" table:formula="of:=IF([.S121]=&quot;&quot;;&quot;&quot;;ROUND([.S121];0))">
            <text:p/>
          </table:table-cell>
          <table:table-cell table:style-name="ce2" table:formula="of:=IF([.T121]=&quot;&quot;;&quot;&quot;;ROUND([.T121];0))">
            <text:p/>
          </table:table-cell>
          <table:table-cell table:style-name="ce2" table:formula="of:=IF([.U121]=&quot;&quot;;&quot;&quot;;ROUND([.U121];0))">
            <text:p/>
          </table:table-cell>
          <table:table-cell table:style-name="ce2" table:formula="of:=IF([.V121]=&quot;&quot;;&quot;&quot;;ROUND([.V121];0))">
            <text:p/>
          </table:table-cell>
          <table:table-cell table:style-name="ce2" table:formula="of:=IF([.W121]=&quot;&quot;;&quot;&quot;;ROUND([.W121];0))">
            <text:p/>
          </table:table-cell>
          <table:table-cell table:style-name="ce2" table:formula="of:=IF([.X121]=&quot;&quot;;&quot;&quot;;ROUND([.X121];0))">
            <text:p/>
          </table:table-cell>
          <table:table-cell table:style-name="ce2" table:formula="of:=IF([.Y121]=&quot;&quot;;&quot;&quot;;ROUND([.Y121];0))">
            <text:p/>
          </table:table-cell>
          <table:table-cell table:style-name="ce2" table:formula="of:=IF([.Z121]=&quot;&quot;;&quot;&quot;;ROUND([.Z121];0))">
            <text:p/>
          </table:table-cell>
          <table:table-cell table:style-name="ce2" table:formula="of:=IF([.AA121]=&quot;&quot;;&quot;&quot;;ROUND([.AA121];0))">
            <text:p/>
          </table:table-cell>
          <table:table-cell table:style-name="ce2" table:formula="of:=IF([.AB121]=&quot;&quot;;&quot;&quot;;ROUND([.AB121];0))">
            <text:p/>
          </table:table-cell>
          <table:table-cell table:style-name="ce2" table:formula="of:=IF([.AC121]=&quot;&quot;;&quot;&quot;;ROUND([.AC121];0))">
            <text:p/>
          </table:table-cell>
          <table:table-cell table:style-name="ce2" table:formula="of:=IF([.AD121]=&quot;&quot;;&quot;&quot;;ROUND([.AD121];0))">
            <text:p/>
          </table:table-cell>
          <table:table-cell table:style-name="ce2" table:formula="of:=IF([.AE121]=&quot;&quot;;&quot;&quot;;ROUND([.AE121];0))">
            <text:p/>
          </table:table-cell>
          <table:table-cell table:style-name="ce2" table:formula="of:=IF([.AF121]=&quot;&quot;;&quot;&quot;;ROUND([.AF121];0))">
            <text:p/>
          </table:table-cell>
          <table:table-cell table:style-name="ce2" table:formula="of:=IF([.AG121]=&quot;&quot;;&quot;&quot;;ROUND([.AG121];0))">
            <text:p/>
          </table:table-cell>
          <table:table-cell table:style-name="ce2" table:formula="of:=IF([.AH121]=&quot;&quot;;&quot;&quot;;ROUND([.AH121];0))">
            <text:p/>
          </table:table-cell>
          <table:table-cell table:style-name="ce2" table:formula="of:=IF([.AI121]=&quot;&quot;;&quot;&quot;;ROUND([.AI121];0))">
            <text:p/>
          </table:table-cell>
          <table:table-cell table:style-name="ce2" table:formula="of:=IF([.AJ121]=&quot;&quot;;&quot;&quot;;ROUND([.AJ121];0))">
            <text:p/>
          </table:table-cell>
          <table:table-cell table:style-name="ce2" table:formula="of:=IF([.AK121]=&quot;&quot;;&quot;&quot;;ROUND([.AK121];0))">
            <text:p/>
          </table:table-cell>
          <table:table-cell table:style-name="ce2" table:formula="of:=IF([.AL121]=&quot;&quot;;&quot;&quot;;ROUND([.AL121];0))">
            <text:p/>
          </table:table-cell>
          <table:table-cell table:style-name="ce2" table:formula="of:=IF([.AM121]=&quot;&quot;;&quot;&quot;;ROUND([.AM121];0))">
            <text:p/>
          </table:table-cell>
          <table:table-cell table:style-name="ce2" table:formula="of:=IF([.AN121]=&quot;&quot;;&quot;&quot;;ROUND([.AN121];0))">
            <text:p/>
          </table:table-cell>
          <table:table-cell table:style-name="ce2" table:formula="of:=IF([.AO121]=&quot;&quot;;&quot;&quot;;ROUND([.AO121];0))">
            <text:p/>
          </table:table-cell>
          <table:table-cell table:style-name="ce2" table:formula="of:=IF([.AP121]=&quot;&quot;;&quot;&quot;;ROUND([.AP121];0))">
            <text:p/>
          </table:table-cell>
          <table:table-cell table:style-name="ce2" table:formula="of:=IF([.AQ121]=&quot;&quot;;&quot;&quot;;ROUND([.AQ121];0))">
            <text:p/>
          </table:table-cell>
          <table:table-cell table:style-name="ce2" table:formula="of:=IF([.AR121]=&quot;&quot;;&quot;&quot;;ROUND([.AR121];0))">
            <text:p/>
          </table:table-cell>
          <table:table-cell table:style-name="ce2" table:formula="of:=IF([.AS121]=&quot;&quot;;&quot;&quot;;ROUND([.AS121];0))">
            <text:p/>
          </table:table-cell>
          <table:table-cell table:style-name="ce2" table:formula="of:=IF([.AT121]=&quot;&quot;;&quot;&quot;;ROUND([.AT121];0))">
            <text:p/>
          </table:table-cell>
          <table:table-cell table:style-name="ce2" table:formula="of:=IF([.AU121]=&quot;&quot;;&quot;&quot;;ROUND([.AU121];0))">
            <text:p/>
          </table:table-cell>
          <table:table-cell table:style-name="ce2" table:formula="of:=IF([.AV121]=&quot;&quot;;&quot;&quot;;ROUND([.AV121];0))">
            <text:p/>
          </table:table-cell>
          <table:table-cell table:style-name="ce2" table:formula="of:=IF([.AW121]=&quot;&quot;;&quot;&quot;;ROUND([.AW121];0))">
            <text:p/>
          </table:table-cell>
          <table:table-cell table:style-name="ce2" table:formula="of:=IF([.AX121]=&quot;&quot;;&quot;&quot;;ROUND([.AX121];0))">
            <text:p/>
          </table:table-cell>
          <table:table-cell table:style-name="ce2" table:formula="of:=IF([.AY121]=&quot;&quot;;&quot;&quot;;ROUND([.AY121];0))">
            <text:p/>
          </table:table-cell>
          <table:table-cell table:style-name="ce2" table:formula="of:=IF([.AZ121]=&quot;&quot;;&quot;&quot;;ROUND([.AZ121];0))">
            <text:p/>
          </table:table-cell>
          <table:table-cell table:style-name="ce2" table:formula="of:=IF([.BA121]=&quot;&quot;;&quot;&quot;;ROUND([.BA121];0))">
            <text:p/>
          </table:table-cell>
          <table:table-cell table:style-name="ce2" table:formula="of:=IF([.BB121]=&quot;&quot;;&quot;&quot;;ROUND([.BB121];0))">
            <text:p/>
          </table:table-cell>
          <table:table-cell table:style-name="ce2" table:formula="of:=IF([.BC121]=&quot;&quot;;&quot;&quot;;ROUND([.BC121];0))">
            <text:p/>
          </table:table-cell>
          <table:table-cell table:style-name="ce2" table:formula="of:=IF([.BD121]=&quot;&quot;;&quot;&quot;;ROUND([.BD121];0))">
            <text:p/>
          </table:table-cell>
          <table:table-cell table:style-name="ce2" table:formula="of:=IF([.BE121]=&quot;&quot;;&quot;&quot;;ROUND([.BE121];0))">
            <text:p/>
          </table:table-cell>
          <table:table-cell table:style-name="ce2" table:formula="of:=IF([.BF121]=&quot;&quot;;&quot;&quot;;ROUND([.BF121];0))">
            <text:p/>
          </table:table-cell>
          <table:table-cell table:style-name="ce2" table:formula="of:=IF([.BG121]=&quot;&quot;;&quot;&quot;;ROUND([.BG121];0))">
            <text:p/>
          </table:table-cell>
          <table:table-cell table:style-name="ce2" table:formula="of:=IF([.BH121]=&quot;&quot;;&quot;&quot;;ROUND([.BH121];0))">
            <text:p/>
          </table:table-cell>
          <table:table-cell table:style-name="ce2" table:formula="of:=IF([.BI121]=&quot;&quot;;&quot;&quot;;ROUND([.BI121];0))">
            <text:p/>
          </table:table-cell>
          <table:table-cell table:style-name="ce2" table:formula="of:=IF([.BJ121]=&quot;&quot;;&quot;&quot;;ROUND([.BJ121];0))">
            <text:p/>
          </table:table-cell>
          <table:table-cell table:style-name="ce2" table:formula="of:=IF([.BK121]=&quot;&quot;;&quot;&quot;;ROUND([.BK121];0))">
            <text:p/>
          </table:table-cell>
          <table:table-cell table:style-name="ce2" table:formula="of:=IF([.BL121]=&quot;&quot;;&quot;&quot;;ROUND([.BL121];0))">
            <text:p/>
          </table:table-cell>
          <table:table-cell table:style-name="ce2" table:formula="of:=IF([.BM121]=&quot;&quot;;&quot;&quot;;ROUND([.BM121];0))">
            <text:p/>
          </table:table-cell>
          <table:table-cell table:style-name="ce2" table:formula="of:=IF([.BN121]=&quot;&quot;;&quot;&quot;;ROUND([.BN121];0))">
            <text:p/>
          </table:table-cell>
          <table:table-cell table:style-name="ce2" table:formula="of:=IF([.BO121]=&quot;&quot;;&quot;&quot;;ROUND([.BO121];0))">
            <text:p/>
          </table:table-cell>
          <table:table-cell table:style-name="ce2" table:formula="of:=IF([.BP121]=&quot;&quot;;&quot;&quot;;ROUND([.BP121];0))">
            <text:p/>
          </table:table-cell>
          <table:table-cell table:style-name="ce2" table:formula="of:=IF([.BQ121]=&quot;&quot;;&quot;&quot;;ROUND([.BQ121];0))">
            <text:p/>
          </table:table-cell>
          <table:table-cell table:style-name="ce2" table:formula="of:=IF([.BR121]=&quot;&quot;;&quot;&quot;;ROUND([.BR121];0))">
            <text:p/>
          </table:table-cell>
          <table:table-cell table:style-name="ce2" table:formula="of:=IF([.BS121]=&quot;&quot;;&quot;&quot;;ROUND([.BS121];0))">
            <text:p/>
          </table:table-cell>
          <table:table-cell table:style-name="ce2" table:formula="of:=IF([.BT121]=&quot;&quot;;&quot;&quot;;ROUND([.BT121];0))">
            <text:p/>
          </table:table-cell>
          <table:table-cell table:style-name="ce2" table:formula="of:=IF([.BU121]=&quot;&quot;;&quot;&quot;;ROUND([.BU121];0))">
            <text:p/>
          </table:table-cell>
          <table:table-cell table:style-name="ce2" table:formula="of:=IF([.BV121]=&quot;&quot;;&quot;&quot;;ROUND([.BV121];0))">
            <text:p/>
          </table:table-cell>
          <table:table-cell table:style-name="ce2" table:formula="of:=IF([.BW121]=&quot;&quot;;&quot;&quot;;ROUND([.BW121];0))">
            <text:p/>
          </table:table-cell>
          <table:table-cell table:style-name="ce2" table:formula="of:=IF([.BX121]=&quot;&quot;;&quot;&quot;;ROUND([.BX121];0))">
            <text:p/>
          </table:table-cell>
          <table:table-cell table:style-name="ce2" table:formula="of:=IF([.BY121]=&quot;&quot;;&quot;&quot;;ROUND([.BY121];0))">
            <text:p/>
          </table:table-cell>
          <table:table-cell table:style-name="ce2" table:formula="of:=IF([.BZ121]=&quot;&quot;;&quot;&quot;;ROUND([.BZ121];0))">
            <text:p/>
          </table:table-cell>
          <table:table-cell table:style-name="ce2" table:formula="of:=IF([.CA121]=&quot;&quot;;&quot;&quot;;ROUND([.CA121];0))">
            <text:p/>
          </table:table-cell>
          <table:table-cell table:style-name="ce2" table:formula="of:=IF([.CB121]=&quot;&quot;;&quot;&quot;;ROUND([.CB121];0))">
            <text:p/>
          </table:table-cell>
          <table:table-cell table:style-name="ce2" table:formula="of:=IF([.CC121]=&quot;&quot;;&quot;&quot;;ROUND([.CC121];0))">
            <text:p/>
          </table:table-cell>
          <table:table-cell table:style-name="ce2" table:formula="of:=IF([.CD121]=&quot;&quot;;&quot;&quot;;ROUND([.CD121];0))">
            <text:p/>
          </table:table-cell>
          <table:table-cell table:style-name="ce2" table:formula="of:=IF([.CE121]=&quot;&quot;;&quot;&quot;;ROUND([.CE121];0))">
            <text:p/>
          </table:table-cell>
          <table:table-cell table:style-name="ce2" table:formula="of:=IF([.CF121]=&quot;&quot;;&quot;&quot;;ROUND([.CF121];0))">
            <text:p/>
          </table:table-cell>
          <table:table-cell table:style-name="ce2" table:formula="of:=IF([.CG121]=&quot;&quot;;&quot;&quot;;ROUND([.CG121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2]=&quot;&quot;;&quot;&quot;;ROUND([.D122];0))" office:value-type="float" office:value="364">
            <text:p>364</text:p>
          </table:table-cell>
          <table:table-cell table:style-name="ce2" table:formula="of:=IF([.E122]=&quot;&quot;;&quot;&quot;;ROUND([.E122];0))" office:value-type="float" office:value="427">
            <text:p>427</text:p>
          </table:table-cell>
          <table:table-cell table:style-name="ce2" table:formula="of:=IF([.F122]=&quot;&quot;;&quot;&quot;;ROUND([.F122];0))" office:value-type="float" office:value="365">
            <text:p>365</text:p>
          </table:table-cell>
          <table:table-cell table:style-name="ce2" table:formula="of:=IF([.G122]=&quot;&quot;;&quot;&quot;;ROUND([.G122];0))" office:value-type="float" office:value="533">
            <text:p>533</text:p>
          </table:table-cell>
          <table:table-cell table:style-name="ce2" table:formula="of:=IF([.H122]=&quot;&quot;;&quot;&quot;;ROUND([.H122];0))" office:value-type="float" office:value="580">
            <text:p>580</text:p>
          </table:table-cell>
          <table:table-cell table:style-name="ce2" table:formula="of:=IF([.I122]=&quot;&quot;;&quot;&quot;;ROUND([.I122];0))" office:value-type="float" office:value="524">
            <text:p>524</text:p>
          </table:table-cell>
          <table:table-cell table:style-name="ce2" table:formula="of:=IF([.J122]=&quot;&quot;;&quot;&quot;;ROUND([.J122];0))" office:value-type="float" office:value="580">
            <text:p>580</text:p>
          </table:table-cell>
          <table:table-cell table:style-name="ce2" table:formula="of:=IF([.K122]=&quot;&quot;;&quot;&quot;;ROUND([.K122];0))" office:value-type="float" office:value="423">
            <text:p>423</text:p>
          </table:table-cell>
          <table:table-cell table:style-name="ce2" table:formula="of:=IF([.L122]=&quot;&quot;;&quot;&quot;;ROUND([.L122];0))">
            <text:p/>
          </table:table-cell>
          <table:table-cell table:style-name="ce2" table:formula="of:=IF([.M122]=&quot;&quot;;&quot;&quot;;ROUND([.M122];0))">
            <text:p/>
          </table:table-cell>
          <table:table-cell table:style-name="ce2" table:formula="of:=IF([.N122]=&quot;&quot;;&quot;&quot;;ROUND([.N122];0))">
            <text:p/>
          </table:table-cell>
          <table:table-cell table:style-name="ce2" table:formula="of:=IF([.O122]=&quot;&quot;;&quot;&quot;;ROUND([.O122];0))">
            <text:p/>
          </table:table-cell>
          <table:table-cell table:style-name="ce2" table:formula="of:=IF([.P122]=&quot;&quot;;&quot;&quot;;ROUND([.P122];0))">
            <text:p/>
          </table:table-cell>
          <table:table-cell table:style-name="ce2" table:formula="of:=IF([.Q122]=&quot;&quot;;&quot;&quot;;ROUND([.Q122];0))">
            <text:p/>
          </table:table-cell>
          <table:table-cell table:style-name="ce2" table:formula="of:=IF([.R122]=&quot;&quot;;&quot;&quot;;ROUND([.R122];0))">
            <text:p/>
          </table:table-cell>
          <table:table-cell table:style-name="ce2" table:formula="of:=IF([.S122]=&quot;&quot;;&quot;&quot;;ROUND([.S122];0))">
            <text:p/>
          </table:table-cell>
          <table:table-cell table:style-name="ce2" table:formula="of:=IF([.T122]=&quot;&quot;;&quot;&quot;;ROUND([.T122];0))">
            <text:p/>
          </table:table-cell>
          <table:table-cell table:style-name="ce2" table:formula="of:=IF([.U122]=&quot;&quot;;&quot;&quot;;ROUND([.U122];0))">
            <text:p/>
          </table:table-cell>
          <table:table-cell table:style-name="ce2" table:formula="of:=IF([.V122]=&quot;&quot;;&quot;&quot;;ROUND([.V122];0))">
            <text:p/>
          </table:table-cell>
          <table:table-cell table:style-name="ce2" table:formula="of:=IF([.W122]=&quot;&quot;;&quot;&quot;;ROUND([.W122];0))">
            <text:p/>
          </table:table-cell>
          <table:table-cell table:style-name="ce2" table:formula="of:=IF([.X122]=&quot;&quot;;&quot;&quot;;ROUND([.X122];0))">
            <text:p/>
          </table:table-cell>
          <table:table-cell table:style-name="ce2" table:formula="of:=IF([.Y122]=&quot;&quot;;&quot;&quot;;ROUND([.Y122];0))">
            <text:p/>
          </table:table-cell>
          <table:table-cell table:style-name="ce2" table:formula="of:=IF([.Z122]=&quot;&quot;;&quot;&quot;;ROUND([.Z122];0))">
            <text:p/>
          </table:table-cell>
          <table:table-cell table:style-name="ce2" table:formula="of:=IF([.AA122]=&quot;&quot;;&quot;&quot;;ROUND([.AA122];0))">
            <text:p/>
          </table:table-cell>
          <table:table-cell table:style-name="ce2" table:formula="of:=IF([.AB122]=&quot;&quot;;&quot;&quot;;ROUND([.AB122];0))">
            <text:p/>
          </table:table-cell>
          <table:table-cell table:style-name="ce2" table:formula="of:=IF([.AC122]=&quot;&quot;;&quot;&quot;;ROUND([.AC122];0))">
            <text:p/>
          </table:table-cell>
          <table:table-cell table:style-name="ce2" table:formula="of:=IF([.AD122]=&quot;&quot;;&quot;&quot;;ROUND([.AD122];0))">
            <text:p/>
          </table:table-cell>
          <table:table-cell table:style-name="ce2" table:formula="of:=IF([.AE122]=&quot;&quot;;&quot;&quot;;ROUND([.AE122];0))">
            <text:p/>
          </table:table-cell>
          <table:table-cell table:style-name="ce2" table:formula="of:=IF([.AF122]=&quot;&quot;;&quot;&quot;;ROUND([.AF122];0))">
            <text:p/>
          </table:table-cell>
          <table:table-cell table:style-name="ce2" table:formula="of:=IF([.AG122]=&quot;&quot;;&quot;&quot;;ROUND([.AG122];0))">
            <text:p/>
          </table:table-cell>
          <table:table-cell table:style-name="ce2" table:formula="of:=IF([.AH122]=&quot;&quot;;&quot;&quot;;ROUND([.AH122];0))">
            <text:p/>
          </table:table-cell>
          <table:table-cell table:style-name="ce2" table:formula="of:=IF([.AI122]=&quot;&quot;;&quot;&quot;;ROUND([.AI122];0))">
            <text:p/>
          </table:table-cell>
          <table:table-cell table:style-name="ce2" table:formula="of:=IF([.AJ122]=&quot;&quot;;&quot;&quot;;ROUND([.AJ122];0))">
            <text:p/>
          </table:table-cell>
          <table:table-cell table:style-name="ce2" table:formula="of:=IF([.AK122]=&quot;&quot;;&quot;&quot;;ROUND([.AK122];0))">
            <text:p/>
          </table:table-cell>
          <table:table-cell table:style-name="ce2" table:formula="of:=IF([.AL122]=&quot;&quot;;&quot;&quot;;ROUND([.AL122];0))">
            <text:p/>
          </table:table-cell>
          <table:table-cell table:style-name="ce2" table:formula="of:=IF([.AM122]=&quot;&quot;;&quot;&quot;;ROUND([.AM122];0))">
            <text:p/>
          </table:table-cell>
          <table:table-cell table:style-name="ce2" table:formula="of:=IF([.AN122]=&quot;&quot;;&quot;&quot;;ROUND([.AN122];0))">
            <text:p/>
          </table:table-cell>
          <table:table-cell table:style-name="ce2" table:formula="of:=IF([.AO122]=&quot;&quot;;&quot;&quot;;ROUND([.AO122];0))">
            <text:p/>
          </table:table-cell>
          <table:table-cell table:style-name="ce2" table:formula="of:=IF([.AP122]=&quot;&quot;;&quot;&quot;;ROUND([.AP122];0))">
            <text:p/>
          </table:table-cell>
          <table:table-cell table:style-name="ce2" table:formula="of:=IF([.AQ122]=&quot;&quot;;&quot;&quot;;ROUND([.AQ122];0))">
            <text:p/>
          </table:table-cell>
          <table:table-cell table:style-name="ce2" table:formula="of:=IF([.AR122]=&quot;&quot;;&quot;&quot;;ROUND([.AR122];0))">
            <text:p/>
          </table:table-cell>
          <table:table-cell table:style-name="ce2" table:formula="of:=IF([.AS122]=&quot;&quot;;&quot;&quot;;ROUND([.AS122];0))">
            <text:p/>
          </table:table-cell>
          <table:table-cell table:style-name="ce2" table:formula="of:=IF([.AT122]=&quot;&quot;;&quot;&quot;;ROUND([.AT122];0))">
            <text:p/>
          </table:table-cell>
          <table:table-cell table:style-name="ce2" table:formula="of:=IF([.AU122]=&quot;&quot;;&quot;&quot;;ROUND([.AU122];0))">
            <text:p/>
          </table:table-cell>
          <table:table-cell table:style-name="ce2" table:formula="of:=IF([.AV122]=&quot;&quot;;&quot;&quot;;ROUND([.AV122];0))">
            <text:p/>
          </table:table-cell>
          <table:table-cell table:style-name="ce2" table:formula="of:=IF([.AW122]=&quot;&quot;;&quot;&quot;;ROUND([.AW122];0))">
            <text:p/>
          </table:table-cell>
          <table:table-cell table:style-name="ce2" table:formula="of:=IF([.AX122]=&quot;&quot;;&quot;&quot;;ROUND([.AX122];0))">
            <text:p/>
          </table:table-cell>
          <table:table-cell table:style-name="ce2" table:formula="of:=IF([.AY122]=&quot;&quot;;&quot;&quot;;ROUND([.AY122];0))">
            <text:p/>
          </table:table-cell>
          <table:table-cell table:style-name="ce2" table:formula="of:=IF([.AZ122]=&quot;&quot;;&quot;&quot;;ROUND([.AZ122];0))">
            <text:p/>
          </table:table-cell>
          <table:table-cell table:style-name="ce2" table:formula="of:=IF([.BA122]=&quot;&quot;;&quot;&quot;;ROUND([.BA122];0))">
            <text:p/>
          </table:table-cell>
          <table:table-cell table:style-name="ce2" table:formula="of:=IF([.BB122]=&quot;&quot;;&quot;&quot;;ROUND([.BB122];0))">
            <text:p/>
          </table:table-cell>
          <table:table-cell table:style-name="ce2" table:formula="of:=IF([.BC122]=&quot;&quot;;&quot;&quot;;ROUND([.BC122];0))">
            <text:p/>
          </table:table-cell>
          <table:table-cell table:style-name="ce2" table:formula="of:=IF([.BD122]=&quot;&quot;;&quot;&quot;;ROUND([.BD122];0))">
            <text:p/>
          </table:table-cell>
          <table:table-cell table:style-name="ce2" table:formula="of:=IF([.BE122]=&quot;&quot;;&quot;&quot;;ROUND([.BE122];0))">
            <text:p/>
          </table:table-cell>
          <table:table-cell table:style-name="ce2" table:formula="of:=IF([.BF122]=&quot;&quot;;&quot;&quot;;ROUND([.BF122];0))">
            <text:p/>
          </table:table-cell>
          <table:table-cell table:style-name="ce2" table:formula="of:=IF([.BG122]=&quot;&quot;;&quot;&quot;;ROUND([.BG122];0))">
            <text:p/>
          </table:table-cell>
          <table:table-cell table:style-name="ce2" table:formula="of:=IF([.BH122]=&quot;&quot;;&quot;&quot;;ROUND([.BH122];0))">
            <text:p/>
          </table:table-cell>
          <table:table-cell table:style-name="ce2" table:formula="of:=IF([.BI122]=&quot;&quot;;&quot;&quot;;ROUND([.BI122];0))">
            <text:p/>
          </table:table-cell>
          <table:table-cell table:style-name="ce2" table:formula="of:=IF([.BJ122]=&quot;&quot;;&quot;&quot;;ROUND([.BJ122];0))">
            <text:p/>
          </table:table-cell>
          <table:table-cell table:style-name="ce2" table:formula="of:=IF([.BK122]=&quot;&quot;;&quot;&quot;;ROUND([.BK122];0))">
            <text:p/>
          </table:table-cell>
          <table:table-cell table:style-name="ce2" table:formula="of:=IF([.BL122]=&quot;&quot;;&quot;&quot;;ROUND([.BL122];0))">
            <text:p/>
          </table:table-cell>
          <table:table-cell table:style-name="ce2" table:formula="of:=IF([.BM122]=&quot;&quot;;&quot;&quot;;ROUND([.BM122];0))">
            <text:p/>
          </table:table-cell>
          <table:table-cell table:style-name="ce2" table:formula="of:=IF([.BN122]=&quot;&quot;;&quot;&quot;;ROUND([.BN122];0))">
            <text:p/>
          </table:table-cell>
          <table:table-cell table:style-name="ce2" table:formula="of:=IF([.BO122]=&quot;&quot;;&quot;&quot;;ROUND([.BO122];0))">
            <text:p/>
          </table:table-cell>
          <table:table-cell table:style-name="ce2" table:formula="of:=IF([.BP122]=&quot;&quot;;&quot;&quot;;ROUND([.BP122];0))">
            <text:p/>
          </table:table-cell>
          <table:table-cell table:style-name="ce2" table:formula="of:=IF([.BQ122]=&quot;&quot;;&quot;&quot;;ROUND([.BQ122];0))">
            <text:p/>
          </table:table-cell>
          <table:table-cell table:style-name="ce2" table:formula="of:=IF([.BR122]=&quot;&quot;;&quot;&quot;;ROUND([.BR122];0))">
            <text:p/>
          </table:table-cell>
          <table:table-cell table:style-name="ce2" table:formula="of:=IF([.BS122]=&quot;&quot;;&quot;&quot;;ROUND([.BS122];0))">
            <text:p/>
          </table:table-cell>
          <table:table-cell table:style-name="ce2" table:formula="of:=IF([.BT122]=&quot;&quot;;&quot;&quot;;ROUND([.BT122];0))">
            <text:p/>
          </table:table-cell>
          <table:table-cell table:style-name="ce2" table:formula="of:=IF([.BU122]=&quot;&quot;;&quot;&quot;;ROUND([.BU122];0))">
            <text:p/>
          </table:table-cell>
          <table:table-cell table:style-name="ce2" table:formula="of:=IF([.BV122]=&quot;&quot;;&quot;&quot;;ROUND([.BV122];0))">
            <text:p/>
          </table:table-cell>
          <table:table-cell table:style-name="ce2" table:formula="of:=IF([.BW122]=&quot;&quot;;&quot;&quot;;ROUND([.BW122];0))">
            <text:p/>
          </table:table-cell>
          <table:table-cell table:style-name="ce2" table:formula="of:=IF([.BX122]=&quot;&quot;;&quot;&quot;;ROUND([.BX122];0))">
            <text:p/>
          </table:table-cell>
          <table:table-cell table:style-name="ce2" table:formula="of:=IF([.BY122]=&quot;&quot;;&quot;&quot;;ROUND([.BY122];0))">
            <text:p/>
          </table:table-cell>
          <table:table-cell table:style-name="ce2" table:formula="of:=IF([.BZ122]=&quot;&quot;;&quot;&quot;;ROUND([.BZ122];0))">
            <text:p/>
          </table:table-cell>
          <table:table-cell table:style-name="ce2" table:formula="of:=IF([.CA122]=&quot;&quot;;&quot;&quot;;ROUND([.CA122];0))">
            <text:p/>
          </table:table-cell>
          <table:table-cell table:style-name="ce2" table:formula="of:=IF([.CB122]=&quot;&quot;;&quot;&quot;;ROUND([.CB122];0))">
            <text:p/>
          </table:table-cell>
          <table:table-cell table:style-name="ce2" table:formula="of:=IF([.CC122]=&quot;&quot;;&quot;&quot;;ROUND([.CC122];0))">
            <text:p/>
          </table:table-cell>
          <table:table-cell table:style-name="ce2" table:formula="of:=IF([.CD122]=&quot;&quot;;&quot;&quot;;ROUND([.CD122];0))">
            <text:p/>
          </table:table-cell>
          <table:table-cell table:style-name="ce2" table:formula="of:=IF([.CE122]=&quot;&quot;;&quot;&quot;;ROUND([.CE122];0))">
            <text:p/>
          </table:table-cell>
          <table:table-cell table:style-name="ce2" table:formula="of:=IF([.CF122]=&quot;&quot;;&quot;&quot;;ROUND([.CF122];0))">
            <text:p/>
          </table:table-cell>
          <table:table-cell table:style-name="ce2" table:formula="of:=IF([.CG122]=&quot;&quot;;&quot;&quot;;ROUND([.CG122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3]=&quot;&quot;;&quot;&quot;;ROUND([.D123];0))" office:value-type="float" office:value="708">
            <text:p>708</text:p>
          </table:table-cell>
          <table:table-cell table:style-name="ce2" table:formula="of:=IF([.E123]=&quot;&quot;;&quot;&quot;;ROUND([.E123];0))" office:value-type="float" office:value="234">
            <text:p>234</text:p>
          </table:table-cell>
          <table:table-cell table:style-name="ce2" table:formula="of:=IF([.F123]=&quot;&quot;;&quot;&quot;;ROUND([.F123];0))" office:value-type="float" office:value="708">
            <text:p>708</text:p>
          </table:table-cell>
          <table:table-cell table:style-name="ce2" table:formula="of:=IF([.G123]=&quot;&quot;;&quot;&quot;;ROUND([.G123];0))" office:value-type="float" office:value="339">
            <text:p>339</text:p>
          </table:table-cell>
          <table:table-cell table:style-name="ce2" table:formula="of:=IF([.H123]=&quot;&quot;;&quot;&quot;;ROUND([.H123];0))" office:value-type="float" office:value="825">
            <text:p>825</text:p>
          </table:table-cell>
          <table:table-cell table:style-name="ce2" table:formula="of:=IF([.I123]=&quot;&quot;;&quot;&quot;;ROUND([.I123];0))" office:value-type="float" office:value="339">
            <text:p>339</text:p>
          </table:table-cell>
          <table:table-cell table:style-name="ce2" table:formula="of:=IF([.J123]=&quot;&quot;;&quot;&quot;;ROUND([.J123];0))" office:value-type="float" office:value="825">
            <text:p>825</text:p>
          </table:table-cell>
          <table:table-cell table:style-name="ce2" table:formula="of:=IF([.K123]=&quot;&quot;;&quot;&quot;;ROUND([.K123];0))" office:value-type="float" office:value="236">
            <text:p>236</text:p>
          </table:table-cell>
          <table:table-cell table:style-name="ce2" table:formula="of:=IF([.L123]=&quot;&quot;;&quot;&quot;;ROUND([.L123];0))">
            <text:p/>
          </table:table-cell>
          <table:table-cell table:style-name="ce2" table:formula="of:=IF([.M123]=&quot;&quot;;&quot;&quot;;ROUND([.M123];0))">
            <text:p/>
          </table:table-cell>
          <table:table-cell table:style-name="ce2" table:formula="of:=IF([.N123]=&quot;&quot;;&quot;&quot;;ROUND([.N123];0))">
            <text:p/>
          </table:table-cell>
          <table:table-cell table:style-name="ce2" table:formula="of:=IF([.O123]=&quot;&quot;;&quot;&quot;;ROUND([.O123];0))">
            <text:p/>
          </table:table-cell>
          <table:table-cell table:style-name="ce2" table:formula="of:=IF([.P123]=&quot;&quot;;&quot;&quot;;ROUND([.P123];0))">
            <text:p/>
          </table:table-cell>
          <table:table-cell table:style-name="ce2" table:formula="of:=IF([.Q123]=&quot;&quot;;&quot;&quot;;ROUND([.Q123];0))">
            <text:p/>
          </table:table-cell>
          <table:table-cell table:style-name="ce2" table:formula="of:=IF([.R123]=&quot;&quot;;&quot;&quot;;ROUND([.R123];0))">
            <text:p/>
          </table:table-cell>
          <table:table-cell table:style-name="ce2" table:formula="of:=IF([.S123]=&quot;&quot;;&quot;&quot;;ROUND([.S123];0))">
            <text:p/>
          </table:table-cell>
          <table:table-cell table:style-name="ce2" table:formula="of:=IF([.T123]=&quot;&quot;;&quot;&quot;;ROUND([.T123];0))">
            <text:p/>
          </table:table-cell>
          <table:table-cell table:style-name="ce2" table:formula="of:=IF([.U123]=&quot;&quot;;&quot;&quot;;ROUND([.U123];0))">
            <text:p/>
          </table:table-cell>
          <table:table-cell table:style-name="ce2" table:formula="of:=IF([.V123]=&quot;&quot;;&quot;&quot;;ROUND([.V123];0))">
            <text:p/>
          </table:table-cell>
          <table:table-cell table:style-name="ce2" table:formula="of:=IF([.W123]=&quot;&quot;;&quot;&quot;;ROUND([.W123];0))">
            <text:p/>
          </table:table-cell>
          <table:table-cell table:style-name="ce2" table:formula="of:=IF([.X123]=&quot;&quot;;&quot;&quot;;ROUND([.X123];0))">
            <text:p/>
          </table:table-cell>
          <table:table-cell table:style-name="ce2" table:formula="of:=IF([.Y123]=&quot;&quot;;&quot;&quot;;ROUND([.Y123];0))">
            <text:p/>
          </table:table-cell>
          <table:table-cell table:style-name="ce2" table:formula="of:=IF([.Z123]=&quot;&quot;;&quot;&quot;;ROUND([.Z123];0))">
            <text:p/>
          </table:table-cell>
          <table:table-cell table:style-name="ce2" table:formula="of:=IF([.AA123]=&quot;&quot;;&quot;&quot;;ROUND([.AA123];0))">
            <text:p/>
          </table:table-cell>
          <table:table-cell table:style-name="ce2" table:formula="of:=IF([.AB123]=&quot;&quot;;&quot;&quot;;ROUND([.AB123];0))">
            <text:p/>
          </table:table-cell>
          <table:table-cell table:style-name="ce2" table:formula="of:=IF([.AC123]=&quot;&quot;;&quot;&quot;;ROUND([.AC123];0))">
            <text:p/>
          </table:table-cell>
          <table:table-cell table:style-name="ce2" table:formula="of:=IF([.AD123]=&quot;&quot;;&quot;&quot;;ROUND([.AD123];0))">
            <text:p/>
          </table:table-cell>
          <table:table-cell table:style-name="ce2" table:formula="of:=IF([.AE123]=&quot;&quot;;&quot;&quot;;ROUND([.AE123];0))">
            <text:p/>
          </table:table-cell>
          <table:table-cell table:style-name="ce2" table:formula="of:=IF([.AF123]=&quot;&quot;;&quot;&quot;;ROUND([.AF123];0))">
            <text:p/>
          </table:table-cell>
          <table:table-cell table:style-name="ce2" table:formula="of:=IF([.AG123]=&quot;&quot;;&quot;&quot;;ROUND([.AG123];0))">
            <text:p/>
          </table:table-cell>
          <table:table-cell table:style-name="ce2" table:formula="of:=IF([.AH123]=&quot;&quot;;&quot;&quot;;ROUND([.AH123];0))">
            <text:p/>
          </table:table-cell>
          <table:table-cell table:style-name="ce2" table:formula="of:=IF([.AI123]=&quot;&quot;;&quot;&quot;;ROUND([.AI123];0))">
            <text:p/>
          </table:table-cell>
          <table:table-cell table:style-name="ce2" table:formula="of:=IF([.AJ123]=&quot;&quot;;&quot;&quot;;ROUND([.AJ123];0))">
            <text:p/>
          </table:table-cell>
          <table:table-cell table:style-name="ce2" table:formula="of:=IF([.AK123]=&quot;&quot;;&quot;&quot;;ROUND([.AK123];0))">
            <text:p/>
          </table:table-cell>
          <table:table-cell table:style-name="ce2" table:formula="of:=IF([.AL123]=&quot;&quot;;&quot;&quot;;ROUND([.AL123];0))">
            <text:p/>
          </table:table-cell>
          <table:table-cell table:style-name="ce2" table:formula="of:=IF([.AM123]=&quot;&quot;;&quot;&quot;;ROUND([.AM123];0))">
            <text:p/>
          </table:table-cell>
          <table:table-cell table:style-name="ce2" table:formula="of:=IF([.AN123]=&quot;&quot;;&quot;&quot;;ROUND([.AN123];0))">
            <text:p/>
          </table:table-cell>
          <table:table-cell table:style-name="ce2" table:formula="of:=IF([.AO123]=&quot;&quot;;&quot;&quot;;ROUND([.AO123];0))">
            <text:p/>
          </table:table-cell>
          <table:table-cell table:style-name="ce2" table:formula="of:=IF([.AP123]=&quot;&quot;;&quot;&quot;;ROUND([.AP123];0))">
            <text:p/>
          </table:table-cell>
          <table:table-cell table:style-name="ce2" table:formula="of:=IF([.AQ123]=&quot;&quot;;&quot;&quot;;ROUND([.AQ123];0))">
            <text:p/>
          </table:table-cell>
          <table:table-cell table:style-name="ce2" table:formula="of:=IF([.AR123]=&quot;&quot;;&quot;&quot;;ROUND([.AR123];0))">
            <text:p/>
          </table:table-cell>
          <table:table-cell table:style-name="ce2" table:formula="of:=IF([.AS123]=&quot;&quot;;&quot;&quot;;ROUND([.AS123];0))">
            <text:p/>
          </table:table-cell>
          <table:table-cell table:style-name="ce2" table:formula="of:=IF([.AT123]=&quot;&quot;;&quot;&quot;;ROUND([.AT123];0))">
            <text:p/>
          </table:table-cell>
          <table:table-cell table:style-name="ce2" table:formula="of:=IF([.AU123]=&quot;&quot;;&quot;&quot;;ROUND([.AU123];0))">
            <text:p/>
          </table:table-cell>
          <table:table-cell table:style-name="ce2" table:formula="of:=IF([.AV123]=&quot;&quot;;&quot;&quot;;ROUND([.AV123];0))">
            <text:p/>
          </table:table-cell>
          <table:table-cell table:style-name="ce2" table:formula="of:=IF([.AW123]=&quot;&quot;;&quot;&quot;;ROUND([.AW123];0))">
            <text:p/>
          </table:table-cell>
          <table:table-cell table:style-name="ce2" table:formula="of:=IF([.AX123]=&quot;&quot;;&quot;&quot;;ROUND([.AX123];0))">
            <text:p/>
          </table:table-cell>
          <table:table-cell table:style-name="ce2" table:formula="of:=IF([.AY123]=&quot;&quot;;&quot;&quot;;ROUND([.AY123];0))">
            <text:p/>
          </table:table-cell>
          <table:table-cell table:style-name="ce2" table:formula="of:=IF([.AZ123]=&quot;&quot;;&quot;&quot;;ROUND([.AZ123];0))">
            <text:p/>
          </table:table-cell>
          <table:table-cell table:style-name="ce2" table:formula="of:=IF([.BA123]=&quot;&quot;;&quot;&quot;;ROUND([.BA123];0))">
            <text:p/>
          </table:table-cell>
          <table:table-cell table:style-name="ce2" table:formula="of:=IF([.BB123]=&quot;&quot;;&quot;&quot;;ROUND([.BB123];0))">
            <text:p/>
          </table:table-cell>
          <table:table-cell table:style-name="ce2" table:formula="of:=IF([.BC123]=&quot;&quot;;&quot;&quot;;ROUND([.BC123];0))">
            <text:p/>
          </table:table-cell>
          <table:table-cell table:style-name="ce2" table:formula="of:=IF([.BD123]=&quot;&quot;;&quot;&quot;;ROUND([.BD123];0))">
            <text:p/>
          </table:table-cell>
          <table:table-cell table:style-name="ce2" table:formula="of:=IF([.BE123]=&quot;&quot;;&quot;&quot;;ROUND([.BE123];0))">
            <text:p/>
          </table:table-cell>
          <table:table-cell table:style-name="ce2" table:formula="of:=IF([.BF123]=&quot;&quot;;&quot;&quot;;ROUND([.BF123];0))">
            <text:p/>
          </table:table-cell>
          <table:table-cell table:style-name="ce2" table:formula="of:=IF([.BG123]=&quot;&quot;;&quot;&quot;;ROUND([.BG123];0))">
            <text:p/>
          </table:table-cell>
          <table:table-cell table:style-name="ce2" table:formula="of:=IF([.BH123]=&quot;&quot;;&quot;&quot;;ROUND([.BH123];0))">
            <text:p/>
          </table:table-cell>
          <table:table-cell table:style-name="ce2" table:formula="of:=IF([.BI123]=&quot;&quot;;&quot;&quot;;ROUND([.BI123];0))">
            <text:p/>
          </table:table-cell>
          <table:table-cell table:style-name="ce2" table:formula="of:=IF([.BJ123]=&quot;&quot;;&quot;&quot;;ROUND([.BJ123];0))">
            <text:p/>
          </table:table-cell>
          <table:table-cell table:style-name="ce2" table:formula="of:=IF([.BK123]=&quot;&quot;;&quot;&quot;;ROUND([.BK123];0))">
            <text:p/>
          </table:table-cell>
          <table:table-cell table:style-name="ce2" table:formula="of:=IF([.BL123]=&quot;&quot;;&quot;&quot;;ROUND([.BL123];0))">
            <text:p/>
          </table:table-cell>
          <table:table-cell table:style-name="ce2" table:formula="of:=IF([.BM123]=&quot;&quot;;&quot;&quot;;ROUND([.BM123];0))">
            <text:p/>
          </table:table-cell>
          <table:table-cell table:style-name="ce2" table:formula="of:=IF([.BN123]=&quot;&quot;;&quot;&quot;;ROUND([.BN123];0))">
            <text:p/>
          </table:table-cell>
          <table:table-cell table:style-name="ce2" table:formula="of:=IF([.BO123]=&quot;&quot;;&quot;&quot;;ROUND([.BO123];0))">
            <text:p/>
          </table:table-cell>
          <table:table-cell table:style-name="ce2" table:formula="of:=IF([.BP123]=&quot;&quot;;&quot;&quot;;ROUND([.BP123];0))">
            <text:p/>
          </table:table-cell>
          <table:table-cell table:style-name="ce2" table:formula="of:=IF([.BQ123]=&quot;&quot;;&quot;&quot;;ROUND([.BQ123];0))">
            <text:p/>
          </table:table-cell>
          <table:table-cell table:style-name="ce2" table:formula="of:=IF([.BR123]=&quot;&quot;;&quot;&quot;;ROUND([.BR123];0))">
            <text:p/>
          </table:table-cell>
          <table:table-cell table:style-name="ce2" table:formula="of:=IF([.BS123]=&quot;&quot;;&quot;&quot;;ROUND([.BS123];0))">
            <text:p/>
          </table:table-cell>
          <table:table-cell table:style-name="ce2" table:formula="of:=IF([.BT123]=&quot;&quot;;&quot;&quot;;ROUND([.BT123];0))">
            <text:p/>
          </table:table-cell>
          <table:table-cell table:style-name="ce2" table:formula="of:=IF([.BU123]=&quot;&quot;;&quot;&quot;;ROUND([.BU123];0))">
            <text:p/>
          </table:table-cell>
          <table:table-cell table:style-name="ce2" table:formula="of:=IF([.BV123]=&quot;&quot;;&quot;&quot;;ROUND([.BV123];0))">
            <text:p/>
          </table:table-cell>
          <table:table-cell table:style-name="ce2" table:formula="of:=IF([.BW123]=&quot;&quot;;&quot;&quot;;ROUND([.BW123];0))">
            <text:p/>
          </table:table-cell>
          <table:table-cell table:style-name="ce2" table:formula="of:=IF([.BX123]=&quot;&quot;;&quot;&quot;;ROUND([.BX123];0))">
            <text:p/>
          </table:table-cell>
          <table:table-cell table:style-name="ce2" table:formula="of:=IF([.BY123]=&quot;&quot;;&quot;&quot;;ROUND([.BY123];0))">
            <text:p/>
          </table:table-cell>
          <table:table-cell table:style-name="ce2" table:formula="of:=IF([.BZ123]=&quot;&quot;;&quot;&quot;;ROUND([.BZ123];0))">
            <text:p/>
          </table:table-cell>
          <table:table-cell table:style-name="ce2" table:formula="of:=IF([.CA123]=&quot;&quot;;&quot;&quot;;ROUND([.CA123];0))">
            <text:p/>
          </table:table-cell>
          <table:table-cell table:style-name="ce2" table:formula="of:=IF([.CB123]=&quot;&quot;;&quot;&quot;;ROUND([.CB123];0))">
            <text:p/>
          </table:table-cell>
          <table:table-cell table:style-name="ce2" table:formula="of:=IF([.CC123]=&quot;&quot;;&quot;&quot;;ROUND([.CC123];0))">
            <text:p/>
          </table:table-cell>
          <table:table-cell table:style-name="ce2" table:formula="of:=IF([.CD123]=&quot;&quot;;&quot;&quot;;ROUND([.CD123];0))">
            <text:p/>
          </table:table-cell>
          <table:table-cell table:style-name="ce2" table:formula="of:=IF([.CE123]=&quot;&quot;;&quot;&quot;;ROUND([.CE123];0))">
            <text:p/>
          </table:table-cell>
          <table:table-cell table:style-name="ce2" table:formula="of:=IF([.CF123]=&quot;&quot;;&quot;&quot;;ROUND([.CF123];0))">
            <text:p/>
          </table:table-cell>
          <table:table-cell table:style-name="ce2" table:formula="of:=IF([.CG123]=&quot;&quot;;&quot;&quot;;ROUND([.CG123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4]=&quot;&quot;;&quot;&quot;;ROUND([.D124];0))" office:value-type="float" office:value="877">
            <text:p>877</text:p>
          </table:table-cell>
          <table:table-cell table:style-name="ce2" table:formula="of:=IF([.E124]=&quot;&quot;;&quot;&quot;;ROUND([.E124];0))" office:value-type="float" office:value="206">
            <text:p>206</text:p>
          </table:table-cell>
          <table:table-cell table:style-name="ce2" table:formula="of:=IF([.F124]=&quot;&quot;;&quot;&quot;;ROUND([.F124];0))" office:value-type="float" office:value="876">
            <text:p>876</text:p>
          </table:table-cell>
          <table:table-cell table:style-name="ce2" table:formula="of:=IF([.G124]=&quot;&quot;;&quot;&quot;;ROUND([.G124];0))" office:value-type="float" office:value="307">
            <text:p>307</text:p>
          </table:table-cell>
          <table:table-cell table:style-name="ce2" table:formula="of:=IF([.H124]=&quot;&quot;;&quot;&quot;;ROUND([.H124];0))" office:value-type="float" office:value="1053">
            <text:p>1053</text:p>
          </table:table-cell>
          <table:table-cell table:style-name="ce2" table:formula="of:=IF([.I124]=&quot;&quot;;&quot;&quot;;ROUND([.I124];0))" office:value-type="float" office:value="307">
            <text:p>307</text:p>
          </table:table-cell>
          <table:table-cell table:style-name="ce2" table:formula="of:=IF([.J124]=&quot;&quot;;&quot;&quot;;ROUND([.J124];0))" office:value-type="float" office:value="1054">
            <text:p>1054</text:p>
          </table:table-cell>
          <table:table-cell table:style-name="ce2" table:formula="of:=IF([.K124]=&quot;&quot;;&quot;&quot;;ROUND([.K124];0))" office:value-type="float" office:value="212">
            <text:p>212</text:p>
          </table:table-cell>
          <table:table-cell table:style-name="ce2" table:formula="of:=IF([.L124]=&quot;&quot;;&quot;&quot;;ROUND([.L124];0))">
            <text:p/>
          </table:table-cell>
          <table:table-cell table:style-name="ce2" table:formula="of:=IF([.M124]=&quot;&quot;;&quot;&quot;;ROUND([.M124];0))">
            <text:p/>
          </table:table-cell>
          <table:table-cell table:style-name="ce2" table:formula="of:=IF([.N124]=&quot;&quot;;&quot;&quot;;ROUND([.N124];0))">
            <text:p/>
          </table:table-cell>
          <table:table-cell table:style-name="ce2" table:formula="of:=IF([.O124]=&quot;&quot;;&quot;&quot;;ROUND([.O124];0))">
            <text:p/>
          </table:table-cell>
          <table:table-cell table:style-name="ce2" table:formula="of:=IF([.P124]=&quot;&quot;;&quot;&quot;;ROUND([.P124];0))">
            <text:p/>
          </table:table-cell>
          <table:table-cell table:style-name="ce2" table:formula="of:=IF([.Q124]=&quot;&quot;;&quot;&quot;;ROUND([.Q124];0))">
            <text:p/>
          </table:table-cell>
          <table:table-cell table:style-name="ce2" table:formula="of:=IF([.R124]=&quot;&quot;;&quot;&quot;;ROUND([.R124];0))">
            <text:p/>
          </table:table-cell>
          <table:table-cell table:style-name="ce2" table:formula="of:=IF([.S124]=&quot;&quot;;&quot;&quot;;ROUND([.S124];0))">
            <text:p/>
          </table:table-cell>
          <table:table-cell table:style-name="ce2" table:formula="of:=IF([.T124]=&quot;&quot;;&quot;&quot;;ROUND([.T124];0))">
            <text:p/>
          </table:table-cell>
          <table:table-cell table:style-name="ce2" table:formula="of:=IF([.U124]=&quot;&quot;;&quot;&quot;;ROUND([.U124];0))">
            <text:p/>
          </table:table-cell>
          <table:table-cell table:style-name="ce2" table:formula="of:=IF([.V124]=&quot;&quot;;&quot;&quot;;ROUND([.V124];0))">
            <text:p/>
          </table:table-cell>
          <table:table-cell table:style-name="ce2" table:formula="of:=IF([.W124]=&quot;&quot;;&quot;&quot;;ROUND([.W124];0))">
            <text:p/>
          </table:table-cell>
          <table:table-cell table:style-name="ce2" table:formula="of:=IF([.X124]=&quot;&quot;;&quot;&quot;;ROUND([.X124];0))">
            <text:p/>
          </table:table-cell>
          <table:table-cell table:style-name="ce2" table:formula="of:=IF([.Y124]=&quot;&quot;;&quot;&quot;;ROUND([.Y124];0))">
            <text:p/>
          </table:table-cell>
          <table:table-cell table:style-name="ce2" table:formula="of:=IF([.Z124]=&quot;&quot;;&quot;&quot;;ROUND([.Z124];0))">
            <text:p/>
          </table:table-cell>
          <table:table-cell table:style-name="ce2" table:formula="of:=IF([.AA124]=&quot;&quot;;&quot;&quot;;ROUND([.AA124];0))">
            <text:p/>
          </table:table-cell>
          <table:table-cell table:style-name="ce2" table:formula="of:=IF([.AB124]=&quot;&quot;;&quot;&quot;;ROUND([.AB124];0))">
            <text:p/>
          </table:table-cell>
          <table:table-cell table:style-name="ce2" table:formula="of:=IF([.AC124]=&quot;&quot;;&quot;&quot;;ROUND([.AC124];0))">
            <text:p/>
          </table:table-cell>
          <table:table-cell table:style-name="ce2" table:formula="of:=IF([.AD124]=&quot;&quot;;&quot;&quot;;ROUND([.AD124];0))">
            <text:p/>
          </table:table-cell>
          <table:table-cell table:style-name="ce2" table:formula="of:=IF([.AE124]=&quot;&quot;;&quot;&quot;;ROUND([.AE124];0))">
            <text:p/>
          </table:table-cell>
          <table:table-cell table:style-name="ce2" table:formula="of:=IF([.AF124]=&quot;&quot;;&quot;&quot;;ROUND([.AF124];0))">
            <text:p/>
          </table:table-cell>
          <table:table-cell table:style-name="ce2" table:formula="of:=IF([.AG124]=&quot;&quot;;&quot;&quot;;ROUND([.AG124];0))">
            <text:p/>
          </table:table-cell>
          <table:table-cell table:style-name="ce2" table:formula="of:=IF([.AH124]=&quot;&quot;;&quot;&quot;;ROUND([.AH124];0))">
            <text:p/>
          </table:table-cell>
          <table:table-cell table:style-name="ce2" table:formula="of:=IF([.AI124]=&quot;&quot;;&quot;&quot;;ROUND([.AI124];0))">
            <text:p/>
          </table:table-cell>
          <table:table-cell table:style-name="ce2" table:formula="of:=IF([.AJ124]=&quot;&quot;;&quot;&quot;;ROUND([.AJ124];0))">
            <text:p/>
          </table:table-cell>
          <table:table-cell table:style-name="ce2" table:formula="of:=IF([.AK124]=&quot;&quot;;&quot;&quot;;ROUND([.AK124];0))">
            <text:p/>
          </table:table-cell>
          <table:table-cell table:style-name="ce2" table:formula="of:=IF([.AL124]=&quot;&quot;;&quot;&quot;;ROUND([.AL124];0))">
            <text:p/>
          </table:table-cell>
          <table:table-cell table:style-name="ce2" table:formula="of:=IF([.AM124]=&quot;&quot;;&quot;&quot;;ROUND([.AM124];0))">
            <text:p/>
          </table:table-cell>
          <table:table-cell table:style-name="ce2" table:formula="of:=IF([.AN124]=&quot;&quot;;&quot;&quot;;ROUND([.AN124];0))">
            <text:p/>
          </table:table-cell>
          <table:table-cell table:style-name="ce2" table:formula="of:=IF([.AO124]=&quot;&quot;;&quot;&quot;;ROUND([.AO124];0))">
            <text:p/>
          </table:table-cell>
          <table:table-cell table:style-name="ce2" table:formula="of:=IF([.AP124]=&quot;&quot;;&quot;&quot;;ROUND([.AP124];0))">
            <text:p/>
          </table:table-cell>
          <table:table-cell table:style-name="ce2" table:formula="of:=IF([.AQ124]=&quot;&quot;;&quot;&quot;;ROUND([.AQ124];0))">
            <text:p/>
          </table:table-cell>
          <table:table-cell table:style-name="ce2" table:formula="of:=IF([.AR124]=&quot;&quot;;&quot;&quot;;ROUND([.AR124];0))">
            <text:p/>
          </table:table-cell>
          <table:table-cell table:style-name="ce2" table:formula="of:=IF([.AS124]=&quot;&quot;;&quot;&quot;;ROUND([.AS124];0))">
            <text:p/>
          </table:table-cell>
          <table:table-cell table:style-name="ce2" table:formula="of:=IF([.AT124]=&quot;&quot;;&quot;&quot;;ROUND([.AT124];0))">
            <text:p/>
          </table:table-cell>
          <table:table-cell table:style-name="ce2" table:formula="of:=IF([.AU124]=&quot;&quot;;&quot;&quot;;ROUND([.AU124];0))">
            <text:p/>
          </table:table-cell>
          <table:table-cell table:style-name="ce2" table:formula="of:=IF([.AV124]=&quot;&quot;;&quot;&quot;;ROUND([.AV124];0))">
            <text:p/>
          </table:table-cell>
          <table:table-cell table:style-name="ce2" table:formula="of:=IF([.AW124]=&quot;&quot;;&quot;&quot;;ROUND([.AW124];0))">
            <text:p/>
          </table:table-cell>
          <table:table-cell table:style-name="ce2" table:formula="of:=IF([.AX124]=&quot;&quot;;&quot;&quot;;ROUND([.AX124];0))">
            <text:p/>
          </table:table-cell>
          <table:table-cell table:style-name="ce2" table:formula="of:=IF([.AY124]=&quot;&quot;;&quot;&quot;;ROUND([.AY124];0))">
            <text:p/>
          </table:table-cell>
          <table:table-cell table:style-name="ce2" table:formula="of:=IF([.AZ124]=&quot;&quot;;&quot;&quot;;ROUND([.AZ124];0))">
            <text:p/>
          </table:table-cell>
          <table:table-cell table:style-name="ce2" table:formula="of:=IF([.BA124]=&quot;&quot;;&quot;&quot;;ROUND([.BA124];0))">
            <text:p/>
          </table:table-cell>
          <table:table-cell table:style-name="ce2" table:formula="of:=IF([.BB124]=&quot;&quot;;&quot;&quot;;ROUND([.BB124];0))">
            <text:p/>
          </table:table-cell>
          <table:table-cell table:style-name="ce2" table:formula="of:=IF([.BC124]=&quot;&quot;;&quot;&quot;;ROUND([.BC124];0))">
            <text:p/>
          </table:table-cell>
          <table:table-cell table:style-name="ce2" table:formula="of:=IF([.BD124]=&quot;&quot;;&quot;&quot;;ROUND([.BD124];0))">
            <text:p/>
          </table:table-cell>
          <table:table-cell table:style-name="ce2" table:formula="of:=IF([.BE124]=&quot;&quot;;&quot;&quot;;ROUND([.BE124];0))">
            <text:p/>
          </table:table-cell>
          <table:table-cell table:style-name="ce2" table:formula="of:=IF([.BF124]=&quot;&quot;;&quot;&quot;;ROUND([.BF124];0))">
            <text:p/>
          </table:table-cell>
          <table:table-cell table:style-name="ce2" table:formula="of:=IF([.BG124]=&quot;&quot;;&quot;&quot;;ROUND([.BG124];0))">
            <text:p/>
          </table:table-cell>
          <table:table-cell table:style-name="ce2" table:formula="of:=IF([.BH124]=&quot;&quot;;&quot;&quot;;ROUND([.BH124];0))">
            <text:p/>
          </table:table-cell>
          <table:table-cell table:style-name="ce2" table:formula="of:=IF([.BI124]=&quot;&quot;;&quot;&quot;;ROUND([.BI124];0))">
            <text:p/>
          </table:table-cell>
          <table:table-cell table:style-name="ce2" table:formula="of:=IF([.BJ124]=&quot;&quot;;&quot;&quot;;ROUND([.BJ124];0))">
            <text:p/>
          </table:table-cell>
          <table:table-cell table:style-name="ce2" table:formula="of:=IF([.BK124]=&quot;&quot;;&quot;&quot;;ROUND([.BK124];0))">
            <text:p/>
          </table:table-cell>
          <table:table-cell table:style-name="ce2" table:formula="of:=IF([.BL124]=&quot;&quot;;&quot;&quot;;ROUND([.BL124];0))">
            <text:p/>
          </table:table-cell>
          <table:table-cell table:style-name="ce2" table:formula="of:=IF([.BM124]=&quot;&quot;;&quot;&quot;;ROUND([.BM124];0))">
            <text:p/>
          </table:table-cell>
          <table:table-cell table:style-name="ce2" table:formula="of:=IF([.BN124]=&quot;&quot;;&quot;&quot;;ROUND([.BN124];0))">
            <text:p/>
          </table:table-cell>
          <table:table-cell table:style-name="ce2" table:formula="of:=IF([.BO124]=&quot;&quot;;&quot;&quot;;ROUND([.BO124];0))">
            <text:p/>
          </table:table-cell>
          <table:table-cell table:style-name="ce2" table:formula="of:=IF([.BP124]=&quot;&quot;;&quot;&quot;;ROUND([.BP124];0))">
            <text:p/>
          </table:table-cell>
          <table:table-cell table:style-name="ce2" table:formula="of:=IF([.BQ124]=&quot;&quot;;&quot;&quot;;ROUND([.BQ124];0))">
            <text:p/>
          </table:table-cell>
          <table:table-cell table:style-name="ce2" table:formula="of:=IF([.BR124]=&quot;&quot;;&quot;&quot;;ROUND([.BR124];0))">
            <text:p/>
          </table:table-cell>
          <table:table-cell table:style-name="ce2" table:formula="of:=IF([.BS124]=&quot;&quot;;&quot;&quot;;ROUND([.BS124];0))">
            <text:p/>
          </table:table-cell>
          <table:table-cell table:style-name="ce2" table:formula="of:=IF([.BT124]=&quot;&quot;;&quot;&quot;;ROUND([.BT124];0))">
            <text:p/>
          </table:table-cell>
          <table:table-cell table:style-name="ce2" table:formula="of:=IF([.BU124]=&quot;&quot;;&quot;&quot;;ROUND([.BU124];0))">
            <text:p/>
          </table:table-cell>
          <table:table-cell table:style-name="ce2" table:formula="of:=IF([.BV124]=&quot;&quot;;&quot;&quot;;ROUND([.BV124];0))">
            <text:p/>
          </table:table-cell>
          <table:table-cell table:style-name="ce2" table:formula="of:=IF([.BW124]=&quot;&quot;;&quot;&quot;;ROUND([.BW124];0))">
            <text:p/>
          </table:table-cell>
          <table:table-cell table:style-name="ce2" table:formula="of:=IF([.BX124]=&quot;&quot;;&quot;&quot;;ROUND([.BX124];0))">
            <text:p/>
          </table:table-cell>
          <table:table-cell table:style-name="ce2" table:formula="of:=IF([.BY124]=&quot;&quot;;&quot;&quot;;ROUND([.BY124];0))">
            <text:p/>
          </table:table-cell>
          <table:table-cell table:style-name="ce2" table:formula="of:=IF([.BZ124]=&quot;&quot;;&quot;&quot;;ROUND([.BZ124];0))">
            <text:p/>
          </table:table-cell>
          <table:table-cell table:style-name="ce2" table:formula="of:=IF([.CA124]=&quot;&quot;;&quot;&quot;;ROUND([.CA124];0))">
            <text:p/>
          </table:table-cell>
          <table:table-cell table:style-name="ce2" table:formula="of:=IF([.CB124]=&quot;&quot;;&quot;&quot;;ROUND([.CB124];0))">
            <text:p/>
          </table:table-cell>
          <table:table-cell table:style-name="ce2" table:formula="of:=IF([.CC124]=&quot;&quot;;&quot;&quot;;ROUND([.CC124];0))">
            <text:p/>
          </table:table-cell>
          <table:table-cell table:style-name="ce2" table:formula="of:=IF([.CD124]=&quot;&quot;;&quot;&quot;;ROUND([.CD124];0))">
            <text:p/>
          </table:table-cell>
          <table:table-cell table:style-name="ce2" table:formula="of:=IF([.CE124]=&quot;&quot;;&quot;&quot;;ROUND([.CE124];0))">
            <text:p/>
          </table:table-cell>
          <table:table-cell table:style-name="ce2" table:formula="of:=IF([.CF124]=&quot;&quot;;&quot;&quot;;ROUND([.CF124];0))">
            <text:p/>
          </table:table-cell>
          <table:table-cell table:style-name="ce2" table:formula="of:=IF([.CG124]=&quot;&quot;;&quot;&quot;;ROUND([.CG124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5]=&quot;&quot;;&quot;&quot;;ROUND([.D125];0))" office:value-type="float" office:value="650">
            <text:p>650</text:p>
          </table:table-cell>
          <table:table-cell table:style-name="ce2" table:formula="of:=IF([.E125]=&quot;&quot;;&quot;&quot;;ROUND([.E125];0))" office:value-type="float" office:value="239">
            <text:p>239</text:p>
          </table:table-cell>
          <table:table-cell table:style-name="ce2" table:formula="of:=IF([.F125]=&quot;&quot;;&quot;&quot;;ROUND([.F125];0))" office:value-type="float" office:value="651">
            <text:p>651</text:p>
          </table:table-cell>
          <table:table-cell table:style-name="ce2" table:formula="of:=IF([.G125]=&quot;&quot;;&quot;&quot;;ROUND([.G125];0))" office:value-type="float" office:value="338">
            <text:p>338</text:p>
          </table:table-cell>
          <table:table-cell table:style-name="ce2" table:formula="of:=IF([.H125]=&quot;&quot;;&quot;&quot;;ROUND([.H125];0))" office:value-type="float" office:value="669">
            <text:p>669</text:p>
          </table:table-cell>
          <table:table-cell table:style-name="ce2" table:formula="of:=IF([.I125]=&quot;&quot;;&quot;&quot;;ROUND([.I125];0))" office:value-type="float" office:value="339">
            <text:p>339</text:p>
          </table:table-cell>
          <table:table-cell table:style-name="ce2" table:formula="of:=IF([.J125]=&quot;&quot;;&quot;&quot;;ROUND([.J125];0))" office:value-type="float" office:value="669">
            <text:p>669</text:p>
          </table:table-cell>
          <table:table-cell table:style-name="ce2" table:formula="of:=IF([.K125]=&quot;&quot;;&quot;&quot;;ROUND([.K125];0))" office:value-type="float" office:value="235">
            <text:p>235</text:p>
          </table:table-cell>
          <table:table-cell table:style-name="ce2" table:formula="of:=IF([.L125]=&quot;&quot;;&quot;&quot;;ROUND([.L125];0))">
            <text:p/>
          </table:table-cell>
          <table:table-cell table:style-name="ce2" table:formula="of:=IF([.M125]=&quot;&quot;;&quot;&quot;;ROUND([.M125];0))">
            <text:p/>
          </table:table-cell>
          <table:table-cell table:style-name="ce2" table:formula="of:=IF([.N125]=&quot;&quot;;&quot;&quot;;ROUND([.N125];0))">
            <text:p/>
          </table:table-cell>
          <table:table-cell table:style-name="ce2" table:formula="of:=IF([.O125]=&quot;&quot;;&quot;&quot;;ROUND([.O125];0))">
            <text:p/>
          </table:table-cell>
          <table:table-cell table:style-name="ce2" table:formula="of:=IF([.P125]=&quot;&quot;;&quot;&quot;;ROUND([.P125];0))">
            <text:p/>
          </table:table-cell>
          <table:table-cell table:style-name="ce2" table:formula="of:=IF([.Q125]=&quot;&quot;;&quot;&quot;;ROUND([.Q125];0))">
            <text:p/>
          </table:table-cell>
          <table:table-cell table:style-name="ce2" table:formula="of:=IF([.R125]=&quot;&quot;;&quot;&quot;;ROUND([.R125];0))">
            <text:p/>
          </table:table-cell>
          <table:table-cell table:style-name="ce2" table:formula="of:=IF([.S125]=&quot;&quot;;&quot;&quot;;ROUND([.S125];0))">
            <text:p/>
          </table:table-cell>
          <table:table-cell table:style-name="ce2" table:formula="of:=IF([.T125]=&quot;&quot;;&quot;&quot;;ROUND([.T125];0))">
            <text:p/>
          </table:table-cell>
          <table:table-cell table:style-name="ce2" table:formula="of:=IF([.U125]=&quot;&quot;;&quot;&quot;;ROUND([.U125];0))">
            <text:p/>
          </table:table-cell>
          <table:table-cell table:style-name="ce2" table:formula="of:=IF([.V125]=&quot;&quot;;&quot;&quot;;ROUND([.V125];0))">
            <text:p/>
          </table:table-cell>
          <table:table-cell table:style-name="ce2" table:formula="of:=IF([.W125]=&quot;&quot;;&quot;&quot;;ROUND([.W125];0))">
            <text:p/>
          </table:table-cell>
          <table:table-cell table:style-name="ce2" table:formula="of:=IF([.X125]=&quot;&quot;;&quot;&quot;;ROUND([.X125];0))">
            <text:p/>
          </table:table-cell>
          <table:table-cell table:style-name="ce2" table:formula="of:=IF([.Y125]=&quot;&quot;;&quot;&quot;;ROUND([.Y125];0))">
            <text:p/>
          </table:table-cell>
          <table:table-cell table:style-name="ce2" table:formula="of:=IF([.Z125]=&quot;&quot;;&quot;&quot;;ROUND([.Z125];0))">
            <text:p/>
          </table:table-cell>
          <table:table-cell table:style-name="ce2" table:formula="of:=IF([.AA125]=&quot;&quot;;&quot;&quot;;ROUND([.AA125];0))">
            <text:p/>
          </table:table-cell>
          <table:table-cell table:style-name="ce2" table:formula="of:=IF([.AB125]=&quot;&quot;;&quot;&quot;;ROUND([.AB125];0))">
            <text:p/>
          </table:table-cell>
          <table:table-cell table:style-name="ce2" table:formula="of:=IF([.AC125]=&quot;&quot;;&quot;&quot;;ROUND([.AC125];0))">
            <text:p/>
          </table:table-cell>
          <table:table-cell table:style-name="ce2" table:formula="of:=IF([.AD125]=&quot;&quot;;&quot;&quot;;ROUND([.AD125];0))">
            <text:p/>
          </table:table-cell>
          <table:table-cell table:style-name="ce2" table:formula="of:=IF([.AE125]=&quot;&quot;;&quot;&quot;;ROUND([.AE125];0))">
            <text:p/>
          </table:table-cell>
          <table:table-cell table:style-name="ce2" table:formula="of:=IF([.AF125]=&quot;&quot;;&quot;&quot;;ROUND([.AF125];0))">
            <text:p/>
          </table:table-cell>
          <table:table-cell table:style-name="ce2" table:formula="of:=IF([.AG125]=&quot;&quot;;&quot;&quot;;ROUND([.AG125];0))">
            <text:p/>
          </table:table-cell>
          <table:table-cell table:style-name="ce2" table:formula="of:=IF([.AH125]=&quot;&quot;;&quot;&quot;;ROUND([.AH125];0))">
            <text:p/>
          </table:table-cell>
          <table:table-cell table:style-name="ce2" table:formula="of:=IF([.AI125]=&quot;&quot;;&quot;&quot;;ROUND([.AI125];0))">
            <text:p/>
          </table:table-cell>
          <table:table-cell table:style-name="ce2" table:formula="of:=IF([.AJ125]=&quot;&quot;;&quot;&quot;;ROUND([.AJ125];0))">
            <text:p/>
          </table:table-cell>
          <table:table-cell table:style-name="ce2" table:formula="of:=IF([.AK125]=&quot;&quot;;&quot;&quot;;ROUND([.AK125];0))">
            <text:p/>
          </table:table-cell>
          <table:table-cell table:style-name="ce2" table:formula="of:=IF([.AL125]=&quot;&quot;;&quot;&quot;;ROUND([.AL125];0))">
            <text:p/>
          </table:table-cell>
          <table:table-cell table:style-name="ce2" table:formula="of:=IF([.AM125]=&quot;&quot;;&quot;&quot;;ROUND([.AM125];0))">
            <text:p/>
          </table:table-cell>
          <table:table-cell table:style-name="ce2" table:formula="of:=IF([.AN125]=&quot;&quot;;&quot;&quot;;ROUND([.AN125];0))">
            <text:p/>
          </table:table-cell>
          <table:table-cell table:style-name="ce2" table:formula="of:=IF([.AO125]=&quot;&quot;;&quot;&quot;;ROUND([.AO125];0))">
            <text:p/>
          </table:table-cell>
          <table:table-cell table:style-name="ce2" table:formula="of:=IF([.AP125]=&quot;&quot;;&quot;&quot;;ROUND([.AP125];0))">
            <text:p/>
          </table:table-cell>
          <table:table-cell table:style-name="ce2" table:formula="of:=IF([.AQ125]=&quot;&quot;;&quot;&quot;;ROUND([.AQ125];0))">
            <text:p/>
          </table:table-cell>
          <table:table-cell table:style-name="ce2" table:formula="of:=IF([.AR125]=&quot;&quot;;&quot;&quot;;ROUND([.AR125];0))">
            <text:p/>
          </table:table-cell>
          <table:table-cell table:style-name="ce2" table:formula="of:=IF([.AS125]=&quot;&quot;;&quot;&quot;;ROUND([.AS125];0))">
            <text:p/>
          </table:table-cell>
          <table:table-cell table:style-name="ce2" table:formula="of:=IF([.AT125]=&quot;&quot;;&quot;&quot;;ROUND([.AT125];0))">
            <text:p/>
          </table:table-cell>
          <table:table-cell table:style-name="ce2" table:formula="of:=IF([.AU125]=&quot;&quot;;&quot;&quot;;ROUND([.AU125];0))">
            <text:p/>
          </table:table-cell>
          <table:table-cell table:style-name="ce2" table:formula="of:=IF([.AV125]=&quot;&quot;;&quot;&quot;;ROUND([.AV125];0))">
            <text:p/>
          </table:table-cell>
          <table:table-cell table:style-name="ce2" table:formula="of:=IF([.AW125]=&quot;&quot;;&quot;&quot;;ROUND([.AW125];0))">
            <text:p/>
          </table:table-cell>
          <table:table-cell table:style-name="ce2" table:formula="of:=IF([.AX125]=&quot;&quot;;&quot;&quot;;ROUND([.AX125];0))">
            <text:p/>
          </table:table-cell>
          <table:table-cell table:style-name="ce2" table:formula="of:=IF([.AY125]=&quot;&quot;;&quot;&quot;;ROUND([.AY125];0))">
            <text:p/>
          </table:table-cell>
          <table:table-cell table:style-name="ce2" table:formula="of:=IF([.AZ125]=&quot;&quot;;&quot;&quot;;ROUND([.AZ125];0))">
            <text:p/>
          </table:table-cell>
          <table:table-cell table:style-name="ce2" table:formula="of:=IF([.BA125]=&quot;&quot;;&quot;&quot;;ROUND([.BA125];0))">
            <text:p/>
          </table:table-cell>
          <table:table-cell table:style-name="ce2" table:formula="of:=IF([.BB125]=&quot;&quot;;&quot;&quot;;ROUND([.BB125];0))">
            <text:p/>
          </table:table-cell>
          <table:table-cell table:style-name="ce2" table:formula="of:=IF([.BC125]=&quot;&quot;;&quot;&quot;;ROUND([.BC125];0))">
            <text:p/>
          </table:table-cell>
          <table:table-cell table:style-name="ce2" table:formula="of:=IF([.BD125]=&quot;&quot;;&quot;&quot;;ROUND([.BD125];0))">
            <text:p/>
          </table:table-cell>
          <table:table-cell table:style-name="ce2" table:formula="of:=IF([.BE125]=&quot;&quot;;&quot;&quot;;ROUND([.BE125];0))">
            <text:p/>
          </table:table-cell>
          <table:table-cell table:style-name="ce2" table:formula="of:=IF([.BF125]=&quot;&quot;;&quot;&quot;;ROUND([.BF125];0))">
            <text:p/>
          </table:table-cell>
          <table:table-cell table:style-name="ce2" table:formula="of:=IF([.BG125]=&quot;&quot;;&quot;&quot;;ROUND([.BG125];0))">
            <text:p/>
          </table:table-cell>
          <table:table-cell table:style-name="ce2" table:formula="of:=IF([.BH125]=&quot;&quot;;&quot;&quot;;ROUND([.BH125];0))">
            <text:p/>
          </table:table-cell>
          <table:table-cell table:style-name="ce2" table:formula="of:=IF([.BI125]=&quot;&quot;;&quot;&quot;;ROUND([.BI125];0))">
            <text:p/>
          </table:table-cell>
          <table:table-cell table:style-name="ce2" table:formula="of:=IF([.BJ125]=&quot;&quot;;&quot;&quot;;ROUND([.BJ125];0))">
            <text:p/>
          </table:table-cell>
          <table:table-cell table:style-name="ce2" table:formula="of:=IF([.BK125]=&quot;&quot;;&quot;&quot;;ROUND([.BK125];0))">
            <text:p/>
          </table:table-cell>
          <table:table-cell table:style-name="ce2" table:formula="of:=IF([.BL125]=&quot;&quot;;&quot;&quot;;ROUND([.BL125];0))">
            <text:p/>
          </table:table-cell>
          <table:table-cell table:style-name="ce2" table:formula="of:=IF([.BM125]=&quot;&quot;;&quot;&quot;;ROUND([.BM125];0))">
            <text:p/>
          </table:table-cell>
          <table:table-cell table:style-name="ce2" table:formula="of:=IF([.BN125]=&quot;&quot;;&quot;&quot;;ROUND([.BN125];0))">
            <text:p/>
          </table:table-cell>
          <table:table-cell table:style-name="ce2" table:formula="of:=IF([.BO125]=&quot;&quot;;&quot;&quot;;ROUND([.BO125];0))">
            <text:p/>
          </table:table-cell>
          <table:table-cell table:style-name="ce2" table:formula="of:=IF([.BP125]=&quot;&quot;;&quot;&quot;;ROUND([.BP125];0))">
            <text:p/>
          </table:table-cell>
          <table:table-cell table:style-name="ce2" table:formula="of:=IF([.BQ125]=&quot;&quot;;&quot;&quot;;ROUND([.BQ125];0))">
            <text:p/>
          </table:table-cell>
          <table:table-cell table:style-name="ce2" table:formula="of:=IF([.BR125]=&quot;&quot;;&quot;&quot;;ROUND([.BR125];0))">
            <text:p/>
          </table:table-cell>
          <table:table-cell table:style-name="ce2" table:formula="of:=IF([.BS125]=&quot;&quot;;&quot;&quot;;ROUND([.BS125];0))">
            <text:p/>
          </table:table-cell>
          <table:table-cell table:style-name="ce2" table:formula="of:=IF([.BT125]=&quot;&quot;;&quot;&quot;;ROUND([.BT125];0))">
            <text:p/>
          </table:table-cell>
          <table:table-cell table:style-name="ce2" table:formula="of:=IF([.BU125]=&quot;&quot;;&quot;&quot;;ROUND([.BU125];0))">
            <text:p/>
          </table:table-cell>
          <table:table-cell table:style-name="ce2" table:formula="of:=IF([.BV125]=&quot;&quot;;&quot;&quot;;ROUND([.BV125];0))">
            <text:p/>
          </table:table-cell>
          <table:table-cell table:style-name="ce2" table:formula="of:=IF([.BW125]=&quot;&quot;;&quot;&quot;;ROUND([.BW125];0))">
            <text:p/>
          </table:table-cell>
          <table:table-cell table:style-name="ce2" table:formula="of:=IF([.BX125]=&quot;&quot;;&quot;&quot;;ROUND([.BX125];0))">
            <text:p/>
          </table:table-cell>
          <table:table-cell table:style-name="ce2" table:formula="of:=IF([.BY125]=&quot;&quot;;&quot;&quot;;ROUND([.BY125];0))">
            <text:p/>
          </table:table-cell>
          <table:table-cell table:style-name="ce2" table:formula="of:=IF([.BZ125]=&quot;&quot;;&quot;&quot;;ROUND([.BZ125];0))">
            <text:p/>
          </table:table-cell>
          <table:table-cell table:style-name="ce2" table:formula="of:=IF([.CA125]=&quot;&quot;;&quot;&quot;;ROUND([.CA125];0))">
            <text:p/>
          </table:table-cell>
          <table:table-cell table:style-name="ce2" table:formula="of:=IF([.CB125]=&quot;&quot;;&quot;&quot;;ROUND([.CB125];0))">
            <text:p/>
          </table:table-cell>
          <table:table-cell table:style-name="ce2" table:formula="of:=IF([.CC125]=&quot;&quot;;&quot;&quot;;ROUND([.CC125];0))">
            <text:p/>
          </table:table-cell>
          <table:table-cell table:style-name="ce2" table:formula="of:=IF([.CD125]=&quot;&quot;;&quot;&quot;;ROUND([.CD125];0))">
            <text:p/>
          </table:table-cell>
          <table:table-cell table:style-name="ce2" table:formula="of:=IF([.CE125]=&quot;&quot;;&quot;&quot;;ROUND([.CE125];0))">
            <text:p/>
          </table:table-cell>
          <table:table-cell table:style-name="ce2" table:formula="of:=IF([.CF125]=&quot;&quot;;&quot;&quot;;ROUND([.CF125];0))">
            <text:p/>
          </table:table-cell>
          <table:table-cell table:style-name="ce2" table:formula="of:=IF([.CG125]=&quot;&quot;;&quot;&quot;;ROUND([.CG125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6]=&quot;&quot;;&quot;&quot;;ROUND([.D126];0))" office:value-type="float" office:value="556">
            <text:p>556</text:p>
          </table:table-cell>
          <table:table-cell table:style-name="ce2" table:formula="of:=IF([.E126]=&quot;&quot;;&quot;&quot;;ROUND([.E126];0))" office:value-type="float" office:value="243">
            <text:p>243</text:p>
          </table:table-cell>
          <table:table-cell table:style-name="ce2" table:formula="of:=IF([.F126]=&quot;&quot;;&quot;&quot;;ROUND([.F126];0))" office:value-type="float" office:value="556">
            <text:p>556</text:p>
          </table:table-cell>
          <table:table-cell table:style-name="ce2" table:formula="of:=IF([.G126]=&quot;&quot;;&quot;&quot;;ROUND([.G126];0))" office:value-type="float" office:value="270">
            <text:p>270</text:p>
          </table:table-cell>
          <table:table-cell table:style-name="ce2" table:formula="of:=IF([.H126]=&quot;&quot;;&quot;&quot;;ROUND([.H126];0))" office:value-type="float" office:value="583">
            <text:p>583</text:p>
          </table:table-cell>
          <table:table-cell table:style-name="ce2" table:formula="of:=IF([.I126]=&quot;&quot;;&quot;&quot;;ROUND([.I126];0))" office:value-type="float" office:value="270">
            <text:p>270</text:p>
          </table:table-cell>
          <table:table-cell table:style-name="ce2" table:formula="of:=IF([.J126]=&quot;&quot;;&quot;&quot;;ROUND([.J126];0))" office:value-type="float" office:value="583">
            <text:p>583</text:p>
          </table:table-cell>
          <table:table-cell table:style-name="ce2" table:formula="of:=IF([.K126]=&quot;&quot;;&quot;&quot;;ROUND([.K126];0))" office:value-type="float" office:value="246">
            <text:p>246</text:p>
          </table:table-cell>
          <table:table-cell table:style-name="ce2" table:formula="of:=IF([.L126]=&quot;&quot;;&quot;&quot;;ROUND([.L126];0))" office:value-type="float" office:value="565">
            <text:p>565</text:p>
          </table:table-cell>
          <table:table-cell table:style-name="ce2" table:formula="of:=IF([.M126]=&quot;&quot;;&quot;&quot;;ROUND([.M126];0))" office:value-type="float" office:value="250">
            <text:p>250</text:p>
          </table:table-cell>
          <table:table-cell table:style-name="ce2" table:formula="of:=IF([.N126]=&quot;&quot;;&quot;&quot;;ROUND([.N126];0))" office:value-type="float" office:value="562">
            <text:p>562</text:p>
          </table:table-cell>
          <table:table-cell table:style-name="ce2" table:formula="of:=IF([.O126]=&quot;&quot;;&quot;&quot;;ROUND([.O126];0))" office:value-type="float" office:value="243">
            <text:p>243</text:p>
          </table:table-cell>
          <table:table-cell table:style-name="ce2" table:formula="of:=IF([.P126]=&quot;&quot;;&quot;&quot;;ROUND([.P126];0))">
            <text:p/>
          </table:table-cell>
          <table:table-cell table:style-name="ce2" table:formula="of:=IF([.Q126]=&quot;&quot;;&quot;&quot;;ROUND([.Q126];0))">
            <text:p/>
          </table:table-cell>
          <table:table-cell table:style-name="ce2" table:formula="of:=IF([.R126]=&quot;&quot;;&quot;&quot;;ROUND([.R126];0))">
            <text:p/>
          </table:table-cell>
          <table:table-cell table:style-name="ce2" table:formula="of:=IF([.S126]=&quot;&quot;;&quot;&quot;;ROUND([.S126];0))">
            <text:p/>
          </table:table-cell>
          <table:table-cell table:style-name="ce2" table:formula="of:=IF([.T126]=&quot;&quot;;&quot;&quot;;ROUND([.T126];0))">
            <text:p/>
          </table:table-cell>
          <table:table-cell table:style-name="ce2" table:formula="of:=IF([.U126]=&quot;&quot;;&quot;&quot;;ROUND([.U126];0))">
            <text:p/>
          </table:table-cell>
          <table:table-cell table:style-name="ce2" table:formula="of:=IF([.V126]=&quot;&quot;;&quot;&quot;;ROUND([.V126];0))">
            <text:p/>
          </table:table-cell>
          <table:table-cell table:style-name="ce2" table:formula="of:=IF([.W126]=&quot;&quot;;&quot;&quot;;ROUND([.W126];0))">
            <text:p/>
          </table:table-cell>
          <table:table-cell table:style-name="ce2" table:formula="of:=IF([.X126]=&quot;&quot;;&quot;&quot;;ROUND([.X126];0))">
            <text:p/>
          </table:table-cell>
          <table:table-cell table:style-name="ce2" table:formula="of:=IF([.Y126]=&quot;&quot;;&quot;&quot;;ROUND([.Y126];0))">
            <text:p/>
          </table:table-cell>
          <table:table-cell table:style-name="ce2" table:formula="of:=IF([.Z126]=&quot;&quot;;&quot;&quot;;ROUND([.Z126];0))">
            <text:p/>
          </table:table-cell>
          <table:table-cell table:style-name="ce2" table:formula="of:=IF([.AA126]=&quot;&quot;;&quot;&quot;;ROUND([.AA126];0))">
            <text:p/>
          </table:table-cell>
          <table:table-cell table:style-name="ce2" table:formula="of:=IF([.AB126]=&quot;&quot;;&quot;&quot;;ROUND([.AB126];0))">
            <text:p/>
          </table:table-cell>
          <table:table-cell table:style-name="ce2" table:formula="of:=IF([.AC126]=&quot;&quot;;&quot;&quot;;ROUND([.AC126];0))">
            <text:p/>
          </table:table-cell>
          <table:table-cell table:style-name="ce2" table:formula="of:=IF([.AD126]=&quot;&quot;;&quot;&quot;;ROUND([.AD126];0))">
            <text:p/>
          </table:table-cell>
          <table:table-cell table:style-name="ce2" table:formula="of:=IF([.AE126]=&quot;&quot;;&quot;&quot;;ROUND([.AE126];0))">
            <text:p/>
          </table:table-cell>
          <table:table-cell table:style-name="ce2" table:formula="of:=IF([.AF126]=&quot;&quot;;&quot;&quot;;ROUND([.AF126];0))">
            <text:p/>
          </table:table-cell>
          <table:table-cell table:style-name="ce2" table:formula="of:=IF([.AG126]=&quot;&quot;;&quot;&quot;;ROUND([.AG126];0))">
            <text:p/>
          </table:table-cell>
          <table:table-cell table:style-name="ce2" table:formula="of:=IF([.AH126]=&quot;&quot;;&quot;&quot;;ROUND([.AH126];0))">
            <text:p/>
          </table:table-cell>
          <table:table-cell table:style-name="ce2" table:formula="of:=IF([.AI126]=&quot;&quot;;&quot;&quot;;ROUND([.AI126];0))">
            <text:p/>
          </table:table-cell>
          <table:table-cell table:style-name="ce2" table:formula="of:=IF([.AJ126]=&quot;&quot;;&quot;&quot;;ROUND([.AJ126];0))">
            <text:p/>
          </table:table-cell>
          <table:table-cell table:style-name="ce2" table:formula="of:=IF([.AK126]=&quot;&quot;;&quot;&quot;;ROUND([.AK126];0))">
            <text:p/>
          </table:table-cell>
          <table:table-cell table:style-name="ce2" table:formula="of:=IF([.AL126]=&quot;&quot;;&quot;&quot;;ROUND([.AL126];0))">
            <text:p/>
          </table:table-cell>
          <table:table-cell table:style-name="ce2" table:formula="of:=IF([.AM126]=&quot;&quot;;&quot;&quot;;ROUND([.AM126];0))">
            <text:p/>
          </table:table-cell>
          <table:table-cell table:style-name="ce2" table:formula="of:=IF([.AN126]=&quot;&quot;;&quot;&quot;;ROUND([.AN126];0))">
            <text:p/>
          </table:table-cell>
          <table:table-cell table:style-name="ce2" table:formula="of:=IF([.AO126]=&quot;&quot;;&quot;&quot;;ROUND([.AO126];0))">
            <text:p/>
          </table:table-cell>
          <table:table-cell table:style-name="ce2" table:formula="of:=IF([.AP126]=&quot;&quot;;&quot;&quot;;ROUND([.AP126];0))">
            <text:p/>
          </table:table-cell>
          <table:table-cell table:style-name="ce2" table:formula="of:=IF([.AQ126]=&quot;&quot;;&quot;&quot;;ROUND([.AQ126];0))">
            <text:p/>
          </table:table-cell>
          <table:table-cell table:style-name="ce2" table:formula="of:=IF([.AR126]=&quot;&quot;;&quot;&quot;;ROUND([.AR126];0))">
            <text:p/>
          </table:table-cell>
          <table:table-cell table:style-name="ce2" table:formula="of:=IF([.AS126]=&quot;&quot;;&quot;&quot;;ROUND([.AS126];0))">
            <text:p/>
          </table:table-cell>
          <table:table-cell table:style-name="ce2" table:formula="of:=IF([.AT126]=&quot;&quot;;&quot;&quot;;ROUND([.AT126];0))">
            <text:p/>
          </table:table-cell>
          <table:table-cell table:style-name="ce2" table:formula="of:=IF([.AU126]=&quot;&quot;;&quot;&quot;;ROUND([.AU126];0))">
            <text:p/>
          </table:table-cell>
          <table:table-cell table:style-name="ce2" table:formula="of:=IF([.AV126]=&quot;&quot;;&quot;&quot;;ROUND([.AV126];0))">
            <text:p/>
          </table:table-cell>
          <table:table-cell table:style-name="ce2" table:formula="of:=IF([.AW126]=&quot;&quot;;&quot;&quot;;ROUND([.AW126];0))">
            <text:p/>
          </table:table-cell>
          <table:table-cell table:style-name="ce2" table:formula="of:=IF([.AX126]=&quot;&quot;;&quot;&quot;;ROUND([.AX126];0))">
            <text:p/>
          </table:table-cell>
          <table:table-cell table:style-name="ce2" table:formula="of:=IF([.AY126]=&quot;&quot;;&quot;&quot;;ROUND([.AY126];0))">
            <text:p/>
          </table:table-cell>
          <table:table-cell table:style-name="ce2" table:formula="of:=IF([.AZ126]=&quot;&quot;;&quot;&quot;;ROUND([.AZ126];0))">
            <text:p/>
          </table:table-cell>
          <table:table-cell table:style-name="ce2" table:formula="of:=IF([.BA126]=&quot;&quot;;&quot;&quot;;ROUND([.BA126];0))">
            <text:p/>
          </table:table-cell>
          <table:table-cell table:style-name="ce2" table:formula="of:=IF([.BB126]=&quot;&quot;;&quot;&quot;;ROUND([.BB126];0))">
            <text:p/>
          </table:table-cell>
          <table:table-cell table:style-name="ce2" table:formula="of:=IF([.BC126]=&quot;&quot;;&quot;&quot;;ROUND([.BC126];0))">
            <text:p/>
          </table:table-cell>
          <table:table-cell table:style-name="ce2" table:formula="of:=IF([.BD126]=&quot;&quot;;&quot;&quot;;ROUND([.BD126];0))">
            <text:p/>
          </table:table-cell>
          <table:table-cell table:style-name="ce2" table:formula="of:=IF([.BE126]=&quot;&quot;;&quot;&quot;;ROUND([.BE126];0))">
            <text:p/>
          </table:table-cell>
          <table:table-cell table:style-name="ce2" table:formula="of:=IF([.BF126]=&quot;&quot;;&quot;&quot;;ROUND([.BF126];0))">
            <text:p/>
          </table:table-cell>
          <table:table-cell table:style-name="ce2" table:formula="of:=IF([.BG126]=&quot;&quot;;&quot;&quot;;ROUND([.BG126];0))">
            <text:p/>
          </table:table-cell>
          <table:table-cell table:style-name="ce2" table:formula="of:=IF([.BH126]=&quot;&quot;;&quot;&quot;;ROUND([.BH126];0))">
            <text:p/>
          </table:table-cell>
          <table:table-cell table:style-name="ce2" table:formula="of:=IF([.BI126]=&quot;&quot;;&quot;&quot;;ROUND([.BI126];0))">
            <text:p/>
          </table:table-cell>
          <table:table-cell table:style-name="ce2" table:formula="of:=IF([.BJ126]=&quot;&quot;;&quot;&quot;;ROUND([.BJ126];0))">
            <text:p/>
          </table:table-cell>
          <table:table-cell table:style-name="ce2" table:formula="of:=IF([.BK126]=&quot;&quot;;&quot;&quot;;ROUND([.BK126];0))">
            <text:p/>
          </table:table-cell>
          <table:table-cell table:style-name="ce2" table:formula="of:=IF([.BL126]=&quot;&quot;;&quot;&quot;;ROUND([.BL126];0))">
            <text:p/>
          </table:table-cell>
          <table:table-cell table:style-name="ce2" table:formula="of:=IF([.BM126]=&quot;&quot;;&quot;&quot;;ROUND([.BM126];0))">
            <text:p/>
          </table:table-cell>
          <table:table-cell table:style-name="ce2" table:formula="of:=IF([.BN126]=&quot;&quot;;&quot;&quot;;ROUND([.BN126];0))">
            <text:p/>
          </table:table-cell>
          <table:table-cell table:style-name="ce2" table:formula="of:=IF([.BO126]=&quot;&quot;;&quot;&quot;;ROUND([.BO126];0))">
            <text:p/>
          </table:table-cell>
          <table:table-cell table:style-name="ce2" table:formula="of:=IF([.BP126]=&quot;&quot;;&quot;&quot;;ROUND([.BP126];0))">
            <text:p/>
          </table:table-cell>
          <table:table-cell table:style-name="ce2" table:formula="of:=IF([.BQ126]=&quot;&quot;;&quot;&quot;;ROUND([.BQ126];0))">
            <text:p/>
          </table:table-cell>
          <table:table-cell table:style-name="ce2" table:formula="of:=IF([.BR126]=&quot;&quot;;&quot;&quot;;ROUND([.BR126];0))">
            <text:p/>
          </table:table-cell>
          <table:table-cell table:style-name="ce2" table:formula="of:=IF([.BS126]=&quot;&quot;;&quot;&quot;;ROUND([.BS126];0))">
            <text:p/>
          </table:table-cell>
          <table:table-cell table:style-name="ce2" table:formula="of:=IF([.BT126]=&quot;&quot;;&quot;&quot;;ROUND([.BT126];0))">
            <text:p/>
          </table:table-cell>
          <table:table-cell table:style-name="ce2" table:formula="of:=IF([.BU126]=&quot;&quot;;&quot;&quot;;ROUND([.BU126];0))">
            <text:p/>
          </table:table-cell>
          <table:table-cell table:style-name="ce2" table:formula="of:=IF([.BV126]=&quot;&quot;;&quot;&quot;;ROUND([.BV126];0))">
            <text:p/>
          </table:table-cell>
          <table:table-cell table:style-name="ce2" table:formula="of:=IF([.BW126]=&quot;&quot;;&quot;&quot;;ROUND([.BW126];0))">
            <text:p/>
          </table:table-cell>
          <table:table-cell table:style-name="ce2" table:formula="of:=IF([.BX126]=&quot;&quot;;&quot;&quot;;ROUND([.BX126];0))">
            <text:p/>
          </table:table-cell>
          <table:table-cell table:style-name="ce2" table:formula="of:=IF([.BY126]=&quot;&quot;;&quot;&quot;;ROUND([.BY126];0))">
            <text:p/>
          </table:table-cell>
          <table:table-cell table:style-name="ce2" table:formula="of:=IF([.BZ126]=&quot;&quot;;&quot;&quot;;ROUND([.BZ126];0))">
            <text:p/>
          </table:table-cell>
          <table:table-cell table:style-name="ce2" table:formula="of:=IF([.CA126]=&quot;&quot;;&quot;&quot;;ROUND([.CA126];0))">
            <text:p/>
          </table:table-cell>
          <table:table-cell table:style-name="ce2" table:formula="of:=IF([.CB126]=&quot;&quot;;&quot;&quot;;ROUND([.CB126];0))">
            <text:p/>
          </table:table-cell>
          <table:table-cell table:style-name="ce2" table:formula="of:=IF([.CC126]=&quot;&quot;;&quot;&quot;;ROUND([.CC126];0))">
            <text:p/>
          </table:table-cell>
          <table:table-cell table:style-name="ce2" table:formula="of:=IF([.CD126]=&quot;&quot;;&quot;&quot;;ROUND([.CD126];0))">
            <text:p/>
          </table:table-cell>
          <table:table-cell table:style-name="ce2" table:formula="of:=IF([.CE126]=&quot;&quot;;&quot;&quot;;ROUND([.CE126];0))">
            <text:p/>
          </table:table-cell>
          <table:table-cell table:style-name="ce2" table:formula="of:=IF([.CF126]=&quot;&quot;;&quot;&quot;;ROUND([.CF126];0))">
            <text:p/>
          </table:table-cell>
          <table:table-cell table:style-name="ce2" table:formula="of:=IF([.CG126]=&quot;&quot;;&quot;&quot;;ROUND([.CG126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7]=&quot;&quot;;&quot;&quot;;ROUND([.D127];0))" office:value-type="float" office:value="270">
            <text:p>270</text:p>
          </table:table-cell>
          <table:table-cell table:style-name="ce2" table:formula="of:=IF([.E127]=&quot;&quot;;&quot;&quot;;ROUND([.E127];0))" office:value-type="float" office:value="261">
            <text:p>261</text:p>
          </table:table-cell>
          <table:table-cell table:style-name="ce2" table:formula="of:=IF([.F127]=&quot;&quot;;&quot;&quot;;ROUND([.F127];0))" office:value-type="float" office:value="270">
            <text:p>270</text:p>
          </table:table-cell>
          <table:table-cell table:style-name="ce2" table:formula="of:=IF([.G127]=&quot;&quot;;&quot;&quot;;ROUND([.G127];0))" office:value-type="float" office:value="323">
            <text:p>323</text:p>
          </table:table-cell>
          <table:table-cell table:style-name="ce2" table:formula="of:=IF([.H127]=&quot;&quot;;&quot;&quot;;ROUND([.H127];0))" office:value-type="float" office:value="278">
            <text:p>278</text:p>
          </table:table-cell>
          <table:table-cell table:style-name="ce2" table:formula="of:=IF([.I127]=&quot;&quot;;&quot;&quot;;ROUND([.I127];0))" office:value-type="float" office:value="321">
            <text:p>321</text:p>
          </table:table-cell>
          <table:table-cell table:style-name="ce2" table:formula="of:=IF([.J127]=&quot;&quot;;&quot;&quot;;ROUND([.J127];0))" office:value-type="float" office:value="278">
            <text:p>278</text:p>
          </table:table-cell>
          <table:table-cell table:style-name="ce2" table:formula="of:=IF([.K127]=&quot;&quot;;&quot;&quot;;ROUND([.K127];0))" office:value-type="float" office:value="256">
            <text:p>256</text:p>
          </table:table-cell>
          <table:table-cell table:style-name="ce2" table:formula="of:=IF([.L127]=&quot;&quot;;&quot;&quot;;ROUND([.L127];0))">
            <text:p/>
          </table:table-cell>
          <table:table-cell table:style-name="ce2" table:formula="of:=IF([.M127]=&quot;&quot;;&quot;&quot;;ROUND([.M127];0))">
            <text:p/>
          </table:table-cell>
          <table:table-cell table:style-name="ce2" table:formula="of:=IF([.N127]=&quot;&quot;;&quot;&quot;;ROUND([.N127];0))">
            <text:p/>
          </table:table-cell>
          <table:table-cell table:style-name="ce2" table:formula="of:=IF([.O127]=&quot;&quot;;&quot;&quot;;ROUND([.O127];0))">
            <text:p/>
          </table:table-cell>
          <table:table-cell table:style-name="ce2" table:formula="of:=IF([.P127]=&quot;&quot;;&quot;&quot;;ROUND([.P127];0))">
            <text:p/>
          </table:table-cell>
          <table:table-cell table:style-name="ce2" table:formula="of:=IF([.Q127]=&quot;&quot;;&quot;&quot;;ROUND([.Q127];0))">
            <text:p/>
          </table:table-cell>
          <table:table-cell table:style-name="ce2" table:formula="of:=IF([.R127]=&quot;&quot;;&quot;&quot;;ROUND([.R127];0))">
            <text:p/>
          </table:table-cell>
          <table:table-cell table:style-name="ce2" table:formula="of:=IF([.S127]=&quot;&quot;;&quot;&quot;;ROUND([.S127];0))">
            <text:p/>
          </table:table-cell>
          <table:table-cell table:style-name="ce2" table:formula="of:=IF([.T127]=&quot;&quot;;&quot;&quot;;ROUND([.T127];0))">
            <text:p/>
          </table:table-cell>
          <table:table-cell table:style-name="ce2" table:formula="of:=IF([.U127]=&quot;&quot;;&quot;&quot;;ROUND([.U127];0))">
            <text:p/>
          </table:table-cell>
          <table:table-cell table:style-name="ce2" table:formula="of:=IF([.V127]=&quot;&quot;;&quot;&quot;;ROUND([.V127];0))">
            <text:p/>
          </table:table-cell>
          <table:table-cell table:style-name="ce2" table:formula="of:=IF([.W127]=&quot;&quot;;&quot;&quot;;ROUND([.W127];0))">
            <text:p/>
          </table:table-cell>
          <table:table-cell table:style-name="ce2" table:formula="of:=IF([.X127]=&quot;&quot;;&quot;&quot;;ROUND([.X127];0))">
            <text:p/>
          </table:table-cell>
          <table:table-cell table:style-name="ce2" table:formula="of:=IF([.Y127]=&quot;&quot;;&quot;&quot;;ROUND([.Y127];0))">
            <text:p/>
          </table:table-cell>
          <table:table-cell table:style-name="ce2" table:formula="of:=IF([.Z127]=&quot;&quot;;&quot;&quot;;ROUND([.Z127];0))">
            <text:p/>
          </table:table-cell>
          <table:table-cell table:style-name="ce2" table:formula="of:=IF([.AA127]=&quot;&quot;;&quot;&quot;;ROUND([.AA127];0))">
            <text:p/>
          </table:table-cell>
          <table:table-cell table:style-name="ce2" table:formula="of:=IF([.AB127]=&quot;&quot;;&quot;&quot;;ROUND([.AB127];0))">
            <text:p/>
          </table:table-cell>
          <table:table-cell table:style-name="ce2" table:formula="of:=IF([.AC127]=&quot;&quot;;&quot;&quot;;ROUND([.AC127];0))">
            <text:p/>
          </table:table-cell>
          <table:table-cell table:style-name="ce2" table:formula="of:=IF([.AD127]=&quot;&quot;;&quot;&quot;;ROUND([.AD127];0))">
            <text:p/>
          </table:table-cell>
          <table:table-cell table:style-name="ce2" table:formula="of:=IF([.AE127]=&quot;&quot;;&quot;&quot;;ROUND([.AE127];0))">
            <text:p/>
          </table:table-cell>
          <table:table-cell table:style-name="ce2" table:formula="of:=IF([.AF127]=&quot;&quot;;&quot;&quot;;ROUND([.AF127];0))">
            <text:p/>
          </table:table-cell>
          <table:table-cell table:style-name="ce2" table:formula="of:=IF([.AG127]=&quot;&quot;;&quot;&quot;;ROUND([.AG127];0))">
            <text:p/>
          </table:table-cell>
          <table:table-cell table:style-name="ce2" table:formula="of:=IF([.AH127]=&quot;&quot;;&quot;&quot;;ROUND([.AH127];0))">
            <text:p/>
          </table:table-cell>
          <table:table-cell table:style-name="ce2" table:formula="of:=IF([.AI127]=&quot;&quot;;&quot;&quot;;ROUND([.AI127];0))">
            <text:p/>
          </table:table-cell>
          <table:table-cell table:style-name="ce2" table:formula="of:=IF([.AJ127]=&quot;&quot;;&quot;&quot;;ROUND([.AJ127];0))">
            <text:p/>
          </table:table-cell>
          <table:table-cell table:style-name="ce2" table:formula="of:=IF([.AK127]=&quot;&quot;;&quot;&quot;;ROUND([.AK127];0))">
            <text:p/>
          </table:table-cell>
          <table:table-cell table:style-name="ce2" table:formula="of:=IF([.AL127]=&quot;&quot;;&quot;&quot;;ROUND([.AL127];0))">
            <text:p/>
          </table:table-cell>
          <table:table-cell table:style-name="ce2" table:formula="of:=IF([.AM127]=&quot;&quot;;&quot;&quot;;ROUND([.AM127];0))">
            <text:p/>
          </table:table-cell>
          <table:table-cell table:style-name="ce2" table:formula="of:=IF([.AN127]=&quot;&quot;;&quot;&quot;;ROUND([.AN127];0))">
            <text:p/>
          </table:table-cell>
          <table:table-cell table:style-name="ce2" table:formula="of:=IF([.AO127]=&quot;&quot;;&quot;&quot;;ROUND([.AO127];0))">
            <text:p/>
          </table:table-cell>
          <table:table-cell table:style-name="ce2" table:formula="of:=IF([.AP127]=&quot;&quot;;&quot;&quot;;ROUND([.AP127];0))">
            <text:p/>
          </table:table-cell>
          <table:table-cell table:style-name="ce2" table:formula="of:=IF([.AQ127]=&quot;&quot;;&quot;&quot;;ROUND([.AQ127];0))">
            <text:p/>
          </table:table-cell>
          <table:table-cell table:style-name="ce2" table:formula="of:=IF([.AR127]=&quot;&quot;;&quot;&quot;;ROUND([.AR127];0))">
            <text:p/>
          </table:table-cell>
          <table:table-cell table:style-name="ce2" table:formula="of:=IF([.AS127]=&quot;&quot;;&quot;&quot;;ROUND([.AS127];0))">
            <text:p/>
          </table:table-cell>
          <table:table-cell table:style-name="ce2" table:formula="of:=IF([.AT127]=&quot;&quot;;&quot;&quot;;ROUND([.AT127];0))">
            <text:p/>
          </table:table-cell>
          <table:table-cell table:style-name="ce2" table:formula="of:=IF([.AU127]=&quot;&quot;;&quot;&quot;;ROUND([.AU127];0))">
            <text:p/>
          </table:table-cell>
          <table:table-cell table:style-name="ce2" table:formula="of:=IF([.AV127]=&quot;&quot;;&quot;&quot;;ROUND([.AV127];0))">
            <text:p/>
          </table:table-cell>
          <table:table-cell table:style-name="ce2" table:formula="of:=IF([.AW127]=&quot;&quot;;&quot;&quot;;ROUND([.AW127];0))">
            <text:p/>
          </table:table-cell>
          <table:table-cell table:style-name="ce2" table:formula="of:=IF([.AX127]=&quot;&quot;;&quot;&quot;;ROUND([.AX127];0))">
            <text:p/>
          </table:table-cell>
          <table:table-cell table:style-name="ce2" table:formula="of:=IF([.AY127]=&quot;&quot;;&quot;&quot;;ROUND([.AY127];0))">
            <text:p/>
          </table:table-cell>
          <table:table-cell table:style-name="ce2" table:formula="of:=IF([.AZ127]=&quot;&quot;;&quot;&quot;;ROUND([.AZ127];0))">
            <text:p/>
          </table:table-cell>
          <table:table-cell table:style-name="ce2" table:formula="of:=IF([.BA127]=&quot;&quot;;&quot;&quot;;ROUND([.BA127];0))">
            <text:p/>
          </table:table-cell>
          <table:table-cell table:style-name="ce2" table:formula="of:=IF([.BB127]=&quot;&quot;;&quot;&quot;;ROUND([.BB127];0))">
            <text:p/>
          </table:table-cell>
          <table:table-cell table:style-name="ce2" table:formula="of:=IF([.BC127]=&quot;&quot;;&quot;&quot;;ROUND([.BC127];0))">
            <text:p/>
          </table:table-cell>
          <table:table-cell table:style-name="ce2" table:formula="of:=IF([.BD127]=&quot;&quot;;&quot;&quot;;ROUND([.BD127];0))">
            <text:p/>
          </table:table-cell>
          <table:table-cell table:style-name="ce2" table:formula="of:=IF([.BE127]=&quot;&quot;;&quot;&quot;;ROUND([.BE127];0))">
            <text:p/>
          </table:table-cell>
          <table:table-cell table:style-name="ce2" table:formula="of:=IF([.BF127]=&quot;&quot;;&quot;&quot;;ROUND([.BF127];0))">
            <text:p/>
          </table:table-cell>
          <table:table-cell table:style-name="ce2" table:formula="of:=IF([.BG127]=&quot;&quot;;&quot;&quot;;ROUND([.BG127];0))">
            <text:p/>
          </table:table-cell>
          <table:table-cell table:style-name="ce2" table:formula="of:=IF([.BH127]=&quot;&quot;;&quot;&quot;;ROUND([.BH127];0))">
            <text:p/>
          </table:table-cell>
          <table:table-cell table:style-name="ce2" table:formula="of:=IF([.BI127]=&quot;&quot;;&quot;&quot;;ROUND([.BI127];0))">
            <text:p/>
          </table:table-cell>
          <table:table-cell table:style-name="ce2" table:formula="of:=IF([.BJ127]=&quot;&quot;;&quot;&quot;;ROUND([.BJ127];0))">
            <text:p/>
          </table:table-cell>
          <table:table-cell table:style-name="ce2" table:formula="of:=IF([.BK127]=&quot;&quot;;&quot;&quot;;ROUND([.BK127];0))">
            <text:p/>
          </table:table-cell>
          <table:table-cell table:style-name="ce2" table:formula="of:=IF([.BL127]=&quot;&quot;;&quot;&quot;;ROUND([.BL127];0))">
            <text:p/>
          </table:table-cell>
          <table:table-cell table:style-name="ce2" table:formula="of:=IF([.BM127]=&quot;&quot;;&quot;&quot;;ROUND([.BM127];0))">
            <text:p/>
          </table:table-cell>
          <table:table-cell table:style-name="ce2" table:formula="of:=IF([.BN127]=&quot;&quot;;&quot;&quot;;ROUND([.BN127];0))">
            <text:p/>
          </table:table-cell>
          <table:table-cell table:style-name="ce2" table:formula="of:=IF([.BO127]=&quot;&quot;;&quot;&quot;;ROUND([.BO127];0))">
            <text:p/>
          </table:table-cell>
          <table:table-cell table:style-name="ce2" table:formula="of:=IF([.BP127]=&quot;&quot;;&quot;&quot;;ROUND([.BP127];0))">
            <text:p/>
          </table:table-cell>
          <table:table-cell table:style-name="ce2" table:formula="of:=IF([.BQ127]=&quot;&quot;;&quot;&quot;;ROUND([.BQ127];0))">
            <text:p/>
          </table:table-cell>
          <table:table-cell table:style-name="ce2" table:formula="of:=IF([.BR127]=&quot;&quot;;&quot;&quot;;ROUND([.BR127];0))">
            <text:p/>
          </table:table-cell>
          <table:table-cell table:style-name="ce2" table:formula="of:=IF([.BS127]=&quot;&quot;;&quot;&quot;;ROUND([.BS127];0))">
            <text:p/>
          </table:table-cell>
          <table:table-cell table:style-name="ce2" table:formula="of:=IF([.BT127]=&quot;&quot;;&quot;&quot;;ROUND([.BT127];0))">
            <text:p/>
          </table:table-cell>
          <table:table-cell table:style-name="ce2" table:formula="of:=IF([.BU127]=&quot;&quot;;&quot;&quot;;ROUND([.BU127];0))">
            <text:p/>
          </table:table-cell>
          <table:table-cell table:style-name="ce2" table:formula="of:=IF([.BV127]=&quot;&quot;;&quot;&quot;;ROUND([.BV127];0))">
            <text:p/>
          </table:table-cell>
          <table:table-cell table:style-name="ce2" table:formula="of:=IF([.BW127]=&quot;&quot;;&quot;&quot;;ROUND([.BW127];0))">
            <text:p/>
          </table:table-cell>
          <table:table-cell table:style-name="ce2" table:formula="of:=IF([.BX127]=&quot;&quot;;&quot;&quot;;ROUND([.BX127];0))">
            <text:p/>
          </table:table-cell>
          <table:table-cell table:style-name="ce2" table:formula="of:=IF([.BY127]=&quot;&quot;;&quot;&quot;;ROUND([.BY127];0))">
            <text:p/>
          </table:table-cell>
          <table:table-cell table:style-name="ce2" table:formula="of:=IF([.BZ127]=&quot;&quot;;&quot;&quot;;ROUND([.BZ127];0))">
            <text:p/>
          </table:table-cell>
          <table:table-cell table:style-name="ce2" table:formula="of:=IF([.CA127]=&quot;&quot;;&quot;&quot;;ROUND([.CA127];0))">
            <text:p/>
          </table:table-cell>
          <table:table-cell table:style-name="ce2" table:formula="of:=IF([.CB127]=&quot;&quot;;&quot;&quot;;ROUND([.CB127];0))">
            <text:p/>
          </table:table-cell>
          <table:table-cell table:style-name="ce2" table:formula="of:=IF([.CC127]=&quot;&quot;;&quot;&quot;;ROUND([.CC127];0))">
            <text:p/>
          </table:table-cell>
          <table:table-cell table:style-name="ce2" table:formula="of:=IF([.CD127]=&quot;&quot;;&quot;&quot;;ROUND([.CD127];0))">
            <text:p/>
          </table:table-cell>
          <table:table-cell table:style-name="ce2" table:formula="of:=IF([.CE127]=&quot;&quot;;&quot;&quot;;ROUND([.CE127];0))">
            <text:p/>
          </table:table-cell>
          <table:table-cell table:style-name="ce2" table:formula="of:=IF([.CF127]=&quot;&quot;;&quot;&quot;;ROUND([.CF127];0))">
            <text:p/>
          </table:table-cell>
          <table:table-cell table:style-name="ce2" table:formula="of:=IF([.CG127]=&quot;&quot;;&quot;&quot;;ROUND([.CG127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8]=&quot;&quot;;&quot;&quot;;ROUND([.D128];0))" office:value-type="float" office:value="248">
            <text:p>248</text:p>
          </table:table-cell>
          <table:table-cell table:style-name="ce2" table:formula="of:=IF([.E128]=&quot;&quot;;&quot;&quot;;ROUND([.E128];0))" office:value-type="float" office:value="416">
            <text:p>416</text:p>
          </table:table-cell>
          <table:table-cell table:style-name="ce2" table:formula="of:=IF([.F128]=&quot;&quot;;&quot;&quot;;ROUND([.F128];0))" office:value-type="float" office:value="248">
            <text:p>248</text:p>
          </table:table-cell>
          <table:table-cell table:style-name="ce2" table:formula="of:=IF([.G128]=&quot;&quot;;&quot;&quot;;ROUND([.G128];0))" office:value-type="float" office:value="498">
            <text:p>498</text:p>
          </table:table-cell>
          <table:table-cell table:style-name="ce2" table:formula="of:=IF([.H128]=&quot;&quot;;&quot;&quot;;ROUND([.H128];0))" office:value-type="float" office:value="251">
            <text:p>251</text:p>
          </table:table-cell>
          <table:table-cell table:style-name="ce2" table:formula="of:=IF([.I128]=&quot;&quot;;&quot;&quot;;ROUND([.I128];0))" office:value-type="float" office:value="502">
            <text:p>502</text:p>
          </table:table-cell>
          <table:table-cell table:style-name="ce2" table:formula="of:=IF([.J128]=&quot;&quot;;&quot;&quot;;ROUND([.J128];0))" office:value-type="float" office:value="252">
            <text:p>252</text:p>
          </table:table-cell>
          <table:table-cell table:style-name="ce2" table:formula="of:=IF([.K128]=&quot;&quot;;&quot;&quot;;ROUND([.K128];0))" office:value-type="float" office:value="418">
            <text:p>418</text:p>
          </table:table-cell>
          <table:table-cell table:style-name="ce2" table:formula="of:=IF([.L128]=&quot;&quot;;&quot;&quot;;ROUND([.L128];0))">
            <text:p/>
          </table:table-cell>
          <table:table-cell table:style-name="ce2" table:formula="of:=IF([.M128]=&quot;&quot;;&quot;&quot;;ROUND([.M128];0))">
            <text:p/>
          </table:table-cell>
          <table:table-cell table:style-name="ce2" table:formula="of:=IF([.N128]=&quot;&quot;;&quot;&quot;;ROUND([.N128];0))">
            <text:p/>
          </table:table-cell>
          <table:table-cell table:style-name="ce2" table:formula="of:=IF([.O128]=&quot;&quot;;&quot;&quot;;ROUND([.O128];0))">
            <text:p/>
          </table:table-cell>
          <table:table-cell table:style-name="ce2" table:formula="of:=IF([.P128]=&quot;&quot;;&quot;&quot;;ROUND([.P128];0))">
            <text:p/>
          </table:table-cell>
          <table:table-cell table:style-name="ce2" table:formula="of:=IF([.Q128]=&quot;&quot;;&quot;&quot;;ROUND([.Q128];0))">
            <text:p/>
          </table:table-cell>
          <table:table-cell table:style-name="ce2" table:formula="of:=IF([.R128]=&quot;&quot;;&quot;&quot;;ROUND([.R128];0))">
            <text:p/>
          </table:table-cell>
          <table:table-cell table:style-name="ce2" table:formula="of:=IF([.S128]=&quot;&quot;;&quot;&quot;;ROUND([.S128];0))">
            <text:p/>
          </table:table-cell>
          <table:table-cell table:style-name="ce2" table:formula="of:=IF([.T128]=&quot;&quot;;&quot;&quot;;ROUND([.T128];0))">
            <text:p/>
          </table:table-cell>
          <table:table-cell table:style-name="ce2" table:formula="of:=IF([.U128]=&quot;&quot;;&quot;&quot;;ROUND([.U128];0))">
            <text:p/>
          </table:table-cell>
          <table:table-cell table:style-name="ce2" table:formula="of:=IF([.V128]=&quot;&quot;;&quot;&quot;;ROUND([.V128];0))">
            <text:p/>
          </table:table-cell>
          <table:table-cell table:style-name="ce2" table:formula="of:=IF([.W128]=&quot;&quot;;&quot;&quot;;ROUND([.W128];0))">
            <text:p/>
          </table:table-cell>
          <table:table-cell table:style-name="ce2" table:formula="of:=IF([.X128]=&quot;&quot;;&quot;&quot;;ROUND([.X128];0))">
            <text:p/>
          </table:table-cell>
          <table:table-cell table:style-name="ce2" table:formula="of:=IF([.Y128]=&quot;&quot;;&quot;&quot;;ROUND([.Y128];0))">
            <text:p/>
          </table:table-cell>
          <table:table-cell table:style-name="ce2" table:formula="of:=IF([.Z128]=&quot;&quot;;&quot;&quot;;ROUND([.Z128];0))">
            <text:p/>
          </table:table-cell>
          <table:table-cell table:style-name="ce2" table:formula="of:=IF([.AA128]=&quot;&quot;;&quot;&quot;;ROUND([.AA128];0))">
            <text:p/>
          </table:table-cell>
          <table:table-cell table:style-name="ce2" table:formula="of:=IF([.AB128]=&quot;&quot;;&quot;&quot;;ROUND([.AB128];0))">
            <text:p/>
          </table:table-cell>
          <table:table-cell table:style-name="ce2" table:formula="of:=IF([.AC128]=&quot;&quot;;&quot;&quot;;ROUND([.AC128];0))">
            <text:p/>
          </table:table-cell>
          <table:table-cell table:style-name="ce2" table:formula="of:=IF([.AD128]=&quot;&quot;;&quot;&quot;;ROUND([.AD128];0))">
            <text:p/>
          </table:table-cell>
          <table:table-cell table:style-name="ce2" table:formula="of:=IF([.AE128]=&quot;&quot;;&quot;&quot;;ROUND([.AE128];0))">
            <text:p/>
          </table:table-cell>
          <table:table-cell table:style-name="ce2" table:formula="of:=IF([.AF128]=&quot;&quot;;&quot;&quot;;ROUND([.AF128];0))">
            <text:p/>
          </table:table-cell>
          <table:table-cell table:style-name="ce2" table:formula="of:=IF([.AG128]=&quot;&quot;;&quot;&quot;;ROUND([.AG128];0))">
            <text:p/>
          </table:table-cell>
          <table:table-cell table:style-name="ce2" table:formula="of:=IF([.AH128]=&quot;&quot;;&quot;&quot;;ROUND([.AH128];0))">
            <text:p/>
          </table:table-cell>
          <table:table-cell table:style-name="ce2" table:formula="of:=IF([.AI128]=&quot;&quot;;&quot;&quot;;ROUND([.AI128];0))">
            <text:p/>
          </table:table-cell>
          <table:table-cell table:style-name="ce2" table:formula="of:=IF([.AJ128]=&quot;&quot;;&quot;&quot;;ROUND([.AJ128];0))">
            <text:p/>
          </table:table-cell>
          <table:table-cell table:style-name="ce2" table:formula="of:=IF([.AK128]=&quot;&quot;;&quot;&quot;;ROUND([.AK128];0))">
            <text:p/>
          </table:table-cell>
          <table:table-cell table:style-name="ce2" table:formula="of:=IF([.AL128]=&quot;&quot;;&quot;&quot;;ROUND([.AL128];0))">
            <text:p/>
          </table:table-cell>
          <table:table-cell table:style-name="ce2" table:formula="of:=IF([.AM128]=&quot;&quot;;&quot;&quot;;ROUND([.AM128];0))">
            <text:p/>
          </table:table-cell>
          <table:table-cell table:style-name="ce2" table:formula="of:=IF([.AN128]=&quot;&quot;;&quot;&quot;;ROUND([.AN128];0))">
            <text:p/>
          </table:table-cell>
          <table:table-cell table:style-name="ce2" table:formula="of:=IF([.AO128]=&quot;&quot;;&quot;&quot;;ROUND([.AO128];0))">
            <text:p/>
          </table:table-cell>
          <table:table-cell table:style-name="ce2" table:formula="of:=IF([.AP128]=&quot;&quot;;&quot;&quot;;ROUND([.AP128];0))">
            <text:p/>
          </table:table-cell>
          <table:table-cell table:style-name="ce2" table:formula="of:=IF([.AQ128]=&quot;&quot;;&quot;&quot;;ROUND([.AQ128];0))">
            <text:p/>
          </table:table-cell>
          <table:table-cell table:style-name="ce2" table:formula="of:=IF([.AR128]=&quot;&quot;;&quot;&quot;;ROUND([.AR128];0))">
            <text:p/>
          </table:table-cell>
          <table:table-cell table:style-name="ce2" table:formula="of:=IF([.AS128]=&quot;&quot;;&quot;&quot;;ROUND([.AS128];0))">
            <text:p/>
          </table:table-cell>
          <table:table-cell table:style-name="ce2" table:formula="of:=IF([.AT128]=&quot;&quot;;&quot;&quot;;ROUND([.AT128];0))">
            <text:p/>
          </table:table-cell>
          <table:table-cell table:style-name="ce2" table:formula="of:=IF([.AU128]=&quot;&quot;;&quot;&quot;;ROUND([.AU128];0))">
            <text:p/>
          </table:table-cell>
          <table:table-cell table:style-name="ce2" table:formula="of:=IF([.AV128]=&quot;&quot;;&quot;&quot;;ROUND([.AV128];0))">
            <text:p/>
          </table:table-cell>
          <table:table-cell table:style-name="ce2" table:formula="of:=IF([.AW128]=&quot;&quot;;&quot;&quot;;ROUND([.AW128];0))">
            <text:p/>
          </table:table-cell>
          <table:table-cell table:style-name="ce2" table:formula="of:=IF([.AX128]=&quot;&quot;;&quot;&quot;;ROUND([.AX128];0))">
            <text:p/>
          </table:table-cell>
          <table:table-cell table:style-name="ce2" table:formula="of:=IF([.AY128]=&quot;&quot;;&quot;&quot;;ROUND([.AY128];0))">
            <text:p/>
          </table:table-cell>
          <table:table-cell table:style-name="ce2" table:formula="of:=IF([.AZ128]=&quot;&quot;;&quot;&quot;;ROUND([.AZ128];0))">
            <text:p/>
          </table:table-cell>
          <table:table-cell table:style-name="ce2" table:formula="of:=IF([.BA128]=&quot;&quot;;&quot;&quot;;ROUND([.BA128];0))">
            <text:p/>
          </table:table-cell>
          <table:table-cell table:style-name="ce2" table:formula="of:=IF([.BB128]=&quot;&quot;;&quot;&quot;;ROUND([.BB128];0))">
            <text:p/>
          </table:table-cell>
          <table:table-cell table:style-name="ce2" table:formula="of:=IF([.BC128]=&quot;&quot;;&quot;&quot;;ROUND([.BC128];0))">
            <text:p/>
          </table:table-cell>
          <table:table-cell table:style-name="ce2" table:formula="of:=IF([.BD128]=&quot;&quot;;&quot;&quot;;ROUND([.BD128];0))">
            <text:p/>
          </table:table-cell>
          <table:table-cell table:style-name="ce2" table:formula="of:=IF([.BE128]=&quot;&quot;;&quot;&quot;;ROUND([.BE128];0))">
            <text:p/>
          </table:table-cell>
          <table:table-cell table:style-name="ce2" table:formula="of:=IF([.BF128]=&quot;&quot;;&quot;&quot;;ROUND([.BF128];0))">
            <text:p/>
          </table:table-cell>
          <table:table-cell table:style-name="ce2" table:formula="of:=IF([.BG128]=&quot;&quot;;&quot;&quot;;ROUND([.BG128];0))">
            <text:p/>
          </table:table-cell>
          <table:table-cell table:style-name="ce2" table:formula="of:=IF([.BH128]=&quot;&quot;;&quot;&quot;;ROUND([.BH128];0))">
            <text:p/>
          </table:table-cell>
          <table:table-cell table:style-name="ce2" table:formula="of:=IF([.BI128]=&quot;&quot;;&quot;&quot;;ROUND([.BI128];0))">
            <text:p/>
          </table:table-cell>
          <table:table-cell table:style-name="ce2" table:formula="of:=IF([.BJ128]=&quot;&quot;;&quot;&quot;;ROUND([.BJ128];0))">
            <text:p/>
          </table:table-cell>
          <table:table-cell table:style-name="ce2" table:formula="of:=IF([.BK128]=&quot;&quot;;&quot;&quot;;ROUND([.BK128];0))">
            <text:p/>
          </table:table-cell>
          <table:table-cell table:style-name="ce2" table:formula="of:=IF([.BL128]=&quot;&quot;;&quot;&quot;;ROUND([.BL128];0))">
            <text:p/>
          </table:table-cell>
          <table:table-cell table:style-name="ce2" table:formula="of:=IF([.BM128]=&quot;&quot;;&quot;&quot;;ROUND([.BM128];0))">
            <text:p/>
          </table:table-cell>
          <table:table-cell table:style-name="ce2" table:formula="of:=IF([.BN128]=&quot;&quot;;&quot;&quot;;ROUND([.BN128];0))">
            <text:p/>
          </table:table-cell>
          <table:table-cell table:style-name="ce2" table:formula="of:=IF([.BO128]=&quot;&quot;;&quot;&quot;;ROUND([.BO128];0))">
            <text:p/>
          </table:table-cell>
          <table:table-cell table:style-name="ce2" table:formula="of:=IF([.BP128]=&quot;&quot;;&quot;&quot;;ROUND([.BP128];0))">
            <text:p/>
          </table:table-cell>
          <table:table-cell table:style-name="ce2" table:formula="of:=IF([.BQ128]=&quot;&quot;;&quot;&quot;;ROUND([.BQ128];0))">
            <text:p/>
          </table:table-cell>
          <table:table-cell table:style-name="ce2" table:formula="of:=IF([.BR128]=&quot;&quot;;&quot;&quot;;ROUND([.BR128];0))">
            <text:p/>
          </table:table-cell>
          <table:table-cell table:style-name="ce2" table:formula="of:=IF([.BS128]=&quot;&quot;;&quot;&quot;;ROUND([.BS128];0))">
            <text:p/>
          </table:table-cell>
          <table:table-cell table:style-name="ce2" table:formula="of:=IF([.BT128]=&quot;&quot;;&quot;&quot;;ROUND([.BT128];0))">
            <text:p/>
          </table:table-cell>
          <table:table-cell table:style-name="ce2" table:formula="of:=IF([.BU128]=&quot;&quot;;&quot;&quot;;ROUND([.BU128];0))">
            <text:p/>
          </table:table-cell>
          <table:table-cell table:style-name="ce2" table:formula="of:=IF([.BV128]=&quot;&quot;;&quot;&quot;;ROUND([.BV128];0))">
            <text:p/>
          </table:table-cell>
          <table:table-cell table:style-name="ce2" table:formula="of:=IF([.BW128]=&quot;&quot;;&quot;&quot;;ROUND([.BW128];0))">
            <text:p/>
          </table:table-cell>
          <table:table-cell table:style-name="ce2" table:formula="of:=IF([.BX128]=&quot;&quot;;&quot;&quot;;ROUND([.BX128];0))">
            <text:p/>
          </table:table-cell>
          <table:table-cell table:style-name="ce2" table:formula="of:=IF([.BY128]=&quot;&quot;;&quot;&quot;;ROUND([.BY128];0))">
            <text:p/>
          </table:table-cell>
          <table:table-cell table:style-name="ce2" table:formula="of:=IF([.BZ128]=&quot;&quot;;&quot;&quot;;ROUND([.BZ128];0))">
            <text:p/>
          </table:table-cell>
          <table:table-cell table:style-name="ce2" table:formula="of:=IF([.CA128]=&quot;&quot;;&quot;&quot;;ROUND([.CA128];0))">
            <text:p/>
          </table:table-cell>
          <table:table-cell table:style-name="ce2" table:formula="of:=IF([.CB128]=&quot;&quot;;&quot;&quot;;ROUND([.CB128];0))">
            <text:p/>
          </table:table-cell>
          <table:table-cell table:style-name="ce2" table:formula="of:=IF([.CC128]=&quot;&quot;;&quot;&quot;;ROUND([.CC128];0))">
            <text:p/>
          </table:table-cell>
          <table:table-cell table:style-name="ce2" table:formula="of:=IF([.CD128]=&quot;&quot;;&quot;&quot;;ROUND([.CD128];0))">
            <text:p/>
          </table:table-cell>
          <table:table-cell table:style-name="ce2" table:formula="of:=IF([.CE128]=&quot;&quot;;&quot;&quot;;ROUND([.CE128];0))">
            <text:p/>
          </table:table-cell>
          <table:table-cell table:style-name="ce2" table:formula="of:=IF([.CF128]=&quot;&quot;;&quot;&quot;;ROUND([.CF128];0))">
            <text:p/>
          </table:table-cell>
          <table:table-cell table:style-name="ce2" table:formula="of:=IF([.CG128]=&quot;&quot;;&quot;&quot;;ROUND([.CG128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29]=&quot;&quot;;&quot;&quot;;ROUND([.D129];0))" office:value-type="float" office:value="263">
            <text:p>263</text:p>
          </table:table-cell>
          <table:table-cell table:style-name="ce2" table:formula="of:=IF([.E129]=&quot;&quot;;&quot;&quot;;ROUND([.E129];0))" office:value-type="float" office:value="424">
            <text:p>424</text:p>
          </table:table-cell>
          <table:table-cell table:style-name="ce2" table:formula="of:=IF([.F129]=&quot;&quot;;&quot;&quot;;ROUND([.F129];0))" office:value-type="float" office:value="262">
            <text:p>262</text:p>
          </table:table-cell>
          <table:table-cell table:style-name="ce2" table:formula="of:=IF([.G129]=&quot;&quot;;&quot;&quot;;ROUND([.G129];0))" office:value-type="float" office:value="520">
            <text:p>520</text:p>
          </table:table-cell>
          <table:table-cell table:style-name="ce2" table:formula="of:=IF([.H129]=&quot;&quot;;&quot;&quot;;ROUND([.H129];0))" office:value-type="float" office:value="267">
            <text:p>267</text:p>
          </table:table-cell>
          <table:table-cell table:style-name="ce2" table:formula="of:=IF([.I129]=&quot;&quot;;&quot;&quot;;ROUND([.I129];0))" office:value-type="float" office:value="526">
            <text:p>526</text:p>
          </table:table-cell>
          <table:table-cell table:style-name="ce2" table:formula="of:=IF([.J129]=&quot;&quot;;&quot;&quot;;ROUND([.J129];0))" office:value-type="float" office:value="268">
            <text:p>268</text:p>
          </table:table-cell>
          <table:table-cell table:style-name="ce2" table:formula="of:=IF([.K129]=&quot;&quot;;&quot;&quot;;ROUND([.K129];0))" office:value-type="float" office:value="427">
            <text:p>427</text:p>
          </table:table-cell>
          <table:table-cell table:style-name="ce2" table:formula="of:=IF([.L129]=&quot;&quot;;&quot;&quot;;ROUND([.L129];0))">
            <text:p/>
          </table:table-cell>
          <table:table-cell table:style-name="ce2" table:formula="of:=IF([.M129]=&quot;&quot;;&quot;&quot;;ROUND([.M129];0))">
            <text:p/>
          </table:table-cell>
          <table:table-cell table:style-name="ce2" table:formula="of:=IF([.N129]=&quot;&quot;;&quot;&quot;;ROUND([.N129];0))">
            <text:p/>
          </table:table-cell>
          <table:table-cell table:style-name="ce2" table:formula="of:=IF([.O129]=&quot;&quot;;&quot;&quot;;ROUND([.O129];0))">
            <text:p/>
          </table:table-cell>
          <table:table-cell table:style-name="ce2" table:formula="of:=IF([.P129]=&quot;&quot;;&quot;&quot;;ROUND([.P129];0))">
            <text:p/>
          </table:table-cell>
          <table:table-cell table:style-name="ce2" table:formula="of:=IF([.Q129]=&quot;&quot;;&quot;&quot;;ROUND([.Q129];0))">
            <text:p/>
          </table:table-cell>
          <table:table-cell table:style-name="ce2" table:formula="of:=IF([.R129]=&quot;&quot;;&quot;&quot;;ROUND([.R129];0))">
            <text:p/>
          </table:table-cell>
          <table:table-cell table:style-name="ce2" table:formula="of:=IF([.S129]=&quot;&quot;;&quot;&quot;;ROUND([.S129];0))">
            <text:p/>
          </table:table-cell>
          <table:table-cell table:style-name="ce2" table:formula="of:=IF([.T129]=&quot;&quot;;&quot;&quot;;ROUND([.T129];0))">
            <text:p/>
          </table:table-cell>
          <table:table-cell table:style-name="ce2" table:formula="of:=IF([.U129]=&quot;&quot;;&quot;&quot;;ROUND([.U129];0))">
            <text:p/>
          </table:table-cell>
          <table:table-cell table:style-name="ce2" table:formula="of:=IF([.V129]=&quot;&quot;;&quot;&quot;;ROUND([.V129];0))">
            <text:p/>
          </table:table-cell>
          <table:table-cell table:style-name="ce2" table:formula="of:=IF([.W129]=&quot;&quot;;&quot;&quot;;ROUND([.W129];0))">
            <text:p/>
          </table:table-cell>
          <table:table-cell table:style-name="ce2" table:formula="of:=IF([.X129]=&quot;&quot;;&quot;&quot;;ROUND([.X129];0))">
            <text:p/>
          </table:table-cell>
          <table:table-cell table:style-name="ce2" table:formula="of:=IF([.Y129]=&quot;&quot;;&quot;&quot;;ROUND([.Y129];0))">
            <text:p/>
          </table:table-cell>
          <table:table-cell table:style-name="ce2" table:formula="of:=IF([.Z129]=&quot;&quot;;&quot;&quot;;ROUND([.Z129];0))">
            <text:p/>
          </table:table-cell>
          <table:table-cell table:style-name="ce2" table:formula="of:=IF([.AA129]=&quot;&quot;;&quot;&quot;;ROUND([.AA129];0))">
            <text:p/>
          </table:table-cell>
          <table:table-cell table:style-name="ce2" table:formula="of:=IF([.AB129]=&quot;&quot;;&quot;&quot;;ROUND([.AB129];0))">
            <text:p/>
          </table:table-cell>
          <table:table-cell table:style-name="ce2" table:formula="of:=IF([.AC129]=&quot;&quot;;&quot;&quot;;ROUND([.AC129];0))">
            <text:p/>
          </table:table-cell>
          <table:table-cell table:style-name="ce2" table:formula="of:=IF([.AD129]=&quot;&quot;;&quot;&quot;;ROUND([.AD129];0))">
            <text:p/>
          </table:table-cell>
          <table:table-cell table:style-name="ce2" table:formula="of:=IF([.AE129]=&quot;&quot;;&quot;&quot;;ROUND([.AE129];0))">
            <text:p/>
          </table:table-cell>
          <table:table-cell table:style-name="ce2" table:formula="of:=IF([.AF129]=&quot;&quot;;&quot;&quot;;ROUND([.AF129];0))">
            <text:p/>
          </table:table-cell>
          <table:table-cell table:style-name="ce2" table:formula="of:=IF([.AG129]=&quot;&quot;;&quot;&quot;;ROUND([.AG129];0))">
            <text:p/>
          </table:table-cell>
          <table:table-cell table:style-name="ce2" table:formula="of:=IF([.AH129]=&quot;&quot;;&quot;&quot;;ROUND([.AH129];0))">
            <text:p/>
          </table:table-cell>
          <table:table-cell table:style-name="ce2" table:formula="of:=IF([.AI129]=&quot;&quot;;&quot;&quot;;ROUND([.AI129];0))">
            <text:p/>
          </table:table-cell>
          <table:table-cell table:style-name="ce2" table:formula="of:=IF([.AJ129]=&quot;&quot;;&quot;&quot;;ROUND([.AJ129];0))">
            <text:p/>
          </table:table-cell>
          <table:table-cell table:style-name="ce2" table:formula="of:=IF([.AK129]=&quot;&quot;;&quot;&quot;;ROUND([.AK129];0))">
            <text:p/>
          </table:table-cell>
          <table:table-cell table:style-name="ce2" table:formula="of:=IF([.AL129]=&quot;&quot;;&quot;&quot;;ROUND([.AL129];0))">
            <text:p/>
          </table:table-cell>
          <table:table-cell table:style-name="ce2" table:formula="of:=IF([.AM129]=&quot;&quot;;&quot;&quot;;ROUND([.AM129];0))">
            <text:p/>
          </table:table-cell>
          <table:table-cell table:style-name="ce2" table:formula="of:=IF([.AN129]=&quot;&quot;;&quot;&quot;;ROUND([.AN129];0))">
            <text:p/>
          </table:table-cell>
          <table:table-cell table:style-name="ce2" table:formula="of:=IF([.AO129]=&quot;&quot;;&quot;&quot;;ROUND([.AO129];0))">
            <text:p/>
          </table:table-cell>
          <table:table-cell table:style-name="ce2" table:formula="of:=IF([.AP129]=&quot;&quot;;&quot;&quot;;ROUND([.AP129];0))">
            <text:p/>
          </table:table-cell>
          <table:table-cell table:style-name="ce2" table:formula="of:=IF([.AQ129]=&quot;&quot;;&quot;&quot;;ROUND([.AQ129];0))">
            <text:p/>
          </table:table-cell>
          <table:table-cell table:style-name="ce2" table:formula="of:=IF([.AR129]=&quot;&quot;;&quot;&quot;;ROUND([.AR129];0))">
            <text:p/>
          </table:table-cell>
          <table:table-cell table:style-name="ce2" table:formula="of:=IF([.AS129]=&quot;&quot;;&quot;&quot;;ROUND([.AS129];0))">
            <text:p/>
          </table:table-cell>
          <table:table-cell table:style-name="ce2" table:formula="of:=IF([.AT129]=&quot;&quot;;&quot;&quot;;ROUND([.AT129];0))">
            <text:p/>
          </table:table-cell>
          <table:table-cell table:style-name="ce2" table:formula="of:=IF([.AU129]=&quot;&quot;;&quot;&quot;;ROUND([.AU129];0))">
            <text:p/>
          </table:table-cell>
          <table:table-cell table:style-name="ce2" table:formula="of:=IF([.AV129]=&quot;&quot;;&quot;&quot;;ROUND([.AV129];0))">
            <text:p/>
          </table:table-cell>
          <table:table-cell table:style-name="ce2" table:formula="of:=IF([.AW129]=&quot;&quot;;&quot;&quot;;ROUND([.AW129];0))">
            <text:p/>
          </table:table-cell>
          <table:table-cell table:style-name="ce2" table:formula="of:=IF([.AX129]=&quot;&quot;;&quot;&quot;;ROUND([.AX129];0))">
            <text:p/>
          </table:table-cell>
          <table:table-cell table:style-name="ce2" table:formula="of:=IF([.AY129]=&quot;&quot;;&quot;&quot;;ROUND([.AY129];0))">
            <text:p/>
          </table:table-cell>
          <table:table-cell table:style-name="ce2" table:formula="of:=IF([.AZ129]=&quot;&quot;;&quot;&quot;;ROUND([.AZ129];0))">
            <text:p/>
          </table:table-cell>
          <table:table-cell table:style-name="ce2" table:formula="of:=IF([.BA129]=&quot;&quot;;&quot;&quot;;ROUND([.BA129];0))">
            <text:p/>
          </table:table-cell>
          <table:table-cell table:style-name="ce2" table:formula="of:=IF([.BB129]=&quot;&quot;;&quot;&quot;;ROUND([.BB129];0))">
            <text:p/>
          </table:table-cell>
          <table:table-cell table:style-name="ce2" table:formula="of:=IF([.BC129]=&quot;&quot;;&quot;&quot;;ROUND([.BC129];0))">
            <text:p/>
          </table:table-cell>
          <table:table-cell table:style-name="ce2" table:formula="of:=IF([.BD129]=&quot;&quot;;&quot;&quot;;ROUND([.BD129];0))">
            <text:p/>
          </table:table-cell>
          <table:table-cell table:style-name="ce2" table:formula="of:=IF([.BE129]=&quot;&quot;;&quot;&quot;;ROUND([.BE129];0))">
            <text:p/>
          </table:table-cell>
          <table:table-cell table:style-name="ce2" table:formula="of:=IF([.BF129]=&quot;&quot;;&quot;&quot;;ROUND([.BF129];0))">
            <text:p/>
          </table:table-cell>
          <table:table-cell table:style-name="ce2" table:formula="of:=IF([.BG129]=&quot;&quot;;&quot;&quot;;ROUND([.BG129];0))">
            <text:p/>
          </table:table-cell>
          <table:table-cell table:style-name="ce2" table:formula="of:=IF([.BH129]=&quot;&quot;;&quot;&quot;;ROUND([.BH129];0))">
            <text:p/>
          </table:table-cell>
          <table:table-cell table:style-name="ce2" table:formula="of:=IF([.BI129]=&quot;&quot;;&quot;&quot;;ROUND([.BI129];0))">
            <text:p/>
          </table:table-cell>
          <table:table-cell table:style-name="ce2" table:formula="of:=IF([.BJ129]=&quot;&quot;;&quot;&quot;;ROUND([.BJ129];0))">
            <text:p/>
          </table:table-cell>
          <table:table-cell table:style-name="ce2" table:formula="of:=IF([.BK129]=&quot;&quot;;&quot;&quot;;ROUND([.BK129];0))">
            <text:p/>
          </table:table-cell>
          <table:table-cell table:style-name="ce2" table:formula="of:=IF([.BL129]=&quot;&quot;;&quot;&quot;;ROUND([.BL129];0))">
            <text:p/>
          </table:table-cell>
          <table:table-cell table:style-name="ce2" table:formula="of:=IF([.BM129]=&quot;&quot;;&quot;&quot;;ROUND([.BM129];0))">
            <text:p/>
          </table:table-cell>
          <table:table-cell table:style-name="ce2" table:formula="of:=IF([.BN129]=&quot;&quot;;&quot;&quot;;ROUND([.BN129];0))">
            <text:p/>
          </table:table-cell>
          <table:table-cell table:style-name="ce2" table:formula="of:=IF([.BO129]=&quot;&quot;;&quot;&quot;;ROUND([.BO129];0))">
            <text:p/>
          </table:table-cell>
          <table:table-cell table:style-name="ce2" table:formula="of:=IF([.BP129]=&quot;&quot;;&quot;&quot;;ROUND([.BP129];0))">
            <text:p/>
          </table:table-cell>
          <table:table-cell table:style-name="ce2" table:formula="of:=IF([.BQ129]=&quot;&quot;;&quot;&quot;;ROUND([.BQ129];0))">
            <text:p/>
          </table:table-cell>
          <table:table-cell table:style-name="ce2" table:formula="of:=IF([.BR129]=&quot;&quot;;&quot;&quot;;ROUND([.BR129];0))">
            <text:p/>
          </table:table-cell>
          <table:table-cell table:style-name="ce2" table:formula="of:=IF([.BS129]=&quot;&quot;;&quot;&quot;;ROUND([.BS129];0))">
            <text:p/>
          </table:table-cell>
          <table:table-cell table:style-name="ce2" table:formula="of:=IF([.BT129]=&quot;&quot;;&quot;&quot;;ROUND([.BT129];0))">
            <text:p/>
          </table:table-cell>
          <table:table-cell table:style-name="ce2" table:formula="of:=IF([.BU129]=&quot;&quot;;&quot;&quot;;ROUND([.BU129];0))">
            <text:p/>
          </table:table-cell>
          <table:table-cell table:style-name="ce2" table:formula="of:=IF([.BV129]=&quot;&quot;;&quot;&quot;;ROUND([.BV129];0))">
            <text:p/>
          </table:table-cell>
          <table:table-cell table:style-name="ce2" table:formula="of:=IF([.BW129]=&quot;&quot;;&quot;&quot;;ROUND([.BW129];0))">
            <text:p/>
          </table:table-cell>
          <table:table-cell table:style-name="ce2" table:formula="of:=IF([.BX129]=&quot;&quot;;&quot;&quot;;ROUND([.BX129];0))">
            <text:p/>
          </table:table-cell>
          <table:table-cell table:style-name="ce2" table:formula="of:=IF([.BY129]=&quot;&quot;;&quot;&quot;;ROUND([.BY129];0))">
            <text:p/>
          </table:table-cell>
          <table:table-cell table:style-name="ce2" table:formula="of:=IF([.BZ129]=&quot;&quot;;&quot;&quot;;ROUND([.BZ129];0))">
            <text:p/>
          </table:table-cell>
          <table:table-cell table:style-name="ce2" table:formula="of:=IF([.CA129]=&quot;&quot;;&quot;&quot;;ROUND([.CA129];0))">
            <text:p/>
          </table:table-cell>
          <table:table-cell table:style-name="ce2" table:formula="of:=IF([.CB129]=&quot;&quot;;&quot;&quot;;ROUND([.CB129];0))">
            <text:p/>
          </table:table-cell>
          <table:table-cell table:style-name="ce2" table:formula="of:=IF([.CC129]=&quot;&quot;;&quot;&quot;;ROUND([.CC129];0))">
            <text:p/>
          </table:table-cell>
          <table:table-cell table:style-name="ce2" table:formula="of:=IF([.CD129]=&quot;&quot;;&quot;&quot;;ROUND([.CD129];0))">
            <text:p/>
          </table:table-cell>
          <table:table-cell table:style-name="ce2" table:formula="of:=IF([.CE129]=&quot;&quot;;&quot;&quot;;ROUND([.CE129];0))">
            <text:p/>
          </table:table-cell>
          <table:table-cell table:style-name="ce2" table:formula="of:=IF([.CF129]=&quot;&quot;;&quot;&quot;;ROUND([.CF129];0))">
            <text:p/>
          </table:table-cell>
          <table:table-cell table:style-name="ce2" table:formula="of:=IF([.CG129]=&quot;&quot;;&quot;&quot;;ROUND([.CG129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30]=&quot;&quot;;&quot;&quot;;ROUND([.D130];0))">
            <text:p/>
          </table:table-cell>
          <table:table-cell table:style-name="ce2" table:formula="of:=IF([.E130]=&quot;&quot;;&quot;&quot;;ROUND([.E130];0))">
            <text:p/>
          </table:table-cell>
          <table:table-cell table:style-name="ce2" table:formula="of:=IF([.F130]=&quot;&quot;;&quot;&quot;;ROUND([.F130];0))">
            <text:p/>
          </table:table-cell>
          <table:table-cell table:style-name="ce2" table:formula="of:=IF([.G130]=&quot;&quot;;&quot;&quot;;ROUND([.G130];0))">
            <text:p/>
          </table:table-cell>
          <table:table-cell table:style-name="ce2" table:formula="of:=IF([.H130]=&quot;&quot;;&quot;&quot;;ROUND([.H130];0))">
            <text:p/>
          </table:table-cell>
          <table:table-cell table:style-name="ce2" table:formula="of:=IF([.I130]=&quot;&quot;;&quot;&quot;;ROUND([.I130];0))">
            <text:p/>
          </table:table-cell>
          <table:table-cell table:style-name="ce2" table:formula="of:=IF([.J130]=&quot;&quot;;&quot;&quot;;ROUND([.J130];0))">
            <text:p/>
          </table:table-cell>
          <table:table-cell table:style-name="ce2" table:formula="of:=IF([.K130]=&quot;&quot;;&quot;&quot;;ROUND([.K130];0))">
            <text:p/>
          </table:table-cell>
          <table:table-cell table:style-name="ce2" table:formula="of:=IF([.L130]=&quot;&quot;;&quot;&quot;;ROUND([.L130];0))">
            <text:p/>
          </table:table-cell>
          <table:table-cell table:style-name="ce2" table:formula="of:=IF([.M130]=&quot;&quot;;&quot;&quot;;ROUND([.M130];0))">
            <text:p/>
          </table:table-cell>
          <table:table-cell table:style-name="ce2" table:formula="of:=IF([.N130]=&quot;&quot;;&quot;&quot;;ROUND([.N130];0))">
            <text:p/>
          </table:table-cell>
          <table:table-cell table:style-name="ce2" table:formula="of:=IF([.O130]=&quot;&quot;;&quot;&quot;;ROUND([.O130];0))">
            <text:p/>
          </table:table-cell>
          <table:table-cell table:style-name="ce2" table:formula="of:=IF([.P130]=&quot;&quot;;&quot;&quot;;ROUND([.P130];0))">
            <text:p/>
          </table:table-cell>
          <table:table-cell table:style-name="ce2" table:formula="of:=IF([.Q130]=&quot;&quot;;&quot;&quot;;ROUND([.Q130];0))">
            <text:p/>
          </table:table-cell>
          <table:table-cell table:style-name="ce2" table:formula="of:=IF([.R130]=&quot;&quot;;&quot;&quot;;ROUND([.R130];0))">
            <text:p/>
          </table:table-cell>
          <table:table-cell table:style-name="ce2" table:formula="of:=IF([.S130]=&quot;&quot;;&quot;&quot;;ROUND([.S130];0))">
            <text:p/>
          </table:table-cell>
          <table:table-cell table:style-name="ce2" table:formula="of:=IF([.T130]=&quot;&quot;;&quot;&quot;;ROUND([.T130];0))">
            <text:p/>
          </table:table-cell>
          <table:table-cell table:style-name="ce2" table:formula="of:=IF([.U130]=&quot;&quot;;&quot;&quot;;ROUND([.U130];0))">
            <text:p/>
          </table:table-cell>
          <table:table-cell table:style-name="ce2" table:formula="of:=IF([.V130]=&quot;&quot;;&quot;&quot;;ROUND([.V130];0))">
            <text:p/>
          </table:table-cell>
          <table:table-cell table:style-name="ce2" table:formula="of:=IF([.W130]=&quot;&quot;;&quot;&quot;;ROUND([.W130];0))">
            <text:p/>
          </table:table-cell>
          <table:table-cell table:style-name="ce2" table:formula="of:=IF([.X130]=&quot;&quot;;&quot;&quot;;ROUND([.X130];0))">
            <text:p/>
          </table:table-cell>
          <table:table-cell table:style-name="ce2" table:formula="of:=IF([.Y130]=&quot;&quot;;&quot;&quot;;ROUND([.Y130];0))">
            <text:p/>
          </table:table-cell>
          <table:table-cell table:style-name="ce2" table:formula="of:=IF([.Z130]=&quot;&quot;;&quot;&quot;;ROUND([.Z130];0))">
            <text:p/>
          </table:table-cell>
          <table:table-cell table:style-name="ce2" table:formula="of:=IF([.AA130]=&quot;&quot;;&quot;&quot;;ROUND([.AA130];0))">
            <text:p/>
          </table:table-cell>
          <table:table-cell table:style-name="ce2" table:formula="of:=IF([.AB130]=&quot;&quot;;&quot;&quot;;ROUND([.AB130];0))">
            <text:p/>
          </table:table-cell>
          <table:table-cell table:style-name="ce2" table:formula="of:=IF([.AC130]=&quot;&quot;;&quot;&quot;;ROUND([.AC130];0))">
            <text:p/>
          </table:table-cell>
          <table:table-cell table:style-name="ce2" table:formula="of:=IF([.AD130]=&quot;&quot;;&quot;&quot;;ROUND([.AD130];0))">
            <text:p/>
          </table:table-cell>
          <table:table-cell table:style-name="ce2" table:formula="of:=IF([.AE130]=&quot;&quot;;&quot;&quot;;ROUND([.AE130];0))">
            <text:p/>
          </table:table-cell>
          <table:table-cell table:style-name="ce2" table:formula="of:=IF([.AF130]=&quot;&quot;;&quot;&quot;;ROUND([.AF130];0))">
            <text:p/>
          </table:table-cell>
          <table:table-cell table:style-name="ce2" table:formula="of:=IF([.AG130]=&quot;&quot;;&quot;&quot;;ROUND([.AG130];0))">
            <text:p/>
          </table:table-cell>
          <table:table-cell table:style-name="ce2" table:formula="of:=IF([.AH130]=&quot;&quot;;&quot;&quot;;ROUND([.AH130];0))">
            <text:p/>
          </table:table-cell>
          <table:table-cell table:style-name="ce2" table:formula="of:=IF([.AI130]=&quot;&quot;;&quot;&quot;;ROUND([.AI130];0))">
            <text:p/>
          </table:table-cell>
          <table:table-cell table:style-name="ce2" table:formula="of:=IF([.AJ130]=&quot;&quot;;&quot;&quot;;ROUND([.AJ130];0))">
            <text:p/>
          </table:table-cell>
          <table:table-cell table:style-name="ce2" table:formula="of:=IF([.AK130]=&quot;&quot;;&quot;&quot;;ROUND([.AK130];0))">
            <text:p/>
          </table:table-cell>
          <table:table-cell table:style-name="ce2" table:formula="of:=IF([.AL130]=&quot;&quot;;&quot;&quot;;ROUND([.AL130];0))">
            <text:p/>
          </table:table-cell>
          <table:table-cell table:style-name="ce2" table:formula="of:=IF([.AM130]=&quot;&quot;;&quot;&quot;;ROUND([.AM130];0))">
            <text:p/>
          </table:table-cell>
          <table:table-cell table:style-name="ce2" table:formula="of:=IF([.AN130]=&quot;&quot;;&quot;&quot;;ROUND([.AN130];0))">
            <text:p/>
          </table:table-cell>
          <table:table-cell table:style-name="ce2" table:formula="of:=IF([.AO130]=&quot;&quot;;&quot;&quot;;ROUND([.AO130];0))">
            <text:p/>
          </table:table-cell>
          <table:table-cell table:style-name="ce2" table:formula="of:=IF([.AP130]=&quot;&quot;;&quot;&quot;;ROUND([.AP130];0))">
            <text:p/>
          </table:table-cell>
          <table:table-cell table:style-name="ce2" table:formula="of:=IF([.AQ130]=&quot;&quot;;&quot;&quot;;ROUND([.AQ130];0))">
            <text:p/>
          </table:table-cell>
          <table:table-cell table:style-name="ce2" table:formula="of:=IF([.AR130]=&quot;&quot;;&quot;&quot;;ROUND([.AR130];0))">
            <text:p/>
          </table:table-cell>
          <table:table-cell table:style-name="ce2" table:formula="of:=IF([.AS130]=&quot;&quot;;&quot;&quot;;ROUND([.AS130];0))">
            <text:p/>
          </table:table-cell>
          <table:table-cell table:style-name="ce2" table:formula="of:=IF([.AT130]=&quot;&quot;;&quot;&quot;;ROUND([.AT130];0))">
            <text:p/>
          </table:table-cell>
          <table:table-cell table:style-name="ce2" table:formula="of:=IF([.AU130]=&quot;&quot;;&quot;&quot;;ROUND([.AU130];0))">
            <text:p/>
          </table:table-cell>
          <table:table-cell table:style-name="ce2" table:formula="of:=IF([.AV130]=&quot;&quot;;&quot;&quot;;ROUND([.AV130];0))">
            <text:p/>
          </table:table-cell>
          <table:table-cell table:style-name="ce2" table:formula="of:=IF([.AW130]=&quot;&quot;;&quot;&quot;;ROUND([.AW130];0))">
            <text:p/>
          </table:table-cell>
          <table:table-cell table:style-name="ce2" table:formula="of:=IF([.AX130]=&quot;&quot;;&quot;&quot;;ROUND([.AX130];0))">
            <text:p/>
          </table:table-cell>
          <table:table-cell table:style-name="ce2" table:formula="of:=IF([.AY130]=&quot;&quot;;&quot;&quot;;ROUND([.AY130];0))">
            <text:p/>
          </table:table-cell>
          <table:table-cell table:style-name="ce2" table:formula="of:=IF([.AZ130]=&quot;&quot;;&quot;&quot;;ROUND([.AZ130];0))">
            <text:p/>
          </table:table-cell>
          <table:table-cell table:style-name="ce2" table:formula="of:=IF([.BA130]=&quot;&quot;;&quot;&quot;;ROUND([.BA130];0))">
            <text:p/>
          </table:table-cell>
          <table:table-cell table:style-name="ce2" table:formula="of:=IF([.BB130]=&quot;&quot;;&quot;&quot;;ROUND([.BB130];0))">
            <text:p/>
          </table:table-cell>
          <table:table-cell table:style-name="ce2" table:formula="of:=IF([.BC130]=&quot;&quot;;&quot;&quot;;ROUND([.BC130];0))">
            <text:p/>
          </table:table-cell>
          <table:table-cell table:style-name="ce2" table:formula="of:=IF([.BD130]=&quot;&quot;;&quot;&quot;;ROUND([.BD130];0))">
            <text:p/>
          </table:table-cell>
          <table:table-cell table:style-name="ce2" table:formula="of:=IF([.BE130]=&quot;&quot;;&quot;&quot;;ROUND([.BE130];0))">
            <text:p/>
          </table:table-cell>
          <table:table-cell table:style-name="ce2" table:formula="of:=IF([.BF130]=&quot;&quot;;&quot;&quot;;ROUND([.BF130];0))">
            <text:p/>
          </table:table-cell>
          <table:table-cell table:style-name="ce2" table:formula="of:=IF([.BG130]=&quot;&quot;;&quot;&quot;;ROUND([.BG130];0))">
            <text:p/>
          </table:table-cell>
          <table:table-cell table:style-name="ce2" table:formula="of:=IF([.BH130]=&quot;&quot;;&quot;&quot;;ROUND([.BH130];0))">
            <text:p/>
          </table:table-cell>
          <table:table-cell table:style-name="ce2" table:formula="of:=IF([.BI130]=&quot;&quot;;&quot;&quot;;ROUND([.BI130];0))">
            <text:p/>
          </table:table-cell>
          <table:table-cell table:style-name="ce2" table:formula="of:=IF([.BJ130]=&quot;&quot;;&quot;&quot;;ROUND([.BJ130];0))">
            <text:p/>
          </table:table-cell>
          <table:table-cell table:style-name="ce2" table:formula="of:=IF([.BK130]=&quot;&quot;;&quot;&quot;;ROUND([.BK130];0))">
            <text:p/>
          </table:table-cell>
          <table:table-cell table:style-name="ce2" table:formula="of:=IF([.BL130]=&quot;&quot;;&quot;&quot;;ROUND([.BL130];0))">
            <text:p/>
          </table:table-cell>
          <table:table-cell table:style-name="ce2" table:formula="of:=IF([.BM130]=&quot;&quot;;&quot;&quot;;ROUND([.BM130];0))">
            <text:p/>
          </table:table-cell>
          <table:table-cell table:style-name="ce2" table:formula="of:=IF([.BN130]=&quot;&quot;;&quot;&quot;;ROUND([.BN130];0))">
            <text:p/>
          </table:table-cell>
          <table:table-cell table:style-name="ce2" table:formula="of:=IF([.BO130]=&quot;&quot;;&quot;&quot;;ROUND([.BO130];0))">
            <text:p/>
          </table:table-cell>
          <table:table-cell table:style-name="ce2" table:formula="of:=IF([.BP130]=&quot;&quot;;&quot;&quot;;ROUND([.BP130];0))">
            <text:p/>
          </table:table-cell>
          <table:table-cell table:style-name="ce2" table:formula="of:=IF([.BQ130]=&quot;&quot;;&quot;&quot;;ROUND([.BQ130];0))">
            <text:p/>
          </table:table-cell>
          <table:table-cell table:style-name="ce2" table:formula="of:=IF([.BR130]=&quot;&quot;;&quot;&quot;;ROUND([.BR130];0))">
            <text:p/>
          </table:table-cell>
          <table:table-cell table:style-name="ce2" table:formula="of:=IF([.BS130]=&quot;&quot;;&quot;&quot;;ROUND([.BS130];0))">
            <text:p/>
          </table:table-cell>
          <table:table-cell table:style-name="ce2" table:formula="of:=IF([.BT130]=&quot;&quot;;&quot;&quot;;ROUND([.BT130];0))">
            <text:p/>
          </table:table-cell>
          <table:table-cell table:style-name="ce2" table:formula="of:=IF([.BU130]=&quot;&quot;;&quot;&quot;;ROUND([.BU130];0))">
            <text:p/>
          </table:table-cell>
          <table:table-cell table:style-name="ce2" table:formula="of:=IF([.BV130]=&quot;&quot;;&quot;&quot;;ROUND([.BV130];0))">
            <text:p/>
          </table:table-cell>
          <table:table-cell table:style-name="ce2" table:formula="of:=IF([.BW130]=&quot;&quot;;&quot;&quot;;ROUND([.BW130];0))">
            <text:p/>
          </table:table-cell>
          <table:table-cell table:style-name="ce2" table:formula="of:=IF([.BX130]=&quot;&quot;;&quot;&quot;;ROUND([.BX130];0))">
            <text:p/>
          </table:table-cell>
          <table:table-cell table:style-name="ce2" table:formula="of:=IF([.BY130]=&quot;&quot;;&quot;&quot;;ROUND([.BY130];0))">
            <text:p/>
          </table:table-cell>
          <table:table-cell table:style-name="ce2" table:formula="of:=IF([.BZ130]=&quot;&quot;;&quot;&quot;;ROUND([.BZ130];0))">
            <text:p/>
          </table:table-cell>
          <table:table-cell table:style-name="ce2" table:formula="of:=IF([.CA130]=&quot;&quot;;&quot;&quot;;ROUND([.CA130];0))">
            <text:p/>
          </table:table-cell>
          <table:table-cell table:style-name="ce2" table:formula="of:=IF([.CB130]=&quot;&quot;;&quot;&quot;;ROUND([.CB130];0))">
            <text:p/>
          </table:table-cell>
          <table:table-cell table:style-name="ce2" table:formula="of:=IF([.CC130]=&quot;&quot;;&quot;&quot;;ROUND([.CC130];0))">
            <text:p/>
          </table:table-cell>
          <table:table-cell table:style-name="ce2" table:formula="of:=IF([.CD130]=&quot;&quot;;&quot;&quot;;ROUND([.CD130];0))">
            <text:p/>
          </table:table-cell>
          <table:table-cell table:style-name="ce2" table:formula="of:=IF([.CE130]=&quot;&quot;;&quot;&quot;;ROUND([.CE130];0))">
            <text:p/>
          </table:table-cell>
          <table:table-cell table:style-name="ce2" table:formula="of:=IF([.CF130]=&quot;&quot;;&quot;&quot;;ROUND([.CF130];0))">
            <text:p/>
          </table:table-cell>
          <table:table-cell table:style-name="ce2" table:formula="of:=IF([.CG130]=&quot;&quot;;&quot;&quot;;ROUND([.CG130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2"/>
          <table:table-cell office:value-type="string">
            <text:p>areas.push('</text:p>
          </table:table-cell>
          <table:table-cell table:style-name="ce2" table:formula="of:=IF([.D131]=&quot;&quot;;&quot;&quot;;ROUND([.D131];0))">
            <text:p/>
          </table:table-cell>
          <table:table-cell table:style-name="ce2" table:formula="of:=IF([.E131]=&quot;&quot;;&quot;&quot;;ROUND([.E131];0))">
            <text:p/>
          </table:table-cell>
          <table:table-cell table:style-name="ce2" table:formula="of:=IF([.F131]=&quot;&quot;;&quot;&quot;;ROUND([.F131];0))">
            <text:p/>
          </table:table-cell>
          <table:table-cell table:style-name="ce2" table:formula="of:=IF([.G131]=&quot;&quot;;&quot;&quot;;ROUND([.G131];0))">
            <text:p/>
          </table:table-cell>
          <table:table-cell table:style-name="ce2" table:formula="of:=IF([.H131]=&quot;&quot;;&quot;&quot;;ROUND([.H131];0))">
            <text:p/>
          </table:table-cell>
          <table:table-cell table:style-name="ce2" table:formula="of:=IF([.I131]=&quot;&quot;;&quot;&quot;;ROUND([.I131];0))">
            <text:p/>
          </table:table-cell>
          <table:table-cell table:style-name="ce2" table:formula="of:=IF([.J131]=&quot;&quot;;&quot;&quot;;ROUND([.J131];0))">
            <text:p/>
          </table:table-cell>
          <table:table-cell table:style-name="ce2" table:formula="of:=IF([.K131]=&quot;&quot;;&quot;&quot;;ROUND([.K131];0))">
            <text:p/>
          </table:table-cell>
          <table:table-cell table:style-name="ce2" table:formula="of:=IF([.L131]=&quot;&quot;;&quot;&quot;;ROUND([.L131];0))">
            <text:p/>
          </table:table-cell>
          <table:table-cell table:style-name="ce2" table:formula="of:=IF([.M131]=&quot;&quot;;&quot;&quot;;ROUND([.M131];0))">
            <text:p/>
          </table:table-cell>
          <table:table-cell table:style-name="ce2" table:formula="of:=IF([.N131]=&quot;&quot;;&quot;&quot;;ROUND([.N131];0))">
            <text:p/>
          </table:table-cell>
          <table:table-cell table:style-name="ce2" table:formula="of:=IF([.O131]=&quot;&quot;;&quot;&quot;;ROUND([.O131];0))">
            <text:p/>
          </table:table-cell>
          <table:table-cell table:style-name="ce2" table:formula="of:=IF([.P131]=&quot;&quot;;&quot;&quot;;ROUND([.P131];0))">
            <text:p/>
          </table:table-cell>
          <table:table-cell table:style-name="ce2" table:formula="of:=IF([.Q131]=&quot;&quot;;&quot;&quot;;ROUND([.Q131];0))">
            <text:p/>
          </table:table-cell>
          <table:table-cell table:style-name="ce2" table:formula="of:=IF([.R131]=&quot;&quot;;&quot;&quot;;ROUND([.R131];0))">
            <text:p/>
          </table:table-cell>
          <table:table-cell table:style-name="ce2" table:formula="of:=IF([.S131]=&quot;&quot;;&quot;&quot;;ROUND([.S131];0))">
            <text:p/>
          </table:table-cell>
          <table:table-cell table:style-name="ce2" table:formula="of:=IF([.T131]=&quot;&quot;;&quot;&quot;;ROUND([.T131];0))">
            <text:p/>
          </table:table-cell>
          <table:table-cell table:style-name="ce2" table:formula="of:=IF([.U131]=&quot;&quot;;&quot;&quot;;ROUND([.U131];0))">
            <text:p/>
          </table:table-cell>
          <table:table-cell table:style-name="ce2" table:formula="of:=IF([.V131]=&quot;&quot;;&quot;&quot;;ROUND([.V131];0))">
            <text:p/>
          </table:table-cell>
          <table:table-cell table:style-name="ce2" table:formula="of:=IF([.W131]=&quot;&quot;;&quot;&quot;;ROUND([.W131];0))">
            <text:p/>
          </table:table-cell>
          <table:table-cell table:style-name="ce2" table:formula="of:=IF([.X131]=&quot;&quot;;&quot;&quot;;ROUND([.X131];0))">
            <text:p/>
          </table:table-cell>
          <table:table-cell table:style-name="ce2" table:formula="of:=IF([.Y131]=&quot;&quot;;&quot;&quot;;ROUND([.Y131];0))">
            <text:p/>
          </table:table-cell>
          <table:table-cell table:style-name="ce2" table:formula="of:=IF([.Z131]=&quot;&quot;;&quot;&quot;;ROUND([.Z131];0))">
            <text:p/>
          </table:table-cell>
          <table:table-cell table:style-name="ce2" table:formula="of:=IF([.AA131]=&quot;&quot;;&quot;&quot;;ROUND([.AA131];0))">
            <text:p/>
          </table:table-cell>
          <table:table-cell table:style-name="ce2" table:formula="of:=IF([.AB131]=&quot;&quot;;&quot;&quot;;ROUND([.AB131];0))">
            <text:p/>
          </table:table-cell>
          <table:table-cell table:style-name="ce2" table:formula="of:=IF([.AC131]=&quot;&quot;;&quot;&quot;;ROUND([.AC131];0))">
            <text:p/>
          </table:table-cell>
          <table:table-cell table:style-name="ce2" table:formula="of:=IF([.AD131]=&quot;&quot;;&quot;&quot;;ROUND([.AD131];0))">
            <text:p/>
          </table:table-cell>
          <table:table-cell table:style-name="ce2" table:formula="of:=IF([.AE131]=&quot;&quot;;&quot;&quot;;ROUND([.AE131];0))">
            <text:p/>
          </table:table-cell>
          <table:table-cell table:style-name="ce2" table:formula="of:=IF([.AF131]=&quot;&quot;;&quot;&quot;;ROUND([.AF131];0))">
            <text:p/>
          </table:table-cell>
          <table:table-cell table:style-name="ce2" table:formula="of:=IF([.AG131]=&quot;&quot;;&quot;&quot;;ROUND([.AG131];0))">
            <text:p/>
          </table:table-cell>
          <table:table-cell table:style-name="ce2" table:formula="of:=IF([.AH131]=&quot;&quot;;&quot;&quot;;ROUND([.AH131];0))">
            <text:p/>
          </table:table-cell>
          <table:table-cell table:style-name="ce2" table:formula="of:=IF([.AI131]=&quot;&quot;;&quot;&quot;;ROUND([.AI131];0))">
            <text:p/>
          </table:table-cell>
          <table:table-cell table:style-name="ce2" table:formula="of:=IF([.AJ131]=&quot;&quot;;&quot;&quot;;ROUND([.AJ131];0))">
            <text:p/>
          </table:table-cell>
          <table:table-cell table:style-name="ce2" table:formula="of:=IF([.AK131]=&quot;&quot;;&quot;&quot;;ROUND([.AK131];0))">
            <text:p/>
          </table:table-cell>
          <table:table-cell table:style-name="ce2" table:formula="of:=IF([.AL131]=&quot;&quot;;&quot;&quot;;ROUND([.AL131];0))">
            <text:p/>
          </table:table-cell>
          <table:table-cell table:style-name="ce2" table:formula="of:=IF([.AM131]=&quot;&quot;;&quot;&quot;;ROUND([.AM131];0))">
            <text:p/>
          </table:table-cell>
          <table:table-cell table:style-name="ce2" table:formula="of:=IF([.AN131]=&quot;&quot;;&quot;&quot;;ROUND([.AN131];0))">
            <text:p/>
          </table:table-cell>
          <table:table-cell table:style-name="ce2" table:formula="of:=IF([.AO131]=&quot;&quot;;&quot;&quot;;ROUND([.AO131];0))">
            <text:p/>
          </table:table-cell>
          <table:table-cell table:style-name="ce2" table:formula="of:=IF([.AP131]=&quot;&quot;;&quot;&quot;;ROUND([.AP131];0))">
            <text:p/>
          </table:table-cell>
          <table:table-cell table:style-name="ce2" table:formula="of:=IF([.AQ131]=&quot;&quot;;&quot;&quot;;ROUND([.AQ131];0))">
            <text:p/>
          </table:table-cell>
          <table:table-cell table:style-name="ce2" table:formula="of:=IF([.AR131]=&quot;&quot;;&quot;&quot;;ROUND([.AR131];0))">
            <text:p/>
          </table:table-cell>
          <table:table-cell table:style-name="ce2" table:formula="of:=IF([.AS131]=&quot;&quot;;&quot;&quot;;ROUND([.AS131];0))">
            <text:p/>
          </table:table-cell>
          <table:table-cell table:style-name="ce2" table:formula="of:=IF([.AT131]=&quot;&quot;;&quot;&quot;;ROUND([.AT131];0))">
            <text:p/>
          </table:table-cell>
          <table:table-cell table:style-name="ce2" table:formula="of:=IF([.AU131]=&quot;&quot;;&quot;&quot;;ROUND([.AU131];0))">
            <text:p/>
          </table:table-cell>
          <table:table-cell table:style-name="ce2" table:formula="of:=IF([.AV131]=&quot;&quot;;&quot;&quot;;ROUND([.AV131];0))">
            <text:p/>
          </table:table-cell>
          <table:table-cell table:style-name="ce2" table:formula="of:=IF([.AW131]=&quot;&quot;;&quot;&quot;;ROUND([.AW131];0))">
            <text:p/>
          </table:table-cell>
          <table:table-cell table:style-name="ce2" table:formula="of:=IF([.AX131]=&quot;&quot;;&quot;&quot;;ROUND([.AX131];0))">
            <text:p/>
          </table:table-cell>
          <table:table-cell table:style-name="ce2" table:formula="of:=IF([.AY131]=&quot;&quot;;&quot;&quot;;ROUND([.AY131];0))">
            <text:p/>
          </table:table-cell>
          <table:table-cell table:style-name="ce2" table:formula="of:=IF([.AZ131]=&quot;&quot;;&quot;&quot;;ROUND([.AZ131];0))">
            <text:p/>
          </table:table-cell>
          <table:table-cell table:style-name="ce2" table:formula="of:=IF([.BA131]=&quot;&quot;;&quot;&quot;;ROUND([.BA131];0))">
            <text:p/>
          </table:table-cell>
          <table:table-cell table:style-name="ce2" table:formula="of:=IF([.BB131]=&quot;&quot;;&quot;&quot;;ROUND([.BB131];0))">
            <text:p/>
          </table:table-cell>
          <table:table-cell table:style-name="ce2" table:formula="of:=IF([.BC131]=&quot;&quot;;&quot;&quot;;ROUND([.BC131];0))">
            <text:p/>
          </table:table-cell>
          <table:table-cell table:style-name="ce2" table:formula="of:=IF([.BD131]=&quot;&quot;;&quot;&quot;;ROUND([.BD131];0))">
            <text:p/>
          </table:table-cell>
          <table:table-cell table:style-name="ce2" table:formula="of:=IF([.BE131]=&quot;&quot;;&quot;&quot;;ROUND([.BE131];0))">
            <text:p/>
          </table:table-cell>
          <table:table-cell table:style-name="ce2" table:formula="of:=IF([.BF131]=&quot;&quot;;&quot;&quot;;ROUND([.BF131];0))">
            <text:p/>
          </table:table-cell>
          <table:table-cell table:style-name="ce2" table:formula="of:=IF([.BG131]=&quot;&quot;;&quot;&quot;;ROUND([.BG131];0))">
            <text:p/>
          </table:table-cell>
          <table:table-cell table:style-name="ce2" table:formula="of:=IF([.BH131]=&quot;&quot;;&quot;&quot;;ROUND([.BH131];0))">
            <text:p/>
          </table:table-cell>
          <table:table-cell table:style-name="ce2" table:formula="of:=IF([.BI131]=&quot;&quot;;&quot;&quot;;ROUND([.BI131];0))">
            <text:p/>
          </table:table-cell>
          <table:table-cell table:style-name="ce2" table:formula="of:=IF([.BJ131]=&quot;&quot;;&quot;&quot;;ROUND([.BJ131];0))">
            <text:p/>
          </table:table-cell>
          <table:table-cell table:style-name="ce2" table:formula="of:=IF([.BK131]=&quot;&quot;;&quot;&quot;;ROUND([.BK131];0))">
            <text:p/>
          </table:table-cell>
          <table:table-cell table:style-name="ce2" table:formula="of:=IF([.BL131]=&quot;&quot;;&quot;&quot;;ROUND([.BL131];0))">
            <text:p/>
          </table:table-cell>
          <table:table-cell table:style-name="ce2" table:formula="of:=IF([.BM131]=&quot;&quot;;&quot;&quot;;ROUND([.BM131];0))">
            <text:p/>
          </table:table-cell>
          <table:table-cell table:style-name="ce2" table:formula="of:=IF([.BN131]=&quot;&quot;;&quot;&quot;;ROUND([.BN131];0))">
            <text:p/>
          </table:table-cell>
          <table:table-cell table:style-name="ce2" table:formula="of:=IF([.BO131]=&quot;&quot;;&quot;&quot;;ROUND([.BO131];0))">
            <text:p/>
          </table:table-cell>
          <table:table-cell table:style-name="ce2" table:formula="of:=IF([.BP131]=&quot;&quot;;&quot;&quot;;ROUND([.BP131];0))">
            <text:p/>
          </table:table-cell>
          <table:table-cell table:style-name="ce2" table:formula="of:=IF([.BQ131]=&quot;&quot;;&quot;&quot;;ROUND([.BQ131];0))">
            <text:p/>
          </table:table-cell>
          <table:table-cell table:style-name="ce2" table:formula="of:=IF([.BR131]=&quot;&quot;;&quot;&quot;;ROUND([.BR131];0))">
            <text:p/>
          </table:table-cell>
          <table:table-cell table:style-name="ce2" table:formula="of:=IF([.BS131]=&quot;&quot;;&quot;&quot;;ROUND([.BS131];0))">
            <text:p/>
          </table:table-cell>
          <table:table-cell table:style-name="ce2" table:formula="of:=IF([.BT131]=&quot;&quot;;&quot;&quot;;ROUND([.BT131];0))">
            <text:p/>
          </table:table-cell>
          <table:table-cell table:style-name="ce2" table:formula="of:=IF([.BU131]=&quot;&quot;;&quot;&quot;;ROUND([.BU131];0))">
            <text:p/>
          </table:table-cell>
          <table:table-cell table:style-name="ce2" table:formula="of:=IF([.BV131]=&quot;&quot;;&quot;&quot;;ROUND([.BV131];0))">
            <text:p/>
          </table:table-cell>
          <table:table-cell table:style-name="ce2" table:formula="of:=IF([.BW131]=&quot;&quot;;&quot;&quot;;ROUND([.BW131];0))">
            <text:p/>
          </table:table-cell>
          <table:table-cell table:style-name="ce2" table:formula="of:=IF([.BX131]=&quot;&quot;;&quot;&quot;;ROUND([.BX131];0))">
            <text:p/>
          </table:table-cell>
          <table:table-cell table:style-name="ce2" table:formula="of:=IF([.BY131]=&quot;&quot;;&quot;&quot;;ROUND([.BY131];0))">
            <text:p/>
          </table:table-cell>
          <table:table-cell table:style-name="ce2" table:formula="of:=IF([.BZ131]=&quot;&quot;;&quot;&quot;;ROUND([.BZ131];0))">
            <text:p/>
          </table:table-cell>
          <table:table-cell table:style-name="ce2" table:formula="of:=IF([.CA131]=&quot;&quot;;&quot;&quot;;ROUND([.CA131];0))">
            <text:p/>
          </table:table-cell>
          <table:table-cell table:style-name="ce2" table:formula="of:=IF([.CB131]=&quot;&quot;;&quot;&quot;;ROUND([.CB131];0))">
            <text:p/>
          </table:table-cell>
          <table:table-cell table:style-name="ce2" table:formula="of:=IF([.CC131]=&quot;&quot;;&quot;&quot;;ROUND([.CC131];0))">
            <text:p/>
          </table:table-cell>
          <table:table-cell table:style-name="ce2" table:formula="of:=IF([.CD131]=&quot;&quot;;&quot;&quot;;ROUND([.CD131];0))">
            <text:p/>
          </table:table-cell>
          <table:table-cell table:style-name="ce2" table:formula="of:=IF([.CE131]=&quot;&quot;;&quot;&quot;;ROUND([.CE131];0))">
            <text:p/>
          </table:table-cell>
          <table:table-cell table:style-name="ce2" table:formula="of:=IF([.CF131]=&quot;&quot;;&quot;&quot;;ROUND([.CF131];0))">
            <text:p/>
          </table:table-cell>
          <table:table-cell table:style-name="ce2" table:formula="of:=IF([.CG131]=&quot;&quot;;&quot;&quot;;ROUND([.CG131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2]&amp;&quot;_&quot;&amp;[.A12]&amp;&quot;'&quot;" office:value-type="string" office:string-value="'c_1_1'">
            <text:p>'c_1_1'</text:p>
          </table:table-cell>
          <table:table-cell/>
          <table:table-cell office:value-type="string">
            <text:p>areas.push('</text:p>
          </table:table-cell>
          <table:table-cell table:style-name="ce2" table:formula="of:=IF([.D132]=&quot;&quot;;&quot;&quot;;ROUND([.D132];0))" office:value-type="float" office:value="656">
            <text:p>656</text:p>
          </table:table-cell>
          <table:table-cell table:style-name="ce2" table:formula="of:=IF([.E132]=&quot;&quot;;&quot;&quot;;ROUND([.E132];0))" office:value-type="float" office:value="404">
            <text:p>404</text:p>
          </table:table-cell>
          <table:table-cell table:style-name="ce2" table:formula="of:=IF([.F132]=&quot;&quot;;&quot;&quot;;ROUND([.F132];0))" office:value-type="float" office:value="241">
            <text:p>241</text:p>
          </table:table-cell>
          <table:table-cell table:style-name="ce2" table:formula="of:=IF([.G132]=&quot;&quot;;&quot;&quot;;ROUND([.G132];0))" office:value-type="float" office:value="410">
            <text:p>410</text:p>
          </table:table-cell>
          <table:table-cell table:style-name="ce2" table:formula="of:=IF([.H132]=&quot;&quot;;&quot;&quot;;ROUND([.H132];0))" office:value-type="float" office:value="242">
            <text:p>242</text:p>
          </table:table-cell>
          <table:table-cell table:style-name="ce2" table:formula="of:=IF([.I132]=&quot;&quot;;&quot;&quot;;ROUND([.I132];0))" office:value-type="float" office:value="558">
            <text:p>558</text:p>
          </table:table-cell>
          <table:table-cell table:style-name="ce2" table:formula="of:=IF([.J132]=&quot;&quot;;&quot;&quot;;ROUND([.J132];0))" office:value-type="float" office:value="270">
            <text:p>270</text:p>
          </table:table-cell>
          <table:table-cell table:style-name="ce2" table:formula="of:=IF([.K132]=&quot;&quot;;&quot;&quot;;ROUND([.K132];0))" office:value-type="float" office:value="615">
            <text:p>615</text:p>
          </table:table-cell>
          <table:table-cell table:style-name="ce2" table:formula="of:=IF([.L132]=&quot;&quot;;&quot;&quot;;ROUND([.L132];0))" office:value-type="float" office:value="644">
            <text:p>644</text:p>
          </table:table-cell>
          <table:table-cell table:style-name="ce2" table:formula="of:=IF([.M132]=&quot;&quot;;&quot;&quot;;ROUND([.M132];0))" office:value-type="float" office:value="592">
            <text:p>592</text:p>
          </table:table-cell>
          <table:table-cell table:style-name="ce2" table:formula="of:=IF([.N132]=&quot;&quot;;&quot;&quot;;ROUND([.N132];0))" office:value-type="float" office:value="644">
            <text:p>644</text:p>
          </table:table-cell>
          <table:table-cell table:style-name="ce2" table:formula="of:=IF([.O132]=&quot;&quot;;&quot;&quot;;ROUND([.O132];0))" office:value-type="float" office:value="592">
            <text:p>592</text:p>
          </table:table-cell>
          <table:table-cell table:style-name="ce2" table:formula="of:=IF([.P132]=&quot;&quot;;&quot;&quot;;ROUND([.P132];0))" office:value-type="float" office:value="668">
            <text:p>668</text:p>
          </table:table-cell>
          <table:table-cell table:style-name="ce2" table:formula="of:=IF([.Q132]=&quot;&quot;;&quot;&quot;;ROUND([.Q132];0))" office:value-type="float" office:value="608">
            <text:p>608</text:p>
          </table:table-cell>
          <table:table-cell table:style-name="ce2" table:formula="of:=IF([.R132]=&quot;&quot;;&quot;&quot;;ROUND([.R132];0))" office:value-type="float" office:value="712">
            <text:p>712</text:p>
          </table:table-cell>
          <table:table-cell table:style-name="ce2" table:formula="of:=IF([.S132]=&quot;&quot;;&quot;&quot;;ROUND([.S132];0))" office:value-type="float" office:value="606">
            <text:p>606</text:p>
          </table:table-cell>
          <table:table-cell table:style-name="ce2" table:formula="of:=IF([.T132]=&quot;&quot;;&quot;&quot;;ROUND([.T132];0))" office:value-type="float" office:value="713">
            <text:p>713</text:p>
          </table:table-cell>
          <table:table-cell table:style-name="ce2" table:formula="of:=IF([.U132]=&quot;&quot;;&quot;&quot;;ROUND([.U132];0))" office:value-type="float" office:value="625">
            <text:p>625</text:p>
          </table:table-cell>
          <table:table-cell table:style-name="ce2" table:formula="of:=IF([.V132]=&quot;&quot;;&quot;&quot;;ROUND([.V132];0))" office:value-type="float" office:value="741">
            <text:p>741</text:p>
          </table:table-cell>
          <table:table-cell table:style-name="ce2" table:formula="of:=IF([.W132]=&quot;&quot;;&quot;&quot;;ROUND([.W132];0))" office:value-type="float" office:value="639">
            <text:p>639</text:p>
          </table:table-cell>
          <table:table-cell table:style-name="ce2" table:formula="of:=IF([.X132]=&quot;&quot;;&quot;&quot;;ROUND([.X132];0))" office:value-type="float" office:value="761">
            <text:p>761</text:p>
          </table:table-cell>
          <table:table-cell table:style-name="ce2" table:formula="of:=IF([.Y132]=&quot;&quot;;&quot;&quot;;ROUND([.Y132];0))" office:value-type="float" office:value="637">
            <text:p>637</text:p>
          </table:table-cell>
          <table:table-cell table:style-name="ce2" table:formula="of:=IF([.Z132]=&quot;&quot;;&quot;&quot;;ROUND([.Z132];0))" office:value-type="float" office:value="761">
            <text:p>761</text:p>
          </table:table-cell>
          <table:table-cell table:style-name="ce2" table:formula="of:=IF([.AA132]=&quot;&quot;;&quot;&quot;;ROUND([.AA132];0))" office:value-type="float" office:value="424">
            <text:p>424</text:p>
          </table:table-cell>
          <table:table-cell table:style-name="ce2" table:formula="of:=IF([.AB132]=&quot;&quot;;&quot;&quot;;ROUND([.AB132];0))" office:value-type="float" office:value="791">
            <text:p>791</text:p>
          </table:table-cell>
          <table:table-cell table:style-name="ce2" table:formula="of:=IF([.AC132]=&quot;&quot;;&quot;&quot;;ROUND([.AC132];0))" office:value-type="float" office:value="424">
            <text:p>424</text:p>
          </table:table-cell>
          <table:table-cell table:style-name="ce2" table:formula="of:=IF([.AD132]=&quot;&quot;;&quot;&quot;;ROUND([.AD132];0))" office:value-type="float" office:value="791">
            <text:p>791</text:p>
          </table:table-cell>
          <table:table-cell table:style-name="ce2" table:formula="of:=IF([.AE132]=&quot;&quot;;&quot;&quot;;ROUND([.AE132];0))" office:value-type="float" office:value="598">
            <text:p>598</text:p>
          </table:table-cell>
          <table:table-cell table:style-name="ce2" table:formula="of:=IF([.AF132]=&quot;&quot;;&quot;&quot;;ROUND([.AF132];0))" office:value-type="float" office:value="832">
            <text:p>832</text:p>
          </table:table-cell>
          <table:table-cell table:style-name="ce2" table:formula="of:=IF([.AG132]=&quot;&quot;;&quot;&quot;;ROUND([.AG132];0))" office:value-type="float" office:value="596">
            <text:p>596</text:p>
          </table:table-cell>
          <table:table-cell table:style-name="ce2" table:formula="of:=IF([.AH132]=&quot;&quot;;&quot;&quot;;ROUND([.AH132];0))" office:value-type="float" office:value="831">
            <text:p>831</text:p>
          </table:table-cell>
          <table:table-cell table:style-name="ce2" table:formula="of:=IF([.AI132]=&quot;&quot;;&quot;&quot;;ROUND([.AI132];0))" office:value-type="float" office:value="388">
            <text:p>388</text:p>
          </table:table-cell>
          <table:table-cell table:style-name="ce2" table:formula="of:=IF([.AJ132]=&quot;&quot;;&quot;&quot;;ROUND([.AJ132];0))" office:value-type="float" office:value="706">
            <text:p>706</text:p>
          </table:table-cell>
          <table:table-cell table:style-name="ce2" table:formula="of:=IF([.AK132]=&quot;&quot;;&quot;&quot;;ROUND([.AK132];0))" office:value-type="float" office:value="389">
            <text:p>389</text:p>
          </table:table-cell>
          <table:table-cell table:style-name="ce2" table:formula="of:=IF([.AL132]=&quot;&quot;;&quot;&quot;;ROUND([.AL132];0))" office:value-type="float" office:value="661">
            <text:p>661</text:p>
          </table:table-cell>
          <table:table-cell table:style-name="ce2" table:formula="of:=IF([.AM132]=&quot;&quot;;&quot;&quot;;ROUND([.AM132];0))" office:value-type="float" office:value="385">
            <text:p>385</text:p>
          </table:table-cell>
          <table:table-cell table:style-name="ce2" table:formula="of:=IF([.AN132]=&quot;&quot;;&quot;&quot;;ROUND([.AN132];0))" office:value-type="float" office:value="660">
            <text:p>660</text:p>
          </table:table-cell>
          <table:table-cell table:style-name="ce2" table:formula="of:=IF([.AO132]=&quot;&quot;;&quot;&quot;;ROUND([.AO132];0))" office:value-type="float" office:value="396">
            <text:p>396</text:p>
          </table:table-cell>
          <table:table-cell table:style-name="ce2" table:formula="of:=IF([.AP132]=&quot;&quot;;&quot;&quot;;ROUND([.AP132];0))">
            <text:p/>
          </table:table-cell>
          <table:table-cell table:style-name="ce2" table:formula="of:=IF([.AQ132]=&quot;&quot;;&quot;&quot;;ROUND([.AQ132];0))">
            <text:p/>
          </table:table-cell>
          <table:table-cell table:style-name="ce2" table:formula="of:=IF([.AR132]=&quot;&quot;;&quot;&quot;;ROUND([.AR132];0))">
            <text:p/>
          </table:table-cell>
          <table:table-cell table:style-name="ce2" table:formula="of:=IF([.AS132]=&quot;&quot;;&quot;&quot;;ROUND([.AS132];0))">
            <text:p/>
          </table:table-cell>
          <table:table-cell table:style-name="ce2" table:formula="of:=IF([.AT132]=&quot;&quot;;&quot;&quot;;ROUND([.AT132];0))">
            <text:p/>
          </table:table-cell>
          <table:table-cell table:style-name="ce2" table:formula="of:=IF([.AU132]=&quot;&quot;;&quot;&quot;;ROUND([.AU132];0))">
            <text:p/>
          </table:table-cell>
          <table:table-cell table:style-name="ce2" table:formula="of:=IF([.AV132]=&quot;&quot;;&quot;&quot;;ROUND([.AV132];0))">
            <text:p/>
          </table:table-cell>
          <table:table-cell table:style-name="ce2" table:formula="of:=IF([.AW132]=&quot;&quot;;&quot;&quot;;ROUND([.AW132];0))">
            <text:p/>
          </table:table-cell>
          <table:table-cell table:style-name="ce2" table:formula="of:=IF([.AX132]=&quot;&quot;;&quot;&quot;;ROUND([.AX132];0))">
            <text:p/>
          </table:table-cell>
          <table:table-cell table:style-name="ce2" table:formula="of:=IF([.AY132]=&quot;&quot;;&quot;&quot;;ROUND([.AY132];0))">
            <text:p/>
          </table:table-cell>
          <table:table-cell table:style-name="ce2" table:formula="of:=IF([.AZ132]=&quot;&quot;;&quot;&quot;;ROUND([.AZ132];0))">
            <text:p/>
          </table:table-cell>
          <table:table-cell table:style-name="ce2" table:formula="of:=IF([.BA132]=&quot;&quot;;&quot;&quot;;ROUND([.BA132];0))">
            <text:p/>
          </table:table-cell>
          <table:table-cell table:style-name="ce2" table:formula="of:=IF([.BB132]=&quot;&quot;;&quot;&quot;;ROUND([.BB132];0))">
            <text:p/>
          </table:table-cell>
          <table:table-cell table:style-name="ce2" table:formula="of:=IF([.BC132]=&quot;&quot;;&quot;&quot;;ROUND([.BC132];0))">
            <text:p/>
          </table:table-cell>
          <table:table-cell table:style-name="ce2" table:formula="of:=IF([.BD132]=&quot;&quot;;&quot;&quot;;ROUND([.BD132];0))">
            <text:p/>
          </table:table-cell>
          <table:table-cell table:style-name="ce2" table:formula="of:=IF([.BE132]=&quot;&quot;;&quot;&quot;;ROUND([.BE132];0))">
            <text:p/>
          </table:table-cell>
          <table:table-cell table:style-name="ce2" table:formula="of:=IF([.BF132]=&quot;&quot;;&quot;&quot;;ROUND([.BF132];0))">
            <text:p/>
          </table:table-cell>
          <table:table-cell table:style-name="ce2" table:formula="of:=IF([.BG132]=&quot;&quot;;&quot;&quot;;ROUND([.BG132];0))">
            <text:p/>
          </table:table-cell>
          <table:table-cell table:style-name="ce2" table:formula="of:=IF([.BH132]=&quot;&quot;;&quot;&quot;;ROUND([.BH132];0))">
            <text:p/>
          </table:table-cell>
          <table:table-cell table:style-name="ce2" table:formula="of:=IF([.BI132]=&quot;&quot;;&quot;&quot;;ROUND([.BI132];0))">
            <text:p/>
          </table:table-cell>
          <table:table-cell table:style-name="ce2" table:formula="of:=IF([.BJ132]=&quot;&quot;;&quot;&quot;;ROUND([.BJ132];0))">
            <text:p/>
          </table:table-cell>
          <table:table-cell table:style-name="ce2" table:formula="of:=IF([.BK132]=&quot;&quot;;&quot;&quot;;ROUND([.BK132];0))">
            <text:p/>
          </table:table-cell>
          <table:table-cell table:style-name="ce2" table:formula="of:=IF([.BL132]=&quot;&quot;;&quot;&quot;;ROUND([.BL132];0))">
            <text:p/>
          </table:table-cell>
          <table:table-cell table:style-name="ce2" table:formula="of:=IF([.BM132]=&quot;&quot;;&quot;&quot;;ROUND([.BM132];0))">
            <text:p/>
          </table:table-cell>
          <table:table-cell table:style-name="ce2" table:formula="of:=IF([.BN132]=&quot;&quot;;&quot;&quot;;ROUND([.BN132];0))">
            <text:p/>
          </table:table-cell>
          <table:table-cell table:style-name="ce2" table:formula="of:=IF([.BO132]=&quot;&quot;;&quot;&quot;;ROUND([.BO132];0))">
            <text:p/>
          </table:table-cell>
          <table:table-cell table:style-name="ce2" table:formula="of:=IF([.BP132]=&quot;&quot;;&quot;&quot;;ROUND([.BP132];0))">
            <text:p/>
          </table:table-cell>
          <table:table-cell table:style-name="ce2" table:formula="of:=IF([.BQ132]=&quot;&quot;;&quot;&quot;;ROUND([.BQ132];0))">
            <text:p/>
          </table:table-cell>
          <table:table-cell table:style-name="ce2" table:formula="of:=IF([.BR132]=&quot;&quot;;&quot;&quot;;ROUND([.BR132];0))">
            <text:p/>
          </table:table-cell>
          <table:table-cell table:style-name="ce2" table:formula="of:=IF([.BS132]=&quot;&quot;;&quot;&quot;;ROUND([.BS132];0))">
            <text:p/>
          </table:table-cell>
          <table:table-cell table:style-name="ce2" table:formula="of:=IF([.BT132]=&quot;&quot;;&quot;&quot;;ROUND([.BT132];0))">
            <text:p/>
          </table:table-cell>
          <table:table-cell table:style-name="ce2" table:formula="of:=IF([.BU132]=&quot;&quot;;&quot;&quot;;ROUND([.BU132];0))">
            <text:p/>
          </table:table-cell>
          <table:table-cell table:style-name="ce2" table:formula="of:=IF([.BV132]=&quot;&quot;;&quot;&quot;;ROUND([.BV132];0))">
            <text:p/>
          </table:table-cell>
          <table:table-cell table:style-name="ce2" table:formula="of:=IF([.BW132]=&quot;&quot;;&quot;&quot;;ROUND([.BW132];0))">
            <text:p/>
          </table:table-cell>
          <table:table-cell table:style-name="ce2" table:formula="of:=IF([.BX132]=&quot;&quot;;&quot;&quot;;ROUND([.BX132];0))">
            <text:p/>
          </table:table-cell>
          <table:table-cell table:style-name="ce2" table:formula="of:=IF([.BY132]=&quot;&quot;;&quot;&quot;;ROUND([.BY132];0))">
            <text:p/>
          </table:table-cell>
          <table:table-cell table:style-name="ce2" table:formula="of:=IF([.BZ132]=&quot;&quot;;&quot;&quot;;ROUND([.BZ132];0))">
            <text:p/>
          </table:table-cell>
          <table:table-cell table:style-name="ce2" table:formula="of:=IF([.CA132]=&quot;&quot;;&quot;&quot;;ROUND([.CA132];0))">
            <text:p/>
          </table:table-cell>
          <table:table-cell table:style-name="ce2" table:formula="of:=IF([.CB132]=&quot;&quot;;&quot;&quot;;ROUND([.CB132];0))">
            <text:p/>
          </table:table-cell>
          <table:table-cell table:style-name="ce2" table:formula="of:=IF([.CC132]=&quot;&quot;;&quot;&quot;;ROUND([.CC132];0))">
            <text:p/>
          </table:table-cell>
          <table:table-cell table:style-name="ce2" table:formula="of:=IF([.CD132]=&quot;&quot;;&quot;&quot;;ROUND([.CD132];0))">
            <text:p/>
          </table:table-cell>
          <table:table-cell table:style-name="ce2" table:formula="of:=IF([.CE132]=&quot;&quot;;&quot;&quot;;ROUND([.CE132];0))">
            <text:p/>
          </table:table-cell>
          <table:table-cell table:style-name="ce2" table:formula="of:=IF([.CF132]=&quot;&quot;;&quot;&quot;;ROUND([.CF132];0))">
            <text:p/>
          </table:table-cell>
          <table:table-cell table:style-name="ce2" table:formula="of:=IF([.CG132]=&quot;&quot;;&quot;&quot;;ROUND([.CG132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3]&amp;&quot;_&quot;&amp;[.A13]&amp;&quot;'&quot;" office:value-type="string" office:string-value="'c_1_1'">
            <text:p>'c_1_1'</text:p>
          </table:table-cell>
          <table:table-cell/>
          <table:table-cell office:value-type="string">
            <text:p>areas.push('</text:p>
          </table:table-cell>
          <table:table-cell table:style-name="ce2" table:formula="of:=IF([.D133]=&quot;&quot;;&quot;&quot;;ROUND([.D133];0))" office:value-type="float" office:value="970">
            <text:p>970</text:p>
          </table:table-cell>
          <table:table-cell table:style-name="ce2" table:formula="of:=IF([.E133]=&quot;&quot;;&quot;&quot;;ROUND([.E133];0))" office:value-type="float" office:value="87">
            <text:p>87</text:p>
          </table:table-cell>
          <table:table-cell table:style-name="ce2" table:formula="of:=IF([.F133]=&quot;&quot;;&quot;&quot;;ROUND([.F133];0))" office:value-type="float" office:value="654">
            <text:p>654</text:p>
          </table:table-cell>
          <table:table-cell table:style-name="ce2" table:formula="of:=IF([.G133]=&quot;&quot;;&quot;&quot;;ROUND([.G133];0))" office:value-type="float" office:value="232">
            <text:p>232</text:p>
          </table:table-cell>
          <table:table-cell table:style-name="ce2" table:formula="of:=IF([.H133]=&quot;&quot;;&quot;&quot;;ROUND([.H133];0))" office:value-type="float" office:value="564">
            <text:p>564</text:p>
          </table:table-cell>
          <table:table-cell table:style-name="ce2" table:formula="of:=IF([.I133]=&quot;&quot;;&quot;&quot;;ROUND([.I133];0))" office:value-type="float" office:value="250">
            <text:p>250</text:p>
          </table:table-cell>
          <table:table-cell table:style-name="ce2" table:formula="of:=IF([.J133]=&quot;&quot;;&quot;&quot;;ROUND([.J133];0))" office:value-type="float" office:value="562">
            <text:p>562</text:p>
          </table:table-cell>
          <table:table-cell table:style-name="ce2" table:formula="of:=IF([.K133]=&quot;&quot;;&quot;&quot;;ROUND([.K133];0))" office:value-type="float" office:value="243">
            <text:p>243</text:p>
          </table:table-cell>
          <table:table-cell table:style-name="ce2" table:formula="of:=IF([.L133]=&quot;&quot;;&quot;&quot;;ROUND([.L133];0))" office:value-type="float" office:value="556">
            <text:p>556</text:p>
          </table:table-cell>
          <table:table-cell table:style-name="ce2" table:formula="of:=IF([.M133]=&quot;&quot;;&quot;&quot;;ROUND([.M133];0))" office:value-type="float" office:value="243">
            <text:p>243</text:p>
          </table:table-cell>
          <table:table-cell table:style-name="ce2" table:formula="of:=IF([.N133]=&quot;&quot;;&quot;&quot;;ROUND([.N133];0))" office:value-type="float" office:value="555">
            <text:p>555</text:p>
          </table:table-cell>
          <table:table-cell table:style-name="ce2" table:formula="of:=IF([.O133]=&quot;&quot;;&quot;&quot;;ROUND([.O133];0))" office:value-type="float" office:value="239">
            <text:p>239</text:p>
          </table:table-cell>
          <table:table-cell table:style-name="ce2" table:formula="of:=IF([.P133]=&quot;&quot;;&quot;&quot;;ROUND([.P133];0))" office:value-type="float" office:value="688">
            <text:p>688</text:p>
          </table:table-cell>
          <table:table-cell table:style-name="ce2" table:formula="of:=IF([.Q133]=&quot;&quot;;&quot;&quot;;ROUND([.Q133];0))" office:value-type="float" office:value="183">
            <text:p>183</text:p>
          </table:table-cell>
          <table:table-cell table:style-name="ce2" table:formula="of:=IF([.R133]=&quot;&quot;;&quot;&quot;;ROUND([.R133];0))" office:value-type="float" office:value="574">
            <text:p>574</text:p>
          </table:table-cell>
          <table:table-cell table:style-name="ce2" table:formula="of:=IF([.S133]=&quot;&quot;;&quot;&quot;;ROUND([.S133];0))" office:value-type="float" office:value="180">
            <text:p>180</text:p>
          </table:table-cell>
          <table:table-cell table:style-name="ce2" table:formula="of:=IF([.T133]=&quot;&quot;;&quot;&quot;;ROUND([.T133];0))" office:value-type="float" office:value="555">
            <text:p>555</text:p>
          </table:table-cell>
          <table:table-cell table:style-name="ce2" table:formula="of:=IF([.U133]=&quot;&quot;;&quot;&quot;;ROUND([.U133];0))" office:value-type="float" office:value="153">
            <text:p>153</text:p>
          </table:table-cell>
          <table:table-cell table:style-name="ce2" table:formula="of:=IF([.V133]=&quot;&quot;;&quot;&quot;;ROUND([.V133];0))" office:value-type="float" office:value="538">
            <text:p>538</text:p>
          </table:table-cell>
          <table:table-cell table:style-name="ce2" table:formula="of:=IF([.W133]=&quot;&quot;;&quot;&quot;;ROUND([.W133];0))" office:value-type="float" office:value="193">
            <text:p>193</text:p>
          </table:table-cell>
          <table:table-cell table:style-name="ce2" table:formula="of:=IF([.X133]=&quot;&quot;;&quot;&quot;;ROUND([.X133];0))" office:value-type="float" office:value="540">
            <text:p>540</text:p>
          </table:table-cell>
          <table:table-cell table:style-name="ce2" table:formula="of:=IF([.Y133]=&quot;&quot;;&quot;&quot;;ROUND([.Y133];0))" office:value-type="float" office:value="209">
            <text:p>209</text:p>
          </table:table-cell>
          <table:table-cell table:style-name="ce2" table:formula="of:=IF([.Z133]=&quot;&quot;;&quot;&quot;;ROUND([.Z133];0))" office:value-type="float" office:value="483">
            <text:p>483</text:p>
          </table:table-cell>
          <table:table-cell table:style-name="ce2" table:formula="of:=IF([.AA133]=&quot;&quot;;&quot;&quot;;ROUND([.AA133];0))" office:value-type="float" office:value="231">
            <text:p>231</text:p>
          </table:table-cell>
          <table:table-cell table:style-name="ce2" table:formula="of:=IF([.AB133]=&quot;&quot;;&quot;&quot;;ROUND([.AB133];0))" office:value-type="float" office:value="272">
            <text:p>272</text:p>
          </table:table-cell>
          <table:table-cell table:style-name="ce2" table:formula="of:=IF([.AC133]=&quot;&quot;;&quot;&quot;;ROUND([.AC133];0))" office:value-type="float" office:value="223">
            <text:p>223</text:p>
          </table:table-cell>
          <table:table-cell table:style-name="ce2" table:formula="of:=IF([.AD133]=&quot;&quot;;&quot;&quot;;ROUND([.AD133];0))" office:value-type="float" office:value="263">
            <text:p>263</text:p>
          </table:table-cell>
          <table:table-cell table:style-name="ce2" table:formula="of:=IF([.AE133]=&quot;&quot;;&quot;&quot;;ROUND([.AE133];0))" office:value-type="float" office:value="227">
            <text:p>227</text:p>
          </table:table-cell>
          <table:table-cell table:style-name="ce2" table:formula="of:=IF([.AF133]=&quot;&quot;;&quot;&quot;;ROUND([.AF133];0))" office:value-type="float" office:value="263">
            <text:p>263</text:p>
          </table:table-cell>
          <table:table-cell table:style-name="ce2" table:formula="of:=IF([.AG133]=&quot;&quot;;&quot;&quot;;ROUND([.AG133];0))" office:value-type="float" office:value="352">
            <text:p>352</text:p>
          </table:table-cell>
          <table:table-cell table:style-name="ce2" table:formula="of:=IF([.AH133]=&quot;&quot;;&quot;&quot;;ROUND([.AH133];0))" office:value-type="float" office:value="380">
            <text:p>380</text:p>
          </table:table-cell>
          <table:table-cell table:style-name="ce2" table:formula="of:=IF([.AI133]=&quot;&quot;;&quot;&quot;;ROUND([.AI133];0))" office:value-type="float" office:value="304">
            <text:p>304</text:p>
          </table:table-cell>
          <table:table-cell table:style-name="ce2" table:formula="of:=IF([.AJ133]=&quot;&quot;;&quot;&quot;;ROUND([.AJ133];0))" office:value-type="float" office:value="351">
            <text:p>351</text:p>
          </table:table-cell>
          <table:table-cell table:style-name="ce2" table:formula="of:=IF([.AK133]=&quot;&quot;;&quot;&quot;;ROUND([.AK133];0))" office:value-type="float" office:value="305">
            <text:p>305</text:p>
          </table:table-cell>
          <table:table-cell table:style-name="ce2" table:formula="of:=IF([.AL133]=&quot;&quot;;&quot;&quot;;ROUND([.AL133];0))" office:value-type="float" office:value="351">
            <text:p>351</text:p>
          </table:table-cell>
          <table:table-cell table:style-name="ce2" table:formula="of:=IF([.AM133]=&quot;&quot;;&quot;&quot;;ROUND([.AM133];0))" office:value-type="float" office:value="254">
            <text:p>254</text:p>
          </table:table-cell>
          <table:table-cell table:style-name="ce2" table:formula="of:=IF([.AN133]=&quot;&quot;;&quot;&quot;;ROUND([.AN133];0))" office:value-type="float" office:value="451">
            <text:p>451</text:p>
          </table:table-cell>
          <table:table-cell table:style-name="ce2" table:formula="of:=IF([.AO133]=&quot;&quot;;&quot;&quot;;ROUND([.AO133];0))" office:value-type="float" office:value="255">
            <text:p>255</text:p>
          </table:table-cell>
          <table:table-cell table:style-name="ce2" table:formula="of:=IF([.AP133]=&quot;&quot;;&quot;&quot;;ROUND([.AP133];0))" office:value-type="float" office:value="452">
            <text:p>452</text:p>
          </table:table-cell>
          <table:table-cell table:style-name="ce2" table:formula="of:=IF([.AQ133]=&quot;&quot;;&quot;&quot;;ROUND([.AQ133];0))" office:value-type="float" office:value="275">
            <text:p>275</text:p>
          </table:table-cell>
          <table:table-cell table:style-name="ce2" table:formula="of:=IF([.AR133]=&quot;&quot;;&quot;&quot;;ROUND([.AR133];0))" office:value-type="float" office:value="470">
            <text:p>470</text:p>
          </table:table-cell>
          <table:table-cell table:style-name="ce2" table:formula="of:=IF([.AS133]=&quot;&quot;;&quot;&quot;;ROUND([.AS133];0))" office:value-type="float" office:value="268">
            <text:p>268</text:p>
          </table:table-cell>
          <table:table-cell table:style-name="ce2" table:formula="of:=IF([.AT133]=&quot;&quot;;&quot;&quot;;ROUND([.AT133];0))" office:value-type="float" office:value="525">
            <text:p>525</text:p>
          </table:table-cell>
          <table:table-cell table:style-name="ce2" table:formula="of:=IF([.AU133]=&quot;&quot;;&quot;&quot;;ROUND([.AU133];0))" office:value-type="float" office:value="270">
            <text:p>270</text:p>
          </table:table-cell>
          <table:table-cell table:style-name="ce2" table:formula="of:=IF([.AV133]=&quot;&quot;;&quot;&quot;;ROUND([.AV133];0))" office:value-type="float" office:value="525">
            <text:p>525</text:p>
          </table:table-cell>
          <table:table-cell table:style-name="ce2" table:formula="of:=IF([.AW133]=&quot;&quot;;&quot;&quot;;ROUND([.AW133];0))" office:value-type="float" office:value="251">
            <text:p>251</text:p>
          </table:table-cell>
          <table:table-cell table:style-name="ce2" table:formula="of:=IF([.AX133]=&quot;&quot;;&quot;&quot;;ROUND([.AX133];0))" office:value-type="float" office:value="540">
            <text:p>540</text:p>
          </table:table-cell>
          <table:table-cell table:style-name="ce2" table:formula="of:=IF([.AY133]=&quot;&quot;;&quot;&quot;;ROUND([.AY133];0))" office:value-type="float" office:value="248">
            <text:p>248</text:p>
          </table:table-cell>
          <table:table-cell table:style-name="ce2" table:formula="of:=IF([.AZ133]=&quot;&quot;;&quot;&quot;;ROUND([.AZ133];0))" office:value-type="float" office:value="540">
            <text:p>540</text:p>
          </table:table-cell>
          <table:table-cell table:style-name="ce2" table:formula="of:=IF([.BA133]=&quot;&quot;;&quot;&quot;;ROUND([.BA133];0))" office:value-type="float" office:value="270">
            <text:p>270</text:p>
          </table:table-cell>
          <table:table-cell table:style-name="ce2" table:formula="of:=IF([.BB133]=&quot;&quot;;&quot;&quot;;ROUND([.BB133];0))" office:value-type="float" office:value="586">
            <text:p>586</text:p>
          </table:table-cell>
          <table:table-cell table:style-name="ce2" table:formula="of:=IF([.BC133]=&quot;&quot;;&quot;&quot;;ROUND([.BC133];0))" office:value-type="float" office:value="271">
            <text:p>271</text:p>
          </table:table-cell>
          <table:table-cell table:style-name="ce2" table:formula="of:=IF([.BD133]=&quot;&quot;;&quot;&quot;;ROUND([.BD133];0))" office:value-type="float" office:value="587">
            <text:p>587</text:p>
          </table:table-cell>
          <table:table-cell table:style-name="ce2" table:formula="of:=IF([.BE133]=&quot;&quot;;&quot;&quot;;ROUND([.BE133];0))" office:value-type="float" office:value="278">
            <text:p>278</text:p>
          </table:table-cell>
          <table:table-cell table:style-name="ce2" table:formula="of:=IF([.BF133]=&quot;&quot;;&quot;&quot;;ROUND([.BF133];0))" office:value-type="float" office:value="630">
            <text:p>630</text:p>
          </table:table-cell>
          <table:table-cell table:style-name="ce2" table:formula="of:=IF([.BG133]=&quot;&quot;;&quot;&quot;;ROUND([.BG133];0))" office:value-type="float" office:value="347">
            <text:p>347</text:p>
          </table:table-cell>
          <table:table-cell table:style-name="ce2" table:formula="of:=IF([.BH133]=&quot;&quot;;&quot;&quot;;ROUND([.BH133];0))" office:value-type="float" office:value="832">
            <text:p>832</text:p>
          </table:table-cell>
          <table:table-cell table:style-name="ce2" table:formula="of:=IF([.BI133]=&quot;&quot;;&quot;&quot;;ROUND([.BI133];0))" office:value-type="float" office:value="347">
            <text:p>347</text:p>
          </table:table-cell>
          <table:table-cell table:style-name="ce2" table:formula="of:=IF([.BJ133]=&quot;&quot;;&quot;&quot;;ROUND([.BJ133];0))" office:value-type="float" office:value="833">
            <text:p>833</text:p>
          </table:table-cell>
          <table:table-cell table:style-name="ce2" table:formula="of:=IF([.BK133]=&quot;&quot;;&quot;&quot;;ROUND([.BK133];0))" office:value-type="float" office:value="312">
            <text:p>312</text:p>
          </table:table-cell>
          <table:table-cell table:style-name="ce2" table:formula="of:=IF([.BL133]=&quot;&quot;;&quot;&quot;;ROUND([.BL133];0))" office:value-type="float" office:value="961">
            <text:p>961</text:p>
          </table:table-cell>
          <table:table-cell table:style-name="ce2" table:formula="of:=IF([.BM133]=&quot;&quot;;&quot;&quot;;ROUND([.BM133];0))" office:value-type="float" office:value="308">
            <text:p>308</text:p>
          </table:table-cell>
          <table:table-cell table:style-name="ce2" table:formula="of:=IF([.BN133]=&quot;&quot;;&quot;&quot;;ROUND([.BN133];0))" office:value-type="float" office:value="978">
            <text:p>978</text:p>
          </table:table-cell>
          <table:table-cell table:style-name="ce2" table:formula="of:=IF([.BO133]=&quot;&quot;;&quot;&quot;;ROUND([.BO133];0))" office:value-type="float" office:value="307">
            <text:p>307</text:p>
          </table:table-cell>
          <table:table-cell table:style-name="ce2" table:formula="of:=IF([.BP133]=&quot;&quot;;&quot;&quot;;ROUND([.BP133];0))" office:value-type="float" office:value="978">
            <text:p>978</text:p>
          </table:table-cell>
          <table:table-cell table:style-name="ce2" table:formula="of:=IF([.BQ133]=&quot;&quot;;&quot;&quot;;ROUND([.BQ133];0))" office:value-type="float" office:value="606">
            <text:p>606</text:p>
          </table:table-cell>
          <table:table-cell table:style-name="ce2" table:formula="of:=IF([.BR133]=&quot;&quot;;&quot;&quot;;ROUND([.BR133];0))" office:value-type="float" office:value="986">
            <text:p>986</text:p>
          </table:table-cell>
          <table:table-cell table:style-name="ce2" table:formula="of:=IF([.BS133]=&quot;&quot;;&quot;&quot;;ROUND([.BS133];0))" office:value-type="float" office:value="605">
            <text:p>605</text:p>
          </table:table-cell>
          <table:table-cell table:style-name="ce2" table:formula="of:=IF([.BT133]=&quot;&quot;;&quot;&quot;;ROUND([.BT133];0))" office:value-type="float" office:value="986">
            <text:p>986</text:p>
          </table:table-cell>
          <table:table-cell table:style-name="ce2" table:formula="of:=IF([.BU133]=&quot;&quot;;&quot;&quot;;ROUND([.BU133];0))" office:value-type="float" office:value="419">
            <text:p>419</text:p>
          </table:table-cell>
          <table:table-cell table:style-name="ce2" table:formula="of:=IF([.BV133]=&quot;&quot;;&quot;&quot;;ROUND([.BV133];0))" office:value-type="float" office:value="1284">
            <text:p>1284</text:p>
          </table:table-cell>
          <table:table-cell table:style-name="ce2" table:formula="of:=IF([.BW133]=&quot;&quot;;&quot;&quot;;ROUND([.BW133];0))" office:value-type="float" office:value="412">
            <text:p>412</text:p>
          </table:table-cell>
          <table:table-cell table:style-name="ce2" table:formula="of:=IF([.BX133]=&quot;&quot;;&quot;&quot;;ROUND([.BX133];0))" office:value-type="float" office:value="1284">
            <text:p>1284</text:p>
          </table:table-cell>
          <table:table-cell table:style-name="ce2" table:formula="of:=IF([.BY133]=&quot;&quot;;&quot;&quot;;ROUND([.BY133];0))" office:value-type="float" office:value="583">
            <text:p>583</text:p>
          </table:table-cell>
          <table:table-cell table:style-name="ce2" table:formula="of:=IF([.BZ133]=&quot;&quot;;&quot;&quot;;ROUND([.BZ133];0))" office:value-type="float" office:value="1356">
            <text:p>1356</text:p>
          </table:table-cell>
          <table:table-cell table:style-name="ce2" table:formula="of:=IF([.CA133]=&quot;&quot;;&quot;&quot;;ROUND([.CA133];0))" office:value-type="float" office:value="579">
            <text:p>579</text:p>
          </table:table-cell>
          <table:table-cell table:style-name="ce2" table:formula="of:=IF([.CB133]=&quot;&quot;;&quot;&quot;;ROUND([.CB133];0))" office:value-type="float" office:value="1357">
            <text:p>1357</text:p>
          </table:table-cell>
          <table:table-cell table:style-name="ce2" table:formula="of:=IF([.CC133]=&quot;&quot;;&quot;&quot;;ROUND([.CC133];0))" office:value-type="float" office:value="316">
            <text:p>316</text:p>
          </table:table-cell>
          <table:table-cell table:style-name="ce2" table:formula="of:=IF([.CD133]=&quot;&quot;;&quot;&quot;;ROUND([.CD133];0))" office:value-type="float" office:value="1090">
            <text:p>1090</text:p>
          </table:table-cell>
          <table:table-cell table:style-name="ce2" table:formula="of:=IF([.CE133]=&quot;&quot;;&quot;&quot;;ROUND([.CE133];0))" office:value-type="float" office:value="312">
            <text:p>312</text:p>
          </table:table-cell>
          <table:table-cell table:style-name="ce2" table:formula="of:=IF([.CF133]=&quot;&quot;;&quot;&quot;;ROUND([.CF133];0))" office:value-type="float" office:value="1090">
            <text:p>1090</text:p>
          </table:table-cell>
          <table:table-cell table:style-name="ce2" table:formula="of:=IF([.CG133]=&quot;&quot;;&quot;&quot;;ROUND([.CG133];0))" office:value-type="float" office:value="159">
            <text:p>159</text:p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4]&amp;&quot;_&quot;&amp;[.A14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34]=&quot;&quot;;&quot;&quot;;ROUND([.D134];0))">
            <text:p/>
          </table:table-cell>
          <table:table-cell table:style-name="ce2" table:formula="of:=IF([.E134]=&quot;&quot;;&quot;&quot;;ROUND([.E134];0))">
            <text:p/>
          </table:table-cell>
          <table:table-cell table:style-name="ce2" table:formula="of:=IF([.F134]=&quot;&quot;;&quot;&quot;;ROUND([.F134];0))">
            <text:p/>
          </table:table-cell>
          <table:table-cell table:style-name="ce2" table:formula="of:=IF([.G134]=&quot;&quot;;&quot;&quot;;ROUND([.G134];0))">
            <text:p/>
          </table:table-cell>
          <table:table-cell table:style-name="ce2" table:formula="of:=IF([.H134]=&quot;&quot;;&quot;&quot;;ROUND([.H134];0))">
            <text:p/>
          </table:table-cell>
          <table:table-cell table:style-name="ce2" table:formula="of:=IF([.I134]=&quot;&quot;;&quot;&quot;;ROUND([.I134];0))">
            <text:p/>
          </table:table-cell>
          <table:table-cell table:style-name="ce2" table:formula="of:=IF([.J134]=&quot;&quot;;&quot;&quot;;ROUND([.J134];0))">
            <text:p/>
          </table:table-cell>
          <table:table-cell table:style-name="ce2" table:formula="of:=IF([.K134]=&quot;&quot;;&quot;&quot;;ROUND([.K134];0))">
            <text:p/>
          </table:table-cell>
          <table:table-cell table:style-name="ce2" table:formula="of:=IF([.L134]=&quot;&quot;;&quot;&quot;;ROUND([.L134];0))">
            <text:p/>
          </table:table-cell>
          <table:table-cell table:style-name="ce2" table:formula="of:=IF([.M134]=&quot;&quot;;&quot;&quot;;ROUND([.M134];0))">
            <text:p/>
          </table:table-cell>
          <table:table-cell table:style-name="ce2" table:formula="of:=IF([.N134]=&quot;&quot;;&quot;&quot;;ROUND([.N134];0))">
            <text:p/>
          </table:table-cell>
          <table:table-cell table:style-name="ce2" table:formula="of:=IF([.O134]=&quot;&quot;;&quot;&quot;;ROUND([.O134];0))">
            <text:p/>
          </table:table-cell>
          <table:table-cell table:style-name="ce2" table:formula="of:=IF([.P134]=&quot;&quot;;&quot;&quot;;ROUND([.P134];0))">
            <text:p/>
          </table:table-cell>
          <table:table-cell table:style-name="ce2" table:formula="of:=IF([.Q134]=&quot;&quot;;&quot;&quot;;ROUND([.Q134];0))">
            <text:p/>
          </table:table-cell>
          <table:table-cell table:style-name="ce2" table:formula="of:=IF([.R134]=&quot;&quot;;&quot;&quot;;ROUND([.R134];0))">
            <text:p/>
          </table:table-cell>
          <table:table-cell table:style-name="ce2" table:formula="of:=IF([.S134]=&quot;&quot;;&quot;&quot;;ROUND([.S134];0))">
            <text:p/>
          </table:table-cell>
          <table:table-cell table:style-name="ce2" table:formula="of:=IF([.T134]=&quot;&quot;;&quot;&quot;;ROUND([.T134];0))">
            <text:p/>
          </table:table-cell>
          <table:table-cell table:style-name="ce2" table:formula="of:=IF([.U134]=&quot;&quot;;&quot;&quot;;ROUND([.U134];0))">
            <text:p/>
          </table:table-cell>
          <table:table-cell table:style-name="ce2" table:formula="of:=IF([.V134]=&quot;&quot;;&quot;&quot;;ROUND([.V134];0))">
            <text:p/>
          </table:table-cell>
          <table:table-cell table:style-name="ce2" table:formula="of:=IF([.W134]=&quot;&quot;;&quot;&quot;;ROUND([.W134];0))">
            <text:p/>
          </table:table-cell>
          <table:table-cell table:style-name="ce2" table:formula="of:=IF([.X134]=&quot;&quot;;&quot;&quot;;ROUND([.X134];0))">
            <text:p/>
          </table:table-cell>
          <table:table-cell table:style-name="ce2" table:formula="of:=IF([.Y134]=&quot;&quot;;&quot;&quot;;ROUND([.Y134];0))">
            <text:p/>
          </table:table-cell>
          <table:table-cell table:style-name="ce2" table:formula="of:=IF([.Z134]=&quot;&quot;;&quot;&quot;;ROUND([.Z134];0))">
            <text:p/>
          </table:table-cell>
          <table:table-cell table:style-name="ce2" table:formula="of:=IF([.AA134]=&quot;&quot;;&quot;&quot;;ROUND([.AA134];0))">
            <text:p/>
          </table:table-cell>
          <table:table-cell table:style-name="ce2" table:formula="of:=IF([.AB134]=&quot;&quot;;&quot;&quot;;ROUND([.AB134];0))">
            <text:p/>
          </table:table-cell>
          <table:table-cell table:style-name="ce2" table:formula="of:=IF([.AC134]=&quot;&quot;;&quot;&quot;;ROUND([.AC134];0))">
            <text:p/>
          </table:table-cell>
          <table:table-cell table:style-name="ce2" table:formula="of:=IF([.AD134]=&quot;&quot;;&quot;&quot;;ROUND([.AD134];0))">
            <text:p/>
          </table:table-cell>
          <table:table-cell table:style-name="ce2" table:formula="of:=IF([.AE134]=&quot;&quot;;&quot;&quot;;ROUND([.AE134];0))">
            <text:p/>
          </table:table-cell>
          <table:table-cell table:style-name="ce2" table:formula="of:=IF([.AF134]=&quot;&quot;;&quot;&quot;;ROUND([.AF134];0))">
            <text:p/>
          </table:table-cell>
          <table:table-cell table:style-name="ce2" table:formula="of:=IF([.AG134]=&quot;&quot;;&quot;&quot;;ROUND([.AG134];0))">
            <text:p/>
          </table:table-cell>
          <table:table-cell table:style-name="ce2" table:formula="of:=IF([.AH134]=&quot;&quot;;&quot;&quot;;ROUND([.AH134];0))">
            <text:p/>
          </table:table-cell>
          <table:table-cell table:style-name="ce2" table:formula="of:=IF([.AI134]=&quot;&quot;;&quot;&quot;;ROUND([.AI134];0))">
            <text:p/>
          </table:table-cell>
          <table:table-cell table:style-name="ce2" table:formula="of:=IF([.AJ134]=&quot;&quot;;&quot;&quot;;ROUND([.AJ134];0))">
            <text:p/>
          </table:table-cell>
          <table:table-cell table:style-name="ce2" table:formula="of:=IF([.AK134]=&quot;&quot;;&quot;&quot;;ROUND([.AK134];0))">
            <text:p/>
          </table:table-cell>
          <table:table-cell table:style-name="ce2" table:formula="of:=IF([.AL134]=&quot;&quot;;&quot;&quot;;ROUND([.AL134];0))">
            <text:p/>
          </table:table-cell>
          <table:table-cell table:style-name="ce2" table:formula="of:=IF([.AM134]=&quot;&quot;;&quot;&quot;;ROUND([.AM134];0))">
            <text:p/>
          </table:table-cell>
          <table:table-cell table:style-name="ce2" table:formula="of:=IF([.AN134]=&quot;&quot;;&quot;&quot;;ROUND([.AN134];0))">
            <text:p/>
          </table:table-cell>
          <table:table-cell table:style-name="ce2" table:formula="of:=IF([.AO134]=&quot;&quot;;&quot;&quot;;ROUND([.AO134];0))">
            <text:p/>
          </table:table-cell>
          <table:table-cell table:style-name="ce2" table:formula="of:=IF([.AP134]=&quot;&quot;;&quot;&quot;;ROUND([.AP134];0))">
            <text:p/>
          </table:table-cell>
          <table:table-cell table:style-name="ce2" table:formula="of:=IF([.AQ134]=&quot;&quot;;&quot;&quot;;ROUND([.AQ134];0))">
            <text:p/>
          </table:table-cell>
          <table:table-cell table:style-name="ce2" table:formula="of:=IF([.AR134]=&quot;&quot;;&quot;&quot;;ROUND([.AR134];0))">
            <text:p/>
          </table:table-cell>
          <table:table-cell table:style-name="ce2" table:formula="of:=IF([.AS134]=&quot;&quot;;&quot;&quot;;ROUND([.AS134];0))">
            <text:p/>
          </table:table-cell>
          <table:table-cell table:style-name="ce2" table:formula="of:=IF([.AT134]=&quot;&quot;;&quot;&quot;;ROUND([.AT134];0))">
            <text:p/>
          </table:table-cell>
          <table:table-cell table:style-name="ce2" table:formula="of:=IF([.AU134]=&quot;&quot;;&quot;&quot;;ROUND([.AU134];0))">
            <text:p/>
          </table:table-cell>
          <table:table-cell table:style-name="ce2" table:formula="of:=IF([.AV134]=&quot;&quot;;&quot;&quot;;ROUND([.AV134];0))">
            <text:p/>
          </table:table-cell>
          <table:table-cell table:style-name="ce2" table:formula="of:=IF([.AW134]=&quot;&quot;;&quot;&quot;;ROUND([.AW134];0))">
            <text:p/>
          </table:table-cell>
          <table:table-cell table:style-name="ce2" table:formula="of:=IF([.AX134]=&quot;&quot;;&quot;&quot;;ROUND([.AX134];0))">
            <text:p/>
          </table:table-cell>
          <table:table-cell table:style-name="ce2" table:formula="of:=IF([.AY134]=&quot;&quot;;&quot;&quot;;ROUND([.AY134];0))">
            <text:p/>
          </table:table-cell>
          <table:table-cell table:style-name="ce2" table:formula="of:=IF([.AZ134]=&quot;&quot;;&quot;&quot;;ROUND([.AZ134];0))">
            <text:p/>
          </table:table-cell>
          <table:table-cell table:style-name="ce2" table:formula="of:=IF([.BA134]=&quot;&quot;;&quot;&quot;;ROUND([.BA134];0))">
            <text:p/>
          </table:table-cell>
          <table:table-cell table:style-name="ce2" table:formula="of:=IF([.BB134]=&quot;&quot;;&quot;&quot;;ROUND([.BB134];0))">
            <text:p/>
          </table:table-cell>
          <table:table-cell table:style-name="ce2" table:formula="of:=IF([.BC134]=&quot;&quot;;&quot;&quot;;ROUND([.BC134];0))">
            <text:p/>
          </table:table-cell>
          <table:table-cell table:style-name="ce2" table:formula="of:=IF([.BD134]=&quot;&quot;;&quot;&quot;;ROUND([.BD134];0))">
            <text:p/>
          </table:table-cell>
          <table:table-cell table:style-name="ce2" table:formula="of:=IF([.BE134]=&quot;&quot;;&quot;&quot;;ROUND([.BE134];0))">
            <text:p/>
          </table:table-cell>
          <table:table-cell table:style-name="ce2" table:formula="of:=IF([.BF134]=&quot;&quot;;&quot;&quot;;ROUND([.BF134];0))">
            <text:p/>
          </table:table-cell>
          <table:table-cell table:style-name="ce2" table:formula="of:=IF([.BG134]=&quot;&quot;;&quot;&quot;;ROUND([.BG134];0))">
            <text:p/>
          </table:table-cell>
          <table:table-cell table:style-name="ce2" table:formula="of:=IF([.BH134]=&quot;&quot;;&quot;&quot;;ROUND([.BH134];0))">
            <text:p/>
          </table:table-cell>
          <table:table-cell table:style-name="ce2" table:formula="of:=IF([.BI134]=&quot;&quot;;&quot;&quot;;ROUND([.BI134];0))">
            <text:p/>
          </table:table-cell>
          <table:table-cell table:style-name="ce2" table:formula="of:=IF([.BJ134]=&quot;&quot;;&quot;&quot;;ROUND([.BJ134];0))">
            <text:p/>
          </table:table-cell>
          <table:table-cell table:style-name="ce2" table:formula="of:=IF([.BK134]=&quot;&quot;;&quot;&quot;;ROUND([.BK134];0))">
            <text:p/>
          </table:table-cell>
          <table:table-cell table:style-name="ce2" table:formula="of:=IF([.BL134]=&quot;&quot;;&quot;&quot;;ROUND([.BL134];0))">
            <text:p/>
          </table:table-cell>
          <table:table-cell table:style-name="ce2" table:formula="of:=IF([.BM134]=&quot;&quot;;&quot;&quot;;ROUND([.BM134];0))">
            <text:p/>
          </table:table-cell>
          <table:table-cell table:style-name="ce2" table:formula="of:=IF([.BN134]=&quot;&quot;;&quot;&quot;;ROUND([.BN134];0))">
            <text:p/>
          </table:table-cell>
          <table:table-cell table:style-name="ce2" table:formula="of:=IF([.BO134]=&quot;&quot;;&quot;&quot;;ROUND([.BO134];0))">
            <text:p/>
          </table:table-cell>
          <table:table-cell table:style-name="ce2" table:formula="of:=IF([.BP134]=&quot;&quot;;&quot;&quot;;ROUND([.BP134];0))">
            <text:p/>
          </table:table-cell>
          <table:table-cell table:style-name="ce2" table:formula="of:=IF([.BQ134]=&quot;&quot;;&quot;&quot;;ROUND([.BQ134];0))">
            <text:p/>
          </table:table-cell>
          <table:table-cell table:style-name="ce2" table:formula="of:=IF([.BR134]=&quot;&quot;;&quot;&quot;;ROUND([.BR134];0))">
            <text:p/>
          </table:table-cell>
          <table:table-cell table:style-name="ce2" table:formula="of:=IF([.BS134]=&quot;&quot;;&quot;&quot;;ROUND([.BS134];0))">
            <text:p/>
          </table:table-cell>
          <table:table-cell table:style-name="ce2" table:formula="of:=IF([.BT134]=&quot;&quot;;&quot;&quot;;ROUND([.BT134];0))">
            <text:p/>
          </table:table-cell>
          <table:table-cell table:style-name="ce2" table:formula="of:=IF([.BU134]=&quot;&quot;;&quot;&quot;;ROUND([.BU134];0))">
            <text:p/>
          </table:table-cell>
          <table:table-cell table:style-name="ce2" table:formula="of:=IF([.BV134]=&quot;&quot;;&quot;&quot;;ROUND([.BV134];0))">
            <text:p/>
          </table:table-cell>
          <table:table-cell table:style-name="ce2" table:formula="of:=IF([.BW134]=&quot;&quot;;&quot;&quot;;ROUND([.BW134];0))">
            <text:p/>
          </table:table-cell>
          <table:table-cell table:style-name="ce2" table:formula="of:=IF([.BX134]=&quot;&quot;;&quot;&quot;;ROUND([.BX134];0))">
            <text:p/>
          </table:table-cell>
          <table:table-cell table:style-name="ce2" table:formula="of:=IF([.BY134]=&quot;&quot;;&quot;&quot;;ROUND([.BY134];0))">
            <text:p/>
          </table:table-cell>
          <table:table-cell table:style-name="ce2" table:formula="of:=IF([.BZ134]=&quot;&quot;;&quot;&quot;;ROUND([.BZ134];0))">
            <text:p/>
          </table:table-cell>
          <table:table-cell table:style-name="ce2" table:formula="of:=IF([.CA134]=&quot;&quot;;&quot;&quot;;ROUND([.CA134];0))">
            <text:p/>
          </table:table-cell>
          <table:table-cell table:style-name="ce2" table:formula="of:=IF([.CB134]=&quot;&quot;;&quot;&quot;;ROUND([.CB134];0))">
            <text:p/>
          </table:table-cell>
          <table:table-cell table:style-name="ce2" table:formula="of:=IF([.CC134]=&quot;&quot;;&quot;&quot;;ROUND([.CC134];0))">
            <text:p/>
          </table:table-cell>
          <table:table-cell table:style-name="ce2" table:formula="of:=IF([.CD134]=&quot;&quot;;&quot;&quot;;ROUND([.CD134];0))">
            <text:p/>
          </table:table-cell>
          <table:table-cell table:style-name="ce2" table:formula="of:=IF([.CE134]=&quot;&quot;;&quot;&quot;;ROUND([.CE134];0))">
            <text:p/>
          </table:table-cell>
          <table:table-cell table:style-name="ce2" table:formula="of:=IF([.CF134]=&quot;&quot;;&quot;&quot;;ROUND([.CF134];0))">
            <text:p/>
          </table:table-cell>
          <table:table-cell table:style-name="ce2" table:formula="of:=IF([.CG134]=&quot;&quot;;&quot;&quot;;ROUND([.CG134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5]&amp;&quot;_&quot;&amp;[.A15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35]=&quot;&quot;;&quot;&quot;;ROUND([.D135];0))">
            <text:p/>
          </table:table-cell>
          <table:table-cell table:style-name="ce2" table:formula="of:=IF([.E135]=&quot;&quot;;&quot;&quot;;ROUND([.E135];0))">
            <text:p/>
          </table:table-cell>
          <table:table-cell table:style-name="ce2" table:formula="of:=IF([.F135]=&quot;&quot;;&quot;&quot;;ROUND([.F135];0))">
            <text:p/>
          </table:table-cell>
          <table:table-cell table:style-name="ce2" table:formula="of:=IF([.G135]=&quot;&quot;;&quot;&quot;;ROUND([.G135];0))">
            <text:p/>
          </table:table-cell>
          <table:table-cell table:style-name="ce2" table:formula="of:=IF([.H135]=&quot;&quot;;&quot;&quot;;ROUND([.H135];0))">
            <text:p/>
          </table:table-cell>
          <table:table-cell table:style-name="ce2" table:formula="of:=IF([.I135]=&quot;&quot;;&quot;&quot;;ROUND([.I135];0))">
            <text:p/>
          </table:table-cell>
          <table:table-cell table:style-name="ce2" table:formula="of:=IF([.J135]=&quot;&quot;;&quot;&quot;;ROUND([.J135];0))">
            <text:p/>
          </table:table-cell>
          <table:table-cell table:style-name="ce2" table:formula="of:=IF([.K135]=&quot;&quot;;&quot;&quot;;ROUND([.K135];0))">
            <text:p/>
          </table:table-cell>
          <table:table-cell table:style-name="ce2" table:formula="of:=IF([.L135]=&quot;&quot;;&quot;&quot;;ROUND([.L135];0))">
            <text:p/>
          </table:table-cell>
          <table:table-cell table:style-name="ce2" table:formula="of:=IF([.M135]=&quot;&quot;;&quot;&quot;;ROUND([.M135];0))">
            <text:p/>
          </table:table-cell>
          <table:table-cell table:style-name="ce2" table:formula="of:=IF([.N135]=&quot;&quot;;&quot;&quot;;ROUND([.N135];0))">
            <text:p/>
          </table:table-cell>
          <table:table-cell table:style-name="ce2" table:formula="of:=IF([.O135]=&quot;&quot;;&quot;&quot;;ROUND([.O135];0))">
            <text:p/>
          </table:table-cell>
          <table:table-cell table:style-name="ce2" table:formula="of:=IF([.P135]=&quot;&quot;;&quot;&quot;;ROUND([.P135];0))">
            <text:p/>
          </table:table-cell>
          <table:table-cell table:style-name="ce2" table:formula="of:=IF([.Q135]=&quot;&quot;;&quot;&quot;;ROUND([.Q135];0))">
            <text:p/>
          </table:table-cell>
          <table:table-cell table:style-name="ce2" table:formula="of:=IF([.R135]=&quot;&quot;;&quot;&quot;;ROUND([.R135];0))">
            <text:p/>
          </table:table-cell>
          <table:table-cell table:style-name="ce2" table:formula="of:=IF([.S135]=&quot;&quot;;&quot;&quot;;ROUND([.S135];0))">
            <text:p/>
          </table:table-cell>
          <table:table-cell table:style-name="ce2" table:formula="of:=IF([.T135]=&quot;&quot;;&quot;&quot;;ROUND([.T135];0))">
            <text:p/>
          </table:table-cell>
          <table:table-cell table:style-name="ce2" table:formula="of:=IF([.U135]=&quot;&quot;;&quot;&quot;;ROUND([.U135];0))">
            <text:p/>
          </table:table-cell>
          <table:table-cell table:style-name="ce2" table:formula="of:=IF([.V135]=&quot;&quot;;&quot;&quot;;ROUND([.V135];0))">
            <text:p/>
          </table:table-cell>
          <table:table-cell table:style-name="ce2" table:formula="of:=IF([.W135]=&quot;&quot;;&quot;&quot;;ROUND([.W135];0))">
            <text:p/>
          </table:table-cell>
          <table:table-cell table:style-name="ce2" table:formula="of:=IF([.X135]=&quot;&quot;;&quot;&quot;;ROUND([.X135];0))">
            <text:p/>
          </table:table-cell>
          <table:table-cell table:style-name="ce2" table:formula="of:=IF([.Y135]=&quot;&quot;;&quot;&quot;;ROUND([.Y135];0))">
            <text:p/>
          </table:table-cell>
          <table:table-cell table:style-name="ce2" table:formula="of:=IF([.Z135]=&quot;&quot;;&quot;&quot;;ROUND([.Z135];0))">
            <text:p/>
          </table:table-cell>
          <table:table-cell table:style-name="ce2" table:formula="of:=IF([.AA135]=&quot;&quot;;&quot;&quot;;ROUND([.AA135];0))">
            <text:p/>
          </table:table-cell>
          <table:table-cell table:style-name="ce2" table:formula="of:=IF([.AB135]=&quot;&quot;;&quot;&quot;;ROUND([.AB135];0))">
            <text:p/>
          </table:table-cell>
          <table:table-cell table:style-name="ce2" table:formula="of:=IF([.AC135]=&quot;&quot;;&quot;&quot;;ROUND([.AC135];0))">
            <text:p/>
          </table:table-cell>
          <table:table-cell table:style-name="ce2" table:formula="of:=IF([.AD135]=&quot;&quot;;&quot;&quot;;ROUND([.AD135];0))">
            <text:p/>
          </table:table-cell>
          <table:table-cell table:style-name="ce2" table:formula="of:=IF([.AE135]=&quot;&quot;;&quot;&quot;;ROUND([.AE135];0))">
            <text:p/>
          </table:table-cell>
          <table:table-cell table:style-name="ce2" table:formula="of:=IF([.AF135]=&quot;&quot;;&quot;&quot;;ROUND([.AF135];0))">
            <text:p/>
          </table:table-cell>
          <table:table-cell table:style-name="ce2" table:formula="of:=IF([.AG135]=&quot;&quot;;&quot;&quot;;ROUND([.AG135];0))">
            <text:p/>
          </table:table-cell>
          <table:table-cell table:style-name="ce2" table:formula="of:=IF([.AH135]=&quot;&quot;;&quot;&quot;;ROUND([.AH135];0))">
            <text:p/>
          </table:table-cell>
          <table:table-cell table:style-name="ce2" table:formula="of:=IF([.AI135]=&quot;&quot;;&quot;&quot;;ROUND([.AI135];0))">
            <text:p/>
          </table:table-cell>
          <table:table-cell table:style-name="ce2" table:formula="of:=IF([.AJ135]=&quot;&quot;;&quot;&quot;;ROUND([.AJ135];0))">
            <text:p/>
          </table:table-cell>
          <table:table-cell table:style-name="ce2" table:formula="of:=IF([.AK135]=&quot;&quot;;&quot;&quot;;ROUND([.AK135];0))">
            <text:p/>
          </table:table-cell>
          <table:table-cell table:style-name="ce2" table:formula="of:=IF([.AL135]=&quot;&quot;;&quot;&quot;;ROUND([.AL135];0))">
            <text:p/>
          </table:table-cell>
          <table:table-cell table:style-name="ce2" table:formula="of:=IF([.AM135]=&quot;&quot;;&quot;&quot;;ROUND([.AM135];0))">
            <text:p/>
          </table:table-cell>
          <table:table-cell table:style-name="ce2" table:formula="of:=IF([.AN135]=&quot;&quot;;&quot;&quot;;ROUND([.AN135];0))">
            <text:p/>
          </table:table-cell>
          <table:table-cell table:style-name="ce2" table:formula="of:=IF([.AO135]=&quot;&quot;;&quot;&quot;;ROUND([.AO135];0))">
            <text:p/>
          </table:table-cell>
          <table:table-cell table:style-name="ce2" table:formula="of:=IF([.AP135]=&quot;&quot;;&quot;&quot;;ROUND([.AP135];0))">
            <text:p/>
          </table:table-cell>
          <table:table-cell table:style-name="ce2" table:formula="of:=IF([.AQ135]=&quot;&quot;;&quot;&quot;;ROUND([.AQ135];0))">
            <text:p/>
          </table:table-cell>
          <table:table-cell table:style-name="ce2" table:formula="of:=IF([.AR135]=&quot;&quot;;&quot;&quot;;ROUND([.AR135];0))">
            <text:p/>
          </table:table-cell>
          <table:table-cell table:style-name="ce2" table:formula="of:=IF([.AS135]=&quot;&quot;;&quot;&quot;;ROUND([.AS135];0))">
            <text:p/>
          </table:table-cell>
          <table:table-cell table:style-name="ce2" table:formula="of:=IF([.AT135]=&quot;&quot;;&quot;&quot;;ROUND([.AT135];0))">
            <text:p/>
          </table:table-cell>
          <table:table-cell table:style-name="ce2" table:formula="of:=IF([.AU135]=&quot;&quot;;&quot;&quot;;ROUND([.AU135];0))">
            <text:p/>
          </table:table-cell>
          <table:table-cell table:style-name="ce2" table:formula="of:=IF([.AV135]=&quot;&quot;;&quot;&quot;;ROUND([.AV135];0))">
            <text:p/>
          </table:table-cell>
          <table:table-cell table:style-name="ce2" table:formula="of:=IF([.AW135]=&quot;&quot;;&quot;&quot;;ROUND([.AW135];0))">
            <text:p/>
          </table:table-cell>
          <table:table-cell table:style-name="ce2" table:formula="of:=IF([.AX135]=&quot;&quot;;&quot;&quot;;ROUND([.AX135];0))">
            <text:p/>
          </table:table-cell>
          <table:table-cell table:style-name="ce2" table:formula="of:=IF([.AY135]=&quot;&quot;;&quot;&quot;;ROUND([.AY135];0))">
            <text:p/>
          </table:table-cell>
          <table:table-cell table:style-name="ce2" table:formula="of:=IF([.AZ135]=&quot;&quot;;&quot;&quot;;ROUND([.AZ135];0))">
            <text:p/>
          </table:table-cell>
          <table:table-cell table:style-name="ce2" table:formula="of:=IF([.BA135]=&quot;&quot;;&quot;&quot;;ROUND([.BA135];0))">
            <text:p/>
          </table:table-cell>
          <table:table-cell table:style-name="ce2" table:formula="of:=IF([.BB135]=&quot;&quot;;&quot;&quot;;ROUND([.BB135];0))">
            <text:p/>
          </table:table-cell>
          <table:table-cell table:style-name="ce2" table:formula="of:=IF([.BC135]=&quot;&quot;;&quot;&quot;;ROUND([.BC135];0))">
            <text:p/>
          </table:table-cell>
          <table:table-cell table:style-name="ce2" table:formula="of:=IF([.BD135]=&quot;&quot;;&quot;&quot;;ROUND([.BD135];0))">
            <text:p/>
          </table:table-cell>
          <table:table-cell table:style-name="ce2" table:formula="of:=IF([.BE135]=&quot;&quot;;&quot;&quot;;ROUND([.BE135];0))">
            <text:p/>
          </table:table-cell>
          <table:table-cell table:style-name="ce2" table:formula="of:=IF([.BF135]=&quot;&quot;;&quot;&quot;;ROUND([.BF135];0))">
            <text:p/>
          </table:table-cell>
          <table:table-cell table:style-name="ce2" table:formula="of:=IF([.BG135]=&quot;&quot;;&quot;&quot;;ROUND([.BG135];0))">
            <text:p/>
          </table:table-cell>
          <table:table-cell table:style-name="ce2" table:formula="of:=IF([.BH135]=&quot;&quot;;&quot;&quot;;ROUND([.BH135];0))">
            <text:p/>
          </table:table-cell>
          <table:table-cell table:style-name="ce2" table:formula="of:=IF([.BI135]=&quot;&quot;;&quot;&quot;;ROUND([.BI135];0))">
            <text:p/>
          </table:table-cell>
          <table:table-cell table:style-name="ce2" table:formula="of:=IF([.BJ135]=&quot;&quot;;&quot;&quot;;ROUND([.BJ135];0))">
            <text:p/>
          </table:table-cell>
          <table:table-cell table:style-name="ce2" table:formula="of:=IF([.BK135]=&quot;&quot;;&quot;&quot;;ROUND([.BK135];0))">
            <text:p/>
          </table:table-cell>
          <table:table-cell table:style-name="ce2" table:formula="of:=IF([.BL135]=&quot;&quot;;&quot;&quot;;ROUND([.BL135];0))">
            <text:p/>
          </table:table-cell>
          <table:table-cell table:style-name="ce2" table:formula="of:=IF([.BM135]=&quot;&quot;;&quot;&quot;;ROUND([.BM135];0))">
            <text:p/>
          </table:table-cell>
          <table:table-cell table:style-name="ce2" table:formula="of:=IF([.BN135]=&quot;&quot;;&quot;&quot;;ROUND([.BN135];0))">
            <text:p/>
          </table:table-cell>
          <table:table-cell table:style-name="ce2" table:formula="of:=IF([.BO135]=&quot;&quot;;&quot;&quot;;ROUND([.BO135];0))">
            <text:p/>
          </table:table-cell>
          <table:table-cell table:style-name="ce2" table:formula="of:=IF([.BP135]=&quot;&quot;;&quot;&quot;;ROUND([.BP135];0))">
            <text:p/>
          </table:table-cell>
          <table:table-cell table:style-name="ce2" table:formula="of:=IF([.BQ135]=&quot;&quot;;&quot;&quot;;ROUND([.BQ135];0))">
            <text:p/>
          </table:table-cell>
          <table:table-cell table:style-name="ce2" table:formula="of:=IF([.BR135]=&quot;&quot;;&quot;&quot;;ROUND([.BR135];0))">
            <text:p/>
          </table:table-cell>
          <table:table-cell table:style-name="ce2" table:formula="of:=IF([.BS135]=&quot;&quot;;&quot;&quot;;ROUND([.BS135];0))">
            <text:p/>
          </table:table-cell>
          <table:table-cell table:style-name="ce2" table:formula="of:=IF([.BT135]=&quot;&quot;;&quot;&quot;;ROUND([.BT135];0))">
            <text:p/>
          </table:table-cell>
          <table:table-cell table:style-name="ce2" table:formula="of:=IF([.BU135]=&quot;&quot;;&quot;&quot;;ROUND([.BU135];0))">
            <text:p/>
          </table:table-cell>
          <table:table-cell table:style-name="ce2" table:formula="of:=IF([.BV135]=&quot;&quot;;&quot;&quot;;ROUND([.BV135];0))">
            <text:p/>
          </table:table-cell>
          <table:table-cell table:style-name="ce2" table:formula="of:=IF([.BW135]=&quot;&quot;;&quot;&quot;;ROUND([.BW135];0))">
            <text:p/>
          </table:table-cell>
          <table:table-cell table:style-name="ce2" table:formula="of:=IF([.BX135]=&quot;&quot;;&quot;&quot;;ROUND([.BX135];0))">
            <text:p/>
          </table:table-cell>
          <table:table-cell table:style-name="ce2" table:formula="of:=IF([.BY135]=&quot;&quot;;&quot;&quot;;ROUND([.BY135];0))">
            <text:p/>
          </table:table-cell>
          <table:table-cell table:style-name="ce2" table:formula="of:=IF([.BZ135]=&quot;&quot;;&quot;&quot;;ROUND([.BZ135];0))">
            <text:p/>
          </table:table-cell>
          <table:table-cell table:style-name="ce2" table:formula="of:=IF([.CA135]=&quot;&quot;;&quot;&quot;;ROUND([.CA135];0))">
            <text:p/>
          </table:table-cell>
          <table:table-cell table:style-name="ce2" table:formula="of:=IF([.CB135]=&quot;&quot;;&quot;&quot;;ROUND([.CB135];0))">
            <text:p/>
          </table:table-cell>
          <table:table-cell table:style-name="ce2" table:formula="of:=IF([.CC135]=&quot;&quot;;&quot;&quot;;ROUND([.CC135];0))">
            <text:p/>
          </table:table-cell>
          <table:table-cell table:style-name="ce2" table:formula="of:=IF([.CD135]=&quot;&quot;;&quot;&quot;;ROUND([.CD135];0))">
            <text:p/>
          </table:table-cell>
          <table:table-cell table:style-name="ce2" table:formula="of:=IF([.CE135]=&quot;&quot;;&quot;&quot;;ROUND([.CE135];0))">
            <text:p/>
          </table:table-cell>
          <table:table-cell table:style-name="ce2" table:formula="of:=IF([.CF135]=&quot;&quot;;&quot;&quot;;ROUND([.CF135];0))">
            <text:p/>
          </table:table-cell>
          <table:table-cell table:style-name="ce2" table:formula="of:=IF([.CG135]=&quot;&quot;;&quot;&quot;;ROUND([.CG135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6]&amp;&quot;_&quot;&amp;[.A16]&amp;&quot;'&quot;" office:value-type="string" office:string-value="'c_3_3'">
            <text:p>'c_3_3'</text:p>
          </table:table-cell>
          <table:table-cell/>
          <table:table-cell office:value-type="string">
            <text:p>areas.push('</text:p>
          </table:table-cell>
          <table:table-cell table:style-name="ce2" table:formula="of:=IF([.D136]=&quot;&quot;;&quot;&quot;;ROUND([.D136];0))" office:value-type="float" office:value="226">
            <text:p>226</text:p>
          </table:table-cell>
          <table:table-cell table:style-name="ce2" table:formula="of:=IF([.E136]=&quot;&quot;;&quot;&quot;;ROUND([.E136];0))" office:value-type="float" office:value="392">
            <text:p>392</text:p>
          </table:table-cell>
          <table:table-cell table:style-name="ce2" table:formula="of:=IF([.F136]=&quot;&quot;;&quot;&quot;;ROUND([.F136];0))" office:value-type="float" office:value="205">
            <text:p>205</text:p>
          </table:table-cell>
          <table:table-cell table:style-name="ce2" table:formula="of:=IF([.G136]=&quot;&quot;;&quot;&quot;;ROUND([.G136];0))" office:value-type="float" office:value="382">
            <text:p>382</text:p>
          </table:table-cell>
          <table:table-cell table:style-name="ce2" table:formula="of:=IF([.H136]=&quot;&quot;;&quot;&quot;;ROUND([.H136];0))" office:value-type="float" office:value="205">
            <text:p>205</text:p>
          </table:table-cell>
          <table:table-cell table:style-name="ce2" table:formula="of:=IF([.I136]=&quot;&quot;;&quot;&quot;;ROUND([.I136];0))" office:value-type="float" office:value="376">
            <text:p>376</text:p>
          </table:table-cell>
          <table:table-cell table:style-name="ce2" table:formula="of:=IF([.J136]=&quot;&quot;;&quot;&quot;;ROUND([.J136];0))" office:value-type="float" office:value="468">
            <text:p>468</text:p>
          </table:table-cell>
          <table:table-cell table:style-name="ce2" table:formula="of:=IF([.K136]=&quot;&quot;;&quot;&quot;;ROUND([.K136];0))" office:value-type="float" office:value="268">
            <text:p>268</text:p>
          </table:table-cell>
          <table:table-cell table:style-name="ce2" table:formula="of:=IF([.L136]=&quot;&quot;;&quot;&quot;;ROUND([.L136];0))" office:value-type="float" office:value="586">
            <text:p>586</text:p>
          </table:table-cell>
          <table:table-cell table:style-name="ce2" table:formula="of:=IF([.M136]=&quot;&quot;;&quot;&quot;;ROUND([.M136];0))" office:value-type="float" office:value="271">
            <text:p>271</text:p>
          </table:table-cell>
          <table:table-cell table:style-name="ce2" table:formula="of:=IF([.N136]=&quot;&quot;;&quot;&quot;;ROUND([.N136];0))" office:value-type="float" office:value="587">
            <text:p>587</text:p>
          </table:table-cell>
          <table:table-cell table:style-name="ce2" table:formula="of:=IF([.O136]=&quot;&quot;;&quot;&quot;;ROUND([.O136];0))" office:value-type="float" office:value="278">
            <text:p>278</text:p>
          </table:table-cell>
          <table:table-cell table:style-name="ce2" table:formula="of:=IF([.P136]=&quot;&quot;;&quot;&quot;;ROUND([.P136];0))" office:value-type="float" office:value="630">
            <text:p>630</text:p>
          </table:table-cell>
          <table:table-cell table:style-name="ce2" table:formula="of:=IF([.Q136]=&quot;&quot;;&quot;&quot;;ROUND([.Q136];0))" office:value-type="float" office:value="347">
            <text:p>347</text:p>
          </table:table-cell>
          <table:table-cell table:style-name="ce2" table:formula="of:=IF([.R136]=&quot;&quot;;&quot;&quot;;ROUND([.R136];0))" office:value-type="float" office:value="603">
            <text:p>603</text:p>
          </table:table-cell>
          <table:table-cell table:style-name="ce2" table:formula="of:=IF([.S136]=&quot;&quot;;&quot;&quot;;ROUND([.S136];0))" office:value-type="float" office:value="347">
            <text:p>347</text:p>
          </table:table-cell>
          <table:table-cell table:style-name="ce2" table:formula="of:=IF([.T136]=&quot;&quot;;&quot;&quot;;ROUND([.T136];0))" office:value-type="float" office:value="603">
            <text:p>603</text:p>
          </table:table-cell>
          <table:table-cell table:style-name="ce2" table:formula="of:=IF([.U136]=&quot;&quot;;&quot;&quot;;ROUND([.U136];0))" office:value-type="float" office:value="381">
            <text:p>381</text:p>
          </table:table-cell>
          <table:table-cell table:style-name="ce2" table:formula="of:=IF([.V136]=&quot;&quot;;&quot;&quot;;ROUND([.V136];0))" office:value-type="float" office:value="652">
            <text:p>652</text:p>
          </table:table-cell>
          <table:table-cell table:style-name="ce2" table:formula="of:=IF([.W136]=&quot;&quot;;&quot;&quot;;ROUND([.W136];0))" office:value-type="float" office:value="384">
            <text:p>384</text:p>
          </table:table-cell>
          <table:table-cell table:style-name="ce2" table:formula="of:=IF([.X136]=&quot;&quot;;&quot;&quot;;ROUND([.X136];0))" office:value-type="float" office:value="652">
            <text:p>652</text:p>
          </table:table-cell>
          <table:table-cell table:style-name="ce2" table:formula="of:=IF([.Y136]=&quot;&quot;;&quot;&quot;;ROUND([.Y136];0))" office:value-type="float" office:value="388">
            <text:p>388</text:p>
          </table:table-cell>
          <table:table-cell table:style-name="ce2" table:formula="of:=IF([.Z136]=&quot;&quot;;&quot;&quot;;ROUND([.Z136];0))">
            <text:p/>
          </table:table-cell>
          <table:table-cell table:style-name="ce2" table:formula="of:=IF([.AA136]=&quot;&quot;;&quot;&quot;;ROUND([.AA136];0))">
            <text:p/>
          </table:table-cell>
          <table:table-cell table:style-name="ce2" table:formula="of:=IF([.AB136]=&quot;&quot;;&quot;&quot;;ROUND([.AB136];0))">
            <text:p/>
          </table:table-cell>
          <table:table-cell table:style-name="ce2" table:formula="of:=IF([.AC136]=&quot;&quot;;&quot;&quot;;ROUND([.AC136];0))">
            <text:p/>
          </table:table-cell>
          <table:table-cell table:style-name="ce2" table:formula="of:=IF([.AD136]=&quot;&quot;;&quot;&quot;;ROUND([.AD136];0))">
            <text:p/>
          </table:table-cell>
          <table:table-cell table:style-name="ce2" table:formula="of:=IF([.AE136]=&quot;&quot;;&quot;&quot;;ROUND([.AE136];0))">
            <text:p/>
          </table:table-cell>
          <table:table-cell table:style-name="ce2" table:formula="of:=IF([.AF136]=&quot;&quot;;&quot;&quot;;ROUND([.AF136];0))">
            <text:p/>
          </table:table-cell>
          <table:table-cell table:style-name="ce2" table:formula="of:=IF([.AG136]=&quot;&quot;;&quot;&quot;;ROUND([.AG136];0))">
            <text:p/>
          </table:table-cell>
          <table:table-cell table:style-name="ce2" table:formula="of:=IF([.AH136]=&quot;&quot;;&quot;&quot;;ROUND([.AH136];0))">
            <text:p/>
          </table:table-cell>
          <table:table-cell table:style-name="ce2" table:formula="of:=IF([.AI136]=&quot;&quot;;&quot;&quot;;ROUND([.AI136];0))">
            <text:p/>
          </table:table-cell>
          <table:table-cell table:style-name="ce2" table:formula="of:=IF([.AJ136]=&quot;&quot;;&quot;&quot;;ROUND([.AJ136];0))">
            <text:p/>
          </table:table-cell>
          <table:table-cell table:style-name="ce2" table:formula="of:=IF([.AK136]=&quot;&quot;;&quot;&quot;;ROUND([.AK136];0))">
            <text:p/>
          </table:table-cell>
          <table:table-cell table:style-name="ce2" table:formula="of:=IF([.AL136]=&quot;&quot;;&quot;&quot;;ROUND([.AL136];0))">
            <text:p/>
          </table:table-cell>
          <table:table-cell table:style-name="ce2" table:formula="of:=IF([.AM136]=&quot;&quot;;&quot;&quot;;ROUND([.AM136];0))">
            <text:p/>
          </table:table-cell>
          <table:table-cell table:style-name="ce2" table:formula="of:=IF([.AN136]=&quot;&quot;;&quot;&quot;;ROUND([.AN136];0))">
            <text:p/>
          </table:table-cell>
          <table:table-cell table:style-name="ce2" table:formula="of:=IF([.AO136]=&quot;&quot;;&quot;&quot;;ROUND([.AO136];0))">
            <text:p/>
          </table:table-cell>
          <table:table-cell table:style-name="ce2" table:formula="of:=IF([.AP136]=&quot;&quot;;&quot;&quot;;ROUND([.AP136];0))">
            <text:p/>
          </table:table-cell>
          <table:table-cell table:style-name="ce2" table:formula="of:=IF([.AQ136]=&quot;&quot;;&quot;&quot;;ROUND([.AQ136];0))">
            <text:p/>
          </table:table-cell>
          <table:table-cell table:style-name="ce2" table:formula="of:=IF([.AR136]=&quot;&quot;;&quot;&quot;;ROUND([.AR136];0))">
            <text:p/>
          </table:table-cell>
          <table:table-cell table:style-name="ce2" table:formula="of:=IF([.AS136]=&quot;&quot;;&quot;&quot;;ROUND([.AS136];0))">
            <text:p/>
          </table:table-cell>
          <table:table-cell table:style-name="ce2" table:formula="of:=IF([.AT136]=&quot;&quot;;&quot;&quot;;ROUND([.AT136];0))">
            <text:p/>
          </table:table-cell>
          <table:table-cell table:style-name="ce2" table:formula="of:=IF([.AU136]=&quot;&quot;;&quot;&quot;;ROUND([.AU136];0))">
            <text:p/>
          </table:table-cell>
          <table:table-cell table:style-name="ce2" table:formula="of:=IF([.AV136]=&quot;&quot;;&quot;&quot;;ROUND([.AV136];0))">
            <text:p/>
          </table:table-cell>
          <table:table-cell table:style-name="ce2" table:formula="of:=IF([.AW136]=&quot;&quot;;&quot;&quot;;ROUND([.AW136];0))">
            <text:p/>
          </table:table-cell>
          <table:table-cell table:style-name="ce2" table:formula="of:=IF([.AX136]=&quot;&quot;;&quot;&quot;;ROUND([.AX136];0))">
            <text:p/>
          </table:table-cell>
          <table:table-cell table:style-name="ce2" table:formula="of:=IF([.AY136]=&quot;&quot;;&quot;&quot;;ROUND([.AY136];0))">
            <text:p/>
          </table:table-cell>
          <table:table-cell table:style-name="ce2" table:formula="of:=IF([.AZ136]=&quot;&quot;;&quot;&quot;;ROUND([.AZ136];0))">
            <text:p/>
          </table:table-cell>
          <table:table-cell table:style-name="ce2" table:formula="of:=IF([.BA136]=&quot;&quot;;&quot;&quot;;ROUND([.BA136];0))">
            <text:p/>
          </table:table-cell>
          <table:table-cell table:style-name="ce2" table:formula="of:=IF([.BB136]=&quot;&quot;;&quot;&quot;;ROUND([.BB136];0))">
            <text:p/>
          </table:table-cell>
          <table:table-cell table:style-name="ce2" table:formula="of:=IF([.BC136]=&quot;&quot;;&quot;&quot;;ROUND([.BC136];0))">
            <text:p/>
          </table:table-cell>
          <table:table-cell table:style-name="ce2" table:formula="of:=IF([.BD136]=&quot;&quot;;&quot;&quot;;ROUND([.BD136];0))">
            <text:p/>
          </table:table-cell>
          <table:table-cell table:style-name="ce2" table:formula="of:=IF([.BE136]=&quot;&quot;;&quot;&quot;;ROUND([.BE136];0))">
            <text:p/>
          </table:table-cell>
          <table:table-cell table:style-name="ce2" table:formula="of:=IF([.BF136]=&quot;&quot;;&quot;&quot;;ROUND([.BF136];0))">
            <text:p/>
          </table:table-cell>
          <table:table-cell table:style-name="ce2" table:formula="of:=IF([.BG136]=&quot;&quot;;&quot;&quot;;ROUND([.BG136];0))">
            <text:p/>
          </table:table-cell>
          <table:table-cell table:style-name="ce2" table:formula="of:=IF([.BH136]=&quot;&quot;;&quot;&quot;;ROUND([.BH136];0))">
            <text:p/>
          </table:table-cell>
          <table:table-cell table:style-name="ce2" table:formula="of:=IF([.BI136]=&quot;&quot;;&quot;&quot;;ROUND([.BI136];0))">
            <text:p/>
          </table:table-cell>
          <table:table-cell table:style-name="ce2" table:formula="of:=IF([.BJ136]=&quot;&quot;;&quot;&quot;;ROUND([.BJ136];0))">
            <text:p/>
          </table:table-cell>
          <table:table-cell table:style-name="ce2" table:formula="of:=IF([.BK136]=&quot;&quot;;&quot;&quot;;ROUND([.BK136];0))">
            <text:p/>
          </table:table-cell>
          <table:table-cell table:style-name="ce2" table:formula="of:=IF([.BL136]=&quot;&quot;;&quot;&quot;;ROUND([.BL136];0))">
            <text:p/>
          </table:table-cell>
          <table:table-cell table:style-name="ce2" table:formula="of:=IF([.BM136]=&quot;&quot;;&quot;&quot;;ROUND([.BM136];0))">
            <text:p/>
          </table:table-cell>
          <table:table-cell table:style-name="ce2" table:formula="of:=IF([.BN136]=&quot;&quot;;&quot;&quot;;ROUND([.BN136];0))">
            <text:p/>
          </table:table-cell>
          <table:table-cell table:style-name="ce2" table:formula="of:=IF([.BO136]=&quot;&quot;;&quot;&quot;;ROUND([.BO136];0))">
            <text:p/>
          </table:table-cell>
          <table:table-cell table:style-name="ce2" table:formula="of:=IF([.BP136]=&quot;&quot;;&quot;&quot;;ROUND([.BP136];0))">
            <text:p/>
          </table:table-cell>
          <table:table-cell table:style-name="ce2" table:formula="of:=IF([.BQ136]=&quot;&quot;;&quot;&quot;;ROUND([.BQ136];0))">
            <text:p/>
          </table:table-cell>
          <table:table-cell table:style-name="ce2" table:formula="of:=IF([.BR136]=&quot;&quot;;&quot;&quot;;ROUND([.BR136];0))">
            <text:p/>
          </table:table-cell>
          <table:table-cell table:style-name="ce2" table:formula="of:=IF([.BS136]=&quot;&quot;;&quot;&quot;;ROUND([.BS136];0))">
            <text:p/>
          </table:table-cell>
          <table:table-cell table:style-name="ce2" table:formula="of:=IF([.BT136]=&quot;&quot;;&quot;&quot;;ROUND([.BT136];0))">
            <text:p/>
          </table:table-cell>
          <table:table-cell table:style-name="ce2" table:formula="of:=IF([.BU136]=&quot;&quot;;&quot;&quot;;ROUND([.BU136];0))">
            <text:p/>
          </table:table-cell>
          <table:table-cell table:style-name="ce2" table:formula="of:=IF([.BV136]=&quot;&quot;;&quot;&quot;;ROUND([.BV136];0))">
            <text:p/>
          </table:table-cell>
          <table:table-cell table:style-name="ce2" table:formula="of:=IF([.BW136]=&quot;&quot;;&quot;&quot;;ROUND([.BW136];0))">
            <text:p/>
          </table:table-cell>
          <table:table-cell table:style-name="ce2" table:formula="of:=IF([.BX136]=&quot;&quot;;&quot;&quot;;ROUND([.BX136];0))">
            <text:p/>
          </table:table-cell>
          <table:table-cell table:style-name="ce2" table:formula="of:=IF([.BY136]=&quot;&quot;;&quot;&quot;;ROUND([.BY136];0))">
            <text:p/>
          </table:table-cell>
          <table:table-cell table:style-name="ce2" table:formula="of:=IF([.BZ136]=&quot;&quot;;&quot;&quot;;ROUND([.BZ136];0))">
            <text:p/>
          </table:table-cell>
          <table:table-cell table:style-name="ce2" table:formula="of:=IF([.CA136]=&quot;&quot;;&quot;&quot;;ROUND([.CA136];0))">
            <text:p/>
          </table:table-cell>
          <table:table-cell table:style-name="ce2" table:formula="of:=IF([.CB136]=&quot;&quot;;&quot;&quot;;ROUND([.CB136];0))">
            <text:p/>
          </table:table-cell>
          <table:table-cell table:style-name="ce2" table:formula="of:=IF([.CC136]=&quot;&quot;;&quot;&quot;;ROUND([.CC136];0))">
            <text:p/>
          </table:table-cell>
          <table:table-cell table:style-name="ce2" table:formula="of:=IF([.CD136]=&quot;&quot;;&quot;&quot;;ROUND([.CD136];0))">
            <text:p/>
          </table:table-cell>
          <table:table-cell table:style-name="ce2" table:formula="of:=IF([.CE136]=&quot;&quot;;&quot;&quot;;ROUND([.CE136];0))">
            <text:p/>
          </table:table-cell>
          <table:table-cell table:style-name="ce2" table:formula="of:=IF([.CF136]=&quot;&quot;;&quot;&quot;;ROUND([.CF136];0))">
            <text:p/>
          </table:table-cell>
          <table:table-cell table:style-name="ce2" table:formula="of:=IF([.CG136]=&quot;&quot;;&quot;&quot;;ROUND([.CG136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7]&amp;&quot;_&quot;&amp;[.A17]&amp;&quot;'&quot;" office:value-type="string" office:string-value="'c_3_3'">
            <text:p>'c_3_3'</text:p>
          </table:table-cell>
          <table:table-cell/>
          <table:table-cell office:value-type="string">
            <text:p>areas.push('</text:p>
          </table:table-cell>
          <table:table-cell table:style-name="ce2" table:formula="of:=IF([.D137]=&quot;&quot;;&quot;&quot;;ROUND([.D137];0))" office:value-type="float" office:value="720">
            <text:p>720</text:p>
          </table:table-cell>
          <table:table-cell table:style-name="ce2" table:formula="of:=IF([.E137]=&quot;&quot;;&quot;&quot;;ROUND([.E137];0))" office:value-type="float" office:value="169">
            <text:p>169</text:p>
          </table:table-cell>
          <table:table-cell table:style-name="ce2" table:formula="of:=IF([.F137]=&quot;&quot;;&quot;&quot;;ROUND([.F137];0))" office:value-type="float" office:value="576">
            <text:p>576</text:p>
          </table:table-cell>
          <table:table-cell table:style-name="ce2" table:formula="of:=IF([.G137]=&quot;&quot;;&quot;&quot;;ROUND([.G137];0))" office:value-type="float" office:value="163">
            <text:p>163</text:p>
          </table:table-cell>
          <table:table-cell table:style-name="ce2" table:formula="of:=IF([.H137]=&quot;&quot;;&quot;&quot;;ROUND([.H137];0))" office:value-type="float" office:value="534">
            <text:p>534</text:p>
          </table:table-cell>
          <table:table-cell table:style-name="ce2" table:formula="of:=IF([.I137]=&quot;&quot;;&quot;&quot;;ROUND([.I137];0))" office:value-type="float" office:value="108">
            <text:p>108</text:p>
          </table:table-cell>
          <table:table-cell table:style-name="ce2" table:formula="of:=IF([.J137]=&quot;&quot;;&quot;&quot;;ROUND([.J137];0))" office:value-type="float" office:value="534">
            <text:p>534</text:p>
          </table:table-cell>
          <table:table-cell table:style-name="ce2" table:formula="of:=IF([.K137]=&quot;&quot;;&quot;&quot;;ROUND([.K137];0))" office:value-type="float" office:value="102">
            <text:p>102</text:p>
          </table:table-cell>
          <table:table-cell table:style-name="ce2" table:formula="of:=IF([.L137]=&quot;&quot;;&quot;&quot;;ROUND([.L137];0))" office:value-type="float" office:value="724">
            <text:p>724</text:p>
          </table:table-cell>
          <table:table-cell table:style-name="ce2" table:formula="of:=IF([.M137]=&quot;&quot;;&quot;&quot;;ROUND([.M137];0))" office:value-type="float" office:value="114">
            <text:p>114</text:p>
          </table:table-cell>
          <table:table-cell table:style-name="ce2" table:formula="of:=IF([.N137]=&quot;&quot;;&quot;&quot;;ROUND([.N137];0))" office:value-type="float" office:value="753">
            <text:p>753</text:p>
          </table:table-cell>
          <table:table-cell table:style-name="ce2" table:formula="of:=IF([.O137]=&quot;&quot;;&quot;&quot;;ROUND([.O137];0))" office:value-type="float" office:value="99">
            <text:p>99</text:p>
          </table:table-cell>
          <table:table-cell table:style-name="ce2" table:formula="of:=IF([.P137]=&quot;&quot;;&quot;&quot;;ROUND([.P137];0))" office:value-type="float" office:value="807">
            <text:p>807</text:p>
          </table:table-cell>
          <table:table-cell table:style-name="ce2" table:formula="of:=IF([.Q137]=&quot;&quot;;&quot;&quot;;ROUND([.Q137];0))" office:value-type="float" office:value="117">
            <text:p>117</text:p>
          </table:table-cell>
          <table:table-cell table:style-name="ce2" table:formula="of:=IF([.R137]=&quot;&quot;;&quot;&quot;;ROUND([.R137];0))" office:value-type="float" office:value="985">
            <text:p>985</text:p>
          </table:table-cell>
          <table:table-cell table:style-name="ce2" table:formula="of:=IF([.S137]=&quot;&quot;;&quot;&quot;;ROUND([.S137];0))" office:value-type="float" office:value="57">
            <text:p>57</text:p>
          </table:table-cell>
          <table:table-cell table:style-name="ce2" table:formula="of:=IF([.T137]=&quot;&quot;;&quot;&quot;;ROUND([.T137];0))" office:value-type="float" office:value="985">
            <text:p>985</text:p>
          </table:table-cell>
          <table:table-cell table:style-name="ce2" table:formula="of:=IF([.U137]=&quot;&quot;;&quot;&quot;;ROUND([.U137];0))" office:value-type="float" office:value="62">
            <text:p>62</text:p>
          </table:table-cell>
          <table:table-cell table:style-name="ce2" table:formula="of:=IF([.V137]=&quot;&quot;;&quot;&quot;;ROUND([.V137];0))" office:value-type="float" office:value="646">
            <text:p>646</text:p>
          </table:table-cell>
          <table:table-cell table:style-name="ce2" table:formula="of:=IF([.W137]=&quot;&quot;;&quot;&quot;;ROUND([.W137];0))" office:value-type="float" office:value="214">
            <text:p>214</text:p>
          </table:table-cell>
          <table:table-cell table:style-name="ce2" table:formula="of:=IF([.X137]=&quot;&quot;;&quot;&quot;;ROUND([.X137];0))" office:value-type="float" office:value="592">
            <text:p>592</text:p>
          </table:table-cell>
          <table:table-cell table:style-name="ce2" table:formula="of:=IF([.Y137]=&quot;&quot;;&quot;&quot;;ROUND([.Y137];0))" office:value-type="float" office:value="224">
            <text:p>224</text:p>
          </table:table-cell>
          <table:table-cell table:style-name="ce2" table:formula="of:=IF([.Z137]=&quot;&quot;;&quot;&quot;;ROUND([.Z137];0))">
            <text:p/>
          </table:table-cell>
          <table:table-cell table:style-name="ce2" table:formula="of:=IF([.AA137]=&quot;&quot;;&quot;&quot;;ROUND([.AA137];0))">
            <text:p/>
          </table:table-cell>
          <table:table-cell table:style-name="ce2" table:formula="of:=IF([.AB137]=&quot;&quot;;&quot;&quot;;ROUND([.AB137];0))">
            <text:p/>
          </table:table-cell>
          <table:table-cell table:style-name="ce2" table:formula="of:=IF([.AC137]=&quot;&quot;;&quot;&quot;;ROUND([.AC137];0))">
            <text:p/>
          </table:table-cell>
          <table:table-cell table:style-name="ce2" table:formula="of:=IF([.AD137]=&quot;&quot;;&quot;&quot;;ROUND([.AD137];0))">
            <text:p/>
          </table:table-cell>
          <table:table-cell table:style-name="ce2" table:formula="of:=IF([.AE137]=&quot;&quot;;&quot;&quot;;ROUND([.AE137];0))">
            <text:p/>
          </table:table-cell>
          <table:table-cell table:style-name="ce2" table:formula="of:=IF([.AF137]=&quot;&quot;;&quot;&quot;;ROUND([.AF137];0))">
            <text:p/>
          </table:table-cell>
          <table:table-cell table:style-name="ce2" table:formula="of:=IF([.AG137]=&quot;&quot;;&quot;&quot;;ROUND([.AG137];0))">
            <text:p/>
          </table:table-cell>
          <table:table-cell table:style-name="ce2" table:formula="of:=IF([.AH137]=&quot;&quot;;&quot;&quot;;ROUND([.AH137];0))">
            <text:p/>
          </table:table-cell>
          <table:table-cell table:style-name="ce2" table:formula="of:=IF([.AI137]=&quot;&quot;;&quot;&quot;;ROUND([.AI137];0))">
            <text:p/>
          </table:table-cell>
          <table:table-cell table:style-name="ce2" table:formula="of:=IF([.AJ137]=&quot;&quot;;&quot;&quot;;ROUND([.AJ137];0))">
            <text:p/>
          </table:table-cell>
          <table:table-cell table:style-name="ce2" table:formula="of:=IF([.AK137]=&quot;&quot;;&quot;&quot;;ROUND([.AK137];0))">
            <text:p/>
          </table:table-cell>
          <table:table-cell table:style-name="ce2" table:formula="of:=IF([.AL137]=&quot;&quot;;&quot;&quot;;ROUND([.AL137];0))">
            <text:p/>
          </table:table-cell>
          <table:table-cell table:style-name="ce2" table:formula="of:=IF([.AM137]=&quot;&quot;;&quot;&quot;;ROUND([.AM137];0))">
            <text:p/>
          </table:table-cell>
          <table:table-cell table:style-name="ce2" table:formula="of:=IF([.AN137]=&quot;&quot;;&quot;&quot;;ROUND([.AN137];0))">
            <text:p/>
          </table:table-cell>
          <table:table-cell table:style-name="ce2" table:formula="of:=IF([.AO137]=&quot;&quot;;&quot;&quot;;ROUND([.AO137];0))">
            <text:p/>
          </table:table-cell>
          <table:table-cell table:style-name="ce2" table:formula="of:=IF([.AP137]=&quot;&quot;;&quot;&quot;;ROUND([.AP137];0))">
            <text:p/>
          </table:table-cell>
          <table:table-cell table:style-name="ce2" table:formula="of:=IF([.AQ137]=&quot;&quot;;&quot;&quot;;ROUND([.AQ137];0))">
            <text:p/>
          </table:table-cell>
          <table:table-cell table:style-name="ce2" table:formula="of:=IF([.AR137]=&quot;&quot;;&quot;&quot;;ROUND([.AR137];0))">
            <text:p/>
          </table:table-cell>
          <table:table-cell table:style-name="ce2" table:formula="of:=IF([.AS137]=&quot;&quot;;&quot;&quot;;ROUND([.AS137];0))">
            <text:p/>
          </table:table-cell>
          <table:table-cell table:style-name="ce2" table:formula="of:=IF([.AT137]=&quot;&quot;;&quot;&quot;;ROUND([.AT137];0))">
            <text:p/>
          </table:table-cell>
          <table:table-cell table:style-name="ce2" table:formula="of:=IF([.AU137]=&quot;&quot;;&quot;&quot;;ROUND([.AU137];0))">
            <text:p/>
          </table:table-cell>
          <table:table-cell table:style-name="ce2" table:formula="of:=IF([.AV137]=&quot;&quot;;&quot;&quot;;ROUND([.AV137];0))">
            <text:p/>
          </table:table-cell>
          <table:table-cell table:style-name="ce2" table:formula="of:=IF([.AW137]=&quot;&quot;;&quot;&quot;;ROUND([.AW137];0))">
            <text:p/>
          </table:table-cell>
          <table:table-cell table:style-name="ce2" table:formula="of:=IF([.AX137]=&quot;&quot;;&quot;&quot;;ROUND([.AX137];0))">
            <text:p/>
          </table:table-cell>
          <table:table-cell table:style-name="ce2" table:formula="of:=IF([.AY137]=&quot;&quot;;&quot;&quot;;ROUND([.AY137];0))">
            <text:p/>
          </table:table-cell>
          <table:table-cell table:style-name="ce2" table:formula="of:=IF([.AZ137]=&quot;&quot;;&quot;&quot;;ROUND([.AZ137];0))">
            <text:p/>
          </table:table-cell>
          <table:table-cell table:style-name="ce2" table:formula="of:=IF([.BA137]=&quot;&quot;;&quot;&quot;;ROUND([.BA137];0))">
            <text:p/>
          </table:table-cell>
          <table:table-cell table:style-name="ce2" table:formula="of:=IF([.BB137]=&quot;&quot;;&quot;&quot;;ROUND([.BB137];0))">
            <text:p/>
          </table:table-cell>
          <table:table-cell table:style-name="ce2" table:formula="of:=IF([.BC137]=&quot;&quot;;&quot;&quot;;ROUND([.BC137];0))">
            <text:p/>
          </table:table-cell>
          <table:table-cell table:style-name="ce2" table:formula="of:=IF([.BD137]=&quot;&quot;;&quot;&quot;;ROUND([.BD137];0))">
            <text:p/>
          </table:table-cell>
          <table:table-cell table:style-name="ce2" table:formula="of:=IF([.BE137]=&quot;&quot;;&quot;&quot;;ROUND([.BE137];0))">
            <text:p/>
          </table:table-cell>
          <table:table-cell table:style-name="ce2" table:formula="of:=IF([.BF137]=&quot;&quot;;&quot;&quot;;ROUND([.BF137];0))">
            <text:p/>
          </table:table-cell>
          <table:table-cell table:style-name="ce2" table:formula="of:=IF([.BG137]=&quot;&quot;;&quot;&quot;;ROUND([.BG137];0))">
            <text:p/>
          </table:table-cell>
          <table:table-cell table:style-name="ce2" table:formula="of:=IF([.BH137]=&quot;&quot;;&quot;&quot;;ROUND([.BH137];0))">
            <text:p/>
          </table:table-cell>
          <table:table-cell table:style-name="ce2" table:formula="of:=IF([.BI137]=&quot;&quot;;&quot;&quot;;ROUND([.BI137];0))">
            <text:p/>
          </table:table-cell>
          <table:table-cell table:style-name="ce2" table:formula="of:=IF([.BJ137]=&quot;&quot;;&quot;&quot;;ROUND([.BJ137];0))">
            <text:p/>
          </table:table-cell>
          <table:table-cell table:style-name="ce2" table:formula="of:=IF([.BK137]=&quot;&quot;;&quot;&quot;;ROUND([.BK137];0))">
            <text:p/>
          </table:table-cell>
          <table:table-cell table:style-name="ce2" table:formula="of:=IF([.BL137]=&quot;&quot;;&quot;&quot;;ROUND([.BL137];0))">
            <text:p/>
          </table:table-cell>
          <table:table-cell table:style-name="ce2" table:formula="of:=IF([.BM137]=&quot;&quot;;&quot;&quot;;ROUND([.BM137];0))">
            <text:p/>
          </table:table-cell>
          <table:table-cell table:style-name="ce2" table:formula="of:=IF([.BN137]=&quot;&quot;;&quot;&quot;;ROUND([.BN137];0))">
            <text:p/>
          </table:table-cell>
          <table:table-cell table:style-name="ce2" table:formula="of:=IF([.BO137]=&quot;&quot;;&quot;&quot;;ROUND([.BO137];0))">
            <text:p/>
          </table:table-cell>
          <table:table-cell table:style-name="ce2" table:formula="of:=IF([.BP137]=&quot;&quot;;&quot;&quot;;ROUND([.BP137];0))">
            <text:p/>
          </table:table-cell>
          <table:table-cell table:style-name="ce2" table:formula="of:=IF([.BQ137]=&quot;&quot;;&quot;&quot;;ROUND([.BQ137];0))">
            <text:p/>
          </table:table-cell>
          <table:table-cell table:style-name="ce2" table:formula="of:=IF([.BR137]=&quot;&quot;;&quot;&quot;;ROUND([.BR137];0))">
            <text:p/>
          </table:table-cell>
          <table:table-cell table:style-name="ce2" table:formula="of:=IF([.BS137]=&quot;&quot;;&quot;&quot;;ROUND([.BS137];0))">
            <text:p/>
          </table:table-cell>
          <table:table-cell table:style-name="ce2" table:formula="of:=IF([.BT137]=&quot;&quot;;&quot;&quot;;ROUND([.BT137];0))">
            <text:p/>
          </table:table-cell>
          <table:table-cell table:style-name="ce2" table:formula="of:=IF([.BU137]=&quot;&quot;;&quot;&quot;;ROUND([.BU137];0))">
            <text:p/>
          </table:table-cell>
          <table:table-cell table:style-name="ce2" table:formula="of:=IF([.BV137]=&quot;&quot;;&quot;&quot;;ROUND([.BV137];0))">
            <text:p/>
          </table:table-cell>
          <table:table-cell table:style-name="ce2" table:formula="of:=IF([.BW137]=&quot;&quot;;&quot;&quot;;ROUND([.BW137];0))">
            <text:p/>
          </table:table-cell>
          <table:table-cell table:style-name="ce2" table:formula="of:=IF([.BX137]=&quot;&quot;;&quot;&quot;;ROUND([.BX137];0))">
            <text:p/>
          </table:table-cell>
          <table:table-cell table:style-name="ce2" table:formula="of:=IF([.BY137]=&quot;&quot;;&quot;&quot;;ROUND([.BY137];0))">
            <text:p/>
          </table:table-cell>
          <table:table-cell table:style-name="ce2" table:formula="of:=IF([.BZ137]=&quot;&quot;;&quot;&quot;;ROUND([.BZ137];0))">
            <text:p/>
          </table:table-cell>
          <table:table-cell table:style-name="ce2" table:formula="of:=IF([.CA137]=&quot;&quot;;&quot;&quot;;ROUND([.CA137];0))">
            <text:p/>
          </table:table-cell>
          <table:table-cell table:style-name="ce2" table:formula="of:=IF([.CB137]=&quot;&quot;;&quot;&quot;;ROUND([.CB137];0))">
            <text:p/>
          </table:table-cell>
          <table:table-cell table:style-name="ce2" table:formula="of:=IF([.CC137]=&quot;&quot;;&quot;&quot;;ROUND([.CC137];0))">
            <text:p/>
          </table:table-cell>
          <table:table-cell table:style-name="ce2" table:formula="of:=IF([.CD137]=&quot;&quot;;&quot;&quot;;ROUND([.CD137];0))">
            <text:p/>
          </table:table-cell>
          <table:table-cell table:style-name="ce2" table:formula="of:=IF([.CE137]=&quot;&quot;;&quot;&quot;;ROUND([.CE137];0))">
            <text:p/>
          </table:table-cell>
          <table:table-cell table:style-name="ce2" table:formula="of:=IF([.CF137]=&quot;&quot;;&quot;&quot;;ROUND([.CF137];0))">
            <text:p/>
          </table:table-cell>
          <table:table-cell table:style-name="ce2" table:formula="of:=IF([.CG137]=&quot;&quot;;&quot;&quot;;ROUND([.CG137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8]&amp;&quot;_&quot;&amp;[.A18]&amp;&quot;'&quot;" office:value-type="string" office:string-value="'c_3_3'">
            <text:p>'c_3_3'</text:p>
          </table:table-cell>
          <table:table-cell/>
          <table:table-cell office:value-type="string">
            <text:p>areas.push('</text:p>
          </table:table-cell>
          <table:table-cell table:style-name="ce2" table:formula="of:=IF([.D138]=&quot;&quot;;&quot;&quot;;ROUND([.D138];0))" office:value-type="float" office:value="511">
            <text:p>511</text:p>
          </table:table-cell>
          <table:table-cell table:style-name="ce2" table:formula="of:=IF([.E138]=&quot;&quot;;&quot;&quot;;ROUND([.E138];0))" office:value-type="float" office:value="161">
            <text:p>161</text:p>
          </table:table-cell>
          <table:table-cell table:style-name="ce2" table:formula="of:=IF([.F138]=&quot;&quot;;&quot;&quot;;ROUND([.F138];0))" office:value-type="float" office:value="498">
            <text:p>498</text:p>
          </table:table-cell>
          <table:table-cell table:style-name="ce2" table:formula="of:=IF([.G138]=&quot;&quot;;&quot;&quot;;ROUND([.G138];0))" office:value-type="float" office:value="197">
            <text:p>197</text:p>
          </table:table-cell>
          <table:table-cell table:style-name="ce2" table:formula="of:=IF([.H138]=&quot;&quot;;&quot;&quot;;ROUND([.H138];0))" office:value-type="float" office:value="498">
            <text:p>498</text:p>
          </table:table-cell>
          <table:table-cell table:style-name="ce2" table:formula="of:=IF([.I138]=&quot;&quot;;&quot;&quot;;ROUND([.I138];0))" office:value-type="float" office:value="208">
            <text:p>208</text:p>
          </table:table-cell>
          <table:table-cell table:style-name="ce2" table:formula="of:=IF([.J138]=&quot;&quot;;&quot;&quot;;ROUND([.J138];0))" office:value-type="float" office:value="478">
            <text:p>478</text:p>
          </table:table-cell>
          <table:table-cell table:style-name="ce2" table:formula="of:=IF([.K138]=&quot;&quot;;&quot;&quot;;ROUND([.K138];0))" office:value-type="float" office:value="217">
            <text:p>217</text:p>
          </table:table-cell>
          <table:table-cell table:style-name="ce2" table:formula="of:=IF([.L138]=&quot;&quot;;&quot;&quot;;ROUND([.L138];0))" office:value-type="float" office:value="255">
            <text:p>255</text:p>
          </table:table-cell>
          <table:table-cell table:style-name="ce2" table:formula="of:=IF([.M138]=&quot;&quot;;&quot;&quot;;ROUND([.M138];0))" office:value-type="float" office:value="211">
            <text:p>211</text:p>
          </table:table-cell>
          <table:table-cell table:style-name="ce2" table:formula="of:=IF([.N138]=&quot;&quot;;&quot;&quot;;ROUND([.N138];0))" office:value-type="float" office:value="255">
            <text:p>255</text:p>
          </table:table-cell>
          <table:table-cell table:style-name="ce2" table:formula="of:=IF([.O138]=&quot;&quot;;&quot;&quot;;ROUND([.O138];0))" office:value-type="float" office:value="205">
            <text:p>205</text:p>
          </table:table-cell>
          <table:table-cell table:style-name="ce2" table:formula="of:=IF([.P138]=&quot;&quot;;&quot;&quot;;ROUND([.P138];0))" office:value-type="float" office:value="397">
            <text:p>397</text:p>
          </table:table-cell>
          <table:table-cell table:style-name="ce2" table:formula="of:=IF([.Q138]=&quot;&quot;;&quot;&quot;;ROUND([.Q138];0))" office:value-type="float" office:value="156">
            <text:p>156</text:p>
          </table:table-cell>
          <table:table-cell table:style-name="ce2" table:formula="of:=IF([.R138]=&quot;&quot;;&quot;&quot;;ROUND([.R138];0))">
            <text:p/>
          </table:table-cell>
          <table:table-cell table:style-name="ce2" table:formula="of:=IF([.S138]=&quot;&quot;;&quot;&quot;;ROUND([.S138];0))">
            <text:p/>
          </table:table-cell>
          <table:table-cell table:style-name="ce2" table:formula="of:=IF([.T138]=&quot;&quot;;&quot;&quot;;ROUND([.T138];0))">
            <text:p/>
          </table:table-cell>
          <table:table-cell table:style-name="ce2" table:formula="of:=IF([.U138]=&quot;&quot;;&quot;&quot;;ROUND([.U138];0))">
            <text:p/>
          </table:table-cell>
          <table:table-cell table:style-name="ce2" table:formula="of:=IF([.V138]=&quot;&quot;;&quot;&quot;;ROUND([.V138];0))">
            <text:p/>
          </table:table-cell>
          <table:table-cell table:style-name="ce2" table:formula="of:=IF([.W138]=&quot;&quot;;&quot;&quot;;ROUND([.W138];0))">
            <text:p/>
          </table:table-cell>
          <table:table-cell table:style-name="ce2" table:formula="of:=IF([.X138]=&quot;&quot;;&quot;&quot;;ROUND([.X138];0))">
            <text:p/>
          </table:table-cell>
          <table:table-cell table:style-name="ce2" table:formula="of:=IF([.Y138]=&quot;&quot;;&quot;&quot;;ROUND([.Y138];0))">
            <text:p/>
          </table:table-cell>
          <table:table-cell table:style-name="ce2" table:formula="of:=IF([.Z138]=&quot;&quot;;&quot;&quot;;ROUND([.Z138];0))">
            <text:p/>
          </table:table-cell>
          <table:table-cell table:style-name="ce2" table:formula="of:=IF([.AA138]=&quot;&quot;;&quot;&quot;;ROUND([.AA138];0))">
            <text:p/>
          </table:table-cell>
          <table:table-cell table:style-name="ce2" table:formula="of:=IF([.AB138]=&quot;&quot;;&quot;&quot;;ROUND([.AB138];0))">
            <text:p/>
          </table:table-cell>
          <table:table-cell table:style-name="ce2" table:formula="of:=IF([.AC138]=&quot;&quot;;&quot;&quot;;ROUND([.AC138];0))">
            <text:p/>
          </table:table-cell>
          <table:table-cell table:style-name="ce2" table:formula="of:=IF([.AD138]=&quot;&quot;;&quot;&quot;;ROUND([.AD138];0))">
            <text:p/>
          </table:table-cell>
          <table:table-cell table:style-name="ce2" table:formula="of:=IF([.AE138]=&quot;&quot;;&quot;&quot;;ROUND([.AE138];0))">
            <text:p/>
          </table:table-cell>
          <table:table-cell table:style-name="ce2" table:formula="of:=IF([.AF138]=&quot;&quot;;&quot;&quot;;ROUND([.AF138];0))">
            <text:p/>
          </table:table-cell>
          <table:table-cell table:style-name="ce2" table:formula="of:=IF([.AG138]=&quot;&quot;;&quot;&quot;;ROUND([.AG138];0))">
            <text:p/>
          </table:table-cell>
          <table:table-cell table:style-name="ce2" table:formula="of:=IF([.AH138]=&quot;&quot;;&quot;&quot;;ROUND([.AH138];0))">
            <text:p/>
          </table:table-cell>
          <table:table-cell table:style-name="ce2" table:formula="of:=IF([.AI138]=&quot;&quot;;&quot;&quot;;ROUND([.AI138];0))">
            <text:p/>
          </table:table-cell>
          <table:table-cell table:style-name="ce2" table:formula="of:=IF([.AJ138]=&quot;&quot;;&quot;&quot;;ROUND([.AJ138];0))">
            <text:p/>
          </table:table-cell>
          <table:table-cell table:style-name="ce2" table:formula="of:=IF([.AK138]=&quot;&quot;;&quot;&quot;;ROUND([.AK138];0))">
            <text:p/>
          </table:table-cell>
          <table:table-cell table:style-name="ce2" table:formula="of:=IF([.AL138]=&quot;&quot;;&quot;&quot;;ROUND([.AL138];0))">
            <text:p/>
          </table:table-cell>
          <table:table-cell table:style-name="ce2" table:formula="of:=IF([.AM138]=&quot;&quot;;&quot;&quot;;ROUND([.AM138];0))">
            <text:p/>
          </table:table-cell>
          <table:table-cell table:style-name="ce2" table:formula="of:=IF([.AN138]=&quot;&quot;;&quot;&quot;;ROUND([.AN138];0))">
            <text:p/>
          </table:table-cell>
          <table:table-cell table:style-name="ce2" table:formula="of:=IF([.AO138]=&quot;&quot;;&quot;&quot;;ROUND([.AO138];0))">
            <text:p/>
          </table:table-cell>
          <table:table-cell table:style-name="ce2" table:formula="of:=IF([.AP138]=&quot;&quot;;&quot;&quot;;ROUND([.AP138];0))">
            <text:p/>
          </table:table-cell>
          <table:table-cell table:style-name="ce2" table:formula="of:=IF([.AQ138]=&quot;&quot;;&quot;&quot;;ROUND([.AQ138];0))">
            <text:p/>
          </table:table-cell>
          <table:table-cell table:style-name="ce2" table:formula="of:=IF([.AR138]=&quot;&quot;;&quot;&quot;;ROUND([.AR138];0))">
            <text:p/>
          </table:table-cell>
          <table:table-cell table:style-name="ce2" table:formula="of:=IF([.AS138]=&quot;&quot;;&quot;&quot;;ROUND([.AS138];0))">
            <text:p/>
          </table:table-cell>
          <table:table-cell table:style-name="ce2" table:formula="of:=IF([.AT138]=&quot;&quot;;&quot;&quot;;ROUND([.AT138];0))">
            <text:p/>
          </table:table-cell>
          <table:table-cell table:style-name="ce2" table:formula="of:=IF([.AU138]=&quot;&quot;;&quot;&quot;;ROUND([.AU138];0))">
            <text:p/>
          </table:table-cell>
          <table:table-cell table:style-name="ce2" table:formula="of:=IF([.AV138]=&quot;&quot;;&quot;&quot;;ROUND([.AV138];0))">
            <text:p/>
          </table:table-cell>
          <table:table-cell table:style-name="ce2" table:formula="of:=IF([.AW138]=&quot;&quot;;&quot;&quot;;ROUND([.AW138];0))">
            <text:p/>
          </table:table-cell>
          <table:table-cell table:style-name="ce2" table:formula="of:=IF([.AX138]=&quot;&quot;;&quot;&quot;;ROUND([.AX138];0))">
            <text:p/>
          </table:table-cell>
          <table:table-cell table:style-name="ce2" table:formula="of:=IF([.AY138]=&quot;&quot;;&quot;&quot;;ROUND([.AY138];0))">
            <text:p/>
          </table:table-cell>
          <table:table-cell table:style-name="ce2" table:formula="of:=IF([.AZ138]=&quot;&quot;;&quot;&quot;;ROUND([.AZ138];0))">
            <text:p/>
          </table:table-cell>
          <table:table-cell table:style-name="ce2" table:formula="of:=IF([.BA138]=&quot;&quot;;&quot;&quot;;ROUND([.BA138];0))">
            <text:p/>
          </table:table-cell>
          <table:table-cell table:style-name="ce2" table:formula="of:=IF([.BB138]=&quot;&quot;;&quot;&quot;;ROUND([.BB138];0))">
            <text:p/>
          </table:table-cell>
          <table:table-cell table:style-name="ce2" table:formula="of:=IF([.BC138]=&quot;&quot;;&quot;&quot;;ROUND([.BC138];0))">
            <text:p/>
          </table:table-cell>
          <table:table-cell table:style-name="ce2" table:formula="of:=IF([.BD138]=&quot;&quot;;&quot;&quot;;ROUND([.BD138];0))">
            <text:p/>
          </table:table-cell>
          <table:table-cell table:style-name="ce2" table:formula="of:=IF([.BE138]=&quot;&quot;;&quot;&quot;;ROUND([.BE138];0))">
            <text:p/>
          </table:table-cell>
          <table:table-cell table:style-name="ce2" table:formula="of:=IF([.BF138]=&quot;&quot;;&quot;&quot;;ROUND([.BF138];0))">
            <text:p/>
          </table:table-cell>
          <table:table-cell table:style-name="ce2" table:formula="of:=IF([.BG138]=&quot;&quot;;&quot;&quot;;ROUND([.BG138];0))">
            <text:p/>
          </table:table-cell>
          <table:table-cell table:style-name="ce2" table:formula="of:=IF([.BH138]=&quot;&quot;;&quot;&quot;;ROUND([.BH138];0))">
            <text:p/>
          </table:table-cell>
          <table:table-cell table:style-name="ce2" table:formula="of:=IF([.BI138]=&quot;&quot;;&quot;&quot;;ROUND([.BI138];0))">
            <text:p/>
          </table:table-cell>
          <table:table-cell table:style-name="ce2" table:formula="of:=IF([.BJ138]=&quot;&quot;;&quot;&quot;;ROUND([.BJ138];0))">
            <text:p/>
          </table:table-cell>
          <table:table-cell table:style-name="ce2" table:formula="of:=IF([.BK138]=&quot;&quot;;&quot;&quot;;ROUND([.BK138];0))">
            <text:p/>
          </table:table-cell>
          <table:table-cell table:style-name="ce2" table:formula="of:=IF([.BL138]=&quot;&quot;;&quot;&quot;;ROUND([.BL138];0))">
            <text:p/>
          </table:table-cell>
          <table:table-cell table:style-name="ce2" table:formula="of:=IF([.BM138]=&quot;&quot;;&quot;&quot;;ROUND([.BM138];0))">
            <text:p/>
          </table:table-cell>
          <table:table-cell table:style-name="ce2" table:formula="of:=IF([.BN138]=&quot;&quot;;&quot;&quot;;ROUND([.BN138];0))">
            <text:p/>
          </table:table-cell>
          <table:table-cell table:style-name="ce2" table:formula="of:=IF([.BO138]=&quot;&quot;;&quot;&quot;;ROUND([.BO138];0))">
            <text:p/>
          </table:table-cell>
          <table:table-cell table:style-name="ce2" table:formula="of:=IF([.BP138]=&quot;&quot;;&quot;&quot;;ROUND([.BP138];0))">
            <text:p/>
          </table:table-cell>
          <table:table-cell table:style-name="ce2" table:formula="of:=IF([.BQ138]=&quot;&quot;;&quot;&quot;;ROUND([.BQ138];0))">
            <text:p/>
          </table:table-cell>
          <table:table-cell table:style-name="ce2" table:formula="of:=IF([.BR138]=&quot;&quot;;&quot;&quot;;ROUND([.BR138];0))">
            <text:p/>
          </table:table-cell>
          <table:table-cell table:style-name="ce2" table:formula="of:=IF([.BS138]=&quot;&quot;;&quot;&quot;;ROUND([.BS138];0))">
            <text:p/>
          </table:table-cell>
          <table:table-cell table:style-name="ce2" table:formula="of:=IF([.BT138]=&quot;&quot;;&quot;&quot;;ROUND([.BT138];0))">
            <text:p/>
          </table:table-cell>
          <table:table-cell table:style-name="ce2" table:formula="of:=IF([.BU138]=&quot;&quot;;&quot;&quot;;ROUND([.BU138];0))">
            <text:p/>
          </table:table-cell>
          <table:table-cell table:style-name="ce2" table:formula="of:=IF([.BV138]=&quot;&quot;;&quot;&quot;;ROUND([.BV138];0))">
            <text:p/>
          </table:table-cell>
          <table:table-cell table:style-name="ce2" table:formula="of:=IF([.BW138]=&quot;&quot;;&quot;&quot;;ROUND([.BW138];0))">
            <text:p/>
          </table:table-cell>
          <table:table-cell table:style-name="ce2" table:formula="of:=IF([.BX138]=&quot;&quot;;&quot;&quot;;ROUND([.BX138];0))">
            <text:p/>
          </table:table-cell>
          <table:table-cell table:style-name="ce2" table:formula="of:=IF([.BY138]=&quot;&quot;;&quot;&quot;;ROUND([.BY138];0))">
            <text:p/>
          </table:table-cell>
          <table:table-cell table:style-name="ce2" table:formula="of:=IF([.BZ138]=&quot;&quot;;&quot;&quot;;ROUND([.BZ138];0))">
            <text:p/>
          </table:table-cell>
          <table:table-cell table:style-name="ce2" table:formula="of:=IF([.CA138]=&quot;&quot;;&quot;&quot;;ROUND([.CA138];0))">
            <text:p/>
          </table:table-cell>
          <table:table-cell table:style-name="ce2" table:formula="of:=IF([.CB138]=&quot;&quot;;&quot;&quot;;ROUND([.CB138];0))">
            <text:p/>
          </table:table-cell>
          <table:table-cell table:style-name="ce2" table:formula="of:=IF([.CC138]=&quot;&quot;;&quot;&quot;;ROUND([.CC138];0))">
            <text:p/>
          </table:table-cell>
          <table:table-cell table:style-name="ce2" table:formula="of:=IF([.CD138]=&quot;&quot;;&quot;&quot;;ROUND([.CD138];0))">
            <text:p/>
          </table:table-cell>
          <table:table-cell table:style-name="ce2" table:formula="of:=IF([.CE138]=&quot;&quot;;&quot;&quot;;ROUND([.CE138];0))">
            <text:p/>
          </table:table-cell>
          <table:table-cell table:style-name="ce2" table:formula="of:=IF([.CF138]=&quot;&quot;;&quot;&quot;;ROUND([.CF138];0))">
            <text:p/>
          </table:table-cell>
          <table:table-cell table:style-name="ce2" table:formula="of:=IF([.CG138]=&quot;&quot;;&quot;&quot;;ROUND([.CG138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19]&amp;&quot;_&quot;&amp;[.A19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39]=&quot;&quot;;&quot;&quot;;ROUND([.D139];0))">
            <text:p/>
          </table:table-cell>
          <table:table-cell table:style-name="ce2" table:formula="of:=IF([.E139]=&quot;&quot;;&quot;&quot;;ROUND([.E139];0))">
            <text:p/>
          </table:table-cell>
          <table:table-cell table:style-name="ce2" table:formula="of:=IF([.F139]=&quot;&quot;;&quot;&quot;;ROUND([.F139];0))">
            <text:p/>
          </table:table-cell>
          <table:table-cell table:style-name="ce2" table:formula="of:=IF([.G139]=&quot;&quot;;&quot;&quot;;ROUND([.G139];0))">
            <text:p/>
          </table:table-cell>
          <table:table-cell table:style-name="ce2" table:formula="of:=IF([.H139]=&quot;&quot;;&quot;&quot;;ROUND([.H139];0))">
            <text:p/>
          </table:table-cell>
          <table:table-cell table:style-name="ce2" table:formula="of:=IF([.I139]=&quot;&quot;;&quot;&quot;;ROUND([.I139];0))">
            <text:p/>
          </table:table-cell>
          <table:table-cell table:style-name="ce2" table:formula="of:=IF([.J139]=&quot;&quot;;&quot;&quot;;ROUND([.J139];0))">
            <text:p/>
          </table:table-cell>
          <table:table-cell table:style-name="ce2" table:formula="of:=IF([.K139]=&quot;&quot;;&quot;&quot;;ROUND([.K139];0))">
            <text:p/>
          </table:table-cell>
          <table:table-cell table:style-name="ce2" table:formula="of:=IF([.L139]=&quot;&quot;;&quot;&quot;;ROUND([.L139];0))">
            <text:p/>
          </table:table-cell>
          <table:table-cell table:style-name="ce2" table:formula="of:=IF([.M139]=&quot;&quot;;&quot;&quot;;ROUND([.M139];0))">
            <text:p/>
          </table:table-cell>
          <table:table-cell table:style-name="ce2" table:formula="of:=IF([.N139]=&quot;&quot;;&quot;&quot;;ROUND([.N139];0))">
            <text:p/>
          </table:table-cell>
          <table:table-cell table:style-name="ce2" table:formula="of:=IF([.O139]=&quot;&quot;;&quot;&quot;;ROUND([.O139];0))">
            <text:p/>
          </table:table-cell>
          <table:table-cell table:style-name="ce2" table:formula="of:=IF([.P139]=&quot;&quot;;&quot;&quot;;ROUND([.P139];0))">
            <text:p/>
          </table:table-cell>
          <table:table-cell table:style-name="ce2" table:formula="of:=IF([.Q139]=&quot;&quot;;&quot;&quot;;ROUND([.Q139];0))">
            <text:p/>
          </table:table-cell>
          <table:table-cell table:style-name="ce2" table:formula="of:=IF([.R139]=&quot;&quot;;&quot;&quot;;ROUND([.R139];0))">
            <text:p/>
          </table:table-cell>
          <table:table-cell table:style-name="ce2" table:formula="of:=IF([.S139]=&quot;&quot;;&quot;&quot;;ROUND([.S139];0))">
            <text:p/>
          </table:table-cell>
          <table:table-cell table:style-name="ce2" table:formula="of:=IF([.T139]=&quot;&quot;;&quot;&quot;;ROUND([.T139];0))">
            <text:p/>
          </table:table-cell>
          <table:table-cell table:style-name="ce2" table:formula="of:=IF([.U139]=&quot;&quot;;&quot;&quot;;ROUND([.U139];0))">
            <text:p/>
          </table:table-cell>
          <table:table-cell table:style-name="ce2" table:formula="of:=IF([.V139]=&quot;&quot;;&quot;&quot;;ROUND([.V139];0))">
            <text:p/>
          </table:table-cell>
          <table:table-cell table:style-name="ce2" table:formula="of:=IF([.W139]=&quot;&quot;;&quot;&quot;;ROUND([.W139];0))">
            <text:p/>
          </table:table-cell>
          <table:table-cell table:style-name="ce2" table:formula="of:=IF([.X139]=&quot;&quot;;&quot;&quot;;ROUND([.X139];0))">
            <text:p/>
          </table:table-cell>
          <table:table-cell table:style-name="ce2" table:formula="of:=IF([.Y139]=&quot;&quot;;&quot;&quot;;ROUND([.Y139];0))">
            <text:p/>
          </table:table-cell>
          <table:table-cell table:style-name="ce2" table:formula="of:=IF([.Z139]=&quot;&quot;;&quot;&quot;;ROUND([.Z139];0))">
            <text:p/>
          </table:table-cell>
          <table:table-cell table:style-name="ce2" table:formula="of:=IF([.AA139]=&quot;&quot;;&quot;&quot;;ROUND([.AA139];0))">
            <text:p/>
          </table:table-cell>
          <table:table-cell table:style-name="ce2" table:formula="of:=IF([.AB139]=&quot;&quot;;&quot;&quot;;ROUND([.AB139];0))">
            <text:p/>
          </table:table-cell>
          <table:table-cell table:style-name="ce2" table:formula="of:=IF([.AC139]=&quot;&quot;;&quot;&quot;;ROUND([.AC139];0))">
            <text:p/>
          </table:table-cell>
          <table:table-cell table:style-name="ce2" table:formula="of:=IF([.AD139]=&quot;&quot;;&quot;&quot;;ROUND([.AD139];0))">
            <text:p/>
          </table:table-cell>
          <table:table-cell table:style-name="ce2" table:formula="of:=IF([.AE139]=&quot;&quot;;&quot;&quot;;ROUND([.AE139];0))">
            <text:p/>
          </table:table-cell>
          <table:table-cell table:style-name="ce2" table:formula="of:=IF([.AF139]=&quot;&quot;;&quot;&quot;;ROUND([.AF139];0))">
            <text:p/>
          </table:table-cell>
          <table:table-cell table:style-name="ce2" table:formula="of:=IF([.AG139]=&quot;&quot;;&quot;&quot;;ROUND([.AG139];0))">
            <text:p/>
          </table:table-cell>
          <table:table-cell table:style-name="ce2" table:formula="of:=IF([.AH139]=&quot;&quot;;&quot;&quot;;ROUND([.AH139];0))">
            <text:p/>
          </table:table-cell>
          <table:table-cell table:style-name="ce2" table:formula="of:=IF([.AI139]=&quot;&quot;;&quot;&quot;;ROUND([.AI139];0))">
            <text:p/>
          </table:table-cell>
          <table:table-cell table:style-name="ce2" table:formula="of:=IF([.AJ139]=&quot;&quot;;&quot;&quot;;ROUND([.AJ139];0))">
            <text:p/>
          </table:table-cell>
          <table:table-cell table:style-name="ce2" table:formula="of:=IF([.AK139]=&quot;&quot;;&quot;&quot;;ROUND([.AK139];0))">
            <text:p/>
          </table:table-cell>
          <table:table-cell table:style-name="ce2" table:formula="of:=IF([.AL139]=&quot;&quot;;&quot;&quot;;ROUND([.AL139];0))">
            <text:p/>
          </table:table-cell>
          <table:table-cell table:style-name="ce2" table:formula="of:=IF([.AM139]=&quot;&quot;;&quot;&quot;;ROUND([.AM139];0))">
            <text:p/>
          </table:table-cell>
          <table:table-cell table:style-name="ce2" table:formula="of:=IF([.AN139]=&quot;&quot;;&quot;&quot;;ROUND([.AN139];0))">
            <text:p/>
          </table:table-cell>
          <table:table-cell table:style-name="ce2" table:formula="of:=IF([.AO139]=&quot;&quot;;&quot;&quot;;ROUND([.AO139];0))">
            <text:p/>
          </table:table-cell>
          <table:table-cell table:style-name="ce2" table:formula="of:=IF([.AP139]=&quot;&quot;;&quot;&quot;;ROUND([.AP139];0))">
            <text:p/>
          </table:table-cell>
          <table:table-cell table:style-name="ce2" table:formula="of:=IF([.AQ139]=&quot;&quot;;&quot;&quot;;ROUND([.AQ139];0))">
            <text:p/>
          </table:table-cell>
          <table:table-cell table:style-name="ce2" table:formula="of:=IF([.AR139]=&quot;&quot;;&quot;&quot;;ROUND([.AR139];0))">
            <text:p/>
          </table:table-cell>
          <table:table-cell table:style-name="ce2" table:formula="of:=IF([.AS139]=&quot;&quot;;&quot;&quot;;ROUND([.AS139];0))">
            <text:p/>
          </table:table-cell>
          <table:table-cell table:style-name="ce2" table:formula="of:=IF([.AT139]=&quot;&quot;;&quot;&quot;;ROUND([.AT139];0))">
            <text:p/>
          </table:table-cell>
          <table:table-cell table:style-name="ce2" table:formula="of:=IF([.AU139]=&quot;&quot;;&quot;&quot;;ROUND([.AU139];0))">
            <text:p/>
          </table:table-cell>
          <table:table-cell table:style-name="ce2" table:formula="of:=IF([.AV139]=&quot;&quot;;&quot;&quot;;ROUND([.AV139];0))">
            <text:p/>
          </table:table-cell>
          <table:table-cell table:style-name="ce2" table:formula="of:=IF([.AW139]=&quot;&quot;;&quot;&quot;;ROUND([.AW139];0))">
            <text:p/>
          </table:table-cell>
          <table:table-cell table:style-name="ce2" table:formula="of:=IF([.AX139]=&quot;&quot;;&quot;&quot;;ROUND([.AX139];0))">
            <text:p/>
          </table:table-cell>
          <table:table-cell table:style-name="ce2" table:formula="of:=IF([.AY139]=&quot;&quot;;&quot;&quot;;ROUND([.AY139];0))">
            <text:p/>
          </table:table-cell>
          <table:table-cell table:style-name="ce2" table:formula="of:=IF([.AZ139]=&quot;&quot;;&quot;&quot;;ROUND([.AZ139];0))">
            <text:p/>
          </table:table-cell>
          <table:table-cell table:style-name="ce2" table:formula="of:=IF([.BA139]=&quot;&quot;;&quot;&quot;;ROUND([.BA139];0))">
            <text:p/>
          </table:table-cell>
          <table:table-cell table:style-name="ce2" table:formula="of:=IF([.BB139]=&quot;&quot;;&quot;&quot;;ROUND([.BB139];0))">
            <text:p/>
          </table:table-cell>
          <table:table-cell table:style-name="ce2" table:formula="of:=IF([.BC139]=&quot;&quot;;&quot;&quot;;ROUND([.BC139];0))">
            <text:p/>
          </table:table-cell>
          <table:table-cell table:style-name="ce2" table:formula="of:=IF([.BD139]=&quot;&quot;;&quot;&quot;;ROUND([.BD139];0))">
            <text:p/>
          </table:table-cell>
          <table:table-cell table:style-name="ce2" table:formula="of:=IF([.BE139]=&quot;&quot;;&quot;&quot;;ROUND([.BE139];0))">
            <text:p/>
          </table:table-cell>
          <table:table-cell table:style-name="ce2" table:formula="of:=IF([.BF139]=&quot;&quot;;&quot;&quot;;ROUND([.BF139];0))">
            <text:p/>
          </table:table-cell>
          <table:table-cell table:style-name="ce2" table:formula="of:=IF([.BG139]=&quot;&quot;;&quot;&quot;;ROUND([.BG139];0))">
            <text:p/>
          </table:table-cell>
          <table:table-cell table:style-name="ce2" table:formula="of:=IF([.BH139]=&quot;&quot;;&quot;&quot;;ROUND([.BH139];0))">
            <text:p/>
          </table:table-cell>
          <table:table-cell table:style-name="ce2" table:formula="of:=IF([.BI139]=&quot;&quot;;&quot;&quot;;ROUND([.BI139];0))">
            <text:p/>
          </table:table-cell>
          <table:table-cell table:style-name="ce2" table:formula="of:=IF([.BJ139]=&quot;&quot;;&quot;&quot;;ROUND([.BJ139];0))">
            <text:p/>
          </table:table-cell>
          <table:table-cell table:style-name="ce2" table:formula="of:=IF([.BK139]=&quot;&quot;;&quot;&quot;;ROUND([.BK139];0))">
            <text:p/>
          </table:table-cell>
          <table:table-cell table:style-name="ce2" table:formula="of:=IF([.BL139]=&quot;&quot;;&quot;&quot;;ROUND([.BL139];0))">
            <text:p/>
          </table:table-cell>
          <table:table-cell table:style-name="ce2" table:formula="of:=IF([.BM139]=&quot;&quot;;&quot;&quot;;ROUND([.BM139];0))">
            <text:p/>
          </table:table-cell>
          <table:table-cell table:style-name="ce2" table:formula="of:=IF([.BN139]=&quot;&quot;;&quot;&quot;;ROUND([.BN139];0))">
            <text:p/>
          </table:table-cell>
          <table:table-cell table:style-name="ce2" table:formula="of:=IF([.BO139]=&quot;&quot;;&quot;&quot;;ROUND([.BO139];0))">
            <text:p/>
          </table:table-cell>
          <table:table-cell table:style-name="ce2" table:formula="of:=IF([.BP139]=&quot;&quot;;&quot;&quot;;ROUND([.BP139];0))">
            <text:p/>
          </table:table-cell>
          <table:table-cell table:style-name="ce2" table:formula="of:=IF([.BQ139]=&quot;&quot;;&quot;&quot;;ROUND([.BQ139];0))">
            <text:p/>
          </table:table-cell>
          <table:table-cell table:style-name="ce2" table:formula="of:=IF([.BR139]=&quot;&quot;;&quot;&quot;;ROUND([.BR139];0))">
            <text:p/>
          </table:table-cell>
          <table:table-cell table:style-name="ce2" table:formula="of:=IF([.BS139]=&quot;&quot;;&quot;&quot;;ROUND([.BS139];0))">
            <text:p/>
          </table:table-cell>
          <table:table-cell table:style-name="ce2" table:formula="of:=IF([.BT139]=&quot;&quot;;&quot;&quot;;ROUND([.BT139];0))">
            <text:p/>
          </table:table-cell>
          <table:table-cell table:style-name="ce2" table:formula="of:=IF([.BU139]=&quot;&quot;;&quot;&quot;;ROUND([.BU139];0))">
            <text:p/>
          </table:table-cell>
          <table:table-cell table:style-name="ce2" table:formula="of:=IF([.BV139]=&quot;&quot;;&quot;&quot;;ROUND([.BV139];0))">
            <text:p/>
          </table:table-cell>
          <table:table-cell table:style-name="ce2" table:formula="of:=IF([.BW139]=&quot;&quot;;&quot;&quot;;ROUND([.BW139];0))">
            <text:p/>
          </table:table-cell>
          <table:table-cell table:style-name="ce2" table:formula="of:=IF([.BX139]=&quot;&quot;;&quot;&quot;;ROUND([.BX139];0))">
            <text:p/>
          </table:table-cell>
          <table:table-cell table:style-name="ce2" table:formula="of:=IF([.BY139]=&quot;&quot;;&quot;&quot;;ROUND([.BY139];0))">
            <text:p/>
          </table:table-cell>
          <table:table-cell table:style-name="ce2" table:formula="of:=IF([.BZ139]=&quot;&quot;;&quot;&quot;;ROUND([.BZ139];0))">
            <text:p/>
          </table:table-cell>
          <table:table-cell table:style-name="ce2" table:formula="of:=IF([.CA139]=&quot;&quot;;&quot;&quot;;ROUND([.CA139];0))">
            <text:p/>
          </table:table-cell>
          <table:table-cell table:style-name="ce2" table:formula="of:=IF([.CB139]=&quot;&quot;;&quot;&quot;;ROUND([.CB139];0))">
            <text:p/>
          </table:table-cell>
          <table:table-cell table:style-name="ce2" table:formula="of:=IF([.CC139]=&quot;&quot;;&quot;&quot;;ROUND([.CC139];0))">
            <text:p/>
          </table:table-cell>
          <table:table-cell table:style-name="ce2" table:formula="of:=IF([.CD139]=&quot;&quot;;&quot;&quot;;ROUND([.CD139];0))">
            <text:p/>
          </table:table-cell>
          <table:table-cell table:style-name="ce2" table:formula="of:=IF([.CE139]=&quot;&quot;;&quot;&quot;;ROUND([.CE139];0))">
            <text:p/>
          </table:table-cell>
          <table:table-cell table:style-name="ce2" table:formula="of:=IF([.CF139]=&quot;&quot;;&quot;&quot;;ROUND([.CF139];0))">
            <text:p/>
          </table:table-cell>
          <table:table-cell table:style-name="ce2" table:formula="of:=IF([.CG139]=&quot;&quot;;&quot;&quot;;ROUND([.CG139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0]&amp;&quot;_&quot;&amp;[.A20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40]=&quot;&quot;;&quot;&quot;;ROUND([.D140];0))">
            <text:p/>
          </table:table-cell>
          <table:table-cell table:style-name="ce2" table:formula="of:=IF([.E140]=&quot;&quot;;&quot;&quot;;ROUND([.E140];0))">
            <text:p/>
          </table:table-cell>
          <table:table-cell table:style-name="ce2" table:formula="of:=IF([.F140]=&quot;&quot;;&quot;&quot;;ROUND([.F140];0))">
            <text:p/>
          </table:table-cell>
          <table:table-cell table:style-name="ce2" table:formula="of:=IF([.G140]=&quot;&quot;;&quot;&quot;;ROUND([.G140];0))">
            <text:p/>
          </table:table-cell>
          <table:table-cell table:style-name="ce2" table:formula="of:=IF([.H140]=&quot;&quot;;&quot;&quot;;ROUND([.H140];0))">
            <text:p/>
          </table:table-cell>
          <table:table-cell table:style-name="ce2" table:formula="of:=IF([.I140]=&quot;&quot;;&quot;&quot;;ROUND([.I140];0))">
            <text:p/>
          </table:table-cell>
          <table:table-cell table:style-name="ce2" table:formula="of:=IF([.J140]=&quot;&quot;;&quot;&quot;;ROUND([.J140];0))">
            <text:p/>
          </table:table-cell>
          <table:table-cell table:style-name="ce2" table:formula="of:=IF([.K140]=&quot;&quot;;&quot;&quot;;ROUND([.K140];0))">
            <text:p/>
          </table:table-cell>
          <table:table-cell table:style-name="ce2" table:formula="of:=IF([.L140]=&quot;&quot;;&quot;&quot;;ROUND([.L140];0))">
            <text:p/>
          </table:table-cell>
          <table:table-cell table:style-name="ce2" table:formula="of:=IF([.M140]=&quot;&quot;;&quot;&quot;;ROUND([.M140];0))">
            <text:p/>
          </table:table-cell>
          <table:table-cell table:style-name="ce2" table:formula="of:=IF([.N140]=&quot;&quot;;&quot;&quot;;ROUND([.N140];0))">
            <text:p/>
          </table:table-cell>
          <table:table-cell table:style-name="ce2" table:formula="of:=IF([.O140]=&quot;&quot;;&quot;&quot;;ROUND([.O140];0))">
            <text:p/>
          </table:table-cell>
          <table:table-cell table:style-name="ce2" table:formula="of:=IF([.P140]=&quot;&quot;;&quot;&quot;;ROUND([.P140];0))">
            <text:p/>
          </table:table-cell>
          <table:table-cell table:style-name="ce2" table:formula="of:=IF([.Q140]=&quot;&quot;;&quot;&quot;;ROUND([.Q140];0))">
            <text:p/>
          </table:table-cell>
          <table:table-cell table:style-name="ce2" table:formula="of:=IF([.R140]=&quot;&quot;;&quot;&quot;;ROUND([.R140];0))">
            <text:p/>
          </table:table-cell>
          <table:table-cell table:style-name="ce2" table:formula="of:=IF([.S140]=&quot;&quot;;&quot;&quot;;ROUND([.S140];0))">
            <text:p/>
          </table:table-cell>
          <table:table-cell table:style-name="ce2" table:formula="of:=IF([.T140]=&quot;&quot;;&quot;&quot;;ROUND([.T140];0))">
            <text:p/>
          </table:table-cell>
          <table:table-cell table:style-name="ce2" table:formula="of:=IF([.U140]=&quot;&quot;;&quot;&quot;;ROUND([.U140];0))">
            <text:p/>
          </table:table-cell>
          <table:table-cell table:style-name="ce2" table:formula="of:=IF([.V140]=&quot;&quot;;&quot;&quot;;ROUND([.V140];0))">
            <text:p/>
          </table:table-cell>
          <table:table-cell table:style-name="ce2" table:formula="of:=IF([.W140]=&quot;&quot;;&quot;&quot;;ROUND([.W140];0))">
            <text:p/>
          </table:table-cell>
          <table:table-cell table:style-name="ce2" table:formula="of:=IF([.X140]=&quot;&quot;;&quot;&quot;;ROUND([.X140];0))">
            <text:p/>
          </table:table-cell>
          <table:table-cell table:style-name="ce2" table:formula="of:=IF([.Y140]=&quot;&quot;;&quot;&quot;;ROUND([.Y140];0))">
            <text:p/>
          </table:table-cell>
          <table:table-cell table:style-name="ce2" table:formula="of:=IF([.Z140]=&quot;&quot;;&quot;&quot;;ROUND([.Z140];0))">
            <text:p/>
          </table:table-cell>
          <table:table-cell table:style-name="ce2" table:formula="of:=IF([.AA140]=&quot;&quot;;&quot;&quot;;ROUND([.AA140];0))">
            <text:p/>
          </table:table-cell>
          <table:table-cell table:style-name="ce2" table:formula="of:=IF([.AB140]=&quot;&quot;;&quot;&quot;;ROUND([.AB140];0))">
            <text:p/>
          </table:table-cell>
          <table:table-cell table:style-name="ce2" table:formula="of:=IF([.AC140]=&quot;&quot;;&quot;&quot;;ROUND([.AC140];0))">
            <text:p/>
          </table:table-cell>
          <table:table-cell table:style-name="ce2" table:formula="of:=IF([.AD140]=&quot;&quot;;&quot;&quot;;ROUND([.AD140];0))">
            <text:p/>
          </table:table-cell>
          <table:table-cell table:style-name="ce2" table:formula="of:=IF([.AE140]=&quot;&quot;;&quot;&quot;;ROUND([.AE140];0))">
            <text:p/>
          </table:table-cell>
          <table:table-cell table:style-name="ce2" table:formula="of:=IF([.AF140]=&quot;&quot;;&quot;&quot;;ROUND([.AF140];0))">
            <text:p/>
          </table:table-cell>
          <table:table-cell table:style-name="ce2" table:formula="of:=IF([.AG140]=&quot;&quot;;&quot;&quot;;ROUND([.AG140];0))">
            <text:p/>
          </table:table-cell>
          <table:table-cell table:style-name="ce2" table:formula="of:=IF([.AH140]=&quot;&quot;;&quot;&quot;;ROUND([.AH140];0))">
            <text:p/>
          </table:table-cell>
          <table:table-cell table:style-name="ce2" table:formula="of:=IF([.AI140]=&quot;&quot;;&quot;&quot;;ROUND([.AI140];0))">
            <text:p/>
          </table:table-cell>
          <table:table-cell table:style-name="ce2" table:formula="of:=IF([.AJ140]=&quot;&quot;;&quot;&quot;;ROUND([.AJ140];0))">
            <text:p/>
          </table:table-cell>
          <table:table-cell table:style-name="ce2" table:formula="of:=IF([.AK140]=&quot;&quot;;&quot;&quot;;ROUND([.AK140];0))">
            <text:p/>
          </table:table-cell>
          <table:table-cell table:style-name="ce2" table:formula="of:=IF([.AL140]=&quot;&quot;;&quot;&quot;;ROUND([.AL140];0))">
            <text:p/>
          </table:table-cell>
          <table:table-cell table:style-name="ce2" table:formula="of:=IF([.AM140]=&quot;&quot;;&quot;&quot;;ROUND([.AM140];0))">
            <text:p/>
          </table:table-cell>
          <table:table-cell table:style-name="ce2" table:formula="of:=IF([.AN140]=&quot;&quot;;&quot;&quot;;ROUND([.AN140];0))">
            <text:p/>
          </table:table-cell>
          <table:table-cell table:style-name="ce2" table:formula="of:=IF([.AO140]=&quot;&quot;;&quot;&quot;;ROUND([.AO140];0))">
            <text:p/>
          </table:table-cell>
          <table:table-cell table:style-name="ce2" table:formula="of:=IF([.AP140]=&quot;&quot;;&quot;&quot;;ROUND([.AP140];0))">
            <text:p/>
          </table:table-cell>
          <table:table-cell table:style-name="ce2" table:formula="of:=IF([.AQ140]=&quot;&quot;;&quot;&quot;;ROUND([.AQ140];0))">
            <text:p/>
          </table:table-cell>
          <table:table-cell table:style-name="ce2" table:formula="of:=IF([.AR140]=&quot;&quot;;&quot;&quot;;ROUND([.AR140];0))">
            <text:p/>
          </table:table-cell>
          <table:table-cell table:style-name="ce2" table:formula="of:=IF([.AS140]=&quot;&quot;;&quot;&quot;;ROUND([.AS140];0))">
            <text:p/>
          </table:table-cell>
          <table:table-cell table:style-name="ce2" table:formula="of:=IF([.AT140]=&quot;&quot;;&quot;&quot;;ROUND([.AT140];0))">
            <text:p/>
          </table:table-cell>
          <table:table-cell table:style-name="ce2" table:formula="of:=IF([.AU140]=&quot;&quot;;&quot;&quot;;ROUND([.AU140];0))">
            <text:p/>
          </table:table-cell>
          <table:table-cell table:style-name="ce2" table:formula="of:=IF([.AV140]=&quot;&quot;;&quot;&quot;;ROUND([.AV140];0))">
            <text:p/>
          </table:table-cell>
          <table:table-cell table:style-name="ce2" table:formula="of:=IF([.AW140]=&quot;&quot;;&quot;&quot;;ROUND([.AW140];0))">
            <text:p/>
          </table:table-cell>
          <table:table-cell table:style-name="ce2" table:formula="of:=IF([.AX140]=&quot;&quot;;&quot;&quot;;ROUND([.AX140];0))">
            <text:p/>
          </table:table-cell>
          <table:table-cell table:style-name="ce2" table:formula="of:=IF([.AY140]=&quot;&quot;;&quot;&quot;;ROUND([.AY140];0))">
            <text:p/>
          </table:table-cell>
          <table:table-cell table:style-name="ce2" table:formula="of:=IF([.AZ140]=&quot;&quot;;&quot;&quot;;ROUND([.AZ140];0))">
            <text:p/>
          </table:table-cell>
          <table:table-cell table:style-name="ce2" table:formula="of:=IF([.BA140]=&quot;&quot;;&quot;&quot;;ROUND([.BA140];0))">
            <text:p/>
          </table:table-cell>
          <table:table-cell table:style-name="ce2" table:formula="of:=IF([.BB140]=&quot;&quot;;&quot;&quot;;ROUND([.BB140];0))">
            <text:p/>
          </table:table-cell>
          <table:table-cell table:style-name="ce2" table:formula="of:=IF([.BC140]=&quot;&quot;;&quot;&quot;;ROUND([.BC140];0))">
            <text:p/>
          </table:table-cell>
          <table:table-cell table:style-name="ce2" table:formula="of:=IF([.BD140]=&quot;&quot;;&quot;&quot;;ROUND([.BD140];0))">
            <text:p/>
          </table:table-cell>
          <table:table-cell table:style-name="ce2" table:formula="of:=IF([.BE140]=&quot;&quot;;&quot;&quot;;ROUND([.BE140];0))">
            <text:p/>
          </table:table-cell>
          <table:table-cell table:style-name="ce2" table:formula="of:=IF([.BF140]=&quot;&quot;;&quot;&quot;;ROUND([.BF140];0))">
            <text:p/>
          </table:table-cell>
          <table:table-cell table:style-name="ce2" table:formula="of:=IF([.BG140]=&quot;&quot;;&quot;&quot;;ROUND([.BG140];0))">
            <text:p/>
          </table:table-cell>
          <table:table-cell table:style-name="ce2" table:formula="of:=IF([.BH140]=&quot;&quot;;&quot;&quot;;ROUND([.BH140];0))">
            <text:p/>
          </table:table-cell>
          <table:table-cell table:style-name="ce2" table:formula="of:=IF([.BI140]=&quot;&quot;;&quot;&quot;;ROUND([.BI140];0))">
            <text:p/>
          </table:table-cell>
          <table:table-cell table:style-name="ce2" table:formula="of:=IF([.BJ140]=&quot;&quot;;&quot;&quot;;ROUND([.BJ140];0))">
            <text:p/>
          </table:table-cell>
          <table:table-cell table:style-name="ce2" table:formula="of:=IF([.BK140]=&quot;&quot;;&quot;&quot;;ROUND([.BK140];0))">
            <text:p/>
          </table:table-cell>
          <table:table-cell table:style-name="ce2" table:formula="of:=IF([.BL140]=&quot;&quot;;&quot;&quot;;ROUND([.BL140];0))">
            <text:p/>
          </table:table-cell>
          <table:table-cell table:style-name="ce2" table:formula="of:=IF([.BM140]=&quot;&quot;;&quot;&quot;;ROUND([.BM140];0))">
            <text:p/>
          </table:table-cell>
          <table:table-cell table:style-name="ce2" table:formula="of:=IF([.BN140]=&quot;&quot;;&quot;&quot;;ROUND([.BN140];0))">
            <text:p/>
          </table:table-cell>
          <table:table-cell table:style-name="ce2" table:formula="of:=IF([.BO140]=&quot;&quot;;&quot;&quot;;ROUND([.BO140];0))">
            <text:p/>
          </table:table-cell>
          <table:table-cell table:style-name="ce2" table:formula="of:=IF([.BP140]=&quot;&quot;;&quot;&quot;;ROUND([.BP140];0))">
            <text:p/>
          </table:table-cell>
          <table:table-cell table:style-name="ce2" table:formula="of:=IF([.BQ140]=&quot;&quot;;&quot;&quot;;ROUND([.BQ140];0))">
            <text:p/>
          </table:table-cell>
          <table:table-cell table:style-name="ce2" table:formula="of:=IF([.BR140]=&quot;&quot;;&quot;&quot;;ROUND([.BR140];0))">
            <text:p/>
          </table:table-cell>
          <table:table-cell table:style-name="ce2" table:formula="of:=IF([.BS140]=&quot;&quot;;&quot;&quot;;ROUND([.BS140];0))">
            <text:p/>
          </table:table-cell>
          <table:table-cell table:style-name="ce2" table:formula="of:=IF([.BT140]=&quot;&quot;;&quot;&quot;;ROUND([.BT140];0))">
            <text:p/>
          </table:table-cell>
          <table:table-cell table:style-name="ce2" table:formula="of:=IF([.BU140]=&quot;&quot;;&quot;&quot;;ROUND([.BU140];0))">
            <text:p/>
          </table:table-cell>
          <table:table-cell table:style-name="ce2" table:formula="of:=IF([.BV140]=&quot;&quot;;&quot;&quot;;ROUND([.BV140];0))">
            <text:p/>
          </table:table-cell>
          <table:table-cell table:style-name="ce2" table:formula="of:=IF([.BW140]=&quot;&quot;;&quot;&quot;;ROUND([.BW140];0))">
            <text:p/>
          </table:table-cell>
          <table:table-cell table:style-name="ce2" table:formula="of:=IF([.BX140]=&quot;&quot;;&quot;&quot;;ROUND([.BX140];0))">
            <text:p/>
          </table:table-cell>
          <table:table-cell table:style-name="ce2" table:formula="of:=IF([.BY140]=&quot;&quot;;&quot;&quot;;ROUND([.BY140];0))">
            <text:p/>
          </table:table-cell>
          <table:table-cell table:style-name="ce2" table:formula="of:=IF([.BZ140]=&quot;&quot;;&quot;&quot;;ROUND([.BZ140];0))">
            <text:p/>
          </table:table-cell>
          <table:table-cell table:style-name="ce2" table:formula="of:=IF([.CA140]=&quot;&quot;;&quot;&quot;;ROUND([.CA140];0))">
            <text:p/>
          </table:table-cell>
          <table:table-cell table:style-name="ce2" table:formula="of:=IF([.CB140]=&quot;&quot;;&quot;&quot;;ROUND([.CB140];0))">
            <text:p/>
          </table:table-cell>
          <table:table-cell table:style-name="ce2" table:formula="of:=IF([.CC140]=&quot;&quot;;&quot;&quot;;ROUND([.CC140];0))">
            <text:p/>
          </table:table-cell>
          <table:table-cell table:style-name="ce2" table:formula="of:=IF([.CD140]=&quot;&quot;;&quot;&quot;;ROUND([.CD140];0))">
            <text:p/>
          </table:table-cell>
          <table:table-cell table:style-name="ce2" table:formula="of:=IF([.CE140]=&quot;&quot;;&quot;&quot;;ROUND([.CE140];0))">
            <text:p/>
          </table:table-cell>
          <table:table-cell table:style-name="ce2" table:formula="of:=IF([.CF140]=&quot;&quot;;&quot;&quot;;ROUND([.CF140];0))">
            <text:p/>
          </table:table-cell>
          <table:table-cell table:style-name="ce2" table:formula="of:=IF([.CG140]=&quot;&quot;;&quot;&quot;;ROUND([.CG140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1]&amp;&quot;_&quot;&amp;[.A21]&amp;&quot;'&quot;" office:value-type="string" office:string-value="'c_9_9'">
            <text:p>'c_9_9'</text:p>
          </table:table-cell>
          <table:table-cell/>
          <table:table-cell office:value-type="string">
            <text:p>areas.push('</text:p>
          </table:table-cell>
          <table:table-cell table:style-name="ce2" table:formula="of:=IF([.D141]=&quot;&quot;;&quot;&quot;;ROUND([.D141];0))" office:value-type="float" office:value="955">
            <text:p>955</text:p>
          </table:table-cell>
          <table:table-cell table:style-name="ce2" table:formula="of:=IF([.E141]=&quot;&quot;;&quot;&quot;;ROUND([.E141];0))" office:value-type="float" office:value="346">
            <text:p>346</text:p>
          </table:table-cell>
          <table:table-cell table:style-name="ce2" table:formula="of:=IF([.F141]=&quot;&quot;;&quot;&quot;;ROUND([.F141];0))" office:value-type="float" office:value="955">
            <text:p>955</text:p>
          </table:table-cell>
          <table:table-cell table:style-name="ce2" table:formula="of:=IF([.G141]=&quot;&quot;;&quot;&quot;;ROUND([.G141];0))" office:value-type="float" office:value="387">
            <text:p>387</text:p>
          </table:table-cell>
          <table:table-cell table:style-name="ce2" table:formula="of:=IF([.H141]=&quot;&quot;;&quot;&quot;;ROUND([.H141];0))" office:value-type="float" office:value="708">
            <text:p>708</text:p>
          </table:table-cell>
          <table:table-cell table:style-name="ce2" table:formula="of:=IF([.I141]=&quot;&quot;;&quot;&quot;;ROUND([.I141];0))" office:value-type="float" office:value="389">
            <text:p>389</text:p>
          </table:table-cell>
          <table:table-cell table:style-name="ce2" table:formula="of:=IF([.J141]=&quot;&quot;;&quot;&quot;;ROUND([.J141];0))" office:value-type="float" office:value="603">
            <text:p>603</text:p>
          </table:table-cell>
          <table:table-cell table:style-name="ce2" table:formula="of:=IF([.K141]=&quot;&quot;;&quot;&quot;;ROUND([.K141];0))" office:value-type="float" office:value="381">
            <text:p>381</text:p>
          </table:table-cell>
          <table:table-cell table:style-name="ce2" table:formula="of:=IF([.L141]=&quot;&quot;;&quot;&quot;;ROUND([.L141];0))" office:value-type="float" office:value="603">
            <text:p>603</text:p>
          </table:table-cell>
          <table:table-cell table:style-name="ce2" table:formula="of:=IF([.M141]=&quot;&quot;;&quot;&quot;;ROUND([.M141];0))" office:value-type="float" office:value="347">
            <text:p>347</text:p>
          </table:table-cell>
          <table:table-cell table:style-name="ce2" table:formula="of:=IF([.N141]=&quot;&quot;;&quot;&quot;;ROUND([.N141];0))" office:value-type="float" office:value="704">
            <text:p>704</text:p>
          </table:table-cell>
          <table:table-cell table:style-name="ce2" table:formula="of:=IF([.O141]=&quot;&quot;;&quot;&quot;;ROUND([.O141];0))" office:value-type="float" office:value="347">
            <text:p>347</text:p>
          </table:table-cell>
          <table:table-cell table:style-name="ce2" table:formula="of:=IF([.P141]=&quot;&quot;;&quot;&quot;;ROUND([.P141];0))">
            <text:p/>
          </table:table-cell>
          <table:table-cell table:style-name="ce2" table:formula="of:=IF([.Q141]=&quot;&quot;;&quot;&quot;;ROUND([.Q141];0))">
            <text:p/>
          </table:table-cell>
          <table:table-cell table:style-name="ce2" table:formula="of:=IF([.R141]=&quot;&quot;;&quot;&quot;;ROUND([.R141];0))">
            <text:p/>
          </table:table-cell>
          <table:table-cell table:style-name="ce2" table:formula="of:=IF([.S141]=&quot;&quot;;&quot;&quot;;ROUND([.S141];0))">
            <text:p/>
          </table:table-cell>
          <table:table-cell table:style-name="ce2" table:formula="of:=IF([.T141]=&quot;&quot;;&quot;&quot;;ROUND([.T141];0))">
            <text:p/>
          </table:table-cell>
          <table:table-cell table:style-name="ce2" table:formula="of:=IF([.U141]=&quot;&quot;;&quot;&quot;;ROUND([.U141];0))">
            <text:p/>
          </table:table-cell>
          <table:table-cell table:style-name="ce2" table:formula="of:=IF([.V141]=&quot;&quot;;&quot;&quot;;ROUND([.V141];0))">
            <text:p/>
          </table:table-cell>
          <table:table-cell table:style-name="ce2" table:formula="of:=IF([.W141]=&quot;&quot;;&quot;&quot;;ROUND([.W141];0))">
            <text:p/>
          </table:table-cell>
          <table:table-cell table:style-name="ce2" table:formula="of:=IF([.X141]=&quot;&quot;;&quot;&quot;;ROUND([.X141];0))">
            <text:p/>
          </table:table-cell>
          <table:table-cell table:style-name="ce2" table:formula="of:=IF([.Y141]=&quot;&quot;;&quot;&quot;;ROUND([.Y141];0))">
            <text:p/>
          </table:table-cell>
          <table:table-cell table:style-name="ce2" table:formula="of:=IF([.Z141]=&quot;&quot;;&quot;&quot;;ROUND([.Z141];0))">
            <text:p/>
          </table:table-cell>
          <table:table-cell table:style-name="ce2" table:formula="of:=IF([.AA141]=&quot;&quot;;&quot;&quot;;ROUND([.AA141];0))">
            <text:p/>
          </table:table-cell>
          <table:table-cell table:style-name="ce2" table:formula="of:=IF([.AB141]=&quot;&quot;;&quot;&quot;;ROUND([.AB141];0))">
            <text:p/>
          </table:table-cell>
          <table:table-cell table:style-name="ce2" table:formula="of:=IF([.AC141]=&quot;&quot;;&quot;&quot;;ROUND([.AC141];0))">
            <text:p/>
          </table:table-cell>
          <table:table-cell table:style-name="ce2" table:formula="of:=IF([.AD141]=&quot;&quot;;&quot;&quot;;ROUND([.AD141];0))">
            <text:p/>
          </table:table-cell>
          <table:table-cell table:style-name="ce2" table:formula="of:=IF([.AE141]=&quot;&quot;;&quot;&quot;;ROUND([.AE141];0))">
            <text:p/>
          </table:table-cell>
          <table:table-cell table:style-name="ce2" table:formula="of:=IF([.AF141]=&quot;&quot;;&quot;&quot;;ROUND([.AF141];0))">
            <text:p/>
          </table:table-cell>
          <table:table-cell table:style-name="ce2" table:formula="of:=IF([.AG141]=&quot;&quot;;&quot;&quot;;ROUND([.AG141];0))">
            <text:p/>
          </table:table-cell>
          <table:table-cell table:style-name="ce2" table:formula="of:=IF([.AH141]=&quot;&quot;;&quot;&quot;;ROUND([.AH141];0))">
            <text:p/>
          </table:table-cell>
          <table:table-cell table:style-name="ce2" table:formula="of:=IF([.AI141]=&quot;&quot;;&quot;&quot;;ROUND([.AI141];0))">
            <text:p/>
          </table:table-cell>
          <table:table-cell table:style-name="ce2" table:formula="of:=IF([.AJ141]=&quot;&quot;;&quot;&quot;;ROUND([.AJ141];0))">
            <text:p/>
          </table:table-cell>
          <table:table-cell table:style-name="ce2" table:formula="of:=IF([.AK141]=&quot;&quot;;&quot;&quot;;ROUND([.AK141];0))">
            <text:p/>
          </table:table-cell>
          <table:table-cell table:style-name="ce2" table:formula="of:=IF([.AL141]=&quot;&quot;;&quot;&quot;;ROUND([.AL141];0))">
            <text:p/>
          </table:table-cell>
          <table:table-cell table:style-name="ce2" table:formula="of:=IF([.AM141]=&quot;&quot;;&quot;&quot;;ROUND([.AM141];0))">
            <text:p/>
          </table:table-cell>
          <table:table-cell table:style-name="ce2" table:formula="of:=IF([.AN141]=&quot;&quot;;&quot;&quot;;ROUND([.AN141];0))">
            <text:p/>
          </table:table-cell>
          <table:table-cell table:style-name="ce2" table:formula="of:=IF([.AO141]=&quot;&quot;;&quot;&quot;;ROUND([.AO141];0))">
            <text:p/>
          </table:table-cell>
          <table:table-cell table:style-name="ce2" table:formula="of:=IF([.AP141]=&quot;&quot;;&quot;&quot;;ROUND([.AP141];0))">
            <text:p/>
          </table:table-cell>
          <table:table-cell table:style-name="ce2" table:formula="of:=IF([.AQ141]=&quot;&quot;;&quot;&quot;;ROUND([.AQ141];0))">
            <text:p/>
          </table:table-cell>
          <table:table-cell table:style-name="ce2" table:formula="of:=IF([.AR141]=&quot;&quot;;&quot;&quot;;ROUND([.AR141];0))">
            <text:p/>
          </table:table-cell>
          <table:table-cell table:style-name="ce2" table:formula="of:=IF([.AS141]=&quot;&quot;;&quot;&quot;;ROUND([.AS141];0))">
            <text:p/>
          </table:table-cell>
          <table:table-cell table:style-name="ce2" table:formula="of:=IF([.AT141]=&quot;&quot;;&quot;&quot;;ROUND([.AT141];0))">
            <text:p/>
          </table:table-cell>
          <table:table-cell table:style-name="ce2" table:formula="of:=IF([.AU141]=&quot;&quot;;&quot;&quot;;ROUND([.AU141];0))">
            <text:p/>
          </table:table-cell>
          <table:table-cell table:style-name="ce2" table:formula="of:=IF([.AV141]=&quot;&quot;;&quot;&quot;;ROUND([.AV141];0))">
            <text:p/>
          </table:table-cell>
          <table:table-cell table:style-name="ce2" table:formula="of:=IF([.AW141]=&quot;&quot;;&quot;&quot;;ROUND([.AW141];0))">
            <text:p/>
          </table:table-cell>
          <table:table-cell table:style-name="ce2" table:formula="of:=IF([.AX141]=&quot;&quot;;&quot;&quot;;ROUND([.AX141];0))">
            <text:p/>
          </table:table-cell>
          <table:table-cell table:style-name="ce2" table:formula="of:=IF([.AY141]=&quot;&quot;;&quot;&quot;;ROUND([.AY141];0))">
            <text:p/>
          </table:table-cell>
          <table:table-cell table:style-name="ce2" table:formula="of:=IF([.AZ141]=&quot;&quot;;&quot;&quot;;ROUND([.AZ141];0))">
            <text:p/>
          </table:table-cell>
          <table:table-cell table:style-name="ce2" table:formula="of:=IF([.BA141]=&quot;&quot;;&quot;&quot;;ROUND([.BA141];0))">
            <text:p/>
          </table:table-cell>
          <table:table-cell table:style-name="ce2" table:formula="of:=IF([.BB141]=&quot;&quot;;&quot;&quot;;ROUND([.BB141];0))">
            <text:p/>
          </table:table-cell>
          <table:table-cell table:style-name="ce2" table:formula="of:=IF([.BC141]=&quot;&quot;;&quot;&quot;;ROUND([.BC141];0))">
            <text:p/>
          </table:table-cell>
          <table:table-cell table:style-name="ce2" table:formula="of:=IF([.BD141]=&quot;&quot;;&quot;&quot;;ROUND([.BD141];0))">
            <text:p/>
          </table:table-cell>
          <table:table-cell table:style-name="ce2" table:formula="of:=IF([.BE141]=&quot;&quot;;&quot;&quot;;ROUND([.BE141];0))">
            <text:p/>
          </table:table-cell>
          <table:table-cell table:style-name="ce2" table:formula="of:=IF([.BF141]=&quot;&quot;;&quot;&quot;;ROUND([.BF141];0))">
            <text:p/>
          </table:table-cell>
          <table:table-cell table:style-name="ce2" table:formula="of:=IF([.BG141]=&quot;&quot;;&quot;&quot;;ROUND([.BG141];0))">
            <text:p/>
          </table:table-cell>
          <table:table-cell table:style-name="ce2" table:formula="of:=IF([.BH141]=&quot;&quot;;&quot;&quot;;ROUND([.BH141];0))">
            <text:p/>
          </table:table-cell>
          <table:table-cell table:style-name="ce2" table:formula="of:=IF([.BI141]=&quot;&quot;;&quot;&quot;;ROUND([.BI141];0))">
            <text:p/>
          </table:table-cell>
          <table:table-cell table:style-name="ce2" table:formula="of:=IF([.BJ141]=&quot;&quot;;&quot;&quot;;ROUND([.BJ141];0))">
            <text:p/>
          </table:table-cell>
          <table:table-cell table:style-name="ce2" table:formula="of:=IF([.BK141]=&quot;&quot;;&quot;&quot;;ROUND([.BK141];0))">
            <text:p/>
          </table:table-cell>
          <table:table-cell table:style-name="ce2" table:formula="of:=IF([.BL141]=&quot;&quot;;&quot;&quot;;ROUND([.BL141];0))">
            <text:p/>
          </table:table-cell>
          <table:table-cell table:style-name="ce2" table:formula="of:=IF([.BM141]=&quot;&quot;;&quot;&quot;;ROUND([.BM141];0))">
            <text:p/>
          </table:table-cell>
          <table:table-cell table:style-name="ce2" table:formula="of:=IF([.BN141]=&quot;&quot;;&quot;&quot;;ROUND([.BN141];0))">
            <text:p/>
          </table:table-cell>
          <table:table-cell table:style-name="ce2" table:formula="of:=IF([.BO141]=&quot;&quot;;&quot;&quot;;ROUND([.BO141];0))">
            <text:p/>
          </table:table-cell>
          <table:table-cell table:style-name="ce2" table:formula="of:=IF([.BP141]=&quot;&quot;;&quot;&quot;;ROUND([.BP141];0))">
            <text:p/>
          </table:table-cell>
          <table:table-cell table:style-name="ce2" table:formula="of:=IF([.BQ141]=&quot;&quot;;&quot;&quot;;ROUND([.BQ141];0))">
            <text:p/>
          </table:table-cell>
          <table:table-cell table:style-name="ce2" table:formula="of:=IF([.BR141]=&quot;&quot;;&quot;&quot;;ROUND([.BR141];0))">
            <text:p/>
          </table:table-cell>
          <table:table-cell table:style-name="ce2" table:formula="of:=IF([.BS141]=&quot;&quot;;&quot;&quot;;ROUND([.BS141];0))">
            <text:p/>
          </table:table-cell>
          <table:table-cell table:style-name="ce2" table:formula="of:=IF([.BT141]=&quot;&quot;;&quot;&quot;;ROUND([.BT141];0))">
            <text:p/>
          </table:table-cell>
          <table:table-cell table:style-name="ce2" table:formula="of:=IF([.BU141]=&quot;&quot;;&quot;&quot;;ROUND([.BU141];0))">
            <text:p/>
          </table:table-cell>
          <table:table-cell table:style-name="ce2" table:formula="of:=IF([.BV141]=&quot;&quot;;&quot;&quot;;ROUND([.BV141];0))">
            <text:p/>
          </table:table-cell>
          <table:table-cell table:style-name="ce2" table:formula="of:=IF([.BW141]=&quot;&quot;;&quot;&quot;;ROUND([.BW141];0))">
            <text:p/>
          </table:table-cell>
          <table:table-cell table:style-name="ce2" table:formula="of:=IF([.BX141]=&quot;&quot;;&quot;&quot;;ROUND([.BX141];0))">
            <text:p/>
          </table:table-cell>
          <table:table-cell table:style-name="ce2" table:formula="of:=IF([.BY141]=&quot;&quot;;&quot;&quot;;ROUND([.BY141];0))">
            <text:p/>
          </table:table-cell>
          <table:table-cell table:style-name="ce2" table:formula="of:=IF([.BZ141]=&quot;&quot;;&quot;&quot;;ROUND([.BZ141];0))">
            <text:p/>
          </table:table-cell>
          <table:table-cell table:style-name="ce2" table:formula="of:=IF([.CA141]=&quot;&quot;;&quot;&quot;;ROUND([.CA141];0))">
            <text:p/>
          </table:table-cell>
          <table:table-cell table:style-name="ce2" table:formula="of:=IF([.CB141]=&quot;&quot;;&quot;&quot;;ROUND([.CB141];0))">
            <text:p/>
          </table:table-cell>
          <table:table-cell table:style-name="ce2" table:formula="of:=IF([.CC141]=&quot;&quot;;&quot;&quot;;ROUND([.CC141];0))">
            <text:p/>
          </table:table-cell>
          <table:table-cell table:style-name="ce2" table:formula="of:=IF([.CD141]=&quot;&quot;;&quot;&quot;;ROUND([.CD141];0))">
            <text:p/>
          </table:table-cell>
          <table:table-cell table:style-name="ce2" table:formula="of:=IF([.CE141]=&quot;&quot;;&quot;&quot;;ROUND([.CE141];0))">
            <text:p/>
          </table:table-cell>
          <table:table-cell table:style-name="ce2" table:formula="of:=IF([.CF141]=&quot;&quot;;&quot;&quot;;ROUND([.CF141];0))">
            <text:p/>
          </table:table-cell>
          <table:table-cell table:style-name="ce2" table:formula="of:=IF([.CG141]=&quot;&quot;;&quot;&quot;;ROUND([.CG141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2]&amp;&quot;_&quot;&amp;[.A22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42]=&quot;&quot;;&quot;&quot;;ROUND([.D142];0))">
            <text:p/>
          </table:table-cell>
          <table:table-cell table:style-name="ce2" table:formula="of:=IF([.E142]=&quot;&quot;;&quot;&quot;;ROUND([.E142];0))">
            <text:p/>
          </table:table-cell>
          <table:table-cell table:style-name="ce2" table:formula="of:=IF([.F142]=&quot;&quot;;&quot;&quot;;ROUND([.F142];0))">
            <text:p/>
          </table:table-cell>
          <table:table-cell table:style-name="ce2" table:formula="of:=IF([.G142]=&quot;&quot;;&quot;&quot;;ROUND([.G142];0))">
            <text:p/>
          </table:table-cell>
          <table:table-cell table:style-name="ce2" table:formula="of:=IF([.H142]=&quot;&quot;;&quot;&quot;;ROUND([.H142];0))">
            <text:p/>
          </table:table-cell>
          <table:table-cell table:style-name="ce2" table:formula="of:=IF([.I142]=&quot;&quot;;&quot;&quot;;ROUND([.I142];0))">
            <text:p/>
          </table:table-cell>
          <table:table-cell table:style-name="ce2" table:formula="of:=IF([.J142]=&quot;&quot;;&quot;&quot;;ROUND([.J142];0))">
            <text:p/>
          </table:table-cell>
          <table:table-cell table:style-name="ce2" table:formula="of:=IF([.K142]=&quot;&quot;;&quot;&quot;;ROUND([.K142];0))">
            <text:p/>
          </table:table-cell>
          <table:table-cell table:style-name="ce2" table:formula="of:=IF([.L142]=&quot;&quot;;&quot;&quot;;ROUND([.L142];0))">
            <text:p/>
          </table:table-cell>
          <table:table-cell table:style-name="ce2" table:formula="of:=IF([.M142]=&quot;&quot;;&quot;&quot;;ROUND([.M142];0))">
            <text:p/>
          </table:table-cell>
          <table:table-cell table:style-name="ce2" table:formula="of:=IF([.N142]=&quot;&quot;;&quot;&quot;;ROUND([.N142];0))">
            <text:p/>
          </table:table-cell>
          <table:table-cell table:style-name="ce2" table:formula="of:=IF([.O142]=&quot;&quot;;&quot;&quot;;ROUND([.O142];0))">
            <text:p/>
          </table:table-cell>
          <table:table-cell table:style-name="ce2" table:formula="of:=IF([.P142]=&quot;&quot;;&quot;&quot;;ROUND([.P142];0))">
            <text:p/>
          </table:table-cell>
          <table:table-cell table:style-name="ce2" table:formula="of:=IF([.Q142]=&quot;&quot;;&quot;&quot;;ROUND([.Q142];0))">
            <text:p/>
          </table:table-cell>
          <table:table-cell table:style-name="ce2" table:formula="of:=IF([.R142]=&quot;&quot;;&quot;&quot;;ROUND([.R142];0))">
            <text:p/>
          </table:table-cell>
          <table:table-cell table:style-name="ce2" table:formula="of:=IF([.S142]=&quot;&quot;;&quot;&quot;;ROUND([.S142];0))">
            <text:p/>
          </table:table-cell>
          <table:table-cell table:style-name="ce2" table:formula="of:=IF([.T142]=&quot;&quot;;&quot;&quot;;ROUND([.T142];0))">
            <text:p/>
          </table:table-cell>
          <table:table-cell table:style-name="ce2" table:formula="of:=IF([.U142]=&quot;&quot;;&quot;&quot;;ROUND([.U142];0))">
            <text:p/>
          </table:table-cell>
          <table:table-cell table:style-name="ce2" table:formula="of:=IF([.V142]=&quot;&quot;;&quot;&quot;;ROUND([.V142];0))">
            <text:p/>
          </table:table-cell>
          <table:table-cell table:style-name="ce2" table:formula="of:=IF([.W142]=&quot;&quot;;&quot;&quot;;ROUND([.W142];0))">
            <text:p/>
          </table:table-cell>
          <table:table-cell table:style-name="ce2" table:formula="of:=IF([.X142]=&quot;&quot;;&quot;&quot;;ROUND([.X142];0))">
            <text:p/>
          </table:table-cell>
          <table:table-cell table:style-name="ce2" table:formula="of:=IF([.Y142]=&quot;&quot;;&quot;&quot;;ROUND([.Y142];0))">
            <text:p/>
          </table:table-cell>
          <table:table-cell table:style-name="ce2" table:formula="of:=IF([.Z142]=&quot;&quot;;&quot;&quot;;ROUND([.Z142];0))">
            <text:p/>
          </table:table-cell>
          <table:table-cell table:style-name="ce2" table:formula="of:=IF([.AA142]=&quot;&quot;;&quot;&quot;;ROUND([.AA142];0))">
            <text:p/>
          </table:table-cell>
          <table:table-cell table:style-name="ce2" table:formula="of:=IF([.AB142]=&quot;&quot;;&quot;&quot;;ROUND([.AB142];0))">
            <text:p/>
          </table:table-cell>
          <table:table-cell table:style-name="ce2" table:formula="of:=IF([.AC142]=&quot;&quot;;&quot;&quot;;ROUND([.AC142];0))">
            <text:p/>
          </table:table-cell>
          <table:table-cell table:style-name="ce2" table:formula="of:=IF([.AD142]=&quot;&quot;;&quot;&quot;;ROUND([.AD142];0))">
            <text:p/>
          </table:table-cell>
          <table:table-cell table:style-name="ce2" table:formula="of:=IF([.AE142]=&quot;&quot;;&quot;&quot;;ROUND([.AE142];0))">
            <text:p/>
          </table:table-cell>
          <table:table-cell table:style-name="ce2" table:formula="of:=IF([.AF142]=&quot;&quot;;&quot;&quot;;ROUND([.AF142];0))">
            <text:p/>
          </table:table-cell>
          <table:table-cell table:style-name="ce2" table:formula="of:=IF([.AG142]=&quot;&quot;;&quot;&quot;;ROUND([.AG142];0))">
            <text:p/>
          </table:table-cell>
          <table:table-cell table:style-name="ce2" table:formula="of:=IF([.AH142]=&quot;&quot;;&quot;&quot;;ROUND([.AH142];0))">
            <text:p/>
          </table:table-cell>
          <table:table-cell table:style-name="ce2" table:formula="of:=IF([.AI142]=&quot;&quot;;&quot;&quot;;ROUND([.AI142];0))">
            <text:p/>
          </table:table-cell>
          <table:table-cell table:style-name="ce2" table:formula="of:=IF([.AJ142]=&quot;&quot;;&quot;&quot;;ROUND([.AJ142];0))">
            <text:p/>
          </table:table-cell>
          <table:table-cell table:style-name="ce2" table:formula="of:=IF([.AK142]=&quot;&quot;;&quot;&quot;;ROUND([.AK142];0))">
            <text:p/>
          </table:table-cell>
          <table:table-cell table:style-name="ce2" table:formula="of:=IF([.AL142]=&quot;&quot;;&quot;&quot;;ROUND([.AL142];0))">
            <text:p/>
          </table:table-cell>
          <table:table-cell table:style-name="ce2" table:formula="of:=IF([.AM142]=&quot;&quot;;&quot;&quot;;ROUND([.AM142];0))">
            <text:p/>
          </table:table-cell>
          <table:table-cell table:style-name="ce2" table:formula="of:=IF([.AN142]=&quot;&quot;;&quot;&quot;;ROUND([.AN142];0))">
            <text:p/>
          </table:table-cell>
          <table:table-cell table:style-name="ce2" table:formula="of:=IF([.AO142]=&quot;&quot;;&quot;&quot;;ROUND([.AO142];0))">
            <text:p/>
          </table:table-cell>
          <table:table-cell table:style-name="ce2" table:formula="of:=IF([.AP142]=&quot;&quot;;&quot;&quot;;ROUND([.AP142];0))">
            <text:p/>
          </table:table-cell>
          <table:table-cell table:style-name="ce2" table:formula="of:=IF([.AQ142]=&quot;&quot;;&quot;&quot;;ROUND([.AQ142];0))">
            <text:p/>
          </table:table-cell>
          <table:table-cell table:style-name="ce2" table:formula="of:=IF([.AR142]=&quot;&quot;;&quot;&quot;;ROUND([.AR142];0))">
            <text:p/>
          </table:table-cell>
          <table:table-cell table:style-name="ce2" table:formula="of:=IF([.AS142]=&quot;&quot;;&quot;&quot;;ROUND([.AS142];0))">
            <text:p/>
          </table:table-cell>
          <table:table-cell table:style-name="ce2" table:formula="of:=IF([.AT142]=&quot;&quot;;&quot;&quot;;ROUND([.AT142];0))">
            <text:p/>
          </table:table-cell>
          <table:table-cell table:style-name="ce2" table:formula="of:=IF([.AU142]=&quot;&quot;;&quot;&quot;;ROUND([.AU142];0))">
            <text:p/>
          </table:table-cell>
          <table:table-cell table:style-name="ce2" table:formula="of:=IF([.AV142]=&quot;&quot;;&quot;&quot;;ROUND([.AV142];0))">
            <text:p/>
          </table:table-cell>
          <table:table-cell table:style-name="ce2" table:formula="of:=IF([.AW142]=&quot;&quot;;&quot;&quot;;ROUND([.AW142];0))">
            <text:p/>
          </table:table-cell>
          <table:table-cell table:style-name="ce2" table:formula="of:=IF([.AX142]=&quot;&quot;;&quot;&quot;;ROUND([.AX142];0))">
            <text:p/>
          </table:table-cell>
          <table:table-cell table:style-name="ce2" table:formula="of:=IF([.AY142]=&quot;&quot;;&quot;&quot;;ROUND([.AY142];0))">
            <text:p/>
          </table:table-cell>
          <table:table-cell table:style-name="ce2" table:formula="of:=IF([.AZ142]=&quot;&quot;;&quot;&quot;;ROUND([.AZ142];0))">
            <text:p/>
          </table:table-cell>
          <table:table-cell table:style-name="ce2" table:formula="of:=IF([.BA142]=&quot;&quot;;&quot;&quot;;ROUND([.BA142];0))">
            <text:p/>
          </table:table-cell>
          <table:table-cell table:style-name="ce2" table:formula="of:=IF([.BB142]=&quot;&quot;;&quot;&quot;;ROUND([.BB142];0))">
            <text:p/>
          </table:table-cell>
          <table:table-cell table:style-name="ce2" table:formula="of:=IF([.BC142]=&quot;&quot;;&quot;&quot;;ROUND([.BC142];0))">
            <text:p/>
          </table:table-cell>
          <table:table-cell table:style-name="ce2" table:formula="of:=IF([.BD142]=&quot;&quot;;&quot;&quot;;ROUND([.BD142];0))">
            <text:p/>
          </table:table-cell>
          <table:table-cell table:style-name="ce2" table:formula="of:=IF([.BE142]=&quot;&quot;;&quot;&quot;;ROUND([.BE142];0))">
            <text:p/>
          </table:table-cell>
          <table:table-cell table:style-name="ce2" table:formula="of:=IF([.BF142]=&quot;&quot;;&quot;&quot;;ROUND([.BF142];0))">
            <text:p/>
          </table:table-cell>
          <table:table-cell table:style-name="ce2" table:formula="of:=IF([.BG142]=&quot;&quot;;&quot;&quot;;ROUND([.BG142];0))">
            <text:p/>
          </table:table-cell>
          <table:table-cell table:style-name="ce2" table:formula="of:=IF([.BH142]=&quot;&quot;;&quot;&quot;;ROUND([.BH142];0))">
            <text:p/>
          </table:table-cell>
          <table:table-cell table:style-name="ce2" table:formula="of:=IF([.BI142]=&quot;&quot;;&quot;&quot;;ROUND([.BI142];0))">
            <text:p/>
          </table:table-cell>
          <table:table-cell table:style-name="ce2" table:formula="of:=IF([.BJ142]=&quot;&quot;;&quot;&quot;;ROUND([.BJ142];0))">
            <text:p/>
          </table:table-cell>
          <table:table-cell table:style-name="ce2" table:formula="of:=IF([.BK142]=&quot;&quot;;&quot;&quot;;ROUND([.BK142];0))">
            <text:p/>
          </table:table-cell>
          <table:table-cell table:style-name="ce2" table:formula="of:=IF([.BL142]=&quot;&quot;;&quot;&quot;;ROUND([.BL142];0))">
            <text:p/>
          </table:table-cell>
          <table:table-cell table:style-name="ce2" table:formula="of:=IF([.BM142]=&quot;&quot;;&quot;&quot;;ROUND([.BM142];0))">
            <text:p/>
          </table:table-cell>
          <table:table-cell table:style-name="ce2" table:formula="of:=IF([.BN142]=&quot;&quot;;&quot;&quot;;ROUND([.BN142];0))">
            <text:p/>
          </table:table-cell>
          <table:table-cell table:style-name="ce2" table:formula="of:=IF([.BO142]=&quot;&quot;;&quot;&quot;;ROUND([.BO142];0))">
            <text:p/>
          </table:table-cell>
          <table:table-cell table:style-name="ce2" table:formula="of:=IF([.BP142]=&quot;&quot;;&quot;&quot;;ROUND([.BP142];0))">
            <text:p/>
          </table:table-cell>
          <table:table-cell table:style-name="ce2" table:formula="of:=IF([.BQ142]=&quot;&quot;;&quot;&quot;;ROUND([.BQ142];0))">
            <text:p/>
          </table:table-cell>
          <table:table-cell table:style-name="ce2" table:formula="of:=IF([.BR142]=&quot;&quot;;&quot;&quot;;ROUND([.BR142];0))">
            <text:p/>
          </table:table-cell>
          <table:table-cell table:style-name="ce2" table:formula="of:=IF([.BS142]=&quot;&quot;;&quot;&quot;;ROUND([.BS142];0))">
            <text:p/>
          </table:table-cell>
          <table:table-cell table:style-name="ce2" table:formula="of:=IF([.BT142]=&quot;&quot;;&quot;&quot;;ROUND([.BT142];0))">
            <text:p/>
          </table:table-cell>
          <table:table-cell table:style-name="ce2" table:formula="of:=IF([.BU142]=&quot;&quot;;&quot;&quot;;ROUND([.BU142];0))">
            <text:p/>
          </table:table-cell>
          <table:table-cell table:style-name="ce2" table:formula="of:=IF([.BV142]=&quot;&quot;;&quot;&quot;;ROUND([.BV142];0))">
            <text:p/>
          </table:table-cell>
          <table:table-cell table:style-name="ce2" table:formula="of:=IF([.BW142]=&quot;&quot;;&quot;&quot;;ROUND([.BW142];0))">
            <text:p/>
          </table:table-cell>
          <table:table-cell table:style-name="ce2" table:formula="of:=IF([.BX142]=&quot;&quot;;&quot;&quot;;ROUND([.BX142];0))">
            <text:p/>
          </table:table-cell>
          <table:table-cell table:style-name="ce2" table:formula="of:=IF([.BY142]=&quot;&quot;;&quot;&quot;;ROUND([.BY142];0))">
            <text:p/>
          </table:table-cell>
          <table:table-cell table:style-name="ce2" table:formula="of:=IF([.BZ142]=&quot;&quot;;&quot;&quot;;ROUND([.BZ142];0))">
            <text:p/>
          </table:table-cell>
          <table:table-cell table:style-name="ce2" table:formula="of:=IF([.CA142]=&quot;&quot;;&quot;&quot;;ROUND([.CA142];0))">
            <text:p/>
          </table:table-cell>
          <table:table-cell table:style-name="ce2" table:formula="of:=IF([.CB142]=&quot;&quot;;&quot;&quot;;ROUND([.CB142];0))">
            <text:p/>
          </table:table-cell>
          <table:table-cell table:style-name="ce2" table:formula="of:=IF([.CC142]=&quot;&quot;;&quot;&quot;;ROUND([.CC142];0))">
            <text:p/>
          </table:table-cell>
          <table:table-cell table:style-name="ce2" table:formula="of:=IF([.CD142]=&quot;&quot;;&quot;&quot;;ROUND([.CD142];0))">
            <text:p/>
          </table:table-cell>
          <table:table-cell table:style-name="ce2" table:formula="of:=IF([.CE142]=&quot;&quot;;&quot;&quot;;ROUND([.CE142];0))">
            <text:p/>
          </table:table-cell>
          <table:table-cell table:style-name="ce2" table:formula="of:=IF([.CF142]=&quot;&quot;;&quot;&quot;;ROUND([.CF142];0))">
            <text:p/>
          </table:table-cell>
          <table:table-cell table:style-name="ce2" table:formula="of:=IF([.CG142]=&quot;&quot;;&quot;&quot;;ROUND([.CG142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3]&amp;&quot;_&quot;&amp;[.A23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43]=&quot;&quot;;&quot;&quot;;ROUND([.D143];0))">
            <text:p/>
          </table:table-cell>
          <table:table-cell table:style-name="ce2" table:formula="of:=IF([.E143]=&quot;&quot;;&quot;&quot;;ROUND([.E143];0))">
            <text:p/>
          </table:table-cell>
          <table:table-cell table:style-name="ce2" table:formula="of:=IF([.F143]=&quot;&quot;;&quot;&quot;;ROUND([.F143];0))">
            <text:p/>
          </table:table-cell>
          <table:table-cell table:style-name="ce2" table:formula="of:=IF([.G143]=&quot;&quot;;&quot;&quot;;ROUND([.G143];0))">
            <text:p/>
          </table:table-cell>
          <table:table-cell table:style-name="ce2" table:formula="of:=IF([.H143]=&quot;&quot;;&quot;&quot;;ROUND([.H143];0))">
            <text:p/>
          </table:table-cell>
          <table:table-cell table:style-name="ce2" table:formula="of:=IF([.I143]=&quot;&quot;;&quot;&quot;;ROUND([.I143];0))">
            <text:p/>
          </table:table-cell>
          <table:table-cell table:style-name="ce2" table:formula="of:=IF([.J143]=&quot;&quot;;&quot;&quot;;ROUND([.J143];0))">
            <text:p/>
          </table:table-cell>
          <table:table-cell table:style-name="ce2" table:formula="of:=IF([.K143]=&quot;&quot;;&quot;&quot;;ROUND([.K143];0))">
            <text:p/>
          </table:table-cell>
          <table:table-cell table:style-name="ce2" table:formula="of:=IF([.L143]=&quot;&quot;;&quot;&quot;;ROUND([.L143];0))">
            <text:p/>
          </table:table-cell>
          <table:table-cell table:style-name="ce2" table:formula="of:=IF([.M143]=&quot;&quot;;&quot;&quot;;ROUND([.M143];0))">
            <text:p/>
          </table:table-cell>
          <table:table-cell table:style-name="ce2" table:formula="of:=IF([.N143]=&quot;&quot;;&quot;&quot;;ROUND([.N143];0))">
            <text:p/>
          </table:table-cell>
          <table:table-cell table:style-name="ce2" table:formula="of:=IF([.O143]=&quot;&quot;;&quot;&quot;;ROUND([.O143];0))">
            <text:p/>
          </table:table-cell>
          <table:table-cell table:style-name="ce2" table:formula="of:=IF([.P143]=&quot;&quot;;&quot;&quot;;ROUND([.P143];0))">
            <text:p/>
          </table:table-cell>
          <table:table-cell table:style-name="ce2" table:formula="of:=IF([.Q143]=&quot;&quot;;&quot;&quot;;ROUND([.Q143];0))">
            <text:p/>
          </table:table-cell>
          <table:table-cell table:style-name="ce2" table:formula="of:=IF([.R143]=&quot;&quot;;&quot;&quot;;ROUND([.R143];0))">
            <text:p/>
          </table:table-cell>
          <table:table-cell table:style-name="ce2" table:formula="of:=IF([.S143]=&quot;&quot;;&quot;&quot;;ROUND([.S143];0))">
            <text:p/>
          </table:table-cell>
          <table:table-cell table:style-name="ce2" table:formula="of:=IF([.T143]=&quot;&quot;;&quot;&quot;;ROUND([.T143];0))">
            <text:p/>
          </table:table-cell>
          <table:table-cell table:style-name="ce2" table:formula="of:=IF([.U143]=&quot;&quot;;&quot;&quot;;ROUND([.U143];0))">
            <text:p/>
          </table:table-cell>
          <table:table-cell table:style-name="ce2" table:formula="of:=IF([.V143]=&quot;&quot;;&quot;&quot;;ROUND([.V143];0))">
            <text:p/>
          </table:table-cell>
          <table:table-cell table:style-name="ce2" table:formula="of:=IF([.W143]=&quot;&quot;;&quot;&quot;;ROUND([.W143];0))">
            <text:p/>
          </table:table-cell>
          <table:table-cell table:style-name="ce2" table:formula="of:=IF([.X143]=&quot;&quot;;&quot;&quot;;ROUND([.X143];0))">
            <text:p/>
          </table:table-cell>
          <table:table-cell table:style-name="ce2" table:formula="of:=IF([.Y143]=&quot;&quot;;&quot;&quot;;ROUND([.Y143];0))">
            <text:p/>
          </table:table-cell>
          <table:table-cell table:style-name="ce2" table:formula="of:=IF([.Z143]=&quot;&quot;;&quot;&quot;;ROUND([.Z143];0))">
            <text:p/>
          </table:table-cell>
          <table:table-cell table:style-name="ce2" table:formula="of:=IF([.AA143]=&quot;&quot;;&quot;&quot;;ROUND([.AA143];0))">
            <text:p/>
          </table:table-cell>
          <table:table-cell table:style-name="ce2" table:formula="of:=IF([.AB143]=&quot;&quot;;&quot;&quot;;ROUND([.AB143];0))">
            <text:p/>
          </table:table-cell>
          <table:table-cell table:style-name="ce2" table:formula="of:=IF([.AC143]=&quot;&quot;;&quot;&quot;;ROUND([.AC143];0))">
            <text:p/>
          </table:table-cell>
          <table:table-cell table:style-name="ce2" table:formula="of:=IF([.AD143]=&quot;&quot;;&quot;&quot;;ROUND([.AD143];0))">
            <text:p/>
          </table:table-cell>
          <table:table-cell table:style-name="ce2" table:formula="of:=IF([.AE143]=&quot;&quot;;&quot;&quot;;ROUND([.AE143];0))">
            <text:p/>
          </table:table-cell>
          <table:table-cell table:style-name="ce2" table:formula="of:=IF([.AF143]=&quot;&quot;;&quot;&quot;;ROUND([.AF143];0))">
            <text:p/>
          </table:table-cell>
          <table:table-cell table:style-name="ce2" table:formula="of:=IF([.AG143]=&quot;&quot;;&quot;&quot;;ROUND([.AG143];0))">
            <text:p/>
          </table:table-cell>
          <table:table-cell table:style-name="ce2" table:formula="of:=IF([.AH143]=&quot;&quot;;&quot;&quot;;ROUND([.AH143];0))">
            <text:p/>
          </table:table-cell>
          <table:table-cell table:style-name="ce2" table:formula="of:=IF([.AI143]=&quot;&quot;;&quot;&quot;;ROUND([.AI143];0))">
            <text:p/>
          </table:table-cell>
          <table:table-cell table:style-name="ce2" table:formula="of:=IF([.AJ143]=&quot;&quot;;&quot;&quot;;ROUND([.AJ143];0))">
            <text:p/>
          </table:table-cell>
          <table:table-cell table:style-name="ce2" table:formula="of:=IF([.AK143]=&quot;&quot;;&quot;&quot;;ROUND([.AK143];0))">
            <text:p/>
          </table:table-cell>
          <table:table-cell table:style-name="ce2" table:formula="of:=IF([.AL143]=&quot;&quot;;&quot;&quot;;ROUND([.AL143];0))">
            <text:p/>
          </table:table-cell>
          <table:table-cell table:style-name="ce2" table:formula="of:=IF([.AM143]=&quot;&quot;;&quot;&quot;;ROUND([.AM143];0))">
            <text:p/>
          </table:table-cell>
          <table:table-cell table:style-name="ce2" table:formula="of:=IF([.AN143]=&quot;&quot;;&quot;&quot;;ROUND([.AN143];0))">
            <text:p/>
          </table:table-cell>
          <table:table-cell table:style-name="ce2" table:formula="of:=IF([.AO143]=&quot;&quot;;&quot;&quot;;ROUND([.AO143];0))">
            <text:p/>
          </table:table-cell>
          <table:table-cell table:style-name="ce2" table:formula="of:=IF([.AP143]=&quot;&quot;;&quot;&quot;;ROUND([.AP143];0))">
            <text:p/>
          </table:table-cell>
          <table:table-cell table:style-name="ce2" table:formula="of:=IF([.AQ143]=&quot;&quot;;&quot;&quot;;ROUND([.AQ143];0))">
            <text:p/>
          </table:table-cell>
          <table:table-cell table:style-name="ce2" table:formula="of:=IF([.AR143]=&quot;&quot;;&quot;&quot;;ROUND([.AR143];0))">
            <text:p/>
          </table:table-cell>
          <table:table-cell table:style-name="ce2" table:formula="of:=IF([.AS143]=&quot;&quot;;&quot;&quot;;ROUND([.AS143];0))">
            <text:p/>
          </table:table-cell>
          <table:table-cell table:style-name="ce2" table:formula="of:=IF([.AT143]=&quot;&quot;;&quot;&quot;;ROUND([.AT143];0))">
            <text:p/>
          </table:table-cell>
          <table:table-cell table:style-name="ce2" table:formula="of:=IF([.AU143]=&quot;&quot;;&quot;&quot;;ROUND([.AU143];0))">
            <text:p/>
          </table:table-cell>
          <table:table-cell table:style-name="ce2" table:formula="of:=IF([.AV143]=&quot;&quot;;&quot;&quot;;ROUND([.AV143];0))">
            <text:p/>
          </table:table-cell>
          <table:table-cell table:style-name="ce2" table:formula="of:=IF([.AW143]=&quot;&quot;;&quot;&quot;;ROUND([.AW143];0))">
            <text:p/>
          </table:table-cell>
          <table:table-cell table:style-name="ce2" table:formula="of:=IF([.AX143]=&quot;&quot;;&quot;&quot;;ROUND([.AX143];0))">
            <text:p/>
          </table:table-cell>
          <table:table-cell table:style-name="ce2" table:formula="of:=IF([.AY143]=&quot;&quot;;&quot;&quot;;ROUND([.AY143];0))">
            <text:p/>
          </table:table-cell>
          <table:table-cell table:style-name="ce2" table:formula="of:=IF([.AZ143]=&quot;&quot;;&quot;&quot;;ROUND([.AZ143];0))">
            <text:p/>
          </table:table-cell>
          <table:table-cell table:style-name="ce2" table:formula="of:=IF([.BA143]=&quot;&quot;;&quot;&quot;;ROUND([.BA143];0))">
            <text:p/>
          </table:table-cell>
          <table:table-cell table:style-name="ce2" table:formula="of:=IF([.BB143]=&quot;&quot;;&quot;&quot;;ROUND([.BB143];0))">
            <text:p/>
          </table:table-cell>
          <table:table-cell table:style-name="ce2" table:formula="of:=IF([.BC143]=&quot;&quot;;&quot;&quot;;ROUND([.BC143];0))">
            <text:p/>
          </table:table-cell>
          <table:table-cell table:style-name="ce2" table:formula="of:=IF([.BD143]=&quot;&quot;;&quot;&quot;;ROUND([.BD143];0))">
            <text:p/>
          </table:table-cell>
          <table:table-cell table:style-name="ce2" table:formula="of:=IF([.BE143]=&quot;&quot;;&quot;&quot;;ROUND([.BE143];0))">
            <text:p/>
          </table:table-cell>
          <table:table-cell table:style-name="ce2" table:formula="of:=IF([.BF143]=&quot;&quot;;&quot;&quot;;ROUND([.BF143];0))">
            <text:p/>
          </table:table-cell>
          <table:table-cell table:style-name="ce2" table:formula="of:=IF([.BG143]=&quot;&quot;;&quot;&quot;;ROUND([.BG143];0))">
            <text:p/>
          </table:table-cell>
          <table:table-cell table:style-name="ce2" table:formula="of:=IF([.BH143]=&quot;&quot;;&quot;&quot;;ROUND([.BH143];0))">
            <text:p/>
          </table:table-cell>
          <table:table-cell table:style-name="ce2" table:formula="of:=IF([.BI143]=&quot;&quot;;&quot;&quot;;ROUND([.BI143];0))">
            <text:p/>
          </table:table-cell>
          <table:table-cell table:style-name="ce2" table:formula="of:=IF([.BJ143]=&quot;&quot;;&quot;&quot;;ROUND([.BJ143];0))">
            <text:p/>
          </table:table-cell>
          <table:table-cell table:style-name="ce2" table:formula="of:=IF([.BK143]=&quot;&quot;;&quot;&quot;;ROUND([.BK143];0))">
            <text:p/>
          </table:table-cell>
          <table:table-cell table:style-name="ce2" table:formula="of:=IF([.BL143]=&quot;&quot;;&quot;&quot;;ROUND([.BL143];0))">
            <text:p/>
          </table:table-cell>
          <table:table-cell table:style-name="ce2" table:formula="of:=IF([.BM143]=&quot;&quot;;&quot;&quot;;ROUND([.BM143];0))">
            <text:p/>
          </table:table-cell>
          <table:table-cell table:style-name="ce2" table:formula="of:=IF([.BN143]=&quot;&quot;;&quot;&quot;;ROUND([.BN143];0))">
            <text:p/>
          </table:table-cell>
          <table:table-cell table:style-name="ce2" table:formula="of:=IF([.BO143]=&quot;&quot;;&quot;&quot;;ROUND([.BO143];0))">
            <text:p/>
          </table:table-cell>
          <table:table-cell table:style-name="ce2" table:formula="of:=IF([.BP143]=&quot;&quot;;&quot;&quot;;ROUND([.BP143];0))">
            <text:p/>
          </table:table-cell>
          <table:table-cell table:style-name="ce2" table:formula="of:=IF([.BQ143]=&quot;&quot;;&quot;&quot;;ROUND([.BQ143];0))">
            <text:p/>
          </table:table-cell>
          <table:table-cell table:style-name="ce2" table:formula="of:=IF([.BR143]=&quot;&quot;;&quot;&quot;;ROUND([.BR143];0))">
            <text:p/>
          </table:table-cell>
          <table:table-cell table:style-name="ce2" table:formula="of:=IF([.BS143]=&quot;&quot;;&quot;&quot;;ROUND([.BS143];0))">
            <text:p/>
          </table:table-cell>
          <table:table-cell table:style-name="ce2" table:formula="of:=IF([.BT143]=&quot;&quot;;&quot;&quot;;ROUND([.BT143];0))">
            <text:p/>
          </table:table-cell>
          <table:table-cell table:style-name="ce2" table:formula="of:=IF([.BU143]=&quot;&quot;;&quot;&quot;;ROUND([.BU143];0))">
            <text:p/>
          </table:table-cell>
          <table:table-cell table:style-name="ce2" table:formula="of:=IF([.BV143]=&quot;&quot;;&quot;&quot;;ROUND([.BV143];0))">
            <text:p/>
          </table:table-cell>
          <table:table-cell table:style-name="ce2" table:formula="of:=IF([.BW143]=&quot;&quot;;&quot;&quot;;ROUND([.BW143];0))">
            <text:p/>
          </table:table-cell>
          <table:table-cell table:style-name="ce2" table:formula="of:=IF([.BX143]=&quot;&quot;;&quot;&quot;;ROUND([.BX143];0))">
            <text:p/>
          </table:table-cell>
          <table:table-cell table:style-name="ce2" table:formula="of:=IF([.BY143]=&quot;&quot;;&quot;&quot;;ROUND([.BY143];0))">
            <text:p/>
          </table:table-cell>
          <table:table-cell table:style-name="ce2" table:formula="of:=IF([.BZ143]=&quot;&quot;;&quot;&quot;;ROUND([.BZ143];0))">
            <text:p/>
          </table:table-cell>
          <table:table-cell table:style-name="ce2" table:formula="of:=IF([.CA143]=&quot;&quot;;&quot;&quot;;ROUND([.CA143];0))">
            <text:p/>
          </table:table-cell>
          <table:table-cell table:style-name="ce2" table:formula="of:=IF([.CB143]=&quot;&quot;;&quot;&quot;;ROUND([.CB143];0))">
            <text:p/>
          </table:table-cell>
          <table:table-cell table:style-name="ce2" table:formula="of:=IF([.CC143]=&quot;&quot;;&quot;&quot;;ROUND([.CC143];0))">
            <text:p/>
          </table:table-cell>
          <table:table-cell table:style-name="ce2" table:formula="of:=IF([.CD143]=&quot;&quot;;&quot;&quot;;ROUND([.CD143];0))">
            <text:p/>
          </table:table-cell>
          <table:table-cell table:style-name="ce2" table:formula="of:=IF([.CE143]=&quot;&quot;;&quot;&quot;;ROUND([.CE143];0))">
            <text:p/>
          </table:table-cell>
          <table:table-cell table:style-name="ce2" table:formula="of:=IF([.CF143]=&quot;&quot;;&quot;&quot;;ROUND([.CF143];0))">
            <text:p/>
          </table:table-cell>
          <table:table-cell table:style-name="ce2" table:formula="of:=IF([.CG143]=&quot;&quot;;&quot;&quot;;ROUND([.CG143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4]&amp;&quot;_&quot;&amp;[.A24]&amp;&quot;'&quot;" office:value-type="string" office:string-value="'c_7_7'">
            <text:p>'c_7_7'</text:p>
          </table:table-cell>
          <table:table-cell/>
          <table:table-cell office:value-type="string">
            <text:p>areas.push('</text:p>
          </table:table-cell>
          <table:table-cell table:style-name="ce2" table:formula="of:=IF([.D144]=&quot;&quot;;&quot;&quot;;ROUND([.D144];0))" office:value-type="float" office:value="1271">
            <text:p>1271</text:p>
          </table:table-cell>
          <table:table-cell table:style-name="ce2" table:formula="of:=IF([.E144]=&quot;&quot;;&quot;&quot;;ROUND([.E144];0))" office:value-type="float" office:value="584">
            <text:p>584</text:p>
          </table:table-cell>
          <table:table-cell table:style-name="ce2" table:formula="of:=IF([.F144]=&quot;&quot;;&quot;&quot;;ROUND([.F144];0))" office:value-type="float" office:value="1271">
            <text:p>1271</text:p>
          </table:table-cell>
          <table:table-cell table:style-name="ce2" table:formula="of:=IF([.G144]=&quot;&quot;;&quot;&quot;;ROUND([.G144];0))" office:value-type="float" office:value="413">
            <text:p>413</text:p>
          </table:table-cell>
          <table:table-cell table:style-name="ce2" table:formula="of:=IF([.H144]=&quot;&quot;;&quot;&quot;;ROUND([.H144];0))" office:value-type="float" office:value="986">
            <text:p>986</text:p>
          </table:table-cell>
          <table:table-cell table:style-name="ce2" table:formula="of:=IF([.I144]=&quot;&quot;;&quot;&quot;;ROUND([.I144];0))" office:value-type="float" office:value="419">
            <text:p>419</text:p>
          </table:table-cell>
          <table:table-cell table:style-name="ce2" table:formula="of:=IF([.J144]=&quot;&quot;;&quot;&quot;;ROUND([.J144];0))" office:value-type="float" office:value="986">
            <text:p>986</text:p>
          </table:table-cell>
          <table:table-cell table:style-name="ce2" table:formula="of:=IF([.K144]=&quot;&quot;;&quot;&quot;;ROUND([.K144];0))" office:value-type="float" office:value="604">
            <text:p>604</text:p>
          </table:table-cell>
          <table:table-cell table:style-name="ce2" table:formula="of:=IF([.L144]=&quot;&quot;;&quot;&quot;;ROUND([.L144];0))">
            <text:p/>
          </table:table-cell>
          <table:table-cell table:style-name="ce2" table:formula="of:=IF([.M144]=&quot;&quot;;&quot;&quot;;ROUND([.M144];0))">
            <text:p/>
          </table:table-cell>
          <table:table-cell table:style-name="ce2" table:formula="of:=IF([.N144]=&quot;&quot;;&quot;&quot;;ROUND([.N144];0))">
            <text:p/>
          </table:table-cell>
          <table:table-cell table:style-name="ce2" table:formula="of:=IF([.O144]=&quot;&quot;;&quot;&quot;;ROUND([.O144];0))">
            <text:p/>
          </table:table-cell>
          <table:table-cell table:style-name="ce2" table:formula="of:=IF([.P144]=&quot;&quot;;&quot;&quot;;ROUND([.P144];0))">
            <text:p/>
          </table:table-cell>
          <table:table-cell table:style-name="ce2" table:formula="of:=IF([.Q144]=&quot;&quot;;&quot;&quot;;ROUND([.Q144];0))">
            <text:p/>
          </table:table-cell>
          <table:table-cell table:style-name="ce2" table:formula="of:=IF([.R144]=&quot;&quot;;&quot;&quot;;ROUND([.R144];0))">
            <text:p/>
          </table:table-cell>
          <table:table-cell table:style-name="ce2" table:formula="of:=IF([.S144]=&quot;&quot;;&quot;&quot;;ROUND([.S144];0))">
            <text:p/>
          </table:table-cell>
          <table:table-cell table:style-name="ce2" table:formula="of:=IF([.T144]=&quot;&quot;;&quot;&quot;;ROUND([.T144];0))">
            <text:p/>
          </table:table-cell>
          <table:table-cell table:style-name="ce2" table:formula="of:=IF([.U144]=&quot;&quot;;&quot;&quot;;ROUND([.U144];0))">
            <text:p/>
          </table:table-cell>
          <table:table-cell table:style-name="ce2" table:formula="of:=IF([.V144]=&quot;&quot;;&quot;&quot;;ROUND([.V144];0))">
            <text:p/>
          </table:table-cell>
          <table:table-cell table:style-name="ce2" table:formula="of:=IF([.W144]=&quot;&quot;;&quot;&quot;;ROUND([.W144];0))">
            <text:p/>
          </table:table-cell>
          <table:table-cell table:style-name="ce2" table:formula="of:=IF([.X144]=&quot;&quot;;&quot;&quot;;ROUND([.X144];0))">
            <text:p/>
          </table:table-cell>
          <table:table-cell table:style-name="ce2" table:formula="of:=IF([.Y144]=&quot;&quot;;&quot;&quot;;ROUND([.Y144];0))">
            <text:p/>
          </table:table-cell>
          <table:table-cell table:style-name="ce2" table:formula="of:=IF([.Z144]=&quot;&quot;;&quot;&quot;;ROUND([.Z144];0))">
            <text:p/>
          </table:table-cell>
          <table:table-cell table:style-name="ce2" table:formula="of:=IF([.AA144]=&quot;&quot;;&quot;&quot;;ROUND([.AA144];0))">
            <text:p/>
          </table:table-cell>
          <table:table-cell table:style-name="ce2" table:formula="of:=IF([.AB144]=&quot;&quot;;&quot;&quot;;ROUND([.AB144];0))">
            <text:p/>
          </table:table-cell>
          <table:table-cell table:style-name="ce2" table:formula="of:=IF([.AC144]=&quot;&quot;;&quot;&quot;;ROUND([.AC144];0))">
            <text:p/>
          </table:table-cell>
          <table:table-cell table:style-name="ce2" table:formula="of:=IF([.AD144]=&quot;&quot;;&quot;&quot;;ROUND([.AD144];0))">
            <text:p/>
          </table:table-cell>
          <table:table-cell table:style-name="ce2" table:formula="of:=IF([.AE144]=&quot;&quot;;&quot;&quot;;ROUND([.AE144];0))">
            <text:p/>
          </table:table-cell>
          <table:table-cell table:style-name="ce2" table:formula="of:=IF([.AF144]=&quot;&quot;;&quot;&quot;;ROUND([.AF144];0))">
            <text:p/>
          </table:table-cell>
          <table:table-cell table:style-name="ce2" table:formula="of:=IF([.AG144]=&quot;&quot;;&quot;&quot;;ROUND([.AG144];0))">
            <text:p/>
          </table:table-cell>
          <table:table-cell table:style-name="ce2" table:formula="of:=IF([.AH144]=&quot;&quot;;&quot;&quot;;ROUND([.AH144];0))">
            <text:p/>
          </table:table-cell>
          <table:table-cell table:style-name="ce2" table:formula="of:=IF([.AI144]=&quot;&quot;;&quot;&quot;;ROUND([.AI144];0))">
            <text:p/>
          </table:table-cell>
          <table:table-cell table:style-name="ce2" table:formula="of:=IF([.AJ144]=&quot;&quot;;&quot;&quot;;ROUND([.AJ144];0))">
            <text:p/>
          </table:table-cell>
          <table:table-cell table:style-name="ce2" table:formula="of:=IF([.AK144]=&quot;&quot;;&quot;&quot;;ROUND([.AK144];0))">
            <text:p/>
          </table:table-cell>
          <table:table-cell table:style-name="ce2" table:formula="of:=IF([.AL144]=&quot;&quot;;&quot;&quot;;ROUND([.AL144];0))">
            <text:p/>
          </table:table-cell>
          <table:table-cell table:style-name="ce2" table:formula="of:=IF([.AM144]=&quot;&quot;;&quot;&quot;;ROUND([.AM144];0))">
            <text:p/>
          </table:table-cell>
          <table:table-cell table:style-name="ce2" table:formula="of:=IF([.AN144]=&quot;&quot;;&quot;&quot;;ROUND([.AN144];0))">
            <text:p/>
          </table:table-cell>
          <table:table-cell table:style-name="ce2" table:formula="of:=IF([.AO144]=&quot;&quot;;&quot;&quot;;ROUND([.AO144];0))">
            <text:p/>
          </table:table-cell>
          <table:table-cell table:style-name="ce2" table:formula="of:=IF([.AP144]=&quot;&quot;;&quot;&quot;;ROUND([.AP144];0))">
            <text:p/>
          </table:table-cell>
          <table:table-cell table:style-name="ce2" table:formula="of:=IF([.AQ144]=&quot;&quot;;&quot;&quot;;ROUND([.AQ144];0))">
            <text:p/>
          </table:table-cell>
          <table:table-cell table:style-name="ce2" table:formula="of:=IF([.AR144]=&quot;&quot;;&quot;&quot;;ROUND([.AR144];0))">
            <text:p/>
          </table:table-cell>
          <table:table-cell table:style-name="ce2" table:formula="of:=IF([.AS144]=&quot;&quot;;&quot;&quot;;ROUND([.AS144];0))">
            <text:p/>
          </table:table-cell>
          <table:table-cell table:style-name="ce2" table:formula="of:=IF([.AT144]=&quot;&quot;;&quot;&quot;;ROUND([.AT144];0))">
            <text:p/>
          </table:table-cell>
          <table:table-cell table:style-name="ce2" table:formula="of:=IF([.AU144]=&quot;&quot;;&quot;&quot;;ROUND([.AU144];0))">
            <text:p/>
          </table:table-cell>
          <table:table-cell table:style-name="ce2" table:formula="of:=IF([.AV144]=&quot;&quot;;&quot;&quot;;ROUND([.AV144];0))">
            <text:p/>
          </table:table-cell>
          <table:table-cell table:style-name="ce2" table:formula="of:=IF([.AW144]=&quot;&quot;;&quot;&quot;;ROUND([.AW144];0))">
            <text:p/>
          </table:table-cell>
          <table:table-cell table:style-name="ce2" table:formula="of:=IF([.AX144]=&quot;&quot;;&quot;&quot;;ROUND([.AX144];0))">
            <text:p/>
          </table:table-cell>
          <table:table-cell table:style-name="ce2" table:formula="of:=IF([.AY144]=&quot;&quot;;&quot;&quot;;ROUND([.AY144];0))">
            <text:p/>
          </table:table-cell>
          <table:table-cell table:style-name="ce2" table:formula="of:=IF([.AZ144]=&quot;&quot;;&quot;&quot;;ROUND([.AZ144];0))">
            <text:p/>
          </table:table-cell>
          <table:table-cell table:style-name="ce2" table:formula="of:=IF([.BA144]=&quot;&quot;;&quot;&quot;;ROUND([.BA144];0))">
            <text:p/>
          </table:table-cell>
          <table:table-cell table:style-name="ce2" table:formula="of:=IF([.BB144]=&quot;&quot;;&quot;&quot;;ROUND([.BB144];0))">
            <text:p/>
          </table:table-cell>
          <table:table-cell table:style-name="ce2" table:formula="of:=IF([.BC144]=&quot;&quot;;&quot;&quot;;ROUND([.BC144];0))">
            <text:p/>
          </table:table-cell>
          <table:table-cell table:style-name="ce2" table:formula="of:=IF([.BD144]=&quot;&quot;;&quot;&quot;;ROUND([.BD144];0))">
            <text:p/>
          </table:table-cell>
          <table:table-cell table:style-name="ce2" table:formula="of:=IF([.BE144]=&quot;&quot;;&quot;&quot;;ROUND([.BE144];0))">
            <text:p/>
          </table:table-cell>
          <table:table-cell table:style-name="ce2" table:formula="of:=IF([.BF144]=&quot;&quot;;&quot;&quot;;ROUND([.BF144];0))">
            <text:p/>
          </table:table-cell>
          <table:table-cell table:style-name="ce2" table:formula="of:=IF([.BG144]=&quot;&quot;;&quot;&quot;;ROUND([.BG144];0))">
            <text:p/>
          </table:table-cell>
          <table:table-cell table:style-name="ce2" table:formula="of:=IF([.BH144]=&quot;&quot;;&quot;&quot;;ROUND([.BH144];0))">
            <text:p/>
          </table:table-cell>
          <table:table-cell table:style-name="ce2" table:formula="of:=IF([.BI144]=&quot;&quot;;&quot;&quot;;ROUND([.BI144];0))">
            <text:p/>
          </table:table-cell>
          <table:table-cell table:style-name="ce2" table:formula="of:=IF([.BJ144]=&quot;&quot;;&quot;&quot;;ROUND([.BJ144];0))">
            <text:p/>
          </table:table-cell>
          <table:table-cell table:style-name="ce2" table:formula="of:=IF([.BK144]=&quot;&quot;;&quot;&quot;;ROUND([.BK144];0))">
            <text:p/>
          </table:table-cell>
          <table:table-cell table:style-name="ce2" table:formula="of:=IF([.BL144]=&quot;&quot;;&quot;&quot;;ROUND([.BL144];0))">
            <text:p/>
          </table:table-cell>
          <table:table-cell table:style-name="ce2" table:formula="of:=IF([.BM144]=&quot;&quot;;&quot;&quot;;ROUND([.BM144];0))">
            <text:p/>
          </table:table-cell>
          <table:table-cell table:style-name="ce2" table:formula="of:=IF([.BN144]=&quot;&quot;;&quot;&quot;;ROUND([.BN144];0))">
            <text:p/>
          </table:table-cell>
          <table:table-cell table:style-name="ce2" table:formula="of:=IF([.BO144]=&quot;&quot;;&quot;&quot;;ROUND([.BO144];0))">
            <text:p/>
          </table:table-cell>
          <table:table-cell table:style-name="ce2" table:formula="of:=IF([.BP144]=&quot;&quot;;&quot;&quot;;ROUND([.BP144];0))">
            <text:p/>
          </table:table-cell>
          <table:table-cell table:style-name="ce2" table:formula="of:=IF([.BQ144]=&quot;&quot;;&quot;&quot;;ROUND([.BQ144];0))">
            <text:p/>
          </table:table-cell>
          <table:table-cell table:style-name="ce2" table:formula="of:=IF([.BR144]=&quot;&quot;;&quot;&quot;;ROUND([.BR144];0))">
            <text:p/>
          </table:table-cell>
          <table:table-cell table:style-name="ce2" table:formula="of:=IF([.BS144]=&quot;&quot;;&quot;&quot;;ROUND([.BS144];0))">
            <text:p/>
          </table:table-cell>
          <table:table-cell table:style-name="ce2" table:formula="of:=IF([.BT144]=&quot;&quot;;&quot;&quot;;ROUND([.BT144];0))">
            <text:p/>
          </table:table-cell>
          <table:table-cell table:style-name="ce2" table:formula="of:=IF([.BU144]=&quot;&quot;;&quot;&quot;;ROUND([.BU144];0))">
            <text:p/>
          </table:table-cell>
          <table:table-cell table:style-name="ce2" table:formula="of:=IF([.BV144]=&quot;&quot;;&quot;&quot;;ROUND([.BV144];0))">
            <text:p/>
          </table:table-cell>
          <table:table-cell table:style-name="ce2" table:formula="of:=IF([.BW144]=&quot;&quot;;&quot;&quot;;ROUND([.BW144];0))">
            <text:p/>
          </table:table-cell>
          <table:table-cell table:style-name="ce2" table:formula="of:=IF([.BX144]=&quot;&quot;;&quot;&quot;;ROUND([.BX144];0))">
            <text:p/>
          </table:table-cell>
          <table:table-cell table:style-name="ce2" table:formula="of:=IF([.BY144]=&quot;&quot;;&quot;&quot;;ROUND([.BY144];0))">
            <text:p/>
          </table:table-cell>
          <table:table-cell table:style-name="ce2" table:formula="of:=IF([.BZ144]=&quot;&quot;;&quot;&quot;;ROUND([.BZ144];0))">
            <text:p/>
          </table:table-cell>
          <table:table-cell table:style-name="ce2" table:formula="of:=IF([.CA144]=&quot;&quot;;&quot;&quot;;ROUND([.CA144];0))">
            <text:p/>
          </table:table-cell>
          <table:table-cell table:style-name="ce2" table:formula="of:=IF([.CB144]=&quot;&quot;;&quot;&quot;;ROUND([.CB144];0))">
            <text:p/>
          </table:table-cell>
          <table:table-cell table:style-name="ce2" table:formula="of:=IF([.CC144]=&quot;&quot;;&quot;&quot;;ROUND([.CC144];0))">
            <text:p/>
          </table:table-cell>
          <table:table-cell table:style-name="ce2" table:formula="of:=IF([.CD144]=&quot;&quot;;&quot;&quot;;ROUND([.CD144];0))">
            <text:p/>
          </table:table-cell>
          <table:table-cell table:style-name="ce2" table:formula="of:=IF([.CE144]=&quot;&quot;;&quot;&quot;;ROUND([.CE144];0))">
            <text:p/>
          </table:table-cell>
          <table:table-cell table:style-name="ce2" table:formula="of:=IF([.CF144]=&quot;&quot;;&quot;&quot;;ROUND([.CF144];0))">
            <text:p/>
          </table:table-cell>
          <table:table-cell table:style-name="ce2" table:formula="of:=IF([.CG144]=&quot;&quot;;&quot;&quot;;ROUND([.CG144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5]&amp;&quot;_&quot;&amp;[.A25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45]=&quot;&quot;;&quot;&quot;;ROUND([.D145];0))">
            <text:p/>
          </table:table-cell>
          <table:table-cell table:style-name="ce2" table:formula="of:=IF([.E145]=&quot;&quot;;&quot;&quot;;ROUND([.E145];0))">
            <text:p/>
          </table:table-cell>
          <table:table-cell table:style-name="ce2" table:formula="of:=IF([.F145]=&quot;&quot;;&quot;&quot;;ROUND([.F145];0))">
            <text:p/>
          </table:table-cell>
          <table:table-cell table:style-name="ce2" table:formula="of:=IF([.G145]=&quot;&quot;;&quot;&quot;;ROUND([.G145];0))">
            <text:p/>
          </table:table-cell>
          <table:table-cell table:style-name="ce2" table:formula="of:=IF([.H145]=&quot;&quot;;&quot;&quot;;ROUND([.H145];0))">
            <text:p/>
          </table:table-cell>
          <table:table-cell table:style-name="ce2" table:formula="of:=IF([.I145]=&quot;&quot;;&quot;&quot;;ROUND([.I145];0))">
            <text:p/>
          </table:table-cell>
          <table:table-cell table:style-name="ce2" table:formula="of:=IF([.J145]=&quot;&quot;;&quot;&quot;;ROUND([.J145];0))">
            <text:p/>
          </table:table-cell>
          <table:table-cell table:style-name="ce2" table:formula="of:=IF([.K145]=&quot;&quot;;&quot;&quot;;ROUND([.K145];0))">
            <text:p/>
          </table:table-cell>
          <table:table-cell table:style-name="ce2" table:formula="of:=IF([.L145]=&quot;&quot;;&quot;&quot;;ROUND([.L145];0))">
            <text:p/>
          </table:table-cell>
          <table:table-cell table:style-name="ce2" table:formula="of:=IF([.M145]=&quot;&quot;;&quot;&quot;;ROUND([.M145];0))">
            <text:p/>
          </table:table-cell>
          <table:table-cell table:style-name="ce2" table:formula="of:=IF([.N145]=&quot;&quot;;&quot;&quot;;ROUND([.N145];0))">
            <text:p/>
          </table:table-cell>
          <table:table-cell table:style-name="ce2" table:formula="of:=IF([.O145]=&quot;&quot;;&quot;&quot;;ROUND([.O145];0))">
            <text:p/>
          </table:table-cell>
          <table:table-cell table:style-name="ce2" table:formula="of:=IF([.P145]=&quot;&quot;;&quot;&quot;;ROUND([.P145];0))">
            <text:p/>
          </table:table-cell>
          <table:table-cell table:style-name="ce2" table:formula="of:=IF([.Q145]=&quot;&quot;;&quot;&quot;;ROUND([.Q145];0))">
            <text:p/>
          </table:table-cell>
          <table:table-cell table:style-name="ce2" table:formula="of:=IF([.R145]=&quot;&quot;;&quot;&quot;;ROUND([.R145];0))">
            <text:p/>
          </table:table-cell>
          <table:table-cell table:style-name="ce2" table:formula="of:=IF([.S145]=&quot;&quot;;&quot;&quot;;ROUND([.S145];0))">
            <text:p/>
          </table:table-cell>
          <table:table-cell table:style-name="ce2" table:formula="of:=IF([.T145]=&quot;&quot;;&quot;&quot;;ROUND([.T145];0))">
            <text:p/>
          </table:table-cell>
          <table:table-cell table:style-name="ce2" table:formula="of:=IF([.U145]=&quot;&quot;;&quot;&quot;;ROUND([.U145];0))">
            <text:p/>
          </table:table-cell>
          <table:table-cell table:style-name="ce2" table:formula="of:=IF([.V145]=&quot;&quot;;&quot;&quot;;ROUND([.V145];0))">
            <text:p/>
          </table:table-cell>
          <table:table-cell table:style-name="ce2" table:formula="of:=IF([.W145]=&quot;&quot;;&quot;&quot;;ROUND([.W145];0))">
            <text:p/>
          </table:table-cell>
          <table:table-cell table:style-name="ce2" table:formula="of:=IF([.X145]=&quot;&quot;;&quot;&quot;;ROUND([.X145];0))">
            <text:p/>
          </table:table-cell>
          <table:table-cell table:style-name="ce2" table:formula="of:=IF([.Y145]=&quot;&quot;;&quot;&quot;;ROUND([.Y145];0))">
            <text:p/>
          </table:table-cell>
          <table:table-cell table:style-name="ce2" table:formula="of:=IF([.Z145]=&quot;&quot;;&quot;&quot;;ROUND([.Z145];0))">
            <text:p/>
          </table:table-cell>
          <table:table-cell table:style-name="ce2" table:formula="of:=IF([.AA145]=&quot;&quot;;&quot;&quot;;ROUND([.AA145];0))">
            <text:p/>
          </table:table-cell>
          <table:table-cell table:style-name="ce2" table:formula="of:=IF([.AB145]=&quot;&quot;;&quot;&quot;;ROUND([.AB145];0))">
            <text:p/>
          </table:table-cell>
          <table:table-cell table:style-name="ce2" table:formula="of:=IF([.AC145]=&quot;&quot;;&quot;&quot;;ROUND([.AC145];0))">
            <text:p/>
          </table:table-cell>
          <table:table-cell table:style-name="ce2" table:formula="of:=IF([.AD145]=&quot;&quot;;&quot;&quot;;ROUND([.AD145];0))">
            <text:p/>
          </table:table-cell>
          <table:table-cell table:style-name="ce2" table:formula="of:=IF([.AE145]=&quot;&quot;;&quot;&quot;;ROUND([.AE145];0))">
            <text:p/>
          </table:table-cell>
          <table:table-cell table:style-name="ce2" table:formula="of:=IF([.AF145]=&quot;&quot;;&quot;&quot;;ROUND([.AF145];0))">
            <text:p/>
          </table:table-cell>
          <table:table-cell table:style-name="ce2" table:formula="of:=IF([.AG145]=&quot;&quot;;&quot;&quot;;ROUND([.AG145];0))">
            <text:p/>
          </table:table-cell>
          <table:table-cell table:style-name="ce2" table:formula="of:=IF([.AH145]=&quot;&quot;;&quot;&quot;;ROUND([.AH145];0))">
            <text:p/>
          </table:table-cell>
          <table:table-cell table:style-name="ce2" table:formula="of:=IF([.AI145]=&quot;&quot;;&quot;&quot;;ROUND([.AI145];0))">
            <text:p/>
          </table:table-cell>
          <table:table-cell table:style-name="ce2" table:formula="of:=IF([.AJ145]=&quot;&quot;;&quot;&quot;;ROUND([.AJ145];0))">
            <text:p/>
          </table:table-cell>
          <table:table-cell table:style-name="ce2" table:formula="of:=IF([.AK145]=&quot;&quot;;&quot;&quot;;ROUND([.AK145];0))">
            <text:p/>
          </table:table-cell>
          <table:table-cell table:style-name="ce2" table:formula="of:=IF([.AL145]=&quot;&quot;;&quot;&quot;;ROUND([.AL145];0))">
            <text:p/>
          </table:table-cell>
          <table:table-cell table:style-name="ce2" table:formula="of:=IF([.AM145]=&quot;&quot;;&quot;&quot;;ROUND([.AM145];0))">
            <text:p/>
          </table:table-cell>
          <table:table-cell table:style-name="ce2" table:formula="of:=IF([.AN145]=&quot;&quot;;&quot;&quot;;ROUND([.AN145];0))">
            <text:p/>
          </table:table-cell>
          <table:table-cell table:style-name="ce2" table:formula="of:=IF([.AO145]=&quot;&quot;;&quot;&quot;;ROUND([.AO145];0))">
            <text:p/>
          </table:table-cell>
          <table:table-cell table:style-name="ce2" table:formula="of:=IF([.AP145]=&quot;&quot;;&quot;&quot;;ROUND([.AP145];0))">
            <text:p/>
          </table:table-cell>
          <table:table-cell table:style-name="ce2" table:formula="of:=IF([.AQ145]=&quot;&quot;;&quot;&quot;;ROUND([.AQ145];0))">
            <text:p/>
          </table:table-cell>
          <table:table-cell table:style-name="ce2" table:formula="of:=IF([.AR145]=&quot;&quot;;&quot;&quot;;ROUND([.AR145];0))">
            <text:p/>
          </table:table-cell>
          <table:table-cell table:style-name="ce2" table:formula="of:=IF([.AS145]=&quot;&quot;;&quot;&quot;;ROUND([.AS145];0))">
            <text:p/>
          </table:table-cell>
          <table:table-cell table:style-name="ce2" table:formula="of:=IF([.AT145]=&quot;&quot;;&quot;&quot;;ROUND([.AT145];0))">
            <text:p/>
          </table:table-cell>
          <table:table-cell table:style-name="ce2" table:formula="of:=IF([.AU145]=&quot;&quot;;&quot;&quot;;ROUND([.AU145];0))">
            <text:p/>
          </table:table-cell>
          <table:table-cell table:style-name="ce2" table:formula="of:=IF([.AV145]=&quot;&quot;;&quot;&quot;;ROUND([.AV145];0))">
            <text:p/>
          </table:table-cell>
          <table:table-cell table:style-name="ce2" table:formula="of:=IF([.AW145]=&quot;&quot;;&quot;&quot;;ROUND([.AW145];0))">
            <text:p/>
          </table:table-cell>
          <table:table-cell table:style-name="ce2" table:formula="of:=IF([.AX145]=&quot;&quot;;&quot;&quot;;ROUND([.AX145];0))">
            <text:p/>
          </table:table-cell>
          <table:table-cell table:style-name="ce2" table:formula="of:=IF([.AY145]=&quot;&quot;;&quot;&quot;;ROUND([.AY145];0))">
            <text:p/>
          </table:table-cell>
          <table:table-cell table:style-name="ce2" table:formula="of:=IF([.AZ145]=&quot;&quot;;&quot;&quot;;ROUND([.AZ145];0))">
            <text:p/>
          </table:table-cell>
          <table:table-cell table:style-name="ce2" table:formula="of:=IF([.BA145]=&quot;&quot;;&quot;&quot;;ROUND([.BA145];0))">
            <text:p/>
          </table:table-cell>
          <table:table-cell table:style-name="ce2" table:formula="of:=IF([.BB145]=&quot;&quot;;&quot;&quot;;ROUND([.BB145];0))">
            <text:p/>
          </table:table-cell>
          <table:table-cell table:style-name="ce2" table:formula="of:=IF([.BC145]=&quot;&quot;;&quot;&quot;;ROUND([.BC145];0))">
            <text:p/>
          </table:table-cell>
          <table:table-cell table:style-name="ce2" table:formula="of:=IF([.BD145]=&quot;&quot;;&quot;&quot;;ROUND([.BD145];0))">
            <text:p/>
          </table:table-cell>
          <table:table-cell table:style-name="ce2" table:formula="of:=IF([.BE145]=&quot;&quot;;&quot;&quot;;ROUND([.BE145];0))">
            <text:p/>
          </table:table-cell>
          <table:table-cell table:style-name="ce2" table:formula="of:=IF([.BF145]=&quot;&quot;;&quot;&quot;;ROUND([.BF145];0))">
            <text:p/>
          </table:table-cell>
          <table:table-cell table:style-name="ce2" table:formula="of:=IF([.BG145]=&quot;&quot;;&quot;&quot;;ROUND([.BG145];0))">
            <text:p/>
          </table:table-cell>
          <table:table-cell table:style-name="ce2" table:formula="of:=IF([.BH145]=&quot;&quot;;&quot;&quot;;ROUND([.BH145];0))">
            <text:p/>
          </table:table-cell>
          <table:table-cell table:style-name="ce2" table:formula="of:=IF([.BI145]=&quot;&quot;;&quot;&quot;;ROUND([.BI145];0))">
            <text:p/>
          </table:table-cell>
          <table:table-cell table:style-name="ce2" table:formula="of:=IF([.BJ145]=&quot;&quot;;&quot;&quot;;ROUND([.BJ145];0))">
            <text:p/>
          </table:table-cell>
          <table:table-cell table:style-name="ce2" table:formula="of:=IF([.BK145]=&quot;&quot;;&quot;&quot;;ROUND([.BK145];0))">
            <text:p/>
          </table:table-cell>
          <table:table-cell table:style-name="ce2" table:formula="of:=IF([.BL145]=&quot;&quot;;&quot;&quot;;ROUND([.BL145];0))">
            <text:p/>
          </table:table-cell>
          <table:table-cell table:style-name="ce2" table:formula="of:=IF([.BM145]=&quot;&quot;;&quot;&quot;;ROUND([.BM145];0))">
            <text:p/>
          </table:table-cell>
          <table:table-cell table:style-name="ce2" table:formula="of:=IF([.BN145]=&quot;&quot;;&quot;&quot;;ROUND([.BN145];0))">
            <text:p/>
          </table:table-cell>
          <table:table-cell table:style-name="ce2" table:formula="of:=IF([.BO145]=&quot;&quot;;&quot;&quot;;ROUND([.BO145];0))">
            <text:p/>
          </table:table-cell>
          <table:table-cell table:style-name="ce2" table:formula="of:=IF([.BP145]=&quot;&quot;;&quot;&quot;;ROUND([.BP145];0))">
            <text:p/>
          </table:table-cell>
          <table:table-cell table:style-name="ce2" table:formula="of:=IF([.BQ145]=&quot;&quot;;&quot;&quot;;ROUND([.BQ145];0))">
            <text:p/>
          </table:table-cell>
          <table:table-cell table:style-name="ce2" table:formula="of:=IF([.BR145]=&quot;&quot;;&quot;&quot;;ROUND([.BR145];0))">
            <text:p/>
          </table:table-cell>
          <table:table-cell table:style-name="ce2" table:formula="of:=IF([.BS145]=&quot;&quot;;&quot;&quot;;ROUND([.BS145];0))">
            <text:p/>
          </table:table-cell>
          <table:table-cell table:style-name="ce2" table:formula="of:=IF([.BT145]=&quot;&quot;;&quot;&quot;;ROUND([.BT145];0))">
            <text:p/>
          </table:table-cell>
          <table:table-cell table:style-name="ce2" table:formula="of:=IF([.BU145]=&quot;&quot;;&quot;&quot;;ROUND([.BU145];0))">
            <text:p/>
          </table:table-cell>
          <table:table-cell table:style-name="ce2" table:formula="of:=IF([.BV145]=&quot;&quot;;&quot;&quot;;ROUND([.BV145];0))">
            <text:p/>
          </table:table-cell>
          <table:table-cell table:style-name="ce2" table:formula="of:=IF([.BW145]=&quot;&quot;;&quot;&quot;;ROUND([.BW145];0))">
            <text:p/>
          </table:table-cell>
          <table:table-cell table:style-name="ce2" table:formula="of:=IF([.BX145]=&quot;&quot;;&quot;&quot;;ROUND([.BX145];0))">
            <text:p/>
          </table:table-cell>
          <table:table-cell table:style-name="ce2" table:formula="of:=IF([.BY145]=&quot;&quot;;&quot;&quot;;ROUND([.BY145];0))">
            <text:p/>
          </table:table-cell>
          <table:table-cell table:style-name="ce2" table:formula="of:=IF([.BZ145]=&quot;&quot;;&quot;&quot;;ROUND([.BZ145];0))">
            <text:p/>
          </table:table-cell>
          <table:table-cell table:style-name="ce2" table:formula="of:=IF([.CA145]=&quot;&quot;;&quot;&quot;;ROUND([.CA145];0))">
            <text:p/>
          </table:table-cell>
          <table:table-cell table:style-name="ce2" table:formula="of:=IF([.CB145]=&quot;&quot;;&quot;&quot;;ROUND([.CB145];0))">
            <text:p/>
          </table:table-cell>
          <table:table-cell table:style-name="ce2" table:formula="of:=IF([.CC145]=&quot;&quot;;&quot;&quot;;ROUND([.CC145];0))">
            <text:p/>
          </table:table-cell>
          <table:table-cell table:style-name="ce2" table:formula="of:=IF([.CD145]=&quot;&quot;;&quot;&quot;;ROUND([.CD145];0))">
            <text:p/>
          </table:table-cell>
          <table:table-cell table:style-name="ce2" table:formula="of:=IF([.CE145]=&quot;&quot;;&quot;&quot;;ROUND([.CE145];0))">
            <text:p/>
          </table:table-cell>
          <table:table-cell table:style-name="ce2" table:formula="of:=IF([.CF145]=&quot;&quot;;&quot;&quot;;ROUND([.CF145];0))">
            <text:p/>
          </table:table-cell>
          <table:table-cell table:style-name="ce2" table:formula="of:=IF([.CG145]=&quot;&quot;;&quot;&quot;;ROUND([.CG145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6]&amp;&quot;_&quot;&amp;[.A26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46]=&quot;&quot;;&quot;&quot;;ROUND([.D146];0))">
            <text:p/>
          </table:table-cell>
          <table:table-cell table:style-name="ce2" table:formula="of:=IF([.E146]=&quot;&quot;;&quot;&quot;;ROUND([.E146];0))">
            <text:p/>
          </table:table-cell>
          <table:table-cell table:style-name="ce2" table:formula="of:=IF([.F146]=&quot;&quot;;&quot;&quot;;ROUND([.F146];0))">
            <text:p/>
          </table:table-cell>
          <table:table-cell table:style-name="ce2" table:formula="of:=IF([.G146]=&quot;&quot;;&quot;&quot;;ROUND([.G146];0))">
            <text:p/>
          </table:table-cell>
          <table:table-cell table:style-name="ce2" table:formula="of:=IF([.H146]=&quot;&quot;;&quot;&quot;;ROUND([.H146];0))">
            <text:p/>
          </table:table-cell>
          <table:table-cell table:style-name="ce2" table:formula="of:=IF([.I146]=&quot;&quot;;&quot;&quot;;ROUND([.I146];0))">
            <text:p/>
          </table:table-cell>
          <table:table-cell table:style-name="ce2" table:formula="of:=IF([.J146]=&quot;&quot;;&quot;&quot;;ROUND([.J146];0))">
            <text:p/>
          </table:table-cell>
          <table:table-cell table:style-name="ce2" table:formula="of:=IF([.K146]=&quot;&quot;;&quot;&quot;;ROUND([.K146];0))">
            <text:p/>
          </table:table-cell>
          <table:table-cell table:style-name="ce2" table:formula="of:=IF([.L146]=&quot;&quot;;&quot;&quot;;ROUND([.L146];0))">
            <text:p/>
          </table:table-cell>
          <table:table-cell table:style-name="ce2" table:formula="of:=IF([.M146]=&quot;&quot;;&quot;&quot;;ROUND([.M146];0))">
            <text:p/>
          </table:table-cell>
          <table:table-cell table:style-name="ce2" table:formula="of:=IF([.N146]=&quot;&quot;;&quot;&quot;;ROUND([.N146];0))">
            <text:p/>
          </table:table-cell>
          <table:table-cell table:style-name="ce2" table:formula="of:=IF([.O146]=&quot;&quot;;&quot;&quot;;ROUND([.O146];0))">
            <text:p/>
          </table:table-cell>
          <table:table-cell table:style-name="ce2" table:formula="of:=IF([.P146]=&quot;&quot;;&quot;&quot;;ROUND([.P146];0))">
            <text:p/>
          </table:table-cell>
          <table:table-cell table:style-name="ce2" table:formula="of:=IF([.Q146]=&quot;&quot;;&quot;&quot;;ROUND([.Q146];0))">
            <text:p/>
          </table:table-cell>
          <table:table-cell table:style-name="ce2" table:formula="of:=IF([.R146]=&quot;&quot;;&quot;&quot;;ROUND([.R146];0))">
            <text:p/>
          </table:table-cell>
          <table:table-cell table:style-name="ce2" table:formula="of:=IF([.S146]=&quot;&quot;;&quot;&quot;;ROUND([.S146];0))">
            <text:p/>
          </table:table-cell>
          <table:table-cell table:style-name="ce2" table:formula="of:=IF([.T146]=&quot;&quot;;&quot;&quot;;ROUND([.T146];0))">
            <text:p/>
          </table:table-cell>
          <table:table-cell table:style-name="ce2" table:formula="of:=IF([.U146]=&quot;&quot;;&quot;&quot;;ROUND([.U146];0))">
            <text:p/>
          </table:table-cell>
          <table:table-cell table:style-name="ce2" table:formula="of:=IF([.V146]=&quot;&quot;;&quot;&quot;;ROUND([.V146];0))">
            <text:p/>
          </table:table-cell>
          <table:table-cell table:style-name="ce2" table:formula="of:=IF([.W146]=&quot;&quot;;&quot;&quot;;ROUND([.W146];0))">
            <text:p/>
          </table:table-cell>
          <table:table-cell table:style-name="ce2" table:formula="of:=IF([.X146]=&quot;&quot;;&quot;&quot;;ROUND([.X146];0))">
            <text:p/>
          </table:table-cell>
          <table:table-cell table:style-name="ce2" table:formula="of:=IF([.Y146]=&quot;&quot;;&quot;&quot;;ROUND([.Y146];0))">
            <text:p/>
          </table:table-cell>
          <table:table-cell table:style-name="ce2" table:formula="of:=IF([.Z146]=&quot;&quot;;&quot;&quot;;ROUND([.Z146];0))">
            <text:p/>
          </table:table-cell>
          <table:table-cell table:style-name="ce2" table:formula="of:=IF([.AA146]=&quot;&quot;;&quot;&quot;;ROUND([.AA146];0))">
            <text:p/>
          </table:table-cell>
          <table:table-cell table:style-name="ce2" table:formula="of:=IF([.AB146]=&quot;&quot;;&quot;&quot;;ROUND([.AB146];0))">
            <text:p/>
          </table:table-cell>
          <table:table-cell table:style-name="ce2" table:formula="of:=IF([.AC146]=&quot;&quot;;&quot;&quot;;ROUND([.AC146];0))">
            <text:p/>
          </table:table-cell>
          <table:table-cell table:style-name="ce2" table:formula="of:=IF([.AD146]=&quot;&quot;;&quot;&quot;;ROUND([.AD146];0))">
            <text:p/>
          </table:table-cell>
          <table:table-cell table:style-name="ce2" table:formula="of:=IF([.AE146]=&quot;&quot;;&quot;&quot;;ROUND([.AE146];0))">
            <text:p/>
          </table:table-cell>
          <table:table-cell table:style-name="ce2" table:formula="of:=IF([.AF146]=&quot;&quot;;&quot;&quot;;ROUND([.AF146];0))">
            <text:p/>
          </table:table-cell>
          <table:table-cell table:style-name="ce2" table:formula="of:=IF([.AG146]=&quot;&quot;;&quot;&quot;;ROUND([.AG146];0))">
            <text:p/>
          </table:table-cell>
          <table:table-cell table:style-name="ce2" table:formula="of:=IF([.AH146]=&quot;&quot;;&quot;&quot;;ROUND([.AH146];0))">
            <text:p/>
          </table:table-cell>
          <table:table-cell table:style-name="ce2" table:formula="of:=IF([.AI146]=&quot;&quot;;&quot;&quot;;ROUND([.AI146];0))">
            <text:p/>
          </table:table-cell>
          <table:table-cell table:style-name="ce2" table:formula="of:=IF([.AJ146]=&quot;&quot;;&quot;&quot;;ROUND([.AJ146];0))">
            <text:p/>
          </table:table-cell>
          <table:table-cell table:style-name="ce2" table:formula="of:=IF([.AK146]=&quot;&quot;;&quot;&quot;;ROUND([.AK146];0))">
            <text:p/>
          </table:table-cell>
          <table:table-cell table:style-name="ce2" table:formula="of:=IF([.AL146]=&quot;&quot;;&quot;&quot;;ROUND([.AL146];0))">
            <text:p/>
          </table:table-cell>
          <table:table-cell table:style-name="ce2" table:formula="of:=IF([.AM146]=&quot;&quot;;&quot;&quot;;ROUND([.AM146];0))">
            <text:p/>
          </table:table-cell>
          <table:table-cell table:style-name="ce2" table:formula="of:=IF([.AN146]=&quot;&quot;;&quot;&quot;;ROUND([.AN146];0))">
            <text:p/>
          </table:table-cell>
          <table:table-cell table:style-name="ce2" table:formula="of:=IF([.AO146]=&quot;&quot;;&quot;&quot;;ROUND([.AO146];0))">
            <text:p/>
          </table:table-cell>
          <table:table-cell table:style-name="ce2" table:formula="of:=IF([.AP146]=&quot;&quot;;&quot;&quot;;ROUND([.AP146];0))">
            <text:p/>
          </table:table-cell>
          <table:table-cell table:style-name="ce2" table:formula="of:=IF([.AQ146]=&quot;&quot;;&quot;&quot;;ROUND([.AQ146];0))">
            <text:p/>
          </table:table-cell>
          <table:table-cell table:style-name="ce2" table:formula="of:=IF([.AR146]=&quot;&quot;;&quot;&quot;;ROUND([.AR146];0))">
            <text:p/>
          </table:table-cell>
          <table:table-cell table:style-name="ce2" table:formula="of:=IF([.AS146]=&quot;&quot;;&quot;&quot;;ROUND([.AS146];0))">
            <text:p/>
          </table:table-cell>
          <table:table-cell table:style-name="ce2" table:formula="of:=IF([.AT146]=&quot;&quot;;&quot;&quot;;ROUND([.AT146];0))">
            <text:p/>
          </table:table-cell>
          <table:table-cell table:style-name="ce2" table:formula="of:=IF([.AU146]=&quot;&quot;;&quot;&quot;;ROUND([.AU146];0))">
            <text:p/>
          </table:table-cell>
          <table:table-cell table:style-name="ce2" table:formula="of:=IF([.AV146]=&quot;&quot;;&quot;&quot;;ROUND([.AV146];0))">
            <text:p/>
          </table:table-cell>
          <table:table-cell table:style-name="ce2" table:formula="of:=IF([.AW146]=&quot;&quot;;&quot;&quot;;ROUND([.AW146];0))">
            <text:p/>
          </table:table-cell>
          <table:table-cell table:style-name="ce2" table:formula="of:=IF([.AX146]=&quot;&quot;;&quot;&quot;;ROUND([.AX146];0))">
            <text:p/>
          </table:table-cell>
          <table:table-cell table:style-name="ce2" table:formula="of:=IF([.AY146]=&quot;&quot;;&quot;&quot;;ROUND([.AY146];0))">
            <text:p/>
          </table:table-cell>
          <table:table-cell table:style-name="ce2" table:formula="of:=IF([.AZ146]=&quot;&quot;;&quot;&quot;;ROUND([.AZ146];0))">
            <text:p/>
          </table:table-cell>
          <table:table-cell table:style-name="ce2" table:formula="of:=IF([.BA146]=&quot;&quot;;&quot;&quot;;ROUND([.BA146];0))">
            <text:p/>
          </table:table-cell>
          <table:table-cell table:style-name="ce2" table:formula="of:=IF([.BB146]=&quot;&quot;;&quot;&quot;;ROUND([.BB146];0))">
            <text:p/>
          </table:table-cell>
          <table:table-cell table:style-name="ce2" table:formula="of:=IF([.BC146]=&quot;&quot;;&quot;&quot;;ROUND([.BC146];0))">
            <text:p/>
          </table:table-cell>
          <table:table-cell table:style-name="ce2" table:formula="of:=IF([.BD146]=&quot;&quot;;&quot;&quot;;ROUND([.BD146];0))">
            <text:p/>
          </table:table-cell>
          <table:table-cell table:style-name="ce2" table:formula="of:=IF([.BE146]=&quot;&quot;;&quot;&quot;;ROUND([.BE146];0))">
            <text:p/>
          </table:table-cell>
          <table:table-cell table:style-name="ce2" table:formula="of:=IF([.BF146]=&quot;&quot;;&quot;&quot;;ROUND([.BF146];0))">
            <text:p/>
          </table:table-cell>
          <table:table-cell table:style-name="ce2" table:formula="of:=IF([.BG146]=&quot;&quot;;&quot;&quot;;ROUND([.BG146];0))">
            <text:p/>
          </table:table-cell>
          <table:table-cell table:style-name="ce2" table:formula="of:=IF([.BH146]=&quot;&quot;;&quot;&quot;;ROUND([.BH146];0))">
            <text:p/>
          </table:table-cell>
          <table:table-cell table:style-name="ce2" table:formula="of:=IF([.BI146]=&quot;&quot;;&quot;&quot;;ROUND([.BI146];0))">
            <text:p/>
          </table:table-cell>
          <table:table-cell table:style-name="ce2" table:formula="of:=IF([.BJ146]=&quot;&quot;;&quot;&quot;;ROUND([.BJ146];0))">
            <text:p/>
          </table:table-cell>
          <table:table-cell table:style-name="ce2" table:formula="of:=IF([.BK146]=&quot;&quot;;&quot;&quot;;ROUND([.BK146];0))">
            <text:p/>
          </table:table-cell>
          <table:table-cell table:style-name="ce2" table:formula="of:=IF([.BL146]=&quot;&quot;;&quot;&quot;;ROUND([.BL146];0))">
            <text:p/>
          </table:table-cell>
          <table:table-cell table:style-name="ce2" table:formula="of:=IF([.BM146]=&quot;&quot;;&quot;&quot;;ROUND([.BM146];0))">
            <text:p/>
          </table:table-cell>
          <table:table-cell table:style-name="ce2" table:formula="of:=IF([.BN146]=&quot;&quot;;&quot;&quot;;ROUND([.BN146];0))">
            <text:p/>
          </table:table-cell>
          <table:table-cell table:style-name="ce2" table:formula="of:=IF([.BO146]=&quot;&quot;;&quot;&quot;;ROUND([.BO146];0))">
            <text:p/>
          </table:table-cell>
          <table:table-cell table:style-name="ce2" table:formula="of:=IF([.BP146]=&quot;&quot;;&quot;&quot;;ROUND([.BP146];0))">
            <text:p/>
          </table:table-cell>
          <table:table-cell table:style-name="ce2" table:formula="of:=IF([.BQ146]=&quot;&quot;;&quot;&quot;;ROUND([.BQ146];0))">
            <text:p/>
          </table:table-cell>
          <table:table-cell table:style-name="ce2" table:formula="of:=IF([.BR146]=&quot;&quot;;&quot;&quot;;ROUND([.BR146];0))">
            <text:p/>
          </table:table-cell>
          <table:table-cell table:style-name="ce2" table:formula="of:=IF([.BS146]=&quot;&quot;;&quot;&quot;;ROUND([.BS146];0))">
            <text:p/>
          </table:table-cell>
          <table:table-cell table:style-name="ce2" table:formula="of:=IF([.BT146]=&quot;&quot;;&quot;&quot;;ROUND([.BT146];0))">
            <text:p/>
          </table:table-cell>
          <table:table-cell table:style-name="ce2" table:formula="of:=IF([.BU146]=&quot;&quot;;&quot;&quot;;ROUND([.BU146];0))">
            <text:p/>
          </table:table-cell>
          <table:table-cell table:style-name="ce2" table:formula="of:=IF([.BV146]=&quot;&quot;;&quot;&quot;;ROUND([.BV146];0))">
            <text:p/>
          </table:table-cell>
          <table:table-cell table:style-name="ce2" table:formula="of:=IF([.BW146]=&quot;&quot;;&quot;&quot;;ROUND([.BW146];0))">
            <text:p/>
          </table:table-cell>
          <table:table-cell table:style-name="ce2" table:formula="of:=IF([.BX146]=&quot;&quot;;&quot;&quot;;ROUND([.BX146];0))">
            <text:p/>
          </table:table-cell>
          <table:table-cell table:style-name="ce2" table:formula="of:=IF([.BY146]=&quot;&quot;;&quot;&quot;;ROUND([.BY146];0))">
            <text:p/>
          </table:table-cell>
          <table:table-cell table:style-name="ce2" table:formula="of:=IF([.BZ146]=&quot;&quot;;&quot;&quot;;ROUND([.BZ146];0))">
            <text:p/>
          </table:table-cell>
          <table:table-cell table:style-name="ce2" table:formula="of:=IF([.CA146]=&quot;&quot;;&quot;&quot;;ROUND([.CA146];0))">
            <text:p/>
          </table:table-cell>
          <table:table-cell table:style-name="ce2" table:formula="of:=IF([.CB146]=&quot;&quot;;&quot;&quot;;ROUND([.CB146];0))">
            <text:p/>
          </table:table-cell>
          <table:table-cell table:style-name="ce2" table:formula="of:=IF([.CC146]=&quot;&quot;;&quot;&quot;;ROUND([.CC146];0))">
            <text:p/>
          </table:table-cell>
          <table:table-cell table:style-name="ce2" table:formula="of:=IF([.CD146]=&quot;&quot;;&quot;&quot;;ROUND([.CD146];0))">
            <text:p/>
          </table:table-cell>
          <table:table-cell table:style-name="ce2" table:formula="of:=IF([.CE146]=&quot;&quot;;&quot;&quot;;ROUND([.CE146];0))">
            <text:p/>
          </table:table-cell>
          <table:table-cell table:style-name="ce2" table:formula="of:=IF([.CF146]=&quot;&quot;;&quot;&quot;;ROUND([.CF146];0))">
            <text:p/>
          </table:table-cell>
          <table:table-cell table:style-name="ce2" table:formula="of:=IF([.CG146]=&quot;&quot;;&quot;&quot;;ROUND([.CG146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7]&amp;&quot;_&quot;&amp;[.A27]&amp;&quot;'&quot;" office:value-type="string" office:string-value="'c_10_10'">
            <text:p>'c_10_10'</text:p>
          </table:table-cell>
          <table:table-cell/>
          <table:table-cell office:value-type="string">
            <text:p>areas.push('</text:p>
          </table:table-cell>
          <table:table-cell table:style-name="ce2" table:formula="of:=IF([.D147]=&quot;&quot;;&quot;&quot;;ROUND([.D147];0))" office:value-type="float" office:value="831">
            <text:p>831</text:p>
          </table:table-cell>
          <table:table-cell table:style-name="ce2" table:formula="of:=IF([.E147]=&quot;&quot;;&quot;&quot;;ROUND([.E147];0))" office:value-type="float" office:value="388">
            <text:p>388</text:p>
          </table:table-cell>
          <table:table-cell table:style-name="ce2" table:formula="of:=IF([.F147]=&quot;&quot;;&quot;&quot;;ROUND([.F147];0))" office:value-type="float" office:value="833">
            <text:p>833</text:p>
          </table:table-cell>
          <table:table-cell table:style-name="ce2" table:formula="of:=IF([.G147]=&quot;&quot;;&quot;&quot;;ROUND([.G147];0))" office:value-type="float" office:value="592">
            <text:p>592</text:p>
          </table:table-cell>
          <table:table-cell table:style-name="ce2" table:formula="of:=IF([.H147]=&quot;&quot;;&quot;&quot;;ROUND([.H147];0))" office:value-type="float" office:value="848">
            <text:p>848</text:p>
          </table:table-cell>
          <table:table-cell table:style-name="ce2" table:formula="of:=IF([.I147]=&quot;&quot;;&quot;&quot;;ROUND([.I147];0))" office:value-type="float" office:value="596">
            <text:p>596</text:p>
          </table:table-cell>
          <table:table-cell table:style-name="ce2" table:formula="of:=IF([.J147]=&quot;&quot;;&quot;&quot;;ROUND([.J147];0))" office:value-type="float" office:value="848">
            <text:p>848</text:p>
          </table:table-cell>
          <table:table-cell table:style-name="ce2" table:formula="of:=IF([.K147]=&quot;&quot;;&quot;&quot;;ROUND([.K147];0))" office:value-type="float" office:value="388">
            <text:p>388</text:p>
          </table:table-cell>
          <table:table-cell table:style-name="ce2" table:formula="of:=IF([.L147]=&quot;&quot;;&quot;&quot;;ROUND([.L147];0))">
            <text:p/>
          </table:table-cell>
          <table:table-cell table:style-name="ce2" table:formula="of:=IF([.M147]=&quot;&quot;;&quot;&quot;;ROUND([.M147];0))">
            <text:p/>
          </table:table-cell>
          <table:table-cell table:style-name="ce2" table:formula="of:=IF([.N147]=&quot;&quot;;&quot;&quot;;ROUND([.N147];0))">
            <text:p/>
          </table:table-cell>
          <table:table-cell table:style-name="ce2" table:formula="of:=IF([.O147]=&quot;&quot;;&quot;&quot;;ROUND([.O147];0))">
            <text:p/>
          </table:table-cell>
          <table:table-cell table:style-name="ce2" table:formula="of:=IF([.P147]=&quot;&quot;;&quot;&quot;;ROUND([.P147];0))">
            <text:p/>
          </table:table-cell>
          <table:table-cell table:style-name="ce2" table:formula="of:=IF([.Q147]=&quot;&quot;;&quot;&quot;;ROUND([.Q147];0))">
            <text:p/>
          </table:table-cell>
          <table:table-cell table:style-name="ce2" table:formula="of:=IF([.R147]=&quot;&quot;;&quot;&quot;;ROUND([.R147];0))">
            <text:p/>
          </table:table-cell>
          <table:table-cell table:style-name="ce2" table:formula="of:=IF([.S147]=&quot;&quot;;&quot;&quot;;ROUND([.S147];0))">
            <text:p/>
          </table:table-cell>
          <table:table-cell table:style-name="ce2" table:formula="of:=IF([.T147]=&quot;&quot;;&quot;&quot;;ROUND([.T147];0))">
            <text:p/>
          </table:table-cell>
          <table:table-cell table:style-name="ce2" table:formula="of:=IF([.U147]=&quot;&quot;;&quot;&quot;;ROUND([.U147];0))">
            <text:p/>
          </table:table-cell>
          <table:table-cell table:style-name="ce2" table:formula="of:=IF([.V147]=&quot;&quot;;&quot;&quot;;ROUND([.V147];0))">
            <text:p/>
          </table:table-cell>
          <table:table-cell table:style-name="ce2" table:formula="of:=IF([.W147]=&quot;&quot;;&quot;&quot;;ROUND([.W147];0))">
            <text:p/>
          </table:table-cell>
          <table:table-cell table:style-name="ce2" table:formula="of:=IF([.X147]=&quot;&quot;;&quot;&quot;;ROUND([.X147];0))">
            <text:p/>
          </table:table-cell>
          <table:table-cell table:style-name="ce2" table:formula="of:=IF([.Y147]=&quot;&quot;;&quot;&quot;;ROUND([.Y147];0))">
            <text:p/>
          </table:table-cell>
          <table:table-cell table:style-name="ce2" table:formula="of:=IF([.Z147]=&quot;&quot;;&quot;&quot;;ROUND([.Z147];0))">
            <text:p/>
          </table:table-cell>
          <table:table-cell table:style-name="ce2" table:formula="of:=IF([.AA147]=&quot;&quot;;&quot;&quot;;ROUND([.AA147];0))">
            <text:p/>
          </table:table-cell>
          <table:table-cell table:style-name="ce2" table:formula="of:=IF([.AB147]=&quot;&quot;;&quot;&quot;;ROUND([.AB147];0))">
            <text:p/>
          </table:table-cell>
          <table:table-cell table:style-name="ce2" table:formula="of:=IF([.AC147]=&quot;&quot;;&quot;&quot;;ROUND([.AC147];0))">
            <text:p/>
          </table:table-cell>
          <table:table-cell table:style-name="ce2" table:formula="of:=IF([.AD147]=&quot;&quot;;&quot;&quot;;ROUND([.AD147];0))">
            <text:p/>
          </table:table-cell>
          <table:table-cell table:style-name="ce2" table:formula="of:=IF([.AE147]=&quot;&quot;;&quot;&quot;;ROUND([.AE147];0))">
            <text:p/>
          </table:table-cell>
          <table:table-cell table:style-name="ce2" table:formula="of:=IF([.AF147]=&quot;&quot;;&quot;&quot;;ROUND([.AF147];0))">
            <text:p/>
          </table:table-cell>
          <table:table-cell table:style-name="ce2" table:formula="of:=IF([.AG147]=&quot;&quot;;&quot;&quot;;ROUND([.AG147];0))">
            <text:p/>
          </table:table-cell>
          <table:table-cell table:style-name="ce2" table:formula="of:=IF([.AH147]=&quot;&quot;;&quot;&quot;;ROUND([.AH147];0))">
            <text:p/>
          </table:table-cell>
          <table:table-cell table:style-name="ce2" table:formula="of:=IF([.AI147]=&quot;&quot;;&quot;&quot;;ROUND([.AI147];0))">
            <text:p/>
          </table:table-cell>
          <table:table-cell table:style-name="ce2" table:formula="of:=IF([.AJ147]=&quot;&quot;;&quot;&quot;;ROUND([.AJ147];0))">
            <text:p/>
          </table:table-cell>
          <table:table-cell table:style-name="ce2" table:formula="of:=IF([.AK147]=&quot;&quot;;&quot;&quot;;ROUND([.AK147];0))">
            <text:p/>
          </table:table-cell>
          <table:table-cell table:style-name="ce2" table:formula="of:=IF([.AL147]=&quot;&quot;;&quot;&quot;;ROUND([.AL147];0))">
            <text:p/>
          </table:table-cell>
          <table:table-cell table:style-name="ce2" table:formula="of:=IF([.AM147]=&quot;&quot;;&quot;&quot;;ROUND([.AM147];0))">
            <text:p/>
          </table:table-cell>
          <table:table-cell table:style-name="ce2" table:formula="of:=IF([.AN147]=&quot;&quot;;&quot;&quot;;ROUND([.AN147];0))">
            <text:p/>
          </table:table-cell>
          <table:table-cell table:style-name="ce2" table:formula="of:=IF([.AO147]=&quot;&quot;;&quot;&quot;;ROUND([.AO147];0))">
            <text:p/>
          </table:table-cell>
          <table:table-cell table:style-name="ce2" table:formula="of:=IF([.AP147]=&quot;&quot;;&quot;&quot;;ROUND([.AP147];0))">
            <text:p/>
          </table:table-cell>
          <table:table-cell table:style-name="ce2" table:formula="of:=IF([.AQ147]=&quot;&quot;;&quot;&quot;;ROUND([.AQ147];0))">
            <text:p/>
          </table:table-cell>
          <table:table-cell table:style-name="ce2" table:formula="of:=IF([.AR147]=&quot;&quot;;&quot;&quot;;ROUND([.AR147];0))">
            <text:p/>
          </table:table-cell>
          <table:table-cell table:style-name="ce2" table:formula="of:=IF([.AS147]=&quot;&quot;;&quot;&quot;;ROUND([.AS147];0))">
            <text:p/>
          </table:table-cell>
          <table:table-cell table:style-name="ce2" table:formula="of:=IF([.AT147]=&quot;&quot;;&quot;&quot;;ROUND([.AT147];0))">
            <text:p/>
          </table:table-cell>
          <table:table-cell table:style-name="ce2" table:formula="of:=IF([.AU147]=&quot;&quot;;&quot;&quot;;ROUND([.AU147];0))">
            <text:p/>
          </table:table-cell>
          <table:table-cell table:style-name="ce2" table:formula="of:=IF([.AV147]=&quot;&quot;;&quot;&quot;;ROUND([.AV147];0))">
            <text:p/>
          </table:table-cell>
          <table:table-cell table:style-name="ce2" table:formula="of:=IF([.AW147]=&quot;&quot;;&quot;&quot;;ROUND([.AW147];0))">
            <text:p/>
          </table:table-cell>
          <table:table-cell table:style-name="ce2" table:formula="of:=IF([.AX147]=&quot;&quot;;&quot;&quot;;ROUND([.AX147];0))">
            <text:p/>
          </table:table-cell>
          <table:table-cell table:style-name="ce2" table:formula="of:=IF([.AY147]=&quot;&quot;;&quot;&quot;;ROUND([.AY147];0))">
            <text:p/>
          </table:table-cell>
          <table:table-cell table:style-name="ce2" table:formula="of:=IF([.AZ147]=&quot;&quot;;&quot;&quot;;ROUND([.AZ147];0))">
            <text:p/>
          </table:table-cell>
          <table:table-cell table:style-name="ce2" table:formula="of:=IF([.BA147]=&quot;&quot;;&quot;&quot;;ROUND([.BA147];0))">
            <text:p/>
          </table:table-cell>
          <table:table-cell table:style-name="ce2" table:formula="of:=IF([.BB147]=&quot;&quot;;&quot;&quot;;ROUND([.BB147];0))">
            <text:p/>
          </table:table-cell>
          <table:table-cell table:style-name="ce2" table:formula="of:=IF([.BC147]=&quot;&quot;;&quot;&quot;;ROUND([.BC147];0))">
            <text:p/>
          </table:table-cell>
          <table:table-cell table:style-name="ce2" table:formula="of:=IF([.BD147]=&quot;&quot;;&quot;&quot;;ROUND([.BD147];0))">
            <text:p/>
          </table:table-cell>
          <table:table-cell table:style-name="ce2" table:formula="of:=IF([.BE147]=&quot;&quot;;&quot;&quot;;ROUND([.BE147];0))">
            <text:p/>
          </table:table-cell>
          <table:table-cell table:style-name="ce2" table:formula="of:=IF([.BF147]=&quot;&quot;;&quot;&quot;;ROUND([.BF147];0))">
            <text:p/>
          </table:table-cell>
          <table:table-cell table:style-name="ce2" table:formula="of:=IF([.BG147]=&quot;&quot;;&quot;&quot;;ROUND([.BG147];0))">
            <text:p/>
          </table:table-cell>
          <table:table-cell table:style-name="ce2" table:formula="of:=IF([.BH147]=&quot;&quot;;&quot;&quot;;ROUND([.BH147];0))">
            <text:p/>
          </table:table-cell>
          <table:table-cell table:style-name="ce2" table:formula="of:=IF([.BI147]=&quot;&quot;;&quot;&quot;;ROUND([.BI147];0))">
            <text:p/>
          </table:table-cell>
          <table:table-cell table:style-name="ce2" table:formula="of:=IF([.BJ147]=&quot;&quot;;&quot;&quot;;ROUND([.BJ147];0))">
            <text:p/>
          </table:table-cell>
          <table:table-cell table:style-name="ce2" table:formula="of:=IF([.BK147]=&quot;&quot;;&quot;&quot;;ROUND([.BK147];0))">
            <text:p/>
          </table:table-cell>
          <table:table-cell table:style-name="ce2" table:formula="of:=IF([.BL147]=&quot;&quot;;&quot;&quot;;ROUND([.BL147];0))">
            <text:p/>
          </table:table-cell>
          <table:table-cell table:style-name="ce2" table:formula="of:=IF([.BM147]=&quot;&quot;;&quot;&quot;;ROUND([.BM147];0))">
            <text:p/>
          </table:table-cell>
          <table:table-cell table:style-name="ce2" table:formula="of:=IF([.BN147]=&quot;&quot;;&quot;&quot;;ROUND([.BN147];0))">
            <text:p/>
          </table:table-cell>
          <table:table-cell table:style-name="ce2" table:formula="of:=IF([.BO147]=&quot;&quot;;&quot;&quot;;ROUND([.BO147];0))">
            <text:p/>
          </table:table-cell>
          <table:table-cell table:style-name="ce2" table:formula="of:=IF([.BP147]=&quot;&quot;;&quot;&quot;;ROUND([.BP147];0))">
            <text:p/>
          </table:table-cell>
          <table:table-cell table:style-name="ce2" table:formula="of:=IF([.BQ147]=&quot;&quot;;&quot;&quot;;ROUND([.BQ147];0))">
            <text:p/>
          </table:table-cell>
          <table:table-cell table:style-name="ce2" table:formula="of:=IF([.BR147]=&quot;&quot;;&quot;&quot;;ROUND([.BR147];0))">
            <text:p/>
          </table:table-cell>
          <table:table-cell table:style-name="ce2" table:formula="of:=IF([.BS147]=&quot;&quot;;&quot;&quot;;ROUND([.BS147];0))">
            <text:p/>
          </table:table-cell>
          <table:table-cell table:style-name="ce2" table:formula="of:=IF([.BT147]=&quot;&quot;;&quot;&quot;;ROUND([.BT147];0))">
            <text:p/>
          </table:table-cell>
          <table:table-cell table:style-name="ce2" table:formula="of:=IF([.BU147]=&quot;&quot;;&quot;&quot;;ROUND([.BU147];0))">
            <text:p/>
          </table:table-cell>
          <table:table-cell table:style-name="ce2" table:formula="of:=IF([.BV147]=&quot;&quot;;&quot;&quot;;ROUND([.BV147];0))">
            <text:p/>
          </table:table-cell>
          <table:table-cell table:style-name="ce2" table:formula="of:=IF([.BW147]=&quot;&quot;;&quot;&quot;;ROUND([.BW147];0))">
            <text:p/>
          </table:table-cell>
          <table:table-cell table:style-name="ce2" table:formula="of:=IF([.BX147]=&quot;&quot;;&quot;&quot;;ROUND([.BX147];0))">
            <text:p/>
          </table:table-cell>
          <table:table-cell table:style-name="ce2" table:formula="of:=IF([.BY147]=&quot;&quot;;&quot;&quot;;ROUND([.BY147];0))">
            <text:p/>
          </table:table-cell>
          <table:table-cell table:style-name="ce2" table:formula="of:=IF([.BZ147]=&quot;&quot;;&quot;&quot;;ROUND([.BZ147];0))">
            <text:p/>
          </table:table-cell>
          <table:table-cell table:style-name="ce2" table:formula="of:=IF([.CA147]=&quot;&quot;;&quot;&quot;;ROUND([.CA147];0))">
            <text:p/>
          </table:table-cell>
          <table:table-cell table:style-name="ce2" table:formula="of:=IF([.CB147]=&quot;&quot;;&quot;&quot;;ROUND([.CB147];0))">
            <text:p/>
          </table:table-cell>
          <table:table-cell table:style-name="ce2" table:formula="of:=IF([.CC147]=&quot;&quot;;&quot;&quot;;ROUND([.CC147];0))">
            <text:p/>
          </table:table-cell>
          <table:table-cell table:style-name="ce2" table:formula="of:=IF([.CD147]=&quot;&quot;;&quot;&quot;;ROUND([.CD147];0))">
            <text:p/>
          </table:table-cell>
          <table:table-cell table:style-name="ce2" table:formula="of:=IF([.CE147]=&quot;&quot;;&quot;&quot;;ROUND([.CE147];0))">
            <text:p/>
          </table:table-cell>
          <table:table-cell table:style-name="ce2" table:formula="of:=IF([.CF147]=&quot;&quot;;&quot;&quot;;ROUND([.CF147];0))">
            <text:p/>
          </table:table-cell>
          <table:table-cell table:style-name="ce2" table:formula="of:=IF([.CG147]=&quot;&quot;;&quot;&quot;;ROUND([.CG147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8]&amp;&quot;_&quot;&amp;[.A28]&amp;&quot;'&quot;" office:value-type="string" office:string-value="'c_10_10'">
            <text:p>'c_10_10'</text:p>
          </table:table-cell>
          <table:table-cell/>
          <table:table-cell office:value-type="string">
            <text:p>areas.push('</text:p>
          </table:table-cell>
          <table:table-cell table:style-name="ce2" table:formula="of:=IF([.D148]=&quot;&quot;;&quot;&quot;;ROUND([.D148];0))" office:value-type="float" office:value="874">
            <text:p>874</text:p>
          </table:table-cell>
          <table:table-cell table:style-name="ce2" table:formula="of:=IF([.E148]=&quot;&quot;;&quot;&quot;;ROUND([.E148];0))" office:value-type="float" office:value="388">
            <text:p>388</text:p>
          </table:table-cell>
          <table:table-cell table:style-name="ce2" table:formula="of:=IF([.F148]=&quot;&quot;;&quot;&quot;;ROUND([.F148];0))" office:value-type="float" office:value="874">
            <text:p>874</text:p>
          </table:table-cell>
          <table:table-cell table:style-name="ce2" table:formula="of:=IF([.G148]=&quot;&quot;;&quot;&quot;;ROUND([.G148];0))" office:value-type="float" office:value="609">
            <text:p>609</text:p>
          </table:table-cell>
          <table:table-cell table:style-name="ce2" table:formula="of:=IF([.H148]=&quot;&quot;;&quot;&quot;;ROUND([.H148];0))" office:value-type="float" office:value="960">
            <text:p>960</text:p>
          </table:table-cell>
          <table:table-cell table:style-name="ce2" table:formula="of:=IF([.I148]=&quot;&quot;;&quot;&quot;;ROUND([.I148];0))" office:value-type="float" office:value="639">
            <text:p>639</text:p>
          </table:table-cell>
          <table:table-cell table:style-name="ce2" table:formula="of:=IF([.J148]=&quot;&quot;;&quot;&quot;;ROUND([.J148];0))" office:value-type="float" office:value="979">
            <text:p>979</text:p>
          </table:table-cell>
          <table:table-cell table:style-name="ce2" table:formula="of:=IF([.K148]=&quot;&quot;;&quot;&quot;;ROUND([.K148];0))" office:value-type="float" office:value="638">
            <text:p>638</text:p>
          </table:table-cell>
          <table:table-cell table:style-name="ce2" table:formula="of:=IF([.L148]=&quot;&quot;;&quot;&quot;;ROUND([.L148];0))" office:value-type="float" office:value="978">
            <text:p>978</text:p>
          </table:table-cell>
          <table:table-cell table:style-name="ce2" table:formula="of:=IF([.M148]=&quot;&quot;;&quot;&quot;;ROUND([.M148];0))" office:value-type="float" office:value="307">
            <text:p>307</text:p>
          </table:table-cell>
          <table:table-cell table:style-name="ce2" table:formula="of:=IF([.N148]=&quot;&quot;;&quot;&quot;;ROUND([.N148];0))" office:value-type="float" office:value="961">
            <text:p>961</text:p>
          </table:table-cell>
          <table:table-cell table:style-name="ce2" table:formula="of:=IF([.O148]=&quot;&quot;;&quot;&quot;;ROUND([.O148];0))" office:value-type="float" office:value="308">
            <text:p>308</text:p>
          </table:table-cell>
          <table:table-cell table:style-name="ce2" table:formula="of:=IF([.P148]=&quot;&quot;;&quot;&quot;;ROUND([.P148];0))" office:value-type="float" office:value="833">
            <text:p>833</text:p>
          </table:table-cell>
          <table:table-cell table:style-name="ce2" table:formula="of:=IF([.Q148]=&quot;&quot;;&quot;&quot;;ROUND([.Q148];0))" office:value-type="float" office:value="312">
            <text:p>312</text:p>
          </table:table-cell>
          <table:table-cell table:style-name="ce2" table:formula="of:=IF([.R148]=&quot;&quot;;&quot;&quot;;ROUND([.R148];0))" office:value-type="float" office:value="832">
            <text:p>832</text:p>
          </table:table-cell>
          <table:table-cell table:style-name="ce2" table:formula="of:=IF([.S148]=&quot;&quot;;&quot;&quot;;ROUND([.S148];0))" office:value-type="float" office:value="347">
            <text:p>347</text:p>
          </table:table-cell>
          <table:table-cell table:style-name="ce2" table:formula="of:=IF([.T148]=&quot;&quot;;&quot;&quot;;ROUND([.T148];0))" office:value-type="float" office:value="955">
            <text:p>955</text:p>
          </table:table-cell>
          <table:table-cell table:style-name="ce2" table:formula="of:=IF([.U148]=&quot;&quot;;&quot;&quot;;ROUND([.U148];0))" office:value-type="float" office:value="346">
            <text:p>346</text:p>
          </table:table-cell>
          <table:table-cell table:style-name="ce2" table:formula="of:=IF([.V148]=&quot;&quot;;&quot;&quot;;ROUND([.V148];0))" office:value-type="float" office:value="954">
            <text:p>954</text:p>
          </table:table-cell>
          <table:table-cell table:style-name="ce2" table:formula="of:=IF([.W148]=&quot;&quot;;&quot;&quot;;ROUND([.W148];0))" office:value-type="float" office:value="387">
            <text:p>387</text:p>
          </table:table-cell>
          <table:table-cell table:style-name="ce2" table:formula="of:=IF([.X148]=&quot;&quot;;&quot;&quot;;ROUND([.X148];0))">
            <text:p/>
          </table:table-cell>
          <table:table-cell table:style-name="ce2" table:formula="of:=IF([.Y148]=&quot;&quot;;&quot;&quot;;ROUND([.Y148];0))">
            <text:p/>
          </table:table-cell>
          <table:table-cell table:style-name="ce2" table:formula="of:=IF([.Z148]=&quot;&quot;;&quot;&quot;;ROUND([.Z148];0))">
            <text:p/>
          </table:table-cell>
          <table:table-cell table:style-name="ce2" table:formula="of:=IF([.AA148]=&quot;&quot;;&quot;&quot;;ROUND([.AA148];0))">
            <text:p/>
          </table:table-cell>
          <table:table-cell table:style-name="ce2" table:formula="of:=IF([.AB148]=&quot;&quot;;&quot;&quot;;ROUND([.AB148];0))">
            <text:p/>
          </table:table-cell>
          <table:table-cell table:style-name="ce2" table:formula="of:=IF([.AC148]=&quot;&quot;;&quot;&quot;;ROUND([.AC148];0))">
            <text:p/>
          </table:table-cell>
          <table:table-cell table:style-name="ce2" table:formula="of:=IF([.AD148]=&quot;&quot;;&quot;&quot;;ROUND([.AD148];0))">
            <text:p/>
          </table:table-cell>
          <table:table-cell table:style-name="ce2" table:formula="of:=IF([.AE148]=&quot;&quot;;&quot;&quot;;ROUND([.AE148];0))">
            <text:p/>
          </table:table-cell>
          <table:table-cell table:style-name="ce2" table:formula="of:=IF([.AF148]=&quot;&quot;;&quot;&quot;;ROUND([.AF148];0))">
            <text:p/>
          </table:table-cell>
          <table:table-cell table:style-name="ce2" table:formula="of:=IF([.AG148]=&quot;&quot;;&quot;&quot;;ROUND([.AG148];0))">
            <text:p/>
          </table:table-cell>
          <table:table-cell table:style-name="ce2" table:formula="of:=IF([.AH148]=&quot;&quot;;&quot;&quot;;ROUND([.AH148];0))">
            <text:p/>
          </table:table-cell>
          <table:table-cell table:style-name="ce2" table:formula="of:=IF([.AI148]=&quot;&quot;;&quot;&quot;;ROUND([.AI148];0))">
            <text:p/>
          </table:table-cell>
          <table:table-cell table:style-name="ce2" table:formula="of:=IF([.AJ148]=&quot;&quot;;&quot;&quot;;ROUND([.AJ148];0))">
            <text:p/>
          </table:table-cell>
          <table:table-cell table:style-name="ce2" table:formula="of:=IF([.AK148]=&quot;&quot;;&quot;&quot;;ROUND([.AK148];0))">
            <text:p/>
          </table:table-cell>
          <table:table-cell table:style-name="ce2" table:formula="of:=IF([.AL148]=&quot;&quot;;&quot;&quot;;ROUND([.AL148];0))">
            <text:p/>
          </table:table-cell>
          <table:table-cell table:style-name="ce2" table:formula="of:=IF([.AM148]=&quot;&quot;;&quot;&quot;;ROUND([.AM148];0))">
            <text:p/>
          </table:table-cell>
          <table:table-cell table:style-name="ce2" table:formula="of:=IF([.AN148]=&quot;&quot;;&quot;&quot;;ROUND([.AN148];0))">
            <text:p/>
          </table:table-cell>
          <table:table-cell table:style-name="ce2" table:formula="of:=IF([.AO148]=&quot;&quot;;&quot;&quot;;ROUND([.AO148];0))">
            <text:p/>
          </table:table-cell>
          <table:table-cell table:style-name="ce2" table:formula="of:=IF([.AP148]=&quot;&quot;;&quot;&quot;;ROUND([.AP148];0))">
            <text:p/>
          </table:table-cell>
          <table:table-cell table:style-name="ce2" table:formula="of:=IF([.AQ148]=&quot;&quot;;&quot;&quot;;ROUND([.AQ148];0))">
            <text:p/>
          </table:table-cell>
          <table:table-cell table:style-name="ce2" table:formula="of:=IF([.AR148]=&quot;&quot;;&quot;&quot;;ROUND([.AR148];0))">
            <text:p/>
          </table:table-cell>
          <table:table-cell table:style-name="ce2" table:formula="of:=IF([.AS148]=&quot;&quot;;&quot;&quot;;ROUND([.AS148];0))">
            <text:p/>
          </table:table-cell>
          <table:table-cell table:style-name="ce2" table:formula="of:=IF([.AT148]=&quot;&quot;;&quot;&quot;;ROUND([.AT148];0))">
            <text:p/>
          </table:table-cell>
          <table:table-cell table:style-name="ce2" table:formula="of:=IF([.AU148]=&quot;&quot;;&quot;&quot;;ROUND([.AU148];0))">
            <text:p/>
          </table:table-cell>
          <table:table-cell table:style-name="ce2" table:formula="of:=IF([.AV148]=&quot;&quot;;&quot;&quot;;ROUND([.AV148];0))">
            <text:p/>
          </table:table-cell>
          <table:table-cell table:style-name="ce2" table:formula="of:=IF([.AW148]=&quot;&quot;;&quot;&quot;;ROUND([.AW148];0))">
            <text:p/>
          </table:table-cell>
          <table:table-cell table:style-name="ce2" table:formula="of:=IF([.AX148]=&quot;&quot;;&quot;&quot;;ROUND([.AX148];0))">
            <text:p/>
          </table:table-cell>
          <table:table-cell table:style-name="ce2" table:formula="of:=IF([.AY148]=&quot;&quot;;&quot;&quot;;ROUND([.AY148];0))">
            <text:p/>
          </table:table-cell>
          <table:table-cell table:style-name="ce2" table:formula="of:=IF([.AZ148]=&quot;&quot;;&quot;&quot;;ROUND([.AZ148];0))">
            <text:p/>
          </table:table-cell>
          <table:table-cell table:style-name="ce2" table:formula="of:=IF([.BA148]=&quot;&quot;;&quot;&quot;;ROUND([.BA148];0))">
            <text:p/>
          </table:table-cell>
          <table:table-cell table:style-name="ce2" table:formula="of:=IF([.BB148]=&quot;&quot;;&quot;&quot;;ROUND([.BB148];0))">
            <text:p/>
          </table:table-cell>
          <table:table-cell table:style-name="ce2" table:formula="of:=IF([.BC148]=&quot;&quot;;&quot;&quot;;ROUND([.BC148];0))">
            <text:p/>
          </table:table-cell>
          <table:table-cell table:style-name="ce2" table:formula="of:=IF([.BD148]=&quot;&quot;;&quot;&quot;;ROUND([.BD148];0))">
            <text:p/>
          </table:table-cell>
          <table:table-cell table:style-name="ce2" table:formula="of:=IF([.BE148]=&quot;&quot;;&quot;&quot;;ROUND([.BE148];0))">
            <text:p/>
          </table:table-cell>
          <table:table-cell table:style-name="ce2" table:formula="of:=IF([.BF148]=&quot;&quot;;&quot;&quot;;ROUND([.BF148];0))">
            <text:p/>
          </table:table-cell>
          <table:table-cell table:style-name="ce2" table:formula="of:=IF([.BG148]=&quot;&quot;;&quot;&quot;;ROUND([.BG148];0))">
            <text:p/>
          </table:table-cell>
          <table:table-cell table:style-name="ce2" table:formula="of:=IF([.BH148]=&quot;&quot;;&quot;&quot;;ROUND([.BH148];0))">
            <text:p/>
          </table:table-cell>
          <table:table-cell table:style-name="ce2" table:formula="of:=IF([.BI148]=&quot;&quot;;&quot;&quot;;ROUND([.BI148];0))">
            <text:p/>
          </table:table-cell>
          <table:table-cell table:style-name="ce2" table:formula="of:=IF([.BJ148]=&quot;&quot;;&quot;&quot;;ROUND([.BJ148];0))">
            <text:p/>
          </table:table-cell>
          <table:table-cell table:style-name="ce2" table:formula="of:=IF([.BK148]=&quot;&quot;;&quot;&quot;;ROUND([.BK148];0))">
            <text:p/>
          </table:table-cell>
          <table:table-cell table:style-name="ce2" table:formula="of:=IF([.BL148]=&quot;&quot;;&quot;&quot;;ROUND([.BL148];0))">
            <text:p/>
          </table:table-cell>
          <table:table-cell table:style-name="ce2" table:formula="of:=IF([.BM148]=&quot;&quot;;&quot;&quot;;ROUND([.BM148];0))">
            <text:p/>
          </table:table-cell>
          <table:table-cell table:style-name="ce2" table:formula="of:=IF([.BN148]=&quot;&quot;;&quot;&quot;;ROUND([.BN148];0))">
            <text:p/>
          </table:table-cell>
          <table:table-cell table:style-name="ce2" table:formula="of:=IF([.BO148]=&quot;&quot;;&quot;&quot;;ROUND([.BO148];0))">
            <text:p/>
          </table:table-cell>
          <table:table-cell table:style-name="ce2" table:formula="of:=IF([.BP148]=&quot;&quot;;&quot;&quot;;ROUND([.BP148];0))">
            <text:p/>
          </table:table-cell>
          <table:table-cell table:style-name="ce2" table:formula="of:=IF([.BQ148]=&quot;&quot;;&quot;&quot;;ROUND([.BQ148];0))">
            <text:p/>
          </table:table-cell>
          <table:table-cell table:style-name="ce2" table:formula="of:=IF([.BR148]=&quot;&quot;;&quot;&quot;;ROUND([.BR148];0))">
            <text:p/>
          </table:table-cell>
          <table:table-cell table:style-name="ce2" table:formula="of:=IF([.BS148]=&quot;&quot;;&quot;&quot;;ROUND([.BS148];0))">
            <text:p/>
          </table:table-cell>
          <table:table-cell table:style-name="ce2" table:formula="of:=IF([.BT148]=&quot;&quot;;&quot;&quot;;ROUND([.BT148];0))">
            <text:p/>
          </table:table-cell>
          <table:table-cell table:style-name="ce2" table:formula="of:=IF([.BU148]=&quot;&quot;;&quot;&quot;;ROUND([.BU148];0))">
            <text:p/>
          </table:table-cell>
          <table:table-cell table:style-name="ce2" table:formula="of:=IF([.BV148]=&quot;&quot;;&quot;&quot;;ROUND([.BV148];0))">
            <text:p/>
          </table:table-cell>
          <table:table-cell table:style-name="ce2" table:formula="of:=IF([.BW148]=&quot;&quot;;&quot;&quot;;ROUND([.BW148];0))">
            <text:p/>
          </table:table-cell>
          <table:table-cell table:style-name="ce2" table:formula="of:=IF([.BX148]=&quot;&quot;;&quot;&quot;;ROUND([.BX148];0))">
            <text:p/>
          </table:table-cell>
          <table:table-cell table:style-name="ce2" table:formula="of:=IF([.BY148]=&quot;&quot;;&quot;&quot;;ROUND([.BY148];0))">
            <text:p/>
          </table:table-cell>
          <table:table-cell table:style-name="ce2" table:formula="of:=IF([.BZ148]=&quot;&quot;;&quot;&quot;;ROUND([.BZ148];0))">
            <text:p/>
          </table:table-cell>
          <table:table-cell table:style-name="ce2" table:formula="of:=IF([.CA148]=&quot;&quot;;&quot;&quot;;ROUND([.CA148];0))">
            <text:p/>
          </table:table-cell>
          <table:table-cell table:style-name="ce2" table:formula="of:=IF([.CB148]=&quot;&quot;;&quot;&quot;;ROUND([.CB148];0))">
            <text:p/>
          </table:table-cell>
          <table:table-cell table:style-name="ce2" table:formula="of:=IF([.CC148]=&quot;&quot;;&quot;&quot;;ROUND([.CC148];0))">
            <text:p/>
          </table:table-cell>
          <table:table-cell table:style-name="ce2" table:formula="of:=IF([.CD148]=&quot;&quot;;&quot;&quot;;ROUND([.CD148];0))">
            <text:p/>
          </table:table-cell>
          <table:table-cell table:style-name="ce2" table:formula="of:=IF([.CE148]=&quot;&quot;;&quot;&quot;;ROUND([.CE148];0))">
            <text:p/>
          </table:table-cell>
          <table:table-cell table:style-name="ce2" table:formula="of:=IF([.CF148]=&quot;&quot;;&quot;&quot;;ROUND([.CF148];0))">
            <text:p/>
          </table:table-cell>
          <table:table-cell table:style-name="ce2" table:formula="of:=IF([.CG148]=&quot;&quot;;&quot;&quot;;ROUND([.CG148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29]&amp;&quot;_&quot;&amp;[.A29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49]=&quot;&quot;;&quot;&quot;;ROUND([.D149];0))">
            <text:p/>
          </table:table-cell>
          <table:table-cell table:style-name="ce2" table:formula="of:=IF([.E149]=&quot;&quot;;&quot;&quot;;ROUND([.E149];0))">
            <text:p/>
          </table:table-cell>
          <table:table-cell table:style-name="ce2" table:formula="of:=IF([.F149]=&quot;&quot;;&quot;&quot;;ROUND([.F149];0))">
            <text:p/>
          </table:table-cell>
          <table:table-cell table:style-name="ce2" table:formula="of:=IF([.G149]=&quot;&quot;;&quot;&quot;;ROUND([.G149];0))">
            <text:p/>
          </table:table-cell>
          <table:table-cell table:style-name="ce2" table:formula="of:=IF([.H149]=&quot;&quot;;&quot;&quot;;ROUND([.H149];0))">
            <text:p/>
          </table:table-cell>
          <table:table-cell table:style-name="ce2" table:formula="of:=IF([.I149]=&quot;&quot;;&quot;&quot;;ROUND([.I149];0))">
            <text:p/>
          </table:table-cell>
          <table:table-cell table:style-name="ce2" table:formula="of:=IF([.J149]=&quot;&quot;;&quot;&quot;;ROUND([.J149];0))">
            <text:p/>
          </table:table-cell>
          <table:table-cell table:style-name="ce2" table:formula="of:=IF([.K149]=&quot;&quot;;&quot;&quot;;ROUND([.K149];0))">
            <text:p/>
          </table:table-cell>
          <table:table-cell table:style-name="ce2" table:formula="of:=IF([.L149]=&quot;&quot;;&quot;&quot;;ROUND([.L149];0))">
            <text:p/>
          </table:table-cell>
          <table:table-cell table:style-name="ce2" table:formula="of:=IF([.M149]=&quot;&quot;;&quot;&quot;;ROUND([.M149];0))">
            <text:p/>
          </table:table-cell>
          <table:table-cell table:style-name="ce2" table:formula="of:=IF([.N149]=&quot;&quot;;&quot;&quot;;ROUND([.N149];0))">
            <text:p/>
          </table:table-cell>
          <table:table-cell table:style-name="ce2" table:formula="of:=IF([.O149]=&quot;&quot;;&quot;&quot;;ROUND([.O149];0))">
            <text:p/>
          </table:table-cell>
          <table:table-cell table:style-name="ce2" table:formula="of:=IF([.P149]=&quot;&quot;;&quot;&quot;;ROUND([.P149];0))">
            <text:p/>
          </table:table-cell>
          <table:table-cell table:style-name="ce2" table:formula="of:=IF([.Q149]=&quot;&quot;;&quot;&quot;;ROUND([.Q149];0))">
            <text:p/>
          </table:table-cell>
          <table:table-cell table:style-name="ce2" table:formula="of:=IF([.R149]=&quot;&quot;;&quot;&quot;;ROUND([.R149];0))">
            <text:p/>
          </table:table-cell>
          <table:table-cell table:style-name="ce2" table:formula="of:=IF([.S149]=&quot;&quot;;&quot;&quot;;ROUND([.S149];0))">
            <text:p/>
          </table:table-cell>
          <table:table-cell table:style-name="ce2" table:formula="of:=IF([.T149]=&quot;&quot;;&quot;&quot;;ROUND([.T149];0))">
            <text:p/>
          </table:table-cell>
          <table:table-cell table:style-name="ce2" table:formula="of:=IF([.U149]=&quot;&quot;;&quot;&quot;;ROUND([.U149];0))">
            <text:p/>
          </table:table-cell>
          <table:table-cell table:style-name="ce2" table:formula="of:=IF([.V149]=&quot;&quot;;&quot;&quot;;ROUND([.V149];0))">
            <text:p/>
          </table:table-cell>
          <table:table-cell table:style-name="ce2" table:formula="of:=IF([.W149]=&quot;&quot;;&quot;&quot;;ROUND([.W149];0))">
            <text:p/>
          </table:table-cell>
          <table:table-cell table:style-name="ce2" table:formula="of:=IF([.X149]=&quot;&quot;;&quot;&quot;;ROUND([.X149];0))">
            <text:p/>
          </table:table-cell>
          <table:table-cell table:style-name="ce2" table:formula="of:=IF([.Y149]=&quot;&quot;;&quot;&quot;;ROUND([.Y149];0))">
            <text:p/>
          </table:table-cell>
          <table:table-cell table:style-name="ce2" table:formula="of:=IF([.Z149]=&quot;&quot;;&quot;&quot;;ROUND([.Z149];0))">
            <text:p/>
          </table:table-cell>
          <table:table-cell table:style-name="ce2" table:formula="of:=IF([.AA149]=&quot;&quot;;&quot;&quot;;ROUND([.AA149];0))">
            <text:p/>
          </table:table-cell>
          <table:table-cell table:style-name="ce2" table:formula="of:=IF([.AB149]=&quot;&quot;;&quot;&quot;;ROUND([.AB149];0))">
            <text:p/>
          </table:table-cell>
          <table:table-cell table:style-name="ce2" table:formula="of:=IF([.AC149]=&quot;&quot;;&quot;&quot;;ROUND([.AC149];0))">
            <text:p/>
          </table:table-cell>
          <table:table-cell table:style-name="ce2" table:formula="of:=IF([.AD149]=&quot;&quot;;&quot;&quot;;ROUND([.AD149];0))">
            <text:p/>
          </table:table-cell>
          <table:table-cell table:style-name="ce2" table:formula="of:=IF([.AE149]=&quot;&quot;;&quot;&quot;;ROUND([.AE149];0))">
            <text:p/>
          </table:table-cell>
          <table:table-cell table:style-name="ce2" table:formula="of:=IF([.AF149]=&quot;&quot;;&quot;&quot;;ROUND([.AF149];0))">
            <text:p/>
          </table:table-cell>
          <table:table-cell table:style-name="ce2" table:formula="of:=IF([.AG149]=&quot;&quot;;&quot;&quot;;ROUND([.AG149];0))">
            <text:p/>
          </table:table-cell>
          <table:table-cell table:style-name="ce2" table:formula="of:=IF([.AH149]=&quot;&quot;;&quot;&quot;;ROUND([.AH149];0))">
            <text:p/>
          </table:table-cell>
          <table:table-cell table:style-name="ce2" table:formula="of:=IF([.AI149]=&quot;&quot;;&quot;&quot;;ROUND([.AI149];0))">
            <text:p/>
          </table:table-cell>
          <table:table-cell table:style-name="ce2" table:formula="of:=IF([.AJ149]=&quot;&quot;;&quot;&quot;;ROUND([.AJ149];0))">
            <text:p/>
          </table:table-cell>
          <table:table-cell table:style-name="ce2" table:formula="of:=IF([.AK149]=&quot;&quot;;&quot;&quot;;ROUND([.AK149];0))">
            <text:p/>
          </table:table-cell>
          <table:table-cell table:style-name="ce2" table:formula="of:=IF([.AL149]=&quot;&quot;;&quot;&quot;;ROUND([.AL149];0))">
            <text:p/>
          </table:table-cell>
          <table:table-cell table:style-name="ce2" table:formula="of:=IF([.AM149]=&quot;&quot;;&quot;&quot;;ROUND([.AM149];0))">
            <text:p/>
          </table:table-cell>
          <table:table-cell table:style-name="ce2" table:formula="of:=IF([.AN149]=&quot;&quot;;&quot;&quot;;ROUND([.AN149];0))">
            <text:p/>
          </table:table-cell>
          <table:table-cell table:style-name="ce2" table:formula="of:=IF([.AO149]=&quot;&quot;;&quot;&quot;;ROUND([.AO149];0))">
            <text:p/>
          </table:table-cell>
          <table:table-cell table:style-name="ce2" table:formula="of:=IF([.AP149]=&quot;&quot;;&quot;&quot;;ROUND([.AP149];0))">
            <text:p/>
          </table:table-cell>
          <table:table-cell table:style-name="ce2" table:formula="of:=IF([.AQ149]=&quot;&quot;;&quot;&quot;;ROUND([.AQ149];0))">
            <text:p/>
          </table:table-cell>
          <table:table-cell table:style-name="ce2" table:formula="of:=IF([.AR149]=&quot;&quot;;&quot;&quot;;ROUND([.AR149];0))">
            <text:p/>
          </table:table-cell>
          <table:table-cell table:style-name="ce2" table:formula="of:=IF([.AS149]=&quot;&quot;;&quot;&quot;;ROUND([.AS149];0))">
            <text:p/>
          </table:table-cell>
          <table:table-cell table:style-name="ce2" table:formula="of:=IF([.AT149]=&quot;&quot;;&quot;&quot;;ROUND([.AT149];0))">
            <text:p/>
          </table:table-cell>
          <table:table-cell table:style-name="ce2" table:formula="of:=IF([.AU149]=&quot;&quot;;&quot;&quot;;ROUND([.AU149];0))">
            <text:p/>
          </table:table-cell>
          <table:table-cell table:style-name="ce2" table:formula="of:=IF([.AV149]=&quot;&quot;;&quot;&quot;;ROUND([.AV149];0))">
            <text:p/>
          </table:table-cell>
          <table:table-cell table:style-name="ce2" table:formula="of:=IF([.AW149]=&quot;&quot;;&quot;&quot;;ROUND([.AW149];0))">
            <text:p/>
          </table:table-cell>
          <table:table-cell table:style-name="ce2" table:formula="of:=IF([.AX149]=&quot;&quot;;&quot;&quot;;ROUND([.AX149];0))">
            <text:p/>
          </table:table-cell>
          <table:table-cell table:style-name="ce2" table:formula="of:=IF([.AY149]=&quot;&quot;;&quot;&quot;;ROUND([.AY149];0))">
            <text:p/>
          </table:table-cell>
          <table:table-cell table:style-name="ce2" table:formula="of:=IF([.AZ149]=&quot;&quot;;&quot;&quot;;ROUND([.AZ149];0))">
            <text:p/>
          </table:table-cell>
          <table:table-cell table:style-name="ce2" table:formula="of:=IF([.BA149]=&quot;&quot;;&quot;&quot;;ROUND([.BA149];0))">
            <text:p/>
          </table:table-cell>
          <table:table-cell table:style-name="ce2" table:formula="of:=IF([.BB149]=&quot;&quot;;&quot;&quot;;ROUND([.BB149];0))">
            <text:p/>
          </table:table-cell>
          <table:table-cell table:style-name="ce2" table:formula="of:=IF([.BC149]=&quot;&quot;;&quot;&quot;;ROUND([.BC149];0))">
            <text:p/>
          </table:table-cell>
          <table:table-cell table:style-name="ce2" table:formula="of:=IF([.BD149]=&quot;&quot;;&quot;&quot;;ROUND([.BD149];0))">
            <text:p/>
          </table:table-cell>
          <table:table-cell table:style-name="ce2" table:formula="of:=IF([.BE149]=&quot;&quot;;&quot;&quot;;ROUND([.BE149];0))">
            <text:p/>
          </table:table-cell>
          <table:table-cell table:style-name="ce2" table:formula="of:=IF([.BF149]=&quot;&quot;;&quot;&quot;;ROUND([.BF149];0))">
            <text:p/>
          </table:table-cell>
          <table:table-cell table:style-name="ce2" table:formula="of:=IF([.BG149]=&quot;&quot;;&quot;&quot;;ROUND([.BG149];0))">
            <text:p/>
          </table:table-cell>
          <table:table-cell table:style-name="ce2" table:formula="of:=IF([.BH149]=&quot;&quot;;&quot;&quot;;ROUND([.BH149];0))">
            <text:p/>
          </table:table-cell>
          <table:table-cell table:style-name="ce2" table:formula="of:=IF([.BI149]=&quot;&quot;;&quot;&quot;;ROUND([.BI149];0))">
            <text:p/>
          </table:table-cell>
          <table:table-cell table:style-name="ce2" table:formula="of:=IF([.BJ149]=&quot;&quot;;&quot;&quot;;ROUND([.BJ149];0))">
            <text:p/>
          </table:table-cell>
          <table:table-cell table:style-name="ce2" table:formula="of:=IF([.BK149]=&quot;&quot;;&quot;&quot;;ROUND([.BK149];0))">
            <text:p/>
          </table:table-cell>
          <table:table-cell table:style-name="ce2" table:formula="of:=IF([.BL149]=&quot;&quot;;&quot;&quot;;ROUND([.BL149];0))">
            <text:p/>
          </table:table-cell>
          <table:table-cell table:style-name="ce2" table:formula="of:=IF([.BM149]=&quot;&quot;;&quot;&quot;;ROUND([.BM149];0))">
            <text:p/>
          </table:table-cell>
          <table:table-cell table:style-name="ce2" table:formula="of:=IF([.BN149]=&quot;&quot;;&quot;&quot;;ROUND([.BN149];0))">
            <text:p/>
          </table:table-cell>
          <table:table-cell table:style-name="ce2" table:formula="of:=IF([.BO149]=&quot;&quot;;&quot;&quot;;ROUND([.BO149];0))">
            <text:p/>
          </table:table-cell>
          <table:table-cell table:style-name="ce2" table:formula="of:=IF([.BP149]=&quot;&quot;;&quot;&quot;;ROUND([.BP149];0))">
            <text:p/>
          </table:table-cell>
          <table:table-cell table:style-name="ce2" table:formula="of:=IF([.BQ149]=&quot;&quot;;&quot;&quot;;ROUND([.BQ149];0))">
            <text:p/>
          </table:table-cell>
          <table:table-cell table:style-name="ce2" table:formula="of:=IF([.BR149]=&quot;&quot;;&quot;&quot;;ROUND([.BR149];0))">
            <text:p/>
          </table:table-cell>
          <table:table-cell table:style-name="ce2" table:formula="of:=IF([.BS149]=&quot;&quot;;&quot;&quot;;ROUND([.BS149];0))">
            <text:p/>
          </table:table-cell>
          <table:table-cell table:style-name="ce2" table:formula="of:=IF([.BT149]=&quot;&quot;;&quot;&quot;;ROUND([.BT149];0))">
            <text:p/>
          </table:table-cell>
          <table:table-cell table:style-name="ce2" table:formula="of:=IF([.BU149]=&quot;&quot;;&quot;&quot;;ROUND([.BU149];0))">
            <text:p/>
          </table:table-cell>
          <table:table-cell table:style-name="ce2" table:formula="of:=IF([.BV149]=&quot;&quot;;&quot;&quot;;ROUND([.BV149];0))">
            <text:p/>
          </table:table-cell>
          <table:table-cell table:style-name="ce2" table:formula="of:=IF([.BW149]=&quot;&quot;;&quot;&quot;;ROUND([.BW149];0))">
            <text:p/>
          </table:table-cell>
          <table:table-cell table:style-name="ce2" table:formula="of:=IF([.BX149]=&quot;&quot;;&quot;&quot;;ROUND([.BX149];0))">
            <text:p/>
          </table:table-cell>
          <table:table-cell table:style-name="ce2" table:formula="of:=IF([.BY149]=&quot;&quot;;&quot;&quot;;ROUND([.BY149];0))">
            <text:p/>
          </table:table-cell>
          <table:table-cell table:style-name="ce2" table:formula="of:=IF([.BZ149]=&quot;&quot;;&quot;&quot;;ROUND([.BZ149];0))">
            <text:p/>
          </table:table-cell>
          <table:table-cell table:style-name="ce2" table:formula="of:=IF([.CA149]=&quot;&quot;;&quot;&quot;;ROUND([.CA149];0))">
            <text:p/>
          </table:table-cell>
          <table:table-cell table:style-name="ce2" table:formula="of:=IF([.CB149]=&quot;&quot;;&quot;&quot;;ROUND([.CB149];0))">
            <text:p/>
          </table:table-cell>
          <table:table-cell table:style-name="ce2" table:formula="of:=IF([.CC149]=&quot;&quot;;&quot;&quot;;ROUND([.CC149];0))">
            <text:p/>
          </table:table-cell>
          <table:table-cell table:style-name="ce2" table:formula="of:=IF([.CD149]=&quot;&quot;;&quot;&quot;;ROUND([.CD149];0))">
            <text:p/>
          </table:table-cell>
          <table:table-cell table:style-name="ce2" table:formula="of:=IF([.CE149]=&quot;&quot;;&quot;&quot;;ROUND([.CE149];0))">
            <text:p/>
          </table:table-cell>
          <table:table-cell table:style-name="ce2" table:formula="of:=IF([.CF149]=&quot;&quot;;&quot;&quot;;ROUND([.CF149];0))">
            <text:p/>
          </table:table-cell>
          <table:table-cell table:style-name="ce2" table:formula="of:=IF([.CG149]=&quot;&quot;;&quot;&quot;;ROUND([.CG149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0]&amp;&quot;_&quot;&amp;[.A30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50]=&quot;&quot;;&quot;&quot;;ROUND([.D150];0))">
            <text:p/>
          </table:table-cell>
          <table:table-cell table:style-name="ce2" table:formula="of:=IF([.E150]=&quot;&quot;;&quot;&quot;;ROUND([.E150];0))">
            <text:p/>
          </table:table-cell>
          <table:table-cell table:style-name="ce2" table:formula="of:=IF([.F150]=&quot;&quot;;&quot;&quot;;ROUND([.F150];0))">
            <text:p/>
          </table:table-cell>
          <table:table-cell table:style-name="ce2" table:formula="of:=IF([.G150]=&quot;&quot;;&quot;&quot;;ROUND([.G150];0))">
            <text:p/>
          </table:table-cell>
          <table:table-cell table:style-name="ce2" table:formula="of:=IF([.H150]=&quot;&quot;;&quot;&quot;;ROUND([.H150];0))">
            <text:p/>
          </table:table-cell>
          <table:table-cell table:style-name="ce2" table:formula="of:=IF([.I150]=&quot;&quot;;&quot;&quot;;ROUND([.I150];0))">
            <text:p/>
          </table:table-cell>
          <table:table-cell table:style-name="ce2" table:formula="of:=IF([.J150]=&quot;&quot;;&quot;&quot;;ROUND([.J150];0))">
            <text:p/>
          </table:table-cell>
          <table:table-cell table:style-name="ce2" table:formula="of:=IF([.K150]=&quot;&quot;;&quot;&quot;;ROUND([.K150];0))">
            <text:p/>
          </table:table-cell>
          <table:table-cell table:style-name="ce2" table:formula="of:=IF([.L150]=&quot;&quot;;&quot;&quot;;ROUND([.L150];0))">
            <text:p/>
          </table:table-cell>
          <table:table-cell table:style-name="ce2" table:formula="of:=IF([.M150]=&quot;&quot;;&quot;&quot;;ROUND([.M150];0))">
            <text:p/>
          </table:table-cell>
          <table:table-cell table:style-name="ce2" table:formula="of:=IF([.N150]=&quot;&quot;;&quot;&quot;;ROUND([.N150];0))">
            <text:p/>
          </table:table-cell>
          <table:table-cell table:style-name="ce2" table:formula="of:=IF([.O150]=&quot;&quot;;&quot;&quot;;ROUND([.O150];0))">
            <text:p/>
          </table:table-cell>
          <table:table-cell table:style-name="ce2" table:formula="of:=IF([.P150]=&quot;&quot;;&quot;&quot;;ROUND([.P150];0))">
            <text:p/>
          </table:table-cell>
          <table:table-cell table:style-name="ce2" table:formula="of:=IF([.Q150]=&quot;&quot;;&quot;&quot;;ROUND([.Q150];0))">
            <text:p/>
          </table:table-cell>
          <table:table-cell table:style-name="ce2" table:formula="of:=IF([.R150]=&quot;&quot;;&quot;&quot;;ROUND([.R150];0))">
            <text:p/>
          </table:table-cell>
          <table:table-cell table:style-name="ce2" table:formula="of:=IF([.S150]=&quot;&quot;;&quot;&quot;;ROUND([.S150];0))">
            <text:p/>
          </table:table-cell>
          <table:table-cell table:style-name="ce2" table:formula="of:=IF([.T150]=&quot;&quot;;&quot;&quot;;ROUND([.T150];0))">
            <text:p/>
          </table:table-cell>
          <table:table-cell table:style-name="ce2" table:formula="of:=IF([.U150]=&quot;&quot;;&quot;&quot;;ROUND([.U150];0))">
            <text:p/>
          </table:table-cell>
          <table:table-cell table:style-name="ce2" table:formula="of:=IF([.V150]=&quot;&quot;;&quot;&quot;;ROUND([.V150];0))">
            <text:p/>
          </table:table-cell>
          <table:table-cell table:style-name="ce2" table:formula="of:=IF([.W150]=&quot;&quot;;&quot;&quot;;ROUND([.W150];0))">
            <text:p/>
          </table:table-cell>
          <table:table-cell table:style-name="ce2" table:formula="of:=IF([.X150]=&quot;&quot;;&quot;&quot;;ROUND([.X150];0))">
            <text:p/>
          </table:table-cell>
          <table:table-cell table:style-name="ce2" table:formula="of:=IF([.Y150]=&quot;&quot;;&quot;&quot;;ROUND([.Y150];0))">
            <text:p/>
          </table:table-cell>
          <table:table-cell table:style-name="ce2" table:formula="of:=IF([.Z150]=&quot;&quot;;&quot;&quot;;ROUND([.Z150];0))">
            <text:p/>
          </table:table-cell>
          <table:table-cell table:style-name="ce2" table:formula="of:=IF([.AA150]=&quot;&quot;;&quot;&quot;;ROUND([.AA150];0))">
            <text:p/>
          </table:table-cell>
          <table:table-cell table:style-name="ce2" table:formula="of:=IF([.AB150]=&quot;&quot;;&quot;&quot;;ROUND([.AB150];0))">
            <text:p/>
          </table:table-cell>
          <table:table-cell table:style-name="ce2" table:formula="of:=IF([.AC150]=&quot;&quot;;&quot;&quot;;ROUND([.AC150];0))">
            <text:p/>
          </table:table-cell>
          <table:table-cell table:style-name="ce2" table:formula="of:=IF([.AD150]=&quot;&quot;;&quot;&quot;;ROUND([.AD150];0))">
            <text:p/>
          </table:table-cell>
          <table:table-cell table:style-name="ce2" table:formula="of:=IF([.AE150]=&quot;&quot;;&quot;&quot;;ROUND([.AE150];0))">
            <text:p/>
          </table:table-cell>
          <table:table-cell table:style-name="ce2" table:formula="of:=IF([.AF150]=&quot;&quot;;&quot;&quot;;ROUND([.AF150];0))">
            <text:p/>
          </table:table-cell>
          <table:table-cell table:style-name="ce2" table:formula="of:=IF([.AG150]=&quot;&quot;;&quot;&quot;;ROUND([.AG150];0))">
            <text:p/>
          </table:table-cell>
          <table:table-cell table:style-name="ce2" table:formula="of:=IF([.AH150]=&quot;&quot;;&quot;&quot;;ROUND([.AH150];0))">
            <text:p/>
          </table:table-cell>
          <table:table-cell table:style-name="ce2" table:formula="of:=IF([.AI150]=&quot;&quot;;&quot;&quot;;ROUND([.AI150];0))">
            <text:p/>
          </table:table-cell>
          <table:table-cell table:style-name="ce2" table:formula="of:=IF([.AJ150]=&quot;&quot;;&quot;&quot;;ROUND([.AJ150];0))">
            <text:p/>
          </table:table-cell>
          <table:table-cell table:style-name="ce2" table:formula="of:=IF([.AK150]=&quot;&quot;;&quot;&quot;;ROUND([.AK150];0))">
            <text:p/>
          </table:table-cell>
          <table:table-cell table:style-name="ce2" table:formula="of:=IF([.AL150]=&quot;&quot;;&quot;&quot;;ROUND([.AL150];0))">
            <text:p/>
          </table:table-cell>
          <table:table-cell table:style-name="ce2" table:formula="of:=IF([.AM150]=&quot;&quot;;&quot;&quot;;ROUND([.AM150];0))">
            <text:p/>
          </table:table-cell>
          <table:table-cell table:style-name="ce2" table:formula="of:=IF([.AN150]=&quot;&quot;;&quot;&quot;;ROUND([.AN150];0))">
            <text:p/>
          </table:table-cell>
          <table:table-cell table:style-name="ce2" table:formula="of:=IF([.AO150]=&quot;&quot;;&quot;&quot;;ROUND([.AO150];0))">
            <text:p/>
          </table:table-cell>
          <table:table-cell table:style-name="ce2" table:formula="of:=IF([.AP150]=&quot;&quot;;&quot;&quot;;ROUND([.AP150];0))">
            <text:p/>
          </table:table-cell>
          <table:table-cell table:style-name="ce2" table:formula="of:=IF([.AQ150]=&quot;&quot;;&quot;&quot;;ROUND([.AQ150];0))">
            <text:p/>
          </table:table-cell>
          <table:table-cell table:style-name="ce2" table:formula="of:=IF([.AR150]=&quot;&quot;;&quot;&quot;;ROUND([.AR150];0))">
            <text:p/>
          </table:table-cell>
          <table:table-cell table:style-name="ce2" table:formula="of:=IF([.AS150]=&quot;&quot;;&quot;&quot;;ROUND([.AS150];0))">
            <text:p/>
          </table:table-cell>
          <table:table-cell table:style-name="ce2" table:formula="of:=IF([.AT150]=&quot;&quot;;&quot;&quot;;ROUND([.AT150];0))">
            <text:p/>
          </table:table-cell>
          <table:table-cell table:style-name="ce2" table:formula="of:=IF([.AU150]=&quot;&quot;;&quot;&quot;;ROUND([.AU150];0))">
            <text:p/>
          </table:table-cell>
          <table:table-cell table:style-name="ce2" table:formula="of:=IF([.AV150]=&quot;&quot;;&quot;&quot;;ROUND([.AV150];0))">
            <text:p/>
          </table:table-cell>
          <table:table-cell table:style-name="ce2" table:formula="of:=IF([.AW150]=&quot;&quot;;&quot;&quot;;ROUND([.AW150];0))">
            <text:p/>
          </table:table-cell>
          <table:table-cell table:style-name="ce2" table:formula="of:=IF([.AX150]=&quot;&quot;;&quot;&quot;;ROUND([.AX150];0))">
            <text:p/>
          </table:table-cell>
          <table:table-cell table:style-name="ce2" table:formula="of:=IF([.AY150]=&quot;&quot;;&quot;&quot;;ROUND([.AY150];0))">
            <text:p/>
          </table:table-cell>
          <table:table-cell table:style-name="ce2" table:formula="of:=IF([.AZ150]=&quot;&quot;;&quot;&quot;;ROUND([.AZ150];0))">
            <text:p/>
          </table:table-cell>
          <table:table-cell table:style-name="ce2" table:formula="of:=IF([.BA150]=&quot;&quot;;&quot;&quot;;ROUND([.BA150];0))">
            <text:p/>
          </table:table-cell>
          <table:table-cell table:style-name="ce2" table:formula="of:=IF([.BB150]=&quot;&quot;;&quot;&quot;;ROUND([.BB150];0))">
            <text:p/>
          </table:table-cell>
          <table:table-cell table:style-name="ce2" table:formula="of:=IF([.BC150]=&quot;&quot;;&quot;&quot;;ROUND([.BC150];0))">
            <text:p/>
          </table:table-cell>
          <table:table-cell table:style-name="ce2" table:formula="of:=IF([.BD150]=&quot;&quot;;&quot;&quot;;ROUND([.BD150];0))">
            <text:p/>
          </table:table-cell>
          <table:table-cell table:style-name="ce2" table:formula="of:=IF([.BE150]=&quot;&quot;;&quot;&quot;;ROUND([.BE150];0))">
            <text:p/>
          </table:table-cell>
          <table:table-cell table:style-name="ce2" table:formula="of:=IF([.BF150]=&quot;&quot;;&quot;&quot;;ROUND([.BF150];0))">
            <text:p/>
          </table:table-cell>
          <table:table-cell table:style-name="ce2" table:formula="of:=IF([.BG150]=&quot;&quot;;&quot;&quot;;ROUND([.BG150];0))">
            <text:p/>
          </table:table-cell>
          <table:table-cell table:style-name="ce2" table:formula="of:=IF([.BH150]=&quot;&quot;;&quot;&quot;;ROUND([.BH150];0))">
            <text:p/>
          </table:table-cell>
          <table:table-cell table:style-name="ce2" table:formula="of:=IF([.BI150]=&quot;&quot;;&quot;&quot;;ROUND([.BI150];0))">
            <text:p/>
          </table:table-cell>
          <table:table-cell table:style-name="ce2" table:formula="of:=IF([.BJ150]=&quot;&quot;;&quot;&quot;;ROUND([.BJ150];0))">
            <text:p/>
          </table:table-cell>
          <table:table-cell table:style-name="ce2" table:formula="of:=IF([.BK150]=&quot;&quot;;&quot;&quot;;ROUND([.BK150];0))">
            <text:p/>
          </table:table-cell>
          <table:table-cell table:style-name="ce2" table:formula="of:=IF([.BL150]=&quot;&quot;;&quot;&quot;;ROUND([.BL150];0))">
            <text:p/>
          </table:table-cell>
          <table:table-cell table:style-name="ce2" table:formula="of:=IF([.BM150]=&quot;&quot;;&quot;&quot;;ROUND([.BM150];0))">
            <text:p/>
          </table:table-cell>
          <table:table-cell table:style-name="ce2" table:formula="of:=IF([.BN150]=&quot;&quot;;&quot;&quot;;ROUND([.BN150];0))">
            <text:p/>
          </table:table-cell>
          <table:table-cell table:style-name="ce2" table:formula="of:=IF([.BO150]=&quot;&quot;;&quot;&quot;;ROUND([.BO150];0))">
            <text:p/>
          </table:table-cell>
          <table:table-cell table:style-name="ce2" table:formula="of:=IF([.BP150]=&quot;&quot;;&quot;&quot;;ROUND([.BP150];0))">
            <text:p/>
          </table:table-cell>
          <table:table-cell table:style-name="ce2" table:formula="of:=IF([.BQ150]=&quot;&quot;;&quot;&quot;;ROUND([.BQ150];0))">
            <text:p/>
          </table:table-cell>
          <table:table-cell table:style-name="ce2" table:formula="of:=IF([.BR150]=&quot;&quot;;&quot;&quot;;ROUND([.BR150];0))">
            <text:p/>
          </table:table-cell>
          <table:table-cell table:style-name="ce2" table:formula="of:=IF([.BS150]=&quot;&quot;;&quot;&quot;;ROUND([.BS150];0))">
            <text:p/>
          </table:table-cell>
          <table:table-cell table:style-name="ce2" table:formula="of:=IF([.BT150]=&quot;&quot;;&quot;&quot;;ROUND([.BT150];0))">
            <text:p/>
          </table:table-cell>
          <table:table-cell table:style-name="ce2" table:formula="of:=IF([.BU150]=&quot;&quot;;&quot;&quot;;ROUND([.BU150];0))">
            <text:p/>
          </table:table-cell>
          <table:table-cell table:style-name="ce2" table:formula="of:=IF([.BV150]=&quot;&quot;;&quot;&quot;;ROUND([.BV150];0))">
            <text:p/>
          </table:table-cell>
          <table:table-cell table:style-name="ce2" table:formula="of:=IF([.BW150]=&quot;&quot;;&quot;&quot;;ROUND([.BW150];0))">
            <text:p/>
          </table:table-cell>
          <table:table-cell table:style-name="ce2" table:formula="of:=IF([.BX150]=&quot;&quot;;&quot;&quot;;ROUND([.BX150];0))">
            <text:p/>
          </table:table-cell>
          <table:table-cell table:style-name="ce2" table:formula="of:=IF([.BY150]=&quot;&quot;;&quot;&quot;;ROUND([.BY150];0))">
            <text:p/>
          </table:table-cell>
          <table:table-cell table:style-name="ce2" table:formula="of:=IF([.BZ150]=&quot;&quot;;&quot;&quot;;ROUND([.BZ150];0))">
            <text:p/>
          </table:table-cell>
          <table:table-cell table:style-name="ce2" table:formula="of:=IF([.CA150]=&quot;&quot;;&quot;&quot;;ROUND([.CA150];0))">
            <text:p/>
          </table:table-cell>
          <table:table-cell table:style-name="ce2" table:formula="of:=IF([.CB150]=&quot;&quot;;&quot;&quot;;ROUND([.CB150];0))">
            <text:p/>
          </table:table-cell>
          <table:table-cell table:style-name="ce2" table:formula="of:=IF([.CC150]=&quot;&quot;;&quot;&quot;;ROUND([.CC150];0))">
            <text:p/>
          </table:table-cell>
          <table:table-cell table:style-name="ce2" table:formula="of:=IF([.CD150]=&quot;&quot;;&quot;&quot;;ROUND([.CD150];0))">
            <text:p/>
          </table:table-cell>
          <table:table-cell table:style-name="ce2" table:formula="of:=IF([.CE150]=&quot;&quot;;&quot;&quot;;ROUND([.CE150];0))">
            <text:p/>
          </table:table-cell>
          <table:table-cell table:style-name="ce2" table:formula="of:=IF([.CF150]=&quot;&quot;;&quot;&quot;;ROUND([.CF150];0))">
            <text:p/>
          </table:table-cell>
          <table:table-cell table:style-name="ce2" table:formula="of:=IF([.CG150]=&quot;&quot;;&quot;&quot;;ROUND([.CG150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1]&amp;&quot;_&quot;&amp;[.A31]&amp;&quot;'&quot;" office:value-type="string" office:string-value="'c_8_8'">
            <text:p>'c_8_8'</text:p>
          </table:table-cell>
          <table:table-cell/>
          <table:table-cell office:value-type="string">
            <text:p>areas.push('</text:p>
          </table:table-cell>
          <table:table-cell table:style-name="ce2" table:formula="of:=IF([.D151]=&quot;&quot;;&quot;&quot;;ROUND([.D151];0))" office:value-type="float" office:value="791">
            <text:p>791</text:p>
          </table:table-cell>
          <table:table-cell table:style-name="ce2" table:formula="of:=IF([.E151]=&quot;&quot;;&quot;&quot;;ROUND([.E151];0))" office:value-type="float" office:value="592">
            <text:p>592</text:p>
          </table:table-cell>
          <table:table-cell table:style-name="ce2" table:formula="of:=IF([.F151]=&quot;&quot;;&quot;&quot;;ROUND([.F151];0))" office:value-type="float" office:value="761">
            <text:p>761</text:p>
          </table:table-cell>
          <table:table-cell table:style-name="ce2" table:formula="of:=IF([.G151]=&quot;&quot;;&quot;&quot;;ROUND([.G151];0))" office:value-type="float" office:value="593">
            <text:p>593</text:p>
          </table:table-cell>
          <table:table-cell table:style-name="ce2" table:formula="of:=IF([.H151]=&quot;&quot;;&quot;&quot;;ROUND([.H151];0))" office:value-type="float" office:value="761">
            <text:p>761</text:p>
          </table:table-cell>
          <table:table-cell table:style-name="ce2" table:formula="of:=IF([.I151]=&quot;&quot;;&quot;&quot;;ROUND([.I151];0))" office:value-type="float" office:value="424">
            <text:p>424</text:p>
          </table:table-cell>
          <table:table-cell table:style-name="ce2" table:formula="of:=IF([.J151]=&quot;&quot;;&quot;&quot;;ROUND([.J151];0))" office:value-type="float" office:value="791">
            <text:p>791</text:p>
          </table:table-cell>
          <table:table-cell table:style-name="ce2" table:formula="of:=IF([.K151]=&quot;&quot;;&quot;&quot;;ROUND([.K151];0))" office:value-type="float" office:value="424">
            <text:p>424</text:p>
          </table:table-cell>
          <table:table-cell table:style-name="ce2" table:formula="of:=IF([.L151]=&quot;&quot;;&quot;&quot;;ROUND([.L151];0))">
            <text:p/>
          </table:table-cell>
          <table:table-cell table:style-name="ce2" table:formula="of:=IF([.M151]=&quot;&quot;;&quot;&quot;;ROUND([.M151];0))">
            <text:p/>
          </table:table-cell>
          <table:table-cell table:style-name="ce2" table:formula="of:=IF([.N151]=&quot;&quot;;&quot;&quot;;ROUND([.N151];0))">
            <text:p/>
          </table:table-cell>
          <table:table-cell table:style-name="ce2" table:formula="of:=IF([.O151]=&quot;&quot;;&quot;&quot;;ROUND([.O151];0))">
            <text:p/>
          </table:table-cell>
          <table:table-cell table:style-name="ce2" table:formula="of:=IF([.P151]=&quot;&quot;;&quot;&quot;;ROUND([.P151];0))">
            <text:p/>
          </table:table-cell>
          <table:table-cell table:style-name="ce2" table:formula="of:=IF([.Q151]=&quot;&quot;;&quot;&quot;;ROUND([.Q151];0))">
            <text:p/>
          </table:table-cell>
          <table:table-cell table:style-name="ce2" table:formula="of:=IF([.R151]=&quot;&quot;;&quot;&quot;;ROUND([.R151];0))">
            <text:p/>
          </table:table-cell>
          <table:table-cell table:style-name="ce2" table:formula="of:=IF([.S151]=&quot;&quot;;&quot;&quot;;ROUND([.S151];0))">
            <text:p/>
          </table:table-cell>
          <table:table-cell table:style-name="ce2" table:formula="of:=IF([.T151]=&quot;&quot;;&quot;&quot;;ROUND([.T151];0))">
            <text:p/>
          </table:table-cell>
          <table:table-cell table:style-name="ce2" table:formula="of:=IF([.U151]=&quot;&quot;;&quot;&quot;;ROUND([.U151];0))">
            <text:p/>
          </table:table-cell>
          <table:table-cell table:style-name="ce2" table:formula="of:=IF([.V151]=&quot;&quot;;&quot;&quot;;ROUND([.V151];0))">
            <text:p/>
          </table:table-cell>
          <table:table-cell table:style-name="ce2" table:formula="of:=IF([.W151]=&quot;&quot;;&quot;&quot;;ROUND([.W151];0))">
            <text:p/>
          </table:table-cell>
          <table:table-cell table:style-name="ce2" table:formula="of:=IF([.X151]=&quot;&quot;;&quot;&quot;;ROUND([.X151];0))">
            <text:p/>
          </table:table-cell>
          <table:table-cell table:style-name="ce2" table:formula="of:=IF([.Y151]=&quot;&quot;;&quot;&quot;;ROUND([.Y151];0))">
            <text:p/>
          </table:table-cell>
          <table:table-cell table:style-name="ce2" table:formula="of:=IF([.Z151]=&quot;&quot;;&quot;&quot;;ROUND([.Z151];0))">
            <text:p/>
          </table:table-cell>
          <table:table-cell table:style-name="ce2" table:formula="of:=IF([.AA151]=&quot;&quot;;&quot;&quot;;ROUND([.AA151];0))">
            <text:p/>
          </table:table-cell>
          <table:table-cell table:style-name="ce2" table:formula="of:=IF([.AB151]=&quot;&quot;;&quot;&quot;;ROUND([.AB151];0))">
            <text:p/>
          </table:table-cell>
          <table:table-cell table:style-name="ce2" table:formula="of:=IF([.AC151]=&quot;&quot;;&quot;&quot;;ROUND([.AC151];0))">
            <text:p/>
          </table:table-cell>
          <table:table-cell table:style-name="ce2" table:formula="of:=IF([.AD151]=&quot;&quot;;&quot;&quot;;ROUND([.AD151];0))">
            <text:p/>
          </table:table-cell>
          <table:table-cell table:style-name="ce2" table:formula="of:=IF([.AE151]=&quot;&quot;;&quot;&quot;;ROUND([.AE151];0))">
            <text:p/>
          </table:table-cell>
          <table:table-cell table:style-name="ce2" table:formula="of:=IF([.AF151]=&quot;&quot;;&quot;&quot;;ROUND([.AF151];0))">
            <text:p/>
          </table:table-cell>
          <table:table-cell table:style-name="ce2" table:formula="of:=IF([.AG151]=&quot;&quot;;&quot;&quot;;ROUND([.AG151];0))">
            <text:p/>
          </table:table-cell>
          <table:table-cell table:style-name="ce2" table:formula="of:=IF([.AH151]=&quot;&quot;;&quot;&quot;;ROUND([.AH151];0))">
            <text:p/>
          </table:table-cell>
          <table:table-cell table:style-name="ce2" table:formula="of:=IF([.AI151]=&quot;&quot;;&quot;&quot;;ROUND([.AI151];0))">
            <text:p/>
          </table:table-cell>
          <table:table-cell table:style-name="ce2" table:formula="of:=IF([.AJ151]=&quot;&quot;;&quot;&quot;;ROUND([.AJ151];0))">
            <text:p/>
          </table:table-cell>
          <table:table-cell table:style-name="ce2" table:formula="of:=IF([.AK151]=&quot;&quot;;&quot;&quot;;ROUND([.AK151];0))">
            <text:p/>
          </table:table-cell>
          <table:table-cell table:style-name="ce2" table:formula="of:=IF([.AL151]=&quot;&quot;;&quot;&quot;;ROUND([.AL151];0))">
            <text:p/>
          </table:table-cell>
          <table:table-cell table:style-name="ce2" table:formula="of:=IF([.AM151]=&quot;&quot;;&quot;&quot;;ROUND([.AM151];0))">
            <text:p/>
          </table:table-cell>
          <table:table-cell table:style-name="ce2" table:formula="of:=IF([.AN151]=&quot;&quot;;&quot;&quot;;ROUND([.AN151];0))">
            <text:p/>
          </table:table-cell>
          <table:table-cell table:style-name="ce2" table:formula="of:=IF([.AO151]=&quot;&quot;;&quot;&quot;;ROUND([.AO151];0))">
            <text:p/>
          </table:table-cell>
          <table:table-cell table:style-name="ce2" table:formula="of:=IF([.AP151]=&quot;&quot;;&quot;&quot;;ROUND([.AP151];0))">
            <text:p/>
          </table:table-cell>
          <table:table-cell table:style-name="ce2" table:formula="of:=IF([.AQ151]=&quot;&quot;;&quot;&quot;;ROUND([.AQ151];0))">
            <text:p/>
          </table:table-cell>
          <table:table-cell table:style-name="ce2" table:formula="of:=IF([.AR151]=&quot;&quot;;&quot;&quot;;ROUND([.AR151];0))">
            <text:p/>
          </table:table-cell>
          <table:table-cell table:style-name="ce2" table:formula="of:=IF([.AS151]=&quot;&quot;;&quot;&quot;;ROUND([.AS151];0))">
            <text:p/>
          </table:table-cell>
          <table:table-cell table:style-name="ce2" table:formula="of:=IF([.AT151]=&quot;&quot;;&quot;&quot;;ROUND([.AT151];0))">
            <text:p/>
          </table:table-cell>
          <table:table-cell table:style-name="ce2" table:formula="of:=IF([.AU151]=&quot;&quot;;&quot;&quot;;ROUND([.AU151];0))">
            <text:p/>
          </table:table-cell>
          <table:table-cell table:style-name="ce2" table:formula="of:=IF([.AV151]=&quot;&quot;;&quot;&quot;;ROUND([.AV151];0))">
            <text:p/>
          </table:table-cell>
          <table:table-cell table:style-name="ce2" table:formula="of:=IF([.AW151]=&quot;&quot;;&quot;&quot;;ROUND([.AW151];0))">
            <text:p/>
          </table:table-cell>
          <table:table-cell table:style-name="ce2" table:formula="of:=IF([.AX151]=&quot;&quot;;&quot;&quot;;ROUND([.AX151];0))">
            <text:p/>
          </table:table-cell>
          <table:table-cell table:style-name="ce2" table:formula="of:=IF([.AY151]=&quot;&quot;;&quot;&quot;;ROUND([.AY151];0))">
            <text:p/>
          </table:table-cell>
          <table:table-cell table:style-name="ce2" table:formula="of:=IF([.AZ151]=&quot;&quot;;&quot;&quot;;ROUND([.AZ151];0))">
            <text:p/>
          </table:table-cell>
          <table:table-cell table:style-name="ce2" table:formula="of:=IF([.BA151]=&quot;&quot;;&quot;&quot;;ROUND([.BA151];0))">
            <text:p/>
          </table:table-cell>
          <table:table-cell table:style-name="ce2" table:formula="of:=IF([.BB151]=&quot;&quot;;&quot;&quot;;ROUND([.BB151];0))">
            <text:p/>
          </table:table-cell>
          <table:table-cell table:style-name="ce2" table:formula="of:=IF([.BC151]=&quot;&quot;;&quot;&quot;;ROUND([.BC151];0))">
            <text:p/>
          </table:table-cell>
          <table:table-cell table:style-name="ce2" table:formula="of:=IF([.BD151]=&quot;&quot;;&quot;&quot;;ROUND([.BD151];0))">
            <text:p/>
          </table:table-cell>
          <table:table-cell table:style-name="ce2" table:formula="of:=IF([.BE151]=&quot;&quot;;&quot;&quot;;ROUND([.BE151];0))">
            <text:p/>
          </table:table-cell>
          <table:table-cell table:style-name="ce2" table:formula="of:=IF([.BF151]=&quot;&quot;;&quot;&quot;;ROUND([.BF151];0))">
            <text:p/>
          </table:table-cell>
          <table:table-cell table:style-name="ce2" table:formula="of:=IF([.BG151]=&quot;&quot;;&quot;&quot;;ROUND([.BG151];0))">
            <text:p/>
          </table:table-cell>
          <table:table-cell table:style-name="ce2" table:formula="of:=IF([.BH151]=&quot;&quot;;&quot;&quot;;ROUND([.BH151];0))">
            <text:p/>
          </table:table-cell>
          <table:table-cell table:style-name="ce2" table:formula="of:=IF([.BI151]=&quot;&quot;;&quot;&quot;;ROUND([.BI151];0))">
            <text:p/>
          </table:table-cell>
          <table:table-cell table:style-name="ce2" table:formula="of:=IF([.BJ151]=&quot;&quot;;&quot;&quot;;ROUND([.BJ151];0))">
            <text:p/>
          </table:table-cell>
          <table:table-cell table:style-name="ce2" table:formula="of:=IF([.BK151]=&quot;&quot;;&quot;&quot;;ROUND([.BK151];0))">
            <text:p/>
          </table:table-cell>
          <table:table-cell table:style-name="ce2" table:formula="of:=IF([.BL151]=&quot;&quot;;&quot;&quot;;ROUND([.BL151];0))">
            <text:p/>
          </table:table-cell>
          <table:table-cell table:style-name="ce2" table:formula="of:=IF([.BM151]=&quot;&quot;;&quot;&quot;;ROUND([.BM151];0))">
            <text:p/>
          </table:table-cell>
          <table:table-cell table:style-name="ce2" table:formula="of:=IF([.BN151]=&quot;&quot;;&quot;&quot;;ROUND([.BN151];0))">
            <text:p/>
          </table:table-cell>
          <table:table-cell table:style-name="ce2" table:formula="of:=IF([.BO151]=&quot;&quot;;&quot;&quot;;ROUND([.BO151];0))">
            <text:p/>
          </table:table-cell>
          <table:table-cell table:style-name="ce2" table:formula="of:=IF([.BP151]=&quot;&quot;;&quot;&quot;;ROUND([.BP151];0))">
            <text:p/>
          </table:table-cell>
          <table:table-cell table:style-name="ce2" table:formula="of:=IF([.BQ151]=&quot;&quot;;&quot;&quot;;ROUND([.BQ151];0))">
            <text:p/>
          </table:table-cell>
          <table:table-cell table:style-name="ce2" table:formula="of:=IF([.BR151]=&quot;&quot;;&quot;&quot;;ROUND([.BR151];0))">
            <text:p/>
          </table:table-cell>
          <table:table-cell table:style-name="ce2" table:formula="of:=IF([.BS151]=&quot;&quot;;&quot;&quot;;ROUND([.BS151];0))">
            <text:p/>
          </table:table-cell>
          <table:table-cell table:style-name="ce2" table:formula="of:=IF([.BT151]=&quot;&quot;;&quot;&quot;;ROUND([.BT151];0))">
            <text:p/>
          </table:table-cell>
          <table:table-cell table:style-name="ce2" table:formula="of:=IF([.BU151]=&quot;&quot;;&quot;&quot;;ROUND([.BU151];0))">
            <text:p/>
          </table:table-cell>
          <table:table-cell table:style-name="ce2" table:formula="of:=IF([.BV151]=&quot;&quot;;&quot;&quot;;ROUND([.BV151];0))">
            <text:p/>
          </table:table-cell>
          <table:table-cell table:style-name="ce2" table:formula="of:=IF([.BW151]=&quot;&quot;;&quot;&quot;;ROUND([.BW151];0))">
            <text:p/>
          </table:table-cell>
          <table:table-cell table:style-name="ce2" table:formula="of:=IF([.BX151]=&quot;&quot;;&quot;&quot;;ROUND([.BX151];0))">
            <text:p/>
          </table:table-cell>
          <table:table-cell table:style-name="ce2" table:formula="of:=IF([.BY151]=&quot;&quot;;&quot;&quot;;ROUND([.BY151];0))">
            <text:p/>
          </table:table-cell>
          <table:table-cell table:style-name="ce2" table:formula="of:=IF([.BZ151]=&quot;&quot;;&quot;&quot;;ROUND([.BZ151];0))">
            <text:p/>
          </table:table-cell>
          <table:table-cell table:style-name="ce2" table:formula="of:=IF([.CA151]=&quot;&quot;;&quot;&quot;;ROUND([.CA151];0))">
            <text:p/>
          </table:table-cell>
          <table:table-cell table:style-name="ce2" table:formula="of:=IF([.CB151]=&quot;&quot;;&quot;&quot;;ROUND([.CB151];0))">
            <text:p/>
          </table:table-cell>
          <table:table-cell table:style-name="ce2" table:formula="of:=IF([.CC151]=&quot;&quot;;&quot;&quot;;ROUND([.CC151];0))">
            <text:p/>
          </table:table-cell>
          <table:table-cell table:style-name="ce2" table:formula="of:=IF([.CD151]=&quot;&quot;;&quot;&quot;;ROUND([.CD151];0))">
            <text:p/>
          </table:table-cell>
          <table:table-cell table:style-name="ce2" table:formula="of:=IF([.CE151]=&quot;&quot;;&quot;&quot;;ROUND([.CE151];0))">
            <text:p/>
          </table:table-cell>
          <table:table-cell table:style-name="ce2" table:formula="of:=IF([.CF151]=&quot;&quot;;&quot;&quot;;ROUND([.CF151];0))">
            <text:p/>
          </table:table-cell>
          <table:table-cell table:style-name="ce2" table:formula="of:=IF([.CG151]=&quot;&quot;;&quot;&quot;;ROUND([.CG151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2]&amp;&quot;_&quot;&amp;[.A32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52]=&quot;&quot;;&quot;&quot;;ROUND([.D152];0))">
            <text:p/>
          </table:table-cell>
          <table:table-cell table:style-name="ce2" table:formula="of:=IF([.E152]=&quot;&quot;;&quot;&quot;;ROUND([.E152];0))">
            <text:p/>
          </table:table-cell>
          <table:table-cell table:style-name="ce2" table:formula="of:=IF([.F152]=&quot;&quot;;&quot;&quot;;ROUND([.F152];0))">
            <text:p/>
          </table:table-cell>
          <table:table-cell table:style-name="ce2" table:formula="of:=IF([.G152]=&quot;&quot;;&quot;&quot;;ROUND([.G152];0))">
            <text:p/>
          </table:table-cell>
          <table:table-cell table:style-name="ce2" table:formula="of:=IF([.H152]=&quot;&quot;;&quot;&quot;;ROUND([.H152];0))">
            <text:p/>
          </table:table-cell>
          <table:table-cell table:style-name="ce2" table:formula="of:=IF([.I152]=&quot;&quot;;&quot;&quot;;ROUND([.I152];0))">
            <text:p/>
          </table:table-cell>
          <table:table-cell table:style-name="ce2" table:formula="of:=IF([.J152]=&quot;&quot;;&quot;&quot;;ROUND([.J152];0))">
            <text:p/>
          </table:table-cell>
          <table:table-cell table:style-name="ce2" table:formula="of:=IF([.K152]=&quot;&quot;;&quot;&quot;;ROUND([.K152];0))">
            <text:p/>
          </table:table-cell>
          <table:table-cell table:style-name="ce2" table:formula="of:=IF([.L152]=&quot;&quot;;&quot;&quot;;ROUND([.L152];0))">
            <text:p/>
          </table:table-cell>
          <table:table-cell table:style-name="ce2" table:formula="of:=IF([.M152]=&quot;&quot;;&quot;&quot;;ROUND([.M152];0))">
            <text:p/>
          </table:table-cell>
          <table:table-cell table:style-name="ce2" table:formula="of:=IF([.N152]=&quot;&quot;;&quot;&quot;;ROUND([.N152];0))">
            <text:p/>
          </table:table-cell>
          <table:table-cell table:style-name="ce2" table:formula="of:=IF([.O152]=&quot;&quot;;&quot;&quot;;ROUND([.O152];0))">
            <text:p/>
          </table:table-cell>
          <table:table-cell table:style-name="ce2" table:formula="of:=IF([.P152]=&quot;&quot;;&quot;&quot;;ROUND([.P152];0))">
            <text:p/>
          </table:table-cell>
          <table:table-cell table:style-name="ce2" table:formula="of:=IF([.Q152]=&quot;&quot;;&quot;&quot;;ROUND([.Q152];0))">
            <text:p/>
          </table:table-cell>
          <table:table-cell table:style-name="ce2" table:formula="of:=IF([.R152]=&quot;&quot;;&quot;&quot;;ROUND([.R152];0))">
            <text:p/>
          </table:table-cell>
          <table:table-cell table:style-name="ce2" table:formula="of:=IF([.S152]=&quot;&quot;;&quot;&quot;;ROUND([.S152];0))">
            <text:p/>
          </table:table-cell>
          <table:table-cell table:style-name="ce2" table:formula="of:=IF([.T152]=&quot;&quot;;&quot;&quot;;ROUND([.T152];0))">
            <text:p/>
          </table:table-cell>
          <table:table-cell table:style-name="ce2" table:formula="of:=IF([.U152]=&quot;&quot;;&quot;&quot;;ROUND([.U152];0))">
            <text:p/>
          </table:table-cell>
          <table:table-cell table:style-name="ce2" table:formula="of:=IF([.V152]=&quot;&quot;;&quot;&quot;;ROUND([.V152];0))">
            <text:p/>
          </table:table-cell>
          <table:table-cell table:style-name="ce2" table:formula="of:=IF([.W152]=&quot;&quot;;&quot;&quot;;ROUND([.W152];0))">
            <text:p/>
          </table:table-cell>
          <table:table-cell table:style-name="ce2" table:formula="of:=IF([.X152]=&quot;&quot;;&quot;&quot;;ROUND([.X152];0))">
            <text:p/>
          </table:table-cell>
          <table:table-cell table:style-name="ce2" table:formula="of:=IF([.Y152]=&quot;&quot;;&quot;&quot;;ROUND([.Y152];0))">
            <text:p/>
          </table:table-cell>
          <table:table-cell table:style-name="ce2" table:formula="of:=IF([.Z152]=&quot;&quot;;&quot;&quot;;ROUND([.Z152];0))">
            <text:p/>
          </table:table-cell>
          <table:table-cell table:style-name="ce2" table:formula="of:=IF([.AA152]=&quot;&quot;;&quot;&quot;;ROUND([.AA152];0))">
            <text:p/>
          </table:table-cell>
          <table:table-cell table:style-name="ce2" table:formula="of:=IF([.AB152]=&quot;&quot;;&quot;&quot;;ROUND([.AB152];0))">
            <text:p/>
          </table:table-cell>
          <table:table-cell table:style-name="ce2" table:formula="of:=IF([.AC152]=&quot;&quot;;&quot;&quot;;ROUND([.AC152];0))">
            <text:p/>
          </table:table-cell>
          <table:table-cell table:style-name="ce2" table:formula="of:=IF([.AD152]=&quot;&quot;;&quot;&quot;;ROUND([.AD152];0))">
            <text:p/>
          </table:table-cell>
          <table:table-cell table:style-name="ce2" table:formula="of:=IF([.AE152]=&quot;&quot;;&quot;&quot;;ROUND([.AE152];0))">
            <text:p/>
          </table:table-cell>
          <table:table-cell table:style-name="ce2" table:formula="of:=IF([.AF152]=&quot;&quot;;&quot;&quot;;ROUND([.AF152];0))">
            <text:p/>
          </table:table-cell>
          <table:table-cell table:style-name="ce2" table:formula="of:=IF([.AG152]=&quot;&quot;;&quot;&quot;;ROUND([.AG152];0))">
            <text:p/>
          </table:table-cell>
          <table:table-cell table:style-name="ce2" table:formula="of:=IF([.AH152]=&quot;&quot;;&quot;&quot;;ROUND([.AH152];0))">
            <text:p/>
          </table:table-cell>
          <table:table-cell table:style-name="ce2" table:formula="of:=IF([.AI152]=&quot;&quot;;&quot;&quot;;ROUND([.AI152];0))">
            <text:p/>
          </table:table-cell>
          <table:table-cell table:style-name="ce2" table:formula="of:=IF([.AJ152]=&quot;&quot;;&quot;&quot;;ROUND([.AJ152];0))">
            <text:p/>
          </table:table-cell>
          <table:table-cell table:style-name="ce2" table:formula="of:=IF([.AK152]=&quot;&quot;;&quot;&quot;;ROUND([.AK152];0))">
            <text:p/>
          </table:table-cell>
          <table:table-cell table:style-name="ce2" table:formula="of:=IF([.AL152]=&quot;&quot;;&quot;&quot;;ROUND([.AL152];0))">
            <text:p/>
          </table:table-cell>
          <table:table-cell table:style-name="ce2" table:formula="of:=IF([.AM152]=&quot;&quot;;&quot;&quot;;ROUND([.AM152];0))">
            <text:p/>
          </table:table-cell>
          <table:table-cell table:style-name="ce2" table:formula="of:=IF([.AN152]=&quot;&quot;;&quot;&quot;;ROUND([.AN152];0))">
            <text:p/>
          </table:table-cell>
          <table:table-cell table:style-name="ce2" table:formula="of:=IF([.AO152]=&quot;&quot;;&quot;&quot;;ROUND([.AO152];0))">
            <text:p/>
          </table:table-cell>
          <table:table-cell table:style-name="ce2" table:formula="of:=IF([.AP152]=&quot;&quot;;&quot;&quot;;ROUND([.AP152];0))">
            <text:p/>
          </table:table-cell>
          <table:table-cell table:style-name="ce2" table:formula="of:=IF([.AQ152]=&quot;&quot;;&quot;&quot;;ROUND([.AQ152];0))">
            <text:p/>
          </table:table-cell>
          <table:table-cell table:style-name="ce2" table:formula="of:=IF([.AR152]=&quot;&quot;;&quot;&quot;;ROUND([.AR152];0))">
            <text:p/>
          </table:table-cell>
          <table:table-cell table:style-name="ce2" table:formula="of:=IF([.AS152]=&quot;&quot;;&quot;&quot;;ROUND([.AS152];0))">
            <text:p/>
          </table:table-cell>
          <table:table-cell table:style-name="ce2" table:formula="of:=IF([.AT152]=&quot;&quot;;&quot;&quot;;ROUND([.AT152];0))">
            <text:p/>
          </table:table-cell>
          <table:table-cell table:style-name="ce2" table:formula="of:=IF([.AU152]=&quot;&quot;;&quot;&quot;;ROUND([.AU152];0))">
            <text:p/>
          </table:table-cell>
          <table:table-cell table:style-name="ce2" table:formula="of:=IF([.AV152]=&quot;&quot;;&quot;&quot;;ROUND([.AV152];0))">
            <text:p/>
          </table:table-cell>
          <table:table-cell table:style-name="ce2" table:formula="of:=IF([.AW152]=&quot;&quot;;&quot;&quot;;ROUND([.AW152];0))">
            <text:p/>
          </table:table-cell>
          <table:table-cell table:style-name="ce2" table:formula="of:=IF([.AX152]=&quot;&quot;;&quot;&quot;;ROUND([.AX152];0))">
            <text:p/>
          </table:table-cell>
          <table:table-cell table:style-name="ce2" table:formula="of:=IF([.AY152]=&quot;&quot;;&quot;&quot;;ROUND([.AY152];0))">
            <text:p/>
          </table:table-cell>
          <table:table-cell table:style-name="ce2" table:formula="of:=IF([.AZ152]=&quot;&quot;;&quot;&quot;;ROUND([.AZ152];0))">
            <text:p/>
          </table:table-cell>
          <table:table-cell table:style-name="ce2" table:formula="of:=IF([.BA152]=&quot;&quot;;&quot;&quot;;ROUND([.BA152];0))">
            <text:p/>
          </table:table-cell>
          <table:table-cell table:style-name="ce2" table:formula="of:=IF([.BB152]=&quot;&quot;;&quot;&quot;;ROUND([.BB152];0))">
            <text:p/>
          </table:table-cell>
          <table:table-cell table:style-name="ce2" table:formula="of:=IF([.BC152]=&quot;&quot;;&quot;&quot;;ROUND([.BC152];0))">
            <text:p/>
          </table:table-cell>
          <table:table-cell table:style-name="ce2" table:formula="of:=IF([.BD152]=&quot;&quot;;&quot;&quot;;ROUND([.BD152];0))">
            <text:p/>
          </table:table-cell>
          <table:table-cell table:style-name="ce2" table:formula="of:=IF([.BE152]=&quot;&quot;;&quot;&quot;;ROUND([.BE152];0))">
            <text:p/>
          </table:table-cell>
          <table:table-cell table:style-name="ce2" table:formula="of:=IF([.BF152]=&quot;&quot;;&quot;&quot;;ROUND([.BF152];0))">
            <text:p/>
          </table:table-cell>
          <table:table-cell table:style-name="ce2" table:formula="of:=IF([.BG152]=&quot;&quot;;&quot;&quot;;ROUND([.BG152];0))">
            <text:p/>
          </table:table-cell>
          <table:table-cell table:style-name="ce2" table:formula="of:=IF([.BH152]=&quot;&quot;;&quot;&quot;;ROUND([.BH152];0))">
            <text:p/>
          </table:table-cell>
          <table:table-cell table:style-name="ce2" table:formula="of:=IF([.BI152]=&quot;&quot;;&quot;&quot;;ROUND([.BI152];0))">
            <text:p/>
          </table:table-cell>
          <table:table-cell table:style-name="ce2" table:formula="of:=IF([.BJ152]=&quot;&quot;;&quot;&quot;;ROUND([.BJ152];0))">
            <text:p/>
          </table:table-cell>
          <table:table-cell table:style-name="ce2" table:formula="of:=IF([.BK152]=&quot;&quot;;&quot;&quot;;ROUND([.BK152];0))">
            <text:p/>
          </table:table-cell>
          <table:table-cell table:style-name="ce2" table:formula="of:=IF([.BL152]=&quot;&quot;;&quot;&quot;;ROUND([.BL152];0))">
            <text:p/>
          </table:table-cell>
          <table:table-cell table:style-name="ce2" table:formula="of:=IF([.BM152]=&quot;&quot;;&quot;&quot;;ROUND([.BM152];0))">
            <text:p/>
          </table:table-cell>
          <table:table-cell table:style-name="ce2" table:formula="of:=IF([.BN152]=&quot;&quot;;&quot;&quot;;ROUND([.BN152];0))">
            <text:p/>
          </table:table-cell>
          <table:table-cell table:style-name="ce2" table:formula="of:=IF([.BO152]=&quot;&quot;;&quot;&quot;;ROUND([.BO152];0))">
            <text:p/>
          </table:table-cell>
          <table:table-cell table:style-name="ce2" table:formula="of:=IF([.BP152]=&quot;&quot;;&quot;&quot;;ROUND([.BP152];0))">
            <text:p/>
          </table:table-cell>
          <table:table-cell table:style-name="ce2" table:formula="of:=IF([.BQ152]=&quot;&quot;;&quot;&quot;;ROUND([.BQ152];0))">
            <text:p/>
          </table:table-cell>
          <table:table-cell table:style-name="ce2" table:formula="of:=IF([.BR152]=&quot;&quot;;&quot;&quot;;ROUND([.BR152];0))">
            <text:p/>
          </table:table-cell>
          <table:table-cell table:style-name="ce2" table:formula="of:=IF([.BS152]=&quot;&quot;;&quot;&quot;;ROUND([.BS152];0))">
            <text:p/>
          </table:table-cell>
          <table:table-cell table:style-name="ce2" table:formula="of:=IF([.BT152]=&quot;&quot;;&quot;&quot;;ROUND([.BT152];0))">
            <text:p/>
          </table:table-cell>
          <table:table-cell table:style-name="ce2" table:formula="of:=IF([.BU152]=&quot;&quot;;&quot;&quot;;ROUND([.BU152];0))">
            <text:p/>
          </table:table-cell>
          <table:table-cell table:style-name="ce2" table:formula="of:=IF([.BV152]=&quot;&quot;;&quot;&quot;;ROUND([.BV152];0))">
            <text:p/>
          </table:table-cell>
          <table:table-cell table:style-name="ce2" table:formula="of:=IF([.BW152]=&quot;&quot;;&quot;&quot;;ROUND([.BW152];0))">
            <text:p/>
          </table:table-cell>
          <table:table-cell table:style-name="ce2" table:formula="of:=IF([.BX152]=&quot;&quot;;&quot;&quot;;ROUND([.BX152];0))">
            <text:p/>
          </table:table-cell>
          <table:table-cell table:style-name="ce2" table:formula="of:=IF([.BY152]=&quot;&quot;;&quot;&quot;;ROUND([.BY152];0))">
            <text:p/>
          </table:table-cell>
          <table:table-cell table:style-name="ce2" table:formula="of:=IF([.BZ152]=&quot;&quot;;&quot;&quot;;ROUND([.BZ152];0))">
            <text:p/>
          </table:table-cell>
          <table:table-cell table:style-name="ce2" table:formula="of:=IF([.CA152]=&quot;&quot;;&quot;&quot;;ROUND([.CA152];0))">
            <text:p/>
          </table:table-cell>
          <table:table-cell table:style-name="ce2" table:formula="of:=IF([.CB152]=&quot;&quot;;&quot;&quot;;ROUND([.CB152];0))">
            <text:p/>
          </table:table-cell>
          <table:table-cell table:style-name="ce2" table:formula="of:=IF([.CC152]=&quot;&quot;;&quot;&quot;;ROUND([.CC152];0))">
            <text:p/>
          </table:table-cell>
          <table:table-cell table:style-name="ce2" table:formula="of:=IF([.CD152]=&quot;&quot;;&quot;&quot;;ROUND([.CD152];0))">
            <text:p/>
          </table:table-cell>
          <table:table-cell table:style-name="ce2" table:formula="of:=IF([.CE152]=&quot;&quot;;&quot;&quot;;ROUND([.CE152];0))">
            <text:p/>
          </table:table-cell>
          <table:table-cell table:style-name="ce2" table:formula="of:=IF([.CF152]=&quot;&quot;;&quot;&quot;;ROUND([.CF152];0))">
            <text:p/>
          </table:table-cell>
          <table:table-cell table:style-name="ce2" table:formula="of:=IF([.CG152]=&quot;&quot;;&quot;&quot;;ROUND([.CG152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3]&amp;&quot;_&quot;&amp;[.A33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53]=&quot;&quot;;&quot;&quot;;ROUND([.D153];0))">
            <text:p/>
          </table:table-cell>
          <table:table-cell table:style-name="ce2" table:formula="of:=IF([.E153]=&quot;&quot;;&quot;&quot;;ROUND([.E153];0))">
            <text:p/>
          </table:table-cell>
          <table:table-cell table:style-name="ce2" table:formula="of:=IF([.F153]=&quot;&quot;;&quot;&quot;;ROUND([.F153];0))">
            <text:p/>
          </table:table-cell>
          <table:table-cell table:style-name="ce2" table:formula="of:=IF([.G153]=&quot;&quot;;&quot;&quot;;ROUND([.G153];0))">
            <text:p/>
          </table:table-cell>
          <table:table-cell table:style-name="ce2" table:formula="of:=IF([.H153]=&quot;&quot;;&quot;&quot;;ROUND([.H153];0))">
            <text:p/>
          </table:table-cell>
          <table:table-cell table:style-name="ce2" table:formula="of:=IF([.I153]=&quot;&quot;;&quot;&quot;;ROUND([.I153];0))">
            <text:p/>
          </table:table-cell>
          <table:table-cell table:style-name="ce2" table:formula="of:=IF([.J153]=&quot;&quot;;&quot;&quot;;ROUND([.J153];0))">
            <text:p/>
          </table:table-cell>
          <table:table-cell table:style-name="ce2" table:formula="of:=IF([.K153]=&quot;&quot;;&quot;&quot;;ROUND([.K153];0))">
            <text:p/>
          </table:table-cell>
          <table:table-cell table:style-name="ce2" table:formula="of:=IF([.L153]=&quot;&quot;;&quot;&quot;;ROUND([.L153];0))">
            <text:p/>
          </table:table-cell>
          <table:table-cell table:style-name="ce2" table:formula="of:=IF([.M153]=&quot;&quot;;&quot;&quot;;ROUND([.M153];0))">
            <text:p/>
          </table:table-cell>
          <table:table-cell table:style-name="ce2" table:formula="of:=IF([.N153]=&quot;&quot;;&quot;&quot;;ROUND([.N153];0))">
            <text:p/>
          </table:table-cell>
          <table:table-cell table:style-name="ce2" table:formula="of:=IF([.O153]=&quot;&quot;;&quot;&quot;;ROUND([.O153];0))">
            <text:p/>
          </table:table-cell>
          <table:table-cell table:style-name="ce2" table:formula="of:=IF([.P153]=&quot;&quot;;&quot;&quot;;ROUND([.P153];0))">
            <text:p/>
          </table:table-cell>
          <table:table-cell table:style-name="ce2" table:formula="of:=IF([.Q153]=&quot;&quot;;&quot;&quot;;ROUND([.Q153];0))">
            <text:p/>
          </table:table-cell>
          <table:table-cell table:style-name="ce2" table:formula="of:=IF([.R153]=&quot;&quot;;&quot;&quot;;ROUND([.R153];0))">
            <text:p/>
          </table:table-cell>
          <table:table-cell table:style-name="ce2" table:formula="of:=IF([.S153]=&quot;&quot;;&quot;&quot;;ROUND([.S153];0))">
            <text:p/>
          </table:table-cell>
          <table:table-cell table:style-name="ce2" table:formula="of:=IF([.T153]=&quot;&quot;;&quot;&quot;;ROUND([.T153];0))">
            <text:p/>
          </table:table-cell>
          <table:table-cell table:style-name="ce2" table:formula="of:=IF([.U153]=&quot;&quot;;&quot;&quot;;ROUND([.U153];0))">
            <text:p/>
          </table:table-cell>
          <table:table-cell table:style-name="ce2" table:formula="of:=IF([.V153]=&quot;&quot;;&quot;&quot;;ROUND([.V153];0))">
            <text:p/>
          </table:table-cell>
          <table:table-cell table:style-name="ce2" table:formula="of:=IF([.W153]=&quot;&quot;;&quot;&quot;;ROUND([.W153];0))">
            <text:p/>
          </table:table-cell>
          <table:table-cell table:style-name="ce2" table:formula="of:=IF([.X153]=&quot;&quot;;&quot;&quot;;ROUND([.X153];0))">
            <text:p/>
          </table:table-cell>
          <table:table-cell table:style-name="ce2" table:formula="of:=IF([.Y153]=&quot;&quot;;&quot;&quot;;ROUND([.Y153];0))">
            <text:p/>
          </table:table-cell>
          <table:table-cell table:style-name="ce2" table:formula="of:=IF([.Z153]=&quot;&quot;;&quot;&quot;;ROUND([.Z153];0))">
            <text:p/>
          </table:table-cell>
          <table:table-cell table:style-name="ce2" table:formula="of:=IF([.AA153]=&quot;&quot;;&quot;&quot;;ROUND([.AA153];0))">
            <text:p/>
          </table:table-cell>
          <table:table-cell table:style-name="ce2" table:formula="of:=IF([.AB153]=&quot;&quot;;&quot;&quot;;ROUND([.AB153];0))">
            <text:p/>
          </table:table-cell>
          <table:table-cell table:style-name="ce2" table:formula="of:=IF([.AC153]=&quot;&quot;;&quot;&quot;;ROUND([.AC153];0))">
            <text:p/>
          </table:table-cell>
          <table:table-cell table:style-name="ce2" table:formula="of:=IF([.AD153]=&quot;&quot;;&quot;&quot;;ROUND([.AD153];0))">
            <text:p/>
          </table:table-cell>
          <table:table-cell table:style-name="ce2" table:formula="of:=IF([.AE153]=&quot;&quot;;&quot;&quot;;ROUND([.AE153];0))">
            <text:p/>
          </table:table-cell>
          <table:table-cell table:style-name="ce2" table:formula="of:=IF([.AF153]=&quot;&quot;;&quot;&quot;;ROUND([.AF153];0))">
            <text:p/>
          </table:table-cell>
          <table:table-cell table:style-name="ce2" table:formula="of:=IF([.AG153]=&quot;&quot;;&quot;&quot;;ROUND([.AG153];0))">
            <text:p/>
          </table:table-cell>
          <table:table-cell table:style-name="ce2" table:formula="of:=IF([.AH153]=&quot;&quot;;&quot;&quot;;ROUND([.AH153];0))">
            <text:p/>
          </table:table-cell>
          <table:table-cell table:style-name="ce2" table:formula="of:=IF([.AI153]=&quot;&quot;;&quot;&quot;;ROUND([.AI153];0))">
            <text:p/>
          </table:table-cell>
          <table:table-cell table:style-name="ce2" table:formula="of:=IF([.AJ153]=&quot;&quot;;&quot;&quot;;ROUND([.AJ153];0))">
            <text:p/>
          </table:table-cell>
          <table:table-cell table:style-name="ce2" table:formula="of:=IF([.AK153]=&quot;&quot;;&quot;&quot;;ROUND([.AK153];0))">
            <text:p/>
          </table:table-cell>
          <table:table-cell table:style-name="ce2" table:formula="of:=IF([.AL153]=&quot;&quot;;&quot;&quot;;ROUND([.AL153];0))">
            <text:p/>
          </table:table-cell>
          <table:table-cell table:style-name="ce2" table:formula="of:=IF([.AM153]=&quot;&quot;;&quot;&quot;;ROUND([.AM153];0))">
            <text:p/>
          </table:table-cell>
          <table:table-cell table:style-name="ce2" table:formula="of:=IF([.AN153]=&quot;&quot;;&quot;&quot;;ROUND([.AN153];0))">
            <text:p/>
          </table:table-cell>
          <table:table-cell table:style-name="ce2" table:formula="of:=IF([.AO153]=&quot;&quot;;&quot;&quot;;ROUND([.AO153];0))">
            <text:p/>
          </table:table-cell>
          <table:table-cell table:style-name="ce2" table:formula="of:=IF([.AP153]=&quot;&quot;;&quot;&quot;;ROUND([.AP153];0))">
            <text:p/>
          </table:table-cell>
          <table:table-cell table:style-name="ce2" table:formula="of:=IF([.AQ153]=&quot;&quot;;&quot;&quot;;ROUND([.AQ153];0))">
            <text:p/>
          </table:table-cell>
          <table:table-cell table:style-name="ce2" table:formula="of:=IF([.AR153]=&quot;&quot;;&quot;&quot;;ROUND([.AR153];0))">
            <text:p/>
          </table:table-cell>
          <table:table-cell table:style-name="ce2" table:formula="of:=IF([.AS153]=&quot;&quot;;&quot;&quot;;ROUND([.AS153];0))">
            <text:p/>
          </table:table-cell>
          <table:table-cell table:style-name="ce2" table:formula="of:=IF([.AT153]=&quot;&quot;;&quot;&quot;;ROUND([.AT153];0))">
            <text:p/>
          </table:table-cell>
          <table:table-cell table:style-name="ce2" table:formula="of:=IF([.AU153]=&quot;&quot;;&quot;&quot;;ROUND([.AU153];0))">
            <text:p/>
          </table:table-cell>
          <table:table-cell table:style-name="ce2" table:formula="of:=IF([.AV153]=&quot;&quot;;&quot;&quot;;ROUND([.AV153];0))">
            <text:p/>
          </table:table-cell>
          <table:table-cell table:style-name="ce2" table:formula="of:=IF([.AW153]=&quot;&quot;;&quot;&quot;;ROUND([.AW153];0))">
            <text:p/>
          </table:table-cell>
          <table:table-cell table:style-name="ce2" table:formula="of:=IF([.AX153]=&quot;&quot;;&quot;&quot;;ROUND([.AX153];0))">
            <text:p/>
          </table:table-cell>
          <table:table-cell table:style-name="ce2" table:formula="of:=IF([.AY153]=&quot;&quot;;&quot;&quot;;ROUND([.AY153];0))">
            <text:p/>
          </table:table-cell>
          <table:table-cell table:style-name="ce2" table:formula="of:=IF([.AZ153]=&quot;&quot;;&quot;&quot;;ROUND([.AZ153];0))">
            <text:p/>
          </table:table-cell>
          <table:table-cell table:style-name="ce2" table:formula="of:=IF([.BA153]=&quot;&quot;;&quot;&quot;;ROUND([.BA153];0))">
            <text:p/>
          </table:table-cell>
          <table:table-cell table:style-name="ce2" table:formula="of:=IF([.BB153]=&quot;&quot;;&quot;&quot;;ROUND([.BB153];0))">
            <text:p/>
          </table:table-cell>
          <table:table-cell table:style-name="ce2" table:formula="of:=IF([.BC153]=&quot;&quot;;&quot;&quot;;ROUND([.BC153];0))">
            <text:p/>
          </table:table-cell>
          <table:table-cell table:style-name="ce2" table:formula="of:=IF([.BD153]=&quot;&quot;;&quot;&quot;;ROUND([.BD153];0))">
            <text:p/>
          </table:table-cell>
          <table:table-cell table:style-name="ce2" table:formula="of:=IF([.BE153]=&quot;&quot;;&quot;&quot;;ROUND([.BE153];0))">
            <text:p/>
          </table:table-cell>
          <table:table-cell table:style-name="ce2" table:formula="of:=IF([.BF153]=&quot;&quot;;&quot;&quot;;ROUND([.BF153];0))">
            <text:p/>
          </table:table-cell>
          <table:table-cell table:style-name="ce2" table:formula="of:=IF([.BG153]=&quot;&quot;;&quot;&quot;;ROUND([.BG153];0))">
            <text:p/>
          </table:table-cell>
          <table:table-cell table:style-name="ce2" table:formula="of:=IF([.BH153]=&quot;&quot;;&quot;&quot;;ROUND([.BH153];0))">
            <text:p/>
          </table:table-cell>
          <table:table-cell table:style-name="ce2" table:formula="of:=IF([.BI153]=&quot;&quot;;&quot;&quot;;ROUND([.BI153];0))">
            <text:p/>
          </table:table-cell>
          <table:table-cell table:style-name="ce2" table:formula="of:=IF([.BJ153]=&quot;&quot;;&quot;&quot;;ROUND([.BJ153];0))">
            <text:p/>
          </table:table-cell>
          <table:table-cell table:style-name="ce2" table:formula="of:=IF([.BK153]=&quot;&quot;;&quot;&quot;;ROUND([.BK153];0))">
            <text:p/>
          </table:table-cell>
          <table:table-cell table:style-name="ce2" table:formula="of:=IF([.BL153]=&quot;&quot;;&quot;&quot;;ROUND([.BL153];0))">
            <text:p/>
          </table:table-cell>
          <table:table-cell table:style-name="ce2" table:formula="of:=IF([.BM153]=&quot;&quot;;&quot;&quot;;ROUND([.BM153];0))">
            <text:p/>
          </table:table-cell>
          <table:table-cell table:style-name="ce2" table:formula="of:=IF([.BN153]=&quot;&quot;;&quot;&quot;;ROUND([.BN153];0))">
            <text:p/>
          </table:table-cell>
          <table:table-cell table:style-name="ce2" table:formula="of:=IF([.BO153]=&quot;&quot;;&quot;&quot;;ROUND([.BO153];0))">
            <text:p/>
          </table:table-cell>
          <table:table-cell table:style-name="ce2" table:formula="of:=IF([.BP153]=&quot;&quot;;&quot;&quot;;ROUND([.BP153];0))">
            <text:p/>
          </table:table-cell>
          <table:table-cell table:style-name="ce2" table:formula="of:=IF([.BQ153]=&quot;&quot;;&quot;&quot;;ROUND([.BQ153];0))">
            <text:p/>
          </table:table-cell>
          <table:table-cell table:style-name="ce2" table:formula="of:=IF([.BR153]=&quot;&quot;;&quot;&quot;;ROUND([.BR153];0))">
            <text:p/>
          </table:table-cell>
          <table:table-cell table:style-name="ce2" table:formula="of:=IF([.BS153]=&quot;&quot;;&quot;&quot;;ROUND([.BS153];0))">
            <text:p/>
          </table:table-cell>
          <table:table-cell table:style-name="ce2" table:formula="of:=IF([.BT153]=&quot;&quot;;&quot;&quot;;ROUND([.BT153];0))">
            <text:p/>
          </table:table-cell>
          <table:table-cell table:style-name="ce2" table:formula="of:=IF([.BU153]=&quot;&quot;;&quot;&quot;;ROUND([.BU153];0))">
            <text:p/>
          </table:table-cell>
          <table:table-cell table:style-name="ce2" table:formula="of:=IF([.BV153]=&quot;&quot;;&quot;&quot;;ROUND([.BV153];0))">
            <text:p/>
          </table:table-cell>
          <table:table-cell table:style-name="ce2" table:formula="of:=IF([.BW153]=&quot;&quot;;&quot;&quot;;ROUND([.BW153];0))">
            <text:p/>
          </table:table-cell>
          <table:table-cell table:style-name="ce2" table:formula="of:=IF([.BX153]=&quot;&quot;;&quot;&quot;;ROUND([.BX153];0))">
            <text:p/>
          </table:table-cell>
          <table:table-cell table:style-name="ce2" table:formula="of:=IF([.BY153]=&quot;&quot;;&quot;&quot;;ROUND([.BY153];0))">
            <text:p/>
          </table:table-cell>
          <table:table-cell table:style-name="ce2" table:formula="of:=IF([.BZ153]=&quot;&quot;;&quot;&quot;;ROUND([.BZ153];0))">
            <text:p/>
          </table:table-cell>
          <table:table-cell table:style-name="ce2" table:formula="of:=IF([.CA153]=&quot;&quot;;&quot;&quot;;ROUND([.CA153];0))">
            <text:p/>
          </table:table-cell>
          <table:table-cell table:style-name="ce2" table:formula="of:=IF([.CB153]=&quot;&quot;;&quot;&quot;;ROUND([.CB153];0))">
            <text:p/>
          </table:table-cell>
          <table:table-cell table:style-name="ce2" table:formula="of:=IF([.CC153]=&quot;&quot;;&quot;&quot;;ROUND([.CC153];0))">
            <text:p/>
          </table:table-cell>
          <table:table-cell table:style-name="ce2" table:formula="of:=IF([.CD153]=&quot;&quot;;&quot;&quot;;ROUND([.CD153];0))">
            <text:p/>
          </table:table-cell>
          <table:table-cell table:style-name="ce2" table:formula="of:=IF([.CE153]=&quot;&quot;;&quot;&quot;;ROUND([.CE153];0))">
            <text:p/>
          </table:table-cell>
          <table:table-cell table:style-name="ce2" table:formula="of:=IF([.CF153]=&quot;&quot;;&quot;&quot;;ROUND([.CF153];0))">
            <text:p/>
          </table:table-cell>
          <table:table-cell table:style-name="ce2" table:formula="of:=IF([.CG153]=&quot;&quot;;&quot;&quot;;ROUND([.CG153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4]&amp;&quot;_&quot;&amp;[.A34]&amp;&quot;'&quot;" office:value-type="string" office:string-value="'c_4_4'">
            <text:p>'c_4_4'</text:p>
          </table:table-cell>
          <table:table-cell/>
          <table:table-cell office:value-type="string">
            <text:p>areas.push('</text:p>
          </table:table-cell>
          <table:table-cell table:style-name="ce2" table:formula="of:=IF([.D154]=&quot;&quot;;&quot;&quot;;ROUND([.D154];0))" office:value-type="float" office:value="661">
            <text:p>661</text:p>
          </table:table-cell>
          <table:table-cell table:style-name="ce2" table:formula="of:=IF([.E154]=&quot;&quot;;&quot;&quot;;ROUND([.E154];0))" office:value-type="float" office:value="390">
            <text:p>390</text:p>
          </table:table-cell>
          <table:table-cell table:style-name="ce2" table:formula="of:=IF([.F154]=&quot;&quot;;&quot;&quot;;ROUND([.F154];0))" office:value-type="float" office:value="660">
            <text:p>660</text:p>
          </table:table-cell>
          <table:table-cell table:style-name="ce2" table:formula="of:=IF([.G154]=&quot;&quot;;&quot;&quot;;ROUND([.G154];0))" office:value-type="float" office:value="397">
            <text:p>397</text:p>
          </table:table-cell>
          <table:table-cell table:style-name="ce2" table:formula="of:=IF([.H154]=&quot;&quot;;&quot;&quot;;ROUND([.H154];0))" office:value-type="float" office:value="656">
            <text:p>656</text:p>
          </table:table-cell>
          <table:table-cell table:style-name="ce2" table:formula="of:=IF([.I154]=&quot;&quot;;&quot;&quot;;ROUND([.I154];0))" office:value-type="float" office:value="397">
            <text:p>397</text:p>
          </table:table-cell>
          <table:table-cell table:style-name="ce2" table:formula="of:=IF([.J154]=&quot;&quot;;&quot;&quot;;ROUND([.J154];0))" office:value-type="float" office:value="656">
            <text:p>656</text:p>
          </table:table-cell>
          <table:table-cell table:style-name="ce2" table:formula="of:=IF([.K154]=&quot;&quot;;&quot;&quot;;ROUND([.K154];0))" office:value-type="float" office:value="404">
            <text:p>404</text:p>
          </table:table-cell>
          <table:table-cell table:style-name="ce2" table:formula="of:=IF([.L154]=&quot;&quot;;&quot;&quot;;ROUND([.L154];0))" office:value-type="float" office:value="223">
            <text:p>223</text:p>
          </table:table-cell>
          <table:table-cell table:style-name="ce2" table:formula="of:=IF([.M154]=&quot;&quot;;&quot;&quot;;ROUND([.M154];0))" office:value-type="float" office:value="410">
            <text:p>410</text:p>
          </table:table-cell>
          <table:table-cell table:style-name="ce2" table:formula="of:=IF([.N154]=&quot;&quot;;&quot;&quot;;ROUND([.N154];0))" office:value-type="float" office:value="216">
            <text:p>216</text:p>
          </table:table-cell>
          <table:table-cell table:style-name="ce2" table:formula="of:=IF([.O154]=&quot;&quot;;&quot;&quot;;ROUND([.O154];0))" office:value-type="float" office:value="402">
            <text:p>402</text:p>
          </table:table-cell>
          <table:table-cell table:style-name="ce2" table:formula="of:=IF([.P154]=&quot;&quot;;&quot;&quot;;ROUND([.P154];0))" office:value-type="float" office:value="214">
            <text:p>214</text:p>
          </table:table-cell>
          <table:table-cell table:style-name="ce2" table:formula="of:=IF([.Q154]=&quot;&quot;;&quot;&quot;;ROUND([.Q154];0))" office:value-type="float" office:value="402">
            <text:p>402</text:p>
          </table:table-cell>
          <table:table-cell table:style-name="ce2" table:formula="of:=IF([.R154]=&quot;&quot;;&quot;&quot;;ROUND([.R154];0))" office:value-type="float" office:value="192">
            <text:p>192</text:p>
          </table:table-cell>
          <table:table-cell table:style-name="ce2" table:formula="of:=IF([.S154]=&quot;&quot;;&quot;&quot;;ROUND([.S154];0))" office:value-type="float" office:value="383">
            <text:p>383</text:p>
          </table:table-cell>
          <table:table-cell table:style-name="ce2" table:formula="of:=IF([.T154]=&quot;&quot;;&quot;&quot;;ROUND([.T154];0))" office:value-type="float" office:value="207">
            <text:p>207</text:p>
          </table:table-cell>
          <table:table-cell table:style-name="ce2" table:formula="of:=IF([.U154]=&quot;&quot;;&quot;&quot;;ROUND([.U154];0))" office:value-type="float" office:value="383">
            <text:p>383</text:p>
          </table:table-cell>
          <table:table-cell table:style-name="ce2" table:formula="of:=IF([.V154]=&quot;&quot;;&quot;&quot;;ROUND([.V154];0))" office:value-type="float" office:value="224">
            <text:p>224</text:p>
          </table:table-cell>
          <table:table-cell table:style-name="ce2" table:formula="of:=IF([.W154]=&quot;&quot;;&quot;&quot;;ROUND([.W154];0))" office:value-type="float" office:value="393">
            <text:p>393</text:p>
          </table:table-cell>
          <table:table-cell table:style-name="ce2" table:formula="of:=IF([.X154]=&quot;&quot;;&quot;&quot;;ROUND([.X154];0))">
            <text:p/>
          </table:table-cell>
          <table:table-cell table:style-name="ce2" table:formula="of:=IF([.Y154]=&quot;&quot;;&quot;&quot;;ROUND([.Y154];0))">
            <text:p/>
          </table:table-cell>
          <table:table-cell table:style-name="ce2" table:formula="of:=IF([.Z154]=&quot;&quot;;&quot;&quot;;ROUND([.Z154];0))">
            <text:p/>
          </table:table-cell>
          <table:table-cell table:style-name="ce2" table:formula="of:=IF([.AA154]=&quot;&quot;;&quot;&quot;;ROUND([.AA154];0))">
            <text:p/>
          </table:table-cell>
          <table:table-cell table:style-name="ce2" table:formula="of:=IF([.AB154]=&quot;&quot;;&quot;&quot;;ROUND([.AB154];0))">
            <text:p/>
          </table:table-cell>
          <table:table-cell table:style-name="ce2" table:formula="of:=IF([.AC154]=&quot;&quot;;&quot;&quot;;ROUND([.AC154];0))">
            <text:p/>
          </table:table-cell>
          <table:table-cell table:style-name="ce2" table:formula="of:=IF([.AD154]=&quot;&quot;;&quot;&quot;;ROUND([.AD154];0))">
            <text:p/>
          </table:table-cell>
          <table:table-cell table:style-name="ce2" table:formula="of:=IF([.AE154]=&quot;&quot;;&quot;&quot;;ROUND([.AE154];0))">
            <text:p/>
          </table:table-cell>
          <table:table-cell table:style-name="ce2" table:formula="of:=IF([.AF154]=&quot;&quot;;&quot;&quot;;ROUND([.AF154];0))">
            <text:p/>
          </table:table-cell>
          <table:table-cell table:style-name="ce2" table:formula="of:=IF([.AG154]=&quot;&quot;;&quot;&quot;;ROUND([.AG154];0))">
            <text:p/>
          </table:table-cell>
          <table:table-cell table:style-name="ce2" table:formula="of:=IF([.AH154]=&quot;&quot;;&quot;&quot;;ROUND([.AH154];0))">
            <text:p/>
          </table:table-cell>
          <table:table-cell table:style-name="ce2" table:formula="of:=IF([.AI154]=&quot;&quot;;&quot;&quot;;ROUND([.AI154];0))">
            <text:p/>
          </table:table-cell>
          <table:table-cell table:style-name="ce2" table:formula="of:=IF([.AJ154]=&quot;&quot;;&quot;&quot;;ROUND([.AJ154];0))">
            <text:p/>
          </table:table-cell>
          <table:table-cell table:style-name="ce2" table:formula="of:=IF([.AK154]=&quot;&quot;;&quot;&quot;;ROUND([.AK154];0))">
            <text:p/>
          </table:table-cell>
          <table:table-cell table:style-name="ce2" table:formula="of:=IF([.AL154]=&quot;&quot;;&quot;&quot;;ROUND([.AL154];0))">
            <text:p/>
          </table:table-cell>
          <table:table-cell table:style-name="ce2" table:formula="of:=IF([.AM154]=&quot;&quot;;&quot;&quot;;ROUND([.AM154];0))">
            <text:p/>
          </table:table-cell>
          <table:table-cell table:style-name="ce2" table:formula="of:=IF([.AN154]=&quot;&quot;;&quot;&quot;;ROUND([.AN154];0))">
            <text:p/>
          </table:table-cell>
          <table:table-cell table:style-name="ce2" table:formula="of:=IF([.AO154]=&quot;&quot;;&quot;&quot;;ROUND([.AO154];0))">
            <text:p/>
          </table:table-cell>
          <table:table-cell table:style-name="ce2" table:formula="of:=IF([.AP154]=&quot;&quot;;&quot;&quot;;ROUND([.AP154];0))">
            <text:p/>
          </table:table-cell>
          <table:table-cell table:style-name="ce2" table:formula="of:=IF([.AQ154]=&quot;&quot;;&quot;&quot;;ROUND([.AQ154];0))">
            <text:p/>
          </table:table-cell>
          <table:table-cell table:style-name="ce2" table:formula="of:=IF([.AR154]=&quot;&quot;;&quot;&quot;;ROUND([.AR154];0))">
            <text:p/>
          </table:table-cell>
          <table:table-cell table:style-name="ce2" table:formula="of:=IF([.AS154]=&quot;&quot;;&quot;&quot;;ROUND([.AS154];0))">
            <text:p/>
          </table:table-cell>
          <table:table-cell table:style-name="ce2" table:formula="of:=IF([.AT154]=&quot;&quot;;&quot;&quot;;ROUND([.AT154];0))">
            <text:p/>
          </table:table-cell>
          <table:table-cell table:style-name="ce2" table:formula="of:=IF([.AU154]=&quot;&quot;;&quot;&quot;;ROUND([.AU154];0))">
            <text:p/>
          </table:table-cell>
          <table:table-cell table:style-name="ce2" table:formula="of:=IF([.AV154]=&quot;&quot;;&quot;&quot;;ROUND([.AV154];0))">
            <text:p/>
          </table:table-cell>
          <table:table-cell table:style-name="ce2" table:formula="of:=IF([.AW154]=&quot;&quot;;&quot;&quot;;ROUND([.AW154];0))">
            <text:p/>
          </table:table-cell>
          <table:table-cell table:style-name="ce2" table:formula="of:=IF([.AX154]=&quot;&quot;;&quot;&quot;;ROUND([.AX154];0))">
            <text:p/>
          </table:table-cell>
          <table:table-cell table:style-name="ce2" table:formula="of:=IF([.AY154]=&quot;&quot;;&quot;&quot;;ROUND([.AY154];0))">
            <text:p/>
          </table:table-cell>
          <table:table-cell table:style-name="ce2" table:formula="of:=IF([.AZ154]=&quot;&quot;;&quot;&quot;;ROUND([.AZ154];0))">
            <text:p/>
          </table:table-cell>
          <table:table-cell table:style-name="ce2" table:formula="of:=IF([.BA154]=&quot;&quot;;&quot;&quot;;ROUND([.BA154];0))">
            <text:p/>
          </table:table-cell>
          <table:table-cell table:style-name="ce2" table:formula="of:=IF([.BB154]=&quot;&quot;;&quot;&quot;;ROUND([.BB154];0))">
            <text:p/>
          </table:table-cell>
          <table:table-cell table:style-name="ce2" table:formula="of:=IF([.BC154]=&quot;&quot;;&quot;&quot;;ROUND([.BC154];0))">
            <text:p/>
          </table:table-cell>
          <table:table-cell table:style-name="ce2" table:formula="of:=IF([.BD154]=&quot;&quot;;&quot;&quot;;ROUND([.BD154];0))">
            <text:p/>
          </table:table-cell>
          <table:table-cell table:style-name="ce2" table:formula="of:=IF([.BE154]=&quot;&quot;;&quot;&quot;;ROUND([.BE154];0))">
            <text:p/>
          </table:table-cell>
          <table:table-cell table:style-name="ce2" table:formula="of:=IF([.BF154]=&quot;&quot;;&quot;&quot;;ROUND([.BF154];0))">
            <text:p/>
          </table:table-cell>
          <table:table-cell table:style-name="ce2" table:formula="of:=IF([.BG154]=&quot;&quot;;&quot;&quot;;ROUND([.BG154];0))">
            <text:p/>
          </table:table-cell>
          <table:table-cell table:style-name="ce2" table:formula="of:=IF([.BH154]=&quot;&quot;;&quot;&quot;;ROUND([.BH154];0))">
            <text:p/>
          </table:table-cell>
          <table:table-cell table:style-name="ce2" table:formula="of:=IF([.BI154]=&quot;&quot;;&quot;&quot;;ROUND([.BI154];0))">
            <text:p/>
          </table:table-cell>
          <table:table-cell table:style-name="ce2" table:formula="of:=IF([.BJ154]=&quot;&quot;;&quot;&quot;;ROUND([.BJ154];0))">
            <text:p/>
          </table:table-cell>
          <table:table-cell table:style-name="ce2" table:formula="of:=IF([.BK154]=&quot;&quot;;&quot;&quot;;ROUND([.BK154];0))">
            <text:p/>
          </table:table-cell>
          <table:table-cell table:style-name="ce2" table:formula="of:=IF([.BL154]=&quot;&quot;;&quot;&quot;;ROUND([.BL154];0))">
            <text:p/>
          </table:table-cell>
          <table:table-cell table:style-name="ce2" table:formula="of:=IF([.BM154]=&quot;&quot;;&quot;&quot;;ROUND([.BM154];0))">
            <text:p/>
          </table:table-cell>
          <table:table-cell table:style-name="ce2" table:formula="of:=IF([.BN154]=&quot;&quot;;&quot;&quot;;ROUND([.BN154];0))">
            <text:p/>
          </table:table-cell>
          <table:table-cell table:style-name="ce2" table:formula="of:=IF([.BO154]=&quot;&quot;;&quot;&quot;;ROUND([.BO154];0))">
            <text:p/>
          </table:table-cell>
          <table:table-cell table:style-name="ce2" table:formula="of:=IF([.BP154]=&quot;&quot;;&quot;&quot;;ROUND([.BP154];0))">
            <text:p/>
          </table:table-cell>
          <table:table-cell table:style-name="ce2" table:formula="of:=IF([.BQ154]=&quot;&quot;;&quot;&quot;;ROUND([.BQ154];0))">
            <text:p/>
          </table:table-cell>
          <table:table-cell table:style-name="ce2" table:formula="of:=IF([.BR154]=&quot;&quot;;&quot;&quot;;ROUND([.BR154];0))">
            <text:p/>
          </table:table-cell>
          <table:table-cell table:style-name="ce2" table:formula="of:=IF([.BS154]=&quot;&quot;;&quot;&quot;;ROUND([.BS154];0))">
            <text:p/>
          </table:table-cell>
          <table:table-cell table:style-name="ce2" table:formula="of:=IF([.BT154]=&quot;&quot;;&quot;&quot;;ROUND([.BT154];0))">
            <text:p/>
          </table:table-cell>
          <table:table-cell table:style-name="ce2" table:formula="of:=IF([.BU154]=&quot;&quot;;&quot;&quot;;ROUND([.BU154];0))">
            <text:p/>
          </table:table-cell>
          <table:table-cell table:style-name="ce2" table:formula="of:=IF([.BV154]=&quot;&quot;;&quot;&quot;;ROUND([.BV154];0))">
            <text:p/>
          </table:table-cell>
          <table:table-cell table:style-name="ce2" table:formula="of:=IF([.BW154]=&quot;&quot;;&quot;&quot;;ROUND([.BW154];0))">
            <text:p/>
          </table:table-cell>
          <table:table-cell table:style-name="ce2" table:formula="of:=IF([.BX154]=&quot;&quot;;&quot;&quot;;ROUND([.BX154];0))">
            <text:p/>
          </table:table-cell>
          <table:table-cell table:style-name="ce2" table:formula="of:=IF([.BY154]=&quot;&quot;;&quot;&quot;;ROUND([.BY154];0))">
            <text:p/>
          </table:table-cell>
          <table:table-cell table:style-name="ce2" table:formula="of:=IF([.BZ154]=&quot;&quot;;&quot;&quot;;ROUND([.BZ154];0))">
            <text:p/>
          </table:table-cell>
          <table:table-cell table:style-name="ce2" table:formula="of:=IF([.CA154]=&quot;&quot;;&quot;&quot;;ROUND([.CA154];0))">
            <text:p/>
          </table:table-cell>
          <table:table-cell table:style-name="ce2" table:formula="of:=IF([.CB154]=&quot;&quot;;&quot;&quot;;ROUND([.CB154];0))">
            <text:p/>
          </table:table-cell>
          <table:table-cell table:style-name="ce2" table:formula="of:=IF([.CC154]=&quot;&quot;;&quot;&quot;;ROUND([.CC154];0))">
            <text:p/>
          </table:table-cell>
          <table:table-cell table:style-name="ce2" table:formula="of:=IF([.CD154]=&quot;&quot;;&quot;&quot;;ROUND([.CD154];0))">
            <text:p/>
          </table:table-cell>
          <table:table-cell table:style-name="ce2" table:formula="of:=IF([.CE154]=&quot;&quot;;&quot;&quot;;ROUND([.CE154];0))">
            <text:p/>
          </table:table-cell>
          <table:table-cell table:style-name="ce2" table:formula="of:=IF([.CF154]=&quot;&quot;;&quot;&quot;;ROUND([.CF154];0))">
            <text:p/>
          </table:table-cell>
          <table:table-cell table:style-name="ce2" table:formula="of:=IF([.CG154]=&quot;&quot;;&quot;&quot;;ROUND([.CG154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5]&amp;&quot;_&quot;&amp;[.A35]&amp;&quot;'&quot;" office:value-type="string" office:string-value="'c_4_4'">
            <text:p>'c_4_4'</text:p>
          </table:table-cell>
          <table:table-cell/>
          <table:table-cell office:value-type="string">
            <text:p>areas.push('</text:p>
          </table:table-cell>
          <table:table-cell table:style-name="ce2" table:formula="of:=IF([.D155]=&quot;&quot;;&quot;&quot;;ROUND([.D155];0))" office:value-type="float" office:value="245">
            <text:p>245</text:p>
          </table:table-cell>
          <table:table-cell table:style-name="ce2" table:formula="of:=IF([.E155]=&quot;&quot;;&quot;&quot;;ROUND([.E155];0))" office:value-type="float" office:value="212">
            <text:p>212</text:p>
          </table:table-cell>
          <table:table-cell table:style-name="ce2" table:formula="of:=IF([.F155]=&quot;&quot;;&quot;&quot;;ROUND([.F155];0))" office:value-type="float" office:value="227">
            <text:p>227</text:p>
          </table:table-cell>
          <table:table-cell table:style-name="ce2" table:formula="of:=IF([.G155]=&quot;&quot;;&quot;&quot;;ROUND([.G155];0))" office:value-type="float" office:value="235">
            <text:p>235</text:p>
          </table:table-cell>
          <table:table-cell table:style-name="ce2" table:formula="of:=IF([.H155]=&quot;&quot;;&quot;&quot;;ROUND([.H155];0))" office:value-type="float" office:value="229">
            <text:p>229</text:p>
          </table:table-cell>
          <table:table-cell table:style-name="ce2" table:formula="of:=IF([.I155]=&quot;&quot;;&quot;&quot;;ROUND([.I155];0))" office:value-type="float" office:value="239">
            <text:p>239</text:p>
          </table:table-cell>
          <table:table-cell table:style-name="ce2" table:formula="of:=IF([.J155]=&quot;&quot;;&quot;&quot;;ROUND([.J155];0))" office:value-type="float" office:value="234">
            <text:p>234</text:p>
          </table:table-cell>
          <table:table-cell table:style-name="ce2" table:formula="of:=IF([.K155]=&quot;&quot;;&quot;&quot;;ROUND([.K155];0))" office:value-type="float" office:value="239">
            <text:p>239</text:p>
          </table:table-cell>
          <table:table-cell table:style-name="ce2" table:formula="of:=IF([.L155]=&quot;&quot;;&quot;&quot;;ROUND([.L155];0))" office:value-type="float" office:value="251">
            <text:p>251</text:p>
          </table:table-cell>
          <table:table-cell table:style-name="ce2" table:formula="of:=IF([.M155]=&quot;&quot;;&quot;&quot;;ROUND([.M155];0))" office:value-type="float" office:value="222">
            <text:p>222</text:p>
          </table:table-cell>
          <table:table-cell table:style-name="ce2" table:formula="of:=IF([.N155]=&quot;&quot;;&quot;&quot;;ROUND([.N155];0))" office:value-type="float" office:value="480">
            <text:p>480</text:p>
          </table:table-cell>
          <table:table-cell table:style-name="ce2" table:formula="of:=IF([.O155]=&quot;&quot;;&quot;&quot;;ROUND([.O155];0))" office:value-type="float" office:value="224">
            <text:p>224</text:p>
          </table:table-cell>
          <table:table-cell table:style-name="ce2" table:formula="of:=IF([.P155]=&quot;&quot;;&quot;&quot;;ROUND([.P155];0))" office:value-type="float" office:value="520">
            <text:p>520</text:p>
          </table:table-cell>
          <table:table-cell table:style-name="ce2" table:formula="of:=IF([.Q155]=&quot;&quot;;&quot;&quot;;ROUND([.Q155];0))" office:value-type="float" office:value="208">
            <text:p>208</text:p>
          </table:table-cell>
          <table:table-cell table:style-name="ce2" table:formula="of:=IF([.R155]=&quot;&quot;;&quot;&quot;;ROUND([.R155];0))" office:value-type="float" office:value="501">
            <text:p>501</text:p>
          </table:table-cell>
          <table:table-cell table:style-name="ce2" table:formula="of:=IF([.S155]=&quot;&quot;;&quot;&quot;;ROUND([.S155];0))" office:value-type="float" office:value="208">
            <text:p>208</text:p>
          </table:table-cell>
          <table:table-cell table:style-name="ce2" table:formula="of:=IF([.T155]=&quot;&quot;;&quot;&quot;;ROUND([.T155];0))" office:value-type="float" office:value="501">
            <text:p>501</text:p>
          </table:table-cell>
          <table:table-cell table:style-name="ce2" table:formula="of:=IF([.U155]=&quot;&quot;;&quot;&quot;;ROUND([.U155];0))" office:value-type="float" office:value="203">
            <text:p>203</text:p>
          </table:table-cell>
          <table:table-cell table:style-name="ce2" table:formula="of:=IF([.V155]=&quot;&quot;;&quot;&quot;;ROUND([.V155];0))" office:value-type="float" office:value="533">
            <text:p>533</text:p>
          </table:table-cell>
          <table:table-cell table:style-name="ce2" table:formula="of:=IF([.W155]=&quot;&quot;;&quot;&quot;;ROUND([.W155];0))" office:value-type="float" office:value="121">
            <text:p>121</text:p>
          </table:table-cell>
          <table:table-cell table:style-name="ce2" table:formula="of:=IF([.X155]=&quot;&quot;;&quot;&quot;;ROUND([.X155];0))" office:value-type="float" office:value="573">
            <text:p>573</text:p>
          </table:table-cell>
          <table:table-cell table:style-name="ce2" table:formula="of:=IF([.Y155]=&quot;&quot;;&quot;&quot;;ROUND([.Y155];0))" office:value-type="float" office:value="178">
            <text:p>178</text:p>
          </table:table-cell>
          <table:table-cell table:style-name="ce2" table:formula="of:=IF([.Z155]=&quot;&quot;;&quot;&quot;;ROUND([.Z155];0))" office:value-type="float" office:value="689">
            <text:p>689</text:p>
          </table:table-cell>
          <table:table-cell table:style-name="ce2" table:formula="of:=IF([.AA155]=&quot;&quot;;&quot;&quot;;ROUND([.AA155];0))" office:value-type="float" office:value="183">
            <text:p>183</text:p>
          </table:table-cell>
          <table:table-cell table:style-name="ce2" table:formula="of:=IF([.AB155]=&quot;&quot;;&quot;&quot;;ROUND([.AB155];0))" office:value-type="float" office:value="708">
            <text:p>708</text:p>
          </table:table-cell>
          <table:table-cell table:style-name="ce2" table:formula="of:=IF([.AC155]=&quot;&quot;;&quot;&quot;;ROUND([.AC155];0))" office:value-type="float" office:value="174">
            <text:p>174</text:p>
          </table:table-cell>
          <table:table-cell table:style-name="ce2" table:formula="of:=IF([.AD155]=&quot;&quot;;&quot;&quot;;ROUND([.AD155];0))" office:value-type="float" office:value="710">
            <text:p>710</text:p>
          </table:table-cell>
          <table:table-cell table:style-name="ce2" table:formula="of:=IF([.AE155]=&quot;&quot;;&quot;&quot;;ROUND([.AE155];0))" office:value-type="float" office:value="169">
            <text:p>169</text:p>
          </table:table-cell>
          <table:table-cell table:style-name="ce2" table:formula="of:=IF([.AF155]=&quot;&quot;;&quot;&quot;;ROUND([.AF155];0))" office:value-type="float" office:value="576">
            <text:p>576</text:p>
          </table:table-cell>
          <table:table-cell table:style-name="ce2" table:formula="of:=IF([.AG155]=&quot;&quot;;&quot;&quot;;ROUND([.AG155];0))" office:value-type="float" office:value="163">
            <text:p>163</text:p>
          </table:table-cell>
          <table:table-cell table:style-name="ce2" table:formula="of:=IF([.AH155]=&quot;&quot;;&quot;&quot;;ROUND([.AH155];0))" office:value-type="float" office:value="533">
            <text:p>533</text:p>
          </table:table-cell>
          <table:table-cell table:style-name="ce2" table:formula="of:=IF([.AI155]=&quot;&quot;;&quot;&quot;;ROUND([.AI155];0))" office:value-type="float" office:value="106">
            <text:p>106</text:p>
          </table:table-cell>
          <table:table-cell table:style-name="ce2" table:formula="of:=IF([.AJ155]=&quot;&quot;;&quot;&quot;;ROUND([.AJ155];0))" office:value-type="float" office:value="499">
            <text:p>499</text:p>
          </table:table-cell>
          <table:table-cell table:style-name="ce2" table:formula="of:=IF([.AK155]=&quot;&quot;;&quot;&quot;;ROUND([.AK155];0))" office:value-type="float" office:value="196">
            <text:p>196</text:p>
          </table:table-cell>
          <table:table-cell table:style-name="ce2" table:formula="of:=IF([.AL155]=&quot;&quot;;&quot;&quot;;ROUND([.AL155];0))" office:value-type="float" office:value="497">
            <text:p>497</text:p>
          </table:table-cell>
          <table:table-cell table:style-name="ce2" table:formula="of:=IF([.AM155]=&quot;&quot;;&quot;&quot;;ROUND([.AM155];0))" office:value-type="float" office:value="197">
            <text:p>197</text:p>
          </table:table-cell>
          <table:table-cell table:style-name="ce2" table:formula="of:=IF([.AN155]=&quot;&quot;;&quot;&quot;;ROUND([.AN155];0))" office:value-type="float" office:value="497">
            <text:p>497</text:p>
          </table:table-cell>
          <table:table-cell table:style-name="ce2" table:formula="of:=IF([.AO155]=&quot;&quot;;&quot;&quot;;ROUND([.AO155];0))" office:value-type="float" office:value="202">
            <text:p>202</text:p>
          </table:table-cell>
          <table:table-cell table:style-name="ce2" table:formula="of:=IF([.AP155]=&quot;&quot;;&quot;&quot;;ROUND([.AP155];0))" office:value-type="float" office:value="499">
            <text:p>499</text:p>
          </table:table-cell>
          <table:table-cell table:style-name="ce2" table:formula="of:=IF([.AQ155]=&quot;&quot;;&quot;&quot;;ROUND([.AQ155];0))" office:value-type="float" office:value="202">
            <text:p>202</text:p>
          </table:table-cell>
          <table:table-cell table:style-name="ce2" table:formula="of:=IF([.AR155]=&quot;&quot;;&quot;&quot;;ROUND([.AR155];0))" office:value-type="float" office:value="499">
            <text:p>499</text:p>
          </table:table-cell>
          <table:table-cell table:style-name="ce2" table:formula="of:=IF([.AS155]=&quot;&quot;;&quot;&quot;;ROUND([.AS155];0))" office:value-type="float" office:value="209">
            <text:p>209</text:p>
          </table:table-cell>
          <table:table-cell table:style-name="ce2" table:formula="of:=IF([.AT155]=&quot;&quot;;&quot;&quot;;ROUND([.AT155];0))" office:value-type="float" office:value="477">
            <text:p>477</text:p>
          </table:table-cell>
          <table:table-cell table:style-name="ce2" table:formula="of:=IF([.AU155]=&quot;&quot;;&quot;&quot;;ROUND([.AU155];0))" office:value-type="float" office:value="218">
            <text:p>218</text:p>
          </table:table-cell>
          <table:table-cell table:style-name="ce2" table:formula="of:=IF([.AV155]=&quot;&quot;;&quot;&quot;;ROUND([.AV155];0))">
            <text:p/>
          </table:table-cell>
          <table:table-cell table:style-name="ce2" table:formula="of:=IF([.AW155]=&quot;&quot;;&quot;&quot;;ROUND([.AW155];0))">
            <text:p/>
          </table:table-cell>
          <table:table-cell table:style-name="ce2" table:formula="of:=IF([.AX155]=&quot;&quot;;&quot;&quot;;ROUND([.AX155];0))">
            <text:p/>
          </table:table-cell>
          <table:table-cell table:style-name="ce2" table:formula="of:=IF([.AY155]=&quot;&quot;;&quot;&quot;;ROUND([.AY155];0))">
            <text:p/>
          </table:table-cell>
          <table:table-cell table:style-name="ce2" table:formula="of:=IF([.AZ155]=&quot;&quot;;&quot;&quot;;ROUND([.AZ155];0))">
            <text:p/>
          </table:table-cell>
          <table:table-cell table:style-name="ce2" table:formula="of:=IF([.BA155]=&quot;&quot;;&quot;&quot;;ROUND([.BA155];0))">
            <text:p/>
          </table:table-cell>
          <table:table-cell table:style-name="ce2" table:formula="of:=IF([.BB155]=&quot;&quot;;&quot;&quot;;ROUND([.BB155];0))">
            <text:p/>
          </table:table-cell>
          <table:table-cell table:style-name="ce2" table:formula="of:=IF([.BC155]=&quot;&quot;;&quot;&quot;;ROUND([.BC155];0))">
            <text:p/>
          </table:table-cell>
          <table:table-cell table:style-name="ce2" table:formula="of:=IF([.BD155]=&quot;&quot;;&quot;&quot;;ROUND([.BD155];0))">
            <text:p/>
          </table:table-cell>
          <table:table-cell table:style-name="ce2" table:formula="of:=IF([.BE155]=&quot;&quot;;&quot;&quot;;ROUND([.BE155];0))">
            <text:p/>
          </table:table-cell>
          <table:table-cell table:style-name="ce2" table:formula="of:=IF([.BF155]=&quot;&quot;;&quot;&quot;;ROUND([.BF155];0))">
            <text:p/>
          </table:table-cell>
          <table:table-cell table:style-name="ce2" table:formula="of:=IF([.BG155]=&quot;&quot;;&quot;&quot;;ROUND([.BG155];0))">
            <text:p/>
          </table:table-cell>
          <table:table-cell table:style-name="ce2" table:formula="of:=IF([.BH155]=&quot;&quot;;&quot;&quot;;ROUND([.BH155];0))">
            <text:p/>
          </table:table-cell>
          <table:table-cell table:style-name="ce2" table:formula="of:=IF([.BI155]=&quot;&quot;;&quot;&quot;;ROUND([.BI155];0))">
            <text:p/>
          </table:table-cell>
          <table:table-cell table:style-name="ce2" table:formula="of:=IF([.BJ155]=&quot;&quot;;&quot;&quot;;ROUND([.BJ155];0))">
            <text:p/>
          </table:table-cell>
          <table:table-cell table:style-name="ce2" table:formula="of:=IF([.BK155]=&quot;&quot;;&quot;&quot;;ROUND([.BK155];0))">
            <text:p/>
          </table:table-cell>
          <table:table-cell table:style-name="ce2" table:formula="of:=IF([.BL155]=&quot;&quot;;&quot;&quot;;ROUND([.BL155];0))">
            <text:p/>
          </table:table-cell>
          <table:table-cell table:style-name="ce2" table:formula="of:=IF([.BM155]=&quot;&quot;;&quot;&quot;;ROUND([.BM155];0))">
            <text:p/>
          </table:table-cell>
          <table:table-cell table:style-name="ce2" table:formula="of:=IF([.BN155]=&quot;&quot;;&quot;&quot;;ROUND([.BN155];0))">
            <text:p/>
          </table:table-cell>
          <table:table-cell table:style-name="ce2" table:formula="of:=IF([.BO155]=&quot;&quot;;&quot;&quot;;ROUND([.BO155];0))">
            <text:p/>
          </table:table-cell>
          <table:table-cell table:style-name="ce2" table:formula="of:=IF([.BP155]=&quot;&quot;;&quot;&quot;;ROUND([.BP155];0))">
            <text:p/>
          </table:table-cell>
          <table:table-cell table:style-name="ce2" table:formula="of:=IF([.BQ155]=&quot;&quot;;&quot;&quot;;ROUND([.BQ155];0))">
            <text:p/>
          </table:table-cell>
          <table:table-cell table:style-name="ce2" table:formula="of:=IF([.BR155]=&quot;&quot;;&quot;&quot;;ROUND([.BR155];0))">
            <text:p/>
          </table:table-cell>
          <table:table-cell table:style-name="ce2" table:formula="of:=IF([.BS155]=&quot;&quot;;&quot;&quot;;ROUND([.BS155];0))">
            <text:p/>
          </table:table-cell>
          <table:table-cell table:style-name="ce2" table:formula="of:=IF([.BT155]=&quot;&quot;;&quot;&quot;;ROUND([.BT155];0))">
            <text:p/>
          </table:table-cell>
          <table:table-cell table:style-name="ce2" table:formula="of:=IF([.BU155]=&quot;&quot;;&quot;&quot;;ROUND([.BU155];0))">
            <text:p/>
          </table:table-cell>
          <table:table-cell table:style-name="ce2" table:formula="of:=IF([.BV155]=&quot;&quot;;&quot;&quot;;ROUND([.BV155];0))">
            <text:p/>
          </table:table-cell>
          <table:table-cell table:style-name="ce2" table:formula="of:=IF([.BW155]=&quot;&quot;;&quot;&quot;;ROUND([.BW155];0))">
            <text:p/>
          </table:table-cell>
          <table:table-cell table:style-name="ce2" table:formula="of:=IF([.BX155]=&quot;&quot;;&quot;&quot;;ROUND([.BX155];0))">
            <text:p/>
          </table:table-cell>
          <table:table-cell table:style-name="ce2" table:formula="of:=IF([.BY155]=&quot;&quot;;&quot;&quot;;ROUND([.BY155];0))">
            <text:p/>
          </table:table-cell>
          <table:table-cell table:style-name="ce2" table:formula="of:=IF([.BZ155]=&quot;&quot;;&quot;&quot;;ROUND([.BZ155];0))">
            <text:p/>
          </table:table-cell>
          <table:table-cell table:style-name="ce2" table:formula="of:=IF([.CA155]=&quot;&quot;;&quot;&quot;;ROUND([.CA155];0))">
            <text:p/>
          </table:table-cell>
          <table:table-cell table:style-name="ce2" table:formula="of:=IF([.CB155]=&quot;&quot;;&quot;&quot;;ROUND([.CB155];0))">
            <text:p/>
          </table:table-cell>
          <table:table-cell table:style-name="ce2" table:formula="of:=IF([.CC155]=&quot;&quot;;&quot;&quot;;ROUND([.CC155];0))">
            <text:p/>
          </table:table-cell>
          <table:table-cell table:style-name="ce2" table:formula="of:=IF([.CD155]=&quot;&quot;;&quot;&quot;;ROUND([.CD155];0))">
            <text:p/>
          </table:table-cell>
          <table:table-cell table:style-name="ce2" table:formula="of:=IF([.CE155]=&quot;&quot;;&quot;&quot;;ROUND([.CE155];0))">
            <text:p/>
          </table:table-cell>
          <table:table-cell table:style-name="ce2" table:formula="of:=IF([.CF155]=&quot;&quot;;&quot;&quot;;ROUND([.CF155];0))">
            <text:p/>
          </table:table-cell>
          <table:table-cell table:style-name="ce2" table:formula="of:=IF([.CG155]=&quot;&quot;;&quot;&quot;;ROUND([.CG155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6]&amp;&quot;_&quot;&amp;[.A36]&amp;&quot;'&quot;" office:value-type="string" office:string-value="'c_4_4'">
            <text:p>'c_4_4'</text:p>
          </table:table-cell>
          <table:table-cell/>
          <table:table-cell office:value-type="string">
            <text:p>areas.push('</text:p>
          </table:table-cell>
          <table:table-cell table:style-name="ce2" table:formula="of:=IF([.D156]=&quot;&quot;;&quot;&quot;;ROUND([.D156];0))" office:value-type="float" office:value="556">
            <text:p>556</text:p>
          </table:table-cell>
          <table:table-cell table:style-name="ce2" table:formula="of:=IF([.E156]=&quot;&quot;;&quot;&quot;;ROUND([.E156];0))" office:value-type="float" office:value="243">
            <text:p>243</text:p>
          </table:table-cell>
          <table:table-cell table:style-name="ce2" table:formula="of:=IF([.F156]=&quot;&quot;;&quot;&quot;;ROUND([.F156];0))" office:value-type="float" office:value="563">
            <text:p>563</text:p>
          </table:table-cell>
          <table:table-cell table:style-name="ce2" table:formula="of:=IF([.G156]=&quot;&quot;;&quot;&quot;;ROUND([.G156];0))" office:value-type="float" office:value="244">
            <text:p>244</text:p>
          </table:table-cell>
          <table:table-cell table:style-name="ce2" table:formula="of:=IF([.H156]=&quot;&quot;;&quot;&quot;;ROUND([.H156];0))" office:value-type="float" office:value="563">
            <text:p>563</text:p>
          </table:table-cell>
          <table:table-cell table:style-name="ce2" table:formula="of:=IF([.I156]=&quot;&quot;;&quot;&quot;;ROUND([.I156];0))" office:value-type="float" office:value="249">
            <text:p>249</text:p>
          </table:table-cell>
          <table:table-cell table:style-name="ce2" table:formula="of:=IF([.J156]=&quot;&quot;;&quot;&quot;;ROUND([.J156];0))" office:value-type="float" office:value="644">
            <text:p>644</text:p>
          </table:table-cell>
          <table:table-cell table:style-name="ce2" table:formula="of:=IF([.K156]=&quot;&quot;;&quot;&quot;;ROUND([.K156];0))" office:value-type="float" office:value="230">
            <text:p>230</text:p>
          </table:table-cell>
          <table:table-cell table:style-name="ce2" table:formula="of:=IF([.L156]=&quot;&quot;;&quot;&quot;;ROUND([.L156];0))" office:value-type="float" office:value="654">
            <text:p>654</text:p>
          </table:table-cell>
          <table:table-cell table:style-name="ce2" table:formula="of:=IF([.M156]=&quot;&quot;;&quot;&quot;;ROUND([.M156];0))" office:value-type="float" office:value="230">
            <text:p>230</text:p>
          </table:table-cell>
          <table:table-cell table:style-name="ce2" table:formula="of:=IF([.N156]=&quot;&quot;;&quot;&quot;;ROUND([.N156];0))" office:value-type="float" office:value="984">
            <text:p>984</text:p>
          </table:table-cell>
          <table:table-cell table:style-name="ce2" table:formula="of:=IF([.O156]=&quot;&quot;;&quot;&quot;;ROUND([.O156];0))" office:value-type="float" office:value="78">
            <text:p>78</text:p>
          </table:table-cell>
          <table:table-cell table:style-name="ce2" table:formula="of:=IF([.P156]=&quot;&quot;;&quot;&quot;;ROUND([.P156];0))" office:value-type="float" office:value="1145">
            <text:p>1145</text:p>
          </table:table-cell>
          <table:table-cell table:style-name="ce2" table:formula="of:=IF([.Q156]=&quot;&quot;;&quot;&quot;;ROUND([.Q156];0))" office:value-type="float" office:value="177">
            <text:p>177</text:p>
          </table:table-cell>
          <table:table-cell table:style-name="ce2" table:formula="of:=IF([.R156]=&quot;&quot;;&quot;&quot;;ROUND([.R156];0))" office:value-type="float" office:value="1145">
            <text:p>1145</text:p>
          </table:table-cell>
          <table:table-cell table:style-name="ce2" table:formula="of:=IF([.S156]=&quot;&quot;;&quot;&quot;;ROUND([.S156];0))" office:value-type="float" office:value="169">
            <text:p>169</text:p>
          </table:table-cell>
          <table:table-cell table:style-name="ce2" table:formula="of:=IF([.T156]=&quot;&quot;;&quot;&quot;;ROUND([.T156];0))" office:value-type="float" office:value="1152">
            <text:p>1152</text:p>
          </table:table-cell>
          <table:table-cell table:style-name="ce2" table:formula="of:=IF([.U156]=&quot;&quot;;&quot;&quot;;ROUND([.U156];0))" office:value-type="float" office:value="169">
            <text:p>169</text:p>
          </table:table-cell>
          <table:table-cell table:style-name="ce2" table:formula="of:=IF([.V156]=&quot;&quot;;&quot;&quot;;ROUND([.V156];0))" office:value-type="float" office:value="1154">
            <text:p>1154</text:p>
          </table:table-cell>
          <table:table-cell table:style-name="ce2" table:formula="of:=IF([.W156]=&quot;&quot;;&quot;&quot;;ROUND([.W156];0))" office:value-type="float" office:value="161">
            <text:p>161</text:p>
          </table:table-cell>
          <table:table-cell table:style-name="ce2" table:formula="of:=IF([.X156]=&quot;&quot;;&quot;&quot;;ROUND([.X156];0))" office:value-type="float" office:value="1145">
            <text:p>1145</text:p>
          </table:table-cell>
          <table:table-cell table:style-name="ce2" table:formula="of:=IF([.Y156]=&quot;&quot;;&quot;&quot;;ROUND([.Y156];0))" office:value-type="float" office:value="161">
            <text:p>161</text:p>
          </table:table-cell>
          <table:table-cell table:style-name="ce2" table:formula="of:=IF([.Z156]=&quot;&quot;;&quot;&quot;;ROUND([.Z156];0))" office:value-type="float" office:value="984">
            <text:p>984</text:p>
          </table:table-cell>
          <table:table-cell table:style-name="ce2" table:formula="of:=IF([.AA156]=&quot;&quot;;&quot;&quot;;ROUND([.AA156];0))" office:value-type="float" office:value="62">
            <text:p>62</text:p>
          </table:table-cell>
          <table:table-cell table:style-name="ce2" table:formula="of:=IF([.AB156]=&quot;&quot;;&quot;&quot;;ROUND([.AB156];0))" office:value-type="float" office:value="647">
            <text:p>647</text:p>
          </table:table-cell>
          <table:table-cell table:style-name="ce2" table:formula="of:=IF([.AC156]=&quot;&quot;;&quot;&quot;;ROUND([.AC156];0))" office:value-type="float" office:value="214">
            <text:p>214</text:p>
          </table:table-cell>
          <table:table-cell table:style-name="ce2" table:formula="of:=IF([.AD156]=&quot;&quot;;&quot;&quot;;ROUND([.AD156];0))" office:value-type="float" office:value="635">
            <text:p>635</text:p>
          </table:table-cell>
          <table:table-cell table:style-name="ce2" table:formula="of:=IF([.AE156]=&quot;&quot;;&quot;&quot;;ROUND([.AE156];0))" office:value-type="float" office:value="214">
            <text:p>214</text:p>
          </table:table-cell>
          <table:table-cell table:style-name="ce2" table:formula="of:=IF([.AF156]=&quot;&quot;;&quot;&quot;;ROUND([.AF156];0))" office:value-type="float" office:value="555">
            <text:p>555</text:p>
          </table:table-cell>
          <table:table-cell table:style-name="ce2" table:formula="of:=IF([.AG156]=&quot;&quot;;&quot;&quot;;ROUND([.AG156];0))" office:value-type="float" office:value="235">
            <text:p>235</text:p>
          </table:table-cell>
          <table:table-cell table:style-name="ce2" table:formula="of:=IF([.AH156]=&quot;&quot;;&quot;&quot;;ROUND([.AH156];0))">
            <text:p/>
          </table:table-cell>
          <table:table-cell table:style-name="ce2" table:formula="of:=IF([.AI156]=&quot;&quot;;&quot;&quot;;ROUND([.AI156];0))">
            <text:p/>
          </table:table-cell>
          <table:table-cell table:style-name="ce2" table:formula="of:=IF([.AJ156]=&quot;&quot;;&quot;&quot;;ROUND([.AJ156];0))">
            <text:p/>
          </table:table-cell>
          <table:table-cell table:style-name="ce2" table:formula="of:=IF([.AK156]=&quot;&quot;;&quot;&quot;;ROUND([.AK156];0))">
            <text:p/>
          </table:table-cell>
          <table:table-cell table:style-name="ce2" table:formula="of:=IF([.AL156]=&quot;&quot;;&quot;&quot;;ROUND([.AL156];0))">
            <text:p/>
          </table:table-cell>
          <table:table-cell table:style-name="ce2" table:formula="of:=IF([.AM156]=&quot;&quot;;&quot;&quot;;ROUND([.AM156];0))">
            <text:p/>
          </table:table-cell>
          <table:table-cell table:style-name="ce2" table:formula="of:=IF([.AN156]=&quot;&quot;;&quot;&quot;;ROUND([.AN156];0))">
            <text:p/>
          </table:table-cell>
          <table:table-cell table:style-name="ce2" table:formula="of:=IF([.AO156]=&quot;&quot;;&quot;&quot;;ROUND([.AO156];0))">
            <text:p/>
          </table:table-cell>
          <table:table-cell table:style-name="ce2" table:formula="of:=IF([.AP156]=&quot;&quot;;&quot;&quot;;ROUND([.AP156];0))">
            <text:p/>
          </table:table-cell>
          <table:table-cell table:style-name="ce2" table:formula="of:=IF([.AQ156]=&quot;&quot;;&quot;&quot;;ROUND([.AQ156];0))">
            <text:p/>
          </table:table-cell>
          <table:table-cell table:style-name="ce2" table:formula="of:=IF([.AR156]=&quot;&quot;;&quot;&quot;;ROUND([.AR156];0))">
            <text:p/>
          </table:table-cell>
          <table:table-cell table:style-name="ce2" table:formula="of:=IF([.AS156]=&quot;&quot;;&quot;&quot;;ROUND([.AS156];0))">
            <text:p/>
          </table:table-cell>
          <table:table-cell table:style-name="ce2" table:formula="of:=IF([.AT156]=&quot;&quot;;&quot;&quot;;ROUND([.AT156];0))">
            <text:p/>
          </table:table-cell>
          <table:table-cell table:style-name="ce2" table:formula="of:=IF([.AU156]=&quot;&quot;;&quot;&quot;;ROUND([.AU156];0))">
            <text:p/>
          </table:table-cell>
          <table:table-cell table:style-name="ce2" table:formula="of:=IF([.AV156]=&quot;&quot;;&quot;&quot;;ROUND([.AV156];0))">
            <text:p/>
          </table:table-cell>
          <table:table-cell table:style-name="ce2" table:formula="of:=IF([.AW156]=&quot;&quot;;&quot;&quot;;ROUND([.AW156];0))">
            <text:p/>
          </table:table-cell>
          <table:table-cell table:style-name="ce2" table:formula="of:=IF([.AX156]=&quot;&quot;;&quot;&quot;;ROUND([.AX156];0))">
            <text:p/>
          </table:table-cell>
          <table:table-cell table:style-name="ce2" table:formula="of:=IF([.AY156]=&quot;&quot;;&quot;&quot;;ROUND([.AY156];0))">
            <text:p/>
          </table:table-cell>
          <table:table-cell table:style-name="ce2" table:formula="of:=IF([.AZ156]=&quot;&quot;;&quot;&quot;;ROUND([.AZ156];0))">
            <text:p/>
          </table:table-cell>
          <table:table-cell table:style-name="ce2" table:formula="of:=IF([.BA156]=&quot;&quot;;&quot;&quot;;ROUND([.BA156];0))">
            <text:p/>
          </table:table-cell>
          <table:table-cell table:style-name="ce2" table:formula="of:=IF([.BB156]=&quot;&quot;;&quot;&quot;;ROUND([.BB156];0))">
            <text:p/>
          </table:table-cell>
          <table:table-cell table:style-name="ce2" table:formula="of:=IF([.BC156]=&quot;&quot;;&quot;&quot;;ROUND([.BC156];0))">
            <text:p/>
          </table:table-cell>
          <table:table-cell table:style-name="ce2" table:formula="of:=IF([.BD156]=&quot;&quot;;&quot;&quot;;ROUND([.BD156];0))">
            <text:p/>
          </table:table-cell>
          <table:table-cell table:style-name="ce2" table:formula="of:=IF([.BE156]=&quot;&quot;;&quot;&quot;;ROUND([.BE156];0))">
            <text:p/>
          </table:table-cell>
          <table:table-cell table:style-name="ce2" table:formula="of:=IF([.BF156]=&quot;&quot;;&quot;&quot;;ROUND([.BF156];0))">
            <text:p/>
          </table:table-cell>
          <table:table-cell table:style-name="ce2" table:formula="of:=IF([.BG156]=&quot;&quot;;&quot;&quot;;ROUND([.BG156];0))">
            <text:p/>
          </table:table-cell>
          <table:table-cell table:style-name="ce2" table:formula="of:=IF([.BH156]=&quot;&quot;;&quot;&quot;;ROUND([.BH156];0))">
            <text:p/>
          </table:table-cell>
          <table:table-cell table:style-name="ce2" table:formula="of:=IF([.BI156]=&quot;&quot;;&quot;&quot;;ROUND([.BI156];0))">
            <text:p/>
          </table:table-cell>
          <table:table-cell table:style-name="ce2" table:formula="of:=IF([.BJ156]=&quot;&quot;;&quot;&quot;;ROUND([.BJ156];0))">
            <text:p/>
          </table:table-cell>
          <table:table-cell table:style-name="ce2" table:formula="of:=IF([.BK156]=&quot;&quot;;&quot;&quot;;ROUND([.BK156];0))">
            <text:p/>
          </table:table-cell>
          <table:table-cell table:style-name="ce2" table:formula="of:=IF([.BL156]=&quot;&quot;;&quot;&quot;;ROUND([.BL156];0))">
            <text:p/>
          </table:table-cell>
          <table:table-cell table:style-name="ce2" table:formula="of:=IF([.BM156]=&quot;&quot;;&quot;&quot;;ROUND([.BM156];0))">
            <text:p/>
          </table:table-cell>
          <table:table-cell table:style-name="ce2" table:formula="of:=IF([.BN156]=&quot;&quot;;&quot;&quot;;ROUND([.BN156];0))">
            <text:p/>
          </table:table-cell>
          <table:table-cell table:style-name="ce2" table:formula="of:=IF([.BO156]=&quot;&quot;;&quot;&quot;;ROUND([.BO156];0))">
            <text:p/>
          </table:table-cell>
          <table:table-cell table:style-name="ce2" table:formula="of:=IF([.BP156]=&quot;&quot;;&quot;&quot;;ROUND([.BP156];0))">
            <text:p/>
          </table:table-cell>
          <table:table-cell table:style-name="ce2" table:formula="of:=IF([.BQ156]=&quot;&quot;;&quot;&quot;;ROUND([.BQ156];0))">
            <text:p/>
          </table:table-cell>
          <table:table-cell table:style-name="ce2" table:formula="of:=IF([.BR156]=&quot;&quot;;&quot;&quot;;ROUND([.BR156];0))">
            <text:p/>
          </table:table-cell>
          <table:table-cell table:style-name="ce2" table:formula="of:=IF([.BS156]=&quot;&quot;;&quot;&quot;;ROUND([.BS156];0))">
            <text:p/>
          </table:table-cell>
          <table:table-cell table:style-name="ce2" table:formula="of:=IF([.BT156]=&quot;&quot;;&quot;&quot;;ROUND([.BT156];0))">
            <text:p/>
          </table:table-cell>
          <table:table-cell table:style-name="ce2" table:formula="of:=IF([.BU156]=&quot;&quot;;&quot;&quot;;ROUND([.BU156];0))">
            <text:p/>
          </table:table-cell>
          <table:table-cell table:style-name="ce2" table:formula="of:=IF([.BV156]=&quot;&quot;;&quot;&quot;;ROUND([.BV156];0))">
            <text:p/>
          </table:table-cell>
          <table:table-cell table:style-name="ce2" table:formula="of:=IF([.BW156]=&quot;&quot;;&quot;&quot;;ROUND([.BW156];0))">
            <text:p/>
          </table:table-cell>
          <table:table-cell table:style-name="ce2" table:formula="of:=IF([.BX156]=&quot;&quot;;&quot;&quot;;ROUND([.BX156];0))">
            <text:p/>
          </table:table-cell>
          <table:table-cell table:style-name="ce2" table:formula="of:=IF([.BY156]=&quot;&quot;;&quot;&quot;;ROUND([.BY156];0))">
            <text:p/>
          </table:table-cell>
          <table:table-cell table:style-name="ce2" table:formula="of:=IF([.BZ156]=&quot;&quot;;&quot;&quot;;ROUND([.BZ156];0))">
            <text:p/>
          </table:table-cell>
          <table:table-cell table:style-name="ce2" table:formula="of:=IF([.CA156]=&quot;&quot;;&quot;&quot;;ROUND([.CA156];0))">
            <text:p/>
          </table:table-cell>
          <table:table-cell table:style-name="ce2" table:formula="of:=IF([.CB156]=&quot;&quot;;&quot;&quot;;ROUND([.CB156];0))">
            <text:p/>
          </table:table-cell>
          <table:table-cell table:style-name="ce2" table:formula="of:=IF([.CC156]=&quot;&quot;;&quot;&quot;;ROUND([.CC156];0))">
            <text:p/>
          </table:table-cell>
          <table:table-cell table:style-name="ce2" table:formula="of:=IF([.CD156]=&quot;&quot;;&quot;&quot;;ROUND([.CD156];0))">
            <text:p/>
          </table:table-cell>
          <table:table-cell table:style-name="ce2" table:formula="of:=IF([.CE156]=&quot;&quot;;&quot;&quot;;ROUND([.CE156];0))">
            <text:p/>
          </table:table-cell>
          <table:table-cell table:style-name="ce2" table:formula="of:=IF([.CF156]=&quot;&quot;;&quot;&quot;;ROUND([.CF156];0))">
            <text:p/>
          </table:table-cell>
          <table:table-cell table:style-name="ce2" table:formula="of:=IF([.CG156]=&quot;&quot;;&quot;&quot;;ROUND([.CG156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7]&amp;&quot;_&quot;&amp;[.A37]&amp;&quot;'&quot;" office:value-type="string" office:string-value="'c_4_4'">
            <text:p>'c_4_4'</text:p>
          </table:table-cell>
          <table:table-cell/>
          <table:table-cell office:value-type="string">
            <text:p>areas.push('</text:p>
          </table:table-cell>
          <table:table-cell table:style-name="ce2" table:formula="of:=IF([.D157]=&quot;&quot;;&quot;&quot;;ROUND([.D157];0))" office:value-type="float" office:value="1091">
            <text:p>1091</text:p>
          </table:table-cell>
          <table:table-cell table:style-name="ce2" table:formula="of:=IF([.E157]=&quot;&quot;;&quot;&quot;;ROUND([.E157];0))" office:value-type="float" office:value="196">
            <text:p>196</text:p>
          </table:table-cell>
          <table:table-cell table:style-name="ce2" table:formula="of:=IF([.F157]=&quot;&quot;;&quot;&quot;;ROUND([.F157];0))" office:value-type="float" office:value="1090">
            <text:p>1090</text:p>
          </table:table-cell>
          <table:table-cell table:style-name="ce2" table:formula="of:=IF([.G157]=&quot;&quot;;&quot;&quot;;ROUND([.G157];0))" office:value-type="float" office:value="210">
            <text:p>210</text:p>
          </table:table-cell>
          <table:table-cell table:style-name="ce2" table:formula="of:=IF([.H157]=&quot;&quot;;&quot;&quot;;ROUND([.H157];0))" office:value-type="float" office:value="1111">
            <text:p>1111</text:p>
          </table:table-cell>
          <table:table-cell table:style-name="ce2" table:formula="of:=IF([.I157]=&quot;&quot;;&quot;&quot;;ROUND([.I157];0))" office:value-type="float" office:value="220">
            <text:p>220</text:p>
          </table:table-cell>
          <table:table-cell table:style-name="ce2" table:formula="of:=IF([.J157]=&quot;&quot;;&quot;&quot;;ROUND([.J157];0))" office:value-type="float" office:value="1111">
            <text:p>1111</text:p>
          </table:table-cell>
          <table:table-cell table:style-name="ce2" table:formula="of:=IF([.K157]=&quot;&quot;;&quot;&quot;;ROUND([.K157];0))" office:value-type="float" office:value="214">
            <text:p>214</text:p>
          </table:table-cell>
          <table:table-cell table:style-name="ce2" table:formula="of:=IF([.L157]=&quot;&quot;;&quot;&quot;;ROUND([.L157];0))" office:value-type="float" office:value="1117">
            <text:p>1117</text:p>
          </table:table-cell>
          <table:table-cell table:style-name="ce2" table:formula="of:=IF([.M157]=&quot;&quot;;&quot;&quot;;ROUND([.M157];0))" office:value-type="float" office:value="213">
            <text:p>213</text:p>
          </table:table-cell>
          <table:table-cell table:style-name="ce2" table:formula="of:=IF([.N157]=&quot;&quot;;&quot;&quot;;ROUND([.N157];0))" office:value-type="float" office:value="1119">
            <text:p>1119</text:p>
          </table:table-cell>
          <table:table-cell table:style-name="ce2" table:formula="of:=IF([.O157]=&quot;&quot;;&quot;&quot;;ROUND([.O157];0))" office:value-type="float" office:value="208">
            <text:p>208</text:p>
          </table:table-cell>
          <table:table-cell table:style-name="ce2" table:formula="of:=IF([.P157]=&quot;&quot;;&quot;&quot;;ROUND([.P157];0))" office:value-type="float" office:value="1111">
            <text:p>1111</text:p>
          </table:table-cell>
          <table:table-cell table:style-name="ce2" table:formula="of:=IF([.Q157]=&quot;&quot;;&quot;&quot;;ROUND([.Q157];0))" office:value-type="float" office:value="208">
            <text:p>208</text:p>
          </table:table-cell>
          <table:table-cell table:style-name="ce2" table:formula="of:=IF([.R157]=&quot;&quot;;&quot;&quot;;ROUND([.R157];0))">
            <text:p/>
          </table:table-cell>
          <table:table-cell table:style-name="ce2" table:formula="of:=IF([.S157]=&quot;&quot;;&quot;&quot;;ROUND([.S157];0))">
            <text:p/>
          </table:table-cell>
          <table:table-cell table:style-name="ce2" table:formula="of:=IF([.T157]=&quot;&quot;;&quot;&quot;;ROUND([.T157];0))">
            <text:p/>
          </table:table-cell>
          <table:table-cell table:style-name="ce2" table:formula="of:=IF([.U157]=&quot;&quot;;&quot;&quot;;ROUND([.U157];0))">
            <text:p/>
          </table:table-cell>
          <table:table-cell table:style-name="ce2" table:formula="of:=IF([.V157]=&quot;&quot;;&quot;&quot;;ROUND([.V157];0))">
            <text:p/>
          </table:table-cell>
          <table:table-cell table:style-name="ce2" table:formula="of:=IF([.W157]=&quot;&quot;;&quot;&quot;;ROUND([.W157];0))">
            <text:p/>
          </table:table-cell>
          <table:table-cell table:style-name="ce2" table:formula="of:=IF([.X157]=&quot;&quot;;&quot;&quot;;ROUND([.X157];0))">
            <text:p/>
          </table:table-cell>
          <table:table-cell table:style-name="ce2" table:formula="of:=IF([.Y157]=&quot;&quot;;&quot;&quot;;ROUND([.Y157];0))">
            <text:p/>
          </table:table-cell>
          <table:table-cell table:style-name="ce2" table:formula="of:=IF([.Z157]=&quot;&quot;;&quot;&quot;;ROUND([.Z157];0))">
            <text:p/>
          </table:table-cell>
          <table:table-cell table:style-name="ce2" table:formula="of:=IF([.AA157]=&quot;&quot;;&quot;&quot;;ROUND([.AA157];0))">
            <text:p/>
          </table:table-cell>
          <table:table-cell table:style-name="ce2" table:formula="of:=IF([.AB157]=&quot;&quot;;&quot;&quot;;ROUND([.AB157];0))">
            <text:p/>
          </table:table-cell>
          <table:table-cell table:style-name="ce2" table:formula="of:=IF([.AC157]=&quot;&quot;;&quot;&quot;;ROUND([.AC157];0))">
            <text:p/>
          </table:table-cell>
          <table:table-cell table:style-name="ce2" table:formula="of:=IF([.AD157]=&quot;&quot;;&quot;&quot;;ROUND([.AD157];0))">
            <text:p/>
          </table:table-cell>
          <table:table-cell table:style-name="ce2" table:formula="of:=IF([.AE157]=&quot;&quot;;&quot;&quot;;ROUND([.AE157];0))">
            <text:p/>
          </table:table-cell>
          <table:table-cell table:style-name="ce2" table:formula="of:=IF([.AF157]=&quot;&quot;;&quot;&quot;;ROUND([.AF157];0))">
            <text:p/>
          </table:table-cell>
          <table:table-cell table:style-name="ce2" table:formula="of:=IF([.AG157]=&quot;&quot;;&quot;&quot;;ROUND([.AG157];0))">
            <text:p/>
          </table:table-cell>
          <table:table-cell table:style-name="ce2" table:formula="of:=IF([.AH157]=&quot;&quot;;&quot;&quot;;ROUND([.AH157];0))">
            <text:p/>
          </table:table-cell>
          <table:table-cell table:style-name="ce2" table:formula="of:=IF([.AI157]=&quot;&quot;;&quot;&quot;;ROUND([.AI157];0))">
            <text:p/>
          </table:table-cell>
          <table:table-cell table:style-name="ce2" table:formula="of:=IF([.AJ157]=&quot;&quot;;&quot;&quot;;ROUND([.AJ157];0))">
            <text:p/>
          </table:table-cell>
          <table:table-cell table:style-name="ce2" table:formula="of:=IF([.AK157]=&quot;&quot;;&quot;&quot;;ROUND([.AK157];0))">
            <text:p/>
          </table:table-cell>
          <table:table-cell table:style-name="ce2" table:formula="of:=IF([.AL157]=&quot;&quot;;&quot;&quot;;ROUND([.AL157];0))">
            <text:p/>
          </table:table-cell>
          <table:table-cell table:style-name="ce2" table:formula="of:=IF([.AM157]=&quot;&quot;;&quot;&quot;;ROUND([.AM157];0))">
            <text:p/>
          </table:table-cell>
          <table:table-cell table:style-name="ce2" table:formula="of:=IF([.AN157]=&quot;&quot;;&quot;&quot;;ROUND([.AN157];0))">
            <text:p/>
          </table:table-cell>
          <table:table-cell table:style-name="ce2" table:formula="of:=IF([.AO157]=&quot;&quot;;&quot;&quot;;ROUND([.AO157];0))">
            <text:p/>
          </table:table-cell>
          <table:table-cell table:style-name="ce2" table:formula="of:=IF([.AP157]=&quot;&quot;;&quot;&quot;;ROUND([.AP157];0))">
            <text:p/>
          </table:table-cell>
          <table:table-cell table:style-name="ce2" table:formula="of:=IF([.AQ157]=&quot;&quot;;&quot;&quot;;ROUND([.AQ157];0))">
            <text:p/>
          </table:table-cell>
          <table:table-cell table:style-name="ce2" table:formula="of:=IF([.AR157]=&quot;&quot;;&quot;&quot;;ROUND([.AR157];0))">
            <text:p/>
          </table:table-cell>
          <table:table-cell table:style-name="ce2" table:formula="of:=IF([.AS157]=&quot;&quot;;&quot;&quot;;ROUND([.AS157];0))">
            <text:p/>
          </table:table-cell>
          <table:table-cell table:style-name="ce2" table:formula="of:=IF([.AT157]=&quot;&quot;;&quot;&quot;;ROUND([.AT157];0))">
            <text:p/>
          </table:table-cell>
          <table:table-cell table:style-name="ce2" table:formula="of:=IF([.AU157]=&quot;&quot;;&quot;&quot;;ROUND([.AU157];0))">
            <text:p/>
          </table:table-cell>
          <table:table-cell table:style-name="ce2" table:formula="of:=IF([.AV157]=&quot;&quot;;&quot;&quot;;ROUND([.AV157];0))">
            <text:p/>
          </table:table-cell>
          <table:table-cell table:style-name="ce2" table:formula="of:=IF([.AW157]=&quot;&quot;;&quot;&quot;;ROUND([.AW157];0))">
            <text:p/>
          </table:table-cell>
          <table:table-cell table:style-name="ce2" table:formula="of:=IF([.AX157]=&quot;&quot;;&quot;&quot;;ROUND([.AX157];0))">
            <text:p/>
          </table:table-cell>
          <table:table-cell table:style-name="ce2" table:formula="of:=IF([.AY157]=&quot;&quot;;&quot;&quot;;ROUND([.AY157];0))">
            <text:p/>
          </table:table-cell>
          <table:table-cell table:style-name="ce2" table:formula="of:=IF([.AZ157]=&quot;&quot;;&quot;&quot;;ROUND([.AZ157];0))">
            <text:p/>
          </table:table-cell>
          <table:table-cell table:style-name="ce2" table:formula="of:=IF([.BA157]=&quot;&quot;;&quot;&quot;;ROUND([.BA157];0))">
            <text:p/>
          </table:table-cell>
          <table:table-cell table:style-name="ce2" table:formula="of:=IF([.BB157]=&quot;&quot;;&quot;&quot;;ROUND([.BB157];0))">
            <text:p/>
          </table:table-cell>
          <table:table-cell table:style-name="ce2" table:formula="of:=IF([.BC157]=&quot;&quot;;&quot;&quot;;ROUND([.BC157];0))">
            <text:p/>
          </table:table-cell>
          <table:table-cell table:style-name="ce2" table:formula="of:=IF([.BD157]=&quot;&quot;;&quot;&quot;;ROUND([.BD157];0))">
            <text:p/>
          </table:table-cell>
          <table:table-cell table:style-name="ce2" table:formula="of:=IF([.BE157]=&quot;&quot;;&quot;&quot;;ROUND([.BE157];0))">
            <text:p/>
          </table:table-cell>
          <table:table-cell table:style-name="ce2" table:formula="of:=IF([.BF157]=&quot;&quot;;&quot;&quot;;ROUND([.BF157];0))">
            <text:p/>
          </table:table-cell>
          <table:table-cell table:style-name="ce2" table:formula="of:=IF([.BG157]=&quot;&quot;;&quot;&quot;;ROUND([.BG157];0))">
            <text:p/>
          </table:table-cell>
          <table:table-cell table:style-name="ce2" table:formula="of:=IF([.BH157]=&quot;&quot;;&quot;&quot;;ROUND([.BH157];0))">
            <text:p/>
          </table:table-cell>
          <table:table-cell table:style-name="ce2" table:formula="of:=IF([.BI157]=&quot;&quot;;&quot;&quot;;ROUND([.BI157];0))">
            <text:p/>
          </table:table-cell>
          <table:table-cell table:style-name="ce2" table:formula="of:=IF([.BJ157]=&quot;&quot;;&quot;&quot;;ROUND([.BJ157];0))">
            <text:p/>
          </table:table-cell>
          <table:table-cell table:style-name="ce2" table:formula="of:=IF([.BK157]=&quot;&quot;;&quot;&quot;;ROUND([.BK157];0))">
            <text:p/>
          </table:table-cell>
          <table:table-cell table:style-name="ce2" table:formula="of:=IF([.BL157]=&quot;&quot;;&quot;&quot;;ROUND([.BL157];0))">
            <text:p/>
          </table:table-cell>
          <table:table-cell table:style-name="ce2" table:formula="of:=IF([.BM157]=&quot;&quot;;&quot;&quot;;ROUND([.BM157];0))">
            <text:p/>
          </table:table-cell>
          <table:table-cell table:style-name="ce2" table:formula="of:=IF([.BN157]=&quot;&quot;;&quot;&quot;;ROUND([.BN157];0))">
            <text:p/>
          </table:table-cell>
          <table:table-cell table:style-name="ce2" table:formula="of:=IF([.BO157]=&quot;&quot;;&quot;&quot;;ROUND([.BO157];0))">
            <text:p/>
          </table:table-cell>
          <table:table-cell table:style-name="ce2" table:formula="of:=IF([.BP157]=&quot;&quot;;&quot;&quot;;ROUND([.BP157];0))">
            <text:p/>
          </table:table-cell>
          <table:table-cell table:style-name="ce2" table:formula="of:=IF([.BQ157]=&quot;&quot;;&quot;&quot;;ROUND([.BQ157];0))">
            <text:p/>
          </table:table-cell>
          <table:table-cell table:style-name="ce2" table:formula="of:=IF([.BR157]=&quot;&quot;;&quot;&quot;;ROUND([.BR157];0))">
            <text:p/>
          </table:table-cell>
          <table:table-cell table:style-name="ce2" table:formula="of:=IF([.BS157]=&quot;&quot;;&quot;&quot;;ROUND([.BS157];0))">
            <text:p/>
          </table:table-cell>
          <table:table-cell table:style-name="ce2" table:formula="of:=IF([.BT157]=&quot;&quot;;&quot;&quot;;ROUND([.BT157];0))">
            <text:p/>
          </table:table-cell>
          <table:table-cell table:style-name="ce2" table:formula="of:=IF([.BU157]=&quot;&quot;;&quot;&quot;;ROUND([.BU157];0))">
            <text:p/>
          </table:table-cell>
          <table:table-cell table:style-name="ce2" table:formula="of:=IF([.BV157]=&quot;&quot;;&quot;&quot;;ROUND([.BV157];0))">
            <text:p/>
          </table:table-cell>
          <table:table-cell table:style-name="ce2" table:formula="of:=IF([.BW157]=&quot;&quot;;&quot;&quot;;ROUND([.BW157];0))">
            <text:p/>
          </table:table-cell>
          <table:table-cell table:style-name="ce2" table:formula="of:=IF([.BX157]=&quot;&quot;;&quot;&quot;;ROUND([.BX157];0))">
            <text:p/>
          </table:table-cell>
          <table:table-cell table:style-name="ce2" table:formula="of:=IF([.BY157]=&quot;&quot;;&quot;&quot;;ROUND([.BY157];0))">
            <text:p/>
          </table:table-cell>
          <table:table-cell table:style-name="ce2" table:formula="of:=IF([.BZ157]=&quot;&quot;;&quot;&quot;;ROUND([.BZ157];0))">
            <text:p/>
          </table:table-cell>
          <table:table-cell table:style-name="ce2" table:formula="of:=IF([.CA157]=&quot;&quot;;&quot;&quot;;ROUND([.CA157];0))">
            <text:p/>
          </table:table-cell>
          <table:table-cell table:style-name="ce2" table:formula="of:=IF([.CB157]=&quot;&quot;;&quot;&quot;;ROUND([.CB157];0))">
            <text:p/>
          </table:table-cell>
          <table:table-cell table:style-name="ce2" table:formula="of:=IF([.CC157]=&quot;&quot;;&quot;&quot;;ROUND([.CC157];0))">
            <text:p/>
          </table:table-cell>
          <table:table-cell table:style-name="ce2" table:formula="of:=IF([.CD157]=&quot;&quot;;&quot;&quot;;ROUND([.CD157];0))">
            <text:p/>
          </table:table-cell>
          <table:table-cell table:style-name="ce2" table:formula="of:=IF([.CE157]=&quot;&quot;;&quot;&quot;;ROUND([.CE157];0))">
            <text:p/>
          </table:table-cell>
          <table:table-cell table:style-name="ce2" table:formula="of:=IF([.CF157]=&quot;&quot;;&quot;&quot;;ROUND([.CF157];0))">
            <text:p/>
          </table:table-cell>
          <table:table-cell table:style-name="ce2" table:formula="of:=IF([.CG157]=&quot;&quot;;&quot;&quot;;ROUND([.CG157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8]&amp;&quot;_&quot;&amp;[.A38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58]=&quot;&quot;;&quot;&quot;;ROUND([.D158];0))">
            <text:p/>
          </table:table-cell>
          <table:table-cell table:style-name="ce2" table:formula="of:=IF([.E158]=&quot;&quot;;&quot;&quot;;ROUND([.E158];0))">
            <text:p/>
          </table:table-cell>
          <table:table-cell table:style-name="ce2" table:formula="of:=IF([.F158]=&quot;&quot;;&quot;&quot;;ROUND([.F158];0))">
            <text:p/>
          </table:table-cell>
          <table:table-cell table:style-name="ce2" table:formula="of:=IF([.G158]=&quot;&quot;;&quot;&quot;;ROUND([.G158];0))">
            <text:p/>
          </table:table-cell>
          <table:table-cell table:style-name="ce2" table:formula="of:=IF([.H158]=&quot;&quot;;&quot;&quot;;ROUND([.H158];0))">
            <text:p/>
          </table:table-cell>
          <table:table-cell table:style-name="ce2" table:formula="of:=IF([.I158]=&quot;&quot;;&quot;&quot;;ROUND([.I158];0))">
            <text:p/>
          </table:table-cell>
          <table:table-cell table:style-name="ce2" table:formula="of:=IF([.J158]=&quot;&quot;;&quot;&quot;;ROUND([.J158];0))">
            <text:p/>
          </table:table-cell>
          <table:table-cell table:style-name="ce2" table:formula="of:=IF([.K158]=&quot;&quot;;&quot;&quot;;ROUND([.K158];0))">
            <text:p/>
          </table:table-cell>
          <table:table-cell table:style-name="ce2" table:formula="of:=IF([.L158]=&quot;&quot;;&quot;&quot;;ROUND([.L158];0))">
            <text:p/>
          </table:table-cell>
          <table:table-cell table:style-name="ce2" table:formula="of:=IF([.M158]=&quot;&quot;;&quot;&quot;;ROUND([.M158];0))">
            <text:p/>
          </table:table-cell>
          <table:table-cell table:style-name="ce2" table:formula="of:=IF([.N158]=&quot;&quot;;&quot;&quot;;ROUND([.N158];0))">
            <text:p/>
          </table:table-cell>
          <table:table-cell table:style-name="ce2" table:formula="of:=IF([.O158]=&quot;&quot;;&quot;&quot;;ROUND([.O158];0))">
            <text:p/>
          </table:table-cell>
          <table:table-cell table:style-name="ce2" table:formula="of:=IF([.P158]=&quot;&quot;;&quot;&quot;;ROUND([.P158];0))">
            <text:p/>
          </table:table-cell>
          <table:table-cell table:style-name="ce2" table:formula="of:=IF([.Q158]=&quot;&quot;;&quot;&quot;;ROUND([.Q158];0))">
            <text:p/>
          </table:table-cell>
          <table:table-cell table:style-name="ce2" table:formula="of:=IF([.R158]=&quot;&quot;;&quot;&quot;;ROUND([.R158];0))">
            <text:p/>
          </table:table-cell>
          <table:table-cell table:style-name="ce2" table:formula="of:=IF([.S158]=&quot;&quot;;&quot;&quot;;ROUND([.S158];0))">
            <text:p/>
          </table:table-cell>
          <table:table-cell table:style-name="ce2" table:formula="of:=IF([.T158]=&quot;&quot;;&quot;&quot;;ROUND([.T158];0))">
            <text:p/>
          </table:table-cell>
          <table:table-cell table:style-name="ce2" table:formula="of:=IF([.U158]=&quot;&quot;;&quot;&quot;;ROUND([.U158];0))">
            <text:p/>
          </table:table-cell>
          <table:table-cell table:style-name="ce2" table:formula="of:=IF([.V158]=&quot;&quot;;&quot;&quot;;ROUND([.V158];0))">
            <text:p/>
          </table:table-cell>
          <table:table-cell table:style-name="ce2" table:formula="of:=IF([.W158]=&quot;&quot;;&quot;&quot;;ROUND([.W158];0))">
            <text:p/>
          </table:table-cell>
          <table:table-cell table:style-name="ce2" table:formula="of:=IF([.X158]=&quot;&quot;;&quot;&quot;;ROUND([.X158];0))">
            <text:p/>
          </table:table-cell>
          <table:table-cell table:style-name="ce2" table:formula="of:=IF([.Y158]=&quot;&quot;;&quot;&quot;;ROUND([.Y158];0))">
            <text:p/>
          </table:table-cell>
          <table:table-cell table:style-name="ce2" table:formula="of:=IF([.Z158]=&quot;&quot;;&quot;&quot;;ROUND([.Z158];0))">
            <text:p/>
          </table:table-cell>
          <table:table-cell table:style-name="ce2" table:formula="of:=IF([.AA158]=&quot;&quot;;&quot;&quot;;ROUND([.AA158];0))">
            <text:p/>
          </table:table-cell>
          <table:table-cell table:style-name="ce2" table:formula="of:=IF([.AB158]=&quot;&quot;;&quot;&quot;;ROUND([.AB158];0))">
            <text:p/>
          </table:table-cell>
          <table:table-cell table:style-name="ce2" table:formula="of:=IF([.AC158]=&quot;&quot;;&quot;&quot;;ROUND([.AC158];0))">
            <text:p/>
          </table:table-cell>
          <table:table-cell table:style-name="ce2" table:formula="of:=IF([.AD158]=&quot;&quot;;&quot;&quot;;ROUND([.AD158];0))">
            <text:p/>
          </table:table-cell>
          <table:table-cell table:style-name="ce2" table:formula="of:=IF([.AE158]=&quot;&quot;;&quot;&quot;;ROUND([.AE158];0))">
            <text:p/>
          </table:table-cell>
          <table:table-cell table:style-name="ce2" table:formula="of:=IF([.AF158]=&quot;&quot;;&quot;&quot;;ROUND([.AF158];0))">
            <text:p/>
          </table:table-cell>
          <table:table-cell table:style-name="ce2" table:formula="of:=IF([.AG158]=&quot;&quot;;&quot;&quot;;ROUND([.AG158];0))">
            <text:p/>
          </table:table-cell>
          <table:table-cell table:style-name="ce2" table:formula="of:=IF([.AH158]=&quot;&quot;;&quot;&quot;;ROUND([.AH158];0))">
            <text:p/>
          </table:table-cell>
          <table:table-cell table:style-name="ce2" table:formula="of:=IF([.AI158]=&quot;&quot;;&quot;&quot;;ROUND([.AI158];0))">
            <text:p/>
          </table:table-cell>
          <table:table-cell table:style-name="ce2" table:formula="of:=IF([.AJ158]=&quot;&quot;;&quot;&quot;;ROUND([.AJ158];0))">
            <text:p/>
          </table:table-cell>
          <table:table-cell table:style-name="ce2" table:formula="of:=IF([.AK158]=&quot;&quot;;&quot;&quot;;ROUND([.AK158];0))">
            <text:p/>
          </table:table-cell>
          <table:table-cell table:style-name="ce2" table:formula="of:=IF([.AL158]=&quot;&quot;;&quot;&quot;;ROUND([.AL158];0))">
            <text:p/>
          </table:table-cell>
          <table:table-cell table:style-name="ce2" table:formula="of:=IF([.AM158]=&quot;&quot;;&quot;&quot;;ROUND([.AM158];0))">
            <text:p/>
          </table:table-cell>
          <table:table-cell table:style-name="ce2" table:formula="of:=IF([.AN158]=&quot;&quot;;&quot;&quot;;ROUND([.AN158];0))">
            <text:p/>
          </table:table-cell>
          <table:table-cell table:style-name="ce2" table:formula="of:=IF([.AO158]=&quot;&quot;;&quot;&quot;;ROUND([.AO158];0))">
            <text:p/>
          </table:table-cell>
          <table:table-cell table:style-name="ce2" table:formula="of:=IF([.AP158]=&quot;&quot;;&quot;&quot;;ROUND([.AP158];0))">
            <text:p/>
          </table:table-cell>
          <table:table-cell table:style-name="ce2" table:formula="of:=IF([.AQ158]=&quot;&quot;;&quot;&quot;;ROUND([.AQ158];0))">
            <text:p/>
          </table:table-cell>
          <table:table-cell table:style-name="ce2" table:formula="of:=IF([.AR158]=&quot;&quot;;&quot;&quot;;ROUND([.AR158];0))">
            <text:p/>
          </table:table-cell>
          <table:table-cell table:style-name="ce2" table:formula="of:=IF([.AS158]=&quot;&quot;;&quot;&quot;;ROUND([.AS158];0))">
            <text:p/>
          </table:table-cell>
          <table:table-cell table:style-name="ce2" table:formula="of:=IF([.AT158]=&quot;&quot;;&quot;&quot;;ROUND([.AT158];0))">
            <text:p/>
          </table:table-cell>
          <table:table-cell table:style-name="ce2" table:formula="of:=IF([.AU158]=&quot;&quot;;&quot;&quot;;ROUND([.AU158];0))">
            <text:p/>
          </table:table-cell>
          <table:table-cell table:style-name="ce2" table:formula="of:=IF([.AV158]=&quot;&quot;;&quot;&quot;;ROUND([.AV158];0))">
            <text:p/>
          </table:table-cell>
          <table:table-cell table:style-name="ce2" table:formula="of:=IF([.AW158]=&quot;&quot;;&quot;&quot;;ROUND([.AW158];0))">
            <text:p/>
          </table:table-cell>
          <table:table-cell table:style-name="ce2" table:formula="of:=IF([.AX158]=&quot;&quot;;&quot;&quot;;ROUND([.AX158];0))">
            <text:p/>
          </table:table-cell>
          <table:table-cell table:style-name="ce2" table:formula="of:=IF([.AY158]=&quot;&quot;;&quot;&quot;;ROUND([.AY158];0))">
            <text:p/>
          </table:table-cell>
          <table:table-cell table:style-name="ce2" table:formula="of:=IF([.AZ158]=&quot;&quot;;&quot;&quot;;ROUND([.AZ158];0))">
            <text:p/>
          </table:table-cell>
          <table:table-cell table:style-name="ce2" table:formula="of:=IF([.BA158]=&quot;&quot;;&quot;&quot;;ROUND([.BA158];0))">
            <text:p/>
          </table:table-cell>
          <table:table-cell table:style-name="ce2" table:formula="of:=IF([.BB158]=&quot;&quot;;&quot;&quot;;ROUND([.BB158];0))">
            <text:p/>
          </table:table-cell>
          <table:table-cell table:style-name="ce2" table:formula="of:=IF([.BC158]=&quot;&quot;;&quot;&quot;;ROUND([.BC158];0))">
            <text:p/>
          </table:table-cell>
          <table:table-cell table:style-name="ce2" table:formula="of:=IF([.BD158]=&quot;&quot;;&quot;&quot;;ROUND([.BD158];0))">
            <text:p/>
          </table:table-cell>
          <table:table-cell table:style-name="ce2" table:formula="of:=IF([.BE158]=&quot;&quot;;&quot;&quot;;ROUND([.BE158];0))">
            <text:p/>
          </table:table-cell>
          <table:table-cell table:style-name="ce2" table:formula="of:=IF([.BF158]=&quot;&quot;;&quot;&quot;;ROUND([.BF158];0))">
            <text:p/>
          </table:table-cell>
          <table:table-cell table:style-name="ce2" table:formula="of:=IF([.BG158]=&quot;&quot;;&quot;&quot;;ROUND([.BG158];0))">
            <text:p/>
          </table:table-cell>
          <table:table-cell table:style-name="ce2" table:formula="of:=IF([.BH158]=&quot;&quot;;&quot;&quot;;ROUND([.BH158];0))">
            <text:p/>
          </table:table-cell>
          <table:table-cell table:style-name="ce2" table:formula="of:=IF([.BI158]=&quot;&quot;;&quot;&quot;;ROUND([.BI158];0))">
            <text:p/>
          </table:table-cell>
          <table:table-cell table:style-name="ce2" table:formula="of:=IF([.BJ158]=&quot;&quot;;&quot;&quot;;ROUND([.BJ158];0))">
            <text:p/>
          </table:table-cell>
          <table:table-cell table:style-name="ce2" table:formula="of:=IF([.BK158]=&quot;&quot;;&quot;&quot;;ROUND([.BK158];0))">
            <text:p/>
          </table:table-cell>
          <table:table-cell table:style-name="ce2" table:formula="of:=IF([.BL158]=&quot;&quot;;&quot;&quot;;ROUND([.BL158];0))">
            <text:p/>
          </table:table-cell>
          <table:table-cell table:style-name="ce2" table:formula="of:=IF([.BM158]=&quot;&quot;;&quot;&quot;;ROUND([.BM158];0))">
            <text:p/>
          </table:table-cell>
          <table:table-cell table:style-name="ce2" table:formula="of:=IF([.BN158]=&quot;&quot;;&quot;&quot;;ROUND([.BN158];0))">
            <text:p/>
          </table:table-cell>
          <table:table-cell table:style-name="ce2" table:formula="of:=IF([.BO158]=&quot;&quot;;&quot;&quot;;ROUND([.BO158];0))">
            <text:p/>
          </table:table-cell>
          <table:table-cell table:style-name="ce2" table:formula="of:=IF([.BP158]=&quot;&quot;;&quot;&quot;;ROUND([.BP158];0))">
            <text:p/>
          </table:table-cell>
          <table:table-cell table:style-name="ce2" table:formula="of:=IF([.BQ158]=&quot;&quot;;&quot;&quot;;ROUND([.BQ158];0))">
            <text:p/>
          </table:table-cell>
          <table:table-cell table:style-name="ce2" table:formula="of:=IF([.BR158]=&quot;&quot;;&quot;&quot;;ROUND([.BR158];0))">
            <text:p/>
          </table:table-cell>
          <table:table-cell table:style-name="ce2" table:formula="of:=IF([.BS158]=&quot;&quot;;&quot;&quot;;ROUND([.BS158];0))">
            <text:p/>
          </table:table-cell>
          <table:table-cell table:style-name="ce2" table:formula="of:=IF([.BT158]=&quot;&quot;;&quot;&quot;;ROUND([.BT158];0))">
            <text:p/>
          </table:table-cell>
          <table:table-cell table:style-name="ce2" table:formula="of:=IF([.BU158]=&quot;&quot;;&quot;&quot;;ROUND([.BU158];0))">
            <text:p/>
          </table:table-cell>
          <table:table-cell table:style-name="ce2" table:formula="of:=IF([.BV158]=&quot;&quot;;&quot;&quot;;ROUND([.BV158];0))">
            <text:p/>
          </table:table-cell>
          <table:table-cell table:style-name="ce2" table:formula="of:=IF([.BW158]=&quot;&quot;;&quot;&quot;;ROUND([.BW158];0))">
            <text:p/>
          </table:table-cell>
          <table:table-cell table:style-name="ce2" table:formula="of:=IF([.BX158]=&quot;&quot;;&quot;&quot;;ROUND([.BX158];0))">
            <text:p/>
          </table:table-cell>
          <table:table-cell table:style-name="ce2" table:formula="of:=IF([.BY158]=&quot;&quot;;&quot;&quot;;ROUND([.BY158];0))">
            <text:p/>
          </table:table-cell>
          <table:table-cell table:style-name="ce2" table:formula="of:=IF([.BZ158]=&quot;&quot;;&quot;&quot;;ROUND([.BZ158];0))">
            <text:p/>
          </table:table-cell>
          <table:table-cell table:style-name="ce2" table:formula="of:=IF([.CA158]=&quot;&quot;;&quot;&quot;;ROUND([.CA158];0))">
            <text:p/>
          </table:table-cell>
          <table:table-cell table:style-name="ce2" table:formula="of:=IF([.CB158]=&quot;&quot;;&quot;&quot;;ROUND([.CB158];0))">
            <text:p/>
          </table:table-cell>
          <table:table-cell table:style-name="ce2" table:formula="of:=IF([.CC158]=&quot;&quot;;&quot;&quot;;ROUND([.CC158];0))">
            <text:p/>
          </table:table-cell>
          <table:table-cell table:style-name="ce2" table:formula="of:=IF([.CD158]=&quot;&quot;;&quot;&quot;;ROUND([.CD158];0))">
            <text:p/>
          </table:table-cell>
          <table:table-cell table:style-name="ce2" table:formula="of:=IF([.CE158]=&quot;&quot;;&quot;&quot;;ROUND([.CE158];0))">
            <text:p/>
          </table:table-cell>
          <table:table-cell table:style-name="ce2" table:formula="of:=IF([.CF158]=&quot;&quot;;&quot;&quot;;ROUND([.CF158];0))">
            <text:p/>
          </table:table-cell>
          <table:table-cell table:style-name="ce2" table:formula="of:=IF([.CG158]=&quot;&quot;;&quot;&quot;;ROUND([.CG158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39]&amp;&quot;_&quot;&amp;[.A39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59]=&quot;&quot;;&quot;&quot;;ROUND([.D159];0))">
            <text:p/>
          </table:table-cell>
          <table:table-cell table:style-name="ce2" table:formula="of:=IF([.E159]=&quot;&quot;;&quot;&quot;;ROUND([.E159];0))">
            <text:p/>
          </table:table-cell>
          <table:table-cell table:style-name="ce2" table:formula="of:=IF([.F159]=&quot;&quot;;&quot;&quot;;ROUND([.F159];0))">
            <text:p/>
          </table:table-cell>
          <table:table-cell table:style-name="ce2" table:formula="of:=IF([.G159]=&quot;&quot;;&quot;&quot;;ROUND([.G159];0))">
            <text:p/>
          </table:table-cell>
          <table:table-cell table:style-name="ce2" table:formula="of:=IF([.H159]=&quot;&quot;;&quot;&quot;;ROUND([.H159];0))">
            <text:p/>
          </table:table-cell>
          <table:table-cell table:style-name="ce2" table:formula="of:=IF([.I159]=&quot;&quot;;&quot;&quot;;ROUND([.I159];0))">
            <text:p/>
          </table:table-cell>
          <table:table-cell table:style-name="ce2" table:formula="of:=IF([.J159]=&quot;&quot;;&quot;&quot;;ROUND([.J159];0))">
            <text:p/>
          </table:table-cell>
          <table:table-cell table:style-name="ce2" table:formula="of:=IF([.K159]=&quot;&quot;;&quot;&quot;;ROUND([.K159];0))">
            <text:p/>
          </table:table-cell>
          <table:table-cell table:style-name="ce2" table:formula="of:=IF([.L159]=&quot;&quot;;&quot;&quot;;ROUND([.L159];0))">
            <text:p/>
          </table:table-cell>
          <table:table-cell table:style-name="ce2" table:formula="of:=IF([.M159]=&quot;&quot;;&quot;&quot;;ROUND([.M159];0))">
            <text:p/>
          </table:table-cell>
          <table:table-cell table:style-name="ce2" table:formula="of:=IF([.N159]=&quot;&quot;;&quot;&quot;;ROUND([.N159];0))">
            <text:p/>
          </table:table-cell>
          <table:table-cell table:style-name="ce2" table:formula="of:=IF([.O159]=&quot;&quot;;&quot;&quot;;ROUND([.O159];0))">
            <text:p/>
          </table:table-cell>
          <table:table-cell table:style-name="ce2" table:formula="of:=IF([.P159]=&quot;&quot;;&quot;&quot;;ROUND([.P159];0))">
            <text:p/>
          </table:table-cell>
          <table:table-cell table:style-name="ce2" table:formula="of:=IF([.Q159]=&quot;&quot;;&quot;&quot;;ROUND([.Q159];0))">
            <text:p/>
          </table:table-cell>
          <table:table-cell table:style-name="ce2" table:formula="of:=IF([.R159]=&quot;&quot;;&quot;&quot;;ROUND([.R159];0))">
            <text:p/>
          </table:table-cell>
          <table:table-cell table:style-name="ce2" table:formula="of:=IF([.S159]=&quot;&quot;;&quot;&quot;;ROUND([.S159];0))">
            <text:p/>
          </table:table-cell>
          <table:table-cell table:style-name="ce2" table:formula="of:=IF([.T159]=&quot;&quot;;&quot;&quot;;ROUND([.T159];0))">
            <text:p/>
          </table:table-cell>
          <table:table-cell table:style-name="ce2" table:formula="of:=IF([.U159]=&quot;&quot;;&quot;&quot;;ROUND([.U159];0))">
            <text:p/>
          </table:table-cell>
          <table:table-cell table:style-name="ce2" table:formula="of:=IF([.V159]=&quot;&quot;;&quot;&quot;;ROUND([.V159];0))">
            <text:p/>
          </table:table-cell>
          <table:table-cell table:style-name="ce2" table:formula="of:=IF([.W159]=&quot;&quot;;&quot;&quot;;ROUND([.W159];0))">
            <text:p/>
          </table:table-cell>
          <table:table-cell table:style-name="ce2" table:formula="of:=IF([.X159]=&quot;&quot;;&quot;&quot;;ROUND([.X159];0))">
            <text:p/>
          </table:table-cell>
          <table:table-cell table:style-name="ce2" table:formula="of:=IF([.Y159]=&quot;&quot;;&quot;&quot;;ROUND([.Y159];0))">
            <text:p/>
          </table:table-cell>
          <table:table-cell table:style-name="ce2" table:formula="of:=IF([.Z159]=&quot;&quot;;&quot;&quot;;ROUND([.Z159];0))">
            <text:p/>
          </table:table-cell>
          <table:table-cell table:style-name="ce2" table:formula="of:=IF([.AA159]=&quot;&quot;;&quot;&quot;;ROUND([.AA159];0))">
            <text:p/>
          </table:table-cell>
          <table:table-cell table:style-name="ce2" table:formula="of:=IF([.AB159]=&quot;&quot;;&quot;&quot;;ROUND([.AB159];0))">
            <text:p/>
          </table:table-cell>
          <table:table-cell table:style-name="ce2" table:formula="of:=IF([.AC159]=&quot;&quot;;&quot;&quot;;ROUND([.AC159];0))">
            <text:p/>
          </table:table-cell>
          <table:table-cell table:style-name="ce2" table:formula="of:=IF([.AD159]=&quot;&quot;;&quot;&quot;;ROUND([.AD159];0))">
            <text:p/>
          </table:table-cell>
          <table:table-cell table:style-name="ce2" table:formula="of:=IF([.AE159]=&quot;&quot;;&quot;&quot;;ROUND([.AE159];0))">
            <text:p/>
          </table:table-cell>
          <table:table-cell table:style-name="ce2" table:formula="of:=IF([.AF159]=&quot;&quot;;&quot;&quot;;ROUND([.AF159];0))">
            <text:p/>
          </table:table-cell>
          <table:table-cell table:style-name="ce2" table:formula="of:=IF([.AG159]=&quot;&quot;;&quot;&quot;;ROUND([.AG159];0))">
            <text:p/>
          </table:table-cell>
          <table:table-cell table:style-name="ce2" table:formula="of:=IF([.AH159]=&quot;&quot;;&quot;&quot;;ROUND([.AH159];0))">
            <text:p/>
          </table:table-cell>
          <table:table-cell table:style-name="ce2" table:formula="of:=IF([.AI159]=&quot;&quot;;&quot;&quot;;ROUND([.AI159];0))">
            <text:p/>
          </table:table-cell>
          <table:table-cell table:style-name="ce2" table:formula="of:=IF([.AJ159]=&quot;&quot;;&quot;&quot;;ROUND([.AJ159];0))">
            <text:p/>
          </table:table-cell>
          <table:table-cell table:style-name="ce2" table:formula="of:=IF([.AK159]=&quot;&quot;;&quot;&quot;;ROUND([.AK159];0))">
            <text:p/>
          </table:table-cell>
          <table:table-cell table:style-name="ce2" table:formula="of:=IF([.AL159]=&quot;&quot;;&quot;&quot;;ROUND([.AL159];0))">
            <text:p/>
          </table:table-cell>
          <table:table-cell table:style-name="ce2" table:formula="of:=IF([.AM159]=&quot;&quot;;&quot;&quot;;ROUND([.AM159];0))">
            <text:p/>
          </table:table-cell>
          <table:table-cell table:style-name="ce2" table:formula="of:=IF([.AN159]=&quot;&quot;;&quot;&quot;;ROUND([.AN159];0))">
            <text:p/>
          </table:table-cell>
          <table:table-cell table:style-name="ce2" table:formula="of:=IF([.AO159]=&quot;&quot;;&quot;&quot;;ROUND([.AO159];0))">
            <text:p/>
          </table:table-cell>
          <table:table-cell table:style-name="ce2" table:formula="of:=IF([.AP159]=&quot;&quot;;&quot;&quot;;ROUND([.AP159];0))">
            <text:p/>
          </table:table-cell>
          <table:table-cell table:style-name="ce2" table:formula="of:=IF([.AQ159]=&quot;&quot;;&quot;&quot;;ROUND([.AQ159];0))">
            <text:p/>
          </table:table-cell>
          <table:table-cell table:style-name="ce2" table:formula="of:=IF([.AR159]=&quot;&quot;;&quot;&quot;;ROUND([.AR159];0))">
            <text:p/>
          </table:table-cell>
          <table:table-cell table:style-name="ce2" table:formula="of:=IF([.AS159]=&quot;&quot;;&quot;&quot;;ROUND([.AS159];0))">
            <text:p/>
          </table:table-cell>
          <table:table-cell table:style-name="ce2" table:formula="of:=IF([.AT159]=&quot;&quot;;&quot;&quot;;ROUND([.AT159];0))">
            <text:p/>
          </table:table-cell>
          <table:table-cell table:style-name="ce2" table:formula="of:=IF([.AU159]=&quot;&quot;;&quot;&quot;;ROUND([.AU159];0))">
            <text:p/>
          </table:table-cell>
          <table:table-cell table:style-name="ce2" table:formula="of:=IF([.AV159]=&quot;&quot;;&quot;&quot;;ROUND([.AV159];0))">
            <text:p/>
          </table:table-cell>
          <table:table-cell table:style-name="ce2" table:formula="of:=IF([.AW159]=&quot;&quot;;&quot;&quot;;ROUND([.AW159];0))">
            <text:p/>
          </table:table-cell>
          <table:table-cell table:style-name="ce2" table:formula="of:=IF([.AX159]=&quot;&quot;;&quot;&quot;;ROUND([.AX159];0))">
            <text:p/>
          </table:table-cell>
          <table:table-cell table:style-name="ce2" table:formula="of:=IF([.AY159]=&quot;&quot;;&quot;&quot;;ROUND([.AY159];0))">
            <text:p/>
          </table:table-cell>
          <table:table-cell table:style-name="ce2" table:formula="of:=IF([.AZ159]=&quot;&quot;;&quot;&quot;;ROUND([.AZ159];0))">
            <text:p/>
          </table:table-cell>
          <table:table-cell table:style-name="ce2" table:formula="of:=IF([.BA159]=&quot;&quot;;&quot;&quot;;ROUND([.BA159];0))">
            <text:p/>
          </table:table-cell>
          <table:table-cell table:style-name="ce2" table:formula="of:=IF([.BB159]=&quot;&quot;;&quot;&quot;;ROUND([.BB159];0))">
            <text:p/>
          </table:table-cell>
          <table:table-cell table:style-name="ce2" table:formula="of:=IF([.BC159]=&quot;&quot;;&quot;&quot;;ROUND([.BC159];0))">
            <text:p/>
          </table:table-cell>
          <table:table-cell table:style-name="ce2" table:formula="of:=IF([.BD159]=&quot;&quot;;&quot;&quot;;ROUND([.BD159];0))">
            <text:p/>
          </table:table-cell>
          <table:table-cell table:style-name="ce2" table:formula="of:=IF([.BE159]=&quot;&quot;;&quot;&quot;;ROUND([.BE159];0))">
            <text:p/>
          </table:table-cell>
          <table:table-cell table:style-name="ce2" table:formula="of:=IF([.BF159]=&quot;&quot;;&quot;&quot;;ROUND([.BF159];0))">
            <text:p/>
          </table:table-cell>
          <table:table-cell table:style-name="ce2" table:formula="of:=IF([.BG159]=&quot;&quot;;&quot;&quot;;ROUND([.BG159];0))">
            <text:p/>
          </table:table-cell>
          <table:table-cell table:style-name="ce2" table:formula="of:=IF([.BH159]=&quot;&quot;;&quot;&quot;;ROUND([.BH159];0))">
            <text:p/>
          </table:table-cell>
          <table:table-cell table:style-name="ce2" table:formula="of:=IF([.BI159]=&quot;&quot;;&quot;&quot;;ROUND([.BI159];0))">
            <text:p/>
          </table:table-cell>
          <table:table-cell table:style-name="ce2" table:formula="of:=IF([.BJ159]=&quot;&quot;;&quot;&quot;;ROUND([.BJ159];0))">
            <text:p/>
          </table:table-cell>
          <table:table-cell table:style-name="ce2" table:formula="of:=IF([.BK159]=&quot;&quot;;&quot;&quot;;ROUND([.BK159];0))">
            <text:p/>
          </table:table-cell>
          <table:table-cell table:style-name="ce2" table:formula="of:=IF([.BL159]=&quot;&quot;;&quot;&quot;;ROUND([.BL159];0))">
            <text:p/>
          </table:table-cell>
          <table:table-cell table:style-name="ce2" table:formula="of:=IF([.BM159]=&quot;&quot;;&quot;&quot;;ROUND([.BM159];0))">
            <text:p/>
          </table:table-cell>
          <table:table-cell table:style-name="ce2" table:formula="of:=IF([.BN159]=&quot;&quot;;&quot;&quot;;ROUND([.BN159];0))">
            <text:p/>
          </table:table-cell>
          <table:table-cell table:style-name="ce2" table:formula="of:=IF([.BO159]=&quot;&quot;;&quot;&quot;;ROUND([.BO159];0))">
            <text:p/>
          </table:table-cell>
          <table:table-cell table:style-name="ce2" table:formula="of:=IF([.BP159]=&quot;&quot;;&quot;&quot;;ROUND([.BP159];0))">
            <text:p/>
          </table:table-cell>
          <table:table-cell table:style-name="ce2" table:formula="of:=IF([.BQ159]=&quot;&quot;;&quot;&quot;;ROUND([.BQ159];0))">
            <text:p/>
          </table:table-cell>
          <table:table-cell table:style-name="ce2" table:formula="of:=IF([.BR159]=&quot;&quot;;&quot;&quot;;ROUND([.BR159];0))">
            <text:p/>
          </table:table-cell>
          <table:table-cell table:style-name="ce2" table:formula="of:=IF([.BS159]=&quot;&quot;;&quot;&quot;;ROUND([.BS159];0))">
            <text:p/>
          </table:table-cell>
          <table:table-cell table:style-name="ce2" table:formula="of:=IF([.BT159]=&quot;&quot;;&quot;&quot;;ROUND([.BT159];0))">
            <text:p/>
          </table:table-cell>
          <table:table-cell table:style-name="ce2" table:formula="of:=IF([.BU159]=&quot;&quot;;&quot;&quot;;ROUND([.BU159];0))">
            <text:p/>
          </table:table-cell>
          <table:table-cell table:style-name="ce2" table:formula="of:=IF([.BV159]=&quot;&quot;;&quot;&quot;;ROUND([.BV159];0))">
            <text:p/>
          </table:table-cell>
          <table:table-cell table:style-name="ce2" table:formula="of:=IF([.BW159]=&quot;&quot;;&quot;&quot;;ROUND([.BW159];0))">
            <text:p/>
          </table:table-cell>
          <table:table-cell table:style-name="ce2" table:formula="of:=IF([.BX159]=&quot;&quot;;&quot;&quot;;ROUND([.BX159];0))">
            <text:p/>
          </table:table-cell>
          <table:table-cell table:style-name="ce2" table:formula="of:=IF([.BY159]=&quot;&quot;;&quot;&quot;;ROUND([.BY159];0))">
            <text:p/>
          </table:table-cell>
          <table:table-cell table:style-name="ce2" table:formula="of:=IF([.BZ159]=&quot;&quot;;&quot;&quot;;ROUND([.BZ159];0))">
            <text:p/>
          </table:table-cell>
          <table:table-cell table:style-name="ce2" table:formula="of:=IF([.CA159]=&quot;&quot;;&quot;&quot;;ROUND([.CA159];0))">
            <text:p/>
          </table:table-cell>
          <table:table-cell table:style-name="ce2" table:formula="of:=IF([.CB159]=&quot;&quot;;&quot;&quot;;ROUND([.CB159];0))">
            <text:p/>
          </table:table-cell>
          <table:table-cell table:style-name="ce2" table:formula="of:=IF([.CC159]=&quot;&quot;;&quot;&quot;;ROUND([.CC159];0))">
            <text:p/>
          </table:table-cell>
          <table:table-cell table:style-name="ce2" table:formula="of:=IF([.CD159]=&quot;&quot;;&quot;&quot;;ROUND([.CD159];0))">
            <text:p/>
          </table:table-cell>
          <table:table-cell table:style-name="ce2" table:formula="of:=IF([.CE159]=&quot;&quot;;&quot;&quot;;ROUND([.CE159];0))">
            <text:p/>
          </table:table-cell>
          <table:table-cell table:style-name="ce2" table:formula="of:=IF([.CF159]=&quot;&quot;;&quot;&quot;;ROUND([.CF159];0))">
            <text:p/>
          </table:table-cell>
          <table:table-cell table:style-name="ce2" table:formula="of:=IF([.CG159]=&quot;&quot;;&quot;&quot;;ROUND([.CG159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0]&amp;&quot;_&quot;&amp;[.A40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60]=&quot;&quot;;&quot;&quot;;ROUND([.D160];0))">
            <text:p/>
          </table:table-cell>
          <table:table-cell table:style-name="ce2" table:formula="of:=IF([.E160]=&quot;&quot;;&quot;&quot;;ROUND([.E160];0))">
            <text:p/>
          </table:table-cell>
          <table:table-cell table:style-name="ce2" table:formula="of:=IF([.F160]=&quot;&quot;;&quot;&quot;;ROUND([.F160];0))">
            <text:p/>
          </table:table-cell>
          <table:table-cell table:style-name="ce2" table:formula="of:=IF([.G160]=&quot;&quot;;&quot;&quot;;ROUND([.G160];0))">
            <text:p/>
          </table:table-cell>
          <table:table-cell table:style-name="ce2" table:formula="of:=IF([.H160]=&quot;&quot;;&quot;&quot;;ROUND([.H160];0))">
            <text:p/>
          </table:table-cell>
          <table:table-cell table:style-name="ce2" table:formula="of:=IF([.I160]=&quot;&quot;;&quot;&quot;;ROUND([.I160];0))">
            <text:p/>
          </table:table-cell>
          <table:table-cell table:style-name="ce2" table:formula="of:=IF([.J160]=&quot;&quot;;&quot;&quot;;ROUND([.J160];0))">
            <text:p/>
          </table:table-cell>
          <table:table-cell table:style-name="ce2" table:formula="of:=IF([.K160]=&quot;&quot;;&quot;&quot;;ROUND([.K160];0))">
            <text:p/>
          </table:table-cell>
          <table:table-cell table:style-name="ce2" table:formula="of:=IF([.L160]=&quot;&quot;;&quot;&quot;;ROUND([.L160];0))">
            <text:p/>
          </table:table-cell>
          <table:table-cell table:style-name="ce2" table:formula="of:=IF([.M160]=&quot;&quot;;&quot;&quot;;ROUND([.M160];0))">
            <text:p/>
          </table:table-cell>
          <table:table-cell table:style-name="ce2" table:formula="of:=IF([.N160]=&quot;&quot;;&quot;&quot;;ROUND([.N160];0))">
            <text:p/>
          </table:table-cell>
          <table:table-cell table:style-name="ce2" table:formula="of:=IF([.O160]=&quot;&quot;;&quot;&quot;;ROUND([.O160];0))">
            <text:p/>
          </table:table-cell>
          <table:table-cell table:style-name="ce2" table:formula="of:=IF([.P160]=&quot;&quot;;&quot;&quot;;ROUND([.P160];0))">
            <text:p/>
          </table:table-cell>
          <table:table-cell table:style-name="ce2" table:formula="of:=IF([.Q160]=&quot;&quot;;&quot;&quot;;ROUND([.Q160];0))">
            <text:p/>
          </table:table-cell>
          <table:table-cell table:style-name="ce2" table:formula="of:=IF([.R160]=&quot;&quot;;&quot;&quot;;ROUND([.R160];0))">
            <text:p/>
          </table:table-cell>
          <table:table-cell table:style-name="ce2" table:formula="of:=IF([.S160]=&quot;&quot;;&quot;&quot;;ROUND([.S160];0))">
            <text:p/>
          </table:table-cell>
          <table:table-cell table:style-name="ce2" table:formula="of:=IF([.T160]=&quot;&quot;;&quot;&quot;;ROUND([.T160];0))">
            <text:p/>
          </table:table-cell>
          <table:table-cell table:style-name="ce2" table:formula="of:=IF([.U160]=&quot;&quot;;&quot;&quot;;ROUND([.U160];0))">
            <text:p/>
          </table:table-cell>
          <table:table-cell table:style-name="ce2" table:formula="of:=IF([.V160]=&quot;&quot;;&quot;&quot;;ROUND([.V160];0))">
            <text:p/>
          </table:table-cell>
          <table:table-cell table:style-name="ce2" table:formula="of:=IF([.W160]=&quot;&quot;;&quot;&quot;;ROUND([.W160];0))">
            <text:p/>
          </table:table-cell>
          <table:table-cell table:style-name="ce2" table:formula="of:=IF([.X160]=&quot;&quot;;&quot;&quot;;ROUND([.X160];0))">
            <text:p/>
          </table:table-cell>
          <table:table-cell table:style-name="ce2" table:formula="of:=IF([.Y160]=&quot;&quot;;&quot;&quot;;ROUND([.Y160];0))">
            <text:p/>
          </table:table-cell>
          <table:table-cell table:style-name="ce2" table:formula="of:=IF([.Z160]=&quot;&quot;;&quot;&quot;;ROUND([.Z160];0))">
            <text:p/>
          </table:table-cell>
          <table:table-cell table:style-name="ce2" table:formula="of:=IF([.AA160]=&quot;&quot;;&quot;&quot;;ROUND([.AA160];0))">
            <text:p/>
          </table:table-cell>
          <table:table-cell table:style-name="ce2" table:formula="of:=IF([.AB160]=&quot;&quot;;&quot;&quot;;ROUND([.AB160];0))">
            <text:p/>
          </table:table-cell>
          <table:table-cell table:style-name="ce2" table:formula="of:=IF([.AC160]=&quot;&quot;;&quot;&quot;;ROUND([.AC160];0))">
            <text:p/>
          </table:table-cell>
          <table:table-cell table:style-name="ce2" table:formula="of:=IF([.AD160]=&quot;&quot;;&quot;&quot;;ROUND([.AD160];0))">
            <text:p/>
          </table:table-cell>
          <table:table-cell table:style-name="ce2" table:formula="of:=IF([.AE160]=&quot;&quot;;&quot;&quot;;ROUND([.AE160];0))">
            <text:p/>
          </table:table-cell>
          <table:table-cell table:style-name="ce2" table:formula="of:=IF([.AF160]=&quot;&quot;;&quot;&quot;;ROUND([.AF160];0))">
            <text:p/>
          </table:table-cell>
          <table:table-cell table:style-name="ce2" table:formula="of:=IF([.AG160]=&quot;&quot;;&quot;&quot;;ROUND([.AG160];0))">
            <text:p/>
          </table:table-cell>
          <table:table-cell table:style-name="ce2" table:formula="of:=IF([.AH160]=&quot;&quot;;&quot;&quot;;ROUND([.AH160];0))">
            <text:p/>
          </table:table-cell>
          <table:table-cell table:style-name="ce2" table:formula="of:=IF([.AI160]=&quot;&quot;;&quot;&quot;;ROUND([.AI160];0))">
            <text:p/>
          </table:table-cell>
          <table:table-cell table:style-name="ce2" table:formula="of:=IF([.AJ160]=&quot;&quot;;&quot;&quot;;ROUND([.AJ160];0))">
            <text:p/>
          </table:table-cell>
          <table:table-cell table:style-name="ce2" table:formula="of:=IF([.AK160]=&quot;&quot;;&quot;&quot;;ROUND([.AK160];0))">
            <text:p/>
          </table:table-cell>
          <table:table-cell table:style-name="ce2" table:formula="of:=IF([.AL160]=&quot;&quot;;&quot;&quot;;ROUND([.AL160];0))">
            <text:p/>
          </table:table-cell>
          <table:table-cell table:style-name="ce2" table:formula="of:=IF([.AM160]=&quot;&quot;;&quot;&quot;;ROUND([.AM160];0))">
            <text:p/>
          </table:table-cell>
          <table:table-cell table:style-name="ce2" table:formula="of:=IF([.AN160]=&quot;&quot;;&quot;&quot;;ROUND([.AN160];0))">
            <text:p/>
          </table:table-cell>
          <table:table-cell table:style-name="ce2" table:formula="of:=IF([.AO160]=&quot;&quot;;&quot;&quot;;ROUND([.AO160];0))">
            <text:p/>
          </table:table-cell>
          <table:table-cell table:style-name="ce2" table:formula="of:=IF([.AP160]=&quot;&quot;;&quot;&quot;;ROUND([.AP160];0))">
            <text:p/>
          </table:table-cell>
          <table:table-cell table:style-name="ce2" table:formula="of:=IF([.AQ160]=&quot;&quot;;&quot;&quot;;ROUND([.AQ160];0))">
            <text:p/>
          </table:table-cell>
          <table:table-cell table:style-name="ce2" table:formula="of:=IF([.AR160]=&quot;&quot;;&quot;&quot;;ROUND([.AR160];0))">
            <text:p/>
          </table:table-cell>
          <table:table-cell table:style-name="ce2" table:formula="of:=IF([.AS160]=&quot;&quot;;&quot;&quot;;ROUND([.AS160];0))">
            <text:p/>
          </table:table-cell>
          <table:table-cell table:style-name="ce2" table:formula="of:=IF([.AT160]=&quot;&quot;;&quot;&quot;;ROUND([.AT160];0))">
            <text:p/>
          </table:table-cell>
          <table:table-cell table:style-name="ce2" table:formula="of:=IF([.AU160]=&quot;&quot;;&quot;&quot;;ROUND([.AU160];0))">
            <text:p/>
          </table:table-cell>
          <table:table-cell table:style-name="ce2" table:formula="of:=IF([.AV160]=&quot;&quot;;&quot;&quot;;ROUND([.AV160];0))">
            <text:p/>
          </table:table-cell>
          <table:table-cell table:style-name="ce2" table:formula="of:=IF([.AW160]=&quot;&quot;;&quot;&quot;;ROUND([.AW160];0))">
            <text:p/>
          </table:table-cell>
          <table:table-cell table:style-name="ce2" table:formula="of:=IF([.AX160]=&quot;&quot;;&quot;&quot;;ROUND([.AX160];0))">
            <text:p/>
          </table:table-cell>
          <table:table-cell table:style-name="ce2" table:formula="of:=IF([.AY160]=&quot;&quot;;&quot;&quot;;ROUND([.AY160];0))">
            <text:p/>
          </table:table-cell>
          <table:table-cell table:style-name="ce2" table:formula="of:=IF([.AZ160]=&quot;&quot;;&quot;&quot;;ROUND([.AZ160];0))">
            <text:p/>
          </table:table-cell>
          <table:table-cell table:style-name="ce2" table:formula="of:=IF([.BA160]=&quot;&quot;;&quot;&quot;;ROUND([.BA160];0))">
            <text:p/>
          </table:table-cell>
          <table:table-cell table:style-name="ce2" table:formula="of:=IF([.BB160]=&quot;&quot;;&quot;&quot;;ROUND([.BB160];0))">
            <text:p/>
          </table:table-cell>
          <table:table-cell table:style-name="ce2" table:formula="of:=IF([.BC160]=&quot;&quot;;&quot;&quot;;ROUND([.BC160];0))">
            <text:p/>
          </table:table-cell>
          <table:table-cell table:style-name="ce2" table:formula="of:=IF([.BD160]=&quot;&quot;;&quot;&quot;;ROUND([.BD160];0))">
            <text:p/>
          </table:table-cell>
          <table:table-cell table:style-name="ce2" table:formula="of:=IF([.BE160]=&quot;&quot;;&quot;&quot;;ROUND([.BE160];0))">
            <text:p/>
          </table:table-cell>
          <table:table-cell table:style-name="ce2" table:formula="of:=IF([.BF160]=&quot;&quot;;&quot;&quot;;ROUND([.BF160];0))">
            <text:p/>
          </table:table-cell>
          <table:table-cell table:style-name="ce2" table:formula="of:=IF([.BG160]=&quot;&quot;;&quot;&quot;;ROUND([.BG160];0))">
            <text:p/>
          </table:table-cell>
          <table:table-cell table:style-name="ce2" table:formula="of:=IF([.BH160]=&quot;&quot;;&quot;&quot;;ROUND([.BH160];0))">
            <text:p/>
          </table:table-cell>
          <table:table-cell table:style-name="ce2" table:formula="of:=IF([.BI160]=&quot;&quot;;&quot;&quot;;ROUND([.BI160];0))">
            <text:p/>
          </table:table-cell>
          <table:table-cell table:style-name="ce2" table:formula="of:=IF([.BJ160]=&quot;&quot;;&quot;&quot;;ROUND([.BJ160];0))">
            <text:p/>
          </table:table-cell>
          <table:table-cell table:style-name="ce2" table:formula="of:=IF([.BK160]=&quot;&quot;;&quot;&quot;;ROUND([.BK160];0))">
            <text:p/>
          </table:table-cell>
          <table:table-cell table:style-name="ce2" table:formula="of:=IF([.BL160]=&quot;&quot;;&quot;&quot;;ROUND([.BL160];0))">
            <text:p/>
          </table:table-cell>
          <table:table-cell table:style-name="ce2" table:formula="of:=IF([.BM160]=&quot;&quot;;&quot;&quot;;ROUND([.BM160];0))">
            <text:p/>
          </table:table-cell>
          <table:table-cell table:style-name="ce2" table:formula="of:=IF([.BN160]=&quot;&quot;;&quot;&quot;;ROUND([.BN160];0))">
            <text:p/>
          </table:table-cell>
          <table:table-cell table:style-name="ce2" table:formula="of:=IF([.BO160]=&quot;&quot;;&quot;&quot;;ROUND([.BO160];0))">
            <text:p/>
          </table:table-cell>
          <table:table-cell table:style-name="ce2" table:formula="of:=IF([.BP160]=&quot;&quot;;&quot;&quot;;ROUND([.BP160];0))">
            <text:p/>
          </table:table-cell>
          <table:table-cell table:style-name="ce2" table:formula="of:=IF([.BQ160]=&quot;&quot;;&quot;&quot;;ROUND([.BQ160];0))">
            <text:p/>
          </table:table-cell>
          <table:table-cell table:style-name="ce2" table:formula="of:=IF([.BR160]=&quot;&quot;;&quot;&quot;;ROUND([.BR160];0))">
            <text:p/>
          </table:table-cell>
          <table:table-cell table:style-name="ce2" table:formula="of:=IF([.BS160]=&quot;&quot;;&quot;&quot;;ROUND([.BS160];0))">
            <text:p/>
          </table:table-cell>
          <table:table-cell table:style-name="ce2" table:formula="of:=IF([.BT160]=&quot;&quot;;&quot;&quot;;ROUND([.BT160];0))">
            <text:p/>
          </table:table-cell>
          <table:table-cell table:style-name="ce2" table:formula="of:=IF([.BU160]=&quot;&quot;;&quot;&quot;;ROUND([.BU160];0))">
            <text:p/>
          </table:table-cell>
          <table:table-cell table:style-name="ce2" table:formula="of:=IF([.BV160]=&quot;&quot;;&quot;&quot;;ROUND([.BV160];0))">
            <text:p/>
          </table:table-cell>
          <table:table-cell table:style-name="ce2" table:formula="of:=IF([.BW160]=&quot;&quot;;&quot;&quot;;ROUND([.BW160];0))">
            <text:p/>
          </table:table-cell>
          <table:table-cell table:style-name="ce2" table:formula="of:=IF([.BX160]=&quot;&quot;;&quot;&quot;;ROUND([.BX160];0))">
            <text:p/>
          </table:table-cell>
          <table:table-cell table:style-name="ce2" table:formula="of:=IF([.BY160]=&quot;&quot;;&quot;&quot;;ROUND([.BY160];0))">
            <text:p/>
          </table:table-cell>
          <table:table-cell table:style-name="ce2" table:formula="of:=IF([.BZ160]=&quot;&quot;;&quot;&quot;;ROUND([.BZ160];0))">
            <text:p/>
          </table:table-cell>
          <table:table-cell table:style-name="ce2" table:formula="of:=IF([.CA160]=&quot;&quot;;&quot;&quot;;ROUND([.CA160];0))">
            <text:p/>
          </table:table-cell>
          <table:table-cell table:style-name="ce2" table:formula="of:=IF([.CB160]=&quot;&quot;;&quot;&quot;;ROUND([.CB160];0))">
            <text:p/>
          </table:table-cell>
          <table:table-cell table:style-name="ce2" table:formula="of:=IF([.CC160]=&quot;&quot;;&quot;&quot;;ROUND([.CC160];0))">
            <text:p/>
          </table:table-cell>
          <table:table-cell table:style-name="ce2" table:formula="of:=IF([.CD160]=&quot;&quot;;&quot;&quot;;ROUND([.CD160];0))">
            <text:p/>
          </table:table-cell>
          <table:table-cell table:style-name="ce2" table:formula="of:=IF([.CE160]=&quot;&quot;;&quot;&quot;;ROUND([.CE160];0))">
            <text:p/>
          </table:table-cell>
          <table:table-cell table:style-name="ce2" table:formula="of:=IF([.CF160]=&quot;&quot;;&quot;&quot;;ROUND([.CF160];0))">
            <text:p/>
          </table:table-cell>
          <table:table-cell table:style-name="ce2" table:formula="of:=IF([.CG160]=&quot;&quot;;&quot;&quot;;ROUND([.CG160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1]&amp;&quot;_&quot;&amp;[.A41]&amp;&quot;'&quot;" office:value-type="string" office:string-value="'c__'">
            <text:p>'c__'</text:p>
          </table:table-cell>
          <table:table-cell/>
          <table:table-cell office:value-type="string">
            <text:p>areas.push('</text:p>
          </table:table-cell>
          <table:table-cell table:style-name="ce2" table:formula="of:=IF([.D161]=&quot;&quot;;&quot;&quot;;ROUND([.D161];0))">
            <text:p/>
          </table:table-cell>
          <table:table-cell table:style-name="ce2" table:formula="of:=IF([.E161]=&quot;&quot;;&quot;&quot;;ROUND([.E161];0))">
            <text:p/>
          </table:table-cell>
          <table:table-cell table:style-name="ce2" table:formula="of:=IF([.F161]=&quot;&quot;;&quot;&quot;;ROUND([.F161];0))">
            <text:p/>
          </table:table-cell>
          <table:table-cell table:style-name="ce2" table:formula="of:=IF([.G161]=&quot;&quot;;&quot;&quot;;ROUND([.G161];0))">
            <text:p/>
          </table:table-cell>
          <table:table-cell table:style-name="ce2" table:formula="of:=IF([.H161]=&quot;&quot;;&quot;&quot;;ROUND([.H161];0))">
            <text:p/>
          </table:table-cell>
          <table:table-cell table:style-name="ce2" table:formula="of:=IF([.I161]=&quot;&quot;;&quot;&quot;;ROUND([.I161];0))">
            <text:p/>
          </table:table-cell>
          <table:table-cell table:style-name="ce2" table:formula="of:=IF([.J161]=&quot;&quot;;&quot;&quot;;ROUND([.J161];0))">
            <text:p/>
          </table:table-cell>
          <table:table-cell table:style-name="ce2" table:formula="of:=IF([.K161]=&quot;&quot;;&quot;&quot;;ROUND([.K161];0))">
            <text:p/>
          </table:table-cell>
          <table:table-cell table:style-name="ce2" table:formula="of:=IF([.L161]=&quot;&quot;;&quot;&quot;;ROUND([.L161];0))">
            <text:p/>
          </table:table-cell>
          <table:table-cell table:style-name="ce2" table:formula="of:=IF([.M161]=&quot;&quot;;&quot;&quot;;ROUND([.M161];0))">
            <text:p/>
          </table:table-cell>
          <table:table-cell table:style-name="ce2" table:formula="of:=IF([.N161]=&quot;&quot;;&quot;&quot;;ROUND([.N161];0))">
            <text:p/>
          </table:table-cell>
          <table:table-cell table:style-name="ce2" table:formula="of:=IF([.O161]=&quot;&quot;;&quot;&quot;;ROUND([.O161];0))">
            <text:p/>
          </table:table-cell>
          <table:table-cell table:style-name="ce2" table:formula="of:=IF([.P161]=&quot;&quot;;&quot;&quot;;ROUND([.P161];0))">
            <text:p/>
          </table:table-cell>
          <table:table-cell table:style-name="ce2" table:formula="of:=IF([.Q161]=&quot;&quot;;&quot;&quot;;ROUND([.Q161];0))">
            <text:p/>
          </table:table-cell>
          <table:table-cell table:style-name="ce2" table:formula="of:=IF([.R161]=&quot;&quot;;&quot;&quot;;ROUND([.R161];0))">
            <text:p/>
          </table:table-cell>
          <table:table-cell table:style-name="ce2" table:formula="of:=IF([.S161]=&quot;&quot;;&quot;&quot;;ROUND([.S161];0))">
            <text:p/>
          </table:table-cell>
          <table:table-cell table:style-name="ce2" table:formula="of:=IF([.T161]=&quot;&quot;;&quot;&quot;;ROUND([.T161];0))">
            <text:p/>
          </table:table-cell>
          <table:table-cell table:style-name="ce2" table:formula="of:=IF([.U161]=&quot;&quot;;&quot;&quot;;ROUND([.U161];0))">
            <text:p/>
          </table:table-cell>
          <table:table-cell table:style-name="ce2" table:formula="of:=IF([.V161]=&quot;&quot;;&quot;&quot;;ROUND([.V161];0))">
            <text:p/>
          </table:table-cell>
          <table:table-cell table:style-name="ce2" table:formula="of:=IF([.W161]=&quot;&quot;;&quot;&quot;;ROUND([.W161];0))">
            <text:p/>
          </table:table-cell>
          <table:table-cell table:style-name="ce2" table:formula="of:=IF([.X161]=&quot;&quot;;&quot;&quot;;ROUND([.X161];0))">
            <text:p/>
          </table:table-cell>
          <table:table-cell table:style-name="ce2" table:formula="of:=IF([.Y161]=&quot;&quot;;&quot;&quot;;ROUND([.Y161];0))">
            <text:p/>
          </table:table-cell>
          <table:table-cell table:style-name="ce2" table:formula="of:=IF([.Z161]=&quot;&quot;;&quot;&quot;;ROUND([.Z161];0))">
            <text:p/>
          </table:table-cell>
          <table:table-cell table:style-name="ce2" table:formula="of:=IF([.AA161]=&quot;&quot;;&quot;&quot;;ROUND([.AA161];0))">
            <text:p/>
          </table:table-cell>
          <table:table-cell table:style-name="ce2" table:formula="of:=IF([.AB161]=&quot;&quot;;&quot;&quot;;ROUND([.AB161];0))">
            <text:p/>
          </table:table-cell>
          <table:table-cell table:style-name="ce2" table:formula="of:=IF([.AC161]=&quot;&quot;;&quot;&quot;;ROUND([.AC161];0))">
            <text:p/>
          </table:table-cell>
          <table:table-cell table:style-name="ce2" table:formula="of:=IF([.AD161]=&quot;&quot;;&quot;&quot;;ROUND([.AD161];0))">
            <text:p/>
          </table:table-cell>
          <table:table-cell table:style-name="ce2" table:formula="of:=IF([.AE161]=&quot;&quot;;&quot;&quot;;ROUND([.AE161];0))">
            <text:p/>
          </table:table-cell>
          <table:table-cell table:style-name="ce2" table:formula="of:=IF([.AF161]=&quot;&quot;;&quot;&quot;;ROUND([.AF161];0))">
            <text:p/>
          </table:table-cell>
          <table:table-cell table:style-name="ce2" table:formula="of:=IF([.AG161]=&quot;&quot;;&quot;&quot;;ROUND([.AG161];0))">
            <text:p/>
          </table:table-cell>
          <table:table-cell table:style-name="ce2" table:formula="of:=IF([.AH161]=&quot;&quot;;&quot;&quot;;ROUND([.AH161];0))">
            <text:p/>
          </table:table-cell>
          <table:table-cell table:style-name="ce2" table:formula="of:=IF([.AI161]=&quot;&quot;;&quot;&quot;;ROUND([.AI161];0))">
            <text:p/>
          </table:table-cell>
          <table:table-cell table:style-name="ce2" table:formula="of:=IF([.AJ161]=&quot;&quot;;&quot;&quot;;ROUND([.AJ161];0))">
            <text:p/>
          </table:table-cell>
          <table:table-cell table:style-name="ce2" table:formula="of:=IF([.AK161]=&quot;&quot;;&quot;&quot;;ROUND([.AK161];0))">
            <text:p/>
          </table:table-cell>
          <table:table-cell table:style-name="ce2" table:formula="of:=IF([.AL161]=&quot;&quot;;&quot;&quot;;ROUND([.AL161];0))">
            <text:p/>
          </table:table-cell>
          <table:table-cell table:style-name="ce2" table:formula="of:=IF([.AM161]=&quot;&quot;;&quot;&quot;;ROUND([.AM161];0))">
            <text:p/>
          </table:table-cell>
          <table:table-cell table:style-name="ce2" table:formula="of:=IF([.AN161]=&quot;&quot;;&quot;&quot;;ROUND([.AN161];0))">
            <text:p/>
          </table:table-cell>
          <table:table-cell table:style-name="ce2" table:formula="of:=IF([.AO161]=&quot;&quot;;&quot;&quot;;ROUND([.AO161];0))">
            <text:p/>
          </table:table-cell>
          <table:table-cell table:style-name="ce2" table:formula="of:=IF([.AP161]=&quot;&quot;;&quot;&quot;;ROUND([.AP161];0))">
            <text:p/>
          </table:table-cell>
          <table:table-cell table:style-name="ce2" table:formula="of:=IF([.AQ161]=&quot;&quot;;&quot;&quot;;ROUND([.AQ161];0))">
            <text:p/>
          </table:table-cell>
          <table:table-cell table:style-name="ce2" table:formula="of:=IF([.AR161]=&quot;&quot;;&quot;&quot;;ROUND([.AR161];0))">
            <text:p/>
          </table:table-cell>
          <table:table-cell table:style-name="ce2" table:formula="of:=IF([.AS161]=&quot;&quot;;&quot;&quot;;ROUND([.AS161];0))">
            <text:p/>
          </table:table-cell>
          <table:table-cell table:style-name="ce2" table:formula="of:=IF([.AT161]=&quot;&quot;;&quot;&quot;;ROUND([.AT161];0))">
            <text:p/>
          </table:table-cell>
          <table:table-cell table:style-name="ce2" table:formula="of:=IF([.AU161]=&quot;&quot;;&quot;&quot;;ROUND([.AU161];0))">
            <text:p/>
          </table:table-cell>
          <table:table-cell table:style-name="ce2" table:formula="of:=IF([.AV161]=&quot;&quot;;&quot;&quot;;ROUND([.AV161];0))">
            <text:p/>
          </table:table-cell>
          <table:table-cell table:style-name="ce2" table:formula="of:=IF([.AW161]=&quot;&quot;;&quot;&quot;;ROUND([.AW161];0))">
            <text:p/>
          </table:table-cell>
          <table:table-cell table:style-name="ce2" table:formula="of:=IF([.AX161]=&quot;&quot;;&quot;&quot;;ROUND([.AX161];0))">
            <text:p/>
          </table:table-cell>
          <table:table-cell table:style-name="ce2" table:formula="of:=IF([.AY161]=&quot;&quot;;&quot;&quot;;ROUND([.AY161];0))">
            <text:p/>
          </table:table-cell>
          <table:table-cell table:style-name="ce2" table:formula="of:=IF([.AZ161]=&quot;&quot;;&quot;&quot;;ROUND([.AZ161];0))">
            <text:p/>
          </table:table-cell>
          <table:table-cell table:style-name="ce2" table:formula="of:=IF([.BA161]=&quot;&quot;;&quot;&quot;;ROUND([.BA161];0))">
            <text:p/>
          </table:table-cell>
          <table:table-cell table:style-name="ce2" table:formula="of:=IF([.BB161]=&quot;&quot;;&quot;&quot;;ROUND([.BB161];0))">
            <text:p/>
          </table:table-cell>
          <table:table-cell table:style-name="ce2" table:formula="of:=IF([.BC161]=&quot;&quot;;&quot;&quot;;ROUND([.BC161];0))">
            <text:p/>
          </table:table-cell>
          <table:table-cell table:style-name="ce2" table:formula="of:=IF([.BD161]=&quot;&quot;;&quot;&quot;;ROUND([.BD161];0))">
            <text:p/>
          </table:table-cell>
          <table:table-cell table:style-name="ce2" table:formula="of:=IF([.BE161]=&quot;&quot;;&quot;&quot;;ROUND([.BE161];0))">
            <text:p/>
          </table:table-cell>
          <table:table-cell table:style-name="ce2" table:formula="of:=IF([.BF161]=&quot;&quot;;&quot;&quot;;ROUND([.BF161];0))">
            <text:p/>
          </table:table-cell>
          <table:table-cell table:style-name="ce2" table:formula="of:=IF([.BG161]=&quot;&quot;;&quot;&quot;;ROUND([.BG161];0))">
            <text:p/>
          </table:table-cell>
          <table:table-cell table:style-name="ce2" table:formula="of:=IF([.BH161]=&quot;&quot;;&quot;&quot;;ROUND([.BH161];0))">
            <text:p/>
          </table:table-cell>
          <table:table-cell table:style-name="ce2" table:formula="of:=IF([.BI161]=&quot;&quot;;&quot;&quot;;ROUND([.BI161];0))">
            <text:p/>
          </table:table-cell>
          <table:table-cell table:style-name="ce2" table:formula="of:=IF([.BJ161]=&quot;&quot;;&quot;&quot;;ROUND([.BJ161];0))">
            <text:p/>
          </table:table-cell>
          <table:table-cell table:style-name="ce2" table:formula="of:=IF([.BK161]=&quot;&quot;;&quot;&quot;;ROUND([.BK161];0))">
            <text:p/>
          </table:table-cell>
          <table:table-cell table:style-name="ce2" table:formula="of:=IF([.BL161]=&quot;&quot;;&quot;&quot;;ROUND([.BL161];0))">
            <text:p/>
          </table:table-cell>
          <table:table-cell table:style-name="ce2" table:formula="of:=IF([.BM161]=&quot;&quot;;&quot;&quot;;ROUND([.BM161];0))">
            <text:p/>
          </table:table-cell>
          <table:table-cell table:style-name="ce2" table:formula="of:=IF([.BN161]=&quot;&quot;;&quot;&quot;;ROUND([.BN161];0))">
            <text:p/>
          </table:table-cell>
          <table:table-cell table:style-name="ce2" table:formula="of:=IF([.BO161]=&quot;&quot;;&quot;&quot;;ROUND([.BO161];0))">
            <text:p/>
          </table:table-cell>
          <table:table-cell table:style-name="ce2" table:formula="of:=IF([.BP161]=&quot;&quot;;&quot;&quot;;ROUND([.BP161];0))">
            <text:p/>
          </table:table-cell>
          <table:table-cell table:style-name="ce2" table:formula="of:=IF([.BQ161]=&quot;&quot;;&quot;&quot;;ROUND([.BQ161];0))">
            <text:p/>
          </table:table-cell>
          <table:table-cell table:style-name="ce2" table:formula="of:=IF([.BR161]=&quot;&quot;;&quot;&quot;;ROUND([.BR161];0))">
            <text:p/>
          </table:table-cell>
          <table:table-cell table:style-name="ce2" table:formula="of:=IF([.BS161]=&quot;&quot;;&quot;&quot;;ROUND([.BS161];0))">
            <text:p/>
          </table:table-cell>
          <table:table-cell table:style-name="ce2" table:formula="of:=IF([.BT161]=&quot;&quot;;&quot;&quot;;ROUND([.BT161];0))">
            <text:p/>
          </table:table-cell>
          <table:table-cell table:style-name="ce2" table:formula="of:=IF([.BU161]=&quot;&quot;;&quot;&quot;;ROUND([.BU161];0))">
            <text:p/>
          </table:table-cell>
          <table:table-cell table:style-name="ce2" table:formula="of:=IF([.BV161]=&quot;&quot;;&quot;&quot;;ROUND([.BV161];0))">
            <text:p/>
          </table:table-cell>
          <table:table-cell table:style-name="ce2" table:formula="of:=IF([.BW161]=&quot;&quot;;&quot;&quot;;ROUND([.BW161];0))">
            <text:p/>
          </table:table-cell>
          <table:table-cell table:style-name="ce2" table:formula="of:=IF([.BX161]=&quot;&quot;;&quot;&quot;;ROUND([.BX161];0))">
            <text:p/>
          </table:table-cell>
          <table:table-cell table:style-name="ce2" table:formula="of:=IF([.BY161]=&quot;&quot;;&quot;&quot;;ROUND([.BY161];0))">
            <text:p/>
          </table:table-cell>
          <table:table-cell table:style-name="ce2" table:formula="of:=IF([.BZ161]=&quot;&quot;;&quot;&quot;;ROUND([.BZ161];0))">
            <text:p/>
          </table:table-cell>
          <table:table-cell table:style-name="ce2" table:formula="of:=IF([.CA161]=&quot;&quot;;&quot;&quot;;ROUND([.CA161];0))">
            <text:p/>
          </table:table-cell>
          <table:table-cell table:style-name="ce2" table:formula="of:=IF([.CB161]=&quot;&quot;;&quot;&quot;;ROUND([.CB161];0))">
            <text:p/>
          </table:table-cell>
          <table:table-cell table:style-name="ce2" table:formula="of:=IF([.CC161]=&quot;&quot;;&quot;&quot;;ROUND([.CC161];0))">
            <text:p/>
          </table:table-cell>
          <table:table-cell table:style-name="ce2" table:formula="of:=IF([.CD161]=&quot;&quot;;&quot;&quot;;ROUND([.CD161];0))">
            <text:p/>
          </table:table-cell>
          <table:table-cell table:style-name="ce2" table:formula="of:=IF([.CE161]=&quot;&quot;;&quot;&quot;;ROUND([.CE161];0))">
            <text:p/>
          </table:table-cell>
          <table:table-cell table:style-name="ce2" table:formula="of:=IF([.CF161]=&quot;&quot;;&quot;&quot;;ROUND([.CF161];0))">
            <text:p/>
          </table:table-cell>
          <table:table-cell table:style-name="ce2" table:formula="of:=IF([.CG161]=&quot;&quot;;&quot;&quot;;ROUND([.CG161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2]&amp;&quot;_&quot;&amp;[.A42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2]=&quot;&quot;;&quot;&quot;;ROUND([.D162];0))" office:value-type="float" office:value="651">
            <text:p>651</text:p>
          </table:table-cell>
          <table:table-cell table:style-name="ce2" table:formula="of:=IF([.E162]=&quot;&quot;;&quot;&quot;;ROUND([.E162];0))" office:value-type="float" office:value="404">
            <text:p>404</text:p>
          </table:table-cell>
          <table:table-cell table:style-name="ce2" table:formula="of:=IF([.F162]=&quot;&quot;;&quot;&quot;;ROUND([.F162];0))" office:value-type="float" office:value="651">
            <text:p>651</text:p>
          </table:table-cell>
          <table:table-cell table:style-name="ce2" table:formula="of:=IF([.G162]=&quot;&quot;;&quot;&quot;;ROUND([.G162];0))" office:value-type="float" office:value="588">
            <text:p>588</text:p>
          </table:table-cell>
          <table:table-cell table:style-name="ce2" table:formula="of:=IF([.H162]=&quot;&quot;;&quot;&quot;;ROUND([.H162];0))" office:value-type="float" office:value="669">
            <text:p>669</text:p>
          </table:table-cell>
          <table:table-cell table:style-name="ce2" table:formula="of:=IF([.I162]=&quot;&quot;;&quot;&quot;;ROUND([.I162];0))" office:value-type="float" office:value="597">
            <text:p>597</text:p>
          </table:table-cell>
          <table:table-cell table:style-name="ce2" table:formula="of:=IF([.J162]=&quot;&quot;;&quot;&quot;;ROUND([.J162];0))" office:value-type="float" office:value="669">
            <text:p>669</text:p>
          </table:table-cell>
          <table:table-cell table:style-name="ce2" table:formula="of:=IF([.K162]=&quot;&quot;;&quot;&quot;;ROUND([.K162];0))" office:value-type="float" office:value="390">
            <text:p>390</text:p>
          </table:table-cell>
          <table:table-cell table:style-name="ce2" table:formula="of:=IF([.L162]=&quot;&quot;;&quot;&quot;;ROUND([.L162];0))" office:value-type="float" office:value="661">
            <text:p>661</text:p>
          </table:table-cell>
          <table:table-cell table:style-name="ce2" table:formula="of:=IF([.M162]=&quot;&quot;;&quot;&quot;;ROUND([.M162];0))" office:value-type="float" office:value="389">
            <text:p>389</text:p>
          </table:table-cell>
          <table:table-cell table:style-name="ce2" table:formula="of:=IF([.N162]=&quot;&quot;;&quot;&quot;;ROUND([.N162];0))" office:value-type="float" office:value="660">
            <text:p>660</text:p>
          </table:table-cell>
          <table:table-cell table:style-name="ce2" table:formula="of:=IF([.O162]=&quot;&quot;;&quot;&quot;;ROUND([.O162];0))" office:value-type="float" office:value="397">
            <text:p>397</text:p>
          </table:table-cell>
          <table:table-cell table:style-name="ce2" table:formula="of:=IF([.P162]=&quot;&quot;;&quot;&quot;;ROUND([.P162];0))" office:value-type="float" office:value="657">
            <text:p>657</text:p>
          </table:table-cell>
          <table:table-cell table:style-name="ce2" table:formula="of:=IF([.Q162]=&quot;&quot;;&quot;&quot;;ROUND([.Q162];0))" office:value-type="float" office:value="397">
            <text:p>397</text:p>
          </table:table-cell>
          <table:table-cell table:style-name="ce2" table:formula="of:=IF([.R162]=&quot;&quot;;&quot;&quot;;ROUND([.R162];0))">
            <text:p/>
          </table:table-cell>
          <table:table-cell table:style-name="ce2" table:formula="of:=IF([.S162]=&quot;&quot;;&quot;&quot;;ROUND([.S162];0))">
            <text:p/>
          </table:table-cell>
          <table:table-cell table:style-name="ce2" table:formula="of:=IF([.T162]=&quot;&quot;;&quot;&quot;;ROUND([.T162];0))">
            <text:p/>
          </table:table-cell>
          <table:table-cell table:style-name="ce2" table:formula="of:=IF([.U162]=&quot;&quot;;&quot;&quot;;ROUND([.U162];0))">
            <text:p/>
          </table:table-cell>
          <table:table-cell table:style-name="ce2" table:formula="of:=IF([.V162]=&quot;&quot;;&quot;&quot;;ROUND([.V162];0))">
            <text:p/>
          </table:table-cell>
          <table:table-cell table:style-name="ce2" table:formula="of:=IF([.W162]=&quot;&quot;;&quot;&quot;;ROUND([.W162];0))">
            <text:p/>
          </table:table-cell>
          <table:table-cell table:style-name="ce2" table:formula="of:=IF([.X162]=&quot;&quot;;&quot;&quot;;ROUND([.X162];0))">
            <text:p/>
          </table:table-cell>
          <table:table-cell table:style-name="ce2" table:formula="of:=IF([.Y162]=&quot;&quot;;&quot;&quot;;ROUND([.Y162];0))">
            <text:p/>
          </table:table-cell>
          <table:table-cell table:style-name="ce2" table:formula="of:=IF([.Z162]=&quot;&quot;;&quot;&quot;;ROUND([.Z162];0))">
            <text:p/>
          </table:table-cell>
          <table:table-cell table:style-name="ce2" table:formula="of:=IF([.AA162]=&quot;&quot;;&quot;&quot;;ROUND([.AA162];0))">
            <text:p/>
          </table:table-cell>
          <table:table-cell table:style-name="ce2" table:formula="of:=IF([.AB162]=&quot;&quot;;&quot;&quot;;ROUND([.AB162];0))">
            <text:p/>
          </table:table-cell>
          <table:table-cell table:style-name="ce2" table:formula="of:=IF([.AC162]=&quot;&quot;;&quot;&quot;;ROUND([.AC162];0))">
            <text:p/>
          </table:table-cell>
          <table:table-cell table:style-name="ce2" table:formula="of:=IF([.AD162]=&quot;&quot;;&quot;&quot;;ROUND([.AD162];0))">
            <text:p/>
          </table:table-cell>
          <table:table-cell table:style-name="ce2" table:formula="of:=IF([.AE162]=&quot;&quot;;&quot;&quot;;ROUND([.AE162];0))">
            <text:p/>
          </table:table-cell>
          <table:table-cell table:style-name="ce2" table:formula="of:=IF([.AF162]=&quot;&quot;;&quot;&quot;;ROUND([.AF162];0))">
            <text:p/>
          </table:table-cell>
          <table:table-cell table:style-name="ce2" table:formula="of:=IF([.AG162]=&quot;&quot;;&quot;&quot;;ROUND([.AG162];0))">
            <text:p/>
          </table:table-cell>
          <table:table-cell table:style-name="ce2" table:formula="of:=IF([.AH162]=&quot;&quot;;&quot;&quot;;ROUND([.AH162];0))">
            <text:p/>
          </table:table-cell>
          <table:table-cell table:style-name="ce2" table:formula="of:=IF([.AI162]=&quot;&quot;;&quot;&quot;;ROUND([.AI162];0))">
            <text:p/>
          </table:table-cell>
          <table:table-cell table:style-name="ce2" table:formula="of:=IF([.AJ162]=&quot;&quot;;&quot;&quot;;ROUND([.AJ162];0))">
            <text:p/>
          </table:table-cell>
          <table:table-cell table:style-name="ce2" table:formula="of:=IF([.AK162]=&quot;&quot;;&quot;&quot;;ROUND([.AK162];0))">
            <text:p/>
          </table:table-cell>
          <table:table-cell table:style-name="ce2" table:formula="of:=IF([.AL162]=&quot;&quot;;&quot;&quot;;ROUND([.AL162];0))">
            <text:p/>
          </table:table-cell>
          <table:table-cell table:style-name="ce2" table:formula="of:=IF([.AM162]=&quot;&quot;;&quot;&quot;;ROUND([.AM162];0))">
            <text:p/>
          </table:table-cell>
          <table:table-cell table:style-name="ce2" table:formula="of:=IF([.AN162]=&quot;&quot;;&quot;&quot;;ROUND([.AN162];0))">
            <text:p/>
          </table:table-cell>
          <table:table-cell table:style-name="ce2" table:formula="of:=IF([.AO162]=&quot;&quot;;&quot;&quot;;ROUND([.AO162];0))">
            <text:p/>
          </table:table-cell>
          <table:table-cell table:style-name="ce2" table:formula="of:=IF([.AP162]=&quot;&quot;;&quot;&quot;;ROUND([.AP162];0))">
            <text:p/>
          </table:table-cell>
          <table:table-cell table:style-name="ce2" table:formula="of:=IF([.AQ162]=&quot;&quot;;&quot;&quot;;ROUND([.AQ162];0))">
            <text:p/>
          </table:table-cell>
          <table:table-cell table:style-name="ce2" table:formula="of:=IF([.AR162]=&quot;&quot;;&quot;&quot;;ROUND([.AR162];0))">
            <text:p/>
          </table:table-cell>
          <table:table-cell table:style-name="ce2" table:formula="of:=IF([.AS162]=&quot;&quot;;&quot;&quot;;ROUND([.AS162];0))">
            <text:p/>
          </table:table-cell>
          <table:table-cell table:style-name="ce2" table:formula="of:=IF([.AT162]=&quot;&quot;;&quot;&quot;;ROUND([.AT162];0))">
            <text:p/>
          </table:table-cell>
          <table:table-cell table:style-name="ce2" table:formula="of:=IF([.AU162]=&quot;&quot;;&quot;&quot;;ROUND([.AU162];0))">
            <text:p/>
          </table:table-cell>
          <table:table-cell table:style-name="ce2" table:formula="of:=IF([.AV162]=&quot;&quot;;&quot;&quot;;ROUND([.AV162];0))">
            <text:p/>
          </table:table-cell>
          <table:table-cell table:style-name="ce2" table:formula="of:=IF([.AW162]=&quot;&quot;;&quot;&quot;;ROUND([.AW162];0))">
            <text:p/>
          </table:table-cell>
          <table:table-cell table:style-name="ce2" table:formula="of:=IF([.AX162]=&quot;&quot;;&quot;&quot;;ROUND([.AX162];0))">
            <text:p/>
          </table:table-cell>
          <table:table-cell table:style-name="ce2" table:formula="of:=IF([.AY162]=&quot;&quot;;&quot;&quot;;ROUND([.AY162];0))">
            <text:p/>
          </table:table-cell>
          <table:table-cell table:style-name="ce2" table:formula="of:=IF([.AZ162]=&quot;&quot;;&quot;&quot;;ROUND([.AZ162];0))">
            <text:p/>
          </table:table-cell>
          <table:table-cell table:style-name="ce2" table:formula="of:=IF([.BA162]=&quot;&quot;;&quot;&quot;;ROUND([.BA162];0))">
            <text:p/>
          </table:table-cell>
          <table:table-cell table:style-name="ce2" table:formula="of:=IF([.BB162]=&quot;&quot;;&quot;&quot;;ROUND([.BB162];0))">
            <text:p/>
          </table:table-cell>
          <table:table-cell table:style-name="ce2" table:formula="of:=IF([.BC162]=&quot;&quot;;&quot;&quot;;ROUND([.BC162];0))">
            <text:p/>
          </table:table-cell>
          <table:table-cell table:style-name="ce2" table:formula="of:=IF([.BD162]=&quot;&quot;;&quot;&quot;;ROUND([.BD162];0))">
            <text:p/>
          </table:table-cell>
          <table:table-cell table:style-name="ce2" table:formula="of:=IF([.BE162]=&quot;&quot;;&quot;&quot;;ROUND([.BE162];0))">
            <text:p/>
          </table:table-cell>
          <table:table-cell table:style-name="ce2" table:formula="of:=IF([.BF162]=&quot;&quot;;&quot;&quot;;ROUND([.BF162];0))">
            <text:p/>
          </table:table-cell>
          <table:table-cell table:style-name="ce2" table:formula="of:=IF([.BG162]=&quot;&quot;;&quot;&quot;;ROUND([.BG162];0))">
            <text:p/>
          </table:table-cell>
          <table:table-cell table:style-name="ce2" table:formula="of:=IF([.BH162]=&quot;&quot;;&quot;&quot;;ROUND([.BH162];0))">
            <text:p/>
          </table:table-cell>
          <table:table-cell table:style-name="ce2" table:formula="of:=IF([.BI162]=&quot;&quot;;&quot;&quot;;ROUND([.BI162];0))">
            <text:p/>
          </table:table-cell>
          <table:table-cell table:style-name="ce2" table:formula="of:=IF([.BJ162]=&quot;&quot;;&quot;&quot;;ROUND([.BJ162];0))">
            <text:p/>
          </table:table-cell>
          <table:table-cell table:style-name="ce2" table:formula="of:=IF([.BK162]=&quot;&quot;;&quot;&quot;;ROUND([.BK162];0))">
            <text:p/>
          </table:table-cell>
          <table:table-cell table:style-name="ce2" table:formula="of:=IF([.BL162]=&quot;&quot;;&quot;&quot;;ROUND([.BL162];0))">
            <text:p/>
          </table:table-cell>
          <table:table-cell table:style-name="ce2" table:formula="of:=IF([.BM162]=&quot;&quot;;&quot;&quot;;ROUND([.BM162];0))">
            <text:p/>
          </table:table-cell>
          <table:table-cell table:style-name="ce2" table:formula="of:=IF([.BN162]=&quot;&quot;;&quot;&quot;;ROUND([.BN162];0))">
            <text:p/>
          </table:table-cell>
          <table:table-cell table:style-name="ce2" table:formula="of:=IF([.BO162]=&quot;&quot;;&quot;&quot;;ROUND([.BO162];0))">
            <text:p/>
          </table:table-cell>
          <table:table-cell table:style-name="ce2" table:formula="of:=IF([.BP162]=&quot;&quot;;&quot;&quot;;ROUND([.BP162];0))">
            <text:p/>
          </table:table-cell>
          <table:table-cell table:style-name="ce2" table:formula="of:=IF([.BQ162]=&quot;&quot;;&quot;&quot;;ROUND([.BQ162];0))">
            <text:p/>
          </table:table-cell>
          <table:table-cell table:style-name="ce2" table:formula="of:=IF([.BR162]=&quot;&quot;;&quot;&quot;;ROUND([.BR162];0))">
            <text:p/>
          </table:table-cell>
          <table:table-cell table:style-name="ce2" table:formula="of:=IF([.BS162]=&quot;&quot;;&quot;&quot;;ROUND([.BS162];0))">
            <text:p/>
          </table:table-cell>
          <table:table-cell table:style-name="ce2" table:formula="of:=IF([.BT162]=&quot;&quot;;&quot;&quot;;ROUND([.BT162];0))">
            <text:p/>
          </table:table-cell>
          <table:table-cell table:style-name="ce2" table:formula="of:=IF([.BU162]=&quot;&quot;;&quot;&quot;;ROUND([.BU162];0))">
            <text:p/>
          </table:table-cell>
          <table:table-cell table:style-name="ce2" table:formula="of:=IF([.BV162]=&quot;&quot;;&quot;&quot;;ROUND([.BV162];0))">
            <text:p/>
          </table:table-cell>
          <table:table-cell table:style-name="ce2" table:formula="of:=IF([.BW162]=&quot;&quot;;&quot;&quot;;ROUND([.BW162];0))">
            <text:p/>
          </table:table-cell>
          <table:table-cell table:style-name="ce2" table:formula="of:=IF([.BX162]=&quot;&quot;;&quot;&quot;;ROUND([.BX162];0))">
            <text:p/>
          </table:table-cell>
          <table:table-cell table:style-name="ce2" table:formula="of:=IF([.BY162]=&quot;&quot;;&quot;&quot;;ROUND([.BY162];0))">
            <text:p/>
          </table:table-cell>
          <table:table-cell table:style-name="ce2" table:formula="of:=IF([.BZ162]=&quot;&quot;;&quot;&quot;;ROUND([.BZ162];0))">
            <text:p/>
          </table:table-cell>
          <table:table-cell table:style-name="ce2" table:formula="of:=IF([.CA162]=&quot;&quot;;&quot;&quot;;ROUND([.CA162];0))">
            <text:p/>
          </table:table-cell>
          <table:table-cell table:style-name="ce2" table:formula="of:=IF([.CB162]=&quot;&quot;;&quot;&quot;;ROUND([.CB162];0))">
            <text:p/>
          </table:table-cell>
          <table:table-cell table:style-name="ce2" table:formula="of:=IF([.CC162]=&quot;&quot;;&quot;&quot;;ROUND([.CC162];0))">
            <text:p/>
          </table:table-cell>
          <table:table-cell table:style-name="ce2" table:formula="of:=IF([.CD162]=&quot;&quot;;&quot;&quot;;ROUND([.CD162];0))">
            <text:p/>
          </table:table-cell>
          <table:table-cell table:style-name="ce2" table:formula="of:=IF([.CE162]=&quot;&quot;;&quot;&quot;;ROUND([.CE162];0))">
            <text:p/>
          </table:table-cell>
          <table:table-cell table:style-name="ce2" table:formula="of:=IF([.CF162]=&quot;&quot;;&quot;&quot;;ROUND([.CF162];0))">
            <text:p/>
          </table:table-cell>
          <table:table-cell table:style-name="ce2" table:formula="of:=IF([.CG162]=&quot;&quot;;&quot;&quot;;ROUND([.CG162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3]&amp;&quot;_&quot;&amp;[.A43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3]=&quot;&quot;;&quot;&quot;;ROUND([.D163];0))" office:value-type="float" office:value="591">
            <text:p>591</text:p>
          </table:table-cell>
          <table:table-cell table:style-name="ce2" table:formula="of:=IF([.E163]=&quot;&quot;;&quot;&quot;;ROUND([.E163];0))" office:value-type="float" office:value="270">
            <text:p>270</text:p>
          </table:table-cell>
          <table:table-cell table:style-name="ce2" table:formula="of:=IF([.F163]=&quot;&quot;;&quot;&quot;;ROUND([.F163];0))">
            <text:p/>
          </table:table-cell>
          <table:table-cell table:style-name="ce2" table:formula="of:=IF([.G163]=&quot;&quot;;&quot;&quot;;ROUND([.G163];0))">
            <text:p/>
          </table:table-cell>
          <table:table-cell table:style-name="ce2" table:formula="of:=IF([.H163]=&quot;&quot;;&quot;&quot;;ROUND([.H163];0))">
            <text:p/>
          </table:table-cell>
          <table:table-cell table:style-name="ce2" table:formula="of:=IF([.I163]=&quot;&quot;;&quot;&quot;;ROUND([.I163];0))">
            <text:p/>
          </table:table-cell>
          <table:table-cell table:style-name="ce2" table:formula="of:=IF([.J163]=&quot;&quot;;&quot;&quot;;ROUND([.J163];0))">
            <text:p/>
          </table:table-cell>
          <table:table-cell table:style-name="ce2" table:formula="of:=IF([.K163]=&quot;&quot;;&quot;&quot;;ROUND([.K163];0))">
            <text:p/>
          </table:table-cell>
          <table:table-cell table:style-name="ce2" table:formula="of:=IF([.L163]=&quot;&quot;;&quot;&quot;;ROUND([.L163];0))">
            <text:p/>
          </table:table-cell>
          <table:table-cell table:style-name="ce2" table:formula="of:=IF([.M163]=&quot;&quot;;&quot;&quot;;ROUND([.M163];0))">
            <text:p/>
          </table:table-cell>
          <table:table-cell table:style-name="ce2" table:formula="of:=IF([.N163]=&quot;&quot;;&quot;&quot;;ROUND([.N163];0))">
            <text:p/>
          </table:table-cell>
          <table:table-cell table:style-name="ce2" table:formula="of:=IF([.O163]=&quot;&quot;;&quot;&quot;;ROUND([.O163];0))">
            <text:p/>
          </table:table-cell>
          <table:table-cell table:style-name="ce2" table:formula="of:=IF([.P163]=&quot;&quot;;&quot;&quot;;ROUND([.P163];0))">
            <text:p/>
          </table:table-cell>
          <table:table-cell table:style-name="ce2" table:formula="of:=IF([.Q163]=&quot;&quot;;&quot;&quot;;ROUND([.Q163];0))">
            <text:p/>
          </table:table-cell>
          <table:table-cell table:style-name="ce2" table:formula="of:=IF([.R163]=&quot;&quot;;&quot;&quot;;ROUND([.R163];0))">
            <text:p/>
          </table:table-cell>
          <table:table-cell table:style-name="ce2" table:formula="of:=IF([.S163]=&quot;&quot;;&quot;&quot;;ROUND([.S163];0))">
            <text:p/>
          </table:table-cell>
          <table:table-cell table:style-name="ce2" table:formula="of:=IF([.T163]=&quot;&quot;;&quot;&quot;;ROUND([.T163];0))">
            <text:p/>
          </table:table-cell>
          <table:table-cell table:style-name="ce2" table:formula="of:=IF([.U163]=&quot;&quot;;&quot;&quot;;ROUND([.U163];0))">
            <text:p/>
          </table:table-cell>
          <table:table-cell table:style-name="ce2" table:formula="of:=IF([.V163]=&quot;&quot;;&quot;&quot;;ROUND([.V163];0))">
            <text:p/>
          </table:table-cell>
          <table:table-cell table:style-name="ce2" table:formula="of:=IF([.W163]=&quot;&quot;;&quot;&quot;;ROUND([.W163];0))">
            <text:p/>
          </table:table-cell>
          <table:table-cell table:style-name="ce2" table:formula="of:=IF([.X163]=&quot;&quot;;&quot;&quot;;ROUND([.X163];0))">
            <text:p/>
          </table:table-cell>
          <table:table-cell table:style-name="ce2" table:formula="of:=IF([.Y163]=&quot;&quot;;&quot;&quot;;ROUND([.Y163];0))">
            <text:p/>
          </table:table-cell>
          <table:table-cell table:style-name="ce2" table:formula="of:=IF([.Z163]=&quot;&quot;;&quot;&quot;;ROUND([.Z163];0))">
            <text:p/>
          </table:table-cell>
          <table:table-cell table:style-name="ce2" table:formula="of:=IF([.AA163]=&quot;&quot;;&quot;&quot;;ROUND([.AA163];0))">
            <text:p/>
          </table:table-cell>
          <table:table-cell table:style-name="ce2" table:formula="of:=IF([.AB163]=&quot;&quot;;&quot;&quot;;ROUND([.AB163];0))">
            <text:p/>
          </table:table-cell>
          <table:table-cell table:style-name="ce2" table:formula="of:=IF([.AC163]=&quot;&quot;;&quot;&quot;;ROUND([.AC163];0))">
            <text:p/>
          </table:table-cell>
          <table:table-cell table:style-name="ce2" table:formula="of:=IF([.AD163]=&quot;&quot;;&quot;&quot;;ROUND([.AD163];0))">
            <text:p/>
          </table:table-cell>
          <table:table-cell table:style-name="ce2" table:formula="of:=IF([.AE163]=&quot;&quot;;&quot;&quot;;ROUND([.AE163];0))">
            <text:p/>
          </table:table-cell>
          <table:table-cell table:style-name="ce2" table:formula="of:=IF([.AF163]=&quot;&quot;;&quot;&quot;;ROUND([.AF163];0))">
            <text:p/>
          </table:table-cell>
          <table:table-cell table:style-name="ce2" table:formula="of:=IF([.AG163]=&quot;&quot;;&quot;&quot;;ROUND([.AG163];0))">
            <text:p/>
          </table:table-cell>
          <table:table-cell table:style-name="ce2" table:formula="of:=IF([.AH163]=&quot;&quot;;&quot;&quot;;ROUND([.AH163];0))">
            <text:p/>
          </table:table-cell>
          <table:table-cell table:style-name="ce2" table:formula="of:=IF([.AI163]=&quot;&quot;;&quot;&quot;;ROUND([.AI163];0))">
            <text:p/>
          </table:table-cell>
          <table:table-cell table:style-name="ce2" table:formula="of:=IF([.AJ163]=&quot;&quot;;&quot;&quot;;ROUND([.AJ163];0))">
            <text:p/>
          </table:table-cell>
          <table:table-cell table:style-name="ce2" table:formula="of:=IF([.AK163]=&quot;&quot;;&quot;&quot;;ROUND([.AK163];0))">
            <text:p/>
          </table:table-cell>
          <table:table-cell table:style-name="ce2" table:formula="of:=IF([.AL163]=&quot;&quot;;&quot;&quot;;ROUND([.AL163];0))">
            <text:p/>
          </table:table-cell>
          <table:table-cell table:style-name="ce2" table:formula="of:=IF([.AM163]=&quot;&quot;;&quot;&quot;;ROUND([.AM163];0))">
            <text:p/>
          </table:table-cell>
          <table:table-cell table:style-name="ce2" table:formula="of:=IF([.AN163]=&quot;&quot;;&quot;&quot;;ROUND([.AN163];0))">
            <text:p/>
          </table:table-cell>
          <table:table-cell table:style-name="ce2" table:formula="of:=IF([.AO163]=&quot;&quot;;&quot;&quot;;ROUND([.AO163];0))">
            <text:p/>
          </table:table-cell>
          <table:table-cell table:style-name="ce2" table:formula="of:=IF([.AP163]=&quot;&quot;;&quot;&quot;;ROUND([.AP163];0))">
            <text:p/>
          </table:table-cell>
          <table:table-cell table:style-name="ce2" table:formula="of:=IF([.AQ163]=&quot;&quot;;&quot;&quot;;ROUND([.AQ163];0))">
            <text:p/>
          </table:table-cell>
          <table:table-cell table:style-name="ce2" table:formula="of:=IF([.AR163]=&quot;&quot;;&quot;&quot;;ROUND([.AR163];0))">
            <text:p/>
          </table:table-cell>
          <table:table-cell table:style-name="ce2" table:formula="of:=IF([.AS163]=&quot;&quot;;&quot;&quot;;ROUND([.AS163];0))">
            <text:p/>
          </table:table-cell>
          <table:table-cell table:style-name="ce2" table:formula="of:=IF([.AT163]=&quot;&quot;;&quot;&quot;;ROUND([.AT163];0))">
            <text:p/>
          </table:table-cell>
          <table:table-cell table:style-name="ce2" table:formula="of:=IF([.AU163]=&quot;&quot;;&quot;&quot;;ROUND([.AU163];0))">
            <text:p/>
          </table:table-cell>
          <table:table-cell table:style-name="ce2" table:formula="of:=IF([.AV163]=&quot;&quot;;&quot;&quot;;ROUND([.AV163];0))">
            <text:p/>
          </table:table-cell>
          <table:table-cell table:style-name="ce2" table:formula="of:=IF([.AW163]=&quot;&quot;;&quot;&quot;;ROUND([.AW163];0))">
            <text:p/>
          </table:table-cell>
          <table:table-cell table:style-name="ce2" table:formula="of:=IF([.AX163]=&quot;&quot;;&quot;&quot;;ROUND([.AX163];0))">
            <text:p/>
          </table:table-cell>
          <table:table-cell table:style-name="ce2" table:formula="of:=IF([.AY163]=&quot;&quot;;&quot;&quot;;ROUND([.AY163];0))">
            <text:p/>
          </table:table-cell>
          <table:table-cell table:style-name="ce2" table:formula="of:=IF([.AZ163]=&quot;&quot;;&quot;&quot;;ROUND([.AZ163];0))">
            <text:p/>
          </table:table-cell>
          <table:table-cell table:style-name="ce2" table:formula="of:=IF([.BA163]=&quot;&quot;;&quot;&quot;;ROUND([.BA163];0))">
            <text:p/>
          </table:table-cell>
          <table:table-cell table:style-name="ce2" table:formula="of:=IF([.BB163]=&quot;&quot;;&quot;&quot;;ROUND([.BB163];0))">
            <text:p/>
          </table:table-cell>
          <table:table-cell table:style-name="ce2" table:formula="of:=IF([.BC163]=&quot;&quot;;&quot;&quot;;ROUND([.BC163];0))">
            <text:p/>
          </table:table-cell>
          <table:table-cell table:style-name="ce2" table:formula="of:=IF([.BD163]=&quot;&quot;;&quot;&quot;;ROUND([.BD163];0))">
            <text:p/>
          </table:table-cell>
          <table:table-cell table:style-name="ce2" table:formula="of:=IF([.BE163]=&quot;&quot;;&quot;&quot;;ROUND([.BE163];0))">
            <text:p/>
          </table:table-cell>
          <table:table-cell table:style-name="ce2" table:formula="of:=IF([.BF163]=&quot;&quot;;&quot;&quot;;ROUND([.BF163];0))">
            <text:p/>
          </table:table-cell>
          <table:table-cell table:style-name="ce2" table:formula="of:=IF([.BG163]=&quot;&quot;;&quot;&quot;;ROUND([.BG163];0))">
            <text:p/>
          </table:table-cell>
          <table:table-cell table:style-name="ce2" table:formula="of:=IF([.BH163]=&quot;&quot;;&quot;&quot;;ROUND([.BH163];0))">
            <text:p/>
          </table:table-cell>
          <table:table-cell table:style-name="ce2" table:formula="of:=IF([.BI163]=&quot;&quot;;&quot;&quot;;ROUND([.BI163];0))">
            <text:p/>
          </table:table-cell>
          <table:table-cell table:style-name="ce2" table:formula="of:=IF([.BJ163]=&quot;&quot;;&quot;&quot;;ROUND([.BJ163];0))">
            <text:p/>
          </table:table-cell>
          <table:table-cell table:style-name="ce2" table:formula="of:=IF([.BK163]=&quot;&quot;;&quot;&quot;;ROUND([.BK163];0))">
            <text:p/>
          </table:table-cell>
          <table:table-cell table:style-name="ce2" table:formula="of:=IF([.BL163]=&quot;&quot;;&quot;&quot;;ROUND([.BL163];0))">
            <text:p/>
          </table:table-cell>
          <table:table-cell table:style-name="ce2" table:formula="of:=IF([.BM163]=&quot;&quot;;&quot;&quot;;ROUND([.BM163];0))">
            <text:p/>
          </table:table-cell>
          <table:table-cell table:style-name="ce2" table:formula="of:=IF([.BN163]=&quot;&quot;;&quot;&quot;;ROUND([.BN163];0))">
            <text:p/>
          </table:table-cell>
          <table:table-cell table:style-name="ce2" table:formula="of:=IF([.BO163]=&quot;&quot;;&quot;&quot;;ROUND([.BO163];0))">
            <text:p/>
          </table:table-cell>
          <table:table-cell table:style-name="ce2" table:formula="of:=IF([.BP163]=&quot;&quot;;&quot;&quot;;ROUND([.BP163];0))">
            <text:p/>
          </table:table-cell>
          <table:table-cell table:style-name="ce2" table:formula="of:=IF([.BQ163]=&quot;&quot;;&quot;&quot;;ROUND([.BQ163];0))">
            <text:p/>
          </table:table-cell>
          <table:table-cell table:style-name="ce2" table:formula="of:=IF([.BR163]=&quot;&quot;;&quot;&quot;;ROUND([.BR163];0))">
            <text:p/>
          </table:table-cell>
          <table:table-cell table:style-name="ce2" table:formula="of:=IF([.BS163]=&quot;&quot;;&quot;&quot;;ROUND([.BS163];0))">
            <text:p/>
          </table:table-cell>
          <table:table-cell table:style-name="ce2" table:formula="of:=IF([.BT163]=&quot;&quot;;&quot;&quot;;ROUND([.BT163];0))">
            <text:p/>
          </table:table-cell>
          <table:table-cell table:style-name="ce2" table:formula="of:=IF([.BU163]=&quot;&quot;;&quot;&quot;;ROUND([.BU163];0))">
            <text:p/>
          </table:table-cell>
          <table:table-cell table:style-name="ce2" table:formula="of:=IF([.BV163]=&quot;&quot;;&quot;&quot;;ROUND([.BV163];0))">
            <text:p/>
          </table:table-cell>
          <table:table-cell table:style-name="ce2" table:formula="of:=IF([.BW163]=&quot;&quot;;&quot;&quot;;ROUND([.BW163];0))">
            <text:p/>
          </table:table-cell>
          <table:table-cell table:style-name="ce2" table:formula="of:=IF([.BX163]=&quot;&quot;;&quot;&quot;;ROUND([.BX163];0))">
            <text:p/>
          </table:table-cell>
          <table:table-cell table:style-name="ce2" table:formula="of:=IF([.BY163]=&quot;&quot;;&quot;&quot;;ROUND([.BY163];0))">
            <text:p/>
          </table:table-cell>
          <table:table-cell table:style-name="ce2" table:formula="of:=IF([.BZ163]=&quot;&quot;;&quot;&quot;;ROUND([.BZ163];0))">
            <text:p/>
          </table:table-cell>
          <table:table-cell table:style-name="ce2" table:formula="of:=IF([.CA163]=&quot;&quot;;&quot;&quot;;ROUND([.CA163];0))">
            <text:p/>
          </table:table-cell>
          <table:table-cell table:style-name="ce2" table:formula="of:=IF([.CB163]=&quot;&quot;;&quot;&quot;;ROUND([.CB163];0))">
            <text:p/>
          </table:table-cell>
          <table:table-cell table:style-name="ce2" table:formula="of:=IF([.CC163]=&quot;&quot;;&quot;&quot;;ROUND([.CC163];0))">
            <text:p/>
          </table:table-cell>
          <table:table-cell table:style-name="ce2" table:formula="of:=IF([.CD163]=&quot;&quot;;&quot;&quot;;ROUND([.CD163];0))">
            <text:p/>
          </table:table-cell>
          <table:table-cell table:style-name="ce2" table:formula="of:=IF([.CE163]=&quot;&quot;;&quot;&quot;;ROUND([.CE163];0))">
            <text:p/>
          </table:table-cell>
          <table:table-cell table:style-name="ce2" table:formula="of:=IF([.CF163]=&quot;&quot;;&quot;&quot;;ROUND([.CF163];0))">
            <text:p/>
          </table:table-cell>
          <table:table-cell table:style-name="ce2" table:formula="of:=IF([.CG163]=&quot;&quot;;&quot;&quot;;ROUND([.CG163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4]&amp;&quot;_&quot;&amp;[.A44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4]=&quot;&quot;;&quot;&quot;;ROUND([.D164];0))" office:value-type="float" office:value="304">
            <text:p>304</text:p>
          </table:table-cell>
          <table:table-cell table:style-name="ce2" table:formula="of:=IF([.E164]=&quot;&quot;;&quot;&quot;;ROUND([.E164];0))" office:value-type="float" office:value="272">
            <text:p>272</text:p>
          </table:table-cell>
          <table:table-cell table:style-name="ce2" table:formula="of:=IF([.F164]=&quot;&quot;;&quot;&quot;;ROUND([.F164];0))">
            <text:p/>
          </table:table-cell>
          <table:table-cell table:style-name="ce2" table:formula="of:=IF([.G164]=&quot;&quot;;&quot;&quot;;ROUND([.G164];0))">
            <text:p/>
          </table:table-cell>
          <table:table-cell table:style-name="ce2" table:formula="of:=IF([.H164]=&quot;&quot;;&quot;&quot;;ROUND([.H164];0))">
            <text:p/>
          </table:table-cell>
          <table:table-cell table:style-name="ce2" table:formula="of:=IF([.I164]=&quot;&quot;;&quot;&quot;;ROUND([.I164];0))">
            <text:p/>
          </table:table-cell>
          <table:table-cell table:style-name="ce2" table:formula="of:=IF([.J164]=&quot;&quot;;&quot;&quot;;ROUND([.J164];0))">
            <text:p/>
          </table:table-cell>
          <table:table-cell table:style-name="ce2" table:formula="of:=IF([.K164]=&quot;&quot;;&quot;&quot;;ROUND([.K164];0))">
            <text:p/>
          </table:table-cell>
          <table:table-cell table:style-name="ce2" table:formula="of:=IF([.L164]=&quot;&quot;;&quot;&quot;;ROUND([.L164];0))">
            <text:p/>
          </table:table-cell>
          <table:table-cell table:style-name="ce2" table:formula="of:=IF([.M164]=&quot;&quot;;&quot;&quot;;ROUND([.M164];0))">
            <text:p/>
          </table:table-cell>
          <table:table-cell table:style-name="ce2" table:formula="of:=IF([.N164]=&quot;&quot;;&quot;&quot;;ROUND([.N164];0))">
            <text:p/>
          </table:table-cell>
          <table:table-cell table:style-name="ce2" table:formula="of:=IF([.O164]=&quot;&quot;;&quot;&quot;;ROUND([.O164];0))">
            <text:p/>
          </table:table-cell>
          <table:table-cell table:style-name="ce2" table:formula="of:=IF([.P164]=&quot;&quot;;&quot;&quot;;ROUND([.P164];0))">
            <text:p/>
          </table:table-cell>
          <table:table-cell table:style-name="ce2" table:formula="of:=IF([.Q164]=&quot;&quot;;&quot;&quot;;ROUND([.Q164];0))">
            <text:p/>
          </table:table-cell>
          <table:table-cell table:style-name="ce2" table:formula="of:=IF([.R164]=&quot;&quot;;&quot;&quot;;ROUND([.R164];0))">
            <text:p/>
          </table:table-cell>
          <table:table-cell table:style-name="ce2" table:formula="of:=IF([.S164]=&quot;&quot;;&quot;&quot;;ROUND([.S164];0))">
            <text:p/>
          </table:table-cell>
          <table:table-cell table:style-name="ce2" table:formula="of:=IF([.T164]=&quot;&quot;;&quot;&quot;;ROUND([.T164];0))">
            <text:p/>
          </table:table-cell>
          <table:table-cell table:style-name="ce2" table:formula="of:=IF([.U164]=&quot;&quot;;&quot;&quot;;ROUND([.U164];0))">
            <text:p/>
          </table:table-cell>
          <table:table-cell table:style-name="ce2" table:formula="of:=IF([.V164]=&quot;&quot;;&quot;&quot;;ROUND([.V164];0))">
            <text:p/>
          </table:table-cell>
          <table:table-cell table:style-name="ce2" table:formula="of:=IF([.W164]=&quot;&quot;;&quot;&quot;;ROUND([.W164];0))">
            <text:p/>
          </table:table-cell>
          <table:table-cell table:style-name="ce2" table:formula="of:=IF([.X164]=&quot;&quot;;&quot;&quot;;ROUND([.X164];0))">
            <text:p/>
          </table:table-cell>
          <table:table-cell table:style-name="ce2" table:formula="of:=IF([.Y164]=&quot;&quot;;&quot;&quot;;ROUND([.Y164];0))">
            <text:p/>
          </table:table-cell>
          <table:table-cell table:style-name="ce2" table:formula="of:=IF([.Z164]=&quot;&quot;;&quot;&quot;;ROUND([.Z164];0))">
            <text:p/>
          </table:table-cell>
          <table:table-cell table:style-name="ce2" table:formula="of:=IF([.AA164]=&quot;&quot;;&quot;&quot;;ROUND([.AA164];0))">
            <text:p/>
          </table:table-cell>
          <table:table-cell table:style-name="ce2" table:formula="of:=IF([.AB164]=&quot;&quot;;&quot;&quot;;ROUND([.AB164];0))">
            <text:p/>
          </table:table-cell>
          <table:table-cell table:style-name="ce2" table:formula="of:=IF([.AC164]=&quot;&quot;;&quot;&quot;;ROUND([.AC164];0))">
            <text:p/>
          </table:table-cell>
          <table:table-cell table:style-name="ce2" table:formula="of:=IF([.AD164]=&quot;&quot;;&quot;&quot;;ROUND([.AD164];0))">
            <text:p/>
          </table:table-cell>
          <table:table-cell table:style-name="ce2" table:formula="of:=IF([.AE164]=&quot;&quot;;&quot;&quot;;ROUND([.AE164];0))">
            <text:p/>
          </table:table-cell>
          <table:table-cell table:style-name="ce2" table:formula="of:=IF([.AF164]=&quot;&quot;;&quot;&quot;;ROUND([.AF164];0))">
            <text:p/>
          </table:table-cell>
          <table:table-cell table:style-name="ce2" table:formula="of:=IF([.AG164]=&quot;&quot;;&quot;&quot;;ROUND([.AG164];0))">
            <text:p/>
          </table:table-cell>
          <table:table-cell table:style-name="ce2" table:formula="of:=IF([.AH164]=&quot;&quot;;&quot;&quot;;ROUND([.AH164];0))">
            <text:p/>
          </table:table-cell>
          <table:table-cell table:style-name="ce2" table:formula="of:=IF([.AI164]=&quot;&quot;;&quot;&quot;;ROUND([.AI164];0))">
            <text:p/>
          </table:table-cell>
          <table:table-cell table:style-name="ce2" table:formula="of:=IF([.AJ164]=&quot;&quot;;&quot;&quot;;ROUND([.AJ164];0))">
            <text:p/>
          </table:table-cell>
          <table:table-cell table:style-name="ce2" table:formula="of:=IF([.AK164]=&quot;&quot;;&quot;&quot;;ROUND([.AK164];0))">
            <text:p/>
          </table:table-cell>
          <table:table-cell table:style-name="ce2" table:formula="of:=IF([.AL164]=&quot;&quot;;&quot;&quot;;ROUND([.AL164];0))">
            <text:p/>
          </table:table-cell>
          <table:table-cell table:style-name="ce2" table:formula="of:=IF([.AM164]=&quot;&quot;;&quot;&quot;;ROUND([.AM164];0))">
            <text:p/>
          </table:table-cell>
          <table:table-cell table:style-name="ce2" table:formula="of:=IF([.AN164]=&quot;&quot;;&quot;&quot;;ROUND([.AN164];0))">
            <text:p/>
          </table:table-cell>
          <table:table-cell table:style-name="ce2" table:formula="of:=IF([.AO164]=&quot;&quot;;&quot;&quot;;ROUND([.AO164];0))">
            <text:p/>
          </table:table-cell>
          <table:table-cell table:style-name="ce2" table:formula="of:=IF([.AP164]=&quot;&quot;;&quot;&quot;;ROUND([.AP164];0))">
            <text:p/>
          </table:table-cell>
          <table:table-cell table:style-name="ce2" table:formula="of:=IF([.AQ164]=&quot;&quot;;&quot;&quot;;ROUND([.AQ164];0))">
            <text:p/>
          </table:table-cell>
          <table:table-cell table:style-name="ce2" table:formula="of:=IF([.AR164]=&quot;&quot;;&quot;&quot;;ROUND([.AR164];0))">
            <text:p/>
          </table:table-cell>
          <table:table-cell table:style-name="ce2" table:formula="of:=IF([.AS164]=&quot;&quot;;&quot;&quot;;ROUND([.AS164];0))">
            <text:p/>
          </table:table-cell>
          <table:table-cell table:style-name="ce2" table:formula="of:=IF([.AT164]=&quot;&quot;;&quot;&quot;;ROUND([.AT164];0))">
            <text:p/>
          </table:table-cell>
          <table:table-cell table:style-name="ce2" table:formula="of:=IF([.AU164]=&quot;&quot;;&quot;&quot;;ROUND([.AU164];0))">
            <text:p/>
          </table:table-cell>
          <table:table-cell table:style-name="ce2" table:formula="of:=IF([.AV164]=&quot;&quot;;&quot;&quot;;ROUND([.AV164];0))">
            <text:p/>
          </table:table-cell>
          <table:table-cell table:style-name="ce2" table:formula="of:=IF([.AW164]=&quot;&quot;;&quot;&quot;;ROUND([.AW164];0))">
            <text:p/>
          </table:table-cell>
          <table:table-cell table:style-name="ce2" table:formula="of:=IF([.AX164]=&quot;&quot;;&quot;&quot;;ROUND([.AX164];0))">
            <text:p/>
          </table:table-cell>
          <table:table-cell table:style-name="ce2" table:formula="of:=IF([.AY164]=&quot;&quot;;&quot;&quot;;ROUND([.AY164];0))">
            <text:p/>
          </table:table-cell>
          <table:table-cell table:style-name="ce2" table:formula="of:=IF([.AZ164]=&quot;&quot;;&quot;&quot;;ROUND([.AZ164];0))">
            <text:p/>
          </table:table-cell>
          <table:table-cell table:style-name="ce2" table:formula="of:=IF([.BA164]=&quot;&quot;;&quot;&quot;;ROUND([.BA164];0))">
            <text:p/>
          </table:table-cell>
          <table:table-cell table:style-name="ce2" table:formula="of:=IF([.BB164]=&quot;&quot;;&quot;&quot;;ROUND([.BB164];0))">
            <text:p/>
          </table:table-cell>
          <table:table-cell table:style-name="ce2" table:formula="of:=IF([.BC164]=&quot;&quot;;&quot;&quot;;ROUND([.BC164];0))">
            <text:p/>
          </table:table-cell>
          <table:table-cell table:style-name="ce2" table:formula="of:=IF([.BD164]=&quot;&quot;;&quot;&quot;;ROUND([.BD164];0))">
            <text:p/>
          </table:table-cell>
          <table:table-cell table:style-name="ce2" table:formula="of:=IF([.BE164]=&quot;&quot;;&quot;&quot;;ROUND([.BE164];0))">
            <text:p/>
          </table:table-cell>
          <table:table-cell table:style-name="ce2" table:formula="of:=IF([.BF164]=&quot;&quot;;&quot;&quot;;ROUND([.BF164];0))">
            <text:p/>
          </table:table-cell>
          <table:table-cell table:style-name="ce2" table:formula="of:=IF([.BG164]=&quot;&quot;;&quot;&quot;;ROUND([.BG164];0))">
            <text:p/>
          </table:table-cell>
          <table:table-cell table:style-name="ce2" table:formula="of:=IF([.BH164]=&quot;&quot;;&quot;&quot;;ROUND([.BH164];0))">
            <text:p/>
          </table:table-cell>
          <table:table-cell table:style-name="ce2" table:formula="of:=IF([.BI164]=&quot;&quot;;&quot;&quot;;ROUND([.BI164];0))">
            <text:p/>
          </table:table-cell>
          <table:table-cell table:style-name="ce2" table:formula="of:=IF([.BJ164]=&quot;&quot;;&quot;&quot;;ROUND([.BJ164];0))">
            <text:p/>
          </table:table-cell>
          <table:table-cell table:style-name="ce2" table:formula="of:=IF([.BK164]=&quot;&quot;;&quot;&quot;;ROUND([.BK164];0))">
            <text:p/>
          </table:table-cell>
          <table:table-cell table:style-name="ce2" table:formula="of:=IF([.BL164]=&quot;&quot;;&quot;&quot;;ROUND([.BL164];0))">
            <text:p/>
          </table:table-cell>
          <table:table-cell table:style-name="ce2" table:formula="of:=IF([.BM164]=&quot;&quot;;&quot;&quot;;ROUND([.BM164];0))">
            <text:p/>
          </table:table-cell>
          <table:table-cell table:style-name="ce2" table:formula="of:=IF([.BN164]=&quot;&quot;;&quot;&quot;;ROUND([.BN164];0))">
            <text:p/>
          </table:table-cell>
          <table:table-cell table:style-name="ce2" table:formula="of:=IF([.BO164]=&quot;&quot;;&quot;&quot;;ROUND([.BO164];0))">
            <text:p/>
          </table:table-cell>
          <table:table-cell table:style-name="ce2" table:formula="of:=IF([.BP164]=&quot;&quot;;&quot;&quot;;ROUND([.BP164];0))">
            <text:p/>
          </table:table-cell>
          <table:table-cell table:style-name="ce2" table:formula="of:=IF([.BQ164]=&quot;&quot;;&quot;&quot;;ROUND([.BQ164];0))">
            <text:p/>
          </table:table-cell>
          <table:table-cell table:style-name="ce2" table:formula="of:=IF([.BR164]=&quot;&quot;;&quot;&quot;;ROUND([.BR164];0))">
            <text:p/>
          </table:table-cell>
          <table:table-cell table:style-name="ce2" table:formula="of:=IF([.BS164]=&quot;&quot;;&quot;&quot;;ROUND([.BS164];0))">
            <text:p/>
          </table:table-cell>
          <table:table-cell table:style-name="ce2" table:formula="of:=IF([.BT164]=&quot;&quot;;&quot;&quot;;ROUND([.BT164];0))">
            <text:p/>
          </table:table-cell>
          <table:table-cell table:style-name="ce2" table:formula="of:=IF([.BU164]=&quot;&quot;;&quot;&quot;;ROUND([.BU164];0))">
            <text:p/>
          </table:table-cell>
          <table:table-cell table:style-name="ce2" table:formula="of:=IF([.BV164]=&quot;&quot;;&quot;&quot;;ROUND([.BV164];0))">
            <text:p/>
          </table:table-cell>
          <table:table-cell table:style-name="ce2" table:formula="of:=IF([.BW164]=&quot;&quot;;&quot;&quot;;ROUND([.BW164];0))">
            <text:p/>
          </table:table-cell>
          <table:table-cell table:style-name="ce2" table:formula="of:=IF([.BX164]=&quot;&quot;;&quot;&quot;;ROUND([.BX164];0))">
            <text:p/>
          </table:table-cell>
          <table:table-cell table:style-name="ce2" table:formula="of:=IF([.BY164]=&quot;&quot;;&quot;&quot;;ROUND([.BY164];0))">
            <text:p/>
          </table:table-cell>
          <table:table-cell table:style-name="ce2" table:formula="of:=IF([.BZ164]=&quot;&quot;;&quot;&quot;;ROUND([.BZ164];0))">
            <text:p/>
          </table:table-cell>
          <table:table-cell table:style-name="ce2" table:formula="of:=IF([.CA164]=&quot;&quot;;&quot;&quot;;ROUND([.CA164];0))">
            <text:p/>
          </table:table-cell>
          <table:table-cell table:style-name="ce2" table:formula="of:=IF([.CB164]=&quot;&quot;;&quot;&quot;;ROUND([.CB164];0))">
            <text:p/>
          </table:table-cell>
          <table:table-cell table:style-name="ce2" table:formula="of:=IF([.CC164]=&quot;&quot;;&quot;&quot;;ROUND([.CC164];0))">
            <text:p/>
          </table:table-cell>
          <table:table-cell table:style-name="ce2" table:formula="of:=IF([.CD164]=&quot;&quot;;&quot;&quot;;ROUND([.CD164];0))">
            <text:p/>
          </table:table-cell>
          <table:table-cell table:style-name="ce2" table:formula="of:=IF([.CE164]=&quot;&quot;;&quot;&quot;;ROUND([.CE164];0))">
            <text:p/>
          </table:table-cell>
          <table:table-cell table:style-name="ce2" table:formula="of:=IF([.CF164]=&quot;&quot;;&quot;&quot;;ROUND([.CF164];0))">
            <text:p/>
          </table:table-cell>
          <table:table-cell table:style-name="ce2" table:formula="of:=IF([.CG164]=&quot;&quot;;&quot;&quot;;ROUND([.CG164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5]&amp;&quot;_&quot;&amp;[.A45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5]=&quot;&quot;;&quot;&quot;;ROUND([.D165];0))" office:value-type="float" office:value="650">
            <text:p>650</text:p>
          </table:table-cell>
          <table:table-cell table:style-name="ce2" table:formula="of:=IF([.E165]=&quot;&quot;;&quot;&quot;;ROUND([.E165];0))" office:value-type="float" office:value="239">
            <text:p>239</text:p>
          </table:table-cell>
          <table:table-cell table:style-name="ce2" table:formula="of:=IF([.F165]=&quot;&quot;;&quot;&quot;;ROUND([.F165];0))" office:value-type="float" office:value="651">
            <text:p>651</text:p>
          </table:table-cell>
          <table:table-cell table:style-name="ce2" table:formula="of:=IF([.G165]=&quot;&quot;;&quot;&quot;;ROUND([.G165];0))" office:value-type="float" office:value="338">
            <text:p>338</text:p>
          </table:table-cell>
          <table:table-cell table:style-name="ce2" table:formula="of:=IF([.H165]=&quot;&quot;;&quot;&quot;;ROUND([.H165];0))" office:value-type="float" office:value="669">
            <text:p>669</text:p>
          </table:table-cell>
          <table:table-cell table:style-name="ce2" table:formula="of:=IF([.I165]=&quot;&quot;;&quot;&quot;;ROUND([.I165];0))" office:value-type="float" office:value="338">
            <text:p>338</text:p>
          </table:table-cell>
          <table:table-cell table:style-name="ce2" table:formula="of:=IF([.J165]=&quot;&quot;;&quot;&quot;;ROUND([.J165];0))" office:value-type="float" office:value="669">
            <text:p>669</text:p>
          </table:table-cell>
          <table:table-cell table:style-name="ce2" table:formula="of:=IF([.K165]=&quot;&quot;;&quot;&quot;;ROUND([.K165];0))" office:value-type="float" office:value="235">
            <text:p>235</text:p>
          </table:table-cell>
          <table:table-cell table:style-name="ce2" table:formula="of:=IF([.L165]=&quot;&quot;;&quot;&quot;;ROUND([.L165];0))">
            <text:p/>
          </table:table-cell>
          <table:table-cell table:style-name="ce2" table:formula="of:=IF([.M165]=&quot;&quot;;&quot;&quot;;ROUND([.M165];0))">
            <text:p/>
          </table:table-cell>
          <table:table-cell table:style-name="ce2" table:formula="of:=IF([.N165]=&quot;&quot;;&quot;&quot;;ROUND([.N165];0))">
            <text:p/>
          </table:table-cell>
          <table:table-cell table:style-name="ce2" table:formula="of:=IF([.O165]=&quot;&quot;;&quot;&quot;;ROUND([.O165];0))">
            <text:p/>
          </table:table-cell>
          <table:table-cell table:style-name="ce2" table:formula="of:=IF([.P165]=&quot;&quot;;&quot;&quot;;ROUND([.P165];0))">
            <text:p/>
          </table:table-cell>
          <table:table-cell table:style-name="ce2" table:formula="of:=IF([.Q165]=&quot;&quot;;&quot;&quot;;ROUND([.Q165];0))">
            <text:p/>
          </table:table-cell>
          <table:table-cell table:style-name="ce2" table:formula="of:=IF([.R165]=&quot;&quot;;&quot;&quot;;ROUND([.R165];0))">
            <text:p/>
          </table:table-cell>
          <table:table-cell table:style-name="ce2" table:formula="of:=IF([.S165]=&quot;&quot;;&quot;&quot;;ROUND([.S165];0))">
            <text:p/>
          </table:table-cell>
          <table:table-cell table:style-name="ce2" table:formula="of:=IF([.T165]=&quot;&quot;;&quot;&quot;;ROUND([.T165];0))">
            <text:p/>
          </table:table-cell>
          <table:table-cell table:style-name="ce2" table:formula="of:=IF([.U165]=&quot;&quot;;&quot;&quot;;ROUND([.U165];0))">
            <text:p/>
          </table:table-cell>
          <table:table-cell table:style-name="ce2" table:formula="of:=IF([.V165]=&quot;&quot;;&quot;&quot;;ROUND([.V165];0))">
            <text:p/>
          </table:table-cell>
          <table:table-cell table:style-name="ce2" table:formula="of:=IF([.W165]=&quot;&quot;;&quot;&quot;;ROUND([.W165];0))">
            <text:p/>
          </table:table-cell>
          <table:table-cell table:style-name="ce2" table:formula="of:=IF([.X165]=&quot;&quot;;&quot;&quot;;ROUND([.X165];0))">
            <text:p/>
          </table:table-cell>
          <table:table-cell table:style-name="ce2" table:formula="of:=IF([.Y165]=&quot;&quot;;&quot;&quot;;ROUND([.Y165];0))">
            <text:p/>
          </table:table-cell>
          <table:table-cell table:style-name="ce2" table:formula="of:=IF([.Z165]=&quot;&quot;;&quot;&quot;;ROUND([.Z165];0))">
            <text:p/>
          </table:table-cell>
          <table:table-cell table:style-name="ce2" table:formula="of:=IF([.AA165]=&quot;&quot;;&quot;&quot;;ROUND([.AA165];0))">
            <text:p/>
          </table:table-cell>
          <table:table-cell table:style-name="ce2" table:formula="of:=IF([.AB165]=&quot;&quot;;&quot;&quot;;ROUND([.AB165];0))">
            <text:p/>
          </table:table-cell>
          <table:table-cell table:style-name="ce2" table:formula="of:=IF([.AC165]=&quot;&quot;;&quot;&quot;;ROUND([.AC165];0))">
            <text:p/>
          </table:table-cell>
          <table:table-cell table:style-name="ce2" table:formula="of:=IF([.AD165]=&quot;&quot;;&quot;&quot;;ROUND([.AD165];0))">
            <text:p/>
          </table:table-cell>
          <table:table-cell table:style-name="ce2" table:formula="of:=IF([.AE165]=&quot;&quot;;&quot;&quot;;ROUND([.AE165];0))">
            <text:p/>
          </table:table-cell>
          <table:table-cell table:style-name="ce2" table:formula="of:=IF([.AF165]=&quot;&quot;;&quot;&quot;;ROUND([.AF165];0))">
            <text:p/>
          </table:table-cell>
          <table:table-cell table:style-name="ce2" table:formula="of:=IF([.AG165]=&quot;&quot;;&quot;&quot;;ROUND([.AG165];0))">
            <text:p/>
          </table:table-cell>
          <table:table-cell table:style-name="ce2" table:formula="of:=IF([.AH165]=&quot;&quot;;&quot;&quot;;ROUND([.AH165];0))">
            <text:p/>
          </table:table-cell>
          <table:table-cell table:style-name="ce2" table:formula="of:=IF([.AI165]=&quot;&quot;;&quot;&quot;;ROUND([.AI165];0))">
            <text:p/>
          </table:table-cell>
          <table:table-cell table:style-name="ce2" table:formula="of:=IF([.AJ165]=&quot;&quot;;&quot;&quot;;ROUND([.AJ165];0))">
            <text:p/>
          </table:table-cell>
          <table:table-cell table:style-name="ce2" table:formula="of:=IF([.AK165]=&quot;&quot;;&quot;&quot;;ROUND([.AK165];0))">
            <text:p/>
          </table:table-cell>
          <table:table-cell table:style-name="ce2" table:formula="of:=IF([.AL165]=&quot;&quot;;&quot;&quot;;ROUND([.AL165];0))">
            <text:p/>
          </table:table-cell>
          <table:table-cell table:style-name="ce2" table:formula="of:=IF([.AM165]=&quot;&quot;;&quot;&quot;;ROUND([.AM165];0))">
            <text:p/>
          </table:table-cell>
          <table:table-cell table:style-name="ce2" table:formula="of:=IF([.AN165]=&quot;&quot;;&quot;&quot;;ROUND([.AN165];0))">
            <text:p/>
          </table:table-cell>
          <table:table-cell table:style-name="ce2" table:formula="of:=IF([.AO165]=&quot;&quot;;&quot;&quot;;ROUND([.AO165];0))">
            <text:p/>
          </table:table-cell>
          <table:table-cell table:style-name="ce2" table:formula="of:=IF([.AP165]=&quot;&quot;;&quot;&quot;;ROUND([.AP165];0))">
            <text:p/>
          </table:table-cell>
          <table:table-cell table:style-name="ce2" table:formula="of:=IF([.AQ165]=&quot;&quot;;&quot;&quot;;ROUND([.AQ165];0))">
            <text:p/>
          </table:table-cell>
          <table:table-cell table:style-name="ce2" table:formula="of:=IF([.AR165]=&quot;&quot;;&quot;&quot;;ROUND([.AR165];0))">
            <text:p/>
          </table:table-cell>
          <table:table-cell table:style-name="ce2" table:formula="of:=IF([.AS165]=&quot;&quot;;&quot;&quot;;ROUND([.AS165];0))">
            <text:p/>
          </table:table-cell>
          <table:table-cell table:style-name="ce2" table:formula="of:=IF([.AT165]=&quot;&quot;;&quot;&quot;;ROUND([.AT165];0))">
            <text:p/>
          </table:table-cell>
          <table:table-cell table:style-name="ce2" table:formula="of:=IF([.AU165]=&quot;&quot;;&quot;&quot;;ROUND([.AU165];0))">
            <text:p/>
          </table:table-cell>
          <table:table-cell table:style-name="ce2" table:formula="of:=IF([.AV165]=&quot;&quot;;&quot;&quot;;ROUND([.AV165];0))">
            <text:p/>
          </table:table-cell>
          <table:table-cell table:style-name="ce2" table:formula="of:=IF([.AW165]=&quot;&quot;;&quot;&quot;;ROUND([.AW165];0))">
            <text:p/>
          </table:table-cell>
          <table:table-cell table:style-name="ce2" table:formula="of:=IF([.AX165]=&quot;&quot;;&quot;&quot;;ROUND([.AX165];0))">
            <text:p/>
          </table:table-cell>
          <table:table-cell table:style-name="ce2" table:formula="of:=IF([.AY165]=&quot;&quot;;&quot;&quot;;ROUND([.AY165];0))">
            <text:p/>
          </table:table-cell>
          <table:table-cell table:style-name="ce2" table:formula="of:=IF([.AZ165]=&quot;&quot;;&quot;&quot;;ROUND([.AZ165];0))">
            <text:p/>
          </table:table-cell>
          <table:table-cell table:style-name="ce2" table:formula="of:=IF([.BA165]=&quot;&quot;;&quot;&quot;;ROUND([.BA165];0))">
            <text:p/>
          </table:table-cell>
          <table:table-cell table:style-name="ce2" table:formula="of:=IF([.BB165]=&quot;&quot;;&quot;&quot;;ROUND([.BB165];0))">
            <text:p/>
          </table:table-cell>
          <table:table-cell table:style-name="ce2" table:formula="of:=IF([.BC165]=&quot;&quot;;&quot;&quot;;ROUND([.BC165];0))">
            <text:p/>
          </table:table-cell>
          <table:table-cell table:style-name="ce2" table:formula="of:=IF([.BD165]=&quot;&quot;;&quot;&quot;;ROUND([.BD165];0))">
            <text:p/>
          </table:table-cell>
          <table:table-cell table:style-name="ce2" table:formula="of:=IF([.BE165]=&quot;&quot;;&quot;&quot;;ROUND([.BE165];0))">
            <text:p/>
          </table:table-cell>
          <table:table-cell table:style-name="ce2" table:formula="of:=IF([.BF165]=&quot;&quot;;&quot;&quot;;ROUND([.BF165];0))">
            <text:p/>
          </table:table-cell>
          <table:table-cell table:style-name="ce2" table:formula="of:=IF([.BG165]=&quot;&quot;;&quot;&quot;;ROUND([.BG165];0))">
            <text:p/>
          </table:table-cell>
          <table:table-cell table:style-name="ce2" table:formula="of:=IF([.BH165]=&quot;&quot;;&quot;&quot;;ROUND([.BH165];0))">
            <text:p/>
          </table:table-cell>
          <table:table-cell table:style-name="ce2" table:formula="of:=IF([.BI165]=&quot;&quot;;&quot;&quot;;ROUND([.BI165];0))">
            <text:p/>
          </table:table-cell>
          <table:table-cell table:style-name="ce2" table:formula="of:=IF([.BJ165]=&quot;&quot;;&quot;&quot;;ROUND([.BJ165];0))">
            <text:p/>
          </table:table-cell>
          <table:table-cell table:style-name="ce2" table:formula="of:=IF([.BK165]=&quot;&quot;;&quot;&quot;;ROUND([.BK165];0))">
            <text:p/>
          </table:table-cell>
          <table:table-cell table:style-name="ce2" table:formula="of:=IF([.BL165]=&quot;&quot;;&quot;&quot;;ROUND([.BL165];0))">
            <text:p/>
          </table:table-cell>
          <table:table-cell table:style-name="ce2" table:formula="of:=IF([.BM165]=&quot;&quot;;&quot;&quot;;ROUND([.BM165];0))">
            <text:p/>
          </table:table-cell>
          <table:table-cell table:style-name="ce2" table:formula="of:=IF([.BN165]=&quot;&quot;;&quot;&quot;;ROUND([.BN165];0))">
            <text:p/>
          </table:table-cell>
          <table:table-cell table:style-name="ce2" table:formula="of:=IF([.BO165]=&quot;&quot;;&quot;&quot;;ROUND([.BO165];0))">
            <text:p/>
          </table:table-cell>
          <table:table-cell table:style-name="ce2" table:formula="of:=IF([.BP165]=&quot;&quot;;&quot;&quot;;ROUND([.BP165];0))">
            <text:p/>
          </table:table-cell>
          <table:table-cell table:style-name="ce2" table:formula="of:=IF([.BQ165]=&quot;&quot;;&quot;&quot;;ROUND([.BQ165];0))">
            <text:p/>
          </table:table-cell>
          <table:table-cell table:style-name="ce2" table:formula="of:=IF([.BR165]=&quot;&quot;;&quot;&quot;;ROUND([.BR165];0))">
            <text:p/>
          </table:table-cell>
          <table:table-cell table:style-name="ce2" table:formula="of:=IF([.BS165]=&quot;&quot;;&quot;&quot;;ROUND([.BS165];0))">
            <text:p/>
          </table:table-cell>
          <table:table-cell table:style-name="ce2" table:formula="of:=IF([.BT165]=&quot;&quot;;&quot;&quot;;ROUND([.BT165];0))">
            <text:p/>
          </table:table-cell>
          <table:table-cell table:style-name="ce2" table:formula="of:=IF([.BU165]=&quot;&quot;;&quot;&quot;;ROUND([.BU165];0))">
            <text:p/>
          </table:table-cell>
          <table:table-cell table:style-name="ce2" table:formula="of:=IF([.BV165]=&quot;&quot;;&quot;&quot;;ROUND([.BV165];0))">
            <text:p/>
          </table:table-cell>
          <table:table-cell table:style-name="ce2" table:formula="of:=IF([.BW165]=&quot;&quot;;&quot;&quot;;ROUND([.BW165];0))">
            <text:p/>
          </table:table-cell>
          <table:table-cell table:style-name="ce2" table:formula="of:=IF([.BX165]=&quot;&quot;;&quot;&quot;;ROUND([.BX165];0))">
            <text:p/>
          </table:table-cell>
          <table:table-cell table:style-name="ce2" table:formula="of:=IF([.BY165]=&quot;&quot;;&quot;&quot;;ROUND([.BY165];0))">
            <text:p/>
          </table:table-cell>
          <table:table-cell table:style-name="ce2" table:formula="of:=IF([.BZ165]=&quot;&quot;;&quot;&quot;;ROUND([.BZ165];0))">
            <text:p/>
          </table:table-cell>
          <table:table-cell table:style-name="ce2" table:formula="of:=IF([.CA165]=&quot;&quot;;&quot;&quot;;ROUND([.CA165];0))">
            <text:p/>
          </table:table-cell>
          <table:table-cell table:style-name="ce2" table:formula="of:=IF([.CB165]=&quot;&quot;;&quot;&quot;;ROUND([.CB165];0))">
            <text:p/>
          </table:table-cell>
          <table:table-cell table:style-name="ce2" table:formula="of:=IF([.CC165]=&quot;&quot;;&quot;&quot;;ROUND([.CC165];0))">
            <text:p/>
          </table:table-cell>
          <table:table-cell table:style-name="ce2" table:formula="of:=IF([.CD165]=&quot;&quot;;&quot;&quot;;ROUND([.CD165];0))">
            <text:p/>
          </table:table-cell>
          <table:table-cell table:style-name="ce2" table:formula="of:=IF([.CE165]=&quot;&quot;;&quot;&quot;;ROUND([.CE165];0))">
            <text:p/>
          </table:table-cell>
          <table:table-cell table:style-name="ce2" table:formula="of:=IF([.CF165]=&quot;&quot;;&quot;&quot;;ROUND([.CF165];0))">
            <text:p/>
          </table:table-cell>
          <table:table-cell table:style-name="ce2" table:formula="of:=IF([.CG165]=&quot;&quot;;&quot;&quot;;ROUND([.CG165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6]&amp;&quot;_&quot;&amp;[.A46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6]=&quot;&quot;;&quot;&quot;;ROUND([.D166];0))" office:value-type="float" office:value="708">
            <text:p>708</text:p>
          </table:table-cell>
          <table:table-cell table:style-name="ce2" table:formula="of:=IF([.E166]=&quot;&quot;;&quot;&quot;;ROUND([.E166];0))" office:value-type="float" office:value="234">
            <text:p>234</text:p>
          </table:table-cell>
          <table:table-cell table:style-name="ce2" table:formula="of:=IF([.F166]=&quot;&quot;;&quot;&quot;;ROUND([.F166];0))" office:value-type="float" office:value="708">
            <text:p>708</text:p>
          </table:table-cell>
          <table:table-cell table:style-name="ce2" table:formula="of:=IF([.G166]=&quot;&quot;;&quot;&quot;;ROUND([.G166];0))" office:value-type="float" office:value="339">
            <text:p>339</text:p>
          </table:table-cell>
          <table:table-cell table:style-name="ce2" table:formula="of:=IF([.H166]=&quot;&quot;;&quot;&quot;;ROUND([.H166];0))" office:value-type="float" office:value="825">
            <text:p>825</text:p>
          </table:table-cell>
          <table:table-cell table:style-name="ce2" table:formula="of:=IF([.I166]=&quot;&quot;;&quot;&quot;;ROUND([.I166];0))" office:value-type="float" office:value="339">
            <text:p>339</text:p>
          </table:table-cell>
          <table:table-cell table:style-name="ce2" table:formula="of:=IF([.J166]=&quot;&quot;;&quot;&quot;;ROUND([.J166];0))" office:value-type="float" office:value="825">
            <text:p>825</text:p>
          </table:table-cell>
          <table:table-cell table:style-name="ce2" table:formula="of:=IF([.K166]=&quot;&quot;;&quot;&quot;;ROUND([.K166];0))" office:value-type="float" office:value="236">
            <text:p>236</text:p>
          </table:table-cell>
          <table:table-cell table:style-name="ce2" table:formula="of:=IF([.L166]=&quot;&quot;;&quot;&quot;;ROUND([.L166];0))">
            <text:p/>
          </table:table-cell>
          <table:table-cell table:style-name="ce2" table:formula="of:=IF([.M166]=&quot;&quot;;&quot;&quot;;ROUND([.M166];0))">
            <text:p/>
          </table:table-cell>
          <table:table-cell table:style-name="ce2" table:formula="of:=IF([.N166]=&quot;&quot;;&quot;&quot;;ROUND([.N166];0))">
            <text:p/>
          </table:table-cell>
          <table:table-cell table:style-name="ce2" table:formula="of:=IF([.O166]=&quot;&quot;;&quot;&quot;;ROUND([.O166];0))">
            <text:p/>
          </table:table-cell>
          <table:table-cell table:style-name="ce2" table:formula="of:=IF([.P166]=&quot;&quot;;&quot;&quot;;ROUND([.P166];0))">
            <text:p/>
          </table:table-cell>
          <table:table-cell table:style-name="ce2" table:formula="of:=IF([.Q166]=&quot;&quot;;&quot;&quot;;ROUND([.Q166];0))">
            <text:p/>
          </table:table-cell>
          <table:table-cell table:style-name="ce2" table:formula="of:=IF([.R166]=&quot;&quot;;&quot;&quot;;ROUND([.R166];0))">
            <text:p/>
          </table:table-cell>
          <table:table-cell table:style-name="ce2" table:formula="of:=IF([.S166]=&quot;&quot;;&quot;&quot;;ROUND([.S166];0))">
            <text:p/>
          </table:table-cell>
          <table:table-cell table:style-name="ce2" table:formula="of:=IF([.T166]=&quot;&quot;;&quot;&quot;;ROUND([.T166];0))">
            <text:p/>
          </table:table-cell>
          <table:table-cell table:style-name="ce2" table:formula="of:=IF([.U166]=&quot;&quot;;&quot;&quot;;ROUND([.U166];0))">
            <text:p/>
          </table:table-cell>
          <table:table-cell table:style-name="ce2" table:formula="of:=IF([.V166]=&quot;&quot;;&quot;&quot;;ROUND([.V166];0))">
            <text:p/>
          </table:table-cell>
          <table:table-cell table:style-name="ce2" table:formula="of:=IF([.W166]=&quot;&quot;;&quot;&quot;;ROUND([.W166];0))">
            <text:p/>
          </table:table-cell>
          <table:table-cell table:style-name="ce2" table:formula="of:=IF([.X166]=&quot;&quot;;&quot;&quot;;ROUND([.X166];0))">
            <text:p/>
          </table:table-cell>
          <table:table-cell table:style-name="ce2" table:formula="of:=IF([.Y166]=&quot;&quot;;&quot;&quot;;ROUND([.Y166];0))">
            <text:p/>
          </table:table-cell>
          <table:table-cell table:style-name="ce2" table:formula="of:=IF([.Z166]=&quot;&quot;;&quot;&quot;;ROUND([.Z166];0))">
            <text:p/>
          </table:table-cell>
          <table:table-cell table:style-name="ce2" table:formula="of:=IF([.AA166]=&quot;&quot;;&quot;&quot;;ROUND([.AA166];0))">
            <text:p/>
          </table:table-cell>
          <table:table-cell table:style-name="ce2" table:formula="of:=IF([.AB166]=&quot;&quot;;&quot;&quot;;ROUND([.AB166];0))">
            <text:p/>
          </table:table-cell>
          <table:table-cell table:style-name="ce2" table:formula="of:=IF([.AC166]=&quot;&quot;;&quot;&quot;;ROUND([.AC166];0))">
            <text:p/>
          </table:table-cell>
          <table:table-cell table:style-name="ce2" table:formula="of:=IF([.AD166]=&quot;&quot;;&quot;&quot;;ROUND([.AD166];0))">
            <text:p/>
          </table:table-cell>
          <table:table-cell table:style-name="ce2" table:formula="of:=IF([.AE166]=&quot;&quot;;&quot;&quot;;ROUND([.AE166];0))">
            <text:p/>
          </table:table-cell>
          <table:table-cell table:style-name="ce2" table:formula="of:=IF([.AF166]=&quot;&quot;;&quot;&quot;;ROUND([.AF166];0))">
            <text:p/>
          </table:table-cell>
          <table:table-cell table:style-name="ce2" table:formula="of:=IF([.AG166]=&quot;&quot;;&quot;&quot;;ROUND([.AG166];0))">
            <text:p/>
          </table:table-cell>
          <table:table-cell table:style-name="ce2" table:formula="of:=IF([.AH166]=&quot;&quot;;&quot;&quot;;ROUND([.AH166];0))">
            <text:p/>
          </table:table-cell>
          <table:table-cell table:style-name="ce2" table:formula="of:=IF([.AI166]=&quot;&quot;;&quot;&quot;;ROUND([.AI166];0))">
            <text:p/>
          </table:table-cell>
          <table:table-cell table:style-name="ce2" table:formula="of:=IF([.AJ166]=&quot;&quot;;&quot;&quot;;ROUND([.AJ166];0))">
            <text:p/>
          </table:table-cell>
          <table:table-cell table:style-name="ce2" table:formula="of:=IF([.AK166]=&quot;&quot;;&quot;&quot;;ROUND([.AK166];0))">
            <text:p/>
          </table:table-cell>
          <table:table-cell table:style-name="ce2" table:formula="of:=IF([.AL166]=&quot;&quot;;&quot;&quot;;ROUND([.AL166];0))">
            <text:p/>
          </table:table-cell>
          <table:table-cell table:style-name="ce2" table:formula="of:=IF([.AM166]=&quot;&quot;;&quot;&quot;;ROUND([.AM166];0))">
            <text:p/>
          </table:table-cell>
          <table:table-cell table:style-name="ce2" table:formula="of:=IF([.AN166]=&quot;&quot;;&quot;&quot;;ROUND([.AN166];0))">
            <text:p/>
          </table:table-cell>
          <table:table-cell table:style-name="ce2" table:formula="of:=IF([.AO166]=&quot;&quot;;&quot;&quot;;ROUND([.AO166];0))">
            <text:p/>
          </table:table-cell>
          <table:table-cell table:style-name="ce2" table:formula="of:=IF([.AP166]=&quot;&quot;;&quot;&quot;;ROUND([.AP166];0))">
            <text:p/>
          </table:table-cell>
          <table:table-cell table:style-name="ce2" table:formula="of:=IF([.AQ166]=&quot;&quot;;&quot;&quot;;ROUND([.AQ166];0))">
            <text:p/>
          </table:table-cell>
          <table:table-cell table:style-name="ce2" table:formula="of:=IF([.AR166]=&quot;&quot;;&quot;&quot;;ROUND([.AR166];0))">
            <text:p/>
          </table:table-cell>
          <table:table-cell table:style-name="ce2" table:formula="of:=IF([.AS166]=&quot;&quot;;&quot;&quot;;ROUND([.AS166];0))">
            <text:p/>
          </table:table-cell>
          <table:table-cell table:style-name="ce2" table:formula="of:=IF([.AT166]=&quot;&quot;;&quot;&quot;;ROUND([.AT166];0))">
            <text:p/>
          </table:table-cell>
          <table:table-cell table:style-name="ce2" table:formula="of:=IF([.AU166]=&quot;&quot;;&quot;&quot;;ROUND([.AU166];0))">
            <text:p/>
          </table:table-cell>
          <table:table-cell table:style-name="ce2" table:formula="of:=IF([.AV166]=&quot;&quot;;&quot;&quot;;ROUND([.AV166];0))">
            <text:p/>
          </table:table-cell>
          <table:table-cell table:style-name="ce2" table:formula="of:=IF([.AW166]=&quot;&quot;;&quot;&quot;;ROUND([.AW166];0))">
            <text:p/>
          </table:table-cell>
          <table:table-cell table:style-name="ce2" table:formula="of:=IF([.AX166]=&quot;&quot;;&quot;&quot;;ROUND([.AX166];0))">
            <text:p/>
          </table:table-cell>
          <table:table-cell table:style-name="ce2" table:formula="of:=IF([.AY166]=&quot;&quot;;&quot;&quot;;ROUND([.AY166];0))">
            <text:p/>
          </table:table-cell>
          <table:table-cell table:style-name="ce2" table:formula="of:=IF([.AZ166]=&quot;&quot;;&quot;&quot;;ROUND([.AZ166];0))">
            <text:p/>
          </table:table-cell>
          <table:table-cell table:style-name="ce2" table:formula="of:=IF([.BA166]=&quot;&quot;;&quot;&quot;;ROUND([.BA166];0))">
            <text:p/>
          </table:table-cell>
          <table:table-cell table:style-name="ce2" table:formula="of:=IF([.BB166]=&quot;&quot;;&quot;&quot;;ROUND([.BB166];0))">
            <text:p/>
          </table:table-cell>
          <table:table-cell table:style-name="ce2" table:formula="of:=IF([.BC166]=&quot;&quot;;&quot;&quot;;ROUND([.BC166];0))">
            <text:p/>
          </table:table-cell>
          <table:table-cell table:style-name="ce2" table:formula="of:=IF([.BD166]=&quot;&quot;;&quot;&quot;;ROUND([.BD166];0))">
            <text:p/>
          </table:table-cell>
          <table:table-cell table:style-name="ce2" table:formula="of:=IF([.BE166]=&quot;&quot;;&quot;&quot;;ROUND([.BE166];0))">
            <text:p/>
          </table:table-cell>
          <table:table-cell table:style-name="ce2" table:formula="of:=IF([.BF166]=&quot;&quot;;&quot;&quot;;ROUND([.BF166];0))">
            <text:p/>
          </table:table-cell>
          <table:table-cell table:style-name="ce2" table:formula="of:=IF([.BG166]=&quot;&quot;;&quot;&quot;;ROUND([.BG166];0))">
            <text:p/>
          </table:table-cell>
          <table:table-cell table:style-name="ce2" table:formula="of:=IF([.BH166]=&quot;&quot;;&quot;&quot;;ROUND([.BH166];0))">
            <text:p/>
          </table:table-cell>
          <table:table-cell table:style-name="ce2" table:formula="of:=IF([.BI166]=&quot;&quot;;&quot;&quot;;ROUND([.BI166];0))">
            <text:p/>
          </table:table-cell>
          <table:table-cell table:style-name="ce2" table:formula="of:=IF([.BJ166]=&quot;&quot;;&quot;&quot;;ROUND([.BJ166];0))">
            <text:p/>
          </table:table-cell>
          <table:table-cell table:style-name="ce2" table:formula="of:=IF([.BK166]=&quot;&quot;;&quot;&quot;;ROUND([.BK166];0))">
            <text:p/>
          </table:table-cell>
          <table:table-cell table:style-name="ce2" table:formula="of:=IF([.BL166]=&quot;&quot;;&quot;&quot;;ROUND([.BL166];0))">
            <text:p/>
          </table:table-cell>
          <table:table-cell table:style-name="ce2" table:formula="of:=IF([.BM166]=&quot;&quot;;&quot;&quot;;ROUND([.BM166];0))">
            <text:p/>
          </table:table-cell>
          <table:table-cell table:style-name="ce2" table:formula="of:=IF([.BN166]=&quot;&quot;;&quot;&quot;;ROUND([.BN166];0))">
            <text:p/>
          </table:table-cell>
          <table:table-cell table:style-name="ce2" table:formula="of:=IF([.BO166]=&quot;&quot;;&quot;&quot;;ROUND([.BO166];0))">
            <text:p/>
          </table:table-cell>
          <table:table-cell table:style-name="ce2" table:formula="of:=IF([.BP166]=&quot;&quot;;&quot;&quot;;ROUND([.BP166];0))">
            <text:p/>
          </table:table-cell>
          <table:table-cell table:style-name="ce2" table:formula="of:=IF([.BQ166]=&quot;&quot;;&quot;&quot;;ROUND([.BQ166];0))">
            <text:p/>
          </table:table-cell>
          <table:table-cell table:style-name="ce2" table:formula="of:=IF([.BR166]=&quot;&quot;;&quot;&quot;;ROUND([.BR166];0))">
            <text:p/>
          </table:table-cell>
          <table:table-cell table:style-name="ce2" table:formula="of:=IF([.BS166]=&quot;&quot;;&quot;&quot;;ROUND([.BS166];0))">
            <text:p/>
          </table:table-cell>
          <table:table-cell table:style-name="ce2" table:formula="of:=IF([.BT166]=&quot;&quot;;&quot;&quot;;ROUND([.BT166];0))">
            <text:p/>
          </table:table-cell>
          <table:table-cell table:style-name="ce2" table:formula="of:=IF([.BU166]=&quot;&quot;;&quot;&quot;;ROUND([.BU166];0))">
            <text:p/>
          </table:table-cell>
          <table:table-cell table:style-name="ce2" table:formula="of:=IF([.BV166]=&quot;&quot;;&quot;&quot;;ROUND([.BV166];0))">
            <text:p/>
          </table:table-cell>
          <table:table-cell table:style-name="ce2" table:formula="of:=IF([.BW166]=&quot;&quot;;&quot;&quot;;ROUND([.BW166];0))">
            <text:p/>
          </table:table-cell>
          <table:table-cell table:style-name="ce2" table:formula="of:=IF([.BX166]=&quot;&quot;;&quot;&quot;;ROUND([.BX166];0))">
            <text:p/>
          </table:table-cell>
          <table:table-cell table:style-name="ce2" table:formula="of:=IF([.BY166]=&quot;&quot;;&quot;&quot;;ROUND([.BY166];0))">
            <text:p/>
          </table:table-cell>
          <table:table-cell table:style-name="ce2" table:formula="of:=IF([.BZ166]=&quot;&quot;;&quot;&quot;;ROUND([.BZ166];0))">
            <text:p/>
          </table:table-cell>
          <table:table-cell table:style-name="ce2" table:formula="of:=IF([.CA166]=&quot;&quot;;&quot;&quot;;ROUND([.CA166];0))">
            <text:p/>
          </table:table-cell>
          <table:table-cell table:style-name="ce2" table:formula="of:=IF([.CB166]=&quot;&quot;;&quot;&quot;;ROUND([.CB166];0))">
            <text:p/>
          </table:table-cell>
          <table:table-cell table:style-name="ce2" table:formula="of:=IF([.CC166]=&quot;&quot;;&quot;&quot;;ROUND([.CC166];0))">
            <text:p/>
          </table:table-cell>
          <table:table-cell table:style-name="ce2" table:formula="of:=IF([.CD166]=&quot;&quot;;&quot;&quot;;ROUND([.CD166];0))">
            <text:p/>
          </table:table-cell>
          <table:table-cell table:style-name="ce2" table:formula="of:=IF([.CE166]=&quot;&quot;;&quot;&quot;;ROUND([.CE166];0))">
            <text:p/>
          </table:table-cell>
          <table:table-cell table:style-name="ce2" table:formula="of:=IF([.CF166]=&quot;&quot;;&quot;&quot;;ROUND([.CF166];0))">
            <text:p/>
          </table:table-cell>
          <table:table-cell table:style-name="ce2" table:formula="of:=IF([.CG166]=&quot;&quot;;&quot;&quot;;ROUND([.CG166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7]&amp;&quot;_&quot;&amp;[.A47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7]=&quot;&quot;;&quot;&quot;;ROUND([.D167];0))" office:value-type="float" office:value="451">
            <text:p>451</text:p>
          </table:table-cell>
          <table:table-cell table:style-name="ce2" table:formula="of:=IF([.E167]=&quot;&quot;;&quot;&quot;;ROUND([.E167];0))" office:value-type="float" office:value="255">
            <text:p>255</text:p>
          </table:table-cell>
          <table:table-cell table:style-name="ce2" table:formula="of:=IF([.F167]=&quot;&quot;;&quot;&quot;;ROUND([.F167];0))" office:value-type="float" office:value="351">
            <text:p>351</text:p>
          </table:table-cell>
          <table:table-cell table:style-name="ce2" table:formula="of:=IF([.G167]=&quot;&quot;;&quot;&quot;;ROUND([.G167];0))" office:value-type="float" office:value="254">
            <text:p>254</text:p>
          </table:table-cell>
          <table:table-cell table:style-name="ce2" table:formula="of:=IF([.H167]=&quot;&quot;;&quot;&quot;;ROUND([.H167];0))" office:value-type="float" office:value="351">
            <text:p>351</text:p>
          </table:table-cell>
          <table:table-cell table:style-name="ce2" table:formula="of:=IF([.I167]=&quot;&quot;;&quot;&quot;;ROUND([.I167];0))" office:value-type="float" office:value="305">
            <text:p>305</text:p>
          </table:table-cell>
          <table:table-cell table:style-name="ce2" table:formula="of:=IF([.J167]=&quot;&quot;;&quot;&quot;;ROUND([.J167];0))" office:value-type="float" office:value="381">
            <text:p>381</text:p>
          </table:table-cell>
          <table:table-cell table:style-name="ce2" table:formula="of:=IF([.K167]=&quot;&quot;;&quot;&quot;;ROUND([.K167];0))" office:value-type="float" office:value="304">
            <text:p>304</text:p>
          </table:table-cell>
          <table:table-cell table:style-name="ce2" table:formula="of:=IF([.L167]=&quot;&quot;;&quot;&quot;;ROUND([.L167];0))" office:value-type="float" office:value="451">
            <text:p>451</text:p>
          </table:table-cell>
          <table:table-cell table:style-name="ce2" table:formula="of:=IF([.M167]=&quot;&quot;;&quot;&quot;;ROUND([.M167];0))" office:value-type="float" office:value="275">
            <text:p>275</text:p>
          </table:table-cell>
          <table:table-cell table:style-name="ce2" table:formula="of:=IF([.N167]=&quot;&quot;;&quot;&quot;;ROUND([.N167];0))">
            <text:p/>
          </table:table-cell>
          <table:table-cell table:style-name="ce2" table:formula="of:=IF([.O167]=&quot;&quot;;&quot;&quot;;ROUND([.O167];0))">
            <text:p/>
          </table:table-cell>
          <table:table-cell table:style-name="ce2" table:formula="of:=IF([.P167]=&quot;&quot;;&quot;&quot;;ROUND([.P167];0))">
            <text:p/>
          </table:table-cell>
          <table:table-cell table:style-name="ce2" table:formula="of:=IF([.Q167]=&quot;&quot;;&quot;&quot;;ROUND([.Q167];0))">
            <text:p/>
          </table:table-cell>
          <table:table-cell table:style-name="ce2" table:formula="of:=IF([.R167]=&quot;&quot;;&quot;&quot;;ROUND([.R167];0))">
            <text:p/>
          </table:table-cell>
          <table:table-cell table:style-name="ce2" table:formula="of:=IF([.S167]=&quot;&quot;;&quot;&quot;;ROUND([.S167];0))">
            <text:p/>
          </table:table-cell>
          <table:table-cell table:style-name="ce2" table:formula="of:=IF([.T167]=&quot;&quot;;&quot;&quot;;ROUND([.T167];0))">
            <text:p/>
          </table:table-cell>
          <table:table-cell table:style-name="ce2" table:formula="of:=IF([.U167]=&quot;&quot;;&quot;&quot;;ROUND([.U167];0))">
            <text:p/>
          </table:table-cell>
          <table:table-cell table:style-name="ce2" table:formula="of:=IF([.V167]=&quot;&quot;;&quot;&quot;;ROUND([.V167];0))">
            <text:p/>
          </table:table-cell>
          <table:table-cell table:style-name="ce2" table:formula="of:=IF([.W167]=&quot;&quot;;&quot;&quot;;ROUND([.W167];0))">
            <text:p/>
          </table:table-cell>
          <table:table-cell table:style-name="ce2" table:formula="of:=IF([.X167]=&quot;&quot;;&quot;&quot;;ROUND([.X167];0))">
            <text:p/>
          </table:table-cell>
          <table:table-cell table:style-name="ce2" table:formula="of:=IF([.Y167]=&quot;&quot;;&quot;&quot;;ROUND([.Y167];0))">
            <text:p/>
          </table:table-cell>
          <table:table-cell table:style-name="ce2" table:formula="of:=IF([.Z167]=&quot;&quot;;&quot;&quot;;ROUND([.Z167];0))">
            <text:p/>
          </table:table-cell>
          <table:table-cell table:style-name="ce2" table:formula="of:=IF([.AA167]=&quot;&quot;;&quot;&quot;;ROUND([.AA167];0))">
            <text:p/>
          </table:table-cell>
          <table:table-cell table:style-name="ce2" table:formula="of:=IF([.AB167]=&quot;&quot;;&quot;&quot;;ROUND([.AB167];0))">
            <text:p/>
          </table:table-cell>
          <table:table-cell table:style-name="ce2" table:formula="of:=IF([.AC167]=&quot;&quot;;&quot;&quot;;ROUND([.AC167];0))">
            <text:p/>
          </table:table-cell>
          <table:table-cell table:style-name="ce2" table:formula="of:=IF([.AD167]=&quot;&quot;;&quot;&quot;;ROUND([.AD167];0))">
            <text:p/>
          </table:table-cell>
          <table:table-cell table:style-name="ce2" table:formula="of:=IF([.AE167]=&quot;&quot;;&quot;&quot;;ROUND([.AE167];0))">
            <text:p/>
          </table:table-cell>
          <table:table-cell table:style-name="ce2" table:formula="of:=IF([.AF167]=&quot;&quot;;&quot;&quot;;ROUND([.AF167];0))">
            <text:p/>
          </table:table-cell>
          <table:table-cell table:style-name="ce2" table:formula="of:=IF([.AG167]=&quot;&quot;;&quot;&quot;;ROUND([.AG167];0))">
            <text:p/>
          </table:table-cell>
          <table:table-cell table:style-name="ce2" table:formula="of:=IF([.AH167]=&quot;&quot;;&quot;&quot;;ROUND([.AH167];0))">
            <text:p/>
          </table:table-cell>
          <table:table-cell table:style-name="ce2" table:formula="of:=IF([.AI167]=&quot;&quot;;&quot;&quot;;ROUND([.AI167];0))">
            <text:p/>
          </table:table-cell>
          <table:table-cell table:style-name="ce2" table:formula="of:=IF([.AJ167]=&quot;&quot;;&quot;&quot;;ROUND([.AJ167];0))">
            <text:p/>
          </table:table-cell>
          <table:table-cell table:style-name="ce2" table:formula="of:=IF([.AK167]=&quot;&quot;;&quot;&quot;;ROUND([.AK167];0))">
            <text:p/>
          </table:table-cell>
          <table:table-cell table:style-name="ce2" table:formula="of:=IF([.AL167]=&quot;&quot;;&quot;&quot;;ROUND([.AL167];0))">
            <text:p/>
          </table:table-cell>
          <table:table-cell table:style-name="ce2" table:formula="of:=IF([.AM167]=&quot;&quot;;&quot;&quot;;ROUND([.AM167];0))">
            <text:p/>
          </table:table-cell>
          <table:table-cell table:style-name="ce2" table:formula="of:=IF([.AN167]=&quot;&quot;;&quot;&quot;;ROUND([.AN167];0))">
            <text:p/>
          </table:table-cell>
          <table:table-cell table:style-name="ce2" table:formula="of:=IF([.AO167]=&quot;&quot;;&quot;&quot;;ROUND([.AO167];0))">
            <text:p/>
          </table:table-cell>
          <table:table-cell table:style-name="ce2" table:formula="of:=IF([.AP167]=&quot;&quot;;&quot;&quot;;ROUND([.AP167];0))">
            <text:p/>
          </table:table-cell>
          <table:table-cell table:style-name="ce2" table:formula="of:=IF([.AQ167]=&quot;&quot;;&quot;&quot;;ROUND([.AQ167];0))">
            <text:p/>
          </table:table-cell>
          <table:table-cell table:style-name="ce2" table:formula="of:=IF([.AR167]=&quot;&quot;;&quot;&quot;;ROUND([.AR167];0))">
            <text:p/>
          </table:table-cell>
          <table:table-cell table:style-name="ce2" table:formula="of:=IF([.AS167]=&quot;&quot;;&quot;&quot;;ROUND([.AS167];0))">
            <text:p/>
          </table:table-cell>
          <table:table-cell table:style-name="ce2" table:formula="of:=IF([.AT167]=&quot;&quot;;&quot;&quot;;ROUND([.AT167];0))">
            <text:p/>
          </table:table-cell>
          <table:table-cell table:style-name="ce2" table:formula="of:=IF([.AU167]=&quot;&quot;;&quot;&quot;;ROUND([.AU167];0))">
            <text:p/>
          </table:table-cell>
          <table:table-cell table:style-name="ce2" table:formula="of:=IF([.AV167]=&quot;&quot;;&quot;&quot;;ROUND([.AV167];0))">
            <text:p/>
          </table:table-cell>
          <table:table-cell table:style-name="ce2" table:formula="of:=IF([.AW167]=&quot;&quot;;&quot;&quot;;ROUND([.AW167];0))">
            <text:p/>
          </table:table-cell>
          <table:table-cell table:style-name="ce2" table:formula="of:=IF([.AX167]=&quot;&quot;;&quot;&quot;;ROUND([.AX167];0))">
            <text:p/>
          </table:table-cell>
          <table:table-cell table:style-name="ce2" table:formula="of:=IF([.AY167]=&quot;&quot;;&quot;&quot;;ROUND([.AY167];0))">
            <text:p/>
          </table:table-cell>
          <table:table-cell table:style-name="ce2" table:formula="of:=IF([.AZ167]=&quot;&quot;;&quot;&quot;;ROUND([.AZ167];0))">
            <text:p/>
          </table:table-cell>
          <table:table-cell table:style-name="ce2" table:formula="of:=IF([.BA167]=&quot;&quot;;&quot;&quot;;ROUND([.BA167];0))">
            <text:p/>
          </table:table-cell>
          <table:table-cell table:style-name="ce2" table:formula="of:=IF([.BB167]=&quot;&quot;;&quot;&quot;;ROUND([.BB167];0))">
            <text:p/>
          </table:table-cell>
          <table:table-cell table:style-name="ce2" table:formula="of:=IF([.BC167]=&quot;&quot;;&quot;&quot;;ROUND([.BC167];0))">
            <text:p/>
          </table:table-cell>
          <table:table-cell table:style-name="ce2" table:formula="of:=IF([.BD167]=&quot;&quot;;&quot;&quot;;ROUND([.BD167];0))">
            <text:p/>
          </table:table-cell>
          <table:table-cell table:style-name="ce2" table:formula="of:=IF([.BE167]=&quot;&quot;;&quot;&quot;;ROUND([.BE167];0))">
            <text:p/>
          </table:table-cell>
          <table:table-cell table:style-name="ce2" table:formula="of:=IF([.BF167]=&quot;&quot;;&quot;&quot;;ROUND([.BF167];0))">
            <text:p/>
          </table:table-cell>
          <table:table-cell table:style-name="ce2" table:formula="of:=IF([.BG167]=&quot;&quot;;&quot;&quot;;ROUND([.BG167];0))">
            <text:p/>
          </table:table-cell>
          <table:table-cell table:style-name="ce2" table:formula="of:=IF([.BH167]=&quot;&quot;;&quot;&quot;;ROUND([.BH167];0))">
            <text:p/>
          </table:table-cell>
          <table:table-cell table:style-name="ce2" table:formula="of:=IF([.BI167]=&quot;&quot;;&quot;&quot;;ROUND([.BI167];0))">
            <text:p/>
          </table:table-cell>
          <table:table-cell table:style-name="ce2" table:formula="of:=IF([.BJ167]=&quot;&quot;;&quot;&quot;;ROUND([.BJ167];0))">
            <text:p/>
          </table:table-cell>
          <table:table-cell table:style-name="ce2" table:formula="of:=IF([.BK167]=&quot;&quot;;&quot;&quot;;ROUND([.BK167];0))">
            <text:p/>
          </table:table-cell>
          <table:table-cell table:style-name="ce2" table:formula="of:=IF([.BL167]=&quot;&quot;;&quot;&quot;;ROUND([.BL167];0))">
            <text:p/>
          </table:table-cell>
          <table:table-cell table:style-name="ce2" table:formula="of:=IF([.BM167]=&quot;&quot;;&quot;&quot;;ROUND([.BM167];0))">
            <text:p/>
          </table:table-cell>
          <table:table-cell table:style-name="ce2" table:formula="of:=IF([.BN167]=&quot;&quot;;&quot;&quot;;ROUND([.BN167];0))">
            <text:p/>
          </table:table-cell>
          <table:table-cell table:style-name="ce2" table:formula="of:=IF([.BO167]=&quot;&quot;;&quot;&quot;;ROUND([.BO167];0))">
            <text:p/>
          </table:table-cell>
          <table:table-cell table:style-name="ce2" table:formula="of:=IF([.BP167]=&quot;&quot;;&quot;&quot;;ROUND([.BP167];0))">
            <text:p/>
          </table:table-cell>
          <table:table-cell table:style-name="ce2" table:formula="of:=IF([.BQ167]=&quot;&quot;;&quot;&quot;;ROUND([.BQ167];0))">
            <text:p/>
          </table:table-cell>
          <table:table-cell table:style-name="ce2" table:formula="of:=IF([.BR167]=&quot;&quot;;&quot;&quot;;ROUND([.BR167];0))">
            <text:p/>
          </table:table-cell>
          <table:table-cell table:style-name="ce2" table:formula="of:=IF([.BS167]=&quot;&quot;;&quot;&quot;;ROUND([.BS167];0))">
            <text:p/>
          </table:table-cell>
          <table:table-cell table:style-name="ce2" table:formula="of:=IF([.BT167]=&quot;&quot;;&quot;&quot;;ROUND([.BT167];0))">
            <text:p/>
          </table:table-cell>
          <table:table-cell table:style-name="ce2" table:formula="of:=IF([.BU167]=&quot;&quot;;&quot;&quot;;ROUND([.BU167];0))">
            <text:p/>
          </table:table-cell>
          <table:table-cell table:style-name="ce2" table:formula="of:=IF([.BV167]=&quot;&quot;;&quot;&quot;;ROUND([.BV167];0))">
            <text:p/>
          </table:table-cell>
          <table:table-cell table:style-name="ce2" table:formula="of:=IF([.BW167]=&quot;&quot;;&quot;&quot;;ROUND([.BW167];0))">
            <text:p/>
          </table:table-cell>
          <table:table-cell table:style-name="ce2" table:formula="of:=IF([.BX167]=&quot;&quot;;&quot;&quot;;ROUND([.BX167];0))">
            <text:p/>
          </table:table-cell>
          <table:table-cell table:style-name="ce2" table:formula="of:=IF([.BY167]=&quot;&quot;;&quot;&quot;;ROUND([.BY167];0))">
            <text:p/>
          </table:table-cell>
          <table:table-cell table:style-name="ce2" table:formula="of:=IF([.BZ167]=&quot;&quot;;&quot;&quot;;ROUND([.BZ167];0))">
            <text:p/>
          </table:table-cell>
          <table:table-cell table:style-name="ce2" table:formula="of:=IF([.CA167]=&quot;&quot;;&quot;&quot;;ROUND([.CA167];0))">
            <text:p/>
          </table:table-cell>
          <table:table-cell table:style-name="ce2" table:formula="of:=IF([.CB167]=&quot;&quot;;&quot;&quot;;ROUND([.CB167];0))">
            <text:p/>
          </table:table-cell>
          <table:table-cell table:style-name="ce2" table:formula="of:=IF([.CC167]=&quot;&quot;;&quot;&quot;;ROUND([.CC167];0))">
            <text:p/>
          </table:table-cell>
          <table:table-cell table:style-name="ce2" table:formula="of:=IF([.CD167]=&quot;&quot;;&quot;&quot;;ROUND([.CD167];0))">
            <text:p/>
          </table:table-cell>
          <table:table-cell table:style-name="ce2" table:formula="of:=IF([.CE167]=&quot;&quot;;&quot;&quot;;ROUND([.CE167];0))">
            <text:p/>
          </table:table-cell>
          <table:table-cell table:style-name="ce2" table:formula="of:=IF([.CF167]=&quot;&quot;;&quot;&quot;;ROUND([.CF167];0))">
            <text:p/>
          </table:table-cell>
          <table:table-cell table:style-name="ce2" table:formula="of:=IF([.CG167]=&quot;&quot;;&quot;&quot;;ROUND([.CG167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8]&amp;&quot;_&quot;&amp;[.A48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8]=&quot;&quot;;&quot;&quot;;ROUND([.D168];0))" office:value-type="float" office:value="848">
            <text:p>848</text:p>
          </table:table-cell>
          <table:table-cell table:style-name="ce2" table:formula="of:=IF([.E168]=&quot;&quot;;&quot;&quot;;ROUND([.E168];0))" office:value-type="float" office:value="388">
            <text:p>388</text:p>
          </table:table-cell>
          <table:table-cell table:style-name="ce2" table:formula="of:=IF([.F168]=&quot;&quot;;&quot;&quot;;ROUND([.F168];0))" office:value-type="float" office:value="848">
            <text:p>848</text:p>
          </table:table-cell>
          <table:table-cell table:style-name="ce2" table:formula="of:=IF([.G168]=&quot;&quot;;&quot;&quot;;ROUND([.G168];0))" office:value-type="float" office:value="594">
            <text:p>594</text:p>
          </table:table-cell>
          <table:table-cell table:style-name="ce2" table:formula="of:=IF([.H168]=&quot;&quot;;&quot;&quot;;ROUND([.H168];0))" office:value-type="float" office:value="874">
            <text:p>874</text:p>
          </table:table-cell>
          <table:table-cell table:style-name="ce2" table:formula="of:=IF([.I168]=&quot;&quot;;&quot;&quot;;ROUND([.I168];0))" office:value-type="float" office:value="603">
            <text:p>603</text:p>
          </table:table-cell>
          <table:table-cell table:style-name="ce2" table:formula="of:=IF([.J168]=&quot;&quot;;&quot;&quot;;ROUND([.J168];0))" office:value-type="float" office:value="875">
            <text:p>875</text:p>
          </table:table-cell>
          <table:table-cell table:style-name="ce2" table:formula="of:=IF([.K168]=&quot;&quot;;&quot;&quot;;ROUND([.K168];0))" office:value-type="float" office:value="388">
            <text:p>388</text:p>
          </table:table-cell>
          <table:table-cell table:style-name="ce2" table:formula="of:=IF([.L168]=&quot;&quot;;&quot;&quot;;ROUND([.L168];0))">
            <text:p/>
          </table:table-cell>
          <table:table-cell table:style-name="ce2" table:formula="of:=IF([.M168]=&quot;&quot;;&quot;&quot;;ROUND([.M168];0))">
            <text:p/>
          </table:table-cell>
          <table:table-cell table:style-name="ce2" table:formula="of:=IF([.N168]=&quot;&quot;;&quot;&quot;;ROUND([.N168];0))">
            <text:p/>
          </table:table-cell>
          <table:table-cell table:style-name="ce2" table:formula="of:=IF([.O168]=&quot;&quot;;&quot;&quot;;ROUND([.O168];0))">
            <text:p/>
          </table:table-cell>
          <table:table-cell table:style-name="ce2" table:formula="of:=IF([.P168]=&quot;&quot;;&quot;&quot;;ROUND([.P168];0))">
            <text:p/>
          </table:table-cell>
          <table:table-cell table:style-name="ce2" table:formula="of:=IF([.Q168]=&quot;&quot;;&quot;&quot;;ROUND([.Q168];0))">
            <text:p/>
          </table:table-cell>
          <table:table-cell table:style-name="ce2" table:formula="of:=IF([.R168]=&quot;&quot;;&quot;&quot;;ROUND([.R168];0))">
            <text:p/>
          </table:table-cell>
          <table:table-cell table:style-name="ce2" table:formula="of:=IF([.S168]=&quot;&quot;;&quot;&quot;;ROUND([.S168];0))">
            <text:p/>
          </table:table-cell>
          <table:table-cell table:style-name="ce2" table:formula="of:=IF([.T168]=&quot;&quot;;&quot;&quot;;ROUND([.T168];0))">
            <text:p/>
          </table:table-cell>
          <table:table-cell table:style-name="ce2" table:formula="of:=IF([.U168]=&quot;&quot;;&quot;&quot;;ROUND([.U168];0))">
            <text:p/>
          </table:table-cell>
          <table:table-cell table:style-name="ce2" table:formula="of:=IF([.V168]=&quot;&quot;;&quot;&quot;;ROUND([.V168];0))">
            <text:p/>
          </table:table-cell>
          <table:table-cell table:style-name="ce2" table:formula="of:=IF([.W168]=&quot;&quot;;&quot;&quot;;ROUND([.W168];0))">
            <text:p/>
          </table:table-cell>
          <table:table-cell table:style-name="ce2" table:formula="of:=IF([.X168]=&quot;&quot;;&quot;&quot;;ROUND([.X168];0))">
            <text:p/>
          </table:table-cell>
          <table:table-cell table:style-name="ce2" table:formula="of:=IF([.Y168]=&quot;&quot;;&quot;&quot;;ROUND([.Y168];0))">
            <text:p/>
          </table:table-cell>
          <table:table-cell table:style-name="ce2" table:formula="of:=IF([.Z168]=&quot;&quot;;&quot;&quot;;ROUND([.Z168];0))">
            <text:p/>
          </table:table-cell>
          <table:table-cell table:style-name="ce2" table:formula="of:=IF([.AA168]=&quot;&quot;;&quot;&quot;;ROUND([.AA168];0))">
            <text:p/>
          </table:table-cell>
          <table:table-cell table:style-name="ce2" table:formula="of:=IF([.AB168]=&quot;&quot;;&quot;&quot;;ROUND([.AB168];0))">
            <text:p/>
          </table:table-cell>
          <table:table-cell table:style-name="ce2" table:formula="of:=IF([.AC168]=&quot;&quot;;&quot;&quot;;ROUND([.AC168];0))">
            <text:p/>
          </table:table-cell>
          <table:table-cell table:style-name="ce2" table:formula="of:=IF([.AD168]=&quot;&quot;;&quot;&quot;;ROUND([.AD168];0))">
            <text:p/>
          </table:table-cell>
          <table:table-cell table:style-name="ce2" table:formula="of:=IF([.AE168]=&quot;&quot;;&quot;&quot;;ROUND([.AE168];0))">
            <text:p/>
          </table:table-cell>
          <table:table-cell table:style-name="ce2" table:formula="of:=IF([.AF168]=&quot;&quot;;&quot;&quot;;ROUND([.AF168];0))">
            <text:p/>
          </table:table-cell>
          <table:table-cell table:style-name="ce2" table:formula="of:=IF([.AG168]=&quot;&quot;;&quot;&quot;;ROUND([.AG168];0))">
            <text:p/>
          </table:table-cell>
          <table:table-cell table:style-name="ce2" table:formula="of:=IF([.AH168]=&quot;&quot;;&quot;&quot;;ROUND([.AH168];0))">
            <text:p/>
          </table:table-cell>
          <table:table-cell table:style-name="ce2" table:formula="of:=IF([.AI168]=&quot;&quot;;&quot;&quot;;ROUND([.AI168];0))">
            <text:p/>
          </table:table-cell>
          <table:table-cell table:style-name="ce2" table:formula="of:=IF([.AJ168]=&quot;&quot;;&quot;&quot;;ROUND([.AJ168];0))">
            <text:p/>
          </table:table-cell>
          <table:table-cell table:style-name="ce2" table:formula="of:=IF([.AK168]=&quot;&quot;;&quot;&quot;;ROUND([.AK168];0))">
            <text:p/>
          </table:table-cell>
          <table:table-cell table:style-name="ce2" table:formula="of:=IF([.AL168]=&quot;&quot;;&quot;&quot;;ROUND([.AL168];0))">
            <text:p/>
          </table:table-cell>
          <table:table-cell table:style-name="ce2" table:formula="of:=IF([.AM168]=&quot;&quot;;&quot;&quot;;ROUND([.AM168];0))">
            <text:p/>
          </table:table-cell>
          <table:table-cell table:style-name="ce2" table:formula="of:=IF([.AN168]=&quot;&quot;;&quot;&quot;;ROUND([.AN168];0))">
            <text:p/>
          </table:table-cell>
          <table:table-cell table:style-name="ce2" table:formula="of:=IF([.AO168]=&quot;&quot;;&quot;&quot;;ROUND([.AO168];0))">
            <text:p/>
          </table:table-cell>
          <table:table-cell table:style-name="ce2" table:formula="of:=IF([.AP168]=&quot;&quot;;&quot;&quot;;ROUND([.AP168];0))">
            <text:p/>
          </table:table-cell>
          <table:table-cell table:style-name="ce2" table:formula="of:=IF([.AQ168]=&quot;&quot;;&quot;&quot;;ROUND([.AQ168];0))">
            <text:p/>
          </table:table-cell>
          <table:table-cell table:style-name="ce2" table:formula="of:=IF([.AR168]=&quot;&quot;;&quot;&quot;;ROUND([.AR168];0))">
            <text:p/>
          </table:table-cell>
          <table:table-cell table:style-name="ce2" table:formula="of:=IF([.AS168]=&quot;&quot;;&quot;&quot;;ROUND([.AS168];0))">
            <text:p/>
          </table:table-cell>
          <table:table-cell table:style-name="ce2" table:formula="of:=IF([.AT168]=&quot;&quot;;&quot;&quot;;ROUND([.AT168];0))">
            <text:p/>
          </table:table-cell>
          <table:table-cell table:style-name="ce2" table:formula="of:=IF([.AU168]=&quot;&quot;;&quot;&quot;;ROUND([.AU168];0))">
            <text:p/>
          </table:table-cell>
          <table:table-cell table:style-name="ce2" table:formula="of:=IF([.AV168]=&quot;&quot;;&quot;&quot;;ROUND([.AV168];0))">
            <text:p/>
          </table:table-cell>
          <table:table-cell table:style-name="ce2" table:formula="of:=IF([.AW168]=&quot;&quot;;&quot;&quot;;ROUND([.AW168];0))">
            <text:p/>
          </table:table-cell>
          <table:table-cell table:style-name="ce2" table:formula="of:=IF([.AX168]=&quot;&quot;;&quot;&quot;;ROUND([.AX168];0))">
            <text:p/>
          </table:table-cell>
          <table:table-cell table:style-name="ce2" table:formula="of:=IF([.AY168]=&quot;&quot;;&quot;&quot;;ROUND([.AY168];0))">
            <text:p/>
          </table:table-cell>
          <table:table-cell table:style-name="ce2" table:formula="of:=IF([.AZ168]=&quot;&quot;;&quot;&quot;;ROUND([.AZ168];0))">
            <text:p/>
          </table:table-cell>
          <table:table-cell table:style-name="ce2" table:formula="of:=IF([.BA168]=&quot;&quot;;&quot;&quot;;ROUND([.BA168];0))">
            <text:p/>
          </table:table-cell>
          <table:table-cell table:style-name="ce2" table:formula="of:=IF([.BB168]=&quot;&quot;;&quot;&quot;;ROUND([.BB168];0))">
            <text:p/>
          </table:table-cell>
          <table:table-cell table:style-name="ce2" table:formula="of:=IF([.BC168]=&quot;&quot;;&quot;&quot;;ROUND([.BC168];0))">
            <text:p/>
          </table:table-cell>
          <table:table-cell table:style-name="ce2" table:formula="of:=IF([.BD168]=&quot;&quot;;&quot;&quot;;ROUND([.BD168];0))">
            <text:p/>
          </table:table-cell>
          <table:table-cell table:style-name="ce2" table:formula="of:=IF([.BE168]=&quot;&quot;;&quot;&quot;;ROUND([.BE168];0))">
            <text:p/>
          </table:table-cell>
          <table:table-cell table:style-name="ce2" table:formula="of:=IF([.BF168]=&quot;&quot;;&quot;&quot;;ROUND([.BF168];0))">
            <text:p/>
          </table:table-cell>
          <table:table-cell table:style-name="ce2" table:formula="of:=IF([.BG168]=&quot;&quot;;&quot;&quot;;ROUND([.BG168];0))">
            <text:p/>
          </table:table-cell>
          <table:table-cell table:style-name="ce2" table:formula="of:=IF([.BH168]=&quot;&quot;;&quot;&quot;;ROUND([.BH168];0))">
            <text:p/>
          </table:table-cell>
          <table:table-cell table:style-name="ce2" table:formula="of:=IF([.BI168]=&quot;&quot;;&quot;&quot;;ROUND([.BI168];0))">
            <text:p/>
          </table:table-cell>
          <table:table-cell table:style-name="ce2" table:formula="of:=IF([.BJ168]=&quot;&quot;;&quot;&quot;;ROUND([.BJ168];0))">
            <text:p/>
          </table:table-cell>
          <table:table-cell table:style-name="ce2" table:formula="of:=IF([.BK168]=&quot;&quot;;&quot;&quot;;ROUND([.BK168];0))">
            <text:p/>
          </table:table-cell>
          <table:table-cell table:style-name="ce2" table:formula="of:=IF([.BL168]=&quot;&quot;;&quot;&quot;;ROUND([.BL168];0))">
            <text:p/>
          </table:table-cell>
          <table:table-cell table:style-name="ce2" table:formula="of:=IF([.BM168]=&quot;&quot;;&quot;&quot;;ROUND([.BM168];0))">
            <text:p/>
          </table:table-cell>
          <table:table-cell table:style-name="ce2" table:formula="of:=IF([.BN168]=&quot;&quot;;&quot;&quot;;ROUND([.BN168];0))">
            <text:p/>
          </table:table-cell>
          <table:table-cell table:style-name="ce2" table:formula="of:=IF([.BO168]=&quot;&quot;;&quot;&quot;;ROUND([.BO168];0))">
            <text:p/>
          </table:table-cell>
          <table:table-cell table:style-name="ce2" table:formula="of:=IF([.BP168]=&quot;&quot;;&quot;&quot;;ROUND([.BP168];0))">
            <text:p/>
          </table:table-cell>
          <table:table-cell table:style-name="ce2" table:formula="of:=IF([.BQ168]=&quot;&quot;;&quot;&quot;;ROUND([.BQ168];0))">
            <text:p/>
          </table:table-cell>
          <table:table-cell table:style-name="ce2" table:formula="of:=IF([.BR168]=&quot;&quot;;&quot;&quot;;ROUND([.BR168];0))">
            <text:p/>
          </table:table-cell>
          <table:table-cell table:style-name="ce2" table:formula="of:=IF([.BS168]=&quot;&quot;;&quot;&quot;;ROUND([.BS168];0))">
            <text:p/>
          </table:table-cell>
          <table:table-cell table:style-name="ce2" table:formula="of:=IF([.BT168]=&quot;&quot;;&quot;&quot;;ROUND([.BT168];0))">
            <text:p/>
          </table:table-cell>
          <table:table-cell table:style-name="ce2" table:formula="of:=IF([.BU168]=&quot;&quot;;&quot;&quot;;ROUND([.BU168];0))">
            <text:p/>
          </table:table-cell>
          <table:table-cell table:style-name="ce2" table:formula="of:=IF([.BV168]=&quot;&quot;;&quot;&quot;;ROUND([.BV168];0))">
            <text:p/>
          </table:table-cell>
          <table:table-cell table:style-name="ce2" table:formula="of:=IF([.BW168]=&quot;&quot;;&quot;&quot;;ROUND([.BW168];0))">
            <text:p/>
          </table:table-cell>
          <table:table-cell table:style-name="ce2" table:formula="of:=IF([.BX168]=&quot;&quot;;&quot;&quot;;ROUND([.BX168];0))">
            <text:p/>
          </table:table-cell>
          <table:table-cell table:style-name="ce2" table:formula="of:=IF([.BY168]=&quot;&quot;;&quot;&quot;;ROUND([.BY168];0))">
            <text:p/>
          </table:table-cell>
          <table:table-cell table:style-name="ce2" table:formula="of:=IF([.BZ168]=&quot;&quot;;&quot;&quot;;ROUND([.BZ168];0))">
            <text:p/>
          </table:table-cell>
          <table:table-cell table:style-name="ce2" table:formula="of:=IF([.CA168]=&quot;&quot;;&quot;&quot;;ROUND([.CA168];0))">
            <text:p/>
          </table:table-cell>
          <table:table-cell table:style-name="ce2" table:formula="of:=IF([.CB168]=&quot;&quot;;&quot;&quot;;ROUND([.CB168];0))">
            <text:p/>
          </table:table-cell>
          <table:table-cell table:style-name="ce2" table:formula="of:=IF([.CC168]=&quot;&quot;;&quot;&quot;;ROUND([.CC168];0))">
            <text:p/>
          </table:table-cell>
          <table:table-cell table:style-name="ce2" table:formula="of:=IF([.CD168]=&quot;&quot;;&quot;&quot;;ROUND([.CD168];0))">
            <text:p/>
          </table:table-cell>
          <table:table-cell table:style-name="ce2" table:formula="of:=IF([.CE168]=&quot;&quot;;&quot;&quot;;ROUND([.CE168];0))">
            <text:p/>
          </table:table-cell>
          <table:table-cell table:style-name="ce2" table:formula="of:=IF([.CF168]=&quot;&quot;;&quot;&quot;;ROUND([.CF168];0))">
            <text:p/>
          </table:table-cell>
          <table:table-cell table:style-name="ce2" table:formula="of:=IF([.CG168]=&quot;&quot;;&quot;&quot;;ROUND([.CG168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49]&amp;&quot;_&quot;&amp;[.A49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69]=&quot;&quot;;&quot;&quot;;ROUND([.D169];0))" office:value-type="float" office:value="341">
            <text:p>341</text:p>
          </table:table-cell>
          <table:table-cell table:style-name="ce2" table:formula="of:=IF([.E169]=&quot;&quot;;&quot;&quot;;ROUND([.E169];0))" office:value-type="float" office:value="504">
            <text:p>504</text:p>
          </table:table-cell>
          <table:table-cell table:style-name="ce2" table:formula="of:=IF([.F169]=&quot;&quot;;&quot;&quot;;ROUND([.F169];0))">
            <text:p/>
          </table:table-cell>
          <table:table-cell table:style-name="ce2" table:formula="of:=IF([.G169]=&quot;&quot;;&quot;&quot;;ROUND([.G169];0))">
            <text:p/>
          </table:table-cell>
          <table:table-cell table:style-name="ce2" table:formula="of:=IF([.H169]=&quot;&quot;;&quot;&quot;;ROUND([.H169];0))">
            <text:p/>
          </table:table-cell>
          <table:table-cell table:style-name="ce2" table:formula="of:=IF([.I169]=&quot;&quot;;&quot;&quot;;ROUND([.I169];0))">
            <text:p/>
          </table:table-cell>
          <table:table-cell table:style-name="ce2" table:formula="of:=IF([.J169]=&quot;&quot;;&quot;&quot;;ROUND([.J169];0))">
            <text:p/>
          </table:table-cell>
          <table:table-cell table:style-name="ce2" table:formula="of:=IF([.K169]=&quot;&quot;;&quot;&quot;;ROUND([.K169];0))">
            <text:p/>
          </table:table-cell>
          <table:table-cell table:style-name="ce2" table:formula="of:=IF([.L169]=&quot;&quot;;&quot;&quot;;ROUND([.L169];0))">
            <text:p/>
          </table:table-cell>
          <table:table-cell table:style-name="ce2" table:formula="of:=IF([.M169]=&quot;&quot;;&quot;&quot;;ROUND([.M169];0))">
            <text:p/>
          </table:table-cell>
          <table:table-cell table:style-name="ce2" table:formula="of:=IF([.N169]=&quot;&quot;;&quot;&quot;;ROUND([.N169];0))">
            <text:p/>
          </table:table-cell>
          <table:table-cell table:style-name="ce2" table:formula="of:=IF([.O169]=&quot;&quot;;&quot;&quot;;ROUND([.O169];0))">
            <text:p/>
          </table:table-cell>
          <table:table-cell table:style-name="ce2" table:formula="of:=IF([.P169]=&quot;&quot;;&quot;&quot;;ROUND([.P169];0))">
            <text:p/>
          </table:table-cell>
          <table:table-cell table:style-name="ce2" table:formula="of:=IF([.Q169]=&quot;&quot;;&quot;&quot;;ROUND([.Q169];0))">
            <text:p/>
          </table:table-cell>
          <table:table-cell table:style-name="ce2" table:formula="of:=IF([.R169]=&quot;&quot;;&quot;&quot;;ROUND([.R169];0))">
            <text:p/>
          </table:table-cell>
          <table:table-cell table:style-name="ce2" table:formula="of:=IF([.S169]=&quot;&quot;;&quot;&quot;;ROUND([.S169];0))">
            <text:p/>
          </table:table-cell>
          <table:table-cell table:style-name="ce2" table:formula="of:=IF([.T169]=&quot;&quot;;&quot;&quot;;ROUND([.T169];0))">
            <text:p/>
          </table:table-cell>
          <table:table-cell table:style-name="ce2" table:formula="of:=IF([.U169]=&quot;&quot;;&quot;&quot;;ROUND([.U169];0))">
            <text:p/>
          </table:table-cell>
          <table:table-cell table:style-name="ce2" table:formula="of:=IF([.V169]=&quot;&quot;;&quot;&quot;;ROUND([.V169];0))">
            <text:p/>
          </table:table-cell>
          <table:table-cell table:style-name="ce2" table:formula="of:=IF([.W169]=&quot;&quot;;&quot;&quot;;ROUND([.W169];0))">
            <text:p/>
          </table:table-cell>
          <table:table-cell table:style-name="ce2" table:formula="of:=IF([.X169]=&quot;&quot;;&quot;&quot;;ROUND([.X169];0))">
            <text:p/>
          </table:table-cell>
          <table:table-cell table:style-name="ce2" table:formula="of:=IF([.Y169]=&quot;&quot;;&quot;&quot;;ROUND([.Y169];0))">
            <text:p/>
          </table:table-cell>
          <table:table-cell table:style-name="ce2" table:formula="of:=IF([.Z169]=&quot;&quot;;&quot;&quot;;ROUND([.Z169];0))">
            <text:p/>
          </table:table-cell>
          <table:table-cell table:style-name="ce2" table:formula="of:=IF([.AA169]=&quot;&quot;;&quot;&quot;;ROUND([.AA169];0))">
            <text:p/>
          </table:table-cell>
          <table:table-cell table:style-name="ce2" table:formula="of:=IF([.AB169]=&quot;&quot;;&quot;&quot;;ROUND([.AB169];0))">
            <text:p/>
          </table:table-cell>
          <table:table-cell table:style-name="ce2" table:formula="of:=IF([.AC169]=&quot;&quot;;&quot;&quot;;ROUND([.AC169];0))">
            <text:p/>
          </table:table-cell>
          <table:table-cell table:style-name="ce2" table:formula="of:=IF([.AD169]=&quot;&quot;;&quot;&quot;;ROUND([.AD169];0))">
            <text:p/>
          </table:table-cell>
          <table:table-cell table:style-name="ce2" table:formula="of:=IF([.AE169]=&quot;&quot;;&quot;&quot;;ROUND([.AE169];0))">
            <text:p/>
          </table:table-cell>
          <table:table-cell table:style-name="ce2" table:formula="of:=IF([.AF169]=&quot;&quot;;&quot;&quot;;ROUND([.AF169];0))">
            <text:p/>
          </table:table-cell>
          <table:table-cell table:style-name="ce2" table:formula="of:=IF([.AG169]=&quot;&quot;;&quot;&quot;;ROUND([.AG169];0))">
            <text:p/>
          </table:table-cell>
          <table:table-cell table:style-name="ce2" table:formula="of:=IF([.AH169]=&quot;&quot;;&quot;&quot;;ROUND([.AH169];0))">
            <text:p/>
          </table:table-cell>
          <table:table-cell table:style-name="ce2" table:formula="of:=IF([.AI169]=&quot;&quot;;&quot;&quot;;ROUND([.AI169];0))">
            <text:p/>
          </table:table-cell>
          <table:table-cell table:style-name="ce2" table:formula="of:=IF([.AJ169]=&quot;&quot;;&quot;&quot;;ROUND([.AJ169];0))">
            <text:p/>
          </table:table-cell>
          <table:table-cell table:style-name="ce2" table:formula="of:=IF([.AK169]=&quot;&quot;;&quot;&quot;;ROUND([.AK169];0))">
            <text:p/>
          </table:table-cell>
          <table:table-cell table:style-name="ce2" table:formula="of:=IF([.AL169]=&quot;&quot;;&quot;&quot;;ROUND([.AL169];0))">
            <text:p/>
          </table:table-cell>
          <table:table-cell table:style-name="ce2" table:formula="of:=IF([.AM169]=&quot;&quot;;&quot;&quot;;ROUND([.AM169];0))">
            <text:p/>
          </table:table-cell>
          <table:table-cell table:style-name="ce2" table:formula="of:=IF([.AN169]=&quot;&quot;;&quot;&quot;;ROUND([.AN169];0))">
            <text:p/>
          </table:table-cell>
          <table:table-cell table:style-name="ce2" table:formula="of:=IF([.AO169]=&quot;&quot;;&quot;&quot;;ROUND([.AO169];0))">
            <text:p/>
          </table:table-cell>
          <table:table-cell table:style-name="ce2" table:formula="of:=IF([.AP169]=&quot;&quot;;&quot;&quot;;ROUND([.AP169];0))">
            <text:p/>
          </table:table-cell>
          <table:table-cell table:style-name="ce2" table:formula="of:=IF([.AQ169]=&quot;&quot;;&quot;&quot;;ROUND([.AQ169];0))">
            <text:p/>
          </table:table-cell>
          <table:table-cell table:style-name="ce2" table:formula="of:=IF([.AR169]=&quot;&quot;;&quot;&quot;;ROUND([.AR169];0))">
            <text:p/>
          </table:table-cell>
          <table:table-cell table:style-name="ce2" table:formula="of:=IF([.AS169]=&quot;&quot;;&quot;&quot;;ROUND([.AS169];0))">
            <text:p/>
          </table:table-cell>
          <table:table-cell table:style-name="ce2" table:formula="of:=IF([.AT169]=&quot;&quot;;&quot;&quot;;ROUND([.AT169];0))">
            <text:p/>
          </table:table-cell>
          <table:table-cell table:style-name="ce2" table:formula="of:=IF([.AU169]=&quot;&quot;;&quot;&quot;;ROUND([.AU169];0))">
            <text:p/>
          </table:table-cell>
          <table:table-cell table:style-name="ce2" table:formula="of:=IF([.AV169]=&quot;&quot;;&quot;&quot;;ROUND([.AV169];0))">
            <text:p/>
          </table:table-cell>
          <table:table-cell table:style-name="ce2" table:formula="of:=IF([.AW169]=&quot;&quot;;&quot;&quot;;ROUND([.AW169];0))">
            <text:p/>
          </table:table-cell>
          <table:table-cell table:style-name="ce2" table:formula="of:=IF([.AX169]=&quot;&quot;;&quot;&quot;;ROUND([.AX169];0))">
            <text:p/>
          </table:table-cell>
          <table:table-cell table:style-name="ce2" table:formula="of:=IF([.AY169]=&quot;&quot;;&quot;&quot;;ROUND([.AY169];0))">
            <text:p/>
          </table:table-cell>
          <table:table-cell table:style-name="ce2" table:formula="of:=IF([.AZ169]=&quot;&quot;;&quot;&quot;;ROUND([.AZ169];0))">
            <text:p/>
          </table:table-cell>
          <table:table-cell table:style-name="ce2" table:formula="of:=IF([.BA169]=&quot;&quot;;&quot;&quot;;ROUND([.BA169];0))">
            <text:p/>
          </table:table-cell>
          <table:table-cell table:style-name="ce2" table:formula="of:=IF([.BB169]=&quot;&quot;;&quot;&quot;;ROUND([.BB169];0))">
            <text:p/>
          </table:table-cell>
          <table:table-cell table:style-name="ce2" table:formula="of:=IF([.BC169]=&quot;&quot;;&quot;&quot;;ROUND([.BC169];0))">
            <text:p/>
          </table:table-cell>
          <table:table-cell table:style-name="ce2" table:formula="of:=IF([.BD169]=&quot;&quot;;&quot;&quot;;ROUND([.BD169];0))">
            <text:p/>
          </table:table-cell>
          <table:table-cell table:style-name="ce2" table:formula="of:=IF([.BE169]=&quot;&quot;;&quot;&quot;;ROUND([.BE169];0))">
            <text:p/>
          </table:table-cell>
          <table:table-cell table:style-name="ce2" table:formula="of:=IF([.BF169]=&quot;&quot;;&quot;&quot;;ROUND([.BF169];0))">
            <text:p/>
          </table:table-cell>
          <table:table-cell table:style-name="ce2" table:formula="of:=IF([.BG169]=&quot;&quot;;&quot;&quot;;ROUND([.BG169];0))">
            <text:p/>
          </table:table-cell>
          <table:table-cell table:style-name="ce2" table:formula="of:=IF([.BH169]=&quot;&quot;;&quot;&quot;;ROUND([.BH169];0))">
            <text:p/>
          </table:table-cell>
          <table:table-cell table:style-name="ce2" table:formula="of:=IF([.BI169]=&quot;&quot;;&quot;&quot;;ROUND([.BI169];0))">
            <text:p/>
          </table:table-cell>
          <table:table-cell table:style-name="ce2" table:formula="of:=IF([.BJ169]=&quot;&quot;;&quot;&quot;;ROUND([.BJ169];0))">
            <text:p/>
          </table:table-cell>
          <table:table-cell table:style-name="ce2" table:formula="of:=IF([.BK169]=&quot;&quot;;&quot;&quot;;ROUND([.BK169];0))">
            <text:p/>
          </table:table-cell>
          <table:table-cell table:style-name="ce2" table:formula="of:=IF([.BL169]=&quot;&quot;;&quot;&quot;;ROUND([.BL169];0))">
            <text:p/>
          </table:table-cell>
          <table:table-cell table:style-name="ce2" table:formula="of:=IF([.BM169]=&quot;&quot;;&quot;&quot;;ROUND([.BM169];0))">
            <text:p/>
          </table:table-cell>
          <table:table-cell table:style-name="ce2" table:formula="of:=IF([.BN169]=&quot;&quot;;&quot;&quot;;ROUND([.BN169];0))">
            <text:p/>
          </table:table-cell>
          <table:table-cell table:style-name="ce2" table:formula="of:=IF([.BO169]=&quot;&quot;;&quot;&quot;;ROUND([.BO169];0))">
            <text:p/>
          </table:table-cell>
          <table:table-cell table:style-name="ce2" table:formula="of:=IF([.BP169]=&quot;&quot;;&quot;&quot;;ROUND([.BP169];0))">
            <text:p/>
          </table:table-cell>
          <table:table-cell table:style-name="ce2" table:formula="of:=IF([.BQ169]=&quot;&quot;;&quot;&quot;;ROUND([.BQ169];0))">
            <text:p/>
          </table:table-cell>
          <table:table-cell table:style-name="ce2" table:formula="of:=IF([.BR169]=&quot;&quot;;&quot;&quot;;ROUND([.BR169];0))">
            <text:p/>
          </table:table-cell>
          <table:table-cell table:style-name="ce2" table:formula="of:=IF([.BS169]=&quot;&quot;;&quot;&quot;;ROUND([.BS169];0))">
            <text:p/>
          </table:table-cell>
          <table:table-cell table:style-name="ce2" table:formula="of:=IF([.BT169]=&quot;&quot;;&quot;&quot;;ROUND([.BT169];0))">
            <text:p/>
          </table:table-cell>
          <table:table-cell table:style-name="ce2" table:formula="of:=IF([.BU169]=&quot;&quot;;&quot;&quot;;ROUND([.BU169];0))">
            <text:p/>
          </table:table-cell>
          <table:table-cell table:style-name="ce2" table:formula="of:=IF([.BV169]=&quot;&quot;;&quot;&quot;;ROUND([.BV169];0))">
            <text:p/>
          </table:table-cell>
          <table:table-cell table:style-name="ce2" table:formula="of:=IF([.BW169]=&quot;&quot;;&quot;&quot;;ROUND([.BW169];0))">
            <text:p/>
          </table:table-cell>
          <table:table-cell table:style-name="ce2" table:formula="of:=IF([.BX169]=&quot;&quot;;&quot;&quot;;ROUND([.BX169];0))">
            <text:p/>
          </table:table-cell>
          <table:table-cell table:style-name="ce2" table:formula="of:=IF([.BY169]=&quot;&quot;;&quot;&quot;;ROUND([.BY169];0))">
            <text:p/>
          </table:table-cell>
          <table:table-cell table:style-name="ce2" table:formula="of:=IF([.BZ169]=&quot;&quot;;&quot;&quot;;ROUND([.BZ169];0))">
            <text:p/>
          </table:table-cell>
          <table:table-cell table:style-name="ce2" table:formula="of:=IF([.CA169]=&quot;&quot;;&quot;&quot;;ROUND([.CA169];0))">
            <text:p/>
          </table:table-cell>
          <table:table-cell table:style-name="ce2" table:formula="of:=IF([.CB169]=&quot;&quot;;&quot;&quot;;ROUND([.CB169];0))">
            <text:p/>
          </table:table-cell>
          <table:table-cell table:style-name="ce2" table:formula="of:=IF([.CC169]=&quot;&quot;;&quot;&quot;;ROUND([.CC169];0))">
            <text:p/>
          </table:table-cell>
          <table:table-cell table:style-name="ce2" table:formula="of:=IF([.CD169]=&quot;&quot;;&quot;&quot;;ROUND([.CD169];0))">
            <text:p/>
          </table:table-cell>
          <table:table-cell table:style-name="ce2" table:formula="of:=IF([.CE169]=&quot;&quot;;&quot;&quot;;ROUND([.CE169];0))">
            <text:p/>
          </table:table-cell>
          <table:table-cell table:style-name="ce2" table:formula="of:=IF([.CF169]=&quot;&quot;;&quot;&quot;;ROUND([.CF169];0))">
            <text:p/>
          </table:table-cell>
          <table:table-cell table:style-name="ce2" table:formula="of:=IF([.CG169]=&quot;&quot;;&quot;&quot;;ROUND([.CG169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0]&amp;&quot;_&quot;&amp;[.A50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0]=&quot;&quot;;&quot;&quot;;ROUND([.D170];0))" office:value-type="float" office:value="929">
            <text:p>929</text:p>
          </table:table-cell>
          <table:table-cell table:style-name="ce2" table:formula="of:=IF([.E170]=&quot;&quot;;&quot;&quot;;ROUND([.E170];0))" office:value-type="float" office:value="511">
            <text:p>511</text:p>
          </table:table-cell>
          <table:table-cell table:style-name="ce2" table:formula="of:=IF([.F170]=&quot;&quot;;&quot;&quot;;ROUND([.F170];0))">
            <text:p/>
          </table:table-cell>
          <table:table-cell table:style-name="ce2" table:formula="of:=IF([.G170]=&quot;&quot;;&quot;&quot;;ROUND([.G170];0))">
            <text:p/>
          </table:table-cell>
          <table:table-cell table:style-name="ce2" table:formula="of:=IF([.H170]=&quot;&quot;;&quot;&quot;;ROUND([.H170];0))">
            <text:p/>
          </table:table-cell>
          <table:table-cell table:style-name="ce2" table:formula="of:=IF([.I170]=&quot;&quot;;&quot;&quot;;ROUND([.I170];0))">
            <text:p/>
          </table:table-cell>
          <table:table-cell table:style-name="ce2" table:formula="of:=IF([.J170]=&quot;&quot;;&quot;&quot;;ROUND([.J170];0))">
            <text:p/>
          </table:table-cell>
          <table:table-cell table:style-name="ce2" table:formula="of:=IF([.K170]=&quot;&quot;;&quot;&quot;;ROUND([.K170];0))">
            <text:p/>
          </table:table-cell>
          <table:table-cell table:style-name="ce2" table:formula="of:=IF([.L170]=&quot;&quot;;&quot;&quot;;ROUND([.L170];0))">
            <text:p/>
          </table:table-cell>
          <table:table-cell table:style-name="ce2" table:formula="of:=IF([.M170]=&quot;&quot;;&quot;&quot;;ROUND([.M170];0))">
            <text:p/>
          </table:table-cell>
          <table:table-cell table:style-name="ce2" table:formula="of:=IF([.N170]=&quot;&quot;;&quot;&quot;;ROUND([.N170];0))">
            <text:p/>
          </table:table-cell>
          <table:table-cell table:style-name="ce2" table:formula="of:=IF([.O170]=&quot;&quot;;&quot;&quot;;ROUND([.O170];0))">
            <text:p/>
          </table:table-cell>
          <table:table-cell table:style-name="ce2" table:formula="of:=IF([.P170]=&quot;&quot;;&quot;&quot;;ROUND([.P170];0))">
            <text:p/>
          </table:table-cell>
          <table:table-cell table:style-name="ce2" table:formula="of:=IF([.Q170]=&quot;&quot;;&quot;&quot;;ROUND([.Q170];0))">
            <text:p/>
          </table:table-cell>
          <table:table-cell table:style-name="ce2" table:formula="of:=IF([.R170]=&quot;&quot;;&quot;&quot;;ROUND([.R170];0))">
            <text:p/>
          </table:table-cell>
          <table:table-cell table:style-name="ce2" table:formula="of:=IF([.S170]=&quot;&quot;;&quot;&quot;;ROUND([.S170];0))">
            <text:p/>
          </table:table-cell>
          <table:table-cell table:style-name="ce2" table:formula="of:=IF([.T170]=&quot;&quot;;&quot;&quot;;ROUND([.T170];0))">
            <text:p/>
          </table:table-cell>
          <table:table-cell table:style-name="ce2" table:formula="of:=IF([.U170]=&quot;&quot;;&quot;&quot;;ROUND([.U170];0))">
            <text:p/>
          </table:table-cell>
          <table:table-cell table:style-name="ce2" table:formula="of:=IF([.V170]=&quot;&quot;;&quot;&quot;;ROUND([.V170];0))">
            <text:p/>
          </table:table-cell>
          <table:table-cell table:style-name="ce2" table:formula="of:=IF([.W170]=&quot;&quot;;&quot;&quot;;ROUND([.W170];0))">
            <text:p/>
          </table:table-cell>
          <table:table-cell table:style-name="ce2" table:formula="of:=IF([.X170]=&quot;&quot;;&quot;&quot;;ROUND([.X170];0))">
            <text:p/>
          </table:table-cell>
          <table:table-cell table:style-name="ce2" table:formula="of:=IF([.Y170]=&quot;&quot;;&quot;&quot;;ROUND([.Y170];0))">
            <text:p/>
          </table:table-cell>
          <table:table-cell table:style-name="ce2" table:formula="of:=IF([.Z170]=&quot;&quot;;&quot;&quot;;ROUND([.Z170];0))">
            <text:p/>
          </table:table-cell>
          <table:table-cell table:style-name="ce2" table:formula="of:=IF([.AA170]=&quot;&quot;;&quot;&quot;;ROUND([.AA170];0))">
            <text:p/>
          </table:table-cell>
          <table:table-cell table:style-name="ce2" table:formula="of:=IF([.AB170]=&quot;&quot;;&quot;&quot;;ROUND([.AB170];0))">
            <text:p/>
          </table:table-cell>
          <table:table-cell table:style-name="ce2" table:formula="of:=IF([.AC170]=&quot;&quot;;&quot;&quot;;ROUND([.AC170];0))">
            <text:p/>
          </table:table-cell>
          <table:table-cell table:style-name="ce2" table:formula="of:=IF([.AD170]=&quot;&quot;;&quot;&quot;;ROUND([.AD170];0))">
            <text:p/>
          </table:table-cell>
          <table:table-cell table:style-name="ce2" table:formula="of:=IF([.AE170]=&quot;&quot;;&quot;&quot;;ROUND([.AE170];0))">
            <text:p/>
          </table:table-cell>
          <table:table-cell table:style-name="ce2" table:formula="of:=IF([.AF170]=&quot;&quot;;&quot;&quot;;ROUND([.AF170];0))">
            <text:p/>
          </table:table-cell>
          <table:table-cell table:style-name="ce2" table:formula="of:=IF([.AG170]=&quot;&quot;;&quot;&quot;;ROUND([.AG170];0))">
            <text:p/>
          </table:table-cell>
          <table:table-cell table:style-name="ce2" table:formula="of:=IF([.AH170]=&quot;&quot;;&quot;&quot;;ROUND([.AH170];0))">
            <text:p/>
          </table:table-cell>
          <table:table-cell table:style-name="ce2" table:formula="of:=IF([.AI170]=&quot;&quot;;&quot;&quot;;ROUND([.AI170];0))">
            <text:p/>
          </table:table-cell>
          <table:table-cell table:style-name="ce2" table:formula="of:=IF([.AJ170]=&quot;&quot;;&quot;&quot;;ROUND([.AJ170];0))">
            <text:p/>
          </table:table-cell>
          <table:table-cell table:style-name="ce2" table:formula="of:=IF([.AK170]=&quot;&quot;;&quot;&quot;;ROUND([.AK170];0))">
            <text:p/>
          </table:table-cell>
          <table:table-cell table:style-name="ce2" table:formula="of:=IF([.AL170]=&quot;&quot;;&quot;&quot;;ROUND([.AL170];0))">
            <text:p/>
          </table:table-cell>
          <table:table-cell table:style-name="ce2" table:formula="of:=IF([.AM170]=&quot;&quot;;&quot;&quot;;ROUND([.AM170];0))">
            <text:p/>
          </table:table-cell>
          <table:table-cell table:style-name="ce2" table:formula="of:=IF([.AN170]=&quot;&quot;;&quot;&quot;;ROUND([.AN170];0))">
            <text:p/>
          </table:table-cell>
          <table:table-cell table:style-name="ce2" table:formula="of:=IF([.AO170]=&quot;&quot;;&quot;&quot;;ROUND([.AO170];0))">
            <text:p/>
          </table:table-cell>
          <table:table-cell table:style-name="ce2" table:formula="of:=IF([.AP170]=&quot;&quot;;&quot;&quot;;ROUND([.AP170];0))">
            <text:p/>
          </table:table-cell>
          <table:table-cell table:style-name="ce2" table:formula="of:=IF([.AQ170]=&quot;&quot;;&quot;&quot;;ROUND([.AQ170];0))">
            <text:p/>
          </table:table-cell>
          <table:table-cell table:style-name="ce2" table:formula="of:=IF([.AR170]=&quot;&quot;;&quot;&quot;;ROUND([.AR170];0))">
            <text:p/>
          </table:table-cell>
          <table:table-cell table:style-name="ce2" table:formula="of:=IF([.AS170]=&quot;&quot;;&quot;&quot;;ROUND([.AS170];0))">
            <text:p/>
          </table:table-cell>
          <table:table-cell table:style-name="ce2" table:formula="of:=IF([.AT170]=&quot;&quot;;&quot;&quot;;ROUND([.AT170];0))">
            <text:p/>
          </table:table-cell>
          <table:table-cell table:style-name="ce2" table:formula="of:=IF([.AU170]=&quot;&quot;;&quot;&quot;;ROUND([.AU170];0))">
            <text:p/>
          </table:table-cell>
          <table:table-cell table:style-name="ce2" table:formula="of:=IF([.AV170]=&quot;&quot;;&quot;&quot;;ROUND([.AV170];0))">
            <text:p/>
          </table:table-cell>
          <table:table-cell table:style-name="ce2" table:formula="of:=IF([.AW170]=&quot;&quot;;&quot;&quot;;ROUND([.AW170];0))">
            <text:p/>
          </table:table-cell>
          <table:table-cell table:style-name="ce2" table:formula="of:=IF([.AX170]=&quot;&quot;;&quot;&quot;;ROUND([.AX170];0))">
            <text:p/>
          </table:table-cell>
          <table:table-cell table:style-name="ce2" table:formula="of:=IF([.AY170]=&quot;&quot;;&quot;&quot;;ROUND([.AY170];0))">
            <text:p/>
          </table:table-cell>
          <table:table-cell table:style-name="ce2" table:formula="of:=IF([.AZ170]=&quot;&quot;;&quot;&quot;;ROUND([.AZ170];0))">
            <text:p/>
          </table:table-cell>
          <table:table-cell table:style-name="ce2" table:formula="of:=IF([.BA170]=&quot;&quot;;&quot;&quot;;ROUND([.BA170];0))">
            <text:p/>
          </table:table-cell>
          <table:table-cell table:style-name="ce2" table:formula="of:=IF([.BB170]=&quot;&quot;;&quot;&quot;;ROUND([.BB170];0))">
            <text:p/>
          </table:table-cell>
          <table:table-cell table:style-name="ce2" table:formula="of:=IF([.BC170]=&quot;&quot;;&quot;&quot;;ROUND([.BC170];0))">
            <text:p/>
          </table:table-cell>
          <table:table-cell table:style-name="ce2" table:formula="of:=IF([.BD170]=&quot;&quot;;&quot;&quot;;ROUND([.BD170];0))">
            <text:p/>
          </table:table-cell>
          <table:table-cell table:style-name="ce2" table:formula="of:=IF([.BE170]=&quot;&quot;;&quot;&quot;;ROUND([.BE170];0))">
            <text:p/>
          </table:table-cell>
          <table:table-cell table:style-name="ce2" table:formula="of:=IF([.BF170]=&quot;&quot;;&quot;&quot;;ROUND([.BF170];0))">
            <text:p/>
          </table:table-cell>
          <table:table-cell table:style-name="ce2" table:formula="of:=IF([.BG170]=&quot;&quot;;&quot;&quot;;ROUND([.BG170];0))">
            <text:p/>
          </table:table-cell>
          <table:table-cell table:style-name="ce2" table:formula="of:=IF([.BH170]=&quot;&quot;;&quot;&quot;;ROUND([.BH170];0))">
            <text:p/>
          </table:table-cell>
          <table:table-cell table:style-name="ce2" table:formula="of:=IF([.BI170]=&quot;&quot;;&quot;&quot;;ROUND([.BI170];0))">
            <text:p/>
          </table:table-cell>
          <table:table-cell table:style-name="ce2" table:formula="of:=IF([.BJ170]=&quot;&quot;;&quot;&quot;;ROUND([.BJ170];0))">
            <text:p/>
          </table:table-cell>
          <table:table-cell table:style-name="ce2" table:formula="of:=IF([.BK170]=&quot;&quot;;&quot;&quot;;ROUND([.BK170];0))">
            <text:p/>
          </table:table-cell>
          <table:table-cell table:style-name="ce2" table:formula="of:=IF([.BL170]=&quot;&quot;;&quot;&quot;;ROUND([.BL170];0))">
            <text:p/>
          </table:table-cell>
          <table:table-cell table:style-name="ce2" table:formula="of:=IF([.BM170]=&quot;&quot;;&quot;&quot;;ROUND([.BM170];0))">
            <text:p/>
          </table:table-cell>
          <table:table-cell table:style-name="ce2" table:formula="of:=IF([.BN170]=&quot;&quot;;&quot;&quot;;ROUND([.BN170];0))">
            <text:p/>
          </table:table-cell>
          <table:table-cell table:style-name="ce2" table:formula="of:=IF([.BO170]=&quot;&quot;;&quot;&quot;;ROUND([.BO170];0))">
            <text:p/>
          </table:table-cell>
          <table:table-cell table:style-name="ce2" table:formula="of:=IF([.BP170]=&quot;&quot;;&quot;&quot;;ROUND([.BP170];0))">
            <text:p/>
          </table:table-cell>
          <table:table-cell table:style-name="ce2" table:formula="of:=IF([.BQ170]=&quot;&quot;;&quot;&quot;;ROUND([.BQ170];0))">
            <text:p/>
          </table:table-cell>
          <table:table-cell table:style-name="ce2" table:formula="of:=IF([.BR170]=&quot;&quot;;&quot;&quot;;ROUND([.BR170];0))">
            <text:p/>
          </table:table-cell>
          <table:table-cell table:style-name="ce2" table:formula="of:=IF([.BS170]=&quot;&quot;;&quot;&quot;;ROUND([.BS170];0))">
            <text:p/>
          </table:table-cell>
          <table:table-cell table:style-name="ce2" table:formula="of:=IF([.BT170]=&quot;&quot;;&quot;&quot;;ROUND([.BT170];0))">
            <text:p/>
          </table:table-cell>
          <table:table-cell table:style-name="ce2" table:formula="of:=IF([.BU170]=&quot;&quot;;&quot;&quot;;ROUND([.BU170];0))">
            <text:p/>
          </table:table-cell>
          <table:table-cell table:style-name="ce2" table:formula="of:=IF([.BV170]=&quot;&quot;;&quot;&quot;;ROUND([.BV170];0))">
            <text:p/>
          </table:table-cell>
          <table:table-cell table:style-name="ce2" table:formula="of:=IF([.BW170]=&quot;&quot;;&quot;&quot;;ROUND([.BW170];0))">
            <text:p/>
          </table:table-cell>
          <table:table-cell table:style-name="ce2" table:formula="of:=IF([.BX170]=&quot;&quot;;&quot;&quot;;ROUND([.BX170];0))">
            <text:p/>
          </table:table-cell>
          <table:table-cell table:style-name="ce2" table:formula="of:=IF([.BY170]=&quot;&quot;;&quot;&quot;;ROUND([.BY170];0))">
            <text:p/>
          </table:table-cell>
          <table:table-cell table:style-name="ce2" table:formula="of:=IF([.BZ170]=&quot;&quot;;&quot;&quot;;ROUND([.BZ170];0))">
            <text:p/>
          </table:table-cell>
          <table:table-cell table:style-name="ce2" table:formula="of:=IF([.CA170]=&quot;&quot;;&quot;&quot;;ROUND([.CA170];0))">
            <text:p/>
          </table:table-cell>
          <table:table-cell table:style-name="ce2" table:formula="of:=IF([.CB170]=&quot;&quot;;&quot;&quot;;ROUND([.CB170];0))">
            <text:p/>
          </table:table-cell>
          <table:table-cell table:style-name="ce2" table:formula="of:=IF([.CC170]=&quot;&quot;;&quot;&quot;;ROUND([.CC170];0))">
            <text:p/>
          </table:table-cell>
          <table:table-cell table:style-name="ce2" table:formula="of:=IF([.CD170]=&quot;&quot;;&quot;&quot;;ROUND([.CD170];0))">
            <text:p/>
          </table:table-cell>
          <table:table-cell table:style-name="ce2" table:formula="of:=IF([.CE170]=&quot;&quot;;&quot;&quot;;ROUND([.CE170];0))">
            <text:p/>
          </table:table-cell>
          <table:table-cell table:style-name="ce2" table:formula="of:=IF([.CF170]=&quot;&quot;;&quot;&quot;;ROUND([.CF170];0))">
            <text:p/>
          </table:table-cell>
          <table:table-cell table:style-name="ce2" table:formula="of:=IF([.CG170]=&quot;&quot;;&quot;&quot;;ROUND([.CG170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1]&amp;&quot;_&quot;&amp;[.A51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1]=&quot;&quot;;&quot;&quot;;ROUND([.D171];0))" office:value-type="float" office:value="270">
            <text:p>270</text:p>
          </table:table-cell>
          <table:table-cell table:style-name="ce2" table:formula="of:=IF([.E171]=&quot;&quot;;&quot;&quot;;ROUND([.E171];0))" office:value-type="float" office:value="261">
            <text:p>261</text:p>
          </table:table-cell>
          <table:table-cell table:style-name="ce2" table:formula="of:=IF([.F171]=&quot;&quot;;&quot;&quot;;ROUND([.F171];0))" office:value-type="float" office:value="270">
            <text:p>270</text:p>
          </table:table-cell>
          <table:table-cell table:style-name="ce2" table:formula="of:=IF([.G171]=&quot;&quot;;&quot;&quot;;ROUND([.G171];0))" office:value-type="float" office:value="323">
            <text:p>323</text:p>
          </table:table-cell>
          <table:table-cell table:style-name="ce2" table:formula="of:=IF([.H171]=&quot;&quot;;&quot;&quot;;ROUND([.H171];0))" office:value-type="float" office:value="278">
            <text:p>278</text:p>
          </table:table-cell>
          <table:table-cell table:style-name="ce2" table:formula="of:=IF([.I171]=&quot;&quot;;&quot;&quot;;ROUND([.I171];0))" office:value-type="float" office:value="321">
            <text:p>321</text:p>
          </table:table-cell>
          <table:table-cell table:style-name="ce2" table:formula="of:=IF([.J171]=&quot;&quot;;&quot;&quot;;ROUND([.J171];0))" office:value-type="float" office:value="278">
            <text:p>278</text:p>
          </table:table-cell>
          <table:table-cell table:style-name="ce2" table:formula="of:=IF([.K171]=&quot;&quot;;&quot;&quot;;ROUND([.K171];0))" office:value-type="float" office:value="256">
            <text:p>256</text:p>
          </table:table-cell>
          <table:table-cell table:style-name="ce2" table:formula="of:=IF([.L171]=&quot;&quot;;&quot;&quot;;ROUND([.L171];0))">
            <text:p/>
          </table:table-cell>
          <table:table-cell table:style-name="ce2" table:formula="of:=IF([.M171]=&quot;&quot;;&quot;&quot;;ROUND([.M171];0))">
            <text:p/>
          </table:table-cell>
          <table:table-cell table:style-name="ce2" table:formula="of:=IF([.N171]=&quot;&quot;;&quot;&quot;;ROUND([.N171];0))">
            <text:p/>
          </table:table-cell>
          <table:table-cell table:style-name="ce2" table:formula="of:=IF([.O171]=&quot;&quot;;&quot;&quot;;ROUND([.O171];0))">
            <text:p/>
          </table:table-cell>
          <table:table-cell table:style-name="ce2" table:formula="of:=IF([.P171]=&quot;&quot;;&quot;&quot;;ROUND([.P171];0))">
            <text:p/>
          </table:table-cell>
          <table:table-cell table:style-name="ce2" table:formula="of:=IF([.Q171]=&quot;&quot;;&quot;&quot;;ROUND([.Q171];0))">
            <text:p/>
          </table:table-cell>
          <table:table-cell table:style-name="ce2" table:formula="of:=IF([.R171]=&quot;&quot;;&quot;&quot;;ROUND([.R171];0))">
            <text:p/>
          </table:table-cell>
          <table:table-cell table:style-name="ce2" table:formula="of:=IF([.S171]=&quot;&quot;;&quot;&quot;;ROUND([.S171];0))">
            <text:p/>
          </table:table-cell>
          <table:table-cell table:style-name="ce2" table:formula="of:=IF([.T171]=&quot;&quot;;&quot;&quot;;ROUND([.T171];0))">
            <text:p/>
          </table:table-cell>
          <table:table-cell table:style-name="ce2" table:formula="of:=IF([.U171]=&quot;&quot;;&quot;&quot;;ROUND([.U171];0))">
            <text:p/>
          </table:table-cell>
          <table:table-cell table:style-name="ce2" table:formula="of:=IF([.V171]=&quot;&quot;;&quot;&quot;;ROUND([.V171];0))">
            <text:p/>
          </table:table-cell>
          <table:table-cell table:style-name="ce2" table:formula="of:=IF([.W171]=&quot;&quot;;&quot;&quot;;ROUND([.W171];0))">
            <text:p/>
          </table:table-cell>
          <table:table-cell table:style-name="ce2" table:formula="of:=IF([.X171]=&quot;&quot;;&quot;&quot;;ROUND([.X171];0))">
            <text:p/>
          </table:table-cell>
          <table:table-cell table:style-name="ce2" table:formula="of:=IF([.Y171]=&quot;&quot;;&quot;&quot;;ROUND([.Y171];0))">
            <text:p/>
          </table:table-cell>
          <table:table-cell table:style-name="ce2" table:formula="of:=IF([.Z171]=&quot;&quot;;&quot;&quot;;ROUND([.Z171];0))">
            <text:p/>
          </table:table-cell>
          <table:table-cell table:style-name="ce2" table:formula="of:=IF([.AA171]=&quot;&quot;;&quot;&quot;;ROUND([.AA171];0))">
            <text:p/>
          </table:table-cell>
          <table:table-cell table:style-name="ce2" table:formula="of:=IF([.AB171]=&quot;&quot;;&quot;&quot;;ROUND([.AB171];0))">
            <text:p/>
          </table:table-cell>
          <table:table-cell table:style-name="ce2" table:formula="of:=IF([.AC171]=&quot;&quot;;&quot;&quot;;ROUND([.AC171];0))">
            <text:p/>
          </table:table-cell>
          <table:table-cell table:style-name="ce2" table:formula="of:=IF([.AD171]=&quot;&quot;;&quot;&quot;;ROUND([.AD171];0))">
            <text:p/>
          </table:table-cell>
          <table:table-cell table:style-name="ce2" table:formula="of:=IF([.AE171]=&quot;&quot;;&quot;&quot;;ROUND([.AE171];0))">
            <text:p/>
          </table:table-cell>
          <table:table-cell table:style-name="ce2" table:formula="of:=IF([.AF171]=&quot;&quot;;&quot;&quot;;ROUND([.AF171];0))">
            <text:p/>
          </table:table-cell>
          <table:table-cell table:style-name="ce2" table:formula="of:=IF([.AG171]=&quot;&quot;;&quot;&quot;;ROUND([.AG171];0))">
            <text:p/>
          </table:table-cell>
          <table:table-cell table:style-name="ce2" table:formula="of:=IF([.AH171]=&quot;&quot;;&quot;&quot;;ROUND([.AH171];0))">
            <text:p/>
          </table:table-cell>
          <table:table-cell table:style-name="ce2" table:formula="of:=IF([.AI171]=&quot;&quot;;&quot;&quot;;ROUND([.AI171];0))">
            <text:p/>
          </table:table-cell>
          <table:table-cell table:style-name="ce2" table:formula="of:=IF([.AJ171]=&quot;&quot;;&quot;&quot;;ROUND([.AJ171];0))">
            <text:p/>
          </table:table-cell>
          <table:table-cell table:style-name="ce2" table:formula="of:=IF([.AK171]=&quot;&quot;;&quot;&quot;;ROUND([.AK171];0))">
            <text:p/>
          </table:table-cell>
          <table:table-cell table:style-name="ce2" table:formula="of:=IF([.AL171]=&quot;&quot;;&quot;&quot;;ROUND([.AL171];0))">
            <text:p/>
          </table:table-cell>
          <table:table-cell table:style-name="ce2" table:formula="of:=IF([.AM171]=&quot;&quot;;&quot;&quot;;ROUND([.AM171];0))">
            <text:p/>
          </table:table-cell>
          <table:table-cell table:style-name="ce2" table:formula="of:=IF([.AN171]=&quot;&quot;;&quot;&quot;;ROUND([.AN171];0))">
            <text:p/>
          </table:table-cell>
          <table:table-cell table:style-name="ce2" table:formula="of:=IF([.AO171]=&quot;&quot;;&quot;&quot;;ROUND([.AO171];0))">
            <text:p/>
          </table:table-cell>
          <table:table-cell table:style-name="ce2" table:formula="of:=IF([.AP171]=&quot;&quot;;&quot;&quot;;ROUND([.AP171];0))">
            <text:p/>
          </table:table-cell>
          <table:table-cell table:style-name="ce2" table:formula="of:=IF([.AQ171]=&quot;&quot;;&quot;&quot;;ROUND([.AQ171];0))">
            <text:p/>
          </table:table-cell>
          <table:table-cell table:style-name="ce2" table:formula="of:=IF([.AR171]=&quot;&quot;;&quot;&quot;;ROUND([.AR171];0))">
            <text:p/>
          </table:table-cell>
          <table:table-cell table:style-name="ce2" table:formula="of:=IF([.AS171]=&quot;&quot;;&quot;&quot;;ROUND([.AS171];0))">
            <text:p/>
          </table:table-cell>
          <table:table-cell table:style-name="ce2" table:formula="of:=IF([.AT171]=&quot;&quot;;&quot;&quot;;ROUND([.AT171];0))">
            <text:p/>
          </table:table-cell>
          <table:table-cell table:style-name="ce2" table:formula="of:=IF([.AU171]=&quot;&quot;;&quot;&quot;;ROUND([.AU171];0))">
            <text:p/>
          </table:table-cell>
          <table:table-cell table:style-name="ce2" table:formula="of:=IF([.AV171]=&quot;&quot;;&quot;&quot;;ROUND([.AV171];0))">
            <text:p/>
          </table:table-cell>
          <table:table-cell table:style-name="ce2" table:formula="of:=IF([.AW171]=&quot;&quot;;&quot;&quot;;ROUND([.AW171];0))">
            <text:p/>
          </table:table-cell>
          <table:table-cell table:style-name="ce2" table:formula="of:=IF([.AX171]=&quot;&quot;;&quot;&quot;;ROUND([.AX171];0))">
            <text:p/>
          </table:table-cell>
          <table:table-cell table:style-name="ce2" table:formula="of:=IF([.AY171]=&quot;&quot;;&quot;&quot;;ROUND([.AY171];0))">
            <text:p/>
          </table:table-cell>
          <table:table-cell table:style-name="ce2" table:formula="of:=IF([.AZ171]=&quot;&quot;;&quot;&quot;;ROUND([.AZ171];0))">
            <text:p/>
          </table:table-cell>
          <table:table-cell table:style-name="ce2" table:formula="of:=IF([.BA171]=&quot;&quot;;&quot;&quot;;ROUND([.BA171];0))">
            <text:p/>
          </table:table-cell>
          <table:table-cell table:style-name="ce2" table:formula="of:=IF([.BB171]=&quot;&quot;;&quot;&quot;;ROUND([.BB171];0))">
            <text:p/>
          </table:table-cell>
          <table:table-cell table:style-name="ce2" table:formula="of:=IF([.BC171]=&quot;&quot;;&quot;&quot;;ROUND([.BC171];0))">
            <text:p/>
          </table:table-cell>
          <table:table-cell table:style-name="ce2" table:formula="of:=IF([.BD171]=&quot;&quot;;&quot;&quot;;ROUND([.BD171];0))">
            <text:p/>
          </table:table-cell>
          <table:table-cell table:style-name="ce2" table:formula="of:=IF([.BE171]=&quot;&quot;;&quot;&quot;;ROUND([.BE171];0))">
            <text:p/>
          </table:table-cell>
          <table:table-cell table:style-name="ce2" table:formula="of:=IF([.BF171]=&quot;&quot;;&quot;&quot;;ROUND([.BF171];0))">
            <text:p/>
          </table:table-cell>
          <table:table-cell table:style-name="ce2" table:formula="of:=IF([.BG171]=&quot;&quot;;&quot;&quot;;ROUND([.BG171];0))">
            <text:p/>
          </table:table-cell>
          <table:table-cell table:style-name="ce2" table:formula="of:=IF([.BH171]=&quot;&quot;;&quot;&quot;;ROUND([.BH171];0))">
            <text:p/>
          </table:table-cell>
          <table:table-cell table:style-name="ce2" table:formula="of:=IF([.BI171]=&quot;&quot;;&quot;&quot;;ROUND([.BI171];0))">
            <text:p/>
          </table:table-cell>
          <table:table-cell table:style-name="ce2" table:formula="of:=IF([.BJ171]=&quot;&quot;;&quot;&quot;;ROUND([.BJ171];0))">
            <text:p/>
          </table:table-cell>
          <table:table-cell table:style-name="ce2" table:formula="of:=IF([.BK171]=&quot;&quot;;&quot;&quot;;ROUND([.BK171];0))">
            <text:p/>
          </table:table-cell>
          <table:table-cell table:style-name="ce2" table:formula="of:=IF([.BL171]=&quot;&quot;;&quot;&quot;;ROUND([.BL171];0))">
            <text:p/>
          </table:table-cell>
          <table:table-cell table:style-name="ce2" table:formula="of:=IF([.BM171]=&quot;&quot;;&quot;&quot;;ROUND([.BM171];0))">
            <text:p/>
          </table:table-cell>
          <table:table-cell table:style-name="ce2" table:formula="of:=IF([.BN171]=&quot;&quot;;&quot;&quot;;ROUND([.BN171];0))">
            <text:p/>
          </table:table-cell>
          <table:table-cell table:style-name="ce2" table:formula="of:=IF([.BO171]=&quot;&quot;;&quot;&quot;;ROUND([.BO171];0))">
            <text:p/>
          </table:table-cell>
          <table:table-cell table:style-name="ce2" table:formula="of:=IF([.BP171]=&quot;&quot;;&quot;&quot;;ROUND([.BP171];0))">
            <text:p/>
          </table:table-cell>
          <table:table-cell table:style-name="ce2" table:formula="of:=IF([.BQ171]=&quot;&quot;;&quot;&quot;;ROUND([.BQ171];0))">
            <text:p/>
          </table:table-cell>
          <table:table-cell table:style-name="ce2" table:formula="of:=IF([.BR171]=&quot;&quot;;&quot;&quot;;ROUND([.BR171];0))">
            <text:p/>
          </table:table-cell>
          <table:table-cell table:style-name="ce2" table:formula="of:=IF([.BS171]=&quot;&quot;;&quot;&quot;;ROUND([.BS171];0))">
            <text:p/>
          </table:table-cell>
          <table:table-cell table:style-name="ce2" table:formula="of:=IF([.BT171]=&quot;&quot;;&quot;&quot;;ROUND([.BT171];0))">
            <text:p/>
          </table:table-cell>
          <table:table-cell table:style-name="ce2" table:formula="of:=IF([.BU171]=&quot;&quot;;&quot;&quot;;ROUND([.BU171];0))">
            <text:p/>
          </table:table-cell>
          <table:table-cell table:style-name="ce2" table:formula="of:=IF([.BV171]=&quot;&quot;;&quot;&quot;;ROUND([.BV171];0))">
            <text:p/>
          </table:table-cell>
          <table:table-cell table:style-name="ce2" table:formula="of:=IF([.BW171]=&quot;&quot;;&quot;&quot;;ROUND([.BW171];0))">
            <text:p/>
          </table:table-cell>
          <table:table-cell table:style-name="ce2" table:formula="of:=IF([.BX171]=&quot;&quot;;&quot;&quot;;ROUND([.BX171];0))">
            <text:p/>
          </table:table-cell>
          <table:table-cell table:style-name="ce2" table:formula="of:=IF([.BY171]=&quot;&quot;;&quot;&quot;;ROUND([.BY171];0))">
            <text:p/>
          </table:table-cell>
          <table:table-cell table:style-name="ce2" table:formula="of:=IF([.BZ171]=&quot;&quot;;&quot;&quot;;ROUND([.BZ171];0))">
            <text:p/>
          </table:table-cell>
          <table:table-cell table:style-name="ce2" table:formula="of:=IF([.CA171]=&quot;&quot;;&quot;&quot;;ROUND([.CA171];0))">
            <text:p/>
          </table:table-cell>
          <table:table-cell table:style-name="ce2" table:formula="of:=IF([.CB171]=&quot;&quot;;&quot;&quot;;ROUND([.CB171];0))">
            <text:p/>
          </table:table-cell>
          <table:table-cell table:style-name="ce2" table:formula="of:=IF([.CC171]=&quot;&quot;;&quot;&quot;;ROUND([.CC171];0))">
            <text:p/>
          </table:table-cell>
          <table:table-cell table:style-name="ce2" table:formula="of:=IF([.CD171]=&quot;&quot;;&quot;&quot;;ROUND([.CD171];0))">
            <text:p/>
          </table:table-cell>
          <table:table-cell table:style-name="ce2" table:formula="of:=IF([.CE171]=&quot;&quot;;&quot;&quot;;ROUND([.CE171];0))">
            <text:p/>
          </table:table-cell>
          <table:table-cell table:style-name="ce2" table:formula="of:=IF([.CF171]=&quot;&quot;;&quot;&quot;;ROUND([.CF171];0))">
            <text:p/>
          </table:table-cell>
          <table:table-cell table:style-name="ce2" table:formula="of:=IF([.CG171]=&quot;&quot;;&quot;&quot;;ROUND([.CG171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2]&amp;&quot;_&quot;&amp;[.A52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2]=&quot;&quot;;&quot;&quot;;ROUND([.D172];0))" office:value-type="float" office:value="248">
            <text:p>248</text:p>
          </table:table-cell>
          <table:table-cell table:style-name="ce2" table:formula="of:=IF([.E172]=&quot;&quot;;&quot;&quot;;ROUND([.E172];0))" office:value-type="float" office:value="416">
            <text:p>416</text:p>
          </table:table-cell>
          <table:table-cell table:style-name="ce2" table:formula="of:=IF([.F172]=&quot;&quot;;&quot;&quot;;ROUND([.F172];0))" office:value-type="float" office:value="248">
            <text:p>248</text:p>
          </table:table-cell>
          <table:table-cell table:style-name="ce2" table:formula="of:=IF([.G172]=&quot;&quot;;&quot;&quot;;ROUND([.G172];0))" office:value-type="float" office:value="498">
            <text:p>498</text:p>
          </table:table-cell>
          <table:table-cell table:style-name="ce2" table:formula="of:=IF([.H172]=&quot;&quot;;&quot;&quot;;ROUND([.H172];0))" office:value-type="float" office:value="251">
            <text:p>251</text:p>
          </table:table-cell>
          <table:table-cell table:style-name="ce2" table:formula="of:=IF([.I172]=&quot;&quot;;&quot;&quot;;ROUND([.I172];0))" office:value-type="float" office:value="502">
            <text:p>502</text:p>
          </table:table-cell>
          <table:table-cell table:style-name="ce2" table:formula="of:=IF([.J172]=&quot;&quot;;&quot;&quot;;ROUND([.J172];0))" office:value-type="float" office:value="252">
            <text:p>252</text:p>
          </table:table-cell>
          <table:table-cell table:style-name="ce2" table:formula="of:=IF([.K172]=&quot;&quot;;&quot;&quot;;ROUND([.K172];0))" office:value-type="float" office:value="418">
            <text:p>418</text:p>
          </table:table-cell>
          <table:table-cell table:style-name="ce2" table:formula="of:=IF([.L172]=&quot;&quot;;&quot;&quot;;ROUND([.L172];0))">
            <text:p/>
          </table:table-cell>
          <table:table-cell table:style-name="ce2" table:formula="of:=IF([.M172]=&quot;&quot;;&quot;&quot;;ROUND([.M172];0))">
            <text:p/>
          </table:table-cell>
          <table:table-cell table:style-name="ce2" table:formula="of:=IF([.N172]=&quot;&quot;;&quot;&quot;;ROUND([.N172];0))">
            <text:p/>
          </table:table-cell>
          <table:table-cell table:style-name="ce2" table:formula="of:=IF([.O172]=&quot;&quot;;&quot;&quot;;ROUND([.O172];0))">
            <text:p/>
          </table:table-cell>
          <table:table-cell table:style-name="ce2" table:formula="of:=IF([.P172]=&quot;&quot;;&quot;&quot;;ROUND([.P172];0))">
            <text:p/>
          </table:table-cell>
          <table:table-cell table:style-name="ce2" table:formula="of:=IF([.Q172]=&quot;&quot;;&quot;&quot;;ROUND([.Q172];0))">
            <text:p/>
          </table:table-cell>
          <table:table-cell table:style-name="ce2" table:formula="of:=IF([.R172]=&quot;&quot;;&quot;&quot;;ROUND([.R172];0))">
            <text:p/>
          </table:table-cell>
          <table:table-cell table:style-name="ce2" table:formula="of:=IF([.S172]=&quot;&quot;;&quot;&quot;;ROUND([.S172];0))">
            <text:p/>
          </table:table-cell>
          <table:table-cell table:style-name="ce2" table:formula="of:=IF([.T172]=&quot;&quot;;&quot;&quot;;ROUND([.T172];0))">
            <text:p/>
          </table:table-cell>
          <table:table-cell table:style-name="ce2" table:formula="of:=IF([.U172]=&quot;&quot;;&quot;&quot;;ROUND([.U172];0))">
            <text:p/>
          </table:table-cell>
          <table:table-cell table:style-name="ce2" table:formula="of:=IF([.V172]=&quot;&quot;;&quot;&quot;;ROUND([.V172];0))">
            <text:p/>
          </table:table-cell>
          <table:table-cell table:style-name="ce2" table:formula="of:=IF([.W172]=&quot;&quot;;&quot;&quot;;ROUND([.W172];0))">
            <text:p/>
          </table:table-cell>
          <table:table-cell table:style-name="ce2" table:formula="of:=IF([.X172]=&quot;&quot;;&quot;&quot;;ROUND([.X172];0))">
            <text:p/>
          </table:table-cell>
          <table:table-cell table:style-name="ce2" table:formula="of:=IF([.Y172]=&quot;&quot;;&quot;&quot;;ROUND([.Y172];0))">
            <text:p/>
          </table:table-cell>
          <table:table-cell table:style-name="ce2" table:formula="of:=IF([.Z172]=&quot;&quot;;&quot;&quot;;ROUND([.Z172];0))">
            <text:p/>
          </table:table-cell>
          <table:table-cell table:style-name="ce2" table:formula="of:=IF([.AA172]=&quot;&quot;;&quot;&quot;;ROUND([.AA172];0))">
            <text:p/>
          </table:table-cell>
          <table:table-cell table:style-name="ce2" table:formula="of:=IF([.AB172]=&quot;&quot;;&quot;&quot;;ROUND([.AB172];0))">
            <text:p/>
          </table:table-cell>
          <table:table-cell table:style-name="ce2" table:formula="of:=IF([.AC172]=&quot;&quot;;&quot;&quot;;ROUND([.AC172];0))">
            <text:p/>
          </table:table-cell>
          <table:table-cell table:style-name="ce2" table:formula="of:=IF([.AD172]=&quot;&quot;;&quot;&quot;;ROUND([.AD172];0))">
            <text:p/>
          </table:table-cell>
          <table:table-cell table:style-name="ce2" table:formula="of:=IF([.AE172]=&quot;&quot;;&quot;&quot;;ROUND([.AE172];0))">
            <text:p/>
          </table:table-cell>
          <table:table-cell table:style-name="ce2" table:formula="of:=IF([.AF172]=&quot;&quot;;&quot;&quot;;ROUND([.AF172];0))">
            <text:p/>
          </table:table-cell>
          <table:table-cell table:style-name="ce2" table:formula="of:=IF([.AG172]=&quot;&quot;;&quot;&quot;;ROUND([.AG172];0))">
            <text:p/>
          </table:table-cell>
          <table:table-cell table:style-name="ce2" table:formula="of:=IF([.AH172]=&quot;&quot;;&quot;&quot;;ROUND([.AH172];0))">
            <text:p/>
          </table:table-cell>
          <table:table-cell table:style-name="ce2" table:formula="of:=IF([.AI172]=&quot;&quot;;&quot;&quot;;ROUND([.AI172];0))">
            <text:p/>
          </table:table-cell>
          <table:table-cell table:style-name="ce2" table:formula="of:=IF([.AJ172]=&quot;&quot;;&quot;&quot;;ROUND([.AJ172];0))">
            <text:p/>
          </table:table-cell>
          <table:table-cell table:style-name="ce2" table:formula="of:=IF([.AK172]=&quot;&quot;;&quot;&quot;;ROUND([.AK172];0))">
            <text:p/>
          </table:table-cell>
          <table:table-cell table:style-name="ce2" table:formula="of:=IF([.AL172]=&quot;&quot;;&quot;&quot;;ROUND([.AL172];0))">
            <text:p/>
          </table:table-cell>
          <table:table-cell table:style-name="ce2" table:formula="of:=IF([.AM172]=&quot;&quot;;&quot;&quot;;ROUND([.AM172];0))">
            <text:p/>
          </table:table-cell>
          <table:table-cell table:style-name="ce2" table:formula="of:=IF([.AN172]=&quot;&quot;;&quot;&quot;;ROUND([.AN172];0))">
            <text:p/>
          </table:table-cell>
          <table:table-cell table:style-name="ce2" table:formula="of:=IF([.AO172]=&quot;&quot;;&quot;&quot;;ROUND([.AO172];0))">
            <text:p/>
          </table:table-cell>
          <table:table-cell table:style-name="ce2" table:formula="of:=IF([.AP172]=&quot;&quot;;&quot;&quot;;ROUND([.AP172];0))">
            <text:p/>
          </table:table-cell>
          <table:table-cell table:style-name="ce2" table:formula="of:=IF([.AQ172]=&quot;&quot;;&quot;&quot;;ROUND([.AQ172];0))">
            <text:p/>
          </table:table-cell>
          <table:table-cell table:style-name="ce2" table:formula="of:=IF([.AR172]=&quot;&quot;;&quot;&quot;;ROUND([.AR172];0))">
            <text:p/>
          </table:table-cell>
          <table:table-cell table:style-name="ce2" table:formula="of:=IF([.AS172]=&quot;&quot;;&quot;&quot;;ROUND([.AS172];0))">
            <text:p/>
          </table:table-cell>
          <table:table-cell table:style-name="ce2" table:formula="of:=IF([.AT172]=&quot;&quot;;&quot;&quot;;ROUND([.AT172];0))">
            <text:p/>
          </table:table-cell>
          <table:table-cell table:style-name="ce2" table:formula="of:=IF([.AU172]=&quot;&quot;;&quot;&quot;;ROUND([.AU172];0))">
            <text:p/>
          </table:table-cell>
          <table:table-cell table:style-name="ce2" table:formula="of:=IF([.AV172]=&quot;&quot;;&quot;&quot;;ROUND([.AV172];0))">
            <text:p/>
          </table:table-cell>
          <table:table-cell table:style-name="ce2" table:formula="of:=IF([.AW172]=&quot;&quot;;&quot;&quot;;ROUND([.AW172];0))">
            <text:p/>
          </table:table-cell>
          <table:table-cell table:style-name="ce2" table:formula="of:=IF([.AX172]=&quot;&quot;;&quot;&quot;;ROUND([.AX172];0))">
            <text:p/>
          </table:table-cell>
          <table:table-cell table:style-name="ce2" table:formula="of:=IF([.AY172]=&quot;&quot;;&quot;&quot;;ROUND([.AY172];0))">
            <text:p/>
          </table:table-cell>
          <table:table-cell table:style-name="ce2" table:formula="of:=IF([.AZ172]=&quot;&quot;;&quot;&quot;;ROUND([.AZ172];0))">
            <text:p/>
          </table:table-cell>
          <table:table-cell table:style-name="ce2" table:formula="of:=IF([.BA172]=&quot;&quot;;&quot;&quot;;ROUND([.BA172];0))">
            <text:p/>
          </table:table-cell>
          <table:table-cell table:style-name="ce2" table:formula="of:=IF([.BB172]=&quot;&quot;;&quot;&quot;;ROUND([.BB172];0))">
            <text:p/>
          </table:table-cell>
          <table:table-cell table:style-name="ce2" table:formula="of:=IF([.BC172]=&quot;&quot;;&quot;&quot;;ROUND([.BC172];0))">
            <text:p/>
          </table:table-cell>
          <table:table-cell table:style-name="ce2" table:formula="of:=IF([.BD172]=&quot;&quot;;&quot;&quot;;ROUND([.BD172];0))">
            <text:p/>
          </table:table-cell>
          <table:table-cell table:style-name="ce2" table:formula="of:=IF([.BE172]=&quot;&quot;;&quot;&quot;;ROUND([.BE172];0))">
            <text:p/>
          </table:table-cell>
          <table:table-cell table:style-name="ce2" table:formula="of:=IF([.BF172]=&quot;&quot;;&quot;&quot;;ROUND([.BF172];0))">
            <text:p/>
          </table:table-cell>
          <table:table-cell table:style-name="ce2" table:formula="of:=IF([.BG172]=&quot;&quot;;&quot;&quot;;ROUND([.BG172];0))">
            <text:p/>
          </table:table-cell>
          <table:table-cell table:style-name="ce2" table:formula="of:=IF([.BH172]=&quot;&quot;;&quot;&quot;;ROUND([.BH172];0))">
            <text:p/>
          </table:table-cell>
          <table:table-cell table:style-name="ce2" table:formula="of:=IF([.BI172]=&quot;&quot;;&quot;&quot;;ROUND([.BI172];0))">
            <text:p/>
          </table:table-cell>
          <table:table-cell table:style-name="ce2" table:formula="of:=IF([.BJ172]=&quot;&quot;;&quot;&quot;;ROUND([.BJ172];0))">
            <text:p/>
          </table:table-cell>
          <table:table-cell table:style-name="ce2" table:formula="of:=IF([.BK172]=&quot;&quot;;&quot;&quot;;ROUND([.BK172];0))">
            <text:p/>
          </table:table-cell>
          <table:table-cell table:style-name="ce2" table:formula="of:=IF([.BL172]=&quot;&quot;;&quot;&quot;;ROUND([.BL172];0))">
            <text:p/>
          </table:table-cell>
          <table:table-cell table:style-name="ce2" table:formula="of:=IF([.BM172]=&quot;&quot;;&quot;&quot;;ROUND([.BM172];0))">
            <text:p/>
          </table:table-cell>
          <table:table-cell table:style-name="ce2" table:formula="of:=IF([.BN172]=&quot;&quot;;&quot;&quot;;ROUND([.BN172];0))">
            <text:p/>
          </table:table-cell>
          <table:table-cell table:style-name="ce2" table:formula="of:=IF([.BO172]=&quot;&quot;;&quot;&quot;;ROUND([.BO172];0))">
            <text:p/>
          </table:table-cell>
          <table:table-cell table:style-name="ce2" table:formula="of:=IF([.BP172]=&quot;&quot;;&quot;&quot;;ROUND([.BP172];0))">
            <text:p/>
          </table:table-cell>
          <table:table-cell table:style-name="ce2" table:formula="of:=IF([.BQ172]=&quot;&quot;;&quot;&quot;;ROUND([.BQ172];0))">
            <text:p/>
          </table:table-cell>
          <table:table-cell table:style-name="ce2" table:formula="of:=IF([.BR172]=&quot;&quot;;&quot;&quot;;ROUND([.BR172];0))">
            <text:p/>
          </table:table-cell>
          <table:table-cell table:style-name="ce2" table:formula="of:=IF([.BS172]=&quot;&quot;;&quot;&quot;;ROUND([.BS172];0))">
            <text:p/>
          </table:table-cell>
          <table:table-cell table:style-name="ce2" table:formula="of:=IF([.BT172]=&quot;&quot;;&quot;&quot;;ROUND([.BT172];0))">
            <text:p/>
          </table:table-cell>
          <table:table-cell table:style-name="ce2" table:formula="of:=IF([.BU172]=&quot;&quot;;&quot;&quot;;ROUND([.BU172];0))">
            <text:p/>
          </table:table-cell>
          <table:table-cell table:style-name="ce2" table:formula="of:=IF([.BV172]=&quot;&quot;;&quot;&quot;;ROUND([.BV172];0))">
            <text:p/>
          </table:table-cell>
          <table:table-cell table:style-name="ce2" table:formula="of:=IF([.BW172]=&quot;&quot;;&quot;&quot;;ROUND([.BW172];0))">
            <text:p/>
          </table:table-cell>
          <table:table-cell table:style-name="ce2" table:formula="of:=IF([.BX172]=&quot;&quot;;&quot;&quot;;ROUND([.BX172];0))">
            <text:p/>
          </table:table-cell>
          <table:table-cell table:style-name="ce2" table:formula="of:=IF([.BY172]=&quot;&quot;;&quot;&quot;;ROUND([.BY172];0))">
            <text:p/>
          </table:table-cell>
          <table:table-cell table:style-name="ce2" table:formula="of:=IF([.BZ172]=&quot;&quot;;&quot;&quot;;ROUND([.BZ172];0))">
            <text:p/>
          </table:table-cell>
          <table:table-cell table:style-name="ce2" table:formula="of:=IF([.CA172]=&quot;&quot;;&quot;&quot;;ROUND([.CA172];0))">
            <text:p/>
          </table:table-cell>
          <table:table-cell table:style-name="ce2" table:formula="of:=IF([.CB172]=&quot;&quot;;&quot;&quot;;ROUND([.CB172];0))">
            <text:p/>
          </table:table-cell>
          <table:table-cell table:style-name="ce2" table:formula="of:=IF([.CC172]=&quot;&quot;;&quot;&quot;;ROUND([.CC172];0))">
            <text:p/>
          </table:table-cell>
          <table:table-cell table:style-name="ce2" table:formula="of:=IF([.CD172]=&quot;&quot;;&quot;&quot;;ROUND([.CD172];0))">
            <text:p/>
          </table:table-cell>
          <table:table-cell table:style-name="ce2" table:formula="of:=IF([.CE172]=&quot;&quot;;&quot;&quot;;ROUND([.CE172];0))">
            <text:p/>
          </table:table-cell>
          <table:table-cell table:style-name="ce2" table:formula="of:=IF([.CF172]=&quot;&quot;;&quot;&quot;;ROUND([.CF172];0))">
            <text:p/>
          </table:table-cell>
          <table:table-cell table:style-name="ce2" table:formula="of:=IF([.CG172]=&quot;&quot;;&quot;&quot;;ROUND([.CG172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3]&amp;&quot;_&quot;&amp;[.A53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3]=&quot;&quot;;&quot;&quot;;ROUND([.D173];0))" office:value-type="float" office:value="263">
            <text:p>263</text:p>
          </table:table-cell>
          <table:table-cell table:style-name="ce2" table:formula="of:=IF([.E173]=&quot;&quot;;&quot;&quot;;ROUND([.E173];0))" office:value-type="float" office:value="424">
            <text:p>424</text:p>
          </table:table-cell>
          <table:table-cell table:style-name="ce2" table:formula="of:=IF([.F173]=&quot;&quot;;&quot;&quot;;ROUND([.F173];0))" office:value-type="float" office:value="262">
            <text:p>262</text:p>
          </table:table-cell>
          <table:table-cell table:style-name="ce2" table:formula="of:=IF([.G173]=&quot;&quot;;&quot;&quot;;ROUND([.G173];0))" office:value-type="float" office:value="520">
            <text:p>520</text:p>
          </table:table-cell>
          <table:table-cell table:style-name="ce2" table:formula="of:=IF([.H173]=&quot;&quot;;&quot;&quot;;ROUND([.H173];0))" office:value-type="float" office:value="267">
            <text:p>267</text:p>
          </table:table-cell>
          <table:table-cell table:style-name="ce2" table:formula="of:=IF([.I173]=&quot;&quot;;&quot;&quot;;ROUND([.I173];0))" office:value-type="float" office:value="526">
            <text:p>526</text:p>
          </table:table-cell>
          <table:table-cell table:style-name="ce2" table:formula="of:=IF([.J173]=&quot;&quot;;&quot;&quot;;ROUND([.J173];0))" office:value-type="float" office:value="268">
            <text:p>268</text:p>
          </table:table-cell>
          <table:table-cell table:style-name="ce2" table:formula="of:=IF([.K173]=&quot;&quot;;&quot;&quot;;ROUND([.K173];0))" office:value-type="float" office:value="427">
            <text:p>427</text:p>
          </table:table-cell>
          <table:table-cell table:style-name="ce2" table:formula="of:=IF([.L173]=&quot;&quot;;&quot;&quot;;ROUND([.L173];0))">
            <text:p/>
          </table:table-cell>
          <table:table-cell table:style-name="ce2" table:formula="of:=IF([.M173]=&quot;&quot;;&quot;&quot;;ROUND([.M173];0))">
            <text:p/>
          </table:table-cell>
          <table:table-cell table:style-name="ce2" table:formula="of:=IF([.N173]=&quot;&quot;;&quot;&quot;;ROUND([.N173];0))">
            <text:p/>
          </table:table-cell>
          <table:table-cell table:style-name="ce2" table:formula="of:=IF([.O173]=&quot;&quot;;&quot;&quot;;ROUND([.O173];0))">
            <text:p/>
          </table:table-cell>
          <table:table-cell table:style-name="ce2" table:formula="of:=IF([.P173]=&quot;&quot;;&quot;&quot;;ROUND([.P173];0))">
            <text:p/>
          </table:table-cell>
          <table:table-cell table:style-name="ce2" table:formula="of:=IF([.Q173]=&quot;&quot;;&quot;&quot;;ROUND([.Q173];0))">
            <text:p/>
          </table:table-cell>
          <table:table-cell table:style-name="ce2" table:formula="of:=IF([.R173]=&quot;&quot;;&quot;&quot;;ROUND([.R173];0))">
            <text:p/>
          </table:table-cell>
          <table:table-cell table:style-name="ce2" table:formula="of:=IF([.S173]=&quot;&quot;;&quot;&quot;;ROUND([.S173];0))">
            <text:p/>
          </table:table-cell>
          <table:table-cell table:style-name="ce2" table:formula="of:=IF([.T173]=&quot;&quot;;&quot;&quot;;ROUND([.T173];0))">
            <text:p/>
          </table:table-cell>
          <table:table-cell table:style-name="ce2" table:formula="of:=IF([.U173]=&quot;&quot;;&quot;&quot;;ROUND([.U173];0))">
            <text:p/>
          </table:table-cell>
          <table:table-cell table:style-name="ce2" table:formula="of:=IF([.V173]=&quot;&quot;;&quot;&quot;;ROUND([.V173];0))">
            <text:p/>
          </table:table-cell>
          <table:table-cell table:style-name="ce2" table:formula="of:=IF([.W173]=&quot;&quot;;&quot;&quot;;ROUND([.W173];0))">
            <text:p/>
          </table:table-cell>
          <table:table-cell table:style-name="ce2" table:formula="of:=IF([.X173]=&quot;&quot;;&quot;&quot;;ROUND([.X173];0))">
            <text:p/>
          </table:table-cell>
          <table:table-cell table:style-name="ce2" table:formula="of:=IF([.Y173]=&quot;&quot;;&quot;&quot;;ROUND([.Y173];0))">
            <text:p/>
          </table:table-cell>
          <table:table-cell table:style-name="ce2" table:formula="of:=IF([.Z173]=&quot;&quot;;&quot;&quot;;ROUND([.Z173];0))">
            <text:p/>
          </table:table-cell>
          <table:table-cell table:style-name="ce2" table:formula="of:=IF([.AA173]=&quot;&quot;;&quot;&quot;;ROUND([.AA173];0))">
            <text:p/>
          </table:table-cell>
          <table:table-cell table:style-name="ce2" table:formula="of:=IF([.AB173]=&quot;&quot;;&quot;&quot;;ROUND([.AB173];0))">
            <text:p/>
          </table:table-cell>
          <table:table-cell table:style-name="ce2" table:formula="of:=IF([.AC173]=&quot;&quot;;&quot;&quot;;ROUND([.AC173];0))">
            <text:p/>
          </table:table-cell>
          <table:table-cell table:style-name="ce2" table:formula="of:=IF([.AD173]=&quot;&quot;;&quot;&quot;;ROUND([.AD173];0))">
            <text:p/>
          </table:table-cell>
          <table:table-cell table:style-name="ce2" table:formula="of:=IF([.AE173]=&quot;&quot;;&quot;&quot;;ROUND([.AE173];0))">
            <text:p/>
          </table:table-cell>
          <table:table-cell table:style-name="ce2" table:formula="of:=IF([.AF173]=&quot;&quot;;&quot;&quot;;ROUND([.AF173];0))">
            <text:p/>
          </table:table-cell>
          <table:table-cell table:style-name="ce2" table:formula="of:=IF([.AG173]=&quot;&quot;;&quot;&quot;;ROUND([.AG173];0))">
            <text:p/>
          </table:table-cell>
          <table:table-cell table:style-name="ce2" table:formula="of:=IF([.AH173]=&quot;&quot;;&quot;&quot;;ROUND([.AH173];0))">
            <text:p/>
          </table:table-cell>
          <table:table-cell table:style-name="ce2" table:formula="of:=IF([.AI173]=&quot;&quot;;&quot;&quot;;ROUND([.AI173];0))">
            <text:p/>
          </table:table-cell>
          <table:table-cell table:style-name="ce2" table:formula="of:=IF([.AJ173]=&quot;&quot;;&quot;&quot;;ROUND([.AJ173];0))">
            <text:p/>
          </table:table-cell>
          <table:table-cell table:style-name="ce2" table:formula="of:=IF([.AK173]=&quot;&quot;;&quot;&quot;;ROUND([.AK173];0))">
            <text:p/>
          </table:table-cell>
          <table:table-cell table:style-name="ce2" table:formula="of:=IF([.AL173]=&quot;&quot;;&quot;&quot;;ROUND([.AL173];0))">
            <text:p/>
          </table:table-cell>
          <table:table-cell table:style-name="ce2" table:formula="of:=IF([.AM173]=&quot;&quot;;&quot;&quot;;ROUND([.AM173];0))">
            <text:p/>
          </table:table-cell>
          <table:table-cell table:style-name="ce2" table:formula="of:=IF([.AN173]=&quot;&quot;;&quot;&quot;;ROUND([.AN173];0))">
            <text:p/>
          </table:table-cell>
          <table:table-cell table:style-name="ce2" table:formula="of:=IF([.AO173]=&quot;&quot;;&quot;&quot;;ROUND([.AO173];0))">
            <text:p/>
          </table:table-cell>
          <table:table-cell table:style-name="ce2" table:formula="of:=IF([.AP173]=&quot;&quot;;&quot;&quot;;ROUND([.AP173];0))">
            <text:p/>
          </table:table-cell>
          <table:table-cell table:style-name="ce2" table:formula="of:=IF([.AQ173]=&quot;&quot;;&quot;&quot;;ROUND([.AQ173];0))">
            <text:p/>
          </table:table-cell>
          <table:table-cell table:style-name="ce2" table:formula="of:=IF([.AR173]=&quot;&quot;;&quot;&quot;;ROUND([.AR173];0))">
            <text:p/>
          </table:table-cell>
          <table:table-cell table:style-name="ce2" table:formula="of:=IF([.AS173]=&quot;&quot;;&quot;&quot;;ROUND([.AS173];0))">
            <text:p/>
          </table:table-cell>
          <table:table-cell table:style-name="ce2" table:formula="of:=IF([.AT173]=&quot;&quot;;&quot;&quot;;ROUND([.AT173];0))">
            <text:p/>
          </table:table-cell>
          <table:table-cell table:style-name="ce2" table:formula="of:=IF([.AU173]=&quot;&quot;;&quot;&quot;;ROUND([.AU173];0))">
            <text:p/>
          </table:table-cell>
          <table:table-cell table:style-name="ce2" table:formula="of:=IF([.AV173]=&quot;&quot;;&quot;&quot;;ROUND([.AV173];0))">
            <text:p/>
          </table:table-cell>
          <table:table-cell table:style-name="ce2" table:formula="of:=IF([.AW173]=&quot;&quot;;&quot;&quot;;ROUND([.AW173];0))">
            <text:p/>
          </table:table-cell>
          <table:table-cell table:style-name="ce2" table:formula="of:=IF([.AX173]=&quot;&quot;;&quot;&quot;;ROUND([.AX173];0))">
            <text:p/>
          </table:table-cell>
          <table:table-cell table:style-name="ce2" table:formula="of:=IF([.AY173]=&quot;&quot;;&quot;&quot;;ROUND([.AY173];0))">
            <text:p/>
          </table:table-cell>
          <table:table-cell table:style-name="ce2" table:formula="of:=IF([.AZ173]=&quot;&quot;;&quot;&quot;;ROUND([.AZ173];0))">
            <text:p/>
          </table:table-cell>
          <table:table-cell table:style-name="ce2" table:formula="of:=IF([.BA173]=&quot;&quot;;&quot;&quot;;ROUND([.BA173];0))">
            <text:p/>
          </table:table-cell>
          <table:table-cell table:style-name="ce2" table:formula="of:=IF([.BB173]=&quot;&quot;;&quot;&quot;;ROUND([.BB173];0))">
            <text:p/>
          </table:table-cell>
          <table:table-cell table:style-name="ce2" table:formula="of:=IF([.BC173]=&quot;&quot;;&quot;&quot;;ROUND([.BC173];0))">
            <text:p/>
          </table:table-cell>
          <table:table-cell table:style-name="ce2" table:formula="of:=IF([.BD173]=&quot;&quot;;&quot;&quot;;ROUND([.BD173];0))">
            <text:p/>
          </table:table-cell>
          <table:table-cell table:style-name="ce2" table:formula="of:=IF([.BE173]=&quot;&quot;;&quot;&quot;;ROUND([.BE173];0))">
            <text:p/>
          </table:table-cell>
          <table:table-cell table:style-name="ce2" table:formula="of:=IF([.BF173]=&quot;&quot;;&quot;&quot;;ROUND([.BF173];0))">
            <text:p/>
          </table:table-cell>
          <table:table-cell table:style-name="ce2" table:formula="of:=IF([.BG173]=&quot;&quot;;&quot;&quot;;ROUND([.BG173];0))">
            <text:p/>
          </table:table-cell>
          <table:table-cell table:style-name="ce2" table:formula="of:=IF([.BH173]=&quot;&quot;;&quot;&quot;;ROUND([.BH173];0))">
            <text:p/>
          </table:table-cell>
          <table:table-cell table:style-name="ce2" table:formula="of:=IF([.BI173]=&quot;&quot;;&quot;&quot;;ROUND([.BI173];0))">
            <text:p/>
          </table:table-cell>
          <table:table-cell table:style-name="ce2" table:formula="of:=IF([.BJ173]=&quot;&quot;;&quot;&quot;;ROUND([.BJ173];0))">
            <text:p/>
          </table:table-cell>
          <table:table-cell table:style-name="ce2" table:formula="of:=IF([.BK173]=&quot;&quot;;&quot;&quot;;ROUND([.BK173];0))">
            <text:p/>
          </table:table-cell>
          <table:table-cell table:style-name="ce2" table:formula="of:=IF([.BL173]=&quot;&quot;;&quot;&quot;;ROUND([.BL173];0))">
            <text:p/>
          </table:table-cell>
          <table:table-cell table:style-name="ce2" table:formula="of:=IF([.BM173]=&quot;&quot;;&quot;&quot;;ROUND([.BM173];0))">
            <text:p/>
          </table:table-cell>
          <table:table-cell table:style-name="ce2" table:formula="of:=IF([.BN173]=&quot;&quot;;&quot;&quot;;ROUND([.BN173];0))">
            <text:p/>
          </table:table-cell>
          <table:table-cell table:style-name="ce2" table:formula="of:=IF([.BO173]=&quot;&quot;;&quot;&quot;;ROUND([.BO173];0))">
            <text:p/>
          </table:table-cell>
          <table:table-cell table:style-name="ce2" table:formula="of:=IF([.BP173]=&quot;&quot;;&quot;&quot;;ROUND([.BP173];0))">
            <text:p/>
          </table:table-cell>
          <table:table-cell table:style-name="ce2" table:formula="of:=IF([.BQ173]=&quot;&quot;;&quot;&quot;;ROUND([.BQ173];0))">
            <text:p/>
          </table:table-cell>
          <table:table-cell table:style-name="ce2" table:formula="of:=IF([.BR173]=&quot;&quot;;&quot;&quot;;ROUND([.BR173];0))">
            <text:p/>
          </table:table-cell>
          <table:table-cell table:style-name="ce2" table:formula="of:=IF([.BS173]=&quot;&quot;;&quot;&quot;;ROUND([.BS173];0))">
            <text:p/>
          </table:table-cell>
          <table:table-cell table:style-name="ce2" table:formula="of:=IF([.BT173]=&quot;&quot;;&quot;&quot;;ROUND([.BT173];0))">
            <text:p/>
          </table:table-cell>
          <table:table-cell table:style-name="ce2" table:formula="of:=IF([.BU173]=&quot;&quot;;&quot;&quot;;ROUND([.BU173];0))">
            <text:p/>
          </table:table-cell>
          <table:table-cell table:style-name="ce2" table:formula="of:=IF([.BV173]=&quot;&quot;;&quot;&quot;;ROUND([.BV173];0))">
            <text:p/>
          </table:table-cell>
          <table:table-cell table:style-name="ce2" table:formula="of:=IF([.BW173]=&quot;&quot;;&quot;&quot;;ROUND([.BW173];0))">
            <text:p/>
          </table:table-cell>
          <table:table-cell table:style-name="ce2" table:formula="of:=IF([.BX173]=&quot;&quot;;&quot;&quot;;ROUND([.BX173];0))">
            <text:p/>
          </table:table-cell>
          <table:table-cell table:style-name="ce2" table:formula="of:=IF([.BY173]=&quot;&quot;;&quot;&quot;;ROUND([.BY173];0))">
            <text:p/>
          </table:table-cell>
          <table:table-cell table:style-name="ce2" table:formula="of:=IF([.BZ173]=&quot;&quot;;&quot;&quot;;ROUND([.BZ173];0))">
            <text:p/>
          </table:table-cell>
          <table:table-cell table:style-name="ce2" table:formula="of:=IF([.CA173]=&quot;&quot;;&quot;&quot;;ROUND([.CA173];0))">
            <text:p/>
          </table:table-cell>
          <table:table-cell table:style-name="ce2" table:formula="of:=IF([.CB173]=&quot;&quot;;&quot;&quot;;ROUND([.CB173];0))">
            <text:p/>
          </table:table-cell>
          <table:table-cell table:style-name="ce2" table:formula="of:=IF([.CC173]=&quot;&quot;;&quot;&quot;;ROUND([.CC173];0))">
            <text:p/>
          </table:table-cell>
          <table:table-cell table:style-name="ce2" table:formula="of:=IF([.CD173]=&quot;&quot;;&quot;&quot;;ROUND([.CD173];0))">
            <text:p/>
          </table:table-cell>
          <table:table-cell table:style-name="ce2" table:formula="of:=IF([.CE173]=&quot;&quot;;&quot;&quot;;ROUND([.CE173];0))">
            <text:p/>
          </table:table-cell>
          <table:table-cell table:style-name="ce2" table:formula="of:=IF([.CF173]=&quot;&quot;;&quot;&quot;;ROUND([.CF173];0))">
            <text:p/>
          </table:table-cell>
          <table:table-cell table:style-name="ce2" table:formula="of:=IF([.CG173]=&quot;&quot;;&quot;&quot;;ROUND([.CG173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4]&amp;&quot;_&quot;&amp;[.A54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4]=&quot;&quot;;&quot;&quot;;ROUND([.D174];0))" office:value-type="float" office:value="364">
            <text:p>364</text:p>
          </table:table-cell>
          <table:table-cell table:style-name="ce2" table:formula="of:=IF([.E174]=&quot;&quot;;&quot;&quot;;ROUND([.E174];0))" office:value-type="float" office:value="427">
            <text:p>427</text:p>
          </table:table-cell>
          <table:table-cell table:style-name="ce2" table:formula="of:=IF([.F174]=&quot;&quot;;&quot;&quot;;ROUND([.F174];0))" office:value-type="float" office:value="365">
            <text:p>365</text:p>
          </table:table-cell>
          <table:table-cell table:style-name="ce2" table:formula="of:=IF([.G174]=&quot;&quot;;&quot;&quot;;ROUND([.G174];0))" office:value-type="float" office:value="533">
            <text:p>533</text:p>
          </table:table-cell>
          <table:table-cell table:style-name="ce2" table:formula="of:=IF([.H174]=&quot;&quot;;&quot;&quot;;ROUND([.H174];0))" office:value-type="float" office:value="580">
            <text:p>580</text:p>
          </table:table-cell>
          <table:table-cell table:style-name="ce2" table:formula="of:=IF([.I174]=&quot;&quot;;&quot;&quot;;ROUND([.I174];0))" office:value-type="float" office:value="524">
            <text:p>524</text:p>
          </table:table-cell>
          <table:table-cell table:style-name="ce2" table:formula="of:=IF([.J174]=&quot;&quot;;&quot;&quot;;ROUND([.J174];0))" office:value-type="float" office:value="580">
            <text:p>580</text:p>
          </table:table-cell>
          <table:table-cell table:style-name="ce2" table:formula="of:=IF([.K174]=&quot;&quot;;&quot;&quot;;ROUND([.K174];0))" office:value-type="float" office:value="423">
            <text:p>423</text:p>
          </table:table-cell>
          <table:table-cell table:style-name="ce2" table:formula="of:=IF([.L174]=&quot;&quot;;&quot;&quot;;ROUND([.L174];0))">
            <text:p/>
          </table:table-cell>
          <table:table-cell table:style-name="ce2" table:formula="of:=IF([.M174]=&quot;&quot;;&quot;&quot;;ROUND([.M174];0))">
            <text:p/>
          </table:table-cell>
          <table:table-cell table:style-name="ce2" table:formula="of:=IF([.N174]=&quot;&quot;;&quot;&quot;;ROUND([.N174];0))">
            <text:p/>
          </table:table-cell>
          <table:table-cell table:style-name="ce2" table:formula="of:=IF([.O174]=&quot;&quot;;&quot;&quot;;ROUND([.O174];0))">
            <text:p/>
          </table:table-cell>
          <table:table-cell table:style-name="ce2" table:formula="of:=IF([.P174]=&quot;&quot;;&quot;&quot;;ROUND([.P174];0))">
            <text:p/>
          </table:table-cell>
          <table:table-cell table:style-name="ce2" table:formula="of:=IF([.Q174]=&quot;&quot;;&quot;&quot;;ROUND([.Q174];0))">
            <text:p/>
          </table:table-cell>
          <table:table-cell table:style-name="ce2" table:formula="of:=IF([.R174]=&quot;&quot;;&quot;&quot;;ROUND([.R174];0))">
            <text:p/>
          </table:table-cell>
          <table:table-cell table:style-name="ce2" table:formula="of:=IF([.S174]=&quot;&quot;;&quot;&quot;;ROUND([.S174];0))">
            <text:p/>
          </table:table-cell>
          <table:table-cell table:style-name="ce2" table:formula="of:=IF([.T174]=&quot;&quot;;&quot;&quot;;ROUND([.T174];0))">
            <text:p/>
          </table:table-cell>
          <table:table-cell table:style-name="ce2" table:formula="of:=IF([.U174]=&quot;&quot;;&quot;&quot;;ROUND([.U174];0))">
            <text:p/>
          </table:table-cell>
          <table:table-cell table:style-name="ce2" table:formula="of:=IF([.V174]=&quot;&quot;;&quot;&quot;;ROUND([.V174];0))">
            <text:p/>
          </table:table-cell>
          <table:table-cell table:style-name="ce2" table:formula="of:=IF([.W174]=&quot;&quot;;&quot;&quot;;ROUND([.W174];0))">
            <text:p/>
          </table:table-cell>
          <table:table-cell table:style-name="ce2" table:formula="of:=IF([.X174]=&quot;&quot;;&quot;&quot;;ROUND([.X174];0))">
            <text:p/>
          </table:table-cell>
          <table:table-cell table:style-name="ce2" table:formula="of:=IF([.Y174]=&quot;&quot;;&quot;&quot;;ROUND([.Y174];0))">
            <text:p/>
          </table:table-cell>
          <table:table-cell table:style-name="ce2" table:formula="of:=IF([.Z174]=&quot;&quot;;&quot;&quot;;ROUND([.Z174];0))">
            <text:p/>
          </table:table-cell>
          <table:table-cell table:style-name="ce2" table:formula="of:=IF([.AA174]=&quot;&quot;;&quot;&quot;;ROUND([.AA174];0))">
            <text:p/>
          </table:table-cell>
          <table:table-cell table:style-name="ce2" table:formula="of:=IF([.AB174]=&quot;&quot;;&quot;&quot;;ROUND([.AB174];0))">
            <text:p/>
          </table:table-cell>
          <table:table-cell table:style-name="ce2" table:formula="of:=IF([.AC174]=&quot;&quot;;&quot;&quot;;ROUND([.AC174];0))">
            <text:p/>
          </table:table-cell>
          <table:table-cell table:style-name="ce2" table:formula="of:=IF([.AD174]=&quot;&quot;;&quot;&quot;;ROUND([.AD174];0))">
            <text:p/>
          </table:table-cell>
          <table:table-cell table:style-name="ce2" table:formula="of:=IF([.AE174]=&quot;&quot;;&quot;&quot;;ROUND([.AE174];0))">
            <text:p/>
          </table:table-cell>
          <table:table-cell table:style-name="ce2" table:formula="of:=IF([.AF174]=&quot;&quot;;&quot;&quot;;ROUND([.AF174];0))">
            <text:p/>
          </table:table-cell>
          <table:table-cell table:style-name="ce2" table:formula="of:=IF([.AG174]=&quot;&quot;;&quot;&quot;;ROUND([.AG174];0))">
            <text:p/>
          </table:table-cell>
          <table:table-cell table:style-name="ce2" table:formula="of:=IF([.AH174]=&quot;&quot;;&quot;&quot;;ROUND([.AH174];0))">
            <text:p/>
          </table:table-cell>
          <table:table-cell table:style-name="ce2" table:formula="of:=IF([.AI174]=&quot;&quot;;&quot;&quot;;ROUND([.AI174];0))">
            <text:p/>
          </table:table-cell>
          <table:table-cell table:style-name="ce2" table:formula="of:=IF([.AJ174]=&quot;&quot;;&quot;&quot;;ROUND([.AJ174];0))">
            <text:p/>
          </table:table-cell>
          <table:table-cell table:style-name="ce2" table:formula="of:=IF([.AK174]=&quot;&quot;;&quot;&quot;;ROUND([.AK174];0))">
            <text:p/>
          </table:table-cell>
          <table:table-cell table:style-name="ce2" table:formula="of:=IF([.AL174]=&quot;&quot;;&quot;&quot;;ROUND([.AL174];0))">
            <text:p/>
          </table:table-cell>
          <table:table-cell table:style-name="ce2" table:formula="of:=IF([.AM174]=&quot;&quot;;&quot;&quot;;ROUND([.AM174];0))">
            <text:p/>
          </table:table-cell>
          <table:table-cell table:style-name="ce2" table:formula="of:=IF([.AN174]=&quot;&quot;;&quot;&quot;;ROUND([.AN174];0))">
            <text:p/>
          </table:table-cell>
          <table:table-cell table:style-name="ce2" table:formula="of:=IF([.AO174]=&quot;&quot;;&quot;&quot;;ROUND([.AO174];0))">
            <text:p/>
          </table:table-cell>
          <table:table-cell table:style-name="ce2" table:formula="of:=IF([.AP174]=&quot;&quot;;&quot;&quot;;ROUND([.AP174];0))">
            <text:p/>
          </table:table-cell>
          <table:table-cell table:style-name="ce2" table:formula="of:=IF([.AQ174]=&quot;&quot;;&quot;&quot;;ROUND([.AQ174];0))">
            <text:p/>
          </table:table-cell>
          <table:table-cell table:style-name="ce2" table:formula="of:=IF([.AR174]=&quot;&quot;;&quot;&quot;;ROUND([.AR174];0))">
            <text:p/>
          </table:table-cell>
          <table:table-cell table:style-name="ce2" table:formula="of:=IF([.AS174]=&quot;&quot;;&quot;&quot;;ROUND([.AS174];0))">
            <text:p/>
          </table:table-cell>
          <table:table-cell table:style-name="ce2" table:formula="of:=IF([.AT174]=&quot;&quot;;&quot;&quot;;ROUND([.AT174];0))">
            <text:p/>
          </table:table-cell>
          <table:table-cell table:style-name="ce2" table:formula="of:=IF([.AU174]=&quot;&quot;;&quot;&quot;;ROUND([.AU174];0))">
            <text:p/>
          </table:table-cell>
          <table:table-cell table:style-name="ce2" table:formula="of:=IF([.AV174]=&quot;&quot;;&quot;&quot;;ROUND([.AV174];0))">
            <text:p/>
          </table:table-cell>
          <table:table-cell table:style-name="ce2" table:formula="of:=IF([.AW174]=&quot;&quot;;&quot;&quot;;ROUND([.AW174];0))">
            <text:p/>
          </table:table-cell>
          <table:table-cell table:style-name="ce2" table:formula="of:=IF([.AX174]=&quot;&quot;;&quot;&quot;;ROUND([.AX174];0))">
            <text:p/>
          </table:table-cell>
          <table:table-cell table:style-name="ce2" table:formula="of:=IF([.AY174]=&quot;&quot;;&quot;&quot;;ROUND([.AY174];0))">
            <text:p/>
          </table:table-cell>
          <table:table-cell table:style-name="ce2" table:formula="of:=IF([.AZ174]=&quot;&quot;;&quot;&quot;;ROUND([.AZ174];0))">
            <text:p/>
          </table:table-cell>
          <table:table-cell table:style-name="ce2" table:formula="of:=IF([.BA174]=&quot;&quot;;&quot;&quot;;ROUND([.BA174];0))">
            <text:p/>
          </table:table-cell>
          <table:table-cell table:style-name="ce2" table:formula="of:=IF([.BB174]=&quot;&quot;;&quot;&quot;;ROUND([.BB174];0))">
            <text:p/>
          </table:table-cell>
          <table:table-cell table:style-name="ce2" table:formula="of:=IF([.BC174]=&quot;&quot;;&quot;&quot;;ROUND([.BC174];0))">
            <text:p/>
          </table:table-cell>
          <table:table-cell table:style-name="ce2" table:formula="of:=IF([.BD174]=&quot;&quot;;&quot;&quot;;ROUND([.BD174];0))">
            <text:p/>
          </table:table-cell>
          <table:table-cell table:style-name="ce2" table:formula="of:=IF([.BE174]=&quot;&quot;;&quot;&quot;;ROUND([.BE174];0))">
            <text:p/>
          </table:table-cell>
          <table:table-cell table:style-name="ce2" table:formula="of:=IF([.BF174]=&quot;&quot;;&quot;&quot;;ROUND([.BF174];0))">
            <text:p/>
          </table:table-cell>
          <table:table-cell table:style-name="ce2" table:formula="of:=IF([.BG174]=&quot;&quot;;&quot;&quot;;ROUND([.BG174];0))">
            <text:p/>
          </table:table-cell>
          <table:table-cell table:style-name="ce2" table:formula="of:=IF([.BH174]=&quot;&quot;;&quot;&quot;;ROUND([.BH174];0))">
            <text:p/>
          </table:table-cell>
          <table:table-cell table:style-name="ce2" table:formula="of:=IF([.BI174]=&quot;&quot;;&quot;&quot;;ROUND([.BI174];0))">
            <text:p/>
          </table:table-cell>
          <table:table-cell table:style-name="ce2" table:formula="of:=IF([.BJ174]=&quot;&quot;;&quot;&quot;;ROUND([.BJ174];0))">
            <text:p/>
          </table:table-cell>
          <table:table-cell table:style-name="ce2" table:formula="of:=IF([.BK174]=&quot;&quot;;&quot;&quot;;ROUND([.BK174];0))">
            <text:p/>
          </table:table-cell>
          <table:table-cell table:style-name="ce2" table:formula="of:=IF([.BL174]=&quot;&quot;;&quot;&quot;;ROUND([.BL174];0))">
            <text:p/>
          </table:table-cell>
          <table:table-cell table:style-name="ce2" table:formula="of:=IF([.BM174]=&quot;&quot;;&quot;&quot;;ROUND([.BM174];0))">
            <text:p/>
          </table:table-cell>
          <table:table-cell table:style-name="ce2" table:formula="of:=IF([.BN174]=&quot;&quot;;&quot;&quot;;ROUND([.BN174];0))">
            <text:p/>
          </table:table-cell>
          <table:table-cell table:style-name="ce2" table:formula="of:=IF([.BO174]=&quot;&quot;;&quot;&quot;;ROUND([.BO174];0))">
            <text:p/>
          </table:table-cell>
          <table:table-cell table:style-name="ce2" table:formula="of:=IF([.BP174]=&quot;&quot;;&quot;&quot;;ROUND([.BP174];0))">
            <text:p/>
          </table:table-cell>
          <table:table-cell table:style-name="ce2" table:formula="of:=IF([.BQ174]=&quot;&quot;;&quot;&quot;;ROUND([.BQ174];0))">
            <text:p/>
          </table:table-cell>
          <table:table-cell table:style-name="ce2" table:formula="of:=IF([.BR174]=&quot;&quot;;&quot;&quot;;ROUND([.BR174];0))">
            <text:p/>
          </table:table-cell>
          <table:table-cell table:style-name="ce2" table:formula="of:=IF([.BS174]=&quot;&quot;;&quot;&quot;;ROUND([.BS174];0))">
            <text:p/>
          </table:table-cell>
          <table:table-cell table:style-name="ce2" table:formula="of:=IF([.BT174]=&quot;&quot;;&quot;&quot;;ROUND([.BT174];0))">
            <text:p/>
          </table:table-cell>
          <table:table-cell table:style-name="ce2" table:formula="of:=IF([.BU174]=&quot;&quot;;&quot;&quot;;ROUND([.BU174];0))">
            <text:p/>
          </table:table-cell>
          <table:table-cell table:style-name="ce2" table:formula="of:=IF([.BV174]=&quot;&quot;;&quot;&quot;;ROUND([.BV174];0))">
            <text:p/>
          </table:table-cell>
          <table:table-cell table:style-name="ce2" table:formula="of:=IF([.BW174]=&quot;&quot;;&quot;&quot;;ROUND([.BW174];0))">
            <text:p/>
          </table:table-cell>
          <table:table-cell table:style-name="ce2" table:formula="of:=IF([.BX174]=&quot;&quot;;&quot;&quot;;ROUND([.BX174];0))">
            <text:p/>
          </table:table-cell>
          <table:table-cell table:style-name="ce2" table:formula="of:=IF([.BY174]=&quot;&quot;;&quot;&quot;;ROUND([.BY174];0))">
            <text:p/>
          </table:table-cell>
          <table:table-cell table:style-name="ce2" table:formula="of:=IF([.BZ174]=&quot;&quot;;&quot;&quot;;ROUND([.BZ174];0))">
            <text:p/>
          </table:table-cell>
          <table:table-cell table:style-name="ce2" table:formula="of:=IF([.CA174]=&quot;&quot;;&quot;&quot;;ROUND([.CA174];0))">
            <text:p/>
          </table:table-cell>
          <table:table-cell table:style-name="ce2" table:formula="of:=IF([.CB174]=&quot;&quot;;&quot;&quot;;ROUND([.CB174];0))">
            <text:p/>
          </table:table-cell>
          <table:table-cell table:style-name="ce2" table:formula="of:=IF([.CC174]=&quot;&quot;;&quot;&quot;;ROUND([.CC174];0))">
            <text:p/>
          </table:table-cell>
          <table:table-cell table:style-name="ce2" table:formula="of:=IF([.CD174]=&quot;&quot;;&quot;&quot;;ROUND([.CD174];0))">
            <text:p/>
          </table:table-cell>
          <table:table-cell table:style-name="ce2" table:formula="of:=IF([.CE174]=&quot;&quot;;&quot;&quot;;ROUND([.CE174];0))">
            <text:p/>
          </table:table-cell>
          <table:table-cell table:style-name="ce2" table:formula="of:=IF([.CF174]=&quot;&quot;;&quot;&quot;;ROUND([.CF174];0))">
            <text:p/>
          </table:table-cell>
          <table:table-cell table:style-name="ce2" table:formula="of:=IF([.CG174]=&quot;&quot;;&quot;&quot;;ROUND([.CG174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5]&amp;&quot;_&quot;&amp;[.A55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5]=&quot;&quot;;&quot;&quot;;ROUND([.D175];0))" office:value-type="float" office:value="525">
            <text:p>525</text:p>
          </table:table-cell>
          <table:table-cell table:style-name="ce2" table:formula="of:=IF([.E175]=&quot;&quot;;&quot;&quot;;ROUND([.E175];0))" office:value-type="float" office:value="251">
            <text:p>251</text:p>
          </table:table-cell>
          <table:table-cell table:style-name="ce2" table:formula="of:=IF([.F175]=&quot;&quot;;&quot;&quot;;ROUND([.F175];0))" office:value-type="float" office:value="525">
            <text:p>525</text:p>
          </table:table-cell>
          <table:table-cell table:style-name="ce2" table:formula="of:=IF([.G175]=&quot;&quot;;&quot;&quot;;ROUND([.G175];0))" office:value-type="float" office:value="270">
            <text:p>270</text:p>
          </table:table-cell>
          <table:table-cell table:style-name="ce2" table:formula="of:=IF([.H175]=&quot;&quot;;&quot;&quot;;ROUND([.H175];0))" office:value-type="float" office:value="539">
            <text:p>539</text:p>
          </table:table-cell>
          <table:table-cell table:style-name="ce2" table:formula="of:=IF([.I175]=&quot;&quot;;&quot;&quot;;ROUND([.I175];0))" office:value-type="float" office:value="270">
            <text:p>270</text:p>
          </table:table-cell>
          <table:table-cell table:style-name="ce2" table:formula="of:=IF([.J175]=&quot;&quot;;&quot;&quot;;ROUND([.J175];0))" office:value-type="float" office:value="540">
            <text:p>540</text:p>
          </table:table-cell>
          <table:table-cell table:style-name="ce2" table:formula="of:=IF([.K175]=&quot;&quot;;&quot;&quot;;ROUND([.K175];0))" office:value-type="float" office:value="248">
            <text:p>248</text:p>
          </table:table-cell>
          <table:table-cell table:style-name="ce2" table:formula="of:=IF([.L175]=&quot;&quot;;&quot;&quot;;ROUND([.L175];0))">
            <text:p/>
          </table:table-cell>
          <table:table-cell table:style-name="ce2" table:formula="of:=IF([.M175]=&quot;&quot;;&quot;&quot;;ROUND([.M175];0))">
            <text:p/>
          </table:table-cell>
          <table:table-cell table:style-name="ce2" table:formula="of:=IF([.N175]=&quot;&quot;;&quot;&quot;;ROUND([.N175];0))">
            <text:p/>
          </table:table-cell>
          <table:table-cell table:style-name="ce2" table:formula="of:=IF([.O175]=&quot;&quot;;&quot;&quot;;ROUND([.O175];0))">
            <text:p/>
          </table:table-cell>
          <table:table-cell table:style-name="ce2" table:formula="of:=IF([.P175]=&quot;&quot;;&quot;&quot;;ROUND([.P175];0))">
            <text:p/>
          </table:table-cell>
          <table:table-cell table:style-name="ce2" table:formula="of:=IF([.Q175]=&quot;&quot;;&quot;&quot;;ROUND([.Q175];0))">
            <text:p/>
          </table:table-cell>
          <table:table-cell table:style-name="ce2" table:formula="of:=IF([.R175]=&quot;&quot;;&quot;&quot;;ROUND([.R175];0))">
            <text:p/>
          </table:table-cell>
          <table:table-cell table:style-name="ce2" table:formula="of:=IF([.S175]=&quot;&quot;;&quot;&quot;;ROUND([.S175];0))">
            <text:p/>
          </table:table-cell>
          <table:table-cell table:style-name="ce2" table:formula="of:=IF([.T175]=&quot;&quot;;&quot;&quot;;ROUND([.T175];0))">
            <text:p/>
          </table:table-cell>
          <table:table-cell table:style-name="ce2" table:formula="of:=IF([.U175]=&quot;&quot;;&quot;&quot;;ROUND([.U175];0))">
            <text:p/>
          </table:table-cell>
          <table:table-cell table:style-name="ce2" table:formula="of:=IF([.V175]=&quot;&quot;;&quot;&quot;;ROUND([.V175];0))">
            <text:p/>
          </table:table-cell>
          <table:table-cell table:style-name="ce2" table:formula="of:=IF([.W175]=&quot;&quot;;&quot;&quot;;ROUND([.W175];0))">
            <text:p/>
          </table:table-cell>
          <table:table-cell table:style-name="ce2" table:formula="of:=IF([.X175]=&quot;&quot;;&quot;&quot;;ROUND([.X175];0))">
            <text:p/>
          </table:table-cell>
          <table:table-cell table:style-name="ce2" table:formula="of:=IF([.Y175]=&quot;&quot;;&quot;&quot;;ROUND([.Y175];0))">
            <text:p/>
          </table:table-cell>
          <table:table-cell table:style-name="ce2" table:formula="of:=IF([.Z175]=&quot;&quot;;&quot;&quot;;ROUND([.Z175];0))">
            <text:p/>
          </table:table-cell>
          <table:table-cell table:style-name="ce2" table:formula="of:=IF([.AA175]=&quot;&quot;;&quot;&quot;;ROUND([.AA175];0))">
            <text:p/>
          </table:table-cell>
          <table:table-cell table:style-name="ce2" table:formula="of:=IF([.AB175]=&quot;&quot;;&quot;&quot;;ROUND([.AB175];0))">
            <text:p/>
          </table:table-cell>
          <table:table-cell table:style-name="ce2" table:formula="of:=IF([.AC175]=&quot;&quot;;&quot;&quot;;ROUND([.AC175];0))">
            <text:p/>
          </table:table-cell>
          <table:table-cell table:style-name="ce2" table:formula="of:=IF([.AD175]=&quot;&quot;;&quot;&quot;;ROUND([.AD175];0))">
            <text:p/>
          </table:table-cell>
          <table:table-cell table:style-name="ce2" table:formula="of:=IF([.AE175]=&quot;&quot;;&quot;&quot;;ROUND([.AE175];0))">
            <text:p/>
          </table:table-cell>
          <table:table-cell table:style-name="ce2" table:formula="of:=IF([.AF175]=&quot;&quot;;&quot;&quot;;ROUND([.AF175];0))">
            <text:p/>
          </table:table-cell>
          <table:table-cell table:style-name="ce2" table:formula="of:=IF([.AG175]=&quot;&quot;;&quot;&quot;;ROUND([.AG175];0))">
            <text:p/>
          </table:table-cell>
          <table:table-cell table:style-name="ce2" table:formula="of:=IF([.AH175]=&quot;&quot;;&quot;&quot;;ROUND([.AH175];0))">
            <text:p/>
          </table:table-cell>
          <table:table-cell table:style-name="ce2" table:formula="of:=IF([.AI175]=&quot;&quot;;&quot;&quot;;ROUND([.AI175];0))">
            <text:p/>
          </table:table-cell>
          <table:table-cell table:style-name="ce2" table:formula="of:=IF([.AJ175]=&quot;&quot;;&quot;&quot;;ROUND([.AJ175];0))">
            <text:p/>
          </table:table-cell>
          <table:table-cell table:style-name="ce2" table:formula="of:=IF([.AK175]=&quot;&quot;;&quot;&quot;;ROUND([.AK175];0))">
            <text:p/>
          </table:table-cell>
          <table:table-cell table:style-name="ce2" table:formula="of:=IF([.AL175]=&quot;&quot;;&quot;&quot;;ROUND([.AL175];0))">
            <text:p/>
          </table:table-cell>
          <table:table-cell table:style-name="ce2" table:formula="of:=IF([.AM175]=&quot;&quot;;&quot;&quot;;ROUND([.AM175];0))">
            <text:p/>
          </table:table-cell>
          <table:table-cell table:style-name="ce2" table:formula="of:=IF([.AN175]=&quot;&quot;;&quot;&quot;;ROUND([.AN175];0))">
            <text:p/>
          </table:table-cell>
          <table:table-cell table:style-name="ce2" table:formula="of:=IF([.AO175]=&quot;&quot;;&quot;&quot;;ROUND([.AO175];0))">
            <text:p/>
          </table:table-cell>
          <table:table-cell table:style-name="ce2" table:formula="of:=IF([.AP175]=&quot;&quot;;&quot;&quot;;ROUND([.AP175];0))">
            <text:p/>
          </table:table-cell>
          <table:table-cell table:style-name="ce2" table:formula="of:=IF([.AQ175]=&quot;&quot;;&quot;&quot;;ROUND([.AQ175];0))">
            <text:p/>
          </table:table-cell>
          <table:table-cell table:style-name="ce2" table:formula="of:=IF([.AR175]=&quot;&quot;;&quot;&quot;;ROUND([.AR175];0))">
            <text:p/>
          </table:table-cell>
          <table:table-cell table:style-name="ce2" table:formula="of:=IF([.AS175]=&quot;&quot;;&quot;&quot;;ROUND([.AS175];0))">
            <text:p/>
          </table:table-cell>
          <table:table-cell table:style-name="ce2" table:formula="of:=IF([.AT175]=&quot;&quot;;&quot;&quot;;ROUND([.AT175];0))">
            <text:p/>
          </table:table-cell>
          <table:table-cell table:style-name="ce2" table:formula="of:=IF([.AU175]=&quot;&quot;;&quot;&quot;;ROUND([.AU175];0))">
            <text:p/>
          </table:table-cell>
          <table:table-cell table:style-name="ce2" table:formula="of:=IF([.AV175]=&quot;&quot;;&quot;&quot;;ROUND([.AV175];0))">
            <text:p/>
          </table:table-cell>
          <table:table-cell table:style-name="ce2" table:formula="of:=IF([.AW175]=&quot;&quot;;&quot;&quot;;ROUND([.AW175];0))">
            <text:p/>
          </table:table-cell>
          <table:table-cell table:style-name="ce2" table:formula="of:=IF([.AX175]=&quot;&quot;;&quot;&quot;;ROUND([.AX175];0))">
            <text:p/>
          </table:table-cell>
          <table:table-cell table:style-name="ce2" table:formula="of:=IF([.AY175]=&quot;&quot;;&quot;&quot;;ROUND([.AY175];0))">
            <text:p/>
          </table:table-cell>
          <table:table-cell table:style-name="ce2" table:formula="of:=IF([.AZ175]=&quot;&quot;;&quot;&quot;;ROUND([.AZ175];0))">
            <text:p/>
          </table:table-cell>
          <table:table-cell table:style-name="ce2" table:formula="of:=IF([.BA175]=&quot;&quot;;&quot;&quot;;ROUND([.BA175];0))">
            <text:p/>
          </table:table-cell>
          <table:table-cell table:style-name="ce2" table:formula="of:=IF([.BB175]=&quot;&quot;;&quot;&quot;;ROUND([.BB175];0))">
            <text:p/>
          </table:table-cell>
          <table:table-cell table:style-name="ce2" table:formula="of:=IF([.BC175]=&quot;&quot;;&quot;&quot;;ROUND([.BC175];0))">
            <text:p/>
          </table:table-cell>
          <table:table-cell table:style-name="ce2" table:formula="of:=IF([.BD175]=&quot;&quot;;&quot;&quot;;ROUND([.BD175];0))">
            <text:p/>
          </table:table-cell>
          <table:table-cell table:style-name="ce2" table:formula="of:=IF([.BE175]=&quot;&quot;;&quot;&quot;;ROUND([.BE175];0))">
            <text:p/>
          </table:table-cell>
          <table:table-cell table:style-name="ce2" table:formula="of:=IF([.BF175]=&quot;&quot;;&quot;&quot;;ROUND([.BF175];0))">
            <text:p/>
          </table:table-cell>
          <table:table-cell table:style-name="ce2" table:formula="of:=IF([.BG175]=&quot;&quot;;&quot;&quot;;ROUND([.BG175];0))">
            <text:p/>
          </table:table-cell>
          <table:table-cell table:style-name="ce2" table:formula="of:=IF([.BH175]=&quot;&quot;;&quot;&quot;;ROUND([.BH175];0))">
            <text:p/>
          </table:table-cell>
          <table:table-cell table:style-name="ce2" table:formula="of:=IF([.BI175]=&quot;&quot;;&quot;&quot;;ROUND([.BI175];0))">
            <text:p/>
          </table:table-cell>
          <table:table-cell table:style-name="ce2" table:formula="of:=IF([.BJ175]=&quot;&quot;;&quot;&quot;;ROUND([.BJ175];0))">
            <text:p/>
          </table:table-cell>
          <table:table-cell table:style-name="ce2" table:formula="of:=IF([.BK175]=&quot;&quot;;&quot;&quot;;ROUND([.BK175];0))">
            <text:p/>
          </table:table-cell>
          <table:table-cell table:style-name="ce2" table:formula="of:=IF([.BL175]=&quot;&quot;;&quot;&quot;;ROUND([.BL175];0))">
            <text:p/>
          </table:table-cell>
          <table:table-cell table:style-name="ce2" table:formula="of:=IF([.BM175]=&quot;&quot;;&quot;&quot;;ROUND([.BM175];0))">
            <text:p/>
          </table:table-cell>
          <table:table-cell table:style-name="ce2" table:formula="of:=IF([.BN175]=&quot;&quot;;&quot;&quot;;ROUND([.BN175];0))">
            <text:p/>
          </table:table-cell>
          <table:table-cell table:style-name="ce2" table:formula="of:=IF([.BO175]=&quot;&quot;;&quot;&quot;;ROUND([.BO175];0))">
            <text:p/>
          </table:table-cell>
          <table:table-cell table:style-name="ce2" table:formula="of:=IF([.BP175]=&quot;&quot;;&quot;&quot;;ROUND([.BP175];0))">
            <text:p/>
          </table:table-cell>
          <table:table-cell table:style-name="ce2" table:formula="of:=IF([.BQ175]=&quot;&quot;;&quot;&quot;;ROUND([.BQ175];0))">
            <text:p/>
          </table:table-cell>
          <table:table-cell table:style-name="ce2" table:formula="of:=IF([.BR175]=&quot;&quot;;&quot;&quot;;ROUND([.BR175];0))">
            <text:p/>
          </table:table-cell>
          <table:table-cell table:style-name="ce2" table:formula="of:=IF([.BS175]=&quot;&quot;;&quot;&quot;;ROUND([.BS175];0))">
            <text:p/>
          </table:table-cell>
          <table:table-cell table:style-name="ce2" table:formula="of:=IF([.BT175]=&quot;&quot;;&quot;&quot;;ROUND([.BT175];0))">
            <text:p/>
          </table:table-cell>
          <table:table-cell table:style-name="ce2" table:formula="of:=IF([.BU175]=&quot;&quot;;&quot;&quot;;ROUND([.BU175];0))">
            <text:p/>
          </table:table-cell>
          <table:table-cell table:style-name="ce2" table:formula="of:=IF([.BV175]=&quot;&quot;;&quot;&quot;;ROUND([.BV175];0))">
            <text:p/>
          </table:table-cell>
          <table:table-cell table:style-name="ce2" table:formula="of:=IF([.BW175]=&quot;&quot;;&quot;&quot;;ROUND([.BW175];0))">
            <text:p/>
          </table:table-cell>
          <table:table-cell table:style-name="ce2" table:formula="of:=IF([.BX175]=&quot;&quot;;&quot;&quot;;ROUND([.BX175];0))">
            <text:p/>
          </table:table-cell>
          <table:table-cell table:style-name="ce2" table:formula="of:=IF([.BY175]=&quot;&quot;;&quot;&quot;;ROUND([.BY175];0))">
            <text:p/>
          </table:table-cell>
          <table:table-cell table:style-name="ce2" table:formula="of:=IF([.BZ175]=&quot;&quot;;&quot;&quot;;ROUND([.BZ175];0))">
            <text:p/>
          </table:table-cell>
          <table:table-cell table:style-name="ce2" table:formula="of:=IF([.CA175]=&quot;&quot;;&quot;&quot;;ROUND([.CA175];0))">
            <text:p/>
          </table:table-cell>
          <table:table-cell table:style-name="ce2" table:formula="of:=IF([.CB175]=&quot;&quot;;&quot;&quot;;ROUND([.CB175];0))">
            <text:p/>
          </table:table-cell>
          <table:table-cell table:style-name="ce2" table:formula="of:=IF([.CC175]=&quot;&quot;;&quot;&quot;;ROUND([.CC175];0))">
            <text:p/>
          </table:table-cell>
          <table:table-cell table:style-name="ce2" table:formula="of:=IF([.CD175]=&quot;&quot;;&quot;&quot;;ROUND([.CD175];0))">
            <text:p/>
          </table:table-cell>
          <table:table-cell table:style-name="ce2" table:formula="of:=IF([.CE175]=&quot;&quot;;&quot;&quot;;ROUND([.CE175];0))">
            <text:p/>
          </table:table-cell>
          <table:table-cell table:style-name="ce2" table:formula="of:=IF([.CF175]=&quot;&quot;;&quot;&quot;;ROUND([.CF175];0))">
            <text:p/>
          </table:table-cell>
          <table:table-cell table:style-name="ce2" table:formula="of:=IF([.CG175]=&quot;&quot;;&quot;&quot;;ROUND([.CG175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6]&amp;&quot;_&quot;&amp;[.A56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6]=&quot;&quot;;&quot;&quot;;ROUND([.D176];0))" office:value-type="float" office:value="565">
            <text:p>565</text:p>
          </table:table-cell>
          <table:table-cell table:style-name="ce2" table:formula="of:=IF([.E176]=&quot;&quot;;&quot;&quot;;ROUND([.E176];0))" office:value-type="float" office:value="250">
            <text:p>250</text:p>
          </table:table-cell>
          <table:table-cell table:style-name="ce2" table:formula="of:=IF([.F176]=&quot;&quot;;&quot;&quot;;ROUND([.F176];0))" office:value-type="float" office:value="563">
            <text:p>563</text:p>
          </table:table-cell>
          <table:table-cell table:style-name="ce2" table:formula="of:=IF([.G176]=&quot;&quot;;&quot;&quot;;ROUND([.G176];0))" office:value-type="float" office:value="245">
            <text:p>245</text:p>
          </table:table-cell>
          <table:table-cell table:style-name="ce2" table:formula="of:=IF([.H176]=&quot;&quot;;&quot;&quot;;ROUND([.H176];0))" office:value-type="float" office:value="556">
            <text:p>556</text:p>
          </table:table-cell>
          <table:table-cell table:style-name="ce2" table:formula="of:=IF([.I176]=&quot;&quot;;&quot;&quot;;ROUND([.I176];0))" office:value-type="float" office:value="245">
            <text:p>245</text:p>
          </table:table-cell>
          <table:table-cell table:style-name="ce2" table:formula="of:=IF([.J176]=&quot;&quot;;&quot;&quot;;ROUND([.J176];0))" office:value-type="float" office:value="556">
            <text:p>556</text:p>
          </table:table-cell>
          <table:table-cell table:style-name="ce2" table:formula="of:=IF([.K176]=&quot;&quot;;&quot;&quot;;ROUND([.K176];0))" office:value-type="float" office:value="271">
            <text:p>271</text:p>
          </table:table-cell>
          <table:table-cell table:style-name="ce2" table:formula="of:=IF([.L176]=&quot;&quot;;&quot;&quot;;ROUND([.L176];0))" office:value-type="float" office:value="583">
            <text:p>583</text:p>
          </table:table-cell>
          <table:table-cell table:style-name="ce2" table:formula="of:=IF([.M176]=&quot;&quot;;&quot;&quot;;ROUND([.M176];0))" office:value-type="float" office:value="271">
            <text:p>271</text:p>
          </table:table-cell>
          <table:table-cell table:style-name="ce2" table:formula="of:=IF([.N176]=&quot;&quot;;&quot;&quot;;ROUND([.N176];0))" office:value-type="float" office:value="583">
            <text:p>583</text:p>
          </table:table-cell>
          <table:table-cell table:style-name="ce2" table:formula="of:=IF([.O176]=&quot;&quot;;&quot;&quot;;ROUND([.O176];0))" office:value-type="float" office:value="246">
            <text:p>246</text:p>
          </table:table-cell>
          <table:table-cell table:style-name="ce2" table:formula="of:=IF([.P176]=&quot;&quot;;&quot;&quot;;ROUND([.P176];0))">
            <text:p/>
          </table:table-cell>
          <table:table-cell table:style-name="ce2" table:formula="of:=IF([.Q176]=&quot;&quot;;&quot;&quot;;ROUND([.Q176];0))">
            <text:p/>
          </table:table-cell>
          <table:table-cell table:style-name="ce2" table:formula="of:=IF([.R176]=&quot;&quot;;&quot;&quot;;ROUND([.R176];0))">
            <text:p/>
          </table:table-cell>
          <table:table-cell table:style-name="ce2" table:formula="of:=IF([.S176]=&quot;&quot;;&quot;&quot;;ROUND([.S176];0))">
            <text:p/>
          </table:table-cell>
          <table:table-cell table:style-name="ce2" table:formula="of:=IF([.T176]=&quot;&quot;;&quot;&quot;;ROUND([.T176];0))">
            <text:p/>
          </table:table-cell>
          <table:table-cell table:style-name="ce2" table:formula="of:=IF([.U176]=&quot;&quot;;&quot;&quot;;ROUND([.U176];0))">
            <text:p/>
          </table:table-cell>
          <table:table-cell table:style-name="ce2" table:formula="of:=IF([.V176]=&quot;&quot;;&quot;&quot;;ROUND([.V176];0))">
            <text:p/>
          </table:table-cell>
          <table:table-cell table:style-name="ce2" table:formula="of:=IF([.W176]=&quot;&quot;;&quot;&quot;;ROUND([.W176];0))">
            <text:p/>
          </table:table-cell>
          <table:table-cell table:style-name="ce2" table:formula="of:=IF([.X176]=&quot;&quot;;&quot;&quot;;ROUND([.X176];0))">
            <text:p/>
          </table:table-cell>
          <table:table-cell table:style-name="ce2" table:formula="of:=IF([.Y176]=&quot;&quot;;&quot;&quot;;ROUND([.Y176];0))">
            <text:p/>
          </table:table-cell>
          <table:table-cell table:style-name="ce2" table:formula="of:=IF([.Z176]=&quot;&quot;;&quot;&quot;;ROUND([.Z176];0))">
            <text:p/>
          </table:table-cell>
          <table:table-cell table:style-name="ce2" table:formula="of:=IF([.AA176]=&quot;&quot;;&quot;&quot;;ROUND([.AA176];0))">
            <text:p/>
          </table:table-cell>
          <table:table-cell table:style-name="ce2" table:formula="of:=IF([.AB176]=&quot;&quot;;&quot;&quot;;ROUND([.AB176];0))">
            <text:p/>
          </table:table-cell>
          <table:table-cell table:style-name="ce2" table:formula="of:=IF([.AC176]=&quot;&quot;;&quot;&quot;;ROUND([.AC176];0))">
            <text:p/>
          </table:table-cell>
          <table:table-cell table:style-name="ce2" table:formula="of:=IF([.AD176]=&quot;&quot;;&quot;&quot;;ROUND([.AD176];0))">
            <text:p/>
          </table:table-cell>
          <table:table-cell table:style-name="ce2" table:formula="of:=IF([.AE176]=&quot;&quot;;&quot;&quot;;ROUND([.AE176];0))">
            <text:p/>
          </table:table-cell>
          <table:table-cell table:style-name="ce2" table:formula="of:=IF([.AF176]=&quot;&quot;;&quot;&quot;;ROUND([.AF176];0))">
            <text:p/>
          </table:table-cell>
          <table:table-cell table:style-name="ce2" table:formula="of:=IF([.AG176]=&quot;&quot;;&quot;&quot;;ROUND([.AG176];0))">
            <text:p/>
          </table:table-cell>
          <table:table-cell table:style-name="ce2" table:formula="of:=IF([.AH176]=&quot;&quot;;&quot;&quot;;ROUND([.AH176];0))">
            <text:p/>
          </table:table-cell>
          <table:table-cell table:style-name="ce2" table:formula="of:=IF([.AI176]=&quot;&quot;;&quot;&quot;;ROUND([.AI176];0))">
            <text:p/>
          </table:table-cell>
          <table:table-cell table:style-name="ce2" table:formula="of:=IF([.AJ176]=&quot;&quot;;&quot;&quot;;ROUND([.AJ176];0))">
            <text:p/>
          </table:table-cell>
          <table:table-cell table:style-name="ce2" table:formula="of:=IF([.AK176]=&quot;&quot;;&quot;&quot;;ROUND([.AK176];0))">
            <text:p/>
          </table:table-cell>
          <table:table-cell table:style-name="ce2" table:formula="of:=IF([.AL176]=&quot;&quot;;&quot;&quot;;ROUND([.AL176];0))">
            <text:p/>
          </table:table-cell>
          <table:table-cell table:style-name="ce2" table:formula="of:=IF([.AM176]=&quot;&quot;;&quot;&quot;;ROUND([.AM176];0))">
            <text:p/>
          </table:table-cell>
          <table:table-cell table:style-name="ce2" table:formula="of:=IF([.AN176]=&quot;&quot;;&quot;&quot;;ROUND([.AN176];0))">
            <text:p/>
          </table:table-cell>
          <table:table-cell table:style-name="ce2" table:formula="of:=IF([.AO176]=&quot;&quot;;&quot;&quot;;ROUND([.AO176];0))">
            <text:p/>
          </table:table-cell>
          <table:table-cell table:style-name="ce2" table:formula="of:=IF([.AP176]=&quot;&quot;;&quot;&quot;;ROUND([.AP176];0))">
            <text:p/>
          </table:table-cell>
          <table:table-cell table:style-name="ce2" table:formula="of:=IF([.AQ176]=&quot;&quot;;&quot;&quot;;ROUND([.AQ176];0))">
            <text:p/>
          </table:table-cell>
          <table:table-cell table:style-name="ce2" table:formula="of:=IF([.AR176]=&quot;&quot;;&quot;&quot;;ROUND([.AR176];0))">
            <text:p/>
          </table:table-cell>
          <table:table-cell table:style-name="ce2" table:formula="of:=IF([.AS176]=&quot;&quot;;&quot;&quot;;ROUND([.AS176];0))">
            <text:p/>
          </table:table-cell>
          <table:table-cell table:style-name="ce2" table:formula="of:=IF([.AT176]=&quot;&quot;;&quot;&quot;;ROUND([.AT176];0))">
            <text:p/>
          </table:table-cell>
          <table:table-cell table:style-name="ce2" table:formula="of:=IF([.AU176]=&quot;&quot;;&quot;&quot;;ROUND([.AU176];0))">
            <text:p/>
          </table:table-cell>
          <table:table-cell table:style-name="ce2" table:formula="of:=IF([.AV176]=&quot;&quot;;&quot;&quot;;ROUND([.AV176];0))">
            <text:p/>
          </table:table-cell>
          <table:table-cell table:style-name="ce2" table:formula="of:=IF([.AW176]=&quot;&quot;;&quot;&quot;;ROUND([.AW176];0))">
            <text:p/>
          </table:table-cell>
          <table:table-cell table:style-name="ce2" table:formula="of:=IF([.AX176]=&quot;&quot;;&quot;&quot;;ROUND([.AX176];0))">
            <text:p/>
          </table:table-cell>
          <table:table-cell table:style-name="ce2" table:formula="of:=IF([.AY176]=&quot;&quot;;&quot;&quot;;ROUND([.AY176];0))">
            <text:p/>
          </table:table-cell>
          <table:table-cell table:style-name="ce2" table:formula="of:=IF([.AZ176]=&quot;&quot;;&quot;&quot;;ROUND([.AZ176];0))">
            <text:p/>
          </table:table-cell>
          <table:table-cell table:style-name="ce2" table:formula="of:=IF([.BA176]=&quot;&quot;;&quot;&quot;;ROUND([.BA176];0))">
            <text:p/>
          </table:table-cell>
          <table:table-cell table:style-name="ce2" table:formula="of:=IF([.BB176]=&quot;&quot;;&quot;&quot;;ROUND([.BB176];0))">
            <text:p/>
          </table:table-cell>
          <table:table-cell table:style-name="ce2" table:formula="of:=IF([.BC176]=&quot;&quot;;&quot;&quot;;ROUND([.BC176];0))">
            <text:p/>
          </table:table-cell>
          <table:table-cell table:style-name="ce2" table:formula="of:=IF([.BD176]=&quot;&quot;;&quot;&quot;;ROUND([.BD176];0))">
            <text:p/>
          </table:table-cell>
          <table:table-cell table:style-name="ce2" table:formula="of:=IF([.BE176]=&quot;&quot;;&quot;&quot;;ROUND([.BE176];0))">
            <text:p/>
          </table:table-cell>
          <table:table-cell table:style-name="ce2" table:formula="of:=IF([.BF176]=&quot;&quot;;&quot;&quot;;ROUND([.BF176];0))">
            <text:p/>
          </table:table-cell>
          <table:table-cell table:style-name="ce2" table:formula="of:=IF([.BG176]=&quot;&quot;;&quot;&quot;;ROUND([.BG176];0))">
            <text:p/>
          </table:table-cell>
          <table:table-cell table:style-name="ce2" table:formula="of:=IF([.BH176]=&quot;&quot;;&quot;&quot;;ROUND([.BH176];0))">
            <text:p/>
          </table:table-cell>
          <table:table-cell table:style-name="ce2" table:formula="of:=IF([.BI176]=&quot;&quot;;&quot;&quot;;ROUND([.BI176];0))">
            <text:p/>
          </table:table-cell>
          <table:table-cell table:style-name="ce2" table:formula="of:=IF([.BJ176]=&quot;&quot;;&quot;&quot;;ROUND([.BJ176];0))">
            <text:p/>
          </table:table-cell>
          <table:table-cell table:style-name="ce2" table:formula="of:=IF([.BK176]=&quot;&quot;;&quot;&quot;;ROUND([.BK176];0))">
            <text:p/>
          </table:table-cell>
          <table:table-cell table:style-name="ce2" table:formula="of:=IF([.BL176]=&quot;&quot;;&quot;&quot;;ROUND([.BL176];0))">
            <text:p/>
          </table:table-cell>
          <table:table-cell table:style-name="ce2" table:formula="of:=IF([.BM176]=&quot;&quot;;&quot;&quot;;ROUND([.BM176];0))">
            <text:p/>
          </table:table-cell>
          <table:table-cell table:style-name="ce2" table:formula="of:=IF([.BN176]=&quot;&quot;;&quot;&quot;;ROUND([.BN176];0))">
            <text:p/>
          </table:table-cell>
          <table:table-cell table:style-name="ce2" table:formula="of:=IF([.BO176]=&quot;&quot;;&quot;&quot;;ROUND([.BO176];0))">
            <text:p/>
          </table:table-cell>
          <table:table-cell table:style-name="ce2" table:formula="of:=IF([.BP176]=&quot;&quot;;&quot;&quot;;ROUND([.BP176];0))">
            <text:p/>
          </table:table-cell>
          <table:table-cell table:style-name="ce2" table:formula="of:=IF([.BQ176]=&quot;&quot;;&quot;&quot;;ROUND([.BQ176];0))">
            <text:p/>
          </table:table-cell>
          <table:table-cell table:style-name="ce2" table:formula="of:=IF([.BR176]=&quot;&quot;;&quot;&quot;;ROUND([.BR176];0))">
            <text:p/>
          </table:table-cell>
          <table:table-cell table:style-name="ce2" table:formula="of:=IF([.BS176]=&quot;&quot;;&quot;&quot;;ROUND([.BS176];0))">
            <text:p/>
          </table:table-cell>
          <table:table-cell table:style-name="ce2" table:formula="of:=IF([.BT176]=&quot;&quot;;&quot;&quot;;ROUND([.BT176];0))">
            <text:p/>
          </table:table-cell>
          <table:table-cell table:style-name="ce2" table:formula="of:=IF([.BU176]=&quot;&quot;;&quot;&quot;;ROUND([.BU176];0))">
            <text:p/>
          </table:table-cell>
          <table:table-cell table:style-name="ce2" table:formula="of:=IF([.BV176]=&quot;&quot;;&quot;&quot;;ROUND([.BV176];0))">
            <text:p/>
          </table:table-cell>
          <table:table-cell table:style-name="ce2" table:formula="of:=IF([.BW176]=&quot;&quot;;&quot;&quot;;ROUND([.BW176];0))">
            <text:p/>
          </table:table-cell>
          <table:table-cell table:style-name="ce2" table:formula="of:=IF([.BX176]=&quot;&quot;;&quot;&quot;;ROUND([.BX176];0))">
            <text:p/>
          </table:table-cell>
          <table:table-cell table:style-name="ce2" table:formula="of:=IF([.BY176]=&quot;&quot;;&quot;&quot;;ROUND([.BY176];0))">
            <text:p/>
          </table:table-cell>
          <table:table-cell table:style-name="ce2" table:formula="of:=IF([.BZ176]=&quot;&quot;;&quot;&quot;;ROUND([.BZ176];0))">
            <text:p/>
          </table:table-cell>
          <table:table-cell table:style-name="ce2" table:formula="of:=IF([.CA176]=&quot;&quot;;&quot;&quot;;ROUND([.CA176];0))">
            <text:p/>
          </table:table-cell>
          <table:table-cell table:style-name="ce2" table:formula="of:=IF([.CB176]=&quot;&quot;;&quot;&quot;;ROUND([.CB176];0))">
            <text:p/>
          </table:table-cell>
          <table:table-cell table:style-name="ce2" table:formula="of:=IF([.CC176]=&quot;&quot;;&quot;&quot;;ROUND([.CC176];0))">
            <text:p/>
          </table:table-cell>
          <table:table-cell table:style-name="ce2" table:formula="of:=IF([.CD176]=&quot;&quot;;&quot;&quot;;ROUND([.CD176];0))">
            <text:p/>
          </table:table-cell>
          <table:table-cell table:style-name="ce2" table:formula="of:=IF([.CE176]=&quot;&quot;;&quot;&quot;;ROUND([.CE176];0))">
            <text:p/>
          </table:table-cell>
          <table:table-cell table:style-name="ce2" table:formula="of:=IF([.CF176]=&quot;&quot;;&quot;&quot;;ROUND([.CF176];0))">
            <text:p/>
          </table:table-cell>
          <table:table-cell table:style-name="ce2" table:formula="of:=IF([.CG176]=&quot;&quot;;&quot;&quot;;ROUND([.CG176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formula="of:=&quot;'c_&quot;&amp;[.A57]&amp;&quot;_&quot;&amp;[.A57]&amp;&quot;'&quot;" office:value-type="string" office:string-value="'c_6_6'">
            <text:p>'c_6_6'</text:p>
          </table:table-cell>
          <table:table-cell/>
          <table:table-cell office:value-type="string">
            <text:p>areas.push('</text:p>
          </table:table-cell>
          <table:table-cell table:style-name="ce2" table:formula="of:=IF([.D177]=&quot;&quot;;&quot;&quot;;ROUND([.D177];0))" office:value-type="float" office:value="877">
            <text:p>877</text:p>
          </table:table-cell>
          <table:table-cell table:style-name="ce2" table:formula="of:=IF([.E177]=&quot;&quot;;&quot;&quot;;ROUND([.E177];0))" office:value-type="float" office:value="206">
            <text:p>206</text:p>
          </table:table-cell>
          <table:table-cell table:style-name="ce2" table:formula="of:=IF([.F177]=&quot;&quot;;&quot;&quot;;ROUND([.F177];0))" office:value-type="float" office:value="876">
            <text:p>876</text:p>
          </table:table-cell>
          <table:table-cell table:style-name="ce2" table:formula="of:=IF([.G177]=&quot;&quot;;&quot;&quot;;ROUND([.G177];0))" office:value-type="float" office:value="307">
            <text:p>307</text:p>
          </table:table-cell>
          <table:table-cell table:style-name="ce2" table:formula="of:=IF([.H177]=&quot;&quot;;&quot;&quot;;ROUND([.H177];0))" office:value-type="float" office:value="1053">
            <text:p>1053</text:p>
          </table:table-cell>
          <table:table-cell table:style-name="ce2" table:formula="of:=IF([.I177]=&quot;&quot;;&quot;&quot;;ROUND([.I177];0))" office:value-type="float" office:value="307">
            <text:p>307</text:p>
          </table:table-cell>
          <table:table-cell table:style-name="ce2" table:formula="of:=IF([.J177]=&quot;&quot;;&quot;&quot;;ROUND([.J177];0))" office:value-type="float" office:value="1054">
            <text:p>1054</text:p>
          </table:table-cell>
          <table:table-cell table:style-name="ce2" table:formula="of:=IF([.K177]=&quot;&quot;;&quot;&quot;;ROUND([.K177];0))" office:value-type="float" office:value="211">
            <text:p>211</text:p>
          </table:table-cell>
          <table:table-cell table:style-name="ce2" table:formula="of:=IF([.L177]=&quot;&quot;;&quot;&quot;;ROUND([.L177];0))">
            <text:p/>
          </table:table-cell>
          <table:table-cell table:style-name="ce2" table:formula="of:=IF([.M177]=&quot;&quot;;&quot;&quot;;ROUND([.M177];0))">
            <text:p/>
          </table:table-cell>
          <table:table-cell table:style-name="ce2" table:formula="of:=IF([.N177]=&quot;&quot;;&quot;&quot;;ROUND([.N177];0))">
            <text:p/>
          </table:table-cell>
          <table:table-cell table:style-name="ce2" table:formula="of:=IF([.O177]=&quot;&quot;;&quot;&quot;;ROUND([.O177];0))">
            <text:p/>
          </table:table-cell>
          <table:table-cell table:style-name="ce2" table:formula="of:=IF([.P177]=&quot;&quot;;&quot;&quot;;ROUND([.P177];0))">
            <text:p/>
          </table:table-cell>
          <table:table-cell table:style-name="ce2" table:formula="of:=IF([.Q177]=&quot;&quot;;&quot;&quot;;ROUND([.Q177];0))">
            <text:p/>
          </table:table-cell>
          <table:table-cell table:style-name="ce2" table:formula="of:=IF([.R177]=&quot;&quot;;&quot;&quot;;ROUND([.R177];0))">
            <text:p/>
          </table:table-cell>
          <table:table-cell table:style-name="ce2" table:formula="of:=IF([.S177]=&quot;&quot;;&quot;&quot;;ROUND([.S177];0))">
            <text:p/>
          </table:table-cell>
          <table:table-cell table:style-name="ce2" table:formula="of:=IF([.T177]=&quot;&quot;;&quot;&quot;;ROUND([.T177];0))">
            <text:p/>
          </table:table-cell>
          <table:table-cell table:style-name="ce2" table:formula="of:=IF([.U177]=&quot;&quot;;&quot;&quot;;ROUND([.U177];0))">
            <text:p/>
          </table:table-cell>
          <table:table-cell table:style-name="ce2" table:formula="of:=IF([.V177]=&quot;&quot;;&quot;&quot;;ROUND([.V177];0))">
            <text:p/>
          </table:table-cell>
          <table:table-cell table:style-name="ce2" table:formula="of:=IF([.W177]=&quot;&quot;;&quot;&quot;;ROUND([.W177];0))">
            <text:p/>
          </table:table-cell>
          <table:table-cell table:style-name="ce2" table:formula="of:=IF([.X177]=&quot;&quot;;&quot;&quot;;ROUND([.X177];0))">
            <text:p/>
          </table:table-cell>
          <table:table-cell table:style-name="ce2" table:formula="of:=IF([.Y177]=&quot;&quot;;&quot;&quot;;ROUND([.Y177];0))">
            <text:p/>
          </table:table-cell>
          <table:table-cell table:style-name="ce2" table:formula="of:=IF([.Z177]=&quot;&quot;;&quot;&quot;;ROUND([.Z177];0))">
            <text:p/>
          </table:table-cell>
          <table:table-cell table:style-name="ce2" table:formula="of:=IF([.AA177]=&quot;&quot;;&quot;&quot;;ROUND([.AA177];0))">
            <text:p/>
          </table:table-cell>
          <table:table-cell table:style-name="ce2" table:formula="of:=IF([.AB177]=&quot;&quot;;&quot;&quot;;ROUND([.AB177];0))">
            <text:p/>
          </table:table-cell>
          <table:table-cell table:style-name="ce2" table:formula="of:=IF([.AC177]=&quot;&quot;;&quot;&quot;;ROUND([.AC177];0))">
            <text:p/>
          </table:table-cell>
          <table:table-cell table:style-name="ce2" table:formula="of:=IF([.AD177]=&quot;&quot;;&quot;&quot;;ROUND([.AD177];0))">
            <text:p/>
          </table:table-cell>
          <table:table-cell table:style-name="ce2" table:formula="of:=IF([.AE177]=&quot;&quot;;&quot;&quot;;ROUND([.AE177];0))">
            <text:p/>
          </table:table-cell>
          <table:table-cell table:style-name="ce2" table:formula="of:=IF([.AF177]=&quot;&quot;;&quot;&quot;;ROUND([.AF177];0))">
            <text:p/>
          </table:table-cell>
          <table:table-cell table:style-name="ce2" table:formula="of:=IF([.AG177]=&quot;&quot;;&quot;&quot;;ROUND([.AG177];0))">
            <text:p/>
          </table:table-cell>
          <table:table-cell table:style-name="ce2" table:formula="of:=IF([.AH177]=&quot;&quot;;&quot;&quot;;ROUND([.AH177];0))">
            <text:p/>
          </table:table-cell>
          <table:table-cell table:style-name="ce2" table:formula="of:=IF([.AI177]=&quot;&quot;;&quot;&quot;;ROUND([.AI177];0))">
            <text:p/>
          </table:table-cell>
          <table:table-cell table:style-name="ce2" table:formula="of:=IF([.AJ177]=&quot;&quot;;&quot;&quot;;ROUND([.AJ177];0))">
            <text:p/>
          </table:table-cell>
          <table:table-cell table:style-name="ce2" table:formula="of:=IF([.AK177]=&quot;&quot;;&quot;&quot;;ROUND([.AK177];0))">
            <text:p/>
          </table:table-cell>
          <table:table-cell table:style-name="ce2" table:formula="of:=IF([.AL177]=&quot;&quot;;&quot;&quot;;ROUND([.AL177];0))">
            <text:p/>
          </table:table-cell>
          <table:table-cell table:style-name="ce2" table:formula="of:=IF([.AM177]=&quot;&quot;;&quot;&quot;;ROUND([.AM177];0))">
            <text:p/>
          </table:table-cell>
          <table:table-cell table:style-name="ce2" table:formula="of:=IF([.AN177]=&quot;&quot;;&quot;&quot;;ROUND([.AN177];0))">
            <text:p/>
          </table:table-cell>
          <table:table-cell table:style-name="ce2" table:formula="of:=IF([.AO177]=&quot;&quot;;&quot;&quot;;ROUND([.AO177];0))">
            <text:p/>
          </table:table-cell>
          <table:table-cell table:style-name="ce2" table:formula="of:=IF([.AP177]=&quot;&quot;;&quot;&quot;;ROUND([.AP177];0))">
            <text:p/>
          </table:table-cell>
          <table:table-cell table:style-name="ce2" table:formula="of:=IF([.AQ177]=&quot;&quot;;&quot;&quot;;ROUND([.AQ177];0))">
            <text:p/>
          </table:table-cell>
          <table:table-cell table:style-name="ce2" table:formula="of:=IF([.AR177]=&quot;&quot;;&quot;&quot;;ROUND([.AR177];0))">
            <text:p/>
          </table:table-cell>
          <table:table-cell table:style-name="ce2" table:formula="of:=IF([.AS177]=&quot;&quot;;&quot;&quot;;ROUND([.AS177];0))">
            <text:p/>
          </table:table-cell>
          <table:table-cell table:style-name="ce2" table:formula="of:=IF([.AT177]=&quot;&quot;;&quot;&quot;;ROUND([.AT177];0))">
            <text:p/>
          </table:table-cell>
          <table:table-cell table:style-name="ce2" table:formula="of:=IF([.AU177]=&quot;&quot;;&quot;&quot;;ROUND([.AU177];0))">
            <text:p/>
          </table:table-cell>
          <table:table-cell table:style-name="ce2" table:formula="of:=IF([.AV177]=&quot;&quot;;&quot;&quot;;ROUND([.AV177];0))">
            <text:p/>
          </table:table-cell>
          <table:table-cell table:style-name="ce2" table:formula="of:=IF([.AW177]=&quot;&quot;;&quot;&quot;;ROUND([.AW177];0))">
            <text:p/>
          </table:table-cell>
          <table:table-cell table:style-name="ce2" table:formula="of:=IF([.AX177]=&quot;&quot;;&quot;&quot;;ROUND([.AX177];0))">
            <text:p/>
          </table:table-cell>
          <table:table-cell table:style-name="ce2" table:formula="of:=IF([.AY177]=&quot;&quot;;&quot;&quot;;ROUND([.AY177];0))">
            <text:p/>
          </table:table-cell>
          <table:table-cell table:style-name="ce2" table:formula="of:=IF([.AZ177]=&quot;&quot;;&quot;&quot;;ROUND([.AZ177];0))">
            <text:p/>
          </table:table-cell>
          <table:table-cell table:style-name="ce2" table:formula="of:=IF([.BA177]=&quot;&quot;;&quot;&quot;;ROUND([.BA177];0))">
            <text:p/>
          </table:table-cell>
          <table:table-cell table:style-name="ce2" table:formula="of:=IF([.BB177]=&quot;&quot;;&quot;&quot;;ROUND([.BB177];0))">
            <text:p/>
          </table:table-cell>
          <table:table-cell table:style-name="ce2" table:formula="of:=IF([.BC177]=&quot;&quot;;&quot;&quot;;ROUND([.BC177];0))">
            <text:p/>
          </table:table-cell>
          <table:table-cell table:style-name="ce2" table:formula="of:=IF([.BD177]=&quot;&quot;;&quot;&quot;;ROUND([.BD177];0))">
            <text:p/>
          </table:table-cell>
          <table:table-cell table:style-name="ce2" table:formula="of:=IF([.BE177]=&quot;&quot;;&quot;&quot;;ROUND([.BE177];0))">
            <text:p/>
          </table:table-cell>
          <table:table-cell table:style-name="ce2" table:formula="of:=IF([.BF177]=&quot;&quot;;&quot;&quot;;ROUND([.BF177];0))">
            <text:p/>
          </table:table-cell>
          <table:table-cell table:style-name="ce2" table:formula="of:=IF([.BG177]=&quot;&quot;;&quot;&quot;;ROUND([.BG177];0))">
            <text:p/>
          </table:table-cell>
          <table:table-cell table:style-name="ce2" table:formula="of:=IF([.BH177]=&quot;&quot;;&quot;&quot;;ROUND([.BH177];0))">
            <text:p/>
          </table:table-cell>
          <table:table-cell table:style-name="ce2" table:formula="of:=IF([.BI177]=&quot;&quot;;&quot;&quot;;ROUND([.BI177];0))">
            <text:p/>
          </table:table-cell>
          <table:table-cell table:style-name="ce2" table:formula="of:=IF([.BJ177]=&quot;&quot;;&quot;&quot;;ROUND([.BJ177];0))">
            <text:p/>
          </table:table-cell>
          <table:table-cell table:style-name="ce2" table:formula="of:=IF([.BK177]=&quot;&quot;;&quot;&quot;;ROUND([.BK177];0))">
            <text:p/>
          </table:table-cell>
          <table:table-cell table:style-name="ce2" table:formula="of:=IF([.BL177]=&quot;&quot;;&quot;&quot;;ROUND([.BL177];0))">
            <text:p/>
          </table:table-cell>
          <table:table-cell table:style-name="ce2" table:formula="of:=IF([.BM177]=&quot;&quot;;&quot;&quot;;ROUND([.BM177];0))">
            <text:p/>
          </table:table-cell>
          <table:table-cell table:style-name="ce2" table:formula="of:=IF([.BN177]=&quot;&quot;;&quot;&quot;;ROUND([.BN177];0))">
            <text:p/>
          </table:table-cell>
          <table:table-cell table:style-name="ce2" table:formula="of:=IF([.BO177]=&quot;&quot;;&quot;&quot;;ROUND([.BO177];0))">
            <text:p/>
          </table:table-cell>
          <table:table-cell table:style-name="ce2" table:formula="of:=IF([.BP177]=&quot;&quot;;&quot;&quot;;ROUND([.BP177];0))">
            <text:p/>
          </table:table-cell>
          <table:table-cell table:style-name="ce2" table:formula="of:=IF([.BQ177]=&quot;&quot;;&quot;&quot;;ROUND([.BQ177];0))">
            <text:p/>
          </table:table-cell>
          <table:table-cell table:style-name="ce2" table:formula="of:=IF([.BR177]=&quot;&quot;;&quot;&quot;;ROUND([.BR177];0))">
            <text:p/>
          </table:table-cell>
          <table:table-cell table:style-name="ce2" table:formula="of:=IF([.BS177]=&quot;&quot;;&quot;&quot;;ROUND([.BS177];0))">
            <text:p/>
          </table:table-cell>
          <table:table-cell table:style-name="ce2" table:formula="of:=IF([.BT177]=&quot;&quot;;&quot;&quot;;ROUND([.BT177];0))">
            <text:p/>
          </table:table-cell>
          <table:table-cell table:style-name="ce2" table:formula="of:=IF([.BU177]=&quot;&quot;;&quot;&quot;;ROUND([.BU177];0))">
            <text:p/>
          </table:table-cell>
          <table:table-cell table:style-name="ce2" table:formula="of:=IF([.BV177]=&quot;&quot;;&quot;&quot;;ROUND([.BV177];0))">
            <text:p/>
          </table:table-cell>
          <table:table-cell table:style-name="ce2" table:formula="of:=IF([.BW177]=&quot;&quot;;&quot;&quot;;ROUND([.BW177];0))">
            <text:p/>
          </table:table-cell>
          <table:table-cell table:style-name="ce2" table:formula="of:=IF([.BX177]=&quot;&quot;;&quot;&quot;;ROUND([.BX177];0))">
            <text:p/>
          </table:table-cell>
          <table:table-cell table:style-name="ce2" table:formula="of:=IF([.BY177]=&quot;&quot;;&quot;&quot;;ROUND([.BY177];0))">
            <text:p/>
          </table:table-cell>
          <table:table-cell table:style-name="ce2" table:formula="of:=IF([.BZ177]=&quot;&quot;;&quot;&quot;;ROUND([.BZ177];0))">
            <text:p/>
          </table:table-cell>
          <table:table-cell table:style-name="ce2" table:formula="of:=IF([.CA177]=&quot;&quot;;&quot;&quot;;ROUND([.CA177];0))">
            <text:p/>
          </table:table-cell>
          <table:table-cell table:style-name="ce2" table:formula="of:=IF([.CB177]=&quot;&quot;;&quot;&quot;;ROUND([.CB177];0))">
            <text:p/>
          </table:table-cell>
          <table:table-cell table:style-name="ce2" table:formula="of:=IF([.CC177]=&quot;&quot;;&quot;&quot;;ROUND([.CC177];0))">
            <text:p/>
          </table:table-cell>
          <table:table-cell table:style-name="ce2" table:formula="of:=IF([.CD177]=&quot;&quot;;&quot;&quot;;ROUND([.CD177];0))">
            <text:p/>
          </table:table-cell>
          <table:table-cell table:style-name="ce2" table:formula="of:=IF([.CE177]=&quot;&quot;;&quot;&quot;;ROUND([.CE177];0))">
            <text:p/>
          </table:table-cell>
          <table:table-cell table:style-name="ce2" table:formula="of:=IF([.CF177]=&quot;&quot;;&quot;&quot;;ROUND([.CF177];0))">
            <text:p/>
          </table:table-cell>
          <table:table-cell table:style-name="ce2" table:formula="of:=IF([.CG177]=&quot;&quot;;&quot;&quot;;ROUND([.CG177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78]=&quot;&quot;;&quot;&quot;;ROUND([.D178];0))">
            <text:p/>
          </table:table-cell>
          <table:table-cell table:style-name="ce2" table:formula="of:=IF([.E178]=&quot;&quot;;&quot;&quot;;ROUND([.E178];0))">
            <text:p/>
          </table:table-cell>
          <table:table-cell table:style-name="ce2" table:formula="of:=IF([.F178]=&quot;&quot;;&quot;&quot;;ROUND([.F178];0))">
            <text:p/>
          </table:table-cell>
          <table:table-cell table:style-name="ce2" table:formula="of:=IF([.G178]=&quot;&quot;;&quot;&quot;;ROUND([.G178];0))">
            <text:p/>
          </table:table-cell>
          <table:table-cell table:style-name="ce2" table:formula="of:=IF([.H178]=&quot;&quot;;&quot;&quot;;ROUND([.H178];0))">
            <text:p/>
          </table:table-cell>
          <table:table-cell table:style-name="ce2" table:formula="of:=IF([.I178]=&quot;&quot;;&quot;&quot;;ROUND([.I178];0))">
            <text:p/>
          </table:table-cell>
          <table:table-cell table:style-name="ce2" table:formula="of:=IF([.J178]=&quot;&quot;;&quot;&quot;;ROUND([.J178];0))">
            <text:p/>
          </table:table-cell>
          <table:table-cell table:style-name="ce2" table:formula="of:=IF([.K178]=&quot;&quot;;&quot;&quot;;ROUND([.K178];0))">
            <text:p/>
          </table:table-cell>
          <table:table-cell table:style-name="ce2" table:formula="of:=IF([.L178]=&quot;&quot;;&quot;&quot;;ROUND([.L178];0))">
            <text:p/>
          </table:table-cell>
          <table:table-cell table:style-name="ce2" table:formula="of:=IF([.M178]=&quot;&quot;;&quot;&quot;;ROUND([.M178];0))">
            <text:p/>
          </table:table-cell>
          <table:table-cell table:style-name="ce2" table:formula="of:=IF([.N178]=&quot;&quot;;&quot;&quot;;ROUND([.N178];0))">
            <text:p/>
          </table:table-cell>
          <table:table-cell table:style-name="ce2" table:formula="of:=IF([.O178]=&quot;&quot;;&quot;&quot;;ROUND([.O178];0))">
            <text:p/>
          </table:table-cell>
          <table:table-cell table:style-name="ce2" table:formula="of:=IF([.P178]=&quot;&quot;;&quot;&quot;;ROUND([.P178];0))">
            <text:p/>
          </table:table-cell>
          <table:table-cell table:style-name="ce2" table:formula="of:=IF([.Q178]=&quot;&quot;;&quot;&quot;;ROUND([.Q178];0))">
            <text:p/>
          </table:table-cell>
          <table:table-cell table:style-name="ce2" table:formula="of:=IF([.R178]=&quot;&quot;;&quot;&quot;;ROUND([.R178];0))">
            <text:p/>
          </table:table-cell>
          <table:table-cell table:style-name="ce2" table:formula="of:=IF([.S178]=&quot;&quot;;&quot;&quot;;ROUND([.S178];0))">
            <text:p/>
          </table:table-cell>
          <table:table-cell table:style-name="ce2" table:formula="of:=IF([.T178]=&quot;&quot;;&quot;&quot;;ROUND([.T178];0))">
            <text:p/>
          </table:table-cell>
          <table:table-cell table:style-name="ce2" table:formula="of:=IF([.U178]=&quot;&quot;;&quot;&quot;;ROUND([.U178];0))">
            <text:p/>
          </table:table-cell>
          <table:table-cell table:style-name="ce2" table:formula="of:=IF([.V178]=&quot;&quot;;&quot;&quot;;ROUND([.V178];0))">
            <text:p/>
          </table:table-cell>
          <table:table-cell table:style-name="ce2" table:formula="of:=IF([.W178]=&quot;&quot;;&quot;&quot;;ROUND([.W178];0))">
            <text:p/>
          </table:table-cell>
          <table:table-cell table:style-name="ce2" table:formula="of:=IF([.X178]=&quot;&quot;;&quot;&quot;;ROUND([.X178];0))">
            <text:p/>
          </table:table-cell>
          <table:table-cell table:style-name="ce2" table:formula="of:=IF([.Y178]=&quot;&quot;;&quot;&quot;;ROUND([.Y178];0))">
            <text:p/>
          </table:table-cell>
          <table:table-cell table:style-name="ce2" table:formula="of:=IF([.Z178]=&quot;&quot;;&quot;&quot;;ROUND([.Z178];0))">
            <text:p/>
          </table:table-cell>
          <table:table-cell table:style-name="ce2" table:formula="of:=IF([.AA178]=&quot;&quot;;&quot;&quot;;ROUND([.AA178];0))">
            <text:p/>
          </table:table-cell>
          <table:table-cell table:style-name="ce2" table:formula="of:=IF([.AB178]=&quot;&quot;;&quot;&quot;;ROUND([.AB178];0))">
            <text:p/>
          </table:table-cell>
          <table:table-cell table:style-name="ce2" table:formula="of:=IF([.AC178]=&quot;&quot;;&quot;&quot;;ROUND([.AC178];0))">
            <text:p/>
          </table:table-cell>
          <table:table-cell table:style-name="ce2" table:formula="of:=IF([.AD178]=&quot;&quot;;&quot;&quot;;ROUND([.AD178];0))">
            <text:p/>
          </table:table-cell>
          <table:table-cell table:style-name="ce2" table:formula="of:=IF([.AE178]=&quot;&quot;;&quot;&quot;;ROUND([.AE178];0))">
            <text:p/>
          </table:table-cell>
          <table:table-cell table:style-name="ce2" table:formula="of:=IF([.AF178]=&quot;&quot;;&quot;&quot;;ROUND([.AF178];0))">
            <text:p/>
          </table:table-cell>
          <table:table-cell table:style-name="ce2" table:formula="of:=IF([.AG178]=&quot;&quot;;&quot;&quot;;ROUND([.AG178];0))">
            <text:p/>
          </table:table-cell>
          <table:table-cell table:style-name="ce2" table:formula="of:=IF([.AH178]=&quot;&quot;;&quot;&quot;;ROUND([.AH178];0))">
            <text:p/>
          </table:table-cell>
          <table:table-cell table:style-name="ce2" table:formula="of:=IF([.AI178]=&quot;&quot;;&quot;&quot;;ROUND([.AI178];0))">
            <text:p/>
          </table:table-cell>
          <table:table-cell table:style-name="ce2" table:formula="of:=IF([.AJ178]=&quot;&quot;;&quot;&quot;;ROUND([.AJ178];0))">
            <text:p/>
          </table:table-cell>
          <table:table-cell table:style-name="ce2" table:formula="of:=IF([.AK178]=&quot;&quot;;&quot;&quot;;ROUND([.AK178];0))">
            <text:p/>
          </table:table-cell>
          <table:table-cell table:style-name="ce2" table:formula="of:=IF([.AL178]=&quot;&quot;;&quot;&quot;;ROUND([.AL178];0))">
            <text:p/>
          </table:table-cell>
          <table:table-cell table:style-name="ce2" table:formula="of:=IF([.AM178]=&quot;&quot;;&quot;&quot;;ROUND([.AM178];0))">
            <text:p/>
          </table:table-cell>
          <table:table-cell table:style-name="ce2" table:formula="of:=IF([.AN178]=&quot;&quot;;&quot;&quot;;ROUND([.AN178];0))">
            <text:p/>
          </table:table-cell>
          <table:table-cell table:style-name="ce2" table:formula="of:=IF([.AO178]=&quot;&quot;;&quot;&quot;;ROUND([.AO178];0))">
            <text:p/>
          </table:table-cell>
          <table:table-cell table:style-name="ce2" table:formula="of:=IF([.AP178]=&quot;&quot;;&quot;&quot;;ROUND([.AP178];0))">
            <text:p/>
          </table:table-cell>
          <table:table-cell table:style-name="ce2" table:formula="of:=IF([.AQ178]=&quot;&quot;;&quot;&quot;;ROUND([.AQ178];0))">
            <text:p/>
          </table:table-cell>
          <table:table-cell table:style-name="ce2" table:formula="of:=IF([.AR178]=&quot;&quot;;&quot;&quot;;ROUND([.AR178];0))">
            <text:p/>
          </table:table-cell>
          <table:table-cell table:style-name="ce2" table:formula="of:=IF([.AS178]=&quot;&quot;;&quot;&quot;;ROUND([.AS178];0))">
            <text:p/>
          </table:table-cell>
          <table:table-cell table:style-name="ce2" table:formula="of:=IF([.AT178]=&quot;&quot;;&quot;&quot;;ROUND([.AT178];0))">
            <text:p/>
          </table:table-cell>
          <table:table-cell table:style-name="ce2" table:formula="of:=IF([.AU178]=&quot;&quot;;&quot;&quot;;ROUND([.AU178];0))">
            <text:p/>
          </table:table-cell>
          <table:table-cell table:style-name="ce2" table:formula="of:=IF([.AV178]=&quot;&quot;;&quot;&quot;;ROUND([.AV178];0))">
            <text:p/>
          </table:table-cell>
          <table:table-cell table:style-name="ce2" table:formula="of:=IF([.AW178]=&quot;&quot;;&quot;&quot;;ROUND([.AW178];0))">
            <text:p/>
          </table:table-cell>
          <table:table-cell table:style-name="ce2" table:formula="of:=IF([.AX178]=&quot;&quot;;&quot;&quot;;ROUND([.AX178];0))">
            <text:p/>
          </table:table-cell>
          <table:table-cell table:style-name="ce2" table:formula="of:=IF([.AY178]=&quot;&quot;;&quot;&quot;;ROUND([.AY178];0))">
            <text:p/>
          </table:table-cell>
          <table:table-cell table:style-name="ce2" table:formula="of:=IF([.AZ178]=&quot;&quot;;&quot;&quot;;ROUND([.AZ178];0))">
            <text:p/>
          </table:table-cell>
          <table:table-cell table:style-name="ce2" table:formula="of:=IF([.BA178]=&quot;&quot;;&quot;&quot;;ROUND([.BA178];0))">
            <text:p/>
          </table:table-cell>
          <table:table-cell table:style-name="ce2" table:formula="of:=IF([.BB178]=&quot;&quot;;&quot;&quot;;ROUND([.BB178];0))">
            <text:p/>
          </table:table-cell>
          <table:table-cell table:style-name="ce2" table:formula="of:=IF([.BC178]=&quot;&quot;;&quot;&quot;;ROUND([.BC178];0))">
            <text:p/>
          </table:table-cell>
          <table:table-cell table:style-name="ce2" table:formula="of:=IF([.BD178]=&quot;&quot;;&quot;&quot;;ROUND([.BD178];0))">
            <text:p/>
          </table:table-cell>
          <table:table-cell table:style-name="ce2" table:formula="of:=IF([.BE178]=&quot;&quot;;&quot;&quot;;ROUND([.BE178];0))">
            <text:p/>
          </table:table-cell>
          <table:table-cell table:style-name="ce2" table:formula="of:=IF([.BF178]=&quot;&quot;;&quot;&quot;;ROUND([.BF178];0))">
            <text:p/>
          </table:table-cell>
          <table:table-cell table:style-name="ce2" table:formula="of:=IF([.BG178]=&quot;&quot;;&quot;&quot;;ROUND([.BG178];0))">
            <text:p/>
          </table:table-cell>
          <table:table-cell table:style-name="ce2" table:formula="of:=IF([.BH178]=&quot;&quot;;&quot;&quot;;ROUND([.BH178];0))">
            <text:p/>
          </table:table-cell>
          <table:table-cell table:style-name="ce2" table:formula="of:=IF([.BI178]=&quot;&quot;;&quot;&quot;;ROUND([.BI178];0))">
            <text:p/>
          </table:table-cell>
          <table:table-cell table:style-name="ce2" table:formula="of:=IF([.BJ178]=&quot;&quot;;&quot;&quot;;ROUND([.BJ178];0))">
            <text:p/>
          </table:table-cell>
          <table:table-cell table:style-name="ce2" table:formula="of:=IF([.BK178]=&quot;&quot;;&quot;&quot;;ROUND([.BK178];0))">
            <text:p/>
          </table:table-cell>
          <table:table-cell table:style-name="ce2" table:formula="of:=IF([.BL178]=&quot;&quot;;&quot;&quot;;ROUND([.BL178];0))">
            <text:p/>
          </table:table-cell>
          <table:table-cell table:style-name="ce2" table:formula="of:=IF([.BM178]=&quot;&quot;;&quot;&quot;;ROUND([.BM178];0))">
            <text:p/>
          </table:table-cell>
          <table:table-cell table:style-name="ce2" table:formula="of:=IF([.BN178]=&quot;&quot;;&quot;&quot;;ROUND([.BN178];0))">
            <text:p/>
          </table:table-cell>
          <table:table-cell table:style-name="ce2" table:formula="of:=IF([.BO178]=&quot;&quot;;&quot;&quot;;ROUND([.BO178];0))">
            <text:p/>
          </table:table-cell>
          <table:table-cell table:style-name="ce2" table:formula="of:=IF([.BP178]=&quot;&quot;;&quot;&quot;;ROUND([.BP178];0))">
            <text:p/>
          </table:table-cell>
          <table:table-cell table:style-name="ce2" table:formula="of:=IF([.BQ178]=&quot;&quot;;&quot;&quot;;ROUND([.BQ178];0))">
            <text:p/>
          </table:table-cell>
          <table:table-cell table:style-name="ce2" table:formula="of:=IF([.BR178]=&quot;&quot;;&quot;&quot;;ROUND([.BR178];0))">
            <text:p/>
          </table:table-cell>
          <table:table-cell table:style-name="ce2" table:formula="of:=IF([.BS178]=&quot;&quot;;&quot;&quot;;ROUND([.BS178];0))">
            <text:p/>
          </table:table-cell>
          <table:table-cell table:style-name="ce2" table:formula="of:=IF([.BT178]=&quot;&quot;;&quot;&quot;;ROUND([.BT178];0))">
            <text:p/>
          </table:table-cell>
          <table:table-cell table:style-name="ce2" table:formula="of:=IF([.BU178]=&quot;&quot;;&quot;&quot;;ROUND([.BU178];0))">
            <text:p/>
          </table:table-cell>
          <table:table-cell table:style-name="ce2" table:formula="of:=IF([.BV178]=&quot;&quot;;&quot;&quot;;ROUND([.BV178];0))">
            <text:p/>
          </table:table-cell>
          <table:table-cell table:style-name="ce2" table:formula="of:=IF([.BW178]=&quot;&quot;;&quot;&quot;;ROUND([.BW178];0))">
            <text:p/>
          </table:table-cell>
          <table:table-cell table:style-name="ce2" table:formula="of:=IF([.BX178]=&quot;&quot;;&quot;&quot;;ROUND([.BX178];0))">
            <text:p/>
          </table:table-cell>
          <table:table-cell table:style-name="ce2" table:formula="of:=IF([.BY178]=&quot;&quot;;&quot;&quot;;ROUND([.BY178];0))">
            <text:p/>
          </table:table-cell>
          <table:table-cell table:style-name="ce2" table:formula="of:=IF([.BZ178]=&quot;&quot;;&quot;&quot;;ROUND([.BZ178];0))">
            <text:p/>
          </table:table-cell>
          <table:table-cell table:style-name="ce2" table:formula="of:=IF([.CA178]=&quot;&quot;;&quot;&quot;;ROUND([.CA178];0))">
            <text:p/>
          </table:table-cell>
          <table:table-cell table:style-name="ce2" table:formula="of:=IF([.CB178]=&quot;&quot;;&quot;&quot;;ROUND([.CB178];0))">
            <text:p/>
          </table:table-cell>
          <table:table-cell table:style-name="ce2" table:formula="of:=IF([.CC178]=&quot;&quot;;&quot;&quot;;ROUND([.CC178];0))">
            <text:p/>
          </table:table-cell>
          <table:table-cell table:style-name="ce2" table:formula="of:=IF([.CD178]=&quot;&quot;;&quot;&quot;;ROUND([.CD178];0))">
            <text:p/>
          </table:table-cell>
          <table:table-cell table:style-name="ce2" table:formula="of:=IF([.CE178]=&quot;&quot;;&quot;&quot;;ROUND([.CE178];0))">
            <text:p/>
          </table:table-cell>
          <table:table-cell table:style-name="ce2" table:formula="of:=IF([.CF178]=&quot;&quot;;&quot;&quot;;ROUND([.CF178];0))">
            <text:p/>
          </table:table-cell>
          <table:table-cell table:style-name="ce2" table:formula="of:=IF([.CG178]=&quot;&quot;;&quot;&quot;;ROUND([.CG178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3"/>
          <table:table-cell table:style-name="ce2" table:formula="of:=IF([.D179]=&quot;&quot;;&quot;&quot;;ROUND([.D179];0))" office:value-type="float" office:value="1">
            <text:p>1</text:p>
          </table:table-cell>
          <table:table-cell table:style-name="ce2" table:formula="of:=IF([.E179]=&quot;&quot;;&quot;&quot;;ROUND([.E179];0))">
            <text:p/>
          </table:table-cell>
          <table:table-cell table:style-name="ce2" table:formula="of:=IF([.F179]=&quot;&quot;;&quot;&quot;;ROUND([.F179];0))">
            <text:p/>
          </table:table-cell>
          <table:table-cell table:style-name="ce2" table:formula="of:=IF([.G179]=&quot;&quot;;&quot;&quot;;ROUND([.G179];0))">
            <text:p/>
          </table:table-cell>
          <table:table-cell table:style-name="ce2" table:formula="of:=IF([.H179]=&quot;&quot;;&quot;&quot;;ROUND([.H179];0))">
            <text:p/>
          </table:table-cell>
          <table:table-cell table:style-name="ce2" table:formula="of:=IF([.I179]=&quot;&quot;;&quot;&quot;;ROUND([.I179];0))">
            <text:p/>
          </table:table-cell>
          <table:table-cell table:style-name="ce2" table:formula="of:=IF([.J179]=&quot;&quot;;&quot;&quot;;ROUND([.J179];0))">
            <text:p/>
          </table:table-cell>
          <table:table-cell table:style-name="ce2" table:formula="of:=IF([.K179]=&quot;&quot;;&quot;&quot;;ROUND([.K179];0))">
            <text:p/>
          </table:table-cell>
          <table:table-cell table:style-name="ce2" table:formula="of:=IF([.L179]=&quot;&quot;;&quot;&quot;;ROUND([.L179];0))">
            <text:p/>
          </table:table-cell>
          <table:table-cell table:style-name="ce2" table:formula="of:=IF([.M179]=&quot;&quot;;&quot;&quot;;ROUND([.M179];0))">
            <text:p/>
          </table:table-cell>
          <table:table-cell table:style-name="ce2" table:formula="of:=IF([.N179]=&quot;&quot;;&quot;&quot;;ROUND([.N179];0))">
            <text:p/>
          </table:table-cell>
          <table:table-cell table:style-name="ce2" table:formula="of:=IF([.O179]=&quot;&quot;;&quot;&quot;;ROUND([.O179];0))">
            <text:p/>
          </table:table-cell>
          <table:table-cell table:style-name="ce2" table:formula="of:=IF([.P179]=&quot;&quot;;&quot;&quot;;ROUND([.P179];0))">
            <text:p/>
          </table:table-cell>
          <table:table-cell table:style-name="ce2" table:formula="of:=IF([.Q179]=&quot;&quot;;&quot;&quot;;ROUND([.Q179];0))">
            <text:p/>
          </table:table-cell>
          <table:table-cell table:style-name="ce2" table:formula="of:=IF([.R179]=&quot;&quot;;&quot;&quot;;ROUND([.R179];0))">
            <text:p/>
          </table:table-cell>
          <table:table-cell table:style-name="ce2" table:formula="of:=IF([.S179]=&quot;&quot;;&quot;&quot;;ROUND([.S179];0))">
            <text:p/>
          </table:table-cell>
          <table:table-cell table:style-name="ce2" table:formula="of:=IF([.T179]=&quot;&quot;;&quot;&quot;;ROUND([.T179];0))">
            <text:p/>
          </table:table-cell>
          <table:table-cell table:style-name="ce2" table:formula="of:=IF([.U179]=&quot;&quot;;&quot;&quot;;ROUND([.U179];0))">
            <text:p/>
          </table:table-cell>
          <table:table-cell table:style-name="ce2" table:formula="of:=IF([.V179]=&quot;&quot;;&quot;&quot;;ROUND([.V179];0))">
            <text:p/>
          </table:table-cell>
          <table:table-cell table:style-name="ce2" table:formula="of:=IF([.W179]=&quot;&quot;;&quot;&quot;;ROUND([.W179];0))">
            <text:p/>
          </table:table-cell>
          <table:table-cell table:style-name="ce2" table:formula="of:=IF([.X179]=&quot;&quot;;&quot;&quot;;ROUND([.X179];0))">
            <text:p/>
          </table:table-cell>
          <table:table-cell table:style-name="ce2" table:formula="of:=IF([.Y179]=&quot;&quot;;&quot;&quot;;ROUND([.Y179];0))">
            <text:p/>
          </table:table-cell>
          <table:table-cell table:style-name="ce2" table:formula="of:=IF([.Z179]=&quot;&quot;;&quot;&quot;;ROUND([.Z179];0))">
            <text:p/>
          </table:table-cell>
          <table:table-cell table:style-name="ce2" table:formula="of:=IF([.AA179]=&quot;&quot;;&quot;&quot;;ROUND([.AA179];0))">
            <text:p/>
          </table:table-cell>
          <table:table-cell table:style-name="ce2" table:formula="of:=IF([.AB179]=&quot;&quot;;&quot;&quot;;ROUND([.AB179];0))">
            <text:p/>
          </table:table-cell>
          <table:table-cell table:style-name="ce2" table:formula="of:=IF([.AC179]=&quot;&quot;;&quot;&quot;;ROUND([.AC179];0))">
            <text:p/>
          </table:table-cell>
          <table:table-cell table:style-name="ce2" table:formula="of:=IF([.AD179]=&quot;&quot;;&quot;&quot;;ROUND([.AD179];0))">
            <text:p/>
          </table:table-cell>
          <table:table-cell table:style-name="ce2" table:formula="of:=IF([.AE179]=&quot;&quot;;&quot;&quot;;ROUND([.AE179];0))">
            <text:p/>
          </table:table-cell>
          <table:table-cell table:style-name="ce2" table:formula="of:=IF([.AF179]=&quot;&quot;;&quot;&quot;;ROUND([.AF179];0))">
            <text:p/>
          </table:table-cell>
          <table:table-cell table:style-name="ce2" table:formula="of:=IF([.AG179]=&quot;&quot;;&quot;&quot;;ROUND([.AG179];0))">
            <text:p/>
          </table:table-cell>
          <table:table-cell table:style-name="ce2" table:formula="of:=IF([.AH179]=&quot;&quot;;&quot;&quot;;ROUND([.AH179];0))">
            <text:p/>
          </table:table-cell>
          <table:table-cell table:style-name="ce2" table:formula="of:=IF([.AI179]=&quot;&quot;;&quot;&quot;;ROUND([.AI179];0))">
            <text:p/>
          </table:table-cell>
          <table:table-cell table:style-name="ce2" table:formula="of:=IF([.AJ179]=&quot;&quot;;&quot;&quot;;ROUND([.AJ179];0))">
            <text:p/>
          </table:table-cell>
          <table:table-cell table:style-name="ce2" table:formula="of:=IF([.AK179]=&quot;&quot;;&quot;&quot;;ROUND([.AK179];0))">
            <text:p/>
          </table:table-cell>
          <table:table-cell table:style-name="ce2" table:formula="of:=IF([.AL179]=&quot;&quot;;&quot;&quot;;ROUND([.AL179];0))">
            <text:p/>
          </table:table-cell>
          <table:table-cell table:style-name="ce2" table:formula="of:=IF([.AM179]=&quot;&quot;;&quot;&quot;;ROUND([.AM179];0))">
            <text:p/>
          </table:table-cell>
          <table:table-cell table:style-name="ce2" table:formula="of:=IF([.AN179]=&quot;&quot;;&quot;&quot;;ROUND([.AN179];0))">
            <text:p/>
          </table:table-cell>
          <table:table-cell table:style-name="ce2" table:formula="of:=IF([.AO179]=&quot;&quot;;&quot;&quot;;ROUND([.AO179];0))">
            <text:p/>
          </table:table-cell>
          <table:table-cell table:style-name="ce2" table:formula="of:=IF([.AP179]=&quot;&quot;;&quot;&quot;;ROUND([.AP179];0))">
            <text:p/>
          </table:table-cell>
          <table:table-cell table:style-name="ce2" table:formula="of:=IF([.AQ179]=&quot;&quot;;&quot;&quot;;ROUND([.AQ179];0))">
            <text:p/>
          </table:table-cell>
          <table:table-cell table:style-name="ce2" table:formula="of:=IF([.AR179]=&quot;&quot;;&quot;&quot;;ROUND([.AR179];0))">
            <text:p/>
          </table:table-cell>
          <table:table-cell table:style-name="ce2" table:formula="of:=IF([.AS179]=&quot;&quot;;&quot;&quot;;ROUND([.AS179];0))">
            <text:p/>
          </table:table-cell>
          <table:table-cell table:style-name="ce2" table:formula="of:=IF([.AT179]=&quot;&quot;;&quot;&quot;;ROUND([.AT179];0))">
            <text:p/>
          </table:table-cell>
          <table:table-cell table:style-name="ce2" table:formula="of:=IF([.AU179]=&quot;&quot;;&quot;&quot;;ROUND([.AU179];0))">
            <text:p/>
          </table:table-cell>
          <table:table-cell table:style-name="ce2" table:formula="of:=IF([.AV179]=&quot;&quot;;&quot;&quot;;ROUND([.AV179];0))">
            <text:p/>
          </table:table-cell>
          <table:table-cell table:style-name="ce2" table:formula="of:=IF([.AW179]=&quot;&quot;;&quot;&quot;;ROUND([.AW179];0))">
            <text:p/>
          </table:table-cell>
          <table:table-cell table:style-name="ce2" table:formula="of:=IF([.AX179]=&quot;&quot;;&quot;&quot;;ROUND([.AX179];0))">
            <text:p/>
          </table:table-cell>
          <table:table-cell table:style-name="ce2" table:formula="of:=IF([.AY179]=&quot;&quot;;&quot;&quot;;ROUND([.AY179];0))">
            <text:p/>
          </table:table-cell>
          <table:table-cell table:style-name="ce2" table:formula="of:=IF([.AZ179]=&quot;&quot;;&quot;&quot;;ROUND([.AZ179];0))">
            <text:p/>
          </table:table-cell>
          <table:table-cell table:style-name="ce2" table:formula="of:=IF([.BA179]=&quot;&quot;;&quot;&quot;;ROUND([.BA179];0))">
            <text:p/>
          </table:table-cell>
          <table:table-cell table:style-name="ce2" table:formula="of:=IF([.BB179]=&quot;&quot;;&quot;&quot;;ROUND([.BB179];0))">
            <text:p/>
          </table:table-cell>
          <table:table-cell table:style-name="ce2" table:formula="of:=IF([.BC179]=&quot;&quot;;&quot;&quot;;ROUND([.BC179];0))">
            <text:p/>
          </table:table-cell>
          <table:table-cell table:style-name="ce2" table:formula="of:=IF([.BD179]=&quot;&quot;;&quot;&quot;;ROUND([.BD179];0))">
            <text:p/>
          </table:table-cell>
          <table:table-cell table:style-name="ce2" table:formula="of:=IF([.BE179]=&quot;&quot;;&quot;&quot;;ROUND([.BE179];0))">
            <text:p/>
          </table:table-cell>
          <table:table-cell table:style-name="ce2" table:formula="of:=IF([.BF179]=&quot;&quot;;&quot;&quot;;ROUND([.BF179];0))">
            <text:p/>
          </table:table-cell>
          <table:table-cell table:style-name="ce2" table:formula="of:=IF([.BG179]=&quot;&quot;;&quot;&quot;;ROUND([.BG179];0))">
            <text:p/>
          </table:table-cell>
          <table:table-cell table:style-name="ce2" table:formula="of:=IF([.BH179]=&quot;&quot;;&quot;&quot;;ROUND([.BH179];0))">
            <text:p/>
          </table:table-cell>
          <table:table-cell table:style-name="ce2" table:formula="of:=IF([.BI179]=&quot;&quot;;&quot;&quot;;ROUND([.BI179];0))">
            <text:p/>
          </table:table-cell>
          <table:table-cell table:style-name="ce2" table:formula="of:=IF([.BJ179]=&quot;&quot;;&quot;&quot;;ROUND([.BJ179];0))">
            <text:p/>
          </table:table-cell>
          <table:table-cell table:style-name="ce2" table:formula="of:=IF([.BK179]=&quot;&quot;;&quot;&quot;;ROUND([.BK179];0))">
            <text:p/>
          </table:table-cell>
          <table:table-cell table:style-name="ce2" table:formula="of:=IF([.BL179]=&quot;&quot;;&quot;&quot;;ROUND([.BL179];0))">
            <text:p/>
          </table:table-cell>
          <table:table-cell table:style-name="ce2" table:formula="of:=IF([.BM179]=&quot;&quot;;&quot;&quot;;ROUND([.BM179];0))">
            <text:p/>
          </table:table-cell>
          <table:table-cell table:style-name="ce2" table:formula="of:=IF([.BN179]=&quot;&quot;;&quot;&quot;;ROUND([.BN179];0))">
            <text:p/>
          </table:table-cell>
          <table:table-cell table:style-name="ce2" table:formula="of:=IF([.BO179]=&quot;&quot;;&quot;&quot;;ROUND([.BO179];0))">
            <text:p/>
          </table:table-cell>
          <table:table-cell table:style-name="ce2" table:formula="of:=IF([.BP179]=&quot;&quot;;&quot;&quot;;ROUND([.BP179];0))">
            <text:p/>
          </table:table-cell>
          <table:table-cell table:style-name="ce2" table:formula="of:=IF([.BQ179]=&quot;&quot;;&quot;&quot;;ROUND([.BQ179];0))">
            <text:p/>
          </table:table-cell>
          <table:table-cell table:style-name="ce2" table:formula="of:=IF([.BR179]=&quot;&quot;;&quot;&quot;;ROUND([.BR179];0))">
            <text:p/>
          </table:table-cell>
          <table:table-cell table:style-name="ce2" table:formula="of:=IF([.BS179]=&quot;&quot;;&quot;&quot;;ROUND([.BS179];0))">
            <text:p/>
          </table:table-cell>
          <table:table-cell table:style-name="ce2" table:formula="of:=IF([.BT179]=&quot;&quot;;&quot;&quot;;ROUND([.BT179];0))">
            <text:p/>
          </table:table-cell>
          <table:table-cell table:style-name="ce2" table:formula="of:=IF([.BU179]=&quot;&quot;;&quot;&quot;;ROUND([.BU179];0))">
            <text:p/>
          </table:table-cell>
          <table:table-cell table:style-name="ce2" table:formula="of:=IF([.BV179]=&quot;&quot;;&quot;&quot;;ROUND([.BV179];0))">
            <text:p/>
          </table:table-cell>
          <table:table-cell table:style-name="ce2" table:formula="of:=IF([.BW179]=&quot;&quot;;&quot;&quot;;ROUND([.BW179];0))">
            <text:p/>
          </table:table-cell>
          <table:table-cell table:style-name="ce2" table:formula="of:=IF([.BX179]=&quot;&quot;;&quot;&quot;;ROUND([.BX179];0))">
            <text:p/>
          </table:table-cell>
          <table:table-cell table:style-name="ce2" table:formula="of:=IF([.BY179]=&quot;&quot;;&quot;&quot;;ROUND([.BY179];0))">
            <text:p/>
          </table:table-cell>
          <table:table-cell table:style-name="ce2" table:formula="of:=IF([.BZ179]=&quot;&quot;;&quot;&quot;;ROUND([.BZ179];0))">
            <text:p/>
          </table:table-cell>
          <table:table-cell table:style-name="ce2" table:formula="of:=IF([.CA179]=&quot;&quot;;&quot;&quot;;ROUND([.CA179];0))">
            <text:p/>
          </table:table-cell>
          <table:table-cell table:style-name="ce2" table:formula="of:=IF([.CB179]=&quot;&quot;;&quot;&quot;;ROUND([.CB179];0))">
            <text:p/>
          </table:table-cell>
          <table:table-cell table:style-name="ce2" table:formula="of:=IF([.CC179]=&quot;&quot;;&quot;&quot;;ROUND([.CC179];0))">
            <text:p/>
          </table:table-cell>
          <table:table-cell table:style-name="ce2" table:formula="of:=IF([.CD179]=&quot;&quot;;&quot;&quot;;ROUND([.CD179];0))">
            <text:p/>
          </table:table-cell>
          <table:table-cell table:style-name="ce2" table:formula="of:=IF([.CE179]=&quot;&quot;;&quot;&quot;;ROUND([.CE179];0))">
            <text:p/>
          </table:table-cell>
          <table:table-cell table:style-name="ce2" table:formula="of:=IF([.CF179]=&quot;&quot;;&quot;&quot;;ROUND([.CF179];0))">
            <text:p/>
          </table:table-cell>
          <table:table-cell table:style-name="ce2" table:formula="of:=IF([.CG179]=&quot;&quot;;&quot;&quot;;ROUND([.CG179];0))">
            <text:p/>
          </table:table-cell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  <table:table-row table:style-name="ro1">
          <table:table-cell table:number-columns-repeated="85"/>
          <table:table-cell office:value-type="string">
            <text:p>'.split(','))</text:p>
          </table:table-cell>
          <table:table-cell table:number-columns-repeated="938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>
            <text:p>'c_1_1'</text:p>
          </table:table-cell>
        </table:table-row>
        <table:table-row table:style-name="ro1">
          <table:table-cell office:value-type="string">
            <text:p>'c_1_1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3_3'</text:p>
          </table:table-cell>
        </table:table-row>
        <table:table-row table:style-name="ro1">
          <table:table-cell office:value-type="string">
            <text:p>'c_3_3'</text:p>
          </table:table-cell>
        </table:table-row>
        <table:table-row table:style-name="ro1">
          <table:table-cell office:value-type="string">
            <text:p>'c_3_3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9_9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7_7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10_10'</text:p>
          </table:table-cell>
        </table:table-row>
        <table:table-row table:style-name="ro1">
          <table:table-cell office:value-type="string">
            <text:p>'c_10_10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8_8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4_4'</text:p>
          </table:table-cell>
        </table:table-row>
        <table:table-row table:style-name="ro1">
          <table:table-cell office:value-type="string">
            <text:p>'c_4_4'</text:p>
          </table:table-cell>
        </table:table-row>
        <table:table-row table:style-name="ro1">
          <table:table-cell office:value-type="string">
            <text:p>'c_4_4'</text:p>
          </table:table-cell>
        </table:table-row>
        <table:table-row table:style-name="ro1">
          <table:table-cell office:value-type="string">
            <text:p>'c_4_4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_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  <table:table-row table:style-name="ro1">
          <table:table-cell office:value-type="string">
            <text:p>'c_6_6'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/02/2012</text:date>, <text:time>19:1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16:06:05</meta:creation-date>
    <dc:date>2012-02-08T19:10:07</dc:date>
    <meta:editing-duration>PT3H4M6S</meta:editing-duration>
    <meta:editing-cycles>3</meta:editing-cycles>
    <meta:generator>LibreOffice/3.4$Unix LibreOffice_project/340m1$Build-1206</meta:generator>
    <meta:document-statistic meta:table-count="3" meta:cell-count="20299" meta:object-count="0"/>
  </office:meta>
</office:document-meta>
</file>